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245cm"/>
    </style:style>
    <style:style style:name="co4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1.208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5.68cm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84cm" fo:break-before="auto" style:use-optimal-row-height="true"/>
    </style:style>
    <style:style style:name="ro4" style:family="table-row">
      <style:table-row-properties style:row-height="0.416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20pt" fo:language="en" fo:country="US" style:font-name-asian="Monaco" style:font-size-asian="20pt" style:language-asian="en" style:country-asian="US" style:font-name-complex="Monaco" style:font-size-complex="11.3500003814697pt" style:language-complex="en" style:country-complex="US"/>
    </style:style>
    <style:style style:name="ce2" style:family="table-cell" style:parent-style-name="Default">
      <style:text-properties fo:color="#1a1c1f" style:text-outline="false" style:text-line-through-style="none" style:font-name="HelveticaNeu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fo:language="en" fo:country="US" style:font-name-asian="Monaco" style:font-size-asian="10pt" style:language-asian="en" style:country-asian="US" style:font-name-complex="Monaco" style:font-size-complex="10pt" style:language-complex="en" style:country-complex="US"/>
    </style:style>
    <style:style style:name="ce4" style:family="table-cell" style:parent-style-name="Default">
      <style:text-properties fo:color="#277b45" style:text-outline="false" style:text-line-through-style="none" style:font-name="Monac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number-columns-repeated="7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row table:style-name="ro4"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70" office:value-type="float" office:value="1">
            <text:p>1</text:p>
          </table:table-cell>
          <table:table-cell office:value-type="string">
            <text:p>total</text:p>
          </table:table-cell>
          <table:table-cell table:formula="of:=SUM([.A1:.BU1])" office:value-type="float" office:value="71">
            <text:p>71</text:p>
          </table:table-cell>
          <table:table-cell table:style-name="Default" office:value-type="string">
            <text:p>pre</text:p>
          </table:table-cell>
          <table:table-cell office:value-type="string">
            <text:p>main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p&amp;p</text:p>
          </table:table-cell>
          <table:table-cell table:number-columns-repeated="3"/>
          <table:table-cell table:style-name="ce1"/>
          <table:table-cell table:style-name="ce4" table:number-columns-repeated="3"/>
          <table:table-cell table:style-name="ce4" office:value-type="string">
            <text:p>CHECK</text:p>
          </table:table-cell>
          <table:table-cell table:style-name="ce4" table:number-columns-repeated="4"/>
          <table:table-cell table:style-name="ce4" office:value-type="string">
            <text:p>CHECK</text:p>
          </table:table-cell>
          <table:table-cell table:number-columns-repeated="8"/>
        </table:table-row>
        <table:table-row table:style-name="ro4">
          <table:table-cell table:number-columns-repeated="74"/>
          <table:table-cell table:style-name="Default" office:value-type="float" office:value="-1">
            <text:p>-1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 table:style-name="ce3" office:value-type="float" office:value="127">
            <text:p>127</text:p>
          </table:table-cell>
          <table:table-cell table:style-name="ce5" office:value-type="float" office:value="-1">
            <text:p>-1</text:p>
          </table:table-cell>
          <table:table-cell table:style-name="ce5" office:value-type="float" office:value="127">
            <text:p>127</text:p>
          </table:table-cell>
          <table:table-cell table:style-name="ce5"/>
          <table:table-cell table:style-name="ce6" table:number-columns-repeated="6"/>
          <table:table-cell table:number-columns-repeated="8"/>
        </table:table-row>
        <table:table-row table:style-name="ro5">
          <table:table-cell table:number-columns-repeated="13"/>
          <table:table-cell table:number-columns-repeated="4" office:value-type="string">
            <text:p><text:s/></text:p>
          </table:table-cell>
          <table:table-cell table:number-columns-repeated="41" office:value-type="float" office:value="1">
            <text:p>1</text:p>
          </table:table-cell>
          <table:table-cell table:number-columns-repeated="16"/>
          <table:table-cell table:formula="of:=MATCH(1;[.A3:.BU3];0)-1" office:value-type="float" office:value="17">
            <text:p>17</text:p>
          </table:table-cell>
          <table:table-cell table:formula="of:=SUM([.A3:.BU3])" office:value-type="float" office:value="41">
            <text:p>41</text:p>
          </table:table-cell>
          <table:table-cell table:number-columns-repeated="2"/>
          <table:table-cell table:formula="of:=72-SUM([.BX3:.BZ3])-[.BW3]" office:value-type="float" office:value="14">
            <text:p>14</text:p>
          </table:table-cell>
          <table:table-cell table:formula="of:=[.BW4]+[.CA3]" office:value-type="float" office:value="28">
            <text:p>28</text:p>
          </table:table-cell>
          <table:table-cell table:number-columns-repeated="2"/>
          <table:table-cell table:formula="of:=IF(ISNUMBER([.BW3]);&quot;0x&quot;&amp;DEC2HEX([.BW3]+[.BW$2]))" office:value-type="string" office:string-value="0x10">
            <text:p>0x10</text:p>
          </table:table-cell>
          <table:table-cell table:formula="of:=IF(ISNUMBER([.BX3]);&quot;0x&quot;&amp;DEC2HEX([.BX3]+[.BX$2]))" office:value-type="string" office:string-value="0xA8">
            <text:p>0xA8</text:p>
          </table:table-cell>
          <table:table-cell table:formula="of:=IF(ISNUMBER([.BY3]);&quot;0x&quot;&amp;DEC2HEX([.BY3]+[.BY$2]);&quot;&quot;)">
            <text:p/>
          </table:table-cell>
          <table:table-cell table:formula="of:=IF(ISNUMBER([.BZ3]);&quot;0x&quot;&amp;DEC2HEX([.BZ3]+[.BZ$2]);&quot;&quot;)">
            <text:p/>
          </table:table-cell>
          <table:table-cell table:formula="of:=IF(ISNUMBER([.CB3]);&quot;0x&quot;&amp;DEC2HEX([.CB3]+[.CB$2]);&quot;&quot;)" office:value-type="string" office:string-value="0x1B">
            <text:p>0x1B</text:p>
          </table:table-cell>
          <table:table-cell table:formula="of:=HEX2DEC(MID([.CE3];3;2))-[.CE$2]" office:value-type="float" office:value="17">
            <text:p>17</text:p>
          </table:table-cell>
          <table:table-cell table:formula="of:=HEX2DEC(MID([.CF3];3;2))-[.CF$2]" office:value-type="float" office:value="41">
            <text:p>41</text:p>
          </table:table-cell>
          <table:table-cell table:number-columns-repeated="3"/>
          <table:table-cell table:formula="of:=SUM([.CJ3:.CM3])" office:value-type="float" office:value="58">
            <text:p>58</text:p>
          </table:table-cell>
          <table:table-cell table:number-columns-repeated="8"/>
        </table:table-row>
        <table:table-row table:style-name="ro4">
          <table:table-cell table:number-columns-repeated="9"/>
          <table:table-cell table:number-columns-repeated="2"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46" office:value-type="float" office:value="1">
            <text:p>1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table:formula="of:=MATCH(1;[.A4:.BU4];0)-1" office:value-type="float" office:value="14">
            <text:p>14</text:p>
          </table:table-cell>
          <table:table-cell table:formula="of:=SUM([.A4:.BU4])" office:value-type="float" office:value="46">
            <text:p>46</text:p>
          </table:table-cell>
          <table:table-cell table:number-columns-repeated="2"/>
          <table:table-cell table:formula="of:=72-SUM([.BX4:.BZ4])-[.BW4]" office:value-type="float" office:value="12">
            <text:p>12</text:p>
          </table:table-cell>
          <table:table-cell table:formula="of:=[.BW5]+[.CA4]" office:value-type="float" office:value="23">
            <text:p>23</text:p>
          </table:table-cell>
          <table:table-cell table:number-columns-repeated="2"/>
          <table:table-cell table:formula="of:=IF(ISNUMBER([.BW4]);&quot;0x&quot;&amp;DEC2HEX([.BW4]+[.BW$2]))" office:value-type="string" office:string-value="0xD">
            <text:p>0xD</text:p>
          </table:table-cell>
          <table:table-cell table:formula="of:=IF(ISNUMBER([.BX4]);&quot;0x&quot;&amp;DEC2HEX([.BX4]+[.BX$2]))" office:value-type="string" office:string-value="0xAD">
            <text:p>0xAD</text:p>
          </table:table-cell>
          <table:table-cell table:formula="of:=IF(ISNUMBER([.BY4]);&quot;0x&quot;&amp;DEC2HEX([.BY4]+[.BY$2]);&quot;&quot;)">
            <text:p/>
          </table:table-cell>
          <table:table-cell table:formula="of:=IF(ISNUMBER([.BZ4]);&quot;0x&quot;&amp;DEC2HEX([.BZ4]+[.BZ$2]);&quot;&quot;)">
            <text:p/>
          </table:table-cell>
          <table:table-cell table:formula="of:=IF(ISNUMBER([.CB4]);&quot;0x&quot;&amp;DEC2HEX([.CB4]+[.CB$2]);&quot;&quot;)" office:value-type="string" office:string-value="0x16">
            <text:p>0x16</text:p>
          </table:table-cell>
          <table:table-cell table:formula="of:=HEX2DEC(MID([.CE4];3;2))-[.CE$2]" office:value-type="float" office:value="14">
            <text:p>14</text:p>
          </table:table-cell>
          <table:table-cell table:formula="of:=HEX2DEC(MID([.CF4];3;2))-[.CF$2]" office:value-type="float" office:value="46">
            <text:p>46</text:p>
          </table:table-cell>
          <table:table-cell table:number-columns-repeated="3"/>
          <table:table-cell table:formula="of:=SUM([.CJ4:.CM4])" office:value-type="float" office:value="60">
            <text:p>60</text:p>
          </table:table-cell>
          <table:table-cell table:number-columns-repeated="8"/>
        </table:table-row>
        <table:table-row table:style-name="ro4">
          <table:table-cell table:number-columns-repeated="9"/>
          <table:table-cell office:value-type="string">
            <text:p><text:s/></text:p>
          </table:table-cell>
          <table:table-cell/>
          <table:table-cell table:number-columns-repeated="52" office:value-type="float" office:value="1">
            <text:p>1</text:p>
          </table:table-cell>
          <table:table-cell table:number-columns-repeated="11"/>
          <table:table-cell table:formula="of:=MATCH(1;[.A5:.BU5];0)-1" office:value-type="float" office:value="11">
            <text:p>11</text:p>
          </table:table-cell>
          <table:table-cell table:formula="of:=SUM([.A5:.BU5])" office:value-type="float" office:value="52">
            <text:p>52</text:p>
          </table:table-cell>
          <table:table-cell table:number-columns-repeated="2"/>
          <table:table-cell table:formula="of:=72-SUM([.BX5:.BZ5])-[.BW5]" office:value-type="float" office:value="9">
            <text:p>9</text:p>
          </table:table-cell>
          <table:table-cell table:formula="of:=[.BW6]+[.CA5]" office:value-type="float" office:value="19">
            <text:p>19</text:p>
          </table:table-cell>
          <table:table-cell table:number-columns-repeated="2"/>
          <table:table-cell table:formula="of:=IF(ISNUMBER([.BW5]);&quot;0x&quot;&amp;DEC2HEX([.BW5]+[.BW$2]))" office:value-type="string" office:string-value="0xA">
            <text:p>0xA</text:p>
          </table:table-cell>
          <table:table-cell table:formula="of:=IF(ISNUMBER([.BX5]);&quot;0x&quot;&amp;DEC2HEX([.BX5]+[.BX$2]))" office:value-type="string" office:string-value="0xB3">
            <text:p>0xB3</text:p>
          </table:table-cell>
          <table:table-cell table:formula="of:=IF(ISNUMBER([.BY5]);&quot;0x&quot;&amp;DEC2HEX([.BY5]+[.BY$2]);&quot;&quot;)">
            <text:p/>
          </table:table-cell>
          <table:table-cell table:formula="of:=IF(ISNUMBER([.BZ5]);&quot;0x&quot;&amp;DEC2HEX([.BZ5]+[.BZ$2]);&quot;&quot;)">
            <text:p/>
          </table:table-cell>
          <table:table-cell table:formula="of:=IF(ISNUMBER([.CB5]);&quot;0x&quot;&amp;DEC2HEX([.CB5]+[.CB$2]);&quot;&quot;)" office:value-type="string" office:string-value="0x12">
            <text:p>0x12</text:p>
          </table:table-cell>
          <table:table-cell table:formula="of:=HEX2DEC(MID([.CE5];3;2))-[.CE$2]" office:value-type="float" office:value="11">
            <text:p>11</text:p>
          </table:table-cell>
          <table:table-cell table:formula="of:=HEX2DEC(MID([.CF5];3;2))-[.CF$2]" office:value-type="float" office:value="52">
            <text:p>52</text:p>
          </table:table-cell>
          <table:table-cell table:number-columns-repeated="3"/>
          <table:table-cell table:formula="of:=SUM([.CJ5:.CM5])" office:value-type="float" office:value="63">
            <text:p>63</text:p>
          </table:table-cell>
          <table:table-cell table:number-columns-repeated="8"/>
        </table:table-row>
        <table:table-row table:style-name="ro4">
          <table:table-cell table:number-columns-repeated="8"/>
          <table:table-cell office:value-type="string">
            <text:p><text:s/></text:p>
          </table:table-cell>
          <table:table-cell/>
          <table:table-cell table:number-columns-repeated="54" office:value-type="float" office:value="1">
            <text:p>1</text:p>
          </table:table-cell>
          <table:table-cell table:number-columns-repeated="10"/>
          <table:table-cell table:formula="of:=MATCH(1;[.A6:.BU6];0)-1" office:value-type="float" office:value="10">
            <text:p>10</text:p>
          </table:table-cell>
          <table:table-cell table:formula="of:=SUM([.A6:.BU6])" office:value-type="float" office:value="54">
            <text:p>54</text:p>
          </table:table-cell>
          <table:table-cell table:number-columns-repeated="2"/>
          <table:table-cell table:formula="of:=72-SUM([.BX6:.BZ6])-[.BW6]" office:value-type="float" office:value="8">
            <text:p>8</text:p>
          </table:table-cell>
          <table:table-cell table:formula="of:=[.BW7]+[.CA6]" office:value-type="float" office:value="17">
            <text:p>17</text:p>
          </table:table-cell>
          <table:table-cell table:number-columns-repeated="2"/>
          <table:table-cell table:formula="of:=IF(ISNUMBER([.BW6]);&quot;0x&quot;&amp;DEC2HEX([.BW6]+[.BW$2]))" office:value-type="string" office:string-value="0x9">
            <text:p>0x9</text:p>
          </table:table-cell>
          <table:table-cell table:formula="of:=IF(ISNUMBER([.BX6]);&quot;0x&quot;&amp;DEC2HEX([.BX6]+[.BX$2]))" office:value-type="string" office:string-value="0xB5">
            <text:p>0xB5</text:p>
          </table:table-cell>
          <table:table-cell table:formula="of:=IF(ISNUMBER([.BY6]);&quot;0x&quot;&amp;DEC2HEX([.BY6]+[.BY$2]);&quot;&quot;)">
            <text:p/>
          </table:table-cell>
          <table:table-cell table:formula="of:=IF(ISNUMBER([.BZ6]);&quot;0x&quot;&amp;DEC2HEX([.BZ6]+[.BZ$2]);&quot;&quot;)">
            <text:p/>
          </table:table-cell>
          <table:table-cell table:formula="of:=IF(ISNUMBER([.CB6]);&quot;0x&quot;&amp;DEC2HEX([.CB6]+[.CB$2]);&quot;&quot;)" office:value-type="string" office:string-value="0x10">
            <text:p>0x10</text:p>
          </table:table-cell>
          <table:table-cell table:formula="of:=HEX2DEC(MID([.CE6];3;2))-[.CE$2]" office:value-type="float" office:value="10">
            <text:p>10</text:p>
          </table:table-cell>
          <table:table-cell table:formula="of:=HEX2DEC(MID([.CF6];3;2))-[.CF$2]" office:value-type="float" office:value="54">
            <text:p>54</text:p>
          </table:table-cell>
          <table:table-cell table:number-columns-repeated="3"/>
          <table:table-cell table:formula="of:=SUM([.CJ6:.CM6])" office:value-type="float" office:value="64">
            <text:p>64</text:p>
          </table:table-cell>
          <table:table-cell table:number-columns-repeated="8"/>
        </table:table-row>
        <table:table-row table:style-name="ro4">
          <table:table-cell table:number-columns-repeated="7"/>
          <table:table-cell office:value-type="string">
            <text:p><text:s/></text:p>
          </table:table-cell>
          <table:table-cell/>
          <table:table-cell table:number-columns-repeated="56" office:value-type="float" office:value="1">
            <text:p>1</text:p>
          </table:table-cell>
          <table:table-cell table:number-columns-repeated="9"/>
          <table:table-cell table:formula="of:=MATCH(1;[.A7:.BU7];0)-1" office:value-type="float" office:value="9">
            <text:p>9</text:p>
          </table:table-cell>
          <table:table-cell table:formula="of:=SUM([.A7:.BU7])" office:value-type="float" office:value="56">
            <text:p>56</text:p>
          </table:table-cell>
          <table:table-cell table:number-columns-repeated="2"/>
          <table:table-cell table:formula="of:=72-SUM([.BX7:.BZ7])-[.BW7]" office:value-type="float" office:value="7">
            <text:p>7</text:p>
          </table:table-cell>
          <table:table-cell table:formula="of:=[.BW8]+[.CA7]" office:value-type="float" office:value="15">
            <text:p>15</text:p>
          </table:table-cell>
          <table:table-cell table:number-columns-repeated="2"/>
          <table:table-cell table:formula="of:=IF(ISNUMBER([.BW7]);&quot;0x&quot;&amp;DEC2HEX([.BW7]+[.BW$2]))" office:value-type="string" office:string-value="0x8">
            <text:p>0x8</text:p>
          </table:table-cell>
          <table:table-cell table:formula="of:=IF(ISNUMBER([.BX7]);&quot;0x&quot;&amp;DEC2HEX([.BX7]+[.BX$2]))" office:value-type="string" office:string-value="0xB7">
            <text:p>0xB7</text:p>
          </table:table-cell>
          <table:table-cell table:formula="of:=IF(ISNUMBER([.BY7]);&quot;0x&quot;&amp;DEC2HEX([.BY7]+[.BY$2]);&quot;&quot;)">
            <text:p/>
          </table:table-cell>
          <table:table-cell table:formula="of:=IF(ISNUMBER([.BZ7]);&quot;0x&quot;&amp;DEC2HEX([.BZ7]+[.BZ$2]);&quot;&quot;)">
            <text:p/>
          </table:table-cell>
          <table:table-cell table:formula="of:=IF(ISNUMBER([.CB7]);&quot;0x&quot;&amp;DEC2HEX([.CB7]+[.CB$2]);&quot;&quot;)" office:value-type="string" office:string-value="0xE">
            <text:p>0xE</text:p>
          </table:table-cell>
          <table:table-cell table:formula="of:=HEX2DEC(MID([.CE7];3;2))-[.CE$2]" office:value-type="float" office:value="9">
            <text:p>9</text:p>
          </table:table-cell>
          <table:table-cell table:formula="of:=HEX2DEC(MID([.CF7];3;2))-[.CF$2]" office:value-type="float" office:value="56">
            <text:p>56</text:p>
          </table:table-cell>
          <table:table-cell table:number-columns-repeated="3"/>
          <table:table-cell table:formula="of:=SUM([.CJ7:.CM7])" office:value-type="float" office:value="65">
            <text:p>65</text:p>
          </table:table-cell>
          <table:table-cell table:number-columns-repeated="8"/>
        </table:table-row>
        <table:table-row table:style-name="ro4">
          <table:table-cell table:number-columns-repeated="8"/>
          <table:table-cell table:number-columns-repeated="58" office:value-type="float" office:value="1">
            <text:p>1</text:p>
          </table:table-cell>
          <table:table-cell table:number-columns-repeated="8"/>
          <table:table-cell table:formula="of:=MATCH(1;[.A8:.BU8];0)-1" office:value-type="float" office:value="8">
            <text:p>8</text:p>
          </table:table-cell>
          <table:table-cell table:formula="of:=SUM([.A8:.BU8])" office:value-type="float" office:value="58">
            <text:p>58</text:p>
          </table:table-cell>
          <table:table-cell table:number-columns-repeated="2"/>
          <table:table-cell table:formula="of:=72-SUM([.BX8:.BZ8])-[.BW8]" office:value-type="float" office:value="6">
            <text:p>6</text:p>
          </table:table-cell>
          <table:table-cell table:formula="of:=[.BW9]+[.CA8]" office:value-type="float" office:value="13">
            <text:p>13</text:p>
          </table:table-cell>
          <table:table-cell table:number-columns-repeated="2"/>
          <table:table-cell table:formula="of:=IF(ISNUMBER([.BW8]);&quot;0x&quot;&amp;DEC2HEX([.BW8]+[.BW$2]))" office:value-type="string" office:string-value="0x7">
            <text:p>0x7</text:p>
          </table:table-cell>
          <table:table-cell table:formula="of:=IF(ISNUMBER([.BX8]);&quot;0x&quot;&amp;DEC2HEX([.BX8]+[.BX$2]))" office:value-type="string" office:string-value="0xB9">
            <text:p>0xB9</text:p>
          </table:table-cell>
          <table:table-cell table:formula="of:=IF(ISNUMBER([.BY8]);&quot;0x&quot;&amp;DEC2HEX([.BY8]+[.BY$2]);&quot;&quot;)">
            <text:p/>
          </table:table-cell>
          <table:table-cell table:formula="of:=IF(ISNUMBER([.BZ8]);&quot;0x&quot;&amp;DEC2HEX([.BZ8]+[.BZ$2]);&quot;&quot;)">
            <text:p/>
          </table:table-cell>
          <table:table-cell table:formula="of:=IF(ISNUMBER([.CB8]);&quot;0x&quot;&amp;DEC2HEX([.CB8]+[.CB$2]);&quot;&quot;)" office:value-type="string" office:string-value="0xC">
            <text:p>0xC</text:p>
          </table:table-cell>
          <table:table-cell table:formula="of:=HEX2DEC(MID([.CE8];3;2))-[.CE$2]" office:value-type="float" office:value="8">
            <text:p>8</text:p>
          </table:table-cell>
          <table:table-cell table:formula="of:=HEX2DEC(MID([.CF8];3;2))-[.CF$2]" office:value-type="float" office:value="58">
            <text:p>58</text:p>
          </table:table-cell>
          <table:table-cell table:number-columns-repeated="3"/>
          <table:table-cell table:formula="of:=SUM([.CJ8:.CM8])" office:value-type="float" office:value="66">
            <text:p>66</text:p>
          </table:table-cell>
          <table:table-cell table:number-columns-repeated="8"/>
        </table:table-row>
        <table:table-row table:style-name="ro4">
          <table:table-cell table:number-columns-repeated="7"/>
          <table:table-cell table:number-columns-repeated="60" office:value-type="float" office:value="1">
            <text:p>1</text:p>
          </table:table-cell>
          <table:table-cell table:number-columns-repeated="7"/>
          <table:table-cell table:formula="of:=MATCH(1;[.A9:.BU9];0)-1" office:value-type="float" office:value="7">
            <text:p>7</text:p>
          </table:table-cell>
          <table:table-cell table:formula="of:=SUM([.A9:.BU9])" office:value-type="float" office:value="60">
            <text:p>60</text:p>
          </table:table-cell>
          <table:table-cell table:number-columns-repeated="2"/>
          <table:table-cell table:formula="of:=72-SUM([.BX9:.BZ9])-[.BW9]" office:value-type="float" office:value="5">
            <text:p>5</text:p>
          </table:table-cell>
          <table:table-cell table:formula="of:=[.BW10]+[.CA9]" office:value-type="float" office:value="11">
            <text:p>11</text:p>
          </table:table-cell>
          <table:table-cell table:number-columns-repeated="2"/>
          <table:table-cell table:formula="of:=IF(ISNUMBER([.BW9]);&quot;0x&quot;&amp;DEC2HEX([.BW9]+[.BW$2]))" office:value-type="string" office:string-value="0x6">
            <text:p>0x6</text:p>
          </table:table-cell>
          <table:table-cell table:formula="of:=IF(ISNUMBER([.BX9]);&quot;0x&quot;&amp;DEC2HEX([.BX9]+[.BX$2]))" office:value-type="string" office:string-value="0xBB">
            <text:p>0xBB</text:p>
          </table:table-cell>
          <table:table-cell table:formula="of:=IF(ISNUMBER([.BY9]);&quot;0x&quot;&amp;DEC2HEX([.BY9]+[.BY$2]);&quot;&quot;)">
            <text:p/>
          </table:table-cell>
          <table:table-cell table:formula="of:=IF(ISNUMBER([.BZ9]);&quot;0x&quot;&amp;DEC2HEX([.BZ9]+[.BZ$2]);&quot;&quot;)">
            <text:p/>
          </table:table-cell>
          <table:table-cell table:formula="of:=IF(ISNUMBER([.CB9]);&quot;0x&quot;&amp;DEC2HEX([.CB9]+[.CB$2]);&quot;&quot;)" office:value-type="string" office:string-value="0xA">
            <text:p>0xA</text:p>
          </table:table-cell>
          <table:table-cell table:formula="of:=HEX2DEC(MID([.CE9];3;2))-[.CE$2]" office:value-type="float" office:value="7">
            <text:p>7</text:p>
          </table:table-cell>
          <table:table-cell table:formula="of:=HEX2DEC(MID([.CF9];3;2))-[.CF$2]" office:value-type="float" office:value="60">
            <text:p>60</text:p>
          </table:table-cell>
          <table:table-cell table:number-columns-repeated="3"/>
          <table:table-cell table:formula="of:=SUM([.CJ9:.CM9])" office:value-type="float" office:value="67">
            <text:p>67</text:p>
          </table:table-cell>
          <table:table-cell table:number-columns-repeated="8"/>
        </table:table-row>
        <table:table-row table:style-name="ro4">
          <table:table-cell table:number-columns-repeated="6"/>
          <table:table-cell table:number-columns-repeated="6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formula="of:=MATCH(1;[.A10:.BU10];0)-1" office:value-type="float" office:value="6">
            <text:p>6</text:p>
          </table:table-cell>
          <table:table-cell table:formula="of:=SUM([.A10:.BU10])" office:value-type="float" office:value="62">
            <text:p>62</text:p>
          </table:table-cell>
          <table:table-cell table:number-columns-repeated="2"/>
          <table:table-cell table:formula="of:=72-SUM([.BX10:.BZ10])-[.BW10]" office:value-type="float" office:value="4">
            <text:p>4</text:p>
          </table:table-cell>
          <table:table-cell table:formula="of:=[.BW11]+[.CA10]" office:value-type="float" office:value="9">
            <text:p>9</text:p>
          </table:table-cell>
          <table:table-cell table:number-columns-repeated="2"/>
          <table:table-cell table:formula="of:=IF(ISNUMBER([.BW10]);&quot;0x&quot;&amp;DEC2HEX([.BW10]+[.BW$2]))" office:value-type="string" office:string-value="0x5">
            <text:p>0x5</text:p>
          </table:table-cell>
          <table:table-cell table:formula="of:=IF(ISNUMBER([.BX10]);&quot;0x&quot;&amp;DEC2HEX([.BX10]+[.BX$2]))" office:value-type="string" office:string-value="0xBD">
            <text:p>0xBD</text:p>
          </table:table-cell>
          <table:table-cell table:formula="of:=IF(ISNUMBER([.BY10]);&quot;0x&quot;&amp;DEC2HEX([.BY10]+[.BY$2]);&quot;&quot;)">
            <text:p/>
          </table:table-cell>
          <table:table-cell table:formula="of:=IF(ISNUMBER([.BZ10]);&quot;0x&quot;&amp;DEC2HEX([.BZ10]+[.BZ$2]);&quot;&quot;)">
            <text:p/>
          </table:table-cell>
          <table:table-cell table:formula="of:=IF(ISNUMBER([.CB10]);&quot;0x&quot;&amp;DEC2HEX([.CB10]+[.CB$2]);&quot;&quot;)" office:value-type="string" office:string-value="0x8">
            <text:p>0x8</text:p>
          </table:table-cell>
          <table:table-cell table:formula="of:=HEX2DEC(MID([.CE10];3;2))-[.CE$2]" office:value-type="float" office:value="6">
            <text:p>6</text:p>
          </table:table-cell>
          <table:table-cell table:formula="of:=HEX2DEC(MID([.CF10];3;2))-[.CF$2]" office:value-type="float" office:value="62">
            <text:p>62</text:p>
          </table:table-cell>
          <table:table-cell table:number-columns-repeated="3"/>
          <table:table-cell table:formula="of:=SUM([.CJ10:.CM10])" office:value-type="float" office:value="68">
            <text:p>68</text:p>
          </table:table-cell>
          <table:table-cell table:number-columns-repeated="8"/>
        </table:table-row>
        <table:table-row table:style-name="ro4">
          <table:table-cell table:number-columns-repeated="5"/>
          <table:table-cell table:number-columns-repeated="10" office:value-type="float" office:value="1">
            <text:p>1</text:p>
          </table:table-cell>
          <table:table-cell table:number-columns-repeated="11" office:value-type="string">
            <text:p><text:s/></text:p>
          </table:table-cell>
          <table:table-cell table:number-columns-repeated="17"/>
          <table:table-cell table:number-columns-repeated="11"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1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"/>
          <table:table-cell table:formula="of:=MATCH(1;[.A11:.BU11];0)-1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72-(2*([.BX11]+[.BW11]))" office:value-type="float" office:value="44">
            <text:p>44</text:p>
          </table:table-cell>
          <table:table-cell table:formula="of:=[.BX11]" office:value-type="float" office:value="9">
            <text:p>9</text:p>
          </table:table-cell>
          <table:table-cell table:formula="of:=72-SUM([.BX11:.BZ11])-[.BW11]" office:value-type="float" office:value="5">
            <text:p>5</text:p>
          </table:table-cell>
          <table:table-cell table:formula="of:=[.BW12]+[.CA11]" office:value-type="float" office:value="9">
            <text:p>9</text:p>
          </table:table-cell>
          <table:table-cell table:number-columns-repeated="2"/>
          <table:table-cell table:formula="of:=IF(ISNUMBER([.BW11]);&quot;0x&quot;&amp;DEC2HEX([.BW11]+[.BW$2]))" office:value-type="string" office:string-value="0x4">
            <text:p>0x4</text:p>
          </table:table-cell>
          <table:table-cell table:formula="of:=IF(ISNUMBER([.BX11]);&quot;0x&quot;&amp;DEC2HEX([.BX11]+[.BX$2]))" office:value-type="string" office:string-value="0x88">
            <text:p>0x88</text:p>
          </table:table-cell>
          <table:table-cell table:formula="of:=IF(ISNUMBER([.BY11]);&quot;0x&quot;&amp;DEC2HEX([.BY11]+[.BY$2]);&quot;&quot;)" office:value-type="string" office:string-value="0x2B">
            <text:p>0x2B</text:p>
          </table:table-cell>
          <table:table-cell table:formula="of:=IF(ISNUMBER([.BZ11]);&quot;0x&quot;&amp;DEC2HEX([.BZ11]+[.BZ$2]);&quot;&quot;)" office:value-type="string" office:string-value="0x88">
            <text:p>0x88</text:p>
          </table:table-cell>
          <table:table-cell table:formula="of:=IF(ISNUMBER([.CB11]);&quot;0x&quot;&amp;DEC2HEX([.CB11]+[.CB$2]);&quot;&quot;)" office:value-type="string" office:string-value="0x8">
            <text:p>0x8</text:p>
          </table:table-cell>
          <table:table-cell table:formula="of:=HEX2DEC(MID([.CE11];3;2))-[.CE$2]" office:value-type="float" office:value="5">
            <text:p>5</text:p>
          </table:table-cell>
          <table:table-cell table:formula="of:=HEX2DEC(MID([.CF11];3;2))-[.CF$2]" office:value-type="float" office:value="9">
            <text:p>9</text:p>
          </table:table-cell>
          <table:table-cell table:formula="of:=HEX2DEC(MID([.CG11];3;2))-[.CG$2]" office:value-type="float" office:value="44">
            <text:p>44</text:p>
          </table:table-cell>
          <table:table-cell table:formula="of:=HEX2DEC(MID([.CH11];3;2))-[.CH$2]" office:value-type="float" office:value="9">
            <text:p>9</text:p>
          </table:table-cell>
          <table:table-cell/>
          <table:table-cell table:formula="of:=SUM([.CJ11:.CM11])" office:value-type="float" office:value="67">
            <text:p>67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9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19"/>
          <table:table-cell table:number-columns-repeated="12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12:.BU12];0)-1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72-(2*([.BX12]+[.BW12]))" office:value-type="float" office:value="46">
            <text:p>46</text:p>
          </table:table-cell>
          <table:table-cell table:formula="of:=[.BX12]" office:value-type="float" office:value="9">
            <text:p>9</text:p>
          </table:table-cell>
          <table:table-cell table:formula="of:=72-SUM([.BX12:.BZ12])-[.BW12]" office:value-type="float" office:value="4">
            <text:p>4</text:p>
          </table:table-cell>
          <table:table-cell table:formula="of:=[.BW13]+[.CA12]" office:value-type="float" office:value="8">
            <text:p>8</text:p>
          </table:table-cell>
          <table:table-cell table:number-columns-repeated="2"/>
          <table:table-cell table:formula="of:=IF(ISNUMBER([.BW12]);&quot;0x&quot;&amp;DEC2HEX([.BW12]+[.BW$2]))" office:value-type="string" office:string-value="0x3">
            <text:p>0x3</text:p>
          </table:table-cell>
          <table:table-cell table:formula="of:=IF(ISNUMBER([.BX12]);&quot;0x&quot;&amp;DEC2HEX([.BX12]+[.BX$2]))" office:value-type="string" office:string-value="0x88">
            <text:p>0x88</text:p>
          </table:table-cell>
          <table:table-cell table:formula="of:=IF(ISNUMBER([.BY12]);&quot;0x&quot;&amp;DEC2HEX([.BY12]+[.BY$2]);&quot;&quot;)" office:value-type="string" office:string-value="0x2D">
            <text:p>0x2D</text:p>
          </table:table-cell>
          <table:table-cell table:formula="of:=IF(ISNUMBER([.BZ12]);&quot;0x&quot;&amp;DEC2HEX([.BZ12]+[.BZ$2]);&quot;&quot;)" office:value-type="string" office:string-value="0x88">
            <text:p>0x88</text:p>
          </table:table-cell>
          <table:table-cell table:formula="of:=IF(ISNUMBER([.CB12]);&quot;0x&quot;&amp;DEC2HEX([.CB12]+[.CB$2]);&quot;&quot;)" office:value-type="string" office:string-value="0x7">
            <text:p>0x7</text:p>
          </table:table-cell>
          <table:table-cell table:formula="of:=HEX2DEC(MID([.CE12];3;2))-[.CE$2]" office:value-type="float" office:value="4">
            <text:p>4</text:p>
          </table:table-cell>
          <table:table-cell table:formula="of:=HEX2DEC(MID([.CF12];3;2))-[.CF$2]" office:value-type="float" office:value="9">
            <text:p>9</text:p>
          </table:table-cell>
          <table:table-cell table:formula="of:=HEX2DEC(MID([.CG12];3;2))-[.CG$2]" office:value-type="float" office:value="46">
            <text:p>46</text:p>
          </table:table-cell>
          <table:table-cell table:formula="of:=HEX2DEC(MID([.CH12];3;2))-[.CH$2]" office:value-type="float" office:value="9">
            <text:p>9</text:p>
          </table:table-cell>
          <table:table-cell/>
          <table:table-cell table:formula="of:=SUM([.CJ12:.CM12])" office:value-type="float" office:value="68">
            <text:p>68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8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11" office:value-type="string">
            <text:p><text:s/></text:p>
          </table:table-cell>
          <table:table-cell table:number-columns-repeated="2"/>
          <table:table-cell table:number-columns-repeated="2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13:.BU13];0)-1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72-(2*([.BX13]+[.BW13]))" office:value-type="float" office:value="48">
            <text:p>48</text:p>
          </table:table-cell>
          <table:table-cell table:formula="of:=[.BX13]" office:value-type="float" office:value="8">
            <text:p>8</text:p>
          </table:table-cell>
          <table:table-cell table:formula="of:=72-SUM([.BX13:.BZ13])-[.BW13]" office:value-type="float" office:value="4">
            <text:p>4</text:p>
          </table:table-cell>
          <table:table-cell table:formula="of:=[.BW14]+[.CA13]" office:value-type="float" office:value="7">
            <text:p>7</text:p>
          </table:table-cell>
          <table:table-cell table:number-columns-repeated="2"/>
          <table:table-cell table:formula="of:=IF(ISNUMBER([.BW13]);&quot;0x&quot;&amp;DEC2HEX([.BW13]+[.BW$2]))" office:value-type="string" office:string-value="0x3">
            <text:p>0x3</text:p>
          </table:table-cell>
          <table:table-cell table:formula="of:=IF(ISNUMBER([.BX13]);&quot;0x&quot;&amp;DEC2HEX([.BX13]+[.BX$2]))" office:value-type="string" office:string-value="0x87">
            <text:p>0x87</text:p>
          </table:table-cell>
          <table:table-cell table:formula="of:=IF(ISNUMBER([.BY13]);&quot;0x&quot;&amp;DEC2HEX([.BY13]+[.BY$2]);&quot;&quot;)" office:value-type="string" office:string-value="0x2F">
            <text:p>0x2F</text:p>
          </table:table-cell>
          <table:table-cell table:formula="of:=IF(ISNUMBER([.BZ13]);&quot;0x&quot;&amp;DEC2HEX([.BZ13]+[.BZ$2]);&quot;&quot;)" office:value-type="string" office:string-value="0x87">
            <text:p>0x87</text:p>
          </table:table-cell>
          <table:table-cell table:formula="of:=IF(ISNUMBER([.CB13]);&quot;0x&quot;&amp;DEC2HEX([.CB13]+[.CB$2]);&quot;&quot;)" office:value-type="string" office:string-value="0x6">
            <text:p>0x6</text:p>
          </table:table-cell>
          <table:table-cell table:formula="of:=HEX2DEC(MID([.CE13];3;2))-[.CE$2]" office:value-type="float" office:value="4">
            <text:p>4</text:p>
          </table:table-cell>
          <table:table-cell table:formula="of:=HEX2DEC(MID([.CF13];3;2))-[.CF$2]" office:value-type="float" office:value="8">
            <text:p>8</text:p>
          </table:table-cell>
          <table:table-cell table:formula="of:=HEX2DEC(MID([.CG13];3;2))-[.CG$2]" office:value-type="float" office:value="48">
            <text:p>48</text:p>
          </table:table-cell>
          <table:table-cell table:formula="of:=HEX2DEC(MID([.CH13];3;2))-[.CH$2]" office:value-type="float" office:value="8">
            <text:p>8</text:p>
          </table:table-cell>
          <table:table-cell/>
          <table:table-cell table:formula="of:=SUM([.CJ13:.CM13])" office:value-type="float" office:value="68">
            <text:p>68</text:p>
          </table:table-cell>
          <table:table-cell table:number-columns-repeated="8"/>
        </table:table-row>
        <table:table-row table:style-name="ro4">
          <table:table-cell table:number-columns-repeated="3"/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8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MATCH(1;[.A14:.BU14];0)-1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72-(2*([.BX14]+[.BW14]))" office:value-type="float" office:value="50">
            <text:p>50</text:p>
          </table:table-cell>
          <table:table-cell table:formula="of:=[.BX14]" office:value-type="float" office:value="8">
            <text:p>8</text:p>
          </table:table-cell>
          <table:table-cell table:formula="of:=72-SUM([.BX14:.BZ14])-[.BW14]" office:value-type="float" office:value="3">
            <text:p>3</text:p>
          </table:table-cell>
          <table:table-cell table:formula="of:=[.BW15]+[.CA14]" office:value-type="float" office:value="6">
            <text:p>6</text:p>
          </table:table-cell>
          <table:table-cell table:number-columns-repeated="2"/>
          <table:table-cell table:formula="of:=IF(ISNUMBER([.BW14]);&quot;0x&quot;&amp;DEC2HEX([.BW14]+[.BW$2]))" office:value-type="string" office:string-value="0x2">
            <text:p>0x2</text:p>
          </table:table-cell>
          <table:table-cell table:formula="of:=IF(ISNUMBER([.BX14]);&quot;0x&quot;&amp;DEC2HEX([.BX14]+[.BX$2]))" office:value-type="string" office:string-value="0x87">
            <text:p>0x87</text:p>
          </table:table-cell>
          <table:table-cell table:formula="of:=IF(ISNUMBER([.BY14]);&quot;0x&quot;&amp;DEC2HEX([.BY14]+[.BY$2]);&quot;&quot;)" office:value-type="string" office:string-value="0x31">
            <text:p>0x31</text:p>
          </table:table-cell>
          <table:table-cell table:formula="of:=IF(ISNUMBER([.BZ14]);&quot;0x&quot;&amp;DEC2HEX([.BZ14]+[.BZ$2]);&quot;&quot;)" office:value-type="string" office:string-value="0x87">
            <text:p>0x87</text:p>
          </table:table-cell>
          <table:table-cell table:formula="of:=IF(ISNUMBER([.CB14]);&quot;0x&quot;&amp;DEC2HEX([.CB14]+[.CB$2]);&quot;&quot;)" office:value-type="string" office:string-value="0x5">
            <text:p>0x5</text:p>
          </table:table-cell>
          <table:table-cell table:formula="of:=HEX2DEC(MID([.CE14];3;2))-[.CE$2]" office:value-type="float" office:value="3">
            <text:p>3</text:p>
          </table:table-cell>
          <table:table-cell table:formula="of:=HEX2DEC(MID([.CF14];3;2))-[.CF$2]" office:value-type="float" office:value="8">
            <text:p>8</text:p>
          </table:table-cell>
          <table:table-cell table:formula="of:=HEX2DEC(MID([.CG14];3;2))-[.CG$2]" office:value-type="float" office:value="50">
            <text:p>50</text:p>
          </table:table-cell>
          <table:table-cell table:formula="of:=HEX2DEC(MID([.CH14];3;2))-[.CH$2]" office:value-type="float" office:value="8">
            <text:p>8</text:p>
          </table:table-cell>
          <table:table-cell/>
          <table:table-cell table:formula="of:=SUM([.CJ14:.CM14])" office:value-type="float" office:value="69">
            <text:p>69</text:p>
          </table:table-cell>
          <table:table-cell table:number-columns-repeated="8"/>
        </table:table-row>
        <table:table-row table:style-name="ro4">
          <table:table-cell table:number-columns-repeated="3"/>
          <table:table-cell table:number-columns-repeated="8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4"/>
          <table:table-cell table:number-columns-repeated="5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MATCH(1;[.A15:.BU15];0)-1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72-(2*([.BX15]+[.BW15]))" office:value-type="float" office:value="50">
            <text:p>50</text:p>
          </table:table-cell>
          <table:table-cell table:formula="of:=[.BX15]" office:value-type="float" office:value="8">
            <text:p>8</text:p>
          </table:table-cell>
          <table:table-cell table:formula="of:=72-SUM([.BX15:.BZ15])-[.BW15]" office:value-type="float" office:value="3">
            <text:p>3</text:p>
          </table:table-cell>
          <table:table-cell table:formula="of:=[.BW16]+[.CA15]" office:value-type="float" office:value="6">
            <text:p>6</text:p>
          </table:table-cell>
          <table:table-cell table:number-columns-repeated="2"/>
          <table:table-cell table:formula="of:=IF(ISNUMBER([.BW15]);&quot;0x&quot;&amp;DEC2HEX([.BW15]+[.BW$2]))" office:value-type="string" office:string-value="0x2">
            <text:p>0x2</text:p>
          </table:table-cell>
          <table:table-cell table:formula="of:=IF(ISNUMBER([.BX15]);&quot;0x&quot;&amp;DEC2HEX([.BX15]+[.BX$2]))" office:value-type="string" office:string-value="0x87">
            <text:p>0x87</text:p>
          </table:table-cell>
          <table:table-cell table:formula="of:=IF(ISNUMBER([.BY15]);&quot;0x&quot;&amp;DEC2HEX([.BY15]+[.BY$2]);&quot;&quot;)" office:value-type="string" office:string-value="0x31">
            <text:p>0x31</text:p>
          </table:table-cell>
          <table:table-cell table:formula="of:=IF(ISNUMBER([.BZ15]);&quot;0x&quot;&amp;DEC2HEX([.BZ15]+[.BZ$2]);&quot;&quot;)" office:value-type="string" office:string-value="0x87">
            <text:p>0x87</text:p>
          </table:table-cell>
          <table:table-cell table:formula="of:=IF(ISNUMBER([.CB15]);&quot;0x&quot;&amp;DEC2HEX([.CB15]+[.CB$2]);&quot;&quot;)" office:value-type="string" office:string-value="0x5">
            <text:p>0x5</text:p>
          </table:table-cell>
          <table:table-cell table:formula="of:=HEX2DEC(MID([.CE15];3;2))-[.CE$2]" office:value-type="float" office:value="3">
            <text:p>3</text:p>
          </table:table-cell>
          <table:table-cell table:formula="of:=HEX2DEC(MID([.CF15];3;2))-[.CF$2]" office:value-type="float" office:value="8">
            <text:p>8</text:p>
          </table:table-cell>
          <table:table-cell table:formula="of:=HEX2DEC(MID([.CG15];3;2))-[.CG$2]" office:value-type="float" office:value="50">
            <text:p>50</text:p>
          </table:table-cell>
          <table:table-cell table:formula="of:=HEX2DEC(MID([.CH15];3;2))-[.CH$2]" office:value-type="float" office:value="8">
            <text:p>8</text:p>
          </table:table-cell>
          <table:table-cell/>
          <table:table-cell table:formula="of:=SUM([.CJ15:.CM15])" office:value-type="float" office:value="69">
            <text:p>69</text:p>
          </table:table-cell>
          <table:table-cell table:number-columns-repeated="8"/>
        </table:table-row>
        <table:table-row table:style-name="ro4">
          <table:table-cell table:number-columns-repeated="3"/>
          <table:table-cell table:number-columns-repeated="8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"/>
          <table:table-cell table:number-columns-repeated="6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3" office:value-type="string">
            <text:p><text:s/></text:p>
          </table:table-cell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16:.BU16];0)-1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72-(2*([.BX16]+[.BW16]))" office:value-type="float" office:value="50">
            <text:p>50</text:p>
          </table:table-cell>
          <table:table-cell table:formula="of:=[.BX16]" office:value-type="float" office:value="8">
            <text:p>8</text:p>
          </table:table-cell>
          <table:table-cell table:formula="of:=72-SUM([.BX16:.BZ16])-[.BW16]" office:value-type="float" office:value="3">
            <text:p>3</text:p>
          </table:table-cell>
          <table:table-cell table:formula="of:=[.BW17]+[.CA16]" office:value-type="float" office:value="5">
            <text:p>5</text:p>
          </table:table-cell>
          <table:table-cell table:number-columns-repeated="2"/>
          <table:table-cell table:formula="of:=IF(ISNUMBER([.BW16]);&quot;0x&quot;&amp;DEC2HEX([.BW16]+[.BW$2]))" office:value-type="string" office:string-value="0x2">
            <text:p>0x2</text:p>
          </table:table-cell>
          <table:table-cell table:formula="of:=IF(ISNUMBER([.BX16]);&quot;0x&quot;&amp;DEC2HEX([.BX16]+[.BX$2]))" office:value-type="string" office:string-value="0x87">
            <text:p>0x87</text:p>
          </table:table-cell>
          <table:table-cell table:formula="of:=IF(ISNUMBER([.BY16]);&quot;0x&quot;&amp;DEC2HEX([.BY16]+[.BY$2]);&quot;&quot;)" office:value-type="string" office:string-value="0x31">
            <text:p>0x31</text:p>
          </table:table-cell>
          <table:table-cell table:formula="of:=IF(ISNUMBER([.BZ16]);&quot;0x&quot;&amp;DEC2HEX([.BZ16]+[.BZ$2]);&quot;&quot;)" office:value-type="string" office:string-value="0x87">
            <text:p>0x87</text:p>
          </table:table-cell>
          <table:table-cell table:formula="of:=IF(ISNUMBER([.CB16]);&quot;0x&quot;&amp;DEC2HEX([.CB16]+[.CB$2]);&quot;&quot;)" office:value-type="string" office:string-value="0x4">
            <text:p>0x4</text:p>
          </table:table-cell>
          <table:table-cell table:formula="of:=HEX2DEC(MID([.CE16];3;2))-[.CE$2]" office:value-type="float" office:value="3">
            <text:p>3</text:p>
          </table:table-cell>
          <table:table-cell table:formula="of:=HEX2DEC(MID([.CF16];3;2))-[.CF$2]" office:value-type="float" office:value="8">
            <text:p>8</text:p>
          </table:table-cell>
          <table:table-cell table:formula="of:=HEX2DEC(MID([.CG16];3;2))-[.CG$2]" office:value-type="float" office:value="50">
            <text:p>50</text:p>
          </table:table-cell>
          <table:table-cell table:formula="of:=HEX2DEC(MID([.CH16];3;2))-[.CH$2]" office:value-type="float" office:value="8">
            <text:p>8</text:p>
          </table:table-cell>
          <table:table-cell/>
          <table:table-cell table:formula="of:=SUM([.CJ16:.CM16])" office:value-type="float" office:value="69">
            <text:p>69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1"/>
          <table:table-cell office:value-type="string">
            <text:p><text:s/></text:p>
          </table:table-cell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17:.BU17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17]+[.BW17]))" office:value-type="float" office:value="52">
            <text:p>52</text:p>
          </table:table-cell>
          <table:table-cell table:formula="of:=[.BX17]" office:value-type="float" office:value="8">
            <text:p>8</text:p>
          </table:table-cell>
          <table:table-cell table:formula="of:=72-SUM([.BX17:.BZ17])-[.BW17]" office:value-type="float" office:value="2">
            <text:p>2</text:p>
          </table:table-cell>
          <table:table-cell table:formula="of:=[.BW18]+[.CA17]" office:value-type="float" office:value="4">
            <text:p>4</text:p>
          </table:table-cell>
          <table:table-cell table:number-columns-repeated="2"/>
          <table:table-cell table:formula="of:=IF(ISNUMBER([.BW17]);&quot;0x&quot;&amp;DEC2HEX([.BW17]+[.BW$2]))" office:value-type="string" office:string-value="0x1">
            <text:p>0x1</text:p>
          </table:table-cell>
          <table:table-cell table:formula="of:=IF(ISNUMBER([.BX17]);&quot;0x&quot;&amp;DEC2HEX([.BX17]+[.BX$2]))" office:value-type="string" office:string-value="0x87">
            <text:p>0x87</text:p>
          </table:table-cell>
          <table:table-cell table:formula="of:=IF(ISNUMBER([.BY17]);&quot;0x&quot;&amp;DEC2HEX([.BY17]+[.BY$2]);&quot;&quot;)" office:value-type="string" office:string-value="0x33">
            <text:p>0x33</text:p>
          </table:table-cell>
          <table:table-cell table:formula="of:=IF(ISNUMBER([.BZ17]);&quot;0x&quot;&amp;DEC2HEX([.BZ17]+[.BZ$2]);&quot;&quot;)" office:value-type="string" office:string-value="0x87">
            <text:p>0x87</text:p>
          </table:table-cell>
          <table:table-cell table:formula="of:=IF(ISNUMBER([.CB17]);&quot;0x&quot;&amp;DEC2HEX([.CB17]+[.CB$2]);&quot;&quot;)" office:value-type="string" office:string-value="0x3">
            <text:p>0x3</text:p>
          </table:table-cell>
          <table:table-cell table:formula="of:=HEX2DEC(MID([.CE17];3;2))-[.CE$2]" office:value-type="float" office:value="2">
            <text:p>2</text:p>
          </table:table-cell>
          <table:table-cell table:formula="of:=HEX2DEC(MID([.CF17];3;2))-[.CF$2]" office:value-type="float" office:value="8">
            <text:p>8</text:p>
          </table:table-cell>
          <table:table-cell table:formula="of:=HEX2DEC(MID([.CG17];3;2))-[.CG$2]" office:value-type="float" office:value="52">
            <text:p>52</text:p>
          </table:table-cell>
          <table:table-cell table:formula="of:=HEX2DEC(MID([.CH17];3;2))-[.CH$2]" office:value-type="float" office:value="8">
            <text:p>8</text:p>
          </table:table-cell>
          <table:table-cell/>
          <table:table-cell table:formula="of:=SUM([.CJ17:.CM17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"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11"/>
          <table:table-cell office:value-type="string">
            <text:p><text:s/></text:p>
          </table:table-cell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18:.BU18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18]+[.BW18]))" office:value-type="float" office:value="52">
            <text:p>52</text:p>
          </table:table-cell>
          <table:table-cell table:formula="of:=[.BX18]" office:value-type="float" office:value="8">
            <text:p>8</text:p>
          </table:table-cell>
          <table:table-cell table:formula="of:=72-SUM([.BX18:.BZ18])-[.BW18]" office:value-type="float" office:value="2">
            <text:p>2</text:p>
          </table:table-cell>
          <table:table-cell table:formula="of:=[.BW19]+[.CA18]" office:value-type="float" office:value="4">
            <text:p>4</text:p>
          </table:table-cell>
          <table:table-cell table:number-columns-repeated="2"/>
          <table:table-cell table:formula="of:=IF(ISNUMBER([.BW18]);&quot;0x&quot;&amp;DEC2HEX([.BW18]+[.BW$2]))" office:value-type="string" office:string-value="0x1">
            <text:p>0x1</text:p>
          </table:table-cell>
          <table:table-cell table:formula="of:=IF(ISNUMBER([.BX18]);&quot;0x&quot;&amp;DEC2HEX([.BX18]+[.BX$2]))" office:value-type="string" office:string-value="0x87">
            <text:p>0x87</text:p>
          </table:table-cell>
          <table:table-cell table:formula="of:=IF(ISNUMBER([.BY18]);&quot;0x&quot;&amp;DEC2HEX([.BY18]+[.BY$2]);&quot;&quot;)" office:value-type="string" office:string-value="0x33">
            <text:p>0x33</text:p>
          </table:table-cell>
          <table:table-cell table:formula="of:=IF(ISNUMBER([.BZ18]);&quot;0x&quot;&amp;DEC2HEX([.BZ18]+[.BZ$2]);&quot;&quot;)" office:value-type="string" office:string-value="0x87">
            <text:p>0x87</text:p>
          </table:table-cell>
          <table:table-cell table:formula="of:=IF(ISNUMBER([.CB18]);&quot;0x&quot;&amp;DEC2HEX([.CB18]+[.CB$2]);&quot;&quot;)" office:value-type="string" office:string-value="0x3">
            <text:p>0x3</text:p>
          </table:table-cell>
          <table:table-cell table:formula="of:=HEX2DEC(MID([.CE18];3;2))-[.CE$2]" office:value-type="float" office:value="2">
            <text:p>2</text:p>
          </table:table-cell>
          <table:table-cell table:formula="of:=HEX2DEC(MID([.CF18];3;2))-[.CF$2]" office:value-type="float" office:value="8">
            <text:p>8</text:p>
          </table:table-cell>
          <table:table-cell table:formula="of:=HEX2DEC(MID([.CG18];3;2))-[.CG$2]" office:value-type="float" office:value="52">
            <text:p>52</text:p>
          </table:table-cell>
          <table:table-cell table:formula="of:=HEX2DEC(MID([.CH18];3;2))-[.CH$2]" office:value-type="float" office:value="8">
            <text:p>8</text:p>
          </table:table-cell>
          <table:table-cell/>
          <table:table-cell table:formula="of:=SUM([.CJ18:.CM18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2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19:.BU19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19]+[.BW19]))" office:value-type="float" office:value="52">
            <text:p>52</text:p>
          </table:table-cell>
          <table:table-cell table:formula="of:=[.BX19]" office:value-type="float" office:value="8">
            <text:p>8</text:p>
          </table:table-cell>
          <table:table-cell table:formula="of:=72-SUM([.BX19:.BZ19])-[.BW19]" office:value-type="float" office:value="2">
            <text:p>2</text:p>
          </table:table-cell>
          <table:table-cell table:formula="of:=[.BW20]+[.CA19]" office:value-type="float" office:value="4">
            <text:p>4</text:p>
          </table:table-cell>
          <table:table-cell table:number-columns-repeated="2"/>
          <table:table-cell table:formula="of:=IF(ISNUMBER([.BW19]);&quot;0x&quot;&amp;DEC2HEX([.BW19]+[.BW$2]))" office:value-type="string" office:string-value="0x1">
            <text:p>0x1</text:p>
          </table:table-cell>
          <table:table-cell table:formula="of:=IF(ISNUMBER([.BX19]);&quot;0x&quot;&amp;DEC2HEX([.BX19]+[.BX$2]))" office:value-type="string" office:string-value="0x87">
            <text:p>0x87</text:p>
          </table:table-cell>
          <table:table-cell table:formula="of:=IF(ISNUMBER([.BY19]);&quot;0x&quot;&amp;DEC2HEX([.BY19]+[.BY$2]);&quot;&quot;)" office:value-type="string" office:string-value="0x33">
            <text:p>0x33</text:p>
          </table:table-cell>
          <table:table-cell table:formula="of:=IF(ISNUMBER([.BZ19]);&quot;0x&quot;&amp;DEC2HEX([.BZ19]+[.BZ$2]);&quot;&quot;)" office:value-type="string" office:string-value="0x87">
            <text:p>0x87</text:p>
          </table:table-cell>
          <table:table-cell table:formula="of:=IF(ISNUMBER([.CB19]);&quot;0x&quot;&amp;DEC2HEX([.CB19]+[.CB$2]);&quot;&quot;)" office:value-type="string" office:string-value="0x3">
            <text:p>0x3</text:p>
          </table:table-cell>
          <table:table-cell table:formula="of:=HEX2DEC(MID([.CE19];3;2))-[.CE$2]" office:value-type="float" office:value="2">
            <text:p>2</text:p>
          </table:table-cell>
          <table:table-cell table:formula="of:=HEX2DEC(MID([.CF19];3;2))-[.CF$2]" office:value-type="float" office:value="8">
            <text:p>8</text:p>
          </table:table-cell>
          <table:table-cell table:formula="of:=HEX2DEC(MID([.CG19];3;2))-[.CG$2]" office:value-type="float" office:value="52">
            <text:p>52</text:p>
          </table:table-cell>
          <table:table-cell table:formula="of:=HEX2DEC(MID([.CH19];3;2))-[.CH$2]" office:value-type="float" office:value="8">
            <text:p>8</text:p>
          </table:table-cell>
          <table:table-cell/>
          <table:table-cell table:formula="of:=SUM([.CJ19:.CM19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49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0:.BU20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0]+[.BW20]))" office:value-type="float" office:value="52">
            <text:p>52</text:p>
          </table:table-cell>
          <table:table-cell table:formula="of:=[.BX20]" office:value-type="float" office:value="8">
            <text:p>8</text:p>
          </table:table-cell>
          <table:table-cell table:formula="of:=72-SUM([.BX20:.BZ20])-[.BW20]" office:value-type="float" office:value="2">
            <text:p>2</text:p>
          </table:table-cell>
          <table:table-cell table:formula="of:=[.BW21]+[.CA20]" office:value-type="float" office:value="4">
            <text:p>4</text:p>
          </table:table-cell>
          <table:table-cell table:number-columns-repeated="2"/>
          <table:table-cell table:formula="of:=IF(ISNUMBER([.BW20]);&quot;0x&quot;&amp;DEC2HEX([.BW20]+[.BW$2]))" office:value-type="string" office:string-value="0x1">
            <text:p>0x1</text:p>
          </table:table-cell>
          <table:table-cell table:formula="of:=IF(ISNUMBER([.BX20]);&quot;0x&quot;&amp;DEC2HEX([.BX20]+[.BX$2]))" office:value-type="string" office:string-value="0x87">
            <text:p>0x87</text:p>
          </table:table-cell>
          <table:table-cell table:formula="of:=IF(ISNUMBER([.BY20]);&quot;0x&quot;&amp;DEC2HEX([.BY20]+[.BY$2]);&quot;&quot;)" office:value-type="string" office:string-value="0x33">
            <text:p>0x33</text:p>
          </table:table-cell>
          <table:table-cell table:formula="of:=IF(ISNUMBER([.BZ20]);&quot;0x&quot;&amp;DEC2HEX([.BZ20]+[.BZ$2]);&quot;&quot;)" office:value-type="string" office:string-value="0x87">
            <text:p>0x87</text:p>
          </table:table-cell>
          <table:table-cell table:formula="of:=IF(ISNUMBER([.CB20]);&quot;0x&quot;&amp;DEC2HEX([.CB20]+[.CB$2]);&quot;&quot;)" office:value-type="string" office:string-value="0x3">
            <text:p>0x3</text:p>
          </table:table-cell>
          <table:table-cell table:formula="of:=HEX2DEC(MID([.CE20];3;2))-[.CE$2]" office:value-type="float" office:value="2">
            <text:p>2</text:p>
          </table:table-cell>
          <table:table-cell table:formula="of:=HEX2DEC(MID([.CF20];3;2))-[.CF$2]" office:value-type="float" office:value="8">
            <text:p>8</text:p>
          </table:table-cell>
          <table:table-cell table:formula="of:=HEX2DEC(MID([.CG20];3;2))-[.CG$2]" office:value-type="float" office:value="52">
            <text:p>52</text:p>
          </table:table-cell>
          <table:table-cell table:formula="of:=HEX2DEC(MID([.CH20];3;2))-[.CH$2]" office:value-type="float" office:value="8">
            <text:p>8</text:p>
          </table:table-cell>
          <table:table-cell/>
          <table:table-cell table:formula="of:=SUM([.CJ20:.CM20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49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1:.BU21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1]+[.BW21]))" office:value-type="float" office:value="52">
            <text:p>52</text:p>
          </table:table-cell>
          <table:table-cell table:formula="of:=[.BX21]" office:value-type="float" office:value="8">
            <text:p>8</text:p>
          </table:table-cell>
          <table:table-cell table:formula="of:=72-SUM([.BX21:.BZ21])-[.BW21]" office:value-type="float" office:value="2">
            <text:p>2</text:p>
          </table:table-cell>
          <table:table-cell table:formula="of:=[.BW22]+[.CA21]" office:value-type="float" office:value="4">
            <text:p>4</text:p>
          </table:table-cell>
          <table:table-cell table:number-columns-repeated="2"/>
          <table:table-cell table:formula="of:=IF(ISNUMBER([.BW21]);&quot;0x&quot;&amp;DEC2HEX([.BW21]+[.BW$2]))" office:value-type="string" office:string-value="0x1">
            <text:p>0x1</text:p>
          </table:table-cell>
          <table:table-cell table:formula="of:=IF(ISNUMBER([.BX21]);&quot;0x&quot;&amp;DEC2HEX([.BX21]+[.BX$2]))" office:value-type="string" office:string-value="0x87">
            <text:p>0x87</text:p>
          </table:table-cell>
          <table:table-cell table:formula="of:=IF(ISNUMBER([.BY21]);&quot;0x&quot;&amp;DEC2HEX([.BY21]+[.BY$2]);&quot;&quot;)" office:value-type="string" office:string-value="0x33">
            <text:p>0x33</text:p>
          </table:table-cell>
          <table:table-cell table:formula="of:=IF(ISNUMBER([.BZ21]);&quot;0x&quot;&amp;DEC2HEX([.BZ21]+[.BZ$2]);&quot;&quot;)" office:value-type="string" office:string-value="0x87">
            <text:p>0x87</text:p>
          </table:table-cell>
          <table:table-cell table:formula="of:=IF(ISNUMBER([.CB21]);&quot;0x&quot;&amp;DEC2HEX([.CB21]+[.CB$2]);&quot;&quot;)" office:value-type="string" office:string-value="0x3">
            <text:p>0x3</text:p>
          </table:table-cell>
          <table:table-cell table:formula="of:=HEX2DEC(MID([.CE21];3;2))-[.CE$2]" office:value-type="float" office:value="2">
            <text:p>2</text:p>
          </table:table-cell>
          <table:table-cell table:formula="of:=HEX2DEC(MID([.CF21];3;2))-[.CF$2]" office:value-type="float" office:value="8">
            <text:p>8</text:p>
          </table:table-cell>
          <table:table-cell table:formula="of:=HEX2DEC(MID([.CG21];3;2))-[.CG$2]" office:value-type="float" office:value="52">
            <text:p>52</text:p>
          </table:table-cell>
          <table:table-cell table:formula="of:=HEX2DEC(MID([.CH21];3;2))-[.CH$2]" office:value-type="float" office:value="8">
            <text:p>8</text:p>
          </table:table-cell>
          <table:table-cell/>
          <table:table-cell table:formula="of:=SUM([.CJ21:.CM21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50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2:.BU22];0)-1" office:value-type="float" office:value="2">
            <text:p>2</text:p>
          </table:table-cell>
          <table:table-cell table:formula="of:=INT(SUM([.A22:.BU22])/2)" office:value-type="float" office:value="7">
            <text:p>7</text:p>
          </table:table-cell>
          <table:table-cell table:formula="of:=72-(2*([.BX22]+[.BW22]))" office:value-type="float" office:value="54">
            <text:p>54</text:p>
          </table:table-cell>
          <table:table-cell table:formula="of:=[.BX22]" office:value-type="float" office:value="7">
            <text:p>7</text:p>
          </table:table-cell>
          <table:table-cell table:formula="of:=72-SUM([.BX22:.BZ22])-[.BW22]" office:value-type="float" office:value="2">
            <text:p>2</text:p>
          </table:table-cell>
          <table:table-cell table:formula="of:=[.BW23]+[.CA22]" office:value-type="float" office:value="4">
            <text:p>4</text:p>
          </table:table-cell>
          <table:table-cell table:number-columns-repeated="2"/>
          <table:table-cell table:formula="of:=IF(ISNUMBER([.BW22]);&quot;0x&quot;&amp;DEC2HEX([.BW22]+[.BW$2]))" office:value-type="string" office:string-value="0x1">
            <text:p>0x1</text:p>
          </table:table-cell>
          <table:table-cell table:formula="of:=IF(ISNUMBER([.BX22]);&quot;0x&quot;&amp;DEC2HEX([.BX22]+[.BX$2]))" office:value-type="string" office:string-value="0x86">
            <text:p>0x86</text:p>
          </table:table-cell>
          <table:table-cell table:formula="of:=IF(ISNUMBER([.BY22]);&quot;0x&quot;&amp;DEC2HEX([.BY22]+[.BY$2]);&quot;&quot;)" office:value-type="string" office:string-value="0x35">
            <text:p>0x35</text:p>
          </table:table-cell>
          <table:table-cell table:formula="of:=IF(ISNUMBER([.BZ22]);&quot;0x&quot;&amp;DEC2HEX([.BZ22]+[.BZ$2]);&quot;&quot;)" office:value-type="string" office:string-value="0x86">
            <text:p>0x86</text:p>
          </table:table-cell>
          <table:table-cell table:formula="of:=IF(ISNUMBER([.CB22]);&quot;0x&quot;&amp;DEC2HEX([.CB22]+[.CB$2]);&quot;&quot;)" office:value-type="string" office:string-value="0x3">
            <text:p>0x3</text:p>
          </table:table-cell>
          <table:table-cell table:formula="of:=HEX2DEC(MID([.CE22];3;2))-[.CE$2]" office:value-type="float" office:value="2">
            <text:p>2</text:p>
          </table:table-cell>
          <table:table-cell table:formula="of:=HEX2DEC(MID([.CF22];3;2))-[.CF$2]" office:value-type="float" office:value="7">
            <text:p>7</text:p>
          </table:table-cell>
          <table:table-cell table:formula="of:=HEX2DEC(MID([.CG22];3;2))-[.CG$2]" office:value-type="float" office:value="54">
            <text:p>54</text:p>
          </table:table-cell>
          <table:table-cell table:formula="of:=HEX2DEC(MID([.CH22];3;2))-[.CH$2]" office:value-type="float" office:value="7">
            <text:p>7</text:p>
          </table:table-cell>
          <table:table-cell/>
          <table:table-cell table:formula="of:=SUM([.CJ22:.CM22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1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3:.BU23];0)-1" office:value-type="float" office:value="2">
            <text:p>2</text:p>
          </table:table-cell>
          <table:table-cell table:formula="of:=INT(SUM([.A23:.BU23])/2)" office:value-type="float" office:value="7">
            <text:p>7</text:p>
          </table:table-cell>
          <table:table-cell table:formula="of:=72-(2*([.BX23]+[.BW23]))" office:value-type="float" office:value="54">
            <text:p>54</text:p>
          </table:table-cell>
          <table:table-cell table:formula="of:=[.BX23]" office:value-type="float" office:value="7">
            <text:p>7</text:p>
          </table:table-cell>
          <table:table-cell table:formula="of:=72-SUM([.BX23:.BZ23])-[.BW23]" office:value-type="float" office:value="2">
            <text:p>2</text:p>
          </table:table-cell>
          <table:table-cell table:formula="of:=[.BW24]+[.CA23]" office:value-type="float" office:value="4">
            <text:p>4</text:p>
          </table:table-cell>
          <table:table-cell table:number-columns-repeated="2"/>
          <table:table-cell table:formula="of:=IF(ISNUMBER([.BW23]);&quot;0x&quot;&amp;DEC2HEX([.BW23]+[.BW$2]))" office:value-type="string" office:string-value="0x1">
            <text:p>0x1</text:p>
          </table:table-cell>
          <table:table-cell table:formula="of:=IF(ISNUMBER([.BX23]);&quot;0x&quot;&amp;DEC2HEX([.BX23]+[.BX$2]))" office:value-type="string" office:string-value="0x86">
            <text:p>0x86</text:p>
          </table:table-cell>
          <table:table-cell table:formula="of:=IF(ISNUMBER([.BY23]);&quot;0x&quot;&amp;DEC2HEX([.BY23]+[.BY$2]);&quot;&quot;)" office:value-type="string" office:string-value="0x35">
            <text:p>0x35</text:p>
          </table:table-cell>
          <table:table-cell table:formula="of:=IF(ISNUMBER([.BZ23]);&quot;0x&quot;&amp;DEC2HEX([.BZ23]+[.BZ$2]);&quot;&quot;)" office:value-type="string" office:string-value="0x86">
            <text:p>0x86</text:p>
          </table:table-cell>
          <table:table-cell table:formula="of:=IF(ISNUMBER([.CB23]);&quot;0x&quot;&amp;DEC2HEX([.CB23]+[.CB$2]);&quot;&quot;)" office:value-type="string" office:string-value="0x3">
            <text:p>0x3</text:p>
          </table:table-cell>
          <table:table-cell table:formula="of:=HEX2DEC(MID([.CE23];3;2))-[.CE$2]" office:value-type="float" office:value="2">
            <text:p>2</text:p>
          </table:table-cell>
          <table:table-cell table:formula="of:=HEX2DEC(MID([.CF23];3;2))-[.CF$2]" office:value-type="float" office:value="7">
            <text:p>7</text:p>
          </table:table-cell>
          <table:table-cell table:formula="of:=HEX2DEC(MID([.CG23];3;2))-[.CG$2]" office:value-type="float" office:value="54">
            <text:p>54</text:p>
          </table:table-cell>
          <table:table-cell table:formula="of:=HEX2DEC(MID([.CH23];3;2))-[.CH$2]" office:value-type="float" office:value="7">
            <text:p>7</text:p>
          </table:table-cell>
          <table:table-cell/>
          <table:table-cell table:formula="of:=SUM([.CJ23:.CM23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1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4:.BU24];0)-1" office:value-type="float" office:value="2">
            <text:p>2</text:p>
          </table:table-cell>
          <table:table-cell table:formula="of:=INT(SUM([.A24:.BU24])/2)" office:value-type="float" office:value="7">
            <text:p>7</text:p>
          </table:table-cell>
          <table:table-cell table:formula="of:=72-(2*([.BX24]+[.BW24]))" office:value-type="float" office:value="54">
            <text:p>54</text:p>
          </table:table-cell>
          <table:table-cell table:formula="of:=[.BX24]" office:value-type="float" office:value="7">
            <text:p>7</text:p>
          </table:table-cell>
          <table:table-cell table:formula="of:=72-SUM([.BX24:.BZ24])-[.BW24]" office:value-type="float" office:value="2">
            <text:p>2</text:p>
          </table:table-cell>
          <table:table-cell table:formula="of:=[.BW25]+[.CA24]" office:value-type="float" office:value="4">
            <text:p>4</text:p>
          </table:table-cell>
          <table:table-cell table:number-columns-repeated="2"/>
          <table:table-cell table:formula="of:=IF(ISNUMBER([.BW24]);&quot;0x&quot;&amp;DEC2HEX([.BW24]+[.BW$2]))" office:value-type="string" office:string-value="0x1">
            <text:p>0x1</text:p>
          </table:table-cell>
          <table:table-cell table:formula="of:=IF(ISNUMBER([.BX24]);&quot;0x&quot;&amp;DEC2HEX([.BX24]+[.BX$2]))" office:value-type="string" office:string-value="0x86">
            <text:p>0x86</text:p>
          </table:table-cell>
          <table:table-cell table:formula="of:=IF(ISNUMBER([.BY24]);&quot;0x&quot;&amp;DEC2HEX([.BY24]+[.BY$2]);&quot;&quot;)" office:value-type="string" office:string-value="0x35">
            <text:p>0x35</text:p>
          </table:table-cell>
          <table:table-cell table:formula="of:=IF(ISNUMBER([.BZ24]);&quot;0x&quot;&amp;DEC2HEX([.BZ24]+[.BZ$2]);&quot;&quot;)" office:value-type="string" office:string-value="0x86">
            <text:p>0x86</text:p>
          </table:table-cell>
          <table:table-cell table:formula="of:=IF(ISNUMBER([.CB24]);&quot;0x&quot;&amp;DEC2HEX([.CB24]+[.CB$2]);&quot;&quot;)" office:value-type="string" office:string-value="0x3">
            <text:p>0x3</text:p>
          </table:table-cell>
          <table:table-cell table:formula="of:=HEX2DEC(MID([.CE24];3;2))-[.CE$2]" office:value-type="float" office:value="2">
            <text:p>2</text:p>
          </table:table-cell>
          <table:table-cell table:formula="of:=HEX2DEC(MID([.CF24];3;2))-[.CF$2]" office:value-type="float" office:value="7">
            <text:p>7</text:p>
          </table:table-cell>
          <table:table-cell table:formula="of:=HEX2DEC(MID([.CG24];3;2))-[.CG$2]" office:value-type="float" office:value="54">
            <text:p>54</text:p>
          </table:table-cell>
          <table:table-cell table:formula="of:=HEX2DEC(MID([.CH24];3;2))-[.CH$2]" office:value-type="float" office:value="7">
            <text:p>7</text:p>
          </table:table-cell>
          <table:table-cell/>
          <table:table-cell table:formula="of:=SUM([.CJ24:.CM24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2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5:.BU25];0)-1" office:value-type="float" office:value="2">
            <text:p>2</text:p>
          </table:table-cell>
          <table:table-cell table:formula="of:=INT(SUM([.A25:.BU25])/2)" office:value-type="float" office:value="7">
            <text:p>7</text:p>
          </table:table-cell>
          <table:table-cell table:formula="of:=72-(2*([.BX25]+[.BW25]))" office:value-type="float" office:value="54">
            <text:p>54</text:p>
          </table:table-cell>
          <table:table-cell table:formula="of:=[.BX25]" office:value-type="float" office:value="7">
            <text:p>7</text:p>
          </table:table-cell>
          <table:table-cell table:formula="of:=72-SUM([.BX25:.BZ25])-[.BW25]" office:value-type="float" office:value="2">
            <text:p>2</text:p>
          </table:table-cell>
          <table:table-cell table:formula="of:=[.BW26]+[.CA25]" office:value-type="float" office:value="4">
            <text:p>4</text:p>
          </table:table-cell>
          <table:table-cell table:number-columns-repeated="2"/>
          <table:table-cell table:formula="of:=IF(ISNUMBER([.BW25]);&quot;0x&quot;&amp;DEC2HEX([.BW25]+[.BW$2]))" office:value-type="string" office:string-value="0x1">
            <text:p>0x1</text:p>
          </table:table-cell>
          <table:table-cell table:formula="of:=IF(ISNUMBER([.BX25]);&quot;0x&quot;&amp;DEC2HEX([.BX25]+[.BX$2]))" office:value-type="string" office:string-value="0x86">
            <text:p>0x86</text:p>
          </table:table-cell>
          <table:table-cell table:formula="of:=IF(ISNUMBER([.BY25]);&quot;0x&quot;&amp;DEC2HEX([.BY25]+[.BY$2]);&quot;&quot;)" office:value-type="string" office:string-value="0x35">
            <text:p>0x35</text:p>
          </table:table-cell>
          <table:table-cell table:formula="of:=IF(ISNUMBER([.BZ25]);&quot;0x&quot;&amp;DEC2HEX([.BZ25]+[.BZ$2]);&quot;&quot;)" office:value-type="string" office:string-value="0x86">
            <text:p>0x86</text:p>
          </table:table-cell>
          <table:table-cell table:formula="of:=IF(ISNUMBER([.CB25]);&quot;0x&quot;&amp;DEC2HEX([.CB25]+[.CB$2]);&quot;&quot;)" office:value-type="string" office:string-value="0x3">
            <text:p>0x3</text:p>
          </table:table-cell>
          <table:table-cell table:formula="of:=HEX2DEC(MID([.CE25];3;2))-[.CE$2]" office:value-type="float" office:value="2">
            <text:p>2</text:p>
          </table:table-cell>
          <table:table-cell table:formula="of:=HEX2DEC(MID([.CF25];3;2))-[.CF$2]" office:value-type="float" office:value="7">
            <text:p>7</text:p>
          </table:table-cell>
          <table:table-cell table:formula="of:=HEX2DEC(MID([.CG25];3;2))-[.CG$2]" office:value-type="float" office:value="54">
            <text:p>54</text:p>
          </table:table-cell>
          <table:table-cell table:formula="of:=HEX2DEC(MID([.CH25];3;2))-[.CH$2]" office:value-type="float" office:value="7">
            <text:p>7</text:p>
          </table:table-cell>
          <table:table-cell/>
          <table:table-cell table:formula="of:=SUM([.CJ25:.CM25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6:.BU26];0)-1" office:value-type="float" office:value="2">
            <text:p>2</text:p>
          </table:table-cell>
          <table:table-cell table:formula="of:=INT(SUM([.A26:.BU26])/2)" office:value-type="float" office:value="7">
            <text:p>7</text:p>
          </table:table-cell>
          <table:table-cell table:formula="of:=72-(2*([.BX26]+[.BW26]))" office:value-type="float" office:value="54">
            <text:p>54</text:p>
          </table:table-cell>
          <table:table-cell table:formula="of:=[.BX26]" office:value-type="float" office:value="7">
            <text:p>7</text:p>
          </table:table-cell>
          <table:table-cell table:formula="of:=72-SUM([.BX26:.BZ26])-[.BW26]" office:value-type="float" office:value="2">
            <text:p>2</text:p>
          </table:table-cell>
          <table:table-cell table:formula="of:=[.BW27]+[.CA26]" office:value-type="float" office:value="4">
            <text:p>4</text:p>
          </table:table-cell>
          <table:table-cell table:number-columns-repeated="2"/>
          <table:table-cell table:formula="of:=IF(ISNUMBER([.BW26]);&quot;0x&quot;&amp;DEC2HEX([.BW26]+[.BW$2]))" office:value-type="string" office:string-value="0x1">
            <text:p>0x1</text:p>
          </table:table-cell>
          <table:table-cell table:formula="of:=IF(ISNUMBER([.BX26]);&quot;0x&quot;&amp;DEC2HEX([.BX26]+[.BX$2]))" office:value-type="string" office:string-value="0x86">
            <text:p>0x86</text:p>
          </table:table-cell>
          <table:table-cell table:formula="of:=IF(ISNUMBER([.BY26]);&quot;0x&quot;&amp;DEC2HEX([.BY26]+[.BY$2]);&quot;&quot;)" office:value-type="string" office:string-value="0x35">
            <text:p>0x35</text:p>
          </table:table-cell>
          <table:table-cell table:formula="of:=IF(ISNUMBER([.BZ26]);&quot;0x&quot;&amp;DEC2HEX([.BZ26]+[.BZ$2]);&quot;&quot;)" office:value-type="string" office:string-value="0x86">
            <text:p>0x86</text:p>
          </table:table-cell>
          <table:table-cell table:formula="of:=IF(ISNUMBER([.CB26]);&quot;0x&quot;&amp;DEC2HEX([.CB26]+[.CB$2]);&quot;&quot;)" office:value-type="string" office:string-value="0x3">
            <text:p>0x3</text:p>
          </table:table-cell>
          <table:table-cell table:formula="of:=HEX2DEC(MID([.CE26];3;2))-[.CE$2]" office:value-type="float" office:value="2">
            <text:p>2</text:p>
          </table:table-cell>
          <table:table-cell table:formula="of:=HEX2DEC(MID([.CF26];3;2))-[.CF$2]" office:value-type="float" office:value="7">
            <text:p>7</text:p>
          </table:table-cell>
          <table:table-cell table:formula="of:=HEX2DEC(MID([.CG26];3;2))-[.CG$2]" office:value-type="float" office:value="54">
            <text:p>54</text:p>
          </table:table-cell>
          <table:table-cell table:formula="of:=HEX2DEC(MID([.CH26];3;2))-[.CH$2]" office:value-type="float" office:value="7">
            <text:p>7</text:p>
          </table:table-cell>
          <table:table-cell/>
          <table:table-cell table:formula="of:=SUM([.CJ26:.CM26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7:.BU27];0)-1" office:value-type="float" office:value="2">
            <text:p>2</text:p>
          </table:table-cell>
          <table:table-cell table:formula="of:=INT(SUM([.A27:.BU27])/2)" office:value-type="float" office:value="7">
            <text:p>7</text:p>
          </table:table-cell>
          <table:table-cell table:formula="of:=72-(2*([.BX27]+[.BW27]))" office:value-type="float" office:value="54">
            <text:p>54</text:p>
          </table:table-cell>
          <table:table-cell table:formula="of:=[.BX27]" office:value-type="float" office:value="7">
            <text:p>7</text:p>
          </table:table-cell>
          <table:table-cell table:formula="of:=72-SUM([.BX27:.BZ27])-[.BW27]" office:value-type="float" office:value="2">
            <text:p>2</text:p>
          </table:table-cell>
          <table:table-cell table:formula="of:=[.BW28]+[.CA27]" office:value-type="float" office:value="4">
            <text:p>4</text:p>
          </table:table-cell>
          <table:table-cell table:number-columns-repeated="2"/>
          <table:table-cell table:formula="of:=IF(ISNUMBER([.BW27]);&quot;0x&quot;&amp;DEC2HEX([.BW27]+[.BW$2]))" office:value-type="string" office:string-value="0x1">
            <text:p>0x1</text:p>
          </table:table-cell>
          <table:table-cell table:formula="of:=IF(ISNUMBER([.BX27]);&quot;0x&quot;&amp;DEC2HEX([.BX27]+[.BX$2]))" office:value-type="string" office:string-value="0x86">
            <text:p>0x86</text:p>
          </table:table-cell>
          <table:table-cell table:formula="of:=IF(ISNUMBER([.BY27]);&quot;0x&quot;&amp;DEC2HEX([.BY27]+[.BY$2]);&quot;&quot;)" office:value-type="string" office:string-value="0x35">
            <text:p>0x35</text:p>
          </table:table-cell>
          <table:table-cell table:formula="of:=IF(ISNUMBER([.BZ27]);&quot;0x&quot;&amp;DEC2HEX([.BZ27]+[.BZ$2]);&quot;&quot;)" office:value-type="string" office:string-value="0x86">
            <text:p>0x86</text:p>
          </table:table-cell>
          <table:table-cell table:formula="of:=IF(ISNUMBER([.CB27]);&quot;0x&quot;&amp;DEC2HEX([.CB27]+[.CB$2]);&quot;&quot;)" office:value-type="string" office:string-value="0x3">
            <text:p>0x3</text:p>
          </table:table-cell>
          <table:table-cell table:formula="of:=HEX2DEC(MID([.CE27];3;2))-[.CE$2]" office:value-type="float" office:value="2">
            <text:p>2</text:p>
          </table:table-cell>
          <table:table-cell table:formula="of:=HEX2DEC(MID([.CF27];3;2))-[.CF$2]" office:value-type="float" office:value="7">
            <text:p>7</text:p>
          </table:table-cell>
          <table:table-cell table:formula="of:=HEX2DEC(MID([.CG27];3;2))-[.CG$2]" office:value-type="float" office:value="54">
            <text:p>54</text:p>
          </table:table-cell>
          <table:table-cell table:formula="of:=HEX2DEC(MID([.CH27];3;2))-[.CH$2]" office:value-type="float" office:value="7">
            <text:p>7</text:p>
          </table:table-cell>
          <table:table-cell/>
          <table:table-cell table:formula="of:=SUM([.CJ27:.CM27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8:.BU28];0)-1" office:value-type="float" office:value="2">
            <text:p>2</text:p>
          </table:table-cell>
          <table:table-cell table:formula="of:=INT(SUM([.A28:.BU28])/2)" office:value-type="float" office:value="7">
            <text:p>7</text:p>
          </table:table-cell>
          <table:table-cell table:formula="of:=72-(2*([.BX28]+[.BW28]))" office:value-type="float" office:value="54">
            <text:p>54</text:p>
          </table:table-cell>
          <table:table-cell table:formula="of:=[.BX28]" office:value-type="float" office:value="7">
            <text:p>7</text:p>
          </table:table-cell>
          <table:table-cell table:formula="of:=72-SUM([.BX28:.BZ28])-[.BW28]" office:value-type="float" office:value="2">
            <text:p>2</text:p>
          </table:table-cell>
          <table:table-cell table:formula="of:=[.BW29]+[.CA28]" office:value-type="float" office:value="4">
            <text:p>4</text:p>
          </table:table-cell>
          <table:table-cell table:number-columns-repeated="2"/>
          <table:table-cell table:formula="of:=IF(ISNUMBER([.BW28]);&quot;0x&quot;&amp;DEC2HEX([.BW28]+[.BW$2]))" office:value-type="string" office:string-value="0x1">
            <text:p>0x1</text:p>
          </table:table-cell>
          <table:table-cell table:formula="of:=IF(ISNUMBER([.BX28]);&quot;0x&quot;&amp;DEC2HEX([.BX28]+[.BX$2]))" office:value-type="string" office:string-value="0x86">
            <text:p>0x86</text:p>
          </table:table-cell>
          <table:table-cell table:formula="of:=IF(ISNUMBER([.BY28]);&quot;0x&quot;&amp;DEC2HEX([.BY28]+[.BY$2]);&quot;&quot;)" office:value-type="string" office:string-value="0x35">
            <text:p>0x35</text:p>
          </table:table-cell>
          <table:table-cell table:formula="of:=IF(ISNUMBER([.BZ28]);&quot;0x&quot;&amp;DEC2HEX([.BZ28]+[.BZ$2]);&quot;&quot;)" office:value-type="string" office:string-value="0x86">
            <text:p>0x86</text:p>
          </table:table-cell>
          <table:table-cell table:formula="of:=IF(ISNUMBER([.CB28]);&quot;0x&quot;&amp;DEC2HEX([.CB28]+[.CB$2]);&quot;&quot;)" office:value-type="string" office:string-value="0x3">
            <text:p>0x3</text:p>
          </table:table-cell>
          <table:table-cell table:formula="of:=HEX2DEC(MID([.CE28];3;2))-[.CE$2]" office:value-type="float" office:value="2">
            <text:p>2</text:p>
          </table:table-cell>
          <table:table-cell table:formula="of:=HEX2DEC(MID([.CF28];3;2))-[.CF$2]" office:value-type="float" office:value="7">
            <text:p>7</text:p>
          </table:table-cell>
          <table:table-cell table:formula="of:=HEX2DEC(MID([.CG28];3;2))-[.CG$2]" office:value-type="float" office:value="54">
            <text:p>54</text:p>
          </table:table-cell>
          <table:table-cell table:formula="of:=HEX2DEC(MID([.CH28];3;2))-[.CH$2]" office:value-type="float" office:value="7">
            <text:p>7</text:p>
          </table:table-cell>
          <table:table-cell/>
          <table:table-cell table:formula="of:=SUM([.CJ28:.CM28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29:.BU29];0)-1" office:value-type="float" office:value="2">
            <text:p>2</text:p>
          </table:table-cell>
          <table:table-cell table:formula="of:=INT(SUM([.A29:.BU29])/2)" office:value-type="float" office:value="7">
            <text:p>7</text:p>
          </table:table-cell>
          <table:table-cell table:formula="of:=72-(2*([.BX29]+[.BW29]))" office:value-type="float" office:value="54">
            <text:p>54</text:p>
          </table:table-cell>
          <table:table-cell table:formula="of:=[.BX29]" office:value-type="float" office:value="7">
            <text:p>7</text:p>
          </table:table-cell>
          <table:table-cell table:formula="of:=72-SUM([.BX29:.BZ29])-[.BW29]" office:value-type="float" office:value="2">
            <text:p>2</text:p>
          </table:table-cell>
          <table:table-cell table:formula="of:=[.BW30]+[.CA29]" office:value-type="float" office:value="4">
            <text:p>4</text:p>
          </table:table-cell>
          <table:table-cell table:number-columns-repeated="2"/>
          <table:table-cell table:formula="of:=IF(ISNUMBER([.BW29]);&quot;0x&quot;&amp;DEC2HEX([.BW29]+[.BW$2]))" office:value-type="string" office:string-value="0x1">
            <text:p>0x1</text:p>
          </table:table-cell>
          <table:table-cell table:formula="of:=IF(ISNUMBER([.BX29]);&quot;0x&quot;&amp;DEC2HEX([.BX29]+[.BX$2]))" office:value-type="string" office:string-value="0x86">
            <text:p>0x86</text:p>
          </table:table-cell>
          <table:table-cell table:formula="of:=IF(ISNUMBER([.BY29]);&quot;0x&quot;&amp;DEC2HEX([.BY29]+[.BY$2]);&quot;&quot;)" office:value-type="string" office:string-value="0x35">
            <text:p>0x35</text:p>
          </table:table-cell>
          <table:table-cell table:formula="of:=IF(ISNUMBER([.BZ29]);&quot;0x&quot;&amp;DEC2HEX([.BZ29]+[.BZ$2]);&quot;&quot;)" office:value-type="string" office:string-value="0x86">
            <text:p>0x86</text:p>
          </table:table-cell>
          <table:table-cell table:formula="of:=IF(ISNUMBER([.CB29]);&quot;0x&quot;&amp;DEC2HEX([.CB29]+[.CB$2]);&quot;&quot;)" office:value-type="string" office:string-value="0x3">
            <text:p>0x3</text:p>
          </table:table-cell>
          <table:table-cell table:formula="of:=HEX2DEC(MID([.CE29];3;2))-[.CE$2]" office:value-type="float" office:value="2">
            <text:p>2</text:p>
          </table:table-cell>
          <table:table-cell table:formula="of:=HEX2DEC(MID([.CF29];3;2))-[.CF$2]" office:value-type="float" office:value="7">
            <text:p>7</text:p>
          </table:table-cell>
          <table:table-cell table:formula="of:=HEX2DEC(MID([.CG29];3;2))-[.CG$2]" office:value-type="float" office:value="54">
            <text:p>54</text:p>
          </table:table-cell>
          <table:table-cell table:formula="of:=HEX2DEC(MID([.CH29];3;2))-[.CH$2]" office:value-type="float" office:value="7">
            <text:p>7</text:p>
          </table:table-cell>
          <table:table-cell/>
          <table:table-cell table:formula="of:=SUM([.CJ29:.CM29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0:.BU30];0)-1" office:value-type="float" office:value="2">
            <text:p>2</text:p>
          </table:table-cell>
          <table:table-cell table:formula="of:=INT(SUM([.A30:.BU30])/2)" office:value-type="float" office:value="7">
            <text:p>7</text:p>
          </table:table-cell>
          <table:table-cell table:formula="of:=72-(2*([.BX30]+[.BW30]))" office:value-type="float" office:value="54">
            <text:p>54</text:p>
          </table:table-cell>
          <table:table-cell table:formula="of:=[.BX30]" office:value-type="float" office:value="7">
            <text:p>7</text:p>
          </table:table-cell>
          <table:table-cell table:formula="of:=72-SUM([.BX30:.BZ30])-[.BW30]" office:value-type="float" office:value="2">
            <text:p>2</text:p>
          </table:table-cell>
          <table:table-cell table:formula="of:=[.BW31]+[.CA30]" office:value-type="float" office:value="4">
            <text:p>4</text:p>
          </table:table-cell>
          <table:table-cell table:number-columns-repeated="2"/>
          <table:table-cell table:formula="of:=IF(ISNUMBER([.BW30]);&quot;0x&quot;&amp;DEC2HEX([.BW30]+[.BW$2]))" office:value-type="string" office:string-value="0x1">
            <text:p>0x1</text:p>
          </table:table-cell>
          <table:table-cell table:formula="of:=IF(ISNUMBER([.BX30]);&quot;0x&quot;&amp;DEC2HEX([.BX30]+[.BX$2]))" office:value-type="string" office:string-value="0x86">
            <text:p>0x86</text:p>
          </table:table-cell>
          <table:table-cell table:formula="of:=IF(ISNUMBER([.BY30]);&quot;0x&quot;&amp;DEC2HEX([.BY30]+[.BY$2]);&quot;&quot;)" office:value-type="string" office:string-value="0x35">
            <text:p>0x35</text:p>
          </table:table-cell>
          <table:table-cell table:formula="of:=IF(ISNUMBER([.BZ30]);&quot;0x&quot;&amp;DEC2HEX([.BZ30]+[.BZ$2]);&quot;&quot;)" office:value-type="string" office:string-value="0x86">
            <text:p>0x86</text:p>
          </table:table-cell>
          <table:table-cell table:formula="of:=IF(ISNUMBER([.CB30]);&quot;0x&quot;&amp;DEC2HEX([.CB30]+[.CB$2]);&quot;&quot;)" office:value-type="string" office:string-value="0x3">
            <text:p>0x3</text:p>
          </table:table-cell>
          <table:table-cell table:formula="of:=HEX2DEC(MID([.CE30];3;2))-[.CE$2]" office:value-type="float" office:value="2">
            <text:p>2</text:p>
          </table:table-cell>
          <table:table-cell table:formula="of:=HEX2DEC(MID([.CF30];3;2))-[.CF$2]" office:value-type="float" office:value="7">
            <text:p>7</text:p>
          </table:table-cell>
          <table:table-cell table:formula="of:=HEX2DEC(MID([.CG30];3;2))-[.CG$2]" office:value-type="float" office:value="54">
            <text:p>54</text:p>
          </table:table-cell>
          <table:table-cell table:formula="of:=HEX2DEC(MID([.CH30];3;2))-[.CH$2]" office:value-type="float" office:value="7">
            <text:p>7</text:p>
          </table:table-cell>
          <table:table-cell/>
          <table:table-cell table:formula="of:=SUM([.CJ30:.CM30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1:.BU31];0)-1" office:value-type="float" office:value="2">
            <text:p>2</text:p>
          </table:table-cell>
          <table:table-cell table:formula="of:=INT(SUM([.A31:.BU31])/2)" office:value-type="float" office:value="7">
            <text:p>7</text:p>
          </table:table-cell>
          <table:table-cell table:formula="of:=72-(2*([.BX31]+[.BW31]))" office:value-type="float" office:value="54">
            <text:p>54</text:p>
          </table:table-cell>
          <table:table-cell table:formula="of:=[.BX31]" office:value-type="float" office:value="7">
            <text:p>7</text:p>
          </table:table-cell>
          <table:table-cell table:formula="of:=72-SUM([.BX31:.BZ31])-[.BW31]" office:value-type="float" office:value="2">
            <text:p>2</text:p>
          </table:table-cell>
          <table:table-cell table:formula="of:=[.BW32]+[.CA31]" office:value-type="float" office:value="4">
            <text:p>4</text:p>
          </table:table-cell>
          <table:table-cell table:number-columns-repeated="2"/>
          <table:table-cell table:formula="of:=IF(ISNUMBER([.BW31]);&quot;0x&quot;&amp;DEC2HEX([.BW31]+[.BW$2]))" office:value-type="string" office:string-value="0x1">
            <text:p>0x1</text:p>
          </table:table-cell>
          <table:table-cell table:formula="of:=IF(ISNUMBER([.BX31]);&quot;0x&quot;&amp;DEC2HEX([.BX31]+[.BX$2]))" office:value-type="string" office:string-value="0x86">
            <text:p>0x86</text:p>
          </table:table-cell>
          <table:table-cell table:formula="of:=IF(ISNUMBER([.BY31]);&quot;0x&quot;&amp;DEC2HEX([.BY31]+[.BY$2]);&quot;&quot;)" office:value-type="string" office:string-value="0x35">
            <text:p>0x35</text:p>
          </table:table-cell>
          <table:table-cell table:formula="of:=IF(ISNUMBER([.BZ31]);&quot;0x&quot;&amp;DEC2HEX([.BZ31]+[.BZ$2]);&quot;&quot;)" office:value-type="string" office:string-value="0x86">
            <text:p>0x86</text:p>
          </table:table-cell>
          <table:table-cell table:formula="of:=IF(ISNUMBER([.CB31]);&quot;0x&quot;&amp;DEC2HEX([.CB31]+[.CB$2]);&quot;&quot;)" office:value-type="string" office:string-value="0x3">
            <text:p>0x3</text:p>
          </table:table-cell>
          <table:table-cell table:formula="of:=HEX2DEC(MID([.CE31];3;2))-[.CE$2]" office:value-type="float" office:value="2">
            <text:p>2</text:p>
          </table:table-cell>
          <table:table-cell table:formula="of:=HEX2DEC(MID([.CF31];3;2))-[.CF$2]" office:value-type="float" office:value="7">
            <text:p>7</text:p>
          </table:table-cell>
          <table:table-cell table:formula="of:=HEX2DEC(MID([.CG31];3;2))-[.CG$2]" office:value-type="float" office:value="54">
            <text:p>54</text:p>
          </table:table-cell>
          <table:table-cell table:formula="of:=HEX2DEC(MID([.CH31];3;2))-[.CH$2]" office:value-type="float" office:value="7">
            <text:p>7</text:p>
          </table:table-cell>
          <table:table-cell/>
          <table:table-cell table:formula="of:=SUM([.CJ31:.CM31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2:.BU32];0)-1" office:value-type="float" office:value="2">
            <text:p>2</text:p>
          </table:table-cell>
          <table:table-cell table:formula="of:=INT(SUM([.A32:.BU32])/2)" office:value-type="float" office:value="7">
            <text:p>7</text:p>
          </table:table-cell>
          <table:table-cell table:formula="of:=72-(2*([.BX32]+[.BW32]))" office:value-type="float" office:value="54">
            <text:p>54</text:p>
          </table:table-cell>
          <table:table-cell table:formula="of:=[.BX32]" office:value-type="float" office:value="7">
            <text:p>7</text:p>
          </table:table-cell>
          <table:table-cell table:formula="of:=72-SUM([.BX32:.BZ32])-[.BW32]" office:value-type="float" office:value="2">
            <text:p>2</text:p>
          </table:table-cell>
          <table:table-cell table:formula="of:=[.BW33]+[.CA32]" office:value-type="float" office:value="4">
            <text:p>4</text:p>
          </table:table-cell>
          <table:table-cell table:number-columns-repeated="2"/>
          <table:table-cell table:formula="of:=IF(ISNUMBER([.BW32]);&quot;0x&quot;&amp;DEC2HEX([.BW32]+[.BW$2]))" office:value-type="string" office:string-value="0x1">
            <text:p>0x1</text:p>
          </table:table-cell>
          <table:table-cell table:formula="of:=IF(ISNUMBER([.BX32]);&quot;0x&quot;&amp;DEC2HEX([.BX32]+[.BX$2]))" office:value-type="string" office:string-value="0x86">
            <text:p>0x86</text:p>
          </table:table-cell>
          <table:table-cell table:formula="of:=IF(ISNUMBER([.BY32]);&quot;0x&quot;&amp;DEC2HEX([.BY32]+[.BY$2]);&quot;&quot;)" office:value-type="string" office:string-value="0x35">
            <text:p>0x35</text:p>
          </table:table-cell>
          <table:table-cell table:formula="of:=IF(ISNUMBER([.BZ32]);&quot;0x&quot;&amp;DEC2HEX([.BZ32]+[.BZ$2]);&quot;&quot;)" office:value-type="string" office:string-value="0x86">
            <text:p>0x86</text:p>
          </table:table-cell>
          <table:table-cell table:formula="of:=IF(ISNUMBER([.CB32]);&quot;0x&quot;&amp;DEC2HEX([.CB32]+[.CB$2]);&quot;&quot;)" office:value-type="string" office:string-value="0x3">
            <text:p>0x3</text:p>
          </table:table-cell>
          <table:table-cell table:formula="of:=HEX2DEC(MID([.CE32];3;2))-[.CE$2]" office:value-type="float" office:value="2">
            <text:p>2</text:p>
          </table:table-cell>
          <table:table-cell table:formula="of:=HEX2DEC(MID([.CF32];3;2))-[.CF$2]" office:value-type="float" office:value="7">
            <text:p>7</text:p>
          </table:table-cell>
          <table:table-cell table:formula="of:=HEX2DEC(MID([.CG32];3;2))-[.CG$2]" office:value-type="float" office:value="54">
            <text:p>54</text:p>
          </table:table-cell>
          <table:table-cell table:formula="of:=HEX2DEC(MID([.CH32];3;2))-[.CH$2]" office:value-type="float" office:value="7">
            <text:p>7</text:p>
          </table:table-cell>
          <table:table-cell/>
          <table:table-cell table:formula="of:=SUM([.CJ32:.CM32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3:.BU33];0)-1" office:value-type="float" office:value="2">
            <text:p>2</text:p>
          </table:table-cell>
          <table:table-cell table:formula="of:=INT(SUM([.A33:.BU33])/2)" office:value-type="float" office:value="7">
            <text:p>7</text:p>
          </table:table-cell>
          <table:table-cell table:formula="of:=72-(2*([.BX33]+[.BW33]))" office:value-type="float" office:value="54">
            <text:p>54</text:p>
          </table:table-cell>
          <table:table-cell table:formula="of:=[.BX33]" office:value-type="float" office:value="7">
            <text:p>7</text:p>
          </table:table-cell>
          <table:table-cell table:formula="of:=72-SUM([.BX33:.BZ33])-[.BW33]" office:value-type="float" office:value="2">
            <text:p>2</text:p>
          </table:table-cell>
          <table:table-cell table:formula="of:=[.BW34]+[.CA33]" office:value-type="float" office:value="4">
            <text:p>4</text:p>
          </table:table-cell>
          <table:table-cell table:number-columns-repeated="2"/>
          <table:table-cell table:formula="of:=IF(ISNUMBER([.BW33]);&quot;0x&quot;&amp;DEC2HEX([.BW33]+[.BW$2]))" office:value-type="string" office:string-value="0x1">
            <text:p>0x1</text:p>
          </table:table-cell>
          <table:table-cell table:formula="of:=IF(ISNUMBER([.BX33]);&quot;0x&quot;&amp;DEC2HEX([.BX33]+[.BX$2]))" office:value-type="string" office:string-value="0x86">
            <text:p>0x86</text:p>
          </table:table-cell>
          <table:table-cell table:formula="of:=IF(ISNUMBER([.BY33]);&quot;0x&quot;&amp;DEC2HEX([.BY33]+[.BY$2]);&quot;&quot;)" office:value-type="string" office:string-value="0x35">
            <text:p>0x35</text:p>
          </table:table-cell>
          <table:table-cell table:formula="of:=IF(ISNUMBER([.BZ33]);&quot;0x&quot;&amp;DEC2HEX([.BZ33]+[.BZ$2]);&quot;&quot;)" office:value-type="string" office:string-value="0x86">
            <text:p>0x86</text:p>
          </table:table-cell>
          <table:table-cell table:formula="of:=IF(ISNUMBER([.CB33]);&quot;0x&quot;&amp;DEC2HEX([.CB33]+[.CB$2]);&quot;&quot;)" office:value-type="string" office:string-value="0x3">
            <text:p>0x3</text:p>
          </table:table-cell>
          <table:table-cell table:formula="of:=HEX2DEC(MID([.CE33];3;2))-[.CE$2]" office:value-type="float" office:value="2">
            <text:p>2</text:p>
          </table:table-cell>
          <table:table-cell table:formula="of:=HEX2DEC(MID([.CF33];3;2))-[.CF$2]" office:value-type="float" office:value="7">
            <text:p>7</text:p>
          </table:table-cell>
          <table:table-cell table:formula="of:=HEX2DEC(MID([.CG33];3;2))-[.CG$2]" office:value-type="float" office:value="54">
            <text:p>54</text:p>
          </table:table-cell>
          <table:table-cell table:formula="of:=HEX2DEC(MID([.CH33];3;2))-[.CH$2]" office:value-type="float" office:value="7">
            <text:p>7</text:p>
          </table:table-cell>
          <table:table-cell/>
          <table:table-cell table:formula="of:=SUM([.CJ33:.CM33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4:.BU34];0)-1" office:value-type="float" office:value="2">
            <text:p>2</text:p>
          </table:table-cell>
          <table:table-cell table:formula="of:=INT(SUM([.A34:.BU34])/2)" office:value-type="float" office:value="7">
            <text:p>7</text:p>
          </table:table-cell>
          <table:table-cell table:formula="of:=72-(2*([.BX34]+[.BW34]))" office:value-type="float" office:value="54">
            <text:p>54</text:p>
          </table:table-cell>
          <table:table-cell table:formula="of:=[.BX34]" office:value-type="float" office:value="7">
            <text:p>7</text:p>
          </table:table-cell>
          <table:table-cell table:formula="of:=72-SUM([.BX34:.BZ34])-[.BW34]" office:value-type="float" office:value="2">
            <text:p>2</text:p>
          </table:table-cell>
          <table:table-cell table:formula="of:=[.BW35]+[.CA34]" office:value-type="float" office:value="4">
            <text:p>4</text:p>
          </table:table-cell>
          <table:table-cell table:number-columns-repeated="2"/>
          <table:table-cell table:formula="of:=IF(ISNUMBER([.BW34]);&quot;0x&quot;&amp;DEC2HEX([.BW34]+[.BW$2]))" office:value-type="string" office:string-value="0x1">
            <text:p>0x1</text:p>
          </table:table-cell>
          <table:table-cell table:formula="of:=IF(ISNUMBER([.BX34]);&quot;0x&quot;&amp;DEC2HEX([.BX34]+[.BX$2]))" office:value-type="string" office:string-value="0x86">
            <text:p>0x86</text:p>
          </table:table-cell>
          <table:table-cell table:formula="of:=IF(ISNUMBER([.BY34]);&quot;0x&quot;&amp;DEC2HEX([.BY34]+[.BY$2]);&quot;&quot;)" office:value-type="string" office:string-value="0x35">
            <text:p>0x35</text:p>
          </table:table-cell>
          <table:table-cell table:formula="of:=IF(ISNUMBER([.BZ34]);&quot;0x&quot;&amp;DEC2HEX([.BZ34]+[.BZ$2]);&quot;&quot;)" office:value-type="string" office:string-value="0x86">
            <text:p>0x86</text:p>
          </table:table-cell>
          <table:table-cell table:formula="of:=IF(ISNUMBER([.CB34]);&quot;0x&quot;&amp;DEC2HEX([.CB34]+[.CB$2]);&quot;&quot;)" office:value-type="string" office:string-value="0x3">
            <text:p>0x3</text:p>
          </table:table-cell>
          <table:table-cell table:formula="of:=HEX2DEC(MID([.CE34];3;2))-[.CE$2]" office:value-type="float" office:value="2">
            <text:p>2</text:p>
          </table:table-cell>
          <table:table-cell table:formula="of:=HEX2DEC(MID([.CF34];3;2))-[.CF$2]" office:value-type="float" office:value="7">
            <text:p>7</text:p>
          </table:table-cell>
          <table:table-cell table:formula="of:=HEX2DEC(MID([.CG34];3;2))-[.CG$2]" office:value-type="float" office:value="54">
            <text:p>54</text:p>
          </table:table-cell>
          <table:table-cell table:formula="of:=HEX2DEC(MID([.CH34];3;2))-[.CH$2]" office:value-type="float" office:value="7">
            <text:p>7</text:p>
          </table:table-cell>
          <table:table-cell/>
          <table:table-cell table:formula="of:=SUM([.CJ34:.CM34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5:.BU35];0)-1" office:value-type="float" office:value="2">
            <text:p>2</text:p>
          </table:table-cell>
          <table:table-cell table:formula="of:=INT(SUM([.A35:.BU35])/2)" office:value-type="float" office:value="7">
            <text:p>7</text:p>
          </table:table-cell>
          <table:table-cell table:formula="of:=72-(2*([.BX35]+[.BW35]))" office:value-type="float" office:value="54">
            <text:p>54</text:p>
          </table:table-cell>
          <table:table-cell table:formula="of:=[.BX35]" office:value-type="float" office:value="7">
            <text:p>7</text:p>
          </table:table-cell>
          <table:table-cell table:formula="of:=72-SUM([.BX35:.BZ35])-[.BW35]" office:value-type="float" office:value="2">
            <text:p>2</text:p>
          </table:table-cell>
          <table:table-cell table:formula="of:=[.BW36]+[.CA35]" office:value-type="float" office:value="4">
            <text:p>4</text:p>
          </table:table-cell>
          <table:table-cell table:number-columns-repeated="2"/>
          <table:table-cell table:formula="of:=IF(ISNUMBER([.BW35]);&quot;0x&quot;&amp;DEC2HEX([.BW35]+[.BW$2]))" office:value-type="string" office:string-value="0x1">
            <text:p>0x1</text:p>
          </table:table-cell>
          <table:table-cell table:formula="of:=IF(ISNUMBER([.BX35]);&quot;0x&quot;&amp;DEC2HEX([.BX35]+[.BX$2]))" office:value-type="string" office:string-value="0x86">
            <text:p>0x86</text:p>
          </table:table-cell>
          <table:table-cell table:formula="of:=IF(ISNUMBER([.BY35]);&quot;0x&quot;&amp;DEC2HEX([.BY35]+[.BY$2]);&quot;&quot;)" office:value-type="string" office:string-value="0x35">
            <text:p>0x35</text:p>
          </table:table-cell>
          <table:table-cell table:formula="of:=IF(ISNUMBER([.BZ35]);&quot;0x&quot;&amp;DEC2HEX([.BZ35]+[.BZ$2]);&quot;&quot;)" office:value-type="string" office:string-value="0x86">
            <text:p>0x86</text:p>
          </table:table-cell>
          <table:table-cell table:formula="of:=IF(ISNUMBER([.CB35]);&quot;0x&quot;&amp;DEC2HEX([.CB35]+[.CB$2]);&quot;&quot;)" office:value-type="string" office:string-value="0x3">
            <text:p>0x3</text:p>
          </table:table-cell>
          <table:table-cell table:formula="of:=HEX2DEC(MID([.CE35];3;2))-[.CE$2]" office:value-type="float" office:value="2">
            <text:p>2</text:p>
          </table:table-cell>
          <table:table-cell table:formula="of:=HEX2DEC(MID([.CF35];3;2))-[.CF$2]" office:value-type="float" office:value="7">
            <text:p>7</text:p>
          </table:table-cell>
          <table:table-cell table:formula="of:=HEX2DEC(MID([.CG35];3;2))-[.CG$2]" office:value-type="float" office:value="54">
            <text:p>54</text:p>
          </table:table-cell>
          <table:table-cell table:formula="of:=HEX2DEC(MID([.CH35];3;2))-[.CH$2]" office:value-type="float" office:value="7">
            <text:p>7</text:p>
          </table:table-cell>
          <table:table-cell/>
          <table:table-cell table:formula="of:=SUM([.CJ35:.CM35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6:.BU36];0)-1" office:value-type="float" office:value="2">
            <text:p>2</text:p>
          </table:table-cell>
          <table:table-cell table:formula="of:=INT(SUM([.A36:.BU36])/2)" office:value-type="float" office:value="7">
            <text:p>7</text:p>
          </table:table-cell>
          <table:table-cell table:formula="of:=72-(2*([.BX36]+[.BW36]))" office:value-type="float" office:value="54">
            <text:p>54</text:p>
          </table:table-cell>
          <table:table-cell table:formula="of:=[.BX36]" office:value-type="float" office:value="7">
            <text:p>7</text:p>
          </table:table-cell>
          <table:table-cell table:formula="of:=72-SUM([.BX36:.BZ36])-[.BW36]" office:value-type="float" office:value="2">
            <text:p>2</text:p>
          </table:table-cell>
          <table:table-cell table:formula="of:=[.BW37]+[.CA36]" office:value-type="float" office:value="4">
            <text:p>4</text:p>
          </table:table-cell>
          <table:table-cell table:number-columns-repeated="2"/>
          <table:table-cell table:formula="of:=IF(ISNUMBER([.BW36]);&quot;0x&quot;&amp;DEC2HEX([.BW36]+[.BW$2]))" office:value-type="string" office:string-value="0x1">
            <text:p>0x1</text:p>
          </table:table-cell>
          <table:table-cell table:formula="of:=IF(ISNUMBER([.BX36]);&quot;0x&quot;&amp;DEC2HEX([.BX36]+[.BX$2]))" office:value-type="string" office:string-value="0x86">
            <text:p>0x86</text:p>
          </table:table-cell>
          <table:table-cell table:formula="of:=IF(ISNUMBER([.BY36]);&quot;0x&quot;&amp;DEC2HEX([.BY36]+[.BY$2]);&quot;&quot;)" office:value-type="string" office:string-value="0x35">
            <text:p>0x35</text:p>
          </table:table-cell>
          <table:table-cell table:formula="of:=IF(ISNUMBER([.BZ36]);&quot;0x&quot;&amp;DEC2HEX([.BZ36]+[.BZ$2]);&quot;&quot;)" office:value-type="string" office:string-value="0x86">
            <text:p>0x86</text:p>
          </table:table-cell>
          <table:table-cell table:formula="of:=IF(ISNUMBER([.CB36]);&quot;0x&quot;&amp;DEC2HEX([.CB36]+[.CB$2]);&quot;&quot;)" office:value-type="string" office:string-value="0x3">
            <text:p>0x3</text:p>
          </table:table-cell>
          <table:table-cell table:formula="of:=HEX2DEC(MID([.CE36];3;2))-[.CE$2]" office:value-type="float" office:value="2">
            <text:p>2</text:p>
          </table:table-cell>
          <table:table-cell table:formula="of:=HEX2DEC(MID([.CF36];3;2))-[.CF$2]" office:value-type="float" office:value="7">
            <text:p>7</text:p>
          </table:table-cell>
          <table:table-cell table:formula="of:=HEX2DEC(MID([.CG36];3;2))-[.CG$2]" office:value-type="float" office:value="54">
            <text:p>54</text:p>
          </table:table-cell>
          <table:table-cell table:formula="of:=HEX2DEC(MID([.CH36];3;2))-[.CH$2]" office:value-type="float" office:value="7">
            <text:p>7</text:p>
          </table:table-cell>
          <table:table-cell/>
          <table:table-cell table:formula="of:=SUM([.CJ36:.CM36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7:.BU37];0)-1" office:value-type="float" office:value="2">
            <text:p>2</text:p>
          </table:table-cell>
          <table:table-cell table:formula="of:=INT(SUM([.A37:.BU37])/2)" office:value-type="float" office:value="7">
            <text:p>7</text:p>
          </table:table-cell>
          <table:table-cell table:formula="of:=72-(2*([.BX37]+[.BW37]))" office:value-type="float" office:value="54">
            <text:p>54</text:p>
          </table:table-cell>
          <table:table-cell table:formula="of:=[.BX37]" office:value-type="float" office:value="7">
            <text:p>7</text:p>
          </table:table-cell>
          <table:table-cell table:formula="of:=72-SUM([.BX37:.BZ37])-[.BW37]" office:value-type="float" office:value="2">
            <text:p>2</text:p>
          </table:table-cell>
          <table:table-cell table:formula="of:=[.BW38]+[.CA37]" office:value-type="float" office:value="4">
            <text:p>4</text:p>
          </table:table-cell>
          <table:table-cell table:number-columns-repeated="2"/>
          <table:table-cell table:formula="of:=IF(ISNUMBER([.BW37]);&quot;0x&quot;&amp;DEC2HEX([.BW37]+[.BW$2]))" office:value-type="string" office:string-value="0x1">
            <text:p>0x1</text:p>
          </table:table-cell>
          <table:table-cell table:formula="of:=IF(ISNUMBER([.BX37]);&quot;0x&quot;&amp;DEC2HEX([.BX37]+[.BX$2]))" office:value-type="string" office:string-value="0x86">
            <text:p>0x86</text:p>
          </table:table-cell>
          <table:table-cell table:formula="of:=IF(ISNUMBER([.BY37]);&quot;0x&quot;&amp;DEC2HEX([.BY37]+[.BY$2]);&quot;&quot;)" office:value-type="string" office:string-value="0x35">
            <text:p>0x35</text:p>
          </table:table-cell>
          <table:table-cell table:formula="of:=IF(ISNUMBER([.BZ37]);&quot;0x&quot;&amp;DEC2HEX([.BZ37]+[.BZ$2]);&quot;&quot;)" office:value-type="string" office:string-value="0x86">
            <text:p>0x86</text:p>
          </table:table-cell>
          <table:table-cell table:formula="of:=IF(ISNUMBER([.CB37]);&quot;0x&quot;&amp;DEC2HEX([.CB37]+[.CB$2]);&quot;&quot;)" office:value-type="string" office:string-value="0x3">
            <text:p>0x3</text:p>
          </table:table-cell>
          <table:table-cell table:formula="of:=HEX2DEC(MID([.CE37];3;2))-[.CE$2]" office:value-type="float" office:value="2">
            <text:p>2</text:p>
          </table:table-cell>
          <table:table-cell table:formula="of:=HEX2DEC(MID([.CF37];3;2))-[.CF$2]" office:value-type="float" office:value="7">
            <text:p>7</text:p>
          </table:table-cell>
          <table:table-cell table:formula="of:=HEX2DEC(MID([.CG37];3;2))-[.CG$2]" office:value-type="float" office:value="54">
            <text:p>54</text:p>
          </table:table-cell>
          <table:table-cell table:formula="of:=HEX2DEC(MID([.CH37];3;2))-[.CH$2]" office:value-type="float" office:value="7">
            <text:p>7</text:p>
          </table:table-cell>
          <table:table-cell/>
          <table:table-cell table:formula="of:=SUM([.CJ37:.CM37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8:.BU38];0)-1" office:value-type="float" office:value="2">
            <text:p>2</text:p>
          </table:table-cell>
          <table:table-cell table:formula="of:=INT(SUM([.A38:.BU38])/2)" office:value-type="float" office:value="7">
            <text:p>7</text:p>
          </table:table-cell>
          <table:table-cell table:formula="of:=72-(2*([.BX38]+[.BW38]))" office:value-type="float" office:value="54">
            <text:p>54</text:p>
          </table:table-cell>
          <table:table-cell table:formula="of:=[.BX38]" office:value-type="float" office:value="7">
            <text:p>7</text:p>
          </table:table-cell>
          <table:table-cell table:formula="of:=72-SUM([.BX38:.BZ38])-[.BW38]" office:value-type="float" office:value="2">
            <text:p>2</text:p>
          </table:table-cell>
          <table:table-cell table:formula="of:=[.BW39]+[.CA38]" office:value-type="float" office:value="4">
            <text:p>4</text:p>
          </table:table-cell>
          <table:table-cell table:number-columns-repeated="2"/>
          <table:table-cell table:formula="of:=IF(ISNUMBER([.BW38]);&quot;0x&quot;&amp;DEC2HEX([.BW38]+[.BW$2]))" office:value-type="string" office:string-value="0x1">
            <text:p>0x1</text:p>
          </table:table-cell>
          <table:table-cell table:formula="of:=IF(ISNUMBER([.BX38]);&quot;0x&quot;&amp;DEC2HEX([.BX38]+[.BX$2]))" office:value-type="string" office:string-value="0x86">
            <text:p>0x86</text:p>
          </table:table-cell>
          <table:table-cell table:formula="of:=IF(ISNUMBER([.BY38]);&quot;0x&quot;&amp;DEC2HEX([.BY38]+[.BY$2]);&quot;&quot;)" office:value-type="string" office:string-value="0x35">
            <text:p>0x35</text:p>
          </table:table-cell>
          <table:table-cell table:formula="of:=IF(ISNUMBER([.BZ38]);&quot;0x&quot;&amp;DEC2HEX([.BZ38]+[.BZ$2]);&quot;&quot;)" office:value-type="string" office:string-value="0x86">
            <text:p>0x86</text:p>
          </table:table-cell>
          <table:table-cell table:formula="of:=IF(ISNUMBER([.CB38]);&quot;0x&quot;&amp;DEC2HEX([.CB38]+[.CB$2]);&quot;&quot;)" office:value-type="string" office:string-value="0x3">
            <text:p>0x3</text:p>
          </table:table-cell>
          <table:table-cell table:formula="of:=HEX2DEC(MID([.CE38];3;2))-[.CE$2]" office:value-type="float" office:value="2">
            <text:p>2</text:p>
          </table:table-cell>
          <table:table-cell table:formula="of:=HEX2DEC(MID([.CF38];3;2))-[.CF$2]" office:value-type="float" office:value="7">
            <text:p>7</text:p>
          </table:table-cell>
          <table:table-cell table:formula="of:=HEX2DEC(MID([.CG38];3;2))-[.CG$2]" office:value-type="float" office:value="54">
            <text:p>54</text:p>
          </table:table-cell>
          <table:table-cell table:formula="of:=HEX2DEC(MID([.CH38];3;2))-[.CH$2]" office:value-type="float" office:value="7">
            <text:p>7</text:p>
          </table:table-cell>
          <table:table-cell/>
          <table:table-cell table:formula="of:=SUM([.CJ38:.CM38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39:.BU39];0)-1" office:value-type="float" office:value="2">
            <text:p>2</text:p>
          </table:table-cell>
          <table:table-cell table:formula="of:=INT(SUM([.A39:.BU39])/2)" office:value-type="float" office:value="7">
            <text:p>7</text:p>
          </table:table-cell>
          <table:table-cell table:formula="of:=72-(2*([.BX39]+[.BW39]))" office:value-type="float" office:value="54">
            <text:p>54</text:p>
          </table:table-cell>
          <table:table-cell table:formula="of:=[.BX39]" office:value-type="float" office:value="7">
            <text:p>7</text:p>
          </table:table-cell>
          <table:table-cell table:formula="of:=72-SUM([.BX39:.BZ39])-[.BW39]" office:value-type="float" office:value="2">
            <text:p>2</text:p>
          </table:table-cell>
          <table:table-cell table:formula="of:=[.BW40]+[.CA39]" office:value-type="float" office:value="4">
            <text:p>4</text:p>
          </table:table-cell>
          <table:table-cell table:number-columns-repeated="2"/>
          <table:table-cell table:formula="of:=IF(ISNUMBER([.BW39]);&quot;0x&quot;&amp;DEC2HEX([.BW39]+[.BW$2]))" office:value-type="string" office:string-value="0x1">
            <text:p>0x1</text:p>
          </table:table-cell>
          <table:table-cell table:formula="of:=IF(ISNUMBER([.BX39]);&quot;0x&quot;&amp;DEC2HEX([.BX39]+[.BX$2]))" office:value-type="string" office:string-value="0x86">
            <text:p>0x86</text:p>
          </table:table-cell>
          <table:table-cell table:formula="of:=IF(ISNUMBER([.BY39]);&quot;0x&quot;&amp;DEC2HEX([.BY39]+[.BY$2]);&quot;&quot;)" office:value-type="string" office:string-value="0x35">
            <text:p>0x35</text:p>
          </table:table-cell>
          <table:table-cell table:formula="of:=IF(ISNUMBER([.BZ39]);&quot;0x&quot;&amp;DEC2HEX([.BZ39]+[.BZ$2]);&quot;&quot;)" office:value-type="string" office:string-value="0x86">
            <text:p>0x86</text:p>
          </table:table-cell>
          <table:table-cell table:formula="of:=IF(ISNUMBER([.CB39]);&quot;0x&quot;&amp;DEC2HEX([.CB39]+[.CB$2]);&quot;&quot;)" office:value-type="string" office:string-value="0x3">
            <text:p>0x3</text:p>
          </table:table-cell>
          <table:table-cell table:formula="of:=HEX2DEC(MID([.CE39];3;2))-[.CE$2]" office:value-type="float" office:value="2">
            <text:p>2</text:p>
          </table:table-cell>
          <table:table-cell table:formula="of:=HEX2DEC(MID([.CF39];3;2))-[.CF$2]" office:value-type="float" office:value="7">
            <text:p>7</text:p>
          </table:table-cell>
          <table:table-cell table:formula="of:=HEX2DEC(MID([.CG39];3;2))-[.CG$2]" office:value-type="float" office:value="54">
            <text:p>54</text:p>
          </table:table-cell>
          <table:table-cell table:formula="of:=HEX2DEC(MID([.CH39];3;2))-[.CH$2]" office:value-type="float" office:value="7">
            <text:p>7</text:p>
          </table:table-cell>
          <table:table-cell/>
          <table:table-cell table:formula="of:=SUM([.CJ39:.CM39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0:.BU40];0)-1" office:value-type="float" office:value="2">
            <text:p>2</text:p>
          </table:table-cell>
          <table:table-cell table:formula="of:=INT(SUM([.A40:.BU40])/2)" office:value-type="float" office:value="7">
            <text:p>7</text:p>
          </table:table-cell>
          <table:table-cell table:formula="of:=72-(2*([.BX40]+[.BW40]))" office:value-type="float" office:value="54">
            <text:p>54</text:p>
          </table:table-cell>
          <table:table-cell table:formula="of:=[.BX40]" office:value-type="float" office:value="7">
            <text:p>7</text:p>
          </table:table-cell>
          <table:table-cell table:formula="of:=72-SUM([.BX40:.BZ40])-[.BW40]" office:value-type="float" office:value="2">
            <text:p>2</text:p>
          </table:table-cell>
          <table:table-cell table:formula="of:=[.BW41]+[.CA40]" office:value-type="float" office:value="4">
            <text:p>4</text:p>
          </table:table-cell>
          <table:table-cell table:number-columns-repeated="2"/>
          <table:table-cell table:formula="of:=IF(ISNUMBER([.BW40]);&quot;0x&quot;&amp;DEC2HEX([.BW40]+[.BW$2]))" office:value-type="string" office:string-value="0x1">
            <text:p>0x1</text:p>
          </table:table-cell>
          <table:table-cell table:formula="of:=IF(ISNUMBER([.BX40]);&quot;0x&quot;&amp;DEC2HEX([.BX40]+[.BX$2]))" office:value-type="string" office:string-value="0x86">
            <text:p>0x86</text:p>
          </table:table-cell>
          <table:table-cell table:formula="of:=IF(ISNUMBER([.BY40]);&quot;0x&quot;&amp;DEC2HEX([.BY40]+[.BY$2]);&quot;&quot;)" office:value-type="string" office:string-value="0x35">
            <text:p>0x35</text:p>
          </table:table-cell>
          <table:table-cell table:formula="of:=IF(ISNUMBER([.BZ40]);&quot;0x&quot;&amp;DEC2HEX([.BZ40]+[.BZ$2]);&quot;&quot;)" office:value-type="string" office:string-value="0x86">
            <text:p>0x86</text:p>
          </table:table-cell>
          <table:table-cell table:formula="of:=IF(ISNUMBER([.CB40]);&quot;0x&quot;&amp;DEC2HEX([.CB40]+[.CB$2]);&quot;&quot;)" office:value-type="string" office:string-value="0x3">
            <text:p>0x3</text:p>
          </table:table-cell>
          <table:table-cell table:formula="of:=HEX2DEC(MID([.CE40];3;2))-[.CE$2]" office:value-type="float" office:value="2">
            <text:p>2</text:p>
          </table:table-cell>
          <table:table-cell table:formula="of:=HEX2DEC(MID([.CF40];3;2))-[.CF$2]" office:value-type="float" office:value="7">
            <text:p>7</text:p>
          </table:table-cell>
          <table:table-cell table:formula="of:=HEX2DEC(MID([.CG40];3;2))-[.CG$2]" office:value-type="float" office:value="54">
            <text:p>54</text:p>
          </table:table-cell>
          <table:table-cell table:formula="of:=HEX2DEC(MID([.CH40];3;2))-[.CH$2]" office:value-type="float" office:value="7">
            <text:p>7</text:p>
          </table:table-cell>
          <table:table-cell/>
          <table:table-cell table:formula="of:=SUM([.CJ40:.CM40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1:.BU41];0)-1" office:value-type="float" office:value="2">
            <text:p>2</text:p>
          </table:table-cell>
          <table:table-cell table:formula="of:=INT(SUM([.A41:.BU41])/2)" office:value-type="float" office:value="7">
            <text:p>7</text:p>
          </table:table-cell>
          <table:table-cell table:formula="of:=72-(2*([.BX41]+[.BW41]))" office:value-type="float" office:value="54">
            <text:p>54</text:p>
          </table:table-cell>
          <table:table-cell table:formula="of:=[.BX41]" office:value-type="float" office:value="7">
            <text:p>7</text:p>
          </table:table-cell>
          <table:table-cell table:formula="of:=72-SUM([.BX41:.BZ41])-[.BW41]" office:value-type="float" office:value="2">
            <text:p>2</text:p>
          </table:table-cell>
          <table:table-cell table:formula="of:=[.BW42]+[.CA41]" office:value-type="float" office:value="4">
            <text:p>4</text:p>
          </table:table-cell>
          <table:table-cell table:number-columns-repeated="2"/>
          <table:table-cell table:formula="of:=IF(ISNUMBER([.BW41]);&quot;0x&quot;&amp;DEC2HEX([.BW41]+[.BW$2]))" office:value-type="string" office:string-value="0x1">
            <text:p>0x1</text:p>
          </table:table-cell>
          <table:table-cell table:formula="of:=IF(ISNUMBER([.BX41]);&quot;0x&quot;&amp;DEC2HEX([.BX41]+[.BX$2]))" office:value-type="string" office:string-value="0x86">
            <text:p>0x86</text:p>
          </table:table-cell>
          <table:table-cell table:formula="of:=IF(ISNUMBER([.BY41]);&quot;0x&quot;&amp;DEC2HEX([.BY41]+[.BY$2]);&quot;&quot;)" office:value-type="string" office:string-value="0x35">
            <text:p>0x35</text:p>
          </table:table-cell>
          <table:table-cell table:formula="of:=IF(ISNUMBER([.BZ41]);&quot;0x&quot;&amp;DEC2HEX([.BZ41]+[.BZ$2]);&quot;&quot;)" office:value-type="string" office:string-value="0x86">
            <text:p>0x86</text:p>
          </table:table-cell>
          <table:table-cell table:formula="of:=IF(ISNUMBER([.CB41]);&quot;0x&quot;&amp;DEC2HEX([.CB41]+[.CB$2]);&quot;&quot;)" office:value-type="string" office:string-value="0x3">
            <text:p>0x3</text:p>
          </table:table-cell>
          <table:table-cell table:formula="of:=HEX2DEC(MID([.CE41];3;2))-[.CE$2]" office:value-type="float" office:value="2">
            <text:p>2</text:p>
          </table:table-cell>
          <table:table-cell table:formula="of:=HEX2DEC(MID([.CF41];3;2))-[.CF$2]" office:value-type="float" office:value="7">
            <text:p>7</text:p>
          </table:table-cell>
          <table:table-cell table:formula="of:=HEX2DEC(MID([.CG41];3;2))-[.CG$2]" office:value-type="float" office:value="54">
            <text:p>54</text:p>
          </table:table-cell>
          <table:table-cell table:formula="of:=HEX2DEC(MID([.CH41];3;2))-[.CH$2]" office:value-type="float" office:value="7">
            <text:p>7</text:p>
          </table:table-cell>
          <table:table-cell/>
          <table:table-cell table:formula="of:=SUM([.CJ41:.CM41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2:.BU42];0)-1" office:value-type="float" office:value="2">
            <text:p>2</text:p>
          </table:table-cell>
          <table:table-cell table:formula="of:=INT(SUM([.A42:.BU42])/2)" office:value-type="float" office:value="7">
            <text:p>7</text:p>
          </table:table-cell>
          <table:table-cell table:formula="of:=72-(2*([.BX42]+[.BW42]))" office:value-type="float" office:value="54">
            <text:p>54</text:p>
          </table:table-cell>
          <table:table-cell table:formula="of:=[.BX42]" office:value-type="float" office:value="7">
            <text:p>7</text:p>
          </table:table-cell>
          <table:table-cell table:formula="of:=72-SUM([.BX42:.BZ42])-[.BW42]" office:value-type="float" office:value="2">
            <text:p>2</text:p>
          </table:table-cell>
          <table:table-cell table:formula="of:=[.BW43]+[.CA42]" office:value-type="float" office:value="4">
            <text:p>4</text:p>
          </table:table-cell>
          <table:table-cell table:number-columns-repeated="2"/>
          <table:table-cell table:formula="of:=IF(ISNUMBER([.BW42]);&quot;0x&quot;&amp;DEC2HEX([.BW42]+[.BW$2]))" office:value-type="string" office:string-value="0x1">
            <text:p>0x1</text:p>
          </table:table-cell>
          <table:table-cell table:formula="of:=IF(ISNUMBER([.BX42]);&quot;0x&quot;&amp;DEC2HEX([.BX42]+[.BX$2]))" office:value-type="string" office:string-value="0x86">
            <text:p>0x86</text:p>
          </table:table-cell>
          <table:table-cell table:formula="of:=IF(ISNUMBER([.BY42]);&quot;0x&quot;&amp;DEC2HEX([.BY42]+[.BY$2]);&quot;&quot;)" office:value-type="string" office:string-value="0x35">
            <text:p>0x35</text:p>
          </table:table-cell>
          <table:table-cell table:formula="of:=IF(ISNUMBER([.BZ42]);&quot;0x&quot;&amp;DEC2HEX([.BZ42]+[.BZ$2]);&quot;&quot;)" office:value-type="string" office:string-value="0x86">
            <text:p>0x86</text:p>
          </table:table-cell>
          <table:table-cell table:formula="of:=IF(ISNUMBER([.CB42]);&quot;0x&quot;&amp;DEC2HEX([.CB42]+[.CB$2]);&quot;&quot;)" office:value-type="string" office:string-value="0x3">
            <text:p>0x3</text:p>
          </table:table-cell>
          <table:table-cell table:formula="of:=HEX2DEC(MID([.CE42];3;2))-[.CE$2]" office:value-type="float" office:value="2">
            <text:p>2</text:p>
          </table:table-cell>
          <table:table-cell table:formula="of:=HEX2DEC(MID([.CF42];3;2))-[.CF$2]" office:value-type="float" office:value="7">
            <text:p>7</text:p>
          </table:table-cell>
          <table:table-cell table:formula="of:=HEX2DEC(MID([.CG42];3;2))-[.CG$2]" office:value-type="float" office:value="54">
            <text:p>54</text:p>
          </table:table-cell>
          <table:table-cell table:formula="of:=HEX2DEC(MID([.CH42];3;2))-[.CH$2]" office:value-type="float" office:value="7">
            <text:p>7</text:p>
          </table:table-cell>
          <table:table-cell/>
          <table:table-cell table:formula="of:=SUM([.CJ42:.CM42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3:.BU43];0)-1" office:value-type="float" office:value="2">
            <text:p>2</text:p>
          </table:table-cell>
          <table:table-cell table:formula="of:=INT(SUM([.A43:.BU43])/2)" office:value-type="float" office:value="7">
            <text:p>7</text:p>
          </table:table-cell>
          <table:table-cell table:formula="of:=72-(2*([.BX43]+[.BW43]))" office:value-type="float" office:value="54">
            <text:p>54</text:p>
          </table:table-cell>
          <table:table-cell table:formula="of:=[.BX43]" office:value-type="float" office:value="7">
            <text:p>7</text:p>
          </table:table-cell>
          <table:table-cell table:formula="of:=72-SUM([.BX43:.BZ43])-[.BW43]" office:value-type="float" office:value="2">
            <text:p>2</text:p>
          </table:table-cell>
          <table:table-cell table:formula="of:=[.BW44]+[.CA43]" office:value-type="float" office:value="4">
            <text:p>4</text:p>
          </table:table-cell>
          <table:table-cell table:number-columns-repeated="2"/>
          <table:table-cell table:formula="of:=IF(ISNUMBER([.BW43]);&quot;0x&quot;&amp;DEC2HEX([.BW43]+[.BW$2]))" office:value-type="string" office:string-value="0x1">
            <text:p>0x1</text:p>
          </table:table-cell>
          <table:table-cell table:formula="of:=IF(ISNUMBER([.BX43]);&quot;0x&quot;&amp;DEC2HEX([.BX43]+[.BX$2]))" office:value-type="string" office:string-value="0x86">
            <text:p>0x86</text:p>
          </table:table-cell>
          <table:table-cell table:formula="of:=IF(ISNUMBER([.BY43]);&quot;0x&quot;&amp;DEC2HEX([.BY43]+[.BY$2]);&quot;&quot;)" office:value-type="string" office:string-value="0x35">
            <text:p>0x35</text:p>
          </table:table-cell>
          <table:table-cell table:formula="of:=IF(ISNUMBER([.BZ43]);&quot;0x&quot;&amp;DEC2HEX([.BZ43]+[.BZ$2]);&quot;&quot;)" office:value-type="string" office:string-value="0x86">
            <text:p>0x86</text:p>
          </table:table-cell>
          <table:table-cell table:formula="of:=IF(ISNUMBER([.CB43]);&quot;0x&quot;&amp;DEC2HEX([.CB43]+[.CB$2]);&quot;&quot;)" office:value-type="string" office:string-value="0x3">
            <text:p>0x3</text:p>
          </table:table-cell>
          <table:table-cell table:formula="of:=HEX2DEC(MID([.CE43];3;2))-[.CE$2]" office:value-type="float" office:value="2">
            <text:p>2</text:p>
          </table:table-cell>
          <table:table-cell table:formula="of:=HEX2DEC(MID([.CF43];3;2))-[.CF$2]" office:value-type="float" office:value="7">
            <text:p>7</text:p>
          </table:table-cell>
          <table:table-cell table:formula="of:=HEX2DEC(MID([.CG43];3;2))-[.CG$2]" office:value-type="float" office:value="54">
            <text:p>54</text:p>
          </table:table-cell>
          <table:table-cell table:formula="of:=HEX2DEC(MID([.CH43];3;2))-[.CH$2]" office:value-type="float" office:value="7">
            <text:p>7</text:p>
          </table:table-cell>
          <table:table-cell/>
          <table:table-cell table:formula="of:=SUM([.CJ43:.CM43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4:.BU44];0)-1" office:value-type="float" office:value="2">
            <text:p>2</text:p>
          </table:table-cell>
          <table:table-cell table:formula="of:=INT(SUM([.A44:.BU44])/2)" office:value-type="float" office:value="7">
            <text:p>7</text:p>
          </table:table-cell>
          <table:table-cell table:formula="of:=72-(2*([.BX44]+[.BW44]))" office:value-type="float" office:value="54">
            <text:p>54</text:p>
          </table:table-cell>
          <table:table-cell table:formula="of:=[.BX44]" office:value-type="float" office:value="7">
            <text:p>7</text:p>
          </table:table-cell>
          <table:table-cell table:formula="of:=72-SUM([.BX44:.BZ44])-[.BW44]" office:value-type="float" office:value="2">
            <text:p>2</text:p>
          </table:table-cell>
          <table:table-cell table:formula="of:=[.BW45]+[.CA44]" office:value-type="float" office:value="4">
            <text:p>4</text:p>
          </table:table-cell>
          <table:table-cell table:number-columns-repeated="2"/>
          <table:table-cell table:formula="of:=IF(ISNUMBER([.BW44]);&quot;0x&quot;&amp;DEC2HEX([.BW44]+[.BW$2]))" office:value-type="string" office:string-value="0x1">
            <text:p>0x1</text:p>
          </table:table-cell>
          <table:table-cell table:formula="of:=IF(ISNUMBER([.BX44]);&quot;0x&quot;&amp;DEC2HEX([.BX44]+[.BX$2]))" office:value-type="string" office:string-value="0x86">
            <text:p>0x86</text:p>
          </table:table-cell>
          <table:table-cell table:formula="of:=IF(ISNUMBER([.BY44]);&quot;0x&quot;&amp;DEC2HEX([.BY44]+[.BY$2]);&quot;&quot;)" office:value-type="string" office:string-value="0x35">
            <text:p>0x35</text:p>
          </table:table-cell>
          <table:table-cell table:formula="of:=IF(ISNUMBER([.BZ44]);&quot;0x&quot;&amp;DEC2HEX([.BZ44]+[.BZ$2]);&quot;&quot;)" office:value-type="string" office:string-value="0x86">
            <text:p>0x86</text:p>
          </table:table-cell>
          <table:table-cell table:formula="of:=IF(ISNUMBER([.CB44]);&quot;0x&quot;&amp;DEC2HEX([.CB44]+[.CB$2]);&quot;&quot;)" office:value-type="string" office:string-value="0x3">
            <text:p>0x3</text:p>
          </table:table-cell>
          <table:table-cell table:formula="of:=HEX2DEC(MID([.CE44];3;2))-[.CE$2]" office:value-type="float" office:value="2">
            <text:p>2</text:p>
          </table:table-cell>
          <table:table-cell table:formula="of:=HEX2DEC(MID([.CF44];3;2))-[.CF$2]" office:value-type="float" office:value="7">
            <text:p>7</text:p>
          </table:table-cell>
          <table:table-cell table:formula="of:=HEX2DEC(MID([.CG44];3;2))-[.CG$2]" office:value-type="float" office:value="54">
            <text:p>54</text:p>
          </table:table-cell>
          <table:table-cell table:formula="of:=HEX2DEC(MID([.CH44];3;2))-[.CH$2]" office:value-type="float" office:value="7">
            <text:p>7</text:p>
          </table:table-cell>
          <table:table-cell/>
          <table:table-cell table:formula="of:=SUM([.CJ44:.CM44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5:.BU45];0)-1" office:value-type="float" office:value="2">
            <text:p>2</text:p>
          </table:table-cell>
          <table:table-cell table:formula="of:=INT(SUM([.A45:.BU45])/2)" office:value-type="float" office:value="7">
            <text:p>7</text:p>
          </table:table-cell>
          <table:table-cell table:formula="of:=72-(2*([.BX45]+[.BW45]))" office:value-type="float" office:value="54">
            <text:p>54</text:p>
          </table:table-cell>
          <table:table-cell table:formula="of:=[.BX45]" office:value-type="float" office:value="7">
            <text:p>7</text:p>
          </table:table-cell>
          <table:table-cell table:formula="of:=72-SUM([.BX45:.BZ45])-[.BW45]" office:value-type="float" office:value="2">
            <text:p>2</text:p>
          </table:table-cell>
          <table:table-cell table:formula="of:=[.BW46]+[.CA45]" office:value-type="float" office:value="4">
            <text:p>4</text:p>
          </table:table-cell>
          <table:table-cell table:number-columns-repeated="2"/>
          <table:table-cell table:formula="of:=IF(ISNUMBER([.BW45]);&quot;0x&quot;&amp;DEC2HEX([.BW45]+[.BW$2]))" office:value-type="string" office:string-value="0x1">
            <text:p>0x1</text:p>
          </table:table-cell>
          <table:table-cell table:formula="of:=IF(ISNUMBER([.BX45]);&quot;0x&quot;&amp;DEC2HEX([.BX45]+[.BX$2]))" office:value-type="string" office:string-value="0x86">
            <text:p>0x86</text:p>
          </table:table-cell>
          <table:table-cell table:formula="of:=IF(ISNUMBER([.BY45]);&quot;0x&quot;&amp;DEC2HEX([.BY45]+[.BY$2]);&quot;&quot;)" office:value-type="string" office:string-value="0x35">
            <text:p>0x35</text:p>
          </table:table-cell>
          <table:table-cell table:formula="of:=IF(ISNUMBER([.BZ45]);&quot;0x&quot;&amp;DEC2HEX([.BZ45]+[.BZ$2]);&quot;&quot;)" office:value-type="string" office:string-value="0x86">
            <text:p>0x86</text:p>
          </table:table-cell>
          <table:table-cell table:formula="of:=IF(ISNUMBER([.CB45]);&quot;0x&quot;&amp;DEC2HEX([.CB45]+[.CB$2]);&quot;&quot;)" office:value-type="string" office:string-value="0x3">
            <text:p>0x3</text:p>
          </table:table-cell>
          <table:table-cell table:formula="of:=HEX2DEC(MID([.CE45];3;2))-[.CE$2]" office:value-type="float" office:value="2">
            <text:p>2</text:p>
          </table:table-cell>
          <table:table-cell table:formula="of:=HEX2DEC(MID([.CF45];3;2))-[.CF$2]" office:value-type="float" office:value="7">
            <text:p>7</text:p>
          </table:table-cell>
          <table:table-cell table:formula="of:=HEX2DEC(MID([.CG45];3;2))-[.CG$2]" office:value-type="float" office:value="54">
            <text:p>54</text:p>
          </table:table-cell>
          <table:table-cell table:formula="of:=HEX2DEC(MID([.CH45];3;2))-[.CH$2]" office:value-type="float" office:value="7">
            <text:p>7</text:p>
          </table:table-cell>
          <table:table-cell/>
          <table:table-cell table:formula="of:=SUM([.CJ45:.CM45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6:.BU46];0)-1" office:value-type="float" office:value="2">
            <text:p>2</text:p>
          </table:table-cell>
          <table:table-cell table:formula="of:=INT(SUM([.A46:.BU46])/2)" office:value-type="float" office:value="7">
            <text:p>7</text:p>
          </table:table-cell>
          <table:table-cell table:formula="of:=72-(2*([.BX46]+[.BW46]))" office:value-type="float" office:value="54">
            <text:p>54</text:p>
          </table:table-cell>
          <table:table-cell table:formula="of:=[.BX46]" office:value-type="float" office:value="7">
            <text:p>7</text:p>
          </table:table-cell>
          <table:table-cell table:formula="of:=72-SUM([.BX46:.BZ46])-[.BW46]" office:value-type="float" office:value="2">
            <text:p>2</text:p>
          </table:table-cell>
          <table:table-cell table:formula="of:=[.BW47]+[.CA46]" office:value-type="float" office:value="4">
            <text:p>4</text:p>
          </table:table-cell>
          <table:table-cell table:number-columns-repeated="2"/>
          <table:table-cell table:formula="of:=IF(ISNUMBER([.BW46]);&quot;0x&quot;&amp;DEC2HEX([.BW46]+[.BW$2]))" office:value-type="string" office:string-value="0x1">
            <text:p>0x1</text:p>
          </table:table-cell>
          <table:table-cell table:formula="of:=IF(ISNUMBER([.BX46]);&quot;0x&quot;&amp;DEC2HEX([.BX46]+[.BX$2]))" office:value-type="string" office:string-value="0x86">
            <text:p>0x86</text:p>
          </table:table-cell>
          <table:table-cell table:formula="of:=IF(ISNUMBER([.BY46]);&quot;0x&quot;&amp;DEC2HEX([.BY46]+[.BY$2]);&quot;&quot;)" office:value-type="string" office:string-value="0x35">
            <text:p>0x35</text:p>
          </table:table-cell>
          <table:table-cell table:formula="of:=IF(ISNUMBER([.BZ46]);&quot;0x&quot;&amp;DEC2HEX([.BZ46]+[.BZ$2]);&quot;&quot;)" office:value-type="string" office:string-value="0x86">
            <text:p>0x86</text:p>
          </table:table-cell>
          <table:table-cell table:formula="of:=IF(ISNUMBER([.CB46]);&quot;0x&quot;&amp;DEC2HEX([.CB46]+[.CB$2]);&quot;&quot;)" office:value-type="string" office:string-value="0x3">
            <text:p>0x3</text:p>
          </table:table-cell>
          <table:table-cell table:formula="of:=HEX2DEC(MID([.CE46];3;2))-[.CE$2]" office:value-type="float" office:value="2">
            <text:p>2</text:p>
          </table:table-cell>
          <table:table-cell table:formula="of:=HEX2DEC(MID([.CF46];3;2))-[.CF$2]" office:value-type="float" office:value="7">
            <text:p>7</text:p>
          </table:table-cell>
          <table:table-cell table:formula="of:=HEX2DEC(MID([.CG46];3;2))-[.CG$2]" office:value-type="float" office:value="54">
            <text:p>54</text:p>
          </table:table-cell>
          <table:table-cell table:formula="of:=HEX2DEC(MID([.CH46];3;2))-[.CH$2]" office:value-type="float" office:value="7">
            <text:p>7</text:p>
          </table:table-cell>
          <table:table-cell/>
          <table:table-cell table:formula="of:=SUM([.CJ46:.CM46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7:.BU47];0)-1" office:value-type="float" office:value="2">
            <text:p>2</text:p>
          </table:table-cell>
          <table:table-cell table:formula="of:=INT(SUM([.A47:.BU47])/2)" office:value-type="float" office:value="7">
            <text:p>7</text:p>
          </table:table-cell>
          <table:table-cell table:formula="of:=72-(2*([.BX47]+[.BW47]))" office:value-type="float" office:value="54">
            <text:p>54</text:p>
          </table:table-cell>
          <table:table-cell table:formula="of:=[.BX47]" office:value-type="float" office:value="7">
            <text:p>7</text:p>
          </table:table-cell>
          <table:table-cell table:formula="of:=72-SUM([.BX47:.BZ47])-[.BW47]" office:value-type="float" office:value="2">
            <text:p>2</text:p>
          </table:table-cell>
          <table:table-cell table:formula="of:=[.BW48]+[.CA47]" office:value-type="float" office:value="4">
            <text:p>4</text:p>
          </table:table-cell>
          <table:table-cell table:number-columns-repeated="2"/>
          <table:table-cell table:formula="of:=IF(ISNUMBER([.BW47]);&quot;0x&quot;&amp;DEC2HEX([.BW47]+[.BW$2]))" office:value-type="string" office:string-value="0x1">
            <text:p>0x1</text:p>
          </table:table-cell>
          <table:table-cell table:formula="of:=IF(ISNUMBER([.BX47]);&quot;0x&quot;&amp;DEC2HEX([.BX47]+[.BX$2]))" office:value-type="string" office:string-value="0x86">
            <text:p>0x86</text:p>
          </table:table-cell>
          <table:table-cell table:formula="of:=IF(ISNUMBER([.BY47]);&quot;0x&quot;&amp;DEC2HEX([.BY47]+[.BY$2]);&quot;&quot;)" office:value-type="string" office:string-value="0x35">
            <text:p>0x35</text:p>
          </table:table-cell>
          <table:table-cell table:formula="of:=IF(ISNUMBER([.BZ47]);&quot;0x&quot;&amp;DEC2HEX([.BZ47]+[.BZ$2]);&quot;&quot;)" office:value-type="string" office:string-value="0x86">
            <text:p>0x86</text:p>
          </table:table-cell>
          <table:table-cell table:formula="of:=IF(ISNUMBER([.CB47]);&quot;0x&quot;&amp;DEC2HEX([.CB47]+[.CB$2]);&quot;&quot;)" office:value-type="string" office:string-value="0x3">
            <text:p>0x3</text:p>
          </table:table-cell>
          <table:table-cell table:formula="of:=HEX2DEC(MID([.CE47];3;2))-[.CE$2]" office:value-type="float" office:value="2">
            <text:p>2</text:p>
          </table:table-cell>
          <table:table-cell table:formula="of:=HEX2DEC(MID([.CF47];3;2))-[.CF$2]" office:value-type="float" office:value="7">
            <text:p>7</text:p>
          </table:table-cell>
          <table:table-cell table:formula="of:=HEX2DEC(MID([.CG47];3;2))-[.CG$2]" office:value-type="float" office:value="54">
            <text:p>54</text:p>
          </table:table-cell>
          <table:table-cell table:formula="of:=HEX2DEC(MID([.CH47];3;2))-[.CH$2]" office:value-type="float" office:value="7">
            <text:p>7</text:p>
          </table:table-cell>
          <table:table-cell/>
          <table:table-cell table:formula="of:=SUM([.CJ47:.CM47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8:.BU48];0)-1" office:value-type="float" office:value="2">
            <text:p>2</text:p>
          </table:table-cell>
          <table:table-cell table:formula="of:=INT(SUM([.A48:.BU48])/2)" office:value-type="float" office:value="7">
            <text:p>7</text:p>
          </table:table-cell>
          <table:table-cell table:formula="of:=72-(2*([.BX48]+[.BW48]))" office:value-type="float" office:value="54">
            <text:p>54</text:p>
          </table:table-cell>
          <table:table-cell table:formula="of:=[.BX48]" office:value-type="float" office:value="7">
            <text:p>7</text:p>
          </table:table-cell>
          <table:table-cell table:formula="of:=72-SUM([.BX48:.BZ48])-[.BW48]" office:value-type="float" office:value="2">
            <text:p>2</text:p>
          </table:table-cell>
          <table:table-cell table:formula="of:=[.BW49]+[.CA48]" office:value-type="float" office:value="4">
            <text:p>4</text:p>
          </table:table-cell>
          <table:table-cell table:number-columns-repeated="2"/>
          <table:table-cell table:formula="of:=IF(ISNUMBER([.BW48]);&quot;0x&quot;&amp;DEC2HEX([.BW48]+[.BW$2]))" office:value-type="string" office:string-value="0x1">
            <text:p>0x1</text:p>
          </table:table-cell>
          <table:table-cell table:formula="of:=IF(ISNUMBER([.BX48]);&quot;0x&quot;&amp;DEC2HEX([.BX48]+[.BX$2]))" office:value-type="string" office:string-value="0x86">
            <text:p>0x86</text:p>
          </table:table-cell>
          <table:table-cell table:formula="of:=IF(ISNUMBER([.BY48]);&quot;0x&quot;&amp;DEC2HEX([.BY48]+[.BY$2]);&quot;&quot;)" office:value-type="string" office:string-value="0x35">
            <text:p>0x35</text:p>
          </table:table-cell>
          <table:table-cell table:formula="of:=IF(ISNUMBER([.BZ48]);&quot;0x&quot;&amp;DEC2HEX([.BZ48]+[.BZ$2]);&quot;&quot;)" office:value-type="string" office:string-value="0x86">
            <text:p>0x86</text:p>
          </table:table-cell>
          <table:table-cell table:formula="of:=IF(ISNUMBER([.CB48]);&quot;0x&quot;&amp;DEC2HEX([.CB48]+[.CB$2]);&quot;&quot;)" office:value-type="string" office:string-value="0x3">
            <text:p>0x3</text:p>
          </table:table-cell>
          <table:table-cell table:formula="of:=HEX2DEC(MID([.CE48];3;2))-[.CE$2]" office:value-type="float" office:value="2">
            <text:p>2</text:p>
          </table:table-cell>
          <table:table-cell table:formula="of:=HEX2DEC(MID([.CF48];3;2))-[.CF$2]" office:value-type="float" office:value="7">
            <text:p>7</text:p>
          </table:table-cell>
          <table:table-cell table:formula="of:=HEX2DEC(MID([.CG48];3;2))-[.CG$2]" office:value-type="float" office:value="54">
            <text:p>54</text:p>
          </table:table-cell>
          <table:table-cell table:formula="of:=HEX2DEC(MID([.CH48];3;2))-[.CH$2]" office:value-type="float" office:value="7">
            <text:p>7</text:p>
          </table:table-cell>
          <table:table-cell/>
          <table:table-cell table:formula="of:=SUM([.CJ48:.CM48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49:.BU49];0)-1" office:value-type="float" office:value="2">
            <text:p>2</text:p>
          </table:table-cell>
          <table:table-cell table:formula="of:=INT(SUM([.A49:.BU49])/2)" office:value-type="float" office:value="7">
            <text:p>7</text:p>
          </table:table-cell>
          <table:table-cell table:formula="of:=72-(2*([.BX49]+[.BW49]))" office:value-type="float" office:value="54">
            <text:p>54</text:p>
          </table:table-cell>
          <table:table-cell table:formula="of:=[.BX49]" office:value-type="float" office:value="7">
            <text:p>7</text:p>
          </table:table-cell>
          <table:table-cell table:formula="of:=72-SUM([.BX49:.BZ49])-[.BW49]" office:value-type="float" office:value="2">
            <text:p>2</text:p>
          </table:table-cell>
          <table:table-cell table:formula="of:=[.BW50]+[.CA49]" office:value-type="float" office:value="4">
            <text:p>4</text:p>
          </table:table-cell>
          <table:table-cell table:number-columns-repeated="2"/>
          <table:table-cell table:formula="of:=IF(ISNUMBER([.BW49]);&quot;0x&quot;&amp;DEC2HEX([.BW49]+[.BW$2]))" office:value-type="string" office:string-value="0x1">
            <text:p>0x1</text:p>
          </table:table-cell>
          <table:table-cell table:formula="of:=IF(ISNUMBER([.BX49]);&quot;0x&quot;&amp;DEC2HEX([.BX49]+[.BX$2]))" office:value-type="string" office:string-value="0x86">
            <text:p>0x86</text:p>
          </table:table-cell>
          <table:table-cell table:formula="of:=IF(ISNUMBER([.BY49]);&quot;0x&quot;&amp;DEC2HEX([.BY49]+[.BY$2]);&quot;&quot;)" office:value-type="string" office:string-value="0x35">
            <text:p>0x35</text:p>
          </table:table-cell>
          <table:table-cell table:formula="of:=IF(ISNUMBER([.BZ49]);&quot;0x&quot;&amp;DEC2HEX([.BZ49]+[.BZ$2]);&quot;&quot;)" office:value-type="string" office:string-value="0x86">
            <text:p>0x86</text:p>
          </table:table-cell>
          <table:table-cell table:formula="of:=IF(ISNUMBER([.CB49]);&quot;0x&quot;&amp;DEC2HEX([.CB49]+[.CB$2]);&quot;&quot;)" office:value-type="string" office:string-value="0x3">
            <text:p>0x3</text:p>
          </table:table-cell>
          <table:table-cell table:formula="of:=HEX2DEC(MID([.CE49];3;2))-[.CE$2]" office:value-type="float" office:value="2">
            <text:p>2</text:p>
          </table:table-cell>
          <table:table-cell table:formula="of:=HEX2DEC(MID([.CF49];3;2))-[.CF$2]" office:value-type="float" office:value="7">
            <text:p>7</text:p>
          </table:table-cell>
          <table:table-cell table:formula="of:=HEX2DEC(MID([.CG49];3;2))-[.CG$2]" office:value-type="float" office:value="54">
            <text:p>54</text:p>
          </table:table-cell>
          <table:table-cell table:formula="of:=HEX2DEC(MID([.CH49];3;2))-[.CH$2]" office:value-type="float" office:value="7">
            <text:p>7</text:p>
          </table:table-cell>
          <table:table-cell/>
          <table:table-cell table:formula="of:=SUM([.CJ49:.CM49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0:.BU50];0)-1" office:value-type="float" office:value="2">
            <text:p>2</text:p>
          </table:table-cell>
          <table:table-cell table:formula="of:=INT(SUM([.A50:.BU50])/2)" office:value-type="float" office:value="7">
            <text:p>7</text:p>
          </table:table-cell>
          <table:table-cell table:formula="of:=72-(2*([.BX50]+[.BW50]))" office:value-type="float" office:value="54">
            <text:p>54</text:p>
          </table:table-cell>
          <table:table-cell table:formula="of:=[.BX50]" office:value-type="float" office:value="7">
            <text:p>7</text:p>
          </table:table-cell>
          <table:table-cell table:formula="of:=72-SUM([.BX50:.BZ50])-[.BW50]" office:value-type="float" office:value="2">
            <text:p>2</text:p>
          </table:table-cell>
          <table:table-cell table:formula="of:=[.BW51]+[.CA50]" office:value-type="float" office:value="4">
            <text:p>4</text:p>
          </table:table-cell>
          <table:table-cell table:number-columns-repeated="2"/>
          <table:table-cell table:formula="of:=IF(ISNUMBER([.BW50]);&quot;0x&quot;&amp;DEC2HEX([.BW50]+[.BW$2]))" office:value-type="string" office:string-value="0x1">
            <text:p>0x1</text:p>
          </table:table-cell>
          <table:table-cell table:formula="of:=IF(ISNUMBER([.BX50]);&quot;0x&quot;&amp;DEC2HEX([.BX50]+[.BX$2]))" office:value-type="string" office:string-value="0x86">
            <text:p>0x86</text:p>
          </table:table-cell>
          <table:table-cell table:formula="of:=IF(ISNUMBER([.BY50]);&quot;0x&quot;&amp;DEC2HEX([.BY50]+[.BY$2]);&quot;&quot;)" office:value-type="string" office:string-value="0x35">
            <text:p>0x35</text:p>
          </table:table-cell>
          <table:table-cell table:formula="of:=IF(ISNUMBER([.BZ50]);&quot;0x&quot;&amp;DEC2HEX([.BZ50]+[.BZ$2]);&quot;&quot;)" office:value-type="string" office:string-value="0x86">
            <text:p>0x86</text:p>
          </table:table-cell>
          <table:table-cell table:formula="of:=IF(ISNUMBER([.CB50]);&quot;0x&quot;&amp;DEC2HEX([.CB50]+[.CB$2]);&quot;&quot;)" office:value-type="string" office:string-value="0x3">
            <text:p>0x3</text:p>
          </table:table-cell>
          <table:table-cell table:formula="of:=HEX2DEC(MID([.CE50];3;2))-[.CE$2]" office:value-type="float" office:value="2">
            <text:p>2</text:p>
          </table:table-cell>
          <table:table-cell table:formula="of:=HEX2DEC(MID([.CF50];3;2))-[.CF$2]" office:value-type="float" office:value="7">
            <text:p>7</text:p>
          </table:table-cell>
          <table:table-cell table:formula="of:=HEX2DEC(MID([.CG50];3;2))-[.CG$2]" office:value-type="float" office:value="54">
            <text:p>54</text:p>
          </table:table-cell>
          <table:table-cell table:formula="of:=HEX2DEC(MID([.CH50];3;2))-[.CH$2]" office:value-type="float" office:value="7">
            <text:p>7</text:p>
          </table:table-cell>
          <table:table-cell/>
          <table:table-cell table:formula="of:=SUM([.CJ50:.CM50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1:.BU51];0)-1" office:value-type="float" office:value="2">
            <text:p>2</text:p>
          </table:table-cell>
          <table:table-cell table:formula="of:=INT(SUM([.A51:.BU51])/2)" office:value-type="float" office:value="7">
            <text:p>7</text:p>
          </table:table-cell>
          <table:table-cell table:formula="of:=72-(2*([.BX51]+[.BW51]))" office:value-type="float" office:value="54">
            <text:p>54</text:p>
          </table:table-cell>
          <table:table-cell table:formula="of:=[.BX51]" office:value-type="float" office:value="7">
            <text:p>7</text:p>
          </table:table-cell>
          <table:table-cell table:formula="of:=72-SUM([.BX51:.BZ51])-[.BW51]" office:value-type="float" office:value="2">
            <text:p>2</text:p>
          </table:table-cell>
          <table:table-cell table:formula="of:=[.BW52]+[.CA51]" office:value-type="float" office:value="4">
            <text:p>4</text:p>
          </table:table-cell>
          <table:table-cell table:number-columns-repeated="2"/>
          <table:table-cell table:formula="of:=IF(ISNUMBER([.BW51]);&quot;0x&quot;&amp;DEC2HEX([.BW51]+[.BW$2]))" office:value-type="string" office:string-value="0x1">
            <text:p>0x1</text:p>
          </table:table-cell>
          <table:table-cell table:formula="of:=IF(ISNUMBER([.BX51]);&quot;0x&quot;&amp;DEC2HEX([.BX51]+[.BX$2]))" office:value-type="string" office:string-value="0x86">
            <text:p>0x86</text:p>
          </table:table-cell>
          <table:table-cell table:formula="of:=IF(ISNUMBER([.BY51]);&quot;0x&quot;&amp;DEC2HEX([.BY51]+[.BY$2]);&quot;&quot;)" office:value-type="string" office:string-value="0x35">
            <text:p>0x35</text:p>
          </table:table-cell>
          <table:table-cell table:formula="of:=IF(ISNUMBER([.BZ51]);&quot;0x&quot;&amp;DEC2HEX([.BZ51]+[.BZ$2]);&quot;&quot;)" office:value-type="string" office:string-value="0x86">
            <text:p>0x86</text:p>
          </table:table-cell>
          <table:table-cell table:formula="of:=IF(ISNUMBER([.CB51]);&quot;0x&quot;&amp;DEC2HEX([.CB51]+[.CB$2]);&quot;&quot;)" office:value-type="string" office:string-value="0x3">
            <text:p>0x3</text:p>
          </table:table-cell>
          <table:table-cell table:formula="of:=HEX2DEC(MID([.CE51];3;2))-[.CE$2]" office:value-type="float" office:value="2">
            <text:p>2</text:p>
          </table:table-cell>
          <table:table-cell table:formula="of:=HEX2DEC(MID([.CF51];3;2))-[.CF$2]" office:value-type="float" office:value="7">
            <text:p>7</text:p>
          </table:table-cell>
          <table:table-cell table:formula="of:=HEX2DEC(MID([.CG51];3;2))-[.CG$2]" office:value-type="float" office:value="54">
            <text:p>54</text:p>
          </table:table-cell>
          <table:table-cell table:formula="of:=HEX2DEC(MID([.CH51];3;2))-[.CH$2]" office:value-type="float" office:value="7">
            <text:p>7</text:p>
          </table:table-cell>
          <table:table-cell/>
          <table:table-cell table:formula="of:=SUM([.CJ51:.CM51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2:.BU52];0)-1" office:value-type="float" office:value="2">
            <text:p>2</text:p>
          </table:table-cell>
          <table:table-cell table:formula="of:=INT(SUM([.A52:.BU52])/2)" office:value-type="float" office:value="7">
            <text:p>7</text:p>
          </table:table-cell>
          <table:table-cell table:formula="of:=72-(2*([.BX52]+[.BW52]))" office:value-type="float" office:value="54">
            <text:p>54</text:p>
          </table:table-cell>
          <table:table-cell table:formula="of:=[.BX52]" office:value-type="float" office:value="7">
            <text:p>7</text:p>
          </table:table-cell>
          <table:table-cell table:formula="of:=72-SUM([.BX52:.BZ52])-[.BW52]" office:value-type="float" office:value="2">
            <text:p>2</text:p>
          </table:table-cell>
          <table:table-cell table:formula="of:=[.BW53]+[.CA52]" office:value-type="float" office:value="4">
            <text:p>4</text:p>
          </table:table-cell>
          <table:table-cell table:number-columns-repeated="2"/>
          <table:table-cell table:formula="of:=IF(ISNUMBER([.BW52]);&quot;0x&quot;&amp;DEC2HEX([.BW52]+[.BW$2]))" office:value-type="string" office:string-value="0x1">
            <text:p>0x1</text:p>
          </table:table-cell>
          <table:table-cell table:formula="of:=IF(ISNUMBER([.BX52]);&quot;0x&quot;&amp;DEC2HEX([.BX52]+[.BX$2]))" office:value-type="string" office:string-value="0x86">
            <text:p>0x86</text:p>
          </table:table-cell>
          <table:table-cell table:formula="of:=IF(ISNUMBER([.BY52]);&quot;0x&quot;&amp;DEC2HEX([.BY52]+[.BY$2]);&quot;&quot;)" office:value-type="string" office:string-value="0x35">
            <text:p>0x35</text:p>
          </table:table-cell>
          <table:table-cell table:formula="of:=IF(ISNUMBER([.BZ52]);&quot;0x&quot;&amp;DEC2HEX([.BZ52]+[.BZ$2]);&quot;&quot;)" office:value-type="string" office:string-value="0x86">
            <text:p>0x86</text:p>
          </table:table-cell>
          <table:table-cell table:formula="of:=IF(ISNUMBER([.CB52]);&quot;0x&quot;&amp;DEC2HEX([.CB52]+[.CB$2]);&quot;&quot;)" office:value-type="string" office:string-value="0x3">
            <text:p>0x3</text:p>
          </table:table-cell>
          <table:table-cell table:formula="of:=HEX2DEC(MID([.CE52];3;2))-[.CE$2]" office:value-type="float" office:value="2">
            <text:p>2</text:p>
          </table:table-cell>
          <table:table-cell table:formula="of:=HEX2DEC(MID([.CF52];3;2))-[.CF$2]" office:value-type="float" office:value="7">
            <text:p>7</text:p>
          </table:table-cell>
          <table:table-cell table:formula="of:=HEX2DEC(MID([.CG52];3;2))-[.CG$2]" office:value-type="float" office:value="54">
            <text:p>54</text:p>
          </table:table-cell>
          <table:table-cell table:formula="of:=HEX2DEC(MID([.CH52];3;2))-[.CH$2]" office:value-type="float" office:value="7">
            <text:p>7</text:p>
          </table:table-cell>
          <table:table-cell/>
          <table:table-cell table:formula="of:=SUM([.CJ52:.CM52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3:.BU53];0)-1" office:value-type="float" office:value="2">
            <text:p>2</text:p>
          </table:table-cell>
          <table:table-cell table:formula="of:=INT(SUM([.A53:.BU53])/2)" office:value-type="float" office:value="7">
            <text:p>7</text:p>
          </table:table-cell>
          <table:table-cell table:formula="of:=72-(2*([.BX53]+[.BW53]))" office:value-type="float" office:value="54">
            <text:p>54</text:p>
          </table:table-cell>
          <table:table-cell table:formula="of:=[.BX53]" office:value-type="float" office:value="7">
            <text:p>7</text:p>
          </table:table-cell>
          <table:table-cell table:formula="of:=72-SUM([.BX53:.BZ53])-[.BW53]" office:value-type="float" office:value="2">
            <text:p>2</text:p>
          </table:table-cell>
          <table:table-cell table:formula="of:=[.BW54]+[.CA53]" office:value-type="float" office:value="4">
            <text:p>4</text:p>
          </table:table-cell>
          <table:table-cell table:number-columns-repeated="2"/>
          <table:table-cell table:formula="of:=IF(ISNUMBER([.BW53]);&quot;0x&quot;&amp;DEC2HEX([.BW53]+[.BW$2]))" office:value-type="string" office:string-value="0x1">
            <text:p>0x1</text:p>
          </table:table-cell>
          <table:table-cell table:formula="of:=IF(ISNUMBER([.BX53]);&quot;0x&quot;&amp;DEC2HEX([.BX53]+[.BX$2]))" office:value-type="string" office:string-value="0x86">
            <text:p>0x86</text:p>
          </table:table-cell>
          <table:table-cell table:formula="of:=IF(ISNUMBER([.BY53]);&quot;0x&quot;&amp;DEC2HEX([.BY53]+[.BY$2]);&quot;&quot;)" office:value-type="string" office:string-value="0x35">
            <text:p>0x35</text:p>
          </table:table-cell>
          <table:table-cell table:formula="of:=IF(ISNUMBER([.BZ53]);&quot;0x&quot;&amp;DEC2HEX([.BZ53]+[.BZ$2]);&quot;&quot;)" office:value-type="string" office:string-value="0x86">
            <text:p>0x86</text:p>
          </table:table-cell>
          <table:table-cell table:formula="of:=IF(ISNUMBER([.CB53]);&quot;0x&quot;&amp;DEC2HEX([.CB53]+[.CB$2]);&quot;&quot;)" office:value-type="string" office:string-value="0x3">
            <text:p>0x3</text:p>
          </table:table-cell>
          <table:table-cell table:formula="of:=HEX2DEC(MID([.CE53];3;2))-[.CE$2]" office:value-type="float" office:value="2">
            <text:p>2</text:p>
          </table:table-cell>
          <table:table-cell table:formula="of:=HEX2DEC(MID([.CF53];3;2))-[.CF$2]" office:value-type="float" office:value="7">
            <text:p>7</text:p>
          </table:table-cell>
          <table:table-cell table:formula="of:=HEX2DEC(MID([.CG53];3;2))-[.CG$2]" office:value-type="float" office:value="54">
            <text:p>54</text:p>
          </table:table-cell>
          <table:table-cell table:formula="of:=HEX2DEC(MID([.CH53];3;2))-[.CH$2]" office:value-type="float" office:value="7">
            <text:p>7</text:p>
          </table:table-cell>
          <table:table-cell/>
          <table:table-cell table:formula="of:=SUM([.CJ53:.CM53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4:.BU54];0)-1" office:value-type="float" office:value="2">
            <text:p>2</text:p>
          </table:table-cell>
          <table:table-cell table:formula="of:=INT(SUM([.A54:.BU54])/2)" office:value-type="float" office:value="7">
            <text:p>7</text:p>
          </table:table-cell>
          <table:table-cell table:formula="of:=72-(2*([.BX54]+[.BW54]))" office:value-type="float" office:value="54">
            <text:p>54</text:p>
          </table:table-cell>
          <table:table-cell table:formula="of:=[.BX54]" office:value-type="float" office:value="7">
            <text:p>7</text:p>
          </table:table-cell>
          <table:table-cell table:formula="of:=72-SUM([.BX54:.BZ54])-[.BW54]" office:value-type="float" office:value="2">
            <text:p>2</text:p>
          </table:table-cell>
          <table:table-cell table:formula="of:=[.BW55]+[.CA54]" office:value-type="float" office:value="4">
            <text:p>4</text:p>
          </table:table-cell>
          <table:table-cell table:number-columns-repeated="2"/>
          <table:table-cell table:formula="of:=IF(ISNUMBER([.BW54]);&quot;0x&quot;&amp;DEC2HEX([.BW54]+[.BW$2]))" office:value-type="string" office:string-value="0x1">
            <text:p>0x1</text:p>
          </table:table-cell>
          <table:table-cell table:formula="of:=IF(ISNUMBER([.BX54]);&quot;0x&quot;&amp;DEC2HEX([.BX54]+[.BX$2]))" office:value-type="string" office:string-value="0x86">
            <text:p>0x86</text:p>
          </table:table-cell>
          <table:table-cell table:formula="of:=IF(ISNUMBER([.BY54]);&quot;0x&quot;&amp;DEC2HEX([.BY54]+[.BY$2]);&quot;&quot;)" office:value-type="string" office:string-value="0x35">
            <text:p>0x35</text:p>
          </table:table-cell>
          <table:table-cell table:formula="of:=IF(ISNUMBER([.BZ54]);&quot;0x&quot;&amp;DEC2HEX([.BZ54]+[.BZ$2]);&quot;&quot;)" office:value-type="string" office:string-value="0x86">
            <text:p>0x86</text:p>
          </table:table-cell>
          <table:table-cell table:formula="of:=IF(ISNUMBER([.CB54]);&quot;0x&quot;&amp;DEC2HEX([.CB54]+[.CB$2]);&quot;&quot;)" office:value-type="string" office:string-value="0x3">
            <text:p>0x3</text:p>
          </table:table-cell>
          <table:table-cell table:formula="of:=HEX2DEC(MID([.CE54];3;2))-[.CE$2]" office:value-type="float" office:value="2">
            <text:p>2</text:p>
          </table:table-cell>
          <table:table-cell table:formula="of:=HEX2DEC(MID([.CF54];3;2))-[.CF$2]" office:value-type="float" office:value="7">
            <text:p>7</text:p>
          </table:table-cell>
          <table:table-cell table:formula="of:=HEX2DEC(MID([.CG54];3;2))-[.CG$2]" office:value-type="float" office:value="54">
            <text:p>54</text:p>
          </table:table-cell>
          <table:table-cell table:formula="of:=HEX2DEC(MID([.CH54];3;2))-[.CH$2]" office:value-type="float" office:value="7">
            <text:p>7</text:p>
          </table:table-cell>
          <table:table-cell/>
          <table:table-cell table:formula="of:=SUM([.CJ54:.CM54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5:.BU55];0)-1" office:value-type="float" office:value="2">
            <text:p>2</text:p>
          </table:table-cell>
          <table:table-cell table:formula="of:=INT(SUM([.A55:.BU55])/2)" office:value-type="float" office:value="7">
            <text:p>7</text:p>
          </table:table-cell>
          <table:table-cell table:formula="of:=72-(2*([.BX55]+[.BW55]))" office:value-type="float" office:value="54">
            <text:p>54</text:p>
          </table:table-cell>
          <table:table-cell table:formula="of:=[.BX55]" office:value-type="float" office:value="7">
            <text:p>7</text:p>
          </table:table-cell>
          <table:table-cell table:formula="of:=72-SUM([.BX55:.BZ55])-[.BW55]" office:value-type="float" office:value="2">
            <text:p>2</text:p>
          </table:table-cell>
          <table:table-cell table:formula="of:=[.BW56]+[.CA55]" office:value-type="float" office:value="4">
            <text:p>4</text:p>
          </table:table-cell>
          <table:table-cell table:number-columns-repeated="2"/>
          <table:table-cell table:formula="of:=IF(ISNUMBER([.BW55]);&quot;0x&quot;&amp;DEC2HEX([.BW55]+[.BW$2]))" office:value-type="string" office:string-value="0x1">
            <text:p>0x1</text:p>
          </table:table-cell>
          <table:table-cell table:formula="of:=IF(ISNUMBER([.BX55]);&quot;0x&quot;&amp;DEC2HEX([.BX55]+[.BX$2]))" office:value-type="string" office:string-value="0x86">
            <text:p>0x86</text:p>
          </table:table-cell>
          <table:table-cell table:formula="of:=IF(ISNUMBER([.BY55]);&quot;0x&quot;&amp;DEC2HEX([.BY55]+[.BY$2]);&quot;&quot;)" office:value-type="string" office:string-value="0x35">
            <text:p>0x35</text:p>
          </table:table-cell>
          <table:table-cell table:formula="of:=IF(ISNUMBER([.BZ55]);&quot;0x&quot;&amp;DEC2HEX([.BZ55]+[.BZ$2]);&quot;&quot;)" office:value-type="string" office:string-value="0x86">
            <text:p>0x86</text:p>
          </table:table-cell>
          <table:table-cell table:formula="of:=IF(ISNUMBER([.CB55]);&quot;0x&quot;&amp;DEC2HEX([.CB55]+[.CB$2]);&quot;&quot;)" office:value-type="string" office:string-value="0x3">
            <text:p>0x3</text:p>
          </table:table-cell>
          <table:table-cell table:formula="of:=HEX2DEC(MID([.CE55];3;2))-[.CE$2]" office:value-type="float" office:value="2">
            <text:p>2</text:p>
          </table:table-cell>
          <table:table-cell table:formula="of:=HEX2DEC(MID([.CF55];3;2))-[.CF$2]" office:value-type="float" office:value="7">
            <text:p>7</text:p>
          </table:table-cell>
          <table:table-cell table:formula="of:=HEX2DEC(MID([.CG55];3;2))-[.CG$2]" office:value-type="float" office:value="54">
            <text:p>54</text:p>
          </table:table-cell>
          <table:table-cell table:formula="of:=HEX2DEC(MID([.CH55];3;2))-[.CH$2]" office:value-type="float" office:value="7">
            <text:p>7</text:p>
          </table:table-cell>
          <table:table-cell/>
          <table:table-cell table:formula="of:=SUM([.CJ55:.CM55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6:.BU56];0)-1" office:value-type="float" office:value="2">
            <text:p>2</text:p>
          </table:table-cell>
          <table:table-cell table:formula="of:=INT(SUM([.A56:.BU56])/2)" office:value-type="float" office:value="7">
            <text:p>7</text:p>
          </table:table-cell>
          <table:table-cell table:formula="of:=72-(2*([.BX56]+[.BW56]))" office:value-type="float" office:value="54">
            <text:p>54</text:p>
          </table:table-cell>
          <table:table-cell table:formula="of:=[.BX56]" office:value-type="float" office:value="7">
            <text:p>7</text:p>
          </table:table-cell>
          <table:table-cell table:formula="of:=72-SUM([.BX56:.BZ56])-[.BW56]" office:value-type="float" office:value="2">
            <text:p>2</text:p>
          </table:table-cell>
          <table:table-cell table:formula="of:=[.BW57]+[.CA56]" office:value-type="float" office:value="4">
            <text:p>4</text:p>
          </table:table-cell>
          <table:table-cell table:number-columns-repeated="2"/>
          <table:table-cell table:formula="of:=IF(ISNUMBER([.BW56]);&quot;0x&quot;&amp;DEC2HEX([.BW56]+[.BW$2]))" office:value-type="string" office:string-value="0x1">
            <text:p>0x1</text:p>
          </table:table-cell>
          <table:table-cell table:formula="of:=IF(ISNUMBER([.BX56]);&quot;0x&quot;&amp;DEC2HEX([.BX56]+[.BX$2]))" office:value-type="string" office:string-value="0x86">
            <text:p>0x86</text:p>
          </table:table-cell>
          <table:table-cell table:formula="of:=IF(ISNUMBER([.BY56]);&quot;0x&quot;&amp;DEC2HEX([.BY56]+[.BY$2]);&quot;&quot;)" office:value-type="string" office:string-value="0x35">
            <text:p>0x35</text:p>
          </table:table-cell>
          <table:table-cell table:formula="of:=IF(ISNUMBER([.BZ56]);&quot;0x&quot;&amp;DEC2HEX([.BZ56]+[.BZ$2]);&quot;&quot;)" office:value-type="string" office:string-value="0x86">
            <text:p>0x86</text:p>
          </table:table-cell>
          <table:table-cell table:formula="of:=IF(ISNUMBER([.CB56]);&quot;0x&quot;&amp;DEC2HEX([.CB56]+[.CB$2]);&quot;&quot;)" office:value-type="string" office:string-value="0x3">
            <text:p>0x3</text:p>
          </table:table-cell>
          <table:table-cell table:formula="of:=HEX2DEC(MID([.CE56];3;2))-[.CE$2]" office:value-type="float" office:value="2">
            <text:p>2</text:p>
          </table:table-cell>
          <table:table-cell table:formula="of:=HEX2DEC(MID([.CF56];3;2))-[.CF$2]" office:value-type="float" office:value="7">
            <text:p>7</text:p>
          </table:table-cell>
          <table:table-cell table:formula="of:=HEX2DEC(MID([.CG56];3;2))-[.CG$2]" office:value-type="float" office:value="54">
            <text:p>54</text:p>
          </table:table-cell>
          <table:table-cell table:formula="of:=HEX2DEC(MID([.CH56];3;2))-[.CH$2]" office:value-type="float" office:value="7">
            <text:p>7</text:p>
          </table:table-cell>
          <table:table-cell/>
          <table:table-cell table:formula="of:=SUM([.CJ56:.CM56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7:.BU57];0)-1" office:value-type="float" office:value="2">
            <text:p>2</text:p>
          </table:table-cell>
          <table:table-cell table:formula="of:=INT(SUM([.A57:.BU57])/2)" office:value-type="float" office:value="7">
            <text:p>7</text:p>
          </table:table-cell>
          <table:table-cell table:formula="of:=72-(2*([.BX57]+[.BW57]))" office:value-type="float" office:value="54">
            <text:p>54</text:p>
          </table:table-cell>
          <table:table-cell table:formula="of:=[.BX57]" office:value-type="float" office:value="7">
            <text:p>7</text:p>
          </table:table-cell>
          <table:table-cell table:formula="of:=72-SUM([.BX57:.BZ57])-[.BW57]" office:value-type="float" office:value="2">
            <text:p>2</text:p>
          </table:table-cell>
          <table:table-cell table:formula="of:=[.BW58]+[.CA57]" office:value-type="float" office:value="4">
            <text:p>4</text:p>
          </table:table-cell>
          <table:table-cell table:number-columns-repeated="2"/>
          <table:table-cell table:formula="of:=IF(ISNUMBER([.BW57]);&quot;0x&quot;&amp;DEC2HEX([.BW57]+[.BW$2]))" office:value-type="string" office:string-value="0x1">
            <text:p>0x1</text:p>
          </table:table-cell>
          <table:table-cell table:formula="of:=IF(ISNUMBER([.BX57]);&quot;0x&quot;&amp;DEC2HEX([.BX57]+[.BX$2]))" office:value-type="string" office:string-value="0x86">
            <text:p>0x86</text:p>
          </table:table-cell>
          <table:table-cell table:formula="of:=IF(ISNUMBER([.BY57]);&quot;0x&quot;&amp;DEC2HEX([.BY57]+[.BY$2]);&quot;&quot;)" office:value-type="string" office:string-value="0x35">
            <text:p>0x35</text:p>
          </table:table-cell>
          <table:table-cell table:formula="of:=IF(ISNUMBER([.BZ57]);&quot;0x&quot;&amp;DEC2HEX([.BZ57]+[.BZ$2]);&quot;&quot;)" office:value-type="string" office:string-value="0x86">
            <text:p>0x86</text:p>
          </table:table-cell>
          <table:table-cell table:formula="of:=IF(ISNUMBER([.CB57]);&quot;0x&quot;&amp;DEC2HEX([.CB57]+[.CB$2]);&quot;&quot;)" office:value-type="string" office:string-value="0x3">
            <text:p>0x3</text:p>
          </table:table-cell>
          <table:table-cell table:formula="of:=HEX2DEC(MID([.CE57];3;2))-[.CE$2]" office:value-type="float" office:value="2">
            <text:p>2</text:p>
          </table:table-cell>
          <table:table-cell table:formula="of:=HEX2DEC(MID([.CF57];3;2))-[.CF$2]" office:value-type="float" office:value="7">
            <text:p>7</text:p>
          </table:table-cell>
          <table:table-cell table:formula="of:=HEX2DEC(MID([.CG57];3;2))-[.CG$2]" office:value-type="float" office:value="54">
            <text:p>54</text:p>
          </table:table-cell>
          <table:table-cell table:formula="of:=HEX2DEC(MID([.CH57];3;2))-[.CH$2]" office:value-type="float" office:value="7">
            <text:p>7</text:p>
          </table:table-cell>
          <table:table-cell/>
          <table:table-cell table:formula="of:=SUM([.CJ57:.CM57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8:.BU58];0)-1" office:value-type="float" office:value="2">
            <text:p>2</text:p>
          </table:table-cell>
          <table:table-cell table:formula="of:=INT(SUM([.A58:.BU58])/2)" office:value-type="float" office:value="7">
            <text:p>7</text:p>
          </table:table-cell>
          <table:table-cell table:formula="of:=72-(2*([.BX58]+[.BW58]))" office:value-type="float" office:value="54">
            <text:p>54</text:p>
          </table:table-cell>
          <table:table-cell table:formula="of:=[.BX58]" office:value-type="float" office:value="7">
            <text:p>7</text:p>
          </table:table-cell>
          <table:table-cell table:formula="of:=72-SUM([.BX58:.BZ58])-[.BW58]" office:value-type="float" office:value="2">
            <text:p>2</text:p>
          </table:table-cell>
          <table:table-cell table:formula="of:=[.BW59]+[.CA58]" office:value-type="float" office:value="4">
            <text:p>4</text:p>
          </table:table-cell>
          <table:table-cell table:number-columns-repeated="2"/>
          <table:table-cell table:formula="of:=IF(ISNUMBER([.BW58]);&quot;0x&quot;&amp;DEC2HEX([.BW58]+[.BW$2]))" office:value-type="string" office:string-value="0x1">
            <text:p>0x1</text:p>
          </table:table-cell>
          <table:table-cell table:formula="of:=IF(ISNUMBER([.BX58]);&quot;0x&quot;&amp;DEC2HEX([.BX58]+[.BX$2]))" office:value-type="string" office:string-value="0x86">
            <text:p>0x86</text:p>
          </table:table-cell>
          <table:table-cell table:formula="of:=IF(ISNUMBER([.BY58]);&quot;0x&quot;&amp;DEC2HEX([.BY58]+[.BY$2]);&quot;&quot;)" office:value-type="string" office:string-value="0x35">
            <text:p>0x35</text:p>
          </table:table-cell>
          <table:table-cell table:formula="of:=IF(ISNUMBER([.BZ58]);&quot;0x&quot;&amp;DEC2HEX([.BZ58]+[.BZ$2]);&quot;&quot;)" office:value-type="string" office:string-value="0x86">
            <text:p>0x86</text:p>
          </table:table-cell>
          <table:table-cell table:formula="of:=IF(ISNUMBER([.CB58]);&quot;0x&quot;&amp;DEC2HEX([.CB58]+[.CB$2]);&quot;&quot;)" office:value-type="string" office:string-value="0x3">
            <text:p>0x3</text:p>
          </table:table-cell>
          <table:table-cell table:formula="of:=HEX2DEC(MID([.CE58];3;2))-[.CE$2]" office:value-type="float" office:value="2">
            <text:p>2</text:p>
          </table:table-cell>
          <table:table-cell table:formula="of:=HEX2DEC(MID([.CF58];3;2))-[.CF$2]" office:value-type="float" office:value="7">
            <text:p>7</text:p>
          </table:table-cell>
          <table:table-cell table:formula="of:=HEX2DEC(MID([.CG58];3;2))-[.CG$2]" office:value-type="float" office:value="54">
            <text:p>54</text:p>
          </table:table-cell>
          <table:table-cell table:formula="of:=HEX2DEC(MID([.CH58];3;2))-[.CH$2]" office:value-type="float" office:value="7">
            <text:p>7</text:p>
          </table:table-cell>
          <table:table-cell/>
          <table:table-cell table:formula="of:=SUM([.CJ58:.CM58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59:.BU59];0)-1" office:value-type="float" office:value="2">
            <text:p>2</text:p>
          </table:table-cell>
          <table:table-cell table:formula="of:=INT(SUM([.A59:.BU59])/2)" office:value-type="float" office:value="7">
            <text:p>7</text:p>
          </table:table-cell>
          <table:table-cell table:formula="of:=72-(2*([.BX59]+[.BW59]))" office:value-type="float" office:value="54">
            <text:p>54</text:p>
          </table:table-cell>
          <table:table-cell table:formula="of:=[.BX59]" office:value-type="float" office:value="7">
            <text:p>7</text:p>
          </table:table-cell>
          <table:table-cell table:formula="of:=72-SUM([.BX59:.BZ59])-[.BW59]" office:value-type="float" office:value="2">
            <text:p>2</text:p>
          </table:table-cell>
          <table:table-cell table:formula="of:=[.BW60]+[.CA59]" office:value-type="float" office:value="4">
            <text:p>4</text:p>
          </table:table-cell>
          <table:table-cell table:number-columns-repeated="2"/>
          <table:table-cell table:formula="of:=IF(ISNUMBER([.BW59]);&quot;0x&quot;&amp;DEC2HEX([.BW59]+[.BW$2]))" office:value-type="string" office:string-value="0x1">
            <text:p>0x1</text:p>
          </table:table-cell>
          <table:table-cell table:formula="of:=IF(ISNUMBER([.BX59]);&quot;0x&quot;&amp;DEC2HEX([.BX59]+[.BX$2]))" office:value-type="string" office:string-value="0x86">
            <text:p>0x86</text:p>
          </table:table-cell>
          <table:table-cell table:formula="of:=IF(ISNUMBER([.BY59]);&quot;0x&quot;&amp;DEC2HEX([.BY59]+[.BY$2]);&quot;&quot;)" office:value-type="string" office:string-value="0x35">
            <text:p>0x35</text:p>
          </table:table-cell>
          <table:table-cell table:formula="of:=IF(ISNUMBER([.BZ59]);&quot;0x&quot;&amp;DEC2HEX([.BZ59]+[.BZ$2]);&quot;&quot;)" office:value-type="string" office:string-value="0x86">
            <text:p>0x86</text:p>
          </table:table-cell>
          <table:table-cell table:formula="of:=IF(ISNUMBER([.CB59]);&quot;0x&quot;&amp;DEC2HEX([.CB59]+[.CB$2]);&quot;&quot;)" office:value-type="string" office:string-value="0x3">
            <text:p>0x3</text:p>
          </table:table-cell>
          <table:table-cell table:formula="of:=HEX2DEC(MID([.CE59];3;2))-[.CE$2]" office:value-type="float" office:value="2">
            <text:p>2</text:p>
          </table:table-cell>
          <table:table-cell table:formula="of:=HEX2DEC(MID([.CF59];3;2))-[.CF$2]" office:value-type="float" office:value="7">
            <text:p>7</text:p>
          </table:table-cell>
          <table:table-cell table:formula="of:=HEX2DEC(MID([.CG59];3;2))-[.CG$2]" office:value-type="float" office:value="54">
            <text:p>54</text:p>
          </table:table-cell>
          <table:table-cell table:formula="of:=HEX2DEC(MID([.CH59];3;2))-[.CH$2]" office:value-type="float" office:value="7">
            <text:p>7</text:p>
          </table:table-cell>
          <table:table-cell/>
          <table:table-cell table:formula="of:=SUM([.CJ59:.CM59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0:.BU60];0)-1" office:value-type="float" office:value="2">
            <text:p>2</text:p>
          </table:table-cell>
          <table:table-cell table:formula="of:=INT(SUM([.A60:.BU60])/2)" office:value-type="float" office:value="7">
            <text:p>7</text:p>
          </table:table-cell>
          <table:table-cell table:formula="of:=72-(2*([.BX60]+[.BW60]))" office:value-type="float" office:value="54">
            <text:p>54</text:p>
          </table:table-cell>
          <table:table-cell table:formula="of:=[.BX60]" office:value-type="float" office:value="7">
            <text:p>7</text:p>
          </table:table-cell>
          <table:table-cell table:formula="of:=72-SUM([.BX60:.BZ60])-[.BW60]" office:value-type="float" office:value="2">
            <text:p>2</text:p>
          </table:table-cell>
          <table:table-cell table:formula="of:=[.BW61]+[.CA60]" office:value-type="float" office:value="4">
            <text:p>4</text:p>
          </table:table-cell>
          <table:table-cell table:number-columns-repeated="2"/>
          <table:table-cell table:formula="of:=IF(ISNUMBER([.BW60]);&quot;0x&quot;&amp;DEC2HEX([.BW60]+[.BW$2]))" office:value-type="string" office:string-value="0x1">
            <text:p>0x1</text:p>
          </table:table-cell>
          <table:table-cell table:formula="of:=IF(ISNUMBER([.BX60]);&quot;0x&quot;&amp;DEC2HEX([.BX60]+[.BX$2]))" office:value-type="string" office:string-value="0x86">
            <text:p>0x86</text:p>
          </table:table-cell>
          <table:table-cell table:formula="of:=IF(ISNUMBER([.BY60]);&quot;0x&quot;&amp;DEC2HEX([.BY60]+[.BY$2]);&quot;&quot;)" office:value-type="string" office:string-value="0x35">
            <text:p>0x35</text:p>
          </table:table-cell>
          <table:table-cell table:formula="of:=IF(ISNUMBER([.BZ60]);&quot;0x&quot;&amp;DEC2HEX([.BZ60]+[.BZ$2]);&quot;&quot;)" office:value-type="string" office:string-value="0x86">
            <text:p>0x86</text:p>
          </table:table-cell>
          <table:table-cell table:formula="of:=IF(ISNUMBER([.CB60]);&quot;0x&quot;&amp;DEC2HEX([.CB60]+[.CB$2]);&quot;&quot;)" office:value-type="string" office:string-value="0x3">
            <text:p>0x3</text:p>
          </table:table-cell>
          <table:table-cell table:formula="of:=HEX2DEC(MID([.CE60];3;2))-[.CE$2]" office:value-type="float" office:value="2">
            <text:p>2</text:p>
          </table:table-cell>
          <table:table-cell table:formula="of:=HEX2DEC(MID([.CF60];3;2))-[.CF$2]" office:value-type="float" office:value="7">
            <text:p>7</text:p>
          </table:table-cell>
          <table:table-cell table:formula="of:=HEX2DEC(MID([.CG60];3;2))-[.CG$2]" office:value-type="float" office:value="54">
            <text:p>54</text:p>
          </table:table-cell>
          <table:table-cell table:formula="of:=HEX2DEC(MID([.CH60];3;2))-[.CH$2]" office:value-type="float" office:value="7">
            <text:p>7</text:p>
          </table:table-cell>
          <table:table-cell/>
          <table:table-cell table:formula="of:=SUM([.CJ60:.CM60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1:.BU61];0)-1" office:value-type="float" office:value="2">
            <text:p>2</text:p>
          </table:table-cell>
          <table:table-cell table:formula="of:=INT(SUM([.A61:.BU61])/2)" office:value-type="float" office:value="7">
            <text:p>7</text:p>
          </table:table-cell>
          <table:table-cell table:formula="of:=72-(2*([.BX61]+[.BW61]))" office:value-type="float" office:value="54">
            <text:p>54</text:p>
          </table:table-cell>
          <table:table-cell table:formula="of:=[.BX61]" office:value-type="float" office:value="7">
            <text:p>7</text:p>
          </table:table-cell>
          <table:table-cell table:formula="of:=72-SUM([.BX61:.BZ61])-[.BW61]" office:value-type="float" office:value="2">
            <text:p>2</text:p>
          </table:table-cell>
          <table:table-cell table:formula="of:=[.BW62]+[.CA61]" office:value-type="float" office:value="4">
            <text:p>4</text:p>
          </table:table-cell>
          <table:table-cell table:number-columns-repeated="2"/>
          <table:table-cell table:formula="of:=IF(ISNUMBER([.BW61]);&quot;0x&quot;&amp;DEC2HEX([.BW61]+[.BW$2]))" office:value-type="string" office:string-value="0x1">
            <text:p>0x1</text:p>
          </table:table-cell>
          <table:table-cell table:formula="of:=IF(ISNUMBER([.BX61]);&quot;0x&quot;&amp;DEC2HEX([.BX61]+[.BX$2]))" office:value-type="string" office:string-value="0x86">
            <text:p>0x86</text:p>
          </table:table-cell>
          <table:table-cell table:formula="of:=IF(ISNUMBER([.BY61]);&quot;0x&quot;&amp;DEC2HEX([.BY61]+[.BY$2]);&quot;&quot;)" office:value-type="string" office:string-value="0x35">
            <text:p>0x35</text:p>
          </table:table-cell>
          <table:table-cell table:formula="of:=IF(ISNUMBER([.BZ61]);&quot;0x&quot;&amp;DEC2HEX([.BZ61]+[.BZ$2]);&quot;&quot;)" office:value-type="string" office:string-value="0x86">
            <text:p>0x86</text:p>
          </table:table-cell>
          <table:table-cell table:formula="of:=IF(ISNUMBER([.CB61]);&quot;0x&quot;&amp;DEC2HEX([.CB61]+[.CB$2]);&quot;&quot;)" office:value-type="string" office:string-value="0x3">
            <text:p>0x3</text:p>
          </table:table-cell>
          <table:table-cell table:formula="of:=HEX2DEC(MID([.CE61];3;2))-[.CE$2]" office:value-type="float" office:value="2">
            <text:p>2</text:p>
          </table:table-cell>
          <table:table-cell table:formula="of:=HEX2DEC(MID([.CF61];3;2))-[.CF$2]" office:value-type="float" office:value="7">
            <text:p>7</text:p>
          </table:table-cell>
          <table:table-cell table:formula="of:=HEX2DEC(MID([.CG61];3;2))-[.CG$2]" office:value-type="float" office:value="54">
            <text:p>54</text:p>
          </table:table-cell>
          <table:table-cell table:formula="of:=HEX2DEC(MID([.CH61];3;2))-[.CH$2]" office:value-type="float" office:value="7">
            <text:p>7</text:p>
          </table:table-cell>
          <table:table-cell/>
          <table:table-cell table:formula="of:=SUM([.CJ61:.CM61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2:.BU62];0)-1" office:value-type="float" office:value="2">
            <text:p>2</text:p>
          </table:table-cell>
          <table:table-cell table:formula="of:=INT(SUM([.A62:.BU62])/2)" office:value-type="float" office:value="7">
            <text:p>7</text:p>
          </table:table-cell>
          <table:table-cell table:formula="of:=72-(2*([.BX62]+[.BW62]))" office:value-type="float" office:value="54">
            <text:p>54</text:p>
          </table:table-cell>
          <table:table-cell table:formula="of:=[.BX62]" office:value-type="float" office:value="7">
            <text:p>7</text:p>
          </table:table-cell>
          <table:table-cell table:formula="of:=72-SUM([.BX62:.BZ62])-[.BW62]" office:value-type="float" office:value="2">
            <text:p>2</text:p>
          </table:table-cell>
          <table:table-cell table:formula="of:=[.BW63]+[.CA62]" office:value-type="float" office:value="4">
            <text:p>4</text:p>
          </table:table-cell>
          <table:table-cell table:number-columns-repeated="2"/>
          <table:table-cell table:formula="of:=IF(ISNUMBER([.BW62]);&quot;0x&quot;&amp;DEC2HEX([.BW62]+[.BW$2]))" office:value-type="string" office:string-value="0x1">
            <text:p>0x1</text:p>
          </table:table-cell>
          <table:table-cell table:formula="of:=IF(ISNUMBER([.BX62]);&quot;0x&quot;&amp;DEC2HEX([.BX62]+[.BX$2]))" office:value-type="string" office:string-value="0x86">
            <text:p>0x86</text:p>
          </table:table-cell>
          <table:table-cell table:formula="of:=IF(ISNUMBER([.BY62]);&quot;0x&quot;&amp;DEC2HEX([.BY62]+[.BY$2]);&quot;&quot;)" office:value-type="string" office:string-value="0x35">
            <text:p>0x35</text:p>
          </table:table-cell>
          <table:table-cell table:formula="of:=IF(ISNUMBER([.BZ62]);&quot;0x&quot;&amp;DEC2HEX([.BZ62]+[.BZ$2]);&quot;&quot;)" office:value-type="string" office:string-value="0x86">
            <text:p>0x86</text:p>
          </table:table-cell>
          <table:table-cell table:formula="of:=IF(ISNUMBER([.CB62]);&quot;0x&quot;&amp;DEC2HEX([.CB62]+[.CB$2]);&quot;&quot;)" office:value-type="string" office:string-value="0x3">
            <text:p>0x3</text:p>
          </table:table-cell>
          <table:table-cell table:formula="of:=HEX2DEC(MID([.CE62];3;2))-[.CE$2]" office:value-type="float" office:value="2">
            <text:p>2</text:p>
          </table:table-cell>
          <table:table-cell table:formula="of:=HEX2DEC(MID([.CF62];3;2))-[.CF$2]" office:value-type="float" office:value="7">
            <text:p>7</text:p>
          </table:table-cell>
          <table:table-cell table:formula="of:=HEX2DEC(MID([.CG62];3;2))-[.CG$2]" office:value-type="float" office:value="54">
            <text:p>54</text:p>
          </table:table-cell>
          <table:table-cell table:formula="of:=HEX2DEC(MID([.CH62];3;2))-[.CH$2]" office:value-type="float" office:value="7">
            <text:p>7</text:p>
          </table:table-cell>
          <table:table-cell/>
          <table:table-cell table:formula="of:=SUM([.CJ62:.CM62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3:.BU63];0)-1" office:value-type="float" office:value="2">
            <text:p>2</text:p>
          </table:table-cell>
          <table:table-cell table:formula="of:=INT(SUM([.A63:.BU63])/2)" office:value-type="float" office:value="7">
            <text:p>7</text:p>
          </table:table-cell>
          <table:table-cell table:formula="of:=72-(2*([.BX63]+[.BW63]))" office:value-type="float" office:value="54">
            <text:p>54</text:p>
          </table:table-cell>
          <table:table-cell table:formula="of:=[.BX63]" office:value-type="float" office:value="7">
            <text:p>7</text:p>
          </table:table-cell>
          <table:table-cell table:formula="of:=72-SUM([.BX63:.BZ63])-[.BW63]" office:value-type="float" office:value="2">
            <text:p>2</text:p>
          </table:table-cell>
          <table:table-cell table:formula="of:=[.BW64]+[.CA63]" office:value-type="float" office:value="4">
            <text:p>4</text:p>
          </table:table-cell>
          <table:table-cell table:number-columns-repeated="2"/>
          <table:table-cell table:formula="of:=IF(ISNUMBER([.BW63]);&quot;0x&quot;&amp;DEC2HEX([.BW63]+[.BW$2]))" office:value-type="string" office:string-value="0x1">
            <text:p>0x1</text:p>
          </table:table-cell>
          <table:table-cell table:formula="of:=IF(ISNUMBER([.BX63]);&quot;0x&quot;&amp;DEC2HEX([.BX63]+[.BX$2]))" office:value-type="string" office:string-value="0x86">
            <text:p>0x86</text:p>
          </table:table-cell>
          <table:table-cell table:formula="of:=IF(ISNUMBER([.BY63]);&quot;0x&quot;&amp;DEC2HEX([.BY63]+[.BY$2]);&quot;&quot;)" office:value-type="string" office:string-value="0x35">
            <text:p>0x35</text:p>
          </table:table-cell>
          <table:table-cell table:formula="of:=IF(ISNUMBER([.BZ63]);&quot;0x&quot;&amp;DEC2HEX([.BZ63]+[.BZ$2]);&quot;&quot;)" office:value-type="string" office:string-value="0x86">
            <text:p>0x86</text:p>
          </table:table-cell>
          <table:table-cell table:formula="of:=IF(ISNUMBER([.CB63]);&quot;0x&quot;&amp;DEC2HEX([.CB63]+[.CB$2]);&quot;&quot;)" office:value-type="string" office:string-value="0x3">
            <text:p>0x3</text:p>
          </table:table-cell>
          <table:table-cell table:formula="of:=HEX2DEC(MID([.CE63];3;2))-[.CE$2]" office:value-type="float" office:value="2">
            <text:p>2</text:p>
          </table:table-cell>
          <table:table-cell table:formula="of:=HEX2DEC(MID([.CF63];3;2))-[.CF$2]" office:value-type="float" office:value="7">
            <text:p>7</text:p>
          </table:table-cell>
          <table:table-cell table:formula="of:=HEX2DEC(MID([.CG63];3;2))-[.CG$2]" office:value-type="float" office:value="54">
            <text:p>54</text:p>
          </table:table-cell>
          <table:table-cell table:formula="of:=HEX2DEC(MID([.CH63];3;2))-[.CH$2]" office:value-type="float" office:value="7">
            <text:p>7</text:p>
          </table:table-cell>
          <table:table-cell/>
          <table:table-cell table:formula="of:=SUM([.CJ63:.CM63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4:.BU64];0)-1" office:value-type="float" office:value="2">
            <text:p>2</text:p>
          </table:table-cell>
          <table:table-cell table:formula="of:=INT(SUM([.A64:.BU64])/2)" office:value-type="float" office:value="7">
            <text:p>7</text:p>
          </table:table-cell>
          <table:table-cell table:formula="of:=72-(2*([.BX64]+[.BW64]))" office:value-type="float" office:value="54">
            <text:p>54</text:p>
          </table:table-cell>
          <table:table-cell table:formula="of:=[.BX64]" office:value-type="float" office:value="7">
            <text:p>7</text:p>
          </table:table-cell>
          <table:table-cell table:formula="of:=72-SUM([.BX64:.BZ64])-[.BW64]" office:value-type="float" office:value="2">
            <text:p>2</text:p>
          </table:table-cell>
          <table:table-cell table:formula="of:=[.BW65]+[.CA64]" office:value-type="float" office:value="4">
            <text:p>4</text:p>
          </table:table-cell>
          <table:table-cell table:number-columns-repeated="2"/>
          <table:table-cell table:formula="of:=IF(ISNUMBER([.BW64]);&quot;0x&quot;&amp;DEC2HEX([.BW64]+[.BW$2]))" office:value-type="string" office:string-value="0x1">
            <text:p>0x1</text:p>
          </table:table-cell>
          <table:table-cell table:formula="of:=IF(ISNUMBER([.BX64]);&quot;0x&quot;&amp;DEC2HEX([.BX64]+[.BX$2]))" office:value-type="string" office:string-value="0x86">
            <text:p>0x86</text:p>
          </table:table-cell>
          <table:table-cell table:formula="of:=IF(ISNUMBER([.BY64]);&quot;0x&quot;&amp;DEC2HEX([.BY64]+[.BY$2]);&quot;&quot;)" office:value-type="string" office:string-value="0x35">
            <text:p>0x35</text:p>
          </table:table-cell>
          <table:table-cell table:formula="of:=IF(ISNUMBER([.BZ64]);&quot;0x&quot;&amp;DEC2HEX([.BZ64]+[.BZ$2]);&quot;&quot;)" office:value-type="string" office:string-value="0x86">
            <text:p>0x86</text:p>
          </table:table-cell>
          <table:table-cell table:formula="of:=IF(ISNUMBER([.CB64]);&quot;0x&quot;&amp;DEC2HEX([.CB64]+[.CB$2]);&quot;&quot;)" office:value-type="string" office:string-value="0x3">
            <text:p>0x3</text:p>
          </table:table-cell>
          <table:table-cell table:formula="of:=HEX2DEC(MID([.CE64];3;2))-[.CE$2]" office:value-type="float" office:value="2">
            <text:p>2</text:p>
          </table:table-cell>
          <table:table-cell table:formula="of:=HEX2DEC(MID([.CF64];3;2))-[.CF$2]" office:value-type="float" office:value="7">
            <text:p>7</text:p>
          </table:table-cell>
          <table:table-cell table:formula="of:=HEX2DEC(MID([.CG64];3;2))-[.CG$2]" office:value-type="float" office:value="54">
            <text:p>54</text:p>
          </table:table-cell>
          <table:table-cell table:formula="of:=HEX2DEC(MID([.CH64];3;2))-[.CH$2]" office:value-type="float" office:value="7">
            <text:p>7</text:p>
          </table:table-cell>
          <table:table-cell/>
          <table:table-cell table:formula="of:=SUM([.CJ64:.CM64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5:.BU65];0)-1" office:value-type="float" office:value="2">
            <text:p>2</text:p>
          </table:table-cell>
          <table:table-cell table:formula="of:=INT(SUM([.A65:.BU65])/2)" office:value-type="float" office:value="7">
            <text:p>7</text:p>
          </table:table-cell>
          <table:table-cell table:formula="of:=72-(2*([.BX65]+[.BW65]))" office:value-type="float" office:value="54">
            <text:p>54</text:p>
          </table:table-cell>
          <table:table-cell table:formula="of:=[.BX65]" office:value-type="float" office:value="7">
            <text:p>7</text:p>
          </table:table-cell>
          <table:table-cell table:formula="of:=72-SUM([.BX65:.BZ65])-[.BW65]" office:value-type="float" office:value="2">
            <text:p>2</text:p>
          </table:table-cell>
          <table:table-cell table:formula="of:=[.BW66]+[.CA65]" office:value-type="float" office:value="4">
            <text:p>4</text:p>
          </table:table-cell>
          <table:table-cell table:number-columns-repeated="2"/>
          <table:table-cell table:formula="of:=IF(ISNUMBER([.BW65]);&quot;0x&quot;&amp;DEC2HEX([.BW65]+[.BW$2]))" office:value-type="string" office:string-value="0x1">
            <text:p>0x1</text:p>
          </table:table-cell>
          <table:table-cell table:formula="of:=IF(ISNUMBER([.BX65]);&quot;0x&quot;&amp;DEC2HEX([.BX65]+[.BX$2]))" office:value-type="string" office:string-value="0x86">
            <text:p>0x86</text:p>
          </table:table-cell>
          <table:table-cell table:formula="of:=IF(ISNUMBER([.BY65]);&quot;0x&quot;&amp;DEC2HEX([.BY65]+[.BY$2]);&quot;&quot;)" office:value-type="string" office:string-value="0x35">
            <text:p>0x35</text:p>
          </table:table-cell>
          <table:table-cell table:formula="of:=IF(ISNUMBER([.BZ65]);&quot;0x&quot;&amp;DEC2HEX([.BZ65]+[.BZ$2]);&quot;&quot;)" office:value-type="string" office:string-value="0x86">
            <text:p>0x86</text:p>
          </table:table-cell>
          <table:table-cell table:formula="of:=IF(ISNUMBER([.CB65]);&quot;0x&quot;&amp;DEC2HEX([.CB65]+[.CB$2]);&quot;&quot;)" office:value-type="string" office:string-value="0x3">
            <text:p>0x3</text:p>
          </table:table-cell>
          <table:table-cell table:formula="of:=HEX2DEC(MID([.CE65];3;2))-[.CE$2]" office:value-type="float" office:value="2">
            <text:p>2</text:p>
          </table:table-cell>
          <table:table-cell table:formula="of:=HEX2DEC(MID([.CF65];3;2))-[.CF$2]" office:value-type="float" office:value="7">
            <text:p>7</text:p>
          </table:table-cell>
          <table:table-cell table:formula="of:=HEX2DEC(MID([.CG65];3;2))-[.CG$2]" office:value-type="float" office:value="54">
            <text:p>54</text:p>
          </table:table-cell>
          <table:table-cell table:formula="of:=HEX2DEC(MID([.CH65];3;2))-[.CH$2]" office:value-type="float" office:value="7">
            <text:p>7</text:p>
          </table:table-cell>
          <table:table-cell/>
          <table:table-cell table:formula="of:=SUM([.CJ65:.CM65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6:.BU66];0)-1" office:value-type="float" office:value="2">
            <text:p>2</text:p>
          </table:table-cell>
          <table:table-cell table:formula="of:=INT(SUM([.A66:.BU66])/2)" office:value-type="float" office:value="7">
            <text:p>7</text:p>
          </table:table-cell>
          <table:table-cell table:formula="of:=72-(2*([.BX66]+[.BW66]))" office:value-type="float" office:value="54">
            <text:p>54</text:p>
          </table:table-cell>
          <table:table-cell table:formula="of:=[.BX66]" office:value-type="float" office:value="7">
            <text:p>7</text:p>
          </table:table-cell>
          <table:table-cell table:formula="of:=72-SUM([.BX66:.BZ66])-[.BW66]" office:value-type="float" office:value="2">
            <text:p>2</text:p>
          </table:table-cell>
          <table:table-cell table:formula="of:=[.BW67]+[.CA66]" office:value-type="float" office:value="4">
            <text:p>4</text:p>
          </table:table-cell>
          <table:table-cell table:number-columns-repeated="2"/>
          <table:table-cell table:formula="of:=IF(ISNUMBER([.BW66]);&quot;0x&quot;&amp;DEC2HEX([.BW66]+[.BW$2]))" office:value-type="string" office:string-value="0x1">
            <text:p>0x1</text:p>
          </table:table-cell>
          <table:table-cell table:formula="of:=IF(ISNUMBER([.BX66]);&quot;0x&quot;&amp;DEC2HEX([.BX66]+[.BX$2]))" office:value-type="string" office:string-value="0x86">
            <text:p>0x86</text:p>
          </table:table-cell>
          <table:table-cell table:formula="of:=IF(ISNUMBER([.BY66]);&quot;0x&quot;&amp;DEC2HEX([.BY66]+[.BY$2]);&quot;&quot;)" office:value-type="string" office:string-value="0x35">
            <text:p>0x35</text:p>
          </table:table-cell>
          <table:table-cell table:formula="of:=IF(ISNUMBER([.BZ66]);&quot;0x&quot;&amp;DEC2HEX([.BZ66]+[.BZ$2]);&quot;&quot;)" office:value-type="string" office:string-value="0x86">
            <text:p>0x86</text:p>
          </table:table-cell>
          <table:table-cell table:formula="of:=IF(ISNUMBER([.CB66]);&quot;0x&quot;&amp;DEC2HEX([.CB66]+[.CB$2]);&quot;&quot;)" office:value-type="string" office:string-value="0x3">
            <text:p>0x3</text:p>
          </table:table-cell>
          <table:table-cell table:formula="of:=HEX2DEC(MID([.CE66];3;2))-[.CE$2]" office:value-type="float" office:value="2">
            <text:p>2</text:p>
          </table:table-cell>
          <table:table-cell table:formula="of:=HEX2DEC(MID([.CF66];3;2))-[.CF$2]" office:value-type="float" office:value="7">
            <text:p>7</text:p>
          </table:table-cell>
          <table:table-cell table:formula="of:=HEX2DEC(MID([.CG66];3;2))-[.CG$2]" office:value-type="float" office:value="54">
            <text:p>54</text:p>
          </table:table-cell>
          <table:table-cell table:formula="of:=HEX2DEC(MID([.CH66];3;2))-[.CH$2]" office:value-type="float" office:value="7">
            <text:p>7</text:p>
          </table:table-cell>
          <table:table-cell/>
          <table:table-cell table:formula="of:=SUM([.CJ66:.CM66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7:.BU67];0)-1" office:value-type="float" office:value="2">
            <text:p>2</text:p>
          </table:table-cell>
          <table:table-cell table:formula="of:=INT(SUM([.A67:.BU67])/2)" office:value-type="float" office:value="7">
            <text:p>7</text:p>
          </table:table-cell>
          <table:table-cell table:formula="of:=72-(2*([.BX67]+[.BW67]))" office:value-type="float" office:value="54">
            <text:p>54</text:p>
          </table:table-cell>
          <table:table-cell table:formula="of:=[.BX67]" office:value-type="float" office:value="7">
            <text:p>7</text:p>
          </table:table-cell>
          <table:table-cell table:formula="of:=72-SUM([.BX67:.BZ67])-[.BW67]" office:value-type="float" office:value="2">
            <text:p>2</text:p>
          </table:table-cell>
          <table:table-cell table:formula="of:=[.BW68]+[.CA67]" office:value-type="float" office:value="4">
            <text:p>4</text:p>
          </table:table-cell>
          <table:table-cell table:number-columns-repeated="2"/>
          <table:table-cell table:formula="of:=IF(ISNUMBER([.BW67]);&quot;0x&quot;&amp;DEC2HEX([.BW67]+[.BW$2]))" office:value-type="string" office:string-value="0x1">
            <text:p>0x1</text:p>
          </table:table-cell>
          <table:table-cell table:formula="of:=IF(ISNUMBER([.BX67]);&quot;0x&quot;&amp;DEC2HEX([.BX67]+[.BX$2]))" office:value-type="string" office:string-value="0x86">
            <text:p>0x86</text:p>
          </table:table-cell>
          <table:table-cell table:formula="of:=IF(ISNUMBER([.BY67]);&quot;0x&quot;&amp;DEC2HEX([.BY67]+[.BY$2]);&quot;&quot;)" office:value-type="string" office:string-value="0x35">
            <text:p>0x35</text:p>
          </table:table-cell>
          <table:table-cell table:formula="of:=IF(ISNUMBER([.BZ67]);&quot;0x&quot;&amp;DEC2HEX([.BZ67]+[.BZ$2]);&quot;&quot;)" office:value-type="string" office:string-value="0x86">
            <text:p>0x86</text:p>
          </table:table-cell>
          <table:table-cell table:formula="of:=IF(ISNUMBER([.CB67]);&quot;0x&quot;&amp;DEC2HEX([.CB67]+[.CB$2]);&quot;&quot;)" office:value-type="string" office:string-value="0x3">
            <text:p>0x3</text:p>
          </table:table-cell>
          <table:table-cell table:formula="of:=HEX2DEC(MID([.CE67];3;2))-[.CE$2]" office:value-type="float" office:value="2">
            <text:p>2</text:p>
          </table:table-cell>
          <table:table-cell table:formula="of:=HEX2DEC(MID([.CF67];3;2))-[.CF$2]" office:value-type="float" office:value="7">
            <text:p>7</text:p>
          </table:table-cell>
          <table:table-cell table:formula="of:=HEX2DEC(MID([.CG67];3;2))-[.CG$2]" office:value-type="float" office:value="54">
            <text:p>54</text:p>
          </table:table-cell>
          <table:table-cell table:formula="of:=HEX2DEC(MID([.CH67];3;2))-[.CH$2]" office:value-type="float" office:value="7">
            <text:p>7</text:p>
          </table:table-cell>
          <table:table-cell/>
          <table:table-cell table:formula="of:=SUM([.CJ67:.CM67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8:.BU68];0)-1" office:value-type="float" office:value="2">
            <text:p>2</text:p>
          </table:table-cell>
          <table:table-cell table:formula="of:=INT(SUM([.A68:.BU68])/2)" office:value-type="float" office:value="7">
            <text:p>7</text:p>
          </table:table-cell>
          <table:table-cell table:formula="of:=72-(2*([.BX68]+[.BW68]))" office:value-type="float" office:value="54">
            <text:p>54</text:p>
          </table:table-cell>
          <table:table-cell table:formula="of:=[.BX68]" office:value-type="float" office:value="7">
            <text:p>7</text:p>
          </table:table-cell>
          <table:table-cell table:formula="of:=72-SUM([.BX68:.BZ68])-[.BW68]" office:value-type="float" office:value="2">
            <text:p>2</text:p>
          </table:table-cell>
          <table:table-cell table:formula="of:=[.BW69]+[.CA68]" office:value-type="float" office:value="4">
            <text:p>4</text:p>
          </table:table-cell>
          <table:table-cell table:number-columns-repeated="2"/>
          <table:table-cell table:formula="of:=IF(ISNUMBER([.BW68]);&quot;0x&quot;&amp;DEC2HEX([.BW68]+[.BW$2]))" office:value-type="string" office:string-value="0x1">
            <text:p>0x1</text:p>
          </table:table-cell>
          <table:table-cell table:formula="of:=IF(ISNUMBER([.BX68]);&quot;0x&quot;&amp;DEC2HEX([.BX68]+[.BX$2]))" office:value-type="string" office:string-value="0x86">
            <text:p>0x86</text:p>
          </table:table-cell>
          <table:table-cell table:formula="of:=IF(ISNUMBER([.BY68]);&quot;0x&quot;&amp;DEC2HEX([.BY68]+[.BY$2]);&quot;&quot;)" office:value-type="string" office:string-value="0x35">
            <text:p>0x35</text:p>
          </table:table-cell>
          <table:table-cell table:formula="of:=IF(ISNUMBER([.BZ68]);&quot;0x&quot;&amp;DEC2HEX([.BZ68]+[.BZ$2]);&quot;&quot;)" office:value-type="string" office:string-value="0x86">
            <text:p>0x86</text:p>
          </table:table-cell>
          <table:table-cell table:formula="of:=IF(ISNUMBER([.CB68]);&quot;0x&quot;&amp;DEC2HEX([.CB68]+[.CB$2]);&quot;&quot;)" office:value-type="string" office:string-value="0x3">
            <text:p>0x3</text:p>
          </table:table-cell>
          <table:table-cell table:formula="of:=HEX2DEC(MID([.CE68];3;2))-[.CE$2]" office:value-type="float" office:value="2">
            <text:p>2</text:p>
          </table:table-cell>
          <table:table-cell table:formula="of:=HEX2DEC(MID([.CF68];3;2))-[.CF$2]" office:value-type="float" office:value="7">
            <text:p>7</text:p>
          </table:table-cell>
          <table:table-cell table:formula="of:=HEX2DEC(MID([.CG68];3;2))-[.CG$2]" office:value-type="float" office:value="54">
            <text:p>54</text:p>
          </table:table-cell>
          <table:table-cell table:formula="of:=HEX2DEC(MID([.CH68];3;2))-[.CH$2]" office:value-type="float" office:value="7">
            <text:p>7</text:p>
          </table:table-cell>
          <table:table-cell/>
          <table:table-cell table:formula="of:=SUM([.CJ68:.CM68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69:.BU69];0)-1" office:value-type="float" office:value="2">
            <text:p>2</text:p>
          </table:table-cell>
          <table:table-cell table:formula="of:=INT(SUM([.A69:.BU69])/2)" office:value-type="float" office:value="7">
            <text:p>7</text:p>
          </table:table-cell>
          <table:table-cell table:formula="of:=72-(2*([.BX69]+[.BW69]))" office:value-type="float" office:value="54">
            <text:p>54</text:p>
          </table:table-cell>
          <table:table-cell table:formula="of:=[.BX69]" office:value-type="float" office:value="7">
            <text:p>7</text:p>
          </table:table-cell>
          <table:table-cell table:formula="of:=72-SUM([.BX69:.BZ69])-[.BW69]" office:value-type="float" office:value="2">
            <text:p>2</text:p>
          </table:table-cell>
          <table:table-cell table:formula="of:=[.BW70]+[.CA69]" office:value-type="float" office:value="4">
            <text:p>4</text:p>
          </table:table-cell>
          <table:table-cell table:number-columns-repeated="2"/>
          <table:table-cell table:formula="of:=IF(ISNUMBER([.BW69]);&quot;0x&quot;&amp;DEC2HEX([.BW69]+[.BW$2]))" office:value-type="string" office:string-value="0x1">
            <text:p>0x1</text:p>
          </table:table-cell>
          <table:table-cell table:formula="of:=IF(ISNUMBER([.BX69]);&quot;0x&quot;&amp;DEC2HEX([.BX69]+[.BX$2]))" office:value-type="string" office:string-value="0x86">
            <text:p>0x86</text:p>
          </table:table-cell>
          <table:table-cell table:formula="of:=IF(ISNUMBER([.BY69]);&quot;0x&quot;&amp;DEC2HEX([.BY69]+[.BY$2]);&quot;&quot;)" office:value-type="string" office:string-value="0x35">
            <text:p>0x35</text:p>
          </table:table-cell>
          <table:table-cell table:formula="of:=IF(ISNUMBER([.BZ69]);&quot;0x&quot;&amp;DEC2HEX([.BZ69]+[.BZ$2]);&quot;&quot;)" office:value-type="string" office:string-value="0x86">
            <text:p>0x86</text:p>
          </table:table-cell>
          <table:table-cell table:formula="of:=IF(ISNUMBER([.CB69]);&quot;0x&quot;&amp;DEC2HEX([.CB69]+[.CB$2]);&quot;&quot;)" office:value-type="string" office:string-value="0x3">
            <text:p>0x3</text:p>
          </table:table-cell>
          <table:table-cell table:formula="of:=HEX2DEC(MID([.CE69];3;2))-[.CE$2]" office:value-type="float" office:value="2">
            <text:p>2</text:p>
          </table:table-cell>
          <table:table-cell table:formula="of:=HEX2DEC(MID([.CF69];3;2))-[.CF$2]" office:value-type="float" office:value="7">
            <text:p>7</text:p>
          </table:table-cell>
          <table:table-cell table:formula="of:=HEX2DEC(MID([.CG69];3;2))-[.CG$2]" office:value-type="float" office:value="54">
            <text:p>54</text:p>
          </table:table-cell>
          <table:table-cell table:formula="of:=HEX2DEC(MID([.CH69];3;2))-[.CH$2]" office:value-type="float" office:value="7">
            <text:p>7</text:p>
          </table:table-cell>
          <table:table-cell/>
          <table:table-cell table:formula="of:=SUM([.CJ69:.CM69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0:.BU70];0)-1" office:value-type="float" office:value="2">
            <text:p>2</text:p>
          </table:table-cell>
          <table:table-cell table:formula="of:=INT(SUM([.A70:.BU70])/2)" office:value-type="float" office:value="7">
            <text:p>7</text:p>
          </table:table-cell>
          <table:table-cell table:formula="of:=72-(2*([.BX70]+[.BW70]))" office:value-type="float" office:value="54">
            <text:p>54</text:p>
          </table:table-cell>
          <table:table-cell table:formula="of:=[.BX70]" office:value-type="float" office:value="7">
            <text:p>7</text:p>
          </table:table-cell>
          <table:table-cell table:formula="of:=72-SUM([.BX70:.BZ70])-[.BW70]" office:value-type="float" office:value="2">
            <text:p>2</text:p>
          </table:table-cell>
          <table:table-cell table:formula="of:=[.BW71]+[.CA70]" office:value-type="float" office:value="4">
            <text:p>4</text:p>
          </table:table-cell>
          <table:table-cell table:number-columns-repeated="2"/>
          <table:table-cell table:formula="of:=IF(ISNUMBER([.BW70]);&quot;0x&quot;&amp;DEC2HEX([.BW70]+[.BW$2]))" office:value-type="string" office:string-value="0x1">
            <text:p>0x1</text:p>
          </table:table-cell>
          <table:table-cell table:formula="of:=IF(ISNUMBER([.BX70]);&quot;0x&quot;&amp;DEC2HEX([.BX70]+[.BX$2]))" office:value-type="string" office:string-value="0x86">
            <text:p>0x86</text:p>
          </table:table-cell>
          <table:table-cell table:formula="of:=IF(ISNUMBER([.BY70]);&quot;0x&quot;&amp;DEC2HEX([.BY70]+[.BY$2]);&quot;&quot;)" office:value-type="string" office:string-value="0x35">
            <text:p>0x35</text:p>
          </table:table-cell>
          <table:table-cell table:formula="of:=IF(ISNUMBER([.BZ70]);&quot;0x&quot;&amp;DEC2HEX([.BZ70]+[.BZ$2]);&quot;&quot;)" office:value-type="string" office:string-value="0x86">
            <text:p>0x86</text:p>
          </table:table-cell>
          <table:table-cell table:formula="of:=IF(ISNUMBER([.CB70]);&quot;0x&quot;&amp;DEC2HEX([.CB70]+[.CB$2]);&quot;&quot;)" office:value-type="string" office:string-value="0x3">
            <text:p>0x3</text:p>
          </table:table-cell>
          <table:table-cell table:formula="of:=HEX2DEC(MID([.CE70];3;2))-[.CE$2]" office:value-type="float" office:value="2">
            <text:p>2</text:p>
          </table:table-cell>
          <table:table-cell table:formula="of:=HEX2DEC(MID([.CF70];3;2))-[.CF$2]" office:value-type="float" office:value="7">
            <text:p>7</text:p>
          </table:table-cell>
          <table:table-cell table:formula="of:=HEX2DEC(MID([.CG70];3;2))-[.CG$2]" office:value-type="float" office:value="54">
            <text:p>54</text:p>
          </table:table-cell>
          <table:table-cell table:formula="of:=HEX2DEC(MID([.CH70];3;2))-[.CH$2]" office:value-type="float" office:value="7">
            <text:p>7</text:p>
          </table:table-cell>
          <table:table-cell/>
          <table:table-cell table:formula="of:=SUM([.CJ70:.CM70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1:.BU71];0)-1" office:value-type="float" office:value="2">
            <text:p>2</text:p>
          </table:table-cell>
          <table:table-cell table:formula="of:=INT(SUM([.A71:.BU71])/2)" office:value-type="float" office:value="7">
            <text:p>7</text:p>
          </table:table-cell>
          <table:table-cell table:formula="of:=72-(2*([.BX71]+[.BW71]))" office:value-type="float" office:value="54">
            <text:p>54</text:p>
          </table:table-cell>
          <table:table-cell table:formula="of:=[.BX71]" office:value-type="float" office:value="7">
            <text:p>7</text:p>
          </table:table-cell>
          <table:table-cell table:formula="of:=72-SUM([.BX71:.BZ71])-[.BW71]" office:value-type="float" office:value="2">
            <text:p>2</text:p>
          </table:table-cell>
          <table:table-cell table:formula="of:=[.BW72]+[.CA71]" office:value-type="float" office:value="4">
            <text:p>4</text:p>
          </table:table-cell>
          <table:table-cell table:number-columns-repeated="2"/>
          <table:table-cell table:formula="of:=IF(ISNUMBER([.BW71]);&quot;0x&quot;&amp;DEC2HEX([.BW71]+[.BW$2]))" office:value-type="string" office:string-value="0x1">
            <text:p>0x1</text:p>
          </table:table-cell>
          <table:table-cell table:formula="of:=IF(ISNUMBER([.BX71]);&quot;0x&quot;&amp;DEC2HEX([.BX71]+[.BX$2]))" office:value-type="string" office:string-value="0x86">
            <text:p>0x86</text:p>
          </table:table-cell>
          <table:table-cell table:formula="of:=IF(ISNUMBER([.BY71]);&quot;0x&quot;&amp;DEC2HEX([.BY71]+[.BY$2]);&quot;&quot;)" office:value-type="string" office:string-value="0x35">
            <text:p>0x35</text:p>
          </table:table-cell>
          <table:table-cell table:formula="of:=IF(ISNUMBER([.BZ71]);&quot;0x&quot;&amp;DEC2HEX([.BZ71]+[.BZ$2]);&quot;&quot;)" office:value-type="string" office:string-value="0x86">
            <text:p>0x86</text:p>
          </table:table-cell>
          <table:table-cell table:formula="of:=IF(ISNUMBER([.CB71]);&quot;0x&quot;&amp;DEC2HEX([.CB71]+[.CB$2]);&quot;&quot;)" office:value-type="string" office:string-value="0x3">
            <text:p>0x3</text:p>
          </table:table-cell>
          <table:table-cell table:formula="of:=HEX2DEC(MID([.CE71];3;2))-[.CE$2]" office:value-type="float" office:value="2">
            <text:p>2</text:p>
          </table:table-cell>
          <table:table-cell table:formula="of:=HEX2DEC(MID([.CF71];3;2))-[.CF$2]" office:value-type="float" office:value="7">
            <text:p>7</text:p>
          </table:table-cell>
          <table:table-cell table:formula="of:=HEX2DEC(MID([.CG71];3;2))-[.CG$2]" office:value-type="float" office:value="54">
            <text:p>54</text:p>
          </table:table-cell>
          <table:table-cell table:formula="of:=HEX2DEC(MID([.CH71];3;2))-[.CH$2]" office:value-type="float" office:value="7">
            <text:p>7</text:p>
          </table:table-cell>
          <table:table-cell/>
          <table:table-cell table:formula="of:=SUM([.CJ71:.CM71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2:.BU72];0)-1" office:value-type="float" office:value="2">
            <text:p>2</text:p>
          </table:table-cell>
          <table:table-cell table:formula="of:=INT(SUM([.A72:.BU72])/2)" office:value-type="float" office:value="7">
            <text:p>7</text:p>
          </table:table-cell>
          <table:table-cell table:formula="of:=72-(2*([.BX72]+[.BW72]))" office:value-type="float" office:value="54">
            <text:p>54</text:p>
          </table:table-cell>
          <table:table-cell table:formula="of:=[.BX72]" office:value-type="float" office:value="7">
            <text:p>7</text:p>
          </table:table-cell>
          <table:table-cell table:formula="of:=72-SUM([.BX72:.BZ72])-[.BW72]" office:value-type="float" office:value="2">
            <text:p>2</text:p>
          </table:table-cell>
          <table:table-cell table:formula="of:=[.BW73]+[.CA72]" office:value-type="float" office:value="4">
            <text:p>4</text:p>
          </table:table-cell>
          <table:table-cell table:number-columns-repeated="2"/>
          <table:table-cell table:formula="of:=IF(ISNUMBER([.BW72]);&quot;0x&quot;&amp;DEC2HEX([.BW72]+[.BW$2]))" office:value-type="string" office:string-value="0x1">
            <text:p>0x1</text:p>
          </table:table-cell>
          <table:table-cell table:formula="of:=IF(ISNUMBER([.BX72]);&quot;0x&quot;&amp;DEC2HEX([.BX72]+[.BX$2]))" office:value-type="string" office:string-value="0x86">
            <text:p>0x86</text:p>
          </table:table-cell>
          <table:table-cell table:formula="of:=IF(ISNUMBER([.BY72]);&quot;0x&quot;&amp;DEC2HEX([.BY72]+[.BY$2]);&quot;&quot;)" office:value-type="string" office:string-value="0x35">
            <text:p>0x35</text:p>
          </table:table-cell>
          <table:table-cell table:formula="of:=IF(ISNUMBER([.BZ72]);&quot;0x&quot;&amp;DEC2HEX([.BZ72]+[.BZ$2]);&quot;&quot;)" office:value-type="string" office:string-value="0x86">
            <text:p>0x86</text:p>
          </table:table-cell>
          <table:table-cell table:formula="of:=IF(ISNUMBER([.CB72]);&quot;0x&quot;&amp;DEC2HEX([.CB72]+[.CB$2]);&quot;&quot;)" office:value-type="string" office:string-value="0x3">
            <text:p>0x3</text:p>
          </table:table-cell>
          <table:table-cell table:formula="of:=HEX2DEC(MID([.CE72];3;2))-[.CE$2]" office:value-type="float" office:value="2">
            <text:p>2</text:p>
          </table:table-cell>
          <table:table-cell table:formula="of:=HEX2DEC(MID([.CF72];3;2))-[.CF$2]" office:value-type="float" office:value="7">
            <text:p>7</text:p>
          </table:table-cell>
          <table:table-cell table:formula="of:=HEX2DEC(MID([.CG72];3;2))-[.CG$2]" office:value-type="float" office:value="54">
            <text:p>54</text:p>
          </table:table-cell>
          <table:table-cell table:formula="of:=HEX2DEC(MID([.CH72];3;2))-[.CH$2]" office:value-type="float" office:value="7">
            <text:p>7</text:p>
          </table:table-cell>
          <table:table-cell/>
          <table:table-cell table:formula="of:=SUM([.CJ72:.CM72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3:.BU73];0)-1" office:value-type="float" office:value="2">
            <text:p>2</text:p>
          </table:table-cell>
          <table:table-cell table:formula="of:=INT(SUM([.A73:.BU73])/2)" office:value-type="float" office:value="7">
            <text:p>7</text:p>
          </table:table-cell>
          <table:table-cell table:formula="of:=72-(2*([.BX73]+[.BW73]))" office:value-type="float" office:value="54">
            <text:p>54</text:p>
          </table:table-cell>
          <table:table-cell table:formula="of:=[.BX73]" office:value-type="float" office:value="7">
            <text:p>7</text:p>
          </table:table-cell>
          <table:table-cell table:formula="of:=72-SUM([.BX73:.BZ73])-[.BW73]" office:value-type="float" office:value="2">
            <text:p>2</text:p>
          </table:table-cell>
          <table:table-cell table:formula="of:=[.BW74]+[.CA73]" office:value-type="float" office:value="4">
            <text:p>4</text:p>
          </table:table-cell>
          <table:table-cell table:number-columns-repeated="2"/>
          <table:table-cell table:formula="of:=IF(ISNUMBER([.BW73]);&quot;0x&quot;&amp;DEC2HEX([.BW73]+[.BW$2]))" office:value-type="string" office:string-value="0x1">
            <text:p>0x1</text:p>
          </table:table-cell>
          <table:table-cell table:formula="of:=IF(ISNUMBER([.BX73]);&quot;0x&quot;&amp;DEC2HEX([.BX73]+[.BX$2]))" office:value-type="string" office:string-value="0x86">
            <text:p>0x86</text:p>
          </table:table-cell>
          <table:table-cell table:formula="of:=IF(ISNUMBER([.BY73]);&quot;0x&quot;&amp;DEC2HEX([.BY73]+[.BY$2]);&quot;&quot;)" office:value-type="string" office:string-value="0x35">
            <text:p>0x35</text:p>
          </table:table-cell>
          <table:table-cell table:formula="of:=IF(ISNUMBER([.BZ73]);&quot;0x&quot;&amp;DEC2HEX([.BZ73]+[.BZ$2]);&quot;&quot;)" office:value-type="string" office:string-value="0x86">
            <text:p>0x86</text:p>
          </table:table-cell>
          <table:table-cell table:formula="of:=IF(ISNUMBER([.CB73]);&quot;0x&quot;&amp;DEC2HEX([.CB73]+[.CB$2]);&quot;&quot;)" office:value-type="string" office:string-value="0x3">
            <text:p>0x3</text:p>
          </table:table-cell>
          <table:table-cell table:formula="of:=HEX2DEC(MID([.CE73];3;2))-[.CE$2]" office:value-type="float" office:value="2">
            <text:p>2</text:p>
          </table:table-cell>
          <table:table-cell table:formula="of:=HEX2DEC(MID([.CF73];3;2))-[.CF$2]" office:value-type="float" office:value="7">
            <text:p>7</text:p>
          </table:table-cell>
          <table:table-cell table:formula="of:=HEX2DEC(MID([.CG73];3;2))-[.CG$2]" office:value-type="float" office:value="54">
            <text:p>54</text:p>
          </table:table-cell>
          <table:table-cell table:formula="of:=HEX2DEC(MID([.CH73];3;2))-[.CH$2]" office:value-type="float" office:value="7">
            <text:p>7</text:p>
          </table:table-cell>
          <table:table-cell/>
          <table:table-cell table:formula="of:=SUM([.CJ73:.CM73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4:.BU74];0)-1" office:value-type="float" office:value="2">
            <text:p>2</text:p>
          </table:table-cell>
          <table:table-cell table:formula="of:=INT(SUM([.A74:.BU74])/2)" office:value-type="float" office:value="7">
            <text:p>7</text:p>
          </table:table-cell>
          <table:table-cell table:formula="of:=72-(2*([.BX74]+[.BW74]))" office:value-type="float" office:value="54">
            <text:p>54</text:p>
          </table:table-cell>
          <table:table-cell table:formula="of:=[.BX74]" office:value-type="float" office:value="7">
            <text:p>7</text:p>
          </table:table-cell>
          <table:table-cell table:formula="of:=72-SUM([.BX74:.BZ74])-[.BW74]" office:value-type="float" office:value="2">
            <text:p>2</text:p>
          </table:table-cell>
          <table:table-cell table:formula="of:=[.BW75]+[.CA74]" office:value-type="float" office:value="4">
            <text:p>4</text:p>
          </table:table-cell>
          <table:table-cell table:number-columns-repeated="2"/>
          <table:table-cell table:formula="of:=IF(ISNUMBER([.BW74]);&quot;0x&quot;&amp;DEC2HEX([.BW74]+[.BW$2]))" office:value-type="string" office:string-value="0x1">
            <text:p>0x1</text:p>
          </table:table-cell>
          <table:table-cell table:formula="of:=IF(ISNUMBER([.BX74]);&quot;0x&quot;&amp;DEC2HEX([.BX74]+[.BX$2]))" office:value-type="string" office:string-value="0x86">
            <text:p>0x86</text:p>
          </table:table-cell>
          <table:table-cell table:formula="of:=IF(ISNUMBER([.BY74]);&quot;0x&quot;&amp;DEC2HEX([.BY74]+[.BY$2]);&quot;&quot;)" office:value-type="string" office:string-value="0x35">
            <text:p>0x35</text:p>
          </table:table-cell>
          <table:table-cell table:formula="of:=IF(ISNUMBER([.BZ74]);&quot;0x&quot;&amp;DEC2HEX([.BZ74]+[.BZ$2]);&quot;&quot;)" office:value-type="string" office:string-value="0x86">
            <text:p>0x86</text:p>
          </table:table-cell>
          <table:table-cell table:formula="of:=IF(ISNUMBER([.CB74]);&quot;0x&quot;&amp;DEC2HEX([.CB74]+[.CB$2]);&quot;&quot;)" office:value-type="string" office:string-value="0x3">
            <text:p>0x3</text:p>
          </table:table-cell>
          <table:table-cell table:formula="of:=HEX2DEC(MID([.CE74];3;2))-[.CE$2]" office:value-type="float" office:value="2">
            <text:p>2</text:p>
          </table:table-cell>
          <table:table-cell table:formula="of:=HEX2DEC(MID([.CF74];3;2))-[.CF$2]" office:value-type="float" office:value="7">
            <text:p>7</text:p>
          </table:table-cell>
          <table:table-cell table:formula="of:=HEX2DEC(MID([.CG74];3;2))-[.CG$2]" office:value-type="float" office:value="54">
            <text:p>54</text:p>
          </table:table-cell>
          <table:table-cell table:formula="of:=HEX2DEC(MID([.CH74];3;2))-[.CH$2]" office:value-type="float" office:value="7">
            <text:p>7</text:p>
          </table:table-cell>
          <table:table-cell/>
          <table:table-cell table:formula="of:=SUM([.CJ74:.CM74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5:.BU75];0)-1" office:value-type="float" office:value="2">
            <text:p>2</text:p>
          </table:table-cell>
          <table:table-cell table:formula="of:=INT(SUM([.A75:.BU75])/2)" office:value-type="float" office:value="7">
            <text:p>7</text:p>
          </table:table-cell>
          <table:table-cell table:formula="of:=72-(2*([.BX75]+[.BW75]))" office:value-type="float" office:value="54">
            <text:p>54</text:p>
          </table:table-cell>
          <table:table-cell table:formula="of:=[.BX75]" office:value-type="float" office:value="7">
            <text:p>7</text:p>
          </table:table-cell>
          <table:table-cell table:formula="of:=72-SUM([.BX75:.BZ75])-[.BW75]" office:value-type="float" office:value="2">
            <text:p>2</text:p>
          </table:table-cell>
          <table:table-cell table:formula="of:=[.BW76]+[.CA75]" office:value-type="float" office:value="4">
            <text:p>4</text:p>
          </table:table-cell>
          <table:table-cell table:number-columns-repeated="2"/>
          <table:table-cell table:formula="of:=IF(ISNUMBER([.BW75]);&quot;0x&quot;&amp;DEC2HEX([.BW75]+[.BW$2]))" office:value-type="string" office:string-value="0x1">
            <text:p>0x1</text:p>
          </table:table-cell>
          <table:table-cell table:formula="of:=IF(ISNUMBER([.BX75]);&quot;0x&quot;&amp;DEC2HEX([.BX75]+[.BX$2]))" office:value-type="string" office:string-value="0x86">
            <text:p>0x86</text:p>
          </table:table-cell>
          <table:table-cell table:formula="of:=IF(ISNUMBER([.BY75]);&quot;0x&quot;&amp;DEC2HEX([.BY75]+[.BY$2]);&quot;&quot;)" office:value-type="string" office:string-value="0x35">
            <text:p>0x35</text:p>
          </table:table-cell>
          <table:table-cell table:formula="of:=IF(ISNUMBER([.BZ75]);&quot;0x&quot;&amp;DEC2HEX([.BZ75]+[.BZ$2]);&quot;&quot;)" office:value-type="string" office:string-value="0x86">
            <text:p>0x86</text:p>
          </table:table-cell>
          <table:table-cell table:formula="of:=IF(ISNUMBER([.CB75]);&quot;0x&quot;&amp;DEC2HEX([.CB75]+[.CB$2]);&quot;&quot;)" office:value-type="string" office:string-value="0x3">
            <text:p>0x3</text:p>
          </table:table-cell>
          <table:table-cell table:formula="of:=HEX2DEC(MID([.CE75];3;2))-[.CE$2]" office:value-type="float" office:value="2">
            <text:p>2</text:p>
          </table:table-cell>
          <table:table-cell table:formula="of:=HEX2DEC(MID([.CF75];3;2))-[.CF$2]" office:value-type="float" office:value="7">
            <text:p>7</text:p>
          </table:table-cell>
          <table:table-cell table:formula="of:=HEX2DEC(MID([.CG75];3;2))-[.CG$2]" office:value-type="float" office:value="54">
            <text:p>54</text:p>
          </table:table-cell>
          <table:table-cell table:formula="of:=HEX2DEC(MID([.CH75];3;2))-[.CH$2]" office:value-type="float" office:value="7">
            <text:p>7</text:p>
          </table:table-cell>
          <table:table-cell/>
          <table:table-cell table:formula="of:=SUM([.CJ75:.CM75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6:.BU76];0)-1" office:value-type="float" office:value="2">
            <text:p>2</text:p>
          </table:table-cell>
          <table:table-cell table:formula="of:=INT(SUM([.A76:.BU76])/2)" office:value-type="float" office:value="7">
            <text:p>7</text:p>
          </table:table-cell>
          <table:table-cell table:formula="of:=72-(2*([.BX76]+[.BW76]))" office:value-type="float" office:value="54">
            <text:p>54</text:p>
          </table:table-cell>
          <table:table-cell table:formula="of:=[.BX76]" office:value-type="float" office:value="7">
            <text:p>7</text:p>
          </table:table-cell>
          <table:table-cell table:formula="of:=72-SUM([.BX76:.BZ76])-[.BW76]" office:value-type="float" office:value="2">
            <text:p>2</text:p>
          </table:table-cell>
          <table:table-cell table:formula="of:=[.BW77]+[.CA76]" office:value-type="float" office:value="4">
            <text:p>4</text:p>
          </table:table-cell>
          <table:table-cell table:number-columns-repeated="2"/>
          <table:table-cell table:formula="of:=IF(ISNUMBER([.BW76]);&quot;0x&quot;&amp;DEC2HEX([.BW76]+[.BW$2]))" office:value-type="string" office:string-value="0x1">
            <text:p>0x1</text:p>
          </table:table-cell>
          <table:table-cell table:formula="of:=IF(ISNUMBER([.BX76]);&quot;0x&quot;&amp;DEC2HEX([.BX76]+[.BX$2]))" office:value-type="string" office:string-value="0x86">
            <text:p>0x86</text:p>
          </table:table-cell>
          <table:table-cell table:formula="of:=IF(ISNUMBER([.BY76]);&quot;0x&quot;&amp;DEC2HEX([.BY76]+[.BY$2]);&quot;&quot;)" office:value-type="string" office:string-value="0x35">
            <text:p>0x35</text:p>
          </table:table-cell>
          <table:table-cell table:formula="of:=IF(ISNUMBER([.BZ76]);&quot;0x&quot;&amp;DEC2HEX([.BZ76]+[.BZ$2]);&quot;&quot;)" office:value-type="string" office:string-value="0x86">
            <text:p>0x86</text:p>
          </table:table-cell>
          <table:table-cell table:formula="of:=IF(ISNUMBER([.CB76]);&quot;0x&quot;&amp;DEC2HEX([.CB76]+[.CB$2]);&quot;&quot;)" office:value-type="string" office:string-value="0x3">
            <text:p>0x3</text:p>
          </table:table-cell>
          <table:table-cell table:formula="of:=HEX2DEC(MID([.CE76];3;2))-[.CE$2]" office:value-type="float" office:value="2">
            <text:p>2</text:p>
          </table:table-cell>
          <table:table-cell table:formula="of:=HEX2DEC(MID([.CF76];3;2))-[.CF$2]" office:value-type="float" office:value="7">
            <text:p>7</text:p>
          </table:table-cell>
          <table:table-cell table:formula="of:=HEX2DEC(MID([.CG76];3;2))-[.CG$2]" office:value-type="float" office:value="54">
            <text:p>54</text:p>
          </table:table-cell>
          <table:table-cell table:formula="of:=HEX2DEC(MID([.CH76];3;2))-[.CH$2]" office:value-type="float" office:value="7">
            <text:p>7</text:p>
          </table:table-cell>
          <table:table-cell/>
          <table:table-cell table:formula="of:=SUM([.CJ76:.CM76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7:.BU77];0)-1" office:value-type="float" office:value="2">
            <text:p>2</text:p>
          </table:table-cell>
          <table:table-cell table:formula="of:=INT(SUM([.A77:.BU77])/2)" office:value-type="float" office:value="7">
            <text:p>7</text:p>
          </table:table-cell>
          <table:table-cell table:formula="of:=72-(2*([.BX77]+[.BW77]))" office:value-type="float" office:value="54">
            <text:p>54</text:p>
          </table:table-cell>
          <table:table-cell table:formula="of:=[.BX77]" office:value-type="float" office:value="7">
            <text:p>7</text:p>
          </table:table-cell>
          <table:table-cell table:formula="of:=72-SUM([.BX77:.BZ77])-[.BW77]" office:value-type="float" office:value="2">
            <text:p>2</text:p>
          </table:table-cell>
          <table:table-cell table:formula="of:=[.BW78]+[.CA77]" office:value-type="float" office:value="4">
            <text:p>4</text:p>
          </table:table-cell>
          <table:table-cell table:number-columns-repeated="2"/>
          <table:table-cell table:formula="of:=IF(ISNUMBER([.BW77]);&quot;0x&quot;&amp;DEC2HEX([.BW77]+[.BW$2]))" office:value-type="string" office:string-value="0x1">
            <text:p>0x1</text:p>
          </table:table-cell>
          <table:table-cell table:formula="of:=IF(ISNUMBER([.BX77]);&quot;0x&quot;&amp;DEC2HEX([.BX77]+[.BX$2]))" office:value-type="string" office:string-value="0x86">
            <text:p>0x86</text:p>
          </table:table-cell>
          <table:table-cell table:formula="of:=IF(ISNUMBER([.BY77]);&quot;0x&quot;&amp;DEC2HEX([.BY77]+[.BY$2]);&quot;&quot;)" office:value-type="string" office:string-value="0x35">
            <text:p>0x35</text:p>
          </table:table-cell>
          <table:table-cell table:formula="of:=IF(ISNUMBER([.BZ77]);&quot;0x&quot;&amp;DEC2HEX([.BZ77]+[.BZ$2]);&quot;&quot;)" office:value-type="string" office:string-value="0x86">
            <text:p>0x86</text:p>
          </table:table-cell>
          <table:table-cell table:formula="of:=IF(ISNUMBER([.CB77]);&quot;0x&quot;&amp;DEC2HEX([.CB77]+[.CB$2]);&quot;&quot;)" office:value-type="string" office:string-value="0x3">
            <text:p>0x3</text:p>
          </table:table-cell>
          <table:table-cell table:formula="of:=HEX2DEC(MID([.CE77];3;2))-[.CE$2]" office:value-type="float" office:value="2">
            <text:p>2</text:p>
          </table:table-cell>
          <table:table-cell table:formula="of:=HEX2DEC(MID([.CF77];3;2))-[.CF$2]" office:value-type="float" office:value="7">
            <text:p>7</text:p>
          </table:table-cell>
          <table:table-cell table:formula="of:=HEX2DEC(MID([.CG77];3;2))-[.CG$2]" office:value-type="float" office:value="54">
            <text:p>54</text:p>
          </table:table-cell>
          <table:table-cell table:formula="of:=HEX2DEC(MID([.CH77];3;2))-[.CH$2]" office:value-type="float" office:value="7">
            <text:p>7</text:p>
          </table:table-cell>
          <table:table-cell/>
          <table:table-cell table:formula="of:=SUM([.CJ77:.CM77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8:.BU78];0)-1" office:value-type="float" office:value="2">
            <text:p>2</text:p>
          </table:table-cell>
          <table:table-cell table:formula="of:=INT(SUM([.A78:.BU78])/2)" office:value-type="float" office:value="7">
            <text:p>7</text:p>
          </table:table-cell>
          <table:table-cell table:formula="of:=72-(2*([.BX78]+[.BW78]))" office:value-type="float" office:value="54">
            <text:p>54</text:p>
          </table:table-cell>
          <table:table-cell table:formula="of:=[.BX78]" office:value-type="float" office:value="7">
            <text:p>7</text:p>
          </table:table-cell>
          <table:table-cell table:formula="of:=72-SUM([.BX78:.BZ78])-[.BW78]" office:value-type="float" office:value="2">
            <text:p>2</text:p>
          </table:table-cell>
          <table:table-cell table:formula="of:=[.BW79]+[.CA78]" office:value-type="float" office:value="4">
            <text:p>4</text:p>
          </table:table-cell>
          <table:table-cell table:number-columns-repeated="2"/>
          <table:table-cell table:formula="of:=IF(ISNUMBER([.BW78]);&quot;0x&quot;&amp;DEC2HEX([.BW78]+[.BW$2]))" office:value-type="string" office:string-value="0x1">
            <text:p>0x1</text:p>
          </table:table-cell>
          <table:table-cell table:formula="of:=IF(ISNUMBER([.BX78]);&quot;0x&quot;&amp;DEC2HEX([.BX78]+[.BX$2]))" office:value-type="string" office:string-value="0x86">
            <text:p>0x86</text:p>
          </table:table-cell>
          <table:table-cell table:formula="of:=IF(ISNUMBER([.BY78]);&quot;0x&quot;&amp;DEC2HEX([.BY78]+[.BY$2]);&quot;&quot;)" office:value-type="string" office:string-value="0x35">
            <text:p>0x35</text:p>
          </table:table-cell>
          <table:table-cell table:formula="of:=IF(ISNUMBER([.BZ78]);&quot;0x&quot;&amp;DEC2HEX([.BZ78]+[.BZ$2]);&quot;&quot;)" office:value-type="string" office:string-value="0x86">
            <text:p>0x86</text:p>
          </table:table-cell>
          <table:table-cell table:formula="of:=IF(ISNUMBER([.CB78]);&quot;0x&quot;&amp;DEC2HEX([.CB78]+[.CB$2]);&quot;&quot;)" office:value-type="string" office:string-value="0x3">
            <text:p>0x3</text:p>
          </table:table-cell>
          <table:table-cell table:formula="of:=HEX2DEC(MID([.CE78];3;2))-[.CE$2]" office:value-type="float" office:value="2">
            <text:p>2</text:p>
          </table:table-cell>
          <table:table-cell table:formula="of:=HEX2DEC(MID([.CF78];3;2))-[.CF$2]" office:value-type="float" office:value="7">
            <text:p>7</text:p>
          </table:table-cell>
          <table:table-cell table:formula="of:=HEX2DEC(MID([.CG78];3;2))-[.CG$2]" office:value-type="float" office:value="54">
            <text:p>54</text:p>
          </table:table-cell>
          <table:table-cell table:formula="of:=HEX2DEC(MID([.CH78];3;2))-[.CH$2]" office:value-type="float" office:value="7">
            <text:p>7</text:p>
          </table:table-cell>
          <table:table-cell/>
          <table:table-cell table:formula="of:=SUM([.CJ78:.CM78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79:.BU79];0)-1" office:value-type="float" office:value="2">
            <text:p>2</text:p>
          </table:table-cell>
          <table:table-cell table:formula="of:=INT(SUM([.A79:.BU79])/2)" office:value-type="float" office:value="7">
            <text:p>7</text:p>
          </table:table-cell>
          <table:table-cell table:formula="of:=72-(2*([.BX79]+[.BW79]))" office:value-type="float" office:value="54">
            <text:p>54</text:p>
          </table:table-cell>
          <table:table-cell table:formula="of:=[.BX79]" office:value-type="float" office:value="7">
            <text:p>7</text:p>
          </table:table-cell>
          <table:table-cell table:formula="of:=72-SUM([.BX79:.BZ79])-[.BW79]" office:value-type="float" office:value="2">
            <text:p>2</text:p>
          </table:table-cell>
          <table:table-cell table:formula="of:=[.BW80]+[.CA79]" office:value-type="float" office:value="4">
            <text:p>4</text:p>
          </table:table-cell>
          <table:table-cell table:number-columns-repeated="2"/>
          <table:table-cell table:formula="of:=IF(ISNUMBER([.BW79]);&quot;0x&quot;&amp;DEC2HEX([.BW79]+[.BW$2]))" office:value-type="string" office:string-value="0x1">
            <text:p>0x1</text:p>
          </table:table-cell>
          <table:table-cell table:formula="of:=IF(ISNUMBER([.BX79]);&quot;0x&quot;&amp;DEC2HEX([.BX79]+[.BX$2]))" office:value-type="string" office:string-value="0x86">
            <text:p>0x86</text:p>
          </table:table-cell>
          <table:table-cell table:formula="of:=IF(ISNUMBER([.BY79]);&quot;0x&quot;&amp;DEC2HEX([.BY79]+[.BY$2]);&quot;&quot;)" office:value-type="string" office:string-value="0x35">
            <text:p>0x35</text:p>
          </table:table-cell>
          <table:table-cell table:formula="of:=IF(ISNUMBER([.BZ79]);&quot;0x&quot;&amp;DEC2HEX([.BZ79]+[.BZ$2]);&quot;&quot;)" office:value-type="string" office:string-value="0x86">
            <text:p>0x86</text:p>
          </table:table-cell>
          <table:table-cell table:formula="of:=IF(ISNUMBER([.CB79]);&quot;0x&quot;&amp;DEC2HEX([.CB79]+[.CB$2]);&quot;&quot;)" office:value-type="string" office:string-value="0x3">
            <text:p>0x3</text:p>
          </table:table-cell>
          <table:table-cell table:formula="of:=HEX2DEC(MID([.CE79];3;2))-[.CE$2]" office:value-type="float" office:value="2">
            <text:p>2</text:p>
          </table:table-cell>
          <table:table-cell table:formula="of:=HEX2DEC(MID([.CF79];3;2))-[.CF$2]" office:value-type="float" office:value="7">
            <text:p>7</text:p>
          </table:table-cell>
          <table:table-cell table:formula="of:=HEX2DEC(MID([.CG79];3;2))-[.CG$2]" office:value-type="float" office:value="54">
            <text:p>54</text:p>
          </table:table-cell>
          <table:table-cell table:formula="of:=HEX2DEC(MID([.CH79];3;2))-[.CH$2]" office:value-type="float" office:value="7">
            <text:p>7</text:p>
          </table:table-cell>
          <table:table-cell/>
          <table:table-cell table:formula="of:=SUM([.CJ79:.CM79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0:.BU80];0)-1" office:value-type="float" office:value="2">
            <text:p>2</text:p>
          </table:table-cell>
          <table:table-cell table:formula="of:=INT(SUM([.A80:.BU80])/2)" office:value-type="float" office:value="7">
            <text:p>7</text:p>
          </table:table-cell>
          <table:table-cell table:formula="of:=72-(2*([.BX80]+[.BW80]))" office:value-type="float" office:value="54">
            <text:p>54</text:p>
          </table:table-cell>
          <table:table-cell table:formula="of:=[.BX80]" office:value-type="float" office:value="7">
            <text:p>7</text:p>
          </table:table-cell>
          <table:table-cell table:formula="of:=72-SUM([.BX80:.BZ80])-[.BW80]" office:value-type="float" office:value="2">
            <text:p>2</text:p>
          </table:table-cell>
          <table:table-cell table:formula="of:=[.BW81]+[.CA80]" office:value-type="float" office:value="4">
            <text:p>4</text:p>
          </table:table-cell>
          <table:table-cell table:number-columns-repeated="2"/>
          <table:table-cell table:formula="of:=IF(ISNUMBER([.BW80]);&quot;0x&quot;&amp;DEC2HEX([.BW80]+[.BW$2]))" office:value-type="string" office:string-value="0x1">
            <text:p>0x1</text:p>
          </table:table-cell>
          <table:table-cell table:formula="of:=IF(ISNUMBER([.BX80]);&quot;0x&quot;&amp;DEC2HEX([.BX80]+[.BX$2]))" office:value-type="string" office:string-value="0x86">
            <text:p>0x86</text:p>
          </table:table-cell>
          <table:table-cell table:formula="of:=IF(ISNUMBER([.BY80]);&quot;0x&quot;&amp;DEC2HEX([.BY80]+[.BY$2]);&quot;&quot;)" office:value-type="string" office:string-value="0x35">
            <text:p>0x35</text:p>
          </table:table-cell>
          <table:table-cell table:formula="of:=IF(ISNUMBER([.BZ80]);&quot;0x&quot;&amp;DEC2HEX([.BZ80]+[.BZ$2]);&quot;&quot;)" office:value-type="string" office:string-value="0x86">
            <text:p>0x86</text:p>
          </table:table-cell>
          <table:table-cell table:formula="of:=IF(ISNUMBER([.CB80]);&quot;0x&quot;&amp;DEC2HEX([.CB80]+[.CB$2]);&quot;&quot;)" office:value-type="string" office:string-value="0x3">
            <text:p>0x3</text:p>
          </table:table-cell>
          <table:table-cell table:formula="of:=HEX2DEC(MID([.CE80];3;2))-[.CE$2]" office:value-type="float" office:value="2">
            <text:p>2</text:p>
          </table:table-cell>
          <table:table-cell table:formula="of:=HEX2DEC(MID([.CF80];3;2))-[.CF$2]" office:value-type="float" office:value="7">
            <text:p>7</text:p>
          </table:table-cell>
          <table:table-cell table:formula="of:=HEX2DEC(MID([.CG80];3;2))-[.CG$2]" office:value-type="float" office:value="54">
            <text:p>54</text:p>
          </table:table-cell>
          <table:table-cell table:formula="of:=HEX2DEC(MID([.CH80];3;2))-[.CH$2]" office:value-type="float" office:value="7">
            <text:p>7</text:p>
          </table:table-cell>
          <table:table-cell/>
          <table:table-cell table:formula="of:=SUM([.CJ80:.CM80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1:.BU81];0)-1" office:value-type="float" office:value="2">
            <text:p>2</text:p>
          </table:table-cell>
          <table:table-cell table:formula="of:=INT(SUM([.A81:.BU81])/2)" office:value-type="float" office:value="7">
            <text:p>7</text:p>
          </table:table-cell>
          <table:table-cell table:formula="of:=72-(2*([.BX81]+[.BW81]))" office:value-type="float" office:value="54">
            <text:p>54</text:p>
          </table:table-cell>
          <table:table-cell table:formula="of:=[.BX81]" office:value-type="float" office:value="7">
            <text:p>7</text:p>
          </table:table-cell>
          <table:table-cell table:formula="of:=72-SUM([.BX81:.BZ81])-[.BW81]" office:value-type="float" office:value="2">
            <text:p>2</text:p>
          </table:table-cell>
          <table:table-cell table:formula="of:=[.BW82]+[.CA81]" office:value-type="float" office:value="4">
            <text:p>4</text:p>
          </table:table-cell>
          <table:table-cell table:number-columns-repeated="2"/>
          <table:table-cell table:formula="of:=IF(ISNUMBER([.BW81]);&quot;0x&quot;&amp;DEC2HEX([.BW81]+[.BW$2]))" office:value-type="string" office:string-value="0x1">
            <text:p>0x1</text:p>
          </table:table-cell>
          <table:table-cell table:formula="of:=IF(ISNUMBER([.BX81]);&quot;0x&quot;&amp;DEC2HEX([.BX81]+[.BX$2]))" office:value-type="string" office:string-value="0x86">
            <text:p>0x86</text:p>
          </table:table-cell>
          <table:table-cell table:formula="of:=IF(ISNUMBER([.BY81]);&quot;0x&quot;&amp;DEC2HEX([.BY81]+[.BY$2]);&quot;&quot;)" office:value-type="string" office:string-value="0x35">
            <text:p>0x35</text:p>
          </table:table-cell>
          <table:table-cell table:formula="of:=IF(ISNUMBER([.BZ81]);&quot;0x&quot;&amp;DEC2HEX([.BZ81]+[.BZ$2]);&quot;&quot;)" office:value-type="string" office:string-value="0x86">
            <text:p>0x86</text:p>
          </table:table-cell>
          <table:table-cell table:formula="of:=IF(ISNUMBER([.CB81]);&quot;0x&quot;&amp;DEC2HEX([.CB81]+[.CB$2]);&quot;&quot;)" office:value-type="string" office:string-value="0x3">
            <text:p>0x3</text:p>
          </table:table-cell>
          <table:table-cell table:formula="of:=HEX2DEC(MID([.CE81];3;2))-[.CE$2]" office:value-type="float" office:value="2">
            <text:p>2</text:p>
          </table:table-cell>
          <table:table-cell table:formula="of:=HEX2DEC(MID([.CF81];3;2))-[.CF$2]" office:value-type="float" office:value="7">
            <text:p>7</text:p>
          </table:table-cell>
          <table:table-cell table:formula="of:=HEX2DEC(MID([.CG81];3;2))-[.CG$2]" office:value-type="float" office:value="54">
            <text:p>54</text:p>
          </table:table-cell>
          <table:table-cell table:formula="of:=HEX2DEC(MID([.CH81];3;2))-[.CH$2]" office:value-type="float" office:value="7">
            <text:p>7</text:p>
          </table:table-cell>
          <table:table-cell/>
          <table:table-cell table:formula="of:=SUM([.CJ81:.CM81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2:.BU82];0)-1" office:value-type="float" office:value="2">
            <text:p>2</text:p>
          </table:table-cell>
          <table:table-cell table:formula="of:=INT(SUM([.A82:.BU82])/2)" office:value-type="float" office:value="7">
            <text:p>7</text:p>
          </table:table-cell>
          <table:table-cell table:formula="of:=72-(2*([.BX82]+[.BW82]))" office:value-type="float" office:value="54">
            <text:p>54</text:p>
          </table:table-cell>
          <table:table-cell table:formula="of:=[.BX82]" office:value-type="float" office:value="7">
            <text:p>7</text:p>
          </table:table-cell>
          <table:table-cell table:formula="of:=72-SUM([.BX82:.BZ82])-[.BW82]" office:value-type="float" office:value="2">
            <text:p>2</text:p>
          </table:table-cell>
          <table:table-cell table:formula="of:=[.BW83]+[.CA82]" office:value-type="float" office:value="4">
            <text:p>4</text:p>
          </table:table-cell>
          <table:table-cell table:number-columns-repeated="2"/>
          <table:table-cell table:formula="of:=IF(ISNUMBER([.BW82]);&quot;0x&quot;&amp;DEC2HEX([.BW82]+[.BW$2]))" office:value-type="string" office:string-value="0x1">
            <text:p>0x1</text:p>
          </table:table-cell>
          <table:table-cell table:formula="of:=IF(ISNUMBER([.BX82]);&quot;0x&quot;&amp;DEC2HEX([.BX82]+[.BX$2]))" office:value-type="string" office:string-value="0x86">
            <text:p>0x86</text:p>
          </table:table-cell>
          <table:table-cell table:formula="of:=IF(ISNUMBER([.BY82]);&quot;0x&quot;&amp;DEC2HEX([.BY82]+[.BY$2]);&quot;&quot;)" office:value-type="string" office:string-value="0x35">
            <text:p>0x35</text:p>
          </table:table-cell>
          <table:table-cell table:formula="of:=IF(ISNUMBER([.BZ82]);&quot;0x&quot;&amp;DEC2HEX([.BZ82]+[.BZ$2]);&quot;&quot;)" office:value-type="string" office:string-value="0x86">
            <text:p>0x86</text:p>
          </table:table-cell>
          <table:table-cell table:formula="of:=IF(ISNUMBER([.CB82]);&quot;0x&quot;&amp;DEC2HEX([.CB82]+[.CB$2]);&quot;&quot;)" office:value-type="string" office:string-value="0x3">
            <text:p>0x3</text:p>
          </table:table-cell>
          <table:table-cell table:formula="of:=HEX2DEC(MID([.CE82];3;2))-[.CE$2]" office:value-type="float" office:value="2">
            <text:p>2</text:p>
          </table:table-cell>
          <table:table-cell table:formula="of:=HEX2DEC(MID([.CF82];3;2))-[.CF$2]" office:value-type="float" office:value="7">
            <text:p>7</text:p>
          </table:table-cell>
          <table:table-cell table:formula="of:=HEX2DEC(MID([.CG82];3;2))-[.CG$2]" office:value-type="float" office:value="54">
            <text:p>54</text:p>
          </table:table-cell>
          <table:table-cell table:formula="of:=HEX2DEC(MID([.CH82];3;2))-[.CH$2]" office:value-type="float" office:value="7">
            <text:p>7</text:p>
          </table:table-cell>
          <table:table-cell/>
          <table:table-cell table:formula="of:=SUM([.CJ82:.CM82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3:.BU83];0)-1" office:value-type="float" office:value="2">
            <text:p>2</text:p>
          </table:table-cell>
          <table:table-cell table:formula="of:=INT(SUM([.A83:.BU83])/2)" office:value-type="float" office:value="7">
            <text:p>7</text:p>
          </table:table-cell>
          <table:table-cell table:formula="of:=72-(2*([.BX83]+[.BW83]))" office:value-type="float" office:value="54">
            <text:p>54</text:p>
          </table:table-cell>
          <table:table-cell table:formula="of:=[.BX83]" office:value-type="float" office:value="7">
            <text:p>7</text:p>
          </table:table-cell>
          <table:table-cell table:formula="of:=72-SUM([.BX83:.BZ83])-[.BW83]" office:value-type="float" office:value="2">
            <text:p>2</text:p>
          </table:table-cell>
          <table:table-cell table:formula="of:=[.BW84]+[.CA83]" office:value-type="float" office:value="4">
            <text:p>4</text:p>
          </table:table-cell>
          <table:table-cell table:number-columns-repeated="2"/>
          <table:table-cell table:formula="of:=IF(ISNUMBER([.BW83]);&quot;0x&quot;&amp;DEC2HEX([.BW83]+[.BW$2]))" office:value-type="string" office:string-value="0x1">
            <text:p>0x1</text:p>
          </table:table-cell>
          <table:table-cell table:formula="of:=IF(ISNUMBER([.BX83]);&quot;0x&quot;&amp;DEC2HEX([.BX83]+[.BX$2]))" office:value-type="string" office:string-value="0x86">
            <text:p>0x86</text:p>
          </table:table-cell>
          <table:table-cell table:formula="of:=IF(ISNUMBER([.BY83]);&quot;0x&quot;&amp;DEC2HEX([.BY83]+[.BY$2]);&quot;&quot;)" office:value-type="string" office:string-value="0x35">
            <text:p>0x35</text:p>
          </table:table-cell>
          <table:table-cell table:formula="of:=IF(ISNUMBER([.BZ83]);&quot;0x&quot;&amp;DEC2HEX([.BZ83]+[.BZ$2]);&quot;&quot;)" office:value-type="string" office:string-value="0x86">
            <text:p>0x86</text:p>
          </table:table-cell>
          <table:table-cell table:formula="of:=IF(ISNUMBER([.CB83]);&quot;0x&quot;&amp;DEC2HEX([.CB83]+[.CB$2]);&quot;&quot;)" office:value-type="string" office:string-value="0x3">
            <text:p>0x3</text:p>
          </table:table-cell>
          <table:table-cell table:formula="of:=HEX2DEC(MID([.CE83];3;2))-[.CE$2]" office:value-type="float" office:value="2">
            <text:p>2</text:p>
          </table:table-cell>
          <table:table-cell table:formula="of:=HEX2DEC(MID([.CF83];3;2))-[.CF$2]" office:value-type="float" office:value="7">
            <text:p>7</text:p>
          </table:table-cell>
          <table:table-cell table:formula="of:=HEX2DEC(MID([.CG83];3;2))-[.CG$2]" office:value-type="float" office:value="54">
            <text:p>54</text:p>
          </table:table-cell>
          <table:table-cell table:formula="of:=HEX2DEC(MID([.CH83];3;2))-[.CH$2]" office:value-type="float" office:value="7">
            <text:p>7</text:p>
          </table:table-cell>
          <table:table-cell/>
          <table:table-cell table:formula="of:=SUM([.CJ83:.CM83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4:.BU84];0)-1" office:value-type="float" office:value="2">
            <text:p>2</text:p>
          </table:table-cell>
          <table:table-cell table:formula="of:=INT(SUM([.A84:.BU84])/2)" office:value-type="float" office:value="7">
            <text:p>7</text:p>
          </table:table-cell>
          <table:table-cell table:formula="of:=72-(2*([.BX84]+[.BW84]))" office:value-type="float" office:value="54">
            <text:p>54</text:p>
          </table:table-cell>
          <table:table-cell table:formula="of:=[.BX84]" office:value-type="float" office:value="7">
            <text:p>7</text:p>
          </table:table-cell>
          <table:table-cell table:formula="of:=72-SUM([.BX84:.BZ84])-[.BW84]" office:value-type="float" office:value="2">
            <text:p>2</text:p>
          </table:table-cell>
          <table:table-cell table:formula="of:=[.BW85]+[.CA84]" office:value-type="float" office:value="4">
            <text:p>4</text:p>
          </table:table-cell>
          <table:table-cell table:number-columns-repeated="2"/>
          <table:table-cell table:formula="of:=IF(ISNUMBER([.BW84]);&quot;0x&quot;&amp;DEC2HEX([.BW84]+[.BW$2]))" office:value-type="string" office:string-value="0x1">
            <text:p>0x1</text:p>
          </table:table-cell>
          <table:table-cell table:formula="of:=IF(ISNUMBER([.BX84]);&quot;0x&quot;&amp;DEC2HEX([.BX84]+[.BX$2]))" office:value-type="string" office:string-value="0x86">
            <text:p>0x86</text:p>
          </table:table-cell>
          <table:table-cell table:formula="of:=IF(ISNUMBER([.BY84]);&quot;0x&quot;&amp;DEC2HEX([.BY84]+[.BY$2]);&quot;&quot;)" office:value-type="string" office:string-value="0x35">
            <text:p>0x35</text:p>
          </table:table-cell>
          <table:table-cell table:formula="of:=IF(ISNUMBER([.BZ84]);&quot;0x&quot;&amp;DEC2HEX([.BZ84]+[.BZ$2]);&quot;&quot;)" office:value-type="string" office:string-value="0x86">
            <text:p>0x86</text:p>
          </table:table-cell>
          <table:table-cell table:formula="of:=IF(ISNUMBER([.CB84]);&quot;0x&quot;&amp;DEC2HEX([.CB84]+[.CB$2]);&quot;&quot;)" office:value-type="string" office:string-value="0x3">
            <text:p>0x3</text:p>
          </table:table-cell>
          <table:table-cell table:formula="of:=HEX2DEC(MID([.CE84];3;2))-[.CE$2]" office:value-type="float" office:value="2">
            <text:p>2</text:p>
          </table:table-cell>
          <table:table-cell table:formula="of:=HEX2DEC(MID([.CF84];3;2))-[.CF$2]" office:value-type="float" office:value="7">
            <text:p>7</text:p>
          </table:table-cell>
          <table:table-cell table:formula="of:=HEX2DEC(MID([.CG84];3;2))-[.CG$2]" office:value-type="float" office:value="54">
            <text:p>54</text:p>
          </table:table-cell>
          <table:table-cell table:formula="of:=HEX2DEC(MID([.CH84];3;2))-[.CH$2]" office:value-type="float" office:value="7">
            <text:p>7</text:p>
          </table:table-cell>
          <table:table-cell/>
          <table:table-cell table:formula="of:=SUM([.CJ84:.CM84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5:.BU85];0)-1" office:value-type="float" office:value="2">
            <text:p>2</text:p>
          </table:table-cell>
          <table:table-cell table:formula="of:=INT(SUM([.A85:.BU85])/2)" office:value-type="float" office:value="7">
            <text:p>7</text:p>
          </table:table-cell>
          <table:table-cell table:formula="of:=72-(2*([.BX85]+[.BW85]))" office:value-type="float" office:value="54">
            <text:p>54</text:p>
          </table:table-cell>
          <table:table-cell table:formula="of:=[.BX85]" office:value-type="float" office:value="7">
            <text:p>7</text:p>
          </table:table-cell>
          <table:table-cell table:formula="of:=72-SUM([.BX85:.BZ85])-[.BW85]" office:value-type="float" office:value="2">
            <text:p>2</text:p>
          </table:table-cell>
          <table:table-cell table:formula="of:=[.BW86]+[.CA85]" office:value-type="float" office:value="4">
            <text:p>4</text:p>
          </table:table-cell>
          <table:table-cell table:number-columns-repeated="2"/>
          <table:table-cell table:formula="of:=IF(ISNUMBER([.BW85]);&quot;0x&quot;&amp;DEC2HEX([.BW85]+[.BW$2]))" office:value-type="string" office:string-value="0x1">
            <text:p>0x1</text:p>
          </table:table-cell>
          <table:table-cell table:formula="of:=IF(ISNUMBER([.BX85]);&quot;0x&quot;&amp;DEC2HEX([.BX85]+[.BX$2]))" office:value-type="string" office:string-value="0x86">
            <text:p>0x86</text:p>
          </table:table-cell>
          <table:table-cell table:formula="of:=IF(ISNUMBER([.BY85]);&quot;0x&quot;&amp;DEC2HEX([.BY85]+[.BY$2]);&quot;&quot;)" office:value-type="string" office:string-value="0x35">
            <text:p>0x35</text:p>
          </table:table-cell>
          <table:table-cell table:formula="of:=IF(ISNUMBER([.BZ85]);&quot;0x&quot;&amp;DEC2HEX([.BZ85]+[.BZ$2]);&quot;&quot;)" office:value-type="string" office:string-value="0x86">
            <text:p>0x86</text:p>
          </table:table-cell>
          <table:table-cell table:formula="of:=IF(ISNUMBER([.CB85]);&quot;0x&quot;&amp;DEC2HEX([.CB85]+[.CB$2]);&quot;&quot;)" office:value-type="string" office:string-value="0x3">
            <text:p>0x3</text:p>
          </table:table-cell>
          <table:table-cell table:formula="of:=HEX2DEC(MID([.CE85];3;2))-[.CE$2]" office:value-type="float" office:value="2">
            <text:p>2</text:p>
          </table:table-cell>
          <table:table-cell table:formula="of:=HEX2DEC(MID([.CF85];3;2))-[.CF$2]" office:value-type="float" office:value="7">
            <text:p>7</text:p>
          </table:table-cell>
          <table:table-cell table:formula="of:=HEX2DEC(MID([.CG85];3;2))-[.CG$2]" office:value-type="float" office:value="54">
            <text:p>54</text:p>
          </table:table-cell>
          <table:table-cell table:formula="of:=HEX2DEC(MID([.CH85];3;2))-[.CH$2]" office:value-type="float" office:value="7">
            <text:p>7</text:p>
          </table:table-cell>
          <table:table-cell/>
          <table:table-cell table:formula="of:=SUM([.CJ85:.CM85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6:.BU86];0)-1" office:value-type="float" office:value="2">
            <text:p>2</text:p>
          </table:table-cell>
          <table:table-cell table:formula="of:=INT(SUM([.A86:.BU86])/2)" office:value-type="float" office:value="7">
            <text:p>7</text:p>
          </table:table-cell>
          <table:table-cell table:formula="of:=72-(2*([.BX86]+[.BW86]))" office:value-type="float" office:value="54">
            <text:p>54</text:p>
          </table:table-cell>
          <table:table-cell table:formula="of:=[.BX86]" office:value-type="float" office:value="7">
            <text:p>7</text:p>
          </table:table-cell>
          <table:table-cell table:formula="of:=72-SUM([.BX86:.BZ86])-[.BW86]" office:value-type="float" office:value="2">
            <text:p>2</text:p>
          </table:table-cell>
          <table:table-cell table:formula="of:=[.BW87]+[.CA86]" office:value-type="float" office:value="4">
            <text:p>4</text:p>
          </table:table-cell>
          <table:table-cell table:number-columns-repeated="2"/>
          <table:table-cell table:formula="of:=IF(ISNUMBER([.BW86]);&quot;0x&quot;&amp;DEC2HEX([.BW86]+[.BW$2]))" office:value-type="string" office:string-value="0x1">
            <text:p>0x1</text:p>
          </table:table-cell>
          <table:table-cell table:formula="of:=IF(ISNUMBER([.BX86]);&quot;0x&quot;&amp;DEC2HEX([.BX86]+[.BX$2]))" office:value-type="string" office:string-value="0x86">
            <text:p>0x86</text:p>
          </table:table-cell>
          <table:table-cell table:formula="of:=IF(ISNUMBER([.BY86]);&quot;0x&quot;&amp;DEC2HEX([.BY86]+[.BY$2]);&quot;&quot;)" office:value-type="string" office:string-value="0x35">
            <text:p>0x35</text:p>
          </table:table-cell>
          <table:table-cell table:formula="of:=IF(ISNUMBER([.BZ86]);&quot;0x&quot;&amp;DEC2HEX([.BZ86]+[.BZ$2]);&quot;&quot;)" office:value-type="string" office:string-value="0x86">
            <text:p>0x86</text:p>
          </table:table-cell>
          <table:table-cell table:formula="of:=IF(ISNUMBER([.CB86]);&quot;0x&quot;&amp;DEC2HEX([.CB86]+[.CB$2]);&quot;&quot;)" office:value-type="string" office:string-value="0x3">
            <text:p>0x3</text:p>
          </table:table-cell>
          <table:table-cell table:formula="of:=HEX2DEC(MID([.CE86];3;2))-[.CE$2]" office:value-type="float" office:value="2">
            <text:p>2</text:p>
          </table:table-cell>
          <table:table-cell table:formula="of:=HEX2DEC(MID([.CF86];3;2))-[.CF$2]" office:value-type="float" office:value="7">
            <text:p>7</text:p>
          </table:table-cell>
          <table:table-cell table:formula="of:=HEX2DEC(MID([.CG86];3;2))-[.CG$2]" office:value-type="float" office:value="54">
            <text:p>54</text:p>
          </table:table-cell>
          <table:table-cell table:formula="of:=HEX2DEC(MID([.CH86];3;2))-[.CH$2]" office:value-type="float" office:value="7">
            <text:p>7</text:p>
          </table:table-cell>
          <table:table-cell/>
          <table:table-cell table:formula="of:=SUM([.CJ86:.CM86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3"/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7:.BU87];0)-1" office:value-type="float" office:value="2">
            <text:p>2</text:p>
          </table:table-cell>
          <table:table-cell table:formula="of:=INT(SUM([.A87:.BU87])/2)" office:value-type="float" office:value="7">
            <text:p>7</text:p>
          </table:table-cell>
          <table:table-cell table:formula="of:=72-(2*([.BX87]+[.BW87]))" office:value-type="float" office:value="54">
            <text:p>54</text:p>
          </table:table-cell>
          <table:table-cell table:formula="of:=[.BX87]" office:value-type="float" office:value="7">
            <text:p>7</text:p>
          </table:table-cell>
          <table:table-cell table:formula="of:=72-SUM([.BX87:.BZ87])-[.BW87]" office:value-type="float" office:value="2">
            <text:p>2</text:p>
          </table:table-cell>
          <table:table-cell table:formula="of:=[.BW88]+[.CA87]" office:value-type="float" office:value="4">
            <text:p>4</text:p>
          </table:table-cell>
          <table:table-cell table:number-columns-repeated="2"/>
          <table:table-cell table:formula="of:=IF(ISNUMBER([.BW87]);&quot;0x&quot;&amp;DEC2HEX([.BW87]+[.BW$2]))" office:value-type="string" office:string-value="0x1">
            <text:p>0x1</text:p>
          </table:table-cell>
          <table:table-cell table:formula="of:=IF(ISNUMBER([.BX87]);&quot;0x&quot;&amp;DEC2HEX([.BX87]+[.BX$2]))" office:value-type="string" office:string-value="0x86">
            <text:p>0x86</text:p>
          </table:table-cell>
          <table:table-cell table:formula="of:=IF(ISNUMBER([.BY87]);&quot;0x&quot;&amp;DEC2HEX([.BY87]+[.BY$2]);&quot;&quot;)" office:value-type="string" office:string-value="0x35">
            <text:p>0x35</text:p>
          </table:table-cell>
          <table:table-cell table:formula="of:=IF(ISNUMBER([.BZ87]);&quot;0x&quot;&amp;DEC2HEX([.BZ87]+[.BZ$2]);&quot;&quot;)" office:value-type="string" office:string-value="0x86">
            <text:p>0x86</text:p>
          </table:table-cell>
          <table:table-cell table:formula="of:=IF(ISNUMBER([.CB87]);&quot;0x&quot;&amp;DEC2HEX([.CB87]+[.CB$2]);&quot;&quot;)" office:value-type="string" office:string-value="0x3">
            <text:p>0x3</text:p>
          </table:table-cell>
          <table:table-cell table:formula="of:=HEX2DEC(MID([.CE87];3;2))-[.CE$2]" office:value-type="float" office:value="2">
            <text:p>2</text:p>
          </table:table-cell>
          <table:table-cell table:formula="of:=HEX2DEC(MID([.CF87];3;2))-[.CF$2]" office:value-type="float" office:value="7">
            <text:p>7</text:p>
          </table:table-cell>
          <table:table-cell table:formula="of:=HEX2DEC(MID([.CG87];3;2))-[.CG$2]" office:value-type="float" office:value="54">
            <text:p>54</text:p>
          </table:table-cell>
          <table:table-cell table:formula="of:=HEX2DEC(MID([.CH87];3;2))-[.CH$2]" office:value-type="float" office:value="7">
            <text:p>7</text:p>
          </table:table-cell>
          <table:table-cell/>
          <table:table-cell table:formula="of:=SUM([.CJ87:.CM87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office:value-type="string">
            <text:p><text:s/></text:p>
          </table:table-cell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8:.BU88];0)-1" office:value-type="float" office:value="2">
            <text:p>2</text:p>
          </table:table-cell>
          <table:table-cell table:formula="of:=INT(SUM([.A88:.BU88])/2)" office:value-type="float" office:value="7">
            <text:p>7</text:p>
          </table:table-cell>
          <table:table-cell table:formula="of:=72-(2*([.BX88]+[.BW88]))" office:value-type="float" office:value="54">
            <text:p>54</text:p>
          </table:table-cell>
          <table:table-cell table:formula="of:=[.BX88]" office:value-type="float" office:value="7">
            <text:p>7</text:p>
          </table:table-cell>
          <table:table-cell table:formula="of:=72-SUM([.BX88:.BZ88])-[.BW88]" office:value-type="float" office:value="2">
            <text:p>2</text:p>
          </table:table-cell>
          <table:table-cell table:formula="of:=[.BW89]+[.CA88]" office:value-type="float" office:value="4">
            <text:p>4</text:p>
          </table:table-cell>
          <table:table-cell table:number-columns-repeated="2"/>
          <table:table-cell table:formula="of:=IF(ISNUMBER([.BW88]);&quot;0x&quot;&amp;DEC2HEX([.BW88]+[.BW$2]))" office:value-type="string" office:string-value="0x1">
            <text:p>0x1</text:p>
          </table:table-cell>
          <table:table-cell table:formula="of:=IF(ISNUMBER([.BX88]);&quot;0x&quot;&amp;DEC2HEX([.BX88]+[.BX$2]))" office:value-type="string" office:string-value="0x86">
            <text:p>0x86</text:p>
          </table:table-cell>
          <table:table-cell table:formula="of:=IF(ISNUMBER([.BY88]);&quot;0x&quot;&amp;DEC2HEX([.BY88]+[.BY$2]);&quot;&quot;)" office:value-type="string" office:string-value="0x35">
            <text:p>0x35</text:p>
          </table:table-cell>
          <table:table-cell table:formula="of:=IF(ISNUMBER([.BZ88]);&quot;0x&quot;&amp;DEC2HEX([.BZ88]+[.BZ$2]);&quot;&quot;)" office:value-type="string" office:string-value="0x86">
            <text:p>0x86</text:p>
          </table:table-cell>
          <table:table-cell table:formula="of:=IF(ISNUMBER([.CB88]);&quot;0x&quot;&amp;DEC2HEX([.CB88]+[.CB$2]);&quot;&quot;)" office:value-type="string" office:string-value="0x3">
            <text:p>0x3</text:p>
          </table:table-cell>
          <table:table-cell table:formula="of:=HEX2DEC(MID([.CE88];3;2))-[.CE$2]" office:value-type="float" office:value="2">
            <text:p>2</text:p>
          </table:table-cell>
          <table:table-cell table:formula="of:=HEX2DEC(MID([.CF88];3;2))-[.CF$2]" office:value-type="float" office:value="7">
            <text:p>7</text:p>
          </table:table-cell>
          <table:table-cell table:formula="of:=HEX2DEC(MID([.CG88];3;2))-[.CG$2]" office:value-type="float" office:value="54">
            <text:p>54</text:p>
          </table:table-cell>
          <table:table-cell table:formula="of:=HEX2DEC(MID([.CH88];3;2))-[.CH$2]" office:value-type="float" office:value="7">
            <text:p>7</text:p>
          </table:table-cell>
          <table:table-cell/>
          <table:table-cell table:formula="of:=SUM([.CJ88:.CM88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1"/>
          <table:table-cell table:number-columns-repeated="2" office:value-type="string">
            <text:p><text:s/></text:p>
          </table:table-cell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89:.BU89];0)-1" office:value-type="float" office:value="2">
            <text:p>2</text:p>
          </table:table-cell>
          <table:table-cell table:formula="of:=INT(SUM([.A89:.BU89])/2)" office:value-type="float" office:value="7">
            <text:p>7</text:p>
          </table:table-cell>
          <table:table-cell table:formula="of:=72-(2*([.BX89]+[.BW89]))" office:value-type="float" office:value="54">
            <text:p>54</text:p>
          </table:table-cell>
          <table:table-cell table:formula="of:=[.BX89]" office:value-type="float" office:value="7">
            <text:p>7</text:p>
          </table:table-cell>
          <table:table-cell table:formula="of:=72-SUM([.BX89:.BZ89])-[.BW89]" office:value-type="float" office:value="2">
            <text:p>2</text:p>
          </table:table-cell>
          <table:table-cell table:formula="of:=[.BW90]+[.CA89]" office:value-type="float" office:value="4">
            <text:p>4</text:p>
          </table:table-cell>
          <table:table-cell table:number-columns-repeated="2"/>
          <table:table-cell table:formula="of:=IF(ISNUMBER([.BW89]);&quot;0x&quot;&amp;DEC2HEX([.BW89]+[.BW$2]))" office:value-type="string" office:string-value="0x1">
            <text:p>0x1</text:p>
          </table:table-cell>
          <table:table-cell table:formula="of:=IF(ISNUMBER([.BX89]);&quot;0x&quot;&amp;DEC2HEX([.BX89]+[.BX$2]))" office:value-type="string" office:string-value="0x86">
            <text:p>0x86</text:p>
          </table:table-cell>
          <table:table-cell table:formula="of:=IF(ISNUMBER([.BY89]);&quot;0x&quot;&amp;DEC2HEX([.BY89]+[.BY$2]);&quot;&quot;)" office:value-type="string" office:string-value="0x35">
            <text:p>0x35</text:p>
          </table:table-cell>
          <table:table-cell table:formula="of:=IF(ISNUMBER([.BZ89]);&quot;0x&quot;&amp;DEC2HEX([.BZ89]+[.BZ$2]);&quot;&quot;)" office:value-type="string" office:string-value="0x86">
            <text:p>0x86</text:p>
          </table:table-cell>
          <table:table-cell table:formula="of:=IF(ISNUMBER([.CB89]);&quot;0x&quot;&amp;DEC2HEX([.CB89]+[.CB$2]);&quot;&quot;)" office:value-type="string" office:string-value="0x3">
            <text:p>0x3</text:p>
          </table:table-cell>
          <table:table-cell table:formula="of:=HEX2DEC(MID([.CE89];3;2))-[.CE$2]" office:value-type="float" office:value="2">
            <text:p>2</text:p>
          </table:table-cell>
          <table:table-cell table:formula="of:=HEX2DEC(MID([.CF89];3;2))-[.CF$2]" office:value-type="float" office:value="7">
            <text:p>7</text:p>
          </table:table-cell>
          <table:table-cell table:formula="of:=HEX2DEC(MID([.CG89];3;2))-[.CG$2]" office:value-type="float" office:value="54">
            <text:p>54</text:p>
          </table:table-cell>
          <table:table-cell table:formula="of:=HEX2DEC(MID([.CH89];3;2))-[.CH$2]" office:value-type="float" office:value="7">
            <text:p>7</text:p>
          </table:table-cell>
          <table:table-cell/>
          <table:table-cell table:formula="of:=SUM([.CJ89:.CM89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9"/>
          <table:table-cell table:number-columns-repeated="3" office:value-type="string">
            <text:p><text:s/></text:p>
          </table:table-cell>
          <table:table-cell table:number-columns-repeated="7" office:value-type="float" office:value="1">
            <text:p>1</text:p>
          </table:table-cell>
          <table:table-cell table:number-columns-repeated="4"/>
          <table:table-cell table:formula="of:=MATCH(1;[.A90:.BU90];0)-1" office:value-type="float" office:value="2">
            <text:p>2</text:p>
          </table:table-cell>
          <table:table-cell table:formula="of:=INT(SUM([.A90:.BU90])/2)" office:value-type="float" office:value="7">
            <text:p>7</text:p>
          </table:table-cell>
          <table:table-cell table:formula="of:=72-(2*([.BX90]+[.BW90]))" office:value-type="float" office:value="54">
            <text:p>54</text:p>
          </table:table-cell>
          <table:table-cell table:formula="of:=[.BX90]" office:value-type="float" office:value="7">
            <text:p>7</text:p>
          </table:table-cell>
          <table:table-cell table:formula="of:=72-SUM([.BX90:.BZ90])-[.BW90]" office:value-type="float" office:value="2">
            <text:p>2</text:p>
          </table:table-cell>
          <table:table-cell table:formula="of:=[.BW91]+[.CA90]" office:value-type="float" office:value="4">
            <text:p>4</text:p>
          </table:table-cell>
          <table:table-cell table:number-columns-repeated="2"/>
          <table:table-cell table:formula="of:=IF(ISNUMBER([.BW90]);&quot;0x&quot;&amp;DEC2HEX([.BW90]+[.BW$2]))" office:value-type="string" office:string-value="0x1">
            <text:p>0x1</text:p>
          </table:table-cell>
          <table:table-cell table:formula="of:=IF(ISNUMBER([.BX90]);&quot;0x&quot;&amp;DEC2HEX([.BX90]+[.BX$2]))" office:value-type="string" office:string-value="0x86">
            <text:p>0x86</text:p>
          </table:table-cell>
          <table:table-cell table:formula="of:=IF(ISNUMBER([.BY90]);&quot;0x&quot;&amp;DEC2HEX([.BY90]+[.BY$2]);&quot;&quot;)" office:value-type="string" office:string-value="0x35">
            <text:p>0x35</text:p>
          </table:table-cell>
          <table:table-cell table:formula="of:=IF(ISNUMBER([.BZ90]);&quot;0x&quot;&amp;DEC2HEX([.BZ90]+[.BZ$2]);&quot;&quot;)" office:value-type="string" office:string-value="0x86">
            <text:p>0x86</text:p>
          </table:table-cell>
          <table:table-cell table:formula="of:=IF(ISNUMBER([.CB90]);&quot;0x&quot;&amp;DEC2HEX([.CB90]+[.CB$2]);&quot;&quot;)" office:value-type="string" office:string-value="0x3">
            <text:p>0x3</text:p>
          </table:table-cell>
          <table:table-cell table:formula="of:=HEX2DEC(MID([.CE90];3;2))-[.CE$2]" office:value-type="float" office:value="2">
            <text:p>2</text:p>
          </table:table-cell>
          <table:table-cell table:formula="of:=HEX2DEC(MID([.CF90];3;2))-[.CF$2]" office:value-type="float" office:value="7">
            <text:p>7</text:p>
          </table:table-cell>
          <table:table-cell table:formula="of:=HEX2DEC(MID([.CG90];3;2))-[.CG$2]" office:value-type="float" office:value="54">
            <text:p>54</text:p>
          </table:table-cell>
          <table:table-cell table:formula="of:=HEX2DEC(MID([.CH90];3;2))-[.CH$2]" office:value-type="float" office:value="7">
            <text:p>7</text:p>
          </table:table-cell>
          <table:table-cell/>
          <table:table-cell table:formula="of:=SUM([.CJ90:.CM90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7"/>
          <table:table-cell table:number-columns-repeated="3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:.BU91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91]+[.BW91]))" office:value-type="float" office:value="52">
            <text:p>52</text:p>
          </table:table-cell>
          <table:table-cell office:value-type="float" office:value="8">
            <text:p>8</text:p>
          </table:table-cell>
          <table:table-cell table:formula="of:=72-SUM([.BX91:.BZ91])-[.BW91]" office:value-type="float" office:value="2">
            <text:p>2</text:p>
          </table:table-cell>
          <table:table-cell table:formula="of:=[.BW92]+[.CA91]" office:value-type="float" office:value="4">
            <text:p>4</text:p>
          </table:table-cell>
          <table:table-cell table:number-columns-repeated="2"/>
          <table:table-cell table:formula="of:=IF(ISNUMBER([.BW91]);&quot;0x&quot;&amp;DEC2HEX([.BW91]+[.BW$2]))" office:value-type="string" office:string-value="0x1">
            <text:p>0x1</text:p>
          </table:table-cell>
          <table:table-cell table:formula="of:=IF(ISNUMBER([.BX91]);&quot;0x&quot;&amp;DEC2HEX([.BX91]+[.BX$2]))" office:value-type="string" office:string-value="0x87">
            <text:p>0x87</text:p>
          </table:table-cell>
          <table:table-cell table:formula="of:=IF(ISNUMBER([.BY91]);&quot;0x&quot;&amp;DEC2HEX([.BY91]+[.BY$2]);&quot;&quot;)" office:value-type="string" office:string-value="0x33">
            <text:p>0x33</text:p>
          </table:table-cell>
          <table:table-cell table:formula="of:=IF(ISNUMBER([.BZ91]);&quot;0x&quot;&amp;DEC2HEX([.BZ91]+[.BZ$2]);&quot;&quot;)" office:value-type="string" office:string-value="0x87">
            <text:p>0x87</text:p>
          </table:table-cell>
          <table:table-cell table:formula="of:=IF(ISNUMBER([.CB91]);&quot;0x&quot;&amp;DEC2HEX([.CB91]+[.CB$2]);&quot;&quot;)" office:value-type="string" office:string-value="0x3">
            <text:p>0x3</text:p>
          </table:table-cell>
          <table:table-cell table:formula="of:=HEX2DEC(MID([.CE91];3;2))-[.CE$2]" office:value-type="float" office:value="2">
            <text:p>2</text:p>
          </table:table-cell>
          <table:table-cell table:formula="of:=HEX2DEC(MID([.CF91];3;2))-[.CF$2]" office:value-type="float" office:value="8">
            <text:p>8</text:p>
          </table:table-cell>
          <table:table-cell table:formula="of:=HEX2DEC(MID([.CG91];3;2))-[.CG$2]" office:value-type="float" office:value="52">
            <text:p>52</text:p>
          </table:table-cell>
          <table:table-cell table:formula="of:=HEX2DEC(MID([.CH91];3;2))-[.CH$2]" office:value-type="float" office:value="8">
            <text:p>8</text:p>
          </table:table-cell>
          <table:table-cell/>
          <table:table-cell table:formula="of:=SUM([.CJ91:.CM91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4"/>
          <table:table-cell table:number-columns-repeated="4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92:.BU92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92]+[.BW92]))" office:value-type="float" office:value="52">
            <text:p>52</text:p>
          </table:table-cell>
          <table:table-cell office:value-type="float" office:value="8">
            <text:p>8</text:p>
          </table:table-cell>
          <table:table-cell table:formula="of:=72-SUM([.BX92:.BZ92])-[.BW92]" office:value-type="float" office:value="2">
            <text:p>2</text:p>
          </table:table-cell>
          <table:table-cell table:formula="of:=[.BW93]+[.CA92]" office:value-type="float" office:value="4">
            <text:p>4</text:p>
          </table:table-cell>
          <table:table-cell table:number-columns-repeated="2"/>
          <table:table-cell table:formula="of:=IF(ISNUMBER([.BW92]);&quot;0x&quot;&amp;DEC2HEX([.BW92]+[.BW$2]))" office:value-type="string" office:string-value="0x1">
            <text:p>0x1</text:p>
          </table:table-cell>
          <table:table-cell table:formula="of:=IF(ISNUMBER([.BX92]);&quot;0x&quot;&amp;DEC2HEX([.BX92]+[.BX$2]))" office:value-type="string" office:string-value="0x87">
            <text:p>0x87</text:p>
          </table:table-cell>
          <table:table-cell table:formula="of:=IF(ISNUMBER([.BY92]);&quot;0x&quot;&amp;DEC2HEX([.BY92]+[.BY$2]);&quot;&quot;)" office:value-type="string" office:string-value="0x33">
            <text:p>0x33</text:p>
          </table:table-cell>
          <table:table-cell table:formula="of:=IF(ISNUMBER([.BZ92]);&quot;0x&quot;&amp;DEC2HEX([.BZ92]+[.BZ$2]);&quot;&quot;)" office:value-type="string" office:string-value="0x87">
            <text:p>0x87</text:p>
          </table:table-cell>
          <table:table-cell table:formula="of:=IF(ISNUMBER([.CB92]);&quot;0x&quot;&amp;DEC2HEX([.CB92]+[.CB$2]);&quot;&quot;)" office:value-type="string" office:string-value="0x3">
            <text:p>0x3</text:p>
          </table:table-cell>
          <table:table-cell table:formula="of:=HEX2DEC(MID([.CE92];3;2))-[.CE$2]" office:value-type="float" office:value="2">
            <text:p>2</text:p>
          </table:table-cell>
          <table:table-cell table:formula="of:=HEX2DEC(MID([.CF92];3;2))-[.CF$2]" office:value-type="float" office:value="8">
            <text:p>8</text:p>
          </table:table-cell>
          <table:table-cell table:formula="of:=HEX2DEC(MID([.CG92];3;2))-[.CG$2]" office:value-type="float" office:value="52">
            <text:p>52</text:p>
          </table:table-cell>
          <table:table-cell table:formula="of:=HEX2DEC(MID([.CH92];3;2))-[.CH$2]" office:value-type="float" office:value="8">
            <text:p>8</text:p>
          </table:table-cell>
          <table:table-cell/>
          <table:table-cell table:formula="of:=SUM([.CJ92:.CM92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40"/>
          <table:table-cell table:number-columns-repeated="4" office:value-type="string">
            <text:p><text:s/></text:p>
          </table:table-cell>
          <table:table-cell table:number-columns-repeated="11" office:value-type="float" office:value="1">
            <text:p>1</text:p>
          </table:table-cell>
          <table:table-cell table:number-columns-repeated="4"/>
          <table:table-cell table:formula="of:=MATCH(1;[.A93:.BU93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93]+[.BW93]))" office:value-type="float" office:value="52">
            <text:p>52</text:p>
          </table:table-cell>
          <table:table-cell office:value-type="float" office:value="8">
            <text:p>8</text:p>
          </table:table-cell>
          <table:table-cell table:formula="of:=72-SUM([.BX93:.BZ93])-[.BW93]" office:value-type="float" office:value="2">
            <text:p>2</text:p>
          </table:table-cell>
          <table:table-cell table:formula="of:=[.BW94]+[.CA93]" office:value-type="float" office:value="4">
            <text:p>4</text:p>
          </table:table-cell>
          <table:table-cell table:number-columns-repeated="2"/>
          <table:table-cell table:formula="of:=IF(ISNUMBER([.BW93]);&quot;0x&quot;&amp;DEC2HEX([.BW93]+[.BW$2]))" office:value-type="string" office:string-value="0x1">
            <text:p>0x1</text:p>
          </table:table-cell>
          <table:table-cell table:formula="of:=IF(ISNUMBER([.BX93]);&quot;0x&quot;&amp;DEC2HEX([.BX93]+[.BX$2]))" office:value-type="string" office:string-value="0x87">
            <text:p>0x87</text:p>
          </table:table-cell>
          <table:table-cell table:formula="of:=IF(ISNUMBER([.BY93]);&quot;0x&quot;&amp;DEC2HEX([.BY93]+[.BY$2]);&quot;&quot;)" office:value-type="string" office:string-value="0x33">
            <text:p>0x33</text:p>
          </table:table-cell>
          <table:table-cell table:formula="of:=IF(ISNUMBER([.BZ93]);&quot;0x&quot;&amp;DEC2HEX([.BZ93]+[.BZ$2]);&quot;&quot;)" office:value-type="string" office:string-value="0x87">
            <text:p>0x87</text:p>
          </table:table-cell>
          <table:table-cell table:formula="of:=IF(ISNUMBER([.CB93]);&quot;0x&quot;&amp;DEC2HEX([.CB93]+[.CB$2]);&quot;&quot;)" office:value-type="string" office:string-value="0x3">
            <text:p>0x3</text:p>
          </table:table-cell>
          <table:table-cell table:formula="of:=HEX2DEC(MID([.CE93];3;2))-[.CE$2]" office:value-type="float" office:value="2">
            <text:p>2</text:p>
          </table:table-cell>
          <table:table-cell table:formula="of:=HEX2DEC(MID([.CF93];3;2))-[.CF$2]" office:value-type="float" office:value="8">
            <text:p>8</text:p>
          </table:table-cell>
          <table:table-cell table:formula="of:=HEX2DEC(MID([.CG93];3;2))-[.CG$2]" office:value-type="float" office:value="52">
            <text:p>52</text:p>
          </table:table-cell>
          <table:table-cell table:formula="of:=HEX2DEC(MID([.CH93];3;2))-[.CH$2]" office:value-type="float" office:value="8">
            <text:p>8</text:p>
          </table:table-cell>
          <table:table-cell/>
          <table:table-cell table:formula="of:=SUM([.CJ93:.CM93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2"/>
          <table:table-cell table:number-columns-repeated="1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  <table:table-cell table:number-columns-repeated="3" office:value-type="string">
            <text:p><text:s/></text:p>
          </table:table-cell>
          <table:table-cell table:number-columns-repeated="13" office:value-type="float" office:value="1">
            <text:p>1</text:p>
          </table:table-cell>
          <table:table-cell table:number-columns-repeated="4"/>
          <table:table-cell table:formula="of:=MATCH(1;[.A94:.BU94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94]+[.BW94]))" office:value-type="float" office:value="52">
            <text:p>52</text:p>
          </table:table-cell>
          <table:table-cell office:value-type="float" office:value="8">
            <text:p>8</text:p>
          </table:table-cell>
          <table:table-cell table:formula="of:=72-SUM([.BX94:.BZ94])-[.BW94]" office:value-type="float" office:value="2">
            <text:p>2</text:p>
          </table:table-cell>
          <table:table-cell table:formula="of:=[.BW95]+[.CA94]" office:value-type="float" office:value="5">
            <text:p>5</text:p>
          </table:table-cell>
          <table:table-cell table:number-columns-repeated="2"/>
          <table:table-cell table:formula="of:=IF(ISNUMBER([.BW94]);&quot;0x&quot;&amp;DEC2HEX([.BW94]+[.BW$2]))" office:value-type="string" office:string-value="0x1">
            <text:p>0x1</text:p>
          </table:table-cell>
          <table:table-cell table:formula="of:=IF(ISNUMBER([.BX94]);&quot;0x&quot;&amp;DEC2HEX([.BX94]+[.BX$2]))" office:value-type="string" office:string-value="0x87">
            <text:p>0x87</text:p>
          </table:table-cell>
          <table:table-cell table:formula="of:=IF(ISNUMBER([.BY94]);&quot;0x&quot;&amp;DEC2HEX([.BY94]+[.BY$2]);&quot;&quot;)" office:value-type="string" office:string-value="0x33">
            <text:p>0x33</text:p>
          </table:table-cell>
          <table:table-cell table:formula="of:=IF(ISNUMBER([.BZ94]);&quot;0x&quot;&amp;DEC2HEX([.BZ94]+[.BZ$2]);&quot;&quot;)" office:value-type="string" office:string-value="0x87">
            <text:p>0x87</text:p>
          </table:table-cell>
          <table:table-cell table:formula="of:=IF(ISNUMBER([.CB94]);&quot;0x&quot;&amp;DEC2HEX([.CB94]+[.CB$2]);&quot;&quot;)" office:value-type="string" office:string-value="0x4">
            <text:p>0x4</text:p>
          </table:table-cell>
          <table:table-cell table:formula="of:=HEX2DEC(MID([.CE94];3;2))-[.CE$2]" office:value-type="float" office:value="2">
            <text:p>2</text:p>
          </table:table-cell>
          <table:table-cell table:formula="of:=HEX2DEC(MID([.CF94];3;2))-[.CF$2]" office:value-type="float" office:value="8">
            <text:p>8</text:p>
          </table:table-cell>
          <table:table-cell table:formula="of:=HEX2DEC(MID([.CG94];3;2))-[.CG$2]" office:value-type="float" office:value="52">
            <text:p>52</text:p>
          </table:table-cell>
          <table:table-cell table:formula="of:=HEX2DEC(MID([.CH94];3;2))-[.CH$2]" office:value-type="float" office:value="8">
            <text:p>8</text:p>
          </table:table-cell>
          <table:table-cell/>
          <table:table-cell table:formula="of:=SUM([.CJ94:.CM94])" office:value-type="float" office:value="70">
            <text:p>70</text:p>
          </table:table-cell>
          <table:table-cell table:number-columns-repeated="8"/>
        </table:table-row>
        <table:table-row table:style-name="ro4">
          <table:table-cell table:number-columns-repeated="3"/>
          <table:table-cell table:number-columns-repeated="66" office:value-type="float" office:value="1">
            <text:p>1</text:p>
          </table:table-cell>
          <table:table-cell table:number-columns-repeated="5"/>
          <table:table-cell table:formula="of:=MATCH(1;[.A95:.BU95];0)-1" office:value-type="float" office:value="3">
            <text:p>3</text:p>
          </table:table-cell>
          <table:table-cell table:formula="of:=SUM([.A95:.BU95])" office:value-type="float" office:value="66">
            <text:p>66</text:p>
          </table:table-cell>
          <table:table-cell table:number-columns-repeated="2"/>
          <table:table-cell table:formula="of:=72-SUM([.BX95:.BZ95])-[.BW95]" office:value-type="float" office:value="3">
            <text:p>3</text:p>
          </table:table-cell>
          <table:table-cell table:formula="of:=[.BW96]+[.CA95]" office:value-type="float" office:value="7">
            <text:p>7</text:p>
          </table:table-cell>
          <table:table-cell table:number-columns-repeated="2"/>
          <table:table-cell table:formula="of:=IF(ISNUMBER([.BW95]);&quot;0x&quot;&amp;DEC2HEX([.BW95]+[.BW$2]))" office:value-type="string" office:string-value="0x2">
            <text:p>0x2</text:p>
          </table:table-cell>
          <table:table-cell table:formula="of:=IF(ISNUMBER([.BX95]);&quot;0x&quot;&amp;DEC2HEX([.BX95]+[.BX$2]))" office:value-type="string" office:string-value="0xC1">
            <text:p>0xC1</text:p>
          </table:table-cell>
          <table:table-cell table:formula="of:=IF(ISNUMBER([.BY95]);&quot;0x&quot;&amp;DEC2HEX([.BY95]+[.BY$2]);&quot;&quot;)">
            <text:p/>
          </table:table-cell>
          <table:table-cell table:formula="of:=IF(ISNUMBER([.BZ95]);&quot;0x&quot;&amp;DEC2HEX([.BZ95]+[.BZ$2]);&quot;&quot;)">
            <text:p/>
          </table:table-cell>
          <table:table-cell table:formula="of:=IF(ISNUMBER([.CB95]);&quot;0x&quot;&amp;DEC2HEX([.CB95]+[.CB$2]);&quot;&quot;)" office:value-type="string" office:string-value="0x6">
            <text:p>0x6</text:p>
          </table:table-cell>
          <table:table-cell table:formula="of:=HEX2DEC(MID([.CE95];3;2))-[.CE$2]" office:value-type="float" office:value="3">
            <text:p>3</text:p>
          </table:table-cell>
          <table:table-cell table:formula="of:=HEX2DEC(MID([.CF95];3;2))-[.CF$2]" office:value-type="float" office:value="66">
            <text:p>66</text:p>
          </table:table-cell>
          <table:table-cell table:number-columns-repeated="3"/>
          <table:table-cell table:formula="of:=SUM([.CJ95:.CM95])" office:value-type="float" office:value="69">
            <text:p>69</text:p>
          </table:table-cell>
          <table:table-cell table:number-columns-repeated="8"/>
        </table:table-row>
        <table:table-row table:style-name="ro4">
          <table:table-cell table:number-columns-repeated="4"/>
          <table:table-cell table:number-columns-repeated="65" office:value-type="float" office:value="1">
            <text:p>1</text:p>
          </table:table-cell>
          <table:table-cell table:number-columns-repeated="5"/>
          <table:table-cell table:formula="of:=MATCH(1;[.A96:.BU96];0)-1" office:value-type="float" office:value="4">
            <text:p>4</text:p>
          </table:table-cell>
          <table:table-cell table:formula="of:=SUM([.A96:.BU96])" office:value-type="float" office:value="65">
            <text:p>65</text:p>
          </table:table-cell>
          <table:table-cell table:number-columns-repeated="2"/>
          <table:table-cell table:formula="of:=72-SUM([.BX96:.BZ96])-[.BW96]" office:value-type="float" office:value="3">
            <text:p>3</text:p>
          </table:table-cell>
          <table:table-cell table:formula="of:=[.BW97]+[.CA96]" office:value-type="float" office:value="8">
            <text:p>8</text:p>
          </table:table-cell>
          <table:table-cell table:number-columns-repeated="2"/>
          <table:table-cell table:formula="of:=IF(ISNUMBER([.BW96]);&quot;0x&quot;&amp;DEC2HEX([.BW96]+[.BW$2]))" office:value-type="string" office:string-value="0x3">
            <text:p>0x3</text:p>
          </table:table-cell>
          <table:table-cell table:formula="of:=IF(ISNUMBER([.BX96]);&quot;0x&quot;&amp;DEC2HEX([.BX96]+[.BX$2]))" office:value-type="string" office:string-value="0xC0">
            <text:p>0xC0</text:p>
          </table:table-cell>
          <table:table-cell table:formula="of:=IF(ISNUMBER([.BY96]);&quot;0x&quot;&amp;DEC2HEX([.BY96]+[.BY$2]);&quot;&quot;)">
            <text:p/>
          </table:table-cell>
          <table:table-cell table:formula="of:=IF(ISNUMBER([.BZ96]);&quot;0x&quot;&amp;DEC2HEX([.BZ96]+[.BZ$2]);&quot;&quot;)">
            <text:p/>
          </table:table-cell>
          <table:table-cell table:formula="of:=IF(ISNUMBER([.CB96]);&quot;0x&quot;&amp;DEC2HEX([.CB96]+[.CB$2]);&quot;&quot;)" office:value-type="string" office:string-value="0x7">
            <text:p>0x7</text:p>
          </table:table-cell>
          <table:table-cell table:formula="of:=HEX2DEC(MID([.CE96];3;2))-[.CE$2]" office:value-type="float" office:value="4">
            <text:p>4</text:p>
          </table:table-cell>
          <table:table-cell table:formula="of:=HEX2DEC(MID([.CF96];3;2))-[.CF$2]" office:value-type="float" office:value="65">
            <text:p>65</text:p>
          </table:table-cell>
          <table:table-cell table:number-columns-repeated="3"/>
          <table:table-cell table:formula="of:=SUM([.CJ96:.CM96])" office:value-type="float" office:value="69">
            <text:p>69</text:p>
          </table:table-cell>
          <table:table-cell table:number-columns-repeated="8"/>
        </table:table-row>
        <table:table-row table:style-name="ro4">
          <table:table-cell table:number-columns-repeated="5"/>
          <table:table-cell table:number-columns-repeated="62" office:value-type="float" office:value="1">
            <text:p>1</text:p>
          </table:table-cell>
          <table:table-cell table:number-columns-repeated="7"/>
          <table:table-cell table:formula="of:=MATCH(1;[.A97:.BU97];0)-1" office:value-type="float" office:value="5">
            <text:p>5</text:p>
          </table:table-cell>
          <table:table-cell table:formula="of:=SUM([.A97:.BU97])" office:value-type="float" office:value="62">
            <text:p>62</text:p>
          </table:table-cell>
          <table:table-cell table:number-columns-repeated="2"/>
          <table:table-cell table:formula="of:=72-SUM([.BX97:.BZ97])-[.BW97]" office:value-type="float" office:value="5">
            <text:p>5</text:p>
          </table:table-cell>
          <table:table-cell table:formula="of:=[.BW98]+[.CA97]" office:value-type="float" office:value="11">
            <text:p>11</text:p>
          </table:table-cell>
          <table:table-cell table:number-columns-repeated="2"/>
          <table:table-cell table:formula="of:=IF(ISNUMBER([.BW97]);&quot;0x&quot;&amp;DEC2HEX([.BW97]+[.BW$2]))" office:value-type="string" office:string-value="0x4">
            <text:p>0x4</text:p>
          </table:table-cell>
          <table:table-cell table:formula="of:=IF(ISNUMBER([.BX97]);&quot;0x&quot;&amp;DEC2HEX([.BX97]+[.BX$2]))" office:value-type="string" office:string-value="0xBD">
            <text:p>0xBD</text:p>
          </table:table-cell>
          <table:table-cell table:formula="of:=IF(ISNUMBER([.BY97]);&quot;0x&quot;&amp;DEC2HEX([.BY97]+[.BY$2]);&quot;&quot;)">
            <text:p/>
          </table:table-cell>
          <table:table-cell table:formula="of:=IF(ISNUMBER([.BZ97]);&quot;0x&quot;&amp;DEC2HEX([.BZ97]+[.BZ$2]);&quot;&quot;)">
            <text:p/>
          </table:table-cell>
          <table:table-cell table:formula="of:=IF(ISNUMBER([.CB97]);&quot;0x&quot;&amp;DEC2HEX([.CB97]+[.CB$2]);&quot;&quot;)" office:value-type="string" office:string-value="0xA">
            <text:p>0xA</text:p>
          </table:table-cell>
          <table:table-cell table:formula="of:=HEX2DEC(MID([.CE97];3;2))-[.CE$2]" office:value-type="float" office:value="5">
            <text:p>5</text:p>
          </table:table-cell>
          <table:table-cell table:formula="of:=HEX2DEC(MID([.CF97];3;2))-[.CF$2]" office:value-type="float" office:value="62">
            <text:p>62</text:p>
          </table:table-cell>
          <table:table-cell table:number-columns-repeated="3"/>
          <table:table-cell table:formula="of:=SUM([.CJ97:.CM97])" office:value-type="float" office:value="67">
            <text:p>67</text:p>
          </table:table-cell>
          <table:table-cell table:number-columns-repeated="8"/>
        </table:table-row>
        <table:table-row table:style-name="ro4">
          <table:table-cell table:number-columns-repeated="6"/>
          <table:table-cell table:number-columns-repeated="60" office:value-type="float" office:value="1">
            <text:p>1</text:p>
          </table:table-cell>
          <table:table-cell table:number-columns-repeated="8"/>
          <table:table-cell table:formula="of:=MATCH(1;[.A98:.BU98];0)-1" office:value-type="float" office:value="6">
            <text:p>6</text:p>
          </table:table-cell>
          <table:table-cell table:formula="of:=SUM([.A98:.BU98])" office:value-type="float" office:value="60">
            <text:p>60</text:p>
          </table:table-cell>
          <table:table-cell table:number-columns-repeated="2"/>
          <table:table-cell table:formula="of:=72-SUM([.BX98:.BZ98])-[.BW98]" office:value-type="float" office:value="6">
            <text:p>6</text:p>
          </table:table-cell>
          <table:table-cell table:formula="of:=[.BW99]+[.CA98]" office:value-type="float" office:value="13">
            <text:p>13</text:p>
          </table:table-cell>
          <table:table-cell table:number-columns-repeated="2"/>
          <table:table-cell table:formula="of:=IF(ISNUMBER([.BW98]);&quot;0x&quot;&amp;DEC2HEX([.BW98]+[.BW$2]))" office:value-type="string" office:string-value="0x5">
            <text:p>0x5</text:p>
          </table:table-cell>
          <table:table-cell table:formula="of:=IF(ISNUMBER([.BX98]);&quot;0x&quot;&amp;DEC2HEX([.BX98]+[.BX$2]))" office:value-type="string" office:string-value="0xBB">
            <text:p>0xBB</text:p>
          </table:table-cell>
          <table:table-cell table:formula="of:=IF(ISNUMBER([.BY98]);&quot;0x&quot;&amp;DEC2HEX([.BY98]+[.BY$2]);&quot;&quot;)">
            <text:p/>
          </table:table-cell>
          <table:table-cell table:formula="of:=IF(ISNUMBER([.BZ98]);&quot;0x&quot;&amp;DEC2HEX([.BZ98]+[.BZ$2]);&quot;&quot;)">
            <text:p/>
          </table:table-cell>
          <table:table-cell table:formula="of:=IF(ISNUMBER([.CB98]);&quot;0x&quot;&amp;DEC2HEX([.CB98]+[.CB$2]);&quot;&quot;)" office:value-type="string" office:string-value="0xC">
            <text:p>0xC</text:p>
          </table:table-cell>
          <table:table-cell table:formula="of:=HEX2DEC(MID([.CE98];3;2))-[.CE$2]" office:value-type="float" office:value="6">
            <text:p>6</text:p>
          </table:table-cell>
          <table:table-cell table:formula="of:=HEX2DEC(MID([.CF98];3;2))-[.CF$2]" office:value-type="float" office:value="60">
            <text:p>60</text:p>
          </table:table-cell>
          <table:table-cell table:number-columns-repeated="3"/>
          <table:table-cell table:formula="of:=SUM([.CJ98:.CM98])" office:value-type="float" office:value="66">
            <text:p>66</text:p>
          </table:table-cell>
          <table:table-cell table:number-columns-repeated="8"/>
        </table:table-row>
        <table:table-row table:style-name="ro4">
          <table:table-cell table:number-columns-repeated="7"/>
          <table:table-cell table:number-columns-repeated="57" office:value-type="float" office:value="1">
            <text:p>1</text:p>
          </table:table-cell>
          <table:table-cell table:number-columns-repeated="10"/>
          <table:table-cell table:formula="of:=MATCH(1;[.A99:.BU99];0)-1" office:value-type="float" office:value="7">
            <text:p>7</text:p>
          </table:table-cell>
          <table:table-cell table:formula="of:=SUM([.A99:.BU99])" office:value-type="float" office:value="57">
            <text:p>57</text:p>
          </table:table-cell>
          <table:table-cell table:number-columns-repeated="2"/>
          <table:table-cell table:formula="of:=72-SUM([.BX99:.BZ99])-[.BW99]" office:value-type="float" office:value="8">
            <text:p>8</text:p>
          </table:table-cell>
          <table:table-cell table:formula="of:=[.BW100]+[.CA99]" office:value-type="float" office:value="17">
            <text:p>17</text:p>
          </table:table-cell>
          <table:table-cell table:number-columns-repeated="2"/>
          <table:table-cell table:formula="of:=IF(ISNUMBER([.BW99]);&quot;0x&quot;&amp;DEC2HEX([.BW99]+[.BW$2]))" office:value-type="string" office:string-value="0x6">
            <text:p>0x6</text:p>
          </table:table-cell>
          <table:table-cell table:formula="of:=IF(ISNUMBER([.BX99]);&quot;0x&quot;&amp;DEC2HEX([.BX99]+[.BX$2]))" office:value-type="string" office:string-value="0xB8">
            <text:p>0xB8</text:p>
          </table:table-cell>
          <table:table-cell table:formula="of:=IF(ISNUMBER([.BY99]);&quot;0x&quot;&amp;DEC2HEX([.BY99]+[.BY$2]);&quot;&quot;)">
            <text:p/>
          </table:table-cell>
          <table:table-cell table:formula="of:=IF(ISNUMBER([.BZ99]);&quot;0x&quot;&amp;DEC2HEX([.BZ99]+[.BZ$2]);&quot;&quot;)">
            <text:p/>
          </table:table-cell>
          <table:table-cell table:formula="of:=IF(ISNUMBER([.CB99]);&quot;0x&quot;&amp;DEC2HEX([.CB99]+[.CB$2]);&quot;&quot;)" office:value-type="string" office:string-value="0x10">
            <text:p>0x10</text:p>
          </table:table-cell>
          <table:table-cell table:formula="of:=HEX2DEC(MID([.CE99];3;2))-[.CE$2]" office:value-type="float" office:value="7">
            <text:p>7</text:p>
          </table:table-cell>
          <table:table-cell table:formula="of:=HEX2DEC(MID([.CF99];3;2))-[.CF$2]" office:value-type="float" office:value="57">
            <text:p>57</text:p>
          </table:table-cell>
          <table:table-cell table:number-columns-repeated="3"/>
          <table:table-cell table:formula="of:=SUM([.CJ99:.CM99])" office:value-type="float" office:value="64">
            <text:p>64</text:p>
          </table:table-cell>
          <table:table-cell table:number-columns-repeated="8"/>
        </table:table-row>
        <table:table-row table:style-name="ro4">
          <table:table-cell table:number-columns-repeated="9"/>
          <table:table-cell table:number-columns-repeated="55" office:value-type="float" office:value="1">
            <text:p>1</text:p>
          </table:table-cell>
          <table:table-cell table:number-columns-repeated="10"/>
          <table:table-cell table:formula="of:=MATCH(1;[.A100:.BU100];0)-1" office:value-type="float" office:value="9">
            <text:p>9</text:p>
          </table:table-cell>
          <table:table-cell table:formula="of:=SUM([.A100:.BU100])" office:value-type="float" office:value="55">
            <text:p>55</text:p>
          </table:table-cell>
          <table:table-cell table:number-columns-repeated="2"/>
          <table:table-cell table:formula="of:=72-SUM([.BX100:.BZ100])-[.BW100]" office:value-type="float" office:value="8">
            <text:p>8</text:p>
          </table:table-cell>
          <table:table-cell table:formula="of:=[.BW101]+[.CA100]" office:value-type="float" office:value="19">
            <text:p>19</text:p>
          </table:table-cell>
          <table:table-cell table:number-columns-repeated="2"/>
          <table:table-cell table:formula="of:=IF(ISNUMBER([.BW100]);&quot;0x&quot;&amp;DEC2HEX([.BW100]+[.BW$2]))" office:value-type="string" office:string-value="0x8">
            <text:p>0x8</text:p>
          </table:table-cell>
          <table:table-cell table:formula="of:=IF(ISNUMBER([.BX100]);&quot;0x&quot;&amp;DEC2HEX([.BX100]+[.BX$2]))" office:value-type="string" office:string-value="0xB6">
            <text:p>0xB6</text:p>
          </table:table-cell>
          <table:table-cell table:formula="of:=IF(ISNUMBER([.BY100]);&quot;0x&quot;&amp;DEC2HEX([.BY100]+[.BY$2]);&quot;&quot;)">
            <text:p/>
          </table:table-cell>
          <table:table-cell table:formula="of:=IF(ISNUMBER([.BZ100]);&quot;0x&quot;&amp;DEC2HEX([.BZ100]+[.BZ$2]);&quot;&quot;)">
            <text:p/>
          </table:table-cell>
          <table:table-cell table:formula="of:=IF(ISNUMBER([.CB100]);&quot;0x&quot;&amp;DEC2HEX([.CB100]+[.CB$2]);&quot;&quot;)" office:value-type="string" office:string-value="0x12">
            <text:p>0x12</text:p>
          </table:table-cell>
          <table:table-cell table:formula="of:=HEX2DEC(MID([.CE100];3;2))-[.CE$2]" office:value-type="float" office:value="9">
            <text:p>9</text:p>
          </table:table-cell>
          <table:table-cell table:formula="of:=HEX2DEC(MID([.CF100];3;2))-[.CF$2]" office:value-type="float" office:value="55">
            <text:p>55</text:p>
          </table:table-cell>
          <table:table-cell table:number-columns-repeated="3"/>
          <table:table-cell table:formula="of:=SUM([.CJ100:.CM100])" office:value-type="float" office:value="64">
            <text:p>64</text:p>
          </table:table-cell>
          <table:table-cell table:number-columns-repeated="8"/>
        </table:table-row>
        <table:table-row table:style-name="ro4">
          <table:table-cell table:number-columns-repeated="11"/>
          <table:table-cell table:number-columns-repeated="50" office:value-type="float" office:value="1">
            <text:p>1</text:p>
          </table:table-cell>
          <table:table-cell table:number-columns-repeated="13"/>
          <table:table-cell table:formula="of:=MATCH(1;[.A101:.BU101];0)-1" office:value-type="float" office:value="11">
            <text:p>11</text:p>
          </table:table-cell>
          <table:table-cell table:formula="of:=SUM([.A101:.BU101])" office:value-type="float" office:value="50">
            <text:p>50</text:p>
          </table:table-cell>
          <table:table-cell table:number-columns-repeated="2"/>
          <table:table-cell table:formula="of:=72-SUM([.BX101:.BZ101])-[.BW101]" office:value-type="float" office:value="11">
            <text:p>11</text:p>
          </table:table-cell>
          <table:table-cell table:formula="of:=[.BW102]+[.CA101]" office:value-type="float" office:value="25">
            <text:p>25</text:p>
          </table:table-cell>
          <table:table-cell table:number-columns-repeated="2"/>
          <table:table-cell table:formula="of:=IF(ISNUMBER([.BW101]);&quot;0x&quot;&amp;DEC2HEX([.BW101]+[.BW$2]))" office:value-type="string" office:string-value="0xA">
            <text:p>0xA</text:p>
          </table:table-cell>
          <table:table-cell table:formula="of:=IF(ISNUMBER([.BX101]);&quot;0x&quot;&amp;DEC2HEX([.BX101]+[.BX$2]))" office:value-type="string" office:string-value="0xB1">
            <text:p>0xB1</text:p>
          </table:table-cell>
          <table:table-cell table:formula="of:=IF(ISNUMBER([.BY101]);&quot;0x&quot;&amp;DEC2HEX([.BY101]+[.BY$2]);&quot;&quot;)">
            <text:p/>
          </table:table-cell>
          <table:table-cell table:formula="of:=IF(ISNUMBER([.BZ101]);&quot;0x&quot;&amp;DEC2HEX([.BZ101]+[.BZ$2]);&quot;&quot;)">
            <text:p/>
          </table:table-cell>
          <table:table-cell table:formula="of:=IF(ISNUMBER([.CB101]);&quot;0x&quot;&amp;DEC2HEX([.CB101]+[.CB$2]);&quot;&quot;)" office:value-type="string" office:string-value="0x18">
            <text:p>0x18</text:p>
          </table:table-cell>
          <table:table-cell table:formula="of:=HEX2DEC(MID([.CE101];3;2))-[.CE$2]" office:value-type="float" office:value="11">
            <text:p>11</text:p>
          </table:table-cell>
          <table:table-cell table:formula="of:=HEX2DEC(MID([.CF101];3;2))-[.CF$2]" office:value-type="float" office:value="50">
            <text:p>50</text:p>
          </table:table-cell>
          <table:table-cell table:number-columns-repeated="3"/>
          <table:table-cell table:formula="of:=SUM([.CJ101:.CM101])" office:value-type="float" office:value="61">
            <text:p>61</text:p>
          </table:table-cell>
          <table:table-cell table:number-columns-repeated="8"/>
        </table:table-row>
        <table:table-row table:style-name="ro4">
          <table:table-cell table:number-columns-repeated="13"/>
          <table:table-cell office:value-type="string">
            <text:p><text:s/></text:p>
          </table:table-cell>
          <table:table-cell table:number-columns-repeated="43" office:value-type="float" office:value="1">
            <text:p>1</text:p>
          </table:table-cell>
          <table:table-cell table:number-columns-repeated="17"/>
          <table:table-cell table:formula="of:=MATCH(1;[.A102:.BU102];0)-1" office:value-type="float" office:value="14">
            <text:p>14</text:p>
          </table:table-cell>
          <table:table-cell table:formula="of:=SUM([.A102:.BU102])" office:value-type="float" office:value="43">
            <text:p>43</text:p>
          </table:table-cell>
          <table:table-cell table:number-columns-repeated="2"/>
          <table:table-cell table:formula="of:=72-SUM([.BX102:.BZ102])-[.BW102]" office:value-type="float" office:value="15">
            <text:p>15</text:p>
          </table:table-cell>
          <table:table-cell table:formula="of:=[.BW103]+[.CA102]" office:value-type="float" office:value="15">
            <text:p>15</text:p>
          </table:table-cell>
          <table:table-cell table:number-columns-repeated="2"/>
          <table:table-cell table:formula="of:=IF(ISNUMBER([.BW102]);&quot;0x&quot;&amp;DEC2HEX([.BW102]+[.BW$2]))" office:value-type="string" office:string-value="0xD">
            <text:p>0xD</text:p>
          </table:table-cell>
          <table:table-cell table:formula="of:=IF(ISNUMBER([.BX102]);&quot;0x&quot;&amp;DEC2HEX([.BX102]+[.BX$2]))" office:value-type="string" office:string-value="0xAA">
            <text:p>0xAA</text:p>
          </table:table-cell>
          <table:table-cell table:formula="of:=IF(ISNUMBER([.BY102]);&quot;0x&quot;&amp;DEC2HEX([.BY102]+[.BY$2]);&quot;&quot;)">
            <text:p/>
          </table:table-cell>
          <table:table-cell table:formula="of:=IF(ISNUMBER([.BZ102]);&quot;0x&quot;&amp;DEC2HEX([.BZ102]+[.BZ$2]);&quot;&quot;)">
            <text:p/>
          </table:table-cell>
          <table:table-cell table:formula="of:=IF(ISNUMBER([.CB102]);&quot;0x&quot;&amp;DEC2HEX([.CB102]+[.CB$2]);&quot;&quot;)" office:value-type="string" office:string-value="0xE">
            <text:p>0xE</text:p>
          </table:table-cell>
          <table:table-cell table:formula="of:=HEX2DEC(MID([.CE102];3;2))-[.CE$2]" office:value-type="float" office:value="14">
            <text:p>14</text:p>
          </table:table-cell>
          <table:table-cell table:formula="of:=HEX2DEC(MID([.CF102];3;2))-[.CF$2]" office:value-type="float" office:value="43">
            <text:p>43</text:p>
          </table:table-cell>
          <table:table-cell table:number-columns-repeated="3"/>
          <table:table-cell table:formula="of:=SUM([.CJ102:.CM102])" office:value-type="float" office:value="57">
            <text:p>57</text:p>
          </table:table-cell>
          <table:table-cell table:formula="of:=SUM([.CJ3:.CM102])" office:value-type="float" office:value="6898">
            <text:p>6898</text:p>
          </table:table-cell>
          <table:table-cell table:number-columns-repeated="7"/>
        </table:table-row>
        <table:table-row table:style-name="ro6">
          <table:table-cell table:number-columns-repeated="72"/>
          <table:table-cell table:style-name="ce2" table:formula="of:=SUM([.BW3:.CA102])" office:value-type="float" office:value="7200">
            <text:p>7200</text:p>
          </table:table-cell>
          <table:table-cell/>
          <table:table-cell/>
          <table:table-cell table:style-name="ce2" table:number-columns-repeated="4"/>
          <table:table-cell table:number-columns-repeated="4"/>
          <table:table-cell office:value-type="string">
            <text:p><text:s/></text:p>
          </table:table-cell>
          <table:table-cell table:number-columns-repeated="17"/>
        </table:table-row>
        <table:table-row table:style-name="ro6">
          <table:table-cell table:number-columns-repeated="78"/>
          <table:table-cell office:value-type="string">
            <text:p><text:s/>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7"/>
        </table:table-row>
        <table:table-row table:style-name="ro6">
          <table:table-cell table:number-columns-repeated="79"/>
          <table:table-cell table:style-name="ce2"/>
          <table:table-cell table:number-columns-repeated="21"/>
        </table:table-row>
        <table:table-row table:style-name="ro7">
          <table:table-cell table:number-columns-repeated="74"/>
          <table:table-cell table:style-name="Default"/>
          <table:table-cell table:number-columns-repeated="8"/>
          <table:table-cell table:style-name="ce3"/>
          <table:table-cell table:style-name="ce5" table:number-columns-repeated="3"/>
          <table:table-cell table:style-name="ce6" table:number-columns-repeated="6"/>
          <table:table-cell table:number-columns-repeated="8"/>
        </table:table-row>
        <table:table-row table:style-name="ro6">
          <table:table-cell table:number-columns-repeated="34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14" office:value-type="string">
            <text:p><text:s/></text:p>
          </table:table-cell>
          <table:table-cell table:number-columns-repeated="16"/>
          <table:table-cell table:formula="of:=MATCH(1;[.A107:.BU107];0)-1" office:value-type="float" office:value="36">
            <text:p>36</text:p>
          </table:table-cell>
          <table:table-cell table:formula="of:=SUM([.A107:.BU107])" office:value-type="float" office:value="8">
            <text:p>8</text:p>
          </table:table-cell>
          <table:table-cell table:number-columns-repeated="2"/>
          <table:table-cell table:formula="of:=72-SUM([.BX107:.BZ107])-[.BW107]" office:value-type="float" office:value="28">
            <text:p>28</text:p>
          </table:table-cell>
          <table:table-cell table:formula="of:=[.BW108]+[.CA107]" office:value-type="float" office:value="63">
            <text:p>63</text:p>
          </table:table-cell>
          <table:table-cell table:number-columns-repeated="2"/>
          <table:table-cell table:formula="of:=IF(ISNUMBER([.BW107]);&quot;0x&quot;&amp;DEC2HEX([.BW107]+[.BW$2]))" office:value-type="string" office:string-value="0x23">
            <text:p>0x23</text:p>
          </table:table-cell>
          <table:table-cell table:formula="of:=IF(ISNUMBER([.BX107]);&quot;0x&quot;&amp;DEC2HEX([.BX107]+[.BX$2]))" office:value-type="string" office:string-value="0x87">
            <text:p>0x87</text:p>
          </table:table-cell>
          <table:table-cell table:formula="of:=IF(ISNUMBER([.BY107]);&quot;0x&quot;&amp;DEC2HEX([.BY107]+[.BY$2]);&quot;&quot;)">
            <text:p/>
          </table:table-cell>
          <table:table-cell table:formula="of:=IF(ISNUMBER([.BZ107]);&quot;0x&quot;&amp;DEC2HEX([.BZ107]+[.BZ$2]);&quot;&quot;)">
            <text:p/>
          </table:table-cell>
          <table:table-cell table:formula="of:=IF(ISNUMBER([.CB107]);&quot;0x&quot;&amp;DEC2HEX([.CB107]+[.CB$2]);&quot;&quot;)" office:value-type="string" office:string-value="0x3E">
            <text:p>0x3E</text:p>
          </table:table-cell>
          <table:table-cell table:formula="of:=HEX2DEC(MID([.CE107];3;2))-[.CE$2]" office:value-type="float" office:value="36">
            <text:p>36</text:p>
          </table:table-cell>
          <table:table-cell table:formula="of:=HEX2DEC(MID([.CF107];3;2))-[.CF$2]" office:value-type="float" office:value="8">
            <text:p>8</text:p>
          </table:table-cell>
          <table:table-cell table:number-columns-repeated="2"/>
          <table:table-cell table:formula="of:=HEX2DEC(MID([.#REF!107];3;2))-[.#REF!$2]" office:value-type="float" office:value="0">
            <text:p>#REF!</text:p>
          </table:table-cell>
          <table:table-cell table:formula="of:=SUM([.CJ107:.CM107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2"/>
          <table:table-cell table:number-columns-repeated="3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5" office:value-type="string">
            <text:p><text:s/></text:p>
          </table:table-cell>
          <table:table-cell table:number-columns-repeated="13"/>
          <table:table-cell office:value-type="string">
            <text:p><text:s/></text:p>
          </table:table-cell>
          <table:table-cell/>
          <table:table-cell table:formula="of:=MATCH(1;[.A108:.BU108];0)-1" office:value-type="float" office:value="35">
            <text:p>35</text:p>
          </table:table-cell>
          <table:table-cell table:formula="of:=SUM([.A108:.BU108])" office:value-type="float" office:value="9">
            <text:p>9</text:p>
          </table:table-cell>
          <table:table-cell table:number-columns-repeated="2"/>
          <table:table-cell table:formula="of:=72-SUM([.BX108:.BZ108])-[.BW108]" office:value-type="float" office:value="28">
            <text:p>28</text:p>
          </table:table-cell>
          <table:table-cell table:formula="of:=[.BW109]+[.CA108]" office:value-type="float" office:value="62">
            <text:p>62</text:p>
          </table:table-cell>
          <table:table-cell table:number-columns-repeated="2"/>
          <table:table-cell table:formula="of:=IF(ISNUMBER([.BW108]);&quot;0x&quot;&amp;DEC2HEX([.BW108]+[.BW$2]))" office:value-type="string" office:string-value="0x22">
            <text:p>0x22</text:p>
          </table:table-cell>
          <table:table-cell table:formula="of:=IF(ISNUMBER([.BX108]);&quot;0x&quot;&amp;DEC2HEX([.BX108]+[.BX$2]))" office:value-type="string" office:string-value="0x88">
            <text:p>0x88</text:p>
          </table:table-cell>
          <table:table-cell table:formula="of:=IF(ISNUMBER([.BY108]);&quot;0x&quot;&amp;DEC2HEX([.BY108]+[.BY$2]);&quot;&quot;)">
            <text:p/>
          </table:table-cell>
          <table:table-cell table:formula="of:=IF(ISNUMBER([.BZ108]);&quot;0x&quot;&amp;DEC2HEX([.BZ108]+[.BZ$2]);&quot;&quot;)">
            <text:p/>
          </table:table-cell>
          <table:table-cell table:formula="of:=IF(ISNUMBER([.CB108]);&quot;0x&quot;&amp;DEC2HEX([.CB108]+[.CB$2]);&quot;&quot;)" office:value-type="string" office:string-value="0x3D">
            <text:p>0x3D</text:p>
          </table:table-cell>
          <table:table-cell table:formula="of:=HEX2DEC(MID([.CE108];3;2))-[.CE$2]" office:value-type="float" office:value="35">
            <text:p>35</text:p>
          </table:table-cell>
          <table:table-cell table:formula="of:=HEX2DEC(MID([.CF108];3;2))-[.CF$2]" office:value-type="float" office:value="9">
            <text:p>9</text:p>
          </table:table-cell>
          <table:table-cell table:number-columns-repeated="2"/>
          <table:table-cell table:formula="of:=HEX2DEC(MID([.#REF!108];3;2))-[.#REF!$2]" office:value-type="float" office:value="0">
            <text:p>#REF!</text:p>
          </table:table-cell>
          <table:table-cell table:formula="of:=SUM([.CJ108:.CM108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2"/>
          <table:table-cell table:number-columns-repeated="2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30"/>
          <table:table-cell table:formula="of:=MATCH(1;[.A109:.BU109];0)-1" office:value-type="float" office:value="34">
            <text:p>34</text:p>
          </table:table-cell>
          <table:table-cell table:formula="of:=SUM([.A109:.BU109])" office:value-type="float" office:value="10">
            <text:p>10</text:p>
          </table:table-cell>
          <table:table-cell table:number-columns-repeated="2"/>
          <table:table-cell table:formula="of:=72-SUM([.BX109:.BZ109])-[.BW109]" office:value-type="float" office:value="28">
            <text:p>28</text:p>
          </table:table-cell>
          <table:table-cell table:formula="of:=[.BW110]+[.CA109]" office:value-type="float" office:value="61">
            <text:p>61</text:p>
          </table:table-cell>
          <table:table-cell table:number-columns-repeated="2"/>
          <table:table-cell table:formula="of:=IF(ISNUMBER([.BW109]);&quot;0x&quot;&amp;DEC2HEX([.BW109]+[.BW$2]))" office:value-type="string" office:string-value="0x21">
            <text:p>0x21</text:p>
          </table:table-cell>
          <table:table-cell table:formula="of:=IF(ISNUMBER([.BX109]);&quot;0x&quot;&amp;DEC2HEX([.BX109]+[.BX$2]))" office:value-type="string" office:string-value="0x89">
            <text:p>0x89</text:p>
          </table:table-cell>
          <table:table-cell table:formula="of:=IF(ISNUMBER([.BY109]);&quot;0x&quot;&amp;DEC2HEX([.BY109]+[.BY$2]);&quot;&quot;)">
            <text:p/>
          </table:table-cell>
          <table:table-cell table:formula="of:=IF(ISNUMBER([.BZ109]);&quot;0x&quot;&amp;DEC2HEX([.BZ109]+[.BZ$2]);&quot;&quot;)">
            <text:p/>
          </table:table-cell>
          <table:table-cell table:formula="of:=IF(ISNUMBER([.CB109]);&quot;0x&quot;&amp;DEC2HEX([.CB109]+[.CB$2]);&quot;&quot;)" office:value-type="string" office:string-value="0x3C">
            <text:p>0x3C</text:p>
          </table:table-cell>
          <table:table-cell table:formula="of:=HEX2DEC(MID([.CE109];3;2))-[.CE$2]" office:value-type="float" office:value="34">
            <text:p>34</text:p>
          </table:table-cell>
          <table:table-cell table:formula="of:=HEX2DEC(MID([.CF109];3;2))-[.CF$2]" office:value-type="float" office:value="10">
            <text:p>10</text:p>
          </table:table-cell>
          <table:table-cell table:number-columns-repeated="2"/>
          <table:table-cell table:formula="of:=HEX2DEC(MID([.#REF!109];3;2))-[.#REF!$2]" office:value-type="float" office:value="0">
            <text:p>#REF!</text:p>
          </table:table-cell>
          <table:table-cell table:formula="of:=SUM([.CJ109:.CM109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1"/>
          <table:table-cell table:number-columns-repeated="2" office:value-type="string">
            <text:p><text:s/></text:p>
          </table:table-cell>
          <table:table-cell table:number-columns-repeated="11" office:value-type="float" office:value="1">
            <text:p>1</text:p>
          </table:table-cell>
          <table:table-cell table:number-columns-repeated="30"/>
          <table:table-cell table:formula="of:=MATCH(1;[.A110:.BU110];0)-1" office:value-type="float" office:value="33">
            <text:p>33</text:p>
          </table:table-cell>
          <table:table-cell table:formula="of:=SUM([.A110:.BU110])" office:value-type="float" office:value="11">
            <text:p>11</text:p>
          </table:table-cell>
          <table:table-cell table:number-columns-repeated="2"/>
          <table:table-cell table:formula="of:=72-SUM([.BX110:.BZ110])-[.BW110]" office:value-type="float" office:value="28">
            <text:p>28</text:p>
          </table:table-cell>
          <table:table-cell table:formula="of:=[.BW111]+[.CA110]" office:value-type="float" office:value="60">
            <text:p>60</text:p>
          </table:table-cell>
          <table:table-cell table:number-columns-repeated="2"/>
          <table:table-cell table:formula="of:=IF(ISNUMBER([.BW110]);&quot;0x&quot;&amp;DEC2HEX([.BW110]+[.BW$2]))" office:value-type="string" office:string-value="0x20">
            <text:p>0x20</text:p>
          </table:table-cell>
          <table:table-cell table:formula="of:=IF(ISNUMBER([.BX110]);&quot;0x&quot;&amp;DEC2HEX([.BX110]+[.BX$2]))" office:value-type="string" office:string-value="0x8A">
            <text:p>0x8A</text:p>
          </table:table-cell>
          <table:table-cell table:formula="of:=IF(ISNUMBER([.BY110]);&quot;0x&quot;&amp;DEC2HEX([.BY110]+[.BY$2]);&quot;&quot;)">
            <text:p/>
          </table:table-cell>
          <table:table-cell table:formula="of:=IF(ISNUMBER([.BZ110]);&quot;0x&quot;&amp;DEC2HEX([.BZ110]+[.BZ$2]);&quot;&quot;)">
            <text:p/>
          </table:table-cell>
          <table:table-cell table:formula="of:=IF(ISNUMBER([.CB110]);&quot;0x&quot;&amp;DEC2HEX([.CB110]+[.CB$2]);&quot;&quot;)" office:value-type="string" office:string-value="0x3B">
            <text:p>0x3B</text:p>
          </table:table-cell>
          <table:table-cell table:formula="of:=HEX2DEC(MID([.CE110];3;2))-[.CE$2]" office:value-type="float" office:value="33">
            <text:p>33</text:p>
          </table:table-cell>
          <table:table-cell table:formula="of:=HEX2DEC(MID([.CF110];3;2))-[.CF$2]" office:value-type="float" office:value="11">
            <text:p>11</text:p>
          </table:table-cell>
          <table:table-cell table:number-columns-repeated="2"/>
          <table:table-cell table:formula="of:=HEX2DEC(MID([.#REF!110];3;2))-[.#REF!$2]" office:value-type="float" office:value="0">
            <text:p>#REF!</text:p>
          </table:table-cell>
          <table:table-cell table:formula="of:=SUM([.CJ110:.CM110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1"/>
          <table:table-cell office:value-type="string">
            <text:p><text:s/></text:p>
          </table:table-cell>
          <table:table-cell table:number-columns-repeated="12" office:value-type="float" office:value="1">
            <text:p>1</text:p>
          </table:table-cell>
          <table:table-cell table:number-columns-repeated="30"/>
          <table:table-cell table:formula="of:=MATCH(1;[.A111:.BU111];0)-1" office:value-type="float" office:value="32">
            <text:p>32</text:p>
          </table:table-cell>
          <table:table-cell table:formula="of:=SUM([.A111:.BU111])" office:value-type="float" office:value="12">
            <text:p>12</text:p>
          </table:table-cell>
          <table:table-cell table:number-columns-repeated="2"/>
          <table:table-cell table:formula="of:=72-SUM([.BX111:.BZ111])-[.BW111]" office:value-type="float" office:value="28">
            <text:p>28</text:p>
          </table:table-cell>
          <table:table-cell table:formula="of:=[.BW112]+[.CA111]" office:value-type="float" office:value="59">
            <text:p>59</text:p>
          </table:table-cell>
          <table:table-cell table:number-columns-repeated="2"/>
          <table:table-cell table:formula="of:=IF(ISNUMBER([.BW111]);&quot;0x&quot;&amp;DEC2HEX([.BW111]+[.BW$2]))" office:value-type="string" office:string-value="0x1F">
            <text:p>0x1F</text:p>
          </table:table-cell>
          <table:table-cell table:formula="of:=IF(ISNUMBER([.BX111]);&quot;0x&quot;&amp;DEC2HEX([.BX111]+[.BX$2]))" office:value-type="string" office:string-value="0x8B">
            <text:p>0x8B</text:p>
          </table:table-cell>
          <table:table-cell table:formula="of:=IF(ISNUMBER([.BY111]);&quot;0x&quot;&amp;DEC2HEX([.BY111]+[.BY$2]);&quot;&quot;)">
            <text:p/>
          </table:table-cell>
          <table:table-cell table:formula="of:=IF(ISNUMBER([.BZ111]);&quot;0x&quot;&amp;DEC2HEX([.BZ111]+[.BZ$2]);&quot;&quot;)">
            <text:p/>
          </table:table-cell>
          <table:table-cell table:formula="of:=IF(ISNUMBER([.CB111]);&quot;0x&quot;&amp;DEC2HEX([.CB111]+[.CB$2]);&quot;&quot;)" office:value-type="string" office:string-value="0x3A">
            <text:p>0x3A</text:p>
          </table:table-cell>
          <table:table-cell table:formula="of:=HEX2DEC(MID([.CE111];3;2))-[.CE$2]" office:value-type="float" office:value="32">
            <text:p>32</text:p>
          </table:table-cell>
          <table:table-cell table:formula="of:=HEX2DEC(MID([.CF111];3;2))-[.CF$2]" office:value-type="float" office:value="12">
            <text:p>12</text:p>
          </table:table-cell>
          <table:table-cell table:number-columns-repeated="2"/>
          <table:table-cell table:formula="of:=HEX2DEC(MID([.#REF!111];3;2))-[.#REF!$2]" office:value-type="float" office:value="0">
            <text:p>#REF!</text:p>
          </table:table-cell>
          <table:table-cell table:formula="of:=SUM([.CJ111:.CM111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0"/>
          <table:table-cell office:value-type="string">
            <text:p><text:s/></text:p>
          </table:table-cell>
          <table:table-cell table:number-columns-repeated="13" office:value-type="float" office:value="1">
            <text:p>1</text:p>
          </table:table-cell>
          <table:table-cell table:number-columns-repeated="30"/>
          <table:table-cell table:formula="of:=MATCH(1;[.A112:.BU112];0)-1" office:value-type="float" office:value="31">
            <text:p>31</text:p>
          </table:table-cell>
          <table:table-cell table:formula="of:=SUM([.A112:.BU112])" office:value-type="float" office:value="13">
            <text:p>13</text:p>
          </table:table-cell>
          <table:table-cell table:number-columns-repeated="2"/>
          <table:table-cell table:formula="of:=72-SUM([.BX112:.BZ112])-[.BW112]" office:value-type="float" office:value="28">
            <text:p>28</text:p>
          </table:table-cell>
          <table:table-cell table:formula="of:=[.BW113]+[.CA112]" office:value-type="float" office:value="58">
            <text:p>58</text:p>
          </table:table-cell>
          <table:table-cell table:number-columns-repeated="2"/>
          <table:table-cell table:formula="of:=IF(ISNUMBER([.BW112]);&quot;0x&quot;&amp;DEC2HEX([.BW112]+[.BW$2]))" office:value-type="string" office:string-value="0x1E">
            <text:p>0x1E</text:p>
          </table:table-cell>
          <table:table-cell table:formula="of:=IF(ISNUMBER([.BX112]);&quot;0x&quot;&amp;DEC2HEX([.BX112]+[.BX$2]))" office:value-type="string" office:string-value="0x8C">
            <text:p>0x8C</text:p>
          </table:table-cell>
          <table:table-cell table:formula="of:=IF(ISNUMBER([.BY112]);&quot;0x&quot;&amp;DEC2HEX([.BY112]+[.BY$2]);&quot;&quot;)">
            <text:p/>
          </table:table-cell>
          <table:table-cell table:formula="of:=IF(ISNUMBER([.BZ112]);&quot;0x&quot;&amp;DEC2HEX([.BZ112]+[.BZ$2]);&quot;&quot;)">
            <text:p/>
          </table:table-cell>
          <table:table-cell table:formula="of:=IF(ISNUMBER([.CB112]);&quot;0x&quot;&amp;DEC2HEX([.CB112]+[.CB$2]);&quot;&quot;)" office:value-type="string" office:string-value="0x39">
            <text:p>0x39</text:p>
          </table:table-cell>
          <table:table-cell table:formula="of:=HEX2DEC(MID([.CE112];3;2))-[.CE$2]" office:value-type="float" office:value="31">
            <text:p>31</text:p>
          </table:table-cell>
          <table:table-cell table:formula="of:=HEX2DEC(MID([.CF112];3;2))-[.CF$2]" office:value-type="float" office:value="13">
            <text:p>13</text:p>
          </table:table-cell>
          <table:table-cell table:number-columns-repeated="2"/>
          <table:table-cell table:formula="of:=HEX2DEC(MID([.#REF!112];3;2))-[.#REF!$2]" office:value-type="float" office:value="0">
            <text:p>#REF!</text:p>
          </table:table-cell>
          <table:table-cell table:formula="of:=SUM([.CJ112:.CM112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9"/>
          <table:table-cell office:value-type="string">
            <text:p><text:s/></text:p>
          </table:table-cell>
          <table:table-cell table:number-columns-repeated="14" office:value-type="float" office:value="1">
            <text:p>1</text:p>
          </table:table-cell>
          <table:table-cell table:number-columns-repeated="30"/>
          <table:table-cell table:formula="of:=MATCH(1;[.A113:.BU113];0)-1" office:value-type="float" office:value="30">
            <text:p>30</text:p>
          </table:table-cell>
          <table:table-cell table:formula="of:=SUM([.A113:.BU113])" office:value-type="float" office:value="14">
            <text:p>14</text:p>
          </table:table-cell>
          <table:table-cell table:number-columns-repeated="2"/>
          <table:table-cell table:formula="of:=72-SUM([.BX113:.BZ113])-[.BW113]" office:value-type="float" office:value="28">
            <text:p>28</text:p>
          </table:table-cell>
          <table:table-cell table:formula="of:=[.BW114]+[.CA113]" office:value-type="float" office:value="57">
            <text:p>57</text:p>
          </table:table-cell>
          <table:table-cell table:number-columns-repeated="2"/>
          <table:table-cell table:formula="of:=IF(ISNUMBER([.BW113]);&quot;0x&quot;&amp;DEC2HEX([.BW113]+[.BW$2]))" office:value-type="string" office:string-value="0x1D">
            <text:p>0x1D</text:p>
          </table:table-cell>
          <table:table-cell table:formula="of:=IF(ISNUMBER([.BX113]);&quot;0x&quot;&amp;DEC2HEX([.BX113]+[.BX$2]))" office:value-type="string" office:string-value="0x8D">
            <text:p>0x8D</text:p>
          </table:table-cell>
          <table:table-cell table:formula="of:=IF(ISNUMBER([.BY113]);&quot;0x&quot;&amp;DEC2HEX([.BY113]+[.BY$2]);&quot;&quot;)">
            <text:p/>
          </table:table-cell>
          <table:table-cell table:formula="of:=IF(ISNUMBER([.BZ113]);&quot;0x&quot;&amp;DEC2HEX([.BZ113]+[.BZ$2]);&quot;&quot;)">
            <text:p/>
          </table:table-cell>
          <table:table-cell table:formula="of:=IF(ISNUMBER([.CB113]);&quot;0x&quot;&amp;DEC2HEX([.CB113]+[.CB$2]);&quot;&quot;)" office:value-type="string" office:string-value="0x38">
            <text:p>0x38</text:p>
          </table:table-cell>
          <table:table-cell table:formula="of:=HEX2DEC(MID([.CE113];3;2))-[.CE$2]" office:value-type="float" office:value="30">
            <text:p>30</text:p>
          </table:table-cell>
          <table:table-cell table:formula="of:=HEX2DEC(MID([.CF113];3;2))-[.CF$2]" office:value-type="float" office:value="14">
            <text:p>14</text:p>
          </table:table-cell>
          <table:table-cell table:number-columns-repeated="2"/>
          <table:table-cell table:formula="of:=HEX2DEC(MID([.#REF!113];3;2))-[.#REF!$2]" office:value-type="float" office:value="0">
            <text:p>#REF!</text:p>
          </table:table-cell>
          <table:table-cell table:formula="of:=SUM([.CJ113:.CM113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8"/>
          <table:table-cell office:value-type="string">
            <text:p><text:s/></text:p>
          </table:table-cell>
          <table:table-cell table:number-columns-repeated="15" office:value-type="float" office:value="1">
            <text:p>1</text:p>
          </table:table-cell>
          <table:table-cell table:number-columns-repeated="30"/>
          <table:table-cell table:formula="of:=MATCH(1;[.A114:.BU114];0)-1" office:value-type="float" office:value="29">
            <text:p>29</text:p>
          </table:table-cell>
          <table:table-cell table:formula="of:=SUM([.A114:.BU114])" office:value-type="float" office:value="15">
            <text:p>15</text:p>
          </table:table-cell>
          <table:table-cell table:number-columns-repeated="2"/>
          <table:table-cell table:formula="of:=72-SUM([.BX114:.BZ114])-[.BW114]" office:value-type="float" office:value="28">
            <text:p>28</text:p>
          </table:table-cell>
          <table:table-cell table:formula="of:=[.BW115]+[.CA114]" office:value-type="float" office:value="56">
            <text:p>56</text:p>
          </table:table-cell>
          <table:table-cell table:number-columns-repeated="2"/>
          <table:table-cell table:formula="of:=IF(ISNUMBER([.BW114]);&quot;0x&quot;&amp;DEC2HEX([.BW114]+[.BW$2]))" office:value-type="string" office:string-value="0x1C">
            <text:p>0x1C</text:p>
          </table:table-cell>
          <table:table-cell table:formula="of:=IF(ISNUMBER([.BX114]);&quot;0x&quot;&amp;DEC2HEX([.BX114]+[.BX$2]))" office:value-type="string" office:string-value="0x8E">
            <text:p>0x8E</text:p>
          </table:table-cell>
          <table:table-cell table:formula="of:=IF(ISNUMBER([.BY114]);&quot;0x&quot;&amp;DEC2HEX([.BY114]+[.BY$2]);&quot;&quot;)">
            <text:p/>
          </table:table-cell>
          <table:table-cell table:formula="of:=IF(ISNUMBER([.BZ114]);&quot;0x&quot;&amp;DEC2HEX([.BZ114]+[.BZ$2]);&quot;&quot;)">
            <text:p/>
          </table:table-cell>
          <table:table-cell table:formula="of:=IF(ISNUMBER([.CB114]);&quot;0x&quot;&amp;DEC2HEX([.CB114]+[.CB$2]);&quot;&quot;)" office:value-type="string" office:string-value="0x37">
            <text:p>0x37</text:p>
          </table:table-cell>
          <table:table-cell table:formula="of:=HEX2DEC(MID([.CE114];3;2))-[.CE$2]" office:value-type="float" office:value="29">
            <text:p>29</text:p>
          </table:table-cell>
          <table:table-cell table:formula="of:=HEX2DEC(MID([.CF114];3;2))-[.CF$2]" office:value-type="float" office:value="15">
            <text:p>15</text:p>
          </table:table-cell>
          <table:table-cell table:number-columns-repeated="2"/>
          <table:table-cell table:formula="of:=HEX2DEC(MID([.#REF!114];3;2))-[.#REF!$2]" office:value-type="float" office:value="0">
            <text:p>#REF!</text:p>
          </table:table-cell>
          <table:table-cell table:formula="of:=SUM([.CJ114:.CM114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8"/>
          <table:table-cell table:number-columns-repeated="16" office:value-type="float" office:value="1">
            <text:p>1</text:p>
          </table:table-cell>
          <table:table-cell table:number-columns-repeated="30"/>
          <table:table-cell table:formula="of:=MATCH(1;[.A115:.BU115];0)-1" office:value-type="float" office:value="28">
            <text:p>28</text:p>
          </table:table-cell>
          <table:table-cell table:formula="of:=SUM([.A115:.BU115])" office:value-type="float" office:value="16">
            <text:p>16</text:p>
          </table:table-cell>
          <table:table-cell table:number-columns-repeated="2"/>
          <table:table-cell table:formula="of:=72-SUM([.BX115:.BZ115])-[.BW115]" office:value-type="float" office:value="28">
            <text:p>28</text:p>
          </table:table-cell>
          <table:table-cell table:formula="of:=[.BW116]+[.CA115]" office:value-type="float" office:value="55">
            <text:p>55</text:p>
          </table:table-cell>
          <table:table-cell table:number-columns-repeated="2"/>
          <table:table-cell table:formula="of:=IF(ISNUMBER([.BW115]);&quot;0x&quot;&amp;DEC2HEX([.BW115]+[.BW$2]))" office:value-type="string" office:string-value="0x1B">
            <text:p>0x1B</text:p>
          </table:table-cell>
          <table:table-cell table:formula="of:=IF(ISNUMBER([.BX115]);&quot;0x&quot;&amp;DEC2HEX([.BX115]+[.BX$2]))" office:value-type="string" office:string-value="0x8F">
            <text:p>0x8F</text:p>
          </table:table-cell>
          <table:table-cell table:formula="of:=IF(ISNUMBER([.BY115]);&quot;0x&quot;&amp;DEC2HEX([.BY115]+[.BY$2]);&quot;&quot;)">
            <text:p/>
          </table:table-cell>
          <table:table-cell table:formula="of:=IF(ISNUMBER([.BZ115]);&quot;0x&quot;&amp;DEC2HEX([.BZ115]+[.BZ$2]);&quot;&quot;)">
            <text:p/>
          </table:table-cell>
          <table:table-cell table:formula="of:=IF(ISNUMBER([.CB115]);&quot;0x&quot;&amp;DEC2HEX([.CB115]+[.CB$2]);&quot;&quot;)" office:value-type="string" office:string-value="0x36">
            <text:p>0x36</text:p>
          </table:table-cell>
          <table:table-cell table:formula="of:=HEX2DEC(MID([.CE115];3;2))-[.CE$2]" office:value-type="float" office:value="28">
            <text:p>28</text:p>
          </table:table-cell>
          <table:table-cell table:formula="of:=HEX2DEC(MID([.CF115];3;2))-[.CF$2]" office:value-type="float" office:value="16">
            <text:p>16</text:p>
          </table:table-cell>
          <table:table-cell table:number-columns-repeated="2"/>
          <table:table-cell table:formula="of:=HEX2DEC(MID([.#REF!115];3;2))-[.#REF!$2]" office:value-type="float" office:value="0">
            <text:p>#REF!</text:p>
          </table:table-cell>
          <table:table-cell table:formula="of:=SUM([.CJ115:.CM115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7"/>
          <table:table-cell table:number-columns-repeated="17" office:value-type="float" office:value="1">
            <text:p>1</text:p>
          </table:table-cell>
          <table:table-cell table:number-columns-repeated="30"/>
          <table:table-cell table:formula="of:=MATCH(1;[.A116:.BU116];0)-1" office:value-type="float" office:value="27">
            <text:p>27</text:p>
          </table:table-cell>
          <table:table-cell table:formula="of:=SUM([.A116:.BU116])" office:value-type="float" office:value="17">
            <text:p>17</text:p>
          </table:table-cell>
          <table:table-cell table:number-columns-repeated="2"/>
          <table:table-cell table:formula="of:=72-SUM([.BX116:.BZ116])-[.BW116]" office:value-type="float" office:value="28">
            <text:p>28</text:p>
          </table:table-cell>
          <table:table-cell table:formula="of:=[.BW117]+[.CA116]" office:value-type="float" office:value="54">
            <text:p>54</text:p>
          </table:table-cell>
          <table:table-cell table:number-columns-repeated="2"/>
          <table:table-cell table:formula="of:=IF(ISNUMBER([.BW116]);&quot;0x&quot;&amp;DEC2HEX([.BW116]+[.BW$2]))" office:value-type="string" office:string-value="0x1A">
            <text:p>0x1A</text:p>
          </table:table-cell>
          <table:table-cell table:formula="of:=IF(ISNUMBER([.BX116]);&quot;0x&quot;&amp;DEC2HEX([.BX116]+[.BX$2]))" office:value-type="string" office:string-value="0x90">
            <text:p>0x90</text:p>
          </table:table-cell>
          <table:table-cell table:formula="of:=IF(ISNUMBER([.BY116]);&quot;0x&quot;&amp;DEC2HEX([.BY116]+[.BY$2]);&quot;&quot;)">
            <text:p/>
          </table:table-cell>
          <table:table-cell table:formula="of:=IF(ISNUMBER([.BZ116]);&quot;0x&quot;&amp;DEC2HEX([.BZ116]+[.BZ$2]);&quot;&quot;)">
            <text:p/>
          </table:table-cell>
          <table:table-cell table:formula="of:=IF(ISNUMBER([.CB116]);&quot;0x&quot;&amp;DEC2HEX([.CB116]+[.CB$2]);&quot;&quot;)" office:value-type="string" office:string-value="0x35">
            <text:p>0x35</text:p>
          </table:table-cell>
          <table:table-cell table:formula="of:=HEX2DEC(MID([.CE116];3;2))-[.CE$2]" office:value-type="float" office:value="27">
            <text:p>27</text:p>
          </table:table-cell>
          <table:table-cell table:formula="of:=HEX2DEC(MID([.CF116];3;2))-[.CF$2]" office:value-type="float" office:value="17">
            <text:p>17</text:p>
          </table:table-cell>
          <table:table-cell table:number-columns-repeated="2"/>
          <table:table-cell table:formula="of:=HEX2DEC(MID([.#REF!116];3;2))-[.#REF!$2]" office:value-type="float" office:value="0">
            <text:p>#REF!</text:p>
          </table:table-cell>
          <table:table-cell table:formula="of:=SUM([.CJ116:.CM116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6"/>
          <table:table-cell table:number-columns-repeated="18" office:value-type="float" office:value="1">
            <text:p>1</text:p>
          </table:table-cell>
          <table:table-cell table:number-columns-repeated="30"/>
          <table:table-cell table:formula="of:=MATCH(1;[.A117:.BU117];0)-1" office:value-type="float" office:value="26">
            <text:p>26</text:p>
          </table:table-cell>
          <table:table-cell table:formula="of:=SUM([.A117:.BU117])" office:value-type="float" office:value="18">
            <text:p>18</text:p>
          </table:table-cell>
          <table:table-cell table:number-columns-repeated="2"/>
          <table:table-cell table:formula="of:=72-SUM([.BX117:.BZ117])-[.BW117]" office:value-type="float" office:value="28">
            <text:p>28</text:p>
          </table:table-cell>
          <table:table-cell table:formula="of:=[.BW118]+[.CA117]" office:value-type="float" office:value="53">
            <text:p>53</text:p>
          </table:table-cell>
          <table:table-cell table:number-columns-repeated="2"/>
          <table:table-cell table:formula="of:=IF(ISNUMBER([.BW117]);&quot;0x&quot;&amp;DEC2HEX([.BW117]+[.BW$2]))" office:value-type="string" office:string-value="0x19">
            <text:p>0x19</text:p>
          </table:table-cell>
          <table:table-cell table:formula="of:=IF(ISNUMBER([.BX117]);&quot;0x&quot;&amp;DEC2HEX([.BX117]+[.BX$2]))" office:value-type="string" office:string-value="0x91">
            <text:p>0x91</text:p>
          </table:table-cell>
          <table:table-cell table:formula="of:=IF(ISNUMBER([.BY117]);&quot;0x&quot;&amp;DEC2HEX([.BY117]+[.BY$2]);&quot;&quot;)">
            <text:p/>
          </table:table-cell>
          <table:table-cell table:formula="of:=IF(ISNUMBER([.BZ117]);&quot;0x&quot;&amp;DEC2HEX([.BZ117]+[.BZ$2]);&quot;&quot;)">
            <text:p/>
          </table:table-cell>
          <table:table-cell table:formula="of:=IF(ISNUMBER([.CB117]);&quot;0x&quot;&amp;DEC2HEX([.CB117]+[.CB$2]);&quot;&quot;)" office:value-type="string" office:string-value="0x34">
            <text:p>0x34</text:p>
          </table:table-cell>
          <table:table-cell table:formula="of:=HEX2DEC(MID([.CE117];3;2))-[.CE$2]" office:value-type="float" office:value="26">
            <text:p>26</text:p>
          </table:table-cell>
          <table:table-cell table:formula="of:=HEX2DEC(MID([.CF117];3;2))-[.CF$2]" office:value-type="float" office:value="18">
            <text:p>18</text:p>
          </table:table-cell>
          <table:table-cell table:number-columns-repeated="2"/>
          <table:table-cell table:formula="of:=HEX2DEC(MID([.#REF!117];3;2))-[.#REF!$2]" office:value-type="float" office:value="0">
            <text:p>#REF!</text:p>
          </table:table-cell>
          <table:table-cell table:formula="of:=SUM([.CJ117:.CM117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5"/>
          <table:table-cell table:number-columns-repeated="19" office:value-type="float" office:value="1">
            <text:p>1</text:p>
          </table:table-cell>
          <table:table-cell table:number-columns-repeated="30"/>
          <table:table-cell table:formula="of:=MATCH(1;[.A118:.BU118];0)-1" office:value-type="float" office:value="25">
            <text:p>25</text:p>
          </table:table-cell>
          <table:table-cell table:formula="of:=SUM([.A118:.BU118])" office:value-type="float" office:value="19">
            <text:p>19</text:p>
          </table:table-cell>
          <table:table-cell table:number-columns-repeated="2"/>
          <table:table-cell table:formula="of:=72-SUM([.BX118:.BZ118])-[.BW118]" office:value-type="float" office:value="28">
            <text:p>28</text:p>
          </table:table-cell>
          <table:table-cell table:formula="of:=[.BW119]+[.CA118]" office:value-type="float" office:value="52">
            <text:p>52</text:p>
          </table:table-cell>
          <table:table-cell table:number-columns-repeated="2"/>
          <table:table-cell table:formula="of:=IF(ISNUMBER([.BW118]);&quot;0x&quot;&amp;DEC2HEX([.BW118]+[.BW$2]))" office:value-type="string" office:string-value="0x18">
            <text:p>0x18</text:p>
          </table:table-cell>
          <table:table-cell table:formula="of:=IF(ISNUMBER([.BX118]);&quot;0x&quot;&amp;DEC2HEX([.BX118]+[.BX$2]))" office:value-type="string" office:string-value="0x92">
            <text:p>0x92</text:p>
          </table:table-cell>
          <table:table-cell table:formula="of:=IF(ISNUMBER([.BY118]);&quot;0x&quot;&amp;DEC2HEX([.BY118]+[.BY$2]);&quot;&quot;)">
            <text:p/>
          </table:table-cell>
          <table:table-cell table:formula="of:=IF(ISNUMBER([.BZ118]);&quot;0x&quot;&amp;DEC2HEX([.BZ118]+[.BZ$2]);&quot;&quot;)">
            <text:p/>
          </table:table-cell>
          <table:table-cell table:formula="of:=IF(ISNUMBER([.CB118]);&quot;0x&quot;&amp;DEC2HEX([.CB118]+[.CB$2]);&quot;&quot;)" office:value-type="string" office:string-value="0x33">
            <text:p>0x33</text:p>
          </table:table-cell>
          <table:table-cell table:formula="of:=HEX2DEC(MID([.CE118];3;2))-[.CE$2]" office:value-type="float" office:value="25">
            <text:p>25</text:p>
          </table:table-cell>
          <table:table-cell table:formula="of:=HEX2DEC(MID([.CF118];3;2))-[.CF$2]" office:value-type="float" office:value="19">
            <text:p>19</text:p>
          </table:table-cell>
          <table:table-cell table:number-columns-repeated="2"/>
          <table:table-cell table:formula="of:=HEX2DEC(MID([.#REF!118];3;2))-[.#REF!$2]" office:value-type="float" office:value="0">
            <text:p>#REF!</text:p>
          </table:table-cell>
          <table:table-cell table:formula="of:=SUM([.CJ118:.CM118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4"/>
          <table:table-cell table:number-columns-repeated="20" office:value-type="float" office:value="1">
            <text:p>1</text:p>
          </table:table-cell>
          <table:table-cell table:number-columns-repeated="30"/>
          <table:table-cell table:formula="of:=MATCH(1;[.A119:.BU119];0)-1" office:value-type="float" office:value="24">
            <text:p>24</text:p>
          </table:table-cell>
          <table:table-cell table:formula="of:=SUM([.A119:.BU119])" office:value-type="float" office:value="20">
            <text:p>20</text:p>
          </table:table-cell>
          <table:table-cell table:number-columns-repeated="2"/>
          <table:table-cell table:formula="of:=72-SUM([.BX119:.BZ119])-[.BW119]" office:value-type="float" office:value="28">
            <text:p>28</text:p>
          </table:table-cell>
          <table:table-cell table:formula="of:=[.BW120]+[.CA119]" office:value-type="float" office:value="51">
            <text:p>51</text:p>
          </table:table-cell>
          <table:table-cell table:number-columns-repeated="2"/>
          <table:table-cell table:formula="of:=IF(ISNUMBER([.BW119]);&quot;0x&quot;&amp;DEC2HEX([.BW119]+[.BW$2]))" office:value-type="string" office:string-value="0x17">
            <text:p>0x17</text:p>
          </table:table-cell>
          <table:table-cell table:formula="of:=IF(ISNUMBER([.BX119]);&quot;0x&quot;&amp;DEC2HEX([.BX119]+[.BX$2]))" office:value-type="string" office:string-value="0x93">
            <text:p>0x93</text:p>
          </table:table-cell>
          <table:table-cell table:formula="of:=IF(ISNUMBER([.BY119]);&quot;0x&quot;&amp;DEC2HEX([.BY119]+[.BY$2]);&quot;&quot;)">
            <text:p/>
          </table:table-cell>
          <table:table-cell table:formula="of:=IF(ISNUMBER([.BZ119]);&quot;0x&quot;&amp;DEC2HEX([.BZ119]+[.BZ$2]);&quot;&quot;)">
            <text:p/>
          </table:table-cell>
          <table:table-cell table:formula="of:=IF(ISNUMBER([.CB119]);&quot;0x&quot;&amp;DEC2HEX([.CB119]+[.CB$2]);&quot;&quot;)" office:value-type="string" office:string-value="0x32">
            <text:p>0x32</text:p>
          </table:table-cell>
          <table:table-cell table:formula="of:=HEX2DEC(MID([.CE119];3;2))-[.CE$2]" office:value-type="float" office:value="24">
            <text:p>24</text:p>
          </table:table-cell>
          <table:table-cell table:formula="of:=HEX2DEC(MID([.CF119];3;2))-[.CF$2]" office:value-type="float" office:value="20">
            <text:p>20</text:p>
          </table:table-cell>
          <table:table-cell table:number-columns-repeated="2"/>
          <table:table-cell table:formula="of:=HEX2DEC(MID([.#REF!119];3;2))-[.#REF!$2]" office:value-type="float" office:value="0">
            <text:p>#REF!</text:p>
          </table:table-cell>
          <table:table-cell table:formula="of:=SUM([.CJ119:.CM119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21" office:value-type="float" office:value="1">
            <text:p>1</text:p>
          </table:table-cell>
          <table:table-cell table:number-columns-repeated="30"/>
          <table:table-cell table:formula="of:=MATCH(1;[.A120:.BU120];0)-1" office:value-type="float" office:value="23">
            <text:p>23</text:p>
          </table:table-cell>
          <table:table-cell table:formula="of:=SUM([.A120:.BU120])" office:value-type="float" office:value="21">
            <text:p>21</text:p>
          </table:table-cell>
          <table:table-cell table:number-columns-repeated="2"/>
          <table:table-cell table:formula="of:=72-SUM([.BX120:.BZ120])-[.BW120]" office:value-type="float" office:value="28">
            <text:p>28</text:p>
          </table:table-cell>
          <table:table-cell table:formula="of:=[.BW121]+[.CA120]" office:value-type="float" office:value="64">
            <text:p>64</text:p>
          </table:table-cell>
          <table:table-cell table:number-columns-repeated="2"/>
          <table:table-cell table:formula="of:=IF(ISNUMBER([.BW120]);&quot;0x&quot;&amp;DEC2HEX([.BW120]+[.BW$2]))" office:value-type="string" office:string-value="0x16">
            <text:p>0x16</text:p>
          </table:table-cell>
          <table:table-cell table:formula="of:=IF(ISNUMBER([.BX120]);&quot;0x&quot;&amp;DEC2HEX([.BX120]+[.BX$2]))" office:value-type="string" office:string-value="0x94">
            <text:p>0x94</text:p>
          </table:table-cell>
          <table:table-cell table:formula="of:=IF(ISNUMBER([.BY120]);&quot;0x&quot;&amp;DEC2HEX([.BY120]+[.BY$2]);&quot;&quot;)">
            <text:p/>
          </table:table-cell>
          <table:table-cell table:formula="of:=IF(ISNUMBER([.BZ120]);&quot;0x&quot;&amp;DEC2HEX([.BZ120]+[.BZ$2]);&quot;&quot;)">
            <text:p/>
          </table:table-cell>
          <table:table-cell table:formula="of:=IF(ISNUMBER([.CB120]);&quot;0x&quot;&amp;DEC2HEX([.CB120]+[.CB$2]);&quot;&quot;)" office:value-type="string" office:string-value="0x3F">
            <text:p>0x3F</text:p>
          </table:table-cell>
          <table:table-cell table:formula="of:=HEX2DEC(MID([.CE120];3;2))-[.CE$2]" office:value-type="float" office:value="23">
            <text:p>23</text:p>
          </table:table-cell>
          <table:table-cell table:formula="of:=HEX2DEC(MID([.CF120];3;2))-[.CF$2]" office:value-type="float" office:value="21">
            <text:p>21</text:p>
          </table:table-cell>
          <table:table-cell table:number-columns-repeated="2"/>
          <table:table-cell table:formula="of:=HEX2DEC(MID([.#REF!120];3;2))-[.#REF!$2]" office:value-type="float" office:value="0">
            <text:p>#REF!</text:p>
          </table:table-cell>
          <table:table-cell table:formula="of:=SUM([.CJ120:.CM120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1:.BU121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21:.BZ121])-[.BW121]" office:value-type="float" office:value="28">
            <text:p>28</text:p>
          </table:table-cell>
          <table:table-cell table:formula="of:=[.BW122]+[.CA121]" office:value-type="float" office:value="64">
            <text:p>64</text:p>
          </table:table-cell>
          <table:table-cell table:number-columns-repeated="2"/>
          <table:table-cell table:formula="of:=IF(ISNUMBER([.BW121]);&quot;0x&quot;&amp;DEC2HEX([.BW121]+[.BW$2]))" office:value-type="string" office:string-value="0x23">
            <text:p>0x23</text:p>
          </table:table-cell>
          <table:table-cell table:formula="of:=IF(ISNUMBER([.BX121]);&quot;0x&quot;&amp;DEC2HEX([.BX121]+[.BX$2]))" office:value-type="string" office:string-value="0x87">
            <text:p>0x87</text:p>
          </table:table-cell>
          <table:table-cell table:formula="of:=IF(ISNUMBER([.BY121]);&quot;0x&quot;&amp;DEC2HEX([.BY121]+[.BY$2]);&quot;&quot;)">
            <text:p/>
          </table:table-cell>
          <table:table-cell table:formula="of:=IF(ISNUMBER([.BZ121]);&quot;0x&quot;&amp;DEC2HEX([.BZ121]+[.BZ$2]);&quot;&quot;)">
            <text:p/>
          </table:table-cell>
          <table:table-cell table:formula="of:=IF(ISNUMBER([.CB121]);&quot;0x&quot;&amp;DEC2HEX([.CB121]+[.CB$2]);&quot;&quot;)" office:value-type="string" office:string-value="0x3F">
            <text:p>0x3F</text:p>
          </table:table-cell>
          <table:table-cell table:formula="of:=HEX2DEC(MID([.CE121];3;2))-[.CE$2]" office:value-type="float" office:value="36">
            <text:p>36</text:p>
          </table:table-cell>
          <table:table-cell table:formula="of:=HEX2DEC(MID([.CF121];3;2))-[.CF$2]" office:value-type="float" office:value="8">
            <text:p>8</text:p>
          </table:table-cell>
          <table:table-cell table:number-columns-repeated="2"/>
          <table:table-cell table:formula="of:=HEX2DEC(MID([.#REF!121];3;2))-[.#REF!$2]" office:value-type="float" office:value="0">
            <text:p>#REF!</text:p>
          </table:table-cell>
          <table:table-cell table:formula="of:=SUM([.CJ121:.CM121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2:.BU122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22:.BZ122])-[.BW122]" office:value-type="float" office:value="28">
            <text:p>28</text:p>
          </table:table-cell>
          <table:table-cell table:formula="of:=[.BW123]+[.CA122]" office:value-type="float" office:value="64">
            <text:p>64</text:p>
          </table:table-cell>
          <table:table-cell table:number-columns-repeated="2"/>
          <table:table-cell table:formula="of:=IF(ISNUMBER([.BW122]);&quot;0x&quot;&amp;DEC2HEX([.BW122]+[.BW$2]))" office:value-type="string" office:string-value="0x23">
            <text:p>0x23</text:p>
          </table:table-cell>
          <table:table-cell table:formula="of:=IF(ISNUMBER([.BX122]);&quot;0x&quot;&amp;DEC2HEX([.BX122]+[.BX$2]))" office:value-type="string" office:string-value="0x87">
            <text:p>0x87</text:p>
          </table:table-cell>
          <table:table-cell table:formula="of:=IF(ISNUMBER([.BY122]);&quot;0x&quot;&amp;DEC2HEX([.BY122]+[.BY$2]);&quot;&quot;)">
            <text:p/>
          </table:table-cell>
          <table:table-cell table:formula="of:=IF(ISNUMBER([.BZ122]);&quot;0x&quot;&amp;DEC2HEX([.BZ122]+[.BZ$2]);&quot;&quot;)">
            <text:p/>
          </table:table-cell>
          <table:table-cell table:formula="of:=IF(ISNUMBER([.CB122]);&quot;0x&quot;&amp;DEC2HEX([.CB122]+[.CB$2]);&quot;&quot;)" office:value-type="string" office:string-value="0x3F">
            <text:p>0x3F</text:p>
          </table:table-cell>
          <table:table-cell table:formula="of:=HEX2DEC(MID([.CE122];3;2))-[.CE$2]" office:value-type="float" office:value="36">
            <text:p>36</text:p>
          </table:table-cell>
          <table:table-cell table:formula="of:=HEX2DEC(MID([.CF122];3;2))-[.CF$2]" office:value-type="float" office:value="8">
            <text:p>8</text:p>
          </table:table-cell>
          <table:table-cell table:number-columns-repeated="2"/>
          <table:table-cell table:formula="of:=HEX2DEC(MID([.#REF!122];3;2))-[.#REF!$2]" office:value-type="float" office:value="0">
            <text:p>#REF!</text:p>
          </table:table-cell>
          <table:table-cell table:formula="of:=SUM([.CJ122:.CM122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3:.BU123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23:.BZ123])-[.BW123]" office:value-type="float" office:value="28">
            <text:p>28</text:p>
          </table:table-cell>
          <table:table-cell table:formula="of:=[.BW124]+[.CA123]" office:value-type="float" office:value="64">
            <text:p>64</text:p>
          </table:table-cell>
          <table:table-cell table:number-columns-repeated="2"/>
          <table:table-cell table:formula="of:=IF(ISNUMBER([.BW123]);&quot;0x&quot;&amp;DEC2HEX([.BW123]+[.BW$2]))" office:value-type="string" office:string-value="0x23">
            <text:p>0x23</text:p>
          </table:table-cell>
          <table:table-cell table:formula="of:=IF(ISNUMBER([.BX123]);&quot;0x&quot;&amp;DEC2HEX([.BX123]+[.BX$2]))" office:value-type="string" office:string-value="0x87">
            <text:p>0x87</text:p>
          </table:table-cell>
          <table:table-cell table:formula="of:=IF(ISNUMBER([.BY123]);&quot;0x&quot;&amp;DEC2HEX([.BY123]+[.BY$2]);&quot;&quot;)">
            <text:p/>
          </table:table-cell>
          <table:table-cell table:formula="of:=IF(ISNUMBER([.BZ123]);&quot;0x&quot;&amp;DEC2HEX([.BZ123]+[.BZ$2]);&quot;&quot;)">
            <text:p/>
          </table:table-cell>
          <table:table-cell table:formula="of:=IF(ISNUMBER([.CB123]);&quot;0x&quot;&amp;DEC2HEX([.CB123]+[.CB$2]);&quot;&quot;)" office:value-type="string" office:string-value="0x3F">
            <text:p>0x3F</text:p>
          </table:table-cell>
          <table:table-cell table:formula="of:=HEX2DEC(MID([.CE123];3;2))-[.CE$2]" office:value-type="float" office:value="36">
            <text:p>36</text:p>
          </table:table-cell>
          <table:table-cell table:formula="of:=HEX2DEC(MID([.CF123];3;2))-[.CF$2]" office:value-type="float" office:value="8">
            <text:p>8</text:p>
          </table:table-cell>
          <table:table-cell table:number-columns-repeated="2"/>
          <table:table-cell table:formula="of:=HEX2DEC(MID([.#REF!123];3;2))-[.#REF!$2]" office:value-type="float" office:value="0">
            <text:p>#REF!</text:p>
          </table:table-cell>
          <table:table-cell table:formula="of:=SUM([.CJ123:.CM123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4:.BU124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24:.BZ124])-[.BW124]" office:value-type="float" office:value="28">
            <text:p>28</text:p>
          </table:table-cell>
          <table:table-cell table:formula="of:=[.BW125]+[.CA124]" office:value-type="float" office:value="64">
            <text:p>64</text:p>
          </table:table-cell>
          <table:table-cell table:number-columns-repeated="2"/>
          <table:table-cell table:formula="of:=IF(ISNUMBER([.BW124]);&quot;0x&quot;&amp;DEC2HEX([.BW124]+[.BW$2]))" office:value-type="string" office:string-value="0x23">
            <text:p>0x23</text:p>
          </table:table-cell>
          <table:table-cell table:formula="of:=IF(ISNUMBER([.BX124]);&quot;0x&quot;&amp;DEC2HEX([.BX124]+[.BX$2]))" office:value-type="string" office:string-value="0x87">
            <text:p>0x87</text:p>
          </table:table-cell>
          <table:table-cell table:formula="of:=IF(ISNUMBER([.BY124]);&quot;0x&quot;&amp;DEC2HEX([.BY124]+[.BY$2]);&quot;&quot;)">
            <text:p/>
          </table:table-cell>
          <table:table-cell table:formula="of:=IF(ISNUMBER([.BZ124]);&quot;0x&quot;&amp;DEC2HEX([.BZ124]+[.BZ$2]);&quot;&quot;)">
            <text:p/>
          </table:table-cell>
          <table:table-cell table:formula="of:=IF(ISNUMBER([.CB124]);&quot;0x&quot;&amp;DEC2HEX([.CB124]+[.CB$2]);&quot;&quot;)" office:value-type="string" office:string-value="0x3F">
            <text:p>0x3F</text:p>
          </table:table-cell>
          <table:table-cell table:formula="of:=HEX2DEC(MID([.CE124];3;2))-[.CE$2]" office:value-type="float" office:value="36">
            <text:p>36</text:p>
          </table:table-cell>
          <table:table-cell table:formula="of:=HEX2DEC(MID([.CF124];3;2))-[.CF$2]" office:value-type="float" office:value="8">
            <text:p>8</text:p>
          </table:table-cell>
          <table:table-cell table:number-columns-repeated="2"/>
          <table:table-cell table:formula="of:=HEX2DEC(MID([.#REF!124];3;2))-[.#REF!$2]" office:value-type="float" office:value="0">
            <text:p>#REF!</text:p>
          </table:table-cell>
          <table:table-cell table:formula="of:=SUM([.CJ124:.CM124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5:.BU125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25:.BZ125])-[.BW125]" office:value-type="float" office:value="28">
            <text:p>28</text:p>
          </table:table-cell>
          <table:table-cell table:formula="of:=[.BW126]+[.CA125]" office:value-type="float" office:value="64">
            <text:p>64</text:p>
          </table:table-cell>
          <table:table-cell table:number-columns-repeated="2"/>
          <table:table-cell table:formula="of:=IF(ISNUMBER([.BW125]);&quot;0x&quot;&amp;DEC2HEX([.BW125]+[.BW$2]))" office:value-type="string" office:string-value="0x23">
            <text:p>0x23</text:p>
          </table:table-cell>
          <table:table-cell table:formula="of:=IF(ISNUMBER([.BX125]);&quot;0x&quot;&amp;DEC2HEX([.BX125]+[.BX$2]))" office:value-type="string" office:string-value="0x87">
            <text:p>0x87</text:p>
          </table:table-cell>
          <table:table-cell table:formula="of:=IF(ISNUMBER([.BY125]);&quot;0x&quot;&amp;DEC2HEX([.BY125]+[.BY$2]);&quot;&quot;)">
            <text:p/>
          </table:table-cell>
          <table:table-cell table:formula="of:=IF(ISNUMBER([.BZ125]);&quot;0x&quot;&amp;DEC2HEX([.BZ125]+[.BZ$2]);&quot;&quot;)">
            <text:p/>
          </table:table-cell>
          <table:table-cell table:formula="of:=IF(ISNUMBER([.CB125]);&quot;0x&quot;&amp;DEC2HEX([.CB125]+[.CB$2]);&quot;&quot;)" office:value-type="string" office:string-value="0x3F">
            <text:p>0x3F</text:p>
          </table:table-cell>
          <table:table-cell table:formula="of:=HEX2DEC(MID([.CE125];3;2))-[.CE$2]" office:value-type="float" office:value="36">
            <text:p>36</text:p>
          </table:table-cell>
          <table:table-cell table:formula="of:=HEX2DEC(MID([.CF125];3;2))-[.CF$2]" office:value-type="float" office:value="8">
            <text:p>8</text:p>
          </table:table-cell>
          <table:table-cell table:number-columns-repeated="2"/>
          <table:table-cell table:formula="of:=HEX2DEC(MID([.#REF!125];3;2))-[.#REF!$2]" office:value-type="float" office:value="0">
            <text:p>#REF!</text:p>
          </table:table-cell>
          <table:table-cell table:formula="of:=SUM([.CJ125:.CM125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6:.BU126];0)-1" office:value-type="float" office:value="36">
            <text:p>36</text:p>
          </table:table-cell>
          <table:table-cell table:formula="of:=INT(SUM([.A126:.BU126])/2)" office:value-type="float" office:value="4">
            <text:p>4</text:p>
          </table:table-cell>
          <table:table-cell table:number-columns-repeated="2"/>
          <table:table-cell table:formula="of:=72-SUM([.BX126:.BZ126])-[.BW126]" office:value-type="float" office:value="32">
            <text:p>32</text:p>
          </table:table-cell>
          <table:table-cell table:formula="of:=[.BW127]+[.CA126]" office:value-type="float" office:value="68">
            <text:p>68</text:p>
          </table:table-cell>
          <table:table-cell table:number-columns-repeated="2"/>
          <table:table-cell table:formula="of:=IF(ISNUMBER([.BW126]);&quot;0x&quot;&amp;DEC2HEX([.BW126]+[.BW$2]))" office:value-type="string" office:string-value="0x23">
            <text:p>0x23</text:p>
          </table:table-cell>
          <table:table-cell table:formula="of:=IF(ISNUMBER([.BX126]);&quot;0x&quot;&amp;DEC2HEX([.BX126]+[.BX$2]))" office:value-type="string" office:string-value="0x83">
            <text:p>0x83</text:p>
          </table:table-cell>
          <table:table-cell table:formula="of:=IF(ISNUMBER([.BY126]);&quot;0x&quot;&amp;DEC2HEX([.BY126]+[.BY$2]);&quot;&quot;)">
            <text:p/>
          </table:table-cell>
          <table:table-cell table:formula="of:=IF(ISNUMBER([.BZ126]);&quot;0x&quot;&amp;DEC2HEX([.BZ126]+[.BZ$2]);&quot;&quot;)">
            <text:p/>
          </table:table-cell>
          <table:table-cell table:formula="of:=IF(ISNUMBER([.CB126]);&quot;0x&quot;&amp;DEC2HEX([.CB126]+[.CB$2]);&quot;&quot;)" office:value-type="string" office:string-value="0x43">
            <text:p>0x43</text:p>
          </table:table-cell>
          <table:table-cell table:formula="of:=HEX2DEC(MID([.CE126];3;2))-[.CE$2]" office:value-type="float" office:value="36">
            <text:p>36</text:p>
          </table:table-cell>
          <table:table-cell table:formula="of:=HEX2DEC(MID([.CF126];3;2))-[.CF$2]" office:value-type="float" office:value="4">
            <text:p>4</text:p>
          </table:table-cell>
          <table:table-cell table:number-columns-repeated="2"/>
          <table:table-cell table:formula="of:=HEX2DEC(MID([.#REF!126];3;2))-[.#REF!$2]" office:value-type="float" office:value="0">
            <text:p>#REF!</text:p>
          </table:table-cell>
          <table:table-cell table:formula="of:=SUM([.CJ126:.CM126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7:.BU127];0)-1" office:value-type="float" office:value="36">
            <text:p>36</text:p>
          </table:table-cell>
          <table:table-cell table:formula="of:=INT(SUM([.A127:.BU127])/2)" office:value-type="float" office:value="4">
            <text:p>4</text:p>
          </table:table-cell>
          <table:table-cell table:number-columns-repeated="2"/>
          <table:table-cell table:formula="of:=72-SUM([.BX127:.BZ127])-[.BW127]" office:value-type="float" office:value="32">
            <text:p>32</text:p>
          </table:table-cell>
          <table:table-cell table:formula="of:=[.BW128]+[.CA127]" office:value-type="float" office:value="68">
            <text:p>68</text:p>
          </table:table-cell>
          <table:table-cell table:number-columns-repeated="2"/>
          <table:table-cell table:formula="of:=IF(ISNUMBER([.BW127]);&quot;0x&quot;&amp;DEC2HEX([.BW127]+[.BW$2]))" office:value-type="string" office:string-value="0x23">
            <text:p>0x23</text:p>
          </table:table-cell>
          <table:table-cell table:formula="of:=IF(ISNUMBER([.BX127]);&quot;0x&quot;&amp;DEC2HEX([.BX127]+[.BX$2]))" office:value-type="string" office:string-value="0x83">
            <text:p>0x83</text:p>
          </table:table-cell>
          <table:table-cell table:formula="of:=IF(ISNUMBER([.BY127]);&quot;0x&quot;&amp;DEC2HEX([.BY127]+[.BY$2]);&quot;&quot;)">
            <text:p/>
          </table:table-cell>
          <table:table-cell table:formula="of:=IF(ISNUMBER([.BZ127]);&quot;0x&quot;&amp;DEC2HEX([.BZ127]+[.BZ$2]);&quot;&quot;)">
            <text:p/>
          </table:table-cell>
          <table:table-cell table:formula="of:=IF(ISNUMBER([.CB127]);&quot;0x&quot;&amp;DEC2HEX([.CB127]+[.CB$2]);&quot;&quot;)" office:value-type="string" office:string-value="0x43">
            <text:p>0x43</text:p>
          </table:table-cell>
          <table:table-cell table:formula="of:=HEX2DEC(MID([.CE127];3;2))-[.CE$2]" office:value-type="float" office:value="36">
            <text:p>36</text:p>
          </table:table-cell>
          <table:table-cell table:formula="of:=HEX2DEC(MID([.CF127];3;2))-[.CF$2]" office:value-type="float" office:value="4">
            <text:p>4</text:p>
          </table:table-cell>
          <table:table-cell table:number-columns-repeated="2"/>
          <table:table-cell table:formula="of:=HEX2DEC(MID([.#REF!127];3;2))-[.#REF!$2]" office:value-type="float" office:value="0">
            <text:p>#REF!</text:p>
          </table:table-cell>
          <table:table-cell table:formula="of:=SUM([.CJ127:.CM127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8:.BU128];0)-1" office:value-type="float" office:value="36">
            <text:p>36</text:p>
          </table:table-cell>
          <table:table-cell table:formula="of:=INT(SUM([.A128:.BU128])/2)" office:value-type="float" office:value="4">
            <text:p>4</text:p>
          </table:table-cell>
          <table:table-cell table:number-columns-repeated="2"/>
          <table:table-cell table:formula="of:=72-SUM([.BX128:.BZ128])-[.BW128]" office:value-type="float" office:value="32">
            <text:p>32</text:p>
          </table:table-cell>
          <table:table-cell table:formula="of:=[.BW129]+[.CA128]" office:value-type="float" office:value="68">
            <text:p>68</text:p>
          </table:table-cell>
          <table:table-cell table:number-columns-repeated="2"/>
          <table:table-cell table:formula="of:=IF(ISNUMBER([.BW128]);&quot;0x&quot;&amp;DEC2HEX([.BW128]+[.BW$2]))" office:value-type="string" office:string-value="0x23">
            <text:p>0x23</text:p>
          </table:table-cell>
          <table:table-cell table:formula="of:=IF(ISNUMBER([.BX128]);&quot;0x&quot;&amp;DEC2HEX([.BX128]+[.BX$2]))" office:value-type="string" office:string-value="0x83">
            <text:p>0x83</text:p>
          </table:table-cell>
          <table:table-cell table:formula="of:=IF(ISNUMBER([.BY128]);&quot;0x&quot;&amp;DEC2HEX([.BY128]+[.BY$2]);&quot;&quot;)">
            <text:p/>
          </table:table-cell>
          <table:table-cell table:formula="of:=IF(ISNUMBER([.BZ128]);&quot;0x&quot;&amp;DEC2HEX([.BZ128]+[.BZ$2]);&quot;&quot;)">
            <text:p/>
          </table:table-cell>
          <table:table-cell table:formula="of:=IF(ISNUMBER([.CB128]);&quot;0x&quot;&amp;DEC2HEX([.CB128]+[.CB$2]);&quot;&quot;)" office:value-type="string" office:string-value="0x43">
            <text:p>0x43</text:p>
          </table:table-cell>
          <table:table-cell table:formula="of:=HEX2DEC(MID([.CE128];3;2))-[.CE$2]" office:value-type="float" office:value="36">
            <text:p>36</text:p>
          </table:table-cell>
          <table:table-cell table:formula="of:=HEX2DEC(MID([.CF128];3;2))-[.CF$2]" office:value-type="float" office:value="4">
            <text:p>4</text:p>
          </table:table-cell>
          <table:table-cell table:number-columns-repeated="2"/>
          <table:table-cell table:formula="of:=HEX2DEC(MID([.#REF!128];3;2))-[.#REF!$2]" office:value-type="float" office:value="0">
            <text:p>#REF!</text:p>
          </table:table-cell>
          <table:table-cell table:formula="of:=SUM([.CJ128:.CM128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29:.BU129];0)-1" office:value-type="float" office:value="36">
            <text:p>36</text:p>
          </table:table-cell>
          <table:table-cell table:formula="of:=INT(SUM([.A129:.BU129])/2)" office:value-type="float" office:value="4">
            <text:p>4</text:p>
          </table:table-cell>
          <table:table-cell table:number-columns-repeated="2"/>
          <table:table-cell table:formula="of:=72-SUM([.BX129:.BZ129])-[.BW129]" office:value-type="float" office:value="32">
            <text:p>32</text:p>
          </table:table-cell>
          <table:table-cell table:formula="of:=[.BW130]+[.CA129]" office:value-type="float" office:value="68">
            <text:p>68</text:p>
          </table:table-cell>
          <table:table-cell table:number-columns-repeated="2"/>
          <table:table-cell table:formula="of:=IF(ISNUMBER([.BW129]);&quot;0x&quot;&amp;DEC2HEX([.BW129]+[.BW$2]))" office:value-type="string" office:string-value="0x23">
            <text:p>0x23</text:p>
          </table:table-cell>
          <table:table-cell table:formula="of:=IF(ISNUMBER([.BX129]);&quot;0x&quot;&amp;DEC2HEX([.BX129]+[.BX$2]))" office:value-type="string" office:string-value="0x83">
            <text:p>0x83</text:p>
          </table:table-cell>
          <table:table-cell table:formula="of:=IF(ISNUMBER([.BY129]);&quot;0x&quot;&amp;DEC2HEX([.BY129]+[.BY$2]);&quot;&quot;)">
            <text:p/>
          </table:table-cell>
          <table:table-cell table:formula="of:=IF(ISNUMBER([.BZ129]);&quot;0x&quot;&amp;DEC2HEX([.BZ129]+[.BZ$2]);&quot;&quot;)">
            <text:p/>
          </table:table-cell>
          <table:table-cell table:formula="of:=IF(ISNUMBER([.CB129]);&quot;0x&quot;&amp;DEC2HEX([.CB129]+[.CB$2]);&quot;&quot;)" office:value-type="string" office:string-value="0x43">
            <text:p>0x43</text:p>
          </table:table-cell>
          <table:table-cell table:formula="of:=HEX2DEC(MID([.CE129];3;2))-[.CE$2]" office:value-type="float" office:value="36">
            <text:p>36</text:p>
          </table:table-cell>
          <table:table-cell table:formula="of:=HEX2DEC(MID([.CF129];3;2))-[.CF$2]" office:value-type="float" office:value="4">
            <text:p>4</text:p>
          </table:table-cell>
          <table:table-cell table:number-columns-repeated="2"/>
          <table:table-cell table:formula="of:=HEX2DEC(MID([.#REF!129];3;2))-[.#REF!$2]" office:value-type="float" office:value="0">
            <text:p>#REF!</text:p>
          </table:table-cell>
          <table:table-cell table:formula="of:=SUM([.CJ129:.CM129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0:.BU130];0)-1" office:value-type="float" office:value="36">
            <text:p>36</text:p>
          </table:table-cell>
          <table:table-cell table:formula="of:=INT(SUM([.A130:.BU130])/2)" office:value-type="float" office:value="4">
            <text:p>4</text:p>
          </table:table-cell>
          <table:table-cell table:number-columns-repeated="2"/>
          <table:table-cell table:formula="of:=72-SUM([.BX130:.BZ130])-[.BW130]" office:value-type="float" office:value="32">
            <text:p>32</text:p>
          </table:table-cell>
          <table:table-cell table:formula="of:=[.BW131]+[.CA130]" office:value-type="float" office:value="68">
            <text:p>68</text:p>
          </table:table-cell>
          <table:table-cell table:number-columns-repeated="2"/>
          <table:table-cell table:formula="of:=IF(ISNUMBER([.BW130]);&quot;0x&quot;&amp;DEC2HEX([.BW130]+[.BW$2]))" office:value-type="string" office:string-value="0x23">
            <text:p>0x23</text:p>
          </table:table-cell>
          <table:table-cell table:formula="of:=IF(ISNUMBER([.BX130]);&quot;0x&quot;&amp;DEC2HEX([.BX130]+[.BX$2]))" office:value-type="string" office:string-value="0x83">
            <text:p>0x83</text:p>
          </table:table-cell>
          <table:table-cell table:formula="of:=IF(ISNUMBER([.BY130]);&quot;0x&quot;&amp;DEC2HEX([.BY130]+[.BY$2]);&quot;&quot;)">
            <text:p/>
          </table:table-cell>
          <table:table-cell table:formula="of:=IF(ISNUMBER([.BZ130]);&quot;0x&quot;&amp;DEC2HEX([.BZ130]+[.BZ$2]);&quot;&quot;)">
            <text:p/>
          </table:table-cell>
          <table:table-cell table:formula="of:=IF(ISNUMBER([.CB130]);&quot;0x&quot;&amp;DEC2HEX([.CB130]+[.CB$2]);&quot;&quot;)" office:value-type="string" office:string-value="0x43">
            <text:p>0x43</text:p>
          </table:table-cell>
          <table:table-cell table:formula="of:=HEX2DEC(MID([.CE130];3;2))-[.CE$2]" office:value-type="float" office:value="36">
            <text:p>36</text:p>
          </table:table-cell>
          <table:table-cell table:formula="of:=HEX2DEC(MID([.CF130];3;2))-[.CF$2]" office:value-type="float" office:value="4">
            <text:p>4</text:p>
          </table:table-cell>
          <table:table-cell table:number-columns-repeated="2"/>
          <table:table-cell table:formula="of:=HEX2DEC(MID([.#REF!130];3;2))-[.#REF!$2]" office:value-type="float" office:value="0">
            <text:p>#REF!</text:p>
          </table:table-cell>
          <table:table-cell table:formula="of:=SUM([.CJ130:.CM130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1:.BU131];0)-1" office:value-type="float" office:value="36">
            <text:p>36</text:p>
          </table:table-cell>
          <table:table-cell table:formula="of:=INT(SUM([.A131:.BU131])/2)" office:value-type="float" office:value="4">
            <text:p>4</text:p>
          </table:table-cell>
          <table:table-cell table:number-columns-repeated="2"/>
          <table:table-cell table:formula="of:=72-SUM([.BX131:.BZ131])-[.BW131]" office:value-type="float" office:value="32">
            <text:p>32</text:p>
          </table:table-cell>
          <table:table-cell table:formula="of:=[.BW132]+[.CA131]" office:value-type="float" office:value="68">
            <text:p>68</text:p>
          </table:table-cell>
          <table:table-cell table:number-columns-repeated="2"/>
          <table:table-cell table:formula="of:=IF(ISNUMBER([.BW131]);&quot;0x&quot;&amp;DEC2HEX([.BW131]+[.BW$2]))" office:value-type="string" office:string-value="0x23">
            <text:p>0x23</text:p>
          </table:table-cell>
          <table:table-cell table:formula="of:=IF(ISNUMBER([.BX131]);&quot;0x&quot;&amp;DEC2HEX([.BX131]+[.BX$2]))" office:value-type="string" office:string-value="0x83">
            <text:p>0x83</text:p>
          </table:table-cell>
          <table:table-cell table:formula="of:=IF(ISNUMBER([.BY131]);&quot;0x&quot;&amp;DEC2HEX([.BY131]+[.BY$2]);&quot;&quot;)">
            <text:p/>
          </table:table-cell>
          <table:table-cell table:formula="of:=IF(ISNUMBER([.BZ131]);&quot;0x&quot;&amp;DEC2HEX([.BZ131]+[.BZ$2]);&quot;&quot;)">
            <text:p/>
          </table:table-cell>
          <table:table-cell table:formula="of:=IF(ISNUMBER([.CB131]);&quot;0x&quot;&amp;DEC2HEX([.CB131]+[.CB$2]);&quot;&quot;)" office:value-type="string" office:string-value="0x43">
            <text:p>0x43</text:p>
          </table:table-cell>
          <table:table-cell table:formula="of:=HEX2DEC(MID([.CE131];3;2))-[.CE$2]" office:value-type="float" office:value="36">
            <text:p>36</text:p>
          </table:table-cell>
          <table:table-cell table:formula="of:=HEX2DEC(MID([.CF131];3;2))-[.CF$2]" office:value-type="float" office:value="4">
            <text:p>4</text:p>
          </table:table-cell>
          <table:table-cell table:number-columns-repeated="2"/>
          <table:table-cell table:formula="of:=HEX2DEC(MID([.#REF!131];3;2))-[.#REF!$2]" office:value-type="float" office:value="0">
            <text:p>#REF!</text:p>
          </table:table-cell>
          <table:table-cell table:formula="of:=SUM([.CJ131:.CM131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2:.BU132];0)-1" office:value-type="float" office:value="36">
            <text:p>36</text:p>
          </table:table-cell>
          <table:table-cell table:formula="of:=INT(SUM([.A132:.BU132])/2)" office:value-type="float" office:value="4">
            <text:p>4</text:p>
          </table:table-cell>
          <table:table-cell table:number-columns-repeated="2"/>
          <table:table-cell table:formula="of:=72-SUM([.BX132:.BZ132])-[.BW132]" office:value-type="float" office:value="32">
            <text:p>32</text:p>
          </table:table-cell>
          <table:table-cell table:formula="of:=[.BW133]+[.CA132]" office:value-type="float" office:value="68">
            <text:p>68</text:p>
          </table:table-cell>
          <table:table-cell table:number-columns-repeated="2"/>
          <table:table-cell table:formula="of:=IF(ISNUMBER([.BW132]);&quot;0x&quot;&amp;DEC2HEX([.BW132]+[.BW$2]))" office:value-type="string" office:string-value="0x23">
            <text:p>0x23</text:p>
          </table:table-cell>
          <table:table-cell table:formula="of:=IF(ISNUMBER([.BX132]);&quot;0x&quot;&amp;DEC2HEX([.BX132]+[.BX$2]))" office:value-type="string" office:string-value="0x83">
            <text:p>0x83</text:p>
          </table:table-cell>
          <table:table-cell table:formula="of:=IF(ISNUMBER([.BY132]);&quot;0x&quot;&amp;DEC2HEX([.BY132]+[.BY$2]);&quot;&quot;)">
            <text:p/>
          </table:table-cell>
          <table:table-cell table:formula="of:=IF(ISNUMBER([.BZ132]);&quot;0x&quot;&amp;DEC2HEX([.BZ132]+[.BZ$2]);&quot;&quot;)">
            <text:p/>
          </table:table-cell>
          <table:table-cell table:formula="of:=IF(ISNUMBER([.CB132]);&quot;0x&quot;&amp;DEC2HEX([.CB132]+[.CB$2]);&quot;&quot;)" office:value-type="string" office:string-value="0x43">
            <text:p>0x43</text:p>
          </table:table-cell>
          <table:table-cell table:formula="of:=HEX2DEC(MID([.CE132];3;2))-[.CE$2]" office:value-type="float" office:value="36">
            <text:p>36</text:p>
          </table:table-cell>
          <table:table-cell table:formula="of:=HEX2DEC(MID([.CF132];3;2))-[.CF$2]" office:value-type="float" office:value="4">
            <text:p>4</text:p>
          </table:table-cell>
          <table:table-cell table:number-columns-repeated="2"/>
          <table:table-cell table:formula="of:=HEX2DEC(MID([.#REF!132];3;2))-[.#REF!$2]" office:value-type="float" office:value="0">
            <text:p>#REF!</text:p>
          </table:table-cell>
          <table:table-cell table:formula="of:=SUM([.CJ132:.CM132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3:.BU133];0)-1" office:value-type="float" office:value="36">
            <text:p>36</text:p>
          </table:table-cell>
          <table:table-cell table:formula="of:=INT(SUM([.A133:.BU133])/2)" office:value-type="float" office:value="4">
            <text:p>4</text:p>
          </table:table-cell>
          <table:table-cell table:number-columns-repeated="2"/>
          <table:table-cell table:formula="of:=72-SUM([.BX133:.BZ133])-[.BW133]" office:value-type="float" office:value="32">
            <text:p>32</text:p>
          </table:table-cell>
          <table:table-cell table:formula="of:=[.BW134]+[.CA133]" office:value-type="float" office:value="68">
            <text:p>68</text:p>
          </table:table-cell>
          <table:table-cell table:number-columns-repeated="2"/>
          <table:table-cell table:formula="of:=IF(ISNUMBER([.BW133]);&quot;0x&quot;&amp;DEC2HEX([.BW133]+[.BW$2]))" office:value-type="string" office:string-value="0x23">
            <text:p>0x23</text:p>
          </table:table-cell>
          <table:table-cell table:formula="of:=IF(ISNUMBER([.BX133]);&quot;0x&quot;&amp;DEC2HEX([.BX133]+[.BX$2]))" office:value-type="string" office:string-value="0x83">
            <text:p>0x83</text:p>
          </table:table-cell>
          <table:table-cell table:formula="of:=IF(ISNUMBER([.BY133]);&quot;0x&quot;&amp;DEC2HEX([.BY133]+[.BY$2]);&quot;&quot;)">
            <text:p/>
          </table:table-cell>
          <table:table-cell table:formula="of:=IF(ISNUMBER([.BZ133]);&quot;0x&quot;&amp;DEC2HEX([.BZ133]+[.BZ$2]);&quot;&quot;)">
            <text:p/>
          </table:table-cell>
          <table:table-cell table:formula="of:=IF(ISNUMBER([.CB133]);&quot;0x&quot;&amp;DEC2HEX([.CB133]+[.CB$2]);&quot;&quot;)" office:value-type="string" office:string-value="0x43">
            <text:p>0x43</text:p>
          </table:table-cell>
          <table:table-cell table:formula="of:=HEX2DEC(MID([.CE133];3;2))-[.CE$2]" office:value-type="float" office:value="36">
            <text:p>36</text:p>
          </table:table-cell>
          <table:table-cell table:formula="of:=HEX2DEC(MID([.CF133];3;2))-[.CF$2]" office:value-type="float" office:value="4">
            <text:p>4</text:p>
          </table:table-cell>
          <table:table-cell table:number-columns-repeated="2"/>
          <table:table-cell table:formula="of:=HEX2DEC(MID([.#REF!133];3;2))-[.#REF!$2]" office:value-type="float" office:value="0">
            <text:p>#REF!</text:p>
          </table:table-cell>
          <table:table-cell table:formula="of:=SUM([.CJ133:.CM133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4:.BU134];0)-1" office:value-type="float" office:value="36">
            <text:p>36</text:p>
          </table:table-cell>
          <table:table-cell table:formula="of:=INT(SUM([.A134:.BU134])/2)" office:value-type="float" office:value="4">
            <text:p>4</text:p>
          </table:table-cell>
          <table:table-cell table:number-columns-repeated="2"/>
          <table:table-cell table:formula="of:=72-SUM([.BX134:.BZ134])-[.BW134]" office:value-type="float" office:value="32">
            <text:p>32</text:p>
          </table:table-cell>
          <table:table-cell table:formula="of:=[.BW135]+[.CA134]" office:value-type="float" office:value="68">
            <text:p>68</text:p>
          </table:table-cell>
          <table:table-cell table:number-columns-repeated="2"/>
          <table:table-cell table:formula="of:=IF(ISNUMBER([.BW134]);&quot;0x&quot;&amp;DEC2HEX([.BW134]+[.BW$2]))" office:value-type="string" office:string-value="0x23">
            <text:p>0x23</text:p>
          </table:table-cell>
          <table:table-cell table:formula="of:=IF(ISNUMBER([.BX134]);&quot;0x&quot;&amp;DEC2HEX([.BX134]+[.BX$2]))" office:value-type="string" office:string-value="0x83">
            <text:p>0x83</text:p>
          </table:table-cell>
          <table:table-cell table:formula="of:=IF(ISNUMBER([.BY134]);&quot;0x&quot;&amp;DEC2HEX([.BY134]+[.BY$2]);&quot;&quot;)">
            <text:p/>
          </table:table-cell>
          <table:table-cell table:formula="of:=IF(ISNUMBER([.BZ134]);&quot;0x&quot;&amp;DEC2HEX([.BZ134]+[.BZ$2]);&quot;&quot;)">
            <text:p/>
          </table:table-cell>
          <table:table-cell table:formula="of:=IF(ISNUMBER([.CB134]);&quot;0x&quot;&amp;DEC2HEX([.CB134]+[.CB$2]);&quot;&quot;)" office:value-type="string" office:string-value="0x43">
            <text:p>0x43</text:p>
          </table:table-cell>
          <table:table-cell table:formula="of:=HEX2DEC(MID([.CE134];3;2))-[.CE$2]" office:value-type="float" office:value="36">
            <text:p>36</text:p>
          </table:table-cell>
          <table:table-cell table:formula="of:=HEX2DEC(MID([.CF134];3;2))-[.CF$2]" office:value-type="float" office:value="4">
            <text:p>4</text:p>
          </table:table-cell>
          <table:table-cell table:number-columns-repeated="2"/>
          <table:table-cell table:formula="of:=HEX2DEC(MID([.#REF!134];3;2))-[.#REF!$2]" office:value-type="float" office:value="0">
            <text:p>#REF!</text:p>
          </table:table-cell>
          <table:table-cell table:formula="of:=SUM([.CJ134:.CM134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5:.BU135];0)-1" office:value-type="float" office:value="36">
            <text:p>36</text:p>
          </table:table-cell>
          <table:table-cell table:formula="of:=INT(SUM([.A135:.BU135])/2)" office:value-type="float" office:value="4">
            <text:p>4</text:p>
          </table:table-cell>
          <table:table-cell table:number-columns-repeated="2"/>
          <table:table-cell table:formula="of:=72-SUM([.BX135:.BZ135])-[.BW135]" office:value-type="float" office:value="32">
            <text:p>32</text:p>
          </table:table-cell>
          <table:table-cell table:formula="of:=[.BW136]+[.CA135]" office:value-type="float" office:value="68">
            <text:p>68</text:p>
          </table:table-cell>
          <table:table-cell table:number-columns-repeated="2"/>
          <table:table-cell table:formula="of:=IF(ISNUMBER([.BW135]);&quot;0x&quot;&amp;DEC2HEX([.BW135]+[.BW$2]))" office:value-type="string" office:string-value="0x23">
            <text:p>0x23</text:p>
          </table:table-cell>
          <table:table-cell table:formula="of:=IF(ISNUMBER([.BX135]);&quot;0x&quot;&amp;DEC2HEX([.BX135]+[.BX$2]))" office:value-type="string" office:string-value="0x83">
            <text:p>0x83</text:p>
          </table:table-cell>
          <table:table-cell table:formula="of:=IF(ISNUMBER([.BY135]);&quot;0x&quot;&amp;DEC2HEX([.BY135]+[.BY$2]);&quot;&quot;)">
            <text:p/>
          </table:table-cell>
          <table:table-cell table:formula="of:=IF(ISNUMBER([.BZ135]);&quot;0x&quot;&amp;DEC2HEX([.BZ135]+[.BZ$2]);&quot;&quot;)">
            <text:p/>
          </table:table-cell>
          <table:table-cell table:formula="of:=IF(ISNUMBER([.CB135]);&quot;0x&quot;&amp;DEC2HEX([.CB135]+[.CB$2]);&quot;&quot;)" office:value-type="string" office:string-value="0x43">
            <text:p>0x43</text:p>
          </table:table-cell>
          <table:table-cell table:formula="of:=HEX2DEC(MID([.CE135];3;2))-[.CE$2]" office:value-type="float" office:value="36">
            <text:p>36</text:p>
          </table:table-cell>
          <table:table-cell table:formula="of:=HEX2DEC(MID([.CF135];3;2))-[.CF$2]" office:value-type="float" office:value="4">
            <text:p>4</text:p>
          </table:table-cell>
          <table:table-cell table:number-columns-repeated="2"/>
          <table:table-cell table:formula="of:=HEX2DEC(MID([.#REF!135];3;2))-[.#REF!$2]" office:value-type="float" office:value="0">
            <text:p>#REF!</text:p>
          </table:table-cell>
          <table:table-cell table:formula="of:=SUM([.CJ135:.CM135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6:.BU136];0)-1" office:value-type="float" office:value="36">
            <text:p>36</text:p>
          </table:table-cell>
          <table:table-cell table:formula="of:=INT(SUM([.A136:.BU136])/2)" office:value-type="float" office:value="4">
            <text:p>4</text:p>
          </table:table-cell>
          <table:table-cell table:number-columns-repeated="2"/>
          <table:table-cell table:formula="of:=72-SUM([.BX136:.BZ136])-[.BW136]" office:value-type="float" office:value="32">
            <text:p>32</text:p>
          </table:table-cell>
          <table:table-cell table:formula="of:=[.BW137]+[.CA136]" office:value-type="float" office:value="68">
            <text:p>68</text:p>
          </table:table-cell>
          <table:table-cell table:number-columns-repeated="2"/>
          <table:table-cell table:formula="of:=IF(ISNUMBER([.BW136]);&quot;0x&quot;&amp;DEC2HEX([.BW136]+[.BW$2]))" office:value-type="string" office:string-value="0x23">
            <text:p>0x23</text:p>
          </table:table-cell>
          <table:table-cell table:formula="of:=IF(ISNUMBER([.BX136]);&quot;0x&quot;&amp;DEC2HEX([.BX136]+[.BX$2]))" office:value-type="string" office:string-value="0x83">
            <text:p>0x83</text:p>
          </table:table-cell>
          <table:table-cell table:formula="of:=IF(ISNUMBER([.BY136]);&quot;0x&quot;&amp;DEC2HEX([.BY136]+[.BY$2]);&quot;&quot;)">
            <text:p/>
          </table:table-cell>
          <table:table-cell table:formula="of:=IF(ISNUMBER([.BZ136]);&quot;0x&quot;&amp;DEC2HEX([.BZ136]+[.BZ$2]);&quot;&quot;)">
            <text:p/>
          </table:table-cell>
          <table:table-cell table:formula="of:=IF(ISNUMBER([.CB136]);&quot;0x&quot;&amp;DEC2HEX([.CB136]+[.CB$2]);&quot;&quot;)" office:value-type="string" office:string-value="0x43">
            <text:p>0x43</text:p>
          </table:table-cell>
          <table:table-cell table:formula="of:=HEX2DEC(MID([.CE136];3;2))-[.CE$2]" office:value-type="float" office:value="36">
            <text:p>36</text:p>
          </table:table-cell>
          <table:table-cell table:formula="of:=HEX2DEC(MID([.CF136];3;2))-[.CF$2]" office:value-type="float" office:value="4">
            <text:p>4</text:p>
          </table:table-cell>
          <table:table-cell table:number-columns-repeated="2"/>
          <table:table-cell table:formula="of:=HEX2DEC(MID([.#REF!136];3;2))-[.#REF!$2]" office:value-type="float" office:value="0">
            <text:p>#REF!</text:p>
          </table:table-cell>
          <table:table-cell table:formula="of:=SUM([.CJ136:.CM136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7:.BU137];0)-1" office:value-type="float" office:value="36">
            <text:p>36</text:p>
          </table:table-cell>
          <table:table-cell table:formula="of:=INT(SUM([.A137:.BU137])/2)" office:value-type="float" office:value="4">
            <text:p>4</text:p>
          </table:table-cell>
          <table:table-cell table:number-columns-repeated="2"/>
          <table:table-cell table:formula="of:=72-SUM([.BX137:.BZ137])-[.BW137]" office:value-type="float" office:value="32">
            <text:p>32</text:p>
          </table:table-cell>
          <table:table-cell table:formula="of:=[.BW138]+[.CA137]" office:value-type="float" office:value="68">
            <text:p>68</text:p>
          </table:table-cell>
          <table:table-cell table:number-columns-repeated="2"/>
          <table:table-cell table:formula="of:=IF(ISNUMBER([.BW137]);&quot;0x&quot;&amp;DEC2HEX([.BW137]+[.BW$2]))" office:value-type="string" office:string-value="0x23">
            <text:p>0x23</text:p>
          </table:table-cell>
          <table:table-cell table:formula="of:=IF(ISNUMBER([.BX137]);&quot;0x&quot;&amp;DEC2HEX([.BX137]+[.BX$2]))" office:value-type="string" office:string-value="0x83">
            <text:p>0x83</text:p>
          </table:table-cell>
          <table:table-cell table:formula="of:=IF(ISNUMBER([.BY137]);&quot;0x&quot;&amp;DEC2HEX([.BY137]+[.BY$2]);&quot;&quot;)">
            <text:p/>
          </table:table-cell>
          <table:table-cell table:formula="of:=IF(ISNUMBER([.BZ137]);&quot;0x&quot;&amp;DEC2HEX([.BZ137]+[.BZ$2]);&quot;&quot;)">
            <text:p/>
          </table:table-cell>
          <table:table-cell table:formula="of:=IF(ISNUMBER([.CB137]);&quot;0x&quot;&amp;DEC2HEX([.CB137]+[.CB$2]);&quot;&quot;)" office:value-type="string" office:string-value="0x43">
            <text:p>0x43</text:p>
          </table:table-cell>
          <table:table-cell table:formula="of:=HEX2DEC(MID([.CE137];3;2))-[.CE$2]" office:value-type="float" office:value="36">
            <text:p>36</text:p>
          </table:table-cell>
          <table:table-cell table:formula="of:=HEX2DEC(MID([.CF137];3;2))-[.CF$2]" office:value-type="float" office:value="4">
            <text:p>4</text:p>
          </table:table-cell>
          <table:table-cell table:number-columns-repeated="2"/>
          <table:table-cell table:formula="of:=HEX2DEC(MID([.#REF!137];3;2))-[.#REF!$2]" office:value-type="float" office:value="0">
            <text:p>#REF!</text:p>
          </table:table-cell>
          <table:table-cell table:formula="of:=SUM([.CJ137:.CM137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8:.BU138];0)-1" office:value-type="float" office:value="36">
            <text:p>36</text:p>
          </table:table-cell>
          <table:table-cell table:formula="of:=INT(SUM([.A138:.BU138])/2)" office:value-type="float" office:value="4">
            <text:p>4</text:p>
          </table:table-cell>
          <table:table-cell table:number-columns-repeated="2"/>
          <table:table-cell table:formula="of:=72-SUM([.BX138:.BZ138])-[.BW138]" office:value-type="float" office:value="32">
            <text:p>32</text:p>
          </table:table-cell>
          <table:table-cell table:formula="of:=[.BW139]+[.CA138]" office:value-type="float" office:value="68">
            <text:p>68</text:p>
          </table:table-cell>
          <table:table-cell table:number-columns-repeated="2"/>
          <table:table-cell table:formula="of:=IF(ISNUMBER([.BW138]);&quot;0x&quot;&amp;DEC2HEX([.BW138]+[.BW$2]))" office:value-type="string" office:string-value="0x23">
            <text:p>0x23</text:p>
          </table:table-cell>
          <table:table-cell table:formula="of:=IF(ISNUMBER([.BX138]);&quot;0x&quot;&amp;DEC2HEX([.BX138]+[.BX$2]))" office:value-type="string" office:string-value="0x83">
            <text:p>0x83</text:p>
          </table:table-cell>
          <table:table-cell table:formula="of:=IF(ISNUMBER([.BY138]);&quot;0x&quot;&amp;DEC2HEX([.BY138]+[.BY$2]);&quot;&quot;)">
            <text:p/>
          </table:table-cell>
          <table:table-cell table:formula="of:=IF(ISNUMBER([.BZ138]);&quot;0x&quot;&amp;DEC2HEX([.BZ138]+[.BZ$2]);&quot;&quot;)">
            <text:p/>
          </table:table-cell>
          <table:table-cell table:formula="of:=IF(ISNUMBER([.CB138]);&quot;0x&quot;&amp;DEC2HEX([.CB138]+[.CB$2]);&quot;&quot;)" office:value-type="string" office:string-value="0x43">
            <text:p>0x43</text:p>
          </table:table-cell>
          <table:table-cell table:formula="of:=HEX2DEC(MID([.CE138];3;2))-[.CE$2]" office:value-type="float" office:value="36">
            <text:p>36</text:p>
          </table:table-cell>
          <table:table-cell table:formula="of:=HEX2DEC(MID([.CF138];3;2))-[.CF$2]" office:value-type="float" office:value="4">
            <text:p>4</text:p>
          </table:table-cell>
          <table:table-cell table:number-columns-repeated="2"/>
          <table:table-cell table:formula="of:=HEX2DEC(MID([.#REF!138];3;2))-[.#REF!$2]" office:value-type="float" office:value="0">
            <text:p>#REF!</text:p>
          </table:table-cell>
          <table:table-cell table:formula="of:=SUM([.CJ138:.CM138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39:.BU139];0)-1" office:value-type="float" office:value="36">
            <text:p>36</text:p>
          </table:table-cell>
          <table:table-cell table:formula="of:=INT(SUM([.A139:.BU139])/2)" office:value-type="float" office:value="4">
            <text:p>4</text:p>
          </table:table-cell>
          <table:table-cell table:number-columns-repeated="2"/>
          <table:table-cell table:formula="of:=72-SUM([.BX139:.BZ139])-[.BW139]" office:value-type="float" office:value="32">
            <text:p>32</text:p>
          </table:table-cell>
          <table:table-cell table:formula="of:=[.BW140]+[.CA139]" office:value-type="float" office:value="68">
            <text:p>68</text:p>
          </table:table-cell>
          <table:table-cell table:number-columns-repeated="2"/>
          <table:table-cell table:formula="of:=IF(ISNUMBER([.BW139]);&quot;0x&quot;&amp;DEC2HEX([.BW139]+[.BW$2]))" office:value-type="string" office:string-value="0x23">
            <text:p>0x23</text:p>
          </table:table-cell>
          <table:table-cell table:formula="of:=IF(ISNUMBER([.BX139]);&quot;0x&quot;&amp;DEC2HEX([.BX139]+[.BX$2]))" office:value-type="string" office:string-value="0x83">
            <text:p>0x83</text:p>
          </table:table-cell>
          <table:table-cell table:formula="of:=IF(ISNUMBER([.BY139]);&quot;0x&quot;&amp;DEC2HEX([.BY139]+[.BY$2]);&quot;&quot;)">
            <text:p/>
          </table:table-cell>
          <table:table-cell table:formula="of:=IF(ISNUMBER([.BZ139]);&quot;0x&quot;&amp;DEC2HEX([.BZ139]+[.BZ$2]);&quot;&quot;)">
            <text:p/>
          </table:table-cell>
          <table:table-cell table:formula="of:=IF(ISNUMBER([.CB139]);&quot;0x&quot;&amp;DEC2HEX([.CB139]+[.CB$2]);&quot;&quot;)" office:value-type="string" office:string-value="0x43">
            <text:p>0x43</text:p>
          </table:table-cell>
          <table:table-cell table:formula="of:=HEX2DEC(MID([.CE139];3;2))-[.CE$2]" office:value-type="float" office:value="36">
            <text:p>36</text:p>
          </table:table-cell>
          <table:table-cell table:formula="of:=HEX2DEC(MID([.CF139];3;2))-[.CF$2]" office:value-type="float" office:value="4">
            <text:p>4</text:p>
          </table:table-cell>
          <table:table-cell table:number-columns-repeated="2"/>
          <table:table-cell table:formula="of:=HEX2DEC(MID([.#REF!139];3;2))-[.#REF!$2]" office:value-type="float" office:value="0">
            <text:p>#REF!</text:p>
          </table:table-cell>
          <table:table-cell table:formula="of:=SUM([.CJ139:.CM139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0:.BU140];0)-1" office:value-type="float" office:value="36">
            <text:p>36</text:p>
          </table:table-cell>
          <table:table-cell table:formula="of:=INT(SUM([.A140:.BU140])/2)" office:value-type="float" office:value="4">
            <text:p>4</text:p>
          </table:table-cell>
          <table:table-cell table:number-columns-repeated="2"/>
          <table:table-cell table:formula="of:=72-SUM([.BX140:.BZ140])-[.BW140]" office:value-type="float" office:value="32">
            <text:p>32</text:p>
          </table:table-cell>
          <table:table-cell table:formula="of:=[.BW141]+[.CA140]" office:value-type="float" office:value="68">
            <text:p>68</text:p>
          </table:table-cell>
          <table:table-cell table:number-columns-repeated="2"/>
          <table:table-cell table:formula="of:=IF(ISNUMBER([.BW140]);&quot;0x&quot;&amp;DEC2HEX([.BW140]+[.BW$2]))" office:value-type="string" office:string-value="0x23">
            <text:p>0x23</text:p>
          </table:table-cell>
          <table:table-cell table:formula="of:=IF(ISNUMBER([.BX140]);&quot;0x&quot;&amp;DEC2HEX([.BX140]+[.BX$2]))" office:value-type="string" office:string-value="0x83">
            <text:p>0x83</text:p>
          </table:table-cell>
          <table:table-cell table:formula="of:=IF(ISNUMBER([.BY140]);&quot;0x&quot;&amp;DEC2HEX([.BY140]+[.BY$2]);&quot;&quot;)">
            <text:p/>
          </table:table-cell>
          <table:table-cell table:formula="of:=IF(ISNUMBER([.BZ140]);&quot;0x&quot;&amp;DEC2HEX([.BZ140]+[.BZ$2]);&quot;&quot;)">
            <text:p/>
          </table:table-cell>
          <table:table-cell table:formula="of:=IF(ISNUMBER([.CB140]);&quot;0x&quot;&amp;DEC2HEX([.CB140]+[.CB$2]);&quot;&quot;)" office:value-type="string" office:string-value="0x43">
            <text:p>0x43</text:p>
          </table:table-cell>
          <table:table-cell table:formula="of:=HEX2DEC(MID([.CE140];3;2))-[.CE$2]" office:value-type="float" office:value="36">
            <text:p>36</text:p>
          </table:table-cell>
          <table:table-cell table:formula="of:=HEX2DEC(MID([.CF140];3;2))-[.CF$2]" office:value-type="float" office:value="4">
            <text:p>4</text:p>
          </table:table-cell>
          <table:table-cell table:number-columns-repeated="2"/>
          <table:table-cell table:formula="of:=HEX2DEC(MID([.#REF!140];3;2))-[.#REF!$2]" office:value-type="float" office:value="0">
            <text:p>#REF!</text:p>
          </table:table-cell>
          <table:table-cell table:formula="of:=SUM([.CJ140:.CM140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1:.BU141];0)-1" office:value-type="float" office:value="36">
            <text:p>36</text:p>
          </table:table-cell>
          <table:table-cell table:formula="of:=INT(SUM([.A141:.BU141])/2)" office:value-type="float" office:value="4">
            <text:p>4</text:p>
          </table:table-cell>
          <table:table-cell table:number-columns-repeated="2"/>
          <table:table-cell table:formula="of:=72-SUM([.BX141:.BZ141])-[.BW141]" office:value-type="float" office:value="32">
            <text:p>32</text:p>
          </table:table-cell>
          <table:table-cell table:formula="of:=[.BW142]+[.CA141]" office:value-type="float" office:value="68">
            <text:p>68</text:p>
          </table:table-cell>
          <table:table-cell table:number-columns-repeated="2"/>
          <table:table-cell table:formula="of:=IF(ISNUMBER([.BW141]);&quot;0x&quot;&amp;DEC2HEX([.BW141]+[.BW$2]))" office:value-type="string" office:string-value="0x23">
            <text:p>0x23</text:p>
          </table:table-cell>
          <table:table-cell table:formula="of:=IF(ISNUMBER([.BX141]);&quot;0x&quot;&amp;DEC2HEX([.BX141]+[.BX$2]))" office:value-type="string" office:string-value="0x83">
            <text:p>0x83</text:p>
          </table:table-cell>
          <table:table-cell table:formula="of:=IF(ISNUMBER([.BY141]);&quot;0x&quot;&amp;DEC2HEX([.BY141]+[.BY$2]);&quot;&quot;)">
            <text:p/>
          </table:table-cell>
          <table:table-cell table:formula="of:=IF(ISNUMBER([.BZ141]);&quot;0x&quot;&amp;DEC2HEX([.BZ141]+[.BZ$2]);&quot;&quot;)">
            <text:p/>
          </table:table-cell>
          <table:table-cell table:formula="of:=IF(ISNUMBER([.CB141]);&quot;0x&quot;&amp;DEC2HEX([.CB141]+[.CB$2]);&quot;&quot;)" office:value-type="string" office:string-value="0x43">
            <text:p>0x43</text:p>
          </table:table-cell>
          <table:table-cell table:formula="of:=HEX2DEC(MID([.CE141];3;2))-[.CE$2]" office:value-type="float" office:value="36">
            <text:p>36</text:p>
          </table:table-cell>
          <table:table-cell table:formula="of:=HEX2DEC(MID([.CF141];3;2))-[.CF$2]" office:value-type="float" office:value="4">
            <text:p>4</text:p>
          </table:table-cell>
          <table:table-cell table:number-columns-repeated="2"/>
          <table:table-cell table:formula="of:=HEX2DEC(MID([.#REF!141];3;2))-[.#REF!$2]" office:value-type="float" office:value="0">
            <text:p>#REF!</text:p>
          </table:table-cell>
          <table:table-cell table:formula="of:=SUM([.CJ141:.CM141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2:.BU142];0)-1" office:value-type="float" office:value="36">
            <text:p>36</text:p>
          </table:table-cell>
          <table:table-cell table:formula="of:=INT(SUM([.A142:.BU142])/2)" office:value-type="float" office:value="4">
            <text:p>4</text:p>
          </table:table-cell>
          <table:table-cell table:number-columns-repeated="2"/>
          <table:table-cell table:formula="of:=72-SUM([.BX142:.BZ142])-[.BW142]" office:value-type="float" office:value="32">
            <text:p>32</text:p>
          </table:table-cell>
          <table:table-cell table:formula="of:=[.BW143]+[.CA142]" office:value-type="float" office:value="68">
            <text:p>68</text:p>
          </table:table-cell>
          <table:table-cell table:number-columns-repeated="2"/>
          <table:table-cell table:formula="of:=IF(ISNUMBER([.BW142]);&quot;0x&quot;&amp;DEC2HEX([.BW142]+[.BW$2]))" office:value-type="string" office:string-value="0x23">
            <text:p>0x23</text:p>
          </table:table-cell>
          <table:table-cell table:formula="of:=IF(ISNUMBER([.BX142]);&quot;0x&quot;&amp;DEC2HEX([.BX142]+[.BX$2]))" office:value-type="string" office:string-value="0x83">
            <text:p>0x83</text:p>
          </table:table-cell>
          <table:table-cell table:formula="of:=IF(ISNUMBER([.BY142]);&quot;0x&quot;&amp;DEC2HEX([.BY142]+[.BY$2]);&quot;&quot;)">
            <text:p/>
          </table:table-cell>
          <table:table-cell table:formula="of:=IF(ISNUMBER([.BZ142]);&quot;0x&quot;&amp;DEC2HEX([.BZ142]+[.BZ$2]);&quot;&quot;)">
            <text:p/>
          </table:table-cell>
          <table:table-cell table:formula="of:=IF(ISNUMBER([.CB142]);&quot;0x&quot;&amp;DEC2HEX([.CB142]+[.CB$2]);&quot;&quot;)" office:value-type="string" office:string-value="0x43">
            <text:p>0x43</text:p>
          </table:table-cell>
          <table:table-cell table:formula="of:=HEX2DEC(MID([.CE142];3;2))-[.CE$2]" office:value-type="float" office:value="36">
            <text:p>36</text:p>
          </table:table-cell>
          <table:table-cell table:formula="of:=HEX2DEC(MID([.CF142];3;2))-[.CF$2]" office:value-type="float" office:value="4">
            <text:p>4</text:p>
          </table:table-cell>
          <table:table-cell table:number-columns-repeated="2"/>
          <table:table-cell table:formula="of:=HEX2DEC(MID([.#REF!142];3;2))-[.#REF!$2]" office:value-type="float" office:value="0">
            <text:p>#REF!</text:p>
          </table:table-cell>
          <table:table-cell table:formula="of:=SUM([.CJ142:.CM142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3:.BU143];0)-1" office:value-type="float" office:value="36">
            <text:p>36</text:p>
          </table:table-cell>
          <table:table-cell table:formula="of:=INT(SUM([.A143:.BU143])/2)" office:value-type="float" office:value="4">
            <text:p>4</text:p>
          </table:table-cell>
          <table:table-cell table:number-columns-repeated="2"/>
          <table:table-cell table:formula="of:=72-SUM([.BX143:.BZ143])-[.BW143]" office:value-type="float" office:value="32">
            <text:p>32</text:p>
          </table:table-cell>
          <table:table-cell table:formula="of:=[.BW144]+[.CA143]" office:value-type="float" office:value="68">
            <text:p>68</text:p>
          </table:table-cell>
          <table:table-cell table:number-columns-repeated="2"/>
          <table:table-cell table:formula="of:=IF(ISNUMBER([.BW143]);&quot;0x&quot;&amp;DEC2HEX([.BW143]+[.BW$2]))" office:value-type="string" office:string-value="0x23">
            <text:p>0x23</text:p>
          </table:table-cell>
          <table:table-cell table:formula="of:=IF(ISNUMBER([.BX143]);&quot;0x&quot;&amp;DEC2HEX([.BX143]+[.BX$2]))" office:value-type="string" office:string-value="0x83">
            <text:p>0x83</text:p>
          </table:table-cell>
          <table:table-cell table:formula="of:=IF(ISNUMBER([.BY143]);&quot;0x&quot;&amp;DEC2HEX([.BY143]+[.BY$2]);&quot;&quot;)">
            <text:p/>
          </table:table-cell>
          <table:table-cell table:formula="of:=IF(ISNUMBER([.BZ143]);&quot;0x&quot;&amp;DEC2HEX([.BZ143]+[.BZ$2]);&quot;&quot;)">
            <text:p/>
          </table:table-cell>
          <table:table-cell table:formula="of:=IF(ISNUMBER([.CB143]);&quot;0x&quot;&amp;DEC2HEX([.CB143]+[.CB$2]);&quot;&quot;)" office:value-type="string" office:string-value="0x43">
            <text:p>0x43</text:p>
          </table:table-cell>
          <table:table-cell table:formula="of:=HEX2DEC(MID([.CE143];3;2))-[.CE$2]" office:value-type="float" office:value="36">
            <text:p>36</text:p>
          </table:table-cell>
          <table:table-cell table:formula="of:=HEX2DEC(MID([.CF143];3;2))-[.CF$2]" office:value-type="float" office:value="4">
            <text:p>4</text:p>
          </table:table-cell>
          <table:table-cell table:number-columns-repeated="2"/>
          <table:table-cell table:formula="of:=HEX2DEC(MID([.#REF!143];3;2))-[.#REF!$2]" office:value-type="float" office:value="0">
            <text:p>#REF!</text:p>
          </table:table-cell>
          <table:table-cell table:formula="of:=SUM([.CJ143:.CM143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4:.BU144];0)-1" office:value-type="float" office:value="36">
            <text:p>36</text:p>
          </table:table-cell>
          <table:table-cell table:formula="of:=INT(SUM([.A144:.BU144])/2)" office:value-type="float" office:value="4">
            <text:p>4</text:p>
          </table:table-cell>
          <table:table-cell table:number-columns-repeated="2"/>
          <table:table-cell table:formula="of:=72-SUM([.BX144:.BZ144])-[.BW144]" office:value-type="float" office:value="32">
            <text:p>32</text:p>
          </table:table-cell>
          <table:table-cell table:formula="of:=[.BW145]+[.CA144]" office:value-type="float" office:value="68">
            <text:p>68</text:p>
          </table:table-cell>
          <table:table-cell table:number-columns-repeated="2"/>
          <table:table-cell table:formula="of:=IF(ISNUMBER([.BW144]);&quot;0x&quot;&amp;DEC2HEX([.BW144]+[.BW$2]))" office:value-type="string" office:string-value="0x23">
            <text:p>0x23</text:p>
          </table:table-cell>
          <table:table-cell table:formula="of:=IF(ISNUMBER([.BX144]);&quot;0x&quot;&amp;DEC2HEX([.BX144]+[.BX$2]))" office:value-type="string" office:string-value="0x83">
            <text:p>0x83</text:p>
          </table:table-cell>
          <table:table-cell table:formula="of:=IF(ISNUMBER([.BY144]);&quot;0x&quot;&amp;DEC2HEX([.BY144]+[.BY$2]);&quot;&quot;)">
            <text:p/>
          </table:table-cell>
          <table:table-cell table:formula="of:=IF(ISNUMBER([.BZ144]);&quot;0x&quot;&amp;DEC2HEX([.BZ144]+[.BZ$2]);&quot;&quot;)">
            <text:p/>
          </table:table-cell>
          <table:table-cell table:formula="of:=IF(ISNUMBER([.CB144]);&quot;0x&quot;&amp;DEC2HEX([.CB144]+[.CB$2]);&quot;&quot;)" office:value-type="string" office:string-value="0x43">
            <text:p>0x43</text:p>
          </table:table-cell>
          <table:table-cell table:formula="of:=HEX2DEC(MID([.CE144];3;2))-[.CE$2]" office:value-type="float" office:value="36">
            <text:p>36</text:p>
          </table:table-cell>
          <table:table-cell table:formula="of:=HEX2DEC(MID([.CF144];3;2))-[.CF$2]" office:value-type="float" office:value="4">
            <text:p>4</text:p>
          </table:table-cell>
          <table:table-cell table:number-columns-repeated="2"/>
          <table:table-cell table:formula="of:=HEX2DEC(MID([.#REF!144];3;2))-[.#REF!$2]" office:value-type="float" office:value="0">
            <text:p>#REF!</text:p>
          </table:table-cell>
          <table:table-cell table:formula="of:=SUM([.CJ144:.CM144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5:.BU145];0)-1" office:value-type="float" office:value="36">
            <text:p>36</text:p>
          </table:table-cell>
          <table:table-cell table:formula="of:=INT(SUM([.A145:.BU145])/2)" office:value-type="float" office:value="4">
            <text:p>4</text:p>
          </table:table-cell>
          <table:table-cell table:number-columns-repeated="2"/>
          <table:table-cell table:formula="of:=72-SUM([.BX145:.BZ145])-[.BW145]" office:value-type="float" office:value="32">
            <text:p>32</text:p>
          </table:table-cell>
          <table:table-cell table:formula="of:=[.BW146]+[.CA145]" office:value-type="float" office:value="68">
            <text:p>68</text:p>
          </table:table-cell>
          <table:table-cell table:number-columns-repeated="2"/>
          <table:table-cell table:formula="of:=IF(ISNUMBER([.BW145]);&quot;0x&quot;&amp;DEC2HEX([.BW145]+[.BW$2]))" office:value-type="string" office:string-value="0x23">
            <text:p>0x23</text:p>
          </table:table-cell>
          <table:table-cell table:formula="of:=IF(ISNUMBER([.BX145]);&quot;0x&quot;&amp;DEC2HEX([.BX145]+[.BX$2]))" office:value-type="string" office:string-value="0x83">
            <text:p>0x83</text:p>
          </table:table-cell>
          <table:table-cell table:formula="of:=IF(ISNUMBER([.BY145]);&quot;0x&quot;&amp;DEC2HEX([.BY145]+[.BY$2]);&quot;&quot;)">
            <text:p/>
          </table:table-cell>
          <table:table-cell table:formula="of:=IF(ISNUMBER([.BZ145]);&quot;0x&quot;&amp;DEC2HEX([.BZ145]+[.BZ$2]);&quot;&quot;)">
            <text:p/>
          </table:table-cell>
          <table:table-cell table:formula="of:=IF(ISNUMBER([.CB145]);&quot;0x&quot;&amp;DEC2HEX([.CB145]+[.CB$2]);&quot;&quot;)" office:value-type="string" office:string-value="0x43">
            <text:p>0x43</text:p>
          </table:table-cell>
          <table:table-cell table:formula="of:=HEX2DEC(MID([.CE145];3;2))-[.CE$2]" office:value-type="float" office:value="36">
            <text:p>36</text:p>
          </table:table-cell>
          <table:table-cell table:formula="of:=HEX2DEC(MID([.CF145];3;2))-[.CF$2]" office:value-type="float" office:value="4">
            <text:p>4</text:p>
          </table:table-cell>
          <table:table-cell table:number-columns-repeated="2"/>
          <table:table-cell table:formula="of:=HEX2DEC(MID([.#REF!145];3;2))-[.#REF!$2]" office:value-type="float" office:value="0">
            <text:p>#REF!</text:p>
          </table:table-cell>
          <table:table-cell table:formula="of:=SUM([.CJ145:.CM145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6:.BU146];0)-1" office:value-type="float" office:value="36">
            <text:p>36</text:p>
          </table:table-cell>
          <table:table-cell table:formula="of:=INT(SUM([.A146:.BU146])/2)" office:value-type="float" office:value="4">
            <text:p>4</text:p>
          </table:table-cell>
          <table:table-cell table:number-columns-repeated="2"/>
          <table:table-cell table:formula="of:=72-SUM([.BX146:.BZ146])-[.BW146]" office:value-type="float" office:value="32">
            <text:p>32</text:p>
          </table:table-cell>
          <table:table-cell table:formula="of:=[.BW147]+[.CA146]" office:value-type="float" office:value="68">
            <text:p>68</text:p>
          </table:table-cell>
          <table:table-cell table:number-columns-repeated="2"/>
          <table:table-cell table:formula="of:=IF(ISNUMBER([.BW146]);&quot;0x&quot;&amp;DEC2HEX([.BW146]+[.BW$2]))" office:value-type="string" office:string-value="0x23">
            <text:p>0x23</text:p>
          </table:table-cell>
          <table:table-cell table:formula="of:=IF(ISNUMBER([.BX146]);&quot;0x&quot;&amp;DEC2HEX([.BX146]+[.BX$2]))" office:value-type="string" office:string-value="0x83">
            <text:p>0x83</text:p>
          </table:table-cell>
          <table:table-cell table:formula="of:=IF(ISNUMBER([.BY146]);&quot;0x&quot;&amp;DEC2HEX([.BY146]+[.BY$2]);&quot;&quot;)">
            <text:p/>
          </table:table-cell>
          <table:table-cell table:formula="of:=IF(ISNUMBER([.BZ146]);&quot;0x&quot;&amp;DEC2HEX([.BZ146]+[.BZ$2]);&quot;&quot;)">
            <text:p/>
          </table:table-cell>
          <table:table-cell table:formula="of:=IF(ISNUMBER([.CB146]);&quot;0x&quot;&amp;DEC2HEX([.CB146]+[.CB$2]);&quot;&quot;)" office:value-type="string" office:string-value="0x43">
            <text:p>0x43</text:p>
          </table:table-cell>
          <table:table-cell table:formula="of:=HEX2DEC(MID([.CE146];3;2))-[.CE$2]" office:value-type="float" office:value="36">
            <text:p>36</text:p>
          </table:table-cell>
          <table:table-cell table:formula="of:=HEX2DEC(MID([.CF146];3;2))-[.CF$2]" office:value-type="float" office:value="4">
            <text:p>4</text:p>
          </table:table-cell>
          <table:table-cell table:number-columns-repeated="2"/>
          <table:table-cell table:formula="of:=HEX2DEC(MID([.#REF!146];3;2))-[.#REF!$2]" office:value-type="float" office:value="0">
            <text:p>#REF!</text:p>
          </table:table-cell>
          <table:table-cell table:formula="of:=SUM([.CJ146:.CM146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7:.BU147];0)-1" office:value-type="float" office:value="36">
            <text:p>36</text:p>
          </table:table-cell>
          <table:table-cell table:formula="of:=INT(SUM([.A147:.BU147])/2)" office:value-type="float" office:value="4">
            <text:p>4</text:p>
          </table:table-cell>
          <table:table-cell table:number-columns-repeated="2"/>
          <table:table-cell table:formula="of:=72-SUM([.BX147:.BZ147])-[.BW147]" office:value-type="float" office:value="32">
            <text:p>32</text:p>
          </table:table-cell>
          <table:table-cell table:formula="of:=[.BW148]+[.CA147]" office:value-type="float" office:value="68">
            <text:p>68</text:p>
          </table:table-cell>
          <table:table-cell table:number-columns-repeated="2"/>
          <table:table-cell table:formula="of:=IF(ISNUMBER([.BW147]);&quot;0x&quot;&amp;DEC2HEX([.BW147]+[.BW$2]))" office:value-type="string" office:string-value="0x23">
            <text:p>0x23</text:p>
          </table:table-cell>
          <table:table-cell table:formula="of:=IF(ISNUMBER([.BX147]);&quot;0x&quot;&amp;DEC2HEX([.BX147]+[.BX$2]))" office:value-type="string" office:string-value="0x83">
            <text:p>0x83</text:p>
          </table:table-cell>
          <table:table-cell table:formula="of:=IF(ISNUMBER([.BY147]);&quot;0x&quot;&amp;DEC2HEX([.BY147]+[.BY$2]);&quot;&quot;)">
            <text:p/>
          </table:table-cell>
          <table:table-cell table:formula="of:=IF(ISNUMBER([.BZ147]);&quot;0x&quot;&amp;DEC2HEX([.BZ147]+[.BZ$2]);&quot;&quot;)">
            <text:p/>
          </table:table-cell>
          <table:table-cell table:formula="of:=IF(ISNUMBER([.CB147]);&quot;0x&quot;&amp;DEC2HEX([.CB147]+[.CB$2]);&quot;&quot;)" office:value-type="string" office:string-value="0x43">
            <text:p>0x43</text:p>
          </table:table-cell>
          <table:table-cell table:formula="of:=HEX2DEC(MID([.CE147];3;2))-[.CE$2]" office:value-type="float" office:value="36">
            <text:p>36</text:p>
          </table:table-cell>
          <table:table-cell table:formula="of:=HEX2DEC(MID([.CF147];3;2))-[.CF$2]" office:value-type="float" office:value="4">
            <text:p>4</text:p>
          </table:table-cell>
          <table:table-cell table:number-columns-repeated="2"/>
          <table:table-cell table:formula="of:=HEX2DEC(MID([.#REF!147];3;2))-[.#REF!$2]" office:value-type="float" office:value="0">
            <text:p>#REF!</text:p>
          </table:table-cell>
          <table:table-cell table:formula="of:=SUM([.CJ147:.CM147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8:.BU148];0)-1" office:value-type="float" office:value="36">
            <text:p>36</text:p>
          </table:table-cell>
          <table:table-cell table:formula="of:=INT(SUM([.A148:.BU148])/2)" office:value-type="float" office:value="4">
            <text:p>4</text:p>
          </table:table-cell>
          <table:table-cell table:number-columns-repeated="2"/>
          <table:table-cell table:formula="of:=72-SUM([.BX148:.BZ148])-[.BW148]" office:value-type="float" office:value="32">
            <text:p>32</text:p>
          </table:table-cell>
          <table:table-cell table:formula="of:=[.BW149]+[.CA148]" office:value-type="float" office:value="68">
            <text:p>68</text:p>
          </table:table-cell>
          <table:table-cell table:number-columns-repeated="2"/>
          <table:table-cell table:formula="of:=IF(ISNUMBER([.BW148]);&quot;0x&quot;&amp;DEC2HEX([.BW148]+[.BW$2]))" office:value-type="string" office:string-value="0x23">
            <text:p>0x23</text:p>
          </table:table-cell>
          <table:table-cell table:formula="of:=IF(ISNUMBER([.BX148]);&quot;0x&quot;&amp;DEC2HEX([.BX148]+[.BX$2]))" office:value-type="string" office:string-value="0x83">
            <text:p>0x83</text:p>
          </table:table-cell>
          <table:table-cell table:formula="of:=IF(ISNUMBER([.BY148]);&quot;0x&quot;&amp;DEC2HEX([.BY148]+[.BY$2]);&quot;&quot;)">
            <text:p/>
          </table:table-cell>
          <table:table-cell table:formula="of:=IF(ISNUMBER([.BZ148]);&quot;0x&quot;&amp;DEC2HEX([.BZ148]+[.BZ$2]);&quot;&quot;)">
            <text:p/>
          </table:table-cell>
          <table:table-cell table:formula="of:=IF(ISNUMBER([.CB148]);&quot;0x&quot;&amp;DEC2HEX([.CB148]+[.CB$2]);&quot;&quot;)" office:value-type="string" office:string-value="0x43">
            <text:p>0x43</text:p>
          </table:table-cell>
          <table:table-cell table:formula="of:=HEX2DEC(MID([.CE148];3;2))-[.CE$2]" office:value-type="float" office:value="36">
            <text:p>36</text:p>
          </table:table-cell>
          <table:table-cell table:formula="of:=HEX2DEC(MID([.CF148];3;2))-[.CF$2]" office:value-type="float" office:value="4">
            <text:p>4</text:p>
          </table:table-cell>
          <table:table-cell table:number-columns-repeated="2"/>
          <table:table-cell table:formula="of:=HEX2DEC(MID([.#REF!148];3;2))-[.#REF!$2]" office:value-type="float" office:value="0">
            <text:p>#REF!</text:p>
          </table:table-cell>
          <table:table-cell table:formula="of:=SUM([.CJ148:.CM148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49:.BU149];0)-1" office:value-type="float" office:value="36">
            <text:p>36</text:p>
          </table:table-cell>
          <table:table-cell table:formula="of:=INT(SUM([.A149:.BU149])/2)" office:value-type="float" office:value="4">
            <text:p>4</text:p>
          </table:table-cell>
          <table:table-cell table:number-columns-repeated="2"/>
          <table:table-cell table:formula="of:=72-SUM([.BX149:.BZ149])-[.BW149]" office:value-type="float" office:value="32">
            <text:p>32</text:p>
          </table:table-cell>
          <table:table-cell table:formula="of:=[.BW150]+[.CA149]" office:value-type="float" office:value="68">
            <text:p>68</text:p>
          </table:table-cell>
          <table:table-cell table:number-columns-repeated="2"/>
          <table:table-cell table:formula="of:=IF(ISNUMBER([.BW149]);&quot;0x&quot;&amp;DEC2HEX([.BW149]+[.BW$2]))" office:value-type="string" office:string-value="0x23">
            <text:p>0x23</text:p>
          </table:table-cell>
          <table:table-cell table:formula="of:=IF(ISNUMBER([.BX149]);&quot;0x&quot;&amp;DEC2HEX([.BX149]+[.BX$2]))" office:value-type="string" office:string-value="0x83">
            <text:p>0x83</text:p>
          </table:table-cell>
          <table:table-cell table:formula="of:=IF(ISNUMBER([.BY149]);&quot;0x&quot;&amp;DEC2HEX([.BY149]+[.BY$2]);&quot;&quot;)">
            <text:p/>
          </table:table-cell>
          <table:table-cell table:formula="of:=IF(ISNUMBER([.BZ149]);&quot;0x&quot;&amp;DEC2HEX([.BZ149]+[.BZ$2]);&quot;&quot;)">
            <text:p/>
          </table:table-cell>
          <table:table-cell table:formula="of:=IF(ISNUMBER([.CB149]);&quot;0x&quot;&amp;DEC2HEX([.CB149]+[.CB$2]);&quot;&quot;)" office:value-type="string" office:string-value="0x43">
            <text:p>0x43</text:p>
          </table:table-cell>
          <table:table-cell table:formula="of:=HEX2DEC(MID([.CE149];3;2))-[.CE$2]" office:value-type="float" office:value="36">
            <text:p>36</text:p>
          </table:table-cell>
          <table:table-cell table:formula="of:=HEX2DEC(MID([.CF149];3;2))-[.CF$2]" office:value-type="float" office:value="4">
            <text:p>4</text:p>
          </table:table-cell>
          <table:table-cell table:number-columns-repeated="2"/>
          <table:table-cell table:formula="of:=HEX2DEC(MID([.#REF!149];3;2))-[.#REF!$2]" office:value-type="float" office:value="0">
            <text:p>#REF!</text:p>
          </table:table-cell>
          <table:table-cell table:formula="of:=SUM([.CJ149:.CM149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0:.BU150];0)-1" office:value-type="float" office:value="36">
            <text:p>36</text:p>
          </table:table-cell>
          <table:table-cell table:formula="of:=INT(SUM([.A150:.BU150])/2)" office:value-type="float" office:value="4">
            <text:p>4</text:p>
          </table:table-cell>
          <table:table-cell table:number-columns-repeated="2"/>
          <table:table-cell table:formula="of:=72-SUM([.BX150:.BZ150])-[.BW150]" office:value-type="float" office:value="32">
            <text:p>32</text:p>
          </table:table-cell>
          <table:table-cell table:formula="of:=[.BW151]+[.CA150]" office:value-type="float" office:value="68">
            <text:p>68</text:p>
          </table:table-cell>
          <table:table-cell table:number-columns-repeated="2"/>
          <table:table-cell table:formula="of:=IF(ISNUMBER([.BW150]);&quot;0x&quot;&amp;DEC2HEX([.BW150]+[.BW$2]))" office:value-type="string" office:string-value="0x23">
            <text:p>0x23</text:p>
          </table:table-cell>
          <table:table-cell table:formula="of:=IF(ISNUMBER([.BX150]);&quot;0x&quot;&amp;DEC2HEX([.BX150]+[.BX$2]))" office:value-type="string" office:string-value="0x83">
            <text:p>0x83</text:p>
          </table:table-cell>
          <table:table-cell table:formula="of:=IF(ISNUMBER([.BY150]);&quot;0x&quot;&amp;DEC2HEX([.BY150]+[.BY$2]);&quot;&quot;)">
            <text:p/>
          </table:table-cell>
          <table:table-cell table:formula="of:=IF(ISNUMBER([.BZ150]);&quot;0x&quot;&amp;DEC2HEX([.BZ150]+[.BZ$2]);&quot;&quot;)">
            <text:p/>
          </table:table-cell>
          <table:table-cell table:formula="of:=IF(ISNUMBER([.CB150]);&quot;0x&quot;&amp;DEC2HEX([.CB150]+[.CB$2]);&quot;&quot;)" office:value-type="string" office:string-value="0x43">
            <text:p>0x43</text:p>
          </table:table-cell>
          <table:table-cell table:formula="of:=HEX2DEC(MID([.CE150];3;2))-[.CE$2]" office:value-type="float" office:value="36">
            <text:p>36</text:p>
          </table:table-cell>
          <table:table-cell table:formula="of:=HEX2DEC(MID([.CF150];3;2))-[.CF$2]" office:value-type="float" office:value="4">
            <text:p>4</text:p>
          </table:table-cell>
          <table:table-cell table:number-columns-repeated="2"/>
          <table:table-cell table:formula="of:=HEX2DEC(MID([.#REF!150];3;2))-[.#REF!$2]" office:value-type="float" office:value="0">
            <text:p>#REF!</text:p>
          </table:table-cell>
          <table:table-cell table:formula="of:=SUM([.CJ150:.CM150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1:.BU151];0)-1" office:value-type="float" office:value="36">
            <text:p>36</text:p>
          </table:table-cell>
          <table:table-cell table:formula="of:=INT(SUM([.A151:.BU151])/2)" office:value-type="float" office:value="4">
            <text:p>4</text:p>
          </table:table-cell>
          <table:table-cell table:number-columns-repeated="2"/>
          <table:table-cell table:formula="of:=72-SUM([.BX151:.BZ151])-[.BW151]" office:value-type="float" office:value="32">
            <text:p>32</text:p>
          </table:table-cell>
          <table:table-cell table:formula="of:=[.BW152]+[.CA151]" office:value-type="float" office:value="68">
            <text:p>68</text:p>
          </table:table-cell>
          <table:table-cell table:number-columns-repeated="2"/>
          <table:table-cell table:formula="of:=IF(ISNUMBER([.BW151]);&quot;0x&quot;&amp;DEC2HEX([.BW151]+[.BW$2]))" office:value-type="string" office:string-value="0x23">
            <text:p>0x23</text:p>
          </table:table-cell>
          <table:table-cell table:formula="of:=IF(ISNUMBER([.BX151]);&quot;0x&quot;&amp;DEC2HEX([.BX151]+[.BX$2]))" office:value-type="string" office:string-value="0x83">
            <text:p>0x83</text:p>
          </table:table-cell>
          <table:table-cell table:formula="of:=IF(ISNUMBER([.BY151]);&quot;0x&quot;&amp;DEC2HEX([.BY151]+[.BY$2]);&quot;&quot;)">
            <text:p/>
          </table:table-cell>
          <table:table-cell table:formula="of:=IF(ISNUMBER([.BZ151]);&quot;0x&quot;&amp;DEC2HEX([.BZ151]+[.BZ$2]);&quot;&quot;)">
            <text:p/>
          </table:table-cell>
          <table:table-cell table:formula="of:=IF(ISNUMBER([.CB151]);&quot;0x&quot;&amp;DEC2HEX([.CB151]+[.CB$2]);&quot;&quot;)" office:value-type="string" office:string-value="0x43">
            <text:p>0x43</text:p>
          </table:table-cell>
          <table:table-cell table:formula="of:=HEX2DEC(MID([.CE151];3;2))-[.CE$2]" office:value-type="float" office:value="36">
            <text:p>36</text:p>
          </table:table-cell>
          <table:table-cell table:formula="of:=HEX2DEC(MID([.CF151];3;2))-[.CF$2]" office:value-type="float" office:value="4">
            <text:p>4</text:p>
          </table:table-cell>
          <table:table-cell table:number-columns-repeated="2"/>
          <table:table-cell table:formula="of:=HEX2DEC(MID([.#REF!151];3;2))-[.#REF!$2]" office:value-type="float" office:value="0">
            <text:p>#REF!</text:p>
          </table:table-cell>
          <table:table-cell table:formula="of:=SUM([.CJ151:.CM151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2:.BU152];0)-1" office:value-type="float" office:value="36">
            <text:p>36</text:p>
          </table:table-cell>
          <table:table-cell table:formula="of:=INT(SUM([.A152:.BU152])/2)" office:value-type="float" office:value="4">
            <text:p>4</text:p>
          </table:table-cell>
          <table:table-cell table:number-columns-repeated="2"/>
          <table:table-cell table:formula="of:=72-SUM([.BX152:.BZ152])-[.BW152]" office:value-type="float" office:value="32">
            <text:p>32</text:p>
          </table:table-cell>
          <table:table-cell table:formula="of:=[.BW153]+[.CA152]" office:value-type="float" office:value="68">
            <text:p>68</text:p>
          </table:table-cell>
          <table:table-cell table:number-columns-repeated="2"/>
          <table:table-cell table:formula="of:=IF(ISNUMBER([.BW152]);&quot;0x&quot;&amp;DEC2HEX([.BW152]+[.BW$2]))" office:value-type="string" office:string-value="0x23">
            <text:p>0x23</text:p>
          </table:table-cell>
          <table:table-cell table:formula="of:=IF(ISNUMBER([.BX152]);&quot;0x&quot;&amp;DEC2HEX([.BX152]+[.BX$2]))" office:value-type="string" office:string-value="0x83">
            <text:p>0x83</text:p>
          </table:table-cell>
          <table:table-cell table:formula="of:=IF(ISNUMBER([.BY152]);&quot;0x&quot;&amp;DEC2HEX([.BY152]+[.BY$2]);&quot;&quot;)">
            <text:p/>
          </table:table-cell>
          <table:table-cell table:formula="of:=IF(ISNUMBER([.BZ152]);&quot;0x&quot;&amp;DEC2HEX([.BZ152]+[.BZ$2]);&quot;&quot;)">
            <text:p/>
          </table:table-cell>
          <table:table-cell table:formula="of:=IF(ISNUMBER([.CB152]);&quot;0x&quot;&amp;DEC2HEX([.CB152]+[.CB$2]);&quot;&quot;)" office:value-type="string" office:string-value="0x43">
            <text:p>0x43</text:p>
          </table:table-cell>
          <table:table-cell table:formula="of:=HEX2DEC(MID([.CE152];3;2))-[.CE$2]" office:value-type="float" office:value="36">
            <text:p>36</text:p>
          </table:table-cell>
          <table:table-cell table:formula="of:=HEX2DEC(MID([.CF152];3;2))-[.CF$2]" office:value-type="float" office:value="4">
            <text:p>4</text:p>
          </table:table-cell>
          <table:table-cell table:number-columns-repeated="2"/>
          <table:table-cell table:formula="of:=HEX2DEC(MID([.#REF!152];3;2))-[.#REF!$2]" office:value-type="float" office:value="0">
            <text:p>#REF!</text:p>
          </table:table-cell>
          <table:table-cell table:formula="of:=SUM([.CJ152:.CM152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3:.BU153];0)-1" office:value-type="float" office:value="36">
            <text:p>36</text:p>
          </table:table-cell>
          <table:table-cell table:formula="of:=INT(SUM([.A153:.BU153])/2)" office:value-type="float" office:value="4">
            <text:p>4</text:p>
          </table:table-cell>
          <table:table-cell table:number-columns-repeated="2"/>
          <table:table-cell table:formula="of:=72-SUM([.BX153:.BZ153])-[.BW153]" office:value-type="float" office:value="32">
            <text:p>32</text:p>
          </table:table-cell>
          <table:table-cell table:formula="of:=[.BW154]+[.CA153]" office:value-type="float" office:value="68">
            <text:p>68</text:p>
          </table:table-cell>
          <table:table-cell table:number-columns-repeated="2"/>
          <table:table-cell table:formula="of:=IF(ISNUMBER([.BW153]);&quot;0x&quot;&amp;DEC2HEX([.BW153]+[.BW$2]))" office:value-type="string" office:string-value="0x23">
            <text:p>0x23</text:p>
          </table:table-cell>
          <table:table-cell table:formula="of:=IF(ISNUMBER([.BX153]);&quot;0x&quot;&amp;DEC2HEX([.BX153]+[.BX$2]))" office:value-type="string" office:string-value="0x83">
            <text:p>0x83</text:p>
          </table:table-cell>
          <table:table-cell table:formula="of:=IF(ISNUMBER([.BY153]);&quot;0x&quot;&amp;DEC2HEX([.BY153]+[.BY$2]);&quot;&quot;)">
            <text:p/>
          </table:table-cell>
          <table:table-cell table:formula="of:=IF(ISNUMBER([.BZ153]);&quot;0x&quot;&amp;DEC2HEX([.BZ153]+[.BZ$2]);&quot;&quot;)">
            <text:p/>
          </table:table-cell>
          <table:table-cell table:formula="of:=IF(ISNUMBER([.CB153]);&quot;0x&quot;&amp;DEC2HEX([.CB153]+[.CB$2]);&quot;&quot;)" office:value-type="string" office:string-value="0x43">
            <text:p>0x43</text:p>
          </table:table-cell>
          <table:table-cell table:formula="of:=HEX2DEC(MID([.CE153];3;2))-[.CE$2]" office:value-type="float" office:value="36">
            <text:p>36</text:p>
          </table:table-cell>
          <table:table-cell table:formula="of:=HEX2DEC(MID([.CF153];3;2))-[.CF$2]" office:value-type="float" office:value="4">
            <text:p>4</text:p>
          </table:table-cell>
          <table:table-cell table:number-columns-repeated="2"/>
          <table:table-cell table:formula="of:=HEX2DEC(MID([.#REF!153];3;2))-[.#REF!$2]" office:value-type="float" office:value="0">
            <text:p>#REF!</text:p>
          </table:table-cell>
          <table:table-cell table:formula="of:=SUM([.CJ153:.CM153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4:.BU154];0)-1" office:value-type="float" office:value="36">
            <text:p>36</text:p>
          </table:table-cell>
          <table:table-cell table:formula="of:=INT(SUM([.A154:.BU154])/2)" office:value-type="float" office:value="4">
            <text:p>4</text:p>
          </table:table-cell>
          <table:table-cell table:number-columns-repeated="2"/>
          <table:table-cell table:formula="of:=72-SUM([.BX154:.BZ154])-[.BW154]" office:value-type="float" office:value="32">
            <text:p>32</text:p>
          </table:table-cell>
          <table:table-cell table:formula="of:=[.BW155]+[.CA154]" office:value-type="float" office:value="68">
            <text:p>68</text:p>
          </table:table-cell>
          <table:table-cell table:number-columns-repeated="2"/>
          <table:table-cell table:formula="of:=IF(ISNUMBER([.BW154]);&quot;0x&quot;&amp;DEC2HEX([.BW154]+[.BW$2]))" office:value-type="string" office:string-value="0x23">
            <text:p>0x23</text:p>
          </table:table-cell>
          <table:table-cell table:formula="of:=IF(ISNUMBER([.BX154]);&quot;0x&quot;&amp;DEC2HEX([.BX154]+[.BX$2]))" office:value-type="string" office:string-value="0x83">
            <text:p>0x83</text:p>
          </table:table-cell>
          <table:table-cell table:formula="of:=IF(ISNUMBER([.BY154]);&quot;0x&quot;&amp;DEC2HEX([.BY154]+[.BY$2]);&quot;&quot;)">
            <text:p/>
          </table:table-cell>
          <table:table-cell table:formula="of:=IF(ISNUMBER([.BZ154]);&quot;0x&quot;&amp;DEC2HEX([.BZ154]+[.BZ$2]);&quot;&quot;)">
            <text:p/>
          </table:table-cell>
          <table:table-cell table:formula="of:=IF(ISNUMBER([.CB154]);&quot;0x&quot;&amp;DEC2HEX([.CB154]+[.CB$2]);&quot;&quot;)" office:value-type="string" office:string-value="0x43">
            <text:p>0x43</text:p>
          </table:table-cell>
          <table:table-cell table:formula="of:=HEX2DEC(MID([.CE154];3;2))-[.CE$2]" office:value-type="float" office:value="36">
            <text:p>36</text:p>
          </table:table-cell>
          <table:table-cell table:formula="of:=HEX2DEC(MID([.CF154];3;2))-[.CF$2]" office:value-type="float" office:value="4">
            <text:p>4</text:p>
          </table:table-cell>
          <table:table-cell table:number-columns-repeated="2"/>
          <table:table-cell table:formula="of:=HEX2DEC(MID([.#REF!154];3;2))-[.#REF!$2]" office:value-type="float" office:value="0">
            <text:p>#REF!</text:p>
          </table:table-cell>
          <table:table-cell table:formula="of:=SUM([.CJ154:.CM154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5:.BU155];0)-1" office:value-type="float" office:value="36">
            <text:p>36</text:p>
          </table:table-cell>
          <table:table-cell table:formula="of:=INT(SUM([.A155:.BU155])/2)" office:value-type="float" office:value="4">
            <text:p>4</text:p>
          </table:table-cell>
          <table:table-cell table:number-columns-repeated="2"/>
          <table:table-cell table:formula="of:=72-SUM([.BX155:.BZ155])-[.BW155]" office:value-type="float" office:value="32">
            <text:p>32</text:p>
          </table:table-cell>
          <table:table-cell table:formula="of:=[.BW156]+[.CA155]" office:value-type="float" office:value="68">
            <text:p>68</text:p>
          </table:table-cell>
          <table:table-cell table:number-columns-repeated="2"/>
          <table:table-cell table:formula="of:=IF(ISNUMBER([.BW155]);&quot;0x&quot;&amp;DEC2HEX([.BW155]+[.BW$2]))" office:value-type="string" office:string-value="0x23">
            <text:p>0x23</text:p>
          </table:table-cell>
          <table:table-cell table:formula="of:=IF(ISNUMBER([.BX155]);&quot;0x&quot;&amp;DEC2HEX([.BX155]+[.BX$2]))" office:value-type="string" office:string-value="0x83">
            <text:p>0x83</text:p>
          </table:table-cell>
          <table:table-cell table:formula="of:=IF(ISNUMBER([.BY155]);&quot;0x&quot;&amp;DEC2HEX([.BY155]+[.BY$2]);&quot;&quot;)">
            <text:p/>
          </table:table-cell>
          <table:table-cell table:formula="of:=IF(ISNUMBER([.BZ155]);&quot;0x&quot;&amp;DEC2HEX([.BZ155]+[.BZ$2]);&quot;&quot;)">
            <text:p/>
          </table:table-cell>
          <table:table-cell table:formula="of:=IF(ISNUMBER([.CB155]);&quot;0x&quot;&amp;DEC2HEX([.CB155]+[.CB$2]);&quot;&quot;)" office:value-type="string" office:string-value="0x43">
            <text:p>0x43</text:p>
          </table:table-cell>
          <table:table-cell table:formula="of:=HEX2DEC(MID([.CE155];3;2))-[.CE$2]" office:value-type="float" office:value="36">
            <text:p>36</text:p>
          </table:table-cell>
          <table:table-cell table:formula="of:=HEX2DEC(MID([.CF155];3;2))-[.CF$2]" office:value-type="float" office:value="4">
            <text:p>4</text:p>
          </table:table-cell>
          <table:table-cell table:number-columns-repeated="2"/>
          <table:table-cell table:formula="of:=HEX2DEC(MID([.#REF!155];3;2))-[.#REF!$2]" office:value-type="float" office:value="0">
            <text:p>#REF!</text:p>
          </table:table-cell>
          <table:table-cell table:formula="of:=SUM([.CJ155:.CM155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6:.BU156];0)-1" office:value-type="float" office:value="36">
            <text:p>36</text:p>
          </table:table-cell>
          <table:table-cell table:formula="of:=INT(SUM([.A156:.BU156])/2)" office:value-type="float" office:value="4">
            <text:p>4</text:p>
          </table:table-cell>
          <table:table-cell table:number-columns-repeated="2"/>
          <table:table-cell table:formula="of:=72-SUM([.BX156:.BZ156])-[.BW156]" office:value-type="float" office:value="32">
            <text:p>32</text:p>
          </table:table-cell>
          <table:table-cell table:formula="of:=[.BW157]+[.CA156]" office:value-type="float" office:value="68">
            <text:p>68</text:p>
          </table:table-cell>
          <table:table-cell table:number-columns-repeated="2"/>
          <table:table-cell table:formula="of:=IF(ISNUMBER([.BW156]);&quot;0x&quot;&amp;DEC2HEX([.BW156]+[.BW$2]))" office:value-type="string" office:string-value="0x23">
            <text:p>0x23</text:p>
          </table:table-cell>
          <table:table-cell table:formula="of:=IF(ISNUMBER([.BX156]);&quot;0x&quot;&amp;DEC2HEX([.BX156]+[.BX$2]))" office:value-type="string" office:string-value="0x83">
            <text:p>0x83</text:p>
          </table:table-cell>
          <table:table-cell table:formula="of:=IF(ISNUMBER([.BY156]);&quot;0x&quot;&amp;DEC2HEX([.BY156]+[.BY$2]);&quot;&quot;)">
            <text:p/>
          </table:table-cell>
          <table:table-cell table:formula="of:=IF(ISNUMBER([.BZ156]);&quot;0x&quot;&amp;DEC2HEX([.BZ156]+[.BZ$2]);&quot;&quot;)">
            <text:p/>
          </table:table-cell>
          <table:table-cell table:formula="of:=IF(ISNUMBER([.CB156]);&quot;0x&quot;&amp;DEC2HEX([.CB156]+[.CB$2]);&quot;&quot;)" office:value-type="string" office:string-value="0x43">
            <text:p>0x43</text:p>
          </table:table-cell>
          <table:table-cell table:formula="of:=HEX2DEC(MID([.CE156];3;2))-[.CE$2]" office:value-type="float" office:value="36">
            <text:p>36</text:p>
          </table:table-cell>
          <table:table-cell table:formula="of:=HEX2DEC(MID([.CF156];3;2))-[.CF$2]" office:value-type="float" office:value="4">
            <text:p>4</text:p>
          </table:table-cell>
          <table:table-cell table:number-columns-repeated="2"/>
          <table:table-cell table:formula="of:=HEX2DEC(MID([.#REF!156];3;2))-[.#REF!$2]" office:value-type="float" office:value="0">
            <text:p>#REF!</text:p>
          </table:table-cell>
          <table:table-cell table:formula="of:=SUM([.CJ156:.CM156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7:.BU157];0)-1" office:value-type="float" office:value="36">
            <text:p>36</text:p>
          </table:table-cell>
          <table:table-cell table:formula="of:=INT(SUM([.A157:.BU157])/2)" office:value-type="float" office:value="4">
            <text:p>4</text:p>
          </table:table-cell>
          <table:table-cell table:number-columns-repeated="2"/>
          <table:table-cell table:formula="of:=72-SUM([.BX157:.BZ157])-[.BW157]" office:value-type="float" office:value="32">
            <text:p>32</text:p>
          </table:table-cell>
          <table:table-cell table:formula="of:=[.BW158]+[.CA157]" office:value-type="float" office:value="68">
            <text:p>68</text:p>
          </table:table-cell>
          <table:table-cell table:number-columns-repeated="2"/>
          <table:table-cell table:formula="of:=IF(ISNUMBER([.BW157]);&quot;0x&quot;&amp;DEC2HEX([.BW157]+[.BW$2]))" office:value-type="string" office:string-value="0x23">
            <text:p>0x23</text:p>
          </table:table-cell>
          <table:table-cell table:formula="of:=IF(ISNUMBER([.BX157]);&quot;0x&quot;&amp;DEC2HEX([.BX157]+[.BX$2]))" office:value-type="string" office:string-value="0x83">
            <text:p>0x83</text:p>
          </table:table-cell>
          <table:table-cell table:formula="of:=IF(ISNUMBER([.BY157]);&quot;0x&quot;&amp;DEC2HEX([.BY157]+[.BY$2]);&quot;&quot;)">
            <text:p/>
          </table:table-cell>
          <table:table-cell table:formula="of:=IF(ISNUMBER([.BZ157]);&quot;0x&quot;&amp;DEC2HEX([.BZ157]+[.BZ$2]);&quot;&quot;)">
            <text:p/>
          </table:table-cell>
          <table:table-cell table:formula="of:=IF(ISNUMBER([.CB157]);&quot;0x&quot;&amp;DEC2HEX([.CB157]+[.CB$2]);&quot;&quot;)" office:value-type="string" office:string-value="0x43">
            <text:p>0x43</text:p>
          </table:table-cell>
          <table:table-cell table:formula="of:=HEX2DEC(MID([.CE157];3;2))-[.CE$2]" office:value-type="float" office:value="36">
            <text:p>36</text:p>
          </table:table-cell>
          <table:table-cell table:formula="of:=HEX2DEC(MID([.CF157];3;2))-[.CF$2]" office:value-type="float" office:value="4">
            <text:p>4</text:p>
          </table:table-cell>
          <table:table-cell table:number-columns-repeated="2"/>
          <table:table-cell table:formula="of:=HEX2DEC(MID([.#REF!157];3;2))-[.#REF!$2]" office:value-type="float" office:value="0">
            <text:p>#REF!</text:p>
          </table:table-cell>
          <table:table-cell table:formula="of:=SUM([.CJ157:.CM157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8:.BU158];0)-1" office:value-type="float" office:value="36">
            <text:p>36</text:p>
          </table:table-cell>
          <table:table-cell table:formula="of:=INT(SUM([.A158:.BU158])/2)" office:value-type="float" office:value="4">
            <text:p>4</text:p>
          </table:table-cell>
          <table:table-cell table:number-columns-repeated="2"/>
          <table:table-cell table:formula="of:=72-SUM([.BX158:.BZ158])-[.BW158]" office:value-type="float" office:value="32">
            <text:p>32</text:p>
          </table:table-cell>
          <table:table-cell table:formula="of:=[.BW159]+[.CA158]" office:value-type="float" office:value="68">
            <text:p>68</text:p>
          </table:table-cell>
          <table:table-cell table:number-columns-repeated="2"/>
          <table:table-cell table:formula="of:=IF(ISNUMBER([.BW158]);&quot;0x&quot;&amp;DEC2HEX([.BW158]+[.BW$2]))" office:value-type="string" office:string-value="0x23">
            <text:p>0x23</text:p>
          </table:table-cell>
          <table:table-cell table:formula="of:=IF(ISNUMBER([.BX158]);&quot;0x&quot;&amp;DEC2HEX([.BX158]+[.BX$2]))" office:value-type="string" office:string-value="0x83">
            <text:p>0x83</text:p>
          </table:table-cell>
          <table:table-cell table:formula="of:=IF(ISNUMBER([.BY158]);&quot;0x&quot;&amp;DEC2HEX([.BY158]+[.BY$2]);&quot;&quot;)">
            <text:p/>
          </table:table-cell>
          <table:table-cell table:formula="of:=IF(ISNUMBER([.BZ158]);&quot;0x&quot;&amp;DEC2HEX([.BZ158]+[.BZ$2]);&quot;&quot;)">
            <text:p/>
          </table:table-cell>
          <table:table-cell table:formula="of:=IF(ISNUMBER([.CB158]);&quot;0x&quot;&amp;DEC2HEX([.CB158]+[.CB$2]);&quot;&quot;)" office:value-type="string" office:string-value="0x43">
            <text:p>0x43</text:p>
          </table:table-cell>
          <table:table-cell table:formula="of:=HEX2DEC(MID([.CE158];3;2))-[.CE$2]" office:value-type="float" office:value="36">
            <text:p>36</text:p>
          </table:table-cell>
          <table:table-cell table:formula="of:=HEX2DEC(MID([.CF158];3;2))-[.CF$2]" office:value-type="float" office:value="4">
            <text:p>4</text:p>
          </table:table-cell>
          <table:table-cell table:number-columns-repeated="2"/>
          <table:table-cell table:formula="of:=HEX2DEC(MID([.#REF!158];3;2))-[.#REF!$2]" office:value-type="float" office:value="0">
            <text:p>#REF!</text:p>
          </table:table-cell>
          <table:table-cell table:formula="of:=SUM([.CJ158:.CM158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59:.BU159];0)-1" office:value-type="float" office:value="36">
            <text:p>36</text:p>
          </table:table-cell>
          <table:table-cell table:formula="of:=INT(SUM([.A159:.BU159])/2)" office:value-type="float" office:value="4">
            <text:p>4</text:p>
          </table:table-cell>
          <table:table-cell table:number-columns-repeated="2"/>
          <table:table-cell table:formula="of:=72-SUM([.BX159:.BZ159])-[.BW159]" office:value-type="float" office:value="32">
            <text:p>32</text:p>
          </table:table-cell>
          <table:table-cell table:formula="of:=[.BW160]+[.CA159]" office:value-type="float" office:value="68">
            <text:p>68</text:p>
          </table:table-cell>
          <table:table-cell table:number-columns-repeated="2"/>
          <table:table-cell table:formula="of:=IF(ISNUMBER([.BW159]);&quot;0x&quot;&amp;DEC2HEX([.BW159]+[.BW$2]))" office:value-type="string" office:string-value="0x23">
            <text:p>0x23</text:p>
          </table:table-cell>
          <table:table-cell table:formula="of:=IF(ISNUMBER([.BX159]);&quot;0x&quot;&amp;DEC2HEX([.BX159]+[.BX$2]))" office:value-type="string" office:string-value="0x83">
            <text:p>0x83</text:p>
          </table:table-cell>
          <table:table-cell table:formula="of:=IF(ISNUMBER([.BY159]);&quot;0x&quot;&amp;DEC2HEX([.BY159]+[.BY$2]);&quot;&quot;)">
            <text:p/>
          </table:table-cell>
          <table:table-cell table:formula="of:=IF(ISNUMBER([.BZ159]);&quot;0x&quot;&amp;DEC2HEX([.BZ159]+[.BZ$2]);&quot;&quot;)">
            <text:p/>
          </table:table-cell>
          <table:table-cell table:formula="of:=IF(ISNUMBER([.CB159]);&quot;0x&quot;&amp;DEC2HEX([.CB159]+[.CB$2]);&quot;&quot;)" office:value-type="string" office:string-value="0x43">
            <text:p>0x43</text:p>
          </table:table-cell>
          <table:table-cell table:formula="of:=HEX2DEC(MID([.CE159];3;2))-[.CE$2]" office:value-type="float" office:value="36">
            <text:p>36</text:p>
          </table:table-cell>
          <table:table-cell table:formula="of:=HEX2DEC(MID([.CF159];3;2))-[.CF$2]" office:value-type="float" office:value="4">
            <text:p>4</text:p>
          </table:table-cell>
          <table:table-cell table:number-columns-repeated="2"/>
          <table:table-cell table:formula="of:=HEX2DEC(MID([.#REF!159];3;2))-[.#REF!$2]" office:value-type="float" office:value="0">
            <text:p>#REF!</text:p>
          </table:table-cell>
          <table:table-cell table:formula="of:=SUM([.CJ159:.CM159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0:.BU160];0)-1" office:value-type="float" office:value="36">
            <text:p>36</text:p>
          </table:table-cell>
          <table:table-cell table:formula="of:=INT(SUM([.A160:.BU160])/2)" office:value-type="float" office:value="4">
            <text:p>4</text:p>
          </table:table-cell>
          <table:table-cell table:number-columns-repeated="2"/>
          <table:table-cell table:formula="of:=72-SUM([.BX160:.BZ160])-[.BW160]" office:value-type="float" office:value="32">
            <text:p>32</text:p>
          </table:table-cell>
          <table:table-cell table:formula="of:=[.BW161]+[.CA160]" office:value-type="float" office:value="68">
            <text:p>68</text:p>
          </table:table-cell>
          <table:table-cell table:number-columns-repeated="2"/>
          <table:table-cell table:formula="of:=IF(ISNUMBER([.BW160]);&quot;0x&quot;&amp;DEC2HEX([.BW160]+[.BW$2]))" office:value-type="string" office:string-value="0x23">
            <text:p>0x23</text:p>
          </table:table-cell>
          <table:table-cell table:formula="of:=IF(ISNUMBER([.BX160]);&quot;0x&quot;&amp;DEC2HEX([.BX160]+[.BX$2]))" office:value-type="string" office:string-value="0x83">
            <text:p>0x83</text:p>
          </table:table-cell>
          <table:table-cell table:formula="of:=IF(ISNUMBER([.BY160]);&quot;0x&quot;&amp;DEC2HEX([.BY160]+[.BY$2]);&quot;&quot;)">
            <text:p/>
          </table:table-cell>
          <table:table-cell table:formula="of:=IF(ISNUMBER([.BZ160]);&quot;0x&quot;&amp;DEC2HEX([.BZ160]+[.BZ$2]);&quot;&quot;)">
            <text:p/>
          </table:table-cell>
          <table:table-cell table:formula="of:=IF(ISNUMBER([.CB160]);&quot;0x&quot;&amp;DEC2HEX([.CB160]+[.CB$2]);&quot;&quot;)" office:value-type="string" office:string-value="0x43">
            <text:p>0x43</text:p>
          </table:table-cell>
          <table:table-cell table:formula="of:=HEX2DEC(MID([.CE160];3;2))-[.CE$2]" office:value-type="float" office:value="36">
            <text:p>36</text:p>
          </table:table-cell>
          <table:table-cell table:formula="of:=HEX2DEC(MID([.CF160];3;2))-[.CF$2]" office:value-type="float" office:value="4">
            <text:p>4</text:p>
          </table:table-cell>
          <table:table-cell table:number-columns-repeated="2"/>
          <table:table-cell table:formula="of:=HEX2DEC(MID([.#REF!160];3;2))-[.#REF!$2]" office:value-type="float" office:value="0">
            <text:p>#REF!</text:p>
          </table:table-cell>
          <table:table-cell table:formula="of:=SUM([.CJ160:.CM160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1:.BU161];0)-1" office:value-type="float" office:value="36">
            <text:p>36</text:p>
          </table:table-cell>
          <table:table-cell table:formula="of:=INT(SUM([.A161:.BU161])/2)" office:value-type="float" office:value="4">
            <text:p>4</text:p>
          </table:table-cell>
          <table:table-cell table:number-columns-repeated="2"/>
          <table:table-cell table:formula="of:=72-SUM([.BX161:.BZ161])-[.BW161]" office:value-type="float" office:value="32">
            <text:p>32</text:p>
          </table:table-cell>
          <table:table-cell table:formula="of:=[.BW162]+[.CA161]" office:value-type="float" office:value="68">
            <text:p>68</text:p>
          </table:table-cell>
          <table:table-cell table:number-columns-repeated="2"/>
          <table:table-cell table:formula="of:=IF(ISNUMBER([.BW161]);&quot;0x&quot;&amp;DEC2HEX([.BW161]+[.BW$2]))" office:value-type="string" office:string-value="0x23">
            <text:p>0x23</text:p>
          </table:table-cell>
          <table:table-cell table:formula="of:=IF(ISNUMBER([.BX161]);&quot;0x&quot;&amp;DEC2HEX([.BX161]+[.BX$2]))" office:value-type="string" office:string-value="0x83">
            <text:p>0x83</text:p>
          </table:table-cell>
          <table:table-cell table:formula="of:=IF(ISNUMBER([.BY161]);&quot;0x&quot;&amp;DEC2HEX([.BY161]+[.BY$2]);&quot;&quot;)">
            <text:p/>
          </table:table-cell>
          <table:table-cell table:formula="of:=IF(ISNUMBER([.BZ161]);&quot;0x&quot;&amp;DEC2HEX([.BZ161]+[.BZ$2]);&quot;&quot;)">
            <text:p/>
          </table:table-cell>
          <table:table-cell table:formula="of:=IF(ISNUMBER([.CB161]);&quot;0x&quot;&amp;DEC2HEX([.CB161]+[.CB$2]);&quot;&quot;)" office:value-type="string" office:string-value="0x43">
            <text:p>0x43</text:p>
          </table:table-cell>
          <table:table-cell table:formula="of:=HEX2DEC(MID([.CE161];3;2))-[.CE$2]" office:value-type="float" office:value="36">
            <text:p>36</text:p>
          </table:table-cell>
          <table:table-cell table:formula="of:=HEX2DEC(MID([.CF161];3;2))-[.CF$2]" office:value-type="float" office:value="4">
            <text:p>4</text:p>
          </table:table-cell>
          <table:table-cell table:number-columns-repeated="2"/>
          <table:table-cell table:formula="of:=HEX2DEC(MID([.#REF!161];3;2))-[.#REF!$2]" office:value-type="float" office:value="0">
            <text:p>#REF!</text:p>
          </table:table-cell>
          <table:table-cell table:formula="of:=SUM([.CJ161:.CM161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2:.BU162];0)-1" office:value-type="float" office:value="36">
            <text:p>36</text:p>
          </table:table-cell>
          <table:table-cell table:formula="of:=INT(SUM([.A162:.BU162])/2)" office:value-type="float" office:value="4">
            <text:p>4</text:p>
          </table:table-cell>
          <table:table-cell table:number-columns-repeated="2"/>
          <table:table-cell table:formula="of:=72-SUM([.BX162:.BZ162])-[.BW162]" office:value-type="float" office:value="32">
            <text:p>32</text:p>
          </table:table-cell>
          <table:table-cell table:formula="of:=[.BW163]+[.CA162]" office:value-type="float" office:value="68">
            <text:p>68</text:p>
          </table:table-cell>
          <table:table-cell table:number-columns-repeated="2"/>
          <table:table-cell table:formula="of:=IF(ISNUMBER([.BW162]);&quot;0x&quot;&amp;DEC2HEX([.BW162]+[.BW$2]))" office:value-type="string" office:string-value="0x23">
            <text:p>0x23</text:p>
          </table:table-cell>
          <table:table-cell table:formula="of:=IF(ISNUMBER([.BX162]);&quot;0x&quot;&amp;DEC2HEX([.BX162]+[.BX$2]))" office:value-type="string" office:string-value="0x83">
            <text:p>0x83</text:p>
          </table:table-cell>
          <table:table-cell table:formula="of:=IF(ISNUMBER([.BY162]);&quot;0x&quot;&amp;DEC2HEX([.BY162]+[.BY$2]);&quot;&quot;)">
            <text:p/>
          </table:table-cell>
          <table:table-cell table:formula="of:=IF(ISNUMBER([.BZ162]);&quot;0x&quot;&amp;DEC2HEX([.BZ162]+[.BZ$2]);&quot;&quot;)">
            <text:p/>
          </table:table-cell>
          <table:table-cell table:formula="of:=IF(ISNUMBER([.CB162]);&quot;0x&quot;&amp;DEC2HEX([.CB162]+[.CB$2]);&quot;&quot;)" office:value-type="string" office:string-value="0x43">
            <text:p>0x43</text:p>
          </table:table-cell>
          <table:table-cell table:formula="of:=HEX2DEC(MID([.CE162];3;2))-[.CE$2]" office:value-type="float" office:value="36">
            <text:p>36</text:p>
          </table:table-cell>
          <table:table-cell table:formula="of:=HEX2DEC(MID([.CF162];3;2))-[.CF$2]" office:value-type="float" office:value="4">
            <text:p>4</text:p>
          </table:table-cell>
          <table:table-cell table:number-columns-repeated="2"/>
          <table:table-cell table:formula="of:=HEX2DEC(MID([.#REF!162];3;2))-[.#REF!$2]" office:value-type="float" office:value="0">
            <text:p>#REF!</text:p>
          </table:table-cell>
          <table:table-cell table:formula="of:=SUM([.CJ162:.CM162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3:.BU163];0)-1" office:value-type="float" office:value="36">
            <text:p>36</text:p>
          </table:table-cell>
          <table:table-cell table:formula="of:=INT(SUM([.A163:.BU163])/2)" office:value-type="float" office:value="4">
            <text:p>4</text:p>
          </table:table-cell>
          <table:table-cell table:number-columns-repeated="2"/>
          <table:table-cell table:formula="of:=72-SUM([.BX163:.BZ163])-[.BW163]" office:value-type="float" office:value="32">
            <text:p>32</text:p>
          </table:table-cell>
          <table:table-cell table:formula="of:=[.BW164]+[.CA163]" office:value-type="float" office:value="68">
            <text:p>68</text:p>
          </table:table-cell>
          <table:table-cell table:number-columns-repeated="2"/>
          <table:table-cell table:formula="of:=IF(ISNUMBER([.BW163]);&quot;0x&quot;&amp;DEC2HEX([.BW163]+[.BW$2]))" office:value-type="string" office:string-value="0x23">
            <text:p>0x23</text:p>
          </table:table-cell>
          <table:table-cell table:formula="of:=IF(ISNUMBER([.BX163]);&quot;0x&quot;&amp;DEC2HEX([.BX163]+[.BX$2]))" office:value-type="string" office:string-value="0x83">
            <text:p>0x83</text:p>
          </table:table-cell>
          <table:table-cell table:formula="of:=IF(ISNUMBER([.BY163]);&quot;0x&quot;&amp;DEC2HEX([.BY163]+[.BY$2]);&quot;&quot;)">
            <text:p/>
          </table:table-cell>
          <table:table-cell table:formula="of:=IF(ISNUMBER([.BZ163]);&quot;0x&quot;&amp;DEC2HEX([.BZ163]+[.BZ$2]);&quot;&quot;)">
            <text:p/>
          </table:table-cell>
          <table:table-cell table:formula="of:=IF(ISNUMBER([.CB163]);&quot;0x&quot;&amp;DEC2HEX([.CB163]+[.CB$2]);&quot;&quot;)" office:value-type="string" office:string-value="0x43">
            <text:p>0x43</text:p>
          </table:table-cell>
          <table:table-cell table:formula="of:=HEX2DEC(MID([.CE163];3;2))-[.CE$2]" office:value-type="float" office:value="36">
            <text:p>36</text:p>
          </table:table-cell>
          <table:table-cell table:formula="of:=HEX2DEC(MID([.CF163];3;2))-[.CF$2]" office:value-type="float" office:value="4">
            <text:p>4</text:p>
          </table:table-cell>
          <table:table-cell table:number-columns-repeated="2"/>
          <table:table-cell table:formula="of:=HEX2DEC(MID([.#REF!163];3;2))-[.#REF!$2]" office:value-type="float" office:value="0">
            <text:p>#REF!</text:p>
          </table:table-cell>
          <table:table-cell table:formula="of:=SUM([.CJ163:.CM163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4:.BU164];0)-1" office:value-type="float" office:value="36">
            <text:p>36</text:p>
          </table:table-cell>
          <table:table-cell table:formula="of:=INT(SUM([.A164:.BU164])/2)" office:value-type="float" office:value="4">
            <text:p>4</text:p>
          </table:table-cell>
          <table:table-cell table:number-columns-repeated="2"/>
          <table:table-cell table:formula="of:=72-SUM([.BX164:.BZ164])-[.BW164]" office:value-type="float" office:value="32">
            <text:p>32</text:p>
          </table:table-cell>
          <table:table-cell table:formula="of:=[.BW165]+[.CA164]" office:value-type="float" office:value="68">
            <text:p>68</text:p>
          </table:table-cell>
          <table:table-cell table:number-columns-repeated="2"/>
          <table:table-cell table:formula="of:=IF(ISNUMBER([.BW164]);&quot;0x&quot;&amp;DEC2HEX([.BW164]+[.BW$2]))" office:value-type="string" office:string-value="0x23">
            <text:p>0x23</text:p>
          </table:table-cell>
          <table:table-cell table:formula="of:=IF(ISNUMBER([.BX164]);&quot;0x&quot;&amp;DEC2HEX([.BX164]+[.BX$2]))" office:value-type="string" office:string-value="0x83">
            <text:p>0x83</text:p>
          </table:table-cell>
          <table:table-cell table:formula="of:=IF(ISNUMBER([.BY164]);&quot;0x&quot;&amp;DEC2HEX([.BY164]+[.BY$2]);&quot;&quot;)">
            <text:p/>
          </table:table-cell>
          <table:table-cell table:formula="of:=IF(ISNUMBER([.BZ164]);&quot;0x&quot;&amp;DEC2HEX([.BZ164]+[.BZ$2]);&quot;&quot;)">
            <text:p/>
          </table:table-cell>
          <table:table-cell table:formula="of:=IF(ISNUMBER([.CB164]);&quot;0x&quot;&amp;DEC2HEX([.CB164]+[.CB$2]);&quot;&quot;)" office:value-type="string" office:string-value="0x43">
            <text:p>0x43</text:p>
          </table:table-cell>
          <table:table-cell table:formula="of:=HEX2DEC(MID([.CE164];3;2))-[.CE$2]" office:value-type="float" office:value="36">
            <text:p>36</text:p>
          </table:table-cell>
          <table:table-cell table:formula="of:=HEX2DEC(MID([.CF164];3;2))-[.CF$2]" office:value-type="float" office:value="4">
            <text:p>4</text:p>
          </table:table-cell>
          <table:table-cell table:number-columns-repeated="2"/>
          <table:table-cell table:formula="of:=HEX2DEC(MID([.#REF!164];3;2))-[.#REF!$2]" office:value-type="float" office:value="0">
            <text:p>#REF!</text:p>
          </table:table-cell>
          <table:table-cell table:formula="of:=SUM([.CJ164:.CM164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5:.BU165];0)-1" office:value-type="float" office:value="36">
            <text:p>36</text:p>
          </table:table-cell>
          <table:table-cell table:formula="of:=INT(SUM([.A165:.BU165])/2)" office:value-type="float" office:value="4">
            <text:p>4</text:p>
          </table:table-cell>
          <table:table-cell table:number-columns-repeated="2"/>
          <table:table-cell table:formula="of:=72-SUM([.BX165:.BZ165])-[.BW165]" office:value-type="float" office:value="32">
            <text:p>32</text:p>
          </table:table-cell>
          <table:table-cell table:formula="of:=[.BW166]+[.CA165]" office:value-type="float" office:value="68">
            <text:p>68</text:p>
          </table:table-cell>
          <table:table-cell table:number-columns-repeated="2"/>
          <table:table-cell table:formula="of:=IF(ISNUMBER([.BW165]);&quot;0x&quot;&amp;DEC2HEX([.BW165]+[.BW$2]))" office:value-type="string" office:string-value="0x23">
            <text:p>0x23</text:p>
          </table:table-cell>
          <table:table-cell table:formula="of:=IF(ISNUMBER([.BX165]);&quot;0x&quot;&amp;DEC2HEX([.BX165]+[.BX$2]))" office:value-type="string" office:string-value="0x83">
            <text:p>0x83</text:p>
          </table:table-cell>
          <table:table-cell table:formula="of:=IF(ISNUMBER([.BY165]);&quot;0x&quot;&amp;DEC2HEX([.BY165]+[.BY$2]);&quot;&quot;)">
            <text:p/>
          </table:table-cell>
          <table:table-cell table:formula="of:=IF(ISNUMBER([.BZ165]);&quot;0x&quot;&amp;DEC2HEX([.BZ165]+[.BZ$2]);&quot;&quot;)">
            <text:p/>
          </table:table-cell>
          <table:table-cell table:formula="of:=IF(ISNUMBER([.CB165]);&quot;0x&quot;&amp;DEC2HEX([.CB165]+[.CB$2]);&quot;&quot;)" office:value-type="string" office:string-value="0x43">
            <text:p>0x43</text:p>
          </table:table-cell>
          <table:table-cell table:formula="of:=HEX2DEC(MID([.CE165];3;2))-[.CE$2]" office:value-type="float" office:value="36">
            <text:p>36</text:p>
          </table:table-cell>
          <table:table-cell table:formula="of:=HEX2DEC(MID([.CF165];3;2))-[.CF$2]" office:value-type="float" office:value="4">
            <text:p>4</text:p>
          </table:table-cell>
          <table:table-cell table:number-columns-repeated="2"/>
          <table:table-cell table:formula="of:=HEX2DEC(MID([.#REF!165];3;2))-[.#REF!$2]" office:value-type="float" office:value="0">
            <text:p>#REF!</text:p>
          </table:table-cell>
          <table:table-cell table:formula="of:=SUM([.CJ165:.CM165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6:.BU166];0)-1" office:value-type="float" office:value="36">
            <text:p>36</text:p>
          </table:table-cell>
          <table:table-cell table:formula="of:=INT(SUM([.A166:.BU166])/2)" office:value-type="float" office:value="4">
            <text:p>4</text:p>
          </table:table-cell>
          <table:table-cell table:number-columns-repeated="2"/>
          <table:table-cell table:formula="of:=72-SUM([.BX166:.BZ166])-[.BW166]" office:value-type="float" office:value="32">
            <text:p>32</text:p>
          </table:table-cell>
          <table:table-cell table:formula="of:=[.BW167]+[.CA166]" office:value-type="float" office:value="68">
            <text:p>68</text:p>
          </table:table-cell>
          <table:table-cell table:number-columns-repeated="2"/>
          <table:table-cell table:formula="of:=IF(ISNUMBER([.BW166]);&quot;0x&quot;&amp;DEC2HEX([.BW166]+[.BW$2]))" office:value-type="string" office:string-value="0x23">
            <text:p>0x23</text:p>
          </table:table-cell>
          <table:table-cell table:formula="of:=IF(ISNUMBER([.BX166]);&quot;0x&quot;&amp;DEC2HEX([.BX166]+[.BX$2]))" office:value-type="string" office:string-value="0x83">
            <text:p>0x83</text:p>
          </table:table-cell>
          <table:table-cell table:formula="of:=IF(ISNUMBER([.BY166]);&quot;0x&quot;&amp;DEC2HEX([.BY166]+[.BY$2]);&quot;&quot;)">
            <text:p/>
          </table:table-cell>
          <table:table-cell table:formula="of:=IF(ISNUMBER([.BZ166]);&quot;0x&quot;&amp;DEC2HEX([.BZ166]+[.BZ$2]);&quot;&quot;)">
            <text:p/>
          </table:table-cell>
          <table:table-cell table:formula="of:=IF(ISNUMBER([.CB166]);&quot;0x&quot;&amp;DEC2HEX([.CB166]+[.CB$2]);&quot;&quot;)" office:value-type="string" office:string-value="0x43">
            <text:p>0x43</text:p>
          </table:table-cell>
          <table:table-cell table:formula="of:=HEX2DEC(MID([.CE166];3;2))-[.CE$2]" office:value-type="float" office:value="36">
            <text:p>36</text:p>
          </table:table-cell>
          <table:table-cell table:formula="of:=HEX2DEC(MID([.CF166];3;2))-[.CF$2]" office:value-type="float" office:value="4">
            <text:p>4</text:p>
          </table:table-cell>
          <table:table-cell table:number-columns-repeated="2"/>
          <table:table-cell table:formula="of:=HEX2DEC(MID([.#REF!166];3;2))-[.#REF!$2]" office:value-type="float" office:value="0">
            <text:p>#REF!</text:p>
          </table:table-cell>
          <table:table-cell table:formula="of:=SUM([.CJ166:.CM166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7:.BU167];0)-1" office:value-type="float" office:value="36">
            <text:p>36</text:p>
          </table:table-cell>
          <table:table-cell table:formula="of:=INT(SUM([.A167:.BU167])/2)" office:value-type="float" office:value="4">
            <text:p>4</text:p>
          </table:table-cell>
          <table:table-cell table:number-columns-repeated="2"/>
          <table:table-cell table:formula="of:=72-SUM([.BX167:.BZ167])-[.BW167]" office:value-type="float" office:value="32">
            <text:p>32</text:p>
          </table:table-cell>
          <table:table-cell table:formula="of:=[.BW168]+[.CA167]" office:value-type="float" office:value="68">
            <text:p>68</text:p>
          </table:table-cell>
          <table:table-cell table:number-columns-repeated="2"/>
          <table:table-cell table:formula="of:=IF(ISNUMBER([.BW167]);&quot;0x&quot;&amp;DEC2HEX([.BW167]+[.BW$2]))" office:value-type="string" office:string-value="0x23">
            <text:p>0x23</text:p>
          </table:table-cell>
          <table:table-cell table:formula="of:=IF(ISNUMBER([.BX167]);&quot;0x&quot;&amp;DEC2HEX([.BX167]+[.BX$2]))" office:value-type="string" office:string-value="0x83">
            <text:p>0x83</text:p>
          </table:table-cell>
          <table:table-cell table:formula="of:=IF(ISNUMBER([.BY167]);&quot;0x&quot;&amp;DEC2HEX([.BY167]+[.BY$2]);&quot;&quot;)">
            <text:p/>
          </table:table-cell>
          <table:table-cell table:formula="of:=IF(ISNUMBER([.BZ167]);&quot;0x&quot;&amp;DEC2HEX([.BZ167]+[.BZ$2]);&quot;&quot;)">
            <text:p/>
          </table:table-cell>
          <table:table-cell table:formula="of:=IF(ISNUMBER([.CB167]);&quot;0x&quot;&amp;DEC2HEX([.CB167]+[.CB$2]);&quot;&quot;)" office:value-type="string" office:string-value="0x43">
            <text:p>0x43</text:p>
          </table:table-cell>
          <table:table-cell table:formula="of:=HEX2DEC(MID([.CE167];3;2))-[.CE$2]" office:value-type="float" office:value="36">
            <text:p>36</text:p>
          </table:table-cell>
          <table:table-cell table:formula="of:=HEX2DEC(MID([.CF167];3;2))-[.CF$2]" office:value-type="float" office:value="4">
            <text:p>4</text:p>
          </table:table-cell>
          <table:table-cell table:number-columns-repeated="2"/>
          <table:table-cell table:formula="of:=HEX2DEC(MID([.#REF!167];3;2))-[.#REF!$2]" office:value-type="float" office:value="0">
            <text:p>#REF!</text:p>
          </table:table-cell>
          <table:table-cell table:formula="of:=SUM([.CJ167:.CM167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8:.BU168];0)-1" office:value-type="float" office:value="36">
            <text:p>36</text:p>
          </table:table-cell>
          <table:table-cell table:formula="of:=INT(SUM([.A168:.BU168])/2)" office:value-type="float" office:value="4">
            <text:p>4</text:p>
          </table:table-cell>
          <table:table-cell table:number-columns-repeated="2"/>
          <table:table-cell table:formula="of:=72-SUM([.BX168:.BZ168])-[.BW168]" office:value-type="float" office:value="32">
            <text:p>32</text:p>
          </table:table-cell>
          <table:table-cell table:formula="of:=[.BW169]+[.CA168]" office:value-type="float" office:value="68">
            <text:p>68</text:p>
          </table:table-cell>
          <table:table-cell table:number-columns-repeated="2"/>
          <table:table-cell table:formula="of:=IF(ISNUMBER([.BW168]);&quot;0x&quot;&amp;DEC2HEX([.BW168]+[.BW$2]))" office:value-type="string" office:string-value="0x23">
            <text:p>0x23</text:p>
          </table:table-cell>
          <table:table-cell table:formula="of:=IF(ISNUMBER([.BX168]);&quot;0x&quot;&amp;DEC2HEX([.BX168]+[.BX$2]))" office:value-type="string" office:string-value="0x83">
            <text:p>0x83</text:p>
          </table:table-cell>
          <table:table-cell table:formula="of:=IF(ISNUMBER([.BY168]);&quot;0x&quot;&amp;DEC2HEX([.BY168]+[.BY$2]);&quot;&quot;)">
            <text:p/>
          </table:table-cell>
          <table:table-cell table:formula="of:=IF(ISNUMBER([.BZ168]);&quot;0x&quot;&amp;DEC2HEX([.BZ168]+[.BZ$2]);&quot;&quot;)">
            <text:p/>
          </table:table-cell>
          <table:table-cell table:formula="of:=IF(ISNUMBER([.CB168]);&quot;0x&quot;&amp;DEC2HEX([.CB168]+[.CB$2]);&quot;&quot;)" office:value-type="string" office:string-value="0x43">
            <text:p>0x43</text:p>
          </table:table-cell>
          <table:table-cell table:formula="of:=HEX2DEC(MID([.CE168];3;2))-[.CE$2]" office:value-type="float" office:value="36">
            <text:p>36</text:p>
          </table:table-cell>
          <table:table-cell table:formula="of:=HEX2DEC(MID([.CF168];3;2))-[.CF$2]" office:value-type="float" office:value="4">
            <text:p>4</text:p>
          </table:table-cell>
          <table:table-cell table:number-columns-repeated="2"/>
          <table:table-cell table:formula="of:=HEX2DEC(MID([.#REF!168];3;2))-[.#REF!$2]" office:value-type="float" office:value="0">
            <text:p>#REF!</text:p>
          </table:table-cell>
          <table:table-cell table:formula="of:=SUM([.CJ168:.CM168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69:.BU169];0)-1" office:value-type="float" office:value="36">
            <text:p>36</text:p>
          </table:table-cell>
          <table:table-cell table:formula="of:=INT(SUM([.A169:.BU169])/2)" office:value-type="float" office:value="4">
            <text:p>4</text:p>
          </table:table-cell>
          <table:table-cell table:number-columns-repeated="2"/>
          <table:table-cell table:formula="of:=72-SUM([.BX169:.BZ169])-[.BW169]" office:value-type="float" office:value="32">
            <text:p>32</text:p>
          </table:table-cell>
          <table:table-cell table:formula="of:=[.BW170]+[.CA169]" office:value-type="float" office:value="68">
            <text:p>68</text:p>
          </table:table-cell>
          <table:table-cell table:number-columns-repeated="2"/>
          <table:table-cell table:formula="of:=IF(ISNUMBER([.BW169]);&quot;0x&quot;&amp;DEC2HEX([.BW169]+[.BW$2]))" office:value-type="string" office:string-value="0x23">
            <text:p>0x23</text:p>
          </table:table-cell>
          <table:table-cell table:formula="of:=IF(ISNUMBER([.BX169]);&quot;0x&quot;&amp;DEC2HEX([.BX169]+[.BX$2]))" office:value-type="string" office:string-value="0x83">
            <text:p>0x83</text:p>
          </table:table-cell>
          <table:table-cell table:formula="of:=IF(ISNUMBER([.BY169]);&quot;0x&quot;&amp;DEC2HEX([.BY169]+[.BY$2]);&quot;&quot;)">
            <text:p/>
          </table:table-cell>
          <table:table-cell table:formula="of:=IF(ISNUMBER([.BZ169]);&quot;0x&quot;&amp;DEC2HEX([.BZ169]+[.BZ$2]);&quot;&quot;)">
            <text:p/>
          </table:table-cell>
          <table:table-cell table:formula="of:=IF(ISNUMBER([.CB169]);&quot;0x&quot;&amp;DEC2HEX([.CB169]+[.CB$2]);&quot;&quot;)" office:value-type="string" office:string-value="0x43">
            <text:p>0x43</text:p>
          </table:table-cell>
          <table:table-cell table:formula="of:=HEX2DEC(MID([.CE169];3;2))-[.CE$2]" office:value-type="float" office:value="36">
            <text:p>36</text:p>
          </table:table-cell>
          <table:table-cell table:formula="of:=HEX2DEC(MID([.CF169];3;2))-[.CF$2]" office:value-type="float" office:value="4">
            <text:p>4</text:p>
          </table:table-cell>
          <table:table-cell table:number-columns-repeated="2"/>
          <table:table-cell table:formula="of:=HEX2DEC(MID([.#REF!169];3;2))-[.#REF!$2]" office:value-type="float" office:value="0">
            <text:p>#REF!</text:p>
          </table:table-cell>
          <table:table-cell table:formula="of:=SUM([.CJ169:.CM169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0:.BU170];0)-1" office:value-type="float" office:value="36">
            <text:p>36</text:p>
          </table:table-cell>
          <table:table-cell table:formula="of:=INT(SUM([.A170:.BU170])/2)" office:value-type="float" office:value="4">
            <text:p>4</text:p>
          </table:table-cell>
          <table:table-cell table:number-columns-repeated="2"/>
          <table:table-cell table:formula="of:=72-SUM([.BX170:.BZ170])-[.BW170]" office:value-type="float" office:value="32">
            <text:p>32</text:p>
          </table:table-cell>
          <table:table-cell table:formula="of:=[.BW171]+[.CA170]" office:value-type="float" office:value="68">
            <text:p>68</text:p>
          </table:table-cell>
          <table:table-cell table:number-columns-repeated="2"/>
          <table:table-cell table:formula="of:=IF(ISNUMBER([.BW170]);&quot;0x&quot;&amp;DEC2HEX([.BW170]+[.BW$2]))" office:value-type="string" office:string-value="0x23">
            <text:p>0x23</text:p>
          </table:table-cell>
          <table:table-cell table:formula="of:=IF(ISNUMBER([.BX170]);&quot;0x&quot;&amp;DEC2HEX([.BX170]+[.BX$2]))" office:value-type="string" office:string-value="0x83">
            <text:p>0x83</text:p>
          </table:table-cell>
          <table:table-cell table:formula="of:=IF(ISNUMBER([.BY170]);&quot;0x&quot;&amp;DEC2HEX([.BY170]+[.BY$2]);&quot;&quot;)">
            <text:p/>
          </table:table-cell>
          <table:table-cell table:formula="of:=IF(ISNUMBER([.BZ170]);&quot;0x&quot;&amp;DEC2HEX([.BZ170]+[.BZ$2]);&quot;&quot;)">
            <text:p/>
          </table:table-cell>
          <table:table-cell table:formula="of:=IF(ISNUMBER([.CB170]);&quot;0x&quot;&amp;DEC2HEX([.CB170]+[.CB$2]);&quot;&quot;)" office:value-type="string" office:string-value="0x43">
            <text:p>0x43</text:p>
          </table:table-cell>
          <table:table-cell table:formula="of:=HEX2DEC(MID([.CE170];3;2))-[.CE$2]" office:value-type="float" office:value="36">
            <text:p>36</text:p>
          </table:table-cell>
          <table:table-cell table:formula="of:=HEX2DEC(MID([.CF170];3;2))-[.CF$2]" office:value-type="float" office:value="4">
            <text:p>4</text:p>
          </table:table-cell>
          <table:table-cell table:number-columns-repeated="2"/>
          <table:table-cell table:formula="of:=HEX2DEC(MID([.#REF!170];3;2))-[.#REF!$2]" office:value-type="float" office:value="0">
            <text:p>#REF!</text:p>
          </table:table-cell>
          <table:table-cell table:formula="of:=SUM([.CJ170:.CM170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1:.BU171];0)-1" office:value-type="float" office:value="36">
            <text:p>36</text:p>
          </table:table-cell>
          <table:table-cell table:formula="of:=INT(SUM([.A171:.BU171])/2)" office:value-type="float" office:value="4">
            <text:p>4</text:p>
          </table:table-cell>
          <table:table-cell table:number-columns-repeated="2"/>
          <table:table-cell table:formula="of:=72-SUM([.BX171:.BZ171])-[.BW171]" office:value-type="float" office:value="32">
            <text:p>32</text:p>
          </table:table-cell>
          <table:table-cell table:formula="of:=[.BW172]+[.CA171]" office:value-type="float" office:value="68">
            <text:p>68</text:p>
          </table:table-cell>
          <table:table-cell table:number-columns-repeated="2"/>
          <table:table-cell table:formula="of:=IF(ISNUMBER([.BW171]);&quot;0x&quot;&amp;DEC2HEX([.BW171]+[.BW$2]))" office:value-type="string" office:string-value="0x23">
            <text:p>0x23</text:p>
          </table:table-cell>
          <table:table-cell table:formula="of:=IF(ISNUMBER([.BX171]);&quot;0x&quot;&amp;DEC2HEX([.BX171]+[.BX$2]))" office:value-type="string" office:string-value="0x83">
            <text:p>0x83</text:p>
          </table:table-cell>
          <table:table-cell table:formula="of:=IF(ISNUMBER([.BY171]);&quot;0x&quot;&amp;DEC2HEX([.BY171]+[.BY$2]);&quot;&quot;)">
            <text:p/>
          </table:table-cell>
          <table:table-cell table:formula="of:=IF(ISNUMBER([.BZ171]);&quot;0x&quot;&amp;DEC2HEX([.BZ171]+[.BZ$2]);&quot;&quot;)">
            <text:p/>
          </table:table-cell>
          <table:table-cell table:formula="of:=IF(ISNUMBER([.CB171]);&quot;0x&quot;&amp;DEC2HEX([.CB171]+[.CB$2]);&quot;&quot;)" office:value-type="string" office:string-value="0x43">
            <text:p>0x43</text:p>
          </table:table-cell>
          <table:table-cell table:formula="of:=HEX2DEC(MID([.CE171];3;2))-[.CE$2]" office:value-type="float" office:value="36">
            <text:p>36</text:p>
          </table:table-cell>
          <table:table-cell table:formula="of:=HEX2DEC(MID([.CF171];3;2))-[.CF$2]" office:value-type="float" office:value="4">
            <text:p>4</text:p>
          </table:table-cell>
          <table:table-cell table:number-columns-repeated="2"/>
          <table:table-cell table:formula="of:=HEX2DEC(MID([.#REF!171];3;2))-[.#REF!$2]" office:value-type="float" office:value="0">
            <text:p>#REF!</text:p>
          </table:table-cell>
          <table:table-cell table:formula="of:=SUM([.CJ171:.CM171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2:.BU172];0)-1" office:value-type="float" office:value="36">
            <text:p>36</text:p>
          </table:table-cell>
          <table:table-cell table:formula="of:=INT(SUM([.A172:.BU172])/2)" office:value-type="float" office:value="4">
            <text:p>4</text:p>
          </table:table-cell>
          <table:table-cell table:number-columns-repeated="2"/>
          <table:table-cell table:formula="of:=72-SUM([.BX172:.BZ172])-[.BW172]" office:value-type="float" office:value="32">
            <text:p>32</text:p>
          </table:table-cell>
          <table:table-cell table:formula="of:=[.BW173]+[.CA172]" office:value-type="float" office:value="68">
            <text:p>68</text:p>
          </table:table-cell>
          <table:table-cell table:number-columns-repeated="2"/>
          <table:table-cell table:formula="of:=IF(ISNUMBER([.BW172]);&quot;0x&quot;&amp;DEC2HEX([.BW172]+[.BW$2]))" office:value-type="string" office:string-value="0x23">
            <text:p>0x23</text:p>
          </table:table-cell>
          <table:table-cell table:formula="of:=IF(ISNUMBER([.BX172]);&quot;0x&quot;&amp;DEC2HEX([.BX172]+[.BX$2]))" office:value-type="string" office:string-value="0x83">
            <text:p>0x83</text:p>
          </table:table-cell>
          <table:table-cell table:formula="of:=IF(ISNUMBER([.BY172]);&quot;0x&quot;&amp;DEC2HEX([.BY172]+[.BY$2]);&quot;&quot;)">
            <text:p/>
          </table:table-cell>
          <table:table-cell table:formula="of:=IF(ISNUMBER([.BZ172]);&quot;0x&quot;&amp;DEC2HEX([.BZ172]+[.BZ$2]);&quot;&quot;)">
            <text:p/>
          </table:table-cell>
          <table:table-cell table:formula="of:=IF(ISNUMBER([.CB172]);&quot;0x&quot;&amp;DEC2HEX([.CB172]+[.CB$2]);&quot;&quot;)" office:value-type="string" office:string-value="0x43">
            <text:p>0x43</text:p>
          </table:table-cell>
          <table:table-cell table:formula="of:=HEX2DEC(MID([.CE172];3;2))-[.CE$2]" office:value-type="float" office:value="36">
            <text:p>36</text:p>
          </table:table-cell>
          <table:table-cell table:formula="of:=HEX2DEC(MID([.CF172];3;2))-[.CF$2]" office:value-type="float" office:value="4">
            <text:p>4</text:p>
          </table:table-cell>
          <table:table-cell table:number-columns-repeated="2"/>
          <table:table-cell table:formula="of:=HEX2DEC(MID([.#REF!172];3;2))-[.#REF!$2]" office:value-type="float" office:value="0">
            <text:p>#REF!</text:p>
          </table:table-cell>
          <table:table-cell table:formula="of:=SUM([.CJ172:.CM172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3:.BU173];0)-1" office:value-type="float" office:value="36">
            <text:p>36</text:p>
          </table:table-cell>
          <table:table-cell table:formula="of:=INT(SUM([.A173:.BU173])/2)" office:value-type="float" office:value="4">
            <text:p>4</text:p>
          </table:table-cell>
          <table:table-cell table:number-columns-repeated="2"/>
          <table:table-cell table:formula="of:=72-SUM([.BX173:.BZ173])-[.BW173]" office:value-type="float" office:value="32">
            <text:p>32</text:p>
          </table:table-cell>
          <table:table-cell table:formula="of:=[.BW174]+[.CA173]" office:value-type="float" office:value="68">
            <text:p>68</text:p>
          </table:table-cell>
          <table:table-cell table:number-columns-repeated="2"/>
          <table:table-cell table:formula="of:=IF(ISNUMBER([.BW173]);&quot;0x&quot;&amp;DEC2HEX([.BW173]+[.BW$2]))" office:value-type="string" office:string-value="0x23">
            <text:p>0x23</text:p>
          </table:table-cell>
          <table:table-cell table:formula="of:=IF(ISNUMBER([.BX173]);&quot;0x&quot;&amp;DEC2HEX([.BX173]+[.BX$2]))" office:value-type="string" office:string-value="0x83">
            <text:p>0x83</text:p>
          </table:table-cell>
          <table:table-cell table:formula="of:=IF(ISNUMBER([.BY173]);&quot;0x&quot;&amp;DEC2HEX([.BY173]+[.BY$2]);&quot;&quot;)">
            <text:p/>
          </table:table-cell>
          <table:table-cell table:formula="of:=IF(ISNUMBER([.BZ173]);&quot;0x&quot;&amp;DEC2HEX([.BZ173]+[.BZ$2]);&quot;&quot;)">
            <text:p/>
          </table:table-cell>
          <table:table-cell table:formula="of:=IF(ISNUMBER([.CB173]);&quot;0x&quot;&amp;DEC2HEX([.CB173]+[.CB$2]);&quot;&quot;)" office:value-type="string" office:string-value="0x43">
            <text:p>0x43</text:p>
          </table:table-cell>
          <table:table-cell table:formula="of:=HEX2DEC(MID([.CE173];3;2))-[.CE$2]" office:value-type="float" office:value="36">
            <text:p>36</text:p>
          </table:table-cell>
          <table:table-cell table:formula="of:=HEX2DEC(MID([.CF173];3;2))-[.CF$2]" office:value-type="float" office:value="4">
            <text:p>4</text:p>
          </table:table-cell>
          <table:table-cell table:number-columns-repeated="2"/>
          <table:table-cell table:formula="of:=HEX2DEC(MID([.#REF!173];3;2))-[.#REF!$2]" office:value-type="float" office:value="0">
            <text:p>#REF!</text:p>
          </table:table-cell>
          <table:table-cell table:formula="of:=SUM([.CJ173:.CM173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4:.BU174];0)-1" office:value-type="float" office:value="36">
            <text:p>36</text:p>
          </table:table-cell>
          <table:table-cell table:formula="of:=INT(SUM([.A174:.BU174])/2)" office:value-type="float" office:value="4">
            <text:p>4</text:p>
          </table:table-cell>
          <table:table-cell table:number-columns-repeated="2"/>
          <table:table-cell table:formula="of:=72-SUM([.BX174:.BZ174])-[.BW174]" office:value-type="float" office:value="32">
            <text:p>32</text:p>
          </table:table-cell>
          <table:table-cell table:formula="of:=[.BW175]+[.CA174]" office:value-type="float" office:value="68">
            <text:p>68</text:p>
          </table:table-cell>
          <table:table-cell table:number-columns-repeated="2"/>
          <table:table-cell table:formula="of:=IF(ISNUMBER([.BW174]);&quot;0x&quot;&amp;DEC2HEX([.BW174]+[.BW$2]))" office:value-type="string" office:string-value="0x23">
            <text:p>0x23</text:p>
          </table:table-cell>
          <table:table-cell table:formula="of:=IF(ISNUMBER([.BX174]);&quot;0x&quot;&amp;DEC2HEX([.BX174]+[.BX$2]))" office:value-type="string" office:string-value="0x83">
            <text:p>0x83</text:p>
          </table:table-cell>
          <table:table-cell table:formula="of:=IF(ISNUMBER([.BY174]);&quot;0x&quot;&amp;DEC2HEX([.BY174]+[.BY$2]);&quot;&quot;)">
            <text:p/>
          </table:table-cell>
          <table:table-cell table:formula="of:=IF(ISNUMBER([.BZ174]);&quot;0x&quot;&amp;DEC2HEX([.BZ174]+[.BZ$2]);&quot;&quot;)">
            <text:p/>
          </table:table-cell>
          <table:table-cell table:formula="of:=IF(ISNUMBER([.CB174]);&quot;0x&quot;&amp;DEC2HEX([.CB174]+[.CB$2]);&quot;&quot;)" office:value-type="string" office:string-value="0x43">
            <text:p>0x43</text:p>
          </table:table-cell>
          <table:table-cell table:formula="of:=HEX2DEC(MID([.CE174];3;2))-[.CE$2]" office:value-type="float" office:value="36">
            <text:p>36</text:p>
          </table:table-cell>
          <table:table-cell table:formula="of:=HEX2DEC(MID([.CF174];3;2))-[.CF$2]" office:value-type="float" office:value="4">
            <text:p>4</text:p>
          </table:table-cell>
          <table:table-cell table:number-columns-repeated="2"/>
          <table:table-cell table:formula="of:=HEX2DEC(MID([.#REF!174];3;2))-[.#REF!$2]" office:value-type="float" office:value="0">
            <text:p>#REF!</text:p>
          </table:table-cell>
          <table:table-cell table:formula="of:=SUM([.CJ174:.CM174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5:.BU175];0)-1" office:value-type="float" office:value="36">
            <text:p>36</text:p>
          </table:table-cell>
          <table:table-cell table:formula="of:=INT(SUM([.A175:.BU175])/2)" office:value-type="float" office:value="4">
            <text:p>4</text:p>
          </table:table-cell>
          <table:table-cell table:number-columns-repeated="2"/>
          <table:table-cell table:formula="of:=72-SUM([.BX175:.BZ175])-[.BW175]" office:value-type="float" office:value="32">
            <text:p>32</text:p>
          </table:table-cell>
          <table:table-cell table:formula="of:=[.BW176]+[.CA175]" office:value-type="float" office:value="68">
            <text:p>68</text:p>
          </table:table-cell>
          <table:table-cell table:number-columns-repeated="2"/>
          <table:table-cell table:formula="of:=IF(ISNUMBER([.BW175]);&quot;0x&quot;&amp;DEC2HEX([.BW175]+[.BW$2]))" office:value-type="string" office:string-value="0x23">
            <text:p>0x23</text:p>
          </table:table-cell>
          <table:table-cell table:formula="of:=IF(ISNUMBER([.BX175]);&quot;0x&quot;&amp;DEC2HEX([.BX175]+[.BX$2]))" office:value-type="string" office:string-value="0x83">
            <text:p>0x83</text:p>
          </table:table-cell>
          <table:table-cell table:formula="of:=IF(ISNUMBER([.BY175]);&quot;0x&quot;&amp;DEC2HEX([.BY175]+[.BY$2]);&quot;&quot;)">
            <text:p/>
          </table:table-cell>
          <table:table-cell table:formula="of:=IF(ISNUMBER([.BZ175]);&quot;0x&quot;&amp;DEC2HEX([.BZ175]+[.BZ$2]);&quot;&quot;)">
            <text:p/>
          </table:table-cell>
          <table:table-cell table:formula="of:=IF(ISNUMBER([.CB175]);&quot;0x&quot;&amp;DEC2HEX([.CB175]+[.CB$2]);&quot;&quot;)" office:value-type="string" office:string-value="0x43">
            <text:p>0x43</text:p>
          </table:table-cell>
          <table:table-cell table:formula="of:=HEX2DEC(MID([.CE175];3;2))-[.CE$2]" office:value-type="float" office:value="36">
            <text:p>36</text:p>
          </table:table-cell>
          <table:table-cell table:formula="of:=HEX2DEC(MID([.CF175];3;2))-[.CF$2]" office:value-type="float" office:value="4">
            <text:p>4</text:p>
          </table:table-cell>
          <table:table-cell table:number-columns-repeated="2"/>
          <table:table-cell table:formula="of:=HEX2DEC(MID([.#REF!175];3;2))-[.#REF!$2]" office:value-type="float" office:value="0">
            <text:p>#REF!</text:p>
          </table:table-cell>
          <table:table-cell table:formula="of:=SUM([.CJ175:.CM175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6:.BU176];0)-1" office:value-type="float" office:value="36">
            <text:p>36</text:p>
          </table:table-cell>
          <table:table-cell table:formula="of:=INT(SUM([.A176:.BU176])/2)" office:value-type="float" office:value="4">
            <text:p>4</text:p>
          </table:table-cell>
          <table:table-cell table:number-columns-repeated="2"/>
          <table:table-cell table:formula="of:=72-SUM([.BX176:.BZ176])-[.BW176]" office:value-type="float" office:value="32">
            <text:p>32</text:p>
          </table:table-cell>
          <table:table-cell table:formula="of:=[.BW177]+[.CA176]" office:value-type="float" office:value="68">
            <text:p>68</text:p>
          </table:table-cell>
          <table:table-cell table:number-columns-repeated="2"/>
          <table:table-cell table:formula="of:=IF(ISNUMBER([.BW176]);&quot;0x&quot;&amp;DEC2HEX([.BW176]+[.BW$2]))" office:value-type="string" office:string-value="0x23">
            <text:p>0x23</text:p>
          </table:table-cell>
          <table:table-cell table:formula="of:=IF(ISNUMBER([.BX176]);&quot;0x&quot;&amp;DEC2HEX([.BX176]+[.BX$2]))" office:value-type="string" office:string-value="0x83">
            <text:p>0x83</text:p>
          </table:table-cell>
          <table:table-cell table:formula="of:=IF(ISNUMBER([.BY176]);&quot;0x&quot;&amp;DEC2HEX([.BY176]+[.BY$2]);&quot;&quot;)">
            <text:p/>
          </table:table-cell>
          <table:table-cell table:formula="of:=IF(ISNUMBER([.BZ176]);&quot;0x&quot;&amp;DEC2HEX([.BZ176]+[.BZ$2]);&quot;&quot;)">
            <text:p/>
          </table:table-cell>
          <table:table-cell table:formula="of:=IF(ISNUMBER([.CB176]);&quot;0x&quot;&amp;DEC2HEX([.CB176]+[.CB$2]);&quot;&quot;)" office:value-type="string" office:string-value="0x43">
            <text:p>0x43</text:p>
          </table:table-cell>
          <table:table-cell table:formula="of:=HEX2DEC(MID([.CE176];3;2))-[.CE$2]" office:value-type="float" office:value="36">
            <text:p>36</text:p>
          </table:table-cell>
          <table:table-cell table:formula="of:=HEX2DEC(MID([.CF176];3;2))-[.CF$2]" office:value-type="float" office:value="4">
            <text:p>4</text:p>
          </table:table-cell>
          <table:table-cell table:number-columns-repeated="2"/>
          <table:table-cell table:formula="of:=HEX2DEC(MID([.#REF!176];3;2))-[.#REF!$2]" office:value-type="float" office:value="0">
            <text:p>#REF!</text:p>
          </table:table-cell>
          <table:table-cell table:formula="of:=SUM([.CJ176:.CM176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7:.BU177];0)-1" office:value-type="float" office:value="36">
            <text:p>36</text:p>
          </table:table-cell>
          <table:table-cell table:formula="of:=INT(SUM([.A177:.BU177])/2)" office:value-type="float" office:value="4">
            <text:p>4</text:p>
          </table:table-cell>
          <table:table-cell table:number-columns-repeated="2"/>
          <table:table-cell table:formula="of:=72-SUM([.BX177:.BZ177])-[.BW177]" office:value-type="float" office:value="32">
            <text:p>32</text:p>
          </table:table-cell>
          <table:table-cell table:formula="of:=[.BW178]+[.CA177]" office:value-type="float" office:value="68">
            <text:p>68</text:p>
          </table:table-cell>
          <table:table-cell table:number-columns-repeated="2"/>
          <table:table-cell table:formula="of:=IF(ISNUMBER([.BW177]);&quot;0x&quot;&amp;DEC2HEX([.BW177]+[.BW$2]))" office:value-type="string" office:string-value="0x23">
            <text:p>0x23</text:p>
          </table:table-cell>
          <table:table-cell table:formula="of:=IF(ISNUMBER([.BX177]);&quot;0x&quot;&amp;DEC2HEX([.BX177]+[.BX$2]))" office:value-type="string" office:string-value="0x83">
            <text:p>0x83</text:p>
          </table:table-cell>
          <table:table-cell table:formula="of:=IF(ISNUMBER([.BY177]);&quot;0x&quot;&amp;DEC2HEX([.BY177]+[.BY$2]);&quot;&quot;)">
            <text:p/>
          </table:table-cell>
          <table:table-cell table:formula="of:=IF(ISNUMBER([.BZ177]);&quot;0x&quot;&amp;DEC2HEX([.BZ177]+[.BZ$2]);&quot;&quot;)">
            <text:p/>
          </table:table-cell>
          <table:table-cell table:formula="of:=IF(ISNUMBER([.CB177]);&quot;0x&quot;&amp;DEC2HEX([.CB177]+[.CB$2]);&quot;&quot;)" office:value-type="string" office:string-value="0x43">
            <text:p>0x43</text:p>
          </table:table-cell>
          <table:table-cell table:formula="of:=HEX2DEC(MID([.CE177];3;2))-[.CE$2]" office:value-type="float" office:value="36">
            <text:p>36</text:p>
          </table:table-cell>
          <table:table-cell table:formula="of:=HEX2DEC(MID([.CF177];3;2))-[.CF$2]" office:value-type="float" office:value="4">
            <text:p>4</text:p>
          </table:table-cell>
          <table:table-cell table:number-columns-repeated="2"/>
          <table:table-cell table:formula="of:=HEX2DEC(MID([.#REF!177];3;2))-[.#REF!$2]" office:value-type="float" office:value="0">
            <text:p>#REF!</text:p>
          </table:table-cell>
          <table:table-cell table:formula="of:=SUM([.CJ177:.CM177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8:.BU178];0)-1" office:value-type="float" office:value="36">
            <text:p>36</text:p>
          </table:table-cell>
          <table:table-cell table:formula="of:=INT(SUM([.A178:.BU178])/2)" office:value-type="float" office:value="4">
            <text:p>4</text:p>
          </table:table-cell>
          <table:table-cell table:number-columns-repeated="2"/>
          <table:table-cell table:formula="of:=72-SUM([.BX178:.BZ178])-[.BW178]" office:value-type="float" office:value="32">
            <text:p>32</text:p>
          </table:table-cell>
          <table:table-cell table:formula="of:=[.BW179]+[.CA178]" office:value-type="float" office:value="68">
            <text:p>68</text:p>
          </table:table-cell>
          <table:table-cell table:number-columns-repeated="2"/>
          <table:table-cell table:formula="of:=IF(ISNUMBER([.BW178]);&quot;0x&quot;&amp;DEC2HEX([.BW178]+[.BW$2]))" office:value-type="string" office:string-value="0x23">
            <text:p>0x23</text:p>
          </table:table-cell>
          <table:table-cell table:formula="of:=IF(ISNUMBER([.BX178]);&quot;0x&quot;&amp;DEC2HEX([.BX178]+[.BX$2]))" office:value-type="string" office:string-value="0x83">
            <text:p>0x83</text:p>
          </table:table-cell>
          <table:table-cell table:formula="of:=IF(ISNUMBER([.BY178]);&quot;0x&quot;&amp;DEC2HEX([.BY178]+[.BY$2]);&quot;&quot;)">
            <text:p/>
          </table:table-cell>
          <table:table-cell table:formula="of:=IF(ISNUMBER([.BZ178]);&quot;0x&quot;&amp;DEC2HEX([.BZ178]+[.BZ$2]);&quot;&quot;)">
            <text:p/>
          </table:table-cell>
          <table:table-cell table:formula="of:=IF(ISNUMBER([.CB178]);&quot;0x&quot;&amp;DEC2HEX([.CB178]+[.CB$2]);&quot;&quot;)" office:value-type="string" office:string-value="0x43">
            <text:p>0x43</text:p>
          </table:table-cell>
          <table:table-cell table:formula="of:=HEX2DEC(MID([.CE178];3;2))-[.CE$2]" office:value-type="float" office:value="36">
            <text:p>36</text:p>
          </table:table-cell>
          <table:table-cell table:formula="of:=HEX2DEC(MID([.CF178];3;2))-[.CF$2]" office:value-type="float" office:value="4">
            <text:p>4</text:p>
          </table:table-cell>
          <table:table-cell table:number-columns-repeated="2"/>
          <table:table-cell table:formula="of:=HEX2DEC(MID([.#REF!178];3;2))-[.#REF!$2]" office:value-type="float" office:value="0">
            <text:p>#REF!</text:p>
          </table:table-cell>
          <table:table-cell table:formula="of:=SUM([.CJ178:.CM178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79:.BU179];0)-1" office:value-type="float" office:value="36">
            <text:p>36</text:p>
          </table:table-cell>
          <table:table-cell table:formula="of:=INT(SUM([.A179:.BU179])/2)" office:value-type="float" office:value="4">
            <text:p>4</text:p>
          </table:table-cell>
          <table:table-cell table:number-columns-repeated="2"/>
          <table:table-cell table:formula="of:=72-SUM([.BX179:.BZ179])-[.BW179]" office:value-type="float" office:value="32">
            <text:p>32</text:p>
          </table:table-cell>
          <table:table-cell table:formula="of:=[.BW180]+[.CA179]" office:value-type="float" office:value="68">
            <text:p>68</text:p>
          </table:table-cell>
          <table:table-cell table:number-columns-repeated="2"/>
          <table:table-cell table:formula="of:=IF(ISNUMBER([.BW179]);&quot;0x&quot;&amp;DEC2HEX([.BW179]+[.BW$2]))" office:value-type="string" office:string-value="0x23">
            <text:p>0x23</text:p>
          </table:table-cell>
          <table:table-cell table:formula="of:=IF(ISNUMBER([.BX179]);&quot;0x&quot;&amp;DEC2HEX([.BX179]+[.BX$2]))" office:value-type="string" office:string-value="0x83">
            <text:p>0x83</text:p>
          </table:table-cell>
          <table:table-cell table:formula="of:=IF(ISNUMBER([.BY179]);&quot;0x&quot;&amp;DEC2HEX([.BY179]+[.BY$2]);&quot;&quot;)">
            <text:p/>
          </table:table-cell>
          <table:table-cell table:formula="of:=IF(ISNUMBER([.BZ179]);&quot;0x&quot;&amp;DEC2HEX([.BZ179]+[.BZ$2]);&quot;&quot;)">
            <text:p/>
          </table:table-cell>
          <table:table-cell table:formula="of:=IF(ISNUMBER([.CB179]);&quot;0x&quot;&amp;DEC2HEX([.CB179]+[.CB$2]);&quot;&quot;)" office:value-type="string" office:string-value="0x43">
            <text:p>0x43</text:p>
          </table:table-cell>
          <table:table-cell table:formula="of:=HEX2DEC(MID([.CE179];3;2))-[.CE$2]" office:value-type="float" office:value="36">
            <text:p>36</text:p>
          </table:table-cell>
          <table:table-cell table:formula="of:=HEX2DEC(MID([.CF179];3;2))-[.CF$2]" office:value-type="float" office:value="4">
            <text:p>4</text:p>
          </table:table-cell>
          <table:table-cell table:number-columns-repeated="2"/>
          <table:table-cell table:formula="of:=HEX2DEC(MID([.#REF!179];3;2))-[.#REF!$2]" office:value-type="float" office:value="0">
            <text:p>#REF!</text:p>
          </table:table-cell>
          <table:table-cell table:formula="of:=SUM([.CJ179:.CM179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0:.BU180];0)-1" office:value-type="float" office:value="36">
            <text:p>36</text:p>
          </table:table-cell>
          <table:table-cell table:formula="of:=INT(SUM([.A180:.BU180])/2)" office:value-type="float" office:value="4">
            <text:p>4</text:p>
          </table:table-cell>
          <table:table-cell table:number-columns-repeated="2"/>
          <table:table-cell table:formula="of:=72-SUM([.BX180:.BZ180])-[.BW180]" office:value-type="float" office:value="32">
            <text:p>32</text:p>
          </table:table-cell>
          <table:table-cell table:formula="of:=[.BW181]+[.CA180]" office:value-type="float" office:value="68">
            <text:p>68</text:p>
          </table:table-cell>
          <table:table-cell table:number-columns-repeated="2"/>
          <table:table-cell table:formula="of:=IF(ISNUMBER([.BW180]);&quot;0x&quot;&amp;DEC2HEX([.BW180]+[.BW$2]))" office:value-type="string" office:string-value="0x23">
            <text:p>0x23</text:p>
          </table:table-cell>
          <table:table-cell table:formula="of:=IF(ISNUMBER([.BX180]);&quot;0x&quot;&amp;DEC2HEX([.BX180]+[.BX$2]))" office:value-type="string" office:string-value="0x83">
            <text:p>0x83</text:p>
          </table:table-cell>
          <table:table-cell table:formula="of:=IF(ISNUMBER([.BY180]);&quot;0x&quot;&amp;DEC2HEX([.BY180]+[.BY$2]);&quot;&quot;)">
            <text:p/>
          </table:table-cell>
          <table:table-cell table:formula="of:=IF(ISNUMBER([.BZ180]);&quot;0x&quot;&amp;DEC2HEX([.BZ180]+[.BZ$2]);&quot;&quot;)">
            <text:p/>
          </table:table-cell>
          <table:table-cell table:formula="of:=IF(ISNUMBER([.CB180]);&quot;0x&quot;&amp;DEC2HEX([.CB180]+[.CB$2]);&quot;&quot;)" office:value-type="string" office:string-value="0x43">
            <text:p>0x43</text:p>
          </table:table-cell>
          <table:table-cell table:formula="of:=HEX2DEC(MID([.CE180];3;2))-[.CE$2]" office:value-type="float" office:value="36">
            <text:p>36</text:p>
          </table:table-cell>
          <table:table-cell table:formula="of:=HEX2DEC(MID([.CF180];3;2))-[.CF$2]" office:value-type="float" office:value="4">
            <text:p>4</text:p>
          </table:table-cell>
          <table:table-cell table:number-columns-repeated="2"/>
          <table:table-cell table:formula="of:=HEX2DEC(MID([.#REF!180];3;2))-[.#REF!$2]" office:value-type="float" office:value="0">
            <text:p>#REF!</text:p>
          </table:table-cell>
          <table:table-cell table:formula="of:=SUM([.CJ180:.CM180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1:.BU181];0)-1" office:value-type="float" office:value="36">
            <text:p>36</text:p>
          </table:table-cell>
          <table:table-cell table:formula="of:=INT(SUM([.A181:.BU181])/2)" office:value-type="float" office:value="4">
            <text:p>4</text:p>
          </table:table-cell>
          <table:table-cell table:number-columns-repeated="2"/>
          <table:table-cell table:formula="of:=72-SUM([.BX181:.BZ181])-[.BW181]" office:value-type="float" office:value="32">
            <text:p>32</text:p>
          </table:table-cell>
          <table:table-cell table:formula="of:=[.BW182]+[.CA181]" office:value-type="float" office:value="68">
            <text:p>68</text:p>
          </table:table-cell>
          <table:table-cell table:number-columns-repeated="2"/>
          <table:table-cell table:formula="of:=IF(ISNUMBER([.BW181]);&quot;0x&quot;&amp;DEC2HEX([.BW181]+[.BW$2]))" office:value-type="string" office:string-value="0x23">
            <text:p>0x23</text:p>
          </table:table-cell>
          <table:table-cell table:formula="of:=IF(ISNUMBER([.BX181]);&quot;0x&quot;&amp;DEC2HEX([.BX181]+[.BX$2]))" office:value-type="string" office:string-value="0x83">
            <text:p>0x83</text:p>
          </table:table-cell>
          <table:table-cell table:formula="of:=IF(ISNUMBER([.BY181]);&quot;0x&quot;&amp;DEC2HEX([.BY181]+[.BY$2]);&quot;&quot;)">
            <text:p/>
          </table:table-cell>
          <table:table-cell table:formula="of:=IF(ISNUMBER([.BZ181]);&quot;0x&quot;&amp;DEC2HEX([.BZ181]+[.BZ$2]);&quot;&quot;)">
            <text:p/>
          </table:table-cell>
          <table:table-cell table:formula="of:=IF(ISNUMBER([.CB181]);&quot;0x&quot;&amp;DEC2HEX([.CB181]+[.CB$2]);&quot;&quot;)" office:value-type="string" office:string-value="0x43">
            <text:p>0x43</text:p>
          </table:table-cell>
          <table:table-cell table:formula="of:=HEX2DEC(MID([.CE181];3;2))-[.CE$2]" office:value-type="float" office:value="36">
            <text:p>36</text:p>
          </table:table-cell>
          <table:table-cell table:formula="of:=HEX2DEC(MID([.CF181];3;2))-[.CF$2]" office:value-type="float" office:value="4">
            <text:p>4</text:p>
          </table:table-cell>
          <table:table-cell table:number-columns-repeated="2"/>
          <table:table-cell table:formula="of:=HEX2DEC(MID([.#REF!181];3;2))-[.#REF!$2]" office:value-type="float" office:value="0">
            <text:p>#REF!</text:p>
          </table:table-cell>
          <table:table-cell table:formula="of:=SUM([.CJ181:.CM181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2:.BU182];0)-1" office:value-type="float" office:value="36">
            <text:p>36</text:p>
          </table:table-cell>
          <table:table-cell table:formula="of:=INT(SUM([.A182:.BU182])/2)" office:value-type="float" office:value="4">
            <text:p>4</text:p>
          </table:table-cell>
          <table:table-cell table:number-columns-repeated="2"/>
          <table:table-cell table:formula="of:=72-SUM([.BX182:.BZ182])-[.BW182]" office:value-type="float" office:value="32">
            <text:p>32</text:p>
          </table:table-cell>
          <table:table-cell table:formula="of:=[.BW183]+[.CA182]" office:value-type="float" office:value="68">
            <text:p>68</text:p>
          </table:table-cell>
          <table:table-cell table:number-columns-repeated="2"/>
          <table:table-cell table:formula="of:=IF(ISNUMBER([.BW182]);&quot;0x&quot;&amp;DEC2HEX([.BW182]+[.BW$2]))" office:value-type="string" office:string-value="0x23">
            <text:p>0x23</text:p>
          </table:table-cell>
          <table:table-cell table:formula="of:=IF(ISNUMBER([.BX182]);&quot;0x&quot;&amp;DEC2HEX([.BX182]+[.BX$2]))" office:value-type="string" office:string-value="0x83">
            <text:p>0x83</text:p>
          </table:table-cell>
          <table:table-cell table:formula="of:=IF(ISNUMBER([.BY182]);&quot;0x&quot;&amp;DEC2HEX([.BY182]+[.BY$2]);&quot;&quot;)">
            <text:p/>
          </table:table-cell>
          <table:table-cell table:formula="of:=IF(ISNUMBER([.BZ182]);&quot;0x&quot;&amp;DEC2HEX([.BZ182]+[.BZ$2]);&quot;&quot;)">
            <text:p/>
          </table:table-cell>
          <table:table-cell table:formula="of:=IF(ISNUMBER([.CB182]);&quot;0x&quot;&amp;DEC2HEX([.CB182]+[.CB$2]);&quot;&quot;)" office:value-type="string" office:string-value="0x43">
            <text:p>0x43</text:p>
          </table:table-cell>
          <table:table-cell table:formula="of:=HEX2DEC(MID([.CE182];3;2))-[.CE$2]" office:value-type="float" office:value="36">
            <text:p>36</text:p>
          </table:table-cell>
          <table:table-cell table:formula="of:=HEX2DEC(MID([.CF182];3;2))-[.CF$2]" office:value-type="float" office:value="4">
            <text:p>4</text:p>
          </table:table-cell>
          <table:table-cell table:number-columns-repeated="2"/>
          <table:table-cell table:formula="of:=HEX2DEC(MID([.#REF!182];3;2))-[.#REF!$2]" office:value-type="float" office:value="0">
            <text:p>#REF!</text:p>
          </table:table-cell>
          <table:table-cell table:formula="of:=SUM([.CJ182:.CM182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3:.BU183];0)-1" office:value-type="float" office:value="36">
            <text:p>36</text:p>
          </table:table-cell>
          <table:table-cell table:formula="of:=INT(SUM([.A183:.BU183])/2)" office:value-type="float" office:value="4">
            <text:p>4</text:p>
          </table:table-cell>
          <table:table-cell table:number-columns-repeated="2"/>
          <table:table-cell table:formula="of:=72-SUM([.BX183:.BZ183])-[.BW183]" office:value-type="float" office:value="32">
            <text:p>32</text:p>
          </table:table-cell>
          <table:table-cell table:formula="of:=[.BW184]+[.CA183]" office:value-type="float" office:value="68">
            <text:p>68</text:p>
          </table:table-cell>
          <table:table-cell table:number-columns-repeated="2"/>
          <table:table-cell table:formula="of:=IF(ISNUMBER([.BW183]);&quot;0x&quot;&amp;DEC2HEX([.BW183]+[.BW$2]))" office:value-type="string" office:string-value="0x23">
            <text:p>0x23</text:p>
          </table:table-cell>
          <table:table-cell table:formula="of:=IF(ISNUMBER([.BX183]);&quot;0x&quot;&amp;DEC2HEX([.BX183]+[.BX$2]))" office:value-type="string" office:string-value="0x83">
            <text:p>0x83</text:p>
          </table:table-cell>
          <table:table-cell table:formula="of:=IF(ISNUMBER([.BY183]);&quot;0x&quot;&amp;DEC2HEX([.BY183]+[.BY$2]);&quot;&quot;)">
            <text:p/>
          </table:table-cell>
          <table:table-cell table:formula="of:=IF(ISNUMBER([.BZ183]);&quot;0x&quot;&amp;DEC2HEX([.BZ183]+[.BZ$2]);&quot;&quot;)">
            <text:p/>
          </table:table-cell>
          <table:table-cell table:formula="of:=IF(ISNUMBER([.CB183]);&quot;0x&quot;&amp;DEC2HEX([.CB183]+[.CB$2]);&quot;&quot;)" office:value-type="string" office:string-value="0x43">
            <text:p>0x43</text:p>
          </table:table-cell>
          <table:table-cell table:formula="of:=HEX2DEC(MID([.CE183];3;2))-[.CE$2]" office:value-type="float" office:value="36">
            <text:p>36</text:p>
          </table:table-cell>
          <table:table-cell table:formula="of:=HEX2DEC(MID([.CF183];3;2))-[.CF$2]" office:value-type="float" office:value="4">
            <text:p>4</text:p>
          </table:table-cell>
          <table:table-cell table:number-columns-repeated="2"/>
          <table:table-cell table:formula="of:=HEX2DEC(MID([.#REF!183];3;2))-[.#REF!$2]" office:value-type="float" office:value="0">
            <text:p>#REF!</text:p>
          </table:table-cell>
          <table:table-cell table:formula="of:=SUM([.CJ183:.CM183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4:.BU184];0)-1" office:value-type="float" office:value="36">
            <text:p>36</text:p>
          </table:table-cell>
          <table:table-cell table:formula="of:=INT(SUM([.A184:.BU184])/2)" office:value-type="float" office:value="4">
            <text:p>4</text:p>
          </table:table-cell>
          <table:table-cell table:number-columns-repeated="2"/>
          <table:table-cell table:formula="of:=72-SUM([.BX184:.BZ184])-[.BW184]" office:value-type="float" office:value="32">
            <text:p>32</text:p>
          </table:table-cell>
          <table:table-cell table:formula="of:=[.BW185]+[.CA184]" office:value-type="float" office:value="68">
            <text:p>68</text:p>
          </table:table-cell>
          <table:table-cell table:number-columns-repeated="2"/>
          <table:table-cell table:formula="of:=IF(ISNUMBER([.BW184]);&quot;0x&quot;&amp;DEC2HEX([.BW184]+[.BW$2]))" office:value-type="string" office:string-value="0x23">
            <text:p>0x23</text:p>
          </table:table-cell>
          <table:table-cell table:formula="of:=IF(ISNUMBER([.BX184]);&quot;0x&quot;&amp;DEC2HEX([.BX184]+[.BX$2]))" office:value-type="string" office:string-value="0x83">
            <text:p>0x83</text:p>
          </table:table-cell>
          <table:table-cell table:formula="of:=IF(ISNUMBER([.BY184]);&quot;0x&quot;&amp;DEC2HEX([.BY184]+[.BY$2]);&quot;&quot;)">
            <text:p/>
          </table:table-cell>
          <table:table-cell table:formula="of:=IF(ISNUMBER([.BZ184]);&quot;0x&quot;&amp;DEC2HEX([.BZ184]+[.BZ$2]);&quot;&quot;)">
            <text:p/>
          </table:table-cell>
          <table:table-cell table:formula="of:=IF(ISNUMBER([.CB184]);&quot;0x&quot;&amp;DEC2HEX([.CB184]+[.CB$2]);&quot;&quot;)" office:value-type="string" office:string-value="0x43">
            <text:p>0x43</text:p>
          </table:table-cell>
          <table:table-cell table:formula="of:=HEX2DEC(MID([.CE184];3;2))-[.CE$2]" office:value-type="float" office:value="36">
            <text:p>36</text:p>
          </table:table-cell>
          <table:table-cell table:formula="of:=HEX2DEC(MID([.CF184];3;2))-[.CF$2]" office:value-type="float" office:value="4">
            <text:p>4</text:p>
          </table:table-cell>
          <table:table-cell table:number-columns-repeated="2"/>
          <table:table-cell table:formula="of:=HEX2DEC(MID([.#REF!184];3;2))-[.#REF!$2]" office:value-type="float" office:value="0">
            <text:p>#REF!</text:p>
          </table:table-cell>
          <table:table-cell table:formula="of:=SUM([.CJ184:.CM184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5:.BU185];0)-1" office:value-type="float" office:value="36">
            <text:p>36</text:p>
          </table:table-cell>
          <table:table-cell table:formula="of:=INT(SUM([.A185:.BU185])/2)" office:value-type="float" office:value="4">
            <text:p>4</text:p>
          </table:table-cell>
          <table:table-cell table:number-columns-repeated="2"/>
          <table:table-cell table:formula="of:=72-SUM([.BX185:.BZ185])-[.BW185]" office:value-type="float" office:value="32">
            <text:p>32</text:p>
          </table:table-cell>
          <table:table-cell table:formula="of:=[.BW186]+[.CA185]" office:value-type="float" office:value="68">
            <text:p>68</text:p>
          </table:table-cell>
          <table:table-cell table:number-columns-repeated="2"/>
          <table:table-cell table:formula="of:=IF(ISNUMBER([.BW185]);&quot;0x&quot;&amp;DEC2HEX([.BW185]+[.BW$2]))" office:value-type="string" office:string-value="0x23">
            <text:p>0x23</text:p>
          </table:table-cell>
          <table:table-cell table:formula="of:=IF(ISNUMBER([.BX185]);&quot;0x&quot;&amp;DEC2HEX([.BX185]+[.BX$2]))" office:value-type="string" office:string-value="0x83">
            <text:p>0x83</text:p>
          </table:table-cell>
          <table:table-cell table:formula="of:=IF(ISNUMBER([.BY185]);&quot;0x&quot;&amp;DEC2HEX([.BY185]+[.BY$2]);&quot;&quot;)">
            <text:p/>
          </table:table-cell>
          <table:table-cell table:formula="of:=IF(ISNUMBER([.BZ185]);&quot;0x&quot;&amp;DEC2HEX([.BZ185]+[.BZ$2]);&quot;&quot;)">
            <text:p/>
          </table:table-cell>
          <table:table-cell table:formula="of:=IF(ISNUMBER([.CB185]);&quot;0x&quot;&amp;DEC2HEX([.CB185]+[.CB$2]);&quot;&quot;)" office:value-type="string" office:string-value="0x43">
            <text:p>0x43</text:p>
          </table:table-cell>
          <table:table-cell table:formula="of:=HEX2DEC(MID([.CE185];3;2))-[.CE$2]" office:value-type="float" office:value="36">
            <text:p>36</text:p>
          </table:table-cell>
          <table:table-cell table:formula="of:=HEX2DEC(MID([.CF185];3;2))-[.CF$2]" office:value-type="float" office:value="4">
            <text:p>4</text:p>
          </table:table-cell>
          <table:table-cell table:number-columns-repeated="2"/>
          <table:table-cell table:formula="of:=HEX2DEC(MID([.#REF!185];3;2))-[.#REF!$2]" office:value-type="float" office:value="0">
            <text:p>#REF!</text:p>
          </table:table-cell>
          <table:table-cell table:formula="of:=SUM([.CJ185:.CM185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6:.BU186];0)-1" office:value-type="float" office:value="36">
            <text:p>36</text:p>
          </table:table-cell>
          <table:table-cell table:formula="of:=INT(SUM([.A186:.BU186])/2)" office:value-type="float" office:value="4">
            <text:p>4</text:p>
          </table:table-cell>
          <table:table-cell table:number-columns-repeated="2"/>
          <table:table-cell table:formula="of:=72-SUM([.BX186:.BZ186])-[.BW186]" office:value-type="float" office:value="32">
            <text:p>32</text:p>
          </table:table-cell>
          <table:table-cell table:formula="of:=[.BW187]+[.CA186]" office:value-type="float" office:value="68">
            <text:p>68</text:p>
          </table:table-cell>
          <table:table-cell table:number-columns-repeated="2"/>
          <table:table-cell table:formula="of:=IF(ISNUMBER([.BW186]);&quot;0x&quot;&amp;DEC2HEX([.BW186]+[.BW$2]))" office:value-type="string" office:string-value="0x23">
            <text:p>0x23</text:p>
          </table:table-cell>
          <table:table-cell table:formula="of:=IF(ISNUMBER([.BX186]);&quot;0x&quot;&amp;DEC2HEX([.BX186]+[.BX$2]))" office:value-type="string" office:string-value="0x83">
            <text:p>0x83</text:p>
          </table:table-cell>
          <table:table-cell table:formula="of:=IF(ISNUMBER([.BY186]);&quot;0x&quot;&amp;DEC2HEX([.BY186]+[.BY$2]);&quot;&quot;)">
            <text:p/>
          </table:table-cell>
          <table:table-cell table:formula="of:=IF(ISNUMBER([.BZ186]);&quot;0x&quot;&amp;DEC2HEX([.BZ186]+[.BZ$2]);&quot;&quot;)">
            <text:p/>
          </table:table-cell>
          <table:table-cell table:formula="of:=IF(ISNUMBER([.CB186]);&quot;0x&quot;&amp;DEC2HEX([.CB186]+[.CB$2]);&quot;&quot;)" office:value-type="string" office:string-value="0x43">
            <text:p>0x43</text:p>
          </table:table-cell>
          <table:table-cell table:formula="of:=HEX2DEC(MID([.CE186];3;2))-[.CE$2]" office:value-type="float" office:value="36">
            <text:p>36</text:p>
          </table:table-cell>
          <table:table-cell table:formula="of:=HEX2DEC(MID([.CF186];3;2))-[.CF$2]" office:value-type="float" office:value="4">
            <text:p>4</text:p>
          </table:table-cell>
          <table:table-cell table:number-columns-repeated="2"/>
          <table:table-cell table:formula="of:=HEX2DEC(MID([.#REF!186];3;2))-[.#REF!$2]" office:value-type="float" office:value="0">
            <text:p>#REF!</text:p>
          </table:table-cell>
          <table:table-cell table:formula="of:=SUM([.CJ186:.CM186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7:.BU187];0)-1" office:value-type="float" office:value="36">
            <text:p>36</text:p>
          </table:table-cell>
          <table:table-cell table:formula="of:=INT(SUM([.A187:.BU187])/2)" office:value-type="float" office:value="4">
            <text:p>4</text:p>
          </table:table-cell>
          <table:table-cell table:number-columns-repeated="2"/>
          <table:table-cell table:formula="of:=72-SUM([.BX187:.BZ187])-[.BW187]" office:value-type="float" office:value="32">
            <text:p>32</text:p>
          </table:table-cell>
          <table:table-cell table:formula="of:=[.BW188]+[.CA187]" office:value-type="float" office:value="68">
            <text:p>68</text:p>
          </table:table-cell>
          <table:table-cell table:number-columns-repeated="2"/>
          <table:table-cell table:formula="of:=IF(ISNUMBER([.BW187]);&quot;0x&quot;&amp;DEC2HEX([.BW187]+[.BW$2]))" office:value-type="string" office:string-value="0x23">
            <text:p>0x23</text:p>
          </table:table-cell>
          <table:table-cell table:formula="of:=IF(ISNUMBER([.BX187]);&quot;0x&quot;&amp;DEC2HEX([.BX187]+[.BX$2]))" office:value-type="string" office:string-value="0x83">
            <text:p>0x83</text:p>
          </table:table-cell>
          <table:table-cell table:formula="of:=IF(ISNUMBER([.BY187]);&quot;0x&quot;&amp;DEC2HEX([.BY187]+[.BY$2]);&quot;&quot;)">
            <text:p/>
          </table:table-cell>
          <table:table-cell table:formula="of:=IF(ISNUMBER([.BZ187]);&quot;0x&quot;&amp;DEC2HEX([.BZ187]+[.BZ$2]);&quot;&quot;)">
            <text:p/>
          </table:table-cell>
          <table:table-cell table:formula="of:=IF(ISNUMBER([.CB187]);&quot;0x&quot;&amp;DEC2HEX([.CB187]+[.CB$2]);&quot;&quot;)" office:value-type="string" office:string-value="0x43">
            <text:p>0x43</text:p>
          </table:table-cell>
          <table:table-cell table:formula="of:=HEX2DEC(MID([.CE187];3;2))-[.CE$2]" office:value-type="float" office:value="36">
            <text:p>36</text:p>
          </table:table-cell>
          <table:table-cell table:formula="of:=HEX2DEC(MID([.CF187];3;2))-[.CF$2]" office:value-type="float" office:value="4">
            <text:p>4</text:p>
          </table:table-cell>
          <table:table-cell table:number-columns-repeated="2"/>
          <table:table-cell table:formula="of:=HEX2DEC(MID([.#REF!187];3;2))-[.#REF!$2]" office:value-type="float" office:value="0">
            <text:p>#REF!</text:p>
          </table:table-cell>
          <table:table-cell table:formula="of:=SUM([.CJ187:.CM187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8:.BU188];0)-1" office:value-type="float" office:value="36">
            <text:p>36</text:p>
          </table:table-cell>
          <table:table-cell table:formula="of:=INT(SUM([.A188:.BU188])/2)" office:value-type="float" office:value="4">
            <text:p>4</text:p>
          </table:table-cell>
          <table:table-cell table:number-columns-repeated="2"/>
          <table:table-cell table:formula="of:=72-SUM([.BX188:.BZ188])-[.BW188]" office:value-type="float" office:value="32">
            <text:p>32</text:p>
          </table:table-cell>
          <table:table-cell table:formula="of:=[.BW189]+[.CA188]" office:value-type="float" office:value="68">
            <text:p>68</text:p>
          </table:table-cell>
          <table:table-cell table:number-columns-repeated="2"/>
          <table:table-cell table:formula="of:=IF(ISNUMBER([.BW188]);&quot;0x&quot;&amp;DEC2HEX([.BW188]+[.BW$2]))" office:value-type="string" office:string-value="0x23">
            <text:p>0x23</text:p>
          </table:table-cell>
          <table:table-cell table:formula="of:=IF(ISNUMBER([.BX188]);&quot;0x&quot;&amp;DEC2HEX([.BX188]+[.BX$2]))" office:value-type="string" office:string-value="0x83">
            <text:p>0x83</text:p>
          </table:table-cell>
          <table:table-cell table:formula="of:=IF(ISNUMBER([.BY188]);&quot;0x&quot;&amp;DEC2HEX([.BY188]+[.BY$2]);&quot;&quot;)">
            <text:p/>
          </table:table-cell>
          <table:table-cell table:formula="of:=IF(ISNUMBER([.BZ188]);&quot;0x&quot;&amp;DEC2HEX([.BZ188]+[.BZ$2]);&quot;&quot;)">
            <text:p/>
          </table:table-cell>
          <table:table-cell table:formula="of:=IF(ISNUMBER([.CB188]);&quot;0x&quot;&amp;DEC2HEX([.CB188]+[.CB$2]);&quot;&quot;)" office:value-type="string" office:string-value="0x43">
            <text:p>0x43</text:p>
          </table:table-cell>
          <table:table-cell table:formula="of:=HEX2DEC(MID([.CE188];3;2))-[.CE$2]" office:value-type="float" office:value="36">
            <text:p>36</text:p>
          </table:table-cell>
          <table:table-cell table:formula="of:=HEX2DEC(MID([.CF188];3;2))-[.CF$2]" office:value-type="float" office:value="4">
            <text:p>4</text:p>
          </table:table-cell>
          <table:table-cell table:number-columns-repeated="2"/>
          <table:table-cell table:formula="of:=HEX2DEC(MID([.#REF!188];3;2))-[.#REF!$2]" office:value-type="float" office:value="0">
            <text:p>#REF!</text:p>
          </table:table-cell>
          <table:table-cell table:formula="of:=SUM([.CJ188:.CM188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89:.BU189];0)-1" office:value-type="float" office:value="36">
            <text:p>36</text:p>
          </table:table-cell>
          <table:table-cell table:formula="of:=INT(SUM([.A189:.BU189])/2)" office:value-type="float" office:value="4">
            <text:p>4</text:p>
          </table:table-cell>
          <table:table-cell table:number-columns-repeated="2"/>
          <table:table-cell table:formula="of:=72-SUM([.BX189:.BZ189])-[.BW189]" office:value-type="float" office:value="32">
            <text:p>32</text:p>
          </table:table-cell>
          <table:table-cell table:formula="of:=[.BW190]+[.CA189]" office:value-type="float" office:value="68">
            <text:p>68</text:p>
          </table:table-cell>
          <table:table-cell table:number-columns-repeated="2"/>
          <table:table-cell table:formula="of:=IF(ISNUMBER([.BW189]);&quot;0x&quot;&amp;DEC2HEX([.BW189]+[.BW$2]))" office:value-type="string" office:string-value="0x23">
            <text:p>0x23</text:p>
          </table:table-cell>
          <table:table-cell table:formula="of:=IF(ISNUMBER([.BX189]);&quot;0x&quot;&amp;DEC2HEX([.BX189]+[.BX$2]))" office:value-type="string" office:string-value="0x83">
            <text:p>0x83</text:p>
          </table:table-cell>
          <table:table-cell table:formula="of:=IF(ISNUMBER([.BY189]);&quot;0x&quot;&amp;DEC2HEX([.BY189]+[.BY$2]);&quot;&quot;)">
            <text:p/>
          </table:table-cell>
          <table:table-cell table:formula="of:=IF(ISNUMBER([.BZ189]);&quot;0x&quot;&amp;DEC2HEX([.BZ189]+[.BZ$2]);&quot;&quot;)">
            <text:p/>
          </table:table-cell>
          <table:table-cell table:formula="of:=IF(ISNUMBER([.CB189]);&quot;0x&quot;&amp;DEC2HEX([.CB189]+[.CB$2]);&quot;&quot;)" office:value-type="string" office:string-value="0x43">
            <text:p>0x43</text:p>
          </table:table-cell>
          <table:table-cell table:formula="of:=HEX2DEC(MID([.CE189];3;2))-[.CE$2]" office:value-type="float" office:value="36">
            <text:p>36</text:p>
          </table:table-cell>
          <table:table-cell table:formula="of:=HEX2DEC(MID([.CF189];3;2))-[.CF$2]" office:value-type="float" office:value="4">
            <text:p>4</text:p>
          </table:table-cell>
          <table:table-cell table:number-columns-repeated="2"/>
          <table:table-cell table:formula="of:=HEX2DEC(MID([.#REF!189];3;2))-[.#REF!$2]" office:value-type="float" office:value="0">
            <text:p>#REF!</text:p>
          </table:table-cell>
          <table:table-cell table:formula="of:=SUM([.CJ189:.CM189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0:.BU190];0)-1" office:value-type="float" office:value="36">
            <text:p>36</text:p>
          </table:table-cell>
          <table:table-cell table:formula="of:=INT(SUM([.A190:.BU190])/2)" office:value-type="float" office:value="4">
            <text:p>4</text:p>
          </table:table-cell>
          <table:table-cell table:number-columns-repeated="2"/>
          <table:table-cell table:formula="of:=72-SUM([.BX190:.BZ190])-[.BW190]" office:value-type="float" office:value="32">
            <text:p>32</text:p>
          </table:table-cell>
          <table:table-cell table:formula="of:=[.BW191]+[.CA190]" office:value-type="float" office:value="68">
            <text:p>68</text:p>
          </table:table-cell>
          <table:table-cell table:number-columns-repeated="2"/>
          <table:table-cell table:formula="of:=IF(ISNUMBER([.BW190]);&quot;0x&quot;&amp;DEC2HEX([.BW190]+[.BW$2]))" office:value-type="string" office:string-value="0x23">
            <text:p>0x23</text:p>
          </table:table-cell>
          <table:table-cell table:formula="of:=IF(ISNUMBER([.BX190]);&quot;0x&quot;&amp;DEC2HEX([.BX190]+[.BX$2]))" office:value-type="string" office:string-value="0x83">
            <text:p>0x83</text:p>
          </table:table-cell>
          <table:table-cell table:formula="of:=IF(ISNUMBER([.BY190]);&quot;0x&quot;&amp;DEC2HEX([.BY190]+[.BY$2]);&quot;&quot;)">
            <text:p/>
          </table:table-cell>
          <table:table-cell table:formula="of:=IF(ISNUMBER([.BZ190]);&quot;0x&quot;&amp;DEC2HEX([.BZ190]+[.BZ$2]);&quot;&quot;)">
            <text:p/>
          </table:table-cell>
          <table:table-cell table:formula="of:=IF(ISNUMBER([.CB190]);&quot;0x&quot;&amp;DEC2HEX([.CB190]+[.CB$2]);&quot;&quot;)" office:value-type="string" office:string-value="0x43">
            <text:p>0x43</text:p>
          </table:table-cell>
          <table:table-cell table:formula="of:=HEX2DEC(MID([.CE190];3;2))-[.CE$2]" office:value-type="float" office:value="36">
            <text:p>36</text:p>
          </table:table-cell>
          <table:table-cell table:formula="of:=HEX2DEC(MID([.CF190];3;2))-[.CF$2]" office:value-type="float" office:value="4">
            <text:p>4</text:p>
          </table:table-cell>
          <table:table-cell table:number-columns-repeated="2"/>
          <table:table-cell table:formula="of:=HEX2DEC(MID([.#REF!190];3;2))-[.#REF!$2]" office:value-type="float" office:value="0">
            <text:p>#REF!</text:p>
          </table:table-cell>
          <table:table-cell table:formula="of:=SUM([.CJ190:.CM190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1:.BU191];0)-1" office:value-type="float" office:value="36">
            <text:p>36</text:p>
          </table:table-cell>
          <table:table-cell table:formula="of:=INT(SUM([.A191:.BU191])/2)" office:value-type="float" office:value="4">
            <text:p>4</text:p>
          </table:table-cell>
          <table:table-cell table:number-columns-repeated="2"/>
          <table:table-cell table:formula="of:=72-SUM([.BX191:.BZ191])-[.BW191]" office:value-type="float" office:value="32">
            <text:p>32</text:p>
          </table:table-cell>
          <table:table-cell table:formula="of:=[.BW192]+[.CA191]" office:value-type="float" office:value="68">
            <text:p>68</text:p>
          </table:table-cell>
          <table:table-cell table:number-columns-repeated="2"/>
          <table:table-cell table:formula="of:=IF(ISNUMBER([.BW191]);&quot;0x&quot;&amp;DEC2HEX([.BW191]+[.BW$2]))" office:value-type="string" office:string-value="0x23">
            <text:p>0x23</text:p>
          </table:table-cell>
          <table:table-cell table:formula="of:=IF(ISNUMBER([.BX191]);&quot;0x&quot;&amp;DEC2HEX([.BX191]+[.BX$2]))" office:value-type="string" office:string-value="0x83">
            <text:p>0x83</text:p>
          </table:table-cell>
          <table:table-cell table:formula="of:=IF(ISNUMBER([.BY191]);&quot;0x&quot;&amp;DEC2HEX([.BY191]+[.BY$2]);&quot;&quot;)">
            <text:p/>
          </table:table-cell>
          <table:table-cell table:formula="of:=IF(ISNUMBER([.BZ191]);&quot;0x&quot;&amp;DEC2HEX([.BZ191]+[.BZ$2]);&quot;&quot;)">
            <text:p/>
          </table:table-cell>
          <table:table-cell table:formula="of:=IF(ISNUMBER([.CB191]);&quot;0x&quot;&amp;DEC2HEX([.CB191]+[.CB$2]);&quot;&quot;)" office:value-type="string" office:string-value="0x43">
            <text:p>0x43</text:p>
          </table:table-cell>
          <table:table-cell table:formula="of:=HEX2DEC(MID([.CE191];3;2))-[.CE$2]" office:value-type="float" office:value="36">
            <text:p>36</text:p>
          </table:table-cell>
          <table:table-cell table:formula="of:=HEX2DEC(MID([.CF191];3;2))-[.CF$2]" office:value-type="float" office:value="4">
            <text:p>4</text:p>
          </table:table-cell>
          <table:table-cell table:number-columns-repeated="2"/>
          <table:table-cell table:formula="of:=HEX2DEC(MID([.#REF!191];3;2))-[.#REF!$2]" office:value-type="float" office:value="0">
            <text:p>#REF!</text:p>
          </table:table-cell>
          <table:table-cell table:formula="of:=SUM([.CJ191:.CM191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2:.BU192];0)-1" office:value-type="float" office:value="36">
            <text:p>36</text:p>
          </table:table-cell>
          <table:table-cell table:formula="of:=INT(SUM([.A192:.BU192])/2)" office:value-type="float" office:value="4">
            <text:p>4</text:p>
          </table:table-cell>
          <table:table-cell table:number-columns-repeated="2"/>
          <table:table-cell table:formula="of:=72-SUM([.BX192:.BZ192])-[.BW192]" office:value-type="float" office:value="32">
            <text:p>32</text:p>
          </table:table-cell>
          <table:table-cell table:formula="of:=[.BW193]+[.CA192]" office:value-type="float" office:value="68">
            <text:p>68</text:p>
          </table:table-cell>
          <table:table-cell table:number-columns-repeated="2"/>
          <table:table-cell table:formula="of:=IF(ISNUMBER([.BW192]);&quot;0x&quot;&amp;DEC2HEX([.BW192]+[.BW$2]))" office:value-type="string" office:string-value="0x23">
            <text:p>0x23</text:p>
          </table:table-cell>
          <table:table-cell table:formula="of:=IF(ISNUMBER([.BX192]);&quot;0x&quot;&amp;DEC2HEX([.BX192]+[.BX$2]))" office:value-type="string" office:string-value="0x83">
            <text:p>0x83</text:p>
          </table:table-cell>
          <table:table-cell table:formula="of:=IF(ISNUMBER([.BY192]);&quot;0x&quot;&amp;DEC2HEX([.BY192]+[.BY$2]);&quot;&quot;)">
            <text:p/>
          </table:table-cell>
          <table:table-cell table:formula="of:=IF(ISNUMBER([.BZ192]);&quot;0x&quot;&amp;DEC2HEX([.BZ192]+[.BZ$2]);&quot;&quot;)">
            <text:p/>
          </table:table-cell>
          <table:table-cell table:formula="of:=IF(ISNUMBER([.CB192]);&quot;0x&quot;&amp;DEC2HEX([.CB192]+[.CB$2]);&quot;&quot;)" office:value-type="string" office:string-value="0x43">
            <text:p>0x43</text:p>
          </table:table-cell>
          <table:table-cell table:formula="of:=HEX2DEC(MID([.CE192];3;2))-[.CE$2]" office:value-type="float" office:value="36">
            <text:p>36</text:p>
          </table:table-cell>
          <table:table-cell table:formula="of:=HEX2DEC(MID([.CF192];3;2))-[.CF$2]" office:value-type="float" office:value="4">
            <text:p>4</text:p>
          </table:table-cell>
          <table:table-cell table:number-columns-repeated="2"/>
          <table:table-cell table:formula="of:=HEX2DEC(MID([.#REF!192];3;2))-[.#REF!$2]" office:value-type="float" office:value="0">
            <text:p>#REF!</text:p>
          </table:table-cell>
          <table:table-cell table:formula="of:=SUM([.CJ192:.CM192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3:.BU193];0)-1" office:value-type="float" office:value="36">
            <text:p>36</text:p>
          </table:table-cell>
          <table:table-cell table:formula="of:=INT(SUM([.A193:.BU193])/2)" office:value-type="float" office:value="4">
            <text:p>4</text:p>
          </table:table-cell>
          <table:table-cell table:number-columns-repeated="2"/>
          <table:table-cell table:formula="of:=72-SUM([.BX193:.BZ193])-[.BW193]" office:value-type="float" office:value="32">
            <text:p>32</text:p>
          </table:table-cell>
          <table:table-cell table:formula="of:=[.BW194]+[.CA193]" office:value-type="float" office:value="68">
            <text:p>68</text:p>
          </table:table-cell>
          <table:table-cell table:number-columns-repeated="2"/>
          <table:table-cell table:formula="of:=IF(ISNUMBER([.BW193]);&quot;0x&quot;&amp;DEC2HEX([.BW193]+[.BW$2]))" office:value-type="string" office:string-value="0x23">
            <text:p>0x23</text:p>
          </table:table-cell>
          <table:table-cell table:formula="of:=IF(ISNUMBER([.BX193]);&quot;0x&quot;&amp;DEC2HEX([.BX193]+[.BX$2]))" office:value-type="string" office:string-value="0x83">
            <text:p>0x83</text:p>
          </table:table-cell>
          <table:table-cell table:formula="of:=IF(ISNUMBER([.BY193]);&quot;0x&quot;&amp;DEC2HEX([.BY193]+[.BY$2]);&quot;&quot;)">
            <text:p/>
          </table:table-cell>
          <table:table-cell table:formula="of:=IF(ISNUMBER([.BZ193]);&quot;0x&quot;&amp;DEC2HEX([.BZ193]+[.BZ$2]);&quot;&quot;)">
            <text:p/>
          </table:table-cell>
          <table:table-cell table:formula="of:=IF(ISNUMBER([.CB193]);&quot;0x&quot;&amp;DEC2HEX([.CB193]+[.CB$2]);&quot;&quot;)" office:value-type="string" office:string-value="0x43">
            <text:p>0x43</text:p>
          </table:table-cell>
          <table:table-cell table:formula="of:=HEX2DEC(MID([.CE193];3;2))-[.CE$2]" office:value-type="float" office:value="36">
            <text:p>36</text:p>
          </table:table-cell>
          <table:table-cell table:formula="of:=HEX2DEC(MID([.CF193];3;2))-[.CF$2]" office:value-type="float" office:value="4">
            <text:p>4</text:p>
          </table:table-cell>
          <table:table-cell table:number-columns-repeated="2"/>
          <table:table-cell table:formula="of:=HEX2DEC(MID([.#REF!193];3;2))-[.#REF!$2]" office:value-type="float" office:value="0">
            <text:p>#REF!</text:p>
          </table:table-cell>
          <table:table-cell table:formula="of:=SUM([.CJ193:.CM193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4:.BU194];0)-1" office:value-type="float" office:value="36">
            <text:p>36</text:p>
          </table:table-cell>
          <table:table-cell table:formula="of:=INT(SUM([.A194:.BU194])/2)" office:value-type="float" office:value="4">
            <text:p>4</text:p>
          </table:table-cell>
          <table:table-cell table:number-columns-repeated="2"/>
          <table:table-cell table:formula="of:=72-SUM([.BX194:.BZ194])-[.BW194]" office:value-type="float" office:value="32">
            <text:p>32</text:p>
          </table:table-cell>
          <table:table-cell table:formula="of:=[.BW195]+[.CA194]" office:value-type="float" office:value="68">
            <text:p>68</text:p>
          </table:table-cell>
          <table:table-cell table:number-columns-repeated="2"/>
          <table:table-cell table:formula="of:=IF(ISNUMBER([.BW194]);&quot;0x&quot;&amp;DEC2HEX([.BW194]+[.BW$2]))" office:value-type="string" office:string-value="0x23">
            <text:p>0x23</text:p>
          </table:table-cell>
          <table:table-cell table:formula="of:=IF(ISNUMBER([.BX194]);&quot;0x&quot;&amp;DEC2HEX([.BX194]+[.BX$2]))" office:value-type="string" office:string-value="0x83">
            <text:p>0x83</text:p>
          </table:table-cell>
          <table:table-cell table:formula="of:=IF(ISNUMBER([.BY194]);&quot;0x&quot;&amp;DEC2HEX([.BY194]+[.BY$2]);&quot;&quot;)">
            <text:p/>
          </table:table-cell>
          <table:table-cell table:formula="of:=IF(ISNUMBER([.BZ194]);&quot;0x&quot;&amp;DEC2HEX([.BZ194]+[.BZ$2]);&quot;&quot;)">
            <text:p/>
          </table:table-cell>
          <table:table-cell table:formula="of:=IF(ISNUMBER([.CB194]);&quot;0x&quot;&amp;DEC2HEX([.CB194]+[.CB$2]);&quot;&quot;)" office:value-type="string" office:string-value="0x43">
            <text:p>0x43</text:p>
          </table:table-cell>
          <table:table-cell table:formula="of:=HEX2DEC(MID([.CE194];3;2))-[.CE$2]" office:value-type="float" office:value="36">
            <text:p>36</text:p>
          </table:table-cell>
          <table:table-cell table:formula="of:=HEX2DEC(MID([.CF194];3;2))-[.CF$2]" office:value-type="float" office:value="4">
            <text:p>4</text:p>
          </table:table-cell>
          <table:table-cell table:number-columns-repeated="2"/>
          <table:table-cell table:formula="of:=HEX2DEC(MID([.#REF!194];3;2))-[.#REF!$2]" office:value-type="float" office:value="0">
            <text:p>#REF!</text:p>
          </table:table-cell>
          <table:table-cell table:formula="of:=SUM([.CJ194:.CM194])" office:value-type="float" office:value="40">
            <text:p>40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5:.BU195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95:.BZ195])-[.BW195]" office:value-type="float" office:value="28">
            <text:p>28</text:p>
          </table:table-cell>
          <table:table-cell table:formula="of:=[.BW196]+[.CA195]" office:value-type="float" office:value="64">
            <text:p>64</text:p>
          </table:table-cell>
          <table:table-cell table:number-columns-repeated="2"/>
          <table:table-cell table:formula="of:=IF(ISNUMBER([.BW195]);&quot;0x&quot;&amp;DEC2HEX([.BW195]+[.BW$2]))" office:value-type="string" office:string-value="0x23">
            <text:p>0x23</text:p>
          </table:table-cell>
          <table:table-cell table:formula="of:=IF(ISNUMBER([.BX195]);&quot;0x&quot;&amp;DEC2HEX([.BX195]+[.BX$2]))" office:value-type="string" office:string-value="0x87">
            <text:p>0x87</text:p>
          </table:table-cell>
          <table:table-cell table:formula="of:=IF(ISNUMBER([.BY195]);&quot;0x&quot;&amp;DEC2HEX([.BY195]+[.BY$2]);&quot;&quot;)">
            <text:p/>
          </table:table-cell>
          <table:table-cell table:formula="of:=IF(ISNUMBER([.BZ195]);&quot;0x&quot;&amp;DEC2HEX([.BZ195]+[.BZ$2]);&quot;&quot;)">
            <text:p/>
          </table:table-cell>
          <table:table-cell table:formula="of:=IF(ISNUMBER([.CB195]);&quot;0x&quot;&amp;DEC2HEX([.CB195]+[.CB$2]);&quot;&quot;)" office:value-type="string" office:string-value="0x3F">
            <text:p>0x3F</text:p>
          </table:table-cell>
          <table:table-cell table:formula="of:=HEX2DEC(MID([.CE195];3;2))-[.CE$2]" office:value-type="float" office:value="36">
            <text:p>36</text:p>
          </table:table-cell>
          <table:table-cell table:formula="of:=HEX2DEC(MID([.CF195];3;2))-[.CF$2]" office:value-type="float" office:value="8">
            <text:p>8</text:p>
          </table:table-cell>
          <table:table-cell table:number-columns-repeated="2"/>
          <table:table-cell table:formula="of:=HEX2DEC(MID([.#REF!195];3;2))-[.#REF!$2]" office:value-type="float" office:value="0">
            <text:p>#REF!</text:p>
          </table:table-cell>
          <table:table-cell table:formula="of:=SUM([.CJ195:.CM195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6:.BU196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96:.BZ196])-[.BW196]" office:value-type="float" office:value="28">
            <text:p>28</text:p>
          </table:table-cell>
          <table:table-cell table:formula="of:=[.BW197]+[.CA196]" office:value-type="float" office:value="64">
            <text:p>64</text:p>
          </table:table-cell>
          <table:table-cell table:number-columns-repeated="2"/>
          <table:table-cell table:formula="of:=IF(ISNUMBER([.BW196]);&quot;0x&quot;&amp;DEC2HEX([.BW196]+[.BW$2]))" office:value-type="string" office:string-value="0x23">
            <text:p>0x23</text:p>
          </table:table-cell>
          <table:table-cell table:formula="of:=IF(ISNUMBER([.BX196]);&quot;0x&quot;&amp;DEC2HEX([.BX196]+[.BX$2]))" office:value-type="string" office:string-value="0x87">
            <text:p>0x87</text:p>
          </table:table-cell>
          <table:table-cell table:formula="of:=IF(ISNUMBER([.BY196]);&quot;0x&quot;&amp;DEC2HEX([.BY196]+[.BY$2]);&quot;&quot;)">
            <text:p/>
          </table:table-cell>
          <table:table-cell table:formula="of:=IF(ISNUMBER([.BZ196]);&quot;0x&quot;&amp;DEC2HEX([.BZ196]+[.BZ$2]);&quot;&quot;)">
            <text:p/>
          </table:table-cell>
          <table:table-cell table:formula="of:=IF(ISNUMBER([.CB196]);&quot;0x&quot;&amp;DEC2HEX([.CB196]+[.CB$2]);&quot;&quot;)" office:value-type="string" office:string-value="0x3F">
            <text:p>0x3F</text:p>
          </table:table-cell>
          <table:table-cell table:formula="of:=HEX2DEC(MID([.CE196];3;2))-[.CE$2]" office:value-type="float" office:value="36">
            <text:p>36</text:p>
          </table:table-cell>
          <table:table-cell table:formula="of:=HEX2DEC(MID([.CF196];3;2))-[.CF$2]" office:value-type="float" office:value="8">
            <text:p>8</text:p>
          </table:table-cell>
          <table:table-cell table:number-columns-repeated="2"/>
          <table:table-cell table:formula="of:=HEX2DEC(MID([.#REF!196];3;2))-[.#REF!$2]" office:value-type="float" office:value="0">
            <text:p>#REF!</text:p>
          </table:table-cell>
          <table:table-cell table:formula="of:=SUM([.CJ196:.CM196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7:.BU197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97:.BZ197])-[.BW197]" office:value-type="float" office:value="28">
            <text:p>28</text:p>
          </table:table-cell>
          <table:table-cell table:formula="of:=[.BW198]+[.CA197]" office:value-type="float" office:value="64">
            <text:p>64</text:p>
          </table:table-cell>
          <table:table-cell table:number-columns-repeated="2"/>
          <table:table-cell table:formula="of:=IF(ISNUMBER([.BW197]);&quot;0x&quot;&amp;DEC2HEX([.BW197]+[.BW$2]))" office:value-type="string" office:string-value="0x23">
            <text:p>0x23</text:p>
          </table:table-cell>
          <table:table-cell table:formula="of:=IF(ISNUMBER([.BX197]);&quot;0x&quot;&amp;DEC2HEX([.BX197]+[.BX$2]))" office:value-type="string" office:string-value="0x87">
            <text:p>0x87</text:p>
          </table:table-cell>
          <table:table-cell table:formula="of:=IF(ISNUMBER([.BY197]);&quot;0x&quot;&amp;DEC2HEX([.BY197]+[.BY$2]);&quot;&quot;)">
            <text:p/>
          </table:table-cell>
          <table:table-cell table:formula="of:=IF(ISNUMBER([.BZ197]);&quot;0x&quot;&amp;DEC2HEX([.BZ197]+[.BZ$2]);&quot;&quot;)">
            <text:p/>
          </table:table-cell>
          <table:table-cell table:formula="of:=IF(ISNUMBER([.CB197]);&quot;0x&quot;&amp;DEC2HEX([.CB197]+[.CB$2]);&quot;&quot;)" office:value-type="string" office:string-value="0x3F">
            <text:p>0x3F</text:p>
          </table:table-cell>
          <table:table-cell table:formula="of:=HEX2DEC(MID([.CE197];3;2))-[.CE$2]" office:value-type="float" office:value="36">
            <text:p>36</text:p>
          </table:table-cell>
          <table:table-cell table:formula="of:=HEX2DEC(MID([.CF197];3;2))-[.CF$2]" office:value-type="float" office:value="8">
            <text:p>8</text:p>
          </table:table-cell>
          <table:table-cell table:number-columns-repeated="2"/>
          <table:table-cell table:formula="of:=HEX2DEC(MID([.#REF!197];3;2))-[.#REF!$2]" office:value-type="float" office:value="0">
            <text:p>#REF!</text:p>
          </table:table-cell>
          <table:table-cell table:formula="of:=SUM([.CJ197:.CM197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198:.BU198];0)-1" office:value-type="float" office:value="36">
            <text:p>3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72-SUM([.BX198:.BZ198])-[.BW198]" office:value-type="float" office:value="28">
            <text:p>28</text:p>
          </table:table-cell>
          <table:table-cell table:formula="of:=[.BW199]+[.CA198]" office:value-type="float" office:value="51">
            <text:p>51</text:p>
          </table:table-cell>
          <table:table-cell table:number-columns-repeated="2"/>
          <table:table-cell table:formula="of:=IF(ISNUMBER([.BW198]);&quot;0x&quot;&amp;DEC2HEX([.BW198]+[.BW$2]))" office:value-type="string" office:string-value="0x23">
            <text:p>0x23</text:p>
          </table:table-cell>
          <table:table-cell table:formula="of:=IF(ISNUMBER([.BX198]);&quot;0x&quot;&amp;DEC2HEX([.BX198]+[.BX$2]))" office:value-type="string" office:string-value="0x87">
            <text:p>0x87</text:p>
          </table:table-cell>
          <table:table-cell table:formula="of:=IF(ISNUMBER([.BY198]);&quot;0x&quot;&amp;DEC2HEX([.BY198]+[.BY$2]);&quot;&quot;)">
            <text:p/>
          </table:table-cell>
          <table:table-cell table:formula="of:=IF(ISNUMBER([.BZ198]);&quot;0x&quot;&amp;DEC2HEX([.BZ198]+[.BZ$2]);&quot;&quot;)">
            <text:p/>
          </table:table-cell>
          <table:table-cell table:formula="of:=IF(ISNUMBER([.CB198]);&quot;0x&quot;&amp;DEC2HEX([.CB198]+[.CB$2]);&quot;&quot;)" office:value-type="string" office:string-value="0x32">
            <text:p>0x32</text:p>
          </table:table-cell>
          <table:table-cell table:formula="of:=HEX2DEC(MID([.CE198];3;2))-[.CE$2]" office:value-type="float" office:value="36">
            <text:p>36</text:p>
          </table:table-cell>
          <table:table-cell table:formula="of:=HEX2DEC(MID([.CF198];3;2))-[.CF$2]" office:value-type="float" office:value="8">
            <text:p>8</text:p>
          </table:table-cell>
          <table:table-cell table:number-columns-repeated="2"/>
          <table:table-cell table:formula="of:=HEX2DEC(MID([.#REF!198];3;2))-[.#REF!$2]" office:value-type="float" office:value="0">
            <text:p>#REF!</text:p>
          </table:table-cell>
          <table:table-cell table:formula="of:=SUM([.CJ198:.CM198])" office:value-type="float" office:value="44">
            <text:p>44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34" office:value-type="float" office:value="1">
            <text:p>1</text:p>
          </table:table-cell>
          <table:table-cell table:number-columns-repeated="11" office:value-type="string">
            <text:p><text:s/></text:p>
          </table:table-cell>
          <table:table-cell table:number-columns-repeated="6"/>
          <table:table-cell table:formula="of:=MATCH(1;[.A199:.BU199];0)-1" office:value-type="float" office:value="23">
            <text:p>23</text:p>
          </table:table-cell>
          <table:table-cell table:formula="of:=SUM([.A199:.BU199])" office:value-type="float" office:value="34">
            <text:p>34</text:p>
          </table:table-cell>
          <table:table-cell table:number-columns-repeated="2"/>
          <table:table-cell table:formula="of:=72-SUM([.BX199:.BZ199])-[.BW199]" office:value-type="float" office:value="15">
            <text:p>15</text:p>
          </table:table-cell>
          <table:table-cell table:formula="of:=[.BW200]+[.CA199]" office:value-type="float" office:value="38">
            <text:p>38</text:p>
          </table:table-cell>
          <table:table-cell table:number-columns-repeated="2"/>
          <table:table-cell table:formula="of:=IF(ISNUMBER([.BW199]);&quot;0x&quot;&amp;DEC2HEX([.BW199]+[.BW$2]))" office:value-type="string" office:string-value="0x16">
            <text:p>0x16</text:p>
          </table:table-cell>
          <table:table-cell table:formula="of:=IF(ISNUMBER([.BX199]);&quot;0x&quot;&amp;DEC2HEX([.BX199]+[.BX$2]))" office:value-type="string" office:string-value="0xA1">
            <text:p>0xA1</text:p>
          </table:table-cell>
          <table:table-cell table:formula="of:=IF(ISNUMBER([.BY199]);&quot;0x&quot;&amp;DEC2HEX([.BY199]+[.BY$2]);&quot;&quot;)">
            <text:p/>
          </table:table-cell>
          <table:table-cell table:formula="of:=IF(ISNUMBER([.BZ199]);&quot;0x&quot;&amp;DEC2HEX([.BZ199]+[.BZ$2]);&quot;&quot;)">
            <text:p/>
          </table:table-cell>
          <table:table-cell table:formula="of:=IF(ISNUMBER([.CB199]);&quot;0x&quot;&amp;DEC2HEX([.CB199]+[.CB$2]);&quot;&quot;)" office:value-type="string" office:string-value="0x25">
            <text:p>0x25</text:p>
          </table:table-cell>
          <table:table-cell table:formula="of:=HEX2DEC(MID([.CE199];3;2))-[.CE$2]" office:value-type="float" office:value="23">
            <text:p>23</text:p>
          </table:table-cell>
          <table:table-cell table:formula="of:=HEX2DEC(MID([.CF199];3;2))-[.CF$2]" office:value-type="float" office:value="34">
            <text:p>34</text:p>
          </table:table-cell>
          <table:table-cell table:number-columns-repeated="2"/>
          <table:table-cell table:formula="of:=HEX2DEC(MID([.#REF!199];3;2))-[.#REF!$2]" office:value-type="float" office:value="0">
            <text:p>#REF!</text:p>
          </table:table-cell>
          <table:table-cell table:formula="of:=SUM([.CJ199:.CM199])" office:value-type="float" office:value="57">
            <text:p>57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34" office:value-type="float" office:value="1">
            <text:p>1</text:p>
          </table:table-cell>
          <table:table-cell table:number-columns-repeated="11" office:value-type="string">
            <text:p><text:s/></text:p>
          </table:table-cell>
          <table:table-cell table:number-columns-repeated="6"/>
          <table:table-cell table:formula="of:=MATCH(1;[.A200:.BU200];0)-1" office:value-type="float" office:value="23">
            <text:p>23</text:p>
          </table:table-cell>
          <table:table-cell table:formula="of:=SUM([.A200:.BU200])" office:value-type="float" office:value="34">
            <text:p>34</text:p>
          </table:table-cell>
          <table:table-cell table:number-columns-repeated="2"/>
          <table:table-cell table:formula="of:=72-SUM([.BX200:.BZ200])-[.BW200]" office:value-type="float" office:value="15">
            <text:p>15</text:p>
          </table:table-cell>
          <table:table-cell table:formula="of:=[.BW201]+[.CA200]" office:value-type="float" office:value="38">
            <text:p>38</text:p>
          </table:table-cell>
          <table:table-cell table:number-columns-repeated="2"/>
          <table:table-cell table:formula="of:=IF(ISNUMBER([.BW200]);&quot;0x&quot;&amp;DEC2HEX([.BW200]+[.BW$2]))" office:value-type="string" office:string-value="0x16">
            <text:p>0x16</text:p>
          </table:table-cell>
          <table:table-cell table:formula="of:=IF(ISNUMBER([.BX200]);&quot;0x&quot;&amp;DEC2HEX([.BX200]+[.BX$2]))" office:value-type="string" office:string-value="0xA1">
            <text:p>0xA1</text:p>
          </table:table-cell>
          <table:table-cell table:formula="of:=IF(ISNUMBER([.BY200]);&quot;0x&quot;&amp;DEC2HEX([.BY200]+[.BY$2]);&quot;&quot;)">
            <text:p/>
          </table:table-cell>
          <table:table-cell table:formula="of:=IF(ISNUMBER([.BZ200]);&quot;0x&quot;&amp;DEC2HEX([.BZ200]+[.BZ$2]);&quot;&quot;)">
            <text:p/>
          </table:table-cell>
          <table:table-cell table:formula="of:=IF(ISNUMBER([.CB200]);&quot;0x&quot;&amp;DEC2HEX([.CB200]+[.CB$2]);&quot;&quot;)" office:value-type="string" office:string-value="0x25">
            <text:p>0x25</text:p>
          </table:table-cell>
          <table:table-cell table:formula="of:=HEX2DEC(MID([.CE200];3;2))-[.CE$2]" office:value-type="float" office:value="23">
            <text:p>23</text:p>
          </table:table-cell>
          <table:table-cell table:formula="of:=HEX2DEC(MID([.CF200];3;2))-[.CF$2]" office:value-type="float" office:value="34">
            <text:p>34</text:p>
          </table:table-cell>
          <table:table-cell table:number-columns-repeated="2"/>
          <table:table-cell table:formula="of:=HEX2DEC(MID([.#REF!200];3;2))-[.#REF!$2]" office:value-type="float" office:value="0">
            <text:p>#REF!</text:p>
          </table:table-cell>
          <table:table-cell table:formula="of:=SUM([.CJ200:.CM200])" office:value-type="float" office:value="57">
            <text:p>57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34" office:value-type="float" office:value="1">
            <text:p>1</text:p>
          </table:table-cell>
          <table:table-cell table:number-columns-repeated="9" office:value-type="string">
            <text:p><text:s/></text:p>
          </table:table-cell>
          <table:table-cell table:number-columns-repeated="8"/>
          <table:table-cell table:formula="of:=MATCH(1;[.A201:.BU201];0)-1" office:value-type="float" office:value="23">
            <text:p>23</text:p>
          </table:table-cell>
          <table:table-cell table:formula="of:=SUM([.A201:.BU201])" office:value-type="float" office:value="34">
            <text:p>34</text:p>
          </table:table-cell>
          <table:table-cell table:number-columns-repeated="2"/>
          <table:table-cell table:formula="of:=72-SUM([.BX201:.BZ201])-[.BW201]" office:value-type="float" office:value="15">
            <text:p>15</text:p>
          </table:table-cell>
          <table:table-cell table:formula="of:=[.BW202]+[.CA201]" office:value-type="float" office:value="38">
            <text:p>38</text:p>
          </table:table-cell>
          <table:table-cell table:number-columns-repeated="2"/>
          <table:table-cell table:formula="of:=IF(ISNUMBER([.BW201]);&quot;0x&quot;&amp;DEC2HEX([.BW201]+[.BW$2]))" office:value-type="string" office:string-value="0x16">
            <text:p>0x16</text:p>
          </table:table-cell>
          <table:table-cell table:formula="of:=IF(ISNUMBER([.BX201]);&quot;0x&quot;&amp;DEC2HEX([.BX201]+[.BX$2]))" office:value-type="string" office:string-value="0xA1">
            <text:p>0xA1</text:p>
          </table:table-cell>
          <table:table-cell table:formula="of:=IF(ISNUMBER([.BY201]);&quot;0x&quot;&amp;DEC2HEX([.BY201]+[.BY$2]);&quot;&quot;)">
            <text:p/>
          </table:table-cell>
          <table:table-cell table:formula="of:=IF(ISNUMBER([.BZ201]);&quot;0x&quot;&amp;DEC2HEX([.BZ201]+[.BZ$2]);&quot;&quot;)">
            <text:p/>
          </table:table-cell>
          <table:table-cell table:formula="of:=IF(ISNUMBER([.CB201]);&quot;0x&quot;&amp;DEC2HEX([.CB201]+[.CB$2]);&quot;&quot;)" office:value-type="string" office:string-value="0x25">
            <text:p>0x25</text:p>
          </table:table-cell>
          <table:table-cell table:formula="of:=HEX2DEC(MID([.CE201];3;2))-[.CE$2]" office:value-type="float" office:value="23">
            <text:p>23</text:p>
          </table:table-cell>
          <table:table-cell table:formula="of:=HEX2DEC(MID([.CF201];3;2))-[.CF$2]" office:value-type="float" office:value="34">
            <text:p>34</text:p>
          </table:table-cell>
          <table:table-cell table:number-columns-repeated="2"/>
          <table:table-cell table:formula="of:=HEX2DEC(MID([.#REF!201];3;2))-[.#REF!$2]" office:value-type="float" office:value="0">
            <text:p>#REF!</text:p>
          </table:table-cell>
          <table:table-cell table:formula="of:=SUM([.CJ201:.CM201])" office:value-type="float" office:value="57">
            <text:p>57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34" office:value-type="float" office:value="1">
            <text:p>1</text:p>
          </table:table-cell>
          <table:table-cell table:number-columns-repeated="8" office:value-type="string">
            <text:p><text:s/></text:p>
          </table:table-cell>
          <table:table-cell table:number-columns-repeated="9"/>
          <table:table-cell table:formula="of:=MATCH(1;[.A202:.BU202];0)-1" office:value-type="float" office:value="23">
            <text:p>23</text:p>
          </table:table-cell>
          <table:table-cell table:formula="of:=SUM([.A202:.BU202])" office:value-type="float" office:value="34">
            <text:p>34</text:p>
          </table:table-cell>
          <table:table-cell table:number-columns-repeated="2"/>
          <table:table-cell table:formula="of:=72-SUM([.BX202:.BZ202])-[.BW202]" office:value-type="float" office:value="15">
            <text:p>15</text:p>
          </table:table-cell>
          <table:table-cell table:formula="of:=[.BW203]+[.CA202]" office:value-type="float" office:value="38">
            <text:p>38</text:p>
          </table:table-cell>
          <table:table-cell table:number-columns-repeated="2"/>
          <table:table-cell table:formula="of:=IF(ISNUMBER([.BW202]);&quot;0x&quot;&amp;DEC2HEX([.BW202]+[.BW$2]))" office:value-type="string" office:string-value="0x16">
            <text:p>0x16</text:p>
          </table:table-cell>
          <table:table-cell table:formula="of:=IF(ISNUMBER([.BX202]);&quot;0x&quot;&amp;DEC2HEX([.BX202]+[.BX$2]))" office:value-type="string" office:string-value="0xA1">
            <text:p>0xA1</text:p>
          </table:table-cell>
          <table:table-cell table:formula="of:=IF(ISNUMBER([.BY202]);&quot;0x&quot;&amp;DEC2HEX([.BY202]+[.BY$2]);&quot;&quot;)">
            <text:p/>
          </table:table-cell>
          <table:table-cell table:formula="of:=IF(ISNUMBER([.BZ202]);&quot;0x&quot;&amp;DEC2HEX([.BZ202]+[.BZ$2]);&quot;&quot;)">
            <text:p/>
          </table:table-cell>
          <table:table-cell table:formula="of:=IF(ISNUMBER([.CB202]);&quot;0x&quot;&amp;DEC2HEX([.CB202]+[.CB$2]);&quot;&quot;)" office:value-type="string" office:string-value="0x25">
            <text:p>0x25</text:p>
          </table:table-cell>
          <table:table-cell table:formula="of:=HEX2DEC(MID([.CE202];3;2))-[.CE$2]" office:value-type="float" office:value="23">
            <text:p>23</text:p>
          </table:table-cell>
          <table:table-cell table:formula="of:=HEX2DEC(MID([.CF202];3;2))-[.CF$2]" office:value-type="float" office:value="34">
            <text:p>34</text:p>
          </table:table-cell>
          <table:table-cell table:number-columns-repeated="2"/>
          <table:table-cell table:formula="of:=HEX2DEC(MID([.#REF!202];3;2))-[.#REF!$2]" office:value-type="float" office:value="0">
            <text:p>#REF!</text:p>
          </table:table-cell>
          <table:table-cell table:formula="of:=SUM([.CJ202:.CM202])" office:value-type="float" office:value="57">
            <text:p>57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34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11"/>
          <table:table-cell table:formula="of:=MATCH(1;[.A203:.BU203];0)-1" office:value-type="float" office:value="23">
            <text:p>23</text:p>
          </table:table-cell>
          <table:table-cell table:formula="of:=SUM([.A203:.BU203])" office:value-type="float" office:value="34">
            <text:p>34</text:p>
          </table:table-cell>
          <table:table-cell table:number-columns-repeated="2"/>
          <table:table-cell table:formula="of:=72-SUM([.BX203:.BZ203])-[.BW203]" office:value-type="float" office:value="15">
            <text:p>15</text:p>
          </table:table-cell>
          <table:table-cell table:formula="of:=[.BW204]+[.CA203]" office:value-type="float" office:value="38">
            <text:p>38</text:p>
          </table:table-cell>
          <table:table-cell table:number-columns-repeated="2"/>
          <table:table-cell table:formula="of:=IF(ISNUMBER([.BW203]);&quot;0x&quot;&amp;DEC2HEX([.BW203]+[.BW$2]))" office:value-type="string" office:string-value="0x16">
            <text:p>0x16</text:p>
          </table:table-cell>
          <table:table-cell table:formula="of:=IF(ISNUMBER([.BX203]);&quot;0x&quot;&amp;DEC2HEX([.BX203]+[.BX$2]))" office:value-type="string" office:string-value="0xA1">
            <text:p>0xA1</text:p>
          </table:table-cell>
          <table:table-cell table:formula="of:=IF(ISNUMBER([.BY203]);&quot;0x&quot;&amp;DEC2HEX([.BY203]+[.BY$2]);&quot;&quot;)">
            <text:p/>
          </table:table-cell>
          <table:table-cell table:formula="of:=IF(ISNUMBER([.BZ203]);&quot;0x&quot;&amp;DEC2HEX([.BZ203]+[.BZ$2]);&quot;&quot;)">
            <text:p/>
          </table:table-cell>
          <table:table-cell table:formula="of:=IF(ISNUMBER([.CB203]);&quot;0x&quot;&amp;DEC2HEX([.CB203]+[.CB$2]);&quot;&quot;)" office:value-type="string" office:string-value="0x25">
            <text:p>0x25</text:p>
          </table:table-cell>
          <table:table-cell table:formula="of:=HEX2DEC(MID([.CE203];3;2))-[.CE$2]" office:value-type="float" office:value="23">
            <text:p>23</text:p>
          </table:table-cell>
          <table:table-cell table:formula="of:=HEX2DEC(MID([.CF203];3;2))-[.CF$2]" office:value-type="float" office:value="34">
            <text:p>34</text:p>
          </table:table-cell>
          <table:table-cell table:number-columns-repeated="2"/>
          <table:table-cell table:formula="of:=HEX2DEC(MID([.#REF!203];3;2))-[.#REF!$2]" office:value-type="float" office:value="0">
            <text:p>#REF!</text:p>
          </table:table-cell>
          <table:table-cell table:formula="of:=SUM([.CJ203:.CM203])" office:value-type="float" office:value="57">
            <text:p>57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34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11"/>
          <table:table-cell table:formula="of:=MATCH(1;[.A204:.BU204];0)-1" office:value-type="float" office:value="23">
            <text:p>23</text:p>
          </table:table-cell>
          <table:table-cell table:formula="of:=SUM([.A204:.BU204])" office:value-type="float" office:value="34">
            <text:p>34</text:p>
          </table:table-cell>
          <table:table-cell table:number-columns-repeated="2"/>
          <table:table-cell table:formula="of:=72-SUM([.BX204:.BZ204])-[.BW204]" office:value-type="float" office:value="15">
            <text:p>15</text:p>
          </table:table-cell>
          <table:table-cell table:formula="of:=[.BW205]+[.CA204]" office:value-type="float" office:value="38">
            <text:p>38</text:p>
          </table:table-cell>
          <table:table-cell table:number-columns-repeated="2"/>
          <table:table-cell table:formula="of:=IF(ISNUMBER([.BW204]);&quot;0x&quot;&amp;DEC2HEX([.BW204]+[.BW$2]))" office:value-type="string" office:string-value="0x16">
            <text:p>0x16</text:p>
          </table:table-cell>
          <table:table-cell table:formula="of:=IF(ISNUMBER([.BX204]);&quot;0x&quot;&amp;DEC2HEX([.BX204]+[.BX$2]))" office:value-type="string" office:string-value="0xA1">
            <text:p>0xA1</text:p>
          </table:table-cell>
          <table:table-cell table:formula="of:=IF(ISNUMBER([.BY204]);&quot;0x&quot;&amp;DEC2HEX([.BY204]+[.BY$2]);&quot;&quot;)">
            <text:p/>
          </table:table-cell>
          <table:table-cell table:formula="of:=IF(ISNUMBER([.BZ204]);&quot;0x&quot;&amp;DEC2HEX([.BZ204]+[.BZ$2]);&quot;&quot;)">
            <text:p/>
          </table:table-cell>
          <table:table-cell table:formula="of:=IF(ISNUMBER([.CB204]);&quot;0x&quot;&amp;DEC2HEX([.CB204]+[.CB$2]);&quot;&quot;)" office:value-type="string" office:string-value="0x25">
            <text:p>0x25</text:p>
          </table:table-cell>
          <table:table-cell table:formula="of:=HEX2DEC(MID([.CE204];3;2))-[.CE$2]" office:value-type="float" office:value="23">
            <text:p>23</text:p>
          </table:table-cell>
          <table:table-cell table:formula="of:=HEX2DEC(MID([.CF204];3;2))-[.CF$2]" office:value-type="float" office:value="34">
            <text:p>34</text:p>
          </table:table-cell>
          <table:table-cell table:number-columns-repeated="2"/>
          <table:table-cell table:formula="of:=HEX2DEC(MID([.#REF!204];3;2))-[.#REF!$2]" office:value-type="float" office:value="0">
            <text:p>#REF!</text:p>
          </table:table-cell>
          <table:table-cell table:formula="of:=SUM([.CJ204:.CM204])" office:value-type="float" office:value="57">
            <text:p>57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34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14"/>
          <table:table-cell table:formula="of:=MATCH(1;[.A205:.BU205];0)-1" office:value-type="float" office:value="23">
            <text:p>23</text:p>
          </table:table-cell>
          <table:table-cell table:formula="of:=SUM([.A205:.BU205])" office:value-type="float" office:value="34">
            <text:p>34</text:p>
          </table:table-cell>
          <table:table-cell table:number-columns-repeated="2"/>
          <table:table-cell table:formula="of:=72-SUM([.BX205:.BZ205])-[.BW205]" office:value-type="float" office:value="15">
            <text:p>15</text:p>
          </table:table-cell>
          <table:table-cell table:formula="of:=[.BW206]+[.CA205]" office:value-type="float" office:value="38">
            <text:p>38</text:p>
          </table:table-cell>
          <table:table-cell table:number-columns-repeated="2"/>
          <table:table-cell table:formula="of:=IF(ISNUMBER([.BW205]);&quot;0x&quot;&amp;DEC2HEX([.BW205]+[.BW$2]))" office:value-type="string" office:string-value="0x16">
            <text:p>0x16</text:p>
          </table:table-cell>
          <table:table-cell table:formula="of:=IF(ISNUMBER([.BX205]);&quot;0x&quot;&amp;DEC2HEX([.BX205]+[.BX$2]))" office:value-type="string" office:string-value="0xA1">
            <text:p>0xA1</text:p>
          </table:table-cell>
          <table:table-cell table:formula="of:=IF(ISNUMBER([.BY205]);&quot;0x&quot;&amp;DEC2HEX([.BY205]+[.BY$2]);&quot;&quot;)">
            <text:p/>
          </table:table-cell>
          <table:table-cell table:formula="of:=IF(ISNUMBER([.BZ205]);&quot;0x&quot;&amp;DEC2HEX([.BZ205]+[.BZ$2]);&quot;&quot;)">
            <text:p/>
          </table:table-cell>
          <table:table-cell table:formula="of:=IF(ISNUMBER([.CB205]);&quot;0x&quot;&amp;DEC2HEX([.CB205]+[.CB$2]);&quot;&quot;)" office:value-type="string" office:string-value="0x25">
            <text:p>0x25</text:p>
          </table:table-cell>
          <table:table-cell table:formula="of:=HEX2DEC(MID([.CE205];3;2))-[.CE$2]" office:value-type="float" office:value="23">
            <text:p>23</text:p>
          </table:table-cell>
          <table:table-cell table:formula="of:=HEX2DEC(MID([.CF205];3;2))-[.CF$2]" office:value-type="float" office:value="34">
            <text:p>34</text:p>
          </table:table-cell>
          <table:table-cell table:number-columns-repeated="2"/>
          <table:table-cell table:formula="of:=HEX2DEC(MID([.#REF!205];3;2))-[.#REF!$2]" office:value-type="float" office:value="0">
            <text:p>#REF!</text:p>
          </table:table-cell>
          <table:table-cell table:formula="of:=SUM([.CJ205:.CM205])" office:value-type="float" office:value="57">
            <text:p>57</text:p>
          </table:table-cell>
          <table:table-cell table:number-columns-repeated="8"/>
        </table:table-row>
        <table:table-row table:style-name="ro6">
          <table:table-cell table:number-columns-repeated="23"/>
          <table:table-cell table:number-columns-repeated="34" office:value-type="float" office:value="1">
            <text:p>1</text:p>
          </table:table-cell>
          <table:table-cell table:number-columns-repeated="17"/>
          <table:table-cell table:formula="of:=MATCH(1;[.A206:.BU206];0)-1" office:value-type="float" office:value="23">
            <text:p>23</text:p>
          </table:table-cell>
          <table:table-cell table:formula="of:=SUM([.A206:.BU206])" office:value-type="float" office:value="34">
            <text:p>34</text:p>
          </table:table-cell>
          <table:table-cell table:number-columns-repeated="2"/>
          <table:table-cell table:formula="of:=72-SUM([.BX206:.BZ206])-[.BW206]" office:value-type="float" office:value="15">
            <text:p>15</text:p>
          </table:table-cell>
          <table:table-cell table:formula="of:=[.BW207]+[.CA206]" office:value-type="float" office:value="15">
            <text:p>15</text:p>
          </table:table-cell>
          <table:table-cell table:number-columns-repeated="2"/>
          <table:table-cell table:formula="of:=IF(ISNUMBER([.BW206]);&quot;0x&quot;&amp;DEC2HEX([.BW206]+[.BW$2]))" office:value-type="string" office:string-value="0x16">
            <text:p>0x16</text:p>
          </table:table-cell>
          <table:table-cell table:formula="of:=IF(ISNUMBER([.BX206]);&quot;0x&quot;&amp;DEC2HEX([.BX206]+[.BX$2]))" office:value-type="string" office:string-value="0xA1">
            <text:p>0xA1</text:p>
          </table:table-cell>
          <table:table-cell table:formula="of:=IF(ISNUMBER([.BY206]);&quot;0x&quot;&amp;DEC2HEX([.BY206]+[.BY$2]);&quot;&quot;)">
            <text:p/>
          </table:table-cell>
          <table:table-cell table:formula="of:=IF(ISNUMBER([.BZ206]);&quot;0x&quot;&amp;DEC2HEX([.BZ206]+[.BZ$2]);&quot;&quot;)">
            <text:p/>
          </table:table-cell>
          <table:table-cell table:formula="of:=IF(ISNUMBER([.CB206]);&quot;0x&quot;&amp;DEC2HEX([.CB206]+[.CB$2]);&quot;&quot;)" office:value-type="string" office:string-value="0xE">
            <text:p>0xE</text:p>
          </table:table-cell>
          <table:table-cell table:formula="of:=HEX2DEC(MID([.CE206];3;2))-[.CE$2]" office:value-type="float" office:value="23">
            <text:p>23</text:p>
          </table:table-cell>
          <table:table-cell table:formula="of:=HEX2DEC(MID([.CF206];3;2))-[.CF$2]" office:value-type="float" office:value="34">
            <text:p>34</text:p>
          </table:table-cell>
          <table:table-cell table:number-columns-repeated="2"/>
          <table:table-cell table:formula="of:=HEX2DEC(MID([.#REF!206];3;2))-[.#REF!$2]" office:value-type="float" office:value="0">
            <text:p>#REF!</text:p>
          </table:table-cell>
          <table:table-cell table:formula="of:=SUM([.CJ206:.CM206])" office:value-type="float" office:value="57">
            <text:p>57</text:p>
          </table:table-cell>
          <table:table-cell table:formula="of:=SUM([.CJ107:.CM206])" office:value-type="float" office:value="4228">
            <text:p>4228</text:p>
          </table:table-cell>
          <table:table-cell table:number-columns-repeated="7"/>
        </table:table-row>
        <table:table-row table:style-name="ro6">
          <table:table-cell table:number-columns-repeated="72"/>
          <table:table-cell table:style-name="ce2" table:formula="of:=SUM([.BW107:.CA206])" office:value-type="float" office:value="7200">
            <text:p>7200</text:p>
          </table:table-cell>
          <table:table-cell/>
          <table:table-cell/>
          <table:table-cell table:style-name="ce2" table:number-columns-repeated="4"/>
          <table:table-cell table:number-columns-repeated="4"/>
          <table:table-cell office:value-type="string">
            <text:p><text:s/></text:p>
          </table:table-cell>
          <table:table-cell table:number-columns-repeated="17"/>
        </table:table-row>
        <table:table-row table:style-name="ro6" table:number-rows-repeated="2">
          <table:table-cell table:number-columns-repeated="79"/>
          <table:table-cell table:style-name="ce2"/>
          <table:table-cell table:number-columns-repeated="21"/>
        </table:table-row>
        <table:table-row table:style-name="ro2">
          <table:table-cell table:number-columns-repeated="74"/>
          <table:table-cell table:style-name="Default"/>
          <table:table-cell table:number-columns-repeated="12"/>
          <table:table-cell table:style-name="ce6" table:number-columns-repeated="6"/>
          <table:table-cell table:number-columns-repeated="8"/>
        </table:table-row>
        <table:table-row table:style-name="ro6">
          <table:table-cell table:number-columns-repeated="12"/>
          <table:table-cell table:number-columns-repeated="6" office:value-type="string">
            <text:p><text:s/></text:p>
          </table:table-cell>
          <table:table-cell table:number-columns-repeated="36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16"/>
          <table:table-cell table:formula="of:=MATCH(1;[.A211:.BU211];0)-1" office:value-type="float" office:value="18">
            <text:p>18</text:p>
          </table:table-cell>
          <table:table-cell table:formula="of:=SUM([.A211:.BU211])" office:value-type="float" office:value="36">
            <text:p>36</text:p>
          </table:table-cell>
          <table:table-cell table:number-columns-repeated="2"/>
          <table:table-cell table:formula="of:=72-SUM([.BX211:.BZ211])-[.BW211]" office:value-type="float" office:value="18">
            <text:p>18</text:p>
          </table:table-cell>
          <table:table-cell table:formula="of:=[.BW212]+[.CA211]" office:value-type="float" office:value="30">
            <text:p>30</text:p>
          </table:table-cell>
          <table:table-cell table:number-columns-repeated="2"/>
          <table:table-cell table:formula="of:=IF(ISNUMBER([.BW211]);&quot;0x&quot;&amp;DEC2HEX([.BW211]+[.BW$2]))" office:value-type="string" office:string-value="0x11">
            <text:p>0x11</text:p>
          </table:table-cell>
          <table:table-cell table:formula="of:=IF(ISNUMBER([.BX211]);&quot;0x&quot;&amp;DEC2HEX([.BX211]+[.BX$2]))" office:value-type="string" office:string-value="0xA3">
            <text:p>0xA3</text:p>
          </table:table-cell>
          <table:table-cell table:formula="of:=IF(ISNUMBER([.BY211]);&quot;0x&quot;&amp;DEC2HEX([.BY211]+[.BY$2]);&quot;&quot;)">
            <text:p/>
          </table:table-cell>
          <table:table-cell table:formula="of:=IF(ISNUMBER([.BZ211]);&quot;0x&quot;&amp;DEC2HEX([.BZ211]+[.BZ$2]);&quot;&quot;)">
            <text:p/>
          </table:table-cell>
          <table:table-cell table:formula="of:=IF(ISNUMBER([.CB211]);&quot;0x&quot;&amp;DEC2HEX([.CB211]+[.CB$2]);&quot;&quot;)" office:value-type="string" office:string-value="0x1D">
            <text:p>0x1D</text:p>
          </table:table-cell>
          <table:table-cell table:formula="of:=HEX2DEC(MID([.CE211];3;2))-[.CE$2]" office:value-type="float" office:value="18">
            <text:p>18</text:p>
          </table:table-cell>
          <table:table-cell table:formula="of:=HEX2DEC(MID([.CF211];3;2))-[.CF$2]" office:value-type="float" office:value="36">
            <text:p>36</text:p>
          </table:table-cell>
          <table:table-cell table:number-columns-repeated="3"/>
          <table:table-cell table:formula="of:=SUM([.CJ211:.CM211])" office:value-type="float" office:value="54">
            <text:p>54</text:p>
          </table:table-cell>
          <table:table-cell table:number-columns-repeated="8"/>
        </table:table-row>
        <table:table-row table:style-name="ro6">
          <table:table-cell table:number-columns-repeated="8"/>
          <table:table-cell table:number-columns-repeated="2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46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3"/>
          <table:table-cell office:value-type="string">
            <text:p><text:s/></text:p>
          </table:table-cell>
          <table:table-cell/>
          <table:table-cell table:formula="of:=MATCH(1;[.A212:.BU212];0)-1" office:value-type="float" office:value="12">
            <text:p>12</text:p>
          </table:table-cell>
          <table:table-cell table:formula="of:=SUM([.A212:.BU212])" office:value-type="float" office:value="46">
            <text:p>46</text:p>
          </table:table-cell>
          <table:table-cell table:number-columns-repeated="2"/>
          <table:table-cell table:formula="of:=72-SUM([.BX212:.BZ212])-[.BW212]" office:value-type="float" office:value="14">
            <text:p>14</text:p>
          </table:table-cell>
          <table:table-cell table:formula="of:=[.BW213]+[.CA212]" office:value-type="float" office:value="23">
            <text:p>23</text:p>
          </table:table-cell>
          <table:table-cell table:number-columns-repeated="2"/>
          <table:table-cell table:formula="of:=IF(ISNUMBER([.BW212]);&quot;0x&quot;&amp;DEC2HEX([.BW212]+[.BW$2]))" office:value-type="string" office:string-value="0xB">
            <text:p>0xB</text:p>
          </table:table-cell>
          <table:table-cell table:formula="of:=IF(ISNUMBER([.BX212]);&quot;0x&quot;&amp;DEC2HEX([.BX212]+[.BX$2]))" office:value-type="string" office:string-value="0xAD">
            <text:p>0xAD</text:p>
          </table:table-cell>
          <table:table-cell table:formula="of:=IF(ISNUMBER([.BY212]);&quot;0x&quot;&amp;DEC2HEX([.BY212]+[.BY$2]);&quot;&quot;)">
            <text:p/>
          </table:table-cell>
          <table:table-cell table:formula="of:=IF(ISNUMBER([.BZ212]);&quot;0x&quot;&amp;DEC2HEX([.BZ212]+[.BZ$2]);&quot;&quot;)">
            <text:p/>
          </table:table-cell>
          <table:table-cell table:formula="of:=IF(ISNUMBER([.CB212]);&quot;0x&quot;&amp;DEC2HEX([.CB212]+[.CB$2]);&quot;&quot;)" office:value-type="string" office:string-value="0x16">
            <text:p>0x16</text:p>
          </table:table-cell>
          <table:table-cell table:formula="of:=HEX2DEC(MID([.CE212];3;2))-[.CE$2]" office:value-type="float" office:value="12">
            <text:p>12</text:p>
          </table:table-cell>
          <table:table-cell table:formula="of:=HEX2DEC(MID([.CF212];3;2))-[.CF$2]" office:value-type="float" office:value="46">
            <text:p>46</text:p>
          </table:table-cell>
          <table:table-cell table:number-columns-repeated="3"/>
          <table:table-cell table:formula="of:=SUM([.CJ212:.CM212])" office:value-type="float" office:value="58">
            <text:p>58</text:p>
          </table:table-cell>
          <table:table-cell table:number-columns-repeated="8"/>
        </table:table-row>
        <table:table-row table:style-name="ro6">
          <table:table-cell table:number-columns-repeated="8"/>
          <table:table-cell office:value-type="string">
            <text:p><text:s/></text:p>
          </table:table-cell>
          <table:table-cell table:number-columns-repeated="5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3"/>
          <table:table-cell table:formula="of:=MATCH(1;[.A213:.BU213];0)-1" office:value-type="float" office:value="9">
            <text:p>9</text:p>
          </table:table-cell>
          <table:table-cell table:formula="of:=SUM([.A213:.BU213])" office:value-type="float" office:value="51">
            <text:p>51</text:p>
          </table:table-cell>
          <table:table-cell table:number-columns-repeated="2"/>
          <table:table-cell table:formula="of:=72-SUM([.BX213:.BZ213])-[.BW213]" office:value-type="float" office:value="12">
            <text:p>12</text:p>
          </table:table-cell>
          <table:table-cell table:formula="of:=[.BW214]+[.CA213]" office:value-type="float" office:value="20">
            <text:p>20</text:p>
          </table:table-cell>
          <table:table-cell table:number-columns-repeated="2"/>
          <table:table-cell table:formula="of:=IF(ISNUMBER([.BW213]);&quot;0x&quot;&amp;DEC2HEX([.BW213]+[.BW$2]))" office:value-type="string" office:string-value="0x8">
            <text:p>0x8</text:p>
          </table:table-cell>
          <table:table-cell table:formula="of:=IF(ISNUMBER([.BX213]);&quot;0x&quot;&amp;DEC2HEX([.BX213]+[.BX$2]))" office:value-type="string" office:string-value="0xB2">
            <text:p>0xB2</text:p>
          </table:table-cell>
          <table:table-cell table:formula="of:=IF(ISNUMBER([.BY213]);&quot;0x&quot;&amp;DEC2HEX([.BY213]+[.BY$2]);&quot;&quot;)">
            <text:p/>
          </table:table-cell>
          <table:table-cell table:formula="of:=IF(ISNUMBER([.BZ213]);&quot;0x&quot;&amp;DEC2HEX([.BZ213]+[.BZ$2]);&quot;&quot;)">
            <text:p/>
          </table:table-cell>
          <table:table-cell table:formula="of:=IF(ISNUMBER([.CB213]);&quot;0x&quot;&amp;DEC2HEX([.CB213]+[.CB$2]);&quot;&quot;)" office:value-type="string" office:string-value="0x13">
            <text:p>0x13</text:p>
          </table:table-cell>
          <table:table-cell table:formula="of:=HEX2DEC(MID([.CE213];3;2))-[.CE$2]" office:value-type="float" office:value="9">
            <text:p>9</text:p>
          </table:table-cell>
          <table:table-cell table:formula="of:=HEX2DEC(MID([.CF213];3;2))-[.CF$2]" office:value-type="float" office:value="51">
            <text:p>51</text:p>
          </table:table-cell>
          <table:table-cell table:number-columns-repeated="3"/>
          <table:table-cell table:formula="of:=SUM([.CJ213:.CM213])" office:value-type="float" office:value="60">
            <text:p>60</text:p>
          </table:table-cell>
          <table:table-cell table:number-columns-repeated="8"/>
        </table:table-row>
        <table:table-row table:style-name="ro6">
          <table:table-cell table:number-columns-repeated="7"/>
          <table:table-cell office:value-type="string">
            <text:p><text:s/></text:p>
          </table:table-cell>
          <table:table-cell table:number-columns-repeated="5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2"/>
          <table:table-cell table:formula="of:=MATCH(1;[.A214:.BU214];0)-1" office:value-type="float" office:value="8">
            <text:p>8</text:p>
          </table:table-cell>
          <table:table-cell table:formula="of:=SUM([.A214:.BU214])" office:value-type="float" office:value="53">
            <text:p>53</text:p>
          </table:table-cell>
          <table:table-cell table:number-columns-repeated="2"/>
          <table:table-cell table:formula="of:=72-SUM([.BX214:.BZ214])-[.BW214]" office:value-type="float" office:value="11">
            <text:p>11</text:p>
          </table:table-cell>
          <table:table-cell table:formula="of:=[.BW215]+[.CA214]" office:value-type="float" office:value="18">
            <text:p>18</text:p>
          </table:table-cell>
          <table:table-cell table:number-columns-repeated="2"/>
          <table:table-cell table:formula="of:=IF(ISNUMBER([.BW214]);&quot;0x&quot;&amp;DEC2HEX([.BW214]+[.BW$2]))" office:value-type="string" office:string-value="0x7">
            <text:p>0x7</text:p>
          </table:table-cell>
          <table:table-cell table:formula="of:=IF(ISNUMBER([.BX214]);&quot;0x&quot;&amp;DEC2HEX([.BX214]+[.BX$2]))" office:value-type="string" office:string-value="0xB4">
            <text:p>0xB4</text:p>
          </table:table-cell>
          <table:table-cell table:formula="of:=IF(ISNUMBER([.BY214]);&quot;0x&quot;&amp;DEC2HEX([.BY214]+[.BY$2]);&quot;&quot;)">
            <text:p/>
          </table:table-cell>
          <table:table-cell table:formula="of:=IF(ISNUMBER([.BZ214]);&quot;0x&quot;&amp;DEC2HEX([.BZ214]+[.BZ$2]);&quot;&quot;)">
            <text:p/>
          </table:table-cell>
          <table:table-cell table:formula="of:=IF(ISNUMBER([.CB214]);&quot;0x&quot;&amp;DEC2HEX([.CB214]+[.CB$2]);&quot;&quot;)" office:value-type="string" office:string-value="0x11">
            <text:p>0x11</text:p>
          </table:table-cell>
          <table:table-cell table:formula="of:=HEX2DEC(MID([.CE214];3;2))-[.CE$2]" office:value-type="float" office:value="8">
            <text:p>8</text:p>
          </table:table-cell>
          <table:table-cell table:formula="of:=HEX2DEC(MID([.CF214];3;2))-[.CF$2]" office:value-type="float" office:value="53">
            <text:p>53</text:p>
          </table:table-cell>
          <table:table-cell table:number-columns-repeated="3"/>
          <table:table-cell table:formula="of:=SUM([.CJ214:.CM214])" office:value-type="float" office:value="61">
            <text:p>61</text:p>
          </table:table-cell>
          <table:table-cell table:number-columns-repeated="8"/>
        </table:table-row>
        <table:table-row table:style-name="ro6">
          <table:table-cell table:number-columns-repeated="6"/>
          <table:table-cell office:value-type="string">
            <text:p><text:s/></text:p>
          </table:table-cell>
          <table:table-cell table:number-columns-repeated="55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1"/>
          <table:table-cell table:formula="of:=MATCH(1;[.A215:.BU215];0)-1" office:value-type="float" office:value="7">
            <text:p>7</text:p>
          </table:table-cell>
          <table:table-cell table:formula="of:=SUM([.A215:.BU215])" office:value-type="float" office:value="55">
            <text:p>55</text:p>
          </table:table-cell>
          <table:table-cell table:number-columns-repeated="2"/>
          <table:table-cell table:formula="of:=72-SUM([.BX215:.BZ215])-[.BW215]" office:value-type="float" office:value="10">
            <text:p>10</text:p>
          </table:table-cell>
          <table:table-cell table:formula="of:=[.BW216]+[.CA215]" office:value-type="float" office:value="16">
            <text:p>16</text:p>
          </table:table-cell>
          <table:table-cell table:number-columns-repeated="2"/>
          <table:table-cell table:formula="of:=IF(ISNUMBER([.BW215]);&quot;0x&quot;&amp;DEC2HEX([.BW215]+[.BW$2]))" office:value-type="string" office:string-value="0x6">
            <text:p>0x6</text:p>
          </table:table-cell>
          <table:table-cell table:formula="of:=IF(ISNUMBER([.BX215]);&quot;0x&quot;&amp;DEC2HEX([.BX215]+[.BX$2]))" office:value-type="string" office:string-value="0xB6">
            <text:p>0xB6</text:p>
          </table:table-cell>
          <table:table-cell table:formula="of:=IF(ISNUMBER([.BY215]);&quot;0x&quot;&amp;DEC2HEX([.BY215]+[.BY$2]);&quot;&quot;)">
            <text:p/>
          </table:table-cell>
          <table:table-cell table:formula="of:=IF(ISNUMBER([.BZ215]);&quot;0x&quot;&amp;DEC2HEX([.BZ215]+[.BZ$2]);&quot;&quot;)">
            <text:p/>
          </table:table-cell>
          <table:table-cell table:formula="of:=IF(ISNUMBER([.CB215]);&quot;0x&quot;&amp;DEC2HEX([.CB215]+[.CB$2]);&quot;&quot;)" office:value-type="string" office:string-value="0xF">
            <text:p>0xF</text:p>
          </table:table-cell>
          <table:table-cell table:formula="of:=HEX2DEC(MID([.CE215];3;2))-[.CE$2]" office:value-type="float" office:value="7">
            <text:p>7</text:p>
          </table:table-cell>
          <table:table-cell table:formula="of:=HEX2DEC(MID([.CF215];3;2))-[.CF$2]" office:value-type="float" office:value="55">
            <text:p>55</text:p>
          </table:table-cell>
          <table:table-cell table:number-columns-repeated="3"/>
          <table:table-cell table:formula="of:=SUM([.CJ215:.CM215])" office:value-type="float" office:value="62">
            <text:p>62</text:p>
          </table:table-cell>
          <table:table-cell table:number-columns-repeated="8"/>
        </table:table-row>
        <table:table-row table:style-name="ro6">
          <table:table-cell table:number-columns-repeated="6"/>
          <table:table-cell table:number-columns-repeated="5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"/>
          <table:table-cell table:formula="of:=MATCH(1;[.A216:.BU216];0)-1" office:value-type="float" office:value="6">
            <text:p>6</text:p>
          </table:table-cell>
          <table:table-cell table:formula="of:=SUM([.A216:.BU216])" office:value-type="float" office:value="58">
            <text:p>58</text:p>
          </table:table-cell>
          <table:table-cell table:number-columns-repeated="2"/>
          <table:table-cell table:formula="of:=72-SUM([.BX216:.BZ216])-[.BW216]" office:value-type="float" office:value="8">
            <text:p>8</text:p>
          </table:table-cell>
          <table:table-cell table:formula="of:=[.BW217]+[.CA216]" office:value-type="float" office:value="13">
            <text:p>13</text:p>
          </table:table-cell>
          <table:table-cell table:number-columns-repeated="2"/>
          <table:table-cell table:formula="of:=IF(ISNUMBER([.BW216]);&quot;0x&quot;&amp;DEC2HEX([.BW216]+[.BW$2]))" office:value-type="string" office:string-value="0x5">
            <text:p>0x5</text:p>
          </table:table-cell>
          <table:table-cell table:formula="of:=IF(ISNUMBER([.BX216]);&quot;0x&quot;&amp;DEC2HEX([.BX216]+[.BX$2]))" office:value-type="string" office:string-value="0xB9">
            <text:p>0xB9</text:p>
          </table:table-cell>
          <table:table-cell table:formula="of:=IF(ISNUMBER([.BY216]);&quot;0x&quot;&amp;DEC2HEX([.BY216]+[.BY$2]);&quot;&quot;)">
            <text:p/>
          </table:table-cell>
          <table:table-cell table:formula="of:=IF(ISNUMBER([.BZ216]);&quot;0x&quot;&amp;DEC2HEX([.BZ216]+[.BZ$2]);&quot;&quot;)">
            <text:p/>
          </table:table-cell>
          <table:table-cell table:formula="of:=IF(ISNUMBER([.CB216]);&quot;0x&quot;&amp;DEC2HEX([.CB216]+[.CB$2]);&quot;&quot;)" office:value-type="string" office:string-value="0xC">
            <text:p>0xC</text:p>
          </table:table-cell>
          <table:table-cell table:formula="of:=HEX2DEC(MID([.CE216];3;2))-[.CE$2]" office:value-type="float" office:value="6">
            <text:p>6</text:p>
          </table:table-cell>
          <table:table-cell table:formula="of:=HEX2DEC(MID([.CF216];3;2))-[.CF$2]" office:value-type="float" office:value="58">
            <text:p>58</text:p>
          </table:table-cell>
          <table:table-cell table:number-columns-repeated="3"/>
          <table:table-cell table:formula="of:=SUM([.CJ216:.CM216])" office:value-type="float" office:value="64">
            <text:p>64</text:p>
          </table:table-cell>
          <table:table-cell table:number-columns-repeated="8"/>
        </table:table-row>
        <table:table-row table:style-name="ro6">
          <table:table-cell table:number-columns-repeated="5"/>
          <table:table-cell table:number-columns-repeated="61" office:value-type="float" office:value="1">
            <text:p>1</text:p>
          </table:table-cell>
          <table:table-cell table:number-columns-repeated="8"/>
          <table:table-cell table:formula="of:=MATCH(1;[.A217:.BU217];0)-1" office:value-type="float" office:value="5">
            <text:p>5</text:p>
          </table:table-cell>
          <table:table-cell table:formula="of:=SUM([.A217:.BU217])" office:value-type="float" office:value="61">
            <text:p>61</text:p>
          </table:table-cell>
          <table:table-cell table:number-columns-repeated="2"/>
          <table:table-cell table:formula="of:=72-SUM([.BX217:.BZ217])-[.BW217]" office:value-type="float" office:value="6">
            <text:p>6</text:p>
          </table:table-cell>
          <table:table-cell table:formula="of:=[.BW218]+[.CA217]" office:value-type="float" office:value="11">
            <text:p>11</text:p>
          </table:table-cell>
          <table:table-cell table:number-columns-repeated="2"/>
          <table:table-cell table:formula="of:=IF(ISNUMBER([.BW217]);&quot;0x&quot;&amp;DEC2HEX([.BW217]+[.BW$2]))" office:value-type="string" office:string-value="0x4">
            <text:p>0x4</text:p>
          </table:table-cell>
          <table:table-cell table:formula="of:=IF(ISNUMBER([.BX217]);&quot;0x&quot;&amp;DEC2HEX([.BX217]+[.BX$2]))" office:value-type="string" office:string-value="0xBC">
            <text:p>0xBC</text:p>
          </table:table-cell>
          <table:table-cell table:formula="of:=IF(ISNUMBER([.BY217]);&quot;0x&quot;&amp;DEC2HEX([.BY217]+[.BY$2]);&quot;&quot;)">
            <text:p/>
          </table:table-cell>
          <table:table-cell table:formula="of:=IF(ISNUMBER([.BZ217]);&quot;0x&quot;&amp;DEC2HEX([.BZ217]+[.BZ$2]);&quot;&quot;)">
            <text:p/>
          </table:table-cell>
          <table:table-cell table:formula="of:=IF(ISNUMBER([.CB217]);&quot;0x&quot;&amp;DEC2HEX([.CB217]+[.CB$2]);&quot;&quot;)" office:value-type="string" office:string-value="0xA">
            <text:p>0xA</text:p>
          </table:table-cell>
          <table:table-cell table:formula="of:=HEX2DEC(MID([.CE217];3;2))-[.CE$2]" office:value-type="float" office:value="5">
            <text:p>5</text:p>
          </table:table-cell>
          <table:table-cell table:formula="of:=HEX2DEC(MID([.CF217];3;2))-[.CF$2]" office:value-type="float" office:value="61">
            <text:p>61</text:p>
          </table:table-cell>
          <table:table-cell table:number-columns-repeated="3"/>
          <table:table-cell table:formula="of:=SUM([.CJ217:.CM217])" office:value-type="float" office:value="66">
            <text:p>66</text:p>
          </table:table-cell>
          <table:table-cell table:number-columns-repeated="8"/>
        </table:table-row>
        <table:table-row table:style-name="ro6">
          <table:table-cell table:number-columns-repeated="5"/>
          <table:table-cell table:number-columns-repeated="6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6"/>
          <table:table-cell table:formula="of:=MATCH(1;[.A218:.BU218];0)-1" office:value-type="float" office:value="5">
            <text:p>5</text:p>
          </table:table-cell>
          <table:table-cell table:formula="of:=SUM([.A218:.BU218])" office:value-type="float" office:value="62">
            <text:p>62</text:p>
          </table:table-cell>
          <table:table-cell table:number-columns-repeated="2"/>
          <table:table-cell table:formula="of:=72-SUM([.BX218:.BZ218])-[.BW218]" office:value-type="float" office:value="5">
            <text:p>5</text:p>
          </table:table-cell>
          <table:table-cell table:formula="of:=[.BW219]+[.CA218]" office:value-type="float" office:value="8">
            <text:p>8</text:p>
          </table:table-cell>
          <table:table-cell table:number-columns-repeated="2"/>
          <table:table-cell table:formula="of:=IF(ISNUMBER([.BW218]);&quot;0x&quot;&amp;DEC2HEX([.BW218]+[.BW$2]))" office:value-type="string" office:string-value="0x4">
            <text:p>0x4</text:p>
          </table:table-cell>
          <table:table-cell table:formula="of:=IF(ISNUMBER([.BX218]);&quot;0x&quot;&amp;DEC2HEX([.BX218]+[.BX$2]))" office:value-type="string" office:string-value="0xBD">
            <text:p>0xBD</text:p>
          </table:table-cell>
          <table:table-cell table:formula="of:=IF(ISNUMBER([.BY218]);&quot;0x&quot;&amp;DEC2HEX([.BY218]+[.BY$2]);&quot;&quot;)">
            <text:p/>
          </table:table-cell>
          <table:table-cell table:formula="of:=IF(ISNUMBER([.BZ218]);&quot;0x&quot;&amp;DEC2HEX([.BZ218]+[.BZ$2]);&quot;&quot;)">
            <text:p/>
          </table:table-cell>
          <table:table-cell table:formula="of:=IF(ISNUMBER([.CB218]);&quot;0x&quot;&amp;DEC2HEX([.CB218]+[.CB$2]);&quot;&quot;)" office:value-type="string" office:string-value="0x7">
            <text:p>0x7</text:p>
          </table:table-cell>
          <table:table-cell table:formula="of:=HEX2DEC(MID([.CE218];3;2))-[.CE$2]" office:value-type="float" office:value="5">
            <text:p>5</text:p>
          </table:table-cell>
          <table:table-cell table:formula="of:=HEX2DEC(MID([.CF218];3;2))-[.CF$2]" office:value-type="float" office:value="62">
            <text:p>62</text:p>
          </table:table-cell>
          <table:table-cell table:number-columns-repeated="3"/>
          <table:table-cell table:formula="of:=SUM([.CJ218:.CM218])" office:value-type="float" office:value="67">
            <text:p>67</text:p>
          </table:table-cell>
          <table:table-cell table:number-columns-repeated="8"/>
        </table:table-row>
        <table:table-row table:style-name="ro6">
          <table:table-cell table:number-columns-repeated="3"/>
          <table:table-cell table:number-columns-repeated="10" office:value-type="float" office:value="1">
            <text:p>1</text:p>
          </table:table-cell>
          <table:table-cell table:number-columns-repeated="12" office:value-type="string">
            <text:p><text:s/></text:p>
          </table:table-cell>
          <table:table-cell table:number-columns-repeated="17"/>
          <table:table-cell table:number-columns-repeated="11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"/>
          <table:table-cell table:formula="of:=MATCH(1;[.A219:.BU219];0)-1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72-(2*([.BX219]+[.BW219]))" office:value-type="float" office:value="50">
            <text:p>50</text:p>
          </table:table-cell>
          <table:table-cell table:formula="of:=[.BX219]" office:value-type="float" office:value="8">
            <text:p>8</text:p>
          </table:table-cell>
          <table:table-cell table:formula="of:=72-SUM([.BX219:.BZ219])-[.BW219]" office:value-type="float" office:value="3">
            <text:p>3</text:p>
          </table:table-cell>
          <table:table-cell table:formula="of:=[.BW220]+[.CA219]" office:value-type="float" office:value="5">
            <text:p>5</text:p>
          </table:table-cell>
          <table:table-cell table:number-columns-repeated="2"/>
          <table:table-cell table:formula="of:=IF(ISNUMBER([.BW219]);&quot;0x&quot;&amp;DEC2HEX([.BW219]+[.BW$2]))" office:value-type="string" office:string-value="0x2">
            <text:p>0x2</text:p>
          </table:table-cell>
          <table:table-cell table:formula="of:=IF(ISNUMBER([.BX219]);&quot;0x&quot;&amp;DEC2HEX([.BX219]+[.BX$2]))" office:value-type="string" office:string-value="0x87">
            <text:p>0x87</text:p>
          </table:table-cell>
          <table:table-cell table:formula="of:=IF(ISNUMBER([.BY219]);&quot;0x&quot;&amp;DEC2HEX([.BY219]+[.BY$2]);&quot;&quot;)" office:value-type="string" office:string-value="0x31">
            <text:p>0x31</text:p>
          </table:table-cell>
          <table:table-cell table:formula="of:=IF(ISNUMBER([.BZ219]);&quot;0x&quot;&amp;DEC2HEX([.BZ219]+[.BZ$2]);&quot;&quot;)" office:value-type="string" office:string-value="0x87">
            <text:p>0x87</text:p>
          </table:table-cell>
          <table:table-cell table:formula="of:=IF(ISNUMBER([.CB219]);&quot;0x&quot;&amp;DEC2HEX([.CB219]+[.CB$2]);&quot;&quot;)" office:value-type="string" office:string-value="0x4">
            <text:p>0x4</text:p>
          </table:table-cell>
          <table:table-cell table:formula="of:=HEX2DEC(MID([.CE219];3;2))-[.CE$2]" office:value-type="float" office:value="3">
            <text:p>3</text:p>
          </table:table-cell>
          <table:table-cell table:formula="of:=HEX2DEC(MID([.CF219];3;2))-[.CF$2]" office:value-type="float" office:value="8">
            <text:p>8</text:p>
          </table:table-cell>
          <table:table-cell table:formula="of:=HEX2DEC(MID([.CG219];3;2))-[.CG$2]" office:value-type="float" office:value="50">
            <text:p>50</text:p>
          </table:table-cell>
          <table:table-cell table:formula="of:=HEX2DEC(MID([.CH219];3;2))-[.CH$2]" office:value-type="float" office:value="8">
            <text:p>8</text:p>
          </table:table-cell>
          <table:table-cell/>
          <table:table-cell table:formula="of:=SUM([.CJ219:.CM219])" office:value-type="float" office:value="69">
            <text:p>69</text:p>
          </table:table-cell>
          <table:table-cell table:number-columns-repeated="8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19"/>
          <table:table-cell table:number-columns-repeated="12" office:value-type="string">
            <text:p><text:s/></text:p>
          </table:table-cell>
          <table:table-cell/>
          <table:table-cell table:number-columns-repeated="4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"/>
          <table:table-cell table:formula="of:=MATCH(1;[.A220:.BU220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20]+[.BW220]))" office:value-type="float" office:value="52">
            <text:p>52</text:p>
          </table:table-cell>
          <table:table-cell table:formula="of:=[.BX220]" office:value-type="float" office:value="8">
            <text:p>8</text:p>
          </table:table-cell>
          <table:table-cell table:formula="of:=72-SUM([.BX220:.BZ220])-[.BW220]" office:value-type="float" office:value="2">
            <text:p>2</text:p>
          </table:table-cell>
          <table:table-cell table:formula="of:=[.BW221]+[.CA220]" office:value-type="float" office:value="4">
            <text:p>4</text:p>
          </table:table-cell>
          <table:table-cell table:number-columns-repeated="2"/>
          <table:table-cell table:formula="of:=IF(ISNUMBER([.BW220]);&quot;0x&quot;&amp;DEC2HEX([.BW220]+[.BW$2]))" office:value-type="string" office:string-value="0x1">
            <text:p>0x1</text:p>
          </table:table-cell>
          <table:table-cell table:formula="of:=IF(ISNUMBER([.BX220]);&quot;0x&quot;&amp;DEC2HEX([.BX220]+[.BX$2]))" office:value-type="string" office:string-value="0x87">
            <text:p>0x87</text:p>
          </table:table-cell>
          <table:table-cell table:formula="of:=IF(ISNUMBER([.BY220]);&quot;0x&quot;&amp;DEC2HEX([.BY220]+[.BY$2]);&quot;&quot;)" office:value-type="string" office:string-value="0x33">
            <text:p>0x33</text:p>
          </table:table-cell>
          <table:table-cell table:formula="of:=IF(ISNUMBER([.BZ220]);&quot;0x&quot;&amp;DEC2HEX([.BZ220]+[.BZ$2]);&quot;&quot;)" office:value-type="string" office:string-value="0x87">
            <text:p>0x87</text:p>
          </table:table-cell>
          <table:table-cell table:formula="of:=IF(ISNUMBER([.CB220]);&quot;0x&quot;&amp;DEC2HEX([.CB220]+[.CB$2]);&quot;&quot;)" office:value-type="string" office:string-value="0x3">
            <text:p>0x3</text:p>
          </table:table-cell>
          <table:table-cell table:formula="of:=HEX2DEC(MID([.CE220];3;2))-[.CE$2]" office:value-type="float" office:value="2">
            <text:p>2</text:p>
          </table:table-cell>
          <table:table-cell table:formula="of:=HEX2DEC(MID([.CF220];3;2))-[.CF$2]" office:value-type="float" office:value="8">
            <text:p>8</text:p>
          </table:table-cell>
          <table:table-cell table:formula="of:=HEX2DEC(MID([.CG220];3;2))-[.CG$2]" office:value-type="float" office:value="52">
            <text:p>52</text:p>
          </table:table-cell>
          <table:table-cell table:formula="of:=HEX2DEC(MID([.CH220];3;2))-[.CH$2]" office:value-type="float" office:value="8">
            <text:p>8</text:p>
          </table:table-cell>
          <table:table-cell/>
          <table:table-cell table:formula="of:=SUM([.CJ220:.CM220])" office:value-type="float" office:value="70">
            <text:p>70</text:p>
          </table:table-cell>
          <table:table-cell table:number-columns-repeated="8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11" office:value-type="string">
            <text:p><text:s/></text:p>
          </table:table-cell>
          <table:table-cell table:number-columns-repeated="2"/>
          <table:table-cell table:number-columns-repeated="2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"/>
          <table:table-cell table:formula="of:=MATCH(1;[.A221:.BU221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21]+[.BW221]))" office:value-type="float" office:value="52">
            <text:p>52</text:p>
          </table:table-cell>
          <table:table-cell table:formula="of:=[.BX221]" office:value-type="float" office:value="8">
            <text:p>8</text:p>
          </table:table-cell>
          <table:table-cell table:formula="of:=72-SUM([.BX221:.BZ221])-[.BW221]" office:value-type="float" office:value="2">
            <text:p>2</text:p>
          </table:table-cell>
          <table:table-cell table:formula="of:=[.BW222]+[.CA221]" office:value-type="float" office:value="4">
            <text:p>4</text:p>
          </table:table-cell>
          <table:table-cell table:number-columns-repeated="2"/>
          <table:table-cell table:formula="of:=IF(ISNUMBER([.BW221]);&quot;0x&quot;&amp;DEC2HEX([.BW221]+[.BW$2]))" office:value-type="string" office:string-value="0x1">
            <text:p>0x1</text:p>
          </table:table-cell>
          <table:table-cell table:formula="of:=IF(ISNUMBER([.BX221]);&quot;0x&quot;&amp;DEC2HEX([.BX221]+[.BX$2]))" office:value-type="string" office:string-value="0x87">
            <text:p>0x87</text:p>
          </table:table-cell>
          <table:table-cell table:formula="of:=IF(ISNUMBER([.BY221]);&quot;0x&quot;&amp;DEC2HEX([.BY221]+[.BY$2]);&quot;&quot;)" office:value-type="string" office:string-value="0x33">
            <text:p>0x33</text:p>
          </table:table-cell>
          <table:table-cell table:formula="of:=IF(ISNUMBER([.BZ221]);&quot;0x&quot;&amp;DEC2HEX([.BZ221]+[.BZ$2]);&quot;&quot;)" office:value-type="string" office:string-value="0x87">
            <text:p>0x87</text:p>
          </table:table-cell>
          <table:table-cell table:formula="of:=IF(ISNUMBER([.CB221]);&quot;0x&quot;&amp;DEC2HEX([.CB221]+[.CB$2]);&quot;&quot;)" office:value-type="string" office:string-value="0x3">
            <text:p>0x3</text:p>
          </table:table-cell>
          <table:table-cell table:formula="of:=HEX2DEC(MID([.CE221];3;2))-[.CE$2]" office:value-type="float" office:value="2">
            <text:p>2</text:p>
          </table:table-cell>
          <table:table-cell table:formula="of:=HEX2DEC(MID([.CF221];3;2))-[.CF$2]" office:value-type="float" office:value="8">
            <text:p>8</text:p>
          </table:table-cell>
          <table:table-cell table:formula="of:=HEX2DEC(MID([.CG221];3;2))-[.CG$2]" office:value-type="float" office:value="52">
            <text:p>52</text:p>
          </table:table-cell>
          <table:table-cell table:formula="of:=HEX2DEC(MID([.CH221];3;2))-[.CH$2]" office:value-type="float" office:value="8">
            <text:p>8</text:p>
          </table:table-cell>
          <table:table-cell/>
          <table:table-cell table:formula="of:=SUM([.CJ221:.CM221])" office:value-type="float" office:value="70">
            <text:p>70</text:p>
          </table:table-cell>
          <table:table-cell table:number-columns-repeated="8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8"/>
          <table:table-cell table:number-columns-repeated="3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222:.BU222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22]+[.BW222]))" office:value-type="float" office:value="52">
            <text:p>52</text:p>
          </table:table-cell>
          <table:table-cell table:formula="of:=[.BX222]" office:value-type="float" office:value="8">
            <text:p>8</text:p>
          </table:table-cell>
          <table:table-cell table:formula="of:=72-SUM([.BX222:.BZ222])-[.BW222]" office:value-type="float" office:value="2">
            <text:p>2</text:p>
          </table:table-cell>
          <table:table-cell table:formula="of:=[.BW223]+[.CA222]" office:value-type="float" office:value="63">
            <text:p>63</text:p>
          </table:table-cell>
          <table:table-cell table:number-columns-repeated="2"/>
          <table:table-cell table:formula="of:=IF(ISNUMBER([.BW222]);&quot;0x&quot;&amp;DEC2HEX([.BW222]+[.BW$2]))" office:value-type="string" office:string-value="0x1">
            <text:p>0x1</text:p>
          </table:table-cell>
          <table:table-cell table:formula="of:=IF(ISNUMBER([.BX222]);&quot;0x&quot;&amp;DEC2HEX([.BX222]+[.BX$2]))" office:value-type="string" office:string-value="0x87">
            <text:p>0x87</text:p>
          </table:table-cell>
          <table:table-cell table:formula="of:=IF(ISNUMBER([.BY222]);&quot;0x&quot;&amp;DEC2HEX([.BY222]+[.BY$2]);&quot;&quot;)" office:value-type="string" office:string-value="0x33">
            <text:p>0x33</text:p>
          </table:table-cell>
          <table:table-cell table:formula="of:=IF(ISNUMBER([.BZ222]);&quot;0x&quot;&amp;DEC2HEX([.BZ222]+[.BZ$2]);&quot;&quot;)" office:value-type="string" office:string-value="0x87">
            <text:p>0x87</text:p>
          </table:table-cell>
          <table:table-cell table:formula="of:=IF(ISNUMBER([.CB222]);&quot;0x&quot;&amp;DEC2HEX([.CB222]+[.CB$2]);&quot;&quot;)" office:value-type="string" office:string-value="0x3E">
            <text:p>0x3E</text:p>
          </table:table-cell>
          <table:table-cell table:formula="of:=HEX2DEC(MID([.CE222];3;2))-[.CE$2]" office:value-type="float" office:value="2">
            <text:p>2</text:p>
          </table:table-cell>
          <table:table-cell table:formula="of:=HEX2DEC(MID([.CF222];3;2))-[.CF$2]" office:value-type="float" office:value="8">
            <text:p>8</text:p>
          </table:table-cell>
          <table:table-cell table:formula="of:=HEX2DEC(MID([.CG222];3;2))-[.CG$2]" office:value-type="float" office:value="52">
            <text:p>52</text:p>
          </table:table-cell>
          <table:table-cell table:formula="of:=HEX2DEC(MID([.CH222];3;2))-[.CH$2]" office:value-type="float" office:value="8">
            <text:p>8</text:p>
          </table:table-cell>
          <table:table-cell/>
          <table:table-cell table:formula="of:=SUM([.CJ222:.CM222])" office:value-type="float" office:value="70">
            <text:p>70</text:p>
          </table:table-cell>
          <table:table-cell table:number-columns-repeated="8"/>
        </table:table-row>
        <table:table-row table:style-name="ro6">
          <table:table-cell table:number-columns-repeated="11"/>
          <table:table-cell table:number-columns-repeated="2" office:value-type="string">
            <text:p><text:s/></text:p>
          </table:table-cell>
          <table:table-cell table:number-columns-repeated="4"/>
          <table:table-cell table:number-columns-repeated="5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223:.BU223];0)-1" office:value-type="float" office:value="61">
            <text:p>61</text:p>
          </table:table-cell>
          <table:table-cell table:number-columns-repeated="3"/>
          <table:table-cell table:formula="of:=72-SUM([.BX223:.BZ223])-[.BW223]" office:value-type="float" office:value="11">
            <text:p>11</text:p>
          </table:table-cell>
          <table:table-cell table:formula="of:=[.BW224]+[.CA223]" office:value-type="float" office:value="74">
            <text:p>74</text:p>
          </table:table-cell>
          <table:table-cell table:number-columns-repeated="2"/>
          <table:table-cell table:formula="of:=IF(ISNUMBER([.BW223]);&quot;0x&quot;&amp;DEC2HEX([.BW223]+[.BW$2]))" office:value-type="string" office:string-value="0x3C">
            <text:p>0x3C</text:p>
          </table:table-cell>
          <table:table-cell table:formula="of:=IF(ISNUMBER([.BX223]);&quot;0x&quot;&amp;DEC2HEX([.BX223]+[.BX$2]))" office:value-type="boolean" office:boolean-value="false">
            <text:p>FALSE</text:p>
          </table:table-cell>
          <table:table-cell table:formula="of:=IF(ISNUMBER([.BY223]);&quot;0x&quot;&amp;DEC2HEX([.BY223]+[.BY$2]);&quot;&quot;)">
            <text:p/>
          </table:table-cell>
          <table:table-cell table:formula="of:=IF(ISNUMBER([.BZ223]);&quot;0x&quot;&amp;DEC2HEX([.BZ223]+[.BZ$2]);&quot;&quot;)">
            <text:p/>
          </table:table-cell>
          <table:table-cell table:formula="of:=IF(ISNUMBER([.CB223]);&quot;0x&quot;&amp;DEC2HEX([.CB223]+[.CB$2]);&quot;&quot;)" office:value-type="string" office:string-value="0x49">
            <text:p>0x49</text:p>
          </table:table-cell>
          <table:table-cell table:formula="of:=HEX2DEC(MID([.CE223];3;2))-[.CE$2]" office:value-type="float" office:value="61">
            <text:p>61</text:p>
          </table:table-cell>
          <table:table-cell table:formula="of:=HEX2DEC(MID([.CF223];3;2))-[.CF$2]" office:value-type="float" office:value="-127">
            <text:p>-127</text:p>
          </table:table-cell>
          <table:table-cell table:formula="of:=HEX2DEC(MID([.CG223];3;2))-[.CG$2]" office:value-type="float" office:value="1">
            <text:p>1</text:p>
          </table:table-cell>
          <table:table-cell table:formula="of:=HEX2DEC(MID([.CH223];3;2))-[.CH$2]" office:value-type="float" office:value="-127">
            <text:p>-127</text:p>
          </table:table-cell>
          <table:table-cell/>
          <table:table-cell table:formula="of:=SUM([.CJ223:.CM223])" office:value-type="float" office:value="-192">
            <text:p>-192</text:p>
          </table:table-cell>
          <table:table-cell table:number-columns-repeated="8"/>
        </table:table-row>
        <table:table-row table:style-name="ro6">
          <table:table-cell table:number-columns-repeated="11"/>
          <table:table-cell table:number-columns-repeated="2" office:value-type="string">
            <text:p><text:s/></text:p>
          </table:table-cell>
          <table:table-cell table:number-columns-repeated="3"/>
          <table:table-cell table:number-columns-repeated="6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24:.BU224];0)-1" office:value-type="float" office:value="63">
            <text:p>63</text:p>
          </table:table-cell>
          <table:table-cell table:number-columns-repeated="3"/>
          <table:table-cell table:formula="of:=72-SUM([.BX224:.BZ224])-[.BW224]" office:value-type="float" office:value="9">
            <text:p>9</text:p>
          </table:table-cell>
          <table:table-cell table:formula="of:=[.BW225]+[.CA224]" office:value-type="float" office:value="72">
            <text:p>72</text:p>
          </table:table-cell>
          <table:table-cell table:number-columns-repeated="2"/>
          <table:table-cell table:formula="of:=IF(ISNUMBER([.BW224]);&quot;0x&quot;&amp;DEC2HEX([.BW224]+[.BW$2]))" office:value-type="string" office:string-value="0x3E">
            <text:p>0x3E</text:p>
          </table:table-cell>
          <table:table-cell table:formula="of:=IF(ISNUMBER([.BX224]);&quot;0x&quot;&amp;DEC2HEX([.BX224]+[.BX$2]))" office:value-type="boolean" office:boolean-value="false">
            <text:p>FALSE</text:p>
          </table:table-cell>
          <table:table-cell table:formula="of:=IF(ISNUMBER([.BY224]);&quot;0x&quot;&amp;DEC2HEX([.BY224]+[.BY$2]);&quot;&quot;)">
            <text:p/>
          </table:table-cell>
          <table:table-cell table:formula="of:=IF(ISNUMBER([.BZ224]);&quot;0x&quot;&amp;DEC2HEX([.BZ224]+[.BZ$2]);&quot;&quot;)">
            <text:p/>
          </table:table-cell>
          <table:table-cell table:formula="of:=IF(ISNUMBER([.CB224]);&quot;0x&quot;&amp;DEC2HEX([.CB224]+[.CB$2]);&quot;&quot;)" office:value-type="string" office:string-value="0x47">
            <text:p>0x47</text:p>
          </table:table-cell>
          <table:table-cell table:formula="of:=HEX2DEC(MID([.CE224];3;2))-[.CE$2]" office:value-type="float" office:value="63">
            <text:p>63</text:p>
          </table:table-cell>
          <table:table-cell table:formula="of:=HEX2DEC(MID([.CF224];3;2))-[.CF$2]" office:value-type="float" office:value="-127">
            <text:p>-127</text:p>
          </table:table-cell>
          <table:table-cell table:formula="of:=HEX2DEC(MID([.CG224];3;2))-[.CG$2]" office:value-type="float" office:value="1">
            <text:p>1</text:p>
          </table:table-cell>
          <table:table-cell table:formula="of:=HEX2DEC(MID([.CH224];3;2))-[.CH$2]" office:value-type="float" office:value="-127">
            <text:p>-127</text:p>
          </table:table-cell>
          <table:table-cell/>
          <table:table-cell table:formula="of:=SUM([.CJ224:.CM224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11"/>
          <table:table-cell office:value-type="string">
            <text:p><text:s/></text:p>
          </table:table-cell>
          <table:table-cell table:number-columns-repeated="5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25:.BU225];0)-1" office:value-type="float" office:value="63">
            <text:p>63</text:p>
          </table:table-cell>
          <table:table-cell table:number-columns-repeated="3"/>
          <table:table-cell table:formula="of:=72-SUM([.BX225:.BZ225])-[.BW225]" office:value-type="float" office:value="9">
            <text:p>9</text:p>
          </table:table-cell>
          <table:table-cell table:formula="of:=[.BW226]+[.CA225]" office:value-type="float" office:value="72">
            <text:p>72</text:p>
          </table:table-cell>
          <table:table-cell table:number-columns-repeated="2"/>
          <table:table-cell table:formula="of:=IF(ISNUMBER([.BW225]);&quot;0x&quot;&amp;DEC2HEX([.BW225]+[.BW$2]))" office:value-type="string" office:string-value="0x3E">
            <text:p>0x3E</text:p>
          </table:table-cell>
          <table:table-cell table:formula="of:=IF(ISNUMBER([.BX225]);&quot;0x&quot;&amp;DEC2HEX([.BX225]+[.BX$2]))" office:value-type="boolean" office:boolean-value="false">
            <text:p>FALSE</text:p>
          </table:table-cell>
          <table:table-cell table:formula="of:=IF(ISNUMBER([.BY225]);&quot;0x&quot;&amp;DEC2HEX([.BY225]+[.BY$2]);&quot;&quot;)">
            <text:p/>
          </table:table-cell>
          <table:table-cell table:formula="of:=IF(ISNUMBER([.BZ225]);&quot;0x&quot;&amp;DEC2HEX([.BZ225]+[.BZ$2]);&quot;&quot;)">
            <text:p/>
          </table:table-cell>
          <table:table-cell table:formula="of:=IF(ISNUMBER([.CB225]);&quot;0x&quot;&amp;DEC2HEX([.CB225]+[.CB$2]);&quot;&quot;)" office:value-type="string" office:string-value="0x47">
            <text:p>0x47</text:p>
          </table:table-cell>
          <table:table-cell table:formula="of:=HEX2DEC(MID([.CE225];3;2))-[.CE$2]" office:value-type="float" office:value="63">
            <text:p>63</text:p>
          </table:table-cell>
          <table:table-cell table:formula="of:=HEX2DEC(MID([.CF225];3;2))-[.CF$2]" office:value-type="float" office:value="-127">
            <text:p>-127</text:p>
          </table:table-cell>
          <table:table-cell table:formula="of:=HEX2DEC(MID([.CG225];3;2))-[.CG$2]" office:value-type="float" office:value="1">
            <text:p>1</text:p>
          </table:table-cell>
          <table:table-cell table:formula="of:=HEX2DEC(MID([.CH225];3;2))-[.CH$2]" office:value-type="float" office:value="-127">
            <text:p>-127</text:p>
          </table:table-cell>
          <table:table-cell/>
          <table:table-cell table:formula="of:=SUM([.CJ225:.CM225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11"/>
          <table:table-cell office:value-type="string">
            <text:p><text:s/></text:p>
          </table:table-cell>
          <table:table-cell table:number-columns-repeated="5"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1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26:.BU226];0)-1" office:value-type="float" office:value="63">
            <text:p>63</text:p>
          </table:table-cell>
          <table:table-cell table:number-columns-repeated="3"/>
          <table:table-cell table:formula="of:=72-SUM([.BX226:.BZ226])-[.BW226]" office:value-type="float" office:value="9">
            <text:p>9</text:p>
          </table:table-cell>
          <table:table-cell table:formula="of:=[.BW227]+[.CA226]" office:value-type="float" office:value="72">
            <text:p>72</text:p>
          </table:table-cell>
          <table:table-cell table:number-columns-repeated="2"/>
          <table:table-cell table:formula="of:=IF(ISNUMBER([.BW226]);&quot;0x&quot;&amp;DEC2HEX([.BW226]+[.BW$2]))" office:value-type="string" office:string-value="0x3E">
            <text:p>0x3E</text:p>
          </table:table-cell>
          <table:table-cell table:formula="of:=IF(ISNUMBER([.BX226]);&quot;0x&quot;&amp;DEC2HEX([.BX226]+[.BX$2]))" office:value-type="boolean" office:boolean-value="false">
            <text:p>FALSE</text:p>
          </table:table-cell>
          <table:table-cell table:formula="of:=IF(ISNUMBER([.BY226]);&quot;0x&quot;&amp;DEC2HEX([.BY226]+[.BY$2]);&quot;&quot;)">
            <text:p/>
          </table:table-cell>
          <table:table-cell table:formula="of:=IF(ISNUMBER([.BZ226]);&quot;0x&quot;&amp;DEC2HEX([.BZ226]+[.BZ$2]);&quot;&quot;)">
            <text:p/>
          </table:table-cell>
          <table:table-cell table:formula="of:=IF(ISNUMBER([.CB226]);&quot;0x&quot;&amp;DEC2HEX([.CB226]+[.CB$2]);&quot;&quot;)" office:value-type="string" office:string-value="0x47">
            <text:p>0x47</text:p>
          </table:table-cell>
          <table:table-cell table:formula="of:=HEX2DEC(MID([.CE226];3;2))-[.CE$2]" office:value-type="float" office:value="63">
            <text:p>63</text:p>
          </table:table-cell>
          <table:table-cell table:formula="of:=HEX2DEC(MID([.CF226];3;2))-[.CF$2]" office:value-type="float" office:value="-127">
            <text:p>-127</text:p>
          </table:table-cell>
          <table:table-cell table:formula="of:=HEX2DEC(MID([.CG226];3;2))-[.CG$2]" office:value-type="float" office:value="1">
            <text:p>1</text:p>
          </table:table-cell>
          <table:table-cell table:formula="of:=HEX2DEC(MID([.CH226];3;2))-[.CH$2]" office:value-type="float" office:value="-127">
            <text:p>-127</text:p>
          </table:table-cell>
          <table:table-cell/>
          <table:table-cell table:formula="of:=SUM([.CJ226:.CM226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11"/>
          <table:table-cell table:number-columns-repeated="4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27:.BU227];0)-1" office:value-type="float" office:value="63">
            <text:p>63</text:p>
          </table:table-cell>
          <table:table-cell table:number-columns-repeated="3"/>
          <table:table-cell table:formula="of:=72-SUM([.BX227:.BZ227])-[.BW227]" office:value-type="float" office:value="9">
            <text:p>9</text:p>
          </table:table-cell>
          <table:table-cell table:formula="of:=[.BW228]+[.CA227]" office:value-type="float" office:value="72">
            <text:p>72</text:p>
          </table:table-cell>
          <table:table-cell table:number-columns-repeated="2"/>
          <table:table-cell table:formula="of:=IF(ISNUMBER([.BW227]);&quot;0x&quot;&amp;DEC2HEX([.BW227]+[.BW$2]))" office:value-type="string" office:string-value="0x3E">
            <text:p>0x3E</text:p>
          </table:table-cell>
          <table:table-cell table:formula="of:=IF(ISNUMBER([.BX227]);&quot;0x&quot;&amp;DEC2HEX([.BX227]+[.BX$2]))" office:value-type="boolean" office:boolean-value="false">
            <text:p>FALSE</text:p>
          </table:table-cell>
          <table:table-cell table:formula="of:=IF(ISNUMBER([.BY227]);&quot;0x&quot;&amp;DEC2HEX([.BY227]+[.BY$2]);&quot;&quot;)">
            <text:p/>
          </table:table-cell>
          <table:table-cell table:formula="of:=IF(ISNUMBER([.BZ227]);&quot;0x&quot;&amp;DEC2HEX([.BZ227]+[.BZ$2]);&quot;&quot;)">
            <text:p/>
          </table:table-cell>
          <table:table-cell table:formula="of:=IF(ISNUMBER([.CB227]);&quot;0x&quot;&amp;DEC2HEX([.CB227]+[.CB$2]);&quot;&quot;)" office:value-type="string" office:string-value="0x47">
            <text:p>0x47</text:p>
          </table:table-cell>
          <table:table-cell table:formula="of:=HEX2DEC(MID([.CE227];3;2))-[.CE$2]" office:value-type="float" office:value="63">
            <text:p>63</text:p>
          </table:table-cell>
          <table:table-cell table:formula="of:=HEX2DEC(MID([.CF227];3;2))-[.CF$2]" office:value-type="float" office:value="-127">
            <text:p>-127</text:p>
          </table:table-cell>
          <table:table-cell table:formula="of:=HEX2DEC(MID([.CG227];3;2))-[.CG$2]" office:value-type="float" office:value="1">
            <text:p>1</text:p>
          </table:table-cell>
          <table:table-cell table:formula="of:=HEX2DEC(MID([.CH227];3;2))-[.CH$2]" office:value-type="float" office:value="-127">
            <text:p>-127</text:p>
          </table:table-cell>
          <table:table-cell/>
          <table:table-cell table:formula="of:=SUM([.CJ227:.CM227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11"/>
          <table:table-cell table:number-columns-repeated="2" office:value-type="string">
            <text:p><text:s/></text:p>
          </table:table-cell>
          <table:table-cell table:number-columns-repeated="50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28:.BU228];0)-1" office:value-type="float" office:value="63">
            <text:p>63</text:p>
          </table:table-cell>
          <table:table-cell table:number-columns-repeated="3"/>
          <table:table-cell table:formula="of:=72-SUM([.BX228:.BZ228])-[.BW228]" office:value-type="float" office:value="9">
            <text:p>9</text:p>
          </table:table-cell>
          <table:table-cell table:formula="of:=[.BW229]+[.CA228]" office:value-type="float" office:value="72">
            <text:p>72</text:p>
          </table:table-cell>
          <table:table-cell table:number-columns-repeated="2"/>
          <table:table-cell table:formula="of:=IF(ISNUMBER([.BW228]);&quot;0x&quot;&amp;DEC2HEX([.BW228]+[.BW$2]))" office:value-type="string" office:string-value="0x3E">
            <text:p>0x3E</text:p>
          </table:table-cell>
          <table:table-cell table:formula="of:=IF(ISNUMBER([.BX228]);&quot;0x&quot;&amp;DEC2HEX([.BX228]+[.BX$2]))" office:value-type="boolean" office:boolean-value="false">
            <text:p>FALSE</text:p>
          </table:table-cell>
          <table:table-cell table:formula="of:=IF(ISNUMBER([.BY228]);&quot;0x&quot;&amp;DEC2HEX([.BY228]+[.BY$2]);&quot;&quot;)">
            <text:p/>
          </table:table-cell>
          <table:table-cell table:formula="of:=IF(ISNUMBER([.BZ228]);&quot;0x&quot;&amp;DEC2HEX([.BZ228]+[.BZ$2]);&quot;&quot;)">
            <text:p/>
          </table:table-cell>
          <table:table-cell table:formula="of:=IF(ISNUMBER([.CB228]);&quot;0x&quot;&amp;DEC2HEX([.CB228]+[.CB$2]);&quot;&quot;)" office:value-type="string" office:string-value="0x47">
            <text:p>0x47</text:p>
          </table:table-cell>
          <table:table-cell table:formula="of:=HEX2DEC(MID([.CE228];3;2))-[.CE$2]" office:value-type="float" office:value="63">
            <text:p>63</text:p>
          </table:table-cell>
          <table:table-cell table:formula="of:=HEX2DEC(MID([.CF228];3;2))-[.CF$2]" office:value-type="float" office:value="-127">
            <text:p>-127</text:p>
          </table:table-cell>
          <table:table-cell table:formula="of:=HEX2DEC(MID([.CG228];3;2))-[.CG$2]" office:value-type="float" office:value="1">
            <text:p>1</text:p>
          </table:table-cell>
          <table:table-cell table:formula="of:=HEX2DEC(MID([.CH228];3;2))-[.CH$2]" office:value-type="float" office:value="-127">
            <text:p>-127</text:p>
          </table:table-cell>
          <table:table-cell/>
          <table:table-cell table:formula="of:=SUM([.CJ228:.CM228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11"/>
          <table:table-cell table:number-columns-repeated="2" office:value-type="string">
            <text:p><text:s/></text:p>
          </table:table-cell>
          <table:table-cell table:number-columns-repeated="50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29:.BU229];0)-1" office:value-type="float" office:value="63">
            <text:p>63</text:p>
          </table:table-cell>
          <table:table-cell table:number-columns-repeated="3"/>
          <table:table-cell table:formula="of:=72-SUM([.BX229:.BZ229])-[.BW229]" office:value-type="float" office:value="9">
            <text:p>9</text:p>
          </table:table-cell>
          <table:table-cell table:formula="of:=[.BW230]+[.CA229]" office:value-type="float" office:value="72">
            <text:p>72</text:p>
          </table:table-cell>
          <table:table-cell table:number-columns-repeated="2"/>
          <table:table-cell table:formula="of:=IF(ISNUMBER([.BW229]);&quot;0x&quot;&amp;DEC2HEX([.BW229]+[.BW$2]))" office:value-type="string" office:string-value="0x3E">
            <text:p>0x3E</text:p>
          </table:table-cell>
          <table:table-cell table:formula="of:=IF(ISNUMBER([.BX229]);&quot;0x&quot;&amp;DEC2HEX([.BX229]+[.BX$2]))" office:value-type="boolean" office:boolean-value="false">
            <text:p>FALSE</text:p>
          </table:table-cell>
          <table:table-cell table:formula="of:=IF(ISNUMBER([.BY229]);&quot;0x&quot;&amp;DEC2HEX([.BY229]+[.BY$2]);&quot;&quot;)">
            <text:p/>
          </table:table-cell>
          <table:table-cell table:formula="of:=IF(ISNUMBER([.BZ229]);&quot;0x&quot;&amp;DEC2HEX([.BZ229]+[.BZ$2]);&quot;&quot;)">
            <text:p/>
          </table:table-cell>
          <table:table-cell table:formula="of:=IF(ISNUMBER([.CB229]);&quot;0x&quot;&amp;DEC2HEX([.CB229]+[.CB$2]);&quot;&quot;)" office:value-type="string" office:string-value="0x47">
            <text:p>0x47</text:p>
          </table:table-cell>
          <table:table-cell table:formula="of:=HEX2DEC(MID([.CE229];3;2))-[.CE$2]" office:value-type="float" office:value="63">
            <text:p>63</text:p>
          </table:table-cell>
          <table:table-cell table:formula="of:=HEX2DEC(MID([.CF229];3;2))-[.CF$2]" office:value-type="float" office:value="-127">
            <text:p>-127</text:p>
          </table:table-cell>
          <table:table-cell table:formula="of:=HEX2DEC(MID([.CG229];3;2))-[.CG$2]" office:value-type="float" office:value="1">
            <text:p>1</text:p>
          </table:table-cell>
          <table:table-cell table:formula="of:=HEX2DEC(MID([.CH229];3;2))-[.CH$2]" office:value-type="float" office:value="-127">
            <text:p>-127</text:p>
          </table:table-cell>
          <table:table-cell/>
          <table:table-cell table:formula="of:=SUM([.CJ229:.CM229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11"/>
          <table:table-cell office:value-type="string">
            <text:p><text:s/>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0:.BU230];0)-1" office:value-type="float" office:value="63">
            <text:p>63</text:p>
          </table:table-cell>
          <table:table-cell table:number-columns-repeated="3"/>
          <table:table-cell table:formula="of:=72-SUM([.BX230:.BZ230])-[.BW230]" office:value-type="float" office:value="9">
            <text:p>9</text:p>
          </table:table-cell>
          <table:table-cell table:formula="of:=[.BW231]+[.CA230]" office:value-type="float" office:value="72">
            <text:p>72</text:p>
          </table:table-cell>
          <table:table-cell table:number-columns-repeated="2"/>
          <table:table-cell table:formula="of:=IF(ISNUMBER([.BW230]);&quot;0x&quot;&amp;DEC2HEX([.BW230]+[.BW$2]))" office:value-type="string" office:string-value="0x3E">
            <text:p>0x3E</text:p>
          </table:table-cell>
          <table:table-cell table:formula="of:=IF(ISNUMBER([.BX230]);&quot;0x&quot;&amp;DEC2HEX([.BX230]+[.BX$2]))" office:value-type="boolean" office:boolean-value="false">
            <text:p>FALSE</text:p>
          </table:table-cell>
          <table:table-cell table:formula="of:=IF(ISNUMBER([.BY230]);&quot;0x&quot;&amp;DEC2HEX([.BY230]+[.BY$2]);&quot;&quot;)">
            <text:p/>
          </table:table-cell>
          <table:table-cell table:formula="of:=IF(ISNUMBER([.BZ230]);&quot;0x&quot;&amp;DEC2HEX([.BZ230]+[.BZ$2]);&quot;&quot;)">
            <text:p/>
          </table:table-cell>
          <table:table-cell table:formula="of:=IF(ISNUMBER([.CB230]);&quot;0x&quot;&amp;DEC2HEX([.CB230]+[.CB$2]);&quot;&quot;)" office:value-type="string" office:string-value="0x47">
            <text:p>0x47</text:p>
          </table:table-cell>
          <table:table-cell table:formula="of:=HEX2DEC(MID([.CE230];3;2))-[.CE$2]" office:value-type="float" office:value="63">
            <text:p>63</text:p>
          </table:table-cell>
          <table:table-cell table:formula="of:=HEX2DEC(MID([.CF230];3;2))-[.CF$2]" office:value-type="float" office:value="-127">
            <text:p>-127</text:p>
          </table:table-cell>
          <table:table-cell table:formula="of:=HEX2DEC(MID([.CG230];3;2))-[.CG$2]" office:value-type="float" office:value="1">
            <text:p>1</text:p>
          </table:table-cell>
          <table:table-cell table:formula="of:=HEX2DEC(MID([.CH230];3;2))-[.CH$2]" office:value-type="float" office:value="-127">
            <text:p>-127</text:p>
          </table:table-cell>
          <table:table-cell/>
          <table:table-cell table:formula="of:=SUM([.CJ230:.CM230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1:.BU231];0)-1" office:value-type="float" office:value="63">
            <text:p>63</text:p>
          </table:table-cell>
          <table:table-cell table:number-columns-repeated="3"/>
          <table:table-cell table:formula="of:=72-SUM([.BX231:.BZ231])-[.BW231]" office:value-type="float" office:value="9">
            <text:p>9</text:p>
          </table:table-cell>
          <table:table-cell table:formula="of:=[.BW232]+[.CA231]" office:value-type="float" office:value="72">
            <text:p>72</text:p>
          </table:table-cell>
          <table:table-cell table:number-columns-repeated="2"/>
          <table:table-cell table:formula="of:=IF(ISNUMBER([.BW231]);&quot;0x&quot;&amp;DEC2HEX([.BW231]+[.BW$2]))" office:value-type="string" office:string-value="0x3E">
            <text:p>0x3E</text:p>
          </table:table-cell>
          <table:table-cell table:formula="of:=IF(ISNUMBER([.BX231]);&quot;0x&quot;&amp;DEC2HEX([.BX231]+[.BX$2]))" office:value-type="boolean" office:boolean-value="false">
            <text:p>FALSE</text:p>
          </table:table-cell>
          <table:table-cell table:formula="of:=IF(ISNUMBER([.BY231]);&quot;0x&quot;&amp;DEC2HEX([.BY231]+[.BY$2]);&quot;&quot;)">
            <text:p/>
          </table:table-cell>
          <table:table-cell table:formula="of:=IF(ISNUMBER([.BZ231]);&quot;0x&quot;&amp;DEC2HEX([.BZ231]+[.BZ$2]);&quot;&quot;)">
            <text:p/>
          </table:table-cell>
          <table:table-cell table:formula="of:=IF(ISNUMBER([.CB231]);&quot;0x&quot;&amp;DEC2HEX([.CB231]+[.CB$2]);&quot;&quot;)" office:value-type="string" office:string-value="0x47">
            <text:p>0x47</text:p>
          </table:table-cell>
          <table:table-cell table:formula="of:=HEX2DEC(MID([.CE231];3;2))-[.CE$2]" office:value-type="float" office:value="63">
            <text:p>63</text:p>
          </table:table-cell>
          <table:table-cell table:formula="of:=HEX2DEC(MID([.CF231];3;2))-[.CF$2]" office:value-type="float" office:value="-127">
            <text:p>-127</text:p>
          </table:table-cell>
          <table:table-cell table:formula="of:=HEX2DEC(MID([.CG231];3;2))-[.CG$2]" office:value-type="float" office:value="1">
            <text:p>1</text:p>
          </table:table-cell>
          <table:table-cell table:formula="of:=HEX2DEC(MID([.CH231];3;2))-[.CH$2]" office:value-type="float" office:value="-127">
            <text:p>-127</text:p>
          </table:table-cell>
          <table:table-cell/>
          <table:table-cell table:formula="of:=SUM([.CJ231:.CM231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2:.BU232];0)-1" office:value-type="float" office:value="63">
            <text:p>63</text:p>
          </table:table-cell>
          <table:table-cell table:number-columns-repeated="3"/>
          <table:table-cell table:formula="of:=72-SUM([.BX232:.BZ232])-[.BW232]" office:value-type="float" office:value="9">
            <text:p>9</text:p>
          </table:table-cell>
          <table:table-cell table:formula="of:=[.BW233]+[.CA232]" office:value-type="float" office:value="72">
            <text:p>72</text:p>
          </table:table-cell>
          <table:table-cell table:number-columns-repeated="2"/>
          <table:table-cell table:formula="of:=IF(ISNUMBER([.BW232]);&quot;0x&quot;&amp;DEC2HEX([.BW232]+[.BW$2]))" office:value-type="string" office:string-value="0x3E">
            <text:p>0x3E</text:p>
          </table:table-cell>
          <table:table-cell table:formula="of:=IF(ISNUMBER([.BX232]);&quot;0x&quot;&amp;DEC2HEX([.BX232]+[.BX$2]))" office:value-type="boolean" office:boolean-value="false">
            <text:p>FALSE</text:p>
          </table:table-cell>
          <table:table-cell table:formula="of:=IF(ISNUMBER([.BY232]);&quot;0x&quot;&amp;DEC2HEX([.BY232]+[.BY$2]);&quot;&quot;)">
            <text:p/>
          </table:table-cell>
          <table:table-cell table:formula="of:=IF(ISNUMBER([.BZ232]);&quot;0x&quot;&amp;DEC2HEX([.BZ232]+[.BZ$2]);&quot;&quot;)">
            <text:p/>
          </table:table-cell>
          <table:table-cell table:formula="of:=IF(ISNUMBER([.CB232]);&quot;0x&quot;&amp;DEC2HEX([.CB232]+[.CB$2]);&quot;&quot;)" office:value-type="string" office:string-value="0x47">
            <text:p>0x47</text:p>
          </table:table-cell>
          <table:table-cell table:formula="of:=HEX2DEC(MID([.CE232];3;2))-[.CE$2]" office:value-type="float" office:value="63">
            <text:p>63</text:p>
          </table:table-cell>
          <table:table-cell table:formula="of:=HEX2DEC(MID([.CF232];3;2))-[.CF$2]" office:value-type="float" office:value="-127">
            <text:p>-127</text:p>
          </table:table-cell>
          <table:table-cell table:formula="of:=HEX2DEC(MID([.CG232];3;2))-[.CG$2]" office:value-type="float" office:value="1">
            <text:p>1</text:p>
          </table:table-cell>
          <table:table-cell table:formula="of:=HEX2DEC(MID([.CH232];3;2))-[.CH$2]" office:value-type="float" office:value="-127">
            <text:p>-127</text:p>
          </table:table-cell>
          <table:table-cell/>
          <table:table-cell table:formula="of:=SUM([.CJ232:.CM232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3:.BU233];0)-1" office:value-type="float" office:value="63">
            <text:p>63</text:p>
          </table:table-cell>
          <table:table-cell table:number-columns-repeated="3"/>
          <table:table-cell table:formula="of:=72-SUM([.BX233:.BZ233])-[.BW233]" office:value-type="float" office:value="9">
            <text:p>9</text:p>
          </table:table-cell>
          <table:table-cell table:formula="of:=[.BW234]+[.CA233]" office:value-type="float" office:value="72">
            <text:p>72</text:p>
          </table:table-cell>
          <table:table-cell table:number-columns-repeated="2"/>
          <table:table-cell table:formula="of:=IF(ISNUMBER([.BW233]);&quot;0x&quot;&amp;DEC2HEX([.BW233]+[.BW$2]))" office:value-type="string" office:string-value="0x3E">
            <text:p>0x3E</text:p>
          </table:table-cell>
          <table:table-cell table:formula="of:=IF(ISNUMBER([.BX233]);&quot;0x&quot;&amp;DEC2HEX([.BX233]+[.BX$2]))" office:value-type="boolean" office:boolean-value="false">
            <text:p>FALSE</text:p>
          </table:table-cell>
          <table:table-cell table:formula="of:=IF(ISNUMBER([.BY233]);&quot;0x&quot;&amp;DEC2HEX([.BY233]+[.BY$2]);&quot;&quot;)">
            <text:p/>
          </table:table-cell>
          <table:table-cell table:formula="of:=IF(ISNUMBER([.BZ233]);&quot;0x&quot;&amp;DEC2HEX([.BZ233]+[.BZ$2]);&quot;&quot;)">
            <text:p/>
          </table:table-cell>
          <table:table-cell table:formula="of:=IF(ISNUMBER([.CB233]);&quot;0x&quot;&amp;DEC2HEX([.CB233]+[.CB$2]);&quot;&quot;)" office:value-type="string" office:string-value="0x47">
            <text:p>0x47</text:p>
          </table:table-cell>
          <table:table-cell table:formula="of:=HEX2DEC(MID([.CE233];3;2))-[.CE$2]" office:value-type="float" office:value="63">
            <text:p>63</text:p>
          </table:table-cell>
          <table:table-cell table:formula="of:=HEX2DEC(MID([.CF233];3;2))-[.CF$2]" office:value-type="float" office:value="-127">
            <text:p>-127</text:p>
          </table:table-cell>
          <table:table-cell table:formula="of:=HEX2DEC(MID([.CG233];3;2))-[.CG$2]" office:value-type="float" office:value="1">
            <text:p>1</text:p>
          </table:table-cell>
          <table:table-cell table:formula="of:=HEX2DEC(MID([.CH233];3;2))-[.CH$2]" office:value-type="float" office:value="-127">
            <text:p>-127</text:p>
          </table:table-cell>
          <table:table-cell/>
          <table:table-cell table:formula="of:=SUM([.CJ233:.CM233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4:.BU234];0)-1" office:value-type="float" office:value="63">
            <text:p>63</text:p>
          </table:table-cell>
          <table:table-cell table:number-columns-repeated="3"/>
          <table:table-cell table:formula="of:=72-SUM([.BX234:.BZ234])-[.BW234]" office:value-type="float" office:value="9">
            <text:p>9</text:p>
          </table:table-cell>
          <table:table-cell table:formula="of:=[.BW235]+[.CA234]" office:value-type="float" office:value="72">
            <text:p>72</text:p>
          </table:table-cell>
          <table:table-cell table:number-columns-repeated="2"/>
          <table:table-cell table:formula="of:=IF(ISNUMBER([.BW234]);&quot;0x&quot;&amp;DEC2HEX([.BW234]+[.BW$2]))" office:value-type="string" office:string-value="0x3E">
            <text:p>0x3E</text:p>
          </table:table-cell>
          <table:table-cell table:formula="of:=IF(ISNUMBER([.BX234]);&quot;0x&quot;&amp;DEC2HEX([.BX234]+[.BX$2]))" office:value-type="boolean" office:boolean-value="false">
            <text:p>FALSE</text:p>
          </table:table-cell>
          <table:table-cell table:formula="of:=IF(ISNUMBER([.BY234]);&quot;0x&quot;&amp;DEC2HEX([.BY234]+[.BY$2]);&quot;&quot;)">
            <text:p/>
          </table:table-cell>
          <table:table-cell table:formula="of:=IF(ISNUMBER([.BZ234]);&quot;0x&quot;&amp;DEC2HEX([.BZ234]+[.BZ$2]);&quot;&quot;)">
            <text:p/>
          </table:table-cell>
          <table:table-cell table:formula="of:=IF(ISNUMBER([.CB234]);&quot;0x&quot;&amp;DEC2HEX([.CB234]+[.CB$2]);&quot;&quot;)" office:value-type="string" office:string-value="0x47">
            <text:p>0x47</text:p>
          </table:table-cell>
          <table:table-cell table:formula="of:=HEX2DEC(MID([.CE234];3;2))-[.CE$2]" office:value-type="float" office:value="63">
            <text:p>63</text:p>
          </table:table-cell>
          <table:table-cell table:formula="of:=HEX2DEC(MID([.CF234];3;2))-[.CF$2]" office:value-type="float" office:value="-127">
            <text:p>-127</text:p>
          </table:table-cell>
          <table:table-cell table:formula="of:=HEX2DEC(MID([.CG234];3;2))-[.CG$2]" office:value-type="float" office:value="1">
            <text:p>1</text:p>
          </table:table-cell>
          <table:table-cell table:formula="of:=HEX2DEC(MID([.CH234];3;2))-[.CH$2]" office:value-type="float" office:value="-127">
            <text:p>-127</text:p>
          </table:table-cell>
          <table:table-cell/>
          <table:table-cell table:formula="of:=SUM([.CJ234:.CM234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5:.BU235];0)-1" office:value-type="float" office:value="63">
            <text:p>63</text:p>
          </table:table-cell>
          <table:table-cell table:number-columns-repeated="3"/>
          <table:table-cell table:formula="of:=72-SUM([.BX235:.BZ235])-[.BW235]" office:value-type="float" office:value="9">
            <text:p>9</text:p>
          </table:table-cell>
          <table:table-cell table:formula="of:=[.BW236]+[.CA235]" office:value-type="float" office:value="72">
            <text:p>72</text:p>
          </table:table-cell>
          <table:table-cell table:number-columns-repeated="2"/>
          <table:table-cell table:formula="of:=IF(ISNUMBER([.BW235]);&quot;0x&quot;&amp;DEC2HEX([.BW235]+[.BW$2]))" office:value-type="string" office:string-value="0x3E">
            <text:p>0x3E</text:p>
          </table:table-cell>
          <table:table-cell table:formula="of:=IF(ISNUMBER([.BX235]);&quot;0x&quot;&amp;DEC2HEX([.BX235]+[.BX$2]))" office:value-type="boolean" office:boolean-value="false">
            <text:p>FALSE</text:p>
          </table:table-cell>
          <table:table-cell table:formula="of:=IF(ISNUMBER([.BY235]);&quot;0x&quot;&amp;DEC2HEX([.BY235]+[.BY$2]);&quot;&quot;)">
            <text:p/>
          </table:table-cell>
          <table:table-cell table:formula="of:=IF(ISNUMBER([.BZ235]);&quot;0x&quot;&amp;DEC2HEX([.BZ235]+[.BZ$2]);&quot;&quot;)">
            <text:p/>
          </table:table-cell>
          <table:table-cell table:formula="of:=IF(ISNUMBER([.CB235]);&quot;0x&quot;&amp;DEC2HEX([.CB235]+[.CB$2]);&quot;&quot;)" office:value-type="string" office:string-value="0x47">
            <text:p>0x47</text:p>
          </table:table-cell>
          <table:table-cell table:formula="of:=HEX2DEC(MID([.CE235];3;2))-[.CE$2]" office:value-type="float" office:value="63">
            <text:p>63</text:p>
          </table:table-cell>
          <table:table-cell table:formula="of:=HEX2DEC(MID([.CF235];3;2))-[.CF$2]" office:value-type="float" office:value="-127">
            <text:p>-127</text:p>
          </table:table-cell>
          <table:table-cell table:formula="of:=HEX2DEC(MID([.CG235];3;2))-[.CG$2]" office:value-type="float" office:value="1">
            <text:p>1</text:p>
          </table:table-cell>
          <table:table-cell table:formula="of:=HEX2DEC(MID([.CH235];3;2))-[.CH$2]" office:value-type="float" office:value="-127">
            <text:p>-127</text:p>
          </table:table-cell>
          <table:table-cell/>
          <table:table-cell table:formula="of:=SUM([.CJ235:.CM235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6:.BU236];0)-1" office:value-type="float" office:value="63">
            <text:p>63</text:p>
          </table:table-cell>
          <table:table-cell table:number-columns-repeated="3"/>
          <table:table-cell table:formula="of:=72-SUM([.BX236:.BZ236])-[.BW236]" office:value-type="float" office:value="9">
            <text:p>9</text:p>
          </table:table-cell>
          <table:table-cell table:formula="of:=[.BW237]+[.CA236]" office:value-type="float" office:value="72">
            <text:p>72</text:p>
          </table:table-cell>
          <table:table-cell table:number-columns-repeated="2"/>
          <table:table-cell table:formula="of:=IF(ISNUMBER([.BW236]);&quot;0x&quot;&amp;DEC2HEX([.BW236]+[.BW$2]))" office:value-type="string" office:string-value="0x3E">
            <text:p>0x3E</text:p>
          </table:table-cell>
          <table:table-cell table:formula="of:=IF(ISNUMBER([.BX236]);&quot;0x&quot;&amp;DEC2HEX([.BX236]+[.BX$2]))" office:value-type="boolean" office:boolean-value="false">
            <text:p>FALSE</text:p>
          </table:table-cell>
          <table:table-cell table:formula="of:=IF(ISNUMBER([.BY236]);&quot;0x&quot;&amp;DEC2HEX([.BY236]+[.BY$2]);&quot;&quot;)">
            <text:p/>
          </table:table-cell>
          <table:table-cell table:formula="of:=IF(ISNUMBER([.BZ236]);&quot;0x&quot;&amp;DEC2HEX([.BZ236]+[.BZ$2]);&quot;&quot;)">
            <text:p/>
          </table:table-cell>
          <table:table-cell table:formula="of:=IF(ISNUMBER([.CB236]);&quot;0x&quot;&amp;DEC2HEX([.CB236]+[.CB$2]);&quot;&quot;)" office:value-type="string" office:string-value="0x47">
            <text:p>0x47</text:p>
          </table:table-cell>
          <table:table-cell table:formula="of:=HEX2DEC(MID([.CE236];3;2))-[.CE$2]" office:value-type="float" office:value="63">
            <text:p>63</text:p>
          </table:table-cell>
          <table:table-cell table:formula="of:=HEX2DEC(MID([.CF236];3;2))-[.CF$2]" office:value-type="float" office:value="-127">
            <text:p>-127</text:p>
          </table:table-cell>
          <table:table-cell table:formula="of:=HEX2DEC(MID([.CG236];3;2))-[.CG$2]" office:value-type="float" office:value="1">
            <text:p>1</text:p>
          </table:table-cell>
          <table:table-cell table:formula="of:=HEX2DEC(MID([.CH236];3;2))-[.CH$2]" office:value-type="float" office:value="-127">
            <text:p>-127</text:p>
          </table:table-cell>
          <table:table-cell/>
          <table:table-cell table:formula="of:=SUM([.CJ236:.CM236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7:.BU237];0)-1" office:value-type="float" office:value="63">
            <text:p>63</text:p>
          </table:table-cell>
          <table:table-cell table:number-columns-repeated="3"/>
          <table:table-cell table:formula="of:=72-SUM([.BX237:.BZ237])-[.BW237]" office:value-type="float" office:value="9">
            <text:p>9</text:p>
          </table:table-cell>
          <table:table-cell table:formula="of:=[.BW238]+[.CA237]" office:value-type="float" office:value="72">
            <text:p>72</text:p>
          </table:table-cell>
          <table:table-cell table:number-columns-repeated="2"/>
          <table:table-cell table:formula="of:=IF(ISNUMBER([.BW237]);&quot;0x&quot;&amp;DEC2HEX([.BW237]+[.BW$2]))" office:value-type="string" office:string-value="0x3E">
            <text:p>0x3E</text:p>
          </table:table-cell>
          <table:table-cell table:formula="of:=IF(ISNUMBER([.BX237]);&quot;0x&quot;&amp;DEC2HEX([.BX237]+[.BX$2]))" office:value-type="boolean" office:boolean-value="false">
            <text:p>FALSE</text:p>
          </table:table-cell>
          <table:table-cell table:formula="of:=IF(ISNUMBER([.BY237]);&quot;0x&quot;&amp;DEC2HEX([.BY237]+[.BY$2]);&quot;&quot;)">
            <text:p/>
          </table:table-cell>
          <table:table-cell table:formula="of:=IF(ISNUMBER([.BZ237]);&quot;0x&quot;&amp;DEC2HEX([.BZ237]+[.BZ$2]);&quot;&quot;)">
            <text:p/>
          </table:table-cell>
          <table:table-cell table:formula="of:=IF(ISNUMBER([.CB237]);&quot;0x&quot;&amp;DEC2HEX([.CB237]+[.CB$2]);&quot;&quot;)" office:value-type="string" office:string-value="0x47">
            <text:p>0x47</text:p>
          </table:table-cell>
          <table:table-cell table:formula="of:=HEX2DEC(MID([.CE237];3;2))-[.CE$2]" office:value-type="float" office:value="63">
            <text:p>63</text:p>
          </table:table-cell>
          <table:table-cell table:formula="of:=HEX2DEC(MID([.CF237];3;2))-[.CF$2]" office:value-type="float" office:value="-127">
            <text:p>-127</text:p>
          </table:table-cell>
          <table:table-cell table:formula="of:=HEX2DEC(MID([.CG237];3;2))-[.CG$2]" office:value-type="float" office:value="1">
            <text:p>1</text:p>
          </table:table-cell>
          <table:table-cell table:formula="of:=HEX2DEC(MID([.CH237];3;2))-[.CH$2]" office:value-type="float" office:value="-127">
            <text:p>-127</text:p>
          </table:table-cell>
          <table:table-cell/>
          <table:table-cell table:formula="of:=SUM([.CJ237:.CM237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8:.BU238];0)-1" office:value-type="float" office:value="63">
            <text:p>63</text:p>
          </table:table-cell>
          <table:table-cell table:number-columns-repeated="3"/>
          <table:table-cell table:formula="of:=72-SUM([.BX238:.BZ238])-[.BW238]" office:value-type="float" office:value="9">
            <text:p>9</text:p>
          </table:table-cell>
          <table:table-cell table:formula="of:=[.BW239]+[.CA238]" office:value-type="float" office:value="72">
            <text:p>72</text:p>
          </table:table-cell>
          <table:table-cell table:number-columns-repeated="2"/>
          <table:table-cell table:formula="of:=IF(ISNUMBER([.BW238]);&quot;0x&quot;&amp;DEC2HEX([.BW238]+[.BW$2]))" office:value-type="string" office:string-value="0x3E">
            <text:p>0x3E</text:p>
          </table:table-cell>
          <table:table-cell table:formula="of:=IF(ISNUMBER([.BX238]);&quot;0x&quot;&amp;DEC2HEX([.BX238]+[.BX$2]))" office:value-type="boolean" office:boolean-value="false">
            <text:p>FALSE</text:p>
          </table:table-cell>
          <table:table-cell table:formula="of:=IF(ISNUMBER([.BY238]);&quot;0x&quot;&amp;DEC2HEX([.BY238]+[.BY$2]);&quot;&quot;)">
            <text:p/>
          </table:table-cell>
          <table:table-cell table:formula="of:=IF(ISNUMBER([.BZ238]);&quot;0x&quot;&amp;DEC2HEX([.BZ238]+[.BZ$2]);&quot;&quot;)">
            <text:p/>
          </table:table-cell>
          <table:table-cell table:formula="of:=IF(ISNUMBER([.CB238]);&quot;0x&quot;&amp;DEC2HEX([.CB238]+[.CB$2]);&quot;&quot;)" office:value-type="string" office:string-value="0x47">
            <text:p>0x47</text:p>
          </table:table-cell>
          <table:table-cell table:formula="of:=HEX2DEC(MID([.CE238];3;2))-[.CE$2]" office:value-type="float" office:value="63">
            <text:p>63</text:p>
          </table:table-cell>
          <table:table-cell table:formula="of:=HEX2DEC(MID([.CF238];3;2))-[.CF$2]" office:value-type="float" office:value="-127">
            <text:p>-127</text:p>
          </table:table-cell>
          <table:table-cell table:formula="of:=HEX2DEC(MID([.CG238];3;2))-[.CG$2]" office:value-type="float" office:value="1">
            <text:p>1</text:p>
          </table:table-cell>
          <table:table-cell table:formula="of:=HEX2DEC(MID([.CH238];3;2))-[.CH$2]" office:value-type="float" office:value="-127">
            <text:p>-127</text:p>
          </table:table-cell>
          <table:table-cell/>
          <table:table-cell table:formula="of:=SUM([.CJ238:.CM238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39:.BU239];0)-1" office:value-type="float" office:value="63">
            <text:p>63</text:p>
          </table:table-cell>
          <table:table-cell table:number-columns-repeated="3"/>
          <table:table-cell table:formula="of:=72-SUM([.BX239:.BZ239])-[.BW239]" office:value-type="float" office:value="9">
            <text:p>9</text:p>
          </table:table-cell>
          <table:table-cell table:formula="of:=[.BW240]+[.CA239]" office:value-type="float" office:value="72">
            <text:p>72</text:p>
          </table:table-cell>
          <table:table-cell table:number-columns-repeated="2"/>
          <table:table-cell table:formula="of:=IF(ISNUMBER([.BW239]);&quot;0x&quot;&amp;DEC2HEX([.BW239]+[.BW$2]))" office:value-type="string" office:string-value="0x3E">
            <text:p>0x3E</text:p>
          </table:table-cell>
          <table:table-cell table:formula="of:=IF(ISNUMBER([.BX239]);&quot;0x&quot;&amp;DEC2HEX([.BX239]+[.BX$2]))" office:value-type="boolean" office:boolean-value="false">
            <text:p>FALSE</text:p>
          </table:table-cell>
          <table:table-cell table:formula="of:=IF(ISNUMBER([.BY239]);&quot;0x&quot;&amp;DEC2HEX([.BY239]+[.BY$2]);&quot;&quot;)">
            <text:p/>
          </table:table-cell>
          <table:table-cell table:formula="of:=IF(ISNUMBER([.BZ239]);&quot;0x&quot;&amp;DEC2HEX([.BZ239]+[.BZ$2]);&quot;&quot;)">
            <text:p/>
          </table:table-cell>
          <table:table-cell table:formula="of:=IF(ISNUMBER([.CB239]);&quot;0x&quot;&amp;DEC2HEX([.CB239]+[.CB$2]);&quot;&quot;)" office:value-type="string" office:string-value="0x47">
            <text:p>0x47</text:p>
          </table:table-cell>
          <table:table-cell table:formula="of:=HEX2DEC(MID([.CE239];3;2))-[.CE$2]" office:value-type="float" office:value="63">
            <text:p>63</text:p>
          </table:table-cell>
          <table:table-cell table:formula="of:=HEX2DEC(MID([.CF239];3;2))-[.CF$2]" office:value-type="float" office:value="-127">
            <text:p>-127</text:p>
          </table:table-cell>
          <table:table-cell table:formula="of:=HEX2DEC(MID([.CG239];3;2))-[.CG$2]" office:value-type="float" office:value="1">
            <text:p>1</text:p>
          </table:table-cell>
          <table:table-cell table:formula="of:=HEX2DEC(MID([.CH239];3;2))-[.CH$2]" office:value-type="float" office:value="-127">
            <text:p>-127</text:p>
          </table:table-cell>
          <table:table-cell/>
          <table:table-cell table:formula="of:=SUM([.CJ239:.CM239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0:.BU240];0)-1" office:value-type="float" office:value="63">
            <text:p>63</text:p>
          </table:table-cell>
          <table:table-cell table:number-columns-repeated="3"/>
          <table:table-cell table:formula="of:=72-SUM([.BX240:.BZ240])-[.BW240]" office:value-type="float" office:value="9">
            <text:p>9</text:p>
          </table:table-cell>
          <table:table-cell table:formula="of:=[.BW241]+[.CA240]" office:value-type="float" office:value="72">
            <text:p>72</text:p>
          </table:table-cell>
          <table:table-cell table:number-columns-repeated="2"/>
          <table:table-cell table:formula="of:=IF(ISNUMBER([.BW240]);&quot;0x&quot;&amp;DEC2HEX([.BW240]+[.BW$2]))" office:value-type="string" office:string-value="0x3E">
            <text:p>0x3E</text:p>
          </table:table-cell>
          <table:table-cell table:formula="of:=IF(ISNUMBER([.BX240]);&quot;0x&quot;&amp;DEC2HEX([.BX240]+[.BX$2]))" office:value-type="boolean" office:boolean-value="false">
            <text:p>FALSE</text:p>
          </table:table-cell>
          <table:table-cell table:formula="of:=IF(ISNUMBER([.BY240]);&quot;0x&quot;&amp;DEC2HEX([.BY240]+[.BY$2]);&quot;&quot;)">
            <text:p/>
          </table:table-cell>
          <table:table-cell table:formula="of:=IF(ISNUMBER([.BZ240]);&quot;0x&quot;&amp;DEC2HEX([.BZ240]+[.BZ$2]);&quot;&quot;)">
            <text:p/>
          </table:table-cell>
          <table:table-cell table:formula="of:=IF(ISNUMBER([.CB240]);&quot;0x&quot;&amp;DEC2HEX([.CB240]+[.CB$2]);&quot;&quot;)" office:value-type="string" office:string-value="0x47">
            <text:p>0x47</text:p>
          </table:table-cell>
          <table:table-cell table:formula="of:=HEX2DEC(MID([.CE240];3;2))-[.CE$2]" office:value-type="float" office:value="63">
            <text:p>63</text:p>
          </table:table-cell>
          <table:table-cell table:formula="of:=HEX2DEC(MID([.CF240];3;2))-[.CF$2]" office:value-type="float" office:value="-127">
            <text:p>-127</text:p>
          </table:table-cell>
          <table:table-cell table:formula="of:=HEX2DEC(MID([.CG240];3;2))-[.CG$2]" office:value-type="float" office:value="1">
            <text:p>1</text:p>
          </table:table-cell>
          <table:table-cell table:formula="of:=HEX2DEC(MID([.CH240];3;2))-[.CH$2]" office:value-type="float" office:value="-127">
            <text:p>-127</text:p>
          </table:table-cell>
          <table:table-cell/>
          <table:table-cell table:formula="of:=SUM([.CJ240:.CM240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1:.BU241];0)-1" office:value-type="float" office:value="63">
            <text:p>63</text:p>
          </table:table-cell>
          <table:table-cell table:number-columns-repeated="3"/>
          <table:table-cell table:formula="of:=72-SUM([.BX241:.BZ241])-[.BW241]" office:value-type="float" office:value="9">
            <text:p>9</text:p>
          </table:table-cell>
          <table:table-cell table:formula="of:=[.BW242]+[.CA241]" office:value-type="float" office:value="72">
            <text:p>72</text:p>
          </table:table-cell>
          <table:table-cell table:number-columns-repeated="2"/>
          <table:table-cell table:formula="of:=IF(ISNUMBER([.BW241]);&quot;0x&quot;&amp;DEC2HEX([.BW241]+[.BW$2]))" office:value-type="string" office:string-value="0x3E">
            <text:p>0x3E</text:p>
          </table:table-cell>
          <table:table-cell table:formula="of:=IF(ISNUMBER([.BX241]);&quot;0x&quot;&amp;DEC2HEX([.BX241]+[.BX$2]))" office:value-type="boolean" office:boolean-value="false">
            <text:p>FALSE</text:p>
          </table:table-cell>
          <table:table-cell table:formula="of:=IF(ISNUMBER([.BY241]);&quot;0x&quot;&amp;DEC2HEX([.BY241]+[.BY$2]);&quot;&quot;)">
            <text:p/>
          </table:table-cell>
          <table:table-cell table:formula="of:=IF(ISNUMBER([.BZ241]);&quot;0x&quot;&amp;DEC2HEX([.BZ241]+[.BZ$2]);&quot;&quot;)">
            <text:p/>
          </table:table-cell>
          <table:table-cell table:formula="of:=IF(ISNUMBER([.CB241]);&quot;0x&quot;&amp;DEC2HEX([.CB241]+[.CB$2]);&quot;&quot;)" office:value-type="string" office:string-value="0x47">
            <text:p>0x47</text:p>
          </table:table-cell>
          <table:table-cell table:formula="of:=HEX2DEC(MID([.CE241];3;2))-[.CE$2]" office:value-type="float" office:value="63">
            <text:p>63</text:p>
          </table:table-cell>
          <table:table-cell table:formula="of:=HEX2DEC(MID([.CF241];3;2))-[.CF$2]" office:value-type="float" office:value="-127">
            <text:p>-127</text:p>
          </table:table-cell>
          <table:table-cell table:formula="of:=HEX2DEC(MID([.CG241];3;2))-[.CG$2]" office:value-type="float" office:value="1">
            <text:p>1</text:p>
          </table:table-cell>
          <table:table-cell table:formula="of:=HEX2DEC(MID([.CH241];3;2))-[.CH$2]" office:value-type="float" office:value="-127">
            <text:p>-127</text:p>
          </table:table-cell>
          <table:table-cell/>
          <table:table-cell table:formula="of:=SUM([.CJ241:.CM241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2:.BU242];0)-1" office:value-type="float" office:value="63">
            <text:p>63</text:p>
          </table:table-cell>
          <table:table-cell table:number-columns-repeated="3"/>
          <table:table-cell table:formula="of:=72-SUM([.BX242:.BZ242])-[.BW242]" office:value-type="float" office:value="9">
            <text:p>9</text:p>
          </table:table-cell>
          <table:table-cell table:formula="of:=[.BW243]+[.CA242]" office:value-type="float" office:value="72">
            <text:p>72</text:p>
          </table:table-cell>
          <table:table-cell table:number-columns-repeated="2"/>
          <table:table-cell table:formula="of:=IF(ISNUMBER([.BW242]);&quot;0x&quot;&amp;DEC2HEX([.BW242]+[.BW$2]))" office:value-type="string" office:string-value="0x3E">
            <text:p>0x3E</text:p>
          </table:table-cell>
          <table:table-cell table:formula="of:=IF(ISNUMBER([.BX242]);&quot;0x&quot;&amp;DEC2HEX([.BX242]+[.BX$2]))" office:value-type="boolean" office:boolean-value="false">
            <text:p>FALSE</text:p>
          </table:table-cell>
          <table:table-cell table:formula="of:=IF(ISNUMBER([.BY242]);&quot;0x&quot;&amp;DEC2HEX([.BY242]+[.BY$2]);&quot;&quot;)">
            <text:p/>
          </table:table-cell>
          <table:table-cell table:formula="of:=IF(ISNUMBER([.BZ242]);&quot;0x&quot;&amp;DEC2HEX([.BZ242]+[.BZ$2]);&quot;&quot;)">
            <text:p/>
          </table:table-cell>
          <table:table-cell table:formula="of:=IF(ISNUMBER([.CB242]);&quot;0x&quot;&amp;DEC2HEX([.CB242]+[.CB$2]);&quot;&quot;)" office:value-type="string" office:string-value="0x47">
            <text:p>0x47</text:p>
          </table:table-cell>
          <table:table-cell table:formula="of:=HEX2DEC(MID([.CE242];3;2))-[.CE$2]" office:value-type="float" office:value="63">
            <text:p>63</text:p>
          </table:table-cell>
          <table:table-cell table:formula="of:=HEX2DEC(MID([.CF242];3;2))-[.CF$2]" office:value-type="float" office:value="-127">
            <text:p>-127</text:p>
          </table:table-cell>
          <table:table-cell table:formula="of:=HEX2DEC(MID([.CG242];3;2))-[.CG$2]" office:value-type="float" office:value="1">
            <text:p>1</text:p>
          </table:table-cell>
          <table:table-cell table:formula="of:=HEX2DEC(MID([.CH242];3;2))-[.CH$2]" office:value-type="float" office:value="-127">
            <text:p>-127</text:p>
          </table:table-cell>
          <table:table-cell/>
          <table:table-cell table:formula="of:=SUM([.CJ242:.CM242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3:.BU243];0)-1" office:value-type="float" office:value="63">
            <text:p>63</text:p>
          </table:table-cell>
          <table:table-cell table:number-columns-repeated="3"/>
          <table:table-cell table:formula="of:=72-SUM([.BX243:.BZ243])-[.BW243]" office:value-type="float" office:value="9">
            <text:p>9</text:p>
          </table:table-cell>
          <table:table-cell table:formula="of:=[.BW244]+[.CA243]" office:value-type="float" office:value="72">
            <text:p>72</text:p>
          </table:table-cell>
          <table:table-cell table:number-columns-repeated="2"/>
          <table:table-cell table:formula="of:=IF(ISNUMBER([.BW243]);&quot;0x&quot;&amp;DEC2HEX([.BW243]+[.BW$2]))" office:value-type="string" office:string-value="0x3E">
            <text:p>0x3E</text:p>
          </table:table-cell>
          <table:table-cell table:formula="of:=IF(ISNUMBER([.BX243]);&quot;0x&quot;&amp;DEC2HEX([.BX243]+[.BX$2]))" office:value-type="boolean" office:boolean-value="false">
            <text:p>FALSE</text:p>
          </table:table-cell>
          <table:table-cell table:formula="of:=IF(ISNUMBER([.BY243]);&quot;0x&quot;&amp;DEC2HEX([.BY243]+[.BY$2]);&quot;&quot;)">
            <text:p/>
          </table:table-cell>
          <table:table-cell table:formula="of:=IF(ISNUMBER([.BZ243]);&quot;0x&quot;&amp;DEC2HEX([.BZ243]+[.BZ$2]);&quot;&quot;)">
            <text:p/>
          </table:table-cell>
          <table:table-cell table:formula="of:=IF(ISNUMBER([.CB243]);&quot;0x&quot;&amp;DEC2HEX([.CB243]+[.CB$2]);&quot;&quot;)" office:value-type="string" office:string-value="0x47">
            <text:p>0x47</text:p>
          </table:table-cell>
          <table:table-cell table:formula="of:=HEX2DEC(MID([.CE243];3;2))-[.CE$2]" office:value-type="float" office:value="63">
            <text:p>63</text:p>
          </table:table-cell>
          <table:table-cell table:formula="of:=HEX2DEC(MID([.CF243];3;2))-[.CF$2]" office:value-type="float" office:value="-127">
            <text:p>-127</text:p>
          </table:table-cell>
          <table:table-cell table:formula="of:=HEX2DEC(MID([.CG243];3;2))-[.CG$2]" office:value-type="float" office:value="1">
            <text:p>1</text:p>
          </table:table-cell>
          <table:table-cell table:formula="of:=HEX2DEC(MID([.CH243];3;2))-[.CH$2]" office:value-type="float" office:value="-127">
            <text:p>-127</text:p>
          </table:table-cell>
          <table:table-cell/>
          <table:table-cell table:formula="of:=SUM([.CJ243:.CM243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4:.BU244];0)-1" office:value-type="float" office:value="63">
            <text:p>63</text:p>
          </table:table-cell>
          <table:table-cell table:number-columns-repeated="3"/>
          <table:table-cell table:formula="of:=72-SUM([.BX244:.BZ244])-[.BW244]" office:value-type="float" office:value="9">
            <text:p>9</text:p>
          </table:table-cell>
          <table:table-cell table:formula="of:=[.BW245]+[.CA244]" office:value-type="float" office:value="72">
            <text:p>72</text:p>
          </table:table-cell>
          <table:table-cell table:number-columns-repeated="2"/>
          <table:table-cell table:formula="of:=IF(ISNUMBER([.BW244]);&quot;0x&quot;&amp;DEC2HEX([.BW244]+[.BW$2]))" office:value-type="string" office:string-value="0x3E">
            <text:p>0x3E</text:p>
          </table:table-cell>
          <table:table-cell table:formula="of:=IF(ISNUMBER([.BX244]);&quot;0x&quot;&amp;DEC2HEX([.BX244]+[.BX$2]))" office:value-type="boolean" office:boolean-value="false">
            <text:p>FALSE</text:p>
          </table:table-cell>
          <table:table-cell table:formula="of:=IF(ISNUMBER([.BY244]);&quot;0x&quot;&amp;DEC2HEX([.BY244]+[.BY$2]);&quot;&quot;)">
            <text:p/>
          </table:table-cell>
          <table:table-cell table:formula="of:=IF(ISNUMBER([.BZ244]);&quot;0x&quot;&amp;DEC2HEX([.BZ244]+[.BZ$2]);&quot;&quot;)">
            <text:p/>
          </table:table-cell>
          <table:table-cell table:formula="of:=IF(ISNUMBER([.CB244]);&quot;0x&quot;&amp;DEC2HEX([.CB244]+[.CB$2]);&quot;&quot;)" office:value-type="string" office:string-value="0x47">
            <text:p>0x47</text:p>
          </table:table-cell>
          <table:table-cell table:formula="of:=HEX2DEC(MID([.CE244];3;2))-[.CE$2]" office:value-type="float" office:value="63">
            <text:p>63</text:p>
          </table:table-cell>
          <table:table-cell table:formula="of:=HEX2DEC(MID([.CF244];3;2))-[.CF$2]" office:value-type="float" office:value="-127">
            <text:p>-127</text:p>
          </table:table-cell>
          <table:table-cell table:formula="of:=HEX2DEC(MID([.CG244];3;2))-[.CG$2]" office:value-type="float" office:value="1">
            <text:p>1</text:p>
          </table:table-cell>
          <table:table-cell table:formula="of:=HEX2DEC(MID([.CH244];3;2))-[.CH$2]" office:value-type="float" office:value="-127">
            <text:p>-127</text:p>
          </table:table-cell>
          <table:table-cell/>
          <table:table-cell table:formula="of:=SUM([.CJ244:.CM244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5:.BU245];0)-1" office:value-type="float" office:value="63">
            <text:p>63</text:p>
          </table:table-cell>
          <table:table-cell table:number-columns-repeated="3"/>
          <table:table-cell table:formula="of:=72-SUM([.BX245:.BZ245])-[.BW245]" office:value-type="float" office:value="9">
            <text:p>9</text:p>
          </table:table-cell>
          <table:table-cell table:formula="of:=[.BW246]+[.CA245]" office:value-type="float" office:value="72">
            <text:p>72</text:p>
          </table:table-cell>
          <table:table-cell table:number-columns-repeated="2"/>
          <table:table-cell table:formula="of:=IF(ISNUMBER([.BW245]);&quot;0x&quot;&amp;DEC2HEX([.BW245]+[.BW$2]))" office:value-type="string" office:string-value="0x3E">
            <text:p>0x3E</text:p>
          </table:table-cell>
          <table:table-cell table:formula="of:=IF(ISNUMBER([.BX245]);&quot;0x&quot;&amp;DEC2HEX([.BX245]+[.BX$2]))" office:value-type="boolean" office:boolean-value="false">
            <text:p>FALSE</text:p>
          </table:table-cell>
          <table:table-cell table:formula="of:=IF(ISNUMBER([.BY245]);&quot;0x&quot;&amp;DEC2HEX([.BY245]+[.BY$2]);&quot;&quot;)">
            <text:p/>
          </table:table-cell>
          <table:table-cell table:formula="of:=IF(ISNUMBER([.BZ245]);&quot;0x&quot;&amp;DEC2HEX([.BZ245]+[.BZ$2]);&quot;&quot;)">
            <text:p/>
          </table:table-cell>
          <table:table-cell table:formula="of:=IF(ISNUMBER([.CB245]);&quot;0x&quot;&amp;DEC2HEX([.CB245]+[.CB$2]);&quot;&quot;)" office:value-type="string" office:string-value="0x47">
            <text:p>0x47</text:p>
          </table:table-cell>
          <table:table-cell table:formula="of:=HEX2DEC(MID([.CE245];3;2))-[.CE$2]" office:value-type="float" office:value="63">
            <text:p>63</text:p>
          </table:table-cell>
          <table:table-cell table:formula="of:=HEX2DEC(MID([.CF245];3;2))-[.CF$2]" office:value-type="float" office:value="-127">
            <text:p>-127</text:p>
          </table:table-cell>
          <table:table-cell table:formula="of:=HEX2DEC(MID([.CG245];3;2))-[.CG$2]" office:value-type="float" office:value="1">
            <text:p>1</text:p>
          </table:table-cell>
          <table:table-cell table:formula="of:=HEX2DEC(MID([.CH245];3;2))-[.CH$2]" office:value-type="float" office:value="-127">
            <text:p>-127</text:p>
          </table:table-cell>
          <table:table-cell/>
          <table:table-cell table:formula="of:=SUM([.CJ245:.CM245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6:.BU246];0)-1" office:value-type="float" office:value="63">
            <text:p>63</text:p>
          </table:table-cell>
          <table:table-cell table:number-columns-repeated="3"/>
          <table:table-cell table:formula="of:=72-SUM([.BX246:.BZ246])-[.BW246]" office:value-type="float" office:value="9">
            <text:p>9</text:p>
          </table:table-cell>
          <table:table-cell table:formula="of:=[.BW247]+[.CA246]" office:value-type="float" office:value="72">
            <text:p>72</text:p>
          </table:table-cell>
          <table:table-cell table:number-columns-repeated="2"/>
          <table:table-cell table:formula="of:=IF(ISNUMBER([.BW246]);&quot;0x&quot;&amp;DEC2HEX([.BW246]+[.BW$2]))" office:value-type="string" office:string-value="0x3E">
            <text:p>0x3E</text:p>
          </table:table-cell>
          <table:table-cell table:formula="of:=IF(ISNUMBER([.BX246]);&quot;0x&quot;&amp;DEC2HEX([.BX246]+[.BX$2]))" office:value-type="boolean" office:boolean-value="false">
            <text:p>FALSE</text:p>
          </table:table-cell>
          <table:table-cell table:formula="of:=IF(ISNUMBER([.BY246]);&quot;0x&quot;&amp;DEC2HEX([.BY246]+[.BY$2]);&quot;&quot;)">
            <text:p/>
          </table:table-cell>
          <table:table-cell table:formula="of:=IF(ISNUMBER([.BZ246]);&quot;0x&quot;&amp;DEC2HEX([.BZ246]+[.BZ$2]);&quot;&quot;)">
            <text:p/>
          </table:table-cell>
          <table:table-cell table:formula="of:=IF(ISNUMBER([.CB246]);&quot;0x&quot;&amp;DEC2HEX([.CB246]+[.CB$2]);&quot;&quot;)" office:value-type="string" office:string-value="0x47">
            <text:p>0x47</text:p>
          </table:table-cell>
          <table:table-cell table:formula="of:=HEX2DEC(MID([.CE246];3;2))-[.CE$2]" office:value-type="float" office:value="63">
            <text:p>63</text:p>
          </table:table-cell>
          <table:table-cell table:formula="of:=HEX2DEC(MID([.CF246];3;2))-[.CF$2]" office:value-type="float" office:value="-127">
            <text:p>-127</text:p>
          </table:table-cell>
          <table:table-cell table:formula="of:=HEX2DEC(MID([.CG246];3;2))-[.CG$2]" office:value-type="float" office:value="1">
            <text:p>1</text:p>
          </table:table-cell>
          <table:table-cell table:formula="of:=HEX2DEC(MID([.CH246];3;2))-[.CH$2]" office:value-type="float" office:value="-127">
            <text:p>-127</text:p>
          </table:table-cell>
          <table:table-cell/>
          <table:table-cell table:formula="of:=SUM([.CJ246:.CM246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7:.BU247];0)-1" office:value-type="float" office:value="63">
            <text:p>63</text:p>
          </table:table-cell>
          <table:table-cell table:number-columns-repeated="3"/>
          <table:table-cell table:formula="of:=72-SUM([.BX247:.BZ247])-[.BW247]" office:value-type="float" office:value="9">
            <text:p>9</text:p>
          </table:table-cell>
          <table:table-cell table:formula="of:=[.BW248]+[.CA247]" office:value-type="float" office:value="72">
            <text:p>72</text:p>
          </table:table-cell>
          <table:table-cell table:number-columns-repeated="2"/>
          <table:table-cell table:formula="of:=IF(ISNUMBER([.BW247]);&quot;0x&quot;&amp;DEC2HEX([.BW247]+[.BW$2]))" office:value-type="string" office:string-value="0x3E">
            <text:p>0x3E</text:p>
          </table:table-cell>
          <table:table-cell table:formula="of:=IF(ISNUMBER([.BX247]);&quot;0x&quot;&amp;DEC2HEX([.BX247]+[.BX$2]))" office:value-type="boolean" office:boolean-value="false">
            <text:p>FALSE</text:p>
          </table:table-cell>
          <table:table-cell table:formula="of:=IF(ISNUMBER([.BY247]);&quot;0x&quot;&amp;DEC2HEX([.BY247]+[.BY$2]);&quot;&quot;)">
            <text:p/>
          </table:table-cell>
          <table:table-cell table:formula="of:=IF(ISNUMBER([.BZ247]);&quot;0x&quot;&amp;DEC2HEX([.BZ247]+[.BZ$2]);&quot;&quot;)">
            <text:p/>
          </table:table-cell>
          <table:table-cell table:formula="of:=IF(ISNUMBER([.CB247]);&quot;0x&quot;&amp;DEC2HEX([.CB247]+[.CB$2]);&quot;&quot;)" office:value-type="string" office:string-value="0x47">
            <text:p>0x47</text:p>
          </table:table-cell>
          <table:table-cell table:formula="of:=HEX2DEC(MID([.CE247];3;2))-[.CE$2]" office:value-type="float" office:value="63">
            <text:p>63</text:p>
          </table:table-cell>
          <table:table-cell table:formula="of:=HEX2DEC(MID([.CF247];3;2))-[.CF$2]" office:value-type="float" office:value="-127">
            <text:p>-127</text:p>
          </table:table-cell>
          <table:table-cell table:formula="of:=HEX2DEC(MID([.CG247];3;2))-[.CG$2]" office:value-type="float" office:value="1">
            <text:p>1</text:p>
          </table:table-cell>
          <table:table-cell table:formula="of:=HEX2DEC(MID([.CH247];3;2))-[.CH$2]" office:value-type="float" office:value="-127">
            <text:p>-127</text:p>
          </table:table-cell>
          <table:table-cell/>
          <table:table-cell table:formula="of:=SUM([.CJ247:.CM247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8:.BU248];0)-1" office:value-type="float" office:value="63">
            <text:p>63</text:p>
          </table:table-cell>
          <table:table-cell table:number-columns-repeated="3"/>
          <table:table-cell table:formula="of:=72-SUM([.BX248:.BZ248])-[.BW248]" office:value-type="float" office:value="9">
            <text:p>9</text:p>
          </table:table-cell>
          <table:table-cell table:formula="of:=[.BW249]+[.CA248]" office:value-type="float" office:value="72">
            <text:p>72</text:p>
          </table:table-cell>
          <table:table-cell table:number-columns-repeated="2"/>
          <table:table-cell table:formula="of:=IF(ISNUMBER([.BW248]);&quot;0x&quot;&amp;DEC2HEX([.BW248]+[.BW$2]))" office:value-type="string" office:string-value="0x3E">
            <text:p>0x3E</text:p>
          </table:table-cell>
          <table:table-cell table:formula="of:=IF(ISNUMBER([.BX248]);&quot;0x&quot;&amp;DEC2HEX([.BX248]+[.BX$2]))" office:value-type="boolean" office:boolean-value="false">
            <text:p>FALSE</text:p>
          </table:table-cell>
          <table:table-cell table:formula="of:=IF(ISNUMBER([.BY248]);&quot;0x&quot;&amp;DEC2HEX([.BY248]+[.BY$2]);&quot;&quot;)">
            <text:p/>
          </table:table-cell>
          <table:table-cell table:formula="of:=IF(ISNUMBER([.BZ248]);&quot;0x&quot;&amp;DEC2HEX([.BZ248]+[.BZ$2]);&quot;&quot;)">
            <text:p/>
          </table:table-cell>
          <table:table-cell table:formula="of:=IF(ISNUMBER([.CB248]);&quot;0x&quot;&amp;DEC2HEX([.CB248]+[.CB$2]);&quot;&quot;)" office:value-type="string" office:string-value="0x47">
            <text:p>0x47</text:p>
          </table:table-cell>
          <table:table-cell table:formula="of:=HEX2DEC(MID([.CE248];3;2))-[.CE$2]" office:value-type="float" office:value="63">
            <text:p>63</text:p>
          </table:table-cell>
          <table:table-cell table:formula="of:=HEX2DEC(MID([.CF248];3;2))-[.CF$2]" office:value-type="float" office:value="-127">
            <text:p>-127</text:p>
          </table:table-cell>
          <table:table-cell table:formula="of:=HEX2DEC(MID([.CG248];3;2))-[.CG$2]" office:value-type="float" office:value="1">
            <text:p>1</text:p>
          </table:table-cell>
          <table:table-cell table:formula="of:=HEX2DEC(MID([.CH248];3;2))-[.CH$2]" office:value-type="float" office:value="-127">
            <text:p>-127</text:p>
          </table:table-cell>
          <table:table-cell/>
          <table:table-cell table:formula="of:=SUM([.CJ248:.CM248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49:.BU249];0)-1" office:value-type="float" office:value="63">
            <text:p>63</text:p>
          </table:table-cell>
          <table:table-cell table:number-columns-repeated="3"/>
          <table:table-cell table:formula="of:=72-SUM([.BX249:.BZ249])-[.BW249]" office:value-type="float" office:value="9">
            <text:p>9</text:p>
          </table:table-cell>
          <table:table-cell table:formula="of:=[.BW250]+[.CA249]" office:value-type="float" office:value="72">
            <text:p>72</text:p>
          </table:table-cell>
          <table:table-cell table:number-columns-repeated="2"/>
          <table:table-cell table:formula="of:=IF(ISNUMBER([.BW249]);&quot;0x&quot;&amp;DEC2HEX([.BW249]+[.BW$2]))" office:value-type="string" office:string-value="0x3E">
            <text:p>0x3E</text:p>
          </table:table-cell>
          <table:table-cell table:formula="of:=IF(ISNUMBER([.BX249]);&quot;0x&quot;&amp;DEC2HEX([.BX249]+[.BX$2]))" office:value-type="boolean" office:boolean-value="false">
            <text:p>FALSE</text:p>
          </table:table-cell>
          <table:table-cell table:formula="of:=IF(ISNUMBER([.BY249]);&quot;0x&quot;&amp;DEC2HEX([.BY249]+[.BY$2]);&quot;&quot;)">
            <text:p/>
          </table:table-cell>
          <table:table-cell table:formula="of:=IF(ISNUMBER([.BZ249]);&quot;0x&quot;&amp;DEC2HEX([.BZ249]+[.BZ$2]);&quot;&quot;)">
            <text:p/>
          </table:table-cell>
          <table:table-cell table:formula="of:=IF(ISNUMBER([.CB249]);&quot;0x&quot;&amp;DEC2HEX([.CB249]+[.CB$2]);&quot;&quot;)" office:value-type="string" office:string-value="0x47">
            <text:p>0x47</text:p>
          </table:table-cell>
          <table:table-cell table:formula="of:=HEX2DEC(MID([.CE249];3;2))-[.CE$2]" office:value-type="float" office:value="63">
            <text:p>63</text:p>
          </table:table-cell>
          <table:table-cell table:formula="of:=HEX2DEC(MID([.CF249];3;2))-[.CF$2]" office:value-type="float" office:value="-127">
            <text:p>-127</text:p>
          </table:table-cell>
          <table:table-cell table:formula="of:=HEX2DEC(MID([.CG249];3;2))-[.CG$2]" office:value-type="float" office:value="1">
            <text:p>1</text:p>
          </table:table-cell>
          <table:table-cell table:formula="of:=HEX2DEC(MID([.CH249];3;2))-[.CH$2]" office:value-type="float" office:value="-127">
            <text:p>-127</text:p>
          </table:table-cell>
          <table:table-cell/>
          <table:table-cell table:formula="of:=SUM([.CJ249:.CM249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50:.BU250];0)-1" office:value-type="float" office:value="63">
            <text:p>63</text:p>
          </table:table-cell>
          <table:table-cell table:number-columns-repeated="3"/>
          <table:table-cell table:formula="of:=72-SUM([.BX250:.BZ250])-[.BW250]" office:value-type="float" office:value="9">
            <text:p>9</text:p>
          </table:table-cell>
          <table:table-cell table:formula="of:=[.BW251]+[.CA250]" office:value-type="float" office:value="72">
            <text:p>72</text:p>
          </table:table-cell>
          <table:table-cell table:number-columns-repeated="2"/>
          <table:table-cell table:formula="of:=IF(ISNUMBER([.BW250]);&quot;0x&quot;&amp;DEC2HEX([.BW250]+[.BW$2]))" office:value-type="string" office:string-value="0x3E">
            <text:p>0x3E</text:p>
          </table:table-cell>
          <table:table-cell table:formula="of:=IF(ISNUMBER([.BX250]);&quot;0x&quot;&amp;DEC2HEX([.BX250]+[.BX$2]))" office:value-type="boolean" office:boolean-value="false">
            <text:p>FALSE</text:p>
          </table:table-cell>
          <table:table-cell table:formula="of:=IF(ISNUMBER([.BY250]);&quot;0x&quot;&amp;DEC2HEX([.BY250]+[.BY$2]);&quot;&quot;)">
            <text:p/>
          </table:table-cell>
          <table:table-cell table:formula="of:=IF(ISNUMBER([.BZ250]);&quot;0x&quot;&amp;DEC2HEX([.BZ250]+[.BZ$2]);&quot;&quot;)">
            <text:p/>
          </table:table-cell>
          <table:table-cell table:formula="of:=IF(ISNUMBER([.CB250]);&quot;0x&quot;&amp;DEC2HEX([.CB250]+[.CB$2]);&quot;&quot;)" office:value-type="string" office:string-value="0x47">
            <text:p>0x47</text:p>
          </table:table-cell>
          <table:table-cell table:formula="of:=HEX2DEC(MID([.CE250];3;2))-[.CE$2]" office:value-type="float" office:value="63">
            <text:p>63</text:p>
          </table:table-cell>
          <table:table-cell table:formula="of:=HEX2DEC(MID([.CF250];3;2))-[.CF$2]" office:value-type="float" office:value="-127">
            <text:p>-127</text:p>
          </table:table-cell>
          <table:table-cell table:formula="of:=HEX2DEC(MID([.CG250];3;2))-[.CG$2]" office:value-type="float" office:value="1">
            <text:p>1</text:p>
          </table:table-cell>
          <table:table-cell table:formula="of:=HEX2DEC(MID([.CH250];3;2))-[.CH$2]" office:value-type="float" office:value="-127">
            <text:p>-127</text:p>
          </table:table-cell>
          <table:table-cell/>
          <table:table-cell table:formula="of:=SUM([.CJ250:.CM250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51:.BU251];0)-1" office:value-type="float" office:value="63">
            <text:p>63</text:p>
          </table:table-cell>
          <table:table-cell table:number-columns-repeated="3"/>
          <table:table-cell table:formula="of:=72-SUM([.BX251:.BZ251])-[.BW251]" office:value-type="float" office:value="9">
            <text:p>9</text:p>
          </table:table-cell>
          <table:table-cell table:formula="of:=[.BW252]+[.CA251]" office:value-type="float" office:value="72">
            <text:p>72</text:p>
          </table:table-cell>
          <table:table-cell table:number-columns-repeated="2"/>
          <table:table-cell table:formula="of:=IF(ISNUMBER([.BW251]);&quot;0x&quot;&amp;DEC2HEX([.BW251]+[.BW$2]))" office:value-type="string" office:string-value="0x3E">
            <text:p>0x3E</text:p>
          </table:table-cell>
          <table:table-cell table:formula="of:=IF(ISNUMBER([.BX251]);&quot;0x&quot;&amp;DEC2HEX([.BX251]+[.BX$2]))" office:value-type="boolean" office:boolean-value="false">
            <text:p>FALSE</text:p>
          </table:table-cell>
          <table:table-cell table:formula="of:=IF(ISNUMBER([.BY251]);&quot;0x&quot;&amp;DEC2HEX([.BY251]+[.BY$2]);&quot;&quot;)">
            <text:p/>
          </table:table-cell>
          <table:table-cell table:formula="of:=IF(ISNUMBER([.BZ251]);&quot;0x&quot;&amp;DEC2HEX([.BZ251]+[.BZ$2]);&quot;&quot;)">
            <text:p/>
          </table:table-cell>
          <table:table-cell table:formula="of:=IF(ISNUMBER([.CB251]);&quot;0x&quot;&amp;DEC2HEX([.CB251]+[.CB$2]);&quot;&quot;)" office:value-type="string" office:string-value="0x47">
            <text:p>0x47</text:p>
          </table:table-cell>
          <table:table-cell table:formula="of:=HEX2DEC(MID([.CE251];3;2))-[.CE$2]" office:value-type="float" office:value="63">
            <text:p>63</text:p>
          </table:table-cell>
          <table:table-cell table:formula="of:=HEX2DEC(MID([.CF251];3;2))-[.CF$2]" office:value-type="float" office:value="-127">
            <text:p>-127</text:p>
          </table:table-cell>
          <table:table-cell table:formula="of:=HEX2DEC(MID([.CG251];3;2))-[.CG$2]" office:value-type="float" office:value="1">
            <text:p>1</text:p>
          </table:table-cell>
          <table:table-cell table:formula="of:=HEX2DEC(MID([.CH251];3;2))-[.CH$2]" office:value-type="float" office:value="-127">
            <text:p>-127</text:p>
          </table:table-cell>
          <table:table-cell/>
          <table:table-cell table:formula="of:=SUM([.CJ251:.CM251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52:.BU252];0)-1" office:value-type="float" office:value="63">
            <text:p>63</text:p>
          </table:table-cell>
          <table:table-cell table:number-columns-repeated="3"/>
          <table:table-cell table:formula="of:=72-SUM([.BX252:.BZ252])-[.BW252]" office:value-type="float" office:value="9">
            <text:p>9</text:p>
          </table:table-cell>
          <table:table-cell table:formula="of:=[.BW253]+[.CA252]" office:value-type="float" office:value="72">
            <text:p>72</text:p>
          </table:table-cell>
          <table:table-cell table:number-columns-repeated="2"/>
          <table:table-cell table:formula="of:=IF(ISNUMBER([.BW252]);&quot;0x&quot;&amp;DEC2HEX([.BW252]+[.BW$2]))" office:value-type="string" office:string-value="0x3E">
            <text:p>0x3E</text:p>
          </table:table-cell>
          <table:table-cell table:formula="of:=IF(ISNUMBER([.BX252]);&quot;0x&quot;&amp;DEC2HEX([.BX252]+[.BX$2]))" office:value-type="boolean" office:boolean-value="false">
            <text:p>FALSE</text:p>
          </table:table-cell>
          <table:table-cell table:formula="of:=IF(ISNUMBER([.BY252]);&quot;0x&quot;&amp;DEC2HEX([.BY252]+[.BY$2]);&quot;&quot;)">
            <text:p/>
          </table:table-cell>
          <table:table-cell table:formula="of:=IF(ISNUMBER([.BZ252]);&quot;0x&quot;&amp;DEC2HEX([.BZ252]+[.BZ$2]);&quot;&quot;)">
            <text:p/>
          </table:table-cell>
          <table:table-cell table:formula="of:=IF(ISNUMBER([.CB252]);&quot;0x&quot;&amp;DEC2HEX([.CB252]+[.CB$2]);&quot;&quot;)" office:value-type="string" office:string-value="0x47">
            <text:p>0x47</text:p>
          </table:table-cell>
          <table:table-cell table:formula="of:=HEX2DEC(MID([.CE252];3;2))-[.CE$2]" office:value-type="float" office:value="63">
            <text:p>63</text:p>
          </table:table-cell>
          <table:table-cell table:formula="of:=HEX2DEC(MID([.CF252];3;2))-[.CF$2]" office:value-type="float" office:value="-127">
            <text:p>-127</text:p>
          </table:table-cell>
          <table:table-cell table:formula="of:=HEX2DEC(MID([.CG252];3;2))-[.CG$2]" office:value-type="float" office:value="1">
            <text:p>1</text:p>
          </table:table-cell>
          <table:table-cell table:formula="of:=HEX2DEC(MID([.CH252];3;2))-[.CH$2]" office:value-type="float" office:value="-127">
            <text:p>-127</text:p>
          </table:table-cell>
          <table:table-cell/>
          <table:table-cell table:formula="of:=SUM([.CJ252:.CM252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3"/>
          <table:table-cell table:number-columns-repeated="8" office:value-type="float" office:value="1">
            <text:p>1</text:p>
          </table:table-cell>
          <table:table-cell table:number-columns-repeated="3"/>
          <table:table-cell table:formula="of:=MATCH(1;[.A253:.BU253];0)-1" office:value-type="float" office:value="63">
            <text:p>63</text:p>
          </table:table-cell>
          <table:table-cell table:number-columns-repeated="3"/>
          <table:table-cell table:formula="of:=72-SUM([.BX253:.BZ253])-[.BW253]" office:value-type="float" office:value="9">
            <text:p>9</text:p>
          </table:table-cell>
          <table:table-cell table:formula="of:=[.BW254]+[.CA253]" office:value-type="float" office:value="71">
            <text:p>71</text:p>
          </table:table-cell>
          <table:table-cell table:number-columns-repeated="2"/>
          <table:table-cell table:formula="of:=IF(ISNUMBER([.BW253]);&quot;0x&quot;&amp;DEC2HEX([.BW253]+[.BW$2]))" office:value-type="string" office:string-value="0x3E">
            <text:p>0x3E</text:p>
          </table:table-cell>
          <table:table-cell table:formula="of:=IF(ISNUMBER([.BX253]);&quot;0x&quot;&amp;DEC2HEX([.BX253]+[.BX$2]))" office:value-type="boolean" office:boolean-value="false">
            <text:p>FALSE</text:p>
          </table:table-cell>
          <table:table-cell table:formula="of:=IF(ISNUMBER([.BY253]);&quot;0x&quot;&amp;DEC2HEX([.BY253]+[.BY$2]);&quot;&quot;)">
            <text:p/>
          </table:table-cell>
          <table:table-cell table:formula="of:=IF(ISNUMBER([.BZ253]);&quot;0x&quot;&amp;DEC2HEX([.BZ253]+[.BZ$2]);&quot;&quot;)">
            <text:p/>
          </table:table-cell>
          <table:table-cell table:formula="of:=IF(ISNUMBER([.CB253]);&quot;0x&quot;&amp;DEC2HEX([.CB253]+[.CB$2]);&quot;&quot;)" office:value-type="string" office:string-value="0x46">
            <text:p>0x46</text:p>
          </table:table-cell>
          <table:table-cell table:formula="of:=HEX2DEC(MID([.CE253];3;2))-[.CE$2]" office:value-type="float" office:value="63">
            <text:p>63</text:p>
          </table:table-cell>
          <table:table-cell table:formula="of:=HEX2DEC(MID([.CF253];3;2))-[.CF$2]" office:value-type="float" office:value="-127">
            <text:p>-127</text:p>
          </table:table-cell>
          <table:table-cell table:formula="of:=HEX2DEC(MID([.CG253];3;2))-[.CG$2]" office:value-type="float" office:value="1">
            <text:p>1</text:p>
          </table:table-cell>
          <table:table-cell table:formula="of:=HEX2DEC(MID([.CH253];3;2))-[.CH$2]" office:value-type="float" office:value="-127">
            <text:p>-127</text:p>
          </table:table-cell>
          <table:table-cell/>
          <table:table-cell table:formula="of:=SUM([.CJ253:.CM253])" office:value-type="float" office:value="-190">
            <text:p>-190</text:p>
          </table:table-cell>
          <table:table-cell table:number-columns-repeated="8"/>
        </table:table-row>
        <table:table-row table:style-name="ro6">
          <table:table-cell table:number-columns-repeated="61"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254:.BU254];0)-1" office:value-type="float" office:value="62">
            <text:p>62</text:p>
          </table:table-cell>
          <table:table-cell table:number-columns-repeated="3"/>
          <table:table-cell table:formula="of:=72-SUM([.BX254:.BZ254])-[.BW254]" office:value-type="float" office:value="10">
            <text:p>10</text:p>
          </table:table-cell>
          <table:table-cell table:formula="of:=[.BW255]+[.CA254]" office:value-type="float" office:value="71">
            <text:p>71</text:p>
          </table:table-cell>
          <table:table-cell table:number-columns-repeated="2"/>
          <table:table-cell table:formula="of:=IF(ISNUMBER([.BW254]);&quot;0x&quot;&amp;DEC2HEX([.BW254]+[.BW$2]))" office:value-type="string" office:string-value="0x3D">
            <text:p>0x3D</text:p>
          </table:table-cell>
          <table:table-cell table:formula="of:=IF(ISNUMBER([.BX254]);&quot;0x&quot;&amp;DEC2HEX([.BX254]+[.BX$2]))" office:value-type="boolean" office:boolean-value="false">
            <text:p>FALSE</text:p>
          </table:table-cell>
          <table:table-cell table:formula="of:=IF(ISNUMBER([.BY254]);&quot;0x&quot;&amp;DEC2HEX([.BY254]+[.BY$2]);&quot;&quot;)">
            <text:p/>
          </table:table-cell>
          <table:table-cell table:formula="of:=IF(ISNUMBER([.BZ254]);&quot;0x&quot;&amp;DEC2HEX([.BZ254]+[.BZ$2]);&quot;&quot;)">
            <text:p/>
          </table:table-cell>
          <table:table-cell table:formula="of:=IF(ISNUMBER([.CB254]);&quot;0x&quot;&amp;DEC2HEX([.CB254]+[.CB$2]);&quot;&quot;)" office:value-type="string" office:string-value="0x46">
            <text:p>0x46</text:p>
          </table:table-cell>
          <table:table-cell table:formula="of:=HEX2DEC(MID([.CE254];3;2))-[.CE$2]" office:value-type="float" office:value="62">
            <text:p>62</text:p>
          </table:table-cell>
          <table:table-cell table:formula="of:=HEX2DEC(MID([.CF254];3;2))-[.CF$2]" office:value-type="float" office:value="-127">
            <text:p>-127</text:p>
          </table:table-cell>
          <table:table-cell table:formula="of:=HEX2DEC(MID([.CG254];3;2))-[.CG$2]" office:value-type="float" office:value="1">
            <text:p>1</text:p>
          </table:table-cell>
          <table:table-cell table:formula="of:=HEX2DEC(MID([.CH254];3;2))-[.CH$2]" office:value-type="float" office:value="-127">
            <text:p>-127</text:p>
          </table:table-cell>
          <table:table-cell/>
          <table:table-cell table:formula="of:=SUM([.CJ254:.CM254])" office:value-type="float" office:value="-191">
            <text:p>-191</text:p>
          </table:table-cell>
          <table:table-cell table:number-columns-repeated="8"/>
        </table:table-row>
        <table:table-row table:style-name="ro6">
          <table:table-cell table:number-columns-repeated="60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255:.BU255];0)-1" office:value-type="float" office:value="61">
            <text:p>61</text:p>
          </table:table-cell>
          <table:table-cell table:number-columns-repeated="3"/>
          <table:table-cell table:formula="of:=72-SUM([.BX255:.BZ255])-[.BW255]" office:value-type="float" office:value="11">
            <text:p>11</text:p>
          </table:table-cell>
          <table:table-cell table:formula="of:=[.BW256]+[.CA255]" office:value-type="float" office:value="71">
            <text:p>71</text:p>
          </table:table-cell>
          <table:table-cell table:number-columns-repeated="2"/>
          <table:table-cell table:formula="of:=IF(ISNUMBER([.BW255]);&quot;0x&quot;&amp;DEC2HEX([.BW255]+[.BW$2]))" office:value-type="string" office:string-value="0x3C">
            <text:p>0x3C</text:p>
          </table:table-cell>
          <table:table-cell table:formula="of:=IF(ISNUMBER([.BX255]);&quot;0x&quot;&amp;DEC2HEX([.BX255]+[.BX$2]))" office:value-type="boolean" office:boolean-value="false">
            <text:p>FALSE</text:p>
          </table:table-cell>
          <table:table-cell table:formula="of:=IF(ISNUMBER([.BY255]);&quot;0x&quot;&amp;DEC2HEX([.BY255]+[.BY$2]);&quot;&quot;)">
            <text:p/>
          </table:table-cell>
          <table:table-cell table:formula="of:=IF(ISNUMBER([.BZ255]);&quot;0x&quot;&amp;DEC2HEX([.BZ255]+[.BZ$2]);&quot;&quot;)">
            <text:p/>
          </table:table-cell>
          <table:table-cell table:formula="of:=IF(ISNUMBER([.CB255]);&quot;0x&quot;&amp;DEC2HEX([.CB255]+[.CB$2]);&quot;&quot;)" office:value-type="string" office:string-value="0x46">
            <text:p>0x46</text:p>
          </table:table-cell>
          <table:table-cell table:formula="of:=HEX2DEC(MID([.CE255];3;2))-[.CE$2]" office:value-type="float" office:value="61">
            <text:p>61</text:p>
          </table:table-cell>
          <table:table-cell table:formula="of:=HEX2DEC(MID([.CF255];3;2))-[.CF$2]" office:value-type="float" office:value="-127">
            <text:p>-127</text:p>
          </table:table-cell>
          <table:table-cell table:formula="of:=HEX2DEC(MID([.CG255];3;2))-[.CG$2]" office:value-type="float" office:value="1">
            <text:p>1</text:p>
          </table:table-cell>
          <table:table-cell table:formula="of:=HEX2DEC(MID([.CH255];3;2))-[.CH$2]" office:value-type="float" office:value="-127">
            <text:p>-127</text:p>
          </table:table-cell>
          <table:table-cell/>
          <table:table-cell table:formula="of:=SUM([.CJ255:.CM255])" office:value-type="float" office:value="-192">
            <text:p>-192</text:p>
          </table:table-cell>
          <table:table-cell table:number-columns-repeated="8"/>
        </table:table-row>
        <table:table-row table:style-name="ro6">
          <table:table-cell table:number-columns-repeated="59"/>
          <table:table-cell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256:.BU256];0)-1" office:value-type="float" office:value="60">
            <text:p>60</text:p>
          </table:table-cell>
          <table:table-cell table:number-columns-repeated="3"/>
          <table:table-cell table:formula="of:=72-SUM([.BX256:.BZ256])-[.BW256]" office:value-type="float" office:value="12">
            <text:p>12</text:p>
          </table:table-cell>
          <table:table-cell table:formula="of:=[.BW257]+[.CA256]" office:value-type="float" office:value="71">
            <text:p>71</text:p>
          </table:table-cell>
          <table:table-cell table:number-columns-repeated="2"/>
          <table:table-cell table:formula="of:=IF(ISNUMBER([.BW256]);&quot;0x&quot;&amp;DEC2HEX([.BW256]+[.BW$2]))" office:value-type="string" office:string-value="0x3B">
            <text:p>0x3B</text:p>
          </table:table-cell>
          <table:table-cell table:formula="of:=IF(ISNUMBER([.BX256]);&quot;0x&quot;&amp;DEC2HEX([.BX256]+[.BX$2]))" office:value-type="boolean" office:boolean-value="false">
            <text:p>FALSE</text:p>
          </table:table-cell>
          <table:table-cell table:formula="of:=IF(ISNUMBER([.BY256]);&quot;0x&quot;&amp;DEC2HEX([.BY256]+[.BY$2]);&quot;&quot;)">
            <text:p/>
          </table:table-cell>
          <table:table-cell table:formula="of:=IF(ISNUMBER([.BZ256]);&quot;0x&quot;&amp;DEC2HEX([.BZ256]+[.BZ$2]);&quot;&quot;)">
            <text:p/>
          </table:table-cell>
          <table:table-cell table:formula="of:=IF(ISNUMBER([.CB256]);&quot;0x&quot;&amp;DEC2HEX([.CB256]+[.CB$2]);&quot;&quot;)" office:value-type="string" office:string-value="0x46">
            <text:p>0x46</text:p>
          </table:table-cell>
          <table:table-cell table:formula="of:=HEX2DEC(MID([.CE256];3;2))-[.CE$2]" office:value-type="float" office:value="60">
            <text:p>60</text:p>
          </table:table-cell>
          <table:table-cell table:formula="of:=HEX2DEC(MID([.CF256];3;2))-[.CF$2]" office:value-type="float" office:value="-127">
            <text:p>-127</text:p>
          </table:table-cell>
          <table:table-cell table:formula="of:=HEX2DEC(MID([.CG256];3;2))-[.CG$2]" office:value-type="float" office:value="1">
            <text:p>1</text:p>
          </table:table-cell>
          <table:table-cell table:formula="of:=HEX2DEC(MID([.CH256];3;2))-[.CH$2]" office:value-type="float" office:value="-127">
            <text:p>-127</text:p>
          </table:table-cell>
          <table:table-cell/>
          <table:table-cell table:formula="of:=SUM([.CJ256:.CM256])" office:value-type="float" office:value="-193">
            <text:p>-193</text:p>
          </table:table-cell>
          <table:table-cell table:number-columns-repeated="8"/>
        </table:table-row>
        <table:table-row table:style-name="ro6">
          <table:table-cell table:number-columns-repeated="59"/>
          <table:table-cell table:number-columns-repeated="9" office:value-type="float" office:value="1">
            <text:p>1</text:p>
          </table:table-cell>
          <table:table-cell table:number-columns-repeated="6"/>
          <table:table-cell table:formula="of:=MATCH(1;[.A257:.BU257];0)-1" office:value-type="float" office:value="59">
            <text:p>59</text:p>
          </table:table-cell>
          <table:table-cell table:number-columns-repeated="3"/>
          <table:table-cell table:formula="of:=72-SUM([.BX257:.BZ257])-[.BW257]" office:value-type="float" office:value="13">
            <text:p>13</text:p>
          </table:table-cell>
          <table:table-cell table:formula="of:=[.BW258]+[.CA257]" office:value-type="float" office:value="72">
            <text:p>72</text:p>
          </table:table-cell>
          <table:table-cell table:number-columns-repeated="2"/>
          <table:table-cell table:formula="of:=IF(ISNUMBER([.BW257]);&quot;0x&quot;&amp;DEC2HEX([.BW257]+[.BW$2]))" office:value-type="string" office:string-value="0x3A">
            <text:p>0x3A</text:p>
          </table:table-cell>
          <table:table-cell table:formula="of:=IF(ISNUMBER([.BX257]);&quot;0x&quot;&amp;DEC2HEX([.BX257]+[.BX$2]))" office:value-type="boolean" office:boolean-value="false">
            <text:p>FALSE</text:p>
          </table:table-cell>
          <table:table-cell table:formula="of:=IF(ISNUMBER([.BY257]);&quot;0x&quot;&amp;DEC2HEX([.BY257]+[.BY$2]);&quot;&quot;)">
            <text:p/>
          </table:table-cell>
          <table:table-cell table:formula="of:=IF(ISNUMBER([.BZ257]);&quot;0x&quot;&amp;DEC2HEX([.BZ257]+[.BZ$2]);&quot;&quot;)">
            <text:p/>
          </table:table-cell>
          <table:table-cell table:formula="of:=IF(ISNUMBER([.CB257]);&quot;0x&quot;&amp;DEC2HEX([.CB257]+[.CB$2]);&quot;&quot;)" office:value-type="string" office:string-value="0x47">
            <text:p>0x47</text:p>
          </table:table-cell>
          <table:table-cell table:formula="of:=HEX2DEC(MID([.CE257];3;2))-[.CE$2]" office:value-type="float" office:value="59">
            <text:p>59</text:p>
          </table:table-cell>
          <table:table-cell table:formula="of:=HEX2DEC(MID([.CF257];3;2))-[.CF$2]" office:value-type="float" office:value="-127">
            <text:p>-127</text:p>
          </table:table-cell>
          <table:table-cell table:formula="of:=HEX2DEC(MID([.CG257];3;2))-[.CG$2]" office:value-type="float" office:value="1">
            <text:p>1</text:p>
          </table:table-cell>
          <table:table-cell table:formula="of:=HEX2DEC(MID([.CH257];3;2))-[.CH$2]" office:value-type="float" office:value="-127">
            <text:p>-127</text:p>
          </table:table-cell>
          <table:table-cell/>
          <table:table-cell table:formula="of:=SUM([.CJ257:.CM257])" office:value-type="float" office:value="-194">
            <text:p>-194</text:p>
          </table:table-cell>
          <table:table-cell table:number-columns-repeated="8"/>
        </table:table-row>
        <table:table-row table:style-name="ro6">
          <table:table-cell table:number-columns-repeated="59"/>
          <table:table-cell table:number-columns-repeated="9" office:value-type="float" office:value="1">
            <text:p>1</text:p>
          </table:table-cell>
          <table:table-cell table:number-columns-repeated="6"/>
          <table:table-cell table:formula="of:=MATCH(1;[.A258:.BU258];0)-1" office:value-type="float" office:value="59">
            <text:p>59</text:p>
          </table:table-cell>
          <table:table-cell table:number-columns-repeated="3"/>
          <table:table-cell table:formula="of:=72-SUM([.BX258:.BZ258])-[.BW258]" office:value-type="float" office:value="13">
            <text:p>13</text:p>
          </table:table-cell>
          <table:table-cell table:formula="of:=[.BW259]+[.CA258]" office:value-type="float" office:value="71">
            <text:p>71</text:p>
          </table:table-cell>
          <table:table-cell table:number-columns-repeated="2"/>
          <table:table-cell table:formula="of:=IF(ISNUMBER([.BW258]);&quot;0x&quot;&amp;DEC2HEX([.BW258]+[.BW$2]))" office:value-type="string" office:string-value="0x3A">
            <text:p>0x3A</text:p>
          </table:table-cell>
          <table:table-cell table:formula="of:=IF(ISNUMBER([.BX258]);&quot;0x&quot;&amp;DEC2HEX([.BX258]+[.BX$2]))" office:value-type="boolean" office:boolean-value="false">
            <text:p>FALSE</text:p>
          </table:table-cell>
          <table:table-cell table:formula="of:=IF(ISNUMBER([.BY258]);&quot;0x&quot;&amp;DEC2HEX([.BY258]+[.BY$2]);&quot;&quot;)">
            <text:p/>
          </table:table-cell>
          <table:table-cell table:formula="of:=IF(ISNUMBER([.BZ258]);&quot;0x&quot;&amp;DEC2HEX([.BZ258]+[.BZ$2]);&quot;&quot;)">
            <text:p/>
          </table:table-cell>
          <table:table-cell table:formula="of:=IF(ISNUMBER([.CB258]);&quot;0x&quot;&amp;DEC2HEX([.CB258]+[.CB$2]);&quot;&quot;)" office:value-type="string" office:string-value="0x46">
            <text:p>0x46</text:p>
          </table:table-cell>
          <table:table-cell table:formula="of:=HEX2DEC(MID([.CE258];3;2))-[.CE$2]" office:value-type="float" office:value="59">
            <text:p>59</text:p>
          </table:table-cell>
          <table:table-cell table:formula="of:=HEX2DEC(MID([.CF258];3;2))-[.CF$2]" office:value-type="float" office:value="-127">
            <text:p>-127</text:p>
          </table:table-cell>
          <table:table-cell table:formula="of:=HEX2DEC(MID([.CG258];3;2))-[.CG$2]" office:value-type="float" office:value="1">
            <text:p>1</text:p>
          </table:table-cell>
          <table:table-cell table:formula="of:=HEX2DEC(MID([.CH258];3;2))-[.CH$2]" office:value-type="float" office:value="-127">
            <text:p>-127</text:p>
          </table:table-cell>
          <table:table-cell/>
          <table:table-cell table:formula="of:=SUM([.CJ258:.CM258])" office:value-type="float" office:value="-194">
            <text:p>-194</text:p>
          </table:table-cell>
          <table:table-cell table:number-columns-repeated="8"/>
        </table:table-row>
        <table:table-row table:style-name="ro6">
          <table:table-cell table:number-columns-repeated="58"/>
          <table:table-cell table:number-columns-repeated="9" office:value-type="float" office:value="1">
            <text:p>1</text:p>
          </table:table-cell>
          <table:table-cell table:number-columns-repeated="7"/>
          <table:table-cell table:formula="of:=MATCH(1;[.A259:.BU259];0)-1" office:value-type="float" office:value="58">
            <text:p>58</text:p>
          </table:table-cell>
          <table:table-cell table:number-columns-repeated="3"/>
          <table:table-cell table:formula="of:=72-SUM([.BX259:.BZ259])-[.BW259]" office:value-type="float" office:value="14">
            <text:p>14</text:p>
          </table:table-cell>
          <table:table-cell table:formula="of:=[.BW260]+[.CA259]" office:value-type="float" office:value="70">
            <text:p>70</text:p>
          </table:table-cell>
          <table:table-cell table:number-columns-repeated="2"/>
          <table:table-cell table:formula="of:=IF(ISNUMBER([.BW259]);&quot;0x&quot;&amp;DEC2HEX([.BW259]+[.BW$2]))" office:value-type="string" office:string-value="0x39">
            <text:p>0x39</text:p>
          </table:table-cell>
          <table:table-cell table:formula="of:=IF(ISNUMBER([.BX259]);&quot;0x&quot;&amp;DEC2HEX([.BX259]+[.BX$2]))" office:value-type="boolean" office:boolean-value="false">
            <text:p>FALSE</text:p>
          </table:table-cell>
          <table:table-cell table:formula="of:=IF(ISNUMBER([.BY259]);&quot;0x&quot;&amp;DEC2HEX([.BY259]+[.BY$2]);&quot;&quot;)">
            <text:p/>
          </table:table-cell>
          <table:table-cell table:formula="of:=IF(ISNUMBER([.BZ259]);&quot;0x&quot;&amp;DEC2HEX([.BZ259]+[.BZ$2]);&quot;&quot;)">
            <text:p/>
          </table:table-cell>
          <table:table-cell table:formula="of:=IF(ISNUMBER([.CB259]);&quot;0x&quot;&amp;DEC2HEX([.CB259]+[.CB$2]);&quot;&quot;)" office:value-type="string" office:string-value="0x45">
            <text:p>0x45</text:p>
          </table:table-cell>
          <table:table-cell table:formula="of:=HEX2DEC(MID([.CE259];3;2))-[.CE$2]" office:value-type="float" office:value="58">
            <text:p>58</text:p>
          </table:table-cell>
          <table:table-cell table:formula="of:=HEX2DEC(MID([.CF259];3;2))-[.CF$2]" office:value-type="float" office:value="-127">
            <text:p>-127</text:p>
          </table:table-cell>
          <table:table-cell table:formula="of:=HEX2DEC(MID([.CG259];3;2))-[.CG$2]" office:value-type="float" office:value="1">
            <text:p>1</text:p>
          </table:table-cell>
          <table:table-cell table:formula="of:=HEX2DEC(MID([.CH259];3;2))-[.CH$2]" office:value-type="float" office:value="-127">
            <text:p>-127</text:p>
          </table:table-cell>
          <table:table-cell/>
          <table:table-cell table:formula="of:=SUM([.CJ259:.CM259])" office:value-type="float" office:value="-195">
            <text:p>-195</text:p>
          </table:table-cell>
          <table:table-cell table:number-columns-repeated="8"/>
        </table:table-row>
        <table:table-row table:style-name="ro6">
          <table:table-cell table:number-columns-repeated="56"/>
          <table:table-cell table:number-columns-repeated="10" office:value-type="float" office:value="1">
            <text:p>1</text:p>
          </table:table-cell>
          <table:table-cell table:number-columns-repeated="8"/>
          <table:table-cell table:formula="of:=MATCH(1;[.A260:.BU260];0)-1" office:value-type="float" office:value="56">
            <text:p>56</text:p>
          </table:table-cell>
          <table:table-cell table:number-columns-repeated="3"/>
          <table:table-cell table:formula="of:=72-SUM([.BX260:.BZ260])-[.BW260]" office:value-type="float" office:value="16">
            <text:p>16</text:p>
          </table:table-cell>
          <table:table-cell table:formula="of:=[.BW261]+[.CA260]" office:value-type="float" office:value="71">
            <text:p>71</text:p>
          </table:table-cell>
          <table:table-cell table:number-columns-repeated="2"/>
          <table:table-cell table:formula="of:=IF(ISNUMBER([.BW260]);&quot;0x&quot;&amp;DEC2HEX([.BW260]+[.BW$2]))" office:value-type="string" office:string-value="0x37">
            <text:p>0x37</text:p>
          </table:table-cell>
          <table:table-cell table:formula="of:=IF(ISNUMBER([.BX260]);&quot;0x&quot;&amp;DEC2HEX([.BX260]+[.BX$2]))" office:value-type="boolean" office:boolean-value="false">
            <text:p>FALSE</text:p>
          </table:table-cell>
          <table:table-cell table:formula="of:=IF(ISNUMBER([.BY260]);&quot;0x&quot;&amp;DEC2HEX([.BY260]+[.BY$2]);&quot;&quot;)">
            <text:p/>
          </table:table-cell>
          <table:table-cell table:formula="of:=IF(ISNUMBER([.BZ260]);&quot;0x&quot;&amp;DEC2HEX([.BZ260]+[.BZ$2]);&quot;&quot;)">
            <text:p/>
          </table:table-cell>
          <table:table-cell table:formula="of:=IF(ISNUMBER([.CB260]);&quot;0x&quot;&amp;DEC2HEX([.CB260]+[.CB$2]);&quot;&quot;)" office:value-type="string" office:string-value="0x46">
            <text:p>0x46</text:p>
          </table:table-cell>
          <table:table-cell table:formula="of:=HEX2DEC(MID([.CE260];3;2))-[.CE$2]" office:value-type="float" office:value="56">
            <text:p>56</text:p>
          </table:table-cell>
          <table:table-cell table:formula="of:=HEX2DEC(MID([.CF260];3;2))-[.CF$2]" office:value-type="float" office:value="-127">
            <text:p>-127</text:p>
          </table:table-cell>
          <table:table-cell table:formula="of:=HEX2DEC(MID([.CG260];3;2))-[.CG$2]" office:value-type="float" office:value="1">
            <text:p>1</text:p>
          </table:table-cell>
          <table:table-cell table:formula="of:=HEX2DEC(MID([.CH260];3;2))-[.CH$2]" office:value-type="float" office:value="-127">
            <text:p>-127</text:p>
          </table:table-cell>
          <table:table-cell/>
          <table:table-cell table:formula="of:=SUM([.CJ260:.CM260])" office:value-type="float" office:value="-197">
            <text:p>-197</text:p>
          </table:table-cell>
          <table:table-cell table:number-columns-repeated="8"/>
        </table:table-row>
        <table:table-row table:style-name="ro6">
          <table:table-cell table:number-columns-repeated="55"/>
          <table:table-cell table:number-columns-repeated="11" office:value-type="float" office:value="1">
            <text:p>1</text:p>
          </table:table-cell>
          <table:table-cell table:number-columns-repeated="8"/>
          <table:table-cell table:formula="of:=MATCH(1;[.A261:.BU261];0)-1" office:value-type="float" office:value="55">
            <text:p>55</text:p>
          </table:table-cell>
          <table:table-cell table:number-columns-repeated="3"/>
          <table:table-cell table:formula="of:=72-SUM([.BX261:.BZ261])-[.BW261]" office:value-type="float" office:value="17">
            <text:p>17</text:p>
          </table:table-cell>
          <table:table-cell table:formula="of:=[.BW262]+[.CA261]" office:value-type="float" office:value="70">
            <text:p>70</text:p>
          </table:table-cell>
          <table:table-cell table:number-columns-repeated="2"/>
          <table:table-cell table:formula="of:=IF(ISNUMBER([.BW261]);&quot;0x&quot;&amp;DEC2HEX([.BW261]+[.BW$2]))" office:value-type="string" office:string-value="0x36">
            <text:p>0x36</text:p>
          </table:table-cell>
          <table:table-cell table:formula="of:=IF(ISNUMBER([.BX261]);&quot;0x&quot;&amp;DEC2HEX([.BX261]+[.BX$2]))" office:value-type="boolean" office:boolean-value="false">
            <text:p>FALSE</text:p>
          </table:table-cell>
          <table:table-cell table:formula="of:=IF(ISNUMBER([.BY261]);&quot;0x&quot;&amp;DEC2HEX([.BY261]+[.BY$2]);&quot;&quot;)">
            <text:p/>
          </table:table-cell>
          <table:table-cell table:formula="of:=IF(ISNUMBER([.BZ261]);&quot;0x&quot;&amp;DEC2HEX([.BZ261]+[.BZ$2]);&quot;&quot;)">
            <text:p/>
          </table:table-cell>
          <table:table-cell table:formula="of:=IF(ISNUMBER([.CB261]);&quot;0x&quot;&amp;DEC2HEX([.CB261]+[.CB$2]);&quot;&quot;)" office:value-type="string" office:string-value="0x45">
            <text:p>0x45</text:p>
          </table:table-cell>
          <table:table-cell table:formula="of:=HEX2DEC(MID([.CE261];3;2))-[.CE$2]" office:value-type="float" office:value="55">
            <text:p>55</text:p>
          </table:table-cell>
          <table:table-cell table:formula="of:=HEX2DEC(MID([.CF261];3;2))-[.CF$2]" office:value-type="float" office:value="-127">
            <text:p>-127</text:p>
          </table:table-cell>
          <table:table-cell table:formula="of:=HEX2DEC(MID([.CG261];3;2))-[.CG$2]" office:value-type="float" office:value="1">
            <text:p>1</text:p>
          </table:table-cell>
          <table:table-cell table:formula="of:=HEX2DEC(MID([.CH261];3;2))-[.CH$2]" office:value-type="float" office:value="-127">
            <text:p>-127</text:p>
          </table:table-cell>
          <table:table-cell/>
          <table:table-cell table:formula="of:=SUM([.CJ261:.CM261])" office:value-type="float" office:value="-198">
            <text:p>-198</text:p>
          </table:table-cell>
          <table:table-cell table:number-columns-repeated="8"/>
        </table:table-row>
        <table:table-row table:style-name="ro6">
          <table:table-cell table:number-columns-repeated="53"/>
          <table:table-cell table:number-columns-repeated="12" office:value-type="float" office:value="1">
            <text:p>1</text:p>
          </table:table-cell>
          <table:table-cell table:number-columns-repeated="9"/>
          <table:table-cell table:formula="of:=MATCH(1;[.A262:.BU262];0)-1" office:value-type="float" office:value="53">
            <text:p>53</text:p>
          </table:table-cell>
          <table:table-cell table:number-columns-repeated="3"/>
          <table:table-cell table:formula="of:=72-SUM([.BX262:.BZ262])-[.BW262]" office:value-type="float" office:value="19">
            <text:p>19</text:p>
          </table:table-cell>
          <table:table-cell table:formula="of:=[.BW263]+[.CA262]" office:value-type="float" office:value="71">
            <text:p>71</text:p>
          </table:table-cell>
          <table:table-cell table:number-columns-repeated="2"/>
          <table:table-cell table:formula="of:=IF(ISNUMBER([.BW262]);&quot;0x&quot;&amp;DEC2HEX([.BW262]+[.BW$2]))" office:value-type="string" office:string-value="0x34">
            <text:p>0x34</text:p>
          </table:table-cell>
          <table:table-cell table:formula="of:=IF(ISNUMBER([.BX262]);&quot;0x&quot;&amp;DEC2HEX([.BX262]+[.BX$2]))" office:value-type="boolean" office:boolean-value="false">
            <text:p>FALSE</text:p>
          </table:table-cell>
          <table:table-cell table:formula="of:=IF(ISNUMBER([.BY262]);&quot;0x&quot;&amp;DEC2HEX([.BY262]+[.BY$2]);&quot;&quot;)">
            <text:p/>
          </table:table-cell>
          <table:table-cell table:formula="of:=IF(ISNUMBER([.BZ262]);&quot;0x&quot;&amp;DEC2HEX([.BZ262]+[.BZ$2]);&quot;&quot;)">
            <text:p/>
          </table:table-cell>
          <table:table-cell table:formula="of:=IF(ISNUMBER([.CB262]);&quot;0x&quot;&amp;DEC2HEX([.CB262]+[.CB$2]);&quot;&quot;)" office:value-type="string" office:string-value="0x46">
            <text:p>0x46</text:p>
          </table:table-cell>
          <table:table-cell table:formula="of:=HEX2DEC(MID([.CE262];3;2))-[.CE$2]" office:value-type="float" office:value="53">
            <text:p>53</text:p>
          </table:table-cell>
          <table:table-cell table:formula="of:=HEX2DEC(MID([.CF262];3;2))-[.CF$2]" office:value-type="float" office:value="-127">
            <text:p>-127</text:p>
          </table:table-cell>
          <table:table-cell table:formula="of:=HEX2DEC(MID([.CG262];3;2))-[.CG$2]" office:value-type="float" office:value="1">
            <text:p>1</text:p>
          </table:table-cell>
          <table:table-cell table:formula="of:=HEX2DEC(MID([.CH262];3;2))-[.CH$2]" office:value-type="float" office:value="-127">
            <text:p>-127</text:p>
          </table:table-cell>
          <table:table-cell/>
          <table:table-cell table:formula="of:=SUM([.CJ262:.CM262])" office:value-type="float" office:value="-200">
            <text:p>-200</text:p>
          </table:table-cell>
          <table:table-cell table:number-columns-repeated="8"/>
        </table:table-row>
        <table:table-row table:style-name="ro6">
          <table:table-cell table:number-columns-repeated="52"/>
          <table:table-cell table:number-columns-repeated="12" office:value-type="float" office:value="1">
            <text:p>1</text:p>
          </table:table-cell>
          <table:table-cell table:number-columns-repeated="10"/>
          <table:table-cell table:formula="of:=MATCH(1;[.A263:.BU263];0)-1" office:value-type="float" office:value="52">
            <text:p>52</text:p>
          </table:table-cell>
          <table:table-cell table:number-columns-repeated="3"/>
          <table:table-cell table:formula="of:=72-SUM([.BX263:.BZ263])-[.BW263]" office:value-type="float" office:value="20">
            <text:p>20</text:p>
          </table:table-cell>
          <table:table-cell table:formula="of:=[.BW264]+[.CA263]" office:value-type="float" office:value="70">
            <text:p>70</text:p>
          </table:table-cell>
          <table:table-cell table:number-columns-repeated="2"/>
          <table:table-cell table:formula="of:=IF(ISNUMBER([.BW263]);&quot;0x&quot;&amp;DEC2HEX([.BW263]+[.BW$2]))" office:value-type="string" office:string-value="0x33">
            <text:p>0x33</text:p>
          </table:table-cell>
          <table:table-cell table:formula="of:=IF(ISNUMBER([.BX263]);&quot;0x&quot;&amp;DEC2HEX([.BX263]+[.BX$2]))" office:value-type="boolean" office:boolean-value="false">
            <text:p>FALSE</text:p>
          </table:table-cell>
          <table:table-cell table:formula="of:=IF(ISNUMBER([.BY263]);&quot;0x&quot;&amp;DEC2HEX([.BY263]+[.BY$2]);&quot;&quot;)">
            <text:p/>
          </table:table-cell>
          <table:table-cell table:formula="of:=IF(ISNUMBER([.BZ263]);&quot;0x&quot;&amp;DEC2HEX([.BZ263]+[.BZ$2]);&quot;&quot;)">
            <text:p/>
          </table:table-cell>
          <table:table-cell table:formula="of:=IF(ISNUMBER([.CB263]);&quot;0x&quot;&amp;DEC2HEX([.CB263]+[.CB$2]);&quot;&quot;)" office:value-type="string" office:string-value="0x45">
            <text:p>0x45</text:p>
          </table:table-cell>
          <table:table-cell table:formula="of:=HEX2DEC(MID([.CE263];3;2))-[.CE$2]" office:value-type="float" office:value="52">
            <text:p>52</text:p>
          </table:table-cell>
          <table:table-cell table:formula="of:=HEX2DEC(MID([.CF263];3;2))-[.CF$2]" office:value-type="float" office:value="-127">
            <text:p>-127</text:p>
          </table:table-cell>
          <table:table-cell table:formula="of:=HEX2DEC(MID([.CG263];3;2))-[.CG$2]" office:value-type="float" office:value="1">
            <text:p>1</text:p>
          </table:table-cell>
          <table:table-cell table:formula="of:=HEX2DEC(MID([.CH263];3;2))-[.CH$2]" office:value-type="float" office:value="-127">
            <text:p>-127</text:p>
          </table:table-cell>
          <table:table-cell/>
          <table:table-cell table:formula="of:=SUM([.CJ263:.CM263])" office:value-type="float" office:value="-201">
            <text:p>-201</text:p>
          </table:table-cell>
          <table:table-cell table:number-columns-repeated="8"/>
        </table:table-row>
        <table:table-row table:style-name="ro6">
          <table:table-cell table:number-columns-repeated="50"/>
          <table:table-cell table:number-columns-repeated="11" office:value-type="float" office:value="1">
            <text:p>1</text:p>
          </table:table-cell>
          <table:table-cell table:number-columns-repeated="13"/>
          <table:table-cell table:formula="of:=MATCH(1;[.A264:.BU264];0)-1" office:value-type="float" office:value="50">
            <text:p>50</text:p>
          </table:table-cell>
          <table:table-cell table:number-columns-repeated="3"/>
          <table:table-cell table:formula="of:=72-SUM([.BX264:.BZ264])-[.BW264]" office:value-type="float" office:value="22">
            <text:p>22</text:p>
          </table:table-cell>
          <table:table-cell table:formula="of:=[.BW265]+[.CA264]" office:value-type="float" office:value="71">
            <text:p>71</text:p>
          </table:table-cell>
          <table:table-cell table:number-columns-repeated="2"/>
          <table:table-cell table:formula="of:=IF(ISNUMBER([.BW264]);&quot;0x&quot;&amp;DEC2HEX([.BW264]+[.BW$2]))" office:value-type="string" office:string-value="0x31">
            <text:p>0x31</text:p>
          </table:table-cell>
          <table:table-cell table:formula="of:=IF(ISNUMBER([.BX264]);&quot;0x&quot;&amp;DEC2HEX([.BX264]+[.BX$2]))" office:value-type="boolean" office:boolean-value="false">
            <text:p>FALSE</text:p>
          </table:table-cell>
          <table:table-cell table:formula="of:=IF(ISNUMBER([.BY264]);&quot;0x&quot;&amp;DEC2HEX([.BY264]+[.BY$2]);&quot;&quot;)">
            <text:p/>
          </table:table-cell>
          <table:table-cell table:formula="of:=IF(ISNUMBER([.BZ264]);&quot;0x&quot;&amp;DEC2HEX([.BZ264]+[.BZ$2]);&quot;&quot;)">
            <text:p/>
          </table:table-cell>
          <table:table-cell table:formula="of:=IF(ISNUMBER([.CB264]);&quot;0x&quot;&amp;DEC2HEX([.CB264]+[.CB$2]);&quot;&quot;)" office:value-type="string" office:string-value="0x46">
            <text:p>0x46</text:p>
          </table:table-cell>
          <table:table-cell table:formula="of:=HEX2DEC(MID([.CE264];3;2))-[.CE$2]" office:value-type="float" office:value="50">
            <text:p>50</text:p>
          </table:table-cell>
          <table:table-cell table:formula="of:=HEX2DEC(MID([.CF264];3;2))-[.CF$2]" office:value-type="float" office:value="-127">
            <text:p>-127</text:p>
          </table:table-cell>
          <table:table-cell table:formula="of:=HEX2DEC(MID([.CG264];3;2))-[.CG$2]" office:value-type="float" office:value="1">
            <text:p>1</text:p>
          </table:table-cell>
          <table:table-cell table:formula="of:=HEX2DEC(MID([.CH264];3;2))-[.CH$2]" office:value-type="float" office:value="-127">
            <text:p>-127</text:p>
          </table:table-cell>
          <table:table-cell/>
          <table:table-cell table:formula="of:=SUM([.CJ264:.CM264])" office:value-type="float" office:value="-203">
            <text:p>-203</text:p>
          </table:table-cell>
          <table:table-cell table:number-columns-repeated="8"/>
        </table:table-row>
        <table:table-row table:style-name="ro6">
          <table:table-cell table:number-columns-repeated="49"/>
          <table:table-cell table:number-columns-repeated="10" office:value-type="float" office:value="1">
            <text:p>1</text:p>
          </table:table-cell>
          <table:table-cell table:number-columns-repeated="15"/>
          <table:table-cell table:formula="of:=MATCH(1;[.A265:.BU265];0)-1" office:value-type="float" office:value="49">
            <text:p>49</text:p>
          </table:table-cell>
          <table:table-cell table:number-columns-repeated="3"/>
          <table:table-cell table:formula="of:=72-SUM([.BX265:.BZ265])-[.BW265]" office:value-type="float" office:value="23">
            <text:p>23</text:p>
          </table:table-cell>
          <table:table-cell table:formula="of:=[.BW266]+[.CA265]" office:value-type="float" office:value="70">
            <text:p>70</text:p>
          </table:table-cell>
          <table:table-cell table:number-columns-repeated="2"/>
          <table:table-cell table:formula="of:=IF(ISNUMBER([.BW265]);&quot;0x&quot;&amp;DEC2HEX([.BW265]+[.BW$2]))" office:value-type="string" office:string-value="0x30">
            <text:p>0x30</text:p>
          </table:table-cell>
          <table:table-cell table:formula="of:=IF(ISNUMBER([.BX265]);&quot;0x&quot;&amp;DEC2HEX([.BX265]+[.BX$2]))" office:value-type="boolean" office:boolean-value="false">
            <text:p>FALSE</text:p>
          </table:table-cell>
          <table:table-cell table:formula="of:=IF(ISNUMBER([.BY265]);&quot;0x&quot;&amp;DEC2HEX([.BY265]+[.BY$2]);&quot;&quot;)">
            <text:p/>
          </table:table-cell>
          <table:table-cell table:formula="of:=IF(ISNUMBER([.BZ265]);&quot;0x&quot;&amp;DEC2HEX([.BZ265]+[.BZ$2]);&quot;&quot;)">
            <text:p/>
          </table:table-cell>
          <table:table-cell table:formula="of:=IF(ISNUMBER([.CB265]);&quot;0x&quot;&amp;DEC2HEX([.CB265]+[.CB$2]);&quot;&quot;)" office:value-type="string" office:string-value="0x45">
            <text:p>0x45</text:p>
          </table:table-cell>
          <table:table-cell table:formula="of:=HEX2DEC(MID([.CE265];3;2))-[.CE$2]" office:value-type="float" office:value="49">
            <text:p>49</text:p>
          </table:table-cell>
          <table:table-cell table:formula="of:=HEX2DEC(MID([.CF265];3;2))-[.CF$2]" office:value-type="float" office:value="-127">
            <text:p>-127</text:p>
          </table:table-cell>
          <table:table-cell table:formula="of:=HEX2DEC(MID([.CG265];3;2))-[.CG$2]" office:value-type="float" office:value="1">
            <text:p>1</text:p>
          </table:table-cell>
          <table:table-cell table:formula="of:=HEX2DEC(MID([.CH265];3;2))-[.CH$2]" office:value-type="float" office:value="-127">
            <text:p>-127</text:p>
          </table:table-cell>
          <table:table-cell/>
          <table:table-cell table:formula="of:=SUM([.CJ265:.CM265])" office:value-type="float" office:value="-204">
            <text:p>-204</text:p>
          </table:table-cell>
          <table:table-cell table:number-columns-repeated="8"/>
        </table:table-row>
        <table:table-row table:style-name="ro6">
          <table:table-cell table:number-columns-repeated="47"/>
          <table:table-cell table:number-columns-repeated="11" office:value-type="float" office:value="1">
            <text:p>1</text:p>
          </table:table-cell>
          <table:table-cell table:number-columns-repeated="16"/>
          <table:table-cell table:formula="of:=MATCH(1;[.A266:.BU266];0)-1" office:value-type="float" office:value="47">
            <text:p>47</text:p>
          </table:table-cell>
          <table:table-cell table:number-columns-repeated="3"/>
          <table:table-cell table:formula="of:=72-SUM([.BX266:.BZ266])-[.BW266]" office:value-type="float" office:value="25">
            <text:p>25</text:p>
          </table:table-cell>
          <table:table-cell table:formula="of:=[.BW267]+[.CA266]" office:value-type="float" office:value="70">
            <text:p>70</text:p>
          </table:table-cell>
          <table:table-cell table:number-columns-repeated="2"/>
          <table:table-cell table:formula="of:=IF(ISNUMBER([.BW266]);&quot;0x&quot;&amp;DEC2HEX([.BW266]+[.BW$2]))" office:value-type="string" office:string-value="0x2E">
            <text:p>0x2E</text:p>
          </table:table-cell>
          <table:table-cell table:formula="of:=IF(ISNUMBER([.BX266]);&quot;0x&quot;&amp;DEC2HEX([.BX266]+[.BX$2]))" office:value-type="boolean" office:boolean-value="false">
            <text:p>FALSE</text:p>
          </table:table-cell>
          <table:table-cell table:formula="of:=IF(ISNUMBER([.BY266]);&quot;0x&quot;&amp;DEC2HEX([.BY266]+[.BY$2]);&quot;&quot;)">
            <text:p/>
          </table:table-cell>
          <table:table-cell table:formula="of:=IF(ISNUMBER([.BZ266]);&quot;0x&quot;&amp;DEC2HEX([.BZ266]+[.BZ$2]);&quot;&quot;)">
            <text:p/>
          </table:table-cell>
          <table:table-cell table:formula="of:=IF(ISNUMBER([.CB266]);&quot;0x&quot;&amp;DEC2HEX([.CB266]+[.CB$2]);&quot;&quot;)" office:value-type="string" office:string-value="0x45">
            <text:p>0x45</text:p>
          </table:table-cell>
          <table:table-cell table:formula="of:=HEX2DEC(MID([.CE266];3;2))-[.CE$2]" office:value-type="float" office:value="47">
            <text:p>47</text:p>
          </table:table-cell>
          <table:table-cell table:formula="of:=HEX2DEC(MID([.CF266];3;2))-[.CF$2]" office:value-type="float" office:value="-127">
            <text:p>-127</text:p>
          </table:table-cell>
          <table:table-cell table:formula="of:=HEX2DEC(MID([.CG266];3;2))-[.CG$2]" office:value-type="float" office:value="1">
            <text:p>1</text:p>
          </table:table-cell>
          <table:table-cell table:formula="of:=HEX2DEC(MID([.CH266];3;2))-[.CH$2]" office:value-type="float" office:value="-127">
            <text:p>-127</text:p>
          </table:table-cell>
          <table:table-cell/>
          <table:table-cell table:formula="of:=SUM([.CJ266:.CM266])" office:value-type="float" office:value="-206">
            <text:p>-206</text:p>
          </table:table-cell>
          <table:table-cell table:number-columns-repeated="8"/>
        </table:table-row>
        <table:table-row table:style-name="ro6">
          <table:table-cell table:number-columns-repeated="45"/>
          <table:table-cell table:number-columns-repeated="11" office:value-type="float" office:value="1">
            <text:p>1</text:p>
          </table:table-cell>
          <table:table-cell table:number-columns-repeated="18"/>
          <table:table-cell table:formula="of:=MATCH(1;[.A267:.BU267];0)-1" office:value-type="float" office:value="45">
            <text:p>45</text:p>
          </table:table-cell>
          <table:table-cell table:number-columns-repeated="3"/>
          <table:table-cell table:formula="of:=72-SUM([.BX267:.BZ267])-[.BW267]" office:value-type="float" office:value="27">
            <text:p>27</text:p>
          </table:table-cell>
          <table:table-cell table:formula="of:=[.BW268]+[.CA267]" office:value-type="float" office:value="71">
            <text:p>71</text:p>
          </table:table-cell>
          <table:table-cell table:number-columns-repeated="2"/>
          <table:table-cell table:formula="of:=IF(ISNUMBER([.BW267]);&quot;0x&quot;&amp;DEC2HEX([.BW267]+[.BW$2]))" office:value-type="string" office:string-value="0x2C">
            <text:p>0x2C</text:p>
          </table:table-cell>
          <table:table-cell table:formula="of:=IF(ISNUMBER([.BX267]);&quot;0x&quot;&amp;DEC2HEX([.BX267]+[.BX$2]))" office:value-type="boolean" office:boolean-value="false">
            <text:p>FALSE</text:p>
          </table:table-cell>
          <table:table-cell table:formula="of:=IF(ISNUMBER([.BY267]);&quot;0x&quot;&amp;DEC2HEX([.BY267]+[.BY$2]);&quot;&quot;)">
            <text:p/>
          </table:table-cell>
          <table:table-cell table:formula="of:=IF(ISNUMBER([.BZ267]);&quot;0x&quot;&amp;DEC2HEX([.BZ267]+[.BZ$2]);&quot;&quot;)">
            <text:p/>
          </table:table-cell>
          <table:table-cell table:formula="of:=IF(ISNUMBER([.CB267]);&quot;0x&quot;&amp;DEC2HEX([.CB267]+[.CB$2]);&quot;&quot;)" office:value-type="string" office:string-value="0x46">
            <text:p>0x46</text:p>
          </table:table-cell>
          <table:table-cell table:formula="of:=HEX2DEC(MID([.CE267];3;2))-[.CE$2]" office:value-type="float" office:value="45">
            <text:p>45</text:p>
          </table:table-cell>
          <table:table-cell table:formula="of:=HEX2DEC(MID([.CF267];3;2))-[.CF$2]" office:value-type="float" office:value="-127">
            <text:p>-127</text:p>
          </table:table-cell>
          <table:table-cell table:formula="of:=HEX2DEC(MID([.CG267];3;2))-[.CG$2]" office:value-type="float" office:value="1">
            <text:p>1</text:p>
          </table:table-cell>
          <table:table-cell table:formula="of:=HEX2DEC(MID([.CH267];3;2))-[.CH$2]" office:value-type="float" office:value="-127">
            <text:p>-127</text:p>
          </table:table-cell>
          <table:table-cell/>
          <table:table-cell table:formula="of:=SUM([.CJ267:.CM267])" office:value-type="float" office:value="-208">
            <text:p>-208</text:p>
          </table:table-cell>
          <table:table-cell table:number-columns-repeated="8"/>
        </table:table-row>
        <table:table-row table:style-name="ro6">
          <table:table-cell table:number-columns-repeated="44"/>
          <table:table-cell table:number-columns-repeated="11" office:value-type="float" office:value="1">
            <text:p>1</text:p>
          </table:table-cell>
          <table:table-cell table:number-columns-repeated="19"/>
          <table:table-cell table:formula="of:=MATCH(1;[.A268:.BU268];0)-1" office:value-type="float" office:value="44">
            <text:p>44</text:p>
          </table:table-cell>
          <table:table-cell table:number-columns-repeated="3"/>
          <table:table-cell table:formula="of:=72-SUM([.BX268:.BZ268])-[.BW268]" office:value-type="float" office:value="28">
            <text:p>28</text:p>
          </table:table-cell>
          <table:table-cell table:formula="of:=[.BW269]+[.CA268]" office:value-type="float" office:value="71">
            <text:p>71</text:p>
          </table:table-cell>
          <table:table-cell table:number-columns-repeated="2"/>
          <table:table-cell table:formula="of:=IF(ISNUMBER([.BW268]);&quot;0x&quot;&amp;DEC2HEX([.BW268]+[.BW$2]))" office:value-type="string" office:string-value="0x2B">
            <text:p>0x2B</text:p>
          </table:table-cell>
          <table:table-cell table:formula="of:=IF(ISNUMBER([.BX268]);&quot;0x&quot;&amp;DEC2HEX([.BX268]+[.BX$2]))" office:value-type="boolean" office:boolean-value="false">
            <text:p>FALSE</text:p>
          </table:table-cell>
          <table:table-cell table:formula="of:=IF(ISNUMBER([.BY268]);&quot;0x&quot;&amp;DEC2HEX([.BY268]+[.BY$2]);&quot;&quot;)">
            <text:p/>
          </table:table-cell>
          <table:table-cell table:formula="of:=IF(ISNUMBER([.BZ268]);&quot;0x&quot;&amp;DEC2HEX([.BZ268]+[.BZ$2]);&quot;&quot;)">
            <text:p/>
          </table:table-cell>
          <table:table-cell table:formula="of:=IF(ISNUMBER([.CB268]);&quot;0x&quot;&amp;DEC2HEX([.CB268]+[.CB$2]);&quot;&quot;)" office:value-type="string" office:string-value="0x46">
            <text:p>0x46</text:p>
          </table:table-cell>
          <table:table-cell table:formula="of:=HEX2DEC(MID([.CE268];3;2))-[.CE$2]" office:value-type="float" office:value="44">
            <text:p>44</text:p>
          </table:table-cell>
          <table:table-cell table:formula="of:=HEX2DEC(MID([.CF268];3;2))-[.CF$2]" office:value-type="float" office:value="-127">
            <text:p>-127</text:p>
          </table:table-cell>
          <table:table-cell table:formula="of:=HEX2DEC(MID([.CG268];3;2))-[.CG$2]" office:value-type="float" office:value="1">
            <text:p>1</text:p>
          </table:table-cell>
          <table:table-cell table:formula="of:=HEX2DEC(MID([.CH268];3;2))-[.CH$2]" office:value-type="float" office:value="-127">
            <text:p>-127</text:p>
          </table:table-cell>
          <table:table-cell/>
          <table:table-cell table:formula="of:=SUM([.CJ268:.CM268])" office:value-type="float" office:value="-209">
            <text:p>-209</text:p>
          </table:table-cell>
          <table:table-cell table:number-columns-repeated="8"/>
        </table:table-row>
        <table:table-row table:style-name="ro6">
          <table:table-cell table:number-columns-repeated="43"/>
          <table:table-cell table:number-columns-repeated="11" office:value-type="float" office:value="1">
            <text:p>1</text:p>
          </table:table-cell>
          <table:table-cell table:number-columns-repeated="20"/>
          <table:table-cell table:formula="of:=MATCH(1;[.A269:.BU269];0)-1" office:value-type="float" office:value="43">
            <text:p>43</text:p>
          </table:table-cell>
          <table:table-cell table:number-columns-repeated="3"/>
          <table:table-cell table:formula="of:=72-SUM([.BX269:.BZ269])-[.BW269]" office:value-type="float" office:value="29">
            <text:p>29</text:p>
          </table:table-cell>
          <table:table-cell table:formula="of:=[.BW270]+[.CA269]" office:value-type="float" office:value="69">
            <text:p>69</text:p>
          </table:table-cell>
          <table:table-cell table:number-columns-repeated="2"/>
          <table:table-cell table:formula="of:=IF(ISNUMBER([.BW269]);&quot;0x&quot;&amp;DEC2HEX([.BW269]+[.BW$2]))" office:value-type="string" office:string-value="0x2A">
            <text:p>0x2A</text:p>
          </table:table-cell>
          <table:table-cell table:formula="of:=IF(ISNUMBER([.BX269]);&quot;0x&quot;&amp;DEC2HEX([.BX269]+[.BX$2]))" office:value-type="boolean" office:boolean-value="false">
            <text:p>FALSE</text:p>
          </table:table-cell>
          <table:table-cell table:formula="of:=IF(ISNUMBER([.BY269]);&quot;0x&quot;&amp;DEC2HEX([.BY269]+[.BY$2]);&quot;&quot;)">
            <text:p/>
          </table:table-cell>
          <table:table-cell table:formula="of:=IF(ISNUMBER([.BZ269]);&quot;0x&quot;&amp;DEC2HEX([.BZ269]+[.BZ$2]);&quot;&quot;)">
            <text:p/>
          </table:table-cell>
          <table:table-cell table:formula="of:=IF(ISNUMBER([.CB269]);&quot;0x&quot;&amp;DEC2HEX([.CB269]+[.CB$2]);&quot;&quot;)" office:value-type="string" office:string-value="0x44">
            <text:p>0x44</text:p>
          </table:table-cell>
          <table:table-cell table:formula="of:=HEX2DEC(MID([.CE269];3;2))-[.CE$2]" office:value-type="float" office:value="43">
            <text:p>43</text:p>
          </table:table-cell>
          <table:table-cell table:formula="of:=HEX2DEC(MID([.CF269];3;2))-[.CF$2]" office:value-type="float" office:value="-127">
            <text:p>-127</text:p>
          </table:table-cell>
          <table:table-cell table:formula="of:=HEX2DEC(MID([.CG269];3;2))-[.CG$2]" office:value-type="float" office:value="1">
            <text:p>1</text:p>
          </table:table-cell>
          <table:table-cell table:formula="of:=HEX2DEC(MID([.CH269];3;2))-[.CH$2]" office:value-type="float" office:value="-127">
            <text:p>-127</text:p>
          </table:table-cell>
          <table:table-cell/>
          <table:table-cell table:formula="of:=SUM([.CJ269:.CM269])" office:value-type="float" office:value="-210">
            <text:p>-210</text:p>
          </table:table-cell>
          <table:table-cell table:number-columns-repeated="8"/>
        </table:table-row>
        <table:table-row table:style-name="ro6">
          <table:table-cell table:number-columns-repeated="40"/>
          <table:table-cell table:number-columns-repeated="12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20"/>
          <table:table-cell table:formula="of:=MATCH(1;[.A270:.BU270];0)-1" office:value-type="float" office:value="40">
            <text:p>40</text:p>
          </table:table-cell>
          <table:table-cell table:number-columns-repeated="3"/>
          <table:table-cell table:formula="of:=72-SUM([.BX270:.BZ270])-[.BW270]" office:value-type="float" office:value="32">
            <text:p>32</text:p>
          </table:table-cell>
          <table:table-cell table:formula="of:=[.BW271]+[.CA270]" office:value-type="float" office:value="71">
            <text:p>71</text:p>
          </table:table-cell>
          <table:table-cell table:number-columns-repeated="2"/>
          <table:table-cell table:formula="of:=IF(ISNUMBER([.BW270]);&quot;0x&quot;&amp;DEC2HEX([.BW270]+[.BW$2]))" office:value-type="string" office:string-value="0x27">
            <text:p>0x27</text:p>
          </table:table-cell>
          <table:table-cell table:formula="of:=IF(ISNUMBER([.BX270]);&quot;0x&quot;&amp;DEC2HEX([.BX270]+[.BX$2]))" office:value-type="boolean" office:boolean-value="false">
            <text:p>FALSE</text:p>
          </table:table-cell>
          <table:table-cell table:formula="of:=IF(ISNUMBER([.BY270]);&quot;0x&quot;&amp;DEC2HEX([.BY270]+[.BY$2]);&quot;&quot;)">
            <text:p/>
          </table:table-cell>
          <table:table-cell table:formula="of:=IF(ISNUMBER([.BZ270]);&quot;0x&quot;&amp;DEC2HEX([.BZ270]+[.BZ$2]);&quot;&quot;)">
            <text:p/>
          </table:table-cell>
          <table:table-cell table:formula="of:=IF(ISNUMBER([.CB270]);&quot;0x&quot;&amp;DEC2HEX([.CB270]+[.CB$2]);&quot;&quot;)" office:value-type="string" office:string-value="0x46">
            <text:p>0x46</text:p>
          </table:table-cell>
          <table:table-cell table:formula="of:=HEX2DEC(MID([.CE270];3;2))-[.CE$2]" office:value-type="float" office:value="40">
            <text:p>40</text:p>
          </table:table-cell>
          <table:table-cell table:formula="of:=HEX2DEC(MID([.CF270];3;2))-[.CF$2]" office:value-type="float" office:value="-127">
            <text:p>-127</text:p>
          </table:table-cell>
          <table:table-cell table:formula="of:=HEX2DEC(MID([.CG270];3;2))-[.CG$2]" office:value-type="float" office:value="1">
            <text:p>1</text:p>
          </table:table-cell>
          <table:table-cell table:formula="of:=HEX2DEC(MID([.CH270];3;2))-[.CH$2]" office:value-type="float" office:value="-127">
            <text:p>-127</text:p>
          </table:table-cell>
          <table:table-cell/>
          <table:table-cell table:formula="of:=SUM([.CJ270:.CM270])" office:value-type="float" office:value="-213">
            <text:p>-213</text:p>
          </table:table-cell>
          <table:table-cell table:number-columns-repeated="8"/>
        </table:table-row>
        <table:table-row table:style-name="ro6">
          <table:table-cell table:number-columns-repeated="39"/>
          <table:table-cell table:number-columns-repeated="12" office:value-type="float" office:value="1">
            <text:p>1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0"/>
          <table:table-cell table:formula="of:=MATCH(1;[.A271:.BU271];0)-1" office:value-type="float" office:value="39">
            <text:p>39</text:p>
          </table:table-cell>
          <table:table-cell table:number-columns-repeated="3"/>
          <table:table-cell table:formula="of:=72-SUM([.BX271:.BZ271])-[.BW271]" office:value-type="float" office:value="33">
            <text:p>33</text:p>
          </table:table-cell>
          <table:table-cell table:formula="of:=[.BW272]+[.CA271]" office:value-type="float" office:value="69">
            <text:p>69</text:p>
          </table:table-cell>
          <table:table-cell table:number-columns-repeated="2"/>
          <table:table-cell table:formula="of:=IF(ISNUMBER([.BW271]);&quot;0x&quot;&amp;DEC2HEX([.BW271]+[.BW$2]))" office:value-type="string" office:string-value="0x26">
            <text:p>0x26</text:p>
          </table:table-cell>
          <table:table-cell table:formula="of:=IF(ISNUMBER([.BX271]);&quot;0x&quot;&amp;DEC2HEX([.BX271]+[.BX$2]))" office:value-type="boolean" office:boolean-value="false">
            <text:p>FALSE</text:p>
          </table:table-cell>
          <table:table-cell table:formula="of:=IF(ISNUMBER([.BY271]);&quot;0x&quot;&amp;DEC2HEX([.BY271]+[.BY$2]);&quot;&quot;)">
            <text:p/>
          </table:table-cell>
          <table:table-cell table:formula="of:=IF(ISNUMBER([.BZ271]);&quot;0x&quot;&amp;DEC2HEX([.BZ271]+[.BZ$2]);&quot;&quot;)">
            <text:p/>
          </table:table-cell>
          <table:table-cell table:formula="of:=IF(ISNUMBER([.CB271]);&quot;0x&quot;&amp;DEC2HEX([.CB271]+[.CB$2]);&quot;&quot;)" office:value-type="string" office:string-value="0x44">
            <text:p>0x44</text:p>
          </table:table-cell>
          <table:table-cell table:formula="of:=HEX2DEC(MID([.CE271];3;2))-[.CE$2]" office:value-type="float" office:value="39">
            <text:p>39</text:p>
          </table:table-cell>
          <table:table-cell table:formula="of:=HEX2DEC(MID([.CF271];3;2))-[.CF$2]" office:value-type="float" office:value="-127">
            <text:p>-127</text:p>
          </table:table-cell>
          <table:table-cell table:formula="of:=HEX2DEC(MID([.CG271];3;2))-[.CG$2]" office:value-type="float" office:value="1">
            <text:p>1</text:p>
          </table:table-cell>
          <table:table-cell table:formula="of:=HEX2DEC(MID([.CH271];3;2))-[.CH$2]" office:value-type="float" office:value="-127">
            <text:p>-127</text:p>
          </table:table-cell>
          <table:table-cell/>
          <table:table-cell table:formula="of:=SUM([.CJ271:.CM271])" office:value-type="float" office:value="-214">
            <text:p>-214</text:p>
          </table:table-cell>
          <table:table-cell table:number-columns-repeated="8"/>
        </table:table-row>
        <table:table-row table:style-name="ro6">
          <table:table-cell table:number-columns-repeated="36"/>
          <table:table-cell table:number-columns-repeated="13" office:value-type="float" office:value="1">
            <text:p>1</text:p>
          </table:table-cell>
          <table:table-cell table:number-columns-repeated="25"/>
          <table:table-cell table:formula="of:=MATCH(1;[.A272:.BU272];0)-1" office:value-type="float" office:value="36">
            <text:p>36</text:p>
          </table:table-cell>
          <table:table-cell table:number-columns-repeated="3"/>
          <table:table-cell table:formula="of:=72-SUM([.BX272:.BZ272])-[.BW272]" office:value-type="float" office:value="36">
            <text:p>36</text:p>
          </table:table-cell>
          <table:table-cell table:formula="of:=[.BW273]+[.CA272]" office:value-type="float" office:value="71">
            <text:p>71</text:p>
          </table:table-cell>
          <table:table-cell table:number-columns-repeated="2"/>
          <table:table-cell table:formula="of:=IF(ISNUMBER([.BW272]);&quot;0x&quot;&amp;DEC2HEX([.BW272]+[.BW$2]))" office:value-type="string" office:string-value="0x23">
            <text:p>0x23</text:p>
          </table:table-cell>
          <table:table-cell table:formula="of:=IF(ISNUMBER([.BX272]);&quot;0x&quot;&amp;DEC2HEX([.BX272]+[.BX$2]))" office:value-type="boolean" office:boolean-value="false">
            <text:p>FALSE</text:p>
          </table:table-cell>
          <table:table-cell table:formula="of:=IF(ISNUMBER([.BY272]);&quot;0x&quot;&amp;DEC2HEX([.BY272]+[.BY$2]);&quot;&quot;)">
            <text:p/>
          </table:table-cell>
          <table:table-cell table:formula="of:=IF(ISNUMBER([.BZ272]);&quot;0x&quot;&amp;DEC2HEX([.BZ272]+[.BZ$2]);&quot;&quot;)">
            <text:p/>
          </table:table-cell>
          <table:table-cell table:formula="of:=IF(ISNUMBER([.CB272]);&quot;0x&quot;&amp;DEC2HEX([.CB272]+[.CB$2]);&quot;&quot;)" office:value-type="string" office:string-value="0x46">
            <text:p>0x46</text:p>
          </table:table-cell>
          <table:table-cell table:formula="of:=HEX2DEC(MID([.CE272];3;2))-[.CE$2]" office:value-type="float" office:value="36">
            <text:p>36</text:p>
          </table:table-cell>
          <table:table-cell table:formula="of:=HEX2DEC(MID([.CF272];3;2))-[.CF$2]" office:value-type="float" office:value="-127">
            <text:p>-127</text:p>
          </table:table-cell>
          <table:table-cell table:formula="of:=HEX2DEC(MID([.CG272];3;2))-[.CG$2]" office:value-type="float" office:value="1">
            <text:p>1</text:p>
          </table:table-cell>
          <table:table-cell table:formula="of:=HEX2DEC(MID([.CH272];3;2))-[.CH$2]" office:value-type="float" office:value="-127">
            <text:p>-127</text:p>
          </table:table-cell>
          <table:table-cell/>
          <table:table-cell table:formula="of:=SUM([.CJ272:.CM272])" office:value-type="float" office:value="-217">
            <text:p>-217</text:p>
          </table:table-cell>
          <table:table-cell table:number-columns-repeated="8"/>
        </table:table-row>
        <table:table-row table:style-name="ro6">
          <table:table-cell table:number-columns-repeated="35"/>
          <table:table-cell table:number-columns-repeated="13" office:value-type="float" office:value="1">
            <text:p>1</text:p>
          </table:table-cell>
          <table:table-cell table:number-columns-repeated="26"/>
          <table:table-cell table:formula="of:=MATCH(1;[.A273:.BU273];0)-1" office:value-type="float" office:value="35">
            <text:p>35</text:p>
          </table:table-cell>
          <table:table-cell table:number-columns-repeated="3"/>
          <table:table-cell table:formula="of:=72-SUM([.BX273:.BZ273])-[.BW273]" office:value-type="float" office:value="37">
            <text:p>37</text:p>
          </table:table-cell>
          <table:table-cell table:formula="of:=[.BW274]+[.CA273]" office:value-type="float" office:value="69">
            <text:p>69</text:p>
          </table:table-cell>
          <table:table-cell table:number-columns-repeated="2"/>
          <table:table-cell table:formula="of:=IF(ISNUMBER([.BW273]);&quot;0x&quot;&amp;DEC2HEX([.BW273]+[.BW$2]))" office:value-type="string" office:string-value="0x22">
            <text:p>0x22</text:p>
          </table:table-cell>
          <table:table-cell table:formula="of:=IF(ISNUMBER([.BX273]);&quot;0x&quot;&amp;DEC2HEX([.BX273]+[.BX$2]))" office:value-type="boolean" office:boolean-value="false">
            <text:p>FALSE</text:p>
          </table:table-cell>
          <table:table-cell table:formula="of:=IF(ISNUMBER([.BY273]);&quot;0x&quot;&amp;DEC2HEX([.BY273]+[.BY$2]);&quot;&quot;)">
            <text:p/>
          </table:table-cell>
          <table:table-cell table:formula="of:=IF(ISNUMBER([.BZ273]);&quot;0x&quot;&amp;DEC2HEX([.BZ273]+[.BZ$2]);&quot;&quot;)">
            <text:p/>
          </table:table-cell>
          <table:table-cell table:formula="of:=IF(ISNUMBER([.CB273]);&quot;0x&quot;&amp;DEC2HEX([.CB273]+[.CB$2]);&quot;&quot;)" office:value-type="string" office:string-value="0x44">
            <text:p>0x44</text:p>
          </table:table-cell>
          <table:table-cell table:formula="of:=HEX2DEC(MID([.CE273];3;2))-[.CE$2]" office:value-type="float" office:value="35">
            <text:p>35</text:p>
          </table:table-cell>
          <table:table-cell table:formula="of:=HEX2DEC(MID([.CF273];3;2))-[.CF$2]" office:value-type="float" office:value="-127">
            <text:p>-127</text:p>
          </table:table-cell>
          <table:table-cell table:formula="of:=HEX2DEC(MID([.CG273];3;2))-[.CG$2]" office:value-type="float" office:value="1">
            <text:p>1</text:p>
          </table:table-cell>
          <table:table-cell table:formula="of:=HEX2DEC(MID([.CH273];3;2))-[.CH$2]" office:value-type="float" office:value="-127">
            <text:p>-127</text:p>
          </table:table-cell>
          <table:table-cell/>
          <table:table-cell table:formula="of:=SUM([.CJ273:.CM273])" office:value-type="float" office:value="-218">
            <text:p>-218</text:p>
          </table:table-cell>
          <table:table-cell table:number-columns-repeated="8"/>
        </table:table-row>
        <table:table-row table:style-name="ro6">
          <table:table-cell table:number-columns-repeated="32"/>
          <table:table-cell table:number-columns-repeated="14" office:value-type="float" office:value="1">
            <text:p>1</text:p>
          </table:table-cell>
          <table:table-cell table:number-columns-repeated="28"/>
          <table:table-cell table:formula="of:=MATCH(1;[.A274:.BU274];0)-1" office:value-type="float" office:value="32">
            <text:p>32</text:p>
          </table:table-cell>
          <table:table-cell table:number-columns-repeated="3"/>
          <table:table-cell table:formula="of:=72-SUM([.BX274:.BZ274])-[.BW274]" office:value-type="float" office:value="40">
            <text:p>40</text:p>
          </table:table-cell>
          <table:table-cell table:formula="of:=[.BW275]+[.CA274]" office:value-type="float" office:value="70">
            <text:p>70</text:p>
          </table:table-cell>
          <table:table-cell table:number-columns-repeated="2"/>
          <table:table-cell table:formula="of:=IF(ISNUMBER([.BW274]);&quot;0x&quot;&amp;DEC2HEX([.BW274]+[.BW$2]))" office:value-type="string" office:string-value="0x1F">
            <text:p>0x1F</text:p>
          </table:table-cell>
          <table:table-cell table:formula="of:=IF(ISNUMBER([.BX274]);&quot;0x&quot;&amp;DEC2HEX([.BX274]+[.BX$2]))" office:value-type="boolean" office:boolean-value="false">
            <text:p>FALSE</text:p>
          </table:table-cell>
          <table:table-cell table:formula="of:=IF(ISNUMBER([.BY274]);&quot;0x&quot;&amp;DEC2HEX([.BY274]+[.BY$2]);&quot;&quot;)">
            <text:p/>
          </table:table-cell>
          <table:table-cell table:formula="of:=IF(ISNUMBER([.BZ274]);&quot;0x&quot;&amp;DEC2HEX([.BZ274]+[.BZ$2]);&quot;&quot;)">
            <text:p/>
          </table:table-cell>
          <table:table-cell table:formula="of:=IF(ISNUMBER([.CB274]);&quot;0x&quot;&amp;DEC2HEX([.CB274]+[.CB$2]);&quot;&quot;)" office:value-type="string" office:string-value="0x45">
            <text:p>0x45</text:p>
          </table:table-cell>
          <table:table-cell table:formula="of:=HEX2DEC(MID([.CE274];3;2))-[.CE$2]" office:value-type="float" office:value="32">
            <text:p>32</text:p>
          </table:table-cell>
          <table:table-cell table:formula="of:=HEX2DEC(MID([.CF274];3;2))-[.CF$2]" office:value-type="float" office:value="-127">
            <text:p>-127</text:p>
          </table:table-cell>
          <table:table-cell table:formula="of:=HEX2DEC(MID([.CG274];3;2))-[.CG$2]" office:value-type="float" office:value="1">
            <text:p>1</text:p>
          </table:table-cell>
          <table:table-cell table:formula="of:=HEX2DEC(MID([.CH274];3;2))-[.CH$2]" office:value-type="float" office:value="-127">
            <text:p>-127</text:p>
          </table:table-cell>
          <table:table-cell/>
          <table:table-cell table:formula="of:=SUM([.CJ274:.CM274])" office:value-type="float" office:value="-221">
            <text:p>-221</text:p>
          </table:table-cell>
          <table:table-cell table:number-columns-repeated="8"/>
        </table:table-row>
        <table:table-row table:style-name="ro6">
          <table:table-cell table:number-columns-repeated="30"/>
          <table:table-cell table:number-columns-repeated="13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29"/>
          <table:table-cell table:formula="of:=MATCH(1;[.A275:.BU275];0)-1" office:value-type="float" office:value="30">
            <text:p>30</text:p>
          </table:table-cell>
          <table:table-cell table:number-columns-repeated="3"/>
          <table:table-cell table:formula="of:=72-SUM([.BX275:.BZ275])-[.BW275]" office:value-type="float" office:value="42">
            <text:p>42</text:p>
          </table:table-cell>
          <table:table-cell table:formula="of:=[.BW276]+[.CA275]" office:value-type="float" office:value="71">
            <text:p>71</text:p>
          </table:table-cell>
          <table:table-cell table:number-columns-repeated="2"/>
          <table:table-cell table:formula="of:=IF(ISNUMBER([.BW275]);&quot;0x&quot;&amp;DEC2HEX([.BW275]+[.BW$2]))" office:value-type="string" office:string-value="0x1D">
            <text:p>0x1D</text:p>
          </table:table-cell>
          <table:table-cell table:formula="of:=IF(ISNUMBER([.BX275]);&quot;0x&quot;&amp;DEC2HEX([.BX275]+[.BX$2]))" office:value-type="boolean" office:boolean-value="false">
            <text:p>FALSE</text:p>
          </table:table-cell>
          <table:table-cell table:formula="of:=IF(ISNUMBER([.BY275]);&quot;0x&quot;&amp;DEC2HEX([.BY275]+[.BY$2]);&quot;&quot;)">
            <text:p/>
          </table:table-cell>
          <table:table-cell table:formula="of:=IF(ISNUMBER([.BZ275]);&quot;0x&quot;&amp;DEC2HEX([.BZ275]+[.BZ$2]);&quot;&quot;)">
            <text:p/>
          </table:table-cell>
          <table:table-cell table:formula="of:=IF(ISNUMBER([.CB275]);&quot;0x&quot;&amp;DEC2HEX([.CB275]+[.CB$2]);&quot;&quot;)" office:value-type="string" office:string-value="0x46">
            <text:p>0x46</text:p>
          </table:table-cell>
          <table:table-cell table:formula="of:=HEX2DEC(MID([.CE275];3;2))-[.CE$2]" office:value-type="float" office:value="30">
            <text:p>30</text:p>
          </table:table-cell>
          <table:table-cell table:formula="of:=HEX2DEC(MID([.CF275];3;2))-[.CF$2]" office:value-type="float" office:value="-127">
            <text:p>-127</text:p>
          </table:table-cell>
          <table:table-cell table:formula="of:=HEX2DEC(MID([.CG275];3;2))-[.CG$2]" office:value-type="float" office:value="1">
            <text:p>1</text:p>
          </table:table-cell>
          <table:table-cell table:formula="of:=HEX2DEC(MID([.CH275];3;2))-[.CH$2]" office:value-type="float" office:value="-127">
            <text:p>-127</text:p>
          </table:table-cell>
          <table:table-cell/>
          <table:table-cell table:formula="of:=SUM([.CJ275:.CM275])" office:value-type="float" office:value="-223">
            <text:p>-223</text:p>
          </table:table-cell>
          <table:table-cell table:number-columns-repeated="8"/>
        </table:table-row>
        <table:table-row table:style-name="ro6">
          <table:table-cell table:number-columns-repeated="29"/>
          <table:table-cell table:number-columns-repeated="12" office:value-type="float" office:value="1">
            <text:p>1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0"/>
          <table:table-cell table:formula="of:=MATCH(1;[.A276:.BU276];0)-1" office:value-type="float" office:value="29">
            <text:p>29</text:p>
          </table:table-cell>
          <table:table-cell table:number-columns-repeated="3"/>
          <table:table-cell table:formula="of:=72-SUM([.BX276:.BZ276])-[.BW276]" office:value-type="float" office:value="43">
            <text:p>43</text:p>
          </table:table-cell>
          <table:table-cell table:formula="of:=[.BW277]+[.CA276]" office:value-type="float" office:value="70">
            <text:p>70</text:p>
          </table:table-cell>
          <table:table-cell table:number-columns-repeated="2"/>
          <table:table-cell table:formula="of:=IF(ISNUMBER([.BW276]);&quot;0x&quot;&amp;DEC2HEX([.BW276]+[.BW$2]))" office:value-type="string" office:string-value="0x1C">
            <text:p>0x1C</text:p>
          </table:table-cell>
          <table:table-cell table:formula="of:=IF(ISNUMBER([.BX276]);&quot;0x&quot;&amp;DEC2HEX([.BX276]+[.BX$2]))" office:value-type="boolean" office:boolean-value="false">
            <text:p>FALSE</text:p>
          </table:table-cell>
          <table:table-cell table:formula="of:=IF(ISNUMBER([.BY276]);&quot;0x&quot;&amp;DEC2HEX([.BY276]+[.BY$2]);&quot;&quot;)">
            <text:p/>
          </table:table-cell>
          <table:table-cell table:formula="of:=IF(ISNUMBER([.BZ276]);&quot;0x&quot;&amp;DEC2HEX([.BZ276]+[.BZ$2]);&quot;&quot;)">
            <text:p/>
          </table:table-cell>
          <table:table-cell table:formula="of:=IF(ISNUMBER([.CB276]);&quot;0x&quot;&amp;DEC2HEX([.CB276]+[.CB$2]);&quot;&quot;)" office:value-type="string" office:string-value="0x45">
            <text:p>0x45</text:p>
          </table:table-cell>
          <table:table-cell table:formula="of:=HEX2DEC(MID([.CE276];3;2))-[.CE$2]" office:value-type="float" office:value="29">
            <text:p>29</text:p>
          </table:table-cell>
          <table:table-cell table:formula="of:=HEX2DEC(MID([.CF276];3;2))-[.CF$2]" office:value-type="float" office:value="-127">
            <text:p>-127</text:p>
          </table:table-cell>
          <table:table-cell table:formula="of:=HEX2DEC(MID([.CG276];3;2))-[.CG$2]" office:value-type="float" office:value="1">
            <text:p>1</text:p>
          </table:table-cell>
          <table:table-cell table:formula="of:=HEX2DEC(MID([.CH276];3;2))-[.CH$2]" office:value-type="float" office:value="-127">
            <text:p>-127</text:p>
          </table:table-cell>
          <table:table-cell/>
          <table:table-cell table:formula="of:=SUM([.CJ276:.CM276])" office:value-type="float" office:value="-224">
            <text:p>-224</text:p>
          </table:table-cell>
          <table:table-cell table:number-columns-repeated="8"/>
        </table:table-row>
        <table:table-row table:style-name="ro6">
          <table:table-cell table:number-columns-repeated="27"/>
          <table:table-cell table:number-columns-repeated="13" office:value-type="float" office:value="1">
            <text:p>1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1"/>
          <table:table-cell table:formula="of:=MATCH(1;[.A277:.BU277];0)-1" office:value-type="float" office:value="27">
            <text:p>27</text:p>
          </table:table-cell>
          <table:table-cell table:number-columns-repeated="3"/>
          <table:table-cell table:formula="of:=72-SUM([.BX277:.BZ277])-[.BW277]" office:value-type="float" office:value="45">
            <text:p>45</text:p>
          </table:table-cell>
          <table:table-cell table:formula="of:=[.BW278]+[.CA277]" office:value-type="float" office:value="70">
            <text:p>70</text:p>
          </table:table-cell>
          <table:table-cell table:number-columns-repeated="2"/>
          <table:table-cell table:formula="of:=IF(ISNUMBER([.BW277]);&quot;0x&quot;&amp;DEC2HEX([.BW277]+[.BW$2]))" office:value-type="string" office:string-value="0x1A">
            <text:p>0x1A</text:p>
          </table:table-cell>
          <table:table-cell table:formula="of:=IF(ISNUMBER([.BX277]);&quot;0x&quot;&amp;DEC2HEX([.BX277]+[.BX$2]))" office:value-type="boolean" office:boolean-value="false">
            <text:p>FALSE</text:p>
          </table:table-cell>
          <table:table-cell table:formula="of:=IF(ISNUMBER([.BY277]);&quot;0x&quot;&amp;DEC2HEX([.BY277]+[.BY$2]);&quot;&quot;)">
            <text:p/>
          </table:table-cell>
          <table:table-cell table:formula="of:=IF(ISNUMBER([.BZ277]);&quot;0x&quot;&amp;DEC2HEX([.BZ277]+[.BZ$2]);&quot;&quot;)">
            <text:p/>
          </table:table-cell>
          <table:table-cell table:formula="of:=IF(ISNUMBER([.CB277]);&quot;0x&quot;&amp;DEC2HEX([.CB277]+[.CB$2]);&quot;&quot;)" office:value-type="string" office:string-value="0x45">
            <text:p>0x45</text:p>
          </table:table-cell>
          <table:table-cell table:formula="of:=HEX2DEC(MID([.CE277];3;2))-[.CE$2]" office:value-type="float" office:value="27">
            <text:p>27</text:p>
          </table:table-cell>
          <table:table-cell table:formula="of:=HEX2DEC(MID([.CF277];3;2))-[.CF$2]" office:value-type="float" office:value="-127">
            <text:p>-127</text:p>
          </table:table-cell>
          <table:table-cell table:formula="of:=HEX2DEC(MID([.CG277];3;2))-[.CG$2]" office:value-type="float" office:value="1">
            <text:p>1</text:p>
          </table:table-cell>
          <table:table-cell table:formula="of:=HEX2DEC(MID([.CH277];3;2))-[.CH$2]" office:value-type="float" office:value="-127">
            <text:p>-127</text:p>
          </table:table-cell>
          <table:table-cell/>
          <table:table-cell table:formula="of:=SUM([.CJ277:.CM277])" office:value-type="float" office:value="-226">
            <text:p>-226</text:p>
          </table:table-cell>
          <table:table-cell table:number-columns-repeated="8"/>
        </table:table-row>
        <table:table-row table:style-name="ro6">
          <table:table-cell table:number-columns-repeated="25"/>
          <table:table-cell table:number-columns-repeated="14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33"/>
          <table:table-cell table:formula="of:=MATCH(1;[.A278:.BU278];0)-1" office:value-type="float" office:value="25">
            <text:p>25</text:p>
          </table:table-cell>
          <table:table-cell table:number-columns-repeated="3"/>
          <table:table-cell table:formula="of:=72-SUM([.BX278:.BZ278])-[.BW278]" office:value-type="float" office:value="47">
            <text:p>47</text:p>
          </table:table-cell>
          <table:table-cell table:formula="of:=[.BW279]+[.CA278]" office:value-type="float" office:value="68">
            <text:p>68</text:p>
          </table:table-cell>
          <table:table-cell table:number-columns-repeated="2"/>
          <table:table-cell table:formula="of:=IF(ISNUMBER([.BW278]);&quot;0x&quot;&amp;DEC2HEX([.BW278]+[.BW$2]))" office:value-type="string" office:string-value="0x18">
            <text:p>0x18</text:p>
          </table:table-cell>
          <table:table-cell table:formula="of:=IF(ISNUMBER([.BX278]);&quot;0x&quot;&amp;DEC2HEX([.BX278]+[.BX$2]))" office:value-type="boolean" office:boolean-value="false">
            <text:p>FALSE</text:p>
          </table:table-cell>
          <table:table-cell table:formula="of:=IF(ISNUMBER([.BY278]);&quot;0x&quot;&amp;DEC2HEX([.BY278]+[.BY$2]);&quot;&quot;)">
            <text:p/>
          </table:table-cell>
          <table:table-cell table:formula="of:=IF(ISNUMBER([.BZ278]);&quot;0x&quot;&amp;DEC2HEX([.BZ278]+[.BZ$2]);&quot;&quot;)">
            <text:p/>
          </table:table-cell>
          <table:table-cell table:formula="of:=IF(ISNUMBER([.CB278]);&quot;0x&quot;&amp;DEC2HEX([.CB278]+[.CB$2]);&quot;&quot;)" office:value-type="string" office:string-value="0x43">
            <text:p>0x43</text:p>
          </table:table-cell>
          <table:table-cell table:formula="of:=HEX2DEC(MID([.CE278];3;2))-[.CE$2]" office:value-type="float" office:value="25">
            <text:p>25</text:p>
          </table:table-cell>
          <table:table-cell table:formula="of:=HEX2DEC(MID([.CF278];3;2))-[.CF$2]" office:value-type="float" office:value="-127">
            <text:p>-127</text:p>
          </table:table-cell>
          <table:table-cell table:formula="of:=HEX2DEC(MID([.CG278];3;2))-[.CG$2]" office:value-type="float" office:value="1">
            <text:p>1</text:p>
          </table:table-cell>
          <table:table-cell table:formula="of:=HEX2DEC(MID([.CH278];3;2))-[.CH$2]" office:value-type="float" office:value="-127">
            <text:p>-127</text:p>
          </table:table-cell>
          <table:table-cell/>
          <table:table-cell table:formula="of:=SUM([.CJ278:.CM278])" office:value-type="float" office:value="-228">
            <text:p>-228</text:p>
          </table:table-cell>
          <table:table-cell table:number-columns-repeated="8"/>
        </table:table-row>
        <table:table-row table:style-name="ro6">
          <table:table-cell table:number-columns-repeated="21"/>
          <table:table-cell table:number-columns-repeated="17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4"/>
          <table:table-cell table:formula="of:=MATCH(1;[.A279:.BU279];0)-1" office:value-type="float" office:value="21">
            <text:p>21</text:p>
          </table:table-cell>
          <table:table-cell table:number-columns-repeated="3"/>
          <table:table-cell table:formula="of:=72-SUM([.BX279:.BZ279])-[.BW279]" office:value-type="float" office:value="51">
            <text:p>51</text:p>
          </table:table-cell>
          <table:table-cell table:formula="of:=[.BW280]+[.CA279]" office:value-type="float" office:value="71">
            <text:p>71</text:p>
          </table:table-cell>
          <table:table-cell table:number-columns-repeated="2"/>
          <table:table-cell table:formula="of:=IF(ISNUMBER([.BW279]);&quot;0x&quot;&amp;DEC2HEX([.BW279]+[.BW$2]))" office:value-type="string" office:string-value="0x14">
            <text:p>0x14</text:p>
          </table:table-cell>
          <table:table-cell table:formula="of:=IF(ISNUMBER([.BX279]);&quot;0x&quot;&amp;DEC2HEX([.BX279]+[.BX$2]))" office:value-type="boolean" office:boolean-value="false">
            <text:p>FALSE</text:p>
          </table:table-cell>
          <table:table-cell table:formula="of:=IF(ISNUMBER([.BY279]);&quot;0x&quot;&amp;DEC2HEX([.BY279]+[.BY$2]);&quot;&quot;)">
            <text:p/>
          </table:table-cell>
          <table:table-cell table:formula="of:=IF(ISNUMBER([.BZ279]);&quot;0x&quot;&amp;DEC2HEX([.BZ279]+[.BZ$2]);&quot;&quot;)">
            <text:p/>
          </table:table-cell>
          <table:table-cell table:formula="of:=IF(ISNUMBER([.CB279]);&quot;0x&quot;&amp;DEC2HEX([.CB279]+[.CB$2]);&quot;&quot;)" office:value-type="string" office:string-value="0x46">
            <text:p>0x46</text:p>
          </table:table-cell>
          <table:table-cell table:formula="of:=HEX2DEC(MID([.CE279];3;2))-[.CE$2]" office:value-type="float" office:value="21">
            <text:p>21</text:p>
          </table:table-cell>
          <table:table-cell table:formula="of:=HEX2DEC(MID([.CF279];3;2))-[.CF$2]" office:value-type="float" office:value="-127">
            <text:p>-127</text:p>
          </table:table-cell>
          <table:table-cell table:formula="of:=HEX2DEC(MID([.CG279];3;2))-[.CG$2]" office:value-type="float" office:value="1">
            <text:p>1</text:p>
          </table:table-cell>
          <table:table-cell table:formula="of:=HEX2DEC(MID([.CH279];3;2))-[.CH$2]" office:value-type="float" office:value="-127">
            <text:p>-127</text:p>
          </table:table-cell>
          <table:table-cell/>
          <table:table-cell table:formula="of:=SUM([.CJ279:.CM279])" office:value-type="float" office:value="-232">
            <text:p>-232</text:p>
          </table:table-cell>
          <table:table-cell table:number-columns-repeated="8"/>
        </table:table-row>
        <table:table-row table:style-name="ro6">
          <table:table-cell table:number-columns-repeated="20"/>
          <table:table-cell table:number-columns-repeated="15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35"/>
          <table:table-cell table:formula="of:=MATCH(1;[.A280:.BU280];0)-1" office:value-type="float" office:value="20">
            <text:p>20</text:p>
          </table:table-cell>
          <table:table-cell table:number-columns-repeated="3"/>
          <table:table-cell table:formula="of:=72-SUM([.BX280:.BZ280])-[.BW280]" office:value-type="float" office:value="52">
            <text:p>52</text:p>
          </table:table-cell>
          <table:table-cell table:formula="of:=[.BW281]+[.CA280]" office:value-type="float" office:value="70">
            <text:p>70</text:p>
          </table:table-cell>
          <table:table-cell table:number-columns-repeated="2"/>
          <table:table-cell table:formula="of:=IF(ISNUMBER([.BW280]);&quot;0x&quot;&amp;DEC2HEX([.BW280]+[.BW$2]))" office:value-type="string" office:string-value="0x13">
            <text:p>0x13</text:p>
          </table:table-cell>
          <table:table-cell table:formula="of:=IF(ISNUMBER([.BX280]);&quot;0x&quot;&amp;DEC2HEX([.BX280]+[.BX$2]))" office:value-type="boolean" office:boolean-value="false">
            <text:p>FALSE</text:p>
          </table:table-cell>
          <table:table-cell table:formula="of:=IF(ISNUMBER([.BY280]);&quot;0x&quot;&amp;DEC2HEX([.BY280]+[.BY$2]);&quot;&quot;)">
            <text:p/>
          </table:table-cell>
          <table:table-cell table:formula="of:=IF(ISNUMBER([.BZ280]);&quot;0x&quot;&amp;DEC2HEX([.BZ280]+[.BZ$2]);&quot;&quot;)">
            <text:p/>
          </table:table-cell>
          <table:table-cell table:formula="of:=IF(ISNUMBER([.CB280]);&quot;0x&quot;&amp;DEC2HEX([.CB280]+[.CB$2]);&quot;&quot;)" office:value-type="string" office:string-value="0x45">
            <text:p>0x45</text:p>
          </table:table-cell>
          <table:table-cell table:formula="of:=HEX2DEC(MID([.CE280];3;2))-[.CE$2]" office:value-type="float" office:value="20">
            <text:p>20</text:p>
          </table:table-cell>
          <table:table-cell table:formula="of:=HEX2DEC(MID([.CF280];3;2))-[.CF$2]" office:value-type="float" office:value="-127">
            <text:p>-127</text:p>
          </table:table-cell>
          <table:table-cell table:formula="of:=HEX2DEC(MID([.CG280];3;2))-[.CG$2]" office:value-type="float" office:value="1">
            <text:p>1</text:p>
          </table:table-cell>
          <table:table-cell table:formula="of:=HEX2DEC(MID([.CH280];3;2))-[.CH$2]" office:value-type="float" office:value="-127">
            <text:p>-127</text:p>
          </table:table-cell>
          <table:table-cell/>
          <table:table-cell table:formula="of:=SUM([.CJ280:.CM280])" office:value-type="float" office:value="-233">
            <text:p>-233</text:p>
          </table:table-cell>
          <table:table-cell table:number-columns-repeated="8"/>
        </table:table-row>
        <table:table-row table:style-name="ro6">
          <table:table-cell table:number-columns-repeated="18"/>
          <table:table-cell table:number-columns-repeated="17"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36"/>
          <table:table-cell table:formula="of:=MATCH(1;[.A281:.BU281];0)-1" office:value-type="float" office:value="18">
            <text:p>18</text:p>
          </table:table-cell>
          <table:table-cell table:number-columns-repeated="3"/>
          <table:table-cell table:formula="of:=72-SUM([.BX281:.BZ281])-[.BW281]" office:value-type="float" office:value="54">
            <text:p>54</text:p>
          </table:table-cell>
          <table:table-cell table:formula="of:=[.BW282]+[.CA281]" office:value-type="float" office:value="72">
            <text:p>72</text:p>
          </table:table-cell>
          <table:table-cell table:number-columns-repeated="2"/>
          <table:table-cell table:formula="of:=IF(ISNUMBER([.BW281]);&quot;0x&quot;&amp;DEC2HEX([.BW281]+[.BW$2]))" office:value-type="string" office:string-value="0x11">
            <text:p>0x11</text:p>
          </table:table-cell>
          <table:table-cell table:formula="of:=IF(ISNUMBER([.BX281]);&quot;0x&quot;&amp;DEC2HEX([.BX281]+[.BX$2]))" office:value-type="boolean" office:boolean-value="false">
            <text:p>FALSE</text:p>
          </table:table-cell>
          <table:table-cell table:formula="of:=IF(ISNUMBER([.BY281]);&quot;0x&quot;&amp;DEC2HEX([.BY281]+[.BY$2]);&quot;&quot;)">
            <text:p/>
          </table:table-cell>
          <table:table-cell table:formula="of:=IF(ISNUMBER([.BZ281]);&quot;0x&quot;&amp;DEC2HEX([.BZ281]+[.BZ$2]);&quot;&quot;)">
            <text:p/>
          </table:table-cell>
          <table:table-cell table:formula="of:=IF(ISNUMBER([.CB281]);&quot;0x&quot;&amp;DEC2HEX([.CB281]+[.CB$2]);&quot;&quot;)" office:value-type="string" office:string-value="0x47">
            <text:p>0x47</text:p>
          </table:table-cell>
          <table:table-cell table:formula="of:=HEX2DEC(MID([.CE281];3;2))-[.CE$2]" office:value-type="float" office:value="18">
            <text:p>18</text:p>
          </table:table-cell>
          <table:table-cell table:formula="of:=HEX2DEC(MID([.CF281];3;2))-[.CF$2]" office:value-type="float" office:value="-127">
            <text:p>-127</text:p>
          </table:table-cell>
          <table:table-cell table:formula="of:=HEX2DEC(MID([.CG281];3;2))-[.CG$2]" office:value-type="float" office:value="1">
            <text:p>1</text:p>
          </table:table-cell>
          <table:table-cell table:formula="of:=HEX2DEC(MID([.CH281];3;2))-[.CH$2]" office:value-type="float" office:value="-127">
            <text:p>-127</text:p>
          </table:table-cell>
          <table:table-cell/>
          <table:table-cell table:formula="of:=SUM([.CJ281:.CM281])" office:value-type="float" office:value="-235">
            <text:p>-235</text:p>
          </table:table-cell>
          <table:table-cell table:number-columns-repeated="8"/>
        </table:table-row>
        <table:table-row table:style-name="ro6">
          <table:table-cell table:number-columns-repeated="18"/>
          <table:table-cell table:number-columns-repeated="15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38"/>
          <table:table-cell table:formula="of:=MATCH(1;[.A282:.BU282];0)-1" office:value-type="float" office:value="18">
            <text:p>18</text:p>
          </table:table-cell>
          <table:table-cell table:number-columns-repeated="3"/>
          <table:table-cell table:formula="of:=72-SUM([.BX282:.BZ282])-[.BW282]" office:value-type="float" office:value="54">
            <text:p>54</text:p>
          </table:table-cell>
          <table:table-cell table:formula="of:=[.BW283]+[.CA282]" office:value-type="float" office:value="70">
            <text:p>70</text:p>
          </table:table-cell>
          <table:table-cell table:number-columns-repeated="2"/>
          <table:table-cell table:formula="of:=IF(ISNUMBER([.BW282]);&quot;0x&quot;&amp;DEC2HEX([.BW282]+[.BW$2]))" office:value-type="string" office:string-value="0x11">
            <text:p>0x11</text:p>
          </table:table-cell>
          <table:table-cell table:formula="of:=IF(ISNUMBER([.BX282]);&quot;0x&quot;&amp;DEC2HEX([.BX282]+[.BX$2]))" office:value-type="boolean" office:boolean-value="false">
            <text:p>FALSE</text:p>
          </table:table-cell>
          <table:table-cell table:formula="of:=IF(ISNUMBER([.BY282]);&quot;0x&quot;&amp;DEC2HEX([.BY282]+[.BY$2]);&quot;&quot;)">
            <text:p/>
          </table:table-cell>
          <table:table-cell table:formula="of:=IF(ISNUMBER([.BZ282]);&quot;0x&quot;&amp;DEC2HEX([.BZ282]+[.BZ$2]);&quot;&quot;)">
            <text:p/>
          </table:table-cell>
          <table:table-cell table:formula="of:=IF(ISNUMBER([.CB282]);&quot;0x&quot;&amp;DEC2HEX([.CB282]+[.CB$2]);&quot;&quot;)" office:value-type="string" office:string-value="0x45">
            <text:p>0x45</text:p>
          </table:table-cell>
          <table:table-cell table:formula="of:=HEX2DEC(MID([.CE282];3;2))-[.CE$2]" office:value-type="float" office:value="18">
            <text:p>18</text:p>
          </table:table-cell>
          <table:table-cell table:formula="of:=HEX2DEC(MID([.CF282];3;2))-[.CF$2]" office:value-type="float" office:value="-127">
            <text:p>-127</text:p>
          </table:table-cell>
          <table:table-cell table:formula="of:=HEX2DEC(MID([.CG282];3;2))-[.CG$2]" office:value-type="float" office:value="1">
            <text:p>1</text:p>
          </table:table-cell>
          <table:table-cell table:formula="of:=HEX2DEC(MID([.CH282];3;2))-[.CH$2]" office:value-type="float" office:value="-127">
            <text:p>-127</text:p>
          </table:table-cell>
          <table:table-cell/>
          <table:table-cell table:formula="of:=SUM([.CJ282:.CM282])" office:value-type="float" office:value="-235">
            <text:p>-235</text:p>
          </table:table-cell>
          <table:table-cell table:number-columns-repeated="8"/>
        </table:table-row>
        <table:table-row table:style-name="ro6">
          <table:table-cell table:number-columns-repeated="16"/>
          <table:table-cell table:number-columns-repeated="15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39"/>
          <table:table-cell table:formula="of:=MATCH(1;[.A283:.BU283];0)-1" office:value-type="float" office:value="16">
            <text:p>16</text:p>
          </table:table-cell>
          <table:table-cell table:number-columns-repeated="3"/>
          <table:table-cell table:formula="of:=72-SUM([.BX283:.BZ283])-[.BW283]" office:value-type="float" office:value="56">
            <text:p>56</text:p>
          </table:table-cell>
          <table:table-cell table:formula="of:=[.BW284]+[.CA283]" office:value-type="float" office:value="69">
            <text:p>69</text:p>
          </table:table-cell>
          <table:table-cell table:number-columns-repeated="2"/>
          <table:table-cell table:formula="of:=IF(ISNUMBER([.BW283]);&quot;0x&quot;&amp;DEC2HEX([.BW283]+[.BW$2]))" office:value-type="string" office:string-value="0xF">
            <text:p>0xF</text:p>
          </table:table-cell>
          <table:table-cell table:formula="of:=IF(ISNUMBER([.BX283]);&quot;0x&quot;&amp;DEC2HEX([.BX283]+[.BX$2]))" office:value-type="boolean" office:boolean-value="false">
            <text:p>FALSE</text:p>
          </table:table-cell>
          <table:table-cell table:formula="of:=IF(ISNUMBER([.BY283]);&quot;0x&quot;&amp;DEC2HEX([.BY283]+[.BY$2]);&quot;&quot;)">
            <text:p/>
          </table:table-cell>
          <table:table-cell table:formula="of:=IF(ISNUMBER([.BZ283]);&quot;0x&quot;&amp;DEC2HEX([.BZ283]+[.BZ$2]);&quot;&quot;)">
            <text:p/>
          </table:table-cell>
          <table:table-cell table:formula="of:=IF(ISNUMBER([.CB283]);&quot;0x&quot;&amp;DEC2HEX([.CB283]+[.CB$2]);&quot;&quot;)" office:value-type="string" office:string-value="0x44">
            <text:p>0x44</text:p>
          </table:table-cell>
          <table:table-cell table:formula="of:=HEX2DEC(MID([.CE283];3;2))-[.CE$2]" office:value-type="float" office:value="16">
            <text:p>16</text:p>
          </table:table-cell>
          <table:table-cell table:formula="of:=HEX2DEC(MID([.CF283];3;2))-[.CF$2]" office:value-type="float" office:value="-127">
            <text:p>-127</text:p>
          </table:table-cell>
          <table:table-cell table:formula="of:=HEX2DEC(MID([.CG283];3;2))-[.CG$2]" office:value-type="float" office:value="1">
            <text:p>1</text:p>
          </table:table-cell>
          <table:table-cell table:formula="of:=HEX2DEC(MID([.CH283];3;2))-[.CH$2]" office:value-type="float" office:value="-127">
            <text:p>-127</text:p>
          </table:table-cell>
          <table:table-cell/>
          <table:table-cell table:formula="of:=SUM([.CJ283:.CM283])" office:value-type="float" office:value="-237">
            <text:p>-237</text:p>
          </table:table-cell>
          <table:table-cell table:number-columns-repeated="8"/>
        </table:table-row>
        <table:table-row table:style-name="ro6">
          <table:table-cell table:number-columns-repeated="13"/>
          <table:table-cell table:number-columns-repeated="17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39"/>
          <table:table-cell table:formula="of:=MATCH(1;[.A284:.BU284];0)-1" office:value-type="float" office:value="13">
            <text:p>13</text:p>
          </table:table-cell>
          <table:table-cell table:number-columns-repeated="3"/>
          <table:table-cell table:formula="of:=72-SUM([.BX284:.BZ284])-[.BW284]" office:value-type="float" office:value="59">
            <text:p>59</text:p>
          </table:table-cell>
          <table:table-cell table:formula="of:=[.BW285]+[.CA284]" office:value-type="float" office:value="72">
            <text:p>72</text:p>
          </table:table-cell>
          <table:table-cell table:number-columns-repeated="2"/>
          <table:table-cell table:formula="of:=IF(ISNUMBER([.BW284]);&quot;0x&quot;&amp;DEC2HEX([.BW284]+[.BW$2]))" office:value-type="string" office:string-value="0xC">
            <text:p>0xC</text:p>
          </table:table-cell>
          <table:table-cell table:formula="of:=IF(ISNUMBER([.BX284]);&quot;0x&quot;&amp;DEC2HEX([.BX284]+[.BX$2]))" office:value-type="boolean" office:boolean-value="false">
            <text:p>FALSE</text:p>
          </table:table-cell>
          <table:table-cell table:formula="of:=IF(ISNUMBER([.BY284]);&quot;0x&quot;&amp;DEC2HEX([.BY284]+[.BY$2]);&quot;&quot;)">
            <text:p/>
          </table:table-cell>
          <table:table-cell table:formula="of:=IF(ISNUMBER([.BZ284]);&quot;0x&quot;&amp;DEC2HEX([.BZ284]+[.BZ$2]);&quot;&quot;)">
            <text:p/>
          </table:table-cell>
          <table:table-cell table:formula="of:=IF(ISNUMBER([.CB284]);&quot;0x&quot;&amp;DEC2HEX([.CB284]+[.CB$2]);&quot;&quot;)" office:value-type="string" office:string-value="0x47">
            <text:p>0x47</text:p>
          </table:table-cell>
          <table:table-cell table:formula="of:=HEX2DEC(MID([.CE284];3;2))-[.CE$2]" office:value-type="float" office:value="13">
            <text:p>13</text:p>
          </table:table-cell>
          <table:table-cell table:formula="of:=HEX2DEC(MID([.CF284];3;2))-[.CF$2]" office:value-type="float" office:value="-127">
            <text:p>-127</text:p>
          </table:table-cell>
          <table:table-cell table:formula="of:=HEX2DEC(MID([.CG284];3;2))-[.CG$2]" office:value-type="float" office:value="1">
            <text:p>1</text:p>
          </table:table-cell>
          <table:table-cell table:formula="of:=HEX2DEC(MID([.CH284];3;2))-[.CH$2]" office:value-type="float" office:value="-127">
            <text:p>-127</text:p>
          </table:table-cell>
          <table:table-cell/>
          <table:table-cell table:formula="of:=SUM([.CJ284:.CM284])" office:value-type="float" office:value="-240">
            <text:p>-240</text:p>
          </table:table-cell>
          <table:table-cell table:number-columns-repeated="8"/>
        </table:table-row>
        <table:table-row table:style-name="ro6">
          <table:table-cell table:number-columns-repeated="13"/>
          <table:table-cell table:number-columns-repeated="14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<text:s/></text:p>
          </table:table-cell>
          <table:table-cell table:number-columns-repeated="40"/>
          <table:table-cell table:formula="of:=MATCH(1;[.A285:.BU285];0)-1" office:value-type="float" office:value="13">
            <text:p>13</text:p>
          </table:table-cell>
          <table:table-cell table:number-columns-repeated="3"/>
          <table:table-cell table:formula="of:=72-SUM([.BX285:.BZ285])-[.BW285]" office:value-type="float" office:value="59">
            <text:p>59</text:p>
          </table:table-cell>
          <table:table-cell table:formula="of:=[.BW286]+[.CA285]" office:value-type="float" office:value="68">
            <text:p>68</text:p>
          </table:table-cell>
          <table:table-cell table:number-columns-repeated="2"/>
          <table:table-cell table:formula="of:=IF(ISNUMBER([.BW285]);&quot;0x&quot;&amp;DEC2HEX([.BW285]+[.BW$2]))" office:value-type="string" office:string-value="0xC">
            <text:p>0xC</text:p>
          </table:table-cell>
          <table:table-cell table:formula="of:=IF(ISNUMBER([.BX285]);&quot;0x&quot;&amp;DEC2HEX([.BX285]+[.BX$2]))" office:value-type="boolean" office:boolean-value="false">
            <text:p>FALSE</text:p>
          </table:table-cell>
          <table:table-cell table:formula="of:=IF(ISNUMBER([.BY285]);&quot;0x&quot;&amp;DEC2HEX([.BY285]+[.BY$2]);&quot;&quot;)">
            <text:p/>
          </table:table-cell>
          <table:table-cell table:formula="of:=IF(ISNUMBER([.BZ285]);&quot;0x&quot;&amp;DEC2HEX([.BZ285]+[.BZ$2]);&quot;&quot;)">
            <text:p/>
          </table:table-cell>
          <table:table-cell table:formula="of:=IF(ISNUMBER([.CB285]);&quot;0x&quot;&amp;DEC2HEX([.CB285]+[.CB$2]);&quot;&quot;)" office:value-type="string" office:string-value="0x43">
            <text:p>0x43</text:p>
          </table:table-cell>
          <table:table-cell table:formula="of:=HEX2DEC(MID([.CE285];3;2))-[.CE$2]" office:value-type="float" office:value="13">
            <text:p>13</text:p>
          </table:table-cell>
          <table:table-cell table:formula="of:=HEX2DEC(MID([.CF285];3;2))-[.CF$2]" office:value-type="float" office:value="-127">
            <text:p>-127</text:p>
          </table:table-cell>
          <table:table-cell table:formula="of:=HEX2DEC(MID([.CG285];3;2))-[.CG$2]" office:value-type="float" office:value="1">
            <text:p>1</text:p>
          </table:table-cell>
          <table:table-cell table:formula="of:=HEX2DEC(MID([.CH285];3;2))-[.CH$2]" office:value-type="float" office:value="-127">
            <text:p>-127</text:p>
          </table:table-cell>
          <table:table-cell/>
          <table:table-cell table:formula="of:=SUM([.CJ285:.CM285])" office:value-type="float" office:value="-240">
            <text:p>-240</text:p>
          </table:table-cell>
          <table:table-cell table:number-columns-repeated="8"/>
        </table:table-row>
        <table:table-row table:style-name="ro6">
          <table:table-cell table:number-columns-repeated="9"/>
          <table:table-cell table:number-columns-repeated="18" office:value-type="float" office:value="1">
            <text:p>1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42"/>
          <table:table-cell table:formula="of:=MATCH(1;[.A286:.BU286];0)-1" office:value-type="float" office:value="9">
            <text:p>9</text:p>
          </table:table-cell>
          <table:table-cell table:number-columns-repeated="3"/>
          <table:table-cell table:formula="of:=72-SUM([.BX286:.BZ286])-[.BW286]" office:value-type="float" office:value="63">
            <text:p>63</text:p>
          </table:table-cell>
          <table:table-cell table:formula="of:=[.BW287]+[.CA286]" office:value-type="float" office:value="72">
            <text:p>72</text:p>
          </table:table-cell>
          <table:table-cell table:number-columns-repeated="2"/>
          <table:table-cell table:formula="of:=IF(ISNUMBER([.BW286]);&quot;0x&quot;&amp;DEC2HEX([.BW286]+[.BW$2]))" office:value-type="string" office:string-value="0x8">
            <text:p>0x8</text:p>
          </table:table-cell>
          <table:table-cell table:formula="of:=IF(ISNUMBER([.BX286]);&quot;0x&quot;&amp;DEC2HEX([.BX286]+[.BX$2]))" office:value-type="boolean" office:boolean-value="false">
            <text:p>FALSE</text:p>
          </table:table-cell>
          <table:table-cell table:formula="of:=IF(ISNUMBER([.BY286]);&quot;0x&quot;&amp;DEC2HEX([.BY286]+[.BY$2]);&quot;&quot;)">
            <text:p/>
          </table:table-cell>
          <table:table-cell table:formula="of:=IF(ISNUMBER([.BZ286]);&quot;0x&quot;&amp;DEC2HEX([.BZ286]+[.BZ$2]);&quot;&quot;)">
            <text:p/>
          </table:table-cell>
          <table:table-cell table:formula="of:=IF(ISNUMBER([.CB286]);&quot;0x&quot;&amp;DEC2HEX([.CB286]+[.CB$2]);&quot;&quot;)" office:value-type="string" office:string-value="0x47">
            <text:p>0x47</text:p>
          </table:table-cell>
          <table:table-cell table:formula="of:=HEX2DEC(MID([.CE286];3;2))-[.CE$2]" office:value-type="float" office:value="9">
            <text:p>9</text:p>
          </table:table-cell>
          <table:table-cell table:formula="of:=HEX2DEC(MID([.CF286];3;2))-[.CF$2]" office:value-type="float" office:value="-127">
            <text:p>-127</text:p>
          </table:table-cell>
          <table:table-cell table:formula="of:=HEX2DEC(MID([.CG286];3;2))-[.CG$2]" office:value-type="float" office:value="1">
            <text:p>1</text:p>
          </table:table-cell>
          <table:table-cell table:formula="of:=HEX2DEC(MID([.CH286];3;2))-[.CH$2]" office:value-type="float" office:value="-127">
            <text:p>-127</text:p>
          </table:table-cell>
          <table:table-cell/>
          <table:table-cell table:formula="of:=SUM([.CJ286:.CM286])" office:value-type="float" office:value="-244">
            <text:p>-244</text:p>
          </table:table-cell>
          <table:table-cell table:number-columns-repeated="8"/>
        </table:table-row>
        <table:table-row table:style-name="ro6">
          <table:table-cell table:number-columns-repeated="9"/>
          <table:table-cell table:number-columns-repeated="15" office:value-type="float" office:value="1">
            <text:p>1</text:p>
          </table:table-cell>
          <table:table-cell table:number-columns-repeated="5"/>
          <table:table-cell table:number-columns-repeated="3" office:value-type="string">
            <text:p><text:s/></text:p>
          </table:table-cell>
          <table:table-cell table:number-columns-repeated="42"/>
          <table:table-cell table:formula="of:=MATCH(1;[.A287:.BU287];0)-1" office:value-type="float" office:value="9">
            <text:p>9</text:p>
          </table:table-cell>
          <table:table-cell table:number-columns-repeated="3"/>
          <table:table-cell table:formula="of:=72-SUM([.BX287:.BZ287])-[.BW287]" office:value-type="float" office:value="63">
            <text:p>63</text:p>
          </table:table-cell>
          <table:table-cell table:formula="of:=[.BW288]+[.CA287]" office:value-type="float" office:value="71">
            <text:p>71</text:p>
          </table:table-cell>
          <table:table-cell table:number-columns-repeated="2"/>
          <table:table-cell table:formula="of:=IF(ISNUMBER([.BW287]);&quot;0x&quot;&amp;DEC2HEX([.BW287]+[.BW$2]))" office:value-type="string" office:string-value="0x8">
            <text:p>0x8</text:p>
          </table:table-cell>
          <table:table-cell table:formula="of:=IF(ISNUMBER([.BX287]);&quot;0x&quot;&amp;DEC2HEX([.BX287]+[.BX$2]))" office:value-type="boolean" office:boolean-value="false">
            <text:p>FALSE</text:p>
          </table:table-cell>
          <table:table-cell table:formula="of:=IF(ISNUMBER([.BY287]);&quot;0x&quot;&amp;DEC2HEX([.BY287]+[.BY$2]);&quot;&quot;)">
            <text:p/>
          </table:table-cell>
          <table:table-cell table:formula="of:=IF(ISNUMBER([.BZ287]);&quot;0x&quot;&amp;DEC2HEX([.BZ287]+[.BZ$2]);&quot;&quot;)">
            <text:p/>
          </table:table-cell>
          <table:table-cell table:formula="of:=IF(ISNUMBER([.CB287]);&quot;0x&quot;&amp;DEC2HEX([.CB287]+[.CB$2]);&quot;&quot;)" office:value-type="string" office:string-value="0x46">
            <text:p>0x46</text:p>
          </table:table-cell>
          <table:table-cell table:formula="of:=HEX2DEC(MID([.CE287];3;2))-[.CE$2]" office:value-type="float" office:value="9">
            <text:p>9</text:p>
          </table:table-cell>
          <table:table-cell table:formula="of:=HEX2DEC(MID([.CF287];3;2))-[.CF$2]" office:value-type="float" office:value="-127">
            <text:p>-127</text:p>
          </table:table-cell>
          <table:table-cell table:formula="of:=HEX2DEC(MID([.CG287];3;2))-[.CG$2]" office:value-type="float" office:value="1">
            <text:p>1</text:p>
          </table:table-cell>
          <table:table-cell table:formula="of:=HEX2DEC(MID([.CH287];3;2))-[.CH$2]" office:value-type="float" office:value="-127">
            <text:p>-127</text:p>
          </table:table-cell>
          <table:table-cell/>
          <table:table-cell table:formula="of:=SUM([.CJ287:.CM287])" office:value-type="float" office:value="-244">
            <text:p>-244</text:p>
          </table:table-cell>
          <table:table-cell table:number-columns-repeated="8"/>
        </table:table-row>
        <table:table-row table:style-name="ro6">
          <table:table-cell table:number-columns-repeated="8"/>
          <table:table-cell table:number-columns-repeated="14" office:value-type="float" office:value="1">
            <text:p>1</text:p>
          </table:table-cell>
          <table:table-cell table:number-columns-repeated="6"/>
          <table:table-cell table:number-columns-repeated="2" office:value-type="string">
            <text:p><text:s/></text:p>
          </table:table-cell>
          <table:table-cell table:number-columns-repeated="44"/>
          <table:table-cell table:formula="of:=MATCH(1;[.A288:.BU288];0)-1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72-SUM([.BX288:.BZ288])-[.BW288]" office:value-type="float" office:value="55">
            <text:p>55</text:p>
          </table:table-cell>
          <table:table-cell table:formula="of:=[.BW289]+[.CA288]" office:value-type="float" office:value="61">
            <text:p>61</text:p>
          </table:table-cell>
          <table:table-cell table:number-columns-repeated="2"/>
          <table:table-cell table:formula="of:=IF(ISNUMBER([.BW288]);&quot;0x&quot;&amp;DEC2HEX([.BW288]+[.BW$2]))" office:value-type="string" office:string-value="0x7">
            <text:p>0x7</text:p>
          </table:table-cell>
          <table:table-cell table:formula="of:=IF(ISNUMBER([.BX288]);&quot;0x&quot;&amp;DEC2HEX([.BX288]+[.BX$2]))" office:value-type="string" office:string-value="0x88">
            <text:p>0x88</text:p>
          </table:table-cell>
          <table:table-cell table:formula="of:=IF(ISNUMBER([.BY288]);&quot;0x&quot;&amp;DEC2HEX([.BY288]+[.BY$2]);&quot;&quot;)">
            <text:p/>
          </table:table-cell>
          <table:table-cell table:formula="of:=IF(ISNUMBER([.BZ288]);&quot;0x&quot;&amp;DEC2HEX([.BZ288]+[.BZ$2]);&quot;&quot;)">
            <text:p/>
          </table:table-cell>
          <table:table-cell table:formula="of:=IF(ISNUMBER([.CB288]);&quot;0x&quot;&amp;DEC2HEX([.CB288]+[.CB$2]);&quot;&quot;)" office:value-type="string" office:string-value="0x3C">
            <text:p>0x3C</text:p>
          </table:table-cell>
          <table:table-cell table:formula="of:=HEX2DEC(MID([.CE288];3;2))-[.CE$2]" office:value-type="float" office:value="8">
            <text:p>8</text:p>
          </table:table-cell>
          <table:table-cell table:formula="of:=HEX2DEC(MID([.CF288];3;2))-[.CF$2]" office:value-type="float" office:value="9">
            <text:p>9</text:p>
          </table:table-cell>
          <table:table-cell table:formula="of:=HEX2DEC(MID([.CG288];3;2))-[.CG$2]" office:value-type="float" office:value="1">
            <text:p>1</text:p>
          </table:table-cell>
          <table:table-cell table:formula="of:=HEX2DEC(MID([.CH288];3;2))-[.CH$2]" office:value-type="float" office:value="-127">
            <text:p>-127</text:p>
          </table:table-cell>
          <table:table-cell/>
          <table:table-cell table:formula="of:=SUM([.CJ288:.CM288])" office:value-type="float" office:value="-109">
            <text:p>-109</text:p>
          </table:table-cell>
          <table:table-cell table:number-columns-repeated="8"/>
        </table:table-row>
        <table:table-row table:style-name="ro6">
          <table:table-cell table:number-columns-repeated="6"/>
          <table:table-cell table:number-columns-repeated="13" office:value-type="float" office:value="1">
            <text:p>1</text:p>
          </table:table-cell>
          <table:table-cell table:number-columns-repeated="7"/>
          <table:table-cell table:number-columns-repeated="2" office:value-type="string">
            <text:p><text:s/></text:p>
          </table:table-cell>
          <table:table-cell table:number-columns-repeated="46"/>
          <table:table-cell table:formula="of:=MATCH(1;[.A289:.BU289];0)-1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72-SUM([.BX289:.BZ289])-[.BW289]" office:value-type="float" office:value="57">
            <text:p>57</text:p>
          </table:table-cell>
          <table:table-cell table:formula="of:=[.BW290]+[.CA289]" office:value-type="float" office:value="61">
            <text:p>61</text:p>
          </table:table-cell>
          <table:table-cell table:number-columns-repeated="2"/>
          <table:table-cell table:formula="of:=IF(ISNUMBER([.BW289]);&quot;0x&quot;&amp;DEC2HEX([.BW289]+[.BW$2]))" office:value-type="string" office:string-value="0x5">
            <text:p>0x5</text:p>
          </table:table-cell>
          <table:table-cell table:formula="of:=IF(ISNUMBER([.BX289]);&quot;0x&quot;&amp;DEC2HEX([.BX289]+[.BX$2]))" office:value-type="string" office:string-value="0x88">
            <text:p>0x88</text:p>
          </table:table-cell>
          <table:table-cell table:formula="of:=IF(ISNUMBER([.BY289]);&quot;0x&quot;&amp;DEC2HEX([.BY289]+[.BY$2]);&quot;&quot;)">
            <text:p/>
          </table:table-cell>
          <table:table-cell table:formula="of:=IF(ISNUMBER([.BZ289]);&quot;0x&quot;&amp;DEC2HEX([.BZ289]+[.BZ$2]);&quot;&quot;)">
            <text:p/>
          </table:table-cell>
          <table:table-cell table:formula="of:=IF(ISNUMBER([.CB289]);&quot;0x&quot;&amp;DEC2HEX([.CB289]+[.CB$2]);&quot;&quot;)" office:value-type="string" office:string-value="0x3C">
            <text:p>0x3C</text:p>
          </table:table-cell>
          <table:table-cell table:formula="of:=HEX2DEC(MID([.CE289];3;2))-[.CE$2]" office:value-type="float" office:value="6">
            <text:p>6</text:p>
          </table:table-cell>
          <table:table-cell table:formula="of:=HEX2DEC(MID([.CF289];3;2))-[.CF$2]" office:value-type="float" office:value="9">
            <text:p>9</text:p>
          </table:table-cell>
          <table:table-cell table:formula="of:=HEX2DEC(MID([.CG289];3;2))-[.CG$2]" office:value-type="float" office:value="1">
            <text:p>1</text:p>
          </table:table-cell>
          <table:table-cell table:formula="of:=HEX2DEC(MID([.CH289];3;2))-[.CH$2]" office:value-type="float" office:value="-127">
            <text:p>-127</text:p>
          </table:table-cell>
          <table:table-cell/>
          <table:table-cell table:formula="of:=SUM([.CJ289:.CM289])" office:value-type="float" office:value="-111">
            <text:p>-111</text:p>
          </table:table-cell>
          <table:table-cell table:number-columns-repeated="8"/>
        </table:table-row>
        <table:table-row table:style-name="ro6">
          <table:table-cell table:number-columns-repeated="4"/>
          <table:table-cell table:number-columns-repeated="13" office:value-type="float" office:value="1">
            <text:p>1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48"/>
          <table:table-cell table:formula="of:=MATCH(1;[.A290:.BU290];0)-1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72-SUM([.BX290:.BZ290])-[.BW290]" office:value-type="float" office:value="59">
            <text:p>59</text:p>
          </table:table-cell>
          <table:table-cell table:formula="of:=[.BW291]+[.CA290]" office:value-type="float" office:value="63">
            <text:p>63</text:p>
          </table:table-cell>
          <table:table-cell table:number-columns-repeated="2"/>
          <table:table-cell table:formula="of:=IF(ISNUMBER([.BW290]);&quot;0x&quot;&amp;DEC2HEX([.BW290]+[.BW$2]))" office:value-type="string" office:string-value="0x3">
            <text:p>0x3</text:p>
          </table:table-cell>
          <table:table-cell table:formula="of:=IF(ISNUMBER([.BX290]);&quot;0x&quot;&amp;DEC2HEX([.BX290]+[.BX$2]))" office:value-type="string" office:string-value="0x88">
            <text:p>0x88</text:p>
          </table:table-cell>
          <table:table-cell table:formula="of:=IF(ISNUMBER([.BY290]);&quot;0x&quot;&amp;DEC2HEX([.BY290]+[.BY$2]);&quot;&quot;)">
            <text:p/>
          </table:table-cell>
          <table:table-cell table:formula="of:=IF(ISNUMBER([.BZ290]);&quot;0x&quot;&amp;DEC2HEX([.BZ290]+[.BZ$2]);&quot;&quot;)">
            <text:p/>
          </table:table-cell>
          <table:table-cell table:formula="of:=IF(ISNUMBER([.CB290]);&quot;0x&quot;&amp;DEC2HEX([.CB290]+[.CB$2]);&quot;&quot;)" office:value-type="string" office:string-value="0x3E">
            <text:p>0x3E</text:p>
          </table:table-cell>
          <table:table-cell table:formula="of:=HEX2DEC(MID([.CE290];3;2))-[.CE$2]" office:value-type="float" office:value="4">
            <text:p>4</text:p>
          </table:table-cell>
          <table:table-cell table:formula="of:=HEX2DEC(MID([.CF290];3;2))-[.CF$2]" office:value-type="float" office:value="9">
            <text:p>9</text:p>
          </table:table-cell>
          <table:table-cell table:formula="of:=HEX2DEC(MID([.CG290];3;2))-[.CG$2]" office:value-type="float" office:value="1">
            <text:p>1</text:p>
          </table:table-cell>
          <table:table-cell table:formula="of:=HEX2DEC(MID([.CH290];3;2))-[.CH$2]" office:value-type="float" office:value="-127">
            <text:p>-127</text:p>
          </table:table-cell>
          <table:table-cell/>
          <table:table-cell table:formula="of:=SUM([.CJ290:.CM290])" office:value-type="float" office:value="-113">
            <text:p>-113</text:p>
          </table:table-cell>
          <table:table-cell table:number-columns-repeated="8"/>
        </table:table-row>
        <table:table-row table:style-name="ro6">
          <table:table-cell table:number-columns-repeated="4"/>
          <table:table-cell table:number-columns-repeated="12" office:value-type="float" office:value="1">
            <text:p>1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49"/>
          <table:table-cell table:formula="of:=MATCH(1;[.A291:.BU291];0)-1"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72-SUM([.BX291:.BZ291])-[.BW291]" office:value-type="float" office:value="59">
            <text:p>59</text:p>
          </table:table-cell>
          <table:table-cell table:formula="of:=[.BW292]+[.CA291]" office:value-type="float" office:value="62">
            <text:p>62</text:p>
          </table:table-cell>
          <table:table-cell table:number-columns-repeated="2"/>
          <table:table-cell table:formula="of:=IF(ISNUMBER([.BW291]);&quot;0x&quot;&amp;DEC2HEX([.BW291]+[.BW$2]))" office:value-type="string" office:string-value="0x3">
            <text:p>0x3</text:p>
          </table:table-cell>
          <table:table-cell table:formula="of:=IF(ISNUMBER([.BX291]);&quot;0x&quot;&amp;DEC2HEX([.BX291]+[.BX$2]))" office:value-type="string" office:string-value="0x88">
            <text:p>0x88</text:p>
          </table:table-cell>
          <table:table-cell table:formula="of:=IF(ISNUMBER([.BY291]);&quot;0x&quot;&amp;DEC2HEX([.BY291]+[.BY$2]);&quot;&quot;)">
            <text:p/>
          </table:table-cell>
          <table:table-cell table:formula="of:=IF(ISNUMBER([.BZ291]);&quot;0x&quot;&amp;DEC2HEX([.BZ291]+[.BZ$2]);&quot;&quot;)">
            <text:p/>
          </table:table-cell>
          <table:table-cell table:formula="of:=IF(ISNUMBER([.CB291]);&quot;0x&quot;&amp;DEC2HEX([.CB291]+[.CB$2]);&quot;&quot;)" office:value-type="string" office:string-value="0x3D">
            <text:p>0x3D</text:p>
          </table:table-cell>
          <table:table-cell table:formula="of:=HEX2DEC(MID([.CE291];3;2))-[.CE$2]" office:value-type="float" office:value="4">
            <text:p>4</text:p>
          </table:table-cell>
          <table:table-cell table:formula="of:=HEX2DEC(MID([.CF291];3;2))-[.CF$2]" office:value-type="float" office:value="9">
            <text:p>9</text:p>
          </table:table-cell>
          <table:table-cell table:formula="of:=HEX2DEC(MID([.CG291];3;2))-[.CG$2]" office:value-type="float" office:value="1">
            <text:p>1</text:p>
          </table:table-cell>
          <table:table-cell table:formula="of:=HEX2DEC(MID([.CH291];3;2))-[.CH$2]" office:value-type="float" office:value="-127">
            <text:p>-127</text:p>
          </table:table-cell>
          <table:table-cell/>
          <table:table-cell table:formula="of:=SUM([.CJ291:.CM291])" office:value-type="float" office:value="-113">
            <text:p>-113</text:p>
          </table:table-cell>
          <table:table-cell table:number-columns-repeated="8"/>
        </table:table-row>
        <table:table-row table:style-name="ro6">
          <table:table-cell table:number-columns-repeated="3"/>
          <table:table-cell table:number-columns-repeated="12" office:value-type="float" office:value="1">
            <text:p>1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50"/>
          <table:table-cell table:formula="of:=MATCH(1;[.A292:.BU292];0)-1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72-(2*([.BX292]+[.BW292]))" office:value-type="float" office:value="48">
            <text:p>48</text:p>
          </table:table-cell>
          <table:table-cell/>
          <table:table-cell table:formula="of:=72-SUM([.BX292:.BZ292])-[.BW292]" office:value-type="float" office:value="12">
            <text:p>12</text:p>
          </table:table-cell>
          <table:table-cell table:formula="of:=[.BW293]+[.CA292]" office:value-type="float" office:value="14">
            <text:p>14</text:p>
          </table:table-cell>
          <table:table-cell table:number-columns-repeated="2"/>
          <table:table-cell table:formula="of:=IF(ISNUMBER([.BW292]);&quot;0x&quot;&amp;DEC2HEX([.BW292]+[.BW$2]))" office:value-type="string" office:string-value="0x2">
            <text:p>0x2</text:p>
          </table:table-cell>
          <table:table-cell table:formula="of:=IF(ISNUMBER([.BX292]);&quot;0x&quot;&amp;DEC2HEX([.BX292]+[.BX$2]))" office:value-type="string" office:string-value="0x88">
            <text:p>0x88</text:p>
          </table:table-cell>
          <table:table-cell table:formula="of:=IF(ISNUMBER([.BY292]);&quot;0x&quot;&amp;DEC2HEX([.BY292]+[.BY$2]);&quot;&quot;)" office:value-type="string" office:string-value="0x2F">
            <text:p>0x2F</text:p>
          </table:table-cell>
          <table:table-cell table:formula="of:=IF(ISNUMBER([.BZ292]);&quot;0x&quot;&amp;DEC2HEX([.BZ292]+[.BZ$2]);&quot;&quot;)">
            <text:p/>
          </table:table-cell>
          <table:table-cell table:formula="of:=IF(ISNUMBER([.CB292]);&quot;0x&quot;&amp;DEC2HEX([.CB292]+[.CB$2]);&quot;&quot;)" office:value-type="string" office:string-value="0xD">
            <text:p>0xD</text:p>
          </table:table-cell>
          <table:table-cell table:formula="of:=HEX2DEC(MID([.CE292];3;2))-[.CE$2]" office:value-type="float" office:value="3">
            <text:p>3</text:p>
          </table:table-cell>
          <table:table-cell table:formula="of:=HEX2DEC(MID([.CF292];3;2))-[.CF$2]" office:value-type="float" office:value="9">
            <text:p>9</text:p>
          </table:table-cell>
          <table:table-cell table:formula="of:=HEX2DEC(MID([.CG292];3;2))-[.CG$2]" office:value-type="float" office:value="48">
            <text:p>48</text:p>
          </table:table-cell>
          <table:table-cell table:formula="of:=HEX2DEC(MID([.CH292];3;2))-[.CH$2]" office:value-type="float" office:value="-127">
            <text:p>-127</text:p>
          </table:table-cell>
          <table:table-cell/>
          <table:table-cell table:formula="of:=SUM([.CJ292:.CM292])" office:value-type="float" office:value="-67">
            <text:p>-67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11" office:value-type="float" office:value="1">
            <text:p>1</text:p>
          </table:table-cell>
          <table:table-cell table:number-columns-repeated="9"/>
          <table:table-cell office:value-type="string">
            <text:p><text:s/></text:p>
          </table:table-cell>
          <table:table-cell table:number-columns-repeated="51"/>
          <table:table-cell table:formula="of:=MATCH(1;[.A293:.BU293];0)-1"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72-(2*([.BX293]+[.BW293]))" office:value-type="float" office:value="50">
            <text:p>50</text:p>
          </table:table-cell>
          <table:table-cell/>
          <table:table-cell table:formula="of:=72-SUM([.BX293:.BZ293])-[.BW293]" office:value-type="float" office:value="11">
            <text:p>11</text:p>
          </table:table-cell>
          <table:table-cell table:formula="of:=[.BW294]+[.CA293]" office:value-type="float" office:value="13">
            <text:p>13</text:p>
          </table:table-cell>
          <table:table-cell table:number-columns-repeated="2"/>
          <table:table-cell table:formula="of:=IF(ISNUMBER([.BW293]);&quot;0x&quot;&amp;DEC2HEX([.BW293]+[.BW$2]))" office:value-type="string" office:string-value="0x1">
            <text:p>0x1</text:p>
          </table:table-cell>
          <table:table-cell table:formula="of:=IF(ISNUMBER([.BX293]);&quot;0x&quot;&amp;DEC2HEX([.BX293]+[.BX$2]))" office:value-type="string" office:string-value="0x88">
            <text:p>0x88</text:p>
          </table:table-cell>
          <table:table-cell table:formula="of:=IF(ISNUMBER([.BY293]);&quot;0x&quot;&amp;DEC2HEX([.BY293]+[.BY$2]);&quot;&quot;)" office:value-type="string" office:string-value="0x31">
            <text:p>0x31</text:p>
          </table:table-cell>
          <table:table-cell table:formula="of:=IF(ISNUMBER([.BZ293]);&quot;0x&quot;&amp;DEC2HEX([.BZ293]+[.BZ$2]);&quot;&quot;)">
            <text:p/>
          </table:table-cell>
          <table:table-cell table:formula="of:=IF(ISNUMBER([.CB293]);&quot;0x&quot;&amp;DEC2HEX([.CB293]+[.CB$2]);&quot;&quot;)" office:value-type="string" office:string-value="0xC">
            <text:p>0xC</text:p>
          </table:table-cell>
          <table:table-cell table:formula="of:=HEX2DEC(MID([.CE293];3;2))-[.CE$2]" office:value-type="float" office:value="2">
            <text:p>2</text:p>
          </table:table-cell>
          <table:table-cell table:formula="of:=HEX2DEC(MID([.CF293];3;2))-[.CF$2]" office:value-type="float" office:value="9">
            <text:p>9</text:p>
          </table:table-cell>
          <table:table-cell table:formula="of:=HEX2DEC(MID([.CG293];3;2))-[.CG$2]" office:value-type="float" office:value="50">
            <text:p>50</text:p>
          </table:table-cell>
          <table:table-cell table:formula="of:=HEX2DEC(MID([.CH293];3;2))-[.CH$2]" office:value-type="float" office:value="-127">
            <text:p>-127</text:p>
          </table:table-cell>
          <table:table-cell/>
          <table:table-cell table:formula="of:=SUM([.CJ293:.CM293])" office:value-type="float" office:value="-66">
            <text:p>-6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0"/>
          <table:table-cell office:value-type="string">
            <text:p><text:s/></text:p>
          </table:table-cell>
          <table:table-cell table:number-columns-repeated="52"/>
          <table:table-cell table:formula="of:=MATCH(1;[.A294:.BU294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94]+[.BW294]))" office:value-type="float" office:value="52">
            <text:p>52</text:p>
          </table:table-cell>
          <table:table-cell/>
          <table:table-cell table:formula="of:=72-SUM([.BX294:.BZ294])-[.BW294]" office:value-type="float" office:value="10">
            <text:p>10</text:p>
          </table:table-cell>
          <table:table-cell table:formula="of:=[.BW295]+[.CA294]" office:value-type="float" office:value="12">
            <text:p>12</text:p>
          </table:table-cell>
          <table:table-cell table:number-columns-repeated="2"/>
          <table:table-cell table:formula="of:=IF(ISNUMBER([.BW294]);&quot;0x&quot;&amp;DEC2HEX([.BW294]+[.BW$2]))" office:value-type="string" office:string-value="0x1">
            <text:p>0x1</text:p>
          </table:table-cell>
          <table:table-cell table:formula="of:=IF(ISNUMBER([.BX294]);&quot;0x&quot;&amp;DEC2HEX([.BX294]+[.BX$2]))" office:value-type="string" office:string-value="0x87">
            <text:p>0x87</text:p>
          </table:table-cell>
          <table:table-cell table:formula="of:=IF(ISNUMBER([.BY294]);&quot;0x&quot;&amp;DEC2HEX([.BY294]+[.BY$2]);&quot;&quot;)" office:value-type="string" office:string-value="0x33">
            <text:p>0x33</text:p>
          </table:table-cell>
          <table:table-cell table:formula="of:=IF(ISNUMBER([.BZ294]);&quot;0x&quot;&amp;DEC2HEX([.BZ294]+[.BZ$2]);&quot;&quot;)">
            <text:p/>
          </table:table-cell>
          <table:table-cell table:formula="of:=IF(ISNUMBER([.CB294]);&quot;0x&quot;&amp;DEC2HEX([.CB294]+[.CB$2]);&quot;&quot;)" office:value-type="string" office:string-value="0xB">
            <text:p>0xB</text:p>
          </table:table-cell>
          <table:table-cell table:formula="of:=HEX2DEC(MID([.CE294];3;2))-[.CE$2]" office:value-type="float" office:value="2">
            <text:p>2</text:p>
          </table:table-cell>
          <table:table-cell table:formula="of:=HEX2DEC(MID([.CF294];3;2))-[.CF$2]" office:value-type="float" office:value="8">
            <text:p>8</text:p>
          </table:table-cell>
          <table:table-cell table:formula="of:=HEX2DEC(MID([.CG294];3;2))-[.CG$2]" office:value-type="float" office:value="52">
            <text:p>52</text:p>
          </table:table-cell>
          <table:table-cell table:formula="of:=HEX2DEC(MID([.CH294];3;2))-[.CH$2]" office:value-type="float" office:value="-127">
            <text:p>-127</text:p>
          </table:table-cell>
          <table:table-cell/>
          <table:table-cell table:formula="of:=SUM([.CJ294:.CM294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"/>
          <table:table-cell office:value-type="string">
            <text:p><text:s/></text:p>
          </table:table-cell>
          <table:table-cell table:number-columns-repeated="53"/>
          <table:table-cell table:formula="of:=MATCH(1;[.A295:.BU295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95]+[.BW295]))" office:value-type="float" office:value="52">
            <text:p>52</text:p>
          </table:table-cell>
          <table:table-cell/>
          <table:table-cell table:formula="of:=72-SUM([.BX295:.BZ295])-[.BW295]" office:value-type="float" office:value="10">
            <text:p>10</text:p>
          </table:table-cell>
          <table:table-cell table:formula="of:=[.BW296]+[.CA295]" office:value-type="float" office:value="12">
            <text:p>12</text:p>
          </table:table-cell>
          <table:table-cell table:number-columns-repeated="2"/>
          <table:table-cell table:formula="of:=IF(ISNUMBER([.BW295]);&quot;0x&quot;&amp;DEC2HEX([.BW295]+[.BW$2]))" office:value-type="string" office:string-value="0x1">
            <text:p>0x1</text:p>
          </table:table-cell>
          <table:table-cell table:formula="of:=IF(ISNUMBER([.BX295]);&quot;0x&quot;&amp;DEC2HEX([.BX295]+[.BX$2]))" office:value-type="string" office:string-value="0x87">
            <text:p>0x87</text:p>
          </table:table-cell>
          <table:table-cell table:formula="of:=IF(ISNUMBER([.BY295]);&quot;0x&quot;&amp;DEC2HEX([.BY295]+[.BY$2]);&quot;&quot;)" office:value-type="string" office:string-value="0x33">
            <text:p>0x33</text:p>
          </table:table-cell>
          <table:table-cell table:formula="of:=IF(ISNUMBER([.BZ295]);&quot;0x&quot;&amp;DEC2HEX([.BZ295]+[.BZ$2]);&quot;&quot;)">
            <text:p/>
          </table:table-cell>
          <table:table-cell table:formula="of:=IF(ISNUMBER([.CB295]);&quot;0x&quot;&amp;DEC2HEX([.CB295]+[.CB$2]);&quot;&quot;)" office:value-type="string" office:string-value="0xB">
            <text:p>0xB</text:p>
          </table:table-cell>
          <table:table-cell table:formula="of:=HEX2DEC(MID([.CE295];3;2))-[.CE$2]" office:value-type="float" office:value="2">
            <text:p>2</text:p>
          </table:table-cell>
          <table:table-cell table:formula="of:=HEX2DEC(MID([.CF295];3;2))-[.CF$2]" office:value-type="float" office:value="8">
            <text:p>8</text:p>
          </table:table-cell>
          <table:table-cell table:formula="of:=HEX2DEC(MID([.CG295];3;2))-[.CG$2]" office:value-type="float" office:value="52">
            <text:p>52</text:p>
          </table:table-cell>
          <table:table-cell table:formula="of:=HEX2DEC(MID([.CH295];3;2))-[.CH$2]" office:value-type="float" office:value="-127">
            <text:p>-127</text:p>
          </table:table-cell>
          <table:table-cell/>
          <table:table-cell table:formula="of:=SUM([.CJ295:.CM295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54"/>
          <table:table-cell table:formula="of:=MATCH(1;[.A296:.BU296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96]+[.BW296]))" office:value-type="float" office:value="52">
            <text:p>52</text:p>
          </table:table-cell>
          <table:table-cell/>
          <table:table-cell table:formula="of:=72-SUM([.BX296:.BZ296])-[.BW296]" office:value-type="float" office:value="10">
            <text:p>10</text:p>
          </table:table-cell>
          <table:table-cell table:formula="of:=[.BW297]+[.CA296]" office:value-type="float" office:value="12">
            <text:p>12</text:p>
          </table:table-cell>
          <table:table-cell table:number-columns-repeated="2"/>
          <table:table-cell table:formula="of:=IF(ISNUMBER([.BW296]);&quot;0x&quot;&amp;DEC2HEX([.BW296]+[.BW$2]))" office:value-type="string" office:string-value="0x1">
            <text:p>0x1</text:p>
          </table:table-cell>
          <table:table-cell table:formula="of:=IF(ISNUMBER([.BX296]);&quot;0x&quot;&amp;DEC2HEX([.BX296]+[.BX$2]))" office:value-type="string" office:string-value="0x87">
            <text:p>0x87</text:p>
          </table:table-cell>
          <table:table-cell table:formula="of:=IF(ISNUMBER([.BY296]);&quot;0x&quot;&amp;DEC2HEX([.BY296]+[.BY$2]);&quot;&quot;)" office:value-type="string" office:string-value="0x33">
            <text:p>0x33</text:p>
          </table:table-cell>
          <table:table-cell table:formula="of:=IF(ISNUMBER([.BZ296]);&quot;0x&quot;&amp;DEC2HEX([.BZ296]+[.BZ$2]);&quot;&quot;)">
            <text:p/>
          </table:table-cell>
          <table:table-cell table:formula="of:=IF(ISNUMBER([.CB296]);&quot;0x&quot;&amp;DEC2HEX([.CB296]+[.CB$2]);&quot;&quot;)" office:value-type="string" office:string-value="0xB">
            <text:p>0xB</text:p>
          </table:table-cell>
          <table:table-cell table:formula="of:=HEX2DEC(MID([.CE296];3;2))-[.CE$2]" office:value-type="float" office:value="2">
            <text:p>2</text:p>
          </table:table-cell>
          <table:table-cell table:formula="of:=HEX2DEC(MID([.CF296];3;2))-[.CF$2]" office:value-type="float" office:value="8">
            <text:p>8</text:p>
          </table:table-cell>
          <table:table-cell table:formula="of:=HEX2DEC(MID([.CG296];3;2))-[.CG$2]" office:value-type="float" office:value="52">
            <text:p>52</text:p>
          </table:table-cell>
          <table:table-cell table:formula="of:=HEX2DEC(MID([.CH296];3;2))-[.CH$2]" office:value-type="float" office:value="-127">
            <text:p>-127</text:p>
          </table:table-cell>
          <table:table-cell/>
          <table:table-cell table:formula="of:=SUM([.CJ296:.CM296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55"/>
          <table:table-cell table:formula="of:=MATCH(1;[.A297:.BU297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97]+[.BW297]))" office:value-type="float" office:value="52">
            <text:p>52</text:p>
          </table:table-cell>
          <table:table-cell/>
          <table:table-cell table:formula="of:=72-SUM([.BX297:.BZ297])-[.BW297]" office:value-type="float" office:value="10">
            <text:p>10</text:p>
          </table:table-cell>
          <table:table-cell table:formula="of:=[.BW298]+[.CA297]" office:value-type="float" office:value="12">
            <text:p>12</text:p>
          </table:table-cell>
          <table:table-cell table:number-columns-repeated="2"/>
          <table:table-cell table:formula="of:=IF(ISNUMBER([.BW297]);&quot;0x&quot;&amp;DEC2HEX([.BW297]+[.BW$2]))" office:value-type="string" office:string-value="0x1">
            <text:p>0x1</text:p>
          </table:table-cell>
          <table:table-cell table:formula="of:=IF(ISNUMBER([.BX297]);&quot;0x&quot;&amp;DEC2HEX([.BX297]+[.BX$2]))" office:value-type="string" office:string-value="0x87">
            <text:p>0x87</text:p>
          </table:table-cell>
          <table:table-cell table:formula="of:=IF(ISNUMBER([.BY297]);&quot;0x&quot;&amp;DEC2HEX([.BY297]+[.BY$2]);&quot;&quot;)" office:value-type="string" office:string-value="0x33">
            <text:p>0x33</text:p>
          </table:table-cell>
          <table:table-cell table:formula="of:=IF(ISNUMBER([.BZ297]);&quot;0x&quot;&amp;DEC2HEX([.BZ297]+[.BZ$2]);&quot;&quot;)">
            <text:p/>
          </table:table-cell>
          <table:table-cell table:formula="of:=IF(ISNUMBER([.CB297]);&quot;0x&quot;&amp;DEC2HEX([.CB297]+[.CB$2]);&quot;&quot;)" office:value-type="string" office:string-value="0xB">
            <text:p>0xB</text:p>
          </table:table-cell>
          <table:table-cell table:formula="of:=HEX2DEC(MID([.CE297];3;2))-[.CE$2]" office:value-type="float" office:value="2">
            <text:p>2</text:p>
          </table:table-cell>
          <table:table-cell table:formula="of:=HEX2DEC(MID([.CF297];3;2))-[.CF$2]" office:value-type="float" office:value="8">
            <text:p>8</text:p>
          </table:table-cell>
          <table:table-cell table:formula="of:=HEX2DEC(MID([.CG297];3;2))-[.CG$2]" office:value-type="float" office:value="52">
            <text:p>52</text:p>
          </table:table-cell>
          <table:table-cell table:formula="of:=HEX2DEC(MID([.CH297];3;2))-[.CH$2]" office:value-type="float" office:value="-127">
            <text:p>-127</text:p>
          </table:table-cell>
          <table:table-cell/>
          <table:table-cell table:formula="of:=SUM([.CJ297:.CM297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6"/>
          <table:table-cell table:formula="of:=MATCH(1;[.A298:.BU298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98]+[.BW298]))" office:value-type="float" office:value="52">
            <text:p>52</text:p>
          </table:table-cell>
          <table:table-cell/>
          <table:table-cell table:formula="of:=72-SUM([.BX298:.BZ298])-[.BW298]" office:value-type="float" office:value="10">
            <text:p>10</text:p>
          </table:table-cell>
          <table:table-cell table:formula="of:=[.BW299]+[.CA298]" office:value-type="float" office:value="12">
            <text:p>12</text:p>
          </table:table-cell>
          <table:table-cell table:number-columns-repeated="2"/>
          <table:table-cell table:formula="of:=IF(ISNUMBER([.BW298]);&quot;0x&quot;&amp;DEC2HEX([.BW298]+[.BW$2]))" office:value-type="string" office:string-value="0x1">
            <text:p>0x1</text:p>
          </table:table-cell>
          <table:table-cell table:formula="of:=IF(ISNUMBER([.BX298]);&quot;0x&quot;&amp;DEC2HEX([.BX298]+[.BX$2]))" office:value-type="string" office:string-value="0x87">
            <text:p>0x87</text:p>
          </table:table-cell>
          <table:table-cell table:formula="of:=IF(ISNUMBER([.BY298]);&quot;0x&quot;&amp;DEC2HEX([.BY298]+[.BY$2]);&quot;&quot;)" office:value-type="string" office:string-value="0x33">
            <text:p>0x33</text:p>
          </table:table-cell>
          <table:table-cell table:formula="of:=IF(ISNUMBER([.BZ298]);&quot;0x&quot;&amp;DEC2HEX([.BZ298]+[.BZ$2]);&quot;&quot;)">
            <text:p/>
          </table:table-cell>
          <table:table-cell table:formula="of:=IF(ISNUMBER([.CB298]);&quot;0x&quot;&amp;DEC2HEX([.CB298]+[.CB$2]);&quot;&quot;)" office:value-type="string" office:string-value="0xB">
            <text:p>0xB</text:p>
          </table:table-cell>
          <table:table-cell table:formula="of:=HEX2DEC(MID([.CE298];3;2))-[.CE$2]" office:value-type="float" office:value="2">
            <text:p>2</text:p>
          </table:table-cell>
          <table:table-cell table:formula="of:=HEX2DEC(MID([.CF298];3;2))-[.CF$2]" office:value-type="float" office:value="8">
            <text:p>8</text:p>
          </table:table-cell>
          <table:table-cell table:formula="of:=HEX2DEC(MID([.CG298];3;2))-[.CG$2]" office:value-type="float" office:value="52">
            <text:p>52</text:p>
          </table:table-cell>
          <table:table-cell table:formula="of:=HEX2DEC(MID([.CH298];3;2))-[.CH$2]" office:value-type="float" office:value="-127">
            <text:p>-127</text:p>
          </table:table-cell>
          <table:table-cell/>
          <table:table-cell table:formula="of:=SUM([.CJ298:.CM298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"/>
          <table:table-cell table:number-columns-repeated="2" office:value-type="string">
            <text:p><text:s/></text:p>
          </table:table-cell>
          <table:table-cell table:number-columns-repeated="57"/>
          <table:table-cell table:formula="of:=MATCH(1;[.A299:.BU299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299]+[.BW299]))" office:value-type="float" office:value="52">
            <text:p>52</text:p>
          </table:table-cell>
          <table:table-cell/>
          <table:table-cell table:formula="of:=72-SUM([.BX299:.BZ299])-[.BW299]" office:value-type="float" office:value="10">
            <text:p>10</text:p>
          </table:table-cell>
          <table:table-cell table:formula="of:=[.BW300]+[.CA299]" office:value-type="float" office:value="12">
            <text:p>12</text:p>
          </table:table-cell>
          <table:table-cell table:number-columns-repeated="2"/>
          <table:table-cell table:formula="of:=IF(ISNUMBER([.BW299]);&quot;0x&quot;&amp;DEC2HEX([.BW299]+[.BW$2]))" office:value-type="string" office:string-value="0x1">
            <text:p>0x1</text:p>
          </table:table-cell>
          <table:table-cell table:formula="of:=IF(ISNUMBER([.BX299]);&quot;0x&quot;&amp;DEC2HEX([.BX299]+[.BX$2]))" office:value-type="string" office:string-value="0x87">
            <text:p>0x87</text:p>
          </table:table-cell>
          <table:table-cell table:formula="of:=IF(ISNUMBER([.BY299]);&quot;0x&quot;&amp;DEC2HEX([.BY299]+[.BY$2]);&quot;&quot;)" office:value-type="string" office:string-value="0x33">
            <text:p>0x33</text:p>
          </table:table-cell>
          <table:table-cell table:formula="of:=IF(ISNUMBER([.BZ299]);&quot;0x&quot;&amp;DEC2HEX([.BZ299]+[.BZ$2]);&quot;&quot;)">
            <text:p/>
          </table:table-cell>
          <table:table-cell table:formula="of:=IF(ISNUMBER([.CB299]);&quot;0x&quot;&amp;DEC2HEX([.CB299]+[.CB$2]);&quot;&quot;)" office:value-type="string" office:string-value="0xB">
            <text:p>0xB</text:p>
          </table:table-cell>
          <table:table-cell table:formula="of:=HEX2DEC(MID([.CE299];3;2))-[.CE$2]" office:value-type="float" office:value="2">
            <text:p>2</text:p>
          </table:table-cell>
          <table:table-cell table:formula="of:=HEX2DEC(MID([.CF299];3;2))-[.CF$2]" office:value-type="float" office:value="8">
            <text:p>8</text:p>
          </table:table-cell>
          <table:table-cell table:formula="of:=HEX2DEC(MID([.CG299];3;2))-[.CG$2]" office:value-type="float" office:value="52">
            <text:p>52</text:p>
          </table:table-cell>
          <table:table-cell table:formula="of:=HEX2DEC(MID([.CH299];3;2))-[.CH$2]" office:value-type="float" office:value="-127">
            <text:p>-127</text:p>
          </table:table-cell>
          <table:table-cell/>
          <table:table-cell table:formula="of:=SUM([.CJ299:.CM299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63"/>
          <table:table-cell table:formula="of:=MATCH(1;[.A300:.BU300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300]+[.BW300]))" office:value-type="float" office:value="52">
            <text:p>52</text:p>
          </table:table-cell>
          <table:table-cell/>
          <table:table-cell table:formula="of:=72-SUM([.BX300:.BZ300])-[.BW300]" office:value-type="float" office:value="10">
            <text:p>10</text:p>
          </table:table-cell>
          <table:table-cell table:formula="of:=[.BW301]+[.CA300]" office:value-type="float" office:value="12">
            <text:p>12</text:p>
          </table:table-cell>
          <table:table-cell table:number-columns-repeated="2"/>
          <table:table-cell table:formula="of:=IF(ISNUMBER([.BW300]);&quot;0x&quot;&amp;DEC2HEX([.BW300]+[.BW$2]))" office:value-type="string" office:string-value="0x1">
            <text:p>0x1</text:p>
          </table:table-cell>
          <table:table-cell table:formula="of:=IF(ISNUMBER([.BX300]);&quot;0x&quot;&amp;DEC2HEX([.BX300]+[.BX$2]))" office:value-type="string" office:string-value="0x87">
            <text:p>0x87</text:p>
          </table:table-cell>
          <table:table-cell table:formula="of:=IF(ISNUMBER([.BY300]);&quot;0x&quot;&amp;DEC2HEX([.BY300]+[.BY$2]);&quot;&quot;)" office:value-type="string" office:string-value="0x33">
            <text:p>0x33</text:p>
          </table:table-cell>
          <table:table-cell table:formula="of:=IF(ISNUMBER([.BZ300]);&quot;0x&quot;&amp;DEC2HEX([.BZ300]+[.BZ$2]);&quot;&quot;)">
            <text:p/>
          </table:table-cell>
          <table:table-cell table:formula="of:=IF(ISNUMBER([.CB300]);&quot;0x&quot;&amp;DEC2HEX([.CB300]+[.CB$2]);&quot;&quot;)" office:value-type="string" office:string-value="0xB">
            <text:p>0xB</text:p>
          </table:table-cell>
          <table:table-cell table:formula="of:=HEX2DEC(MID([.CE300];3;2))-[.CE$2]" office:value-type="float" office:value="2">
            <text:p>2</text:p>
          </table:table-cell>
          <table:table-cell table:formula="of:=HEX2DEC(MID([.CF300];3;2))-[.CF$2]" office:value-type="float" office:value="8">
            <text:p>8</text:p>
          </table:table-cell>
          <table:table-cell table:formula="of:=HEX2DEC(MID([.CG300];3;2))-[.CG$2]" office:value-type="float" office:value="52">
            <text:p>52</text:p>
          </table:table-cell>
          <table:table-cell table:formula="of:=HEX2DEC(MID([.CH300];3;2))-[.CH$2]" office:value-type="float" office:value="-127">
            <text:p>-127</text:p>
          </table:table-cell>
          <table:table-cell/>
          <table:table-cell table:formula="of:=SUM([.CJ300:.CM300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63"/>
          <table:table-cell table:formula="of:=MATCH(1;[.A301:.BU301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301]+[.BW301]))" office:value-type="float" office:value="52">
            <text:p>52</text:p>
          </table:table-cell>
          <table:table-cell/>
          <table:table-cell table:formula="of:=72-SUM([.BX301:.BZ301])-[.BW301]" office:value-type="float" office:value="10">
            <text:p>10</text:p>
          </table:table-cell>
          <table:table-cell table:formula="of:=[.BW302]+[.CA301]" office:value-type="float" office:value="12">
            <text:p>12</text:p>
          </table:table-cell>
          <table:table-cell table:number-columns-repeated="2"/>
          <table:table-cell table:formula="of:=IF(ISNUMBER([.BW301]);&quot;0x&quot;&amp;DEC2HEX([.BW301]+[.BW$2]))" office:value-type="string" office:string-value="0x1">
            <text:p>0x1</text:p>
          </table:table-cell>
          <table:table-cell table:formula="of:=IF(ISNUMBER([.BX301]);&quot;0x&quot;&amp;DEC2HEX([.BX301]+[.BX$2]))" office:value-type="string" office:string-value="0x87">
            <text:p>0x87</text:p>
          </table:table-cell>
          <table:table-cell table:formula="of:=IF(ISNUMBER([.BY301]);&quot;0x&quot;&amp;DEC2HEX([.BY301]+[.BY$2]);&quot;&quot;)" office:value-type="string" office:string-value="0x33">
            <text:p>0x33</text:p>
          </table:table-cell>
          <table:table-cell table:formula="of:=IF(ISNUMBER([.BZ301]);&quot;0x&quot;&amp;DEC2HEX([.BZ301]+[.BZ$2]);&quot;&quot;)">
            <text:p/>
          </table:table-cell>
          <table:table-cell table:formula="of:=IF(ISNUMBER([.CB301]);&quot;0x&quot;&amp;DEC2HEX([.CB301]+[.CB$2]);&quot;&quot;)" office:value-type="string" office:string-value="0xB">
            <text:p>0xB</text:p>
          </table:table-cell>
          <table:table-cell table:formula="of:=HEX2DEC(MID([.CE301];3;2))-[.CE$2]" office:value-type="float" office:value="2">
            <text:p>2</text:p>
          </table:table-cell>
          <table:table-cell table:formula="of:=HEX2DEC(MID([.CF301];3;2))-[.CF$2]" office:value-type="float" office:value="8">
            <text:p>8</text:p>
          </table:table-cell>
          <table:table-cell table:formula="of:=HEX2DEC(MID([.CG301];3;2))-[.CG$2]" office:value-type="float" office:value="52">
            <text:p>52</text:p>
          </table:table-cell>
          <table:table-cell table:formula="of:=HEX2DEC(MID([.CH301];3;2))-[.CH$2]" office:value-type="float" office:value="-127">
            <text:p>-127</text:p>
          </table:table-cell>
          <table:table-cell/>
          <table:table-cell table:formula="of:=SUM([.CJ301:.CM301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63"/>
          <table:table-cell table:formula="of:=MATCH(1;[.A302:.BU302];0)-1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72-(2*([.BX302]+[.BW302]))" office:value-type="float" office:value="52">
            <text:p>52</text:p>
          </table:table-cell>
          <table:table-cell/>
          <table:table-cell table:formula="of:=72-SUM([.BX302:.BZ302])-[.BW302]" office:value-type="float" office:value="10">
            <text:p>10</text:p>
          </table:table-cell>
          <table:table-cell table:formula="of:=[.BW303]+[.CA302]" office:value-type="float" office:value="12">
            <text:p>12</text:p>
          </table:table-cell>
          <table:table-cell table:number-columns-repeated="2"/>
          <table:table-cell table:formula="of:=IF(ISNUMBER([.BW302]);&quot;0x&quot;&amp;DEC2HEX([.BW302]+[.BW$2]))" office:value-type="string" office:string-value="0x1">
            <text:p>0x1</text:p>
          </table:table-cell>
          <table:table-cell table:formula="of:=IF(ISNUMBER([.BX302]);&quot;0x&quot;&amp;DEC2HEX([.BX302]+[.BX$2]))" office:value-type="string" office:string-value="0x87">
            <text:p>0x87</text:p>
          </table:table-cell>
          <table:table-cell table:formula="of:=IF(ISNUMBER([.BY302]);&quot;0x&quot;&amp;DEC2HEX([.BY302]+[.BY$2]);&quot;&quot;)" office:value-type="string" office:string-value="0x33">
            <text:p>0x33</text:p>
          </table:table-cell>
          <table:table-cell table:formula="of:=IF(ISNUMBER([.BZ302]);&quot;0x&quot;&amp;DEC2HEX([.BZ302]+[.BZ$2]);&quot;&quot;)">
            <text:p/>
          </table:table-cell>
          <table:table-cell table:formula="of:=IF(ISNUMBER([.CB302]);&quot;0x&quot;&amp;DEC2HEX([.CB302]+[.CB$2]);&quot;&quot;)" office:value-type="string" office:string-value="0xB">
            <text:p>0xB</text:p>
          </table:table-cell>
          <table:table-cell table:formula="of:=HEX2DEC(MID([.CE302];3;2))-[.CE$2]" office:value-type="float" office:value="2">
            <text:p>2</text:p>
          </table:table-cell>
          <table:table-cell table:formula="of:=HEX2DEC(MID([.CF302];3;2))-[.CF$2]" office:value-type="float" office:value="8">
            <text:p>8</text:p>
          </table:table-cell>
          <table:table-cell table:formula="of:=HEX2DEC(MID([.CG302];3;2))-[.CG$2]" office:value-type="float" office:value="52">
            <text:p>52</text:p>
          </table:table-cell>
          <table:table-cell table:formula="of:=HEX2DEC(MID([.CH302];3;2))-[.CH$2]" office:value-type="float" office:value="-127">
            <text:p>-127</text:p>
          </table:table-cell>
          <table:table-cell/>
          <table:table-cell table:formula="of:=SUM([.CJ302:.CM302])" office:value-type="float" office:value="-65">
            <text:p>-6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03:.BU303];0)-1" office:value-type="float" office:value="2">
            <text:p>2</text:p>
          </table:table-cell>
          <table:table-cell table:formula="of:=SUM([.A303:.BU303])" office:value-type="float" office:value="68">
            <text:p>68</text:p>
          </table:table-cell>
          <table:table-cell table:number-columns-repeated="2"/>
          <table:table-cell table:formula="of:=72-SUM([.BX303:.BZ303])-[.BW303]" office:value-type="float" office:value="2">
            <text:p>2</text:p>
          </table:table-cell>
          <table:table-cell table:formula="of:=[.BW304]+[.CA303]" office:value-type="float" office:value="4">
            <text:p>4</text:p>
          </table:table-cell>
          <table:table-cell table:number-columns-repeated="2"/>
          <table:table-cell table:formula="of:=IF(ISNUMBER([.BW303]);&quot;0x&quot;&amp;DEC2HEX([.BW303]+[.BW$2]))" office:value-type="string" office:string-value="0x1">
            <text:p>0x1</text:p>
          </table:table-cell>
          <table:table-cell table:formula="of:=IF(ISNUMBER([.BX303]);&quot;0x&quot;&amp;DEC2HEX([.BX303]+[.BX$2]))" office:value-type="string" office:string-value="0xC3">
            <text:p>0xC3</text:p>
          </table:table-cell>
          <table:table-cell table:formula="of:=IF(ISNUMBER([.BY303]);&quot;0x&quot;&amp;DEC2HEX([.BY303]+[.BY$2]);&quot;&quot;)">
            <text:p/>
          </table:table-cell>
          <table:table-cell table:formula="of:=IF(ISNUMBER([.BZ303]);&quot;0x&quot;&amp;DEC2HEX([.BZ303]+[.BZ$2]);&quot;&quot;)">
            <text:p/>
          </table:table-cell>
          <table:table-cell table:formula="of:=IF(ISNUMBER([.CB303]);&quot;0x&quot;&amp;DEC2HEX([.CB303]+[.CB$2]);&quot;&quot;)" office:value-type="string" office:string-value="0x3">
            <text:p>0x3</text:p>
          </table:table-cell>
          <table:table-cell table:formula="of:=HEX2DEC(MID([.CE303];3;2))-[.CE$2]" office:value-type="float" office:value="2">
            <text:p>2</text:p>
          </table:table-cell>
          <table:table-cell table:formula="of:=HEX2DEC(MID([.CF303];3;2))-[.CF$2]" office:value-type="float" office:value="68">
            <text:p>68</text:p>
          </table:table-cell>
          <table:table-cell table:number-columns-repeated="3"/>
          <table:table-cell table:formula="of:=SUM([.CJ303:.CM303])" office:value-type="float" office:value="70">
            <text:p>70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04:.BU304];0)-1" office:value-type="float" office:value="2">
            <text:p>2</text:p>
          </table:table-cell>
          <table:table-cell table:formula="of:=SUM([.A304:.BU304])" office:value-type="float" office:value="68">
            <text:p>68</text:p>
          </table:table-cell>
          <table:table-cell table:number-columns-repeated="2"/>
          <table:table-cell table:formula="of:=72-SUM([.BX304:.BZ304])-[.BW304]" office:value-type="float" office:value="2">
            <text:p>2</text:p>
          </table:table-cell>
          <table:table-cell table:formula="of:=[.BW305]+[.CA304]" office:value-type="float" office:value="4">
            <text:p>4</text:p>
          </table:table-cell>
          <table:table-cell table:number-columns-repeated="2"/>
          <table:table-cell table:formula="of:=IF(ISNUMBER([.BW304]);&quot;0x&quot;&amp;DEC2HEX([.BW304]+[.BW$2]))" office:value-type="string" office:string-value="0x1">
            <text:p>0x1</text:p>
          </table:table-cell>
          <table:table-cell table:formula="of:=IF(ISNUMBER([.BX304]);&quot;0x&quot;&amp;DEC2HEX([.BX304]+[.BX$2]))" office:value-type="string" office:string-value="0xC3">
            <text:p>0xC3</text:p>
          </table:table-cell>
          <table:table-cell table:formula="of:=IF(ISNUMBER([.BY304]);&quot;0x&quot;&amp;DEC2HEX([.BY304]+[.BY$2]);&quot;&quot;)">
            <text:p/>
          </table:table-cell>
          <table:table-cell table:formula="of:=IF(ISNUMBER([.BZ304]);&quot;0x&quot;&amp;DEC2HEX([.BZ304]+[.BZ$2]);&quot;&quot;)">
            <text:p/>
          </table:table-cell>
          <table:table-cell table:formula="of:=IF(ISNUMBER([.CB304]);&quot;0x&quot;&amp;DEC2HEX([.CB304]+[.CB$2]);&quot;&quot;)" office:value-type="string" office:string-value="0x3">
            <text:p>0x3</text:p>
          </table:table-cell>
          <table:table-cell table:formula="of:=HEX2DEC(MID([.CE304];3;2))-[.CE$2]" office:value-type="float" office:value="2">
            <text:p>2</text:p>
          </table:table-cell>
          <table:table-cell table:formula="of:=HEX2DEC(MID([.CF304];3;2))-[.CF$2]" office:value-type="float" office:value="68">
            <text:p>68</text:p>
          </table:table-cell>
          <table:table-cell table:number-columns-repeated="3"/>
          <table:table-cell table:formula="of:=SUM([.CJ304:.CM304])" office:value-type="float" office:value="70">
            <text:p>70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05:.BU305];0)-1" office:value-type="float" office:value="2">
            <text:p>2</text:p>
          </table:table-cell>
          <table:table-cell table:formula="of:=SUM([.A305:.BU305])" office:value-type="float" office:value="68">
            <text:p>68</text:p>
          </table:table-cell>
          <table:table-cell table:number-columns-repeated="2"/>
          <table:table-cell table:formula="of:=72-SUM([.BX305:.BZ305])-[.BW305]" office:value-type="float" office:value="2">
            <text:p>2</text:p>
          </table:table-cell>
          <table:table-cell table:formula="of:=[.BW306]+[.CA305]" office:value-type="float" office:value="4">
            <text:p>4</text:p>
          </table:table-cell>
          <table:table-cell table:number-columns-repeated="2"/>
          <table:table-cell table:formula="of:=IF(ISNUMBER([.BW305]);&quot;0x&quot;&amp;DEC2HEX([.BW305]+[.BW$2]))" office:value-type="string" office:string-value="0x1">
            <text:p>0x1</text:p>
          </table:table-cell>
          <table:table-cell table:formula="of:=IF(ISNUMBER([.BX305]);&quot;0x&quot;&amp;DEC2HEX([.BX305]+[.BX$2]))" office:value-type="string" office:string-value="0xC3">
            <text:p>0xC3</text:p>
          </table:table-cell>
          <table:table-cell table:formula="of:=IF(ISNUMBER([.BY305]);&quot;0x&quot;&amp;DEC2HEX([.BY305]+[.BY$2]);&quot;&quot;)">
            <text:p/>
          </table:table-cell>
          <table:table-cell table:formula="of:=IF(ISNUMBER([.BZ305]);&quot;0x&quot;&amp;DEC2HEX([.BZ305]+[.BZ$2]);&quot;&quot;)">
            <text:p/>
          </table:table-cell>
          <table:table-cell table:formula="of:=IF(ISNUMBER([.CB305]);&quot;0x&quot;&amp;DEC2HEX([.CB305]+[.CB$2]);&quot;&quot;)" office:value-type="string" office:string-value="0x3">
            <text:p>0x3</text:p>
          </table:table-cell>
          <table:table-cell table:formula="of:=HEX2DEC(MID([.CE305];3;2))-[.CE$2]" office:value-type="float" office:value="2">
            <text:p>2</text:p>
          </table:table-cell>
          <table:table-cell table:formula="of:=HEX2DEC(MID([.CF305];3;2))-[.CF$2]" office:value-type="float" office:value="68">
            <text:p>68</text:p>
          </table:table-cell>
          <table:table-cell table:number-columns-repeated="3"/>
          <table:table-cell table:formula="of:=SUM([.CJ305:.CM305])" office:value-type="float" office:value="70">
            <text:p>70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06:.BU306];0)-1" office:value-type="float" office:value="2">
            <text:p>2</text:p>
          </table:table-cell>
          <table:table-cell table:formula="of:=SUM([.A306:.BU306])" office:value-type="float" office:value="68">
            <text:p>68</text:p>
          </table:table-cell>
          <table:table-cell table:number-columns-repeated="2"/>
          <table:table-cell table:formula="of:=72-SUM([.BX306:.BZ306])-[.BW306]" office:value-type="float" office:value="2">
            <text:p>2</text:p>
          </table:table-cell>
          <table:table-cell table:formula="of:=[.BW307]+[.CA306]" office:value-type="float" office:value="4">
            <text:p>4</text:p>
          </table:table-cell>
          <table:table-cell table:number-columns-repeated="2"/>
          <table:table-cell table:formula="of:=IF(ISNUMBER([.BW306]);&quot;0x&quot;&amp;DEC2HEX([.BW306]+[.BW$2]))" office:value-type="string" office:string-value="0x1">
            <text:p>0x1</text:p>
          </table:table-cell>
          <table:table-cell table:formula="of:=IF(ISNUMBER([.BX306]);&quot;0x&quot;&amp;DEC2HEX([.BX306]+[.BX$2]))" office:value-type="string" office:string-value="0xC3">
            <text:p>0xC3</text:p>
          </table:table-cell>
          <table:table-cell table:formula="of:=IF(ISNUMBER([.BY306]);&quot;0x&quot;&amp;DEC2HEX([.BY306]+[.BY$2]);&quot;&quot;)">
            <text:p/>
          </table:table-cell>
          <table:table-cell table:formula="of:=IF(ISNUMBER([.BZ306]);&quot;0x&quot;&amp;DEC2HEX([.BZ306]+[.BZ$2]);&quot;&quot;)">
            <text:p/>
          </table:table-cell>
          <table:table-cell table:formula="of:=IF(ISNUMBER([.CB306]);&quot;0x&quot;&amp;DEC2HEX([.CB306]+[.CB$2]);&quot;&quot;)" office:value-type="string" office:string-value="0x3">
            <text:p>0x3</text:p>
          </table:table-cell>
          <table:table-cell table:formula="of:=HEX2DEC(MID([.CE306];3;2))-[.CE$2]" office:value-type="float" office:value="2">
            <text:p>2</text:p>
          </table:table-cell>
          <table:table-cell table:formula="of:=HEX2DEC(MID([.CF306];3;2))-[.CF$2]" office:value-type="float" office:value="68">
            <text:p>68</text:p>
          </table:table-cell>
          <table:table-cell table:number-columns-repeated="3"/>
          <table:table-cell table:formula="of:=SUM([.CJ306:.CM306])" office:value-type="float" office:value="70">
            <text:p>70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07:.BU307];0)-1" office:value-type="float" office:value="2">
            <text:p>2</text:p>
          </table:table-cell>
          <table:table-cell table:formula="of:=SUM([.A307:.BU307])" office:value-type="float" office:value="68">
            <text:p>68</text:p>
          </table:table-cell>
          <table:table-cell table:number-columns-repeated="2"/>
          <table:table-cell table:formula="of:=72-SUM([.BX307:.BZ307])-[.BW307]" office:value-type="float" office:value="2">
            <text:p>2</text:p>
          </table:table-cell>
          <table:table-cell table:formula="of:=[.BW308]+[.CA307]" office:value-type="float" office:value="4">
            <text:p>4</text:p>
          </table:table-cell>
          <table:table-cell table:number-columns-repeated="2"/>
          <table:table-cell table:formula="of:=IF(ISNUMBER([.BW307]);&quot;0x&quot;&amp;DEC2HEX([.BW307]+[.BW$2]))" office:value-type="string" office:string-value="0x1">
            <text:p>0x1</text:p>
          </table:table-cell>
          <table:table-cell table:formula="of:=IF(ISNUMBER([.BX307]);&quot;0x&quot;&amp;DEC2HEX([.BX307]+[.BX$2]))" office:value-type="string" office:string-value="0xC3">
            <text:p>0xC3</text:p>
          </table:table-cell>
          <table:table-cell table:formula="of:=IF(ISNUMBER([.BY307]);&quot;0x&quot;&amp;DEC2HEX([.BY307]+[.BY$2]);&quot;&quot;)">
            <text:p/>
          </table:table-cell>
          <table:table-cell table:formula="of:=IF(ISNUMBER([.BZ307]);&quot;0x&quot;&amp;DEC2HEX([.BZ307]+[.BZ$2]);&quot;&quot;)">
            <text:p/>
          </table:table-cell>
          <table:table-cell table:formula="of:=IF(ISNUMBER([.CB307]);&quot;0x&quot;&amp;DEC2HEX([.CB307]+[.CB$2]);&quot;&quot;)" office:value-type="string" office:string-value="0x3">
            <text:p>0x3</text:p>
          </table:table-cell>
          <table:table-cell table:formula="of:=HEX2DEC(MID([.CE307];3;2))-[.CE$2]" office:value-type="float" office:value="2">
            <text:p>2</text:p>
          </table:table-cell>
          <table:table-cell table:formula="of:=HEX2DEC(MID([.CF307];3;2))-[.CF$2]" office:value-type="float" office:value="68">
            <text:p>68</text:p>
          </table:table-cell>
          <table:table-cell table:number-columns-repeated="3"/>
          <table:table-cell table:formula="of:=SUM([.CJ307:.CM307])" office:value-type="float" office:value="70">
            <text:p>70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08:.BU308];0)-1" office:value-type="float" office:value="2">
            <text:p>2</text:p>
          </table:table-cell>
          <table:table-cell table:formula="of:=SUM([.A308:.BU308])" office:value-type="float" office:value="68">
            <text:p>68</text:p>
          </table:table-cell>
          <table:table-cell table:number-columns-repeated="2"/>
          <table:table-cell table:formula="of:=72-SUM([.BX308:.BZ308])-[.BW308]" office:value-type="float" office:value="2">
            <text:p>2</text:p>
          </table:table-cell>
          <table:table-cell table:formula="of:=[.BW309]+[.CA308]" office:value-type="float" office:value="4">
            <text:p>4</text:p>
          </table:table-cell>
          <table:table-cell table:number-columns-repeated="2"/>
          <table:table-cell table:formula="of:=IF(ISNUMBER([.BW308]);&quot;0x&quot;&amp;DEC2HEX([.BW308]+[.BW$2]))" office:value-type="string" office:string-value="0x1">
            <text:p>0x1</text:p>
          </table:table-cell>
          <table:table-cell table:formula="of:=IF(ISNUMBER([.BX308]);&quot;0x&quot;&amp;DEC2HEX([.BX308]+[.BX$2]))" office:value-type="string" office:string-value="0xC3">
            <text:p>0xC3</text:p>
          </table:table-cell>
          <table:table-cell table:formula="of:=IF(ISNUMBER([.BY308]);&quot;0x&quot;&amp;DEC2HEX([.BY308]+[.BY$2]);&quot;&quot;)">
            <text:p/>
          </table:table-cell>
          <table:table-cell table:formula="of:=IF(ISNUMBER([.BZ308]);&quot;0x&quot;&amp;DEC2HEX([.BZ308]+[.BZ$2]);&quot;&quot;)">
            <text:p/>
          </table:table-cell>
          <table:table-cell table:formula="of:=IF(ISNUMBER([.CB308]);&quot;0x&quot;&amp;DEC2HEX([.CB308]+[.CB$2]);&quot;&quot;)" office:value-type="string" office:string-value="0x3">
            <text:p>0x3</text:p>
          </table:table-cell>
          <table:table-cell table:formula="of:=HEX2DEC(MID([.CE308];3;2))-[.CE$2]" office:value-type="float" office:value="2">
            <text:p>2</text:p>
          </table:table-cell>
          <table:table-cell table:formula="of:=HEX2DEC(MID([.CF308];3;2))-[.CF$2]" office:value-type="float" office:value="68">
            <text:p>68</text:p>
          </table:table-cell>
          <table:table-cell table:number-columns-repeated="3"/>
          <table:table-cell table:formula="of:=SUM([.CJ308:.CM308])" office:value-type="float" office:value="70">
            <text:p>70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09:.BU309];0)-1" office:value-type="float" office:value="2">
            <text:p>2</text:p>
          </table:table-cell>
          <table:table-cell table:formula="of:=SUM([.A309:.BU309])" office:value-type="float" office:value="68">
            <text:p>68</text:p>
          </table:table-cell>
          <table:table-cell table:number-columns-repeated="2"/>
          <table:table-cell table:formula="of:=72-SUM([.BX309:.BZ309])-[.BW309]" office:value-type="float" office:value="2">
            <text:p>2</text:p>
          </table:table-cell>
          <table:table-cell table:formula="of:=[.BW310]+[.CA309]" office:value-type="float" office:value="4">
            <text:p>4</text:p>
          </table:table-cell>
          <table:table-cell table:number-columns-repeated="2"/>
          <table:table-cell table:formula="of:=IF(ISNUMBER([.BW309]);&quot;0x&quot;&amp;DEC2HEX([.BW309]+[.BW$2]))" office:value-type="string" office:string-value="0x1">
            <text:p>0x1</text:p>
          </table:table-cell>
          <table:table-cell table:formula="of:=IF(ISNUMBER([.BX309]);&quot;0x&quot;&amp;DEC2HEX([.BX309]+[.BX$2]))" office:value-type="string" office:string-value="0xC3">
            <text:p>0xC3</text:p>
          </table:table-cell>
          <table:table-cell table:formula="of:=IF(ISNUMBER([.BY309]);&quot;0x&quot;&amp;DEC2HEX([.BY309]+[.BY$2]);&quot;&quot;)">
            <text:p/>
          </table:table-cell>
          <table:table-cell table:formula="of:=IF(ISNUMBER([.BZ309]);&quot;0x&quot;&amp;DEC2HEX([.BZ309]+[.BZ$2]);&quot;&quot;)">
            <text:p/>
          </table:table-cell>
          <table:table-cell table:formula="of:=IF(ISNUMBER([.CB309]);&quot;0x&quot;&amp;DEC2HEX([.CB309]+[.CB$2]);&quot;&quot;)" office:value-type="string" office:string-value="0x3">
            <text:p>0x3</text:p>
          </table:table-cell>
          <table:table-cell table:formula="of:=HEX2DEC(MID([.CE309];3;2))-[.CE$2]" office:value-type="float" office:value="2">
            <text:p>2</text:p>
          </table:table-cell>
          <table:table-cell table:formula="of:=HEX2DEC(MID([.CF309];3;2))-[.CF$2]" office:value-type="float" office:value="68">
            <text:p>68</text:p>
          </table:table-cell>
          <table:table-cell table:number-columns-repeated="3"/>
          <table:table-cell table:formula="of:=SUM([.CJ309:.CM309])" office:value-type="float" office:value="70">
            <text:p>70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10:.BU310];0)-1" office:value-type="float" office:value="2">
            <text:p>2</text:p>
          </table:table-cell>
          <table:table-cell table:formula="of:=SUM([.A310:.BU310])" office:value-type="float" office:value="68">
            <text:p>68</text:p>
          </table:table-cell>
          <table:table-cell table:number-columns-repeated="2"/>
          <table:table-cell table:formula="of:=72-SUM([.BX310:.BZ310])-[.BW310]" office:value-type="float" office:value="2">
            <text:p>2</text:p>
          </table:table-cell>
          <table:table-cell table:formula="of:=[.BW311]+[.CA310]" office:value-type="float" office:value="2">
            <text:p>2</text:p>
          </table:table-cell>
          <table:table-cell table:number-columns-repeated="2"/>
          <table:table-cell table:formula="of:=IF(ISNUMBER([.BW310]);&quot;0x&quot;&amp;DEC2HEX([.BW310]+[.BW$2]))" office:value-type="string" office:string-value="0x1">
            <text:p>0x1</text:p>
          </table:table-cell>
          <table:table-cell table:formula="of:=IF(ISNUMBER([.BX310]);&quot;0x&quot;&amp;DEC2HEX([.BX310]+[.BX$2]))" office:value-type="string" office:string-value="0xC3">
            <text:p>0xC3</text:p>
          </table:table-cell>
          <table:table-cell table:formula="of:=IF(ISNUMBER([.BY310]);&quot;0x&quot;&amp;DEC2HEX([.BY310]+[.BY$2]);&quot;&quot;)">
            <text:p/>
          </table:table-cell>
          <table:table-cell table:formula="of:=IF(ISNUMBER([.BZ310]);&quot;0x&quot;&amp;DEC2HEX([.BZ310]+[.BZ$2]);&quot;&quot;)">
            <text:p/>
          </table:table-cell>
          <table:table-cell table:formula="of:=IF(ISNUMBER([.CB310]);&quot;0x&quot;&amp;DEC2HEX([.CB310]+[.CB$2]);&quot;&quot;)" office:value-type="string" office:string-value="0x1">
            <text:p>0x1</text:p>
          </table:table-cell>
          <table:table-cell table:formula="of:=HEX2DEC(MID([.CE310];3;2))-[.CE$2]" office:value-type="float" office:value="2">
            <text:p>2</text:p>
          </table:table-cell>
          <table:table-cell table:formula="of:=HEX2DEC(MID([.CF310];3;2))-[.CF$2]" office:value-type="float" office:value="68">
            <text:p>68</text:p>
          </table:table-cell>
          <table:table-cell table:number-columns-repeated="3"/>
          <table:table-cell table:formula="of:=SUM([.CJ310:.CM310])" office:value-type="float" office:value="70">
            <text:p>70</text:p>
          </table:table-cell>
          <table:table-cell table:formula="of:=SUM([.CJ211:.CM310])" office:value-type="float" office:value="-13044">
            <text:p>-13044</text:p>
          </table:table-cell>
          <table:table-cell table:number-columns-repeated="7"/>
        </table:table-row>
        <table:table-row table:style-name="ro6">
          <table:table-cell table:number-columns-repeated="72"/>
          <table:table-cell table:style-name="ce2" table:formula="of:=SUM([.BW211:.CA310])" office:value-type="float" office:value="7200">
            <text:p>7200</text:p>
          </table:table-cell>
          <table:table-cell/>
          <table:table-cell/>
          <table:table-cell table:style-name="ce2" table:number-columns-repeated="4"/>
          <table:table-cell table:number-columns-repeated="4"/>
          <table:table-cell office:value-type="string">
            <text:p><text:s/></text:p>
          </table:table-cell>
          <table:table-cell table:number-columns-repeated="17"/>
        </table:table-row>
        <table:table-row table:style-name="ro6" table:number-rows-repeated="2">
          <table:table-cell table:number-columns-repeated="79"/>
          <table:table-cell table:style-name="ce2"/>
          <table:table-cell table:number-columns-repeated="21"/>
        </table:table-row>
        <table:table-row table:style-name="ro6">
          <table:table-cell table:number-columns-repeated="12"/>
          <table:table-cell table:number-columns-repeated="6" office:value-type="string">
            <text:p><text:s/></text:p>
          </table:table-cell>
          <table:table-cell table:number-columns-repeated="36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16"/>
          <table:table-cell table:formula="of:=MATCH(1;[.A314:.BU314];0)-1" office:value-type="float" office:value="18">
            <text:p>18</text:p>
          </table:table-cell>
          <table:table-cell table:formula="of:=SUM([.A314:.BU314])" office:value-type="float" office:value="36">
            <text:p>36</text:p>
          </table:table-cell>
          <table:table-cell table:number-columns-repeated="2"/>
          <table:table-cell table:formula="of:=72-SUM([.BX314:.BZ314])-[.BW314]" office:value-type="float" office:value="18">
            <text:p>18</text:p>
          </table:table-cell>
          <table:table-cell table:formula="of:=[.BW315]+[.CA314]" office:value-type="float" office:value="30">
            <text:p>30</text:p>
          </table:table-cell>
          <table:table-cell table:number-columns-repeated="2"/>
          <table:table-cell table:formula="of:=IF(ISNUMBER([.BW314]);&quot;0x&quot;&amp;DEC2HEX([.BW314]+[.BW$2]))" office:value-type="string" office:string-value="0x11">
            <text:p>0x11</text:p>
          </table:table-cell>
          <table:table-cell table:formula="of:=IF(ISNUMBER([.BX314]);&quot;0x&quot;&amp;DEC2HEX([.BX314]+[.BX$2]))" office:value-type="string" office:string-value="0xA3">
            <text:p>0xA3</text:p>
          </table:table-cell>
          <table:table-cell table:formula="of:=IF(ISNUMBER([.BY314]);&quot;0x&quot;&amp;DEC2HEX([.BY314]+[.BY$2]);&quot;&quot;)">
            <text:p/>
          </table:table-cell>
          <table:table-cell table:formula="of:=IF(ISNUMBER([.BZ314]);&quot;0x&quot;&amp;DEC2HEX([.BZ314]+[.BZ$2]);&quot;&quot;)">
            <text:p/>
          </table:table-cell>
          <table:table-cell table:formula="of:=IF(ISNUMBER([.CB314]);&quot;0x&quot;&amp;DEC2HEX([.CB314]+[.CB$2]);&quot;&quot;)" office:value-type="string" office:string-value="0x1D">
            <text:p>0x1D</text:p>
          </table:table-cell>
          <table:table-cell table:formula="of:=HEX2DEC(MID([.CE314];3;2))-[.CE$2]" office:value-type="float" office:value="18">
            <text:p>18</text:p>
          </table:table-cell>
          <table:table-cell table:formula="of:=HEX2DEC(MID([.CF314];3;2))-[.CF$2]" office:value-type="float" office:value="36">
            <text:p>36</text:p>
          </table:table-cell>
          <table:table-cell table:number-columns-repeated="12"/>
        </table:table-row>
        <table:table-row table:style-name="ro6">
          <table:table-cell table:number-columns-repeated="8"/>
          <table:table-cell table:number-columns-repeated="2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46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5"/>
          <table:table-cell table:formula="of:=MATCH(1;[.A315:.BU315];0)-1" office:value-type="float" office:value="12">
            <text:p>12</text:p>
          </table:table-cell>
          <table:table-cell table:formula="of:=SUM([.A315:.BU315])" office:value-type="float" office:value="46">
            <text:p>46</text:p>
          </table:table-cell>
          <table:table-cell table:number-columns-repeated="2"/>
          <table:table-cell table:formula="of:=72-SUM([.BX315:.BZ315])-[.BW315]" office:value-type="float" office:value="14">
            <text:p>14</text:p>
          </table:table-cell>
          <table:table-cell table:formula="of:=[.BW316]+[.CA315]" office:value-type="float" office:value="23">
            <text:p>23</text:p>
          </table:table-cell>
          <table:table-cell table:number-columns-repeated="2"/>
          <table:table-cell table:formula="of:=IF(ISNUMBER([.BW315]);&quot;0x&quot;&amp;DEC2HEX([.BW315]+[.BW$2]))" office:value-type="string" office:string-value="0xB">
            <text:p>0xB</text:p>
          </table:table-cell>
          <table:table-cell table:formula="of:=IF(ISNUMBER([.BX315]);&quot;0x&quot;&amp;DEC2HEX([.BX315]+[.BX$2]))" office:value-type="string" office:string-value="0xAD">
            <text:p>0xAD</text:p>
          </table:table-cell>
          <table:table-cell table:formula="of:=IF(ISNUMBER([.BY315]);&quot;0x&quot;&amp;DEC2HEX([.BY315]+[.BY$2]);&quot;&quot;)">
            <text:p/>
          </table:table-cell>
          <table:table-cell table:formula="of:=IF(ISNUMBER([.BZ315]);&quot;0x&quot;&amp;DEC2HEX([.BZ315]+[.BZ$2]);&quot;&quot;)">
            <text:p/>
          </table:table-cell>
          <table:table-cell table:formula="of:=IF(ISNUMBER([.CB315]);&quot;0x&quot;&amp;DEC2HEX([.CB315]+[.CB$2]);&quot;&quot;)" office:value-type="string" office:string-value="0x16">
            <text:p>0x16</text:p>
          </table:table-cell>
          <table:table-cell table:formula="of:=HEX2DEC(MID([.CE315];3;2))-[.CE$2]" office:value-type="float" office:value="12">
            <text:p>12</text:p>
          </table:table-cell>
          <table:table-cell table:formula="of:=HEX2DEC(MID([.CF315];3;2))-[.CF$2]" office:value-type="float" office:value="46">
            <text:p>46</text:p>
          </table:table-cell>
          <table:table-cell table:number-columns-repeated="12"/>
        </table:table-row>
        <table:table-row table:style-name="ro6">
          <table:table-cell table:number-columns-repeated="8"/>
          <table:table-cell office:value-type="string">
            <text:p><text:s/></text:p>
          </table:table-cell>
          <table:table-cell table:number-columns-repeated="5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3"/>
          <table:table-cell table:formula="of:=MATCH(1;[.A316:.BU316];0)-1" office:value-type="float" office:value="9">
            <text:p>9</text:p>
          </table:table-cell>
          <table:table-cell table:formula="of:=SUM([.A316:.BU316])" office:value-type="float" office:value="51">
            <text:p>51</text:p>
          </table:table-cell>
          <table:table-cell table:number-columns-repeated="2"/>
          <table:table-cell table:formula="of:=72-SUM([.BX316:.BZ316])-[.BW316]" office:value-type="float" office:value="12">
            <text:p>12</text:p>
          </table:table-cell>
          <table:table-cell table:formula="of:=[.BW317]+[.CA316]" office:value-type="float" office:value="20">
            <text:p>20</text:p>
          </table:table-cell>
          <table:table-cell table:number-columns-repeated="2"/>
          <table:table-cell table:formula="of:=IF(ISNUMBER([.BW316]);&quot;0x&quot;&amp;DEC2HEX([.BW316]+[.BW$2]))" office:value-type="string" office:string-value="0x8">
            <text:p>0x8</text:p>
          </table:table-cell>
          <table:table-cell table:formula="of:=IF(ISNUMBER([.BX316]);&quot;0x&quot;&amp;DEC2HEX([.BX316]+[.BX$2]))" office:value-type="string" office:string-value="0xB2">
            <text:p>0xB2</text:p>
          </table:table-cell>
          <table:table-cell table:formula="of:=IF(ISNUMBER([.BY316]);&quot;0x&quot;&amp;DEC2HEX([.BY316]+[.BY$2]);&quot;&quot;)">
            <text:p/>
          </table:table-cell>
          <table:table-cell table:formula="of:=IF(ISNUMBER([.BZ316]);&quot;0x&quot;&amp;DEC2HEX([.BZ316]+[.BZ$2]);&quot;&quot;)">
            <text:p/>
          </table:table-cell>
          <table:table-cell table:formula="of:=IF(ISNUMBER([.CB316]);&quot;0x&quot;&amp;DEC2HEX([.CB316]+[.CB$2]);&quot;&quot;)" office:value-type="string" office:string-value="0x13">
            <text:p>0x13</text:p>
          </table:table-cell>
          <table:table-cell table:formula="of:=HEX2DEC(MID([.CE316];3;2))-[.CE$2]" office:value-type="float" office:value="9">
            <text:p>9</text:p>
          </table:table-cell>
          <table:table-cell table:formula="of:=HEX2DEC(MID([.CF316];3;2))-[.CF$2]" office:value-type="float" office:value="51">
            <text:p>51</text:p>
          </table:table-cell>
          <table:table-cell table:number-columns-repeated="12"/>
        </table:table-row>
        <table:table-row table:style-name="ro6">
          <table:table-cell table:number-columns-repeated="7"/>
          <table:table-cell office:value-type="string">
            <text:p><text:s/></text:p>
          </table:table-cell>
          <table:table-cell table:number-columns-repeated="5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2"/>
          <table:table-cell table:formula="of:=MATCH(1;[.A317:.BU317];0)-1" office:value-type="float" office:value="8">
            <text:p>8</text:p>
          </table:table-cell>
          <table:table-cell table:formula="of:=SUM([.A317:.BU317])" office:value-type="float" office:value="53">
            <text:p>53</text:p>
          </table:table-cell>
          <table:table-cell table:number-columns-repeated="2"/>
          <table:table-cell table:formula="of:=72-SUM([.BX317:.BZ317])-[.BW317]" office:value-type="float" office:value="11">
            <text:p>11</text:p>
          </table:table-cell>
          <table:table-cell table:formula="of:=[.BW318]+[.CA317]" office:value-type="float" office:value="17">
            <text:p>17</text:p>
          </table:table-cell>
          <table:table-cell table:number-columns-repeated="2"/>
          <table:table-cell table:formula="of:=IF(ISNUMBER([.BW317]);&quot;0x&quot;&amp;DEC2HEX([.BW317]+[.BW$2]))" office:value-type="string" office:string-value="0x7">
            <text:p>0x7</text:p>
          </table:table-cell>
          <table:table-cell table:formula="of:=IF(ISNUMBER([.BX317]);&quot;0x&quot;&amp;DEC2HEX([.BX317]+[.BX$2]))" office:value-type="string" office:string-value="0xB4">
            <text:p>0xB4</text:p>
          </table:table-cell>
          <table:table-cell table:formula="of:=IF(ISNUMBER([.BY317]);&quot;0x&quot;&amp;DEC2HEX([.BY317]+[.BY$2]);&quot;&quot;)">
            <text:p/>
          </table:table-cell>
          <table:table-cell table:formula="of:=IF(ISNUMBER([.BZ317]);&quot;0x&quot;&amp;DEC2HEX([.BZ317]+[.BZ$2]);&quot;&quot;)">
            <text:p/>
          </table:table-cell>
          <table:table-cell table:formula="of:=IF(ISNUMBER([.CB317]);&quot;0x&quot;&amp;DEC2HEX([.CB317]+[.CB$2]);&quot;&quot;)" office:value-type="string" office:string-value="0x10">
            <text:p>0x10</text:p>
          </table:table-cell>
          <table:table-cell table:formula="of:=HEX2DEC(MID([.CE317];3;2))-[.CE$2]" office:value-type="float" office:value="8">
            <text:p>8</text:p>
          </table:table-cell>
          <table:table-cell table:formula="of:=HEX2DEC(MID([.CF317];3;2))-[.CF$2]" office:value-type="float" office:value="53">
            <text:p>53</text:p>
          </table:table-cell>
          <table:table-cell table:number-columns-repeated="12"/>
        </table:table-row>
        <table:table-row table:style-name="ro6">
          <table:table-cell table:number-columns-repeated="6"/>
          <table:table-cell table:number-columns-repeated="56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1"/>
          <table:table-cell table:formula="of:=MATCH(1;[.A318:.BU318];0)-1" office:value-type="float" office:value="6">
            <text:p>6</text:p>
          </table:table-cell>
          <table:table-cell table:formula="of:=SUM([.A318:.BU318])" office:value-type="float" office:value="56">
            <text:p>56</text:p>
          </table:table-cell>
          <table:table-cell table:number-columns-repeated="2"/>
          <table:table-cell table:formula="of:=72-SUM([.BX318:.BZ318])-[.BW318]" office:value-type="float" office:value="10">
            <text:p>10</text:p>
          </table:table-cell>
          <table:table-cell table:formula="of:=[.BW319]+[.CA318]" office:value-type="float" office:value="15">
            <text:p>15</text:p>
          </table:table-cell>
          <table:table-cell table:number-columns-repeated="2"/>
          <table:table-cell table:formula="of:=IF(ISNUMBER([.BW318]);&quot;0x&quot;&amp;DEC2HEX([.BW318]+[.BW$2]))" office:value-type="string" office:string-value="0x5">
            <text:p>0x5</text:p>
          </table:table-cell>
          <table:table-cell table:formula="of:=IF(ISNUMBER([.BX318]);&quot;0x&quot;&amp;DEC2HEX([.BX318]+[.BX$2]))" office:value-type="string" office:string-value="0xB7">
            <text:p>0xB7</text:p>
          </table:table-cell>
          <table:table-cell table:formula="of:=IF(ISNUMBER([.BY318]);&quot;0x&quot;&amp;DEC2HEX([.BY318]+[.BY$2]);&quot;&quot;)">
            <text:p/>
          </table:table-cell>
          <table:table-cell table:formula="of:=IF(ISNUMBER([.BZ318]);&quot;0x&quot;&amp;DEC2HEX([.BZ318]+[.BZ$2]);&quot;&quot;)">
            <text:p/>
          </table:table-cell>
          <table:table-cell table:formula="of:=IF(ISNUMBER([.CB318]);&quot;0x&quot;&amp;DEC2HEX([.CB318]+[.CB$2]);&quot;&quot;)" office:value-type="string" office:string-value="0xE">
            <text:p>0xE</text:p>
          </table:table-cell>
          <table:table-cell table:formula="of:=HEX2DEC(MID([.CE318];3;2))-[.CE$2]" office:value-type="float" office:value="6">
            <text:p>6</text:p>
          </table:table-cell>
          <table:table-cell table:formula="of:=HEX2DEC(MID([.CF318];3;2))-[.CF$2]" office:value-type="float" office:value="56">
            <text:p>56</text:p>
          </table:table-cell>
          <table:table-cell table:number-columns-repeated="12"/>
        </table:table-row>
        <table:table-row table:style-name="ro6">
          <table:table-cell table:number-columns-repeated="5"/>
          <table:table-cell table:number-columns-repeated="5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9"/>
          <table:table-cell table:formula="of:=MATCH(1;[.A319:.BU319];0)-1" office:value-type="float" office:value="5">
            <text:p>5</text:p>
          </table:table-cell>
          <table:table-cell table:formula="of:=SUM([.A319:.BU319])" office:value-type="float" office:value="59">
            <text:p>59</text:p>
          </table:table-cell>
          <table:table-cell table:number-columns-repeated="2"/>
          <table:table-cell table:formula="of:=72-SUM([.BX319:.BZ319])-[.BW319]" office:value-type="float" office:value="8">
            <text:p>8</text:p>
          </table:table-cell>
          <table:table-cell table:formula="of:=[.BW320]+[.CA319]" office:value-type="float" office:value="12">
            <text:p>12</text:p>
          </table:table-cell>
          <table:table-cell table:number-columns-repeated="2"/>
          <table:table-cell table:formula="of:=IF(ISNUMBER([.BW319]);&quot;0x&quot;&amp;DEC2HEX([.BW319]+[.BW$2]))" office:value-type="string" office:string-value="0x4">
            <text:p>0x4</text:p>
          </table:table-cell>
          <table:table-cell table:formula="of:=IF(ISNUMBER([.BX319]);&quot;0x&quot;&amp;DEC2HEX([.BX319]+[.BX$2]))" office:value-type="string" office:string-value="0xBA">
            <text:p>0xBA</text:p>
          </table:table-cell>
          <table:table-cell table:formula="of:=IF(ISNUMBER([.BY319]);&quot;0x&quot;&amp;DEC2HEX([.BY319]+[.BY$2]);&quot;&quot;)">
            <text:p/>
          </table:table-cell>
          <table:table-cell table:formula="of:=IF(ISNUMBER([.BZ319]);&quot;0x&quot;&amp;DEC2HEX([.BZ319]+[.BZ$2]);&quot;&quot;)">
            <text:p/>
          </table:table-cell>
          <table:table-cell table:formula="of:=IF(ISNUMBER([.CB319]);&quot;0x&quot;&amp;DEC2HEX([.CB319]+[.CB$2]);&quot;&quot;)" office:value-type="string" office:string-value="0xB">
            <text:p>0xB</text:p>
          </table:table-cell>
          <table:table-cell table:formula="of:=HEX2DEC(MID([.CE319];3;2))-[.CE$2]" office:value-type="float" office:value="5">
            <text:p>5</text:p>
          </table:table-cell>
          <table:table-cell table:formula="of:=HEX2DEC(MID([.CF319];3;2))-[.CF$2]" office:value-type="float" office:value="59">
            <text:p>59</text:p>
          </table:table-cell>
          <table:table-cell table:number-columns-repeated="12"/>
        </table:table-row>
        <table:table-row table:style-name="ro6">
          <table:table-cell table:number-columns-repeated="4"/>
          <table:table-cell table:number-columns-repeated="62" office:value-type="float" office:value="1">
            <text:p>1</text:p>
          </table:table-cell>
          <table:table-cell table:number-columns-repeated="8"/>
          <table:table-cell table:formula="of:=MATCH(1;[.A320:.BU320];0)-1" office:value-type="float" office:value="4">
            <text:p>4</text:p>
          </table:table-cell>
          <table:table-cell table:formula="of:=SUM([.A320:.BU320])" office:value-type="float" office:value="62">
            <text:p>62</text:p>
          </table:table-cell>
          <table:table-cell table:number-columns-repeated="2"/>
          <table:table-cell table:formula="of:=72-SUM([.BX320:.BZ320])-[.BW320]" office:value-type="float" office:value="6">
            <text:p>6</text:p>
          </table:table-cell>
          <table:table-cell table:formula="of:=[.BW321]+[.CA320]" office:value-type="float" office:value="10">
            <text:p>10</text:p>
          </table:table-cell>
          <table:table-cell table:number-columns-repeated="2"/>
          <table:table-cell table:formula="of:=IF(ISNUMBER([.BW320]);&quot;0x&quot;&amp;DEC2HEX([.BW320]+[.BW$2]))" office:value-type="string" office:string-value="0x3">
            <text:p>0x3</text:p>
          </table:table-cell>
          <table:table-cell table:formula="of:=IF(ISNUMBER([.BX320]);&quot;0x&quot;&amp;DEC2HEX([.BX320]+[.BX$2]))" office:value-type="string" office:string-value="0xBD">
            <text:p>0xBD</text:p>
          </table:table-cell>
          <table:table-cell table:formula="of:=IF(ISNUMBER([.BY320]);&quot;0x&quot;&amp;DEC2HEX([.BY320]+[.BY$2]);&quot;&quot;)">
            <text:p/>
          </table:table-cell>
          <table:table-cell table:formula="of:=IF(ISNUMBER([.BZ320]);&quot;0x&quot;&amp;DEC2HEX([.BZ320]+[.BZ$2]);&quot;&quot;)">
            <text:p/>
          </table:table-cell>
          <table:table-cell table:formula="of:=IF(ISNUMBER([.CB320]);&quot;0x&quot;&amp;DEC2HEX([.CB320]+[.CB$2]);&quot;&quot;)" office:value-type="string" office:string-value="0x9">
            <text:p>0x9</text:p>
          </table:table-cell>
          <table:table-cell table:formula="of:=HEX2DEC(MID([.CE320];3;2))-[.CE$2]" office:value-type="float" office:value="4">
            <text:p>4</text:p>
          </table:table-cell>
          <table:table-cell table:formula="of:=HEX2DEC(MID([.CF320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4"/>
          <table:table-cell table:number-columns-repeated="6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6"/>
          <table:table-cell table:formula="of:=MATCH(1;[.A321:.BU321];0)-1" office:value-type="float" office:value="4">
            <text:p>4</text:p>
          </table:table-cell>
          <table:table-cell table:formula="of:=SUM([.A321:.BU321])" office:value-type="float" office:value="63">
            <text:p>63</text:p>
          </table:table-cell>
          <table:table-cell table:number-columns-repeated="2"/>
          <table:table-cell table:formula="of:=72-SUM([.BX321:.BZ321])-[.BW321]" office:value-type="float" office:value="5">
            <text:p>5</text:p>
          </table:table-cell>
          <table:table-cell table:formula="of:=[.BW322]+[.CA321]" office:value-type="float" office:value="8">
            <text:p>8</text:p>
          </table:table-cell>
          <table:table-cell table:number-columns-repeated="2"/>
          <table:table-cell table:formula="of:=IF(ISNUMBER([.BW321]);&quot;0x&quot;&amp;DEC2HEX([.BW321]+[.BW$2]))" office:value-type="string" office:string-value="0x3">
            <text:p>0x3</text:p>
          </table:table-cell>
          <table:table-cell table:formula="of:=IF(ISNUMBER([.BX321]);&quot;0x&quot;&amp;DEC2HEX([.BX321]+[.BX$2]))" office:value-type="string" office:string-value="0xBE">
            <text:p>0xBE</text:p>
          </table:table-cell>
          <table:table-cell table:formula="of:=IF(ISNUMBER([.BY321]);&quot;0x&quot;&amp;DEC2HEX([.BY321]+[.BY$2]);&quot;&quot;)">
            <text:p/>
          </table:table-cell>
          <table:table-cell table:formula="of:=IF(ISNUMBER([.BZ321]);&quot;0x&quot;&amp;DEC2HEX([.BZ321]+[.BZ$2]);&quot;&quot;)">
            <text:p/>
          </table:table-cell>
          <table:table-cell table:formula="of:=IF(ISNUMBER([.CB321]);&quot;0x&quot;&amp;DEC2HEX([.CB321]+[.CB$2]);&quot;&quot;)" office:value-type="string" office:string-value="0x7">
            <text:p>0x7</text:p>
          </table:table-cell>
          <table:table-cell table:formula="of:=HEX2DEC(MID([.CE321];3;2))-[.CE$2]" office:value-type="float" office:value="4">
            <text:p>4</text:p>
          </table:table-cell>
          <table:table-cell table:formula="of:=HEX2DEC(MID([.CF321];3;2))-[.CF$2]" office:value-type="float" office:value="63">
            <text:p>63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10" office:value-type="float" office:value="1">
            <text:p>1</text:p>
          </table:table-cell>
          <table:table-cell table:number-columns-repeated="12" office:value-type="string">
            <text:p><text:s/></text:p>
          </table:table-cell>
          <table:table-cell table:number-columns-repeated="17"/>
          <table:table-cell table:number-columns-repeated="11"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11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"/>
          <table:table-cell table:formula="of:=MATCH(1;[.A322:.BU322];0)-1" office:value-type="float" office:value="3">
            <text:p>3</text:p>
          </table:table-cell>
          <table:table-cell table:formula="of:=SUM([.A322:.BU322])" office:value-type="float" office:value="21">
            <text:p>21</text:p>
          </table:table-cell>
          <table:table-cell table:number-columns-repeated="2"/>
          <table:table-cell table:formula="of:=72-SUM([.BX322:.BZ322])-[.BW322]" office:value-type="float" office:value="48">
            <text:p>48</text:p>
          </table:table-cell>
          <table:table-cell table:formula="of:=[.BW323]+[.CA322]" office:value-type="float" office:value="50">
            <text:p>50</text:p>
          </table:table-cell>
          <table:table-cell table:number-columns-repeated="2"/>
          <table:table-cell table:formula="of:=IF(ISNUMBER([.BW322]);&quot;0x&quot;&amp;DEC2HEX([.BW322]+[.BW$2]))" office:value-type="string" office:string-value="0x2">
            <text:p>0x2</text:p>
          </table:table-cell>
          <table:table-cell table:formula="of:=IF(ISNUMBER([.BX322]);&quot;0x&quot;&amp;DEC2HEX([.BX322]+[.BX$2]))" office:value-type="string" office:string-value="0x94">
            <text:p>0x94</text:p>
          </table:table-cell>
          <table:table-cell table:formula="of:=IF(ISNUMBER([.BY322]);&quot;0x&quot;&amp;DEC2HEX([.BY322]+[.BY$2]);&quot;&quot;)">
            <text:p/>
          </table:table-cell>
          <table:table-cell table:formula="of:=IF(ISNUMBER([.BZ322]);&quot;0x&quot;&amp;DEC2HEX([.BZ322]+[.BZ$2]);&quot;&quot;)">
            <text:p/>
          </table:table-cell>
          <table:table-cell table:formula="of:=IF(ISNUMBER([.CB322]);&quot;0x&quot;&amp;DEC2HEX([.CB322]+[.CB$2]);&quot;&quot;)" office:value-type="string" office:string-value="0x31">
            <text:p>0x31</text:p>
          </table:table-cell>
          <table:table-cell table:formula="of:=HEX2DEC(MID([.CE322];3;2))-[.CE$2]" office:value-type="float" office:value="3">
            <text:p>3</text:p>
          </table:table-cell>
          <table:table-cell table:formula="of:=HEX2DEC(MID([.CF322];3;2))-[.CF$2]" office:value-type="float" office:value="21">
            <text:p>21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19"/>
          <table:table-cell table:number-columns-repeated="12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"/>
          <table:table-cell table:formula="of:=MATCH(1;[.A323:.BU323];0)-1" office:value-type="float" office:value="2">
            <text:p>2</text:p>
          </table:table-cell>
          <table:table-cell table:formula="of:=SUM([.A323:.BU323])" office:value-type="float" office:value="20">
            <text:p>20</text:p>
          </table:table-cell>
          <table:table-cell table:number-columns-repeated="2"/>
          <table:table-cell table:formula="of:=72-SUM([.BX323:.BZ323])-[.BW323]" office:value-type="float" office:value="50">
            <text:p>50</text:p>
          </table:table-cell>
          <table:table-cell table:formula="of:=[.BW324]+[.CA323]" office:value-type="float" office:value="52">
            <text:p>52</text:p>
          </table:table-cell>
          <table:table-cell table:number-columns-repeated="2"/>
          <table:table-cell table:formula="of:=IF(ISNUMBER([.BW323]);&quot;0x&quot;&amp;DEC2HEX([.BW323]+[.BW$2]))" office:value-type="string" office:string-value="0x1">
            <text:p>0x1</text:p>
          </table:table-cell>
          <table:table-cell table:formula="of:=IF(ISNUMBER([.BX323]);&quot;0x&quot;&amp;DEC2HEX([.BX323]+[.BX$2]))" office:value-type="string" office:string-value="0x93">
            <text:p>0x93</text:p>
          </table:table-cell>
          <table:table-cell table:formula="of:=IF(ISNUMBER([.BY323]);&quot;0x&quot;&amp;DEC2HEX([.BY323]+[.BY$2]);&quot;&quot;)">
            <text:p/>
          </table:table-cell>
          <table:table-cell table:formula="of:=IF(ISNUMBER([.BZ323]);&quot;0x&quot;&amp;DEC2HEX([.BZ323]+[.BZ$2]);&quot;&quot;)">
            <text:p/>
          </table:table-cell>
          <table:table-cell table:formula="of:=IF(ISNUMBER([.CB323]);&quot;0x&quot;&amp;DEC2HEX([.CB323]+[.CB$2]);&quot;&quot;)" office:value-type="string" office:string-value="0x33">
            <text:p>0x33</text:p>
          </table:table-cell>
          <table:table-cell table:formula="of:=HEX2DEC(MID([.CE323];3;2))-[.CE$2]" office:value-type="float" office:value="2">
            <text:p>2</text:p>
          </table:table-cell>
          <table:table-cell table:formula="of:=HEX2DEC(MID([.CF323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11" office:value-type="string">
            <text:p><text:s/></text:p>
          </table:table-cell>
          <table:table-cell table:number-columns-repeated="2"/>
          <table:table-cell table:number-columns-repeated="2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"/>
          <table:table-cell table:formula="of:=MATCH(1;[.A324:.BU324];0)-1" office:value-type="float" office:value="2">
            <text:p>2</text:p>
          </table:table-cell>
          <table:table-cell table:formula="of:=SUM([.A324:.BU324])" office:value-type="float" office:value="19">
            <text:p>19</text:p>
          </table:table-cell>
          <table:table-cell table:number-columns-repeated="2"/>
          <table:table-cell table:formula="of:=72-SUM([.BX324:.BZ324])-[.BW324]" office:value-type="float" office:value="51">
            <text:p>51</text:p>
          </table:table-cell>
          <table:table-cell table:formula="of:=[.BW325]+[.CA324]" office:value-type="float" office:value="53">
            <text:p>53</text:p>
          </table:table-cell>
          <table:table-cell table:number-columns-repeated="2"/>
          <table:table-cell table:formula="of:=IF(ISNUMBER([.BW324]);&quot;0x&quot;&amp;DEC2HEX([.BW324]+[.BW$2]))" office:value-type="string" office:string-value="0x1">
            <text:p>0x1</text:p>
          </table:table-cell>
          <table:table-cell table:formula="of:=IF(ISNUMBER([.BX324]);&quot;0x&quot;&amp;DEC2HEX([.BX324]+[.BX$2]))" office:value-type="string" office:string-value="0x92">
            <text:p>0x92</text:p>
          </table:table-cell>
          <table:table-cell table:formula="of:=IF(ISNUMBER([.BY324]);&quot;0x&quot;&amp;DEC2HEX([.BY324]+[.BY$2]);&quot;&quot;)">
            <text:p/>
          </table:table-cell>
          <table:table-cell table:formula="of:=IF(ISNUMBER([.BZ324]);&quot;0x&quot;&amp;DEC2HEX([.BZ324]+[.BZ$2]);&quot;&quot;)">
            <text:p/>
          </table:table-cell>
          <table:table-cell table:formula="of:=IF(ISNUMBER([.CB324]);&quot;0x&quot;&amp;DEC2HEX([.CB324]+[.CB$2]);&quot;&quot;)" office:value-type="string" office:string-value="0x34">
            <text:p>0x34</text:p>
          </table:table-cell>
          <table:table-cell table:formula="of:=HEX2DEC(MID([.CE324];3;2))-[.CE$2]" office:value-type="float" office:value="2">
            <text:p>2</text:p>
          </table:table-cell>
          <table:table-cell table:formula="of:=HEX2DEC(MID([.CF324];3;2))-[.CF$2]" office:value-type="float" office:value="19">
            <text:p>1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8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325:.BU325];0)-1" office:value-type="float" office:value="2">
            <text:p>2</text:p>
          </table:table-cell>
          <table:table-cell table:formula="of:=SUM([.A325:.BU325])" office:value-type="float" office:value="18">
            <text:p>18</text:p>
          </table:table-cell>
          <table:table-cell table:number-columns-repeated="2"/>
          <table:table-cell table:formula="of:=72-SUM([.BX325:.BZ325])-[.BW325]" office:value-type="float" office:value="52">
            <text:p>52</text:p>
          </table:table-cell>
          <table:table-cell table:formula="of:=[.BW326]+[.CA325]" office:value-type="float" office:value="113">
            <text:p>113</text:p>
          </table:table-cell>
          <table:table-cell table:number-columns-repeated="2"/>
          <table:table-cell table:formula="of:=IF(ISNUMBER([.BW325]);&quot;0x&quot;&amp;DEC2HEX([.BW325]+[.BW$2]))" office:value-type="string" office:string-value="0x1">
            <text:p>0x1</text:p>
          </table:table-cell>
          <table:table-cell table:formula="of:=IF(ISNUMBER([.BX325]);&quot;0x&quot;&amp;DEC2HEX([.BX325]+[.BX$2]))" office:value-type="string" office:string-value="0x91">
            <text:p>0x91</text:p>
          </table:table-cell>
          <table:table-cell table:formula="of:=IF(ISNUMBER([.BY325]);&quot;0x&quot;&amp;DEC2HEX([.BY325]+[.BY$2]);&quot;&quot;)">
            <text:p/>
          </table:table-cell>
          <table:table-cell table:formula="of:=IF(ISNUMBER([.BZ325]);&quot;0x&quot;&amp;DEC2HEX([.BZ325]+[.BZ$2]);&quot;&quot;)">
            <text:p/>
          </table:table-cell>
          <table:table-cell table:formula="of:=IF(ISNUMBER([.CB325]);&quot;0x&quot;&amp;DEC2HEX([.CB325]+[.CB$2]);&quot;&quot;)" office:value-type="string" office:string-value="0x70">
            <text:p>0x70</text:p>
          </table:table-cell>
          <table:table-cell table:formula="of:=HEX2DEC(MID([.CE325];3;2))-[.CE$2]" office:value-type="float" office:value="2">
            <text:p>2</text:p>
          </table:table-cell>
          <table:table-cell table:formula="of:=HEX2DEC(MID([.CF325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11"/>
          <table:table-cell table:number-columns-repeated="2" office:value-type="string">
            <text:p><text:s/></text:p>
          </table:table-cell>
          <table:table-cell table:number-columns-repeated="4"/>
          <table:table-cell table:number-columns-repeated="5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26:.BU326];0)-1" office:value-type="float" office:value="61">
            <text:p>61</text:p>
          </table:table-cell>
          <table:table-cell table:formula="of:=SUM([.A326:.BU326])" office:value-type="float" office:value="9">
            <text:p>9</text:p>
          </table:table-cell>
          <table:table-cell table:number-columns-repeated="2"/>
          <table:table-cell table:formula="of:=72-SUM([.BX326:.BZ326])-[.BW326]" office:value-type="float" office:value="2">
            <text:p>2</text:p>
          </table:table-cell>
          <table:table-cell table:formula="of:=[.BW327]+[.CA326]" office:value-type="float" office:value="63">
            <text:p>63</text:p>
          </table:table-cell>
          <table:table-cell table:number-columns-repeated="2"/>
          <table:table-cell table:formula="of:=IF(ISNUMBER([.BW326]);&quot;0x&quot;&amp;DEC2HEX([.BW326]+[.BW$2]))" office:value-type="string" office:string-value="0x3C">
            <text:p>0x3C</text:p>
          </table:table-cell>
          <table:table-cell table:formula="of:=IF(ISNUMBER([.BX326]);&quot;0x&quot;&amp;DEC2HEX([.BX326]+[.BX$2]))" office:value-type="string" office:string-value="0x88">
            <text:p>0x88</text:p>
          </table:table-cell>
          <table:table-cell table:formula="of:=IF(ISNUMBER([.BY326]);&quot;0x&quot;&amp;DEC2HEX([.BY326]+[.BY$2]);&quot;&quot;)">
            <text:p/>
          </table:table-cell>
          <table:table-cell table:formula="of:=IF(ISNUMBER([.BZ326]);&quot;0x&quot;&amp;DEC2HEX([.BZ326]+[.BZ$2]);&quot;&quot;)">
            <text:p/>
          </table:table-cell>
          <table:table-cell table:formula="of:=IF(ISNUMBER([.CB326]);&quot;0x&quot;&amp;DEC2HEX([.CB326]+[.CB$2]);&quot;&quot;)" office:value-type="string" office:string-value="0x3E">
            <text:p>0x3E</text:p>
          </table:table-cell>
          <table:table-cell table:formula="of:=HEX2DEC(MID([.CE326];3;2))-[.CE$2]" office:value-type="float" office:value="61">
            <text:p>61</text:p>
          </table:table-cell>
          <table:table-cell table:formula="of:=HEX2DEC(MID([.CF326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11"/>
          <table:table-cell table:number-columns-repeated="2" office:value-type="string">
            <text:p><text:s/></text:p>
          </table:table-cell>
          <table:table-cell table:number-columns-repeated="3"/>
          <table:table-cell table:number-columns-repeated="6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27:.BU327];0)-1" office:value-type="float" office:value="61">
            <text:p>61</text:p>
          </table:table-cell>
          <table:table-cell table:formula="of:=SUM([.A327:.BU327])" office:value-type="float" office:value="9">
            <text:p>9</text:p>
          </table:table-cell>
          <table:table-cell table:number-columns-repeated="2"/>
          <table:table-cell table:formula="of:=72-SUM([.BX327:.BZ327])-[.BW327]" office:value-type="float" office:value="2">
            <text:p>2</text:p>
          </table:table-cell>
          <table:table-cell table:formula="of:=[.BW328]+[.CA327]" office:value-type="float" office:value="64">
            <text:p>64</text:p>
          </table:table-cell>
          <table:table-cell table:number-columns-repeated="2"/>
          <table:table-cell table:formula="of:=IF(ISNUMBER([.BW327]);&quot;0x&quot;&amp;DEC2HEX([.BW327]+[.BW$2]))" office:value-type="string" office:string-value="0x3C">
            <text:p>0x3C</text:p>
          </table:table-cell>
          <table:table-cell table:formula="of:=IF(ISNUMBER([.BX327]);&quot;0x&quot;&amp;DEC2HEX([.BX327]+[.BX$2]))" office:value-type="string" office:string-value="0x88">
            <text:p>0x88</text:p>
          </table:table-cell>
          <table:table-cell table:formula="of:=IF(ISNUMBER([.BY327]);&quot;0x&quot;&amp;DEC2HEX([.BY327]+[.BY$2]);&quot;&quot;)">
            <text:p/>
          </table:table-cell>
          <table:table-cell table:formula="of:=IF(ISNUMBER([.BZ327]);&quot;0x&quot;&amp;DEC2HEX([.BZ327]+[.BZ$2]);&quot;&quot;)">
            <text:p/>
          </table:table-cell>
          <table:table-cell table:formula="of:=IF(ISNUMBER([.CB327]);&quot;0x&quot;&amp;DEC2HEX([.CB327]+[.CB$2]);&quot;&quot;)" office:value-type="string" office:string-value="0x3F">
            <text:p>0x3F</text:p>
          </table:table-cell>
          <table:table-cell table:formula="of:=HEX2DEC(MID([.CE327];3;2))-[.CE$2]" office:value-type="float" office:value="61">
            <text:p>61</text:p>
          </table:table-cell>
          <table:table-cell table:formula="of:=HEX2DEC(MID([.CF327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11"/>
          <table:table-cell office:value-type="string">
            <text:p><text:s/></text:p>
          </table:table-cell>
          <table:table-cell table:number-columns-repeated="5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28:.BU328];0)-1" office:value-type="float" office:value="62">
            <text:p>62</text:p>
          </table:table-cell>
          <table:table-cell table:formula="of:=SUM([.A328:.BU328])" office:value-type="float" office:value="8">
            <text:p>8</text:p>
          </table:table-cell>
          <table:table-cell table:number-columns-repeated="2"/>
          <table:table-cell table:formula="of:=72-SUM([.BX328:.BZ328])-[.BW328]" office:value-type="float" office:value="2">
            <text:p>2</text:p>
          </table:table-cell>
          <table:table-cell table:formula="of:=[.BW329]+[.CA328]" office:value-type="float" office:value="64">
            <text:p>64</text:p>
          </table:table-cell>
          <table:table-cell table:number-columns-repeated="2"/>
          <table:table-cell table:formula="of:=IF(ISNUMBER([.BW328]);&quot;0x&quot;&amp;DEC2HEX([.BW328]+[.BW$2]))" office:value-type="string" office:string-value="0x3D">
            <text:p>0x3D</text:p>
          </table:table-cell>
          <table:table-cell table:formula="of:=IF(ISNUMBER([.BX328]);&quot;0x&quot;&amp;DEC2HEX([.BX328]+[.BX$2]))" office:value-type="string" office:string-value="0x87">
            <text:p>0x87</text:p>
          </table:table-cell>
          <table:table-cell table:formula="of:=IF(ISNUMBER([.BY328]);&quot;0x&quot;&amp;DEC2HEX([.BY328]+[.BY$2]);&quot;&quot;)">
            <text:p/>
          </table:table-cell>
          <table:table-cell table:formula="of:=IF(ISNUMBER([.BZ328]);&quot;0x&quot;&amp;DEC2HEX([.BZ328]+[.BZ$2]);&quot;&quot;)">
            <text:p/>
          </table:table-cell>
          <table:table-cell table:formula="of:=IF(ISNUMBER([.CB328]);&quot;0x&quot;&amp;DEC2HEX([.CB328]+[.CB$2]);&quot;&quot;)" office:value-type="string" office:string-value="0x3F">
            <text:p>0x3F</text:p>
          </table:table-cell>
          <table:table-cell table:formula="of:=HEX2DEC(MID([.CE328];3;2))-[.CE$2]" office:value-type="float" office:value="62">
            <text:p>62</text:p>
          </table:table-cell>
          <table:table-cell table:formula="of:=HEX2DEC(MID([.CF32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1"/>
          <table:table-cell office:value-type="string">
            <text:p><text:s/></text:p>
          </table:table-cell>
          <table:table-cell table:number-columns-repeated="5"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1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29:.BU329];0)-1" office:value-type="float" office:value="62">
            <text:p>62</text:p>
          </table:table-cell>
          <table:table-cell table:formula="of:=SUM([.A329:.BU329])" office:value-type="float" office:value="8">
            <text:p>8</text:p>
          </table:table-cell>
          <table:table-cell table:number-columns-repeated="2"/>
          <table:table-cell table:formula="of:=72-SUM([.BX329:.BZ329])-[.BW329]" office:value-type="float" office:value="2">
            <text:p>2</text:p>
          </table:table-cell>
          <table:table-cell table:formula="of:=[.BW330]+[.CA329]" office:value-type="float" office:value="64">
            <text:p>64</text:p>
          </table:table-cell>
          <table:table-cell table:number-columns-repeated="2"/>
          <table:table-cell table:formula="of:=IF(ISNUMBER([.BW329]);&quot;0x&quot;&amp;DEC2HEX([.BW329]+[.BW$2]))" office:value-type="string" office:string-value="0x3D">
            <text:p>0x3D</text:p>
          </table:table-cell>
          <table:table-cell table:formula="of:=IF(ISNUMBER([.BX329]);&quot;0x&quot;&amp;DEC2HEX([.BX329]+[.BX$2]))" office:value-type="string" office:string-value="0x87">
            <text:p>0x87</text:p>
          </table:table-cell>
          <table:table-cell table:formula="of:=IF(ISNUMBER([.BY329]);&quot;0x&quot;&amp;DEC2HEX([.BY329]+[.BY$2]);&quot;&quot;)">
            <text:p/>
          </table:table-cell>
          <table:table-cell table:formula="of:=IF(ISNUMBER([.BZ329]);&quot;0x&quot;&amp;DEC2HEX([.BZ329]+[.BZ$2]);&quot;&quot;)">
            <text:p/>
          </table:table-cell>
          <table:table-cell table:formula="of:=IF(ISNUMBER([.CB329]);&quot;0x&quot;&amp;DEC2HEX([.CB329]+[.CB$2]);&quot;&quot;)" office:value-type="string" office:string-value="0x3F">
            <text:p>0x3F</text:p>
          </table:table-cell>
          <table:table-cell table:formula="of:=HEX2DEC(MID([.CE329];3;2))-[.CE$2]" office:value-type="float" office:value="62">
            <text:p>62</text:p>
          </table:table-cell>
          <table:table-cell table:formula="of:=HEX2DEC(MID([.CF32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1"/>
          <table:table-cell table:number-columns-repeated="4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0:.BU330];0)-1" office:value-type="float" office:value="62">
            <text:p>62</text:p>
          </table:table-cell>
          <table:table-cell table:formula="of:=SUM([.A330:.BU330])" office:value-type="float" office:value="8">
            <text:p>8</text:p>
          </table:table-cell>
          <table:table-cell table:number-columns-repeated="2"/>
          <table:table-cell table:formula="of:=72-SUM([.BX330:.BZ330])-[.BW330]" office:value-type="float" office:value="2">
            <text:p>2</text:p>
          </table:table-cell>
          <table:table-cell table:formula="of:=[.BW331]+[.CA330]" office:value-type="float" office:value="64">
            <text:p>64</text:p>
          </table:table-cell>
          <table:table-cell table:number-columns-repeated="2"/>
          <table:table-cell table:formula="of:=IF(ISNUMBER([.BW330]);&quot;0x&quot;&amp;DEC2HEX([.BW330]+[.BW$2]))" office:value-type="string" office:string-value="0x3D">
            <text:p>0x3D</text:p>
          </table:table-cell>
          <table:table-cell table:formula="of:=IF(ISNUMBER([.BX330]);&quot;0x&quot;&amp;DEC2HEX([.BX330]+[.BX$2]))" office:value-type="string" office:string-value="0x87">
            <text:p>0x87</text:p>
          </table:table-cell>
          <table:table-cell table:formula="of:=IF(ISNUMBER([.BY330]);&quot;0x&quot;&amp;DEC2HEX([.BY330]+[.BY$2]);&quot;&quot;)">
            <text:p/>
          </table:table-cell>
          <table:table-cell table:formula="of:=IF(ISNUMBER([.BZ330]);&quot;0x&quot;&amp;DEC2HEX([.BZ330]+[.BZ$2]);&quot;&quot;)">
            <text:p/>
          </table:table-cell>
          <table:table-cell table:formula="of:=IF(ISNUMBER([.CB330]);&quot;0x&quot;&amp;DEC2HEX([.CB330]+[.CB$2]);&quot;&quot;)" office:value-type="string" office:string-value="0x3F">
            <text:p>0x3F</text:p>
          </table:table-cell>
          <table:table-cell table:formula="of:=HEX2DEC(MID([.CE330];3;2))-[.CE$2]" office:value-type="float" office:value="62">
            <text:p>62</text:p>
          </table:table-cell>
          <table:table-cell table:formula="of:=HEX2DEC(MID([.CF33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1"/>
          <table:table-cell table:number-columns-repeated="2" office:value-type="string">
            <text:p><text:s/></text:p>
          </table:table-cell>
          <table:table-cell table:number-columns-repeated="49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1:.BU331];0)-1" office:value-type="float" office:value="62">
            <text:p>62</text:p>
          </table:table-cell>
          <table:table-cell table:formula="of:=SUM([.A331:.BU331])" office:value-type="float" office:value="8">
            <text:p>8</text:p>
          </table:table-cell>
          <table:table-cell table:number-columns-repeated="2"/>
          <table:table-cell table:formula="of:=72-SUM([.BX331:.BZ331])-[.BW331]" office:value-type="float" office:value="2">
            <text:p>2</text:p>
          </table:table-cell>
          <table:table-cell table:formula="of:=[.BW332]+[.CA331]" office:value-type="float" office:value="64">
            <text:p>64</text:p>
          </table:table-cell>
          <table:table-cell table:number-columns-repeated="2"/>
          <table:table-cell table:formula="of:=IF(ISNUMBER([.BW331]);&quot;0x&quot;&amp;DEC2HEX([.BW331]+[.BW$2]))" office:value-type="string" office:string-value="0x3D">
            <text:p>0x3D</text:p>
          </table:table-cell>
          <table:table-cell table:formula="of:=IF(ISNUMBER([.BX331]);&quot;0x&quot;&amp;DEC2HEX([.BX331]+[.BX$2]))" office:value-type="string" office:string-value="0x87">
            <text:p>0x87</text:p>
          </table:table-cell>
          <table:table-cell table:formula="of:=IF(ISNUMBER([.BY331]);&quot;0x&quot;&amp;DEC2HEX([.BY331]+[.BY$2]);&quot;&quot;)">
            <text:p/>
          </table:table-cell>
          <table:table-cell table:formula="of:=IF(ISNUMBER([.BZ331]);&quot;0x&quot;&amp;DEC2HEX([.BZ331]+[.BZ$2]);&quot;&quot;)">
            <text:p/>
          </table:table-cell>
          <table:table-cell table:formula="of:=IF(ISNUMBER([.CB331]);&quot;0x&quot;&amp;DEC2HEX([.CB331]+[.CB$2]);&quot;&quot;)" office:value-type="string" office:string-value="0x3F">
            <text:p>0x3F</text:p>
          </table:table-cell>
          <table:table-cell table:formula="of:=HEX2DEC(MID([.CE331];3;2))-[.CE$2]" office:value-type="float" office:value="62">
            <text:p>62</text:p>
          </table:table-cell>
          <table:table-cell table:formula="of:=HEX2DEC(MID([.CF33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1"/>
          <table:table-cell table:number-columns-repeated="2" office:value-type="string">
            <text:p><text:s/></text:p>
          </table:table-cell>
          <table:table-cell table:number-columns-repeated="49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2:.BU332];0)-1" office:value-type="float" office:value="62">
            <text:p>62</text:p>
          </table:table-cell>
          <table:table-cell table:formula="of:=SUM([.A332:.BU332])" office:value-type="float" office:value="8">
            <text:p>8</text:p>
          </table:table-cell>
          <table:table-cell table:number-columns-repeated="2"/>
          <table:table-cell table:formula="of:=72-SUM([.BX332:.BZ332])-[.BW332]" office:value-type="float" office:value="2">
            <text:p>2</text:p>
          </table:table-cell>
          <table:table-cell table:formula="of:=[.BW333]+[.CA332]" office:value-type="float" office:value="64">
            <text:p>64</text:p>
          </table:table-cell>
          <table:table-cell table:number-columns-repeated="2"/>
          <table:table-cell table:formula="of:=IF(ISNUMBER([.BW332]);&quot;0x&quot;&amp;DEC2HEX([.BW332]+[.BW$2]))" office:value-type="string" office:string-value="0x3D">
            <text:p>0x3D</text:p>
          </table:table-cell>
          <table:table-cell table:formula="of:=IF(ISNUMBER([.BX332]);&quot;0x&quot;&amp;DEC2HEX([.BX332]+[.BX$2]))" office:value-type="string" office:string-value="0x87">
            <text:p>0x87</text:p>
          </table:table-cell>
          <table:table-cell table:formula="of:=IF(ISNUMBER([.BY332]);&quot;0x&quot;&amp;DEC2HEX([.BY332]+[.BY$2]);&quot;&quot;)">
            <text:p/>
          </table:table-cell>
          <table:table-cell table:formula="of:=IF(ISNUMBER([.BZ332]);&quot;0x&quot;&amp;DEC2HEX([.BZ332]+[.BZ$2]);&quot;&quot;)">
            <text:p/>
          </table:table-cell>
          <table:table-cell table:formula="of:=IF(ISNUMBER([.CB332]);&quot;0x&quot;&amp;DEC2HEX([.CB332]+[.CB$2]);&quot;&quot;)" office:value-type="string" office:string-value="0x3F">
            <text:p>0x3F</text:p>
          </table:table-cell>
          <table:table-cell table:formula="of:=HEX2DEC(MID([.CE332];3;2))-[.CE$2]" office:value-type="float" office:value="62">
            <text:p>62</text:p>
          </table:table-cell>
          <table:table-cell table:formula="of:=HEX2DEC(MID([.CF33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1"/>
          <table:table-cell office:value-type="string">
            <text:p><text:s/></text:p>
          </table:table-cell>
          <table:table-cell table:number-columns-repeated="50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3:.BU333];0)-1" office:value-type="float" office:value="62">
            <text:p>62</text:p>
          </table:table-cell>
          <table:table-cell table:formula="of:=SUM([.A333:.BU333])" office:value-type="float" office:value="8">
            <text:p>8</text:p>
          </table:table-cell>
          <table:table-cell table:number-columns-repeated="2"/>
          <table:table-cell table:formula="of:=72-SUM([.BX333:.BZ333])-[.BW333]" office:value-type="float" office:value="2">
            <text:p>2</text:p>
          </table:table-cell>
          <table:table-cell table:formula="of:=[.BW334]+[.CA333]" office:value-type="float" office:value="64">
            <text:p>64</text:p>
          </table:table-cell>
          <table:table-cell table:number-columns-repeated="2"/>
          <table:table-cell table:formula="of:=IF(ISNUMBER([.BW333]);&quot;0x&quot;&amp;DEC2HEX([.BW333]+[.BW$2]))" office:value-type="string" office:string-value="0x3D">
            <text:p>0x3D</text:p>
          </table:table-cell>
          <table:table-cell table:formula="of:=IF(ISNUMBER([.BX333]);&quot;0x&quot;&amp;DEC2HEX([.BX333]+[.BX$2]))" office:value-type="string" office:string-value="0x87">
            <text:p>0x87</text:p>
          </table:table-cell>
          <table:table-cell table:formula="of:=IF(ISNUMBER([.BY333]);&quot;0x&quot;&amp;DEC2HEX([.BY333]+[.BY$2]);&quot;&quot;)">
            <text:p/>
          </table:table-cell>
          <table:table-cell table:formula="of:=IF(ISNUMBER([.BZ333]);&quot;0x&quot;&amp;DEC2HEX([.BZ333]+[.BZ$2]);&quot;&quot;)">
            <text:p/>
          </table:table-cell>
          <table:table-cell table:formula="of:=IF(ISNUMBER([.CB333]);&quot;0x&quot;&amp;DEC2HEX([.CB333]+[.CB$2]);&quot;&quot;)" office:value-type="string" office:string-value="0x3F">
            <text:p>0x3F</text:p>
          </table:table-cell>
          <table:table-cell table:formula="of:=HEX2DEC(MID([.CE333];3;2))-[.CE$2]" office:value-type="float" office:value="62">
            <text:p>62</text:p>
          </table:table-cell>
          <table:table-cell table:formula="of:=HEX2DEC(MID([.CF33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4:.BU334];0)-1" office:value-type="float" office:value="62">
            <text:p>62</text:p>
          </table:table-cell>
          <table:table-cell table:formula="of:=SUM([.A334:.BU334])" office:value-type="float" office:value="8">
            <text:p>8</text:p>
          </table:table-cell>
          <table:table-cell table:number-columns-repeated="2"/>
          <table:table-cell table:formula="of:=72-SUM([.BX334:.BZ334])-[.BW334]" office:value-type="float" office:value="2">
            <text:p>2</text:p>
          </table:table-cell>
          <table:table-cell table:formula="of:=[.BW335]+[.CA334]" office:value-type="float" office:value="64">
            <text:p>64</text:p>
          </table:table-cell>
          <table:table-cell table:number-columns-repeated="2"/>
          <table:table-cell table:formula="of:=IF(ISNUMBER([.BW334]);&quot;0x&quot;&amp;DEC2HEX([.BW334]+[.BW$2]))" office:value-type="string" office:string-value="0x3D">
            <text:p>0x3D</text:p>
          </table:table-cell>
          <table:table-cell table:formula="of:=IF(ISNUMBER([.BX334]);&quot;0x&quot;&amp;DEC2HEX([.BX334]+[.BX$2]))" office:value-type="string" office:string-value="0x87">
            <text:p>0x87</text:p>
          </table:table-cell>
          <table:table-cell table:formula="of:=IF(ISNUMBER([.BY334]);&quot;0x&quot;&amp;DEC2HEX([.BY334]+[.BY$2]);&quot;&quot;)">
            <text:p/>
          </table:table-cell>
          <table:table-cell table:formula="of:=IF(ISNUMBER([.BZ334]);&quot;0x&quot;&amp;DEC2HEX([.BZ334]+[.BZ$2]);&quot;&quot;)">
            <text:p/>
          </table:table-cell>
          <table:table-cell table:formula="of:=IF(ISNUMBER([.CB334]);&quot;0x&quot;&amp;DEC2HEX([.CB334]+[.CB$2]);&quot;&quot;)" office:value-type="string" office:string-value="0x3F">
            <text:p>0x3F</text:p>
          </table:table-cell>
          <table:table-cell table:formula="of:=HEX2DEC(MID([.CE334];3;2))-[.CE$2]" office:value-type="float" office:value="62">
            <text:p>62</text:p>
          </table:table-cell>
          <table:table-cell table:formula="of:=HEX2DEC(MID([.CF33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5:.BU335];0)-1" office:value-type="float" office:value="62">
            <text:p>62</text:p>
          </table:table-cell>
          <table:table-cell table:formula="of:=SUM([.A335:.BU335])" office:value-type="float" office:value="8">
            <text:p>8</text:p>
          </table:table-cell>
          <table:table-cell table:number-columns-repeated="2"/>
          <table:table-cell table:formula="of:=72-SUM([.BX335:.BZ335])-[.BW335]" office:value-type="float" office:value="2">
            <text:p>2</text:p>
          </table:table-cell>
          <table:table-cell table:formula="of:=[.BW336]+[.CA335]" office:value-type="float" office:value="64">
            <text:p>64</text:p>
          </table:table-cell>
          <table:table-cell table:number-columns-repeated="2"/>
          <table:table-cell table:formula="of:=IF(ISNUMBER([.BW335]);&quot;0x&quot;&amp;DEC2HEX([.BW335]+[.BW$2]))" office:value-type="string" office:string-value="0x3D">
            <text:p>0x3D</text:p>
          </table:table-cell>
          <table:table-cell table:formula="of:=IF(ISNUMBER([.BX335]);&quot;0x&quot;&amp;DEC2HEX([.BX335]+[.BX$2]))" office:value-type="string" office:string-value="0x87">
            <text:p>0x87</text:p>
          </table:table-cell>
          <table:table-cell table:formula="of:=IF(ISNUMBER([.BY335]);&quot;0x&quot;&amp;DEC2HEX([.BY335]+[.BY$2]);&quot;&quot;)">
            <text:p/>
          </table:table-cell>
          <table:table-cell table:formula="of:=IF(ISNUMBER([.BZ335]);&quot;0x&quot;&amp;DEC2HEX([.BZ335]+[.BZ$2]);&quot;&quot;)">
            <text:p/>
          </table:table-cell>
          <table:table-cell table:formula="of:=IF(ISNUMBER([.CB335]);&quot;0x&quot;&amp;DEC2HEX([.CB335]+[.CB$2]);&quot;&quot;)" office:value-type="string" office:string-value="0x3F">
            <text:p>0x3F</text:p>
          </table:table-cell>
          <table:table-cell table:formula="of:=HEX2DEC(MID([.CE335];3;2))-[.CE$2]" office:value-type="float" office:value="62">
            <text:p>62</text:p>
          </table:table-cell>
          <table:table-cell table:formula="of:=HEX2DEC(MID([.CF33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9"/>
          <table:table-cell office:value-type="string">
            <text:p>p</text:p>
          </table:table-cell>
          <table:table-cell table:number-columns-repeated="4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6:.BU336];0)-1" office:value-type="float" office:value="62">
            <text:p>62</text:p>
          </table:table-cell>
          <table:table-cell table:formula="of:=SUM([.A336:.BU336])" office:value-type="float" office:value="8">
            <text:p>8</text:p>
          </table:table-cell>
          <table:table-cell table:number-columns-repeated="2"/>
          <table:table-cell table:formula="of:=72-SUM([.BX336:.BZ336])-[.BW336]" office:value-type="float" office:value="2">
            <text:p>2</text:p>
          </table:table-cell>
          <table:table-cell table:formula="of:=[.BW337]+[.CA336]" office:value-type="float" office:value="64">
            <text:p>64</text:p>
          </table:table-cell>
          <table:table-cell table:number-columns-repeated="2"/>
          <table:table-cell table:formula="of:=IF(ISNUMBER([.BW336]);&quot;0x&quot;&amp;DEC2HEX([.BW336]+[.BW$2]))" office:value-type="string" office:string-value="0x3D">
            <text:p>0x3D</text:p>
          </table:table-cell>
          <table:table-cell table:formula="of:=IF(ISNUMBER([.BX336]);&quot;0x&quot;&amp;DEC2HEX([.BX336]+[.BX$2]))" office:value-type="string" office:string-value="0x87">
            <text:p>0x87</text:p>
          </table:table-cell>
          <table:table-cell table:formula="of:=IF(ISNUMBER([.BY336]);&quot;0x&quot;&amp;DEC2HEX([.BY336]+[.BY$2]);&quot;&quot;)">
            <text:p/>
          </table:table-cell>
          <table:table-cell table:formula="of:=IF(ISNUMBER([.BZ336]);&quot;0x&quot;&amp;DEC2HEX([.BZ336]+[.BZ$2]);&quot;&quot;)">
            <text:p/>
          </table:table-cell>
          <table:table-cell table:formula="of:=IF(ISNUMBER([.CB336]);&quot;0x&quot;&amp;DEC2HEX([.CB336]+[.CB$2]);&quot;&quot;)" office:value-type="string" office:string-value="0x3F">
            <text:p>0x3F</text:p>
          </table:table-cell>
          <table:table-cell table:formula="of:=HEX2DEC(MID([.CE336];3;2))-[.CE$2]" office:value-type="float" office:value="62">
            <text:p>62</text:p>
          </table:table-cell>
          <table:table-cell table:formula="of:=HEX2DEC(MID([.CF33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7:.BU337];0)-1" office:value-type="float" office:value="62">
            <text:p>62</text:p>
          </table:table-cell>
          <table:table-cell table:formula="of:=SUM([.A337:.BU337])" office:value-type="float" office:value="8">
            <text:p>8</text:p>
          </table:table-cell>
          <table:table-cell table:number-columns-repeated="2"/>
          <table:table-cell table:formula="of:=72-SUM([.BX337:.BZ337])-[.BW337]" office:value-type="float" office:value="2">
            <text:p>2</text:p>
          </table:table-cell>
          <table:table-cell table:formula="of:=[.BW338]+[.CA337]" office:value-type="float" office:value="64">
            <text:p>64</text:p>
          </table:table-cell>
          <table:table-cell table:number-columns-repeated="2"/>
          <table:table-cell table:formula="of:=IF(ISNUMBER([.BW337]);&quot;0x&quot;&amp;DEC2HEX([.BW337]+[.BW$2]))" office:value-type="string" office:string-value="0x3D">
            <text:p>0x3D</text:p>
          </table:table-cell>
          <table:table-cell table:formula="of:=IF(ISNUMBER([.BX337]);&quot;0x&quot;&amp;DEC2HEX([.BX337]+[.BX$2]))" office:value-type="string" office:string-value="0x87">
            <text:p>0x87</text:p>
          </table:table-cell>
          <table:table-cell table:formula="of:=IF(ISNUMBER([.BY337]);&quot;0x&quot;&amp;DEC2HEX([.BY337]+[.BY$2]);&quot;&quot;)">
            <text:p/>
          </table:table-cell>
          <table:table-cell table:formula="of:=IF(ISNUMBER([.BZ337]);&quot;0x&quot;&amp;DEC2HEX([.BZ337]+[.BZ$2]);&quot;&quot;)">
            <text:p/>
          </table:table-cell>
          <table:table-cell table:formula="of:=IF(ISNUMBER([.CB337]);&quot;0x&quot;&amp;DEC2HEX([.CB337]+[.CB$2]);&quot;&quot;)" office:value-type="string" office:string-value="0x3F">
            <text:p>0x3F</text:p>
          </table:table-cell>
          <table:table-cell table:formula="of:=HEX2DEC(MID([.CE337];3;2))-[.CE$2]" office:value-type="float" office:value="62">
            <text:p>62</text:p>
          </table:table-cell>
          <table:table-cell table:formula="of:=HEX2DEC(MID([.CF33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8:.BU338];0)-1" office:value-type="float" office:value="62">
            <text:p>62</text:p>
          </table:table-cell>
          <table:table-cell table:formula="of:=SUM([.A338:.BU338])" office:value-type="float" office:value="8">
            <text:p>8</text:p>
          </table:table-cell>
          <table:table-cell table:number-columns-repeated="2"/>
          <table:table-cell table:formula="of:=72-SUM([.BX338:.BZ338])-[.BW338]" office:value-type="float" office:value="2">
            <text:p>2</text:p>
          </table:table-cell>
          <table:table-cell table:formula="of:=[.BW339]+[.CA338]" office:value-type="float" office:value="64">
            <text:p>64</text:p>
          </table:table-cell>
          <table:table-cell table:number-columns-repeated="2"/>
          <table:table-cell table:formula="of:=IF(ISNUMBER([.BW338]);&quot;0x&quot;&amp;DEC2HEX([.BW338]+[.BW$2]))" office:value-type="string" office:string-value="0x3D">
            <text:p>0x3D</text:p>
          </table:table-cell>
          <table:table-cell table:formula="of:=IF(ISNUMBER([.BX338]);&quot;0x&quot;&amp;DEC2HEX([.BX338]+[.BX$2]))" office:value-type="string" office:string-value="0x87">
            <text:p>0x87</text:p>
          </table:table-cell>
          <table:table-cell table:formula="of:=IF(ISNUMBER([.BY338]);&quot;0x&quot;&amp;DEC2HEX([.BY338]+[.BY$2]);&quot;&quot;)">
            <text:p/>
          </table:table-cell>
          <table:table-cell table:formula="of:=IF(ISNUMBER([.BZ338]);&quot;0x&quot;&amp;DEC2HEX([.BZ338]+[.BZ$2]);&quot;&quot;)">
            <text:p/>
          </table:table-cell>
          <table:table-cell table:formula="of:=IF(ISNUMBER([.CB338]);&quot;0x&quot;&amp;DEC2HEX([.CB338]+[.CB$2]);&quot;&quot;)" office:value-type="string" office:string-value="0x3F">
            <text:p>0x3F</text:p>
          </table:table-cell>
          <table:table-cell table:formula="of:=HEX2DEC(MID([.CE338];3;2))-[.CE$2]" office:value-type="float" office:value="62">
            <text:p>62</text:p>
          </table:table-cell>
          <table:table-cell table:formula="of:=HEX2DEC(MID([.CF33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39:.BU339];0)-1" office:value-type="float" office:value="62">
            <text:p>62</text:p>
          </table:table-cell>
          <table:table-cell table:formula="of:=SUM([.A339:.BU339])" office:value-type="float" office:value="8">
            <text:p>8</text:p>
          </table:table-cell>
          <table:table-cell table:number-columns-repeated="2"/>
          <table:table-cell table:formula="of:=72-SUM([.BX339:.BZ339])-[.BW339]" office:value-type="float" office:value="2">
            <text:p>2</text:p>
          </table:table-cell>
          <table:table-cell table:formula="of:=[.BW340]+[.CA339]" office:value-type="float" office:value="64">
            <text:p>64</text:p>
          </table:table-cell>
          <table:table-cell table:number-columns-repeated="2"/>
          <table:table-cell table:formula="of:=IF(ISNUMBER([.BW339]);&quot;0x&quot;&amp;DEC2HEX([.BW339]+[.BW$2]))" office:value-type="string" office:string-value="0x3D">
            <text:p>0x3D</text:p>
          </table:table-cell>
          <table:table-cell table:formula="of:=IF(ISNUMBER([.BX339]);&quot;0x&quot;&amp;DEC2HEX([.BX339]+[.BX$2]))" office:value-type="string" office:string-value="0x87">
            <text:p>0x87</text:p>
          </table:table-cell>
          <table:table-cell table:formula="of:=IF(ISNUMBER([.BY339]);&quot;0x&quot;&amp;DEC2HEX([.BY339]+[.BY$2]);&quot;&quot;)">
            <text:p/>
          </table:table-cell>
          <table:table-cell table:formula="of:=IF(ISNUMBER([.BZ339]);&quot;0x&quot;&amp;DEC2HEX([.BZ339]+[.BZ$2]);&quot;&quot;)">
            <text:p/>
          </table:table-cell>
          <table:table-cell table:formula="of:=IF(ISNUMBER([.CB339]);&quot;0x&quot;&amp;DEC2HEX([.CB339]+[.CB$2]);&quot;&quot;)" office:value-type="string" office:string-value="0x3F">
            <text:p>0x3F</text:p>
          </table:table-cell>
          <table:table-cell table:formula="of:=HEX2DEC(MID([.CE339];3;2))-[.CE$2]" office:value-type="float" office:value="62">
            <text:p>62</text:p>
          </table:table-cell>
          <table:table-cell table:formula="of:=HEX2DEC(MID([.CF33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0:.BU340];0)-1" office:value-type="float" office:value="62">
            <text:p>62</text:p>
          </table:table-cell>
          <table:table-cell table:formula="of:=SUM([.A340:.BU340])" office:value-type="float" office:value="8">
            <text:p>8</text:p>
          </table:table-cell>
          <table:table-cell table:number-columns-repeated="2"/>
          <table:table-cell table:formula="of:=72-SUM([.BX340:.BZ340])-[.BW340]" office:value-type="float" office:value="2">
            <text:p>2</text:p>
          </table:table-cell>
          <table:table-cell table:formula="of:=[.BW341]+[.CA340]" office:value-type="float" office:value="64">
            <text:p>64</text:p>
          </table:table-cell>
          <table:table-cell table:number-columns-repeated="2"/>
          <table:table-cell table:formula="of:=IF(ISNUMBER([.BW340]);&quot;0x&quot;&amp;DEC2HEX([.BW340]+[.BW$2]))" office:value-type="string" office:string-value="0x3D">
            <text:p>0x3D</text:p>
          </table:table-cell>
          <table:table-cell table:formula="of:=IF(ISNUMBER([.BX340]);&quot;0x&quot;&amp;DEC2HEX([.BX340]+[.BX$2]))" office:value-type="string" office:string-value="0x87">
            <text:p>0x87</text:p>
          </table:table-cell>
          <table:table-cell table:formula="of:=IF(ISNUMBER([.BY340]);&quot;0x&quot;&amp;DEC2HEX([.BY340]+[.BY$2]);&quot;&quot;)">
            <text:p/>
          </table:table-cell>
          <table:table-cell table:formula="of:=IF(ISNUMBER([.BZ340]);&quot;0x&quot;&amp;DEC2HEX([.BZ340]+[.BZ$2]);&quot;&quot;)">
            <text:p/>
          </table:table-cell>
          <table:table-cell table:formula="of:=IF(ISNUMBER([.CB340]);&quot;0x&quot;&amp;DEC2HEX([.CB340]+[.CB$2]);&quot;&quot;)" office:value-type="string" office:string-value="0x3F">
            <text:p>0x3F</text:p>
          </table:table-cell>
          <table:table-cell table:formula="of:=HEX2DEC(MID([.CE340];3;2))-[.CE$2]" office:value-type="float" office:value="62">
            <text:p>62</text:p>
          </table:table-cell>
          <table:table-cell table:formula="of:=HEX2DEC(MID([.CF34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1:.BU341];0)-1" office:value-type="float" office:value="62">
            <text:p>62</text:p>
          </table:table-cell>
          <table:table-cell table:formula="of:=SUM([.A341:.BU341])" office:value-type="float" office:value="8">
            <text:p>8</text:p>
          </table:table-cell>
          <table:table-cell table:number-columns-repeated="2"/>
          <table:table-cell table:formula="of:=72-SUM([.BX341:.BZ341])-[.BW341]" office:value-type="float" office:value="2">
            <text:p>2</text:p>
          </table:table-cell>
          <table:table-cell table:formula="of:=[.BW342]+[.CA341]" office:value-type="float" office:value="64">
            <text:p>64</text:p>
          </table:table-cell>
          <table:table-cell table:number-columns-repeated="2"/>
          <table:table-cell table:formula="of:=IF(ISNUMBER([.BW341]);&quot;0x&quot;&amp;DEC2HEX([.BW341]+[.BW$2]))" office:value-type="string" office:string-value="0x3D">
            <text:p>0x3D</text:p>
          </table:table-cell>
          <table:table-cell table:formula="of:=IF(ISNUMBER([.BX341]);&quot;0x&quot;&amp;DEC2HEX([.BX341]+[.BX$2]))" office:value-type="string" office:string-value="0x87">
            <text:p>0x87</text:p>
          </table:table-cell>
          <table:table-cell table:formula="of:=IF(ISNUMBER([.BY341]);&quot;0x&quot;&amp;DEC2HEX([.BY341]+[.BY$2]);&quot;&quot;)">
            <text:p/>
          </table:table-cell>
          <table:table-cell table:formula="of:=IF(ISNUMBER([.BZ341]);&quot;0x&quot;&amp;DEC2HEX([.BZ341]+[.BZ$2]);&quot;&quot;)">
            <text:p/>
          </table:table-cell>
          <table:table-cell table:formula="of:=IF(ISNUMBER([.CB341]);&quot;0x&quot;&amp;DEC2HEX([.CB341]+[.CB$2]);&quot;&quot;)" office:value-type="string" office:string-value="0x3F">
            <text:p>0x3F</text:p>
          </table:table-cell>
          <table:table-cell table:formula="of:=HEX2DEC(MID([.CE341];3;2))-[.CE$2]" office:value-type="float" office:value="62">
            <text:p>62</text:p>
          </table:table-cell>
          <table:table-cell table:formula="of:=HEX2DEC(MID([.CF34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2:.BU342];0)-1" office:value-type="float" office:value="62">
            <text:p>62</text:p>
          </table:table-cell>
          <table:table-cell table:formula="of:=SUM([.A342:.BU342])" office:value-type="float" office:value="8">
            <text:p>8</text:p>
          </table:table-cell>
          <table:table-cell table:number-columns-repeated="2"/>
          <table:table-cell table:formula="of:=72-SUM([.BX342:.BZ342])-[.BW342]" office:value-type="float" office:value="2">
            <text:p>2</text:p>
          </table:table-cell>
          <table:table-cell table:formula="of:=[.BW343]+[.CA342]" office:value-type="float" office:value="64">
            <text:p>64</text:p>
          </table:table-cell>
          <table:table-cell table:number-columns-repeated="2"/>
          <table:table-cell table:formula="of:=IF(ISNUMBER([.BW342]);&quot;0x&quot;&amp;DEC2HEX([.BW342]+[.BW$2]))" office:value-type="string" office:string-value="0x3D">
            <text:p>0x3D</text:p>
          </table:table-cell>
          <table:table-cell table:formula="of:=IF(ISNUMBER([.BX342]);&quot;0x&quot;&amp;DEC2HEX([.BX342]+[.BX$2]))" office:value-type="string" office:string-value="0x87">
            <text:p>0x87</text:p>
          </table:table-cell>
          <table:table-cell table:formula="of:=IF(ISNUMBER([.BY342]);&quot;0x&quot;&amp;DEC2HEX([.BY342]+[.BY$2]);&quot;&quot;)">
            <text:p/>
          </table:table-cell>
          <table:table-cell table:formula="of:=IF(ISNUMBER([.BZ342]);&quot;0x&quot;&amp;DEC2HEX([.BZ342]+[.BZ$2]);&quot;&quot;)">
            <text:p/>
          </table:table-cell>
          <table:table-cell table:formula="of:=IF(ISNUMBER([.CB342]);&quot;0x&quot;&amp;DEC2HEX([.CB342]+[.CB$2]);&quot;&quot;)" office:value-type="string" office:string-value="0x3F">
            <text:p>0x3F</text:p>
          </table:table-cell>
          <table:table-cell table:formula="of:=HEX2DEC(MID([.CE342];3;2))-[.CE$2]" office:value-type="float" office:value="62">
            <text:p>62</text:p>
          </table:table-cell>
          <table:table-cell table:formula="of:=HEX2DEC(MID([.CF34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3:.BU343];0)-1" office:value-type="float" office:value="62">
            <text:p>62</text:p>
          </table:table-cell>
          <table:table-cell table:formula="of:=SUM([.A343:.BU343])" office:value-type="float" office:value="8">
            <text:p>8</text:p>
          </table:table-cell>
          <table:table-cell table:number-columns-repeated="2"/>
          <table:table-cell table:formula="of:=72-SUM([.BX343:.BZ343])-[.BW343]" office:value-type="float" office:value="2">
            <text:p>2</text:p>
          </table:table-cell>
          <table:table-cell table:formula="of:=[.BW344]+[.CA343]" office:value-type="float" office:value="64">
            <text:p>64</text:p>
          </table:table-cell>
          <table:table-cell table:number-columns-repeated="2"/>
          <table:table-cell table:formula="of:=IF(ISNUMBER([.BW343]);&quot;0x&quot;&amp;DEC2HEX([.BW343]+[.BW$2]))" office:value-type="string" office:string-value="0x3D">
            <text:p>0x3D</text:p>
          </table:table-cell>
          <table:table-cell table:formula="of:=IF(ISNUMBER([.BX343]);&quot;0x&quot;&amp;DEC2HEX([.BX343]+[.BX$2]))" office:value-type="string" office:string-value="0x87">
            <text:p>0x87</text:p>
          </table:table-cell>
          <table:table-cell table:formula="of:=IF(ISNUMBER([.BY343]);&quot;0x&quot;&amp;DEC2HEX([.BY343]+[.BY$2]);&quot;&quot;)">
            <text:p/>
          </table:table-cell>
          <table:table-cell table:formula="of:=IF(ISNUMBER([.BZ343]);&quot;0x&quot;&amp;DEC2HEX([.BZ343]+[.BZ$2]);&quot;&quot;)">
            <text:p/>
          </table:table-cell>
          <table:table-cell table:formula="of:=IF(ISNUMBER([.CB343]);&quot;0x&quot;&amp;DEC2HEX([.CB343]+[.CB$2]);&quot;&quot;)" office:value-type="string" office:string-value="0x3F">
            <text:p>0x3F</text:p>
          </table:table-cell>
          <table:table-cell table:formula="of:=HEX2DEC(MID([.CE343];3;2))-[.CE$2]" office:value-type="float" office:value="62">
            <text:p>62</text:p>
          </table:table-cell>
          <table:table-cell table:formula="of:=HEX2DEC(MID([.CF34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4:.BU344];0)-1" office:value-type="float" office:value="62">
            <text:p>62</text:p>
          </table:table-cell>
          <table:table-cell table:formula="of:=SUM([.A344:.BU344])" office:value-type="float" office:value="8">
            <text:p>8</text:p>
          </table:table-cell>
          <table:table-cell table:number-columns-repeated="2"/>
          <table:table-cell table:formula="of:=72-SUM([.BX344:.BZ344])-[.BW344]" office:value-type="float" office:value="2">
            <text:p>2</text:p>
          </table:table-cell>
          <table:table-cell table:formula="of:=[.BW345]+[.CA344]" office:value-type="float" office:value="64">
            <text:p>64</text:p>
          </table:table-cell>
          <table:table-cell table:number-columns-repeated="2"/>
          <table:table-cell table:formula="of:=IF(ISNUMBER([.BW344]);&quot;0x&quot;&amp;DEC2HEX([.BW344]+[.BW$2]))" office:value-type="string" office:string-value="0x3D">
            <text:p>0x3D</text:p>
          </table:table-cell>
          <table:table-cell table:formula="of:=IF(ISNUMBER([.BX344]);&quot;0x&quot;&amp;DEC2HEX([.BX344]+[.BX$2]))" office:value-type="string" office:string-value="0x87">
            <text:p>0x87</text:p>
          </table:table-cell>
          <table:table-cell table:formula="of:=IF(ISNUMBER([.BY344]);&quot;0x&quot;&amp;DEC2HEX([.BY344]+[.BY$2]);&quot;&quot;)">
            <text:p/>
          </table:table-cell>
          <table:table-cell table:formula="of:=IF(ISNUMBER([.BZ344]);&quot;0x&quot;&amp;DEC2HEX([.BZ344]+[.BZ$2]);&quot;&quot;)">
            <text:p/>
          </table:table-cell>
          <table:table-cell table:formula="of:=IF(ISNUMBER([.CB344]);&quot;0x&quot;&amp;DEC2HEX([.CB344]+[.CB$2]);&quot;&quot;)" office:value-type="string" office:string-value="0x3F">
            <text:p>0x3F</text:p>
          </table:table-cell>
          <table:table-cell table:formula="of:=HEX2DEC(MID([.CE344];3;2))-[.CE$2]" office:value-type="float" office:value="62">
            <text:p>62</text:p>
          </table:table-cell>
          <table:table-cell table:formula="of:=HEX2DEC(MID([.CF34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5:.BU345];0)-1" office:value-type="float" office:value="62">
            <text:p>62</text:p>
          </table:table-cell>
          <table:table-cell table:formula="of:=SUM([.A345:.BU345])" office:value-type="float" office:value="8">
            <text:p>8</text:p>
          </table:table-cell>
          <table:table-cell table:number-columns-repeated="2"/>
          <table:table-cell table:formula="of:=72-SUM([.BX345:.BZ345])-[.BW345]" office:value-type="float" office:value="2">
            <text:p>2</text:p>
          </table:table-cell>
          <table:table-cell table:formula="of:=[.BW346]+[.CA345]" office:value-type="float" office:value="64">
            <text:p>64</text:p>
          </table:table-cell>
          <table:table-cell table:number-columns-repeated="2"/>
          <table:table-cell table:formula="of:=IF(ISNUMBER([.BW345]);&quot;0x&quot;&amp;DEC2HEX([.BW345]+[.BW$2]))" office:value-type="string" office:string-value="0x3D">
            <text:p>0x3D</text:p>
          </table:table-cell>
          <table:table-cell table:formula="of:=IF(ISNUMBER([.BX345]);&quot;0x&quot;&amp;DEC2HEX([.BX345]+[.BX$2]))" office:value-type="string" office:string-value="0x87">
            <text:p>0x87</text:p>
          </table:table-cell>
          <table:table-cell table:formula="of:=IF(ISNUMBER([.BY345]);&quot;0x&quot;&amp;DEC2HEX([.BY345]+[.BY$2]);&quot;&quot;)">
            <text:p/>
          </table:table-cell>
          <table:table-cell table:formula="of:=IF(ISNUMBER([.BZ345]);&quot;0x&quot;&amp;DEC2HEX([.BZ345]+[.BZ$2]);&quot;&quot;)">
            <text:p/>
          </table:table-cell>
          <table:table-cell table:formula="of:=IF(ISNUMBER([.CB345]);&quot;0x&quot;&amp;DEC2HEX([.CB345]+[.CB$2]);&quot;&quot;)" office:value-type="string" office:string-value="0x3F">
            <text:p>0x3F</text:p>
          </table:table-cell>
          <table:table-cell table:formula="of:=HEX2DEC(MID([.CE345];3;2))-[.CE$2]" office:value-type="float" office:value="62">
            <text:p>62</text:p>
          </table:table-cell>
          <table:table-cell table:formula="of:=HEX2DEC(MID([.CF34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6:.BU346];0)-1" office:value-type="float" office:value="62">
            <text:p>62</text:p>
          </table:table-cell>
          <table:table-cell table:formula="of:=SUM([.A346:.BU346])" office:value-type="float" office:value="8">
            <text:p>8</text:p>
          </table:table-cell>
          <table:table-cell table:number-columns-repeated="2"/>
          <table:table-cell table:formula="of:=72-SUM([.BX346:.BZ346])-[.BW346]" office:value-type="float" office:value="2">
            <text:p>2</text:p>
          </table:table-cell>
          <table:table-cell table:formula="of:=[.BW347]+[.CA346]" office:value-type="float" office:value="64">
            <text:p>64</text:p>
          </table:table-cell>
          <table:table-cell table:number-columns-repeated="2"/>
          <table:table-cell table:formula="of:=IF(ISNUMBER([.BW346]);&quot;0x&quot;&amp;DEC2HEX([.BW346]+[.BW$2]))" office:value-type="string" office:string-value="0x3D">
            <text:p>0x3D</text:p>
          </table:table-cell>
          <table:table-cell table:formula="of:=IF(ISNUMBER([.BX346]);&quot;0x&quot;&amp;DEC2HEX([.BX346]+[.BX$2]))" office:value-type="string" office:string-value="0x87">
            <text:p>0x87</text:p>
          </table:table-cell>
          <table:table-cell table:formula="of:=IF(ISNUMBER([.BY346]);&quot;0x&quot;&amp;DEC2HEX([.BY346]+[.BY$2]);&quot;&quot;)">
            <text:p/>
          </table:table-cell>
          <table:table-cell table:formula="of:=IF(ISNUMBER([.BZ346]);&quot;0x&quot;&amp;DEC2HEX([.BZ346]+[.BZ$2]);&quot;&quot;)">
            <text:p/>
          </table:table-cell>
          <table:table-cell table:formula="of:=IF(ISNUMBER([.CB346]);&quot;0x&quot;&amp;DEC2HEX([.CB346]+[.CB$2]);&quot;&quot;)" office:value-type="string" office:string-value="0x3F">
            <text:p>0x3F</text:p>
          </table:table-cell>
          <table:table-cell table:formula="of:=HEX2DEC(MID([.CE346];3;2))-[.CE$2]" office:value-type="float" office:value="62">
            <text:p>62</text:p>
          </table:table-cell>
          <table:table-cell table:formula="of:=HEX2DEC(MID([.CF34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7:.BU347];0)-1" office:value-type="float" office:value="62">
            <text:p>62</text:p>
          </table:table-cell>
          <table:table-cell table:formula="of:=SUM([.A347:.BU347])" office:value-type="float" office:value="8">
            <text:p>8</text:p>
          </table:table-cell>
          <table:table-cell table:number-columns-repeated="2"/>
          <table:table-cell table:formula="of:=72-SUM([.BX347:.BZ347])-[.BW347]" office:value-type="float" office:value="2">
            <text:p>2</text:p>
          </table:table-cell>
          <table:table-cell table:formula="of:=[.BW348]+[.CA347]" office:value-type="float" office:value="64">
            <text:p>64</text:p>
          </table:table-cell>
          <table:table-cell table:number-columns-repeated="2"/>
          <table:table-cell table:formula="of:=IF(ISNUMBER([.BW347]);&quot;0x&quot;&amp;DEC2HEX([.BW347]+[.BW$2]))" office:value-type="string" office:string-value="0x3D">
            <text:p>0x3D</text:p>
          </table:table-cell>
          <table:table-cell table:formula="of:=IF(ISNUMBER([.BX347]);&quot;0x&quot;&amp;DEC2HEX([.BX347]+[.BX$2]))" office:value-type="string" office:string-value="0x87">
            <text:p>0x87</text:p>
          </table:table-cell>
          <table:table-cell table:formula="of:=IF(ISNUMBER([.BY347]);&quot;0x&quot;&amp;DEC2HEX([.BY347]+[.BY$2]);&quot;&quot;)">
            <text:p/>
          </table:table-cell>
          <table:table-cell table:formula="of:=IF(ISNUMBER([.BZ347]);&quot;0x&quot;&amp;DEC2HEX([.BZ347]+[.BZ$2]);&quot;&quot;)">
            <text:p/>
          </table:table-cell>
          <table:table-cell table:formula="of:=IF(ISNUMBER([.CB347]);&quot;0x&quot;&amp;DEC2HEX([.CB347]+[.CB$2]);&quot;&quot;)" office:value-type="string" office:string-value="0x3F">
            <text:p>0x3F</text:p>
          </table:table-cell>
          <table:table-cell table:formula="of:=HEX2DEC(MID([.CE347];3;2))-[.CE$2]" office:value-type="float" office:value="62">
            <text:p>62</text:p>
          </table:table-cell>
          <table:table-cell table:formula="of:=HEX2DEC(MID([.CF34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8:.BU348];0)-1" office:value-type="float" office:value="62">
            <text:p>62</text:p>
          </table:table-cell>
          <table:table-cell table:formula="of:=SUM([.A348:.BU348])" office:value-type="float" office:value="8">
            <text:p>8</text:p>
          </table:table-cell>
          <table:table-cell table:number-columns-repeated="2"/>
          <table:table-cell table:formula="of:=72-SUM([.BX348:.BZ348])-[.BW348]" office:value-type="float" office:value="2">
            <text:p>2</text:p>
          </table:table-cell>
          <table:table-cell table:formula="of:=[.BW349]+[.CA348]" office:value-type="float" office:value="62">
            <text:p>62</text:p>
          </table:table-cell>
          <table:table-cell table:number-columns-repeated="2"/>
          <table:table-cell table:formula="of:=IF(ISNUMBER([.BW348]);&quot;0x&quot;&amp;DEC2HEX([.BW348]+[.BW$2]))" office:value-type="string" office:string-value="0x3D">
            <text:p>0x3D</text:p>
          </table:table-cell>
          <table:table-cell table:formula="of:=IF(ISNUMBER([.BX348]);&quot;0x&quot;&amp;DEC2HEX([.BX348]+[.BX$2]))" office:value-type="string" office:string-value="0x87">
            <text:p>0x87</text:p>
          </table:table-cell>
          <table:table-cell table:formula="of:=IF(ISNUMBER([.BY348]);&quot;0x&quot;&amp;DEC2HEX([.BY348]+[.BY$2]);&quot;&quot;)">
            <text:p/>
          </table:table-cell>
          <table:table-cell table:formula="of:=IF(ISNUMBER([.BZ348]);&quot;0x&quot;&amp;DEC2HEX([.BZ348]+[.BZ$2]);&quot;&quot;)">
            <text:p/>
          </table:table-cell>
          <table:table-cell table:formula="of:=IF(ISNUMBER([.CB348]);&quot;0x&quot;&amp;DEC2HEX([.CB348]+[.CB$2]);&quot;&quot;)" office:value-type="string" office:string-value="0x3D">
            <text:p>0x3D</text:p>
          </table:table-cell>
          <table:table-cell table:formula="of:=HEX2DEC(MID([.CE348];3;2))-[.CE$2]" office:value-type="float" office:value="62">
            <text:p>62</text:p>
          </table:table-cell>
          <table:table-cell table:formula="of:=HEX2DEC(MID([.CF34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0"/>
          <table:table-cell table:number-columns-repeated="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349:.BU349];0)-1" office:value-type="float" office:value="60">
            <text:p>60</text:p>
          </table:table-cell>
          <table:table-cell table:formula="of:=SUM([.A349:.BU349])" office:value-type="float" office:value="10">
            <text:p>10</text:p>
          </table:table-cell>
          <table:table-cell table:number-columns-repeated="2"/>
          <table:table-cell table:formula="of:=72-SUM([.BX349:.BZ349])-[.BW349]" office:value-type="float" office:value="2">
            <text:p>2</text:p>
          </table:table-cell>
          <table:table-cell table:formula="of:=[.BW350]+[.CA349]" office:value-type="float" office:value="59">
            <text:p>59</text:p>
          </table:table-cell>
          <table:table-cell table:number-columns-repeated="2"/>
          <table:table-cell table:formula="of:=IF(ISNUMBER([.BW349]);&quot;0x&quot;&amp;DEC2HEX([.BW349]+[.BW$2]))" office:value-type="string" office:string-value="0x3B">
            <text:p>0x3B</text:p>
          </table:table-cell>
          <table:table-cell table:formula="of:=IF(ISNUMBER([.BX349]);&quot;0x&quot;&amp;DEC2HEX([.BX349]+[.BX$2]))" office:value-type="string" office:string-value="0x89">
            <text:p>0x89</text:p>
          </table:table-cell>
          <table:table-cell table:formula="of:=IF(ISNUMBER([.BY349]);&quot;0x&quot;&amp;DEC2HEX([.BY349]+[.BY$2]);&quot;&quot;)">
            <text:p/>
          </table:table-cell>
          <table:table-cell table:formula="of:=IF(ISNUMBER([.BZ349]);&quot;0x&quot;&amp;DEC2HEX([.BZ349]+[.BZ$2]);&quot;&quot;)">
            <text:p/>
          </table:table-cell>
          <table:table-cell table:formula="of:=IF(ISNUMBER([.CB349]);&quot;0x&quot;&amp;DEC2HEX([.CB349]+[.CB$2]);&quot;&quot;)" office:value-type="string" office:string-value="0x3A">
            <text:p>0x3A</text:p>
          </table:table-cell>
          <table:table-cell table:formula="of:=HEX2DEC(MID([.CE349];3;2))-[.CE$2]" office:value-type="float" office:value="60">
            <text:p>60</text:p>
          </table:table-cell>
          <table:table-cell table:formula="of:=HEX2DEC(MID([.CF349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57"/>
          <table:table-cell table:number-columns-repeated="12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350:.BU350];0)-1" office:value-type="float" office:value="57">
            <text:p>57</text:p>
          </table:table-cell>
          <table:table-cell table:formula="of:=SUM([.A350:.BU350])" office:value-type="float" office:value="12">
            <text:p>12</text:p>
          </table:table-cell>
          <table:table-cell table:number-columns-repeated="2"/>
          <table:table-cell table:formula="of:=72-SUM([.BX350:.BZ350])-[.BW350]" office:value-type="float" office:value="3">
            <text:p>3</text:p>
          </table:table-cell>
          <table:table-cell table:formula="of:=[.BW351]+[.CA350]" office:value-type="float" office:value="57">
            <text:p>57</text:p>
          </table:table-cell>
          <table:table-cell table:number-columns-repeated="2"/>
          <table:table-cell table:formula="of:=IF(ISNUMBER([.BW350]);&quot;0x&quot;&amp;DEC2HEX([.BW350]+[.BW$2]))" office:value-type="string" office:string-value="0x38">
            <text:p>0x38</text:p>
          </table:table-cell>
          <table:table-cell table:formula="of:=IF(ISNUMBER([.BX350]);&quot;0x&quot;&amp;DEC2HEX([.BX350]+[.BX$2]))" office:value-type="string" office:string-value="0x8B">
            <text:p>0x8B</text:p>
          </table:table-cell>
          <table:table-cell table:formula="of:=IF(ISNUMBER([.BY350]);&quot;0x&quot;&amp;DEC2HEX([.BY350]+[.BY$2]);&quot;&quot;)">
            <text:p/>
          </table:table-cell>
          <table:table-cell table:formula="of:=IF(ISNUMBER([.BZ350]);&quot;0x&quot;&amp;DEC2HEX([.BZ350]+[.BZ$2]);&quot;&quot;)">
            <text:p/>
          </table:table-cell>
          <table:table-cell table:formula="of:=IF(ISNUMBER([.CB350]);&quot;0x&quot;&amp;DEC2HEX([.CB350]+[.CB$2]);&quot;&quot;)" office:value-type="string" office:string-value="0x38">
            <text:p>0x38</text:p>
          </table:table-cell>
          <table:table-cell table:formula="of:=HEX2DEC(MID([.CE350];3;2))-[.CE$2]" office:value-type="float" office:value="57">
            <text:p>57</text:p>
          </table:table-cell>
          <table:table-cell table:formula="of:=HEX2DEC(MID([.CF350];3;2))-[.CF$2]" office:value-type="float" office:value="12">
            <text:p>12</text:p>
          </table:table-cell>
          <table:table-cell table:number-columns-repeated="12"/>
        </table:table-row>
        <table:table-row table:style-name="ro6">
          <table:table-cell table:number-columns-repeated="54"/>
          <table:table-cell table:number-columns-repeated="15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351:.BU351];0)-1" office:value-type="float" office:value="54">
            <text:p>54</text:p>
          </table:table-cell>
          <table:table-cell table:formula="of:=SUM([.A351:.BU351])" office:value-type="float" office:value="15">
            <text:p>15</text:p>
          </table:table-cell>
          <table:table-cell table:number-columns-repeated="2"/>
          <table:table-cell table:formula="of:=72-SUM([.BX351:.BZ351])-[.BW351]" office:value-type="float" office:value="3">
            <text:p>3</text:p>
          </table:table-cell>
          <table:table-cell table:formula="of:=[.BW352]+[.CA351]" office:value-type="float" office:value="55">
            <text:p>55</text:p>
          </table:table-cell>
          <table:table-cell table:number-columns-repeated="2"/>
          <table:table-cell table:formula="of:=IF(ISNUMBER([.BW351]);&quot;0x&quot;&amp;DEC2HEX([.BW351]+[.BW$2]))" office:value-type="string" office:string-value="0x35">
            <text:p>0x35</text:p>
          </table:table-cell>
          <table:table-cell table:formula="of:=IF(ISNUMBER([.BX351]);&quot;0x&quot;&amp;DEC2HEX([.BX351]+[.BX$2]))" office:value-type="string" office:string-value="0x8E">
            <text:p>0x8E</text:p>
          </table:table-cell>
          <table:table-cell table:formula="of:=IF(ISNUMBER([.BY351]);&quot;0x&quot;&amp;DEC2HEX([.BY351]+[.BY$2]);&quot;&quot;)">
            <text:p/>
          </table:table-cell>
          <table:table-cell table:formula="of:=IF(ISNUMBER([.BZ351]);&quot;0x&quot;&amp;DEC2HEX([.BZ351]+[.BZ$2]);&quot;&quot;)">
            <text:p/>
          </table:table-cell>
          <table:table-cell table:formula="of:=IF(ISNUMBER([.CB351]);&quot;0x&quot;&amp;DEC2HEX([.CB351]+[.CB$2]);&quot;&quot;)" office:value-type="string" office:string-value="0x36">
            <text:p>0x36</text:p>
          </table:table-cell>
          <table:table-cell table:formula="of:=HEX2DEC(MID([.CE351];3;2))-[.CE$2]" office:value-type="float" office:value="54">
            <text:p>54</text:p>
          </table:table-cell>
          <table:table-cell table:formula="of:=HEX2DEC(MID([.CF351];3;2))-[.CF$2]" office:value-type="float" office:value="15">
            <text:p>15</text:p>
          </table:table-cell>
          <table:table-cell table:number-columns-repeated="12"/>
        </table:table-row>
        <table:table-row table:style-name="ro6">
          <table:table-cell table:number-columns-repeated="52"/>
          <table:table-cell table:number-columns-repeated="16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"/>
          <table:table-cell table:formula="of:=MATCH(1;[.A352:.BU352];0)-1" office:value-type="float" office:value="52">
            <text:p>52</text:p>
          </table:table-cell>
          <table:table-cell table:formula="of:=SUM([.A352:.BU352])" office:value-type="float" office:value="16">
            <text:p>16</text:p>
          </table:table-cell>
          <table:table-cell table:number-columns-repeated="2"/>
          <table:table-cell table:formula="of:=72-SUM([.BX352:.BZ352])-[.BW352]" office:value-type="float" office:value="4">
            <text:p>4</text:p>
          </table:table-cell>
          <table:table-cell table:formula="of:=[.BW353]+[.CA352]" office:value-type="float" office:value="49">
            <text:p>49</text:p>
          </table:table-cell>
          <table:table-cell table:number-columns-repeated="2"/>
          <table:table-cell table:formula="of:=IF(ISNUMBER([.BW352]);&quot;0x&quot;&amp;DEC2HEX([.BW352]+[.BW$2]))" office:value-type="string" office:string-value="0x33">
            <text:p>0x33</text:p>
          </table:table-cell>
          <table:table-cell table:formula="of:=IF(ISNUMBER([.BX352]);&quot;0x&quot;&amp;DEC2HEX([.BX352]+[.BX$2]))" office:value-type="string" office:string-value="0x8F">
            <text:p>0x8F</text:p>
          </table:table-cell>
          <table:table-cell table:formula="of:=IF(ISNUMBER([.BY352]);&quot;0x&quot;&amp;DEC2HEX([.BY352]+[.BY$2]);&quot;&quot;)">
            <text:p/>
          </table:table-cell>
          <table:table-cell table:formula="of:=IF(ISNUMBER([.BZ352]);&quot;0x&quot;&amp;DEC2HEX([.BZ352]+[.BZ$2]);&quot;&quot;)">
            <text:p/>
          </table:table-cell>
          <table:table-cell table:formula="of:=IF(ISNUMBER([.CB352]);&quot;0x&quot;&amp;DEC2HEX([.CB352]+[.CB$2]);&quot;&quot;)" office:value-type="string" office:string-value="0x30">
            <text:p>0x30</text:p>
          </table:table-cell>
          <table:table-cell table:formula="of:=HEX2DEC(MID([.CE352];3;2))-[.CE$2]" office:value-type="float" office:value="52">
            <text:p>52</text:p>
          </table:table-cell>
          <table:table-cell table:formula="of:=HEX2DEC(MID([.CF35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45"/>
          <table:table-cell table:number-columns-repeated="21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 table:number-columns-repeated="3"/>
          <table:table-cell table:formula="of:=MATCH(1;[.A353:.BU353];0)-1" office:value-type="float" office:value="45">
            <text:p>45</text:p>
          </table:table-cell>
          <table:table-cell table:formula="of:=SUM([.A353:.BU353])" office:value-type="float" office:value="21">
            <text:p>21</text:p>
          </table:table-cell>
          <table:table-cell table:number-columns-repeated="2"/>
          <table:table-cell table:formula="of:=72-SUM([.BX353:.BZ353])-[.BW353]" office:value-type="float" office:value="6">
            <text:p>6</text:p>
          </table:table-cell>
          <table:table-cell table:formula="of:=[.BW354]+[.CA353]" office:value-type="float" office:value="51">
            <text:p>51</text:p>
          </table:table-cell>
          <table:table-cell table:number-columns-repeated="2"/>
          <table:table-cell table:formula="of:=IF(ISNUMBER([.BW353]);&quot;0x&quot;&amp;DEC2HEX([.BW353]+[.BW$2]))" office:value-type="string" office:string-value="0x2C">
            <text:p>0x2C</text:p>
          </table:table-cell>
          <table:table-cell table:formula="of:=IF(ISNUMBER([.BX353]);&quot;0x&quot;&amp;DEC2HEX([.BX353]+[.BX$2]))" office:value-type="string" office:string-value="0x94">
            <text:p>0x94</text:p>
          </table:table-cell>
          <table:table-cell table:formula="of:=IF(ISNUMBER([.BY353]);&quot;0x&quot;&amp;DEC2HEX([.BY353]+[.BY$2]);&quot;&quot;)">
            <text:p/>
          </table:table-cell>
          <table:table-cell table:formula="of:=IF(ISNUMBER([.BZ353]);&quot;0x&quot;&amp;DEC2HEX([.BZ353]+[.BZ$2]);&quot;&quot;)">
            <text:p/>
          </table:table-cell>
          <table:table-cell table:formula="of:=IF(ISNUMBER([.CB353]);&quot;0x&quot;&amp;DEC2HEX([.CB353]+[.CB$2]);&quot;&quot;)" office:value-type="string" office:string-value="0x32">
            <text:p>0x32</text:p>
          </table:table-cell>
          <table:table-cell table:formula="of:=HEX2DEC(MID([.CE353];3;2))-[.CE$2]" office:value-type="float" office:value="45">
            <text:p>45</text:p>
          </table:table-cell>
          <table:table-cell table:formula="of:=HEX2DEC(MID([.CF353];3;2))-[.CF$2]" office:value-type="float" office:value="21">
            <text:p>21</text:p>
          </table:table-cell>
          <table:table-cell table:number-columns-repeated="12"/>
        </table:table-row>
        <table:table-row table:style-name="ro6">
          <table:table-cell table:number-columns-repeated="45"/>
          <table:table-cell table:number-columns-repeated="20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3"/>
          <table:table-cell table:formula="of:=MATCH(1;[.A354:.BU354];0)-1" office:value-type="float" office:value="45">
            <text:p>45</text:p>
          </table:table-cell>
          <table:table-cell table:formula="of:=SUM([.A354:.BU354])" office:value-type="float" office:value="20">
            <text:p>20</text:p>
          </table:table-cell>
          <table:table-cell table:number-columns-repeated="2"/>
          <table:table-cell table:formula="of:=72-SUM([.BX354:.BZ354])-[.BW354]" office:value-type="float" office:value="7">
            <text:p>7</text:p>
          </table:table-cell>
          <table:table-cell table:formula="of:=[.BW355]+[.CA354]" office:value-type="float" office:value="52">
            <text:p>52</text:p>
          </table:table-cell>
          <table:table-cell table:number-columns-repeated="2"/>
          <table:table-cell table:formula="of:=IF(ISNUMBER([.BW354]);&quot;0x&quot;&amp;DEC2HEX([.BW354]+[.BW$2]))" office:value-type="string" office:string-value="0x2C">
            <text:p>0x2C</text:p>
          </table:table-cell>
          <table:table-cell table:formula="of:=IF(ISNUMBER([.BX354]);&quot;0x&quot;&amp;DEC2HEX([.BX354]+[.BX$2]))" office:value-type="string" office:string-value="0x93">
            <text:p>0x93</text:p>
          </table:table-cell>
          <table:table-cell table:formula="of:=IF(ISNUMBER([.BY354]);&quot;0x&quot;&amp;DEC2HEX([.BY354]+[.BY$2]);&quot;&quot;)">
            <text:p/>
          </table:table-cell>
          <table:table-cell table:formula="of:=IF(ISNUMBER([.BZ354]);&quot;0x&quot;&amp;DEC2HEX([.BZ354]+[.BZ$2]);&quot;&quot;)">
            <text:p/>
          </table:table-cell>
          <table:table-cell table:formula="of:=IF(ISNUMBER([.CB354]);&quot;0x&quot;&amp;DEC2HEX([.CB354]+[.CB$2]);&quot;&quot;)" office:value-type="string" office:string-value="0x33">
            <text:p>0x33</text:p>
          </table:table-cell>
          <table:table-cell table:formula="of:=HEX2DEC(MID([.CE354];3;2))-[.CE$2]" office:value-type="float" office:value="45">
            <text:p>45</text:p>
          </table:table-cell>
          <table:table-cell table:formula="of:=HEX2DEC(MID([.CF354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45"/>
          <table:table-cell table:number-columns-repeated="18" office:value-type="float" office:value="1">
            <text:p>1</text:p>
          </table:table-cell>
          <table:table-cell table:number-columns-repeated="8" office:value-type="string">
            <text:p><text:s/></text:p>
          </table:table-cell>
          <table:table-cell table:number-columns-repeated="3"/>
          <table:table-cell table:formula="of:=MATCH(1;[.A355:.BU355];0)-1" office:value-type="float" office:value="45">
            <text:p>45</text:p>
          </table:table-cell>
          <table:table-cell table:formula="of:=SUM([.A355:.BU355])" office:value-type="float" office:value="18">
            <text:p>18</text:p>
          </table:table-cell>
          <table:table-cell table:number-columns-repeated="2"/>
          <table:table-cell table:formula="of:=72-SUM([.BX355:.BZ355])-[.BW355]" office:value-type="float" office:value="9">
            <text:p>9</text:p>
          </table:table-cell>
          <table:table-cell table:formula="of:=[.BW356]+[.CA355]" office:value-type="float" office:value="54">
            <text:p>54</text:p>
          </table:table-cell>
          <table:table-cell table:number-columns-repeated="2"/>
          <table:table-cell table:formula="of:=IF(ISNUMBER([.BW355]);&quot;0x&quot;&amp;DEC2HEX([.BW355]+[.BW$2]))" office:value-type="string" office:string-value="0x2C">
            <text:p>0x2C</text:p>
          </table:table-cell>
          <table:table-cell table:formula="of:=IF(ISNUMBER([.BX355]);&quot;0x&quot;&amp;DEC2HEX([.BX355]+[.BX$2]))" office:value-type="string" office:string-value="0x91">
            <text:p>0x91</text:p>
          </table:table-cell>
          <table:table-cell table:formula="of:=IF(ISNUMBER([.BY355]);&quot;0x&quot;&amp;DEC2HEX([.BY355]+[.BY$2]);&quot;&quot;)">
            <text:p/>
          </table:table-cell>
          <table:table-cell table:formula="of:=IF(ISNUMBER([.BZ355]);&quot;0x&quot;&amp;DEC2HEX([.BZ355]+[.BZ$2]);&quot;&quot;)">
            <text:p/>
          </table:table-cell>
          <table:table-cell table:formula="of:=IF(ISNUMBER([.CB355]);&quot;0x&quot;&amp;DEC2HEX([.CB355]+[.CB$2]);&quot;&quot;)" office:value-type="string" office:string-value="0x35">
            <text:p>0x35</text:p>
          </table:table-cell>
          <table:table-cell table:formula="of:=HEX2DEC(MID([.CE355];3;2))-[.CE$2]" office:value-type="float" office:value="45">
            <text:p>45</text:p>
          </table:table-cell>
          <table:table-cell table:formula="of:=HEX2DEC(MID([.CF355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45"/>
          <table:table-cell table:number-columns-repeated="18" office:value-type="float" office:value="1">
            <text:p>1</text:p>
          </table:table-cell>
          <table:table-cell table:number-columns-repeated="8" office:value-type="string">
            <text:p><text:s/></text:p>
          </table:table-cell>
          <table:table-cell table:number-columns-repeated="3"/>
          <table:table-cell table:formula="of:=MATCH(1;[.A356:.BU356];0)-1" office:value-type="float" office:value="45">
            <text:p>45</text:p>
          </table:table-cell>
          <table:table-cell table:formula="of:=SUM([.A356:.BU356])" office:value-type="float" office:value="18">
            <text:p>18</text:p>
          </table:table-cell>
          <table:table-cell table:number-columns-repeated="2"/>
          <table:table-cell table:formula="of:=72-SUM([.BX356:.BZ356])-[.BW356]" office:value-type="float" office:value="9">
            <text:p>9</text:p>
          </table:table-cell>
          <table:table-cell table:formula="of:=[.BW357]+[.CA356]" office:value-type="float" office:value="54">
            <text:p>54</text:p>
          </table:table-cell>
          <table:table-cell table:number-columns-repeated="2"/>
          <table:table-cell table:formula="of:=IF(ISNUMBER([.BW356]);&quot;0x&quot;&amp;DEC2HEX([.BW356]+[.BW$2]))" office:value-type="string" office:string-value="0x2C">
            <text:p>0x2C</text:p>
          </table:table-cell>
          <table:table-cell table:formula="of:=IF(ISNUMBER([.BX356]);&quot;0x&quot;&amp;DEC2HEX([.BX356]+[.BX$2]))" office:value-type="string" office:string-value="0x91">
            <text:p>0x91</text:p>
          </table:table-cell>
          <table:table-cell table:formula="of:=IF(ISNUMBER([.BY356]);&quot;0x&quot;&amp;DEC2HEX([.BY356]+[.BY$2]);&quot;&quot;)">
            <text:p/>
          </table:table-cell>
          <table:table-cell table:formula="of:=IF(ISNUMBER([.BZ356]);&quot;0x&quot;&amp;DEC2HEX([.BZ356]+[.BZ$2]);&quot;&quot;)">
            <text:p/>
          </table:table-cell>
          <table:table-cell table:formula="of:=IF(ISNUMBER([.CB356]);&quot;0x&quot;&amp;DEC2HEX([.CB356]+[.CB$2]);&quot;&quot;)" office:value-type="string" office:string-value="0x35">
            <text:p>0x35</text:p>
          </table:table-cell>
          <table:table-cell table:formula="of:=HEX2DEC(MID([.CE356];3;2))-[.CE$2]" office:value-type="float" office:value="45">
            <text:p>45</text:p>
          </table:table-cell>
          <table:table-cell table:formula="of:=HEX2DEC(MID([.CF356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45"/>
          <table:table-cell table:number-columns-repeated="20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3"/>
          <table:table-cell table:formula="of:=MATCH(1;[.A357:.BU357];0)-1" office:value-type="float" office:value="45">
            <text:p>45</text:p>
          </table:table-cell>
          <table:table-cell table:formula="of:=SUM([.A357:.BU357])" office:value-type="float" office:value="20">
            <text:p>20</text:p>
          </table:table-cell>
          <table:table-cell table:number-columns-repeated="2"/>
          <table:table-cell table:formula="of:=72-SUM([.BX357:.BZ357])-[.BW357]" office:value-type="float" office:value="7">
            <text:p>7</text:p>
          </table:table-cell>
          <table:table-cell table:formula="of:=[.BW358]+[.CA357]" office:value-type="float" office:value="61">
            <text:p>61</text:p>
          </table:table-cell>
          <table:table-cell table:number-columns-repeated="2"/>
          <table:table-cell table:formula="of:=IF(ISNUMBER([.BW357]);&quot;0x&quot;&amp;DEC2HEX([.BW357]+[.BW$2]))" office:value-type="string" office:string-value="0x2C">
            <text:p>0x2C</text:p>
          </table:table-cell>
          <table:table-cell table:formula="of:=IF(ISNUMBER([.BX357]);&quot;0x&quot;&amp;DEC2HEX([.BX357]+[.BX$2]))" office:value-type="string" office:string-value="0x93">
            <text:p>0x93</text:p>
          </table:table-cell>
          <table:table-cell table:formula="of:=IF(ISNUMBER([.BY357]);&quot;0x&quot;&amp;DEC2HEX([.BY357]+[.BY$2]);&quot;&quot;)">
            <text:p/>
          </table:table-cell>
          <table:table-cell table:formula="of:=IF(ISNUMBER([.BZ357]);&quot;0x&quot;&amp;DEC2HEX([.BZ357]+[.BZ$2]);&quot;&quot;)">
            <text:p/>
          </table:table-cell>
          <table:table-cell table:formula="of:=IF(ISNUMBER([.CB357]);&quot;0x&quot;&amp;DEC2HEX([.CB357]+[.CB$2]);&quot;&quot;)" office:value-type="string" office:string-value="0x3C">
            <text:p>0x3C</text:p>
          </table:table-cell>
          <table:table-cell table:formula="of:=HEX2DEC(MID([.CE357];3;2))-[.CE$2]" office:value-type="float" office:value="45">
            <text:p>45</text:p>
          </table:table-cell>
          <table:table-cell table:formula="of:=HEX2DEC(MID([.CF357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54"/>
          <table:table-cell table:number-columns-repeated="12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4"/>
          <table:table-cell table:formula="of:=MATCH(1;[.A358:.BU358];0)-1" office:value-type="float" office:value="54">
            <text:p>54</text:p>
          </table:table-cell>
          <table:table-cell table:formula="of:=SUM([.A358:.BU358])" office:value-type="float" office:value="12">
            <text:p>12</text:p>
          </table:table-cell>
          <table:table-cell table:number-columns-repeated="2"/>
          <table:table-cell table:formula="of:=72-SUM([.BX358:.BZ358])-[.BW358]" office:value-type="float" office:value="6">
            <text:p>6</text:p>
          </table:table-cell>
          <table:table-cell table:formula="of:=[.BW359]+[.CA358]" office:value-type="float" office:value="62">
            <text:p>62</text:p>
          </table:table-cell>
          <table:table-cell table:number-columns-repeated="2"/>
          <table:table-cell table:formula="of:=IF(ISNUMBER([.BW358]);&quot;0x&quot;&amp;DEC2HEX([.BW358]+[.BW$2]))" office:value-type="string" office:string-value="0x35">
            <text:p>0x35</text:p>
          </table:table-cell>
          <table:table-cell table:formula="of:=IF(ISNUMBER([.BX358]);&quot;0x&quot;&amp;DEC2HEX([.BX358]+[.BX$2]))" office:value-type="string" office:string-value="0x8B">
            <text:p>0x8B</text:p>
          </table:table-cell>
          <table:table-cell table:formula="of:=IF(ISNUMBER([.BY358]);&quot;0x&quot;&amp;DEC2HEX([.BY358]+[.BY$2]);&quot;&quot;)">
            <text:p/>
          </table:table-cell>
          <table:table-cell table:formula="of:=IF(ISNUMBER([.BZ358]);&quot;0x&quot;&amp;DEC2HEX([.BZ358]+[.BZ$2]);&quot;&quot;)">
            <text:p/>
          </table:table-cell>
          <table:table-cell table:formula="of:=IF(ISNUMBER([.CB358]);&quot;0x&quot;&amp;DEC2HEX([.CB358]+[.CB$2]);&quot;&quot;)" office:value-type="string" office:string-value="0x3D">
            <text:p>0x3D</text:p>
          </table:table-cell>
          <table:table-cell table:formula="of:=HEX2DEC(MID([.CE358];3;2))-[.CE$2]" office:value-type="float" office:value="54">
            <text:p>54</text:p>
          </table:table-cell>
          <table:table-cell table:formula="of:=HEX2DEC(MID([.CF358];3;2))-[.CF$2]" office:value-type="float" office:value="12">
            <text:p>12</text:p>
          </table:table-cell>
          <table:table-cell table:number-columns-repeated="12"/>
        </table:table-row>
        <table:table-row table:style-name="ro6">
          <table:table-cell table:number-columns-repeated="56"/>
          <table:table-cell table:number-columns-repeated="10" office:value-type="float" office:value="1">
            <text:p>1</text:p>
          </table:table-cell>
          <table:table-cell table:number-columns-repeated="8"/>
          <table:table-cell table:formula="of:=MATCH(1;[.A359:.BU359];0)-1" office:value-type="float" office:value="56">
            <text:p>56</text:p>
          </table:table-cell>
          <table:table-cell table:formula="of:=SUM([.A359:.BU359])" office:value-type="float" office:value="10">
            <text:p>10</text:p>
          </table:table-cell>
          <table:table-cell table:number-columns-repeated="2"/>
          <table:table-cell table:formula="of:=72-SUM([.BX359:.BZ359])-[.BW359]" office:value-type="float" office:value="6">
            <text:p>6</text:p>
          </table:table-cell>
          <table:table-cell table:formula="of:=[.BW360]+[.CA359]" office:value-type="float" office:value="64">
            <text:p>64</text:p>
          </table:table-cell>
          <table:table-cell table:number-columns-repeated="2"/>
          <table:table-cell table:formula="of:=IF(ISNUMBER([.BW359]);&quot;0x&quot;&amp;DEC2HEX([.BW359]+[.BW$2]))" office:value-type="string" office:string-value="0x37">
            <text:p>0x37</text:p>
          </table:table-cell>
          <table:table-cell table:formula="of:=IF(ISNUMBER([.BX359]);&quot;0x&quot;&amp;DEC2HEX([.BX359]+[.BX$2]))" office:value-type="string" office:string-value="0x89">
            <text:p>0x89</text:p>
          </table:table-cell>
          <table:table-cell table:formula="of:=IF(ISNUMBER([.BY359]);&quot;0x&quot;&amp;DEC2HEX([.BY359]+[.BY$2]);&quot;&quot;)">
            <text:p/>
          </table:table-cell>
          <table:table-cell table:formula="of:=IF(ISNUMBER([.BZ359]);&quot;0x&quot;&amp;DEC2HEX([.BZ359]+[.BZ$2]);&quot;&quot;)">
            <text:p/>
          </table:table-cell>
          <table:table-cell table:formula="of:=IF(ISNUMBER([.CB359]);&quot;0x&quot;&amp;DEC2HEX([.CB359]+[.CB$2]);&quot;&quot;)" office:value-type="string" office:string-value="0x3F">
            <text:p>0x3F</text:p>
          </table:table-cell>
          <table:table-cell table:formula="of:=HEX2DEC(MID([.CE359];3;2))-[.CE$2]" office:value-type="float" office:value="56">
            <text:p>56</text:p>
          </table:table-cell>
          <table:table-cell table:formula="of:=HEX2DEC(MID([.CF359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58"/>
          <table:table-cell table:number-columns-repeated="10" office:value-type="float" office:value="1">
            <text:p>1</text:p>
          </table:table-cell>
          <table:table-cell table:number-columns-repeated="6"/>
          <table:table-cell table:formula="of:=MATCH(1;[.A360:.BU360];0)-1" office:value-type="float" office:value="58">
            <text:p>58</text:p>
          </table:table-cell>
          <table:table-cell table:formula="of:=SUM([.A360:.BU360])" office:value-type="float" office:value="10">
            <text:p>10</text:p>
          </table:table-cell>
          <table:table-cell table:number-columns-repeated="2"/>
          <table:table-cell table:formula="of:=72-SUM([.BX360:.BZ360])-[.BW360]" office:value-type="float" office:value="4">
            <text:p>4</text:p>
          </table:table-cell>
          <table:table-cell table:formula="of:=[.BW361]+[.CA360]" office:value-type="float" office:value="63">
            <text:p>63</text:p>
          </table:table-cell>
          <table:table-cell table:number-columns-repeated="2"/>
          <table:table-cell table:formula="of:=IF(ISNUMBER([.BW360]);&quot;0x&quot;&amp;DEC2HEX([.BW360]+[.BW$2]))" office:value-type="string" office:string-value="0x39">
            <text:p>0x39</text:p>
          </table:table-cell>
          <table:table-cell table:formula="of:=IF(ISNUMBER([.BX360]);&quot;0x&quot;&amp;DEC2HEX([.BX360]+[.BX$2]))" office:value-type="string" office:string-value="0x89">
            <text:p>0x89</text:p>
          </table:table-cell>
          <table:table-cell table:formula="of:=IF(ISNUMBER([.BY360]);&quot;0x&quot;&amp;DEC2HEX([.BY360]+[.BY$2]);&quot;&quot;)">
            <text:p/>
          </table:table-cell>
          <table:table-cell table:formula="of:=IF(ISNUMBER([.BZ360]);&quot;0x&quot;&amp;DEC2HEX([.BZ360]+[.BZ$2]);&quot;&quot;)">
            <text:p/>
          </table:table-cell>
          <table:table-cell table:formula="of:=IF(ISNUMBER([.CB360]);&quot;0x&quot;&amp;DEC2HEX([.CB360]+[.CB$2]);&quot;&quot;)" office:value-type="string" office:string-value="0x3E">
            <text:p>0x3E</text:p>
          </table:table-cell>
          <table:table-cell table:formula="of:=HEX2DEC(MID([.CE360];3;2))-[.CE$2]" office:value-type="float" office:value="58">
            <text:p>58</text:p>
          </table:table-cell>
          <table:table-cell table:formula="of:=HEX2DEC(MID([.CF360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59"/>
          <table:table-cell table:number-columns-repeated="9" office:value-type="float" office:value="1">
            <text:p>1</text:p>
          </table:table-cell>
          <table:table-cell table:number-columns-repeated="6"/>
          <table:table-cell table:formula="of:=MATCH(1;[.A361:.BU361];0)-1" office:value-type="float" office:value="59">
            <text:p>59</text:p>
          </table:table-cell>
          <table:table-cell table:formula="of:=SUM([.A361:.BU361])" office:value-type="float" office:value="9">
            <text:p>9</text:p>
          </table:table-cell>
          <table:table-cell table:number-columns-repeated="2"/>
          <table:table-cell table:formula="of:=72-SUM([.BX361:.BZ361])-[.BW361]" office:value-type="float" office:value="4">
            <text:p>4</text:p>
          </table:table-cell>
          <table:table-cell table:formula="of:=[.BW362]+[.CA361]" office:value-type="float" office:value="65">
            <text:p>65</text:p>
          </table:table-cell>
          <table:table-cell table:number-columns-repeated="2"/>
          <table:table-cell table:formula="of:=IF(ISNUMBER([.BW361]);&quot;0x&quot;&amp;DEC2HEX([.BW361]+[.BW$2]))" office:value-type="string" office:string-value="0x3A">
            <text:p>0x3A</text:p>
          </table:table-cell>
          <table:table-cell table:formula="of:=IF(ISNUMBER([.BX361]);&quot;0x&quot;&amp;DEC2HEX([.BX361]+[.BX$2]))" office:value-type="string" office:string-value="0x88">
            <text:p>0x88</text:p>
          </table:table-cell>
          <table:table-cell table:formula="of:=IF(ISNUMBER([.BY361]);&quot;0x&quot;&amp;DEC2HEX([.BY361]+[.BY$2]);&quot;&quot;)">
            <text:p/>
          </table:table-cell>
          <table:table-cell table:formula="of:=IF(ISNUMBER([.BZ361]);&quot;0x&quot;&amp;DEC2HEX([.BZ361]+[.BZ$2]);&quot;&quot;)">
            <text:p/>
          </table:table-cell>
          <table:table-cell table:formula="of:=IF(ISNUMBER([.CB361]);&quot;0x&quot;&amp;DEC2HEX([.CB361]+[.CB$2]);&quot;&quot;)" office:value-type="string" office:string-value="0x40">
            <text:p>0x40</text:p>
          </table:table-cell>
          <table:table-cell table:formula="of:=HEX2DEC(MID([.CE361];3;2))-[.CE$2]" office:value-type="float" office:value="59">
            <text:p>59</text:p>
          </table:table-cell>
          <table:table-cell table:formula="of:=HEX2DEC(MID([.CF361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61"/>
          <table:table-cell table:number-columns-repeated="8" office:value-type="float" office:value="1">
            <text:p>1</text:p>
          </table:table-cell>
          <table:table-cell table:number-columns-repeated="5"/>
          <table:table-cell table:formula="of:=MATCH(1;[.A362:.BU362];0)-1" office:value-type="float" office:value="61">
            <text:p>61</text:p>
          </table:table-cell>
          <table:table-cell table:formula="of:=SUM([.A362:.BU362])" office:value-type="float" office:value="8">
            <text:p>8</text:p>
          </table:table-cell>
          <table:table-cell table:number-columns-repeated="2"/>
          <table:table-cell table:formula="of:=72-SUM([.BX362:.BZ362])-[.BW362]" office:value-type="float" office:value="3">
            <text:p>3</text:p>
          </table:table-cell>
          <table:table-cell table:formula="of:=[.BW363]+[.CA362]" office:value-type="float" office:value="65">
            <text:p>65</text:p>
          </table:table-cell>
          <table:table-cell table:number-columns-repeated="2"/>
          <table:table-cell table:formula="of:=IF(ISNUMBER([.BW362]);&quot;0x&quot;&amp;DEC2HEX([.BW362]+[.BW$2]))" office:value-type="string" office:string-value="0x3C">
            <text:p>0x3C</text:p>
          </table:table-cell>
          <table:table-cell table:formula="of:=IF(ISNUMBER([.BX362]);&quot;0x&quot;&amp;DEC2HEX([.BX362]+[.BX$2]))" office:value-type="string" office:string-value="0x87">
            <text:p>0x87</text:p>
          </table:table-cell>
          <table:table-cell table:formula="of:=IF(ISNUMBER([.BY362]);&quot;0x&quot;&amp;DEC2HEX([.BY362]+[.BY$2]);&quot;&quot;)">
            <text:p/>
          </table:table-cell>
          <table:table-cell table:formula="of:=IF(ISNUMBER([.BZ362]);&quot;0x&quot;&amp;DEC2HEX([.BZ362]+[.BZ$2]);&quot;&quot;)">
            <text:p/>
          </table:table-cell>
          <table:table-cell table:formula="of:=IF(ISNUMBER([.CB362]);&quot;0x&quot;&amp;DEC2HEX([.CB362]+[.CB$2]);&quot;&quot;)" office:value-type="string" office:string-value="0x40">
            <text:p>0x40</text:p>
          </table:table-cell>
          <table:table-cell table:formula="of:=HEX2DEC(MID([.CE362];3;2))-[.CE$2]" office:value-type="float" office:value="61">
            <text:p>61</text:p>
          </table:table-cell>
          <table:table-cell table:formula="of:=HEX2DEC(MID([.CF36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63:.BU363];0)-1" office:value-type="float" office:value="62">
            <text:p>62</text:p>
          </table:table-cell>
          <table:table-cell table:formula="of:=SUM([.A363:.BU363])" office:value-type="float" office:value="8">
            <text:p>8</text:p>
          </table:table-cell>
          <table:table-cell table:number-columns-repeated="2"/>
          <table:table-cell table:formula="of:=72-SUM([.BX363:.BZ363])-[.BW363]" office:value-type="float" office:value="2">
            <text:p>2</text:p>
          </table:table-cell>
          <table:table-cell table:formula="of:=[.BW364]+[.CA363]" office:value-type="float" office:value="64">
            <text:p>64</text:p>
          </table:table-cell>
          <table:table-cell table:number-columns-repeated="2"/>
          <table:table-cell table:formula="of:=IF(ISNUMBER([.BW363]);&quot;0x&quot;&amp;DEC2HEX([.BW363]+[.BW$2]))" office:value-type="string" office:string-value="0x3D">
            <text:p>0x3D</text:p>
          </table:table-cell>
          <table:table-cell table:formula="of:=IF(ISNUMBER([.BX363]);&quot;0x&quot;&amp;DEC2HEX([.BX363]+[.BX$2]))" office:value-type="string" office:string-value="0x87">
            <text:p>0x87</text:p>
          </table:table-cell>
          <table:table-cell table:formula="of:=IF(ISNUMBER([.BY363]);&quot;0x&quot;&amp;DEC2HEX([.BY363]+[.BY$2]);&quot;&quot;)">
            <text:p/>
          </table:table-cell>
          <table:table-cell table:formula="of:=IF(ISNUMBER([.BZ363]);&quot;0x&quot;&amp;DEC2HEX([.BZ363]+[.BZ$2]);&quot;&quot;)">
            <text:p/>
          </table:table-cell>
          <table:table-cell table:formula="of:=IF(ISNUMBER([.CB363]);&quot;0x&quot;&amp;DEC2HEX([.CB363]+[.CB$2]);&quot;&quot;)" office:value-type="string" office:string-value="0x3F">
            <text:p>0x3F</text:p>
          </table:table-cell>
          <table:table-cell table:formula="of:=HEX2DEC(MID([.CE363];3;2))-[.CE$2]" office:value-type="float" office:value="62">
            <text:p>62</text:p>
          </table:table-cell>
          <table:table-cell table:formula="of:=HEX2DEC(MID([.CF36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64:.BU364];0)-1" office:value-type="float" office:value="62">
            <text:p>62</text:p>
          </table:table-cell>
          <table:table-cell table:formula="of:=SUM([.A364:.BU364])" office:value-type="float" office:value="8">
            <text:p>8</text:p>
          </table:table-cell>
          <table:table-cell table:number-columns-repeated="2"/>
          <table:table-cell table:formula="of:=72-SUM([.BX364:.BZ364])-[.BW364]" office:value-type="float" office:value="2">
            <text:p>2</text:p>
          </table:table-cell>
          <table:table-cell table:formula="of:=[.BW365]+[.CA364]" office:value-type="float" office:value="64">
            <text:p>64</text:p>
          </table:table-cell>
          <table:table-cell table:number-columns-repeated="2"/>
          <table:table-cell table:formula="of:=IF(ISNUMBER([.BW364]);&quot;0x&quot;&amp;DEC2HEX([.BW364]+[.BW$2]))" office:value-type="string" office:string-value="0x3D">
            <text:p>0x3D</text:p>
          </table:table-cell>
          <table:table-cell table:formula="of:=IF(ISNUMBER([.BX364]);&quot;0x&quot;&amp;DEC2HEX([.BX364]+[.BX$2]))" office:value-type="string" office:string-value="0x87">
            <text:p>0x87</text:p>
          </table:table-cell>
          <table:table-cell table:formula="of:=IF(ISNUMBER([.BY364]);&quot;0x&quot;&amp;DEC2HEX([.BY364]+[.BY$2]);&quot;&quot;)">
            <text:p/>
          </table:table-cell>
          <table:table-cell table:formula="of:=IF(ISNUMBER([.BZ364]);&quot;0x&quot;&amp;DEC2HEX([.BZ364]+[.BZ$2]);&quot;&quot;)">
            <text:p/>
          </table:table-cell>
          <table:table-cell table:formula="of:=IF(ISNUMBER([.CB364]);&quot;0x&quot;&amp;DEC2HEX([.CB364]+[.CB$2]);&quot;&quot;)" office:value-type="string" office:string-value="0x3F">
            <text:p>0x3F</text:p>
          </table:table-cell>
          <table:table-cell table:formula="of:=HEX2DEC(MID([.CE364];3;2))-[.CE$2]" office:value-type="float" office:value="62">
            <text:p>62</text:p>
          </table:table-cell>
          <table:table-cell table:formula="of:=HEX2DEC(MID([.CF36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65:.BU365];0)-1" office:value-type="float" office:value="62">
            <text:p>62</text:p>
          </table:table-cell>
          <table:table-cell table:formula="of:=SUM([.A365:.BU365])" office:value-type="float" office:value="8">
            <text:p>8</text:p>
          </table:table-cell>
          <table:table-cell table:number-columns-repeated="2"/>
          <table:table-cell table:formula="of:=72-SUM([.BX365:.BZ365])-[.BW365]" office:value-type="float" office:value="2">
            <text:p>2</text:p>
          </table:table-cell>
          <table:table-cell table:formula="of:=[.BW366]+[.CA365]" office:value-type="float" office:value="64">
            <text:p>64</text:p>
          </table:table-cell>
          <table:table-cell table:number-columns-repeated="2"/>
          <table:table-cell table:formula="of:=IF(ISNUMBER([.BW365]);&quot;0x&quot;&amp;DEC2HEX([.BW365]+[.BW$2]))" office:value-type="string" office:string-value="0x3D">
            <text:p>0x3D</text:p>
          </table:table-cell>
          <table:table-cell table:formula="of:=IF(ISNUMBER([.BX365]);&quot;0x&quot;&amp;DEC2HEX([.BX365]+[.BX$2]))" office:value-type="string" office:string-value="0x87">
            <text:p>0x87</text:p>
          </table:table-cell>
          <table:table-cell table:formula="of:=IF(ISNUMBER([.BY365]);&quot;0x&quot;&amp;DEC2HEX([.BY365]+[.BY$2]);&quot;&quot;)">
            <text:p/>
          </table:table-cell>
          <table:table-cell table:formula="of:=IF(ISNUMBER([.BZ365]);&quot;0x&quot;&amp;DEC2HEX([.BZ365]+[.BZ$2]);&quot;&quot;)">
            <text:p/>
          </table:table-cell>
          <table:table-cell table:formula="of:=IF(ISNUMBER([.CB365]);&quot;0x&quot;&amp;DEC2HEX([.CB365]+[.CB$2]);&quot;&quot;)" office:value-type="string" office:string-value="0x3F">
            <text:p>0x3F</text:p>
          </table:table-cell>
          <table:table-cell table:formula="of:=HEX2DEC(MID([.CE365];3;2))-[.CE$2]" office:value-type="float" office:value="62">
            <text:p>62</text:p>
          </table:table-cell>
          <table:table-cell table:formula="of:=HEX2DEC(MID([.CF36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66:.BU366];0)-1" office:value-type="float" office:value="62">
            <text:p>62</text:p>
          </table:table-cell>
          <table:table-cell table:formula="of:=SUM([.A366:.BU366])" office:value-type="float" office:value="8">
            <text:p>8</text:p>
          </table:table-cell>
          <table:table-cell table:number-columns-repeated="2"/>
          <table:table-cell table:formula="of:=72-SUM([.BX366:.BZ366])-[.BW366]" office:value-type="float" office:value="2">
            <text:p>2</text:p>
          </table:table-cell>
          <table:table-cell table:formula="of:=[.BW367]+[.CA366]" office:value-type="float" office:value="64">
            <text:p>64</text:p>
          </table:table-cell>
          <table:table-cell table:number-columns-repeated="2"/>
          <table:table-cell table:formula="of:=IF(ISNUMBER([.BW366]);&quot;0x&quot;&amp;DEC2HEX([.BW366]+[.BW$2]))" office:value-type="string" office:string-value="0x3D">
            <text:p>0x3D</text:p>
          </table:table-cell>
          <table:table-cell table:formula="of:=IF(ISNUMBER([.BX366]);&quot;0x&quot;&amp;DEC2HEX([.BX366]+[.BX$2]))" office:value-type="string" office:string-value="0x87">
            <text:p>0x87</text:p>
          </table:table-cell>
          <table:table-cell table:formula="of:=IF(ISNUMBER([.BY366]);&quot;0x&quot;&amp;DEC2HEX([.BY366]+[.BY$2]);&quot;&quot;)">
            <text:p/>
          </table:table-cell>
          <table:table-cell table:formula="of:=IF(ISNUMBER([.BZ366]);&quot;0x&quot;&amp;DEC2HEX([.BZ366]+[.BZ$2]);&quot;&quot;)">
            <text:p/>
          </table:table-cell>
          <table:table-cell table:formula="of:=IF(ISNUMBER([.CB366]);&quot;0x&quot;&amp;DEC2HEX([.CB366]+[.CB$2]);&quot;&quot;)" office:value-type="string" office:string-value="0x3F">
            <text:p>0x3F</text:p>
          </table:table-cell>
          <table:table-cell table:formula="of:=HEX2DEC(MID([.CE366];3;2))-[.CE$2]" office:value-type="float" office:value="62">
            <text:p>62</text:p>
          </table:table-cell>
          <table:table-cell table:formula="of:=HEX2DEC(MID([.CF36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67:.BU367];0)-1" office:value-type="float" office:value="62">
            <text:p>62</text:p>
          </table:table-cell>
          <table:table-cell table:formula="of:=SUM([.A367:.BU367])" office:value-type="float" office:value="8">
            <text:p>8</text:p>
          </table:table-cell>
          <table:table-cell table:number-columns-repeated="2"/>
          <table:table-cell table:formula="of:=72-SUM([.BX367:.BZ367])-[.BW367]" office:value-type="float" office:value="2">
            <text:p>2</text:p>
          </table:table-cell>
          <table:table-cell table:formula="of:=[.BW368]+[.CA367]" office:value-type="float" office:value="64">
            <text:p>64</text:p>
          </table:table-cell>
          <table:table-cell table:number-columns-repeated="2"/>
          <table:table-cell table:formula="of:=IF(ISNUMBER([.BW367]);&quot;0x&quot;&amp;DEC2HEX([.BW367]+[.BW$2]))" office:value-type="string" office:string-value="0x3D">
            <text:p>0x3D</text:p>
          </table:table-cell>
          <table:table-cell table:formula="of:=IF(ISNUMBER([.BX367]);&quot;0x&quot;&amp;DEC2HEX([.BX367]+[.BX$2]))" office:value-type="string" office:string-value="0x87">
            <text:p>0x87</text:p>
          </table:table-cell>
          <table:table-cell table:formula="of:=IF(ISNUMBER([.BY367]);&quot;0x&quot;&amp;DEC2HEX([.BY367]+[.BY$2]);&quot;&quot;)">
            <text:p/>
          </table:table-cell>
          <table:table-cell table:formula="of:=IF(ISNUMBER([.BZ367]);&quot;0x&quot;&amp;DEC2HEX([.BZ367]+[.BZ$2]);&quot;&quot;)">
            <text:p/>
          </table:table-cell>
          <table:table-cell table:formula="of:=IF(ISNUMBER([.CB367]);&quot;0x&quot;&amp;DEC2HEX([.CB367]+[.CB$2]);&quot;&quot;)" office:value-type="string" office:string-value="0x3F">
            <text:p>0x3F</text:p>
          </table:table-cell>
          <table:table-cell table:formula="of:=HEX2DEC(MID([.CE367];3;2))-[.CE$2]" office:value-type="float" office:value="62">
            <text:p>62</text:p>
          </table:table-cell>
          <table:table-cell table:formula="of:=HEX2DEC(MID([.CF36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68:.BU368];0)-1" office:value-type="float" office:value="62">
            <text:p>62</text:p>
          </table:table-cell>
          <table:table-cell table:formula="of:=SUM([.A368:.BU368])" office:value-type="float" office:value="8">
            <text:p>8</text:p>
          </table:table-cell>
          <table:table-cell table:number-columns-repeated="2"/>
          <table:table-cell table:formula="of:=72-SUM([.BX368:.BZ368])-[.BW368]" office:value-type="float" office:value="2">
            <text:p>2</text:p>
          </table:table-cell>
          <table:table-cell table:formula="of:=[.BW369]+[.CA368]" office:value-type="float" office:value="64">
            <text:p>64</text:p>
          </table:table-cell>
          <table:table-cell table:number-columns-repeated="2"/>
          <table:table-cell table:formula="of:=IF(ISNUMBER([.BW368]);&quot;0x&quot;&amp;DEC2HEX([.BW368]+[.BW$2]))" office:value-type="string" office:string-value="0x3D">
            <text:p>0x3D</text:p>
          </table:table-cell>
          <table:table-cell table:formula="of:=IF(ISNUMBER([.BX368]);&quot;0x&quot;&amp;DEC2HEX([.BX368]+[.BX$2]))" office:value-type="string" office:string-value="0x87">
            <text:p>0x87</text:p>
          </table:table-cell>
          <table:table-cell table:formula="of:=IF(ISNUMBER([.BY368]);&quot;0x&quot;&amp;DEC2HEX([.BY368]+[.BY$2]);&quot;&quot;)">
            <text:p/>
          </table:table-cell>
          <table:table-cell table:formula="of:=IF(ISNUMBER([.BZ368]);&quot;0x&quot;&amp;DEC2HEX([.BZ368]+[.BZ$2]);&quot;&quot;)">
            <text:p/>
          </table:table-cell>
          <table:table-cell table:formula="of:=IF(ISNUMBER([.CB368]);&quot;0x&quot;&amp;DEC2HEX([.CB368]+[.CB$2]);&quot;&quot;)" office:value-type="string" office:string-value="0x3F">
            <text:p>0x3F</text:p>
          </table:table-cell>
          <table:table-cell table:formula="of:=HEX2DEC(MID([.CE368];3;2))-[.CE$2]" office:value-type="float" office:value="62">
            <text:p>62</text:p>
          </table:table-cell>
          <table:table-cell table:formula="of:=HEX2DEC(MID([.CF36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69:.BU369];0)-1" office:value-type="float" office:value="62">
            <text:p>62</text:p>
          </table:table-cell>
          <table:table-cell table:formula="of:=SUM([.A369:.BU369])" office:value-type="float" office:value="8">
            <text:p>8</text:p>
          </table:table-cell>
          <table:table-cell table:number-columns-repeated="2"/>
          <table:table-cell table:formula="of:=72-SUM([.BX369:.BZ369])-[.BW369]" office:value-type="float" office:value="2">
            <text:p>2</text:p>
          </table:table-cell>
          <table:table-cell table:formula="of:=[.BW370]+[.CA369]" office:value-type="float" office:value="64">
            <text:p>64</text:p>
          </table:table-cell>
          <table:table-cell table:number-columns-repeated="2"/>
          <table:table-cell table:formula="of:=IF(ISNUMBER([.BW369]);&quot;0x&quot;&amp;DEC2HEX([.BW369]+[.BW$2]))" office:value-type="string" office:string-value="0x3D">
            <text:p>0x3D</text:p>
          </table:table-cell>
          <table:table-cell table:formula="of:=IF(ISNUMBER([.BX369]);&quot;0x&quot;&amp;DEC2HEX([.BX369]+[.BX$2]))" office:value-type="string" office:string-value="0x87">
            <text:p>0x87</text:p>
          </table:table-cell>
          <table:table-cell table:formula="of:=IF(ISNUMBER([.BY369]);&quot;0x&quot;&amp;DEC2HEX([.BY369]+[.BY$2]);&quot;&quot;)">
            <text:p/>
          </table:table-cell>
          <table:table-cell table:formula="of:=IF(ISNUMBER([.BZ369]);&quot;0x&quot;&amp;DEC2HEX([.BZ369]+[.BZ$2]);&quot;&quot;)">
            <text:p/>
          </table:table-cell>
          <table:table-cell table:formula="of:=IF(ISNUMBER([.CB369]);&quot;0x&quot;&amp;DEC2HEX([.CB369]+[.CB$2]);&quot;&quot;)" office:value-type="string" office:string-value="0x3F">
            <text:p>0x3F</text:p>
          </table:table-cell>
          <table:table-cell table:formula="of:=HEX2DEC(MID([.CE369];3;2))-[.CE$2]" office:value-type="float" office:value="62">
            <text:p>62</text:p>
          </table:table-cell>
          <table:table-cell table:formula="of:=HEX2DEC(MID([.CF36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0:.BU370];0)-1" office:value-type="float" office:value="62">
            <text:p>62</text:p>
          </table:table-cell>
          <table:table-cell table:formula="of:=SUM([.A370:.BU370])" office:value-type="float" office:value="8">
            <text:p>8</text:p>
          </table:table-cell>
          <table:table-cell table:number-columns-repeated="2"/>
          <table:table-cell table:formula="of:=72-SUM([.BX370:.BZ370])-[.BW370]" office:value-type="float" office:value="2">
            <text:p>2</text:p>
          </table:table-cell>
          <table:table-cell table:formula="of:=[.BW371]+[.CA370]" office:value-type="float" office:value="64">
            <text:p>64</text:p>
          </table:table-cell>
          <table:table-cell table:number-columns-repeated="2"/>
          <table:table-cell table:formula="of:=IF(ISNUMBER([.BW370]);&quot;0x&quot;&amp;DEC2HEX([.BW370]+[.BW$2]))" office:value-type="string" office:string-value="0x3D">
            <text:p>0x3D</text:p>
          </table:table-cell>
          <table:table-cell table:formula="of:=IF(ISNUMBER([.BX370]);&quot;0x&quot;&amp;DEC2HEX([.BX370]+[.BX$2]))" office:value-type="string" office:string-value="0x87">
            <text:p>0x87</text:p>
          </table:table-cell>
          <table:table-cell table:formula="of:=IF(ISNUMBER([.BY370]);&quot;0x&quot;&amp;DEC2HEX([.BY370]+[.BY$2]);&quot;&quot;)">
            <text:p/>
          </table:table-cell>
          <table:table-cell table:formula="of:=IF(ISNUMBER([.BZ370]);&quot;0x&quot;&amp;DEC2HEX([.BZ370]+[.BZ$2]);&quot;&quot;)">
            <text:p/>
          </table:table-cell>
          <table:table-cell table:formula="of:=IF(ISNUMBER([.CB370]);&quot;0x&quot;&amp;DEC2HEX([.CB370]+[.CB$2]);&quot;&quot;)" office:value-type="string" office:string-value="0x3F">
            <text:p>0x3F</text:p>
          </table:table-cell>
          <table:table-cell table:formula="of:=HEX2DEC(MID([.CE370];3;2))-[.CE$2]" office:value-type="float" office:value="62">
            <text:p>62</text:p>
          </table:table-cell>
          <table:table-cell table:formula="of:=HEX2DEC(MID([.CF37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1:.BU371];0)-1" office:value-type="float" office:value="62">
            <text:p>62</text:p>
          </table:table-cell>
          <table:table-cell table:formula="of:=SUM([.A371:.BU371])" office:value-type="float" office:value="8">
            <text:p>8</text:p>
          </table:table-cell>
          <table:table-cell table:number-columns-repeated="2"/>
          <table:table-cell table:formula="of:=72-SUM([.BX371:.BZ371])-[.BW371]" office:value-type="float" office:value="2">
            <text:p>2</text:p>
          </table:table-cell>
          <table:table-cell table:formula="of:=[.BW372]+[.CA371]" office:value-type="float" office:value="64">
            <text:p>64</text:p>
          </table:table-cell>
          <table:table-cell table:number-columns-repeated="2"/>
          <table:table-cell table:formula="of:=IF(ISNUMBER([.BW371]);&quot;0x&quot;&amp;DEC2HEX([.BW371]+[.BW$2]))" office:value-type="string" office:string-value="0x3D">
            <text:p>0x3D</text:p>
          </table:table-cell>
          <table:table-cell table:formula="of:=IF(ISNUMBER([.BX371]);&quot;0x&quot;&amp;DEC2HEX([.BX371]+[.BX$2]))" office:value-type="string" office:string-value="0x87">
            <text:p>0x87</text:p>
          </table:table-cell>
          <table:table-cell table:formula="of:=IF(ISNUMBER([.BY371]);&quot;0x&quot;&amp;DEC2HEX([.BY371]+[.BY$2]);&quot;&quot;)">
            <text:p/>
          </table:table-cell>
          <table:table-cell table:formula="of:=IF(ISNUMBER([.BZ371]);&quot;0x&quot;&amp;DEC2HEX([.BZ371]+[.BZ$2]);&quot;&quot;)">
            <text:p/>
          </table:table-cell>
          <table:table-cell table:formula="of:=IF(ISNUMBER([.CB371]);&quot;0x&quot;&amp;DEC2HEX([.CB371]+[.CB$2]);&quot;&quot;)" office:value-type="string" office:string-value="0x3F">
            <text:p>0x3F</text:p>
          </table:table-cell>
          <table:table-cell table:formula="of:=HEX2DEC(MID([.CE371];3;2))-[.CE$2]" office:value-type="float" office:value="62">
            <text:p>62</text:p>
          </table:table-cell>
          <table:table-cell table:formula="of:=HEX2DEC(MID([.CF37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2:.BU372];0)-1" office:value-type="float" office:value="62">
            <text:p>62</text:p>
          </table:table-cell>
          <table:table-cell table:formula="of:=SUM([.A372:.BU372])" office:value-type="float" office:value="8">
            <text:p>8</text:p>
          </table:table-cell>
          <table:table-cell table:number-columns-repeated="2"/>
          <table:table-cell table:formula="of:=72-SUM([.BX372:.BZ372])-[.BW372]" office:value-type="float" office:value="2">
            <text:p>2</text:p>
          </table:table-cell>
          <table:table-cell table:formula="of:=[.BW373]+[.CA372]" office:value-type="float" office:value="64">
            <text:p>64</text:p>
          </table:table-cell>
          <table:table-cell table:number-columns-repeated="2"/>
          <table:table-cell table:formula="of:=IF(ISNUMBER([.BW372]);&quot;0x&quot;&amp;DEC2HEX([.BW372]+[.BW$2]))" office:value-type="string" office:string-value="0x3D">
            <text:p>0x3D</text:p>
          </table:table-cell>
          <table:table-cell table:formula="of:=IF(ISNUMBER([.BX372]);&quot;0x&quot;&amp;DEC2HEX([.BX372]+[.BX$2]))" office:value-type="string" office:string-value="0x87">
            <text:p>0x87</text:p>
          </table:table-cell>
          <table:table-cell table:formula="of:=IF(ISNUMBER([.BY372]);&quot;0x&quot;&amp;DEC2HEX([.BY372]+[.BY$2]);&quot;&quot;)">
            <text:p/>
          </table:table-cell>
          <table:table-cell table:formula="of:=IF(ISNUMBER([.BZ372]);&quot;0x&quot;&amp;DEC2HEX([.BZ372]+[.BZ$2]);&quot;&quot;)">
            <text:p/>
          </table:table-cell>
          <table:table-cell table:formula="of:=IF(ISNUMBER([.CB372]);&quot;0x&quot;&amp;DEC2HEX([.CB372]+[.CB$2]);&quot;&quot;)" office:value-type="string" office:string-value="0x3F">
            <text:p>0x3F</text:p>
          </table:table-cell>
          <table:table-cell table:formula="of:=HEX2DEC(MID([.CE372];3;2))-[.CE$2]" office:value-type="float" office:value="62">
            <text:p>62</text:p>
          </table:table-cell>
          <table:table-cell table:formula="of:=HEX2DEC(MID([.CF37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3:.BU373];0)-1" office:value-type="float" office:value="62">
            <text:p>62</text:p>
          </table:table-cell>
          <table:table-cell table:formula="of:=SUM([.A373:.BU373])" office:value-type="float" office:value="8">
            <text:p>8</text:p>
          </table:table-cell>
          <table:table-cell table:number-columns-repeated="2"/>
          <table:table-cell table:formula="of:=72-SUM([.BX373:.BZ373])-[.BW373]" office:value-type="float" office:value="2">
            <text:p>2</text:p>
          </table:table-cell>
          <table:table-cell table:formula="of:=[.BW374]+[.CA373]" office:value-type="float" office:value="64">
            <text:p>64</text:p>
          </table:table-cell>
          <table:table-cell table:number-columns-repeated="2"/>
          <table:table-cell table:formula="of:=IF(ISNUMBER([.BW373]);&quot;0x&quot;&amp;DEC2HEX([.BW373]+[.BW$2]))" office:value-type="string" office:string-value="0x3D">
            <text:p>0x3D</text:p>
          </table:table-cell>
          <table:table-cell table:formula="of:=IF(ISNUMBER([.BX373]);&quot;0x&quot;&amp;DEC2HEX([.BX373]+[.BX$2]))" office:value-type="string" office:string-value="0x87">
            <text:p>0x87</text:p>
          </table:table-cell>
          <table:table-cell table:formula="of:=IF(ISNUMBER([.BY373]);&quot;0x&quot;&amp;DEC2HEX([.BY373]+[.BY$2]);&quot;&quot;)">
            <text:p/>
          </table:table-cell>
          <table:table-cell table:formula="of:=IF(ISNUMBER([.BZ373]);&quot;0x&quot;&amp;DEC2HEX([.BZ373]+[.BZ$2]);&quot;&quot;)">
            <text:p/>
          </table:table-cell>
          <table:table-cell table:formula="of:=IF(ISNUMBER([.CB373]);&quot;0x&quot;&amp;DEC2HEX([.CB373]+[.CB$2]);&quot;&quot;)" office:value-type="string" office:string-value="0x3F">
            <text:p>0x3F</text:p>
          </table:table-cell>
          <table:table-cell table:formula="of:=HEX2DEC(MID([.CE373];3;2))-[.CE$2]" office:value-type="float" office:value="62">
            <text:p>62</text:p>
          </table:table-cell>
          <table:table-cell table:formula="of:=HEX2DEC(MID([.CF37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4:.BU374];0)-1" office:value-type="float" office:value="62">
            <text:p>62</text:p>
          </table:table-cell>
          <table:table-cell table:formula="of:=SUM([.A374:.BU374])" office:value-type="float" office:value="8">
            <text:p>8</text:p>
          </table:table-cell>
          <table:table-cell table:number-columns-repeated="2"/>
          <table:table-cell table:formula="of:=72-SUM([.BX374:.BZ374])-[.BW374]" office:value-type="float" office:value="2">
            <text:p>2</text:p>
          </table:table-cell>
          <table:table-cell table:formula="of:=[.BW375]+[.CA374]" office:value-type="float" office:value="64">
            <text:p>64</text:p>
          </table:table-cell>
          <table:table-cell table:number-columns-repeated="2"/>
          <table:table-cell table:formula="of:=IF(ISNUMBER([.BW374]);&quot;0x&quot;&amp;DEC2HEX([.BW374]+[.BW$2]))" office:value-type="string" office:string-value="0x3D">
            <text:p>0x3D</text:p>
          </table:table-cell>
          <table:table-cell table:formula="of:=IF(ISNUMBER([.BX374]);&quot;0x&quot;&amp;DEC2HEX([.BX374]+[.BX$2]))" office:value-type="string" office:string-value="0x87">
            <text:p>0x87</text:p>
          </table:table-cell>
          <table:table-cell table:formula="of:=IF(ISNUMBER([.BY374]);&quot;0x&quot;&amp;DEC2HEX([.BY374]+[.BY$2]);&quot;&quot;)">
            <text:p/>
          </table:table-cell>
          <table:table-cell table:formula="of:=IF(ISNUMBER([.BZ374]);&quot;0x&quot;&amp;DEC2HEX([.BZ374]+[.BZ$2]);&quot;&quot;)">
            <text:p/>
          </table:table-cell>
          <table:table-cell table:formula="of:=IF(ISNUMBER([.CB374]);&quot;0x&quot;&amp;DEC2HEX([.CB374]+[.CB$2]);&quot;&quot;)" office:value-type="string" office:string-value="0x3F">
            <text:p>0x3F</text:p>
          </table:table-cell>
          <table:table-cell table:formula="of:=HEX2DEC(MID([.CE374];3;2))-[.CE$2]" office:value-type="float" office:value="62">
            <text:p>62</text:p>
          </table:table-cell>
          <table:table-cell table:formula="of:=HEX2DEC(MID([.CF37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5:.BU375];0)-1" office:value-type="float" office:value="62">
            <text:p>62</text:p>
          </table:table-cell>
          <table:table-cell table:formula="of:=SUM([.A375:.BU375])" office:value-type="float" office:value="8">
            <text:p>8</text:p>
          </table:table-cell>
          <table:table-cell table:number-columns-repeated="2"/>
          <table:table-cell table:formula="of:=72-SUM([.BX375:.BZ375])-[.BW375]" office:value-type="float" office:value="2">
            <text:p>2</text:p>
          </table:table-cell>
          <table:table-cell table:formula="of:=[.BW376]+[.CA375]" office:value-type="float" office:value="64">
            <text:p>64</text:p>
          </table:table-cell>
          <table:table-cell table:number-columns-repeated="2"/>
          <table:table-cell table:formula="of:=IF(ISNUMBER([.BW375]);&quot;0x&quot;&amp;DEC2HEX([.BW375]+[.BW$2]))" office:value-type="string" office:string-value="0x3D">
            <text:p>0x3D</text:p>
          </table:table-cell>
          <table:table-cell table:formula="of:=IF(ISNUMBER([.BX375]);&quot;0x&quot;&amp;DEC2HEX([.BX375]+[.BX$2]))" office:value-type="string" office:string-value="0x87">
            <text:p>0x87</text:p>
          </table:table-cell>
          <table:table-cell table:formula="of:=IF(ISNUMBER([.BY375]);&quot;0x&quot;&amp;DEC2HEX([.BY375]+[.BY$2]);&quot;&quot;)">
            <text:p/>
          </table:table-cell>
          <table:table-cell table:formula="of:=IF(ISNUMBER([.BZ375]);&quot;0x&quot;&amp;DEC2HEX([.BZ375]+[.BZ$2]);&quot;&quot;)">
            <text:p/>
          </table:table-cell>
          <table:table-cell table:formula="of:=IF(ISNUMBER([.CB375]);&quot;0x&quot;&amp;DEC2HEX([.CB375]+[.CB$2]);&quot;&quot;)" office:value-type="string" office:string-value="0x3F">
            <text:p>0x3F</text:p>
          </table:table-cell>
          <table:table-cell table:formula="of:=HEX2DEC(MID([.CE375];3;2))-[.CE$2]" office:value-type="float" office:value="62">
            <text:p>62</text:p>
          </table:table-cell>
          <table:table-cell table:formula="of:=HEX2DEC(MID([.CF37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6:.BU376];0)-1" office:value-type="float" office:value="62">
            <text:p>62</text:p>
          </table:table-cell>
          <table:table-cell table:formula="of:=SUM([.A376:.BU376])" office:value-type="float" office:value="8">
            <text:p>8</text:p>
          </table:table-cell>
          <table:table-cell table:number-columns-repeated="2"/>
          <table:table-cell table:formula="of:=72-SUM([.BX376:.BZ376])-[.BW376]" office:value-type="float" office:value="2">
            <text:p>2</text:p>
          </table:table-cell>
          <table:table-cell table:formula="of:=[.BW377]+[.CA376]" office:value-type="float" office:value="64">
            <text:p>64</text:p>
          </table:table-cell>
          <table:table-cell table:number-columns-repeated="2"/>
          <table:table-cell table:formula="of:=IF(ISNUMBER([.BW376]);&quot;0x&quot;&amp;DEC2HEX([.BW376]+[.BW$2]))" office:value-type="string" office:string-value="0x3D">
            <text:p>0x3D</text:p>
          </table:table-cell>
          <table:table-cell table:formula="of:=IF(ISNUMBER([.BX376]);&quot;0x&quot;&amp;DEC2HEX([.BX376]+[.BX$2]))" office:value-type="string" office:string-value="0x87">
            <text:p>0x87</text:p>
          </table:table-cell>
          <table:table-cell table:formula="of:=IF(ISNUMBER([.BY376]);&quot;0x&quot;&amp;DEC2HEX([.BY376]+[.BY$2]);&quot;&quot;)">
            <text:p/>
          </table:table-cell>
          <table:table-cell table:formula="of:=IF(ISNUMBER([.BZ376]);&quot;0x&quot;&amp;DEC2HEX([.BZ376]+[.BZ$2]);&quot;&quot;)">
            <text:p/>
          </table:table-cell>
          <table:table-cell table:formula="of:=IF(ISNUMBER([.CB376]);&quot;0x&quot;&amp;DEC2HEX([.CB376]+[.CB$2]);&quot;&quot;)" office:value-type="string" office:string-value="0x3F">
            <text:p>0x3F</text:p>
          </table:table-cell>
          <table:table-cell table:formula="of:=HEX2DEC(MID([.CE376];3;2))-[.CE$2]" office:value-type="float" office:value="62">
            <text:p>62</text:p>
          </table:table-cell>
          <table:table-cell table:formula="of:=HEX2DEC(MID([.CF37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7:.BU377];0)-1" office:value-type="float" office:value="62">
            <text:p>62</text:p>
          </table:table-cell>
          <table:table-cell table:formula="of:=SUM([.A377:.BU377])" office:value-type="float" office:value="8">
            <text:p>8</text:p>
          </table:table-cell>
          <table:table-cell table:number-columns-repeated="2"/>
          <table:table-cell table:formula="of:=72-SUM([.BX377:.BZ377])-[.BW377]" office:value-type="float" office:value="2">
            <text:p>2</text:p>
          </table:table-cell>
          <table:table-cell table:formula="of:=[.BW378]+[.CA377]" office:value-type="float" office:value="64">
            <text:p>64</text:p>
          </table:table-cell>
          <table:table-cell table:number-columns-repeated="2"/>
          <table:table-cell table:formula="of:=IF(ISNUMBER([.BW377]);&quot;0x&quot;&amp;DEC2HEX([.BW377]+[.BW$2]))" office:value-type="string" office:string-value="0x3D">
            <text:p>0x3D</text:p>
          </table:table-cell>
          <table:table-cell table:formula="of:=IF(ISNUMBER([.BX377]);&quot;0x&quot;&amp;DEC2HEX([.BX377]+[.BX$2]))" office:value-type="string" office:string-value="0x87">
            <text:p>0x87</text:p>
          </table:table-cell>
          <table:table-cell table:formula="of:=IF(ISNUMBER([.BY377]);&quot;0x&quot;&amp;DEC2HEX([.BY377]+[.BY$2]);&quot;&quot;)">
            <text:p/>
          </table:table-cell>
          <table:table-cell table:formula="of:=IF(ISNUMBER([.BZ377]);&quot;0x&quot;&amp;DEC2HEX([.BZ377]+[.BZ$2]);&quot;&quot;)">
            <text:p/>
          </table:table-cell>
          <table:table-cell table:formula="of:=IF(ISNUMBER([.CB377]);&quot;0x&quot;&amp;DEC2HEX([.CB377]+[.CB$2]);&quot;&quot;)" office:value-type="string" office:string-value="0x3F">
            <text:p>0x3F</text:p>
          </table:table-cell>
          <table:table-cell table:formula="of:=HEX2DEC(MID([.CE377];3;2))-[.CE$2]" office:value-type="float" office:value="62">
            <text:p>62</text:p>
          </table:table-cell>
          <table:table-cell table:formula="of:=HEX2DEC(MID([.CF37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8:.BU378];0)-1" office:value-type="float" office:value="62">
            <text:p>62</text:p>
          </table:table-cell>
          <table:table-cell table:formula="of:=SUM([.A378:.BU378])" office:value-type="float" office:value="8">
            <text:p>8</text:p>
          </table:table-cell>
          <table:table-cell table:number-columns-repeated="2"/>
          <table:table-cell table:formula="of:=72-SUM([.BX378:.BZ378])-[.BW378]" office:value-type="float" office:value="2">
            <text:p>2</text:p>
          </table:table-cell>
          <table:table-cell table:formula="of:=[.BW379]+[.CA378]" office:value-type="float" office:value="64">
            <text:p>64</text:p>
          </table:table-cell>
          <table:table-cell table:number-columns-repeated="2"/>
          <table:table-cell table:formula="of:=IF(ISNUMBER([.BW378]);&quot;0x&quot;&amp;DEC2HEX([.BW378]+[.BW$2]))" office:value-type="string" office:string-value="0x3D">
            <text:p>0x3D</text:p>
          </table:table-cell>
          <table:table-cell table:formula="of:=IF(ISNUMBER([.BX378]);&quot;0x&quot;&amp;DEC2HEX([.BX378]+[.BX$2]))" office:value-type="string" office:string-value="0x87">
            <text:p>0x87</text:p>
          </table:table-cell>
          <table:table-cell table:formula="of:=IF(ISNUMBER([.BY378]);&quot;0x&quot;&amp;DEC2HEX([.BY378]+[.BY$2]);&quot;&quot;)">
            <text:p/>
          </table:table-cell>
          <table:table-cell table:formula="of:=IF(ISNUMBER([.BZ378]);&quot;0x&quot;&amp;DEC2HEX([.BZ378]+[.BZ$2]);&quot;&quot;)">
            <text:p/>
          </table:table-cell>
          <table:table-cell table:formula="of:=IF(ISNUMBER([.CB378]);&quot;0x&quot;&amp;DEC2HEX([.CB378]+[.CB$2]);&quot;&quot;)" office:value-type="string" office:string-value="0x3F">
            <text:p>0x3F</text:p>
          </table:table-cell>
          <table:table-cell table:formula="of:=HEX2DEC(MID([.CE378];3;2))-[.CE$2]" office:value-type="float" office:value="62">
            <text:p>62</text:p>
          </table:table-cell>
          <table:table-cell table:formula="of:=HEX2DEC(MID([.CF37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79:.BU379];0)-1" office:value-type="float" office:value="62">
            <text:p>62</text:p>
          </table:table-cell>
          <table:table-cell table:formula="of:=SUM([.A379:.BU379])" office:value-type="float" office:value="8">
            <text:p>8</text:p>
          </table:table-cell>
          <table:table-cell table:number-columns-repeated="2"/>
          <table:table-cell table:formula="of:=72-SUM([.BX379:.BZ379])-[.BW379]" office:value-type="float" office:value="2">
            <text:p>2</text:p>
          </table:table-cell>
          <table:table-cell table:formula="of:=[.BW380]+[.CA379]" office:value-type="float" office:value="64">
            <text:p>64</text:p>
          </table:table-cell>
          <table:table-cell table:number-columns-repeated="2"/>
          <table:table-cell table:formula="of:=IF(ISNUMBER([.BW379]);&quot;0x&quot;&amp;DEC2HEX([.BW379]+[.BW$2]))" office:value-type="string" office:string-value="0x3D">
            <text:p>0x3D</text:p>
          </table:table-cell>
          <table:table-cell table:formula="of:=IF(ISNUMBER([.BX379]);&quot;0x&quot;&amp;DEC2HEX([.BX379]+[.BX$2]))" office:value-type="string" office:string-value="0x87">
            <text:p>0x87</text:p>
          </table:table-cell>
          <table:table-cell table:formula="of:=IF(ISNUMBER([.BY379]);&quot;0x&quot;&amp;DEC2HEX([.BY379]+[.BY$2]);&quot;&quot;)">
            <text:p/>
          </table:table-cell>
          <table:table-cell table:formula="of:=IF(ISNUMBER([.BZ379]);&quot;0x&quot;&amp;DEC2HEX([.BZ379]+[.BZ$2]);&quot;&quot;)">
            <text:p/>
          </table:table-cell>
          <table:table-cell table:formula="of:=IF(ISNUMBER([.CB379]);&quot;0x&quot;&amp;DEC2HEX([.CB379]+[.CB$2]);&quot;&quot;)" office:value-type="string" office:string-value="0x3F">
            <text:p>0x3F</text:p>
          </table:table-cell>
          <table:table-cell table:formula="of:=HEX2DEC(MID([.CE379];3;2))-[.CE$2]" office:value-type="float" office:value="62">
            <text:p>62</text:p>
          </table:table-cell>
          <table:table-cell table:formula="of:=HEX2DEC(MID([.CF37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0:.BU380];0)-1" office:value-type="float" office:value="62">
            <text:p>62</text:p>
          </table:table-cell>
          <table:table-cell table:formula="of:=SUM([.A380:.BU380])" office:value-type="float" office:value="8">
            <text:p>8</text:p>
          </table:table-cell>
          <table:table-cell table:number-columns-repeated="2"/>
          <table:table-cell table:formula="of:=72-SUM([.BX380:.BZ380])-[.BW380]" office:value-type="float" office:value="2">
            <text:p>2</text:p>
          </table:table-cell>
          <table:table-cell table:formula="of:=[.BW381]+[.CA380]" office:value-type="float" office:value="64">
            <text:p>64</text:p>
          </table:table-cell>
          <table:table-cell table:number-columns-repeated="2"/>
          <table:table-cell table:formula="of:=IF(ISNUMBER([.BW380]);&quot;0x&quot;&amp;DEC2HEX([.BW380]+[.BW$2]))" office:value-type="string" office:string-value="0x3D">
            <text:p>0x3D</text:p>
          </table:table-cell>
          <table:table-cell table:formula="of:=IF(ISNUMBER([.BX380]);&quot;0x&quot;&amp;DEC2HEX([.BX380]+[.BX$2]))" office:value-type="string" office:string-value="0x87">
            <text:p>0x87</text:p>
          </table:table-cell>
          <table:table-cell table:formula="of:=IF(ISNUMBER([.BY380]);&quot;0x&quot;&amp;DEC2HEX([.BY380]+[.BY$2]);&quot;&quot;)">
            <text:p/>
          </table:table-cell>
          <table:table-cell table:formula="of:=IF(ISNUMBER([.BZ380]);&quot;0x&quot;&amp;DEC2HEX([.BZ380]+[.BZ$2]);&quot;&quot;)">
            <text:p/>
          </table:table-cell>
          <table:table-cell table:formula="of:=IF(ISNUMBER([.CB380]);&quot;0x&quot;&amp;DEC2HEX([.CB380]+[.CB$2]);&quot;&quot;)" office:value-type="string" office:string-value="0x3F">
            <text:p>0x3F</text:p>
          </table:table-cell>
          <table:table-cell table:formula="of:=HEX2DEC(MID([.CE380];3;2))-[.CE$2]" office:value-type="float" office:value="62">
            <text:p>62</text:p>
          </table:table-cell>
          <table:table-cell table:formula="of:=HEX2DEC(MID([.CF38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1:.BU381];0)-1" office:value-type="float" office:value="62">
            <text:p>62</text:p>
          </table:table-cell>
          <table:table-cell table:formula="of:=SUM([.A381:.BU381])" office:value-type="float" office:value="8">
            <text:p>8</text:p>
          </table:table-cell>
          <table:table-cell table:number-columns-repeated="2"/>
          <table:table-cell table:formula="of:=72-SUM([.BX381:.BZ381])-[.BW381]" office:value-type="float" office:value="2">
            <text:p>2</text:p>
          </table:table-cell>
          <table:table-cell table:formula="of:=[.BW382]+[.CA381]" office:value-type="float" office:value="64">
            <text:p>64</text:p>
          </table:table-cell>
          <table:table-cell table:number-columns-repeated="2"/>
          <table:table-cell table:formula="of:=IF(ISNUMBER([.BW381]);&quot;0x&quot;&amp;DEC2HEX([.BW381]+[.BW$2]))" office:value-type="string" office:string-value="0x3D">
            <text:p>0x3D</text:p>
          </table:table-cell>
          <table:table-cell table:formula="of:=IF(ISNUMBER([.BX381]);&quot;0x&quot;&amp;DEC2HEX([.BX381]+[.BX$2]))" office:value-type="string" office:string-value="0x87">
            <text:p>0x87</text:p>
          </table:table-cell>
          <table:table-cell table:formula="of:=IF(ISNUMBER([.BY381]);&quot;0x&quot;&amp;DEC2HEX([.BY381]+[.BY$2]);&quot;&quot;)">
            <text:p/>
          </table:table-cell>
          <table:table-cell table:formula="of:=IF(ISNUMBER([.BZ381]);&quot;0x&quot;&amp;DEC2HEX([.BZ381]+[.BZ$2]);&quot;&quot;)">
            <text:p/>
          </table:table-cell>
          <table:table-cell table:formula="of:=IF(ISNUMBER([.CB381]);&quot;0x&quot;&amp;DEC2HEX([.CB381]+[.CB$2]);&quot;&quot;)" office:value-type="string" office:string-value="0x3F">
            <text:p>0x3F</text:p>
          </table:table-cell>
          <table:table-cell table:formula="of:=HEX2DEC(MID([.CE381];3;2))-[.CE$2]" office:value-type="float" office:value="62">
            <text:p>62</text:p>
          </table:table-cell>
          <table:table-cell table:formula="of:=HEX2DEC(MID([.CF38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2:.BU382];0)-1" office:value-type="float" office:value="62">
            <text:p>62</text:p>
          </table:table-cell>
          <table:table-cell table:formula="of:=SUM([.A382:.BU382])" office:value-type="float" office:value="8">
            <text:p>8</text:p>
          </table:table-cell>
          <table:table-cell table:number-columns-repeated="2"/>
          <table:table-cell table:formula="of:=72-SUM([.BX382:.BZ382])-[.BW382]" office:value-type="float" office:value="2">
            <text:p>2</text:p>
          </table:table-cell>
          <table:table-cell table:formula="of:=[.BW383]+[.CA382]" office:value-type="float" office:value="64">
            <text:p>64</text:p>
          </table:table-cell>
          <table:table-cell table:number-columns-repeated="2"/>
          <table:table-cell table:formula="of:=IF(ISNUMBER([.BW382]);&quot;0x&quot;&amp;DEC2HEX([.BW382]+[.BW$2]))" office:value-type="string" office:string-value="0x3D">
            <text:p>0x3D</text:p>
          </table:table-cell>
          <table:table-cell table:formula="of:=IF(ISNUMBER([.BX382]);&quot;0x&quot;&amp;DEC2HEX([.BX382]+[.BX$2]))" office:value-type="string" office:string-value="0x87">
            <text:p>0x87</text:p>
          </table:table-cell>
          <table:table-cell table:formula="of:=IF(ISNUMBER([.BY382]);&quot;0x&quot;&amp;DEC2HEX([.BY382]+[.BY$2]);&quot;&quot;)">
            <text:p/>
          </table:table-cell>
          <table:table-cell table:formula="of:=IF(ISNUMBER([.BZ382]);&quot;0x&quot;&amp;DEC2HEX([.BZ382]+[.BZ$2]);&quot;&quot;)">
            <text:p/>
          </table:table-cell>
          <table:table-cell table:formula="of:=IF(ISNUMBER([.CB382]);&quot;0x&quot;&amp;DEC2HEX([.CB382]+[.CB$2]);&quot;&quot;)" office:value-type="string" office:string-value="0x3F">
            <text:p>0x3F</text:p>
          </table:table-cell>
          <table:table-cell table:formula="of:=HEX2DEC(MID([.CE382];3;2))-[.CE$2]" office:value-type="float" office:value="62">
            <text:p>62</text:p>
          </table:table-cell>
          <table:table-cell table:formula="of:=HEX2DEC(MID([.CF38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3:.BU383];0)-1" office:value-type="float" office:value="62">
            <text:p>62</text:p>
          </table:table-cell>
          <table:table-cell table:formula="of:=SUM([.A383:.BU383])" office:value-type="float" office:value="8">
            <text:p>8</text:p>
          </table:table-cell>
          <table:table-cell table:number-columns-repeated="2"/>
          <table:table-cell table:formula="of:=72-SUM([.BX383:.BZ383])-[.BW383]" office:value-type="float" office:value="2">
            <text:p>2</text:p>
          </table:table-cell>
          <table:table-cell table:formula="of:=[.BW384]+[.CA383]" office:value-type="float" office:value="64">
            <text:p>64</text:p>
          </table:table-cell>
          <table:table-cell table:number-columns-repeated="2"/>
          <table:table-cell table:formula="of:=IF(ISNUMBER([.BW383]);&quot;0x&quot;&amp;DEC2HEX([.BW383]+[.BW$2]))" office:value-type="string" office:string-value="0x3D">
            <text:p>0x3D</text:p>
          </table:table-cell>
          <table:table-cell table:formula="of:=IF(ISNUMBER([.BX383]);&quot;0x&quot;&amp;DEC2HEX([.BX383]+[.BX$2]))" office:value-type="string" office:string-value="0x87">
            <text:p>0x87</text:p>
          </table:table-cell>
          <table:table-cell table:formula="of:=IF(ISNUMBER([.BY383]);&quot;0x&quot;&amp;DEC2HEX([.BY383]+[.BY$2]);&quot;&quot;)">
            <text:p/>
          </table:table-cell>
          <table:table-cell table:formula="of:=IF(ISNUMBER([.BZ383]);&quot;0x&quot;&amp;DEC2HEX([.BZ383]+[.BZ$2]);&quot;&quot;)">
            <text:p/>
          </table:table-cell>
          <table:table-cell table:formula="of:=IF(ISNUMBER([.CB383]);&quot;0x&quot;&amp;DEC2HEX([.CB383]+[.CB$2]);&quot;&quot;)" office:value-type="string" office:string-value="0x3F">
            <text:p>0x3F</text:p>
          </table:table-cell>
          <table:table-cell table:formula="of:=HEX2DEC(MID([.CE383];3;2))-[.CE$2]" office:value-type="float" office:value="62">
            <text:p>62</text:p>
          </table:table-cell>
          <table:table-cell table:formula="of:=HEX2DEC(MID([.CF38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4:.BU384];0)-1" office:value-type="float" office:value="62">
            <text:p>62</text:p>
          </table:table-cell>
          <table:table-cell table:formula="of:=SUM([.A384:.BU384])" office:value-type="float" office:value="8">
            <text:p>8</text:p>
          </table:table-cell>
          <table:table-cell table:number-columns-repeated="2"/>
          <table:table-cell table:formula="of:=72-SUM([.BX384:.BZ384])-[.BW384]" office:value-type="float" office:value="2">
            <text:p>2</text:p>
          </table:table-cell>
          <table:table-cell table:formula="of:=[.BW385]+[.CA384]" office:value-type="float" office:value="64">
            <text:p>64</text:p>
          </table:table-cell>
          <table:table-cell table:number-columns-repeated="2"/>
          <table:table-cell table:formula="of:=IF(ISNUMBER([.BW384]);&quot;0x&quot;&amp;DEC2HEX([.BW384]+[.BW$2]))" office:value-type="string" office:string-value="0x3D">
            <text:p>0x3D</text:p>
          </table:table-cell>
          <table:table-cell table:formula="of:=IF(ISNUMBER([.BX384]);&quot;0x&quot;&amp;DEC2HEX([.BX384]+[.BX$2]))" office:value-type="string" office:string-value="0x87">
            <text:p>0x87</text:p>
          </table:table-cell>
          <table:table-cell table:formula="of:=IF(ISNUMBER([.BY384]);&quot;0x&quot;&amp;DEC2HEX([.BY384]+[.BY$2]);&quot;&quot;)">
            <text:p/>
          </table:table-cell>
          <table:table-cell table:formula="of:=IF(ISNUMBER([.BZ384]);&quot;0x&quot;&amp;DEC2HEX([.BZ384]+[.BZ$2]);&quot;&quot;)">
            <text:p/>
          </table:table-cell>
          <table:table-cell table:formula="of:=IF(ISNUMBER([.CB384]);&quot;0x&quot;&amp;DEC2HEX([.CB384]+[.CB$2]);&quot;&quot;)" office:value-type="string" office:string-value="0x3F">
            <text:p>0x3F</text:p>
          </table:table-cell>
          <table:table-cell table:formula="of:=HEX2DEC(MID([.CE384];3;2))-[.CE$2]" office:value-type="float" office:value="62">
            <text:p>62</text:p>
          </table:table-cell>
          <table:table-cell table:formula="of:=HEX2DEC(MID([.CF38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5:.BU385];0)-1" office:value-type="float" office:value="62">
            <text:p>62</text:p>
          </table:table-cell>
          <table:table-cell table:formula="of:=SUM([.A385:.BU385])" office:value-type="float" office:value="8">
            <text:p>8</text:p>
          </table:table-cell>
          <table:table-cell table:number-columns-repeated="2"/>
          <table:table-cell table:formula="of:=72-SUM([.BX385:.BZ385])-[.BW385]" office:value-type="float" office:value="2">
            <text:p>2</text:p>
          </table:table-cell>
          <table:table-cell table:formula="of:=[.BW386]+[.CA385]" office:value-type="float" office:value="64">
            <text:p>64</text:p>
          </table:table-cell>
          <table:table-cell table:number-columns-repeated="2"/>
          <table:table-cell table:formula="of:=IF(ISNUMBER([.BW385]);&quot;0x&quot;&amp;DEC2HEX([.BW385]+[.BW$2]))" office:value-type="string" office:string-value="0x3D">
            <text:p>0x3D</text:p>
          </table:table-cell>
          <table:table-cell table:formula="of:=IF(ISNUMBER([.BX385]);&quot;0x&quot;&amp;DEC2HEX([.BX385]+[.BX$2]))" office:value-type="string" office:string-value="0x87">
            <text:p>0x87</text:p>
          </table:table-cell>
          <table:table-cell table:formula="of:=IF(ISNUMBER([.BY385]);&quot;0x&quot;&amp;DEC2HEX([.BY385]+[.BY$2]);&quot;&quot;)">
            <text:p/>
          </table:table-cell>
          <table:table-cell table:formula="of:=IF(ISNUMBER([.BZ385]);&quot;0x&quot;&amp;DEC2HEX([.BZ385]+[.BZ$2]);&quot;&quot;)">
            <text:p/>
          </table:table-cell>
          <table:table-cell table:formula="of:=IF(ISNUMBER([.CB385]);&quot;0x&quot;&amp;DEC2HEX([.CB385]+[.CB$2]);&quot;&quot;)" office:value-type="string" office:string-value="0x3F">
            <text:p>0x3F</text:p>
          </table:table-cell>
          <table:table-cell table:formula="of:=HEX2DEC(MID([.CE385];3;2))-[.CE$2]" office:value-type="float" office:value="62">
            <text:p>62</text:p>
          </table:table-cell>
          <table:table-cell table:formula="of:=HEX2DEC(MID([.CF38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6:.BU386];0)-1" office:value-type="float" office:value="62">
            <text:p>62</text:p>
          </table:table-cell>
          <table:table-cell table:formula="of:=SUM([.A386:.BU386])" office:value-type="float" office:value="8">
            <text:p>8</text:p>
          </table:table-cell>
          <table:table-cell table:number-columns-repeated="2"/>
          <table:table-cell table:formula="of:=72-SUM([.BX386:.BZ386])-[.BW386]" office:value-type="float" office:value="2">
            <text:p>2</text:p>
          </table:table-cell>
          <table:table-cell table:formula="of:=[.BW387]+[.CA386]" office:value-type="float" office:value="64">
            <text:p>64</text:p>
          </table:table-cell>
          <table:table-cell table:number-columns-repeated="2"/>
          <table:table-cell table:formula="of:=IF(ISNUMBER([.BW386]);&quot;0x&quot;&amp;DEC2HEX([.BW386]+[.BW$2]))" office:value-type="string" office:string-value="0x3D">
            <text:p>0x3D</text:p>
          </table:table-cell>
          <table:table-cell table:formula="of:=IF(ISNUMBER([.BX386]);&quot;0x&quot;&amp;DEC2HEX([.BX386]+[.BX$2]))" office:value-type="string" office:string-value="0x87">
            <text:p>0x87</text:p>
          </table:table-cell>
          <table:table-cell table:formula="of:=IF(ISNUMBER([.BY386]);&quot;0x&quot;&amp;DEC2HEX([.BY386]+[.BY$2]);&quot;&quot;)">
            <text:p/>
          </table:table-cell>
          <table:table-cell table:formula="of:=IF(ISNUMBER([.BZ386]);&quot;0x&quot;&amp;DEC2HEX([.BZ386]+[.BZ$2]);&quot;&quot;)">
            <text:p/>
          </table:table-cell>
          <table:table-cell table:formula="of:=IF(ISNUMBER([.CB386]);&quot;0x&quot;&amp;DEC2HEX([.CB386]+[.CB$2]);&quot;&quot;)" office:value-type="string" office:string-value="0x3F">
            <text:p>0x3F</text:p>
          </table:table-cell>
          <table:table-cell table:formula="of:=HEX2DEC(MID([.CE386];3;2))-[.CE$2]" office:value-type="float" office:value="62">
            <text:p>62</text:p>
          </table:table-cell>
          <table:table-cell table:formula="of:=HEX2DEC(MID([.CF38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7:.BU387];0)-1" office:value-type="float" office:value="62">
            <text:p>62</text:p>
          </table:table-cell>
          <table:table-cell table:formula="of:=SUM([.A387:.BU387])" office:value-type="float" office:value="8">
            <text:p>8</text:p>
          </table:table-cell>
          <table:table-cell table:number-columns-repeated="2"/>
          <table:table-cell table:formula="of:=72-SUM([.BX387:.BZ387])-[.BW387]" office:value-type="float" office:value="2">
            <text:p>2</text:p>
          </table:table-cell>
          <table:table-cell table:formula="of:=[.BW388]+[.CA387]" office:value-type="float" office:value="64">
            <text:p>64</text:p>
          </table:table-cell>
          <table:table-cell table:number-columns-repeated="2"/>
          <table:table-cell table:formula="of:=IF(ISNUMBER([.BW387]);&quot;0x&quot;&amp;DEC2HEX([.BW387]+[.BW$2]))" office:value-type="string" office:string-value="0x3D">
            <text:p>0x3D</text:p>
          </table:table-cell>
          <table:table-cell table:formula="of:=IF(ISNUMBER([.BX387]);&quot;0x&quot;&amp;DEC2HEX([.BX387]+[.BX$2]))" office:value-type="string" office:string-value="0x87">
            <text:p>0x87</text:p>
          </table:table-cell>
          <table:table-cell table:formula="of:=IF(ISNUMBER([.BY387]);&quot;0x&quot;&amp;DEC2HEX([.BY387]+[.BY$2]);&quot;&quot;)">
            <text:p/>
          </table:table-cell>
          <table:table-cell table:formula="of:=IF(ISNUMBER([.BZ387]);&quot;0x&quot;&amp;DEC2HEX([.BZ387]+[.BZ$2]);&quot;&quot;)">
            <text:p/>
          </table:table-cell>
          <table:table-cell table:formula="of:=IF(ISNUMBER([.CB387]);&quot;0x&quot;&amp;DEC2HEX([.CB387]+[.CB$2]);&quot;&quot;)" office:value-type="string" office:string-value="0x3F">
            <text:p>0x3F</text:p>
          </table:table-cell>
          <table:table-cell table:formula="of:=HEX2DEC(MID([.CE387];3;2))-[.CE$2]" office:value-type="float" office:value="62">
            <text:p>62</text:p>
          </table:table-cell>
          <table:table-cell table:formula="of:=HEX2DEC(MID([.CF38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8:.BU388];0)-1" office:value-type="float" office:value="62">
            <text:p>62</text:p>
          </table:table-cell>
          <table:table-cell table:formula="of:=SUM([.A388:.BU388])" office:value-type="float" office:value="8">
            <text:p>8</text:p>
          </table:table-cell>
          <table:table-cell table:number-columns-repeated="2"/>
          <table:table-cell table:formula="of:=72-SUM([.BX388:.BZ388])-[.BW388]" office:value-type="float" office:value="2">
            <text:p>2</text:p>
          </table:table-cell>
          <table:table-cell table:formula="of:=[.BW389]+[.CA388]" office:value-type="float" office:value="64">
            <text:p>64</text:p>
          </table:table-cell>
          <table:table-cell table:number-columns-repeated="2"/>
          <table:table-cell table:formula="of:=IF(ISNUMBER([.BW388]);&quot;0x&quot;&amp;DEC2HEX([.BW388]+[.BW$2]))" office:value-type="string" office:string-value="0x3D">
            <text:p>0x3D</text:p>
          </table:table-cell>
          <table:table-cell table:formula="of:=IF(ISNUMBER([.BX388]);&quot;0x&quot;&amp;DEC2HEX([.BX388]+[.BX$2]))" office:value-type="string" office:string-value="0x87">
            <text:p>0x87</text:p>
          </table:table-cell>
          <table:table-cell table:formula="of:=IF(ISNUMBER([.BY388]);&quot;0x&quot;&amp;DEC2HEX([.BY388]+[.BY$2]);&quot;&quot;)">
            <text:p/>
          </table:table-cell>
          <table:table-cell table:formula="of:=IF(ISNUMBER([.BZ388]);&quot;0x&quot;&amp;DEC2HEX([.BZ388]+[.BZ$2]);&quot;&quot;)">
            <text:p/>
          </table:table-cell>
          <table:table-cell table:formula="of:=IF(ISNUMBER([.CB388]);&quot;0x&quot;&amp;DEC2HEX([.CB388]+[.CB$2]);&quot;&quot;)" office:value-type="string" office:string-value="0x3F">
            <text:p>0x3F</text:p>
          </table:table-cell>
          <table:table-cell table:formula="of:=HEX2DEC(MID([.CE388];3;2))-[.CE$2]" office:value-type="float" office:value="62">
            <text:p>62</text:p>
          </table:table-cell>
          <table:table-cell table:formula="of:=HEX2DEC(MID([.CF38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89:.BU389];0)-1" office:value-type="float" office:value="62">
            <text:p>62</text:p>
          </table:table-cell>
          <table:table-cell table:formula="of:=SUM([.A389:.BU389])" office:value-type="float" office:value="8">
            <text:p>8</text:p>
          </table:table-cell>
          <table:table-cell table:number-columns-repeated="2"/>
          <table:table-cell table:formula="of:=72-SUM([.BX389:.BZ389])-[.BW389]" office:value-type="float" office:value="2">
            <text:p>2</text:p>
          </table:table-cell>
          <table:table-cell table:formula="of:=[.BW390]+[.CA389]" office:value-type="float" office:value="64">
            <text:p>64</text:p>
          </table:table-cell>
          <table:table-cell table:number-columns-repeated="2"/>
          <table:table-cell table:formula="of:=IF(ISNUMBER([.BW389]);&quot;0x&quot;&amp;DEC2HEX([.BW389]+[.BW$2]))" office:value-type="string" office:string-value="0x3D">
            <text:p>0x3D</text:p>
          </table:table-cell>
          <table:table-cell table:formula="of:=IF(ISNUMBER([.BX389]);&quot;0x&quot;&amp;DEC2HEX([.BX389]+[.BX$2]))" office:value-type="string" office:string-value="0x87">
            <text:p>0x87</text:p>
          </table:table-cell>
          <table:table-cell table:formula="of:=IF(ISNUMBER([.BY389]);&quot;0x&quot;&amp;DEC2HEX([.BY389]+[.BY$2]);&quot;&quot;)">
            <text:p/>
          </table:table-cell>
          <table:table-cell table:formula="of:=IF(ISNUMBER([.BZ389]);&quot;0x&quot;&amp;DEC2HEX([.BZ389]+[.BZ$2]);&quot;&quot;)">
            <text:p/>
          </table:table-cell>
          <table:table-cell table:formula="of:=IF(ISNUMBER([.CB389]);&quot;0x&quot;&amp;DEC2HEX([.CB389]+[.CB$2]);&quot;&quot;)" office:value-type="string" office:string-value="0x3F">
            <text:p>0x3F</text:p>
          </table:table-cell>
          <table:table-cell table:formula="of:=HEX2DEC(MID([.CE389];3;2))-[.CE$2]" office:value-type="float" office:value="62">
            <text:p>62</text:p>
          </table:table-cell>
          <table:table-cell table:formula="of:=HEX2DEC(MID([.CF38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0:.BU390];0)-1" office:value-type="float" office:value="62">
            <text:p>62</text:p>
          </table:table-cell>
          <table:table-cell table:formula="of:=SUM([.A390:.BU390])" office:value-type="float" office:value="8">
            <text:p>8</text:p>
          </table:table-cell>
          <table:table-cell table:number-columns-repeated="2"/>
          <table:table-cell table:formula="of:=72-SUM([.BX390:.BZ390])-[.BW390]" office:value-type="float" office:value="2">
            <text:p>2</text:p>
          </table:table-cell>
          <table:table-cell table:formula="of:=[.BW391]+[.CA390]" office:value-type="float" office:value="64">
            <text:p>64</text:p>
          </table:table-cell>
          <table:table-cell table:number-columns-repeated="2"/>
          <table:table-cell table:formula="of:=IF(ISNUMBER([.BW390]);&quot;0x&quot;&amp;DEC2HEX([.BW390]+[.BW$2]))" office:value-type="string" office:string-value="0x3D">
            <text:p>0x3D</text:p>
          </table:table-cell>
          <table:table-cell table:formula="of:=IF(ISNUMBER([.BX390]);&quot;0x&quot;&amp;DEC2HEX([.BX390]+[.BX$2]))" office:value-type="string" office:string-value="0x87">
            <text:p>0x87</text:p>
          </table:table-cell>
          <table:table-cell table:formula="of:=IF(ISNUMBER([.BY390]);&quot;0x&quot;&amp;DEC2HEX([.BY390]+[.BY$2]);&quot;&quot;)">
            <text:p/>
          </table:table-cell>
          <table:table-cell table:formula="of:=IF(ISNUMBER([.BZ390]);&quot;0x&quot;&amp;DEC2HEX([.BZ390]+[.BZ$2]);&quot;&quot;)">
            <text:p/>
          </table:table-cell>
          <table:table-cell table:formula="of:=IF(ISNUMBER([.CB390]);&quot;0x&quot;&amp;DEC2HEX([.CB390]+[.CB$2]);&quot;&quot;)" office:value-type="string" office:string-value="0x3F">
            <text:p>0x3F</text:p>
          </table:table-cell>
          <table:table-cell table:formula="of:=HEX2DEC(MID([.CE390];3;2))-[.CE$2]" office:value-type="float" office:value="62">
            <text:p>62</text:p>
          </table:table-cell>
          <table:table-cell table:formula="of:=HEX2DEC(MID([.CF39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1:.BU391];0)-1" office:value-type="float" office:value="62">
            <text:p>62</text:p>
          </table:table-cell>
          <table:table-cell table:formula="of:=SUM([.A391:.BU391])" office:value-type="float" office:value="8">
            <text:p>8</text:p>
          </table:table-cell>
          <table:table-cell table:number-columns-repeated="2"/>
          <table:table-cell table:formula="of:=72-SUM([.BX391:.BZ391])-[.BW391]" office:value-type="float" office:value="2">
            <text:p>2</text:p>
          </table:table-cell>
          <table:table-cell table:formula="of:=[.BW392]+[.CA391]" office:value-type="float" office:value="64">
            <text:p>64</text:p>
          </table:table-cell>
          <table:table-cell table:number-columns-repeated="2"/>
          <table:table-cell table:formula="of:=IF(ISNUMBER([.BW391]);&quot;0x&quot;&amp;DEC2HEX([.BW391]+[.BW$2]))" office:value-type="string" office:string-value="0x3D">
            <text:p>0x3D</text:p>
          </table:table-cell>
          <table:table-cell table:formula="of:=IF(ISNUMBER([.BX391]);&quot;0x&quot;&amp;DEC2HEX([.BX391]+[.BX$2]))" office:value-type="string" office:string-value="0x87">
            <text:p>0x87</text:p>
          </table:table-cell>
          <table:table-cell table:formula="of:=IF(ISNUMBER([.BY391]);&quot;0x&quot;&amp;DEC2HEX([.BY391]+[.BY$2]);&quot;&quot;)">
            <text:p/>
          </table:table-cell>
          <table:table-cell table:formula="of:=IF(ISNUMBER([.BZ391]);&quot;0x&quot;&amp;DEC2HEX([.BZ391]+[.BZ$2]);&quot;&quot;)">
            <text:p/>
          </table:table-cell>
          <table:table-cell table:formula="of:=IF(ISNUMBER([.CB391]);&quot;0x&quot;&amp;DEC2HEX([.CB391]+[.CB$2]);&quot;&quot;)" office:value-type="string" office:string-value="0x3F">
            <text:p>0x3F</text:p>
          </table:table-cell>
          <table:table-cell table:formula="of:=HEX2DEC(MID([.CE391];3;2))-[.CE$2]" office:value-type="float" office:value="62">
            <text:p>62</text:p>
          </table:table-cell>
          <table:table-cell table:formula="of:=HEX2DEC(MID([.CF39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2:.BU392];0)-1" office:value-type="float" office:value="62">
            <text:p>62</text:p>
          </table:table-cell>
          <table:table-cell table:formula="of:=SUM([.A392:.BU392])" office:value-type="float" office:value="8">
            <text:p>8</text:p>
          </table:table-cell>
          <table:table-cell table:number-columns-repeated="2"/>
          <table:table-cell table:formula="of:=72-SUM([.BX392:.BZ392])-[.BW392]" office:value-type="float" office:value="2">
            <text:p>2</text:p>
          </table:table-cell>
          <table:table-cell table:formula="of:=[.BW393]+[.CA392]" office:value-type="float" office:value="64">
            <text:p>64</text:p>
          </table:table-cell>
          <table:table-cell table:number-columns-repeated="2"/>
          <table:table-cell table:formula="of:=IF(ISNUMBER([.BW392]);&quot;0x&quot;&amp;DEC2HEX([.BW392]+[.BW$2]))" office:value-type="string" office:string-value="0x3D">
            <text:p>0x3D</text:p>
          </table:table-cell>
          <table:table-cell table:formula="of:=IF(ISNUMBER([.BX392]);&quot;0x&quot;&amp;DEC2HEX([.BX392]+[.BX$2]))" office:value-type="string" office:string-value="0x87">
            <text:p>0x87</text:p>
          </table:table-cell>
          <table:table-cell table:formula="of:=IF(ISNUMBER([.BY392]);&quot;0x&quot;&amp;DEC2HEX([.BY392]+[.BY$2]);&quot;&quot;)">
            <text:p/>
          </table:table-cell>
          <table:table-cell table:formula="of:=IF(ISNUMBER([.BZ392]);&quot;0x&quot;&amp;DEC2HEX([.BZ392]+[.BZ$2]);&quot;&quot;)">
            <text:p/>
          </table:table-cell>
          <table:table-cell table:formula="of:=IF(ISNUMBER([.CB392]);&quot;0x&quot;&amp;DEC2HEX([.CB392]+[.CB$2]);&quot;&quot;)" office:value-type="string" office:string-value="0x3F">
            <text:p>0x3F</text:p>
          </table:table-cell>
          <table:table-cell table:formula="of:=HEX2DEC(MID([.CE392];3;2))-[.CE$2]" office:value-type="float" office:value="62">
            <text:p>62</text:p>
          </table:table-cell>
          <table:table-cell table:formula="of:=HEX2DEC(MID([.CF39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3:.BU393];0)-1" office:value-type="float" office:value="62">
            <text:p>62</text:p>
          </table:table-cell>
          <table:table-cell table:formula="of:=SUM([.A393:.BU393])" office:value-type="float" office:value="8">
            <text:p>8</text:p>
          </table:table-cell>
          <table:table-cell table:number-columns-repeated="2"/>
          <table:table-cell table:formula="of:=72-SUM([.BX393:.BZ393])-[.BW393]" office:value-type="float" office:value="2">
            <text:p>2</text:p>
          </table:table-cell>
          <table:table-cell table:formula="of:=[.BW394]+[.CA393]" office:value-type="float" office:value="64">
            <text:p>64</text:p>
          </table:table-cell>
          <table:table-cell table:number-columns-repeated="2"/>
          <table:table-cell table:formula="of:=IF(ISNUMBER([.BW393]);&quot;0x&quot;&amp;DEC2HEX([.BW393]+[.BW$2]))" office:value-type="string" office:string-value="0x3D">
            <text:p>0x3D</text:p>
          </table:table-cell>
          <table:table-cell table:formula="of:=IF(ISNUMBER([.BX393]);&quot;0x&quot;&amp;DEC2HEX([.BX393]+[.BX$2]))" office:value-type="string" office:string-value="0x87">
            <text:p>0x87</text:p>
          </table:table-cell>
          <table:table-cell table:formula="of:=IF(ISNUMBER([.BY393]);&quot;0x&quot;&amp;DEC2HEX([.BY393]+[.BY$2]);&quot;&quot;)">
            <text:p/>
          </table:table-cell>
          <table:table-cell table:formula="of:=IF(ISNUMBER([.BZ393]);&quot;0x&quot;&amp;DEC2HEX([.BZ393]+[.BZ$2]);&quot;&quot;)">
            <text:p/>
          </table:table-cell>
          <table:table-cell table:formula="of:=IF(ISNUMBER([.CB393]);&quot;0x&quot;&amp;DEC2HEX([.CB393]+[.CB$2]);&quot;&quot;)" office:value-type="string" office:string-value="0x3F">
            <text:p>0x3F</text:p>
          </table:table-cell>
          <table:table-cell table:formula="of:=HEX2DEC(MID([.CE393];3;2))-[.CE$2]" office:value-type="float" office:value="62">
            <text:p>62</text:p>
          </table:table-cell>
          <table:table-cell table:formula="of:=HEX2DEC(MID([.CF39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4:.BU394];0)-1" office:value-type="float" office:value="62">
            <text:p>62</text:p>
          </table:table-cell>
          <table:table-cell table:formula="of:=SUM([.A394:.BU394])" office:value-type="float" office:value="8">
            <text:p>8</text:p>
          </table:table-cell>
          <table:table-cell table:number-columns-repeated="2"/>
          <table:table-cell table:formula="of:=72-SUM([.BX394:.BZ394])-[.BW394]" office:value-type="float" office:value="2">
            <text:p>2</text:p>
          </table:table-cell>
          <table:table-cell table:formula="of:=[.BW395]+[.CA394]" office:value-type="float" office:value="64">
            <text:p>64</text:p>
          </table:table-cell>
          <table:table-cell table:number-columns-repeated="2"/>
          <table:table-cell table:formula="of:=IF(ISNUMBER([.BW394]);&quot;0x&quot;&amp;DEC2HEX([.BW394]+[.BW$2]))" office:value-type="string" office:string-value="0x3D">
            <text:p>0x3D</text:p>
          </table:table-cell>
          <table:table-cell table:formula="of:=IF(ISNUMBER([.BX394]);&quot;0x&quot;&amp;DEC2HEX([.BX394]+[.BX$2]))" office:value-type="string" office:string-value="0x87">
            <text:p>0x87</text:p>
          </table:table-cell>
          <table:table-cell table:formula="of:=IF(ISNUMBER([.BY394]);&quot;0x&quot;&amp;DEC2HEX([.BY394]+[.BY$2]);&quot;&quot;)">
            <text:p/>
          </table:table-cell>
          <table:table-cell table:formula="of:=IF(ISNUMBER([.BZ394]);&quot;0x&quot;&amp;DEC2HEX([.BZ394]+[.BZ$2]);&quot;&quot;)">
            <text:p/>
          </table:table-cell>
          <table:table-cell table:formula="of:=IF(ISNUMBER([.CB394]);&quot;0x&quot;&amp;DEC2HEX([.CB394]+[.CB$2]);&quot;&quot;)" office:value-type="string" office:string-value="0x3F">
            <text:p>0x3F</text:p>
          </table:table-cell>
          <table:table-cell table:formula="of:=HEX2DEC(MID([.CE394];3;2))-[.CE$2]" office:value-type="float" office:value="62">
            <text:p>62</text:p>
          </table:table-cell>
          <table:table-cell table:formula="of:=HEX2DEC(MID([.CF39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5:.BU395];0)-1" office:value-type="float" office:value="62">
            <text:p>62</text:p>
          </table:table-cell>
          <table:table-cell table:formula="of:=SUM([.A395:.BU395])" office:value-type="float" office:value="8">
            <text:p>8</text:p>
          </table:table-cell>
          <table:table-cell table:number-columns-repeated="2"/>
          <table:table-cell table:formula="of:=72-SUM([.BX395:.BZ395])-[.BW395]" office:value-type="float" office:value="2">
            <text:p>2</text:p>
          </table:table-cell>
          <table:table-cell table:formula="of:=[.BW396]+[.CA395]" office:value-type="float" office:value="64">
            <text:p>64</text:p>
          </table:table-cell>
          <table:table-cell table:number-columns-repeated="2"/>
          <table:table-cell table:formula="of:=IF(ISNUMBER([.BW395]);&quot;0x&quot;&amp;DEC2HEX([.BW395]+[.BW$2]))" office:value-type="string" office:string-value="0x3D">
            <text:p>0x3D</text:p>
          </table:table-cell>
          <table:table-cell table:formula="of:=IF(ISNUMBER([.BX395]);&quot;0x&quot;&amp;DEC2HEX([.BX395]+[.BX$2]))" office:value-type="string" office:string-value="0x87">
            <text:p>0x87</text:p>
          </table:table-cell>
          <table:table-cell table:formula="of:=IF(ISNUMBER([.BY395]);&quot;0x&quot;&amp;DEC2HEX([.BY395]+[.BY$2]);&quot;&quot;)">
            <text:p/>
          </table:table-cell>
          <table:table-cell table:formula="of:=IF(ISNUMBER([.BZ395]);&quot;0x&quot;&amp;DEC2HEX([.BZ395]+[.BZ$2]);&quot;&quot;)">
            <text:p/>
          </table:table-cell>
          <table:table-cell table:formula="of:=IF(ISNUMBER([.CB395]);&quot;0x&quot;&amp;DEC2HEX([.CB395]+[.CB$2]);&quot;&quot;)" office:value-type="string" office:string-value="0x3F">
            <text:p>0x3F</text:p>
          </table:table-cell>
          <table:table-cell table:formula="of:=HEX2DEC(MID([.CE395];3;2))-[.CE$2]" office:value-type="float" office:value="62">
            <text:p>62</text:p>
          </table:table-cell>
          <table:table-cell table:formula="of:=HEX2DEC(MID([.CF39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6:.BU396];0)-1" office:value-type="float" office:value="62">
            <text:p>62</text:p>
          </table:table-cell>
          <table:table-cell table:formula="of:=SUM([.A396:.BU396])" office:value-type="float" office:value="8">
            <text:p>8</text:p>
          </table:table-cell>
          <table:table-cell table:number-columns-repeated="2"/>
          <table:table-cell table:formula="of:=72-SUM([.BX396:.BZ396])-[.BW396]" office:value-type="float" office:value="2">
            <text:p>2</text:p>
          </table:table-cell>
          <table:table-cell table:formula="of:=[.BW397]+[.CA396]" office:value-type="float" office:value="64">
            <text:p>64</text:p>
          </table:table-cell>
          <table:table-cell table:number-columns-repeated="2"/>
          <table:table-cell table:formula="of:=IF(ISNUMBER([.BW396]);&quot;0x&quot;&amp;DEC2HEX([.BW396]+[.BW$2]))" office:value-type="string" office:string-value="0x3D">
            <text:p>0x3D</text:p>
          </table:table-cell>
          <table:table-cell table:formula="of:=IF(ISNUMBER([.BX396]);&quot;0x&quot;&amp;DEC2HEX([.BX396]+[.BX$2]))" office:value-type="string" office:string-value="0x87">
            <text:p>0x87</text:p>
          </table:table-cell>
          <table:table-cell table:formula="of:=IF(ISNUMBER([.BY396]);&quot;0x&quot;&amp;DEC2HEX([.BY396]+[.BY$2]);&quot;&quot;)">
            <text:p/>
          </table:table-cell>
          <table:table-cell table:formula="of:=IF(ISNUMBER([.BZ396]);&quot;0x&quot;&amp;DEC2HEX([.BZ396]+[.BZ$2]);&quot;&quot;)">
            <text:p/>
          </table:table-cell>
          <table:table-cell table:formula="of:=IF(ISNUMBER([.CB396]);&quot;0x&quot;&amp;DEC2HEX([.CB396]+[.CB$2]);&quot;&quot;)" office:value-type="string" office:string-value="0x3F">
            <text:p>0x3F</text:p>
          </table:table-cell>
          <table:table-cell table:formula="of:=HEX2DEC(MID([.CE396];3;2))-[.CE$2]" office:value-type="float" office:value="62">
            <text:p>62</text:p>
          </table:table-cell>
          <table:table-cell table:formula="of:=HEX2DEC(MID([.CF39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7:.BU397];0)-1" office:value-type="float" office:value="62">
            <text:p>62</text:p>
          </table:table-cell>
          <table:table-cell table:formula="of:=SUM([.A397:.BU397])" office:value-type="float" office:value="8">
            <text:p>8</text:p>
          </table:table-cell>
          <table:table-cell table:number-columns-repeated="2"/>
          <table:table-cell table:formula="of:=72-SUM([.BX397:.BZ397])-[.BW397]" office:value-type="float" office:value="2">
            <text:p>2</text:p>
          </table:table-cell>
          <table:table-cell table:formula="of:=[.BW398]+[.CA397]" office:value-type="float" office:value="64">
            <text:p>64</text:p>
          </table:table-cell>
          <table:table-cell table:number-columns-repeated="2"/>
          <table:table-cell table:formula="of:=IF(ISNUMBER([.BW397]);&quot;0x&quot;&amp;DEC2HEX([.BW397]+[.BW$2]))" office:value-type="string" office:string-value="0x3D">
            <text:p>0x3D</text:p>
          </table:table-cell>
          <table:table-cell table:formula="of:=IF(ISNUMBER([.BX397]);&quot;0x&quot;&amp;DEC2HEX([.BX397]+[.BX$2]))" office:value-type="string" office:string-value="0x87">
            <text:p>0x87</text:p>
          </table:table-cell>
          <table:table-cell table:formula="of:=IF(ISNUMBER([.BY397]);&quot;0x&quot;&amp;DEC2HEX([.BY397]+[.BY$2]);&quot;&quot;)">
            <text:p/>
          </table:table-cell>
          <table:table-cell table:formula="of:=IF(ISNUMBER([.BZ397]);&quot;0x&quot;&amp;DEC2HEX([.BZ397]+[.BZ$2]);&quot;&quot;)">
            <text:p/>
          </table:table-cell>
          <table:table-cell table:formula="of:=IF(ISNUMBER([.CB397]);&quot;0x&quot;&amp;DEC2HEX([.CB397]+[.CB$2]);&quot;&quot;)" office:value-type="string" office:string-value="0x3F">
            <text:p>0x3F</text:p>
          </table:table-cell>
          <table:table-cell table:formula="of:=HEX2DEC(MID([.CE397];3;2))-[.CE$2]" office:value-type="float" office:value="62">
            <text:p>62</text:p>
          </table:table-cell>
          <table:table-cell table:formula="of:=HEX2DEC(MID([.CF39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8:.BU398];0)-1" office:value-type="float" office:value="62">
            <text:p>62</text:p>
          </table:table-cell>
          <table:table-cell table:formula="of:=SUM([.A398:.BU398])" office:value-type="float" office:value="8">
            <text:p>8</text:p>
          </table:table-cell>
          <table:table-cell table:number-columns-repeated="2"/>
          <table:table-cell table:formula="of:=72-SUM([.BX398:.BZ398])-[.BW398]" office:value-type="float" office:value="2">
            <text:p>2</text:p>
          </table:table-cell>
          <table:table-cell table:formula="of:=[.BW399]+[.CA398]" office:value-type="float" office:value="64">
            <text:p>64</text:p>
          </table:table-cell>
          <table:table-cell table:number-columns-repeated="2"/>
          <table:table-cell table:formula="of:=IF(ISNUMBER([.BW398]);&quot;0x&quot;&amp;DEC2HEX([.BW398]+[.BW$2]))" office:value-type="string" office:string-value="0x3D">
            <text:p>0x3D</text:p>
          </table:table-cell>
          <table:table-cell table:formula="of:=IF(ISNUMBER([.BX398]);&quot;0x&quot;&amp;DEC2HEX([.BX398]+[.BX$2]))" office:value-type="string" office:string-value="0x87">
            <text:p>0x87</text:p>
          </table:table-cell>
          <table:table-cell table:formula="of:=IF(ISNUMBER([.BY398]);&quot;0x&quot;&amp;DEC2HEX([.BY398]+[.BY$2]);&quot;&quot;)">
            <text:p/>
          </table:table-cell>
          <table:table-cell table:formula="of:=IF(ISNUMBER([.BZ398]);&quot;0x&quot;&amp;DEC2HEX([.BZ398]+[.BZ$2]);&quot;&quot;)">
            <text:p/>
          </table:table-cell>
          <table:table-cell table:formula="of:=IF(ISNUMBER([.CB398]);&quot;0x&quot;&amp;DEC2HEX([.CB398]+[.CB$2]);&quot;&quot;)" office:value-type="string" office:string-value="0x3F">
            <text:p>0x3F</text:p>
          </table:table-cell>
          <table:table-cell table:formula="of:=HEX2DEC(MID([.CE398];3;2))-[.CE$2]" office:value-type="float" office:value="62">
            <text:p>62</text:p>
          </table:table-cell>
          <table:table-cell table:formula="of:=HEX2DEC(MID([.CF39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399:.BU399];0)-1" office:value-type="float" office:value="62">
            <text:p>62</text:p>
          </table:table-cell>
          <table:table-cell table:formula="of:=SUM([.A399:.BU399])" office:value-type="float" office:value="8">
            <text:p>8</text:p>
          </table:table-cell>
          <table:table-cell table:number-columns-repeated="2"/>
          <table:table-cell table:formula="of:=72-SUM([.BX399:.BZ399])-[.BW399]" office:value-type="float" office:value="2">
            <text:p>2</text:p>
          </table:table-cell>
          <table:table-cell table:formula="of:=[.BW400]+[.CA399]" office:value-type="float" office:value="64">
            <text:p>64</text:p>
          </table:table-cell>
          <table:table-cell table:number-columns-repeated="2"/>
          <table:table-cell table:formula="of:=IF(ISNUMBER([.BW399]);&quot;0x&quot;&amp;DEC2HEX([.BW399]+[.BW$2]))" office:value-type="string" office:string-value="0x3D">
            <text:p>0x3D</text:p>
          </table:table-cell>
          <table:table-cell table:formula="of:=IF(ISNUMBER([.BX399]);&quot;0x&quot;&amp;DEC2HEX([.BX399]+[.BX$2]))" office:value-type="string" office:string-value="0x87">
            <text:p>0x87</text:p>
          </table:table-cell>
          <table:table-cell table:formula="of:=IF(ISNUMBER([.BY399]);&quot;0x&quot;&amp;DEC2HEX([.BY399]+[.BY$2]);&quot;&quot;)">
            <text:p/>
          </table:table-cell>
          <table:table-cell table:formula="of:=IF(ISNUMBER([.BZ399]);&quot;0x&quot;&amp;DEC2HEX([.BZ399]+[.BZ$2]);&quot;&quot;)">
            <text:p/>
          </table:table-cell>
          <table:table-cell table:formula="of:=IF(ISNUMBER([.CB399]);&quot;0x&quot;&amp;DEC2HEX([.CB399]+[.CB$2]);&quot;&quot;)" office:value-type="string" office:string-value="0x3F">
            <text:p>0x3F</text:p>
          </table:table-cell>
          <table:table-cell table:formula="of:=HEX2DEC(MID([.CE399];3;2))-[.CE$2]" office:value-type="float" office:value="62">
            <text:p>62</text:p>
          </table:table-cell>
          <table:table-cell table:formula="of:=HEX2DEC(MID([.CF39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400:.BU400];0)-1" office:value-type="float" office:value="62">
            <text:p>62</text:p>
          </table:table-cell>
          <table:table-cell table:formula="of:=SUM([.A400:.BU400])" office:value-type="float" office:value="8">
            <text:p>8</text:p>
          </table:table-cell>
          <table:table-cell table:number-columns-repeated="2"/>
          <table:table-cell table:formula="of:=72-SUM([.BX400:.BZ400])-[.BW400]" office:value-type="float" office:value="2">
            <text:p>2</text:p>
          </table:table-cell>
          <table:table-cell table:formula="of:=[.BW401]+[.CA400]" office:value-type="float" office:value="64">
            <text:p>64</text:p>
          </table:table-cell>
          <table:table-cell table:number-columns-repeated="2"/>
          <table:table-cell table:formula="of:=IF(ISNUMBER([.BW400]);&quot;0x&quot;&amp;DEC2HEX([.BW400]+[.BW$2]))" office:value-type="string" office:string-value="0x3D">
            <text:p>0x3D</text:p>
          </table:table-cell>
          <table:table-cell table:formula="of:=IF(ISNUMBER([.BX400]);&quot;0x&quot;&amp;DEC2HEX([.BX400]+[.BX$2]))" office:value-type="string" office:string-value="0x87">
            <text:p>0x87</text:p>
          </table:table-cell>
          <table:table-cell table:formula="of:=IF(ISNUMBER([.BY400]);&quot;0x&quot;&amp;DEC2HEX([.BY400]+[.BY$2]);&quot;&quot;)">
            <text:p/>
          </table:table-cell>
          <table:table-cell table:formula="of:=IF(ISNUMBER([.BZ400]);&quot;0x&quot;&amp;DEC2HEX([.BZ400]+[.BZ$2]);&quot;&quot;)">
            <text:p/>
          </table:table-cell>
          <table:table-cell table:formula="of:=IF(ISNUMBER([.CB400]);&quot;0x&quot;&amp;DEC2HEX([.CB400]+[.CB$2]);&quot;&quot;)" office:value-type="string" office:string-value="0x3F">
            <text:p>0x3F</text:p>
          </table:table-cell>
          <table:table-cell table:formula="of:=HEX2DEC(MID([.CE400];3;2))-[.CE$2]" office:value-type="float" office:value="62">
            <text:p>62</text:p>
          </table:table-cell>
          <table:table-cell table:formula="of:=HEX2DEC(MID([.CF40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401:.BU401];0)-1" office:value-type="float" office:value="62">
            <text:p>62</text:p>
          </table:table-cell>
          <table:table-cell table:formula="of:=SUM([.A401:.BU401])" office:value-type="float" office:value="8">
            <text:p>8</text:p>
          </table:table-cell>
          <table:table-cell table:number-columns-repeated="2"/>
          <table:table-cell table:formula="of:=72-SUM([.BX401:.BZ401])-[.BW401]" office:value-type="float" office:value="2">
            <text:p>2</text:p>
          </table:table-cell>
          <table:table-cell table:formula="of:=[.BW402]+[.CA401]" office:value-type="float" office:value="64">
            <text:p>64</text:p>
          </table:table-cell>
          <table:table-cell table:number-columns-repeated="2"/>
          <table:table-cell table:formula="of:=IF(ISNUMBER([.BW401]);&quot;0x&quot;&amp;DEC2HEX([.BW401]+[.BW$2]))" office:value-type="string" office:string-value="0x3D">
            <text:p>0x3D</text:p>
          </table:table-cell>
          <table:table-cell table:formula="of:=IF(ISNUMBER([.BX401]);&quot;0x&quot;&amp;DEC2HEX([.BX401]+[.BX$2]))" office:value-type="string" office:string-value="0x87">
            <text:p>0x87</text:p>
          </table:table-cell>
          <table:table-cell table:formula="of:=IF(ISNUMBER([.BY401]);&quot;0x&quot;&amp;DEC2HEX([.BY401]+[.BY$2]);&quot;&quot;)">
            <text:p/>
          </table:table-cell>
          <table:table-cell table:formula="of:=IF(ISNUMBER([.BZ401]);&quot;0x&quot;&amp;DEC2HEX([.BZ401]+[.BZ$2]);&quot;&quot;)">
            <text:p/>
          </table:table-cell>
          <table:table-cell table:formula="of:=IF(ISNUMBER([.CB401]);&quot;0x&quot;&amp;DEC2HEX([.CB401]+[.CB$2]);&quot;&quot;)" office:value-type="string" office:string-value="0x3F">
            <text:p>0x3F</text:p>
          </table:table-cell>
          <table:table-cell table:formula="of:=HEX2DEC(MID([.CE401];3;2))-[.CE$2]" office:value-type="float" office:value="62">
            <text:p>62</text:p>
          </table:table-cell>
          <table:table-cell table:formula="of:=HEX2DEC(MID([.CF40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402:.BU402];0)-1" office:value-type="float" office:value="62">
            <text:p>62</text:p>
          </table:table-cell>
          <table:table-cell table:formula="of:=SUM([.A402:.BU402])" office:value-type="float" office:value="8">
            <text:p>8</text:p>
          </table:table-cell>
          <table:table-cell table:number-columns-repeated="2"/>
          <table:table-cell table:formula="of:=72-SUM([.BX402:.BZ402])-[.BW402]" office:value-type="float" office:value="2">
            <text:p>2</text:p>
          </table:table-cell>
          <table:table-cell table:formula="of:=[.BW403]+[.CA402]" office:value-type="float" office:value="4">
            <text:p>4</text:p>
          </table:table-cell>
          <table:table-cell table:number-columns-repeated="2"/>
          <table:table-cell table:formula="of:=IF(ISNUMBER([.BW402]);&quot;0x&quot;&amp;DEC2HEX([.BW402]+[.BW$2]))" office:value-type="string" office:string-value="0x3D">
            <text:p>0x3D</text:p>
          </table:table-cell>
          <table:table-cell table:formula="of:=IF(ISNUMBER([.BX402]);&quot;0x&quot;&amp;DEC2HEX([.BX402]+[.BX$2]))" office:value-type="string" office:string-value="0x87">
            <text:p>0x87</text:p>
          </table:table-cell>
          <table:table-cell table:formula="of:=IF(ISNUMBER([.BY402]);&quot;0x&quot;&amp;DEC2HEX([.BY402]+[.BY$2]);&quot;&quot;)">
            <text:p/>
          </table:table-cell>
          <table:table-cell table:formula="of:=IF(ISNUMBER([.BZ402]);&quot;0x&quot;&amp;DEC2HEX([.BZ402]+[.BZ$2]);&quot;&quot;)">
            <text:p/>
          </table:table-cell>
          <table:table-cell table:formula="of:=IF(ISNUMBER([.CB402]);&quot;0x&quot;&amp;DEC2HEX([.CB402]+[.CB$2]);&quot;&quot;)" office:value-type="string" office:string-value="0x3">
            <text:p>0x3</text:p>
          </table:table-cell>
          <table:table-cell table:formula="of:=HEX2DEC(MID([.CE402];3;2))-[.CE$2]" office:value-type="float" office:value="62">
            <text:p>62</text:p>
          </table:table-cell>
          <table:table-cell table:formula="of:=HEX2DEC(MID([.CF40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403:.BU403];0)-1" office:value-type="float" office:value="2">
            <text:p>2</text:p>
          </table:table-cell>
          <table:table-cell table:formula="of:=SUM([.A403:.BU403])" office:value-type="float" office:value="16">
            <text:p>16</text:p>
          </table:table-cell>
          <table:table-cell table:number-columns-repeated="2"/>
          <table:table-cell table:formula="of:=72-SUM([.BX403:.BZ403])-[.BW403]" office:value-type="float" office:value="54">
            <text:p>54</text:p>
          </table:table-cell>
          <table:table-cell table:formula="of:=[.BW404]+[.CA403]" office:value-type="float" office:value="56">
            <text:p>56</text:p>
          </table:table-cell>
          <table:table-cell table:number-columns-repeated="2"/>
          <table:table-cell table:formula="of:=IF(ISNUMBER([.BW403]);&quot;0x&quot;&amp;DEC2HEX([.BW403]+[.BW$2]))" office:value-type="string" office:string-value="0x1">
            <text:p>0x1</text:p>
          </table:table-cell>
          <table:table-cell table:formula="of:=IF(ISNUMBER([.BX403]);&quot;0x&quot;&amp;DEC2HEX([.BX403]+[.BX$2]))" office:value-type="string" office:string-value="0x8F">
            <text:p>0x8F</text:p>
          </table:table-cell>
          <table:table-cell table:formula="of:=IF(ISNUMBER([.BY403]);&quot;0x&quot;&amp;DEC2HEX([.BY403]+[.BY$2]);&quot;&quot;)">
            <text:p/>
          </table:table-cell>
          <table:table-cell table:formula="of:=IF(ISNUMBER([.BZ403]);&quot;0x&quot;&amp;DEC2HEX([.BZ403]+[.BZ$2]);&quot;&quot;)">
            <text:p/>
          </table:table-cell>
          <table:table-cell table:formula="of:=IF(ISNUMBER([.CB403]);&quot;0x&quot;&amp;DEC2HEX([.CB403]+[.CB$2]);&quot;&quot;)" office:value-type="string" office:string-value="0x37">
            <text:p>0x37</text:p>
          </table:table-cell>
          <table:table-cell table:formula="of:=HEX2DEC(MID([.CE403];3;2))-[.CE$2]" office:value-type="float" office:value="2">
            <text:p>2</text:p>
          </table:table-cell>
          <table:table-cell table:formula="of:=HEX2DEC(MID([.CF40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50"/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404:.BU404];0)-1" office:value-type="float" office:value="2">
            <text:p>2</text:p>
          </table:table-cell>
          <table:table-cell table:formula="of:=SUM([.A404:.BU404])" office:value-type="float" office:value="18">
            <text:p>18</text:p>
          </table:table-cell>
          <table:table-cell table:number-columns-repeated="2"/>
          <table:table-cell table:formula="of:=72-SUM([.BX404:.BZ404])-[.BW404]" office:value-type="float" office:value="52">
            <text:p>52</text:p>
          </table:table-cell>
          <table:table-cell table:formula="of:=[.BW405]+[.CA404]" office:value-type="float" office:value="54">
            <text:p>54</text:p>
          </table:table-cell>
          <table:table-cell table:number-columns-repeated="2"/>
          <table:table-cell table:formula="of:=IF(ISNUMBER([.BW404]);&quot;0x&quot;&amp;DEC2HEX([.BW404]+[.BW$2]))" office:value-type="string" office:string-value="0x1">
            <text:p>0x1</text:p>
          </table:table-cell>
          <table:table-cell table:formula="of:=IF(ISNUMBER([.BX404]);&quot;0x&quot;&amp;DEC2HEX([.BX404]+[.BX$2]))" office:value-type="string" office:string-value="0x91">
            <text:p>0x91</text:p>
          </table:table-cell>
          <table:table-cell table:formula="of:=IF(ISNUMBER([.BY404]);&quot;0x&quot;&amp;DEC2HEX([.BY404]+[.BY$2]);&quot;&quot;)">
            <text:p/>
          </table:table-cell>
          <table:table-cell table:formula="of:=IF(ISNUMBER([.BZ404]);&quot;0x&quot;&amp;DEC2HEX([.BZ404]+[.BZ$2]);&quot;&quot;)">
            <text:p/>
          </table:table-cell>
          <table:table-cell table:formula="of:=IF(ISNUMBER([.CB404]);&quot;0x&quot;&amp;DEC2HEX([.CB404]+[.CB$2]);&quot;&quot;)" office:value-type="string" office:string-value="0x35">
            <text:p>0x35</text:p>
          </table:table-cell>
          <table:table-cell table:formula="of:=HEX2DEC(MID([.CE404];3;2))-[.CE$2]" office:value-type="float" office:value="2">
            <text:p>2</text:p>
          </table:table-cell>
          <table:table-cell table:formula="of:=HEX2DEC(MID([.CF404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48"/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405:.BU405];0)-1" office:value-type="float" office:value="2">
            <text:p>2</text:p>
          </table:table-cell>
          <table:table-cell table:formula="of:=SUM([.A405:.BU405])" office:value-type="float" office:value="20">
            <text:p>20</text:p>
          </table:table-cell>
          <table:table-cell table:number-columns-repeated="2"/>
          <table:table-cell table:formula="of:=72-SUM([.BX405:.BZ405])-[.BW405]" office:value-type="float" office:value="50">
            <text:p>50</text:p>
          </table:table-cell>
          <table:table-cell table:formula="of:=[.BW406]+[.CA405]" office:value-type="float" office:value="52">
            <text:p>52</text:p>
          </table:table-cell>
          <table:table-cell table:number-columns-repeated="2"/>
          <table:table-cell table:formula="of:=IF(ISNUMBER([.BW405]);&quot;0x&quot;&amp;DEC2HEX([.BW405]+[.BW$2]))" office:value-type="string" office:string-value="0x1">
            <text:p>0x1</text:p>
          </table:table-cell>
          <table:table-cell table:formula="of:=IF(ISNUMBER([.BX405]);&quot;0x&quot;&amp;DEC2HEX([.BX405]+[.BX$2]))" office:value-type="string" office:string-value="0x93">
            <text:p>0x93</text:p>
          </table:table-cell>
          <table:table-cell table:formula="of:=IF(ISNUMBER([.BY405]);&quot;0x&quot;&amp;DEC2HEX([.BY405]+[.BY$2]);&quot;&quot;)">
            <text:p/>
          </table:table-cell>
          <table:table-cell table:formula="of:=IF(ISNUMBER([.BZ405]);&quot;0x&quot;&amp;DEC2HEX([.BZ405]+[.BZ$2]);&quot;&quot;)">
            <text:p/>
          </table:table-cell>
          <table:table-cell table:formula="of:=IF(ISNUMBER([.CB405]);&quot;0x&quot;&amp;DEC2HEX([.CB405]+[.CB$2]);&quot;&quot;)" office:value-type="string" office:string-value="0x33">
            <text:p>0x33</text:p>
          </table:table-cell>
          <table:table-cell table:formula="of:=HEX2DEC(MID([.CE405];3;2))-[.CE$2]" office:value-type="float" office:value="2">
            <text:p>2</text:p>
          </table:table-cell>
          <table:table-cell table:formula="of:=HEX2DEC(MID([.CF405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06:.BU406];0)-1" office:value-type="float" office:value="2">
            <text:p>2</text:p>
          </table:table-cell>
          <table:table-cell table:formula="of:=SUM([.A406:.BU406])" office:value-type="float" office:value="68">
            <text:p>68</text:p>
          </table:table-cell>
          <table:table-cell table:number-columns-repeated="2"/>
          <table:table-cell table:formula="of:=72-SUM([.BX406:.BZ406])-[.BW406]" office:value-type="float" office:value="2">
            <text:p>2</text:p>
          </table:table-cell>
          <table:table-cell table:formula="of:=[.BW407]+[.CA406]" office:value-type="float" office:value="5">
            <text:p>5</text:p>
          </table:table-cell>
          <table:table-cell table:number-columns-repeated="2"/>
          <table:table-cell table:formula="of:=IF(ISNUMBER([.BW406]);&quot;0x&quot;&amp;DEC2HEX([.BW406]+[.BW$2]))" office:value-type="string" office:string-value="0x1">
            <text:p>0x1</text:p>
          </table:table-cell>
          <table:table-cell table:formula="of:=IF(ISNUMBER([.BX406]);&quot;0x&quot;&amp;DEC2HEX([.BX406]+[.BX$2]))" office:value-type="string" office:string-value="0xC3">
            <text:p>0xC3</text:p>
          </table:table-cell>
          <table:table-cell table:formula="of:=IF(ISNUMBER([.BY406]);&quot;0x&quot;&amp;DEC2HEX([.BY406]+[.BY$2]);&quot;&quot;)">
            <text:p/>
          </table:table-cell>
          <table:table-cell table:formula="of:=IF(ISNUMBER([.BZ406]);&quot;0x&quot;&amp;DEC2HEX([.BZ406]+[.BZ$2]);&quot;&quot;)">
            <text:p/>
          </table:table-cell>
          <table:table-cell table:formula="of:=IF(ISNUMBER([.CB406]);&quot;0x&quot;&amp;DEC2HEX([.CB406]+[.CB$2]);&quot;&quot;)" office:value-type="string" office:string-value="0x4">
            <text:p>0x4</text:p>
          </table:table-cell>
          <table:table-cell table:formula="of:=HEX2DEC(MID([.CE406];3;2))-[.CE$2]" office:value-type="float" office:value="2">
            <text:p>2</text:p>
          </table:table-cell>
          <table:table-cell table:formula="of:=HEX2DEC(MID([.CF406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/>
          <table:table-cell table:number-columns-repeated="2" office:value-type="string">
            <text:p><text:s/></text:p>
          </table:table-cell>
          <table:table-cell table:number-columns-repeated="67" office:value-type="float" office:value="1">
            <text:p>1</text:p>
          </table:table-cell>
          <table:table-cell table:number-columns-repeated="4"/>
          <table:table-cell table:formula="of:=MATCH(1;[.A407:.BU407];0)-1" office:value-type="float" office:value="3">
            <text:p>3</text:p>
          </table:table-cell>
          <table:table-cell table:formula="of:=SUM([.A407:.BU407])" office:value-type="float" office:value="67">
            <text:p>67</text:p>
          </table:table-cell>
          <table:table-cell table:number-columns-repeated="2"/>
          <table:table-cell table:formula="of:=72-SUM([.BX407:.BZ407])-[.BW407]" office:value-type="float" office:value="2">
            <text:p>2</text:p>
          </table:table-cell>
          <table:table-cell table:formula="of:=[.BW408]+[.CA407]" office:value-type="float" office:value="5">
            <text:p>5</text:p>
          </table:table-cell>
          <table:table-cell table:number-columns-repeated="2"/>
          <table:table-cell table:formula="of:=IF(ISNUMBER([.BW407]);&quot;0x&quot;&amp;DEC2HEX([.BW407]+[.BW$2]))" office:value-type="string" office:string-value="0x2">
            <text:p>0x2</text:p>
          </table:table-cell>
          <table:table-cell table:formula="of:=IF(ISNUMBER([.BX407]);&quot;0x&quot;&amp;DEC2HEX([.BX407]+[.BX$2]))" office:value-type="string" office:string-value="0xC2">
            <text:p>0xC2</text:p>
          </table:table-cell>
          <table:table-cell table:formula="of:=IF(ISNUMBER([.BY407]);&quot;0x&quot;&amp;DEC2HEX([.BY407]+[.BY$2]);&quot;&quot;)">
            <text:p/>
          </table:table-cell>
          <table:table-cell table:formula="of:=IF(ISNUMBER([.BZ407]);&quot;0x&quot;&amp;DEC2HEX([.BZ407]+[.BZ$2]);&quot;&quot;)">
            <text:p/>
          </table:table-cell>
          <table:table-cell table:formula="of:=IF(ISNUMBER([.CB407]);&quot;0x&quot;&amp;DEC2HEX([.CB407]+[.CB$2]);&quot;&quot;)" office:value-type="string" office:string-value="0x4">
            <text:p>0x4</text:p>
          </table:table-cell>
          <table:table-cell table:formula="of:=HEX2DEC(MID([.CE407];3;2))-[.CE$2]" office:value-type="float" office:value="3">
            <text:p>3</text:p>
          </table:table-cell>
          <table:table-cell table:formula="of:=HEX2DEC(MID([.CF407];3;2))-[.CF$2]" office:value-type="float" office:value="67">
            <text:p>67</text:p>
          </table:table-cell>
          <table:table-cell table:number-columns-repeated="12"/>
        </table:table-row>
        <table:table-row table:style-name="ro6">
          <table:table-cell/>
          <table:table-cell table:number-columns-repeated="2" office:value-type="string">
            <text:p><text:s/></text:p>
          </table:table-cell>
          <table:table-cell table:number-columns-repeated="67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408:.BU408];0)-1" office:value-type="float" office:value="3">
            <text:p>3</text:p>
          </table:table-cell>
          <table:table-cell table:formula="of:=SUM([.A408:.BU408])" office:value-type="float" office:value="67">
            <text:p>67</text:p>
          </table:table-cell>
          <table:table-cell table:number-columns-repeated="2"/>
          <table:table-cell table:formula="of:=72-SUM([.BX408:.BZ408])-[.BW408]" office:value-type="float" office:value="2">
            <text:p>2</text:p>
          </table:table-cell>
          <table:table-cell table:formula="of:=[.BW409]+[.CA408]" office:value-type="float" office:value="6">
            <text:p>6</text:p>
          </table:table-cell>
          <table:table-cell table:number-columns-repeated="2"/>
          <table:table-cell table:formula="of:=IF(ISNUMBER([.BW408]);&quot;0x&quot;&amp;DEC2HEX([.BW408]+[.BW$2]))" office:value-type="string" office:string-value="0x2">
            <text:p>0x2</text:p>
          </table:table-cell>
          <table:table-cell table:formula="of:=IF(ISNUMBER([.BX408]);&quot;0x&quot;&amp;DEC2HEX([.BX408]+[.BX$2]))" office:value-type="string" office:string-value="0xC2">
            <text:p>0xC2</text:p>
          </table:table-cell>
          <table:table-cell table:formula="of:=IF(ISNUMBER([.BY408]);&quot;0x&quot;&amp;DEC2HEX([.BY408]+[.BY$2]);&quot;&quot;)">
            <text:p/>
          </table:table-cell>
          <table:table-cell table:formula="of:=IF(ISNUMBER([.BZ408]);&quot;0x&quot;&amp;DEC2HEX([.BZ408]+[.BZ$2]);&quot;&quot;)">
            <text:p/>
          </table:table-cell>
          <table:table-cell table:formula="of:=IF(ISNUMBER([.CB408]);&quot;0x&quot;&amp;DEC2HEX([.CB408]+[.CB$2]);&quot;&quot;)" office:value-type="string" office:string-value="0x5">
            <text:p>0x5</text:p>
          </table:table-cell>
          <table:table-cell table:formula="of:=HEX2DEC(MID([.CE408];3;2))-[.CE$2]" office:value-type="float" office:value="3">
            <text:p>3</text:p>
          </table:table-cell>
          <table:table-cell table:formula="of:=HEX2DEC(MID([.CF408];3;2))-[.CF$2]" office:value-type="float" office:value="67">
            <text:p>67</text:p>
          </table:table-cell>
          <table:table-cell table:number-columns-repeated="12"/>
        </table:table-row>
        <table:table-row table:style-name="ro6">
          <table:table-cell/>
          <table:table-cell table:number-columns-repeated="3" office:value-type="string">
            <text:p><text:s/></text:p>
          </table:table-cell>
          <table:table-cell table:number-columns-repeated="66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409:.BU409];0)-1" office:value-type="float" office:value="4">
            <text:p>4</text:p>
          </table:table-cell>
          <table:table-cell table:formula="of:=SUM([.A409:.BU409])" office:value-type="float" office:value="66">
            <text:p>66</text:p>
          </table:table-cell>
          <table:table-cell table:number-columns-repeated="2"/>
          <table:table-cell table:formula="of:=72-SUM([.BX409:.BZ409])-[.BW409]" office:value-type="float" office:value="2">
            <text:p>2</text:p>
          </table:table-cell>
          <table:table-cell table:formula="of:=[.BW410]+[.CA409]" office:value-type="float" office:value="7">
            <text:p>7</text:p>
          </table:table-cell>
          <table:table-cell table:number-columns-repeated="2"/>
          <table:table-cell table:formula="of:=IF(ISNUMBER([.BW409]);&quot;0x&quot;&amp;DEC2HEX([.BW409]+[.BW$2]))" office:value-type="string" office:string-value="0x3">
            <text:p>0x3</text:p>
          </table:table-cell>
          <table:table-cell table:formula="of:=IF(ISNUMBER([.BX409]);&quot;0x&quot;&amp;DEC2HEX([.BX409]+[.BX$2]))" office:value-type="string" office:string-value="0xC1">
            <text:p>0xC1</text:p>
          </table:table-cell>
          <table:table-cell table:formula="of:=IF(ISNUMBER([.BY409]);&quot;0x&quot;&amp;DEC2HEX([.BY409]+[.BY$2]);&quot;&quot;)">
            <text:p/>
          </table:table-cell>
          <table:table-cell table:formula="of:=IF(ISNUMBER([.BZ409]);&quot;0x&quot;&amp;DEC2HEX([.BZ409]+[.BZ$2]);&quot;&quot;)">
            <text:p/>
          </table:table-cell>
          <table:table-cell table:formula="of:=IF(ISNUMBER([.CB409]);&quot;0x&quot;&amp;DEC2HEX([.CB409]+[.CB$2]);&quot;&quot;)" office:value-type="string" office:string-value="0x6">
            <text:p>0x6</text:p>
          </table:table-cell>
          <table:table-cell table:formula="of:=HEX2DEC(MID([.CE409];3;2))-[.CE$2]" office:value-type="float" office:value="4">
            <text:p>4</text:p>
          </table:table-cell>
          <table:table-cell table:formula="of:=HEX2DEC(MID([.CF409];3;2))-[.CF$2]" office:value-type="float" office:value="66">
            <text:p>66</text:p>
          </table:table-cell>
          <table:table-cell table:number-columns-repeated="12"/>
        </table:table-row>
        <table:table-row table:style-name="ro6">
          <table:table-cell/>
          <table:table-cell table:number-columns-repeated="4" office:value-type="string">
            <text:p><text:s/></text:p>
          </table:table-cell>
          <table:table-cell table:number-columns-repeated="64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410:.BU410];0)-1" office:value-type="float" office:value="5">
            <text:p>5</text:p>
          </table:table-cell>
          <table:table-cell table:formula="of:=SUM([.A410:.BU410])" office:value-type="float" office:value="64">
            <text:p>64</text:p>
          </table:table-cell>
          <table:table-cell table:number-columns-repeated="2"/>
          <table:table-cell table:formula="of:=72-SUM([.BX410:.BZ410])-[.BW410]" office:value-type="float" office:value="3">
            <text:p>3</text:p>
          </table:table-cell>
          <table:table-cell table:formula="of:=[.BW411]+[.CA410]" office:value-type="float" office:value="9">
            <text:p>9</text:p>
          </table:table-cell>
          <table:table-cell table:number-columns-repeated="2"/>
          <table:table-cell table:formula="of:=IF(ISNUMBER([.BW410]);&quot;0x&quot;&amp;DEC2HEX([.BW410]+[.BW$2]))" office:value-type="string" office:string-value="0x4">
            <text:p>0x4</text:p>
          </table:table-cell>
          <table:table-cell table:formula="of:=IF(ISNUMBER([.BX410]);&quot;0x&quot;&amp;DEC2HEX([.BX410]+[.BX$2]))" office:value-type="string" office:string-value="0xBF">
            <text:p>0xBF</text:p>
          </table:table-cell>
          <table:table-cell table:formula="of:=IF(ISNUMBER([.BY410]);&quot;0x&quot;&amp;DEC2HEX([.BY410]+[.BY$2]);&quot;&quot;)">
            <text:p/>
          </table:table-cell>
          <table:table-cell table:formula="of:=IF(ISNUMBER([.BZ410]);&quot;0x&quot;&amp;DEC2HEX([.BZ410]+[.BZ$2]);&quot;&quot;)">
            <text:p/>
          </table:table-cell>
          <table:table-cell table:formula="of:=IF(ISNUMBER([.CB410]);&quot;0x&quot;&amp;DEC2HEX([.CB410]+[.CB$2]);&quot;&quot;)" office:value-type="string" office:string-value="0x8">
            <text:p>0x8</text:p>
          </table:table-cell>
          <table:table-cell table:formula="of:=HEX2DEC(MID([.CE410];3;2))-[.CE$2]" office:value-type="float" office:value="5">
            <text:p>5</text:p>
          </table:table-cell>
          <table:table-cell table:formula="of:=HEX2DEC(MID([.CF410];3;2))-[.CF$2]" office:value-type="float" office:value="64">
            <text:p>64</text:p>
          </table:table-cell>
          <table:table-cell table:number-columns-repeated="12"/>
        </table:table-row>
        <table:table-row table:style-name="ro6">
          <table:table-cell/>
          <table:table-cell table:number-columns-repeated="5" office:value-type="string">
            <text:p><text:s/></text:p>
          </table:table-cell>
          <table:table-cell table:number-columns-repeated="62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"/>
          <table:table-cell table:formula="of:=MATCH(1;[.A411:.BU411];0)-1" office:value-type="float" office:value="6">
            <text:p>6</text:p>
          </table:table-cell>
          <table:table-cell table:formula="of:=SUM([.A411:.BU411])" office:value-type="float" office:value="62">
            <text:p>62</text:p>
          </table:table-cell>
          <table:table-cell table:number-columns-repeated="2"/>
          <table:table-cell table:formula="of:=72-SUM([.BX411:.BZ411])-[.BW411]" office:value-type="float" office:value="4">
            <text:p>4</text:p>
          </table:table-cell>
          <table:table-cell table:formula="of:=[.BW412]+[.CA411]" office:value-type="float" office:value="12">
            <text:p>12</text:p>
          </table:table-cell>
          <table:table-cell table:number-columns-repeated="2"/>
          <table:table-cell table:formula="of:=IF(ISNUMBER([.BW411]);&quot;0x&quot;&amp;DEC2HEX([.BW411]+[.BW$2]))" office:value-type="string" office:string-value="0x5">
            <text:p>0x5</text:p>
          </table:table-cell>
          <table:table-cell table:formula="of:=IF(ISNUMBER([.BX411]);&quot;0x&quot;&amp;DEC2HEX([.BX411]+[.BX$2]))" office:value-type="string" office:string-value="0xBD">
            <text:p>0xBD</text:p>
          </table:table-cell>
          <table:table-cell table:formula="of:=IF(ISNUMBER([.BY411]);&quot;0x&quot;&amp;DEC2HEX([.BY411]+[.BY$2]);&quot;&quot;)">
            <text:p/>
          </table:table-cell>
          <table:table-cell table:formula="of:=IF(ISNUMBER([.BZ411]);&quot;0x&quot;&amp;DEC2HEX([.BZ411]+[.BZ$2]);&quot;&quot;)">
            <text:p/>
          </table:table-cell>
          <table:table-cell table:formula="of:=IF(ISNUMBER([.CB411]);&quot;0x&quot;&amp;DEC2HEX([.CB411]+[.CB$2]);&quot;&quot;)" office:value-type="string" office:string-value="0xB">
            <text:p>0xB</text:p>
          </table:table-cell>
          <table:table-cell table:formula="of:=HEX2DEC(MID([.CE411];3;2))-[.CE$2]" office:value-type="float" office:value="6">
            <text:p>6</text:p>
          </table:table-cell>
          <table:table-cell table:formula="of:=HEX2DEC(MID([.CF411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/>
          <table:table-cell table:number-columns-repeated="7" office:value-type="string">
            <text:p><text:s/></text:p>
          </table:table-cell>
          <table:table-cell table:number-columns-repeated="58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 table:number-columns-repeated="3"/>
          <table:table-cell table:formula="of:=MATCH(1;[.A412:.BU412];0)-1" office:value-type="float" office:value="8">
            <text:p>8</text:p>
          </table:table-cell>
          <table:table-cell table:formula="of:=SUM([.A412:.BU412])" office:value-type="float" office:value="58">
            <text:p>58</text:p>
          </table:table-cell>
          <table:table-cell table:number-columns-repeated="2"/>
          <table:table-cell table:formula="of:=72-SUM([.BX412:.BZ412])-[.BW412]" office:value-type="float" office:value="6">
            <text:p>6</text:p>
          </table:table-cell>
          <table:table-cell table:formula="of:=[.BW413]+[.CA412]" office:value-type="float" office:value="16">
            <text:p>16</text:p>
          </table:table-cell>
          <table:table-cell table:number-columns-repeated="2"/>
          <table:table-cell table:formula="of:=IF(ISNUMBER([.BW412]);&quot;0x&quot;&amp;DEC2HEX([.BW412]+[.BW$2]))" office:value-type="string" office:string-value="0x7">
            <text:p>0x7</text:p>
          </table:table-cell>
          <table:table-cell table:formula="of:=IF(ISNUMBER([.BX412]);&quot;0x&quot;&amp;DEC2HEX([.BX412]+[.BX$2]))" office:value-type="string" office:string-value="0xB9">
            <text:p>0xB9</text:p>
          </table:table-cell>
          <table:table-cell table:formula="of:=IF(ISNUMBER([.BY412]);&quot;0x&quot;&amp;DEC2HEX([.BY412]+[.BY$2]);&quot;&quot;)">
            <text:p/>
          </table:table-cell>
          <table:table-cell table:formula="of:=IF(ISNUMBER([.BZ412]);&quot;0x&quot;&amp;DEC2HEX([.BZ412]+[.BZ$2]);&quot;&quot;)">
            <text:p/>
          </table:table-cell>
          <table:table-cell table:formula="of:=IF(ISNUMBER([.CB412]);&quot;0x&quot;&amp;DEC2HEX([.CB412]+[.CB$2]);&quot;&quot;)" office:value-type="string" office:string-value="0xF">
            <text:p>0xF</text:p>
          </table:table-cell>
          <table:table-cell table:formula="of:=HEX2DEC(MID([.CE412];3;2))-[.CE$2]" office:value-type="float" office:value="8">
            <text:p>8</text:p>
          </table:table-cell>
          <table:table-cell table:formula="of:=HEX2DEC(MID([.CF412];3;2))-[.CF$2]" office:value-type="float" office:value="58">
            <text:p>58</text:p>
          </table:table-cell>
          <table:table-cell table:number-columns-repeated="12"/>
        </table:table-row>
        <table:table-row table:style-name="ro6">
          <table:table-cell/>
          <table:table-cell table:number-columns-repeated="9" office:value-type="string">
            <text:p><text:s/></text:p>
          </table:table-cell>
          <table:table-cell table:number-columns-repeated="54" office:value-type="float" office:value="1">
            <text:p>1</text:p>
          </table:table-cell>
          <table:table-cell table:number-columns-repeated="7" office:value-type="string">
            <text:p><text:s/></text:p>
          </table:table-cell>
          <table:table-cell table:number-columns-repeated="3"/>
          <table:table-cell table:formula="of:=MATCH(1;[.A413:.BU413];0)-1" office:value-type="float" office:value="10">
            <text:p>10</text:p>
          </table:table-cell>
          <table:table-cell table:formula="of:=SUM([.A413:.BU413])" office:value-type="float" office:value="54">
            <text:p>54</text:p>
          </table:table-cell>
          <table:table-cell table:number-columns-repeated="2"/>
          <table:table-cell table:formula="of:=72-SUM([.BX413:.BZ413])-[.BW413]" office:value-type="float" office:value="8">
            <text:p>8</text:p>
          </table:table-cell>
          <table:table-cell table:formula="of:=[.BW414]+[.CA413]" office:value-type="float" office:value="8">
            <text:p>8</text:p>
          </table:table-cell>
          <table:table-cell table:number-columns-repeated="2"/>
          <table:table-cell table:formula="of:=IF(ISNUMBER([.BW413]);&quot;0x&quot;&amp;DEC2HEX([.BW413]+[.BW$2]))" office:value-type="string" office:string-value="0x9">
            <text:p>0x9</text:p>
          </table:table-cell>
          <table:table-cell table:formula="of:=IF(ISNUMBER([.BX413]);&quot;0x&quot;&amp;DEC2HEX([.BX413]+[.BX$2]))" office:value-type="string" office:string-value="0xB5">
            <text:p>0xB5</text:p>
          </table:table-cell>
          <table:table-cell table:formula="of:=IF(ISNUMBER([.BY413]);&quot;0x&quot;&amp;DEC2HEX([.BY413]+[.BY$2]);&quot;&quot;)">
            <text:p/>
          </table:table-cell>
          <table:table-cell table:formula="of:=IF(ISNUMBER([.BZ413]);&quot;0x&quot;&amp;DEC2HEX([.BZ413]+[.BZ$2]);&quot;&quot;)">
            <text:p/>
          </table:table-cell>
          <table:table-cell table:formula="of:=IF(ISNUMBER([.CB413]);&quot;0x&quot;&amp;DEC2HEX([.CB413]+[.CB$2]);&quot;&quot;)" office:value-type="string" office:string-value="0x7">
            <text:p>0x7</text:p>
          </table:table-cell>
          <table:table-cell table:formula="of:=HEX2DEC(MID([.CE413];3;2))-[.CE$2]" office:value-type="float" office:value="10">
            <text:p>10</text:p>
          </table:table-cell>
          <table:table-cell table:formula="of:=HEX2DEC(MID([.CF413];3;2))-[.CF$2]" office:value-type="float" office:value="54">
            <text:p>54</text:p>
          </table:table-cell>
          <table:table-cell table:formula="of:=SUM([.CI314:.CK413])" office:value-type="float" office:value="6531">
            <text:p>6531</text:p>
          </table:table-cell>
          <table:table-cell table:number-columns-repeated="11"/>
        </table:table-row>
        <table:table-row table:style-name="ro6">
          <table:table-cell table:number-columns-repeated="74"/>
          <table:table-cell/>
          <table:table-cell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414]);&quot;0x&quot;&amp;DEC2HEX([.BY414]+[.BY$2]);&quot;&quot;)">
            <text:p/>
          </table:table-cell>
          <table:table-cell table:formula="of:=IF(ISNUMBER([.BZ414]);&quot;0x&quot;&amp;DEC2HEX([.BZ414]+[.BZ$2]);&quot;&quot;)">
            <text:p/>
          </table:table-cell>
          <table:table-cell table:formula="of:=IF(ISNUMBER([.CB414]);&quot;0x&quot;&amp;DEC2HEX([.CB414]+[.CB$2]);&quot;&quot;)">
            <text:p/>
          </table:table-cell>
          <table:table-cell table:formula="of:=HEX2DEC(MID([.CE414];3;2))-[.CE$2]" office:value-type="float" office:value="1">
            <text:p>1</text:p>
          </table:table-cell>
          <table:table-cell table:formula="of:=HEX2DEC(MID([.CF414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415]);&quot;0x&quot;&amp;DEC2HEX([.BY415]+[.BY$2]);&quot;&quot;)">
            <text:p/>
          </table:table-cell>
          <table:table-cell table:formula="of:=IF(ISNUMBER([.BZ415]);&quot;0x&quot;&amp;DEC2HEX([.BZ415]+[.BZ$2]);&quot;&quot;)">
            <text:p/>
          </table:table-cell>
          <table:table-cell table:formula="of:=IF(ISNUMBER([.CB415]);&quot;0x&quot;&amp;DEC2HEX([.CB415]+[.CB$2]);&quot;&quot;)">
            <text:p/>
          </table:table-cell>
          <table:table-cell table:formula="of:=HEX2DEC(MID([.CE415];3;2))-[.CE$2]" office:value-type="float" office:value="1">
            <text:p>1</text:p>
          </table:table-cell>
          <table:table-cell table:formula="of:=HEX2DEC(MID([.CF415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416]);&quot;0x&quot;&amp;DEC2HEX([.BY416]+[.BY$2]);&quot;&quot;)">
            <text:p/>
          </table:table-cell>
          <table:table-cell table:formula="of:=IF(ISNUMBER([.BZ416]);&quot;0x&quot;&amp;DEC2HEX([.BZ416]+[.BZ$2]);&quot;&quot;)">
            <text:p/>
          </table:table-cell>
          <table:table-cell table:formula="of:=IF(ISNUMBER([.CB416]);&quot;0x&quot;&amp;DEC2HEX([.CB416]+[.CB$2]);&quot;&quot;)">
            <text:p/>
          </table:table-cell>
          <table:table-cell table:formula="of:=HEX2DEC(MID([.CE416];3;2))-[.CE$2]" office:value-type="float" office:value="1">
            <text:p>1</text:p>
          </table:table-cell>
          <table:table-cell table:formula="of:=HEX2DEC(MID([.CF416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417]);&quot;0x&quot;&amp;DEC2HEX([.BY417]+[.BY$2]);&quot;&quot;)">
            <text:p/>
          </table:table-cell>
          <table:table-cell table:formula="of:=IF(ISNUMBER([.BZ417]);&quot;0x&quot;&amp;DEC2HEX([.BZ417]+[.BZ$2]);&quot;&quot;)">
            <text:p/>
          </table:table-cell>
          <table:table-cell table:formula="of:=IF(ISNUMBER([.CB417]);&quot;0x&quot;&amp;DEC2HEX([.CB417]+[.CB$2]);&quot;&quot;)">
            <text:p/>
          </table:table-cell>
          <table:table-cell table:formula="of:=HEX2DEC(MID([.CE417];3;2))-[.CE$2]" office:value-type="float" office:value="1">
            <text:p>1</text:p>
          </table:table-cell>
          <table:table-cell table:formula="of:=HEX2DEC(MID([.CF417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34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4" office:value-type="string">
            <text:p><text:s/></text:p>
          </table:table-cell>
          <table:table-cell table:number-columns-repeated="16"/>
          <table:table-cell table:formula="of:=MATCH(1;[.A418:.BU418];0)-1" office:value-type="float" office:value="35">
            <text:p>35</text:p>
          </table:table-cell>
          <table:table-cell table:formula="of:=SUM([.A418:.BU418])" office:value-type="float" office:value="9">
            <text:p>9</text:p>
          </table:table-cell>
          <table:table-cell table:number-columns-repeated="2"/>
          <table:table-cell table:formula="of:=72-SUM([.BX418:.BZ418])-[.BW418]" office:value-type="float" office:value="28">
            <text:p>28</text:p>
          </table:table-cell>
          <table:table-cell table:formula="of:=[.BW419]+[.CA418]" office:value-type="float" office:value="63">
            <text:p>63</text:p>
          </table:table-cell>
          <table:table-cell table:number-columns-repeated="2"/>
          <table:table-cell table:formula="of:=IF(ISNUMBER([.BW418]);&quot;0x&quot;&amp;DEC2HEX([.BW418]+[.BW$2]))" office:value-type="string" office:string-value="0x22">
            <text:p>0x22</text:p>
          </table:table-cell>
          <table:table-cell table:formula="of:=IF(ISNUMBER([.BX418]);&quot;0x&quot;&amp;DEC2HEX([.BX418]+[.BX$2]))" office:value-type="string" office:string-value="0x88">
            <text:p>0x88</text:p>
          </table:table-cell>
          <table:table-cell table:formula="of:=IF(ISNUMBER([.BY418]);&quot;0x&quot;&amp;DEC2HEX([.BY418]+[.BY$2]);&quot;&quot;)">
            <text:p/>
          </table:table-cell>
          <table:table-cell table:formula="of:=IF(ISNUMBER([.BZ418]);&quot;0x&quot;&amp;DEC2HEX([.BZ418]+[.BZ$2]);&quot;&quot;)">
            <text:p/>
          </table:table-cell>
          <table:table-cell table:formula="of:=IF(ISNUMBER([.CB418]);&quot;0x&quot;&amp;DEC2HEX([.CB418]+[.CB$2]);&quot;&quot;)" office:value-type="string" office:string-value="0x3E">
            <text:p>0x3E</text:p>
          </table:table-cell>
          <table:table-cell table:formula="of:=HEX2DEC(MID([.CE418];3;2))-[.CE$2]" office:value-type="float" office:value="35">
            <text:p>35</text:p>
          </table:table-cell>
          <table:table-cell table:formula="of:=HEX2DEC(MID([.CF41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2"/>
          <table:table-cell table:number-columns-repeated="3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5" office:value-type="string">
            <text:p><text:s/></text:p>
          </table:table-cell>
          <table:table-cell table:number-columns-repeated="15"/>
          <table:table-cell table:formula="of:=MATCH(1;[.A419:.BU419];0)-1" office:value-type="float" office:value="35">
            <text:p>35</text:p>
          </table:table-cell>
          <table:table-cell table:formula="of:=SUM([.A419:.BU419])" office:value-type="float" office:value="9">
            <text:p>9</text:p>
          </table:table-cell>
          <table:table-cell table:number-columns-repeated="2"/>
          <table:table-cell table:formula="of:=72-SUM([.BX419:.BZ419])-[.BW419]" office:value-type="float" office:value="28">
            <text:p>28</text:p>
          </table:table-cell>
          <table:table-cell table:formula="of:=[.BW420]+[.CA419]" office:value-type="float" office:value="62">
            <text:p>62</text:p>
          </table:table-cell>
          <table:table-cell table:number-columns-repeated="2"/>
          <table:table-cell table:formula="of:=IF(ISNUMBER([.BW419]);&quot;0x&quot;&amp;DEC2HEX([.BW419]+[.BW$2]))" office:value-type="string" office:string-value="0x22">
            <text:p>0x22</text:p>
          </table:table-cell>
          <table:table-cell table:formula="of:=IF(ISNUMBER([.BX419]);&quot;0x&quot;&amp;DEC2HEX([.BX419]+[.BX$2]))" office:value-type="string" office:string-value="0x88">
            <text:p>0x88</text:p>
          </table:table-cell>
          <table:table-cell table:formula="of:=IF(ISNUMBER([.BY419]);&quot;0x&quot;&amp;DEC2HEX([.BY419]+[.BY$2]);&quot;&quot;)">
            <text:p/>
          </table:table-cell>
          <table:table-cell table:formula="of:=IF(ISNUMBER([.BZ419]);&quot;0x&quot;&amp;DEC2HEX([.BZ419]+[.BZ$2]);&quot;&quot;)">
            <text:p/>
          </table:table-cell>
          <table:table-cell table:formula="of:=IF(ISNUMBER([.CB419]);&quot;0x&quot;&amp;DEC2HEX([.CB419]+[.CB$2]);&quot;&quot;)" office:value-type="string" office:string-value="0x3D">
            <text:p>0x3D</text:p>
          </table:table-cell>
          <table:table-cell table:formula="of:=HEX2DEC(MID([.CE419];3;2))-[.CE$2]" office:value-type="float" office:value="35">
            <text:p>35</text:p>
          </table:table-cell>
          <table:table-cell table:formula="of:=HEX2DEC(MID([.CF419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1"/>
          <table:table-cell table:number-columns-repeated="3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30"/>
          <table:table-cell table:formula="of:=MATCH(1;[.A420:.BU420];0)-1" office:value-type="float" office:value="34">
            <text:p>34</text:p>
          </table:table-cell>
          <table:table-cell table:formula="of:=SUM([.A420:.BU420])" office:value-type="float" office:value="10">
            <text:p>10</text:p>
          </table:table-cell>
          <table:table-cell table:number-columns-repeated="2"/>
          <table:table-cell table:formula="of:=72-SUM([.BX420:.BZ420])-[.BW420]" office:value-type="float" office:value="28">
            <text:p>28</text:p>
          </table:table-cell>
          <table:table-cell table:formula="of:=[.BW421]+[.CA420]" office:value-type="float" office:value="61">
            <text:p>61</text:p>
          </table:table-cell>
          <table:table-cell table:number-columns-repeated="2"/>
          <table:table-cell table:formula="of:=IF(ISNUMBER([.BW420]);&quot;0x&quot;&amp;DEC2HEX([.BW420]+[.BW$2]))" office:value-type="string" office:string-value="0x21">
            <text:p>0x21</text:p>
          </table:table-cell>
          <table:table-cell table:formula="of:=IF(ISNUMBER([.BX420]);&quot;0x&quot;&amp;DEC2HEX([.BX420]+[.BX$2]))" office:value-type="string" office:string-value="0x89">
            <text:p>0x89</text:p>
          </table:table-cell>
          <table:table-cell table:formula="of:=IF(ISNUMBER([.BY420]);&quot;0x&quot;&amp;DEC2HEX([.BY420]+[.BY$2]);&quot;&quot;)">
            <text:p/>
          </table:table-cell>
          <table:table-cell table:formula="of:=IF(ISNUMBER([.BZ420]);&quot;0x&quot;&amp;DEC2HEX([.BZ420]+[.BZ$2]);&quot;&quot;)">
            <text:p/>
          </table:table-cell>
          <table:table-cell table:formula="of:=IF(ISNUMBER([.CB420]);&quot;0x&quot;&amp;DEC2HEX([.CB420]+[.CB$2]);&quot;&quot;)" office:value-type="string" office:string-value="0x3C">
            <text:p>0x3C</text:p>
          </table:table-cell>
          <table:table-cell table:formula="of:=HEX2DEC(MID([.CE420];3;2))-[.CE$2]" office:value-type="float" office:value="34">
            <text:p>34</text:p>
          </table:table-cell>
          <table:table-cell table:formula="of:=HEX2DEC(MID([.CF420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31"/>
          <table:table-cell table:number-columns-repeated="2" office:value-type="string">
            <text:p><text:s/></text:p>
          </table:table-cell>
          <table:table-cell table:number-columns-repeated="11" office:value-type="float" office:value="1">
            <text:p>1</text:p>
          </table:table-cell>
          <table:table-cell table:number-columns-repeated="30"/>
          <table:table-cell table:formula="of:=MATCH(1;[.A421:.BU421];0)-1" office:value-type="float" office:value="33">
            <text:p>33</text:p>
          </table:table-cell>
          <table:table-cell table:formula="of:=SUM([.A421:.BU421])" office:value-type="float" office:value="11">
            <text:p>11</text:p>
          </table:table-cell>
          <table:table-cell table:number-columns-repeated="2"/>
          <table:table-cell table:formula="of:=72-SUM([.BX421:.BZ421])-[.BW421]" office:value-type="float" office:value="28">
            <text:p>28</text:p>
          </table:table-cell>
          <table:table-cell table:formula="of:=[.BW422]+[.CA421]" office:value-type="float" office:value="60">
            <text:p>60</text:p>
          </table:table-cell>
          <table:table-cell table:number-columns-repeated="2"/>
          <table:table-cell table:formula="of:=IF(ISNUMBER([.BW421]);&quot;0x&quot;&amp;DEC2HEX([.BW421]+[.BW$2]))" office:value-type="string" office:string-value="0x20">
            <text:p>0x20</text:p>
          </table:table-cell>
          <table:table-cell table:formula="of:=IF(ISNUMBER([.BX421]);&quot;0x&quot;&amp;DEC2HEX([.BX421]+[.BX$2]))" office:value-type="string" office:string-value="0x8A">
            <text:p>0x8A</text:p>
          </table:table-cell>
          <table:table-cell table:formula="of:=IF(ISNUMBER([.BY421]);&quot;0x&quot;&amp;DEC2HEX([.BY421]+[.BY$2]);&quot;&quot;)">
            <text:p/>
          </table:table-cell>
          <table:table-cell table:formula="of:=IF(ISNUMBER([.BZ421]);&quot;0x&quot;&amp;DEC2HEX([.BZ421]+[.BZ$2]);&quot;&quot;)">
            <text:p/>
          </table:table-cell>
          <table:table-cell table:formula="of:=IF(ISNUMBER([.CB421]);&quot;0x&quot;&amp;DEC2HEX([.CB421]+[.CB$2]);&quot;&quot;)" office:value-type="string" office:string-value="0x3B">
            <text:p>0x3B</text:p>
          </table:table-cell>
          <table:table-cell table:formula="of:=HEX2DEC(MID([.CE421];3;2))-[.CE$2]" office:value-type="float" office:value="33">
            <text:p>33</text:p>
          </table:table-cell>
          <table:table-cell table:formula="of:=HEX2DEC(MID([.CF421];3;2))-[.CF$2]" office:value-type="float" office:value="11">
            <text:p>11</text:p>
          </table:table-cell>
          <table:table-cell table:number-columns-repeated="12"/>
        </table:table-row>
        <table:table-row table:style-name="ro6">
          <table:table-cell table:number-columns-repeated="30"/>
          <table:table-cell table:number-columns-repeated="2" office:value-type="string">
            <text:p><text:s/></text:p>
          </table:table-cell>
          <table:table-cell table:number-columns-repeated="12" office:value-type="float" office:value="1">
            <text:p>1</text:p>
          </table:table-cell>
          <table:table-cell table:number-columns-repeated="30"/>
          <table:table-cell table:formula="of:=MATCH(1;[.A422:.BU422];0)-1" office:value-type="float" office:value="32">
            <text:p>32</text:p>
          </table:table-cell>
          <table:table-cell table:formula="of:=SUM([.A422:.BU422])" office:value-type="float" office:value="12">
            <text:p>12</text:p>
          </table:table-cell>
          <table:table-cell table:number-columns-repeated="2"/>
          <table:table-cell table:formula="of:=72-SUM([.BX422:.BZ422])-[.BW422]" office:value-type="float" office:value="28">
            <text:p>28</text:p>
          </table:table-cell>
          <table:table-cell table:formula="of:=[.BW423]+[.CA422]" office:value-type="float" office:value="60">
            <text:p>60</text:p>
          </table:table-cell>
          <table:table-cell table:number-columns-repeated="2"/>
          <table:table-cell table:formula="of:=IF(ISNUMBER([.BW422]);&quot;0x&quot;&amp;DEC2HEX([.BW422]+[.BW$2]))" office:value-type="string" office:string-value="0x1F">
            <text:p>0x1F</text:p>
          </table:table-cell>
          <table:table-cell table:formula="of:=IF(ISNUMBER([.BX422]);&quot;0x&quot;&amp;DEC2HEX([.BX422]+[.BX$2]))" office:value-type="string" office:string-value="0x8B">
            <text:p>0x8B</text:p>
          </table:table-cell>
          <table:table-cell table:formula="of:=IF(ISNUMBER([.BY422]);&quot;0x&quot;&amp;DEC2HEX([.BY422]+[.BY$2]);&quot;&quot;)">
            <text:p/>
          </table:table-cell>
          <table:table-cell table:formula="of:=IF(ISNUMBER([.BZ422]);&quot;0x&quot;&amp;DEC2HEX([.BZ422]+[.BZ$2]);&quot;&quot;)">
            <text:p/>
          </table:table-cell>
          <table:table-cell table:formula="of:=IF(ISNUMBER([.CB422]);&quot;0x&quot;&amp;DEC2HEX([.CB422]+[.CB$2]);&quot;&quot;)" office:value-type="string" office:string-value="0x3B">
            <text:p>0x3B</text:p>
          </table:table-cell>
          <table:table-cell table:formula="of:=HEX2DEC(MID([.CE422];3;2))-[.CE$2]" office:value-type="float" office:value="32">
            <text:p>32</text:p>
          </table:table-cell>
          <table:table-cell table:formula="of:=HEX2DEC(MID([.CF422];3;2))-[.CF$2]" office:value-type="float" office:value="12">
            <text:p>12</text:p>
          </table:table-cell>
          <table:table-cell table:number-columns-repeated="12"/>
        </table:table-row>
        <table:table-row table:style-name="ro6">
          <table:table-cell table:number-columns-repeated="30"/>
          <table:table-cell table:number-columns-repeated="2" office:value-type="string">
            <text:p><text:s/></text:p>
          </table:table-cell>
          <table:table-cell table:number-columns-repeated="12" office:value-type="float" office:value="1">
            <text:p>1</text:p>
          </table:table-cell>
          <table:table-cell table:number-columns-repeated="30"/>
          <table:table-cell table:formula="of:=MATCH(1;[.A423:.BU423];0)-1" office:value-type="float" office:value="32">
            <text:p>32</text:p>
          </table:table-cell>
          <table:table-cell table:formula="of:=SUM([.A423:.BU423])" office:value-type="float" office:value="12">
            <text:p>12</text:p>
          </table:table-cell>
          <table:table-cell table:number-columns-repeated="2"/>
          <table:table-cell table:formula="of:=72-SUM([.BX423:.BZ423])-[.BW423]" office:value-type="float" office:value="28">
            <text:p>28</text:p>
          </table:table-cell>
          <table:table-cell table:formula="of:=[.BW424]+[.CA423]" office:value-type="float" office:value="59">
            <text:p>59</text:p>
          </table:table-cell>
          <table:table-cell table:number-columns-repeated="2"/>
          <table:table-cell table:formula="of:=IF(ISNUMBER([.BW423]);&quot;0x&quot;&amp;DEC2HEX([.BW423]+[.BW$2]))" office:value-type="string" office:string-value="0x1F">
            <text:p>0x1F</text:p>
          </table:table-cell>
          <table:table-cell table:formula="of:=IF(ISNUMBER([.BX423]);&quot;0x&quot;&amp;DEC2HEX([.BX423]+[.BX$2]))" office:value-type="string" office:string-value="0x8B">
            <text:p>0x8B</text:p>
          </table:table-cell>
          <table:table-cell table:formula="of:=IF(ISNUMBER([.BY423]);&quot;0x&quot;&amp;DEC2HEX([.BY423]+[.BY$2]);&quot;&quot;)">
            <text:p/>
          </table:table-cell>
          <table:table-cell table:formula="of:=IF(ISNUMBER([.BZ423]);&quot;0x&quot;&amp;DEC2HEX([.BZ423]+[.BZ$2]);&quot;&quot;)">
            <text:p/>
          </table:table-cell>
          <table:table-cell table:formula="of:=IF(ISNUMBER([.CB423]);&quot;0x&quot;&amp;DEC2HEX([.CB423]+[.CB$2]);&quot;&quot;)" office:value-type="string" office:string-value="0x3A">
            <text:p>0x3A</text:p>
          </table:table-cell>
          <table:table-cell table:formula="of:=HEX2DEC(MID([.CE423];3;2))-[.CE$2]" office:value-type="float" office:value="32">
            <text:p>32</text:p>
          </table:table-cell>
          <table:table-cell table:formula="of:=HEX2DEC(MID([.CF423];3;2))-[.CF$2]" office:value-type="float" office:value="12">
            <text:p>12</text:p>
          </table:table-cell>
          <table:table-cell table:number-columns-repeated="12"/>
        </table:table-row>
        <table:table-row table:style-name="ro6">
          <table:table-cell table:number-columns-repeated="30"/>
          <table:table-cell office:value-type="string">
            <text:p><text:s/></text:p>
          </table:table-cell>
          <table:table-cell table:number-columns-repeated="13" office:value-type="float" office:value="1">
            <text:p>1</text:p>
          </table:table-cell>
          <table:table-cell table:number-columns-repeated="30"/>
          <table:table-cell table:formula="of:=MATCH(1;[.A424:.BU424];0)-1" office:value-type="float" office:value="31">
            <text:p>31</text:p>
          </table:table-cell>
          <table:table-cell table:formula="of:=SUM([.A424:.BU424])" office:value-type="float" office:value="13">
            <text:p>13</text:p>
          </table:table-cell>
          <table:table-cell table:number-columns-repeated="2"/>
          <table:table-cell table:formula="of:=72-SUM([.BX424:.BZ424])-[.BW424]" office:value-type="float" office:value="28">
            <text:p>28</text:p>
          </table:table-cell>
          <table:table-cell table:formula="of:=[.BW425]+[.CA424]" office:value-type="float" office:value="58">
            <text:p>58</text:p>
          </table:table-cell>
          <table:table-cell table:number-columns-repeated="2"/>
          <table:table-cell table:formula="of:=IF(ISNUMBER([.BW424]);&quot;0x&quot;&amp;DEC2HEX([.BW424]+[.BW$2]))" office:value-type="string" office:string-value="0x1E">
            <text:p>0x1E</text:p>
          </table:table-cell>
          <table:table-cell table:formula="of:=IF(ISNUMBER([.BX424]);&quot;0x&quot;&amp;DEC2HEX([.BX424]+[.BX$2]))" office:value-type="string" office:string-value="0x8C">
            <text:p>0x8C</text:p>
          </table:table-cell>
          <table:table-cell table:formula="of:=IF(ISNUMBER([.BY424]);&quot;0x&quot;&amp;DEC2HEX([.BY424]+[.BY$2]);&quot;&quot;)">
            <text:p/>
          </table:table-cell>
          <table:table-cell table:formula="of:=IF(ISNUMBER([.BZ424]);&quot;0x&quot;&amp;DEC2HEX([.BZ424]+[.BZ$2]);&quot;&quot;)">
            <text:p/>
          </table:table-cell>
          <table:table-cell table:formula="of:=IF(ISNUMBER([.CB424]);&quot;0x&quot;&amp;DEC2HEX([.CB424]+[.CB$2]);&quot;&quot;)" office:value-type="string" office:string-value="0x39">
            <text:p>0x39</text:p>
          </table:table-cell>
          <table:table-cell table:formula="of:=HEX2DEC(MID([.CE424];3;2))-[.CE$2]" office:value-type="float" office:value="31">
            <text:p>31</text:p>
          </table:table-cell>
          <table:table-cell table:formula="of:=HEX2DEC(MID([.CF424];3;2))-[.CF$2]" office:value-type="float" office:value="13">
            <text:p>13</text:p>
          </table:table-cell>
          <table:table-cell table:number-columns-repeated="12"/>
        </table:table-row>
        <table:table-row table:style-name="ro6">
          <table:table-cell table:number-columns-repeated="29"/>
          <table:table-cell office:value-type="string">
            <text:p><text:s/></text:p>
          </table:table-cell>
          <table:table-cell table:number-columns-repeated="14" office:value-type="float" office:value="1">
            <text:p>1</text:p>
          </table:table-cell>
          <table:table-cell table:number-columns-repeated="30"/>
          <table:table-cell table:formula="of:=MATCH(1;[.A425:.BU425];0)-1" office:value-type="float" office:value="30">
            <text:p>30</text:p>
          </table:table-cell>
          <table:table-cell table:formula="of:=SUM([.A425:.BU425])" office:value-type="float" office:value="14">
            <text:p>14</text:p>
          </table:table-cell>
          <table:table-cell table:number-columns-repeated="2"/>
          <table:table-cell table:formula="of:=72-SUM([.BX425:.BZ425])-[.BW425]" office:value-type="float" office:value="28">
            <text:p>28</text:p>
          </table:table-cell>
          <table:table-cell table:formula="of:=[.BW426]+[.CA425]" office:value-type="float" office:value="58">
            <text:p>58</text:p>
          </table:table-cell>
          <table:table-cell table:number-columns-repeated="2"/>
          <table:table-cell table:formula="of:=IF(ISNUMBER([.BW425]);&quot;0x&quot;&amp;DEC2HEX([.BW425]+[.BW$2]))" office:value-type="string" office:string-value="0x1D">
            <text:p>0x1D</text:p>
          </table:table-cell>
          <table:table-cell table:formula="of:=IF(ISNUMBER([.BX425]);&quot;0x&quot;&amp;DEC2HEX([.BX425]+[.BX$2]))" office:value-type="string" office:string-value="0x8D">
            <text:p>0x8D</text:p>
          </table:table-cell>
          <table:table-cell table:formula="of:=IF(ISNUMBER([.BY425]);&quot;0x&quot;&amp;DEC2HEX([.BY425]+[.BY$2]);&quot;&quot;)">
            <text:p/>
          </table:table-cell>
          <table:table-cell table:formula="of:=IF(ISNUMBER([.BZ425]);&quot;0x&quot;&amp;DEC2HEX([.BZ425]+[.BZ$2]);&quot;&quot;)">
            <text:p/>
          </table:table-cell>
          <table:table-cell table:formula="of:=IF(ISNUMBER([.CB425]);&quot;0x&quot;&amp;DEC2HEX([.CB425]+[.CB$2]);&quot;&quot;)" office:value-type="string" office:string-value="0x39">
            <text:p>0x39</text:p>
          </table:table-cell>
          <table:table-cell table:formula="of:=HEX2DEC(MID([.CE425];3;2))-[.CE$2]" office:value-type="float" office:value="30">
            <text:p>30</text:p>
          </table:table-cell>
          <table:table-cell table:formula="of:=HEX2DEC(MID([.CF425];3;2))-[.CF$2]" office:value-type="float" office:value="14">
            <text:p>14</text:p>
          </table:table-cell>
          <table:table-cell table:number-columns-repeated="12"/>
        </table:table-row>
        <table:table-row table:style-name="ro6">
          <table:table-cell table:number-columns-repeated="29"/>
          <table:table-cell office:value-type="string">
            <text:p><text:s/></text:p>
          </table:table-cell>
          <table:table-cell table:number-columns-repeated="14" office:value-type="float" office:value="1">
            <text:p>1</text:p>
          </table:table-cell>
          <table:table-cell table:number-columns-repeated="30"/>
          <table:table-cell table:formula="of:=MATCH(1;[.A426:.BU426];0)-1" office:value-type="float" office:value="30">
            <text:p>30</text:p>
          </table:table-cell>
          <table:table-cell table:formula="of:=SUM([.A426:.BU426])" office:value-type="float" office:value="14">
            <text:p>14</text:p>
          </table:table-cell>
          <table:table-cell table:number-columns-repeated="2"/>
          <table:table-cell table:formula="of:=72-SUM([.BX426:.BZ426])-[.BW426]" office:value-type="float" office:value="28">
            <text:p>28</text:p>
          </table:table-cell>
          <table:table-cell table:formula="of:=[.BW427]+[.CA426]" office:value-type="float" office:value="57">
            <text:p>57</text:p>
          </table:table-cell>
          <table:table-cell table:number-columns-repeated="2"/>
          <table:table-cell table:formula="of:=IF(ISNUMBER([.BW426]);&quot;0x&quot;&amp;DEC2HEX([.BW426]+[.BW$2]))" office:value-type="string" office:string-value="0x1D">
            <text:p>0x1D</text:p>
          </table:table-cell>
          <table:table-cell table:formula="of:=IF(ISNUMBER([.BX426]);&quot;0x&quot;&amp;DEC2HEX([.BX426]+[.BX$2]))" office:value-type="string" office:string-value="0x8D">
            <text:p>0x8D</text:p>
          </table:table-cell>
          <table:table-cell table:formula="of:=IF(ISNUMBER([.BY426]);&quot;0x&quot;&amp;DEC2HEX([.BY426]+[.BY$2]);&quot;&quot;)">
            <text:p/>
          </table:table-cell>
          <table:table-cell table:formula="of:=IF(ISNUMBER([.BZ426]);&quot;0x&quot;&amp;DEC2HEX([.BZ426]+[.BZ$2]);&quot;&quot;)">
            <text:p/>
          </table:table-cell>
          <table:table-cell table:formula="of:=IF(ISNUMBER([.CB426]);&quot;0x&quot;&amp;DEC2HEX([.CB426]+[.CB$2]);&quot;&quot;)" office:value-type="string" office:string-value="0x38">
            <text:p>0x38</text:p>
          </table:table-cell>
          <table:table-cell table:formula="of:=HEX2DEC(MID([.CE426];3;2))-[.CE$2]" office:value-type="float" office:value="30">
            <text:p>30</text:p>
          </table:table-cell>
          <table:table-cell table:formula="of:=HEX2DEC(MID([.CF426];3;2))-[.CF$2]" office:value-type="float" office:value="14">
            <text:p>14</text:p>
          </table:table-cell>
          <table:table-cell table:number-columns-repeated="12"/>
        </table:table-row>
        <table:table-row table:style-name="ro6">
          <table:table-cell table:number-columns-repeated="28"/>
          <table:table-cell office:value-type="string">
            <text:p><text:s/></text:p>
          </table:table-cell>
          <table:table-cell table:number-columns-repeated="15" office:value-type="float" office:value="1">
            <text:p>1</text:p>
          </table:table-cell>
          <table:table-cell table:number-columns-repeated="30"/>
          <table:table-cell table:formula="of:=MATCH(1;[.A427:.BU427];0)-1" office:value-type="float" office:value="29">
            <text:p>29</text:p>
          </table:table-cell>
          <table:table-cell table:formula="of:=SUM([.A427:.BU427])" office:value-type="float" office:value="15">
            <text:p>15</text:p>
          </table:table-cell>
          <table:table-cell table:number-columns-repeated="2"/>
          <table:table-cell table:formula="of:=72-SUM([.BX427:.BZ427])-[.BW427]" office:value-type="float" office:value="28">
            <text:p>28</text:p>
          </table:table-cell>
          <table:table-cell table:formula="of:=[.BW428]+[.CA427]" office:value-type="float" office:value="56">
            <text:p>56</text:p>
          </table:table-cell>
          <table:table-cell table:number-columns-repeated="2"/>
          <table:table-cell table:formula="of:=IF(ISNUMBER([.BW427]);&quot;0x&quot;&amp;DEC2HEX([.BW427]+[.BW$2]))" office:value-type="string" office:string-value="0x1C">
            <text:p>0x1C</text:p>
          </table:table-cell>
          <table:table-cell table:formula="of:=IF(ISNUMBER([.BX427]);&quot;0x&quot;&amp;DEC2HEX([.BX427]+[.BX$2]))" office:value-type="string" office:string-value="0x8E">
            <text:p>0x8E</text:p>
          </table:table-cell>
          <table:table-cell table:formula="of:=IF(ISNUMBER([.BY427]);&quot;0x&quot;&amp;DEC2HEX([.BY427]+[.BY$2]);&quot;&quot;)">
            <text:p/>
          </table:table-cell>
          <table:table-cell table:formula="of:=IF(ISNUMBER([.BZ427]);&quot;0x&quot;&amp;DEC2HEX([.BZ427]+[.BZ$2]);&quot;&quot;)">
            <text:p/>
          </table:table-cell>
          <table:table-cell table:formula="of:=IF(ISNUMBER([.CB427]);&quot;0x&quot;&amp;DEC2HEX([.CB427]+[.CB$2]);&quot;&quot;)" office:value-type="string" office:string-value="0x37">
            <text:p>0x37</text:p>
          </table:table-cell>
          <table:table-cell table:formula="of:=HEX2DEC(MID([.CE427];3;2))-[.CE$2]" office:value-type="float" office:value="29">
            <text:p>29</text:p>
          </table:table-cell>
          <table:table-cell table:formula="of:=HEX2DEC(MID([.CF427];3;2))-[.CF$2]" office:value-type="float" office:value="15">
            <text:p>15</text:p>
          </table:table-cell>
          <table:table-cell table:number-columns-repeated="12"/>
        </table:table-row>
        <table:table-row table:style-name="ro6">
          <table:table-cell table:number-columns-repeated="28"/>
          <table:table-cell table:number-columns-repeated="16" office:value-type="float" office:value="1">
            <text:p>1</text:p>
          </table:table-cell>
          <table:table-cell table:number-columns-repeated="30"/>
          <table:table-cell table:formula="of:=MATCH(1;[.A428:.BU428];0)-1" office:value-type="float" office:value="28">
            <text:p>28</text:p>
          </table:table-cell>
          <table:table-cell table:formula="of:=SUM([.A428:.BU428])" office:value-type="float" office:value="16">
            <text:p>16</text:p>
          </table:table-cell>
          <table:table-cell table:number-columns-repeated="2"/>
          <table:table-cell table:formula="of:=72-SUM([.BX428:.BZ428])-[.BW428]" office:value-type="float" office:value="28">
            <text:p>28</text:p>
          </table:table-cell>
          <table:table-cell table:formula="of:=[.BW429]+[.CA428]" office:value-type="float" office:value="55">
            <text:p>55</text:p>
          </table:table-cell>
          <table:table-cell table:number-columns-repeated="2"/>
          <table:table-cell table:formula="of:=IF(ISNUMBER([.BW428]);&quot;0x&quot;&amp;DEC2HEX([.BW428]+[.BW$2]))" office:value-type="string" office:string-value="0x1B">
            <text:p>0x1B</text:p>
          </table:table-cell>
          <table:table-cell table:formula="of:=IF(ISNUMBER([.BX428]);&quot;0x&quot;&amp;DEC2HEX([.BX428]+[.BX$2]))" office:value-type="string" office:string-value="0x8F">
            <text:p>0x8F</text:p>
          </table:table-cell>
          <table:table-cell table:formula="of:=IF(ISNUMBER([.BY428]);&quot;0x&quot;&amp;DEC2HEX([.BY428]+[.BY$2]);&quot;&quot;)">
            <text:p/>
          </table:table-cell>
          <table:table-cell table:formula="of:=IF(ISNUMBER([.BZ428]);&quot;0x&quot;&amp;DEC2HEX([.BZ428]+[.BZ$2]);&quot;&quot;)">
            <text:p/>
          </table:table-cell>
          <table:table-cell table:formula="of:=IF(ISNUMBER([.CB428]);&quot;0x&quot;&amp;DEC2HEX([.CB428]+[.CB$2]);&quot;&quot;)" office:value-type="string" office:string-value="0x36">
            <text:p>0x36</text:p>
          </table:table-cell>
          <table:table-cell table:formula="of:=HEX2DEC(MID([.CE428];3;2))-[.CE$2]" office:value-type="float" office:value="28">
            <text:p>28</text:p>
          </table:table-cell>
          <table:table-cell table:formula="of:=HEX2DEC(MID([.CF42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7"/>
          <table:table-cell table:number-columns-repeated="17" office:value-type="float" office:value="1">
            <text:p>1</text:p>
          </table:table-cell>
          <table:table-cell table:number-columns-repeated="30"/>
          <table:table-cell table:formula="of:=MATCH(1;[.A429:.BU429];0)-1" office:value-type="float" office:value="27">
            <text:p>27</text:p>
          </table:table-cell>
          <table:table-cell table:formula="of:=SUM([.A429:.BU429])" office:value-type="float" office:value="17">
            <text:p>17</text:p>
          </table:table-cell>
          <table:table-cell table:number-columns-repeated="2"/>
          <table:table-cell table:formula="of:=72-SUM([.BX429:.BZ429])-[.BW429]" office:value-type="float" office:value="28">
            <text:p>28</text:p>
          </table:table-cell>
          <table:table-cell table:formula="of:=[.BW430]+[.CA429]" office:value-type="float" office:value="54">
            <text:p>54</text:p>
          </table:table-cell>
          <table:table-cell table:number-columns-repeated="2"/>
          <table:table-cell table:formula="of:=IF(ISNUMBER([.BW429]);&quot;0x&quot;&amp;DEC2HEX([.BW429]+[.BW$2]))" office:value-type="string" office:string-value="0x1A">
            <text:p>0x1A</text:p>
          </table:table-cell>
          <table:table-cell table:formula="of:=IF(ISNUMBER([.BX429]);&quot;0x&quot;&amp;DEC2HEX([.BX429]+[.BX$2]))" office:value-type="string" office:string-value="0x90">
            <text:p>0x90</text:p>
          </table:table-cell>
          <table:table-cell table:formula="of:=IF(ISNUMBER([.BY429]);&quot;0x&quot;&amp;DEC2HEX([.BY429]+[.BY$2]);&quot;&quot;)">
            <text:p/>
          </table:table-cell>
          <table:table-cell table:formula="of:=IF(ISNUMBER([.BZ429]);&quot;0x&quot;&amp;DEC2HEX([.BZ429]+[.BZ$2]);&quot;&quot;)">
            <text:p/>
          </table:table-cell>
          <table:table-cell table:formula="of:=IF(ISNUMBER([.CB429]);&quot;0x&quot;&amp;DEC2HEX([.CB429]+[.CB$2]);&quot;&quot;)" office:value-type="string" office:string-value="0x35">
            <text:p>0x35</text:p>
          </table:table-cell>
          <table:table-cell table:formula="of:=HEX2DEC(MID([.CE429];3;2))-[.CE$2]" office:value-type="float" office:value="27">
            <text:p>27</text:p>
          </table:table-cell>
          <table:table-cell table:formula="of:=HEX2DEC(MID([.CF429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6"/>
          <table:table-cell table:number-columns-repeated="18" office:value-type="float" office:value="1">
            <text:p>1</text:p>
          </table:table-cell>
          <table:table-cell table:number-columns-repeated="30"/>
          <table:table-cell table:formula="of:=MATCH(1;[.A430:.BU430];0)-1" office:value-type="float" office:value="26">
            <text:p>26</text:p>
          </table:table-cell>
          <table:table-cell table:formula="of:=SUM([.A430:.BU430])" office:value-type="float" office:value="18">
            <text:p>18</text:p>
          </table:table-cell>
          <table:table-cell table:number-columns-repeated="2"/>
          <table:table-cell table:formula="of:=72-SUM([.BX430:.BZ430])-[.BW430]" office:value-type="float" office:value="28">
            <text:p>28</text:p>
          </table:table-cell>
          <table:table-cell table:formula="of:=[.BW431]+[.CA430]" office:value-type="float" office:value="53">
            <text:p>53</text:p>
          </table:table-cell>
          <table:table-cell table:number-columns-repeated="2"/>
          <table:table-cell table:formula="of:=IF(ISNUMBER([.BW430]);&quot;0x&quot;&amp;DEC2HEX([.BW430]+[.BW$2]))" office:value-type="string" office:string-value="0x19">
            <text:p>0x19</text:p>
          </table:table-cell>
          <table:table-cell table:formula="of:=IF(ISNUMBER([.BX430]);&quot;0x&quot;&amp;DEC2HEX([.BX430]+[.BX$2]))" office:value-type="string" office:string-value="0x91">
            <text:p>0x91</text:p>
          </table:table-cell>
          <table:table-cell table:formula="of:=IF(ISNUMBER([.BY430]);&quot;0x&quot;&amp;DEC2HEX([.BY430]+[.BY$2]);&quot;&quot;)">
            <text:p/>
          </table:table-cell>
          <table:table-cell table:formula="of:=IF(ISNUMBER([.BZ430]);&quot;0x&quot;&amp;DEC2HEX([.BZ430]+[.BZ$2]);&quot;&quot;)">
            <text:p/>
          </table:table-cell>
          <table:table-cell table:formula="of:=IF(ISNUMBER([.CB430]);&quot;0x&quot;&amp;DEC2HEX([.CB430]+[.CB$2]);&quot;&quot;)" office:value-type="string" office:string-value="0x34">
            <text:p>0x34</text:p>
          </table:table-cell>
          <table:table-cell table:formula="of:=HEX2DEC(MID([.CE430];3;2))-[.CE$2]" office:value-type="float" office:value="26">
            <text:p>26</text:p>
          </table:table-cell>
          <table:table-cell table:formula="of:=HEX2DEC(MID([.CF430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25"/>
          <table:table-cell table:number-columns-repeated="19" office:value-type="float" office:value="1">
            <text:p>1</text:p>
          </table:table-cell>
          <table:table-cell table:number-columns-repeated="30"/>
          <table:table-cell table:formula="of:=MATCH(1;[.A431:.BU431];0)-1" office:value-type="float" office:value="25">
            <text:p>25</text:p>
          </table:table-cell>
          <table:table-cell table:formula="of:=SUM([.A431:.BU431])" office:value-type="float" office:value="19">
            <text:p>19</text:p>
          </table:table-cell>
          <table:table-cell table:number-columns-repeated="2"/>
          <table:table-cell table:formula="of:=72-SUM([.BX431:.BZ431])-[.BW431]" office:value-type="float" office:value="28">
            <text:p>28</text:p>
          </table:table-cell>
          <table:table-cell table:formula="of:=[.BW432]+[.CA431]" office:value-type="float" office:value="52">
            <text:p>52</text:p>
          </table:table-cell>
          <table:table-cell table:number-columns-repeated="2"/>
          <table:table-cell table:formula="of:=IF(ISNUMBER([.BW431]);&quot;0x&quot;&amp;DEC2HEX([.BW431]+[.BW$2]))" office:value-type="string" office:string-value="0x18">
            <text:p>0x18</text:p>
          </table:table-cell>
          <table:table-cell table:formula="of:=IF(ISNUMBER([.BX431]);&quot;0x&quot;&amp;DEC2HEX([.BX431]+[.BX$2]))" office:value-type="string" office:string-value="0x92">
            <text:p>0x92</text:p>
          </table:table-cell>
          <table:table-cell table:formula="of:=IF(ISNUMBER([.BY431]);&quot;0x&quot;&amp;DEC2HEX([.BY431]+[.BY$2]);&quot;&quot;)">
            <text:p/>
          </table:table-cell>
          <table:table-cell table:formula="of:=IF(ISNUMBER([.BZ431]);&quot;0x&quot;&amp;DEC2HEX([.BZ431]+[.BZ$2]);&quot;&quot;)">
            <text:p/>
          </table:table-cell>
          <table:table-cell table:formula="of:=IF(ISNUMBER([.CB431]);&quot;0x&quot;&amp;DEC2HEX([.CB431]+[.CB$2]);&quot;&quot;)" office:value-type="string" office:string-value="0x33">
            <text:p>0x33</text:p>
          </table:table-cell>
          <table:table-cell table:formula="of:=HEX2DEC(MID([.CE431];3;2))-[.CE$2]" office:value-type="float" office:value="25">
            <text:p>25</text:p>
          </table:table-cell>
          <table:table-cell table:formula="of:=HEX2DEC(MID([.CF431];3;2))-[.CF$2]" office:value-type="float" office:value="19">
            <text:p>19</text:p>
          </table:table-cell>
          <table:table-cell table:number-columns-repeated="12"/>
        </table:table-row>
        <table:table-row table:style-name="ro6">
          <table:table-cell table:number-columns-repeated="24"/>
          <table:table-cell table:number-columns-repeated="8" office:value-type="float" office:value="1">
            <text:p>1</text:p>
          </table:table-cell>
          <table:table-cell table:number-columns-repeated="4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32:.BU432];0)-1" office:value-type="float" office:value="24">
            <text:p>24</text:p>
          </table:table-cell>
          <table:table-cell table:formula="of:=SUM([.A432:.BU432])" office:value-type="float" office:value="16">
            <text:p>16</text:p>
          </table:table-cell>
          <table:table-cell table:number-columns-repeated="2"/>
          <table:table-cell table:formula="of:=72-SUM([.BX432:.BZ432])-[.BW432]" office:value-type="float" office:value="32">
            <text:p>32</text:p>
          </table:table-cell>
          <table:table-cell table:formula="of:=[.BW433]+[.CA432]" office:value-type="float" office:value="55">
            <text:p>55</text:p>
          </table:table-cell>
          <table:table-cell table:number-columns-repeated="2"/>
          <table:table-cell table:formula="of:=IF(ISNUMBER([.BW432]);&quot;0x&quot;&amp;DEC2HEX([.BW432]+[.BW$2]))" office:value-type="string" office:string-value="0x17">
            <text:p>0x17</text:p>
          </table:table-cell>
          <table:table-cell table:formula="of:=IF(ISNUMBER([.BX432]);&quot;0x&quot;&amp;DEC2HEX([.BX432]+[.BX$2]))" office:value-type="string" office:string-value="0x8F">
            <text:p>0x8F</text:p>
          </table:table-cell>
          <table:table-cell table:formula="of:=IF(ISNUMBER([.BY432]);&quot;0x&quot;&amp;DEC2HEX([.BY432]+[.BY$2]);&quot;&quot;)">
            <text:p/>
          </table:table-cell>
          <table:table-cell table:formula="of:=IF(ISNUMBER([.BZ432]);&quot;0x&quot;&amp;DEC2HEX([.BZ432]+[.BZ$2]);&quot;&quot;)">
            <text:p/>
          </table:table-cell>
          <table:table-cell table:formula="of:=IF(ISNUMBER([.CB432]);&quot;0x&quot;&amp;DEC2HEX([.CB432]+[.CB$2]);&quot;&quot;)" office:value-type="string" office:string-value="0x36">
            <text:p>0x36</text:p>
          </table:table-cell>
          <table:table-cell table:formula="of:=HEX2DEC(MID([.CE432];3;2))-[.CE$2]" office:value-type="float" office:value="24">
            <text:p>24</text:p>
          </table:table-cell>
          <table:table-cell table:formula="of:=HEX2DEC(MID([.CF43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3"/>
          <table:table-cell table:number-columns-repeated="8" office:value-type="float" office:value="1">
            <text:p>1</text:p>
          </table:table-cell>
          <table:table-cell table:number-columns-repeated="5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33:.BU433];0)-1" office:value-type="float" office:value="23">
            <text:p>23</text:p>
          </table:table-cell>
          <table:table-cell table:formula="of:=SUM([.A433:.BU433])" office:value-type="float" office:value="16">
            <text:p>16</text:p>
          </table:table-cell>
          <table:table-cell table:number-columns-repeated="2"/>
          <table:table-cell table:formula="of:=72-SUM([.BX433:.BZ433])-[.BW433]" office:value-type="float" office:value="33">
            <text:p>33</text:p>
          </table:table-cell>
          <table:table-cell table:formula="of:=[.BW434]+[.CA433]" office:value-type="float" office:value="55">
            <text:p>55</text:p>
          </table:table-cell>
          <table:table-cell table:number-columns-repeated="2"/>
          <table:table-cell table:formula="of:=IF(ISNUMBER([.BW433]);&quot;0x&quot;&amp;DEC2HEX([.BW433]+[.BW$2]))" office:value-type="string" office:string-value="0x16">
            <text:p>0x16</text:p>
          </table:table-cell>
          <table:table-cell table:formula="of:=IF(ISNUMBER([.BX433]);&quot;0x&quot;&amp;DEC2HEX([.BX433]+[.BX$2]))" office:value-type="string" office:string-value="0x8F">
            <text:p>0x8F</text:p>
          </table:table-cell>
          <table:table-cell table:formula="of:=IF(ISNUMBER([.BY433]);&quot;0x&quot;&amp;DEC2HEX([.BY433]+[.BY$2]);&quot;&quot;)">
            <text:p/>
          </table:table-cell>
          <table:table-cell table:formula="of:=IF(ISNUMBER([.BZ433]);&quot;0x&quot;&amp;DEC2HEX([.BZ433]+[.BZ$2]);&quot;&quot;)">
            <text:p/>
          </table:table-cell>
          <table:table-cell table:formula="of:=IF(ISNUMBER([.CB433]);&quot;0x&quot;&amp;DEC2HEX([.CB433]+[.CB$2]);&quot;&quot;)" office:value-type="string" office:string-value="0x36">
            <text:p>0x36</text:p>
          </table:table-cell>
          <table:table-cell table:formula="of:=HEX2DEC(MID([.CE433];3;2))-[.CE$2]" office:value-type="float" office:value="23">
            <text:p>23</text:p>
          </table:table-cell>
          <table:table-cell table:formula="of:=HEX2DEC(MID([.CF43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2"/>
          <table:table-cell table:number-columns-repeated="8" office:value-type="float" office:value="1">
            <text:p>1</text:p>
          </table:table-cell>
          <table:table-cell table:number-columns-repeated="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34:.BU434];0)-1" office:value-type="float" office:value="22">
            <text:p>22</text:p>
          </table:table-cell>
          <table:table-cell table:formula="of:=SUM([.A434:.BU434])" office:value-type="float" office:value="16">
            <text:p>16</text:p>
          </table:table-cell>
          <table:table-cell table:number-columns-repeated="2"/>
          <table:table-cell table:formula="of:=72-SUM([.BX434:.BZ434])-[.BW434]" office:value-type="float" office:value="34">
            <text:p>34</text:p>
          </table:table-cell>
          <table:table-cell table:formula="of:=[.BW435]+[.CA434]" office:value-type="float" office:value="55">
            <text:p>55</text:p>
          </table:table-cell>
          <table:table-cell table:number-columns-repeated="2"/>
          <table:table-cell table:formula="of:=IF(ISNUMBER([.BW434]);&quot;0x&quot;&amp;DEC2HEX([.BW434]+[.BW$2]))" office:value-type="string" office:string-value="0x15">
            <text:p>0x15</text:p>
          </table:table-cell>
          <table:table-cell table:formula="of:=IF(ISNUMBER([.BX434]);&quot;0x&quot;&amp;DEC2HEX([.BX434]+[.BX$2]))" office:value-type="string" office:string-value="0x8F">
            <text:p>0x8F</text:p>
          </table:table-cell>
          <table:table-cell table:formula="of:=IF(ISNUMBER([.BY434]);&quot;0x&quot;&amp;DEC2HEX([.BY434]+[.BY$2]);&quot;&quot;)">
            <text:p/>
          </table:table-cell>
          <table:table-cell table:formula="of:=IF(ISNUMBER([.BZ434]);&quot;0x&quot;&amp;DEC2HEX([.BZ434]+[.BZ$2]);&quot;&quot;)">
            <text:p/>
          </table:table-cell>
          <table:table-cell table:formula="of:=IF(ISNUMBER([.CB434]);&quot;0x&quot;&amp;DEC2HEX([.CB434]+[.CB$2]);&quot;&quot;)" office:value-type="string" office:string-value="0x36">
            <text:p>0x36</text:p>
          </table:table-cell>
          <table:table-cell table:formula="of:=HEX2DEC(MID([.CE434];3;2))-[.CE$2]" office:value-type="float" office:value="22">
            <text:p>22</text:p>
          </table:table-cell>
          <table:table-cell table:formula="of:=HEX2DEC(MID([.CF43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1"/>
          <table:table-cell table:number-columns-repeated="8" office:value-type="float" office:value="1">
            <text:p>1</text:p>
          </table:table-cell>
          <table:table-cell table:number-columns-repeated="7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35:.BU435];0)-1" office:value-type="float" office:value="21">
            <text:p>21</text:p>
          </table:table-cell>
          <table:table-cell table:formula="of:=SUM([.A435:.BU435])" office:value-type="float" office:value="16">
            <text:p>16</text:p>
          </table:table-cell>
          <table:table-cell table:number-columns-repeated="2"/>
          <table:table-cell table:formula="of:=72-SUM([.BX435:.BZ435])-[.BW435]" office:value-type="float" office:value="35">
            <text:p>35</text:p>
          </table:table-cell>
          <table:table-cell table:formula="of:=[.BW436]+[.CA435]" office:value-type="float" office:value="55">
            <text:p>55</text:p>
          </table:table-cell>
          <table:table-cell table:number-columns-repeated="2"/>
          <table:table-cell table:formula="of:=IF(ISNUMBER([.BW435]);&quot;0x&quot;&amp;DEC2HEX([.BW435]+[.BW$2]))" office:value-type="string" office:string-value="0x14">
            <text:p>0x14</text:p>
          </table:table-cell>
          <table:table-cell table:formula="of:=IF(ISNUMBER([.BX435]);&quot;0x&quot;&amp;DEC2HEX([.BX435]+[.BX$2]))" office:value-type="string" office:string-value="0x8F">
            <text:p>0x8F</text:p>
          </table:table-cell>
          <table:table-cell table:formula="of:=IF(ISNUMBER([.BY435]);&quot;0x&quot;&amp;DEC2HEX([.BY435]+[.BY$2]);&quot;&quot;)">
            <text:p/>
          </table:table-cell>
          <table:table-cell table:formula="of:=IF(ISNUMBER([.BZ435]);&quot;0x&quot;&amp;DEC2HEX([.BZ435]+[.BZ$2]);&quot;&quot;)">
            <text:p/>
          </table:table-cell>
          <table:table-cell table:formula="of:=IF(ISNUMBER([.CB435]);&quot;0x&quot;&amp;DEC2HEX([.CB435]+[.CB$2]);&quot;&quot;)" office:value-type="string" office:string-value="0x36">
            <text:p>0x36</text:p>
          </table:table-cell>
          <table:table-cell table:formula="of:=HEX2DEC(MID([.CE435];3;2))-[.CE$2]" office:value-type="float" office:value="21">
            <text:p>21</text:p>
          </table:table-cell>
          <table:table-cell table:formula="of:=HEX2DEC(MID([.CF43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0"/>
          <table:table-cell table:number-columns-repeated="8" office:value-type="float" office:value="1">
            <text:p>1</text:p>
          </table:table-cell>
          <table:table-cell table:number-columns-repeated="8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36:.BU436];0)-1" office:value-type="float" office:value="20">
            <text:p>20</text:p>
          </table:table-cell>
          <table:table-cell table:formula="of:=SUM([.A436:.BU436])" office:value-type="float" office:value="16">
            <text:p>16</text:p>
          </table:table-cell>
          <table:table-cell table:number-columns-repeated="2"/>
          <table:table-cell table:formula="of:=72-SUM([.BX436:.BZ436])-[.BW436]" office:value-type="float" office:value="36">
            <text:p>36</text:p>
          </table:table-cell>
          <table:table-cell table:formula="of:=[.BW437]+[.CA436]" office:value-type="float" office:value="55">
            <text:p>55</text:p>
          </table:table-cell>
          <table:table-cell table:number-columns-repeated="2"/>
          <table:table-cell table:formula="of:=IF(ISNUMBER([.BW436]);&quot;0x&quot;&amp;DEC2HEX([.BW436]+[.BW$2]))" office:value-type="string" office:string-value="0x13">
            <text:p>0x13</text:p>
          </table:table-cell>
          <table:table-cell table:formula="of:=IF(ISNUMBER([.BX436]);&quot;0x&quot;&amp;DEC2HEX([.BX436]+[.BX$2]))" office:value-type="string" office:string-value="0x8F">
            <text:p>0x8F</text:p>
          </table:table-cell>
          <table:table-cell table:formula="of:=IF(ISNUMBER([.BY436]);&quot;0x&quot;&amp;DEC2HEX([.BY436]+[.BY$2]);&quot;&quot;)">
            <text:p/>
          </table:table-cell>
          <table:table-cell table:formula="of:=IF(ISNUMBER([.BZ436]);&quot;0x&quot;&amp;DEC2HEX([.BZ436]+[.BZ$2]);&quot;&quot;)">
            <text:p/>
          </table:table-cell>
          <table:table-cell table:formula="of:=IF(ISNUMBER([.CB436]);&quot;0x&quot;&amp;DEC2HEX([.CB436]+[.CB$2]);&quot;&quot;)" office:value-type="string" office:string-value="0x36">
            <text:p>0x36</text:p>
          </table:table-cell>
          <table:table-cell table:formula="of:=HEX2DEC(MID([.CE436];3;2))-[.CE$2]" office:value-type="float" office:value="20">
            <text:p>20</text:p>
          </table:table-cell>
          <table:table-cell table:formula="of:=HEX2DEC(MID([.CF43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9"/>
          <table:table-cell table:number-columns-repeated="8" office:value-type="float" office:value="1">
            <text:p>1</text:p>
          </table:table-cell>
          <table:table-cell table:number-columns-repeated="9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37:.BU437];0)-1" office:value-type="float" office:value="19">
            <text:p>19</text:p>
          </table:table-cell>
          <table:table-cell table:formula="of:=SUM([.A437:.BU437])" office:value-type="float" office:value="16">
            <text:p>16</text:p>
          </table:table-cell>
          <table:table-cell table:number-columns-repeated="2"/>
          <table:table-cell table:formula="of:=72-SUM([.BX437:.BZ437])-[.BW437]" office:value-type="float" office:value="37">
            <text:p>37</text:p>
          </table:table-cell>
          <table:table-cell table:formula="of:=[.BW438]+[.CA437]" office:value-type="float" office:value="55">
            <text:p>55</text:p>
          </table:table-cell>
          <table:table-cell table:number-columns-repeated="2"/>
          <table:table-cell table:formula="of:=IF(ISNUMBER([.BW437]);&quot;0x&quot;&amp;DEC2HEX([.BW437]+[.BW$2]))" office:value-type="string" office:string-value="0x12">
            <text:p>0x12</text:p>
          </table:table-cell>
          <table:table-cell table:formula="of:=IF(ISNUMBER([.BX437]);&quot;0x&quot;&amp;DEC2HEX([.BX437]+[.BX$2]))" office:value-type="string" office:string-value="0x8F">
            <text:p>0x8F</text:p>
          </table:table-cell>
          <table:table-cell table:formula="of:=IF(ISNUMBER([.BY437]);&quot;0x&quot;&amp;DEC2HEX([.BY437]+[.BY$2]);&quot;&quot;)">
            <text:p/>
          </table:table-cell>
          <table:table-cell table:formula="of:=IF(ISNUMBER([.BZ437]);&quot;0x&quot;&amp;DEC2HEX([.BZ437]+[.BZ$2]);&quot;&quot;)">
            <text:p/>
          </table:table-cell>
          <table:table-cell table:formula="of:=IF(ISNUMBER([.CB437]);&quot;0x&quot;&amp;DEC2HEX([.CB437]+[.CB$2]);&quot;&quot;)" office:value-type="string" office:string-value="0x36">
            <text:p>0x36</text:p>
          </table:table-cell>
          <table:table-cell table:formula="of:=HEX2DEC(MID([.CE437];3;2))-[.CE$2]" office:value-type="float" office:value="19">
            <text:p>19</text:p>
          </table:table-cell>
          <table:table-cell table:formula="of:=HEX2DEC(MID([.CF43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10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38:.BU438];0)-1" office:value-type="float" office:value="18">
            <text:p>18</text:p>
          </table:table-cell>
          <table:table-cell table:formula="of:=SUM([.A438:.BU438])" office:value-type="float" office:value="16">
            <text:p>16</text:p>
          </table:table-cell>
          <table:table-cell table:number-columns-repeated="2"/>
          <table:table-cell table:formula="of:=72-SUM([.BX438:.BZ438])-[.BW438]" office:value-type="float" office:value="38">
            <text:p>38</text:p>
          </table:table-cell>
          <table:table-cell table:formula="of:=[.BW439]+[.CA438]" office:value-type="float" office:value="55">
            <text:p>55</text:p>
          </table:table-cell>
          <table:table-cell table:number-columns-repeated="2"/>
          <table:table-cell table:formula="of:=IF(ISNUMBER([.BW438]);&quot;0x&quot;&amp;DEC2HEX([.BW438]+[.BW$2]))" office:value-type="string" office:string-value="0x11">
            <text:p>0x11</text:p>
          </table:table-cell>
          <table:table-cell table:formula="of:=IF(ISNUMBER([.BX438]);&quot;0x&quot;&amp;DEC2HEX([.BX438]+[.BX$2]))" office:value-type="string" office:string-value="0x8F">
            <text:p>0x8F</text:p>
          </table:table-cell>
          <table:table-cell table:formula="of:=IF(ISNUMBER([.BY438]);&quot;0x&quot;&amp;DEC2HEX([.BY438]+[.BY$2]);&quot;&quot;)">
            <text:p/>
          </table:table-cell>
          <table:table-cell table:formula="of:=IF(ISNUMBER([.BZ438]);&quot;0x&quot;&amp;DEC2HEX([.BZ438]+[.BZ$2]);&quot;&quot;)">
            <text:p/>
          </table:table-cell>
          <table:table-cell table:formula="of:=IF(ISNUMBER([.CB438]);&quot;0x&quot;&amp;DEC2HEX([.CB438]+[.CB$2]);&quot;&quot;)" office:value-type="string" office:string-value="0x36">
            <text:p>0x36</text:p>
          </table:table-cell>
          <table:table-cell table:formula="of:=HEX2DEC(MID([.CE438];3;2))-[.CE$2]" office:value-type="float" office:value="18">
            <text:p>18</text:p>
          </table:table-cell>
          <table:table-cell table:formula="of:=HEX2DEC(MID([.CF43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7"/>
          <table:table-cell table:number-columns-repeated="8" office:value-type="float" office:value="1">
            <text:p>1</text:p>
          </table:table-cell>
          <table:table-cell table:number-columns-repeated="11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39:.BU439];0)-1" office:value-type="float" office:value="17">
            <text:p>17</text:p>
          </table:table-cell>
          <table:table-cell table:formula="of:=SUM([.A439:.BU439])" office:value-type="float" office:value="16">
            <text:p>16</text:p>
          </table:table-cell>
          <table:table-cell table:number-columns-repeated="2"/>
          <table:table-cell table:formula="of:=72-SUM([.BX439:.BZ439])-[.BW439]" office:value-type="float" office:value="39">
            <text:p>39</text:p>
          </table:table-cell>
          <table:table-cell table:formula="of:=[.BW440]+[.CA439]" office:value-type="float" office:value="55">
            <text:p>55</text:p>
          </table:table-cell>
          <table:table-cell table:number-columns-repeated="2"/>
          <table:table-cell table:formula="of:=IF(ISNUMBER([.BW439]);&quot;0x&quot;&amp;DEC2HEX([.BW439]+[.BW$2]))" office:value-type="string" office:string-value="0x10">
            <text:p>0x10</text:p>
          </table:table-cell>
          <table:table-cell table:formula="of:=IF(ISNUMBER([.BX439]);&quot;0x&quot;&amp;DEC2HEX([.BX439]+[.BX$2]))" office:value-type="string" office:string-value="0x8F">
            <text:p>0x8F</text:p>
          </table:table-cell>
          <table:table-cell table:formula="of:=IF(ISNUMBER([.BY439]);&quot;0x&quot;&amp;DEC2HEX([.BY439]+[.BY$2]);&quot;&quot;)">
            <text:p/>
          </table:table-cell>
          <table:table-cell table:formula="of:=IF(ISNUMBER([.BZ439]);&quot;0x&quot;&amp;DEC2HEX([.BZ439]+[.BZ$2]);&quot;&quot;)">
            <text:p/>
          </table:table-cell>
          <table:table-cell table:formula="of:=IF(ISNUMBER([.CB439]);&quot;0x&quot;&amp;DEC2HEX([.CB439]+[.CB$2]);&quot;&quot;)" office:value-type="string" office:string-value="0x36">
            <text:p>0x36</text:p>
          </table:table-cell>
          <table:table-cell table:formula="of:=HEX2DEC(MID([.CE439];3;2))-[.CE$2]" office:value-type="float" office:value="17">
            <text:p>17</text:p>
          </table:table-cell>
          <table:table-cell table:formula="of:=HEX2DEC(MID([.CF43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6"/>
          <table:table-cell table:number-columns-repeated="8" office:value-type="float" office:value="1">
            <text:p>1</text:p>
          </table:table-cell>
          <table:table-cell table:number-columns-repeated="12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0:.BU440];0)-1" office:value-type="float" office:value="16">
            <text:p>16</text:p>
          </table:table-cell>
          <table:table-cell table:formula="of:=SUM([.A440:.BU440])" office:value-type="float" office:value="16">
            <text:p>16</text:p>
          </table:table-cell>
          <table:table-cell table:number-columns-repeated="2"/>
          <table:table-cell table:formula="of:=72-SUM([.BX440:.BZ440])-[.BW440]" office:value-type="float" office:value="40">
            <text:p>40</text:p>
          </table:table-cell>
          <table:table-cell table:formula="of:=[.BW441]+[.CA440]" office:value-type="float" office:value="55">
            <text:p>55</text:p>
          </table:table-cell>
          <table:table-cell table:number-columns-repeated="2"/>
          <table:table-cell table:formula="of:=IF(ISNUMBER([.BW440]);&quot;0x&quot;&amp;DEC2HEX([.BW440]+[.BW$2]))" office:value-type="string" office:string-value="0xF">
            <text:p>0xF</text:p>
          </table:table-cell>
          <table:table-cell table:formula="of:=IF(ISNUMBER([.BX440]);&quot;0x&quot;&amp;DEC2HEX([.BX440]+[.BX$2]))" office:value-type="string" office:string-value="0x8F">
            <text:p>0x8F</text:p>
          </table:table-cell>
          <table:table-cell table:formula="of:=IF(ISNUMBER([.BY440]);&quot;0x&quot;&amp;DEC2HEX([.BY440]+[.BY$2]);&quot;&quot;)">
            <text:p/>
          </table:table-cell>
          <table:table-cell table:formula="of:=IF(ISNUMBER([.BZ440]);&quot;0x&quot;&amp;DEC2HEX([.BZ440]+[.BZ$2]);&quot;&quot;)">
            <text:p/>
          </table:table-cell>
          <table:table-cell table:formula="of:=IF(ISNUMBER([.CB440]);&quot;0x&quot;&amp;DEC2HEX([.CB440]+[.CB$2]);&quot;&quot;)" office:value-type="string" office:string-value="0x36">
            <text:p>0x36</text:p>
          </table:table-cell>
          <table:table-cell table:formula="of:=HEX2DEC(MID([.CE440];3;2))-[.CE$2]" office:value-type="float" office:value="16">
            <text:p>16</text:p>
          </table:table-cell>
          <table:table-cell table:formula="of:=HEX2DEC(MID([.CF44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5"/>
          <table:table-cell table:number-columns-repeated="8" office:value-type="float" office:value="1">
            <text:p>1</text:p>
          </table:table-cell>
          <table:table-cell table:number-columns-repeated="13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1:.BU441];0)-1" office:value-type="float" office:value="15">
            <text:p>15</text:p>
          </table:table-cell>
          <table:table-cell table:formula="of:=SUM([.A441:.BU441])" office:value-type="float" office:value="16">
            <text:p>16</text:p>
          </table:table-cell>
          <table:table-cell table:number-columns-repeated="2"/>
          <table:table-cell table:formula="of:=72-SUM([.BX441:.BZ441])-[.BW441]" office:value-type="float" office:value="41">
            <text:p>41</text:p>
          </table:table-cell>
          <table:table-cell table:formula="of:=[.BW442]+[.CA441]" office:value-type="float" office:value="55">
            <text:p>55</text:p>
          </table:table-cell>
          <table:table-cell table:number-columns-repeated="2"/>
          <table:table-cell table:formula="of:=IF(ISNUMBER([.BW441]);&quot;0x&quot;&amp;DEC2HEX([.BW441]+[.BW$2]))" office:value-type="string" office:string-value="0xE">
            <text:p>0xE</text:p>
          </table:table-cell>
          <table:table-cell table:formula="of:=IF(ISNUMBER([.BX441]);&quot;0x&quot;&amp;DEC2HEX([.BX441]+[.BX$2]))" office:value-type="string" office:string-value="0x8F">
            <text:p>0x8F</text:p>
          </table:table-cell>
          <table:table-cell table:formula="of:=IF(ISNUMBER([.BY441]);&quot;0x&quot;&amp;DEC2HEX([.BY441]+[.BY$2]);&quot;&quot;)">
            <text:p/>
          </table:table-cell>
          <table:table-cell table:formula="of:=IF(ISNUMBER([.BZ441]);&quot;0x&quot;&amp;DEC2HEX([.BZ441]+[.BZ$2]);&quot;&quot;)">
            <text:p/>
          </table:table-cell>
          <table:table-cell table:formula="of:=IF(ISNUMBER([.CB441]);&quot;0x&quot;&amp;DEC2HEX([.CB441]+[.CB$2]);&quot;&quot;)" office:value-type="string" office:string-value="0x36">
            <text:p>0x36</text:p>
          </table:table-cell>
          <table:table-cell table:formula="of:=HEX2DEC(MID([.CE441];3;2))-[.CE$2]" office:value-type="float" office:value="15">
            <text:p>15</text:p>
          </table:table-cell>
          <table:table-cell table:formula="of:=HEX2DEC(MID([.CF44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4"/>
          <table:table-cell table:number-columns-repeated="8" office:value-type="float" office:value="1">
            <text:p>1</text:p>
          </table:table-cell>
          <table:table-cell table:number-columns-repeated="14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2:.BU442];0)-1" office:value-type="float" office:value="14">
            <text:p>14</text:p>
          </table:table-cell>
          <table:table-cell table:formula="of:=SUM([.A442:.BU442])" office:value-type="float" office:value="16">
            <text:p>16</text:p>
          </table:table-cell>
          <table:table-cell table:number-columns-repeated="2"/>
          <table:table-cell table:formula="of:=72-SUM([.BX442:.BZ442])-[.BW442]" office:value-type="float" office:value="42">
            <text:p>42</text:p>
          </table:table-cell>
          <table:table-cell table:formula="of:=[.BW443]+[.CA442]" office:value-type="float" office:value="55">
            <text:p>55</text:p>
          </table:table-cell>
          <table:table-cell table:number-columns-repeated="2"/>
          <table:table-cell table:formula="of:=IF(ISNUMBER([.BW442]);&quot;0x&quot;&amp;DEC2HEX([.BW442]+[.BW$2]))" office:value-type="string" office:string-value="0xD">
            <text:p>0xD</text:p>
          </table:table-cell>
          <table:table-cell table:formula="of:=IF(ISNUMBER([.BX442]);&quot;0x&quot;&amp;DEC2HEX([.BX442]+[.BX$2]))" office:value-type="string" office:string-value="0x8F">
            <text:p>0x8F</text:p>
          </table:table-cell>
          <table:table-cell table:formula="of:=IF(ISNUMBER([.BY442]);&quot;0x&quot;&amp;DEC2HEX([.BY442]+[.BY$2]);&quot;&quot;)">
            <text:p/>
          </table:table-cell>
          <table:table-cell table:formula="of:=IF(ISNUMBER([.BZ442]);&quot;0x&quot;&amp;DEC2HEX([.BZ442]+[.BZ$2]);&quot;&quot;)">
            <text:p/>
          </table:table-cell>
          <table:table-cell table:formula="of:=IF(ISNUMBER([.CB442]);&quot;0x&quot;&amp;DEC2HEX([.CB442]+[.CB$2]);&quot;&quot;)" office:value-type="string" office:string-value="0x36">
            <text:p>0x36</text:p>
          </table:table-cell>
          <table:table-cell table:formula="of:=HEX2DEC(MID([.CE442];3;2))-[.CE$2]" office:value-type="float" office:value="14">
            <text:p>14</text:p>
          </table:table-cell>
          <table:table-cell table:formula="of:=HEX2DEC(MID([.CF44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3"/>
          <table:table-cell table:number-columns-repeated="8" office:value-type="float" office:value="1">
            <text:p>1</text:p>
          </table:table-cell>
          <table:table-cell table:number-columns-repeated="15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3:.BU443];0)-1" office:value-type="float" office:value="13">
            <text:p>13</text:p>
          </table:table-cell>
          <table:table-cell table:formula="of:=SUM([.A443:.BU443])" office:value-type="float" office:value="16">
            <text:p>16</text:p>
          </table:table-cell>
          <table:table-cell table:number-columns-repeated="2"/>
          <table:table-cell table:formula="of:=72-SUM([.BX443:.BZ443])-[.BW443]" office:value-type="float" office:value="43">
            <text:p>43</text:p>
          </table:table-cell>
          <table:table-cell table:formula="of:=[.BW444]+[.CA443]" office:value-type="float" office:value="55">
            <text:p>55</text:p>
          </table:table-cell>
          <table:table-cell table:number-columns-repeated="2"/>
          <table:table-cell table:formula="of:=IF(ISNUMBER([.BW443]);&quot;0x&quot;&amp;DEC2HEX([.BW443]+[.BW$2]))" office:value-type="string" office:string-value="0xC">
            <text:p>0xC</text:p>
          </table:table-cell>
          <table:table-cell table:formula="of:=IF(ISNUMBER([.BX443]);&quot;0x&quot;&amp;DEC2HEX([.BX443]+[.BX$2]))" office:value-type="string" office:string-value="0x8F">
            <text:p>0x8F</text:p>
          </table:table-cell>
          <table:table-cell table:formula="of:=IF(ISNUMBER([.BY443]);&quot;0x&quot;&amp;DEC2HEX([.BY443]+[.BY$2]);&quot;&quot;)">
            <text:p/>
          </table:table-cell>
          <table:table-cell table:formula="of:=IF(ISNUMBER([.BZ443]);&quot;0x&quot;&amp;DEC2HEX([.BZ443]+[.BZ$2]);&quot;&quot;)">
            <text:p/>
          </table:table-cell>
          <table:table-cell table:formula="of:=IF(ISNUMBER([.CB443]);&quot;0x&quot;&amp;DEC2HEX([.CB443]+[.CB$2]);&quot;&quot;)" office:value-type="string" office:string-value="0x36">
            <text:p>0x36</text:p>
          </table:table-cell>
          <table:table-cell table:formula="of:=HEX2DEC(MID([.CE443];3;2))-[.CE$2]" office:value-type="float" office:value="13">
            <text:p>13</text:p>
          </table:table-cell>
          <table:table-cell table:formula="of:=HEX2DEC(MID([.CF44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2"/>
          <table:table-cell table:number-columns-repeated="8" office:value-type="float" office:value="1">
            <text:p>1</text:p>
          </table:table-cell>
          <table:table-cell table:number-columns-repeated="1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4:.BU444];0)-1" office:value-type="float" office:value="12">
            <text:p>12</text:p>
          </table:table-cell>
          <table:table-cell table:formula="of:=SUM([.A444:.BU444])" office:value-type="float" office:value="16">
            <text:p>16</text:p>
          </table:table-cell>
          <table:table-cell table:number-columns-repeated="2"/>
          <table:table-cell table:formula="of:=72-SUM([.BX444:.BZ444])-[.BW444]" office:value-type="float" office:value="44">
            <text:p>44</text:p>
          </table:table-cell>
          <table:table-cell table:formula="of:=[.BW445]+[.CA444]" office:value-type="float" office:value="55">
            <text:p>55</text:p>
          </table:table-cell>
          <table:table-cell table:number-columns-repeated="2"/>
          <table:table-cell table:formula="of:=IF(ISNUMBER([.BW444]);&quot;0x&quot;&amp;DEC2HEX([.BW444]+[.BW$2]))" office:value-type="string" office:string-value="0xB">
            <text:p>0xB</text:p>
          </table:table-cell>
          <table:table-cell table:formula="of:=IF(ISNUMBER([.BX444]);&quot;0x&quot;&amp;DEC2HEX([.BX444]+[.BX$2]))" office:value-type="string" office:string-value="0x8F">
            <text:p>0x8F</text:p>
          </table:table-cell>
          <table:table-cell table:formula="of:=IF(ISNUMBER([.BY444]);&quot;0x&quot;&amp;DEC2HEX([.BY444]+[.BY$2]);&quot;&quot;)">
            <text:p/>
          </table:table-cell>
          <table:table-cell table:formula="of:=IF(ISNUMBER([.BZ444]);&quot;0x&quot;&amp;DEC2HEX([.BZ444]+[.BZ$2]);&quot;&quot;)">
            <text:p/>
          </table:table-cell>
          <table:table-cell table:formula="of:=IF(ISNUMBER([.CB444]);&quot;0x&quot;&amp;DEC2HEX([.CB444]+[.CB$2]);&quot;&quot;)" office:value-type="string" office:string-value="0x36">
            <text:p>0x36</text:p>
          </table:table-cell>
          <table:table-cell table:formula="of:=HEX2DEC(MID([.CE444];3;2))-[.CE$2]" office:value-type="float" office:value="12">
            <text:p>12</text:p>
          </table:table-cell>
          <table:table-cell table:formula="of:=HEX2DEC(MID([.CF44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1"/>
          <table:table-cell table:number-columns-repeated="8" office:value-type="float" office:value="1">
            <text:p>1</text:p>
          </table:table-cell>
          <table:table-cell table:number-columns-repeated="17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5:.BU445];0)-1" office:value-type="float" office:value="11">
            <text:p>11</text:p>
          </table:table-cell>
          <table:table-cell table:formula="of:=SUM([.A445:.BU445])" office:value-type="float" office:value="16">
            <text:p>16</text:p>
          </table:table-cell>
          <table:table-cell table:number-columns-repeated="2"/>
          <table:table-cell table:formula="of:=72-SUM([.BX445:.BZ445])-[.BW445]" office:value-type="float" office:value="45">
            <text:p>45</text:p>
          </table:table-cell>
          <table:table-cell table:formula="of:=[.BW446]+[.CA445]" office:value-type="float" office:value="55">
            <text:p>55</text:p>
          </table:table-cell>
          <table:table-cell table:number-columns-repeated="2"/>
          <table:table-cell table:formula="of:=IF(ISNUMBER([.BW445]);&quot;0x&quot;&amp;DEC2HEX([.BW445]+[.BW$2]))" office:value-type="string" office:string-value="0xA">
            <text:p>0xA</text:p>
          </table:table-cell>
          <table:table-cell table:formula="of:=IF(ISNUMBER([.BX445]);&quot;0x&quot;&amp;DEC2HEX([.BX445]+[.BX$2]))" office:value-type="string" office:string-value="0x8F">
            <text:p>0x8F</text:p>
          </table:table-cell>
          <table:table-cell table:formula="of:=IF(ISNUMBER([.BY445]);&quot;0x&quot;&amp;DEC2HEX([.BY445]+[.BY$2]);&quot;&quot;)">
            <text:p/>
          </table:table-cell>
          <table:table-cell table:formula="of:=IF(ISNUMBER([.BZ445]);&quot;0x&quot;&amp;DEC2HEX([.BZ445]+[.BZ$2]);&quot;&quot;)">
            <text:p/>
          </table:table-cell>
          <table:table-cell table:formula="of:=IF(ISNUMBER([.CB445]);&quot;0x&quot;&amp;DEC2HEX([.CB445]+[.CB$2]);&quot;&quot;)" office:value-type="string" office:string-value="0x36">
            <text:p>0x36</text:p>
          </table:table-cell>
          <table:table-cell table:formula="of:=HEX2DEC(MID([.CE445];3;2))-[.CE$2]" office:value-type="float" office:value="11">
            <text:p>11</text:p>
          </table:table-cell>
          <table:table-cell table:formula="of:=HEX2DEC(MID([.CF44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10"/>
          <table:table-cell table:number-columns-repeated="8" office:value-type="float" office:value="1">
            <text:p>1</text:p>
          </table:table-cell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6:.BU446];0)-1" office:value-type="float" office:value="10">
            <text:p>10</text:p>
          </table:table-cell>
          <table:table-cell table:formula="of:=SUM([.A446:.BU446])" office:value-type="float" office:value="16">
            <text:p>16</text:p>
          </table:table-cell>
          <table:table-cell table:number-columns-repeated="2"/>
          <table:table-cell table:formula="of:=72-SUM([.BX446:.BZ446])-[.BW446]" office:value-type="float" office:value="46">
            <text:p>46</text:p>
          </table:table-cell>
          <table:table-cell table:formula="of:=[.BW447]+[.CA446]" office:value-type="float" office:value="55">
            <text:p>55</text:p>
          </table:table-cell>
          <table:table-cell table:number-columns-repeated="2"/>
          <table:table-cell table:formula="of:=IF(ISNUMBER([.BW446]);&quot;0x&quot;&amp;DEC2HEX([.BW446]+[.BW$2]))" office:value-type="string" office:string-value="0x9">
            <text:p>0x9</text:p>
          </table:table-cell>
          <table:table-cell table:formula="of:=IF(ISNUMBER([.BX446]);&quot;0x&quot;&amp;DEC2HEX([.BX446]+[.BX$2]))" office:value-type="string" office:string-value="0x8F">
            <text:p>0x8F</text:p>
          </table:table-cell>
          <table:table-cell table:formula="of:=IF(ISNUMBER([.BY446]);&quot;0x&quot;&amp;DEC2HEX([.BY446]+[.BY$2]);&quot;&quot;)">
            <text:p/>
          </table:table-cell>
          <table:table-cell table:formula="of:=IF(ISNUMBER([.BZ446]);&quot;0x&quot;&amp;DEC2HEX([.BZ446]+[.BZ$2]);&quot;&quot;)">
            <text:p/>
          </table:table-cell>
          <table:table-cell table:formula="of:=IF(ISNUMBER([.CB446]);&quot;0x&quot;&amp;DEC2HEX([.CB446]+[.CB$2]);&quot;&quot;)" office:value-type="string" office:string-value="0x36">
            <text:p>0x36</text:p>
          </table:table-cell>
          <table:table-cell table:formula="of:=HEX2DEC(MID([.CE446];3;2))-[.CE$2]" office:value-type="float" office:value="10">
            <text:p>10</text:p>
          </table:table-cell>
          <table:table-cell table:formula="of:=HEX2DEC(MID([.CF44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9"/>
          <table:table-cell table:number-columns-repeated="8" office:value-type="float" office:value="1">
            <text:p>1</text:p>
          </table:table-cell>
          <table:table-cell table:number-columns-repeated="19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7:.BU447];0)-1" office:value-type="float" office:value="9">
            <text:p>9</text:p>
          </table:table-cell>
          <table:table-cell table:formula="of:=SUM([.A447:.BU447])" office:value-type="float" office:value="16">
            <text:p>16</text:p>
          </table:table-cell>
          <table:table-cell table:number-columns-repeated="2"/>
          <table:table-cell table:formula="of:=72-SUM([.BX447:.BZ447])-[.BW447]" office:value-type="float" office:value="47">
            <text:p>47</text:p>
          </table:table-cell>
          <table:table-cell table:formula="of:=[.BW448]+[.CA447]" office:value-type="float" office:value="55">
            <text:p>55</text:p>
          </table:table-cell>
          <table:table-cell table:number-columns-repeated="2"/>
          <table:table-cell table:formula="of:=IF(ISNUMBER([.BW447]);&quot;0x&quot;&amp;DEC2HEX([.BW447]+[.BW$2]))" office:value-type="string" office:string-value="0x8">
            <text:p>0x8</text:p>
          </table:table-cell>
          <table:table-cell table:formula="of:=IF(ISNUMBER([.BX447]);&quot;0x&quot;&amp;DEC2HEX([.BX447]+[.BX$2]))" office:value-type="string" office:string-value="0x8F">
            <text:p>0x8F</text:p>
          </table:table-cell>
          <table:table-cell table:formula="of:=IF(ISNUMBER([.BY447]);&quot;0x&quot;&amp;DEC2HEX([.BY447]+[.BY$2]);&quot;&quot;)">
            <text:p/>
          </table:table-cell>
          <table:table-cell table:formula="of:=IF(ISNUMBER([.BZ447]);&quot;0x&quot;&amp;DEC2HEX([.BZ447]+[.BZ$2]);&quot;&quot;)">
            <text:p/>
          </table:table-cell>
          <table:table-cell table:formula="of:=IF(ISNUMBER([.CB447]);&quot;0x&quot;&amp;DEC2HEX([.CB447]+[.CB$2]);&quot;&quot;)" office:value-type="string" office:string-value="0x36">
            <text:p>0x36</text:p>
          </table:table-cell>
          <table:table-cell table:formula="of:=HEX2DEC(MID([.CE447];3;2))-[.CE$2]" office:value-type="float" office:value="9">
            <text:p>9</text:p>
          </table:table-cell>
          <table:table-cell table:formula="of:=HEX2DEC(MID([.CF44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8"/>
          <table:table-cell table:number-columns-repeated="8" office:value-type="float" office:value="1">
            <text:p>1</text:p>
          </table:table-cell>
          <table:table-cell table:number-columns-repeated="20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8:.BU448];0)-1" office:value-type="float" office:value="8">
            <text:p>8</text:p>
          </table:table-cell>
          <table:table-cell table:formula="of:=SUM([.A448:.BU448])" office:value-type="float" office:value="16">
            <text:p>16</text:p>
          </table:table-cell>
          <table:table-cell table:number-columns-repeated="2"/>
          <table:table-cell table:formula="of:=72-SUM([.BX448:.BZ448])-[.BW448]" office:value-type="float" office:value="48">
            <text:p>48</text:p>
          </table:table-cell>
          <table:table-cell table:formula="of:=[.BW449]+[.CA448]" office:value-type="float" office:value="55">
            <text:p>55</text:p>
          </table:table-cell>
          <table:table-cell table:number-columns-repeated="2"/>
          <table:table-cell table:formula="of:=IF(ISNUMBER([.BW448]);&quot;0x&quot;&amp;DEC2HEX([.BW448]+[.BW$2]))" office:value-type="string" office:string-value="0x7">
            <text:p>0x7</text:p>
          </table:table-cell>
          <table:table-cell table:formula="of:=IF(ISNUMBER([.BX448]);&quot;0x&quot;&amp;DEC2HEX([.BX448]+[.BX$2]))" office:value-type="string" office:string-value="0x8F">
            <text:p>0x8F</text:p>
          </table:table-cell>
          <table:table-cell table:formula="of:=IF(ISNUMBER([.BY448]);&quot;0x&quot;&amp;DEC2HEX([.BY448]+[.BY$2]);&quot;&quot;)">
            <text:p/>
          </table:table-cell>
          <table:table-cell table:formula="of:=IF(ISNUMBER([.BZ448]);&quot;0x&quot;&amp;DEC2HEX([.BZ448]+[.BZ$2]);&quot;&quot;)">
            <text:p/>
          </table:table-cell>
          <table:table-cell table:formula="of:=IF(ISNUMBER([.CB448]);&quot;0x&quot;&amp;DEC2HEX([.CB448]+[.CB$2]);&quot;&quot;)" office:value-type="string" office:string-value="0x36">
            <text:p>0x36</text:p>
          </table:table-cell>
          <table:table-cell table:formula="of:=HEX2DEC(MID([.CE448];3;2))-[.CE$2]" office:value-type="float" office:value="8">
            <text:p>8</text:p>
          </table:table-cell>
          <table:table-cell table:formula="of:=HEX2DEC(MID([.CF44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7"/>
          <table:table-cell table:number-columns-repeated="8" office:value-type="float" office:value="1">
            <text:p>1</text:p>
          </table:table-cell>
          <table:table-cell table:number-columns-repeated="21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49:.BU449];0)-1" office:value-type="float" office:value="7">
            <text:p>7</text:p>
          </table:table-cell>
          <table:table-cell table:formula="of:=SUM([.A449:.BU449])" office:value-type="float" office:value="16">
            <text:p>16</text:p>
          </table:table-cell>
          <table:table-cell table:number-columns-repeated="2"/>
          <table:table-cell table:formula="of:=72-SUM([.BX449:.BZ449])-[.BW449]" office:value-type="float" office:value="49">
            <text:p>49</text:p>
          </table:table-cell>
          <table:table-cell table:formula="of:=[.BW450]+[.CA449]" office:value-type="float" office:value="55">
            <text:p>55</text:p>
          </table:table-cell>
          <table:table-cell table:number-columns-repeated="2"/>
          <table:table-cell table:formula="of:=IF(ISNUMBER([.BW449]);&quot;0x&quot;&amp;DEC2HEX([.BW449]+[.BW$2]))" office:value-type="string" office:string-value="0x6">
            <text:p>0x6</text:p>
          </table:table-cell>
          <table:table-cell table:formula="of:=IF(ISNUMBER([.BX449]);&quot;0x&quot;&amp;DEC2HEX([.BX449]+[.BX$2]))" office:value-type="string" office:string-value="0x8F">
            <text:p>0x8F</text:p>
          </table:table-cell>
          <table:table-cell table:formula="of:=IF(ISNUMBER([.BY449]);&quot;0x&quot;&amp;DEC2HEX([.BY449]+[.BY$2]);&quot;&quot;)">
            <text:p/>
          </table:table-cell>
          <table:table-cell table:formula="of:=IF(ISNUMBER([.BZ449]);&quot;0x&quot;&amp;DEC2HEX([.BZ449]+[.BZ$2]);&quot;&quot;)">
            <text:p/>
          </table:table-cell>
          <table:table-cell table:formula="of:=IF(ISNUMBER([.CB449]);&quot;0x&quot;&amp;DEC2HEX([.CB449]+[.CB$2]);&quot;&quot;)" office:value-type="string" office:string-value="0x36">
            <text:p>0x36</text:p>
          </table:table-cell>
          <table:table-cell table:formula="of:=HEX2DEC(MID([.CE449];3;2))-[.CE$2]" office:value-type="float" office:value="7">
            <text:p>7</text:p>
          </table:table-cell>
          <table:table-cell table:formula="of:=HEX2DEC(MID([.CF44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6"/>
          <table:table-cell table:number-columns-repeated="8" office:value-type="float" office:value="1">
            <text:p>1</text:p>
          </table:table-cell>
          <table:table-cell table:number-columns-repeated="22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50:.BU450];0)-1" office:value-type="float" office:value="6">
            <text:p>6</text:p>
          </table:table-cell>
          <table:table-cell table:formula="of:=SUM([.A450:.BU450])" office:value-type="float" office:value="16">
            <text:p>16</text:p>
          </table:table-cell>
          <table:table-cell table:number-columns-repeated="2"/>
          <table:table-cell table:formula="of:=72-SUM([.BX450:.BZ450])-[.BW450]" office:value-type="float" office:value="50">
            <text:p>50</text:p>
          </table:table-cell>
          <table:table-cell table:formula="of:=[.BW451]+[.CA450]" office:value-type="float" office:value="55">
            <text:p>55</text:p>
          </table:table-cell>
          <table:table-cell table:number-columns-repeated="2"/>
          <table:table-cell table:formula="of:=IF(ISNUMBER([.BW450]);&quot;0x&quot;&amp;DEC2HEX([.BW450]+[.BW$2]))" office:value-type="string" office:string-value="0x5">
            <text:p>0x5</text:p>
          </table:table-cell>
          <table:table-cell table:formula="of:=IF(ISNUMBER([.BX450]);&quot;0x&quot;&amp;DEC2HEX([.BX450]+[.BX$2]))" office:value-type="string" office:string-value="0x8F">
            <text:p>0x8F</text:p>
          </table:table-cell>
          <table:table-cell table:formula="of:=IF(ISNUMBER([.BY450]);&quot;0x&quot;&amp;DEC2HEX([.BY450]+[.BY$2]);&quot;&quot;)">
            <text:p/>
          </table:table-cell>
          <table:table-cell table:formula="of:=IF(ISNUMBER([.BZ450]);&quot;0x&quot;&amp;DEC2HEX([.BZ450]+[.BZ$2]);&quot;&quot;)">
            <text:p/>
          </table:table-cell>
          <table:table-cell table:formula="of:=IF(ISNUMBER([.CB450]);&quot;0x&quot;&amp;DEC2HEX([.CB450]+[.CB$2]);&quot;&quot;)" office:value-type="string" office:string-value="0x36">
            <text:p>0x36</text:p>
          </table:table-cell>
          <table:table-cell table:formula="of:=HEX2DEC(MID([.CE450];3;2))-[.CE$2]" office:value-type="float" office:value="6">
            <text:p>6</text:p>
          </table:table-cell>
          <table:table-cell table:formula="of:=HEX2DEC(MID([.CF45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5"/>
          <table:table-cell table:number-columns-repeated="8" office:value-type="float" office:value="1">
            <text:p>1</text:p>
          </table:table-cell>
          <table:table-cell table:number-columns-repeated="23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51:.BU451];0)-1" office:value-type="float" office:value="5">
            <text:p>5</text:p>
          </table:table-cell>
          <table:table-cell table:formula="of:=SUM([.A451:.BU451])" office:value-type="float" office:value="16">
            <text:p>16</text:p>
          </table:table-cell>
          <table:table-cell table:number-columns-repeated="2"/>
          <table:table-cell table:formula="of:=72-SUM([.BX451:.BZ451])-[.BW451]" office:value-type="float" office:value="51">
            <text:p>51</text:p>
          </table:table-cell>
          <table:table-cell table:formula="of:=[.BW452]+[.CA451]" office:value-type="float" office:value="55">
            <text:p>55</text:p>
          </table:table-cell>
          <table:table-cell table:number-columns-repeated="2"/>
          <table:table-cell table:formula="of:=IF(ISNUMBER([.BW451]);&quot;0x&quot;&amp;DEC2HEX([.BW451]+[.BW$2]))" office:value-type="string" office:string-value="0x4">
            <text:p>0x4</text:p>
          </table:table-cell>
          <table:table-cell table:formula="of:=IF(ISNUMBER([.BX451]);&quot;0x&quot;&amp;DEC2HEX([.BX451]+[.BX$2]))" office:value-type="string" office:string-value="0x8F">
            <text:p>0x8F</text:p>
          </table:table-cell>
          <table:table-cell table:formula="of:=IF(ISNUMBER([.BY451]);&quot;0x&quot;&amp;DEC2HEX([.BY451]+[.BY$2]);&quot;&quot;)">
            <text:p/>
          </table:table-cell>
          <table:table-cell table:formula="of:=IF(ISNUMBER([.BZ451]);&quot;0x&quot;&amp;DEC2HEX([.BZ451]+[.BZ$2]);&quot;&quot;)">
            <text:p/>
          </table:table-cell>
          <table:table-cell table:formula="of:=IF(ISNUMBER([.CB451]);&quot;0x&quot;&amp;DEC2HEX([.CB451]+[.CB$2]);&quot;&quot;)" office:value-type="string" office:string-value="0x36">
            <text:p>0x36</text:p>
          </table:table-cell>
          <table:table-cell table:formula="of:=HEX2DEC(MID([.CE451];3;2))-[.CE$2]" office:value-type="float" office:value="5">
            <text:p>5</text:p>
          </table:table-cell>
          <table:table-cell table:formula="of:=HEX2DEC(MID([.CF45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4"/>
          <table:table-cell table:number-columns-repeated="8" office:value-type="float" office:value="1">
            <text:p>1</text:p>
          </table:table-cell>
          <table:table-cell table:number-columns-repeated="24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52:.BU452];0)-1" office:value-type="float" office:value="4">
            <text:p>4</text:p>
          </table:table-cell>
          <table:table-cell table:formula="of:=SUM([.A452:.BU452])" office:value-type="float" office:value="16">
            <text:p>16</text:p>
          </table:table-cell>
          <table:table-cell table:number-columns-repeated="2"/>
          <table:table-cell table:formula="of:=72-SUM([.BX452:.BZ452])-[.BW452]" office:value-type="float" office:value="52">
            <text:p>52</text:p>
          </table:table-cell>
          <table:table-cell table:formula="of:=[.BW453]+[.CA452]" office:value-type="float" office:value="55">
            <text:p>55</text:p>
          </table:table-cell>
          <table:table-cell table:number-columns-repeated="2"/>
          <table:table-cell table:formula="of:=IF(ISNUMBER([.BW452]);&quot;0x&quot;&amp;DEC2HEX([.BW452]+[.BW$2]))" office:value-type="string" office:string-value="0x3">
            <text:p>0x3</text:p>
          </table:table-cell>
          <table:table-cell table:formula="of:=IF(ISNUMBER([.BX452]);&quot;0x&quot;&amp;DEC2HEX([.BX452]+[.BX$2]))" office:value-type="string" office:string-value="0x8F">
            <text:p>0x8F</text:p>
          </table:table-cell>
          <table:table-cell table:formula="of:=IF(ISNUMBER([.BY452]);&quot;0x&quot;&amp;DEC2HEX([.BY452]+[.BY$2]);&quot;&quot;)">
            <text:p/>
          </table:table-cell>
          <table:table-cell table:formula="of:=IF(ISNUMBER([.BZ452]);&quot;0x&quot;&amp;DEC2HEX([.BZ452]+[.BZ$2]);&quot;&quot;)">
            <text:p/>
          </table:table-cell>
          <table:table-cell table:formula="of:=IF(ISNUMBER([.CB452]);&quot;0x&quot;&amp;DEC2HEX([.CB452]+[.CB$2]);&quot;&quot;)" office:value-type="string" office:string-value="0x36">
            <text:p>0x36</text:p>
          </table:table-cell>
          <table:table-cell table:formula="of:=HEX2DEC(MID([.CE452];3;2))-[.CE$2]" office:value-type="float" office:value="4">
            <text:p>4</text:p>
          </table:table-cell>
          <table:table-cell table:formula="of:=HEX2DEC(MID([.CF45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8" office:value-type="float" office:value="1">
            <text:p>1</text:p>
          </table:table-cell>
          <table:table-cell table:number-columns-repeated="25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53:.BU453];0)-1" office:value-type="float" office:value="3">
            <text:p>3</text:p>
          </table:table-cell>
          <table:table-cell table:formula="of:=SUM([.A453:.BU453])" office:value-type="float" office:value="16">
            <text:p>16</text:p>
          </table:table-cell>
          <table:table-cell table:number-columns-repeated="2"/>
          <table:table-cell table:formula="of:=72-SUM([.BX453:.BZ453])-[.BW453]" office:value-type="float" office:value="53">
            <text:p>53</text:p>
          </table:table-cell>
          <table:table-cell table:formula="of:=[.BW454]+[.CA453]" office:value-type="float" office:value="56">
            <text:p>56</text:p>
          </table:table-cell>
          <table:table-cell table:number-columns-repeated="2"/>
          <table:table-cell table:formula="of:=IF(ISNUMBER([.BW453]);&quot;0x&quot;&amp;DEC2HEX([.BW453]+[.BW$2]))" office:value-type="string" office:string-value="0x2">
            <text:p>0x2</text:p>
          </table:table-cell>
          <table:table-cell table:formula="of:=IF(ISNUMBER([.BX453]);&quot;0x&quot;&amp;DEC2HEX([.BX453]+[.BX$2]))" office:value-type="string" office:string-value="0x8F">
            <text:p>0x8F</text:p>
          </table:table-cell>
          <table:table-cell table:formula="of:=IF(ISNUMBER([.BY453]);&quot;0x&quot;&amp;DEC2HEX([.BY453]+[.BY$2]);&quot;&quot;)">
            <text:p/>
          </table:table-cell>
          <table:table-cell table:formula="of:=IF(ISNUMBER([.BZ453]);&quot;0x&quot;&amp;DEC2HEX([.BZ453]+[.BZ$2]);&quot;&quot;)">
            <text:p/>
          </table:table-cell>
          <table:table-cell table:formula="of:=IF(ISNUMBER([.CB453]);&quot;0x&quot;&amp;DEC2HEX([.CB453]+[.CB$2]);&quot;&quot;)" office:value-type="string" office:string-value="0x37">
            <text:p>0x37</text:p>
          </table:table-cell>
          <table:table-cell table:formula="of:=HEX2DEC(MID([.CE453];3;2))-[.CE$2]" office:value-type="float" office:value="3">
            <text:p>3</text:p>
          </table:table-cell>
          <table:table-cell table:formula="of:=HEX2DEC(MID([.CF45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7" office:value-type="float" office:value="1">
            <text:p>1</text:p>
          </table:table-cell>
          <table:table-cell table:number-columns-repeated="2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54:.BU454];0)-1" office:value-type="float" office:value="3">
            <text:p>3</text:p>
          </table:table-cell>
          <table:table-cell table:formula="of:=SUM([.A454:.BU454])" office:value-type="float" office:value="15">
            <text:p>15</text:p>
          </table:table-cell>
          <table:table-cell table:number-columns-repeated="2"/>
          <table:table-cell table:formula="of:=72-SUM([.BX454:.BZ454])-[.BW454]" office:value-type="float" office:value="54">
            <text:p>54</text:p>
          </table:table-cell>
          <table:table-cell table:formula="of:=[.BW455]+[.CA454]" office:value-type="float" office:value="56">
            <text:p>56</text:p>
          </table:table-cell>
          <table:table-cell table:number-columns-repeated="2"/>
          <table:table-cell table:formula="of:=IF(ISNUMBER([.BW454]);&quot;0x&quot;&amp;DEC2HEX([.BW454]+[.BW$2]))" office:value-type="string" office:string-value="0x2">
            <text:p>0x2</text:p>
          </table:table-cell>
          <table:table-cell table:formula="of:=IF(ISNUMBER([.BX454]);&quot;0x&quot;&amp;DEC2HEX([.BX454]+[.BX$2]))" office:value-type="string" office:string-value="0x8E">
            <text:p>0x8E</text:p>
          </table:table-cell>
          <table:table-cell table:formula="of:=IF(ISNUMBER([.BY454]);&quot;0x&quot;&amp;DEC2HEX([.BY454]+[.BY$2]);&quot;&quot;)">
            <text:p/>
          </table:table-cell>
          <table:table-cell table:formula="of:=IF(ISNUMBER([.BZ454]);&quot;0x&quot;&amp;DEC2HEX([.BZ454]+[.BZ$2]);&quot;&quot;)">
            <text:p/>
          </table:table-cell>
          <table:table-cell table:formula="of:=IF(ISNUMBER([.CB454]);&quot;0x&quot;&amp;DEC2HEX([.CB454]+[.CB$2]);&quot;&quot;)" office:value-type="string" office:string-value="0x37">
            <text:p>0x37</text:p>
          </table:table-cell>
          <table:table-cell table:formula="of:=HEX2DEC(MID([.CE454];3;2))-[.CE$2]" office:value-type="float" office:value="3">
            <text:p>3</text:p>
          </table:table-cell>
          <table:table-cell table:formula="of:=HEX2DEC(MID([.CF454];3;2))-[.CF$2]" office:value-type="float" office:value="15">
            <text:p>15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7" office:value-type="float" office:value="1">
            <text:p>1</text:p>
          </table:table-cell>
          <table:table-cell table:number-columns-repeated="27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55:.BU455];0)-1" office:value-type="float" office:value="2">
            <text:p>2</text:p>
          </table:table-cell>
          <table:table-cell table:formula="of:=SUM([.A455:.BU455])" office:value-type="float" office:value="15">
            <text:p>15</text:p>
          </table:table-cell>
          <table:table-cell table:number-columns-repeated="2"/>
          <table:table-cell table:formula="of:=72-SUM([.BX455:.BZ455])-[.BW455]" office:value-type="float" office:value="55">
            <text:p>55</text:p>
          </table:table-cell>
          <table:table-cell table:formula="of:=[.BW456]+[.CA455]" office:value-type="float" office:value="57">
            <text:p>57</text:p>
          </table:table-cell>
          <table:table-cell table:number-columns-repeated="2"/>
          <table:table-cell table:formula="of:=IF(ISNUMBER([.BW455]);&quot;0x&quot;&amp;DEC2HEX([.BW455]+[.BW$2]))" office:value-type="string" office:string-value="0x1">
            <text:p>0x1</text:p>
          </table:table-cell>
          <table:table-cell table:formula="of:=IF(ISNUMBER([.BX455]);&quot;0x&quot;&amp;DEC2HEX([.BX455]+[.BX$2]))" office:value-type="string" office:string-value="0x8E">
            <text:p>0x8E</text:p>
          </table:table-cell>
          <table:table-cell table:formula="of:=IF(ISNUMBER([.BY455]);&quot;0x&quot;&amp;DEC2HEX([.BY455]+[.BY$2]);&quot;&quot;)">
            <text:p/>
          </table:table-cell>
          <table:table-cell table:formula="of:=IF(ISNUMBER([.BZ455]);&quot;0x&quot;&amp;DEC2HEX([.BZ455]+[.BZ$2]);&quot;&quot;)">
            <text:p/>
          </table:table-cell>
          <table:table-cell table:formula="of:=IF(ISNUMBER([.CB455]);&quot;0x&quot;&amp;DEC2HEX([.CB455]+[.CB$2]);&quot;&quot;)" office:value-type="string" office:string-value="0x38">
            <text:p>0x38</text:p>
          </table:table-cell>
          <table:table-cell table:formula="of:=HEX2DEC(MID([.CE455];3;2))-[.CE$2]" office:value-type="float" office:value="2">
            <text:p>2</text:p>
          </table:table-cell>
          <table:table-cell table:formula="of:=HEX2DEC(MID([.CF455];3;2))-[.CF$2]" office:value-type="float" office:value="15">
            <text:p>15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7" office:value-type="float" office:value="1">
            <text:p>1</text:p>
          </table:table-cell>
          <table:table-cell table:number-columns-repeated="27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56:.BU456];0)-1" office:value-type="float" office:value="2">
            <text:p>2</text:p>
          </table:table-cell>
          <table:table-cell table:formula="of:=SUM([.A456:.BU456])" office:value-type="float" office:value="15">
            <text:p>15</text:p>
          </table:table-cell>
          <table:table-cell table:number-columns-repeated="2"/>
          <table:table-cell table:formula="of:=72-SUM([.BX456:.BZ456])-[.BW456]" office:value-type="float" office:value="55">
            <text:p>55</text:p>
          </table:table-cell>
          <table:table-cell table:formula="of:=[.BW457]+[.CA456]" office:value-type="float" office:value="57">
            <text:p>57</text:p>
          </table:table-cell>
          <table:table-cell table:number-columns-repeated="2"/>
          <table:table-cell table:formula="of:=IF(ISNUMBER([.BW456]);&quot;0x&quot;&amp;DEC2HEX([.BW456]+[.BW$2]))" office:value-type="string" office:string-value="0x1">
            <text:p>0x1</text:p>
          </table:table-cell>
          <table:table-cell table:formula="of:=IF(ISNUMBER([.BX456]);&quot;0x&quot;&amp;DEC2HEX([.BX456]+[.BX$2]))" office:value-type="string" office:string-value="0x8E">
            <text:p>0x8E</text:p>
          </table:table-cell>
          <table:table-cell table:formula="of:=IF(ISNUMBER([.BY456]);&quot;0x&quot;&amp;DEC2HEX([.BY456]+[.BY$2]);&quot;&quot;)">
            <text:p/>
          </table:table-cell>
          <table:table-cell table:formula="of:=IF(ISNUMBER([.BZ456]);&quot;0x&quot;&amp;DEC2HEX([.BZ456]+[.BZ$2]);&quot;&quot;)">
            <text:p/>
          </table:table-cell>
          <table:table-cell table:formula="of:=IF(ISNUMBER([.CB456]);&quot;0x&quot;&amp;DEC2HEX([.CB456]+[.CB$2]);&quot;&quot;)" office:value-type="string" office:string-value="0x38">
            <text:p>0x38</text:p>
          </table:table-cell>
          <table:table-cell table:formula="of:=HEX2DEC(MID([.CE456];3;2))-[.CE$2]" office:value-type="float" office:value="2">
            <text:p>2</text:p>
          </table:table-cell>
          <table:table-cell table:formula="of:=HEX2DEC(MID([.CF456];3;2))-[.CF$2]" office:value-type="float" office:value="15">
            <text:p>15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57:.BU457];0)-1" office:value-type="float" office:value="2">
            <text:p>2</text:p>
          </table:table-cell>
          <table:table-cell table:formula="of:=SUM([.A457:.BU457])" office:value-type="float" office:value="68">
            <text:p>68</text:p>
          </table:table-cell>
          <table:table-cell table:number-columns-repeated="2"/>
          <table:table-cell table:formula="of:=72-SUM([.BX457:.BZ457])-[.BW457]" office:value-type="float" office:value="2">
            <text:p>2</text:p>
          </table:table-cell>
          <table:table-cell table:formula="of:=[.BW458]+[.CA457]" office:value-type="float" office:value="4">
            <text:p>4</text:p>
          </table:table-cell>
          <table:table-cell table:number-columns-repeated="2"/>
          <table:table-cell table:formula="of:=IF(ISNUMBER([.BW457]);&quot;0x&quot;&amp;DEC2HEX([.BW457]+[.BW$2]))" office:value-type="string" office:string-value="0x1">
            <text:p>0x1</text:p>
          </table:table-cell>
          <table:table-cell table:formula="of:=IF(ISNUMBER([.BX457]);&quot;0x&quot;&amp;DEC2HEX([.BX457]+[.BX$2]))" office:value-type="string" office:string-value="0xC3">
            <text:p>0xC3</text:p>
          </table:table-cell>
          <table:table-cell table:formula="of:=IF(ISNUMBER([.BY457]);&quot;0x&quot;&amp;DEC2HEX([.BY457]+[.BY$2]);&quot;&quot;)">
            <text:p/>
          </table:table-cell>
          <table:table-cell table:formula="of:=IF(ISNUMBER([.BZ457]);&quot;0x&quot;&amp;DEC2HEX([.BZ457]+[.BZ$2]);&quot;&quot;)">
            <text:p/>
          </table:table-cell>
          <table:table-cell table:formula="of:=IF(ISNUMBER([.CB457]);&quot;0x&quot;&amp;DEC2HEX([.CB457]+[.CB$2]);&quot;&quot;)" office:value-type="string" office:string-value="0x3">
            <text:p>0x3</text:p>
          </table:table-cell>
          <table:table-cell table:formula="of:=HEX2DEC(MID([.CE457];3;2))-[.CE$2]" office:value-type="float" office:value="2">
            <text:p>2</text:p>
          </table:table-cell>
          <table:table-cell table:formula="of:=HEX2DEC(MID([.CF457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58:.BU458];0)-1" office:value-type="float" office:value="2">
            <text:p>2</text:p>
          </table:table-cell>
          <table:table-cell table:formula="of:=SUM([.A458:.BU458])" office:value-type="float" office:value="68">
            <text:p>68</text:p>
          </table:table-cell>
          <table:table-cell table:number-columns-repeated="2"/>
          <table:table-cell table:formula="of:=72-SUM([.BX458:.BZ458])-[.BW458]" office:value-type="float" office:value="2">
            <text:p>2</text:p>
          </table:table-cell>
          <table:table-cell table:formula="of:=[.BW459]+[.CA458]" office:value-type="float" office:value="4">
            <text:p>4</text:p>
          </table:table-cell>
          <table:table-cell table:number-columns-repeated="2"/>
          <table:table-cell table:formula="of:=IF(ISNUMBER([.BW458]);&quot;0x&quot;&amp;DEC2HEX([.BW458]+[.BW$2]))" office:value-type="string" office:string-value="0x1">
            <text:p>0x1</text:p>
          </table:table-cell>
          <table:table-cell table:formula="of:=IF(ISNUMBER([.BX458]);&quot;0x&quot;&amp;DEC2HEX([.BX458]+[.BX$2]))" office:value-type="string" office:string-value="0xC3">
            <text:p>0xC3</text:p>
          </table:table-cell>
          <table:table-cell table:formula="of:=IF(ISNUMBER([.BY458]);&quot;0x&quot;&amp;DEC2HEX([.BY458]+[.BY$2]);&quot;&quot;)">
            <text:p/>
          </table:table-cell>
          <table:table-cell table:formula="of:=IF(ISNUMBER([.BZ458]);&quot;0x&quot;&amp;DEC2HEX([.BZ458]+[.BZ$2]);&quot;&quot;)">
            <text:p/>
          </table:table-cell>
          <table:table-cell table:formula="of:=IF(ISNUMBER([.CB458]);&quot;0x&quot;&amp;DEC2HEX([.CB458]+[.CB$2]);&quot;&quot;)" office:value-type="string" office:string-value="0x3">
            <text:p>0x3</text:p>
          </table:table-cell>
          <table:table-cell table:formula="of:=HEX2DEC(MID([.CE458];3;2))-[.CE$2]" office:value-type="float" office:value="2">
            <text:p>2</text:p>
          </table:table-cell>
          <table:table-cell table:formula="of:=HEX2DEC(MID([.CF458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59:.BU459];0)-1" office:value-type="float" office:value="2">
            <text:p>2</text:p>
          </table:table-cell>
          <table:table-cell table:formula="of:=SUM([.A459:.BU459])" office:value-type="float" office:value="68">
            <text:p>68</text:p>
          </table:table-cell>
          <table:table-cell table:number-columns-repeated="2"/>
          <table:table-cell table:formula="of:=72-SUM([.BX459:.BZ459])-[.BW459]" office:value-type="float" office:value="2">
            <text:p>2</text:p>
          </table:table-cell>
          <table:table-cell table:formula="of:=[.BW460]+[.CA459]" office:value-type="float" office:value="4">
            <text:p>4</text:p>
          </table:table-cell>
          <table:table-cell table:number-columns-repeated="2"/>
          <table:table-cell table:formula="of:=IF(ISNUMBER([.BW459]);&quot;0x&quot;&amp;DEC2HEX([.BW459]+[.BW$2]))" office:value-type="string" office:string-value="0x1">
            <text:p>0x1</text:p>
          </table:table-cell>
          <table:table-cell table:formula="of:=IF(ISNUMBER([.BX459]);&quot;0x&quot;&amp;DEC2HEX([.BX459]+[.BX$2]))" office:value-type="string" office:string-value="0xC3">
            <text:p>0xC3</text:p>
          </table:table-cell>
          <table:table-cell table:formula="of:=IF(ISNUMBER([.BY459]);&quot;0x&quot;&amp;DEC2HEX([.BY459]+[.BY$2]);&quot;&quot;)">
            <text:p/>
          </table:table-cell>
          <table:table-cell table:formula="of:=IF(ISNUMBER([.BZ459]);&quot;0x&quot;&amp;DEC2HEX([.BZ459]+[.BZ$2]);&quot;&quot;)">
            <text:p/>
          </table:table-cell>
          <table:table-cell table:formula="of:=IF(ISNUMBER([.CB459]);&quot;0x&quot;&amp;DEC2HEX([.CB459]+[.CB$2]);&quot;&quot;)" office:value-type="string" office:string-value="0x3">
            <text:p>0x3</text:p>
          </table:table-cell>
          <table:table-cell table:formula="of:=HEX2DEC(MID([.CE459];3;2))-[.CE$2]" office:value-type="float" office:value="2">
            <text:p>2</text:p>
          </table:table-cell>
          <table:table-cell table:formula="of:=HEX2DEC(MID([.CF459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60:.BU460];0)-1" office:value-type="float" office:value="2">
            <text:p>2</text:p>
          </table:table-cell>
          <table:table-cell table:formula="of:=SUM([.A460:.BU460])" office:value-type="float" office:value="68">
            <text:p>68</text:p>
          </table:table-cell>
          <table:table-cell table:number-columns-repeated="2"/>
          <table:table-cell table:formula="of:=72-SUM([.BX460:.BZ460])-[.BW460]" office:value-type="float" office:value="2">
            <text:p>2</text:p>
          </table:table-cell>
          <table:table-cell table:formula="of:=[.BW461]+[.CA460]" office:value-type="float" office:value="4">
            <text:p>4</text:p>
          </table:table-cell>
          <table:table-cell table:number-columns-repeated="2"/>
          <table:table-cell table:formula="of:=IF(ISNUMBER([.BW460]);&quot;0x&quot;&amp;DEC2HEX([.BW460]+[.BW$2]))" office:value-type="string" office:string-value="0x1">
            <text:p>0x1</text:p>
          </table:table-cell>
          <table:table-cell table:formula="of:=IF(ISNUMBER([.BX460]);&quot;0x&quot;&amp;DEC2HEX([.BX460]+[.BX$2]))" office:value-type="string" office:string-value="0xC3">
            <text:p>0xC3</text:p>
          </table:table-cell>
          <table:table-cell table:formula="of:=IF(ISNUMBER([.BY460]);&quot;0x&quot;&amp;DEC2HEX([.BY460]+[.BY$2]);&quot;&quot;)">
            <text:p/>
          </table:table-cell>
          <table:table-cell table:formula="of:=IF(ISNUMBER([.BZ460]);&quot;0x&quot;&amp;DEC2HEX([.BZ460]+[.BZ$2]);&quot;&quot;)">
            <text:p/>
          </table:table-cell>
          <table:table-cell table:formula="of:=IF(ISNUMBER([.CB460]);&quot;0x&quot;&amp;DEC2HEX([.CB460]+[.CB$2]);&quot;&quot;)" office:value-type="string" office:string-value="0x3">
            <text:p>0x3</text:p>
          </table:table-cell>
          <table:table-cell table:formula="of:=HEX2DEC(MID([.CE460];3;2))-[.CE$2]" office:value-type="float" office:value="2">
            <text:p>2</text:p>
          </table:table-cell>
          <table:table-cell table:formula="of:=HEX2DEC(MID([.CF460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61:.BU461];0)-1" office:value-type="float" office:value="2">
            <text:p>2</text:p>
          </table:table-cell>
          <table:table-cell table:formula="of:=SUM([.A461:.BU461])" office:value-type="float" office:value="68">
            <text:p>68</text:p>
          </table:table-cell>
          <table:table-cell table:number-columns-repeated="2"/>
          <table:table-cell table:formula="of:=72-SUM([.BX461:.BZ461])-[.BW461]" office:value-type="float" office:value="2">
            <text:p>2</text:p>
          </table:table-cell>
          <table:table-cell table:formula="of:=[.BW462]+[.CA461]" office:value-type="float" office:value="4">
            <text:p>4</text:p>
          </table:table-cell>
          <table:table-cell table:number-columns-repeated="2"/>
          <table:table-cell table:formula="of:=IF(ISNUMBER([.BW461]);&quot;0x&quot;&amp;DEC2HEX([.BW461]+[.BW$2]))" office:value-type="string" office:string-value="0x1">
            <text:p>0x1</text:p>
          </table:table-cell>
          <table:table-cell table:formula="of:=IF(ISNUMBER([.BX461]);&quot;0x&quot;&amp;DEC2HEX([.BX461]+[.BX$2]))" office:value-type="string" office:string-value="0xC3">
            <text:p>0xC3</text:p>
          </table:table-cell>
          <table:table-cell table:formula="of:=IF(ISNUMBER([.BY461]);&quot;0x&quot;&amp;DEC2HEX([.BY461]+[.BY$2]);&quot;&quot;)">
            <text:p/>
          </table:table-cell>
          <table:table-cell table:formula="of:=IF(ISNUMBER([.BZ461]);&quot;0x&quot;&amp;DEC2HEX([.BZ461]+[.BZ$2]);&quot;&quot;)">
            <text:p/>
          </table:table-cell>
          <table:table-cell table:formula="of:=IF(ISNUMBER([.CB461]);&quot;0x&quot;&amp;DEC2HEX([.CB461]+[.CB$2]);&quot;&quot;)" office:value-type="string" office:string-value="0x3">
            <text:p>0x3</text:p>
          </table:table-cell>
          <table:table-cell table:formula="of:=HEX2DEC(MID([.CE461];3;2))-[.CE$2]" office:value-type="float" office:value="2">
            <text:p>2</text:p>
          </table:table-cell>
          <table:table-cell table:formula="of:=HEX2DEC(MID([.CF461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62:.BU462];0)-1" office:value-type="float" office:value="2">
            <text:p>2</text:p>
          </table:table-cell>
          <table:table-cell table:formula="of:=SUM([.A462:.BU462])" office:value-type="float" office:value="68">
            <text:p>68</text:p>
          </table:table-cell>
          <table:table-cell table:number-columns-repeated="2"/>
          <table:table-cell table:formula="of:=72-SUM([.BX462:.BZ462])-[.BW462]" office:value-type="float" office:value="2">
            <text:p>2</text:p>
          </table:table-cell>
          <table:table-cell table:formula="of:=[.BW463]+[.CA462]" office:value-type="float" office:value="4">
            <text:p>4</text:p>
          </table:table-cell>
          <table:table-cell table:number-columns-repeated="2"/>
          <table:table-cell table:formula="of:=IF(ISNUMBER([.BW462]);&quot;0x&quot;&amp;DEC2HEX([.BW462]+[.BW$2]))" office:value-type="string" office:string-value="0x1">
            <text:p>0x1</text:p>
          </table:table-cell>
          <table:table-cell table:formula="of:=IF(ISNUMBER([.BX462]);&quot;0x&quot;&amp;DEC2HEX([.BX462]+[.BX$2]))" office:value-type="string" office:string-value="0xC3">
            <text:p>0xC3</text:p>
          </table:table-cell>
          <table:table-cell table:formula="of:=IF(ISNUMBER([.BY462]);&quot;0x&quot;&amp;DEC2HEX([.BY462]+[.BY$2]);&quot;&quot;)">
            <text:p/>
          </table:table-cell>
          <table:table-cell table:formula="of:=IF(ISNUMBER([.BZ462]);&quot;0x&quot;&amp;DEC2HEX([.BZ462]+[.BZ$2]);&quot;&quot;)">
            <text:p/>
          </table:table-cell>
          <table:table-cell table:formula="of:=IF(ISNUMBER([.CB462]);&quot;0x&quot;&amp;DEC2HEX([.CB462]+[.CB$2]);&quot;&quot;)" office:value-type="string" office:string-value="0x3">
            <text:p>0x3</text:p>
          </table:table-cell>
          <table:table-cell table:formula="of:=HEX2DEC(MID([.CE462];3;2))-[.CE$2]" office:value-type="float" office:value="2">
            <text:p>2</text:p>
          </table:table-cell>
          <table:table-cell table:formula="of:=HEX2DEC(MID([.CF462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63:.BU463];0)-1" office:value-type="float" office:value="2">
            <text:p>2</text:p>
          </table:table-cell>
          <table:table-cell table:formula="of:=SUM([.A463:.BU463])" office:value-type="float" office:value="68">
            <text:p>68</text:p>
          </table:table-cell>
          <table:table-cell table:number-columns-repeated="2"/>
          <table:table-cell table:formula="of:=72-SUM([.BX463:.BZ463])-[.BW463]" office:value-type="float" office:value="2">
            <text:p>2</text:p>
          </table:table-cell>
          <table:table-cell table:formula="of:=[.BW464]+[.CA463]" office:value-type="float" office:value="4">
            <text:p>4</text:p>
          </table:table-cell>
          <table:table-cell table:number-columns-repeated="2"/>
          <table:table-cell table:formula="of:=IF(ISNUMBER([.BW463]);&quot;0x&quot;&amp;DEC2HEX([.BW463]+[.BW$2]))" office:value-type="string" office:string-value="0x1">
            <text:p>0x1</text:p>
          </table:table-cell>
          <table:table-cell table:formula="of:=IF(ISNUMBER([.BX463]);&quot;0x&quot;&amp;DEC2HEX([.BX463]+[.BX$2]))" office:value-type="string" office:string-value="0xC3">
            <text:p>0xC3</text:p>
          </table:table-cell>
          <table:table-cell table:formula="of:=IF(ISNUMBER([.BY463]);&quot;0x&quot;&amp;DEC2HEX([.BY463]+[.BY$2]);&quot;&quot;)">
            <text:p/>
          </table:table-cell>
          <table:table-cell table:formula="of:=IF(ISNUMBER([.BZ463]);&quot;0x&quot;&amp;DEC2HEX([.BZ463]+[.BZ$2]);&quot;&quot;)">
            <text:p/>
          </table:table-cell>
          <table:table-cell table:formula="of:=IF(ISNUMBER([.CB463]);&quot;0x&quot;&amp;DEC2HEX([.CB463]+[.CB$2]);&quot;&quot;)" office:value-type="string" office:string-value="0x3">
            <text:p>0x3</text:p>
          </table:table-cell>
          <table:table-cell table:formula="of:=HEX2DEC(MID([.CE463];3;2))-[.CE$2]" office:value-type="float" office:value="2">
            <text:p>2</text:p>
          </table:table-cell>
          <table:table-cell table:formula="of:=HEX2DEC(MID([.CF463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464:.BU464];0)-1" office:value-type="float" office:value="2">
            <text:p>2</text:p>
          </table:table-cell>
          <table:table-cell table:formula="of:=SUM([.A464:.BU464])" office:value-type="float" office:value="68">
            <text:p>68</text:p>
          </table:table-cell>
          <table:table-cell table:number-columns-repeated="2"/>
          <table:table-cell table:formula="of:=72-SUM([.BX464:.BZ464])-[.BW464]" office:value-type="float" office:value="2">
            <text:p>2</text:p>
          </table:table-cell>
          <table:table-cell table:formula="of:=[.BW465]+[.CA464]" office:value-type="float" office:value="38">
            <text:p>38</text:p>
          </table:table-cell>
          <table:table-cell table:number-columns-repeated="2"/>
          <table:table-cell table:formula="of:=IF(ISNUMBER([.BW464]);&quot;0x&quot;&amp;DEC2HEX([.BW464]+[.BW$2]))" office:value-type="string" office:string-value="0x1">
            <text:p>0x1</text:p>
          </table:table-cell>
          <table:table-cell table:formula="of:=IF(ISNUMBER([.BX464]);&quot;0x&quot;&amp;DEC2HEX([.BX464]+[.BX$2]))" office:value-type="string" office:string-value="0xC3">
            <text:p>0xC3</text:p>
          </table:table-cell>
          <table:table-cell table:formula="of:=IF(ISNUMBER([.BY464]);&quot;0x&quot;&amp;DEC2HEX([.BY464]+[.BY$2]);&quot;&quot;)">
            <text:p/>
          </table:table-cell>
          <table:table-cell table:formula="of:=IF(ISNUMBER([.BZ464]);&quot;0x&quot;&amp;DEC2HEX([.BZ464]+[.BZ$2]);&quot;&quot;)">
            <text:p/>
          </table:table-cell>
          <table:table-cell table:formula="of:=IF(ISNUMBER([.CB464]);&quot;0x&quot;&amp;DEC2HEX([.CB464]+[.CB$2]);&quot;&quot;)" office:value-type="string" office:string-value="0x25">
            <text:p>0x25</text:p>
          </table:table-cell>
          <table:table-cell table:formula="of:=HEX2DEC(MID([.CE464];3;2))-[.CE$2]" office:value-type="float" office:value="2">
            <text:p>2</text:p>
          </table:table-cell>
          <table:table-cell table:formula="of:=HEX2DEC(MID([.CF464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65:.BU465];0)-1" office:value-type="float" office:value="36">
            <text:p>36</text:p>
          </table:table-cell>
          <table:table-cell table:formula="of:=SUM([.A465:.BU465])" office:value-type="float" office:value="8">
            <text:p>8</text:p>
          </table:table-cell>
          <table:table-cell table:number-columns-repeated="2"/>
          <table:table-cell table:formula="of:=72-SUM([.BX465:.BZ465])-[.BW465]" office:value-type="float" office:value="28">
            <text:p>28</text:p>
          </table:table-cell>
          <table:table-cell table:formula="of:=[.BW466]+[.CA465]" office:value-type="float" office:value="64">
            <text:p>64</text:p>
          </table:table-cell>
          <table:table-cell table:number-columns-repeated="2"/>
          <table:table-cell table:formula="of:=IF(ISNUMBER([.BW465]);&quot;0x&quot;&amp;DEC2HEX([.BW465]+[.BW$2]))" office:value-type="string" office:string-value="0x23">
            <text:p>0x23</text:p>
          </table:table-cell>
          <table:table-cell table:formula="of:=IF(ISNUMBER([.BX465]);&quot;0x&quot;&amp;DEC2HEX([.BX465]+[.BX$2]))" office:value-type="string" office:string-value="0x87">
            <text:p>0x87</text:p>
          </table:table-cell>
          <table:table-cell table:formula="of:=IF(ISNUMBER([.BY465]);&quot;0x&quot;&amp;DEC2HEX([.BY465]+[.BY$2]);&quot;&quot;)">
            <text:p/>
          </table:table-cell>
          <table:table-cell table:formula="of:=IF(ISNUMBER([.BZ465]);&quot;0x&quot;&amp;DEC2HEX([.BZ465]+[.BZ$2]);&quot;&quot;)">
            <text:p/>
          </table:table-cell>
          <table:table-cell table:formula="of:=IF(ISNUMBER([.CB465]);&quot;0x&quot;&amp;DEC2HEX([.CB465]+[.CB$2]);&quot;&quot;)" office:value-type="string" office:string-value="0x3F">
            <text:p>0x3F</text:p>
          </table:table-cell>
          <table:table-cell table:formula="of:=HEX2DEC(MID([.CE465];3;2))-[.CE$2]" office:value-type="float" office:value="36">
            <text:p>36</text:p>
          </table:table-cell>
          <table:table-cell table:formula="of:=HEX2DEC(MID([.CF46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66:.BU466];0)-1" office:value-type="float" office:value="36">
            <text:p>36</text:p>
          </table:table-cell>
          <table:table-cell table:formula="of:=SUM([.A466:.BU466])" office:value-type="float" office:value="8">
            <text:p>8</text:p>
          </table:table-cell>
          <table:table-cell table:number-columns-repeated="2"/>
          <table:table-cell table:formula="of:=72-SUM([.BX466:.BZ466])-[.BW466]" office:value-type="float" office:value="28">
            <text:p>28</text:p>
          </table:table-cell>
          <table:table-cell table:formula="of:=[.BW467]+[.CA466]" office:value-type="float" office:value="64">
            <text:p>64</text:p>
          </table:table-cell>
          <table:table-cell table:number-columns-repeated="2"/>
          <table:table-cell table:formula="of:=IF(ISNUMBER([.BW466]);&quot;0x&quot;&amp;DEC2HEX([.BW466]+[.BW$2]))" office:value-type="string" office:string-value="0x23">
            <text:p>0x23</text:p>
          </table:table-cell>
          <table:table-cell table:formula="of:=IF(ISNUMBER([.BX466]);&quot;0x&quot;&amp;DEC2HEX([.BX466]+[.BX$2]))" office:value-type="string" office:string-value="0x87">
            <text:p>0x87</text:p>
          </table:table-cell>
          <table:table-cell table:formula="of:=IF(ISNUMBER([.BY466]);&quot;0x&quot;&amp;DEC2HEX([.BY466]+[.BY$2]);&quot;&quot;)">
            <text:p/>
          </table:table-cell>
          <table:table-cell table:formula="of:=IF(ISNUMBER([.BZ466]);&quot;0x&quot;&amp;DEC2HEX([.BZ466]+[.BZ$2]);&quot;&quot;)">
            <text:p/>
          </table:table-cell>
          <table:table-cell table:formula="of:=IF(ISNUMBER([.CB466]);&quot;0x&quot;&amp;DEC2HEX([.CB466]+[.CB$2]);&quot;&quot;)" office:value-type="string" office:string-value="0x3F">
            <text:p>0x3F</text:p>
          </table:table-cell>
          <table:table-cell table:formula="of:=HEX2DEC(MID([.CE466];3;2))-[.CE$2]" office:value-type="float" office:value="36">
            <text:p>36</text:p>
          </table:table-cell>
          <table:table-cell table:formula="of:=HEX2DEC(MID([.CF46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67:.BU467];0)-1" office:value-type="float" office:value="36">
            <text:p>36</text:p>
          </table:table-cell>
          <table:table-cell table:formula="of:=SUM([.A467:.BU467])" office:value-type="float" office:value="8">
            <text:p>8</text:p>
          </table:table-cell>
          <table:table-cell table:number-columns-repeated="2"/>
          <table:table-cell table:formula="of:=72-SUM([.BX467:.BZ467])-[.BW467]" office:value-type="float" office:value="28">
            <text:p>28</text:p>
          </table:table-cell>
          <table:table-cell table:formula="of:=[.BW468]+[.CA467]" office:value-type="float" office:value="64">
            <text:p>64</text:p>
          </table:table-cell>
          <table:table-cell table:number-columns-repeated="2"/>
          <table:table-cell table:formula="of:=IF(ISNUMBER([.BW467]);&quot;0x&quot;&amp;DEC2HEX([.BW467]+[.BW$2]))" office:value-type="string" office:string-value="0x23">
            <text:p>0x23</text:p>
          </table:table-cell>
          <table:table-cell table:formula="of:=IF(ISNUMBER([.BX467]);&quot;0x&quot;&amp;DEC2HEX([.BX467]+[.BX$2]))" office:value-type="string" office:string-value="0x87">
            <text:p>0x87</text:p>
          </table:table-cell>
          <table:table-cell table:formula="of:=IF(ISNUMBER([.BY467]);&quot;0x&quot;&amp;DEC2HEX([.BY467]+[.BY$2]);&quot;&quot;)">
            <text:p/>
          </table:table-cell>
          <table:table-cell table:formula="of:=IF(ISNUMBER([.BZ467]);&quot;0x&quot;&amp;DEC2HEX([.BZ467]+[.BZ$2]);&quot;&quot;)">
            <text:p/>
          </table:table-cell>
          <table:table-cell table:formula="of:=IF(ISNUMBER([.CB467]);&quot;0x&quot;&amp;DEC2HEX([.CB467]+[.CB$2]);&quot;&quot;)" office:value-type="string" office:string-value="0x3F">
            <text:p>0x3F</text:p>
          </table:table-cell>
          <table:table-cell table:formula="of:=HEX2DEC(MID([.CE467];3;2))-[.CE$2]" office:value-type="float" office:value="36">
            <text:p>36</text:p>
          </table:table-cell>
          <table:table-cell table:formula="of:=HEX2DEC(MID([.CF46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68:.BU468];0)-1" office:value-type="float" office:value="36">
            <text:p>36</text:p>
          </table:table-cell>
          <table:table-cell table:formula="of:=SUM([.A468:.BU468])" office:value-type="float" office:value="8">
            <text:p>8</text:p>
          </table:table-cell>
          <table:table-cell table:number-columns-repeated="2"/>
          <table:table-cell table:formula="of:=72-SUM([.BX468:.BZ468])-[.BW468]" office:value-type="float" office:value="28">
            <text:p>28</text:p>
          </table:table-cell>
          <table:table-cell table:formula="of:=[.BW469]+[.CA468]" office:value-type="float" office:value="64">
            <text:p>64</text:p>
          </table:table-cell>
          <table:table-cell table:number-columns-repeated="2"/>
          <table:table-cell table:formula="of:=IF(ISNUMBER([.BW468]);&quot;0x&quot;&amp;DEC2HEX([.BW468]+[.BW$2]))" office:value-type="string" office:string-value="0x23">
            <text:p>0x23</text:p>
          </table:table-cell>
          <table:table-cell table:formula="of:=IF(ISNUMBER([.BX468]);&quot;0x&quot;&amp;DEC2HEX([.BX468]+[.BX$2]))" office:value-type="string" office:string-value="0x87">
            <text:p>0x87</text:p>
          </table:table-cell>
          <table:table-cell table:formula="of:=IF(ISNUMBER([.BY468]);&quot;0x&quot;&amp;DEC2HEX([.BY468]+[.BY$2]);&quot;&quot;)">
            <text:p/>
          </table:table-cell>
          <table:table-cell table:formula="of:=IF(ISNUMBER([.BZ468]);&quot;0x&quot;&amp;DEC2HEX([.BZ468]+[.BZ$2]);&quot;&quot;)">
            <text:p/>
          </table:table-cell>
          <table:table-cell table:formula="of:=IF(ISNUMBER([.CB468]);&quot;0x&quot;&amp;DEC2HEX([.CB468]+[.CB$2]);&quot;&quot;)" office:value-type="string" office:string-value="0x3F">
            <text:p>0x3F</text:p>
          </table:table-cell>
          <table:table-cell table:formula="of:=HEX2DEC(MID([.CE468];3;2))-[.CE$2]" office:value-type="float" office:value="36">
            <text:p>36</text:p>
          </table:table-cell>
          <table:table-cell table:formula="of:=HEX2DEC(MID([.CF46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69:.BU469];0)-1" office:value-type="float" office:value="36">
            <text:p>36</text:p>
          </table:table-cell>
          <table:table-cell table:formula="of:=SUM([.A469:.BU469])" office:value-type="float" office:value="8">
            <text:p>8</text:p>
          </table:table-cell>
          <table:table-cell table:number-columns-repeated="2"/>
          <table:table-cell table:formula="of:=72-SUM([.BX469:.BZ469])-[.BW469]" office:value-type="float" office:value="28">
            <text:p>28</text:p>
          </table:table-cell>
          <table:table-cell table:formula="of:=[.BW470]+[.CA469]" office:value-type="float" office:value="64">
            <text:p>64</text:p>
          </table:table-cell>
          <table:table-cell table:number-columns-repeated="2"/>
          <table:table-cell table:formula="of:=IF(ISNUMBER([.BW469]);&quot;0x&quot;&amp;DEC2HEX([.BW469]+[.BW$2]))" office:value-type="string" office:string-value="0x23">
            <text:p>0x23</text:p>
          </table:table-cell>
          <table:table-cell table:formula="of:=IF(ISNUMBER([.BX469]);&quot;0x&quot;&amp;DEC2HEX([.BX469]+[.BX$2]))" office:value-type="string" office:string-value="0x87">
            <text:p>0x87</text:p>
          </table:table-cell>
          <table:table-cell table:formula="of:=IF(ISNUMBER([.BY469]);&quot;0x&quot;&amp;DEC2HEX([.BY469]+[.BY$2]);&quot;&quot;)">
            <text:p/>
          </table:table-cell>
          <table:table-cell table:formula="of:=IF(ISNUMBER([.BZ469]);&quot;0x&quot;&amp;DEC2HEX([.BZ469]+[.BZ$2]);&quot;&quot;)">
            <text:p/>
          </table:table-cell>
          <table:table-cell table:formula="of:=IF(ISNUMBER([.CB469]);&quot;0x&quot;&amp;DEC2HEX([.CB469]+[.CB$2]);&quot;&quot;)" office:value-type="string" office:string-value="0x3F">
            <text:p>0x3F</text:p>
          </table:table-cell>
          <table:table-cell table:formula="of:=HEX2DEC(MID([.CE469];3;2))-[.CE$2]" office:value-type="float" office:value="36">
            <text:p>36</text:p>
          </table:table-cell>
          <table:table-cell table:formula="of:=HEX2DEC(MID([.CF46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0:.BU470];0)-1" office:value-type="float" office:value="36">
            <text:p>36</text:p>
          </table:table-cell>
          <table:table-cell table:formula="of:=SUM([.A470:.BU470])" office:value-type="float" office:value="8">
            <text:p>8</text:p>
          </table:table-cell>
          <table:table-cell table:number-columns-repeated="2"/>
          <table:table-cell table:formula="of:=72-SUM([.BX470:.BZ470])-[.BW470]" office:value-type="float" office:value="28">
            <text:p>28</text:p>
          </table:table-cell>
          <table:table-cell table:formula="of:=[.BW471]+[.CA470]" office:value-type="float" office:value="64">
            <text:p>64</text:p>
          </table:table-cell>
          <table:table-cell table:number-columns-repeated="2"/>
          <table:table-cell table:formula="of:=IF(ISNUMBER([.BW470]);&quot;0x&quot;&amp;DEC2HEX([.BW470]+[.BW$2]))" office:value-type="string" office:string-value="0x23">
            <text:p>0x23</text:p>
          </table:table-cell>
          <table:table-cell table:formula="of:=IF(ISNUMBER([.BX470]);&quot;0x&quot;&amp;DEC2HEX([.BX470]+[.BX$2]))" office:value-type="string" office:string-value="0x87">
            <text:p>0x87</text:p>
          </table:table-cell>
          <table:table-cell table:formula="of:=IF(ISNUMBER([.BY470]);&quot;0x&quot;&amp;DEC2HEX([.BY470]+[.BY$2]);&quot;&quot;)">
            <text:p/>
          </table:table-cell>
          <table:table-cell table:formula="of:=IF(ISNUMBER([.BZ470]);&quot;0x&quot;&amp;DEC2HEX([.BZ470]+[.BZ$2]);&quot;&quot;)">
            <text:p/>
          </table:table-cell>
          <table:table-cell table:formula="of:=IF(ISNUMBER([.CB470]);&quot;0x&quot;&amp;DEC2HEX([.CB470]+[.CB$2]);&quot;&quot;)" office:value-type="string" office:string-value="0x3F">
            <text:p>0x3F</text:p>
          </table:table-cell>
          <table:table-cell table:formula="of:=HEX2DEC(MID([.CE470];3;2))-[.CE$2]" office:value-type="float" office:value="36">
            <text:p>36</text:p>
          </table:table-cell>
          <table:table-cell table:formula="of:=HEX2DEC(MID([.CF47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1:.BU471];0)-1" office:value-type="float" office:value="36">
            <text:p>36</text:p>
          </table:table-cell>
          <table:table-cell table:formula="of:=SUM([.A471:.BU471])" office:value-type="float" office:value="8">
            <text:p>8</text:p>
          </table:table-cell>
          <table:table-cell table:number-columns-repeated="2"/>
          <table:table-cell table:formula="of:=72-SUM([.BX471:.BZ471])-[.BW471]" office:value-type="float" office:value="28">
            <text:p>28</text:p>
          </table:table-cell>
          <table:table-cell table:formula="of:=[.BW472]+[.CA471]" office:value-type="float" office:value="64">
            <text:p>64</text:p>
          </table:table-cell>
          <table:table-cell table:number-columns-repeated="2"/>
          <table:table-cell table:formula="of:=IF(ISNUMBER([.BW471]);&quot;0x&quot;&amp;DEC2HEX([.BW471]+[.BW$2]))" office:value-type="string" office:string-value="0x23">
            <text:p>0x23</text:p>
          </table:table-cell>
          <table:table-cell table:formula="of:=IF(ISNUMBER([.BX471]);&quot;0x&quot;&amp;DEC2HEX([.BX471]+[.BX$2]))" office:value-type="string" office:string-value="0x87">
            <text:p>0x87</text:p>
          </table:table-cell>
          <table:table-cell table:formula="of:=IF(ISNUMBER([.BY471]);&quot;0x&quot;&amp;DEC2HEX([.BY471]+[.BY$2]);&quot;&quot;)">
            <text:p/>
          </table:table-cell>
          <table:table-cell table:formula="of:=IF(ISNUMBER([.BZ471]);&quot;0x&quot;&amp;DEC2HEX([.BZ471]+[.BZ$2]);&quot;&quot;)">
            <text:p/>
          </table:table-cell>
          <table:table-cell table:formula="of:=IF(ISNUMBER([.CB471]);&quot;0x&quot;&amp;DEC2HEX([.CB471]+[.CB$2]);&quot;&quot;)" office:value-type="string" office:string-value="0x3F">
            <text:p>0x3F</text:p>
          </table:table-cell>
          <table:table-cell table:formula="of:=HEX2DEC(MID([.CE471];3;2))-[.CE$2]" office:value-type="float" office:value="36">
            <text:p>36</text:p>
          </table:table-cell>
          <table:table-cell table:formula="of:=HEX2DEC(MID([.CF47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2:.BU472];0)-1" office:value-type="float" office:value="36">
            <text:p>36</text:p>
          </table:table-cell>
          <table:table-cell table:formula="of:=SUM([.A472:.BU472])" office:value-type="float" office:value="8">
            <text:p>8</text:p>
          </table:table-cell>
          <table:table-cell table:number-columns-repeated="2"/>
          <table:table-cell table:formula="of:=72-SUM([.BX472:.BZ472])-[.BW472]" office:value-type="float" office:value="28">
            <text:p>28</text:p>
          </table:table-cell>
          <table:table-cell table:formula="of:=[.BW473]+[.CA472]" office:value-type="float" office:value="64">
            <text:p>64</text:p>
          </table:table-cell>
          <table:table-cell table:number-columns-repeated="2"/>
          <table:table-cell table:formula="of:=IF(ISNUMBER([.BW472]);&quot;0x&quot;&amp;DEC2HEX([.BW472]+[.BW$2]))" office:value-type="string" office:string-value="0x23">
            <text:p>0x23</text:p>
          </table:table-cell>
          <table:table-cell table:formula="of:=IF(ISNUMBER([.BX472]);&quot;0x&quot;&amp;DEC2HEX([.BX472]+[.BX$2]))" office:value-type="string" office:string-value="0x87">
            <text:p>0x87</text:p>
          </table:table-cell>
          <table:table-cell table:formula="of:=IF(ISNUMBER([.BY472]);&quot;0x&quot;&amp;DEC2HEX([.BY472]+[.BY$2]);&quot;&quot;)">
            <text:p/>
          </table:table-cell>
          <table:table-cell table:formula="of:=IF(ISNUMBER([.BZ472]);&quot;0x&quot;&amp;DEC2HEX([.BZ472]+[.BZ$2]);&quot;&quot;)">
            <text:p/>
          </table:table-cell>
          <table:table-cell table:formula="of:=IF(ISNUMBER([.CB472]);&quot;0x&quot;&amp;DEC2HEX([.CB472]+[.CB$2]);&quot;&quot;)" office:value-type="string" office:string-value="0x3F">
            <text:p>0x3F</text:p>
          </table:table-cell>
          <table:table-cell table:formula="of:=HEX2DEC(MID([.CE472];3;2))-[.CE$2]" office:value-type="float" office:value="36">
            <text:p>36</text:p>
          </table:table-cell>
          <table:table-cell table:formula="of:=HEX2DEC(MID([.CF47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3:.BU473];0)-1" office:value-type="float" office:value="36">
            <text:p>36</text:p>
          </table:table-cell>
          <table:table-cell table:formula="of:=SUM([.A473:.BU473])" office:value-type="float" office:value="8">
            <text:p>8</text:p>
          </table:table-cell>
          <table:table-cell table:number-columns-repeated="2"/>
          <table:table-cell table:formula="of:=72-SUM([.BX473:.BZ473])-[.BW473]" office:value-type="float" office:value="28">
            <text:p>28</text:p>
          </table:table-cell>
          <table:table-cell table:formula="of:=[.BW474]+[.CA473]" office:value-type="float" office:value="64">
            <text:p>64</text:p>
          </table:table-cell>
          <table:table-cell table:number-columns-repeated="2"/>
          <table:table-cell table:formula="of:=IF(ISNUMBER([.BW473]);&quot;0x&quot;&amp;DEC2HEX([.BW473]+[.BW$2]))" office:value-type="string" office:string-value="0x23">
            <text:p>0x23</text:p>
          </table:table-cell>
          <table:table-cell table:formula="of:=IF(ISNUMBER([.BX473]);&quot;0x&quot;&amp;DEC2HEX([.BX473]+[.BX$2]))" office:value-type="string" office:string-value="0x87">
            <text:p>0x87</text:p>
          </table:table-cell>
          <table:table-cell table:formula="of:=IF(ISNUMBER([.BY473]);&quot;0x&quot;&amp;DEC2HEX([.BY473]+[.BY$2]);&quot;&quot;)">
            <text:p/>
          </table:table-cell>
          <table:table-cell table:formula="of:=IF(ISNUMBER([.BZ473]);&quot;0x&quot;&amp;DEC2HEX([.BZ473]+[.BZ$2]);&quot;&quot;)">
            <text:p/>
          </table:table-cell>
          <table:table-cell table:formula="of:=IF(ISNUMBER([.CB473]);&quot;0x&quot;&amp;DEC2HEX([.CB473]+[.CB$2]);&quot;&quot;)" office:value-type="string" office:string-value="0x3F">
            <text:p>0x3F</text:p>
          </table:table-cell>
          <table:table-cell table:formula="of:=HEX2DEC(MID([.CE473];3;2))-[.CE$2]" office:value-type="float" office:value="36">
            <text:p>36</text:p>
          </table:table-cell>
          <table:table-cell table:formula="of:=HEX2DEC(MID([.CF47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4:.BU474];0)-1" office:value-type="float" office:value="36">
            <text:p>36</text:p>
          </table:table-cell>
          <table:table-cell table:formula="of:=SUM([.A474:.BU474])" office:value-type="float" office:value="8">
            <text:p>8</text:p>
          </table:table-cell>
          <table:table-cell table:number-columns-repeated="2"/>
          <table:table-cell table:formula="of:=72-SUM([.BX474:.BZ474])-[.BW474]" office:value-type="float" office:value="28">
            <text:p>28</text:p>
          </table:table-cell>
          <table:table-cell table:formula="of:=[.BW475]+[.CA474]" office:value-type="float" office:value="64">
            <text:p>64</text:p>
          </table:table-cell>
          <table:table-cell table:number-columns-repeated="2"/>
          <table:table-cell table:formula="of:=IF(ISNUMBER([.BW474]);&quot;0x&quot;&amp;DEC2HEX([.BW474]+[.BW$2]))" office:value-type="string" office:string-value="0x23">
            <text:p>0x23</text:p>
          </table:table-cell>
          <table:table-cell table:formula="of:=IF(ISNUMBER([.BX474]);&quot;0x&quot;&amp;DEC2HEX([.BX474]+[.BX$2]))" office:value-type="string" office:string-value="0x87">
            <text:p>0x87</text:p>
          </table:table-cell>
          <table:table-cell table:formula="of:=IF(ISNUMBER([.BY474]);&quot;0x&quot;&amp;DEC2HEX([.BY474]+[.BY$2]);&quot;&quot;)">
            <text:p/>
          </table:table-cell>
          <table:table-cell table:formula="of:=IF(ISNUMBER([.BZ474]);&quot;0x&quot;&amp;DEC2HEX([.BZ474]+[.BZ$2]);&quot;&quot;)">
            <text:p/>
          </table:table-cell>
          <table:table-cell table:formula="of:=IF(ISNUMBER([.CB474]);&quot;0x&quot;&amp;DEC2HEX([.CB474]+[.CB$2]);&quot;&quot;)" office:value-type="string" office:string-value="0x3F">
            <text:p>0x3F</text:p>
          </table:table-cell>
          <table:table-cell table:formula="of:=HEX2DEC(MID([.CE474];3;2))-[.CE$2]" office:value-type="float" office:value="36">
            <text:p>36</text:p>
          </table:table-cell>
          <table:table-cell table:formula="of:=HEX2DEC(MID([.CF47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5:.BU475];0)-1" office:value-type="float" office:value="36">
            <text:p>36</text:p>
          </table:table-cell>
          <table:table-cell table:formula="of:=SUM([.A475:.BU475])" office:value-type="float" office:value="8">
            <text:p>8</text:p>
          </table:table-cell>
          <table:table-cell table:number-columns-repeated="2"/>
          <table:table-cell table:formula="of:=72-SUM([.BX475:.BZ475])-[.BW475]" office:value-type="float" office:value="28">
            <text:p>28</text:p>
          </table:table-cell>
          <table:table-cell table:formula="of:=[.BW476]+[.CA475]" office:value-type="float" office:value="64">
            <text:p>64</text:p>
          </table:table-cell>
          <table:table-cell table:number-columns-repeated="2"/>
          <table:table-cell table:formula="of:=IF(ISNUMBER([.BW475]);&quot;0x&quot;&amp;DEC2HEX([.BW475]+[.BW$2]))" office:value-type="string" office:string-value="0x23">
            <text:p>0x23</text:p>
          </table:table-cell>
          <table:table-cell table:formula="of:=IF(ISNUMBER([.BX475]);&quot;0x&quot;&amp;DEC2HEX([.BX475]+[.BX$2]))" office:value-type="string" office:string-value="0x87">
            <text:p>0x87</text:p>
          </table:table-cell>
          <table:table-cell table:formula="of:=IF(ISNUMBER([.BY475]);&quot;0x&quot;&amp;DEC2HEX([.BY475]+[.BY$2]);&quot;&quot;)">
            <text:p/>
          </table:table-cell>
          <table:table-cell table:formula="of:=IF(ISNUMBER([.BZ475]);&quot;0x&quot;&amp;DEC2HEX([.BZ475]+[.BZ$2]);&quot;&quot;)">
            <text:p/>
          </table:table-cell>
          <table:table-cell table:formula="of:=IF(ISNUMBER([.CB475]);&quot;0x&quot;&amp;DEC2HEX([.CB475]+[.CB$2]);&quot;&quot;)" office:value-type="string" office:string-value="0x3F">
            <text:p>0x3F</text:p>
          </table:table-cell>
          <table:table-cell table:formula="of:=HEX2DEC(MID([.CE475];3;2))-[.CE$2]" office:value-type="float" office:value="36">
            <text:p>36</text:p>
          </table:table-cell>
          <table:table-cell table:formula="of:=HEX2DEC(MID([.CF47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6:.BU476];0)-1" office:value-type="float" office:value="36">
            <text:p>36</text:p>
          </table:table-cell>
          <table:table-cell table:formula="of:=SUM([.A476:.BU476])" office:value-type="float" office:value="8">
            <text:p>8</text:p>
          </table:table-cell>
          <table:table-cell table:number-columns-repeated="2"/>
          <table:table-cell table:formula="of:=72-SUM([.BX476:.BZ476])-[.BW476]" office:value-type="float" office:value="28">
            <text:p>28</text:p>
          </table:table-cell>
          <table:table-cell table:formula="of:=[.BW477]+[.CA476]" office:value-type="float" office:value="64">
            <text:p>64</text:p>
          </table:table-cell>
          <table:table-cell table:number-columns-repeated="2"/>
          <table:table-cell table:formula="of:=IF(ISNUMBER([.BW476]);&quot;0x&quot;&amp;DEC2HEX([.BW476]+[.BW$2]))" office:value-type="string" office:string-value="0x23">
            <text:p>0x23</text:p>
          </table:table-cell>
          <table:table-cell table:formula="of:=IF(ISNUMBER([.BX476]);&quot;0x&quot;&amp;DEC2HEX([.BX476]+[.BX$2]))" office:value-type="string" office:string-value="0x87">
            <text:p>0x87</text:p>
          </table:table-cell>
          <table:table-cell table:formula="of:=IF(ISNUMBER([.BY476]);&quot;0x&quot;&amp;DEC2HEX([.BY476]+[.BY$2]);&quot;&quot;)">
            <text:p/>
          </table:table-cell>
          <table:table-cell table:formula="of:=IF(ISNUMBER([.BZ476]);&quot;0x&quot;&amp;DEC2HEX([.BZ476]+[.BZ$2]);&quot;&quot;)">
            <text:p/>
          </table:table-cell>
          <table:table-cell table:formula="of:=IF(ISNUMBER([.CB476]);&quot;0x&quot;&amp;DEC2HEX([.CB476]+[.CB$2]);&quot;&quot;)" office:value-type="string" office:string-value="0x3F">
            <text:p>0x3F</text:p>
          </table:table-cell>
          <table:table-cell table:formula="of:=HEX2DEC(MID([.CE476];3;2))-[.CE$2]" office:value-type="float" office:value="36">
            <text:p>36</text:p>
          </table:table-cell>
          <table:table-cell table:formula="of:=HEX2DEC(MID([.CF47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7:.BU477];0)-1" office:value-type="float" office:value="36">
            <text:p>36</text:p>
          </table:table-cell>
          <table:table-cell table:formula="of:=SUM([.A477:.BU477])" office:value-type="float" office:value="8">
            <text:p>8</text:p>
          </table:table-cell>
          <table:table-cell table:number-columns-repeated="2"/>
          <table:table-cell table:formula="of:=72-SUM([.BX477:.BZ477])-[.BW477]" office:value-type="float" office:value="28">
            <text:p>28</text:p>
          </table:table-cell>
          <table:table-cell table:formula="of:=[.BW478]+[.CA477]" office:value-type="float" office:value="64">
            <text:p>64</text:p>
          </table:table-cell>
          <table:table-cell table:number-columns-repeated="2"/>
          <table:table-cell table:formula="of:=IF(ISNUMBER([.BW477]);&quot;0x&quot;&amp;DEC2HEX([.BW477]+[.BW$2]))" office:value-type="string" office:string-value="0x23">
            <text:p>0x23</text:p>
          </table:table-cell>
          <table:table-cell table:formula="of:=IF(ISNUMBER([.BX477]);&quot;0x&quot;&amp;DEC2HEX([.BX477]+[.BX$2]))" office:value-type="string" office:string-value="0x87">
            <text:p>0x87</text:p>
          </table:table-cell>
          <table:table-cell table:formula="of:=IF(ISNUMBER([.BY477]);&quot;0x&quot;&amp;DEC2HEX([.BY477]+[.BY$2]);&quot;&quot;)">
            <text:p/>
          </table:table-cell>
          <table:table-cell table:formula="of:=IF(ISNUMBER([.BZ477]);&quot;0x&quot;&amp;DEC2HEX([.BZ477]+[.BZ$2]);&quot;&quot;)">
            <text:p/>
          </table:table-cell>
          <table:table-cell table:formula="of:=IF(ISNUMBER([.CB477]);&quot;0x&quot;&amp;DEC2HEX([.CB477]+[.CB$2]);&quot;&quot;)" office:value-type="string" office:string-value="0x3F">
            <text:p>0x3F</text:p>
          </table:table-cell>
          <table:table-cell table:formula="of:=HEX2DEC(MID([.CE477];3;2))-[.CE$2]" office:value-type="float" office:value="36">
            <text:p>36</text:p>
          </table:table-cell>
          <table:table-cell table:formula="of:=HEX2DEC(MID([.CF47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8:.BU478];0)-1" office:value-type="float" office:value="36">
            <text:p>36</text:p>
          </table:table-cell>
          <table:table-cell table:formula="of:=SUM([.A478:.BU478])" office:value-type="float" office:value="8">
            <text:p>8</text:p>
          </table:table-cell>
          <table:table-cell table:number-columns-repeated="2"/>
          <table:table-cell table:formula="of:=72-SUM([.BX478:.BZ478])-[.BW478]" office:value-type="float" office:value="28">
            <text:p>28</text:p>
          </table:table-cell>
          <table:table-cell table:formula="of:=[.BW479]+[.CA478]" office:value-type="float" office:value="64">
            <text:p>64</text:p>
          </table:table-cell>
          <table:table-cell table:number-columns-repeated="2"/>
          <table:table-cell table:formula="of:=IF(ISNUMBER([.BW478]);&quot;0x&quot;&amp;DEC2HEX([.BW478]+[.BW$2]))" office:value-type="string" office:string-value="0x23">
            <text:p>0x23</text:p>
          </table:table-cell>
          <table:table-cell table:formula="of:=IF(ISNUMBER([.BX478]);&quot;0x&quot;&amp;DEC2HEX([.BX478]+[.BX$2]))" office:value-type="string" office:string-value="0x87">
            <text:p>0x87</text:p>
          </table:table-cell>
          <table:table-cell table:formula="of:=IF(ISNUMBER([.BY478]);&quot;0x&quot;&amp;DEC2HEX([.BY478]+[.BY$2]);&quot;&quot;)">
            <text:p/>
          </table:table-cell>
          <table:table-cell table:formula="of:=IF(ISNUMBER([.BZ478]);&quot;0x&quot;&amp;DEC2HEX([.BZ478]+[.BZ$2]);&quot;&quot;)">
            <text:p/>
          </table:table-cell>
          <table:table-cell table:formula="of:=IF(ISNUMBER([.CB478]);&quot;0x&quot;&amp;DEC2HEX([.CB478]+[.CB$2]);&quot;&quot;)" office:value-type="string" office:string-value="0x3F">
            <text:p>0x3F</text:p>
          </table:table-cell>
          <table:table-cell table:formula="of:=HEX2DEC(MID([.CE478];3;2))-[.CE$2]" office:value-type="float" office:value="36">
            <text:p>36</text:p>
          </table:table-cell>
          <table:table-cell table:formula="of:=HEX2DEC(MID([.CF47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79:.BU479];0)-1" office:value-type="float" office:value="36">
            <text:p>36</text:p>
          </table:table-cell>
          <table:table-cell table:formula="of:=SUM([.A479:.BU479])" office:value-type="float" office:value="8">
            <text:p>8</text:p>
          </table:table-cell>
          <table:table-cell table:number-columns-repeated="2"/>
          <table:table-cell table:formula="of:=72-SUM([.BX479:.BZ479])-[.BW479]" office:value-type="float" office:value="28">
            <text:p>28</text:p>
          </table:table-cell>
          <table:table-cell table:formula="of:=[.BW480]+[.CA479]" office:value-type="float" office:value="64">
            <text:p>64</text:p>
          </table:table-cell>
          <table:table-cell table:number-columns-repeated="2"/>
          <table:table-cell table:formula="of:=IF(ISNUMBER([.BW479]);&quot;0x&quot;&amp;DEC2HEX([.BW479]+[.BW$2]))" office:value-type="string" office:string-value="0x23">
            <text:p>0x23</text:p>
          </table:table-cell>
          <table:table-cell table:formula="of:=IF(ISNUMBER([.BX479]);&quot;0x&quot;&amp;DEC2HEX([.BX479]+[.BX$2]))" office:value-type="string" office:string-value="0x87">
            <text:p>0x87</text:p>
          </table:table-cell>
          <table:table-cell table:formula="of:=IF(ISNUMBER([.BY479]);&quot;0x&quot;&amp;DEC2HEX([.BY479]+[.BY$2]);&quot;&quot;)">
            <text:p/>
          </table:table-cell>
          <table:table-cell table:formula="of:=IF(ISNUMBER([.BZ479]);&quot;0x&quot;&amp;DEC2HEX([.BZ479]+[.BZ$2]);&quot;&quot;)">
            <text:p/>
          </table:table-cell>
          <table:table-cell table:formula="of:=IF(ISNUMBER([.CB479]);&quot;0x&quot;&amp;DEC2HEX([.CB479]+[.CB$2]);&quot;&quot;)" office:value-type="string" office:string-value="0x3F">
            <text:p>0x3F</text:p>
          </table:table-cell>
          <table:table-cell table:formula="of:=HEX2DEC(MID([.CE479];3;2))-[.CE$2]" office:value-type="float" office:value="36">
            <text:p>36</text:p>
          </table:table-cell>
          <table:table-cell table:formula="of:=HEX2DEC(MID([.CF47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0:.BU480];0)-1" office:value-type="float" office:value="36">
            <text:p>36</text:p>
          </table:table-cell>
          <table:table-cell table:formula="of:=SUM([.A480:.BU480])" office:value-type="float" office:value="8">
            <text:p>8</text:p>
          </table:table-cell>
          <table:table-cell table:number-columns-repeated="2"/>
          <table:table-cell table:formula="of:=72-SUM([.BX480:.BZ480])-[.BW480]" office:value-type="float" office:value="28">
            <text:p>28</text:p>
          </table:table-cell>
          <table:table-cell table:formula="of:=[.BW481]+[.CA480]" office:value-type="float" office:value="64">
            <text:p>64</text:p>
          </table:table-cell>
          <table:table-cell table:number-columns-repeated="2"/>
          <table:table-cell table:formula="of:=IF(ISNUMBER([.BW480]);&quot;0x&quot;&amp;DEC2HEX([.BW480]+[.BW$2]))" office:value-type="string" office:string-value="0x23">
            <text:p>0x23</text:p>
          </table:table-cell>
          <table:table-cell table:formula="of:=IF(ISNUMBER([.BX480]);&quot;0x&quot;&amp;DEC2HEX([.BX480]+[.BX$2]))" office:value-type="string" office:string-value="0x87">
            <text:p>0x87</text:p>
          </table:table-cell>
          <table:table-cell table:formula="of:=IF(ISNUMBER([.BY480]);&quot;0x&quot;&amp;DEC2HEX([.BY480]+[.BY$2]);&quot;&quot;)">
            <text:p/>
          </table:table-cell>
          <table:table-cell table:formula="of:=IF(ISNUMBER([.BZ480]);&quot;0x&quot;&amp;DEC2HEX([.BZ480]+[.BZ$2]);&quot;&quot;)">
            <text:p/>
          </table:table-cell>
          <table:table-cell table:formula="of:=IF(ISNUMBER([.CB480]);&quot;0x&quot;&amp;DEC2HEX([.CB480]+[.CB$2]);&quot;&quot;)" office:value-type="string" office:string-value="0x3F">
            <text:p>0x3F</text:p>
          </table:table-cell>
          <table:table-cell table:formula="of:=HEX2DEC(MID([.CE480];3;2))-[.CE$2]" office:value-type="float" office:value="36">
            <text:p>36</text:p>
          </table:table-cell>
          <table:table-cell table:formula="of:=HEX2DEC(MID([.CF48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1:.BU481];0)-1" office:value-type="float" office:value="36">
            <text:p>36</text:p>
          </table:table-cell>
          <table:table-cell table:formula="of:=SUM([.A481:.BU481])" office:value-type="float" office:value="8">
            <text:p>8</text:p>
          </table:table-cell>
          <table:table-cell table:number-columns-repeated="2"/>
          <table:table-cell table:formula="of:=72-SUM([.BX481:.BZ481])-[.BW481]" office:value-type="float" office:value="28">
            <text:p>28</text:p>
          </table:table-cell>
          <table:table-cell table:formula="of:=[.BW482]+[.CA481]" office:value-type="float" office:value="64">
            <text:p>64</text:p>
          </table:table-cell>
          <table:table-cell table:number-columns-repeated="2"/>
          <table:table-cell table:formula="of:=IF(ISNUMBER([.BW481]);&quot;0x&quot;&amp;DEC2HEX([.BW481]+[.BW$2]))" office:value-type="string" office:string-value="0x23">
            <text:p>0x23</text:p>
          </table:table-cell>
          <table:table-cell table:formula="of:=IF(ISNUMBER([.BX481]);&quot;0x&quot;&amp;DEC2HEX([.BX481]+[.BX$2]))" office:value-type="string" office:string-value="0x87">
            <text:p>0x87</text:p>
          </table:table-cell>
          <table:table-cell table:formula="of:=IF(ISNUMBER([.BY481]);&quot;0x&quot;&amp;DEC2HEX([.BY481]+[.BY$2]);&quot;&quot;)">
            <text:p/>
          </table:table-cell>
          <table:table-cell table:formula="of:=IF(ISNUMBER([.BZ481]);&quot;0x&quot;&amp;DEC2HEX([.BZ481]+[.BZ$2]);&quot;&quot;)">
            <text:p/>
          </table:table-cell>
          <table:table-cell table:formula="of:=IF(ISNUMBER([.CB481]);&quot;0x&quot;&amp;DEC2HEX([.CB481]+[.CB$2]);&quot;&quot;)" office:value-type="string" office:string-value="0x3F">
            <text:p>0x3F</text:p>
          </table:table-cell>
          <table:table-cell table:formula="of:=HEX2DEC(MID([.CE481];3;2))-[.CE$2]" office:value-type="float" office:value="36">
            <text:p>36</text:p>
          </table:table-cell>
          <table:table-cell table:formula="of:=HEX2DEC(MID([.CF48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2:.BU482];0)-1" office:value-type="float" office:value="36">
            <text:p>36</text:p>
          </table:table-cell>
          <table:table-cell table:formula="of:=SUM([.A482:.BU482])" office:value-type="float" office:value="8">
            <text:p>8</text:p>
          </table:table-cell>
          <table:table-cell table:number-columns-repeated="2"/>
          <table:table-cell table:formula="of:=72-SUM([.BX482:.BZ482])-[.BW482]" office:value-type="float" office:value="28">
            <text:p>28</text:p>
          </table:table-cell>
          <table:table-cell table:formula="of:=[.BW483]+[.CA482]" office:value-type="float" office:value="64">
            <text:p>64</text:p>
          </table:table-cell>
          <table:table-cell table:number-columns-repeated="2"/>
          <table:table-cell table:formula="of:=IF(ISNUMBER([.BW482]);&quot;0x&quot;&amp;DEC2HEX([.BW482]+[.BW$2]))" office:value-type="string" office:string-value="0x23">
            <text:p>0x23</text:p>
          </table:table-cell>
          <table:table-cell table:formula="of:=IF(ISNUMBER([.BX482]);&quot;0x&quot;&amp;DEC2HEX([.BX482]+[.BX$2]))" office:value-type="string" office:string-value="0x87">
            <text:p>0x87</text:p>
          </table:table-cell>
          <table:table-cell table:formula="of:=IF(ISNUMBER([.BY482]);&quot;0x&quot;&amp;DEC2HEX([.BY482]+[.BY$2]);&quot;&quot;)">
            <text:p/>
          </table:table-cell>
          <table:table-cell table:formula="of:=IF(ISNUMBER([.BZ482]);&quot;0x&quot;&amp;DEC2HEX([.BZ482]+[.BZ$2]);&quot;&quot;)">
            <text:p/>
          </table:table-cell>
          <table:table-cell table:formula="of:=IF(ISNUMBER([.CB482]);&quot;0x&quot;&amp;DEC2HEX([.CB482]+[.CB$2]);&quot;&quot;)" office:value-type="string" office:string-value="0x3F">
            <text:p>0x3F</text:p>
          </table:table-cell>
          <table:table-cell table:formula="of:=HEX2DEC(MID([.CE482];3;2))-[.CE$2]" office:value-type="float" office:value="36">
            <text:p>36</text:p>
          </table:table-cell>
          <table:table-cell table:formula="of:=HEX2DEC(MID([.CF48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3:.BU483];0)-1" office:value-type="float" office:value="36">
            <text:p>36</text:p>
          </table:table-cell>
          <table:table-cell table:formula="of:=SUM([.A483:.BU483])" office:value-type="float" office:value="8">
            <text:p>8</text:p>
          </table:table-cell>
          <table:table-cell table:number-columns-repeated="2"/>
          <table:table-cell table:formula="of:=72-SUM([.BX483:.BZ483])-[.BW483]" office:value-type="float" office:value="28">
            <text:p>28</text:p>
          </table:table-cell>
          <table:table-cell table:formula="of:=[.BW484]+[.CA483]" office:value-type="float" office:value="64">
            <text:p>64</text:p>
          </table:table-cell>
          <table:table-cell table:number-columns-repeated="2"/>
          <table:table-cell table:formula="of:=IF(ISNUMBER([.BW483]);&quot;0x&quot;&amp;DEC2HEX([.BW483]+[.BW$2]))" office:value-type="string" office:string-value="0x23">
            <text:p>0x23</text:p>
          </table:table-cell>
          <table:table-cell table:formula="of:=IF(ISNUMBER([.BX483]);&quot;0x&quot;&amp;DEC2HEX([.BX483]+[.BX$2]))" office:value-type="string" office:string-value="0x87">
            <text:p>0x87</text:p>
          </table:table-cell>
          <table:table-cell table:formula="of:=IF(ISNUMBER([.BY483]);&quot;0x&quot;&amp;DEC2HEX([.BY483]+[.BY$2]);&quot;&quot;)">
            <text:p/>
          </table:table-cell>
          <table:table-cell table:formula="of:=IF(ISNUMBER([.BZ483]);&quot;0x&quot;&amp;DEC2HEX([.BZ483]+[.BZ$2]);&quot;&quot;)">
            <text:p/>
          </table:table-cell>
          <table:table-cell table:formula="of:=IF(ISNUMBER([.CB483]);&quot;0x&quot;&amp;DEC2HEX([.CB483]+[.CB$2]);&quot;&quot;)" office:value-type="string" office:string-value="0x3F">
            <text:p>0x3F</text:p>
          </table:table-cell>
          <table:table-cell table:formula="of:=HEX2DEC(MID([.CE483];3;2))-[.CE$2]" office:value-type="float" office:value="36">
            <text:p>36</text:p>
          </table:table-cell>
          <table:table-cell table:formula="of:=HEX2DEC(MID([.CF48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4:.BU484];0)-1" office:value-type="float" office:value="36">
            <text:p>36</text:p>
          </table:table-cell>
          <table:table-cell table:formula="of:=SUM([.A484:.BU484])" office:value-type="float" office:value="8">
            <text:p>8</text:p>
          </table:table-cell>
          <table:table-cell table:number-columns-repeated="2"/>
          <table:table-cell table:formula="of:=72-SUM([.BX484:.BZ484])-[.BW484]" office:value-type="float" office:value="28">
            <text:p>28</text:p>
          </table:table-cell>
          <table:table-cell table:formula="of:=[.BW485]+[.CA484]" office:value-type="float" office:value="64">
            <text:p>64</text:p>
          </table:table-cell>
          <table:table-cell table:number-columns-repeated="2"/>
          <table:table-cell table:formula="of:=IF(ISNUMBER([.BW484]);&quot;0x&quot;&amp;DEC2HEX([.BW484]+[.BW$2]))" office:value-type="string" office:string-value="0x23">
            <text:p>0x23</text:p>
          </table:table-cell>
          <table:table-cell table:formula="of:=IF(ISNUMBER([.BX484]);&quot;0x&quot;&amp;DEC2HEX([.BX484]+[.BX$2]))" office:value-type="string" office:string-value="0x87">
            <text:p>0x87</text:p>
          </table:table-cell>
          <table:table-cell table:formula="of:=IF(ISNUMBER([.BY484]);&quot;0x&quot;&amp;DEC2HEX([.BY484]+[.BY$2]);&quot;&quot;)">
            <text:p/>
          </table:table-cell>
          <table:table-cell table:formula="of:=IF(ISNUMBER([.BZ484]);&quot;0x&quot;&amp;DEC2HEX([.BZ484]+[.BZ$2]);&quot;&quot;)">
            <text:p/>
          </table:table-cell>
          <table:table-cell table:formula="of:=IF(ISNUMBER([.CB484]);&quot;0x&quot;&amp;DEC2HEX([.CB484]+[.CB$2]);&quot;&quot;)" office:value-type="string" office:string-value="0x3F">
            <text:p>0x3F</text:p>
          </table:table-cell>
          <table:table-cell table:formula="of:=HEX2DEC(MID([.CE484];3;2))-[.CE$2]" office:value-type="float" office:value="36">
            <text:p>36</text:p>
          </table:table-cell>
          <table:table-cell table:formula="of:=HEX2DEC(MID([.CF48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5:.BU485];0)-1" office:value-type="float" office:value="36">
            <text:p>36</text:p>
          </table:table-cell>
          <table:table-cell table:formula="of:=SUM([.A485:.BU485])" office:value-type="float" office:value="8">
            <text:p>8</text:p>
          </table:table-cell>
          <table:table-cell table:number-columns-repeated="2"/>
          <table:table-cell table:formula="of:=72-SUM([.BX485:.BZ485])-[.BW485]" office:value-type="float" office:value="28">
            <text:p>28</text:p>
          </table:table-cell>
          <table:table-cell table:formula="of:=[.BW486]+[.CA485]" office:value-type="float" office:value="64">
            <text:p>64</text:p>
          </table:table-cell>
          <table:table-cell table:number-columns-repeated="2"/>
          <table:table-cell table:formula="of:=IF(ISNUMBER([.BW485]);&quot;0x&quot;&amp;DEC2HEX([.BW485]+[.BW$2]))" office:value-type="string" office:string-value="0x23">
            <text:p>0x23</text:p>
          </table:table-cell>
          <table:table-cell table:formula="of:=IF(ISNUMBER([.BX485]);&quot;0x&quot;&amp;DEC2HEX([.BX485]+[.BX$2]))" office:value-type="string" office:string-value="0x87">
            <text:p>0x87</text:p>
          </table:table-cell>
          <table:table-cell table:formula="of:=IF(ISNUMBER([.BY485]);&quot;0x&quot;&amp;DEC2HEX([.BY485]+[.BY$2]);&quot;&quot;)">
            <text:p/>
          </table:table-cell>
          <table:table-cell table:formula="of:=IF(ISNUMBER([.BZ485]);&quot;0x&quot;&amp;DEC2HEX([.BZ485]+[.BZ$2]);&quot;&quot;)">
            <text:p/>
          </table:table-cell>
          <table:table-cell table:formula="of:=IF(ISNUMBER([.CB485]);&quot;0x&quot;&amp;DEC2HEX([.CB485]+[.CB$2]);&quot;&quot;)" office:value-type="string" office:string-value="0x3F">
            <text:p>0x3F</text:p>
          </table:table-cell>
          <table:table-cell table:formula="of:=HEX2DEC(MID([.CE485];3;2))-[.CE$2]" office:value-type="float" office:value="36">
            <text:p>36</text:p>
          </table:table-cell>
          <table:table-cell table:formula="of:=HEX2DEC(MID([.CF48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6:.BU486];0)-1" office:value-type="float" office:value="36">
            <text:p>36</text:p>
          </table:table-cell>
          <table:table-cell table:formula="of:=SUM([.A486:.BU486])" office:value-type="float" office:value="8">
            <text:p>8</text:p>
          </table:table-cell>
          <table:table-cell table:number-columns-repeated="2"/>
          <table:table-cell table:formula="of:=72-SUM([.BX486:.BZ486])-[.BW486]" office:value-type="float" office:value="28">
            <text:p>28</text:p>
          </table:table-cell>
          <table:table-cell table:formula="of:=[.BW487]+[.CA486]" office:value-type="float" office:value="64">
            <text:p>64</text:p>
          </table:table-cell>
          <table:table-cell table:number-columns-repeated="2"/>
          <table:table-cell table:formula="of:=IF(ISNUMBER([.BW486]);&quot;0x&quot;&amp;DEC2HEX([.BW486]+[.BW$2]))" office:value-type="string" office:string-value="0x23">
            <text:p>0x23</text:p>
          </table:table-cell>
          <table:table-cell table:formula="of:=IF(ISNUMBER([.BX486]);&quot;0x&quot;&amp;DEC2HEX([.BX486]+[.BX$2]))" office:value-type="string" office:string-value="0x87">
            <text:p>0x87</text:p>
          </table:table-cell>
          <table:table-cell table:formula="of:=IF(ISNUMBER([.BY486]);&quot;0x&quot;&amp;DEC2HEX([.BY486]+[.BY$2]);&quot;&quot;)">
            <text:p/>
          </table:table-cell>
          <table:table-cell table:formula="of:=IF(ISNUMBER([.BZ486]);&quot;0x&quot;&amp;DEC2HEX([.BZ486]+[.BZ$2]);&quot;&quot;)">
            <text:p/>
          </table:table-cell>
          <table:table-cell table:formula="of:=IF(ISNUMBER([.CB486]);&quot;0x&quot;&amp;DEC2HEX([.CB486]+[.CB$2]);&quot;&quot;)" office:value-type="string" office:string-value="0x3F">
            <text:p>0x3F</text:p>
          </table:table-cell>
          <table:table-cell table:formula="of:=HEX2DEC(MID([.CE486];3;2))-[.CE$2]" office:value-type="float" office:value="36">
            <text:p>36</text:p>
          </table:table-cell>
          <table:table-cell table:formula="of:=HEX2DEC(MID([.CF48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7:.BU487];0)-1" office:value-type="float" office:value="36">
            <text:p>36</text:p>
          </table:table-cell>
          <table:table-cell table:formula="of:=SUM([.A487:.BU487])" office:value-type="float" office:value="8">
            <text:p>8</text:p>
          </table:table-cell>
          <table:table-cell table:number-columns-repeated="2"/>
          <table:table-cell table:formula="of:=72-SUM([.BX487:.BZ487])-[.BW487]" office:value-type="float" office:value="28">
            <text:p>28</text:p>
          </table:table-cell>
          <table:table-cell table:formula="of:=[.BW488]+[.CA487]" office:value-type="float" office:value="64">
            <text:p>64</text:p>
          </table:table-cell>
          <table:table-cell table:number-columns-repeated="2"/>
          <table:table-cell table:formula="of:=IF(ISNUMBER([.BW487]);&quot;0x&quot;&amp;DEC2HEX([.BW487]+[.BW$2]))" office:value-type="string" office:string-value="0x23">
            <text:p>0x23</text:p>
          </table:table-cell>
          <table:table-cell table:formula="of:=IF(ISNUMBER([.BX487]);&quot;0x&quot;&amp;DEC2HEX([.BX487]+[.BX$2]))" office:value-type="string" office:string-value="0x87">
            <text:p>0x87</text:p>
          </table:table-cell>
          <table:table-cell table:formula="of:=IF(ISNUMBER([.BY487]);&quot;0x&quot;&amp;DEC2HEX([.BY487]+[.BY$2]);&quot;&quot;)">
            <text:p/>
          </table:table-cell>
          <table:table-cell table:formula="of:=IF(ISNUMBER([.BZ487]);&quot;0x&quot;&amp;DEC2HEX([.BZ487]+[.BZ$2]);&quot;&quot;)">
            <text:p/>
          </table:table-cell>
          <table:table-cell table:formula="of:=IF(ISNUMBER([.CB487]);&quot;0x&quot;&amp;DEC2HEX([.CB487]+[.CB$2]);&quot;&quot;)" office:value-type="string" office:string-value="0x3F">
            <text:p>0x3F</text:p>
          </table:table-cell>
          <table:table-cell table:formula="of:=HEX2DEC(MID([.CE487];3;2))-[.CE$2]" office:value-type="float" office:value="36">
            <text:p>36</text:p>
          </table:table-cell>
          <table:table-cell table:formula="of:=HEX2DEC(MID([.CF48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8:.BU488];0)-1" office:value-type="float" office:value="36">
            <text:p>36</text:p>
          </table:table-cell>
          <table:table-cell table:formula="of:=SUM([.A488:.BU488])" office:value-type="float" office:value="8">
            <text:p>8</text:p>
          </table:table-cell>
          <table:table-cell table:number-columns-repeated="2"/>
          <table:table-cell table:formula="of:=72-SUM([.BX488:.BZ488])-[.BW488]" office:value-type="float" office:value="28">
            <text:p>28</text:p>
          </table:table-cell>
          <table:table-cell table:formula="of:=[.BW489]+[.CA488]" office:value-type="float" office:value="64">
            <text:p>64</text:p>
          </table:table-cell>
          <table:table-cell table:number-columns-repeated="2"/>
          <table:table-cell table:formula="of:=IF(ISNUMBER([.BW488]);&quot;0x&quot;&amp;DEC2HEX([.BW488]+[.BW$2]))" office:value-type="string" office:string-value="0x23">
            <text:p>0x23</text:p>
          </table:table-cell>
          <table:table-cell table:formula="of:=IF(ISNUMBER([.BX488]);&quot;0x&quot;&amp;DEC2HEX([.BX488]+[.BX$2]))" office:value-type="string" office:string-value="0x87">
            <text:p>0x87</text:p>
          </table:table-cell>
          <table:table-cell table:formula="of:=IF(ISNUMBER([.BY488]);&quot;0x&quot;&amp;DEC2HEX([.BY488]+[.BY$2]);&quot;&quot;)">
            <text:p/>
          </table:table-cell>
          <table:table-cell table:formula="of:=IF(ISNUMBER([.BZ488]);&quot;0x&quot;&amp;DEC2HEX([.BZ488]+[.BZ$2]);&quot;&quot;)">
            <text:p/>
          </table:table-cell>
          <table:table-cell table:formula="of:=IF(ISNUMBER([.CB488]);&quot;0x&quot;&amp;DEC2HEX([.CB488]+[.CB$2]);&quot;&quot;)" office:value-type="string" office:string-value="0x3F">
            <text:p>0x3F</text:p>
          </table:table-cell>
          <table:table-cell table:formula="of:=HEX2DEC(MID([.CE488];3;2))-[.CE$2]" office:value-type="float" office:value="36">
            <text:p>36</text:p>
          </table:table-cell>
          <table:table-cell table:formula="of:=HEX2DEC(MID([.CF48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89:.BU489];0)-1" office:value-type="float" office:value="36">
            <text:p>36</text:p>
          </table:table-cell>
          <table:table-cell table:formula="of:=SUM([.A489:.BU489])" office:value-type="float" office:value="8">
            <text:p>8</text:p>
          </table:table-cell>
          <table:table-cell table:number-columns-repeated="2"/>
          <table:table-cell table:formula="of:=72-SUM([.BX489:.BZ489])-[.BW489]" office:value-type="float" office:value="28">
            <text:p>28</text:p>
          </table:table-cell>
          <table:table-cell table:formula="of:=[.BW490]+[.CA489]" office:value-type="float" office:value="64">
            <text:p>64</text:p>
          </table:table-cell>
          <table:table-cell table:number-columns-repeated="2"/>
          <table:table-cell table:formula="of:=IF(ISNUMBER([.BW489]);&quot;0x&quot;&amp;DEC2HEX([.BW489]+[.BW$2]))" office:value-type="string" office:string-value="0x23">
            <text:p>0x23</text:p>
          </table:table-cell>
          <table:table-cell table:formula="of:=IF(ISNUMBER([.BX489]);&quot;0x&quot;&amp;DEC2HEX([.BX489]+[.BX$2]))" office:value-type="string" office:string-value="0x87">
            <text:p>0x87</text:p>
          </table:table-cell>
          <table:table-cell table:formula="of:=IF(ISNUMBER([.BY489]);&quot;0x&quot;&amp;DEC2HEX([.BY489]+[.BY$2]);&quot;&quot;)">
            <text:p/>
          </table:table-cell>
          <table:table-cell table:formula="of:=IF(ISNUMBER([.BZ489]);&quot;0x&quot;&amp;DEC2HEX([.BZ489]+[.BZ$2]);&quot;&quot;)">
            <text:p/>
          </table:table-cell>
          <table:table-cell table:formula="of:=IF(ISNUMBER([.CB489]);&quot;0x&quot;&amp;DEC2HEX([.CB489]+[.CB$2]);&quot;&quot;)" office:value-type="string" office:string-value="0x3F">
            <text:p>0x3F</text:p>
          </table:table-cell>
          <table:table-cell table:formula="of:=HEX2DEC(MID([.CE489];3;2))-[.CE$2]" office:value-type="float" office:value="36">
            <text:p>36</text:p>
          </table:table-cell>
          <table:table-cell table:formula="of:=HEX2DEC(MID([.CF48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0:.BU490];0)-1" office:value-type="float" office:value="36">
            <text:p>36</text:p>
          </table:table-cell>
          <table:table-cell table:formula="of:=SUM([.A490:.BU490])" office:value-type="float" office:value="8">
            <text:p>8</text:p>
          </table:table-cell>
          <table:table-cell table:number-columns-repeated="2"/>
          <table:table-cell table:formula="of:=72-SUM([.BX490:.BZ490])-[.BW490]" office:value-type="float" office:value="28">
            <text:p>28</text:p>
          </table:table-cell>
          <table:table-cell table:formula="of:=[.BW491]+[.CA490]" office:value-type="float" office:value="64">
            <text:p>64</text:p>
          </table:table-cell>
          <table:table-cell table:number-columns-repeated="2"/>
          <table:table-cell table:formula="of:=IF(ISNUMBER([.BW490]);&quot;0x&quot;&amp;DEC2HEX([.BW490]+[.BW$2]))" office:value-type="string" office:string-value="0x23">
            <text:p>0x23</text:p>
          </table:table-cell>
          <table:table-cell table:formula="of:=IF(ISNUMBER([.BX490]);&quot;0x&quot;&amp;DEC2HEX([.BX490]+[.BX$2]))" office:value-type="string" office:string-value="0x87">
            <text:p>0x87</text:p>
          </table:table-cell>
          <table:table-cell table:formula="of:=IF(ISNUMBER([.BY490]);&quot;0x&quot;&amp;DEC2HEX([.BY490]+[.BY$2]);&quot;&quot;)">
            <text:p/>
          </table:table-cell>
          <table:table-cell table:formula="of:=IF(ISNUMBER([.BZ490]);&quot;0x&quot;&amp;DEC2HEX([.BZ490]+[.BZ$2]);&quot;&quot;)">
            <text:p/>
          </table:table-cell>
          <table:table-cell table:formula="of:=IF(ISNUMBER([.CB490]);&quot;0x&quot;&amp;DEC2HEX([.CB490]+[.CB$2]);&quot;&quot;)" office:value-type="string" office:string-value="0x3F">
            <text:p>0x3F</text:p>
          </table:table-cell>
          <table:table-cell table:formula="of:=HEX2DEC(MID([.CE490];3;2))-[.CE$2]" office:value-type="float" office:value="36">
            <text:p>36</text:p>
          </table:table-cell>
          <table:table-cell table:formula="of:=HEX2DEC(MID([.CF49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1:.BU491];0)-1" office:value-type="float" office:value="36">
            <text:p>36</text:p>
          </table:table-cell>
          <table:table-cell table:formula="of:=SUM([.A491:.BU491])" office:value-type="float" office:value="8">
            <text:p>8</text:p>
          </table:table-cell>
          <table:table-cell table:number-columns-repeated="2"/>
          <table:table-cell table:formula="of:=72-SUM([.BX491:.BZ491])-[.BW491]" office:value-type="float" office:value="28">
            <text:p>28</text:p>
          </table:table-cell>
          <table:table-cell table:formula="of:=[.BW492]+[.CA491]" office:value-type="float" office:value="64">
            <text:p>64</text:p>
          </table:table-cell>
          <table:table-cell table:number-columns-repeated="2"/>
          <table:table-cell table:formula="of:=IF(ISNUMBER([.BW491]);&quot;0x&quot;&amp;DEC2HEX([.BW491]+[.BW$2]))" office:value-type="string" office:string-value="0x23">
            <text:p>0x23</text:p>
          </table:table-cell>
          <table:table-cell table:formula="of:=IF(ISNUMBER([.BX491]);&quot;0x&quot;&amp;DEC2HEX([.BX491]+[.BX$2]))" office:value-type="string" office:string-value="0x87">
            <text:p>0x87</text:p>
          </table:table-cell>
          <table:table-cell table:formula="of:=IF(ISNUMBER([.BY491]);&quot;0x&quot;&amp;DEC2HEX([.BY491]+[.BY$2]);&quot;&quot;)">
            <text:p/>
          </table:table-cell>
          <table:table-cell table:formula="of:=IF(ISNUMBER([.BZ491]);&quot;0x&quot;&amp;DEC2HEX([.BZ491]+[.BZ$2]);&quot;&quot;)">
            <text:p/>
          </table:table-cell>
          <table:table-cell table:formula="of:=IF(ISNUMBER([.CB491]);&quot;0x&quot;&amp;DEC2HEX([.CB491]+[.CB$2]);&quot;&quot;)" office:value-type="string" office:string-value="0x3F">
            <text:p>0x3F</text:p>
          </table:table-cell>
          <table:table-cell table:formula="of:=HEX2DEC(MID([.CE491];3;2))-[.CE$2]" office:value-type="float" office:value="36">
            <text:p>36</text:p>
          </table:table-cell>
          <table:table-cell table:formula="of:=HEX2DEC(MID([.CF49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2:.BU492];0)-1" office:value-type="float" office:value="36">
            <text:p>36</text:p>
          </table:table-cell>
          <table:table-cell table:formula="of:=SUM([.A492:.BU492])" office:value-type="float" office:value="8">
            <text:p>8</text:p>
          </table:table-cell>
          <table:table-cell table:number-columns-repeated="2"/>
          <table:table-cell table:formula="of:=72-SUM([.BX492:.BZ492])-[.BW492]" office:value-type="float" office:value="28">
            <text:p>28</text:p>
          </table:table-cell>
          <table:table-cell table:formula="of:=[.BW493]+[.CA492]" office:value-type="float" office:value="64">
            <text:p>64</text:p>
          </table:table-cell>
          <table:table-cell table:number-columns-repeated="2"/>
          <table:table-cell table:formula="of:=IF(ISNUMBER([.BW492]);&quot;0x&quot;&amp;DEC2HEX([.BW492]+[.BW$2]))" office:value-type="string" office:string-value="0x23">
            <text:p>0x23</text:p>
          </table:table-cell>
          <table:table-cell table:formula="of:=IF(ISNUMBER([.BX492]);&quot;0x&quot;&amp;DEC2HEX([.BX492]+[.BX$2]))" office:value-type="string" office:string-value="0x87">
            <text:p>0x87</text:p>
          </table:table-cell>
          <table:table-cell table:formula="of:=IF(ISNUMBER([.BY492]);&quot;0x&quot;&amp;DEC2HEX([.BY492]+[.BY$2]);&quot;&quot;)">
            <text:p/>
          </table:table-cell>
          <table:table-cell table:formula="of:=IF(ISNUMBER([.BZ492]);&quot;0x&quot;&amp;DEC2HEX([.BZ492]+[.BZ$2]);&quot;&quot;)">
            <text:p/>
          </table:table-cell>
          <table:table-cell table:formula="of:=IF(ISNUMBER([.CB492]);&quot;0x&quot;&amp;DEC2HEX([.CB492]+[.CB$2]);&quot;&quot;)" office:value-type="string" office:string-value="0x3F">
            <text:p>0x3F</text:p>
          </table:table-cell>
          <table:table-cell table:formula="of:=HEX2DEC(MID([.CE492];3;2))-[.CE$2]" office:value-type="float" office:value="36">
            <text:p>36</text:p>
          </table:table-cell>
          <table:table-cell table:formula="of:=HEX2DEC(MID([.CF49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3:.BU493];0)-1" office:value-type="float" office:value="36">
            <text:p>36</text:p>
          </table:table-cell>
          <table:table-cell table:formula="of:=SUM([.A493:.BU493])" office:value-type="float" office:value="8">
            <text:p>8</text:p>
          </table:table-cell>
          <table:table-cell table:number-columns-repeated="2"/>
          <table:table-cell table:formula="of:=72-SUM([.BX493:.BZ493])-[.BW493]" office:value-type="float" office:value="28">
            <text:p>28</text:p>
          </table:table-cell>
          <table:table-cell table:formula="of:=[.BW494]+[.CA493]" office:value-type="float" office:value="64">
            <text:p>64</text:p>
          </table:table-cell>
          <table:table-cell table:number-columns-repeated="2"/>
          <table:table-cell table:formula="of:=IF(ISNUMBER([.BW493]);&quot;0x&quot;&amp;DEC2HEX([.BW493]+[.BW$2]))" office:value-type="string" office:string-value="0x23">
            <text:p>0x23</text:p>
          </table:table-cell>
          <table:table-cell table:formula="of:=IF(ISNUMBER([.BX493]);&quot;0x&quot;&amp;DEC2HEX([.BX493]+[.BX$2]))" office:value-type="string" office:string-value="0x87">
            <text:p>0x87</text:p>
          </table:table-cell>
          <table:table-cell table:formula="of:=IF(ISNUMBER([.BY493]);&quot;0x&quot;&amp;DEC2HEX([.BY493]+[.BY$2]);&quot;&quot;)">
            <text:p/>
          </table:table-cell>
          <table:table-cell table:formula="of:=IF(ISNUMBER([.BZ493]);&quot;0x&quot;&amp;DEC2HEX([.BZ493]+[.BZ$2]);&quot;&quot;)">
            <text:p/>
          </table:table-cell>
          <table:table-cell table:formula="of:=IF(ISNUMBER([.CB493]);&quot;0x&quot;&amp;DEC2HEX([.CB493]+[.CB$2]);&quot;&quot;)" office:value-type="string" office:string-value="0x3F">
            <text:p>0x3F</text:p>
          </table:table-cell>
          <table:table-cell table:formula="of:=HEX2DEC(MID([.CE493];3;2))-[.CE$2]" office:value-type="float" office:value="36">
            <text:p>36</text:p>
          </table:table-cell>
          <table:table-cell table:formula="of:=HEX2DEC(MID([.CF49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4:.BU494];0)-1" office:value-type="float" office:value="36">
            <text:p>36</text:p>
          </table:table-cell>
          <table:table-cell table:formula="of:=SUM([.A494:.BU494])" office:value-type="float" office:value="8">
            <text:p>8</text:p>
          </table:table-cell>
          <table:table-cell table:number-columns-repeated="2"/>
          <table:table-cell table:formula="of:=72-SUM([.BX494:.BZ494])-[.BW494]" office:value-type="float" office:value="28">
            <text:p>28</text:p>
          </table:table-cell>
          <table:table-cell table:formula="of:=[.BW495]+[.CA494]" office:value-type="float" office:value="64">
            <text:p>64</text:p>
          </table:table-cell>
          <table:table-cell table:number-columns-repeated="2"/>
          <table:table-cell table:formula="of:=IF(ISNUMBER([.BW494]);&quot;0x&quot;&amp;DEC2HEX([.BW494]+[.BW$2]))" office:value-type="string" office:string-value="0x23">
            <text:p>0x23</text:p>
          </table:table-cell>
          <table:table-cell table:formula="of:=IF(ISNUMBER([.BX494]);&quot;0x&quot;&amp;DEC2HEX([.BX494]+[.BX$2]))" office:value-type="string" office:string-value="0x87">
            <text:p>0x87</text:p>
          </table:table-cell>
          <table:table-cell table:formula="of:=IF(ISNUMBER([.BY494]);&quot;0x&quot;&amp;DEC2HEX([.BY494]+[.BY$2]);&quot;&quot;)">
            <text:p/>
          </table:table-cell>
          <table:table-cell table:formula="of:=IF(ISNUMBER([.BZ494]);&quot;0x&quot;&amp;DEC2HEX([.BZ494]+[.BZ$2]);&quot;&quot;)">
            <text:p/>
          </table:table-cell>
          <table:table-cell table:formula="of:=IF(ISNUMBER([.CB494]);&quot;0x&quot;&amp;DEC2HEX([.CB494]+[.CB$2]);&quot;&quot;)" office:value-type="string" office:string-value="0x3F">
            <text:p>0x3F</text:p>
          </table:table-cell>
          <table:table-cell table:formula="of:=HEX2DEC(MID([.CE494];3;2))-[.CE$2]" office:value-type="float" office:value="36">
            <text:p>36</text:p>
          </table:table-cell>
          <table:table-cell table:formula="of:=HEX2DEC(MID([.CF49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5:.BU495];0)-1" office:value-type="float" office:value="36">
            <text:p>36</text:p>
          </table:table-cell>
          <table:table-cell table:formula="of:=SUM([.A495:.BU495])" office:value-type="float" office:value="8">
            <text:p>8</text:p>
          </table:table-cell>
          <table:table-cell table:number-columns-repeated="2"/>
          <table:table-cell table:formula="of:=72-SUM([.BX495:.BZ495])-[.BW495]" office:value-type="float" office:value="28">
            <text:p>28</text:p>
          </table:table-cell>
          <table:table-cell table:formula="of:=[.BW496]+[.CA495]" office:value-type="float" office:value="64">
            <text:p>64</text:p>
          </table:table-cell>
          <table:table-cell table:number-columns-repeated="2"/>
          <table:table-cell table:formula="of:=IF(ISNUMBER([.BW495]);&quot;0x&quot;&amp;DEC2HEX([.BW495]+[.BW$2]))" office:value-type="string" office:string-value="0x23">
            <text:p>0x23</text:p>
          </table:table-cell>
          <table:table-cell table:formula="of:=IF(ISNUMBER([.BX495]);&quot;0x&quot;&amp;DEC2HEX([.BX495]+[.BX$2]))" office:value-type="string" office:string-value="0x87">
            <text:p>0x87</text:p>
          </table:table-cell>
          <table:table-cell table:formula="of:=IF(ISNUMBER([.BY495]);&quot;0x&quot;&amp;DEC2HEX([.BY495]+[.BY$2]);&quot;&quot;)">
            <text:p/>
          </table:table-cell>
          <table:table-cell table:formula="of:=IF(ISNUMBER([.BZ495]);&quot;0x&quot;&amp;DEC2HEX([.BZ495]+[.BZ$2]);&quot;&quot;)">
            <text:p/>
          </table:table-cell>
          <table:table-cell table:formula="of:=IF(ISNUMBER([.CB495]);&quot;0x&quot;&amp;DEC2HEX([.CB495]+[.CB$2]);&quot;&quot;)" office:value-type="string" office:string-value="0x3F">
            <text:p>0x3F</text:p>
          </table:table-cell>
          <table:table-cell table:formula="of:=HEX2DEC(MID([.CE495];3;2))-[.CE$2]" office:value-type="float" office:value="36">
            <text:p>36</text:p>
          </table:table-cell>
          <table:table-cell table:formula="of:=HEX2DEC(MID([.CF49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6:.BU496];0)-1" office:value-type="float" office:value="36">
            <text:p>36</text:p>
          </table:table-cell>
          <table:table-cell table:formula="of:=SUM([.A496:.BU496])" office:value-type="float" office:value="8">
            <text:p>8</text:p>
          </table:table-cell>
          <table:table-cell table:number-columns-repeated="2"/>
          <table:table-cell table:formula="of:=72-SUM([.BX496:.BZ496])-[.BW496]" office:value-type="float" office:value="28">
            <text:p>28</text:p>
          </table:table-cell>
          <table:table-cell table:formula="of:=[.BW497]+[.CA496]" office:value-type="float" office:value="64">
            <text:p>64</text:p>
          </table:table-cell>
          <table:table-cell table:number-columns-repeated="2"/>
          <table:table-cell table:formula="of:=IF(ISNUMBER([.BW496]);&quot;0x&quot;&amp;DEC2HEX([.BW496]+[.BW$2]))" office:value-type="string" office:string-value="0x23">
            <text:p>0x23</text:p>
          </table:table-cell>
          <table:table-cell table:formula="of:=IF(ISNUMBER([.BX496]);&quot;0x&quot;&amp;DEC2HEX([.BX496]+[.BX$2]))" office:value-type="string" office:string-value="0x87">
            <text:p>0x87</text:p>
          </table:table-cell>
          <table:table-cell table:formula="of:=IF(ISNUMBER([.BY496]);&quot;0x&quot;&amp;DEC2HEX([.BY496]+[.BY$2]);&quot;&quot;)">
            <text:p/>
          </table:table-cell>
          <table:table-cell table:formula="of:=IF(ISNUMBER([.BZ496]);&quot;0x&quot;&amp;DEC2HEX([.BZ496]+[.BZ$2]);&quot;&quot;)">
            <text:p/>
          </table:table-cell>
          <table:table-cell table:formula="of:=IF(ISNUMBER([.CB496]);&quot;0x&quot;&amp;DEC2HEX([.CB496]+[.CB$2]);&quot;&quot;)" office:value-type="string" office:string-value="0x3F">
            <text:p>0x3F</text:p>
          </table:table-cell>
          <table:table-cell table:formula="of:=HEX2DEC(MID([.CE496];3;2))-[.CE$2]" office:value-type="float" office:value="36">
            <text:p>36</text:p>
          </table:table-cell>
          <table:table-cell table:formula="of:=HEX2DEC(MID([.CF49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7:.BU497];0)-1" office:value-type="float" office:value="36">
            <text:p>36</text:p>
          </table:table-cell>
          <table:table-cell table:formula="of:=SUM([.A497:.BU497])" office:value-type="float" office:value="8">
            <text:p>8</text:p>
          </table:table-cell>
          <table:table-cell table:number-columns-repeated="2"/>
          <table:table-cell table:formula="of:=72-SUM([.BX497:.BZ497])-[.BW497]" office:value-type="float" office:value="28">
            <text:p>28</text:p>
          </table:table-cell>
          <table:table-cell table:formula="of:=[.BW498]+[.CA497]" office:value-type="float" office:value="64">
            <text:p>64</text:p>
          </table:table-cell>
          <table:table-cell table:number-columns-repeated="2"/>
          <table:table-cell table:formula="of:=IF(ISNUMBER([.BW497]);&quot;0x&quot;&amp;DEC2HEX([.BW497]+[.BW$2]))" office:value-type="string" office:string-value="0x23">
            <text:p>0x23</text:p>
          </table:table-cell>
          <table:table-cell table:formula="of:=IF(ISNUMBER([.BX497]);&quot;0x&quot;&amp;DEC2HEX([.BX497]+[.BX$2]))" office:value-type="string" office:string-value="0x87">
            <text:p>0x87</text:p>
          </table:table-cell>
          <table:table-cell table:formula="of:=IF(ISNUMBER([.BY497]);&quot;0x&quot;&amp;DEC2HEX([.BY497]+[.BY$2]);&quot;&quot;)">
            <text:p/>
          </table:table-cell>
          <table:table-cell table:formula="of:=IF(ISNUMBER([.BZ497]);&quot;0x&quot;&amp;DEC2HEX([.BZ497]+[.BZ$2]);&quot;&quot;)">
            <text:p/>
          </table:table-cell>
          <table:table-cell table:formula="of:=IF(ISNUMBER([.CB497]);&quot;0x&quot;&amp;DEC2HEX([.CB497]+[.CB$2]);&quot;&quot;)" office:value-type="string" office:string-value="0x3F">
            <text:p>0x3F</text:p>
          </table:table-cell>
          <table:table-cell table:formula="of:=HEX2DEC(MID([.CE497];3;2))-[.CE$2]" office:value-type="float" office:value="36">
            <text:p>36</text:p>
          </table:table-cell>
          <table:table-cell table:formula="of:=HEX2DEC(MID([.CF49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8:.BU498];0)-1" office:value-type="float" office:value="36">
            <text:p>36</text:p>
          </table:table-cell>
          <table:table-cell table:formula="of:=SUM([.A498:.BU498])" office:value-type="float" office:value="8">
            <text:p>8</text:p>
          </table:table-cell>
          <table:table-cell table:number-columns-repeated="2"/>
          <table:table-cell table:formula="of:=72-SUM([.BX498:.BZ498])-[.BW498]" office:value-type="float" office:value="28">
            <text:p>28</text:p>
          </table:table-cell>
          <table:table-cell table:formula="of:=[.BW499]+[.CA498]" office:value-type="float" office:value="64">
            <text:p>64</text:p>
          </table:table-cell>
          <table:table-cell table:number-columns-repeated="2"/>
          <table:table-cell table:formula="of:=IF(ISNUMBER([.BW498]);&quot;0x&quot;&amp;DEC2HEX([.BW498]+[.BW$2]))" office:value-type="string" office:string-value="0x23">
            <text:p>0x23</text:p>
          </table:table-cell>
          <table:table-cell table:formula="of:=IF(ISNUMBER([.BX498]);&quot;0x&quot;&amp;DEC2HEX([.BX498]+[.BX$2]))" office:value-type="string" office:string-value="0x87">
            <text:p>0x87</text:p>
          </table:table-cell>
          <table:table-cell table:formula="of:=IF(ISNUMBER([.BY498]);&quot;0x&quot;&amp;DEC2HEX([.BY498]+[.BY$2]);&quot;&quot;)">
            <text:p/>
          </table:table-cell>
          <table:table-cell table:formula="of:=IF(ISNUMBER([.BZ498]);&quot;0x&quot;&amp;DEC2HEX([.BZ498]+[.BZ$2]);&quot;&quot;)">
            <text:p/>
          </table:table-cell>
          <table:table-cell table:formula="of:=IF(ISNUMBER([.CB498]);&quot;0x&quot;&amp;DEC2HEX([.CB498]+[.CB$2]);&quot;&quot;)" office:value-type="string" office:string-value="0x3F">
            <text:p>0x3F</text:p>
          </table:table-cell>
          <table:table-cell table:formula="of:=HEX2DEC(MID([.CE498];3;2))-[.CE$2]" office:value-type="float" office:value="36">
            <text:p>36</text:p>
          </table:table-cell>
          <table:table-cell table:formula="of:=HEX2DEC(MID([.CF49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499:.BU499];0)-1" office:value-type="float" office:value="36">
            <text:p>36</text:p>
          </table:table-cell>
          <table:table-cell table:formula="of:=SUM([.A499:.BU499])" office:value-type="float" office:value="8">
            <text:p>8</text:p>
          </table:table-cell>
          <table:table-cell table:number-columns-repeated="2"/>
          <table:table-cell table:formula="of:=72-SUM([.BX499:.BZ499])-[.BW499]" office:value-type="float" office:value="28">
            <text:p>28</text:p>
          </table:table-cell>
          <table:table-cell table:formula="of:=[.BW500]+[.CA499]" office:value-type="float" office:value="64">
            <text:p>64</text:p>
          </table:table-cell>
          <table:table-cell table:number-columns-repeated="2"/>
          <table:table-cell table:formula="of:=IF(ISNUMBER([.BW499]);&quot;0x&quot;&amp;DEC2HEX([.BW499]+[.BW$2]))" office:value-type="string" office:string-value="0x23">
            <text:p>0x23</text:p>
          </table:table-cell>
          <table:table-cell table:formula="of:=IF(ISNUMBER([.BX499]);&quot;0x&quot;&amp;DEC2HEX([.BX499]+[.BX$2]))" office:value-type="string" office:string-value="0x87">
            <text:p>0x87</text:p>
          </table:table-cell>
          <table:table-cell table:formula="of:=IF(ISNUMBER([.BY499]);&quot;0x&quot;&amp;DEC2HEX([.BY499]+[.BY$2]);&quot;&quot;)">
            <text:p/>
          </table:table-cell>
          <table:table-cell table:formula="of:=IF(ISNUMBER([.BZ499]);&quot;0x&quot;&amp;DEC2HEX([.BZ499]+[.BZ$2]);&quot;&quot;)">
            <text:p/>
          </table:table-cell>
          <table:table-cell table:formula="of:=IF(ISNUMBER([.CB499]);&quot;0x&quot;&amp;DEC2HEX([.CB499]+[.CB$2]);&quot;&quot;)" office:value-type="string" office:string-value="0x3F">
            <text:p>0x3F</text:p>
          </table:table-cell>
          <table:table-cell table:formula="of:=HEX2DEC(MID([.CE499];3;2))-[.CE$2]" office:value-type="float" office:value="36">
            <text:p>36</text:p>
          </table:table-cell>
          <table:table-cell table:formula="of:=HEX2DEC(MID([.CF49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0:.BU500];0)-1" office:value-type="float" office:value="36">
            <text:p>36</text:p>
          </table:table-cell>
          <table:table-cell table:formula="of:=SUM([.A500:.BU500])" office:value-type="float" office:value="8">
            <text:p>8</text:p>
          </table:table-cell>
          <table:table-cell table:number-columns-repeated="2"/>
          <table:table-cell table:formula="of:=72-SUM([.BX500:.BZ500])-[.BW500]" office:value-type="float" office:value="28">
            <text:p>28</text:p>
          </table:table-cell>
          <table:table-cell table:formula="of:=[.BW501]+[.CA500]" office:value-type="float" office:value="64">
            <text:p>64</text:p>
          </table:table-cell>
          <table:table-cell table:number-columns-repeated="2"/>
          <table:table-cell table:formula="of:=IF(ISNUMBER([.BW500]);&quot;0x&quot;&amp;DEC2HEX([.BW500]+[.BW$2]))" office:value-type="string" office:string-value="0x23">
            <text:p>0x23</text:p>
          </table:table-cell>
          <table:table-cell table:formula="of:=IF(ISNUMBER([.BX500]);&quot;0x&quot;&amp;DEC2HEX([.BX500]+[.BX$2]))" office:value-type="string" office:string-value="0x87">
            <text:p>0x87</text:p>
          </table:table-cell>
          <table:table-cell table:formula="of:=IF(ISNUMBER([.BY500]);&quot;0x&quot;&amp;DEC2HEX([.BY500]+[.BY$2]);&quot;&quot;)">
            <text:p/>
          </table:table-cell>
          <table:table-cell table:formula="of:=IF(ISNUMBER([.BZ500]);&quot;0x&quot;&amp;DEC2HEX([.BZ500]+[.BZ$2]);&quot;&quot;)">
            <text:p/>
          </table:table-cell>
          <table:table-cell table:formula="of:=IF(ISNUMBER([.CB500]);&quot;0x&quot;&amp;DEC2HEX([.CB500]+[.CB$2]);&quot;&quot;)" office:value-type="string" office:string-value="0x3F">
            <text:p>0x3F</text:p>
          </table:table-cell>
          <table:table-cell table:formula="of:=HEX2DEC(MID([.CE500];3;2))-[.CE$2]" office:value-type="float" office:value="36">
            <text:p>36</text:p>
          </table:table-cell>
          <table:table-cell table:formula="of:=HEX2DEC(MID([.CF50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1:.BU501];0)-1" office:value-type="float" office:value="36">
            <text:p>36</text:p>
          </table:table-cell>
          <table:table-cell table:formula="of:=SUM([.A501:.BU501])" office:value-type="float" office:value="8">
            <text:p>8</text:p>
          </table:table-cell>
          <table:table-cell table:number-columns-repeated="2"/>
          <table:table-cell table:formula="of:=72-SUM([.BX501:.BZ501])-[.BW501]" office:value-type="float" office:value="28">
            <text:p>28</text:p>
          </table:table-cell>
          <table:table-cell table:formula="of:=[.BW502]+[.CA501]" office:value-type="float" office:value="64">
            <text:p>64</text:p>
          </table:table-cell>
          <table:table-cell table:number-columns-repeated="2"/>
          <table:table-cell table:formula="of:=IF(ISNUMBER([.BW501]);&quot;0x&quot;&amp;DEC2HEX([.BW501]+[.BW$2]))" office:value-type="string" office:string-value="0x23">
            <text:p>0x23</text:p>
          </table:table-cell>
          <table:table-cell table:formula="of:=IF(ISNUMBER([.BX501]);&quot;0x&quot;&amp;DEC2HEX([.BX501]+[.BX$2]))" office:value-type="string" office:string-value="0x87">
            <text:p>0x87</text:p>
          </table:table-cell>
          <table:table-cell table:formula="of:=IF(ISNUMBER([.BY501]);&quot;0x&quot;&amp;DEC2HEX([.BY501]+[.BY$2]);&quot;&quot;)">
            <text:p/>
          </table:table-cell>
          <table:table-cell table:formula="of:=IF(ISNUMBER([.BZ501]);&quot;0x&quot;&amp;DEC2HEX([.BZ501]+[.BZ$2]);&quot;&quot;)">
            <text:p/>
          </table:table-cell>
          <table:table-cell table:formula="of:=IF(ISNUMBER([.CB501]);&quot;0x&quot;&amp;DEC2HEX([.CB501]+[.CB$2]);&quot;&quot;)" office:value-type="string" office:string-value="0x3F">
            <text:p>0x3F</text:p>
          </table:table-cell>
          <table:table-cell table:formula="of:=HEX2DEC(MID([.CE501];3;2))-[.CE$2]" office:value-type="float" office:value="36">
            <text:p>36</text:p>
          </table:table-cell>
          <table:table-cell table:formula="of:=HEX2DEC(MID([.CF50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2:.BU502];0)-1" office:value-type="float" office:value="36">
            <text:p>36</text:p>
          </table:table-cell>
          <table:table-cell table:formula="of:=SUM([.A502:.BU502])" office:value-type="float" office:value="8">
            <text:p>8</text:p>
          </table:table-cell>
          <table:table-cell table:number-columns-repeated="2"/>
          <table:table-cell table:formula="of:=72-SUM([.BX502:.BZ502])-[.BW502]" office:value-type="float" office:value="28">
            <text:p>28</text:p>
          </table:table-cell>
          <table:table-cell table:formula="of:=[.BW503]+[.CA502]" office:value-type="float" office:value="64">
            <text:p>64</text:p>
          </table:table-cell>
          <table:table-cell table:number-columns-repeated="2"/>
          <table:table-cell table:formula="of:=IF(ISNUMBER([.BW502]);&quot;0x&quot;&amp;DEC2HEX([.BW502]+[.BW$2]))" office:value-type="string" office:string-value="0x23">
            <text:p>0x23</text:p>
          </table:table-cell>
          <table:table-cell table:formula="of:=IF(ISNUMBER([.BX502]);&quot;0x&quot;&amp;DEC2HEX([.BX502]+[.BX$2]))" office:value-type="string" office:string-value="0x87">
            <text:p>0x87</text:p>
          </table:table-cell>
          <table:table-cell table:formula="of:=IF(ISNUMBER([.BY502]);&quot;0x&quot;&amp;DEC2HEX([.BY502]+[.BY$2]);&quot;&quot;)">
            <text:p/>
          </table:table-cell>
          <table:table-cell table:formula="of:=IF(ISNUMBER([.BZ502]);&quot;0x&quot;&amp;DEC2HEX([.BZ502]+[.BZ$2]);&quot;&quot;)">
            <text:p/>
          </table:table-cell>
          <table:table-cell table:formula="of:=IF(ISNUMBER([.CB502]);&quot;0x&quot;&amp;DEC2HEX([.CB502]+[.CB$2]);&quot;&quot;)" office:value-type="string" office:string-value="0x3F">
            <text:p>0x3F</text:p>
          </table:table-cell>
          <table:table-cell table:formula="of:=HEX2DEC(MID([.CE502];3;2))-[.CE$2]" office:value-type="float" office:value="36">
            <text:p>36</text:p>
          </table:table-cell>
          <table:table-cell table:formula="of:=HEX2DEC(MID([.CF50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3:.BU503];0)-1" office:value-type="float" office:value="36">
            <text:p>36</text:p>
          </table:table-cell>
          <table:table-cell table:formula="of:=SUM([.A503:.BU503])" office:value-type="float" office:value="8">
            <text:p>8</text:p>
          </table:table-cell>
          <table:table-cell table:number-columns-repeated="2"/>
          <table:table-cell table:formula="of:=72-SUM([.BX503:.BZ503])-[.BW503]" office:value-type="float" office:value="28">
            <text:p>28</text:p>
          </table:table-cell>
          <table:table-cell table:formula="of:=[.BW504]+[.CA503]" office:value-type="float" office:value="64">
            <text:p>64</text:p>
          </table:table-cell>
          <table:table-cell table:number-columns-repeated="2"/>
          <table:table-cell table:formula="of:=IF(ISNUMBER([.BW503]);&quot;0x&quot;&amp;DEC2HEX([.BW503]+[.BW$2]))" office:value-type="string" office:string-value="0x23">
            <text:p>0x23</text:p>
          </table:table-cell>
          <table:table-cell table:formula="of:=IF(ISNUMBER([.BX503]);&quot;0x&quot;&amp;DEC2HEX([.BX503]+[.BX$2]))" office:value-type="string" office:string-value="0x87">
            <text:p>0x87</text:p>
          </table:table-cell>
          <table:table-cell table:formula="of:=IF(ISNUMBER([.BY503]);&quot;0x&quot;&amp;DEC2HEX([.BY503]+[.BY$2]);&quot;&quot;)">
            <text:p/>
          </table:table-cell>
          <table:table-cell table:formula="of:=IF(ISNUMBER([.BZ503]);&quot;0x&quot;&amp;DEC2HEX([.BZ503]+[.BZ$2]);&quot;&quot;)">
            <text:p/>
          </table:table-cell>
          <table:table-cell table:formula="of:=IF(ISNUMBER([.CB503]);&quot;0x&quot;&amp;DEC2HEX([.CB503]+[.CB$2]);&quot;&quot;)" office:value-type="string" office:string-value="0x3F">
            <text:p>0x3F</text:p>
          </table:table-cell>
          <table:table-cell table:formula="of:=HEX2DEC(MID([.CE503];3;2))-[.CE$2]" office:value-type="float" office:value="36">
            <text:p>36</text:p>
          </table:table-cell>
          <table:table-cell table:formula="of:=HEX2DEC(MID([.CF50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4:.BU504];0)-1" office:value-type="float" office:value="36">
            <text:p>36</text:p>
          </table:table-cell>
          <table:table-cell table:formula="of:=SUM([.A504:.BU504])" office:value-type="float" office:value="8">
            <text:p>8</text:p>
          </table:table-cell>
          <table:table-cell table:number-columns-repeated="2"/>
          <table:table-cell table:formula="of:=72-SUM([.BX504:.BZ504])-[.BW504]" office:value-type="float" office:value="28">
            <text:p>28</text:p>
          </table:table-cell>
          <table:table-cell table:formula="of:=[.BW505]+[.CA504]" office:value-type="float" office:value="64">
            <text:p>64</text:p>
          </table:table-cell>
          <table:table-cell table:number-columns-repeated="2"/>
          <table:table-cell table:formula="of:=IF(ISNUMBER([.BW504]);&quot;0x&quot;&amp;DEC2HEX([.BW504]+[.BW$2]))" office:value-type="string" office:string-value="0x23">
            <text:p>0x23</text:p>
          </table:table-cell>
          <table:table-cell table:formula="of:=IF(ISNUMBER([.BX504]);&quot;0x&quot;&amp;DEC2HEX([.BX504]+[.BX$2]))" office:value-type="string" office:string-value="0x87">
            <text:p>0x87</text:p>
          </table:table-cell>
          <table:table-cell table:formula="of:=IF(ISNUMBER([.BY504]);&quot;0x&quot;&amp;DEC2HEX([.BY504]+[.BY$2]);&quot;&quot;)">
            <text:p/>
          </table:table-cell>
          <table:table-cell table:formula="of:=IF(ISNUMBER([.BZ504]);&quot;0x&quot;&amp;DEC2HEX([.BZ504]+[.BZ$2]);&quot;&quot;)">
            <text:p/>
          </table:table-cell>
          <table:table-cell table:formula="of:=IF(ISNUMBER([.CB504]);&quot;0x&quot;&amp;DEC2HEX([.CB504]+[.CB$2]);&quot;&quot;)" office:value-type="string" office:string-value="0x3F">
            <text:p>0x3F</text:p>
          </table:table-cell>
          <table:table-cell table:formula="of:=HEX2DEC(MID([.CE504];3;2))-[.CE$2]" office:value-type="float" office:value="36">
            <text:p>36</text:p>
          </table:table-cell>
          <table:table-cell table:formula="of:=HEX2DEC(MID([.CF50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5:.BU505];0)-1" office:value-type="float" office:value="36">
            <text:p>36</text:p>
          </table:table-cell>
          <table:table-cell table:formula="of:=SUM([.A505:.BU505])" office:value-type="float" office:value="8">
            <text:p>8</text:p>
          </table:table-cell>
          <table:table-cell table:number-columns-repeated="2"/>
          <table:table-cell table:formula="of:=72-SUM([.BX505:.BZ505])-[.BW505]" office:value-type="float" office:value="28">
            <text:p>28</text:p>
          </table:table-cell>
          <table:table-cell table:formula="of:=[.BW506]+[.CA505]" office:value-type="float" office:value="64">
            <text:p>64</text:p>
          </table:table-cell>
          <table:table-cell table:number-columns-repeated="2"/>
          <table:table-cell table:formula="of:=IF(ISNUMBER([.BW505]);&quot;0x&quot;&amp;DEC2HEX([.BW505]+[.BW$2]))" office:value-type="string" office:string-value="0x23">
            <text:p>0x23</text:p>
          </table:table-cell>
          <table:table-cell table:formula="of:=IF(ISNUMBER([.BX505]);&quot;0x&quot;&amp;DEC2HEX([.BX505]+[.BX$2]))" office:value-type="string" office:string-value="0x87">
            <text:p>0x87</text:p>
          </table:table-cell>
          <table:table-cell table:formula="of:=IF(ISNUMBER([.BY505]);&quot;0x&quot;&amp;DEC2HEX([.BY505]+[.BY$2]);&quot;&quot;)">
            <text:p/>
          </table:table-cell>
          <table:table-cell table:formula="of:=IF(ISNUMBER([.BZ505]);&quot;0x&quot;&amp;DEC2HEX([.BZ505]+[.BZ$2]);&quot;&quot;)">
            <text:p/>
          </table:table-cell>
          <table:table-cell table:formula="of:=IF(ISNUMBER([.CB505]);&quot;0x&quot;&amp;DEC2HEX([.CB505]+[.CB$2]);&quot;&quot;)" office:value-type="string" office:string-value="0x3F">
            <text:p>0x3F</text:p>
          </table:table-cell>
          <table:table-cell table:formula="of:=HEX2DEC(MID([.CE505];3;2))-[.CE$2]" office:value-type="float" office:value="36">
            <text:p>36</text:p>
          </table:table-cell>
          <table:table-cell table:formula="of:=HEX2DEC(MID([.CF50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6:.BU506];0)-1" office:value-type="float" office:value="36">
            <text:p>36</text:p>
          </table:table-cell>
          <table:table-cell table:formula="of:=SUM([.A506:.BU506])" office:value-type="float" office:value="8">
            <text:p>8</text:p>
          </table:table-cell>
          <table:table-cell table:number-columns-repeated="2"/>
          <table:table-cell table:formula="of:=72-SUM([.BX506:.BZ506])-[.BW506]" office:value-type="float" office:value="28">
            <text:p>28</text:p>
          </table:table-cell>
          <table:table-cell table:formula="of:=[.BW507]+[.CA506]" office:value-type="float" office:value="64">
            <text:p>64</text:p>
          </table:table-cell>
          <table:table-cell table:number-columns-repeated="2"/>
          <table:table-cell table:formula="of:=IF(ISNUMBER([.BW506]);&quot;0x&quot;&amp;DEC2HEX([.BW506]+[.BW$2]))" office:value-type="string" office:string-value="0x23">
            <text:p>0x23</text:p>
          </table:table-cell>
          <table:table-cell table:formula="of:=IF(ISNUMBER([.BX506]);&quot;0x&quot;&amp;DEC2HEX([.BX506]+[.BX$2]))" office:value-type="string" office:string-value="0x87">
            <text:p>0x87</text:p>
          </table:table-cell>
          <table:table-cell table:formula="of:=IF(ISNUMBER([.BY506]);&quot;0x&quot;&amp;DEC2HEX([.BY506]+[.BY$2]);&quot;&quot;)">
            <text:p/>
          </table:table-cell>
          <table:table-cell table:formula="of:=IF(ISNUMBER([.BZ506]);&quot;0x&quot;&amp;DEC2HEX([.BZ506]+[.BZ$2]);&quot;&quot;)">
            <text:p/>
          </table:table-cell>
          <table:table-cell table:formula="of:=IF(ISNUMBER([.CB506]);&quot;0x&quot;&amp;DEC2HEX([.CB506]+[.CB$2]);&quot;&quot;)" office:value-type="string" office:string-value="0x3F">
            <text:p>0x3F</text:p>
          </table:table-cell>
          <table:table-cell table:formula="of:=HEX2DEC(MID([.CE506];3;2))-[.CE$2]" office:value-type="float" office:value="36">
            <text:p>36</text:p>
          </table:table-cell>
          <table:table-cell table:formula="of:=HEX2DEC(MID([.CF50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7:.BU507];0)-1" office:value-type="float" office:value="36">
            <text:p>36</text:p>
          </table:table-cell>
          <table:table-cell table:formula="of:=SUM([.A507:.BU507])" office:value-type="float" office:value="8">
            <text:p>8</text:p>
          </table:table-cell>
          <table:table-cell table:number-columns-repeated="2"/>
          <table:table-cell table:formula="of:=72-SUM([.BX507:.BZ507])-[.BW507]" office:value-type="float" office:value="28">
            <text:p>28</text:p>
          </table:table-cell>
          <table:table-cell table:formula="of:=[.BW508]+[.CA507]" office:value-type="float" office:value="64">
            <text:p>64</text:p>
          </table:table-cell>
          <table:table-cell table:number-columns-repeated="2"/>
          <table:table-cell table:formula="of:=IF(ISNUMBER([.BW507]);&quot;0x&quot;&amp;DEC2HEX([.BW507]+[.BW$2]))" office:value-type="string" office:string-value="0x23">
            <text:p>0x23</text:p>
          </table:table-cell>
          <table:table-cell table:formula="of:=IF(ISNUMBER([.BX507]);&quot;0x&quot;&amp;DEC2HEX([.BX507]+[.BX$2]))" office:value-type="string" office:string-value="0x87">
            <text:p>0x87</text:p>
          </table:table-cell>
          <table:table-cell table:formula="of:=IF(ISNUMBER([.BY507]);&quot;0x&quot;&amp;DEC2HEX([.BY507]+[.BY$2]);&quot;&quot;)">
            <text:p/>
          </table:table-cell>
          <table:table-cell table:formula="of:=IF(ISNUMBER([.BZ507]);&quot;0x&quot;&amp;DEC2HEX([.BZ507]+[.BZ$2]);&quot;&quot;)">
            <text:p/>
          </table:table-cell>
          <table:table-cell table:formula="of:=IF(ISNUMBER([.CB507]);&quot;0x&quot;&amp;DEC2HEX([.CB507]+[.CB$2]);&quot;&quot;)" office:value-type="string" office:string-value="0x3F">
            <text:p>0x3F</text:p>
          </table:table-cell>
          <table:table-cell table:formula="of:=HEX2DEC(MID([.CE507];3;2))-[.CE$2]" office:value-type="float" office:value="36">
            <text:p>36</text:p>
          </table:table-cell>
          <table:table-cell table:formula="of:=HEX2DEC(MID([.CF50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8:.BU508];0)-1" office:value-type="float" office:value="36">
            <text:p>36</text:p>
          </table:table-cell>
          <table:table-cell table:formula="of:=SUM([.A508:.BU508])" office:value-type="float" office:value="8">
            <text:p>8</text:p>
          </table:table-cell>
          <table:table-cell table:number-columns-repeated="2"/>
          <table:table-cell table:formula="of:=72-SUM([.BX508:.BZ508])-[.BW508]" office:value-type="float" office:value="28">
            <text:p>28</text:p>
          </table:table-cell>
          <table:table-cell table:formula="of:=[.BW509]+[.CA508]" office:value-type="float" office:value="64">
            <text:p>64</text:p>
          </table:table-cell>
          <table:table-cell table:number-columns-repeated="2"/>
          <table:table-cell table:formula="of:=IF(ISNUMBER([.BW508]);&quot;0x&quot;&amp;DEC2HEX([.BW508]+[.BW$2]))" office:value-type="string" office:string-value="0x23">
            <text:p>0x23</text:p>
          </table:table-cell>
          <table:table-cell table:formula="of:=IF(ISNUMBER([.BX508]);&quot;0x&quot;&amp;DEC2HEX([.BX508]+[.BX$2]))" office:value-type="string" office:string-value="0x87">
            <text:p>0x87</text:p>
          </table:table-cell>
          <table:table-cell table:formula="of:=IF(ISNUMBER([.BY508]);&quot;0x&quot;&amp;DEC2HEX([.BY508]+[.BY$2]);&quot;&quot;)">
            <text:p/>
          </table:table-cell>
          <table:table-cell table:formula="of:=IF(ISNUMBER([.BZ508]);&quot;0x&quot;&amp;DEC2HEX([.BZ508]+[.BZ$2]);&quot;&quot;)">
            <text:p/>
          </table:table-cell>
          <table:table-cell table:formula="of:=IF(ISNUMBER([.CB508]);&quot;0x&quot;&amp;DEC2HEX([.CB508]+[.CB$2]);&quot;&quot;)" office:value-type="string" office:string-value="0x3F">
            <text:p>0x3F</text:p>
          </table:table-cell>
          <table:table-cell table:formula="of:=HEX2DEC(MID([.CE508];3;2))-[.CE$2]" office:value-type="float" office:value="36">
            <text:p>36</text:p>
          </table:table-cell>
          <table:table-cell table:formula="of:=HEX2DEC(MID([.CF50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9"/>
          <table:table-cell office:value-type="string">
            <text:p><text:s text:c="2"/></text:p>
          </table:table-cell>
          <table:table-cell table:number-columns-repeated="26"/>
          <table:table-cell table:number-columns-repeated="8" office:value-type="float" office:value="1">
            <text:p>1</text:p>
          </table:table-cell>
          <table:table-cell table:number-columns-repeated="30"/>
          <table:table-cell table:formula="of:=MATCH(1;[.A509:.BU509];0)-1" office:value-type="float" office:value="36">
            <text:p>36</text:p>
          </table:table-cell>
          <table:table-cell table:formula="of:=SUM([.A509:.BU509])" office:value-type="float" office:value="8">
            <text:p>8</text:p>
          </table:table-cell>
          <table:table-cell table:number-columns-repeated="2"/>
          <table:table-cell table:formula="of:=72-SUM([.BX509:.BZ509])-[.BW509]" office:value-type="float" office:value="28">
            <text:p>28</text:p>
          </table:table-cell>
          <table:table-cell table:formula="of:=[.BW510]+[.CA509]" office:value-type="float" office:value="64">
            <text:p>64</text:p>
          </table:table-cell>
          <table:table-cell table:number-columns-repeated="2"/>
          <table:table-cell table:formula="of:=IF(ISNUMBER([.BW509]);&quot;0x&quot;&amp;DEC2HEX([.BW509]+[.BW$2]))" office:value-type="string" office:string-value="0x23">
            <text:p>0x23</text:p>
          </table:table-cell>
          <table:table-cell table:formula="of:=IF(ISNUMBER([.BX509]);&quot;0x&quot;&amp;DEC2HEX([.BX509]+[.BX$2]))" office:value-type="string" office:string-value="0x87">
            <text:p>0x87</text:p>
          </table:table-cell>
          <table:table-cell table:formula="of:=IF(ISNUMBER([.BY509]);&quot;0x&quot;&amp;DEC2HEX([.BY509]+[.BY$2]);&quot;&quot;)">
            <text:p/>
          </table:table-cell>
          <table:table-cell table:formula="of:=IF(ISNUMBER([.BZ509]);&quot;0x&quot;&amp;DEC2HEX([.BZ509]+[.BZ$2]);&quot;&quot;)">
            <text:p/>
          </table:table-cell>
          <table:table-cell table:formula="of:=IF(ISNUMBER([.CB509]);&quot;0x&quot;&amp;DEC2HEX([.CB509]+[.CB$2]);&quot;&quot;)" office:value-type="string" office:string-value="0x3F">
            <text:p>0x3F</text:p>
          </table:table-cell>
          <table:table-cell table:formula="of:=HEX2DEC(MID([.CE509];3;2))-[.CE$2]" office:value-type="float" office:value="36">
            <text:p>36</text:p>
          </table:table-cell>
          <table:table-cell table:formula="of:=HEX2DEC(MID([.CF50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12"/>
          <table:table-cell table:number-columns-repeated="12" office:value-type="string">
            <text:p><text:s/></text:p>
          </table:table-cell>
          <table:table-cell table:number-columns-repeated="6"/>
          <table:table-cell table:formula="of:=MATCH(1;[.A510:.BU510];0)-1" office:value-type="float" office:value="36">
            <text:p>36</text:p>
          </table:table-cell>
          <table:table-cell table:formula="of:=SUM([.A510:.BU510])" office:value-type="float" office:value="8">
            <text:p>8</text:p>
          </table:table-cell>
          <table:table-cell table:number-columns-repeated="2"/>
          <table:table-cell table:formula="of:=72-SUM([.BX510:.BZ510])-[.BW510]" office:value-type="float" office:value="28">
            <text:p>28</text:p>
          </table:table-cell>
          <table:table-cell table:formula="of:=[.BW511]+[.CA510]" office:value-type="float" office:value="64">
            <text:p>64</text:p>
          </table:table-cell>
          <table:table-cell table:number-columns-repeated="2"/>
          <table:table-cell table:formula="of:=IF(ISNUMBER([.BW510]);&quot;0x&quot;&amp;DEC2HEX([.BW510]+[.BW$2]))" office:value-type="string" office:string-value="0x23">
            <text:p>0x23</text:p>
          </table:table-cell>
          <table:table-cell table:formula="of:=IF(ISNUMBER([.BX510]);&quot;0x&quot;&amp;DEC2HEX([.BX510]+[.BX$2]))" office:value-type="string" office:string-value="0x87">
            <text:p>0x87</text:p>
          </table:table-cell>
          <table:table-cell table:formula="of:=IF(ISNUMBER([.BY510]);&quot;0x&quot;&amp;DEC2HEX([.BY510]+[.BY$2]);&quot;&quot;)">
            <text:p/>
          </table:table-cell>
          <table:table-cell table:formula="of:=IF(ISNUMBER([.BZ510]);&quot;0x&quot;&amp;DEC2HEX([.BZ510]+[.BZ$2]);&quot;&quot;)">
            <text:p/>
          </table:table-cell>
          <table:table-cell table:formula="of:=IF(ISNUMBER([.CB510]);&quot;0x&quot;&amp;DEC2HEX([.CB510]+[.CB$2]);&quot;&quot;)" office:value-type="string" office:string-value="0x3F">
            <text:p>0x3F</text:p>
          </table:table-cell>
          <table:table-cell table:formula="of:=HEX2DEC(MID([.CE510];3;2))-[.CE$2]" office:value-type="float" office:value="36">
            <text:p>36</text:p>
          </table:table-cell>
          <table:table-cell table:formula="of:=HEX2DEC(MID([.CF51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12"/>
          <table:table-cell table:number-columns-repeated="12" office:value-type="string">
            <text:p><text:s/></text:p>
          </table:table-cell>
          <table:table-cell table:number-columns-repeated="6"/>
          <table:table-cell table:formula="of:=MATCH(1;[.A511:.BU511];0)-1" office:value-type="float" office:value="36">
            <text:p>36</text:p>
          </table:table-cell>
          <table:table-cell table:formula="of:=SUM([.A511:.BU511])" office:value-type="float" office:value="8">
            <text:p>8</text:p>
          </table:table-cell>
          <table:table-cell table:number-columns-repeated="2"/>
          <table:table-cell table:formula="of:=72-SUM([.BX511:.BZ511])-[.BW511]" office:value-type="float" office:value="28">
            <text:p>28</text:p>
          </table:table-cell>
          <table:table-cell table:formula="of:=[.BW512]+[.CA511]" office:value-type="float" office:value="64">
            <text:p>64</text:p>
          </table:table-cell>
          <table:table-cell table:number-columns-repeated="2"/>
          <table:table-cell table:formula="of:=IF(ISNUMBER([.BW511]);&quot;0x&quot;&amp;DEC2HEX([.BW511]+[.BW$2]))" office:value-type="string" office:string-value="0x23">
            <text:p>0x23</text:p>
          </table:table-cell>
          <table:table-cell table:formula="of:=IF(ISNUMBER([.BX511]);&quot;0x&quot;&amp;DEC2HEX([.BX511]+[.BX$2]))" office:value-type="string" office:string-value="0x87">
            <text:p>0x87</text:p>
          </table:table-cell>
          <table:table-cell table:formula="of:=IF(ISNUMBER([.BY511]);&quot;0x&quot;&amp;DEC2HEX([.BY511]+[.BY$2]);&quot;&quot;)">
            <text:p/>
          </table:table-cell>
          <table:table-cell table:formula="of:=IF(ISNUMBER([.BZ511]);&quot;0x&quot;&amp;DEC2HEX([.BZ511]+[.BZ$2]);&quot;&quot;)">
            <text:p/>
          </table:table-cell>
          <table:table-cell table:formula="of:=IF(ISNUMBER([.CB511]);&quot;0x&quot;&amp;DEC2HEX([.CB511]+[.CB$2]);&quot;&quot;)" office:value-type="string" office:string-value="0x3F">
            <text:p>0x3F</text:p>
          </table:table-cell>
          <table:table-cell table:formula="of:=HEX2DEC(MID([.CE511];3;2))-[.CE$2]" office:value-type="float" office:value="36">
            <text:p>36</text:p>
          </table:table-cell>
          <table:table-cell table:formula="of:=HEX2DEC(MID([.CF51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12"/>
          <table:table-cell table:number-columns-repeated="10" office:value-type="string">
            <text:p><text:s/></text:p>
          </table:table-cell>
          <table:table-cell table:number-columns-repeated="8"/>
          <table:table-cell table:formula="of:=MATCH(1;[.A512:.BU512];0)-1" office:value-type="float" office:value="36">
            <text:p>36</text:p>
          </table:table-cell>
          <table:table-cell table:formula="of:=SUM([.A512:.BU512])" office:value-type="float" office:value="8">
            <text:p>8</text:p>
          </table:table-cell>
          <table:table-cell table:number-columns-repeated="2"/>
          <table:table-cell table:formula="of:=72-SUM([.BX512:.BZ512])-[.BW512]" office:value-type="float" office:value="28">
            <text:p>28</text:p>
          </table:table-cell>
          <table:table-cell table:formula="of:=[.BW513]+[.CA512]" office:value-type="float" office:value="64">
            <text:p>64</text:p>
          </table:table-cell>
          <table:table-cell table:number-columns-repeated="2"/>
          <table:table-cell table:formula="of:=IF(ISNUMBER([.BW512]);&quot;0x&quot;&amp;DEC2HEX([.BW512]+[.BW$2]))" office:value-type="string" office:string-value="0x23">
            <text:p>0x23</text:p>
          </table:table-cell>
          <table:table-cell table:formula="of:=IF(ISNUMBER([.BX512]);&quot;0x&quot;&amp;DEC2HEX([.BX512]+[.BX$2]))" office:value-type="string" office:string-value="0x87">
            <text:p>0x87</text:p>
          </table:table-cell>
          <table:table-cell table:formula="of:=IF(ISNUMBER([.BY512]);&quot;0x&quot;&amp;DEC2HEX([.BY512]+[.BY$2]);&quot;&quot;)">
            <text:p/>
          </table:table-cell>
          <table:table-cell table:formula="of:=IF(ISNUMBER([.BZ512]);&quot;0x&quot;&amp;DEC2HEX([.BZ512]+[.BZ$2]);&quot;&quot;)">
            <text:p/>
          </table:table-cell>
          <table:table-cell table:formula="of:=IF(ISNUMBER([.CB512]);&quot;0x&quot;&amp;DEC2HEX([.CB512]+[.CB$2]);&quot;&quot;)" office:value-type="string" office:string-value="0x3F">
            <text:p>0x3F</text:p>
          </table:table-cell>
          <table:table-cell table:formula="of:=HEX2DEC(MID([.CE512];3;2))-[.CE$2]" office:value-type="float" office:value="36">
            <text:p>36</text:p>
          </table:table-cell>
          <table:table-cell table:formula="of:=HEX2DEC(MID([.CF51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11"/>
          <table:table-cell table:number-columns-repeated="10" office:value-type="string">
            <text:p><text:s/></text:p>
          </table:table-cell>
          <table:table-cell table:number-columns-repeated="9"/>
          <table:table-cell table:formula="of:=MATCH(1;[.A513:.BU513];0)-1" office:value-type="float" office:value="36">
            <text:p>36</text:p>
          </table:table-cell>
          <table:table-cell table:formula="of:=SUM([.A513:.BU513])" office:value-type="float" office:value="8">
            <text:p>8</text:p>
          </table:table-cell>
          <table:table-cell table:number-columns-repeated="2"/>
          <table:table-cell table:formula="of:=72-SUM([.BX513:.BZ513])-[.BW513]" office:value-type="float" office:value="28">
            <text:p>28</text:p>
          </table:table-cell>
          <table:table-cell table:formula="of:=[.BW514]+[.CA513]" office:value-type="float" office:value="64">
            <text:p>64</text:p>
          </table:table-cell>
          <table:table-cell table:number-columns-repeated="2"/>
          <table:table-cell table:formula="of:=IF(ISNUMBER([.BW513]);&quot;0x&quot;&amp;DEC2HEX([.BW513]+[.BW$2]))" office:value-type="string" office:string-value="0x23">
            <text:p>0x23</text:p>
          </table:table-cell>
          <table:table-cell table:formula="of:=IF(ISNUMBER([.BX513]);&quot;0x&quot;&amp;DEC2HEX([.BX513]+[.BX$2]))" office:value-type="string" office:string-value="0x87">
            <text:p>0x87</text:p>
          </table:table-cell>
          <table:table-cell table:formula="of:=IF(ISNUMBER([.BY513]);&quot;0x&quot;&amp;DEC2HEX([.BY513]+[.BY$2]);&quot;&quot;)">
            <text:p/>
          </table:table-cell>
          <table:table-cell table:formula="of:=IF(ISNUMBER([.BZ513]);&quot;0x&quot;&amp;DEC2HEX([.BZ513]+[.BZ$2]);&quot;&quot;)">
            <text:p/>
          </table:table-cell>
          <table:table-cell table:formula="of:=IF(ISNUMBER([.CB513]);&quot;0x&quot;&amp;DEC2HEX([.CB513]+[.CB$2]);&quot;&quot;)" office:value-type="string" office:string-value="0x3F">
            <text:p>0x3F</text:p>
          </table:table-cell>
          <table:table-cell table:formula="of:=HEX2DEC(MID([.CE513];3;2))-[.CE$2]" office:value-type="float" office:value="36">
            <text:p>36</text:p>
          </table:table-cell>
          <table:table-cell table:formula="of:=HEX2DEC(MID([.CF51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11"/>
          <table:table-cell table:number-columns-repeated="8" office:value-type="string">
            <text:p><text:s/></text:p>
          </table:table-cell>
          <table:table-cell table:number-columns-repeated="11"/>
          <table:table-cell table:formula="of:=MATCH(1;[.A514:.BU514];0)-1" office:value-type="float" office:value="36">
            <text:p>36</text:p>
          </table:table-cell>
          <table:table-cell table:formula="of:=SUM([.A514:.BU514])" office:value-type="float" office:value="8">
            <text:p>8</text:p>
          </table:table-cell>
          <table:table-cell table:number-columns-repeated="2"/>
          <table:table-cell table:formula="of:=72-SUM([.BX514:.BZ514])-[.BW514]" office:value-type="float" office:value="28">
            <text:p>28</text:p>
          </table:table-cell>
          <table:table-cell table:formula="of:=[.BW515]+[.CA514]" office:value-type="float" office:value="64">
            <text:p>64</text:p>
          </table:table-cell>
          <table:table-cell table:number-columns-repeated="2"/>
          <table:table-cell table:formula="of:=IF(ISNUMBER([.BW514]);&quot;0x&quot;&amp;DEC2HEX([.BW514]+[.BW$2]))" office:value-type="string" office:string-value="0x23">
            <text:p>0x23</text:p>
          </table:table-cell>
          <table:table-cell table:formula="of:=IF(ISNUMBER([.BX514]);&quot;0x&quot;&amp;DEC2HEX([.BX514]+[.BX$2]))" office:value-type="string" office:string-value="0x87">
            <text:p>0x87</text:p>
          </table:table-cell>
          <table:table-cell table:formula="of:=IF(ISNUMBER([.BY514]);&quot;0x&quot;&amp;DEC2HEX([.BY514]+[.BY$2]);&quot;&quot;)">
            <text:p/>
          </table:table-cell>
          <table:table-cell table:formula="of:=IF(ISNUMBER([.BZ514]);&quot;0x&quot;&amp;DEC2HEX([.BZ514]+[.BZ$2]);&quot;&quot;)">
            <text:p/>
          </table:table-cell>
          <table:table-cell table:formula="of:=IF(ISNUMBER([.CB514]);&quot;0x&quot;&amp;DEC2HEX([.CB514]+[.CB$2]);&quot;&quot;)" office:value-type="string" office:string-value="0x3F">
            <text:p>0x3F</text:p>
          </table:table-cell>
          <table:table-cell table:formula="of:=HEX2DEC(MID([.CE514];3;2))-[.CE$2]" office:value-type="float" office:value="36">
            <text:p>36</text:p>
          </table:table-cell>
          <table:table-cell table:formula="of:=HEX2DEC(MID([.CF51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11"/>
          <table:table-cell table:number-columns-repeated="8" office:value-type="string">
            <text:p><text:s/></text:p>
          </table:table-cell>
          <table:table-cell table:number-columns-repeated="11"/>
          <table:table-cell table:formula="of:=MATCH(1;[.A515:.BU515];0)-1" office:value-type="float" office:value="36">
            <text:p>36</text:p>
          </table:table-cell>
          <table:table-cell table:formula="of:=SUM([.A515:.BU515])" office:value-type="float" office:value="8">
            <text:p>8</text:p>
          </table:table-cell>
          <table:table-cell table:number-columns-repeated="2"/>
          <table:table-cell table:formula="of:=72-SUM([.BX515:.BZ515])-[.BW515]" office:value-type="float" office:value="28">
            <text:p>28</text:p>
          </table:table-cell>
          <table:table-cell table:formula="of:=[.BW516]+[.CA515]" office:value-type="float" office:value="64">
            <text:p>64</text:p>
          </table:table-cell>
          <table:table-cell table:number-columns-repeated="2"/>
          <table:table-cell table:formula="of:=IF(ISNUMBER([.BW515]);&quot;0x&quot;&amp;DEC2HEX([.BW515]+[.BW$2]))" office:value-type="string" office:string-value="0x23">
            <text:p>0x23</text:p>
          </table:table-cell>
          <table:table-cell table:formula="of:=IF(ISNUMBER([.BX515]);&quot;0x&quot;&amp;DEC2HEX([.BX515]+[.BX$2]))" office:value-type="string" office:string-value="0x87">
            <text:p>0x87</text:p>
          </table:table-cell>
          <table:table-cell table:formula="of:=IF(ISNUMBER([.BY515]);&quot;0x&quot;&amp;DEC2HEX([.BY515]+[.BY$2]);&quot;&quot;)">
            <text:p/>
          </table:table-cell>
          <table:table-cell table:formula="of:=IF(ISNUMBER([.BZ515]);&quot;0x&quot;&amp;DEC2HEX([.BZ515]+[.BZ$2]);&quot;&quot;)">
            <text:p/>
          </table:table-cell>
          <table:table-cell table:formula="of:=IF(ISNUMBER([.CB515]);&quot;0x&quot;&amp;DEC2HEX([.CB515]+[.CB$2]);&quot;&quot;)" office:value-type="string" office:string-value="0x3F">
            <text:p>0x3F</text:p>
          </table:table-cell>
          <table:table-cell table:formula="of:=HEX2DEC(MID([.CE515];3;2))-[.CE$2]" office:value-type="float" office:value="36">
            <text:p>36</text:p>
          </table:table-cell>
          <table:table-cell table:formula="of:=HEX2DEC(MID([.CF51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11"/>
          <table:table-cell table:number-columns-repeated="5" office:value-type="string">
            <text:p><text:s/></text:p>
          </table:table-cell>
          <table:table-cell table:number-columns-repeated="14"/>
          <table:table-cell table:formula="of:=MATCH(1;[.A516:.BU516];0)-1" office:value-type="float" office:value="36">
            <text:p>36</text:p>
          </table:table-cell>
          <table:table-cell table:formula="of:=SUM([.A516:.BU516])" office:value-type="float" office:value="8">
            <text:p>8</text:p>
          </table:table-cell>
          <table:table-cell table:number-columns-repeated="2"/>
          <table:table-cell table:formula="of:=72-SUM([.BX516:.BZ516])-[.BW516]" office:value-type="float" office:value="28">
            <text:p>28</text:p>
          </table:table-cell>
          <table:table-cell table:formula="of:=[.BW517]+[.CA516]" office:value-type="float" office:value="64">
            <text:p>64</text:p>
          </table:table-cell>
          <table:table-cell table:number-columns-repeated="2"/>
          <table:table-cell table:formula="of:=IF(ISNUMBER([.BW516]);&quot;0x&quot;&amp;DEC2HEX([.BW516]+[.BW$2]))" office:value-type="string" office:string-value="0x23">
            <text:p>0x23</text:p>
          </table:table-cell>
          <table:table-cell table:formula="of:=IF(ISNUMBER([.BX516]);&quot;0x&quot;&amp;DEC2HEX([.BX516]+[.BX$2]))" office:value-type="string" office:string-value="0x87">
            <text:p>0x87</text:p>
          </table:table-cell>
          <table:table-cell table:formula="of:=IF(ISNUMBER([.BY516]);&quot;0x&quot;&amp;DEC2HEX([.BY516]+[.BY$2]);&quot;&quot;)">
            <text:p/>
          </table:table-cell>
          <table:table-cell table:formula="of:=IF(ISNUMBER([.BZ516]);&quot;0x&quot;&amp;DEC2HEX([.BZ516]+[.BZ$2]);&quot;&quot;)">
            <text:p/>
          </table:table-cell>
          <table:table-cell table:formula="of:=IF(ISNUMBER([.CB516]);&quot;0x&quot;&amp;DEC2HEX([.CB516]+[.CB$2]);&quot;&quot;)" office:value-type="string" office:string-value="0x3F">
            <text:p>0x3F</text:p>
          </table:table-cell>
          <table:table-cell table:formula="of:=HEX2DEC(MID([.CE516];3;2))-[.CE$2]" office:value-type="float" office:value="36">
            <text:p>36</text:p>
          </table:table-cell>
          <table:table-cell table:formula="of:=HEX2DEC(MID([.CF51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8" office:value-type="float" office:value="1">
            <text:p>1</text:p>
          </table:table-cell>
          <table:table-cell table:number-columns-repeated="11"/>
          <table:table-cell office:value-type="string">
            <text:p><text:s/></text:p>
          </table:table-cell>
          <table:table-cell table:number-columns-repeated="18"/>
          <table:table-cell table:formula="of:=MATCH(1;[.A517:.BU517];0)-1" office:value-type="float" office:value="36">
            <text:p>36</text:p>
          </table:table-cell>
          <table:table-cell table:formula="of:=SUM([.A517:.BU517])" office:value-type="float" office:value="8">
            <text:p>8</text:p>
          </table:table-cell>
          <table:table-cell table:number-columns-repeated="2"/>
          <table:table-cell table:formula="of:=72-SUM([.BX517:.BZ517])-[.BW517]" office:value-type="float" office:value="28">
            <text:p>28</text:p>
          </table:table-cell>
          <table:table-cell table:formula="of:=[.BW518]+[.CA517]" office:value-type="float" office:value="28">
            <text:p>28</text:p>
          </table:table-cell>
          <table:table-cell table:number-columns-repeated="2"/>
          <table:table-cell table:formula="of:=IF(ISNUMBER([.BW517]);&quot;0x&quot;&amp;DEC2HEX([.BW517]+[.BW$2]))" office:value-type="string" office:string-value="0x23">
            <text:p>0x23</text:p>
          </table:table-cell>
          <table:table-cell table:formula="of:=IF(ISNUMBER([.BX517]);&quot;0x&quot;&amp;DEC2HEX([.BX517]+[.BX$2]))" office:value-type="string" office:string-value="0x87">
            <text:p>0x87</text:p>
          </table:table-cell>
          <table:table-cell table:formula="of:=IF(ISNUMBER([.BY517]);&quot;0x&quot;&amp;DEC2HEX([.BY517]+[.BY$2]);&quot;&quot;)">
            <text:p/>
          </table:table-cell>
          <table:table-cell table:formula="of:=IF(ISNUMBER([.BZ517]);&quot;0x&quot;&amp;DEC2HEX([.BZ517]+[.BZ$2]);&quot;&quot;)">
            <text:p/>
          </table:table-cell>
          <table:table-cell table:formula="of:=IF(ISNUMBER([.CB517]);&quot;0x&quot;&amp;DEC2HEX([.CB517]+[.CB$2]);&quot;&quot;)" office:value-type="string" office:string-value="0x1B">
            <text:p>0x1B</text:p>
          </table:table-cell>
          <table:table-cell table:formula="of:=HEX2DEC(MID([.CE517];3;2))-[.CE$2]" office:value-type="float" office:value="36">
            <text:p>36</text:p>
          </table:table-cell>
          <table:table-cell table:formula="of:=HEX2DEC(MID([.CF517];3;2))-[.CF$2]" office:value-type="float" office:value="8">
            <text:p>8</text:p>
          </table:table-cell>
          <table:table-cell table:formula="of:=SUM([.CI418:.CK517])" office:value-type="float" office:value="4209">
            <text:p>4209</text:p>
          </table:table-cell>
          <table:table-cell table:number-columns-repeated="11"/>
        </table:table-row>
        <table:table-row table:style-name="ro6">
          <table:table-cell table:number-columns-repeated="74"/>
          <table:table-cell/>
          <table:table-cell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518]);&quot;0x&quot;&amp;DEC2HEX([.BY518]+[.BY$2]);&quot;&quot;)">
            <text:p/>
          </table:table-cell>
          <table:table-cell table:formula="of:=IF(ISNUMBER([.BZ518]);&quot;0x&quot;&amp;DEC2HEX([.BZ518]+[.BZ$2]);&quot;&quot;)">
            <text:p/>
          </table:table-cell>
          <table:table-cell table:formula="of:=IF(ISNUMBER([.CB518]);&quot;0x&quot;&amp;DEC2HEX([.CB518]+[.CB$2]);&quot;&quot;)">
            <text:p/>
          </table:table-cell>
          <table:table-cell table:formula="of:=HEX2DEC(MID([.CE518];3;2))-[.CE$2]" office:value-type="float" office:value="1">
            <text:p>1</text:p>
          </table:table-cell>
          <table:table-cell table:formula="of:=HEX2DEC(MID([.CF518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519]);&quot;0x&quot;&amp;DEC2HEX([.BY519]+[.BY$2]);&quot;&quot;)">
            <text:p/>
          </table:table-cell>
          <table:table-cell table:formula="of:=IF(ISNUMBER([.BZ519]);&quot;0x&quot;&amp;DEC2HEX([.BZ519]+[.BZ$2]);&quot;&quot;)">
            <text:p/>
          </table:table-cell>
          <table:table-cell table:formula="of:=IF(ISNUMBER([.CB519]);&quot;0x&quot;&amp;DEC2HEX([.CB519]+[.CB$2]);&quot;&quot;)">
            <text:p/>
          </table:table-cell>
          <table:table-cell table:formula="of:=HEX2DEC(MID([.CE519];3;2))-[.CE$2]" office:value-type="float" office:value="1">
            <text:p>1</text:p>
          </table:table-cell>
          <table:table-cell table:formula="of:=HEX2DEC(MID([.CF519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520]);&quot;0x&quot;&amp;DEC2HEX([.BY520]+[.BY$2]);&quot;&quot;)">
            <text:p/>
          </table:table-cell>
          <table:table-cell table:formula="of:=IF(ISNUMBER([.BZ520]);&quot;0x&quot;&amp;DEC2HEX([.BZ520]+[.BZ$2]);&quot;&quot;)">
            <text:p/>
          </table:table-cell>
          <table:table-cell table:formula="of:=IF(ISNUMBER([.CB520]);&quot;0x&quot;&amp;DEC2HEX([.CB520]+[.CB$2]);&quot;&quot;)">
            <text:p/>
          </table:table-cell>
          <table:table-cell table:formula="of:=HEX2DEC(MID([.CE520];3;2))-[.CE$2]" office:value-type="float" office:value="1">
            <text:p>1</text:p>
          </table:table-cell>
          <table:table-cell table:formula="of:=HEX2DEC(MID([.CF520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521]);&quot;0x&quot;&amp;DEC2HEX([.BY521]+[.BY$2]);&quot;&quot;)">
            <text:p/>
          </table:table-cell>
          <table:table-cell table:formula="of:=IF(ISNUMBER([.BZ521]);&quot;0x&quot;&amp;DEC2HEX([.BZ521]+[.BZ$2]);&quot;&quot;)">
            <text:p/>
          </table:table-cell>
          <table:table-cell table:formula="of:=IF(ISNUMBER([.CB521]);&quot;0x&quot;&amp;DEC2HEX([.CB521]+[.CB$2]);&quot;&quot;)">
            <text:p/>
          </table:table-cell>
          <table:table-cell table:formula="of:=HEX2DEC(MID([.CE521];3;2))-[.CE$2]" office:value-type="float" office:value="1">
            <text:p>1</text:p>
          </table:table-cell>
          <table:table-cell table:formula="of:=HEX2DEC(MID([.CF521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522:.BU522];0)-1" office:value-type="float" office:value="2">
            <text:p>2</text:p>
          </table:table-cell>
          <table:table-cell table:formula="of:=SUM([.A522:.BU522])" office:value-type="float" office:value="68">
            <text:p>68</text:p>
          </table:table-cell>
          <table:table-cell table:number-columns-repeated="2"/>
          <table:table-cell table:formula="of:=72-SUM([.BX522:.BZ522])-[.BW522]" office:value-type="float" office:value="2">
            <text:p>2</text:p>
          </table:table-cell>
          <table:table-cell table:formula="of:=[.BW523]+[.CA522]" office:value-type="float" office:value="4">
            <text:p>4</text:p>
          </table:table-cell>
          <table:table-cell table:number-columns-repeated="2"/>
          <table:table-cell table:formula="of:=IF(ISNUMBER([.BW522]);&quot;0x&quot;&amp;DEC2HEX([.BW522]+[.BW$2]))" office:value-type="string" office:string-value="0x1">
            <text:p>0x1</text:p>
          </table:table-cell>
          <table:table-cell table:formula="of:=IF(ISNUMBER([.BX522]);&quot;0x&quot;&amp;DEC2HEX([.BX522]+[.BX$2]))" office:value-type="string" office:string-value="0xC3">
            <text:p>0xC3</text:p>
          </table:table-cell>
          <table:table-cell table:formula="of:=IF(ISNUMBER([.BY522]);&quot;0x&quot;&amp;DEC2HEX([.BY522]+[.BY$2]);&quot;&quot;)">
            <text:p/>
          </table:table-cell>
          <table:table-cell table:formula="of:=IF(ISNUMBER([.BZ522]);&quot;0x&quot;&amp;DEC2HEX([.BZ522]+[.BZ$2]);&quot;&quot;)">
            <text:p/>
          </table:table-cell>
          <table:table-cell table:formula="of:=IF(ISNUMBER([.CB522]);&quot;0x&quot;&amp;DEC2HEX([.CB522]+[.CB$2]);&quot;&quot;)" office:value-type="string" office:string-value="0x3">
            <text:p>0x3</text:p>
          </table:table-cell>
          <table:table-cell table:formula="of:=HEX2DEC(MID([.CE522];3;2))-[.CE$2]" office:value-type="float" office:value="2">
            <text:p>2</text:p>
          </table:table-cell>
          <table:table-cell table:formula="of:=HEX2DEC(MID([.CF522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523:.BU523];0)-1" office:value-type="float" office:value="2">
            <text:p>2</text:p>
          </table:table-cell>
          <table:table-cell table:formula="of:=SUM([.A523:.BU523])" office:value-type="float" office:value="68">
            <text:p>68</text:p>
          </table:table-cell>
          <table:table-cell table:number-columns-repeated="2"/>
          <table:table-cell table:formula="of:=72-SUM([.BX523:.BZ523])-[.BW523]" office:value-type="float" office:value="2">
            <text:p>2</text:p>
          </table:table-cell>
          <table:table-cell table:formula="of:=[.BW524]+[.CA523]" office:value-type="float" office:value="4">
            <text:p>4</text:p>
          </table:table-cell>
          <table:table-cell table:number-columns-repeated="2"/>
          <table:table-cell table:formula="of:=IF(ISNUMBER([.BW523]);&quot;0x&quot;&amp;DEC2HEX([.BW523]+[.BW$2]))" office:value-type="string" office:string-value="0x1">
            <text:p>0x1</text:p>
          </table:table-cell>
          <table:table-cell table:formula="of:=IF(ISNUMBER([.BX523]);&quot;0x&quot;&amp;DEC2HEX([.BX523]+[.BX$2]))" office:value-type="string" office:string-value="0xC3">
            <text:p>0xC3</text:p>
          </table:table-cell>
          <table:table-cell table:formula="of:=IF(ISNUMBER([.BY523]);&quot;0x&quot;&amp;DEC2HEX([.BY523]+[.BY$2]);&quot;&quot;)">
            <text:p/>
          </table:table-cell>
          <table:table-cell table:formula="of:=IF(ISNUMBER([.BZ523]);&quot;0x&quot;&amp;DEC2HEX([.BZ523]+[.BZ$2]);&quot;&quot;)">
            <text:p/>
          </table:table-cell>
          <table:table-cell table:formula="of:=IF(ISNUMBER([.CB523]);&quot;0x&quot;&amp;DEC2HEX([.CB523]+[.CB$2]);&quot;&quot;)" office:value-type="string" office:string-value="0x3">
            <text:p>0x3</text:p>
          </table:table-cell>
          <table:table-cell table:formula="of:=HEX2DEC(MID([.CE523];3;2))-[.CE$2]" office:value-type="float" office:value="2">
            <text:p>2</text:p>
          </table:table-cell>
          <table:table-cell table:formula="of:=HEX2DEC(MID([.CF523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524:.BU524];0)-1" office:value-type="float" office:value="2">
            <text:p>2</text:p>
          </table:table-cell>
          <table:table-cell table:formula="of:=SUM([.A524:.BU524])" office:value-type="float" office:value="68">
            <text:p>68</text:p>
          </table:table-cell>
          <table:table-cell table:number-columns-repeated="2"/>
          <table:table-cell table:formula="of:=72-SUM([.BX524:.BZ524])-[.BW524]" office:value-type="float" office:value="2">
            <text:p>2</text:p>
          </table:table-cell>
          <table:table-cell table:formula="of:=[.BW525]+[.CA524]" office:value-type="float" office:value="4">
            <text:p>4</text:p>
          </table:table-cell>
          <table:table-cell table:number-columns-repeated="2"/>
          <table:table-cell table:formula="of:=IF(ISNUMBER([.BW524]);&quot;0x&quot;&amp;DEC2HEX([.BW524]+[.BW$2]))" office:value-type="string" office:string-value="0x1">
            <text:p>0x1</text:p>
          </table:table-cell>
          <table:table-cell table:formula="of:=IF(ISNUMBER([.BX524]);&quot;0x&quot;&amp;DEC2HEX([.BX524]+[.BX$2]))" office:value-type="string" office:string-value="0xC3">
            <text:p>0xC3</text:p>
          </table:table-cell>
          <table:table-cell table:formula="of:=IF(ISNUMBER([.BY524]);&quot;0x&quot;&amp;DEC2HEX([.BY524]+[.BY$2]);&quot;&quot;)">
            <text:p/>
          </table:table-cell>
          <table:table-cell table:formula="of:=IF(ISNUMBER([.BZ524]);&quot;0x&quot;&amp;DEC2HEX([.BZ524]+[.BZ$2]);&quot;&quot;)">
            <text:p/>
          </table:table-cell>
          <table:table-cell table:formula="of:=IF(ISNUMBER([.CB524]);&quot;0x&quot;&amp;DEC2HEX([.CB524]+[.CB$2]);&quot;&quot;)" office:value-type="string" office:string-value="0x3">
            <text:p>0x3</text:p>
          </table:table-cell>
          <table:table-cell table:formula="of:=HEX2DEC(MID([.CE524];3;2))-[.CE$2]" office:value-type="float" office:value="2">
            <text:p>2</text:p>
          </table:table-cell>
          <table:table-cell table:formula="of:=HEX2DEC(MID([.CF524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525:.BU525];0)-1" office:value-type="float" office:value="2">
            <text:p>2</text:p>
          </table:table-cell>
          <table:table-cell table:formula="of:=SUM([.A525:.BU525])" office:value-type="float" office:value="68">
            <text:p>68</text:p>
          </table:table-cell>
          <table:table-cell table:number-columns-repeated="2"/>
          <table:table-cell table:formula="of:=72-SUM([.BX525:.BZ525])-[.BW525]" office:value-type="float" office:value="2">
            <text:p>2</text:p>
          </table:table-cell>
          <table:table-cell table:formula="of:=[.BW526]+[.CA525]" office:value-type="float" office:value="4">
            <text:p>4</text:p>
          </table:table-cell>
          <table:table-cell table:number-columns-repeated="2"/>
          <table:table-cell table:formula="of:=IF(ISNUMBER([.BW525]);&quot;0x&quot;&amp;DEC2HEX([.BW525]+[.BW$2]))" office:value-type="string" office:string-value="0x1">
            <text:p>0x1</text:p>
          </table:table-cell>
          <table:table-cell table:formula="of:=IF(ISNUMBER([.BX525]);&quot;0x&quot;&amp;DEC2HEX([.BX525]+[.BX$2]))" office:value-type="string" office:string-value="0xC3">
            <text:p>0xC3</text:p>
          </table:table-cell>
          <table:table-cell table:formula="of:=IF(ISNUMBER([.BY525]);&quot;0x&quot;&amp;DEC2HEX([.BY525]+[.BY$2]);&quot;&quot;)">
            <text:p/>
          </table:table-cell>
          <table:table-cell table:formula="of:=IF(ISNUMBER([.BZ525]);&quot;0x&quot;&amp;DEC2HEX([.BZ525]+[.BZ$2]);&quot;&quot;)">
            <text:p/>
          </table:table-cell>
          <table:table-cell table:formula="of:=IF(ISNUMBER([.CB525]);&quot;0x&quot;&amp;DEC2HEX([.CB525]+[.CB$2]);&quot;&quot;)" office:value-type="string" office:string-value="0x3">
            <text:p>0x3</text:p>
          </table:table-cell>
          <table:table-cell table:formula="of:=HEX2DEC(MID([.CE525];3;2))-[.CE$2]" office:value-type="float" office:value="2">
            <text:p>2</text:p>
          </table:table-cell>
          <table:table-cell table:formula="of:=HEX2DEC(MID([.CF525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526:.BU526];0)-1" office:value-type="float" office:value="2">
            <text:p>2</text:p>
          </table:table-cell>
          <table:table-cell table:formula="of:=SUM([.A526:.BU526])" office:value-type="float" office:value="68">
            <text:p>68</text:p>
          </table:table-cell>
          <table:table-cell table:number-columns-repeated="2"/>
          <table:table-cell table:formula="of:=72-SUM([.BX526:.BZ526])-[.BW526]" office:value-type="float" office:value="2">
            <text:p>2</text:p>
          </table:table-cell>
          <table:table-cell table:formula="of:=[.BW527]+[.CA526]" office:value-type="float" office:value="4">
            <text:p>4</text:p>
          </table:table-cell>
          <table:table-cell table:number-columns-repeated="2"/>
          <table:table-cell table:formula="of:=IF(ISNUMBER([.BW526]);&quot;0x&quot;&amp;DEC2HEX([.BW526]+[.BW$2]))" office:value-type="string" office:string-value="0x1">
            <text:p>0x1</text:p>
          </table:table-cell>
          <table:table-cell table:formula="of:=IF(ISNUMBER([.BX526]);&quot;0x&quot;&amp;DEC2HEX([.BX526]+[.BX$2]))" office:value-type="string" office:string-value="0xC3">
            <text:p>0xC3</text:p>
          </table:table-cell>
          <table:table-cell table:formula="of:=IF(ISNUMBER([.BY526]);&quot;0x&quot;&amp;DEC2HEX([.BY526]+[.BY$2]);&quot;&quot;)">
            <text:p/>
          </table:table-cell>
          <table:table-cell table:formula="of:=IF(ISNUMBER([.BZ526]);&quot;0x&quot;&amp;DEC2HEX([.BZ526]+[.BZ$2]);&quot;&quot;)">
            <text:p/>
          </table:table-cell>
          <table:table-cell table:formula="of:=IF(ISNUMBER([.CB526]);&quot;0x&quot;&amp;DEC2HEX([.CB526]+[.CB$2]);&quot;&quot;)" office:value-type="string" office:string-value="0x3">
            <text:p>0x3</text:p>
          </table:table-cell>
          <table:table-cell table:formula="of:=HEX2DEC(MID([.CE526];3;2))-[.CE$2]" office:value-type="float" office:value="2">
            <text:p>2</text:p>
          </table:table-cell>
          <table:table-cell table:formula="of:=HEX2DEC(MID([.CF526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2"/>
          <table:table-cell table:formula="of:=MATCH(1;[.A527:.BU527];0)-1" office:value-type="float" office:value="2">
            <text:p>2</text:p>
          </table:table-cell>
          <table:table-cell table:formula="of:=SUM([.A527:.BU527])" office:value-type="float" office:value="68">
            <text:p>68</text:p>
          </table:table-cell>
          <table:table-cell table:number-columns-repeated="2"/>
          <table:table-cell table:formula="of:=72-SUM([.BX527:.BZ527])-[.BW527]" office:value-type="float" office:value="2">
            <text:p>2</text:p>
          </table:table-cell>
          <table:table-cell table:formula="of:=[.BW528]+[.CA527]" office:value-type="float" office:value="4">
            <text:p>4</text:p>
          </table:table-cell>
          <table:table-cell table:number-columns-repeated="2"/>
          <table:table-cell table:formula="of:=IF(ISNUMBER([.BW527]);&quot;0x&quot;&amp;DEC2HEX([.BW527]+[.BW$2]))" office:value-type="string" office:string-value="0x1">
            <text:p>0x1</text:p>
          </table:table-cell>
          <table:table-cell table:formula="of:=IF(ISNUMBER([.BX527]);&quot;0x&quot;&amp;DEC2HEX([.BX527]+[.BX$2]))" office:value-type="string" office:string-value="0xC3">
            <text:p>0xC3</text:p>
          </table:table-cell>
          <table:table-cell table:formula="of:=IF(ISNUMBER([.BY527]);&quot;0x&quot;&amp;DEC2HEX([.BY527]+[.BY$2]);&quot;&quot;)">
            <text:p/>
          </table:table-cell>
          <table:table-cell table:formula="of:=IF(ISNUMBER([.BZ527]);&quot;0x&quot;&amp;DEC2HEX([.BZ527]+[.BZ$2]);&quot;&quot;)">
            <text:p/>
          </table:table-cell>
          <table:table-cell table:formula="of:=IF(ISNUMBER([.CB527]);&quot;0x&quot;&amp;DEC2HEX([.CB527]+[.CB$2]);&quot;&quot;)" office:value-type="string" office:string-value="0x3">
            <text:p>0x3</text:p>
          </table:table-cell>
          <table:table-cell table:formula="of:=HEX2DEC(MID([.CE527];3;2))-[.CE$2]" office:value-type="float" office:value="2">
            <text:p>2</text:p>
          </table:table-cell>
          <table:table-cell table:formula="of:=HEX2DEC(MID([.CF527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528:.BU528];0)-1" office:value-type="float" office:value="2">
            <text:p>2</text:p>
          </table:table-cell>
          <table:table-cell table:formula="of:=SUM([.A528:.BU528])" office:value-type="float" office:value="68">
            <text:p>68</text:p>
          </table:table-cell>
          <table:table-cell table:number-columns-repeated="2"/>
          <table:table-cell table:formula="of:=72-SUM([.BX528:.BZ528])-[.BW528]" office:value-type="float" office:value="2">
            <text:p>2</text:p>
          </table:table-cell>
          <table:table-cell table:formula="of:=[.BW529]+[.CA528]" office:value-type="float" office:value="4">
            <text:p>4</text:p>
          </table:table-cell>
          <table:table-cell table:number-columns-repeated="2"/>
          <table:table-cell table:formula="of:=IF(ISNUMBER([.BW528]);&quot;0x&quot;&amp;DEC2HEX([.BW528]+[.BW$2]))" office:value-type="string" office:string-value="0x1">
            <text:p>0x1</text:p>
          </table:table-cell>
          <table:table-cell table:formula="of:=IF(ISNUMBER([.BX528]);&quot;0x&quot;&amp;DEC2HEX([.BX528]+[.BX$2]))" office:value-type="string" office:string-value="0xC3">
            <text:p>0xC3</text:p>
          </table:table-cell>
          <table:table-cell table:formula="of:=IF(ISNUMBER([.BY528]);&quot;0x&quot;&amp;DEC2HEX([.BY528]+[.BY$2]);&quot;&quot;)">
            <text:p/>
          </table:table-cell>
          <table:table-cell table:formula="of:=IF(ISNUMBER([.BZ528]);&quot;0x&quot;&amp;DEC2HEX([.BZ528]+[.BZ$2]);&quot;&quot;)">
            <text:p/>
          </table:table-cell>
          <table:table-cell table:formula="of:=IF(ISNUMBER([.CB528]);&quot;0x&quot;&amp;DEC2HEX([.CB528]+[.CB$2]);&quot;&quot;)" office:value-type="string" office:string-value="0x3">
            <text:p>0x3</text:p>
          </table:table-cell>
          <table:table-cell table:formula="of:=HEX2DEC(MID([.CE528];3;2))-[.CE$2]" office:value-type="float" office:value="2">
            <text:p>2</text:p>
          </table:table-cell>
          <table:table-cell table:formula="of:=HEX2DEC(MID([.CF528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529:.BU529];0)-1" office:value-type="float" office:value="2">
            <text:p>2</text:p>
          </table:table-cell>
          <table:table-cell table:formula="of:=SUM([.A529:.BU529])" office:value-type="float" office:value="68">
            <text:p>68</text:p>
          </table:table-cell>
          <table:table-cell table:number-columns-repeated="2"/>
          <table:table-cell table:formula="of:=72-SUM([.BX529:.BZ529])-[.BW529]" office:value-type="float" office:value="2">
            <text:p>2</text:p>
          </table:table-cell>
          <table:table-cell table:formula="of:=[.BW530]+[.CA529]" office:value-type="float" office:value="4">
            <text:p>4</text:p>
          </table:table-cell>
          <table:table-cell table:number-columns-repeated="2"/>
          <table:table-cell table:formula="of:=IF(ISNUMBER([.BW529]);&quot;0x&quot;&amp;DEC2HEX([.BW529]+[.BW$2]))" office:value-type="string" office:string-value="0x1">
            <text:p>0x1</text:p>
          </table:table-cell>
          <table:table-cell table:formula="of:=IF(ISNUMBER([.BX529]);&quot;0x&quot;&amp;DEC2HEX([.BX529]+[.BX$2]))" office:value-type="string" office:string-value="0xC3">
            <text:p>0xC3</text:p>
          </table:table-cell>
          <table:table-cell table:formula="of:=IF(ISNUMBER([.BY529]);&quot;0x&quot;&amp;DEC2HEX([.BY529]+[.BY$2]);&quot;&quot;)">
            <text:p/>
          </table:table-cell>
          <table:table-cell table:formula="of:=IF(ISNUMBER([.BZ529]);&quot;0x&quot;&amp;DEC2HEX([.BZ529]+[.BZ$2]);&quot;&quot;)">
            <text:p/>
          </table:table-cell>
          <table:table-cell table:formula="of:=IF(ISNUMBER([.CB529]);&quot;0x&quot;&amp;DEC2HEX([.CB529]+[.CB$2]);&quot;&quot;)" office:value-type="string" office:string-value="0x3">
            <text:p>0x3</text:p>
          </table:table-cell>
          <table:table-cell table:formula="of:=HEX2DEC(MID([.CE529];3;2))-[.CE$2]" office:value-type="float" office:value="2">
            <text:p>2</text:p>
          </table:table-cell>
          <table:table-cell table:formula="of:=HEX2DEC(MID([.CF529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14" office:value-type="string">
            <text:p><text:s/></text:p>
          </table:table-cell>
          <table:table-cell table:number-columns-repeated="17"/>
          <table:table-cell table:number-columns-repeated="9" office:value-type="string">
            <text:p><text:s/></text:p>
          </table:table-cell>
          <table:table-cell table:number-columns-repeated="23"/>
          <table:table-cell table:formula="of:=MATCH(1;[.A530:.BU530];0)-1" office:value-type="float" office:value="2">
            <text:p>2</text:p>
          </table:table-cell>
          <table:table-cell table:formula="of:=SUM([.A530:.BU530])" office:value-type="float" office:value="8">
            <text:p>8</text:p>
          </table:table-cell>
          <table:table-cell table:number-columns-repeated="2"/>
          <table:table-cell table:formula="of:=72-SUM([.BX530:.BZ530])-[.BW530]" office:value-type="float" office:value="62">
            <text:p>62</text:p>
          </table:table-cell>
          <table:table-cell table:formula="of:=[.BW531]+[.CA530]" office:value-type="float" office:value="64">
            <text:p>64</text:p>
          </table:table-cell>
          <table:table-cell table:number-columns-repeated="2"/>
          <table:table-cell table:formula="of:=IF(ISNUMBER([.BW530]);&quot;0x&quot;&amp;DEC2HEX([.BW530]+[.BW$2]))" office:value-type="string" office:string-value="0x1">
            <text:p>0x1</text:p>
          </table:table-cell>
          <table:table-cell table:formula="of:=IF(ISNUMBER([.BX530]);&quot;0x&quot;&amp;DEC2HEX([.BX530]+[.BX$2]))" office:value-type="string" office:string-value="0x87">
            <text:p>0x87</text:p>
          </table:table-cell>
          <table:table-cell table:formula="of:=IF(ISNUMBER([.BY530]);&quot;0x&quot;&amp;DEC2HEX([.BY530]+[.BY$2]);&quot;&quot;)">
            <text:p/>
          </table:table-cell>
          <table:table-cell table:formula="of:=IF(ISNUMBER([.BZ530]);&quot;0x&quot;&amp;DEC2HEX([.BZ530]+[.BZ$2]);&quot;&quot;)">
            <text:p/>
          </table:table-cell>
          <table:table-cell table:formula="of:=IF(ISNUMBER([.CB530]);&quot;0x&quot;&amp;DEC2HEX([.CB530]+[.CB$2]);&quot;&quot;)" office:value-type="string" office:string-value="0x3F">
            <text:p>0x3F</text:p>
          </table:table-cell>
          <table:table-cell table:formula="of:=HEX2DEC(MID([.CE530];3;2))-[.CE$2]" office:value-type="float" office:value="2">
            <text:p>2</text:p>
          </table:table-cell>
          <table:table-cell table:formula="of:=HEX2DEC(MID([.CF53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6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19"/>
          <table:table-cell table:number-columns-repeated="9" office:value-type="string">
            <text:p><text:s/></text:p>
          </table:table-cell>
          <table:table-cell table:number-columns-repeated="23"/>
          <table:table-cell table:formula="of:=MATCH(1;[.A531:.BU531];0)-1" office:value-type="float" office:value="2">
            <text:p>2</text:p>
          </table:table-cell>
          <table:table-cell table:formula="of:=SUM([.A531:.BU531])" office:value-type="float" office:value="8">
            <text:p>8</text:p>
          </table:table-cell>
          <table:table-cell table:number-columns-repeated="2"/>
          <table:table-cell table:formula="of:=72-SUM([.BX531:.BZ531])-[.BW531]" office:value-type="float" office:value="62">
            <text:p>62</text:p>
          </table:table-cell>
          <table:table-cell table:formula="of:=[.BW532]+[.CA531]" office:value-type="float" office:value="64">
            <text:p>64</text:p>
          </table:table-cell>
          <table:table-cell table:number-columns-repeated="2"/>
          <table:table-cell table:formula="of:=IF(ISNUMBER([.BW531]);&quot;0x&quot;&amp;DEC2HEX([.BW531]+[.BW$2]))" office:value-type="string" office:string-value="0x1">
            <text:p>0x1</text:p>
          </table:table-cell>
          <table:table-cell table:formula="of:=IF(ISNUMBER([.BX531]);&quot;0x&quot;&amp;DEC2HEX([.BX531]+[.BX$2]))" office:value-type="string" office:string-value="0x87">
            <text:p>0x87</text:p>
          </table:table-cell>
          <table:table-cell table:formula="of:=IF(ISNUMBER([.BY531]);&quot;0x&quot;&amp;DEC2HEX([.BY531]+[.BY$2]);&quot;&quot;)">
            <text:p/>
          </table:table-cell>
          <table:table-cell table:formula="of:=IF(ISNUMBER([.BZ531]);&quot;0x&quot;&amp;DEC2HEX([.BZ531]+[.BZ$2]);&quot;&quot;)">
            <text:p/>
          </table:table-cell>
          <table:table-cell table:formula="of:=IF(ISNUMBER([.CB531]);&quot;0x&quot;&amp;DEC2HEX([.CB531]+[.CB$2]);&quot;&quot;)" office:value-type="string" office:string-value="0x3F">
            <text:p>0x3F</text:p>
          </table:table-cell>
          <table:table-cell table:formula="of:=HEX2DEC(MID([.CE531];3;2))-[.CE$2]" office:value-type="float" office:value="2">
            <text:p>2</text:p>
          </table:table-cell>
          <table:table-cell table:formula="of:=HEX2DEC(MID([.CF53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7" office:value-type="string">
            <text:p><text:s/></text:p>
          </table:table-cell>
          <table:table-cell table:number-columns-repeated="23"/>
          <table:table-cell table:formula="of:=MATCH(1;[.A532:.BU532];0)-1" office:value-type="float" office:value="2">
            <text:p>2</text:p>
          </table:table-cell>
          <table:table-cell table:formula="of:=SUM([.A532:.BU532])" office:value-type="float" office:value="8">
            <text:p>8</text:p>
          </table:table-cell>
          <table:table-cell table:number-columns-repeated="2"/>
          <table:table-cell table:formula="of:=72-SUM([.BX532:.BZ532])-[.BW532]" office:value-type="float" office:value="62">
            <text:p>62</text:p>
          </table:table-cell>
          <table:table-cell table:formula="of:=[.BW533]+[.CA532]" office:value-type="float" office:value="64">
            <text:p>64</text:p>
          </table:table-cell>
          <table:table-cell table:number-columns-repeated="2"/>
          <table:table-cell table:formula="of:=IF(ISNUMBER([.BW532]);&quot;0x&quot;&amp;DEC2HEX([.BW532]+[.BW$2]))" office:value-type="string" office:string-value="0x1">
            <text:p>0x1</text:p>
          </table:table-cell>
          <table:table-cell table:formula="of:=IF(ISNUMBER([.BX532]);&quot;0x&quot;&amp;DEC2HEX([.BX532]+[.BX$2]))" office:value-type="string" office:string-value="0x87">
            <text:p>0x87</text:p>
          </table:table-cell>
          <table:table-cell table:formula="of:=IF(ISNUMBER([.BY532]);&quot;0x&quot;&amp;DEC2HEX([.BY532]+[.BY$2]);&quot;&quot;)">
            <text:p/>
          </table:table-cell>
          <table:table-cell table:formula="of:=IF(ISNUMBER([.BZ532]);&quot;0x&quot;&amp;DEC2HEX([.BZ532]+[.BZ$2]);&quot;&quot;)">
            <text:p/>
          </table:table-cell>
          <table:table-cell table:formula="of:=IF(ISNUMBER([.CB532]);&quot;0x&quot;&amp;DEC2HEX([.CB532]+[.CB$2]);&quot;&quot;)" office:value-type="string" office:string-value="0x3F">
            <text:p>0x3F</text:p>
          </table:table-cell>
          <table:table-cell table:formula="of:=HEX2DEC(MID([.CE532];3;2))-[.CE$2]" office:value-type="float" office:value="2">
            <text:p>2</text:p>
          </table:table-cell>
          <table:table-cell table:formula="of:=HEX2DEC(MID([.CF53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24"/>
          <table:table-cell table:formula="of:=MATCH(1;[.A533:.BU533];0)-1" office:value-type="float" office:value="2">
            <text:p>2</text:p>
          </table:table-cell>
          <table:table-cell table:formula="of:=SUM([.A533:.BU533])" office:value-type="float" office:value="8">
            <text:p>8</text:p>
          </table:table-cell>
          <table:table-cell table:number-columns-repeated="2"/>
          <table:table-cell table:formula="of:=72-SUM([.BX533:.BZ533])-[.BW533]" office:value-type="float" office:value="62">
            <text:p>62</text:p>
          </table:table-cell>
          <table:table-cell table:formula="of:=[.BW534]+[.CA533]" office:value-type="float" office:value="64">
            <text:p>64</text:p>
          </table:table-cell>
          <table:table-cell table:number-columns-repeated="2"/>
          <table:table-cell table:formula="of:=IF(ISNUMBER([.BW533]);&quot;0x&quot;&amp;DEC2HEX([.BW533]+[.BW$2]))" office:value-type="string" office:string-value="0x1">
            <text:p>0x1</text:p>
          </table:table-cell>
          <table:table-cell table:formula="of:=IF(ISNUMBER([.BX533]);&quot;0x&quot;&amp;DEC2HEX([.BX533]+[.BX$2]))" office:value-type="string" office:string-value="0x87">
            <text:p>0x87</text:p>
          </table:table-cell>
          <table:table-cell table:formula="of:=IF(ISNUMBER([.BY533]);&quot;0x&quot;&amp;DEC2HEX([.BY533]+[.BY$2]);&quot;&quot;)">
            <text:p/>
          </table:table-cell>
          <table:table-cell table:formula="of:=IF(ISNUMBER([.BZ533]);&quot;0x&quot;&amp;DEC2HEX([.BZ533]+[.BZ$2]);&quot;&quot;)">
            <text:p/>
          </table:table-cell>
          <table:table-cell table:formula="of:=IF(ISNUMBER([.CB533]);&quot;0x&quot;&amp;DEC2HEX([.CB533]+[.CB$2]);&quot;&quot;)" office:value-type="string" office:string-value="0x3F">
            <text:p>0x3F</text:p>
          </table:table-cell>
          <table:table-cell table:formula="of:=HEX2DEC(MID([.CE533];3;2))-[.CE$2]" office:value-type="float" office:value="2">
            <text:p>2</text:p>
          </table:table-cell>
          <table:table-cell table:formula="of:=HEX2DEC(MID([.CF53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4"/>
          <table:table-cell table:number-columns-repeated="5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24"/>
          <table:table-cell table:formula="of:=MATCH(1;[.A534:.BU534];0)-1" office:value-type="float" office:value="2">
            <text:p>2</text:p>
          </table:table-cell>
          <table:table-cell table:formula="of:=SUM([.A534:.BU534])" office:value-type="float" office:value="8">
            <text:p>8</text:p>
          </table:table-cell>
          <table:table-cell table:number-columns-repeated="2"/>
          <table:table-cell table:formula="of:=72-SUM([.BX534:.BZ534])-[.BW534]" office:value-type="float" office:value="62">
            <text:p>62</text:p>
          </table:table-cell>
          <table:table-cell table:formula="of:=[.BW535]+[.CA534]" office:value-type="float" office:value="64">
            <text:p>64</text:p>
          </table:table-cell>
          <table:table-cell table:number-columns-repeated="2"/>
          <table:table-cell table:formula="of:=IF(ISNUMBER([.BW534]);&quot;0x&quot;&amp;DEC2HEX([.BW534]+[.BW$2]))" office:value-type="string" office:string-value="0x1">
            <text:p>0x1</text:p>
          </table:table-cell>
          <table:table-cell table:formula="of:=IF(ISNUMBER([.BX534]);&quot;0x&quot;&amp;DEC2HEX([.BX534]+[.BX$2]))" office:value-type="string" office:string-value="0x87">
            <text:p>0x87</text:p>
          </table:table-cell>
          <table:table-cell table:formula="of:=IF(ISNUMBER([.BY534]);&quot;0x&quot;&amp;DEC2HEX([.BY534]+[.BY$2]);&quot;&quot;)">
            <text:p/>
          </table:table-cell>
          <table:table-cell table:formula="of:=IF(ISNUMBER([.BZ534]);&quot;0x&quot;&amp;DEC2HEX([.BZ534]+[.BZ$2]);&quot;&quot;)">
            <text:p/>
          </table:table-cell>
          <table:table-cell table:formula="of:=IF(ISNUMBER([.CB534]);&quot;0x&quot;&amp;DEC2HEX([.CB534]+[.CB$2]);&quot;&quot;)" office:value-type="string" office:string-value="0x3F">
            <text:p>0x3F</text:p>
          </table:table-cell>
          <table:table-cell table:formula="of:=HEX2DEC(MID([.CE534];3;2))-[.CE$2]" office:value-type="float" office:value="2">
            <text:p>2</text:p>
          </table:table-cell>
          <table:table-cell table:formula="of:=HEX2DEC(MID([.CF53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3"/>
          <table:table-cell table:number-columns-repeated="6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24"/>
          <table:table-cell table:formula="of:=MATCH(1;[.A535:.BU535];0)-1" office:value-type="float" office:value="2">
            <text:p>2</text:p>
          </table:table-cell>
          <table:table-cell table:formula="of:=SUM([.A535:.BU535])" office:value-type="float" office:value="8">
            <text:p>8</text:p>
          </table:table-cell>
          <table:table-cell table:number-columns-repeated="2"/>
          <table:table-cell table:formula="of:=72-SUM([.BX535:.BZ535])-[.BW535]" office:value-type="float" office:value="62">
            <text:p>62</text:p>
          </table:table-cell>
          <table:table-cell table:formula="of:=[.BW536]+[.CA535]" office:value-type="float" office:value="64">
            <text:p>64</text:p>
          </table:table-cell>
          <table:table-cell table:number-columns-repeated="2"/>
          <table:table-cell table:formula="of:=IF(ISNUMBER([.BW535]);&quot;0x&quot;&amp;DEC2HEX([.BW535]+[.BW$2]))" office:value-type="string" office:string-value="0x1">
            <text:p>0x1</text:p>
          </table:table-cell>
          <table:table-cell table:formula="of:=IF(ISNUMBER([.BX535]);&quot;0x&quot;&amp;DEC2HEX([.BX535]+[.BX$2]))" office:value-type="string" office:string-value="0x87">
            <text:p>0x87</text:p>
          </table:table-cell>
          <table:table-cell table:formula="of:=IF(ISNUMBER([.BY535]);&quot;0x&quot;&amp;DEC2HEX([.BY535]+[.BY$2]);&quot;&quot;)">
            <text:p/>
          </table:table-cell>
          <table:table-cell table:formula="of:=IF(ISNUMBER([.BZ535]);&quot;0x&quot;&amp;DEC2HEX([.BZ535]+[.BZ$2]);&quot;&quot;)">
            <text:p/>
          </table:table-cell>
          <table:table-cell table:formula="of:=IF(ISNUMBER([.CB535]);&quot;0x&quot;&amp;DEC2HEX([.CB535]+[.CB$2]);&quot;&quot;)" office:value-type="string" office:string-value="0x3F">
            <text:p>0x3F</text:p>
          </table:table-cell>
          <table:table-cell table:formula="of:=HEX2DEC(MID([.CE535];3;2))-[.CE$2]" office:value-type="float" office:value="2">
            <text:p>2</text:p>
          </table:table-cell>
          <table:table-cell table:formula="of:=HEX2DEC(MID([.CF53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5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24"/>
          <table:table-cell table:formula="of:=MATCH(1;[.A536:.BU536];0)-1" office:value-type="float" office:value="2">
            <text:p>2</text:p>
          </table:table-cell>
          <table:table-cell table:formula="of:=SUM([.A536:.BU536])" office:value-type="float" office:value="8">
            <text:p>8</text:p>
          </table:table-cell>
          <table:table-cell table:number-columns-repeated="2"/>
          <table:table-cell table:formula="of:=72-SUM([.BX536:.BZ536])-[.BW536]" office:value-type="float" office:value="62">
            <text:p>62</text:p>
          </table:table-cell>
          <table:table-cell table:formula="of:=[.BW537]+[.CA536]" office:value-type="float" office:value="64">
            <text:p>64</text:p>
          </table:table-cell>
          <table:table-cell table:number-columns-repeated="2"/>
          <table:table-cell table:formula="of:=IF(ISNUMBER([.BW536]);&quot;0x&quot;&amp;DEC2HEX([.BW536]+[.BW$2]))" office:value-type="string" office:string-value="0x1">
            <text:p>0x1</text:p>
          </table:table-cell>
          <table:table-cell table:formula="of:=IF(ISNUMBER([.BX536]);&quot;0x&quot;&amp;DEC2HEX([.BX536]+[.BX$2]))" office:value-type="string" office:string-value="0x87">
            <text:p>0x87</text:p>
          </table:table-cell>
          <table:table-cell table:formula="of:=IF(ISNUMBER([.BY536]);&quot;0x&quot;&amp;DEC2HEX([.BY536]+[.BY$2]);&quot;&quot;)">
            <text:p/>
          </table:table-cell>
          <table:table-cell table:formula="of:=IF(ISNUMBER([.BZ536]);&quot;0x&quot;&amp;DEC2HEX([.BZ536]+[.BZ$2]);&quot;&quot;)">
            <text:p/>
          </table:table-cell>
          <table:table-cell table:formula="of:=IF(ISNUMBER([.CB536]);&quot;0x&quot;&amp;DEC2HEX([.CB536]+[.CB$2]);&quot;&quot;)" office:value-type="string" office:string-value="0x3F">
            <text:p>0x3F</text:p>
          </table:table-cell>
          <table:table-cell table:formula="of:=HEX2DEC(MID([.CE536];3;2))-[.CE$2]" office:value-type="float" office:value="2">
            <text:p>2</text:p>
          </table:table-cell>
          <table:table-cell table:formula="of:=HEX2DEC(MID([.CF53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5"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24"/>
          <table:table-cell table:formula="of:=MATCH(1;[.A537:.BU537];0)-1" office:value-type="float" office:value="2">
            <text:p>2</text:p>
          </table:table-cell>
          <table:table-cell table:formula="of:=SUM([.A537:.BU537])" office:value-type="float" office:value="8">
            <text:p>8</text:p>
          </table:table-cell>
          <table:table-cell table:number-columns-repeated="2"/>
          <table:table-cell table:formula="of:=72-SUM([.BX537:.BZ537])-[.BW537]" office:value-type="float" office:value="62">
            <text:p>62</text:p>
          </table:table-cell>
          <table:table-cell table:formula="of:=[.BW538]+[.CA537]" office:value-type="float" office:value="64">
            <text:p>64</text:p>
          </table:table-cell>
          <table:table-cell table:number-columns-repeated="2"/>
          <table:table-cell table:formula="of:=IF(ISNUMBER([.BW537]);&quot;0x&quot;&amp;DEC2HEX([.BW537]+[.BW$2]))" office:value-type="string" office:string-value="0x1">
            <text:p>0x1</text:p>
          </table:table-cell>
          <table:table-cell table:formula="of:=IF(ISNUMBER([.BX537]);&quot;0x&quot;&amp;DEC2HEX([.BX537]+[.BX$2]))" office:value-type="string" office:string-value="0x87">
            <text:p>0x87</text:p>
          </table:table-cell>
          <table:table-cell table:formula="of:=IF(ISNUMBER([.BY537]);&quot;0x&quot;&amp;DEC2HEX([.BY537]+[.BY$2]);&quot;&quot;)">
            <text:p/>
          </table:table-cell>
          <table:table-cell table:formula="of:=IF(ISNUMBER([.BZ537]);&quot;0x&quot;&amp;DEC2HEX([.BZ537]+[.BZ$2]);&quot;&quot;)">
            <text:p/>
          </table:table-cell>
          <table:table-cell table:formula="of:=IF(ISNUMBER([.CB537]);&quot;0x&quot;&amp;DEC2HEX([.CB537]+[.CB$2]);&quot;&quot;)" office:value-type="string" office:string-value="0x3F">
            <text:p>0x3F</text:p>
          </table:table-cell>
          <table:table-cell table:formula="of:=HEX2DEC(MID([.CE537];3;2))-[.CE$2]" office:value-type="float" office:value="2">
            <text:p>2</text:p>
          </table:table-cell>
          <table:table-cell table:formula="of:=HEX2DEC(MID([.CF53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4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24"/>
          <table:table-cell table:formula="of:=MATCH(1;[.A538:.BU538];0)-1" office:value-type="float" office:value="2">
            <text:p>2</text:p>
          </table:table-cell>
          <table:table-cell table:formula="of:=SUM([.A538:.BU538])" office:value-type="float" office:value="8">
            <text:p>8</text:p>
          </table:table-cell>
          <table:table-cell table:number-columns-repeated="2"/>
          <table:table-cell table:formula="of:=72-SUM([.BX538:.BZ538])-[.BW538]" office:value-type="float" office:value="62">
            <text:p>62</text:p>
          </table:table-cell>
          <table:table-cell table:formula="of:=[.BW539]+[.CA538]" office:value-type="float" office:value="64">
            <text:p>64</text:p>
          </table:table-cell>
          <table:table-cell table:number-columns-repeated="2"/>
          <table:table-cell table:formula="of:=IF(ISNUMBER([.BW538]);&quot;0x&quot;&amp;DEC2HEX([.BW538]+[.BW$2]))" office:value-type="string" office:string-value="0x1">
            <text:p>0x1</text:p>
          </table:table-cell>
          <table:table-cell table:formula="of:=IF(ISNUMBER([.BX538]);&quot;0x&quot;&amp;DEC2HEX([.BX538]+[.BX$2]))" office:value-type="string" office:string-value="0x87">
            <text:p>0x87</text:p>
          </table:table-cell>
          <table:table-cell table:formula="of:=IF(ISNUMBER([.BY538]);&quot;0x&quot;&amp;DEC2HEX([.BY538]+[.BY$2]);&quot;&quot;)">
            <text:p/>
          </table:table-cell>
          <table:table-cell table:formula="of:=IF(ISNUMBER([.BZ538]);&quot;0x&quot;&amp;DEC2HEX([.BZ538]+[.BZ$2]);&quot;&quot;)">
            <text:p/>
          </table:table-cell>
          <table:table-cell table:formula="of:=IF(ISNUMBER([.CB538]);&quot;0x&quot;&amp;DEC2HEX([.CB538]+[.CB$2]);&quot;&quot;)" office:value-type="string" office:string-value="0x3F">
            <text:p>0x3F</text:p>
          </table:table-cell>
          <table:table-cell table:formula="of:=HEX2DEC(MID([.CE538];3;2))-[.CE$2]" office:value-type="float" office:value="2">
            <text:p>2</text:p>
          </table:table-cell>
          <table:table-cell table:formula="of:=HEX2DEC(MID([.CF53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61"/>
          <table:table-cell table:formula="of:=MATCH(1;[.A539:.BU539];0)-1" office:value-type="float" office:value="2">
            <text:p>2</text:p>
          </table:table-cell>
          <table:table-cell table:formula="of:=SUM([.A539:.BU539])" office:value-type="float" office:value="8">
            <text:p>8</text:p>
          </table:table-cell>
          <table:table-cell table:number-columns-repeated="2"/>
          <table:table-cell table:formula="of:=72-SUM([.BX539:.BZ539])-[.BW539]" office:value-type="float" office:value="62">
            <text:p>62</text:p>
          </table:table-cell>
          <table:table-cell table:formula="of:=[.BW540]+[.CA539]" office:value-type="float" office:value="64">
            <text:p>64</text:p>
          </table:table-cell>
          <table:table-cell table:number-columns-repeated="2"/>
          <table:table-cell table:formula="of:=IF(ISNUMBER([.BW539]);&quot;0x&quot;&amp;DEC2HEX([.BW539]+[.BW$2]))" office:value-type="string" office:string-value="0x1">
            <text:p>0x1</text:p>
          </table:table-cell>
          <table:table-cell table:formula="of:=IF(ISNUMBER([.BX539]);&quot;0x&quot;&amp;DEC2HEX([.BX539]+[.BX$2]))" office:value-type="string" office:string-value="0x87">
            <text:p>0x87</text:p>
          </table:table-cell>
          <table:table-cell table:formula="of:=IF(ISNUMBER([.BY539]);&quot;0x&quot;&amp;DEC2HEX([.BY539]+[.BY$2]);&quot;&quot;)">
            <text:p/>
          </table:table-cell>
          <table:table-cell table:formula="of:=IF(ISNUMBER([.BZ539]);&quot;0x&quot;&amp;DEC2HEX([.BZ539]+[.BZ$2]);&quot;&quot;)">
            <text:p/>
          </table:table-cell>
          <table:table-cell table:formula="of:=IF(ISNUMBER([.CB539]);&quot;0x&quot;&amp;DEC2HEX([.CB539]+[.CB$2]);&quot;&quot;)" office:value-type="string" office:string-value="0x3F">
            <text:p>0x3F</text:p>
          </table:table-cell>
          <table:table-cell table:formula="of:=HEX2DEC(MID([.CE539];3;2))-[.CE$2]" office:value-type="float" office:value="2">
            <text:p>2</text:p>
          </table:table-cell>
          <table:table-cell table:formula="of:=HEX2DEC(MID([.CF53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61"/>
          <table:table-cell table:formula="of:=MATCH(1;[.A540:.BU540];0)-1" office:value-type="float" office:value="2">
            <text:p>2</text:p>
          </table:table-cell>
          <table:table-cell table:formula="of:=SUM([.A540:.BU540])" office:value-type="float" office:value="8">
            <text:p>8</text:p>
          </table:table-cell>
          <table:table-cell table:number-columns-repeated="2"/>
          <table:table-cell table:formula="of:=72-SUM([.BX540:.BZ540])-[.BW540]" office:value-type="float" office:value="62">
            <text:p>62</text:p>
          </table:table-cell>
          <table:table-cell table:formula="of:=[.BW541]+[.CA540]" office:value-type="float" office:value="64">
            <text:p>64</text:p>
          </table:table-cell>
          <table:table-cell table:number-columns-repeated="2"/>
          <table:table-cell table:formula="of:=IF(ISNUMBER([.BW540]);&quot;0x&quot;&amp;DEC2HEX([.BW540]+[.BW$2]))" office:value-type="string" office:string-value="0x1">
            <text:p>0x1</text:p>
          </table:table-cell>
          <table:table-cell table:formula="of:=IF(ISNUMBER([.BX540]);&quot;0x&quot;&amp;DEC2HEX([.BX540]+[.BX$2]))" office:value-type="string" office:string-value="0x87">
            <text:p>0x87</text:p>
          </table:table-cell>
          <table:table-cell table:formula="of:=IF(ISNUMBER([.BY540]);&quot;0x&quot;&amp;DEC2HEX([.BY540]+[.BY$2]);&quot;&quot;)">
            <text:p/>
          </table:table-cell>
          <table:table-cell table:formula="of:=IF(ISNUMBER([.BZ540]);&quot;0x&quot;&amp;DEC2HEX([.BZ540]+[.BZ$2]);&quot;&quot;)">
            <text:p/>
          </table:table-cell>
          <table:table-cell table:formula="of:=IF(ISNUMBER([.CB540]);&quot;0x&quot;&amp;DEC2HEX([.CB540]+[.CB$2]);&quot;&quot;)" office:value-type="string" office:string-value="0x3F">
            <text:p>0x3F</text:p>
          </table:table-cell>
          <table:table-cell table:formula="of:=HEX2DEC(MID([.CE540];3;2))-[.CE$2]" office:value-type="float" office:value="2">
            <text:p>2</text:p>
          </table:table-cell>
          <table:table-cell table:formula="of:=HEX2DEC(MID([.CF54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62"/>
          <table:table-cell table:formula="of:=MATCH(1;[.A541:.BU541];0)-1" office:value-type="float" office:value="2">
            <text:p>2</text:p>
          </table:table-cell>
          <table:table-cell table:formula="of:=SUM([.A541:.BU541])" office:value-type="float" office:value="8">
            <text:p>8</text:p>
          </table:table-cell>
          <table:table-cell table:number-columns-repeated="2"/>
          <table:table-cell table:formula="of:=72-SUM([.BX541:.BZ541])-[.BW541]" office:value-type="float" office:value="62">
            <text:p>62</text:p>
          </table:table-cell>
          <table:table-cell table:formula="of:=[.BW542]+[.CA541]" office:value-type="float" office:value="64">
            <text:p>64</text:p>
          </table:table-cell>
          <table:table-cell table:number-columns-repeated="2"/>
          <table:table-cell table:formula="of:=IF(ISNUMBER([.BW541]);&quot;0x&quot;&amp;DEC2HEX([.BW541]+[.BW$2]))" office:value-type="string" office:string-value="0x1">
            <text:p>0x1</text:p>
          </table:table-cell>
          <table:table-cell table:formula="of:=IF(ISNUMBER([.BX541]);&quot;0x&quot;&amp;DEC2HEX([.BX541]+[.BX$2]))" office:value-type="string" office:string-value="0x87">
            <text:p>0x87</text:p>
          </table:table-cell>
          <table:table-cell table:formula="of:=IF(ISNUMBER([.BY541]);&quot;0x&quot;&amp;DEC2HEX([.BY541]+[.BY$2]);&quot;&quot;)">
            <text:p/>
          </table:table-cell>
          <table:table-cell table:formula="of:=IF(ISNUMBER([.BZ541]);&quot;0x&quot;&amp;DEC2HEX([.BZ541]+[.BZ$2]);&quot;&quot;)">
            <text:p/>
          </table:table-cell>
          <table:table-cell table:formula="of:=IF(ISNUMBER([.CB541]);&quot;0x&quot;&amp;DEC2HEX([.CB541]+[.CB$2]);&quot;&quot;)" office:value-type="string" office:string-value="0x3F">
            <text:p>0x3F</text:p>
          </table:table-cell>
          <table:table-cell table:formula="of:=HEX2DEC(MID([.CE541];3;2))-[.CE$2]" office:value-type="float" office:value="2">
            <text:p>2</text:p>
          </table:table-cell>
          <table:table-cell table:formula="of:=HEX2DEC(MID([.CF54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42:.BU542];0)-1" office:value-type="float" office:value="2">
            <text:p>2</text:p>
          </table:table-cell>
          <table:table-cell table:formula="of:=SUM([.A542:.BU542])" office:value-type="float" office:value="8">
            <text:p>8</text:p>
          </table:table-cell>
          <table:table-cell table:number-columns-repeated="2"/>
          <table:table-cell table:formula="of:=72-SUM([.BX542:.BZ542])-[.BW542]" office:value-type="float" office:value="62">
            <text:p>62</text:p>
          </table:table-cell>
          <table:table-cell table:formula="of:=[.BW543]+[.CA542]" office:value-type="float" office:value="64">
            <text:p>64</text:p>
          </table:table-cell>
          <table:table-cell table:number-columns-repeated="2"/>
          <table:table-cell table:formula="of:=IF(ISNUMBER([.BW542]);&quot;0x&quot;&amp;DEC2HEX([.BW542]+[.BW$2]))" office:value-type="string" office:string-value="0x1">
            <text:p>0x1</text:p>
          </table:table-cell>
          <table:table-cell table:formula="of:=IF(ISNUMBER([.BX542]);&quot;0x&quot;&amp;DEC2HEX([.BX542]+[.BX$2]))" office:value-type="string" office:string-value="0x87">
            <text:p>0x87</text:p>
          </table:table-cell>
          <table:table-cell table:formula="of:=IF(ISNUMBER([.BY542]);&quot;0x&quot;&amp;DEC2HEX([.BY542]+[.BY$2]);&quot;&quot;)">
            <text:p/>
          </table:table-cell>
          <table:table-cell table:formula="of:=IF(ISNUMBER([.BZ542]);&quot;0x&quot;&amp;DEC2HEX([.BZ542]+[.BZ$2]);&quot;&quot;)">
            <text:p/>
          </table:table-cell>
          <table:table-cell table:formula="of:=IF(ISNUMBER([.CB542]);&quot;0x&quot;&amp;DEC2HEX([.CB542]+[.CB$2]);&quot;&quot;)" office:value-type="string" office:string-value="0x3F">
            <text:p>0x3F</text:p>
          </table:table-cell>
          <table:table-cell table:formula="of:=HEX2DEC(MID([.CE542];3;2))-[.CE$2]" office:value-type="float" office:value="2">
            <text:p>2</text:p>
          </table:table-cell>
          <table:table-cell table:formula="of:=HEX2DEC(MID([.CF54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43:.BU543];0)-1" office:value-type="float" office:value="2">
            <text:p>2</text:p>
          </table:table-cell>
          <table:table-cell table:formula="of:=SUM([.A543:.BU543])" office:value-type="float" office:value="8">
            <text:p>8</text:p>
          </table:table-cell>
          <table:table-cell table:number-columns-repeated="2"/>
          <table:table-cell table:formula="of:=72-SUM([.BX543:.BZ543])-[.BW543]" office:value-type="float" office:value="62">
            <text:p>62</text:p>
          </table:table-cell>
          <table:table-cell table:formula="of:=[.BW544]+[.CA543]" office:value-type="float" office:value="64">
            <text:p>64</text:p>
          </table:table-cell>
          <table:table-cell table:number-columns-repeated="2"/>
          <table:table-cell table:formula="of:=IF(ISNUMBER([.BW543]);&quot;0x&quot;&amp;DEC2HEX([.BW543]+[.BW$2]))" office:value-type="string" office:string-value="0x1">
            <text:p>0x1</text:p>
          </table:table-cell>
          <table:table-cell table:formula="of:=IF(ISNUMBER([.BX543]);&quot;0x&quot;&amp;DEC2HEX([.BX543]+[.BX$2]))" office:value-type="string" office:string-value="0x87">
            <text:p>0x87</text:p>
          </table:table-cell>
          <table:table-cell table:formula="of:=IF(ISNUMBER([.BY543]);&quot;0x&quot;&amp;DEC2HEX([.BY543]+[.BY$2]);&quot;&quot;)">
            <text:p/>
          </table:table-cell>
          <table:table-cell table:formula="of:=IF(ISNUMBER([.BZ543]);&quot;0x&quot;&amp;DEC2HEX([.BZ543]+[.BZ$2]);&quot;&quot;)">
            <text:p/>
          </table:table-cell>
          <table:table-cell table:formula="of:=IF(ISNUMBER([.CB543]);&quot;0x&quot;&amp;DEC2HEX([.CB543]+[.CB$2]);&quot;&quot;)" office:value-type="string" office:string-value="0x3F">
            <text:p>0x3F</text:p>
          </table:table-cell>
          <table:table-cell table:formula="of:=HEX2DEC(MID([.CE543];3;2))-[.CE$2]" office:value-type="float" office:value="2">
            <text:p>2</text:p>
          </table:table-cell>
          <table:table-cell table:formula="of:=HEX2DEC(MID([.CF54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44:.BU544];0)-1" office:value-type="float" office:value="2">
            <text:p>2</text:p>
          </table:table-cell>
          <table:table-cell table:formula="of:=SUM([.A544:.BU544])" office:value-type="float" office:value="8">
            <text:p>8</text:p>
          </table:table-cell>
          <table:table-cell table:number-columns-repeated="2"/>
          <table:table-cell table:formula="of:=72-SUM([.BX544:.BZ544])-[.BW544]" office:value-type="float" office:value="62">
            <text:p>62</text:p>
          </table:table-cell>
          <table:table-cell table:formula="of:=[.BW545]+[.CA544]" office:value-type="float" office:value="64">
            <text:p>64</text:p>
          </table:table-cell>
          <table:table-cell table:number-columns-repeated="2"/>
          <table:table-cell table:formula="of:=IF(ISNUMBER([.BW544]);&quot;0x&quot;&amp;DEC2HEX([.BW544]+[.BW$2]))" office:value-type="string" office:string-value="0x1">
            <text:p>0x1</text:p>
          </table:table-cell>
          <table:table-cell table:formula="of:=IF(ISNUMBER([.BX544]);&quot;0x&quot;&amp;DEC2HEX([.BX544]+[.BX$2]))" office:value-type="string" office:string-value="0x87">
            <text:p>0x87</text:p>
          </table:table-cell>
          <table:table-cell table:formula="of:=IF(ISNUMBER([.BY544]);&quot;0x&quot;&amp;DEC2HEX([.BY544]+[.BY$2]);&quot;&quot;)">
            <text:p/>
          </table:table-cell>
          <table:table-cell table:formula="of:=IF(ISNUMBER([.BZ544]);&quot;0x&quot;&amp;DEC2HEX([.BZ544]+[.BZ$2]);&quot;&quot;)">
            <text:p/>
          </table:table-cell>
          <table:table-cell table:formula="of:=IF(ISNUMBER([.CB544]);&quot;0x&quot;&amp;DEC2HEX([.CB544]+[.CB$2]);&quot;&quot;)" office:value-type="string" office:string-value="0x3F">
            <text:p>0x3F</text:p>
          </table:table-cell>
          <table:table-cell table:formula="of:=HEX2DEC(MID([.CE544];3;2))-[.CE$2]" office:value-type="float" office:value="2">
            <text:p>2</text:p>
          </table:table-cell>
          <table:table-cell table:formula="of:=HEX2DEC(MID([.CF54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45:.BU545];0)-1" office:value-type="float" office:value="2">
            <text:p>2</text:p>
          </table:table-cell>
          <table:table-cell table:formula="of:=SUM([.A545:.BU545])" office:value-type="float" office:value="8">
            <text:p>8</text:p>
          </table:table-cell>
          <table:table-cell table:number-columns-repeated="2"/>
          <table:table-cell table:formula="of:=72-SUM([.BX545:.BZ545])-[.BW545]" office:value-type="float" office:value="62">
            <text:p>62</text:p>
          </table:table-cell>
          <table:table-cell table:formula="of:=[.BW546]+[.CA545]" office:value-type="float" office:value="64">
            <text:p>64</text:p>
          </table:table-cell>
          <table:table-cell table:number-columns-repeated="2"/>
          <table:table-cell table:formula="of:=IF(ISNUMBER([.BW545]);&quot;0x&quot;&amp;DEC2HEX([.BW545]+[.BW$2]))" office:value-type="string" office:string-value="0x1">
            <text:p>0x1</text:p>
          </table:table-cell>
          <table:table-cell table:formula="of:=IF(ISNUMBER([.BX545]);&quot;0x&quot;&amp;DEC2HEX([.BX545]+[.BX$2]))" office:value-type="string" office:string-value="0x87">
            <text:p>0x87</text:p>
          </table:table-cell>
          <table:table-cell table:formula="of:=IF(ISNUMBER([.BY545]);&quot;0x&quot;&amp;DEC2HEX([.BY545]+[.BY$2]);&quot;&quot;)">
            <text:p/>
          </table:table-cell>
          <table:table-cell table:formula="of:=IF(ISNUMBER([.BZ545]);&quot;0x&quot;&amp;DEC2HEX([.BZ545]+[.BZ$2]);&quot;&quot;)">
            <text:p/>
          </table:table-cell>
          <table:table-cell table:formula="of:=IF(ISNUMBER([.CB545]);&quot;0x&quot;&amp;DEC2HEX([.CB545]+[.CB$2]);&quot;&quot;)" office:value-type="string" office:string-value="0x3F">
            <text:p>0x3F</text:p>
          </table:table-cell>
          <table:table-cell table:formula="of:=HEX2DEC(MID([.CE545];3;2))-[.CE$2]" office:value-type="float" office:value="2">
            <text:p>2</text:p>
          </table:table-cell>
          <table:table-cell table:formula="of:=HEX2DEC(MID([.CF54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46:.BU546];0)-1" office:value-type="float" office:value="2">
            <text:p>2</text:p>
          </table:table-cell>
          <table:table-cell table:formula="of:=SUM([.A546:.BU546])" office:value-type="float" office:value="8">
            <text:p>8</text:p>
          </table:table-cell>
          <table:table-cell table:number-columns-repeated="2"/>
          <table:table-cell table:formula="of:=72-SUM([.BX546:.BZ546])-[.BW546]" office:value-type="float" office:value="62">
            <text:p>62</text:p>
          </table:table-cell>
          <table:table-cell table:formula="of:=[.BW547]+[.CA546]" office:value-type="float" office:value="64">
            <text:p>64</text:p>
          </table:table-cell>
          <table:table-cell table:number-columns-repeated="2"/>
          <table:table-cell table:formula="of:=IF(ISNUMBER([.BW546]);&quot;0x&quot;&amp;DEC2HEX([.BW546]+[.BW$2]))" office:value-type="string" office:string-value="0x1">
            <text:p>0x1</text:p>
          </table:table-cell>
          <table:table-cell table:formula="of:=IF(ISNUMBER([.BX546]);&quot;0x&quot;&amp;DEC2HEX([.BX546]+[.BX$2]))" office:value-type="string" office:string-value="0x87">
            <text:p>0x87</text:p>
          </table:table-cell>
          <table:table-cell table:formula="of:=IF(ISNUMBER([.BY546]);&quot;0x&quot;&amp;DEC2HEX([.BY546]+[.BY$2]);&quot;&quot;)">
            <text:p/>
          </table:table-cell>
          <table:table-cell table:formula="of:=IF(ISNUMBER([.BZ546]);&quot;0x&quot;&amp;DEC2HEX([.BZ546]+[.BZ$2]);&quot;&quot;)">
            <text:p/>
          </table:table-cell>
          <table:table-cell table:formula="of:=IF(ISNUMBER([.CB546]);&quot;0x&quot;&amp;DEC2HEX([.CB546]+[.CB$2]);&quot;&quot;)" office:value-type="string" office:string-value="0x3F">
            <text:p>0x3F</text:p>
          </table:table-cell>
          <table:table-cell table:formula="of:=HEX2DEC(MID([.CE546];3;2))-[.CE$2]" office:value-type="float" office:value="2">
            <text:p>2</text:p>
          </table:table-cell>
          <table:table-cell table:formula="of:=HEX2DEC(MID([.CF54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47:.BU547];0)-1" office:value-type="float" office:value="2">
            <text:p>2</text:p>
          </table:table-cell>
          <table:table-cell table:formula="of:=SUM([.A547:.BU547])" office:value-type="float" office:value="8">
            <text:p>8</text:p>
          </table:table-cell>
          <table:table-cell table:number-columns-repeated="2"/>
          <table:table-cell table:formula="of:=72-SUM([.BX547:.BZ547])-[.BW547]" office:value-type="float" office:value="62">
            <text:p>62</text:p>
          </table:table-cell>
          <table:table-cell table:formula="of:=[.BW548]+[.CA547]" office:value-type="float" office:value="64">
            <text:p>64</text:p>
          </table:table-cell>
          <table:table-cell table:number-columns-repeated="2"/>
          <table:table-cell table:formula="of:=IF(ISNUMBER([.BW547]);&quot;0x&quot;&amp;DEC2HEX([.BW547]+[.BW$2]))" office:value-type="string" office:string-value="0x1">
            <text:p>0x1</text:p>
          </table:table-cell>
          <table:table-cell table:formula="of:=IF(ISNUMBER([.BX547]);&quot;0x&quot;&amp;DEC2HEX([.BX547]+[.BX$2]))" office:value-type="string" office:string-value="0x87">
            <text:p>0x87</text:p>
          </table:table-cell>
          <table:table-cell table:formula="of:=IF(ISNUMBER([.BY547]);&quot;0x&quot;&amp;DEC2HEX([.BY547]+[.BY$2]);&quot;&quot;)">
            <text:p/>
          </table:table-cell>
          <table:table-cell table:formula="of:=IF(ISNUMBER([.BZ547]);&quot;0x&quot;&amp;DEC2HEX([.BZ547]+[.BZ$2]);&quot;&quot;)">
            <text:p/>
          </table:table-cell>
          <table:table-cell table:formula="of:=IF(ISNUMBER([.CB547]);&quot;0x&quot;&amp;DEC2HEX([.CB547]+[.CB$2]);&quot;&quot;)" office:value-type="string" office:string-value="0x3F">
            <text:p>0x3F</text:p>
          </table:table-cell>
          <table:table-cell table:formula="of:=HEX2DEC(MID([.CE547];3;2))-[.CE$2]" office:value-type="float" office:value="2">
            <text:p>2</text:p>
          </table:table-cell>
          <table:table-cell table:formula="of:=HEX2DEC(MID([.CF54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48:.BU548];0)-1" office:value-type="float" office:value="2">
            <text:p>2</text:p>
          </table:table-cell>
          <table:table-cell table:formula="of:=SUM([.A548:.BU548])" office:value-type="float" office:value="8">
            <text:p>8</text:p>
          </table:table-cell>
          <table:table-cell table:number-columns-repeated="2"/>
          <table:table-cell table:formula="of:=72-SUM([.BX548:.BZ548])-[.BW548]" office:value-type="float" office:value="62">
            <text:p>62</text:p>
          </table:table-cell>
          <table:table-cell table:formula="of:=[.BW549]+[.CA548]" office:value-type="float" office:value="64">
            <text:p>64</text:p>
          </table:table-cell>
          <table:table-cell table:number-columns-repeated="2"/>
          <table:table-cell table:formula="of:=IF(ISNUMBER([.BW548]);&quot;0x&quot;&amp;DEC2HEX([.BW548]+[.BW$2]))" office:value-type="string" office:string-value="0x1">
            <text:p>0x1</text:p>
          </table:table-cell>
          <table:table-cell table:formula="of:=IF(ISNUMBER([.BX548]);&quot;0x&quot;&amp;DEC2HEX([.BX548]+[.BX$2]))" office:value-type="string" office:string-value="0x87">
            <text:p>0x87</text:p>
          </table:table-cell>
          <table:table-cell table:formula="of:=IF(ISNUMBER([.BY548]);&quot;0x&quot;&amp;DEC2HEX([.BY548]+[.BY$2]);&quot;&quot;)">
            <text:p/>
          </table:table-cell>
          <table:table-cell table:formula="of:=IF(ISNUMBER([.BZ548]);&quot;0x&quot;&amp;DEC2HEX([.BZ548]+[.BZ$2]);&quot;&quot;)">
            <text:p/>
          </table:table-cell>
          <table:table-cell table:formula="of:=IF(ISNUMBER([.CB548]);&quot;0x&quot;&amp;DEC2HEX([.CB548]+[.CB$2]);&quot;&quot;)" office:value-type="string" office:string-value="0x3F">
            <text:p>0x3F</text:p>
          </table:table-cell>
          <table:table-cell table:formula="of:=HEX2DEC(MID([.CE548];3;2))-[.CE$2]" office:value-type="float" office:value="2">
            <text:p>2</text:p>
          </table:table-cell>
          <table:table-cell table:formula="of:=HEX2DEC(MID([.CF54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49:.BU549];0)-1" office:value-type="float" office:value="2">
            <text:p>2</text:p>
          </table:table-cell>
          <table:table-cell table:formula="of:=SUM([.A549:.BU549])" office:value-type="float" office:value="8">
            <text:p>8</text:p>
          </table:table-cell>
          <table:table-cell table:number-columns-repeated="2"/>
          <table:table-cell table:formula="of:=72-SUM([.BX549:.BZ549])-[.BW549]" office:value-type="float" office:value="62">
            <text:p>62</text:p>
          </table:table-cell>
          <table:table-cell table:formula="of:=[.BW550]+[.CA549]" office:value-type="float" office:value="64">
            <text:p>64</text:p>
          </table:table-cell>
          <table:table-cell table:number-columns-repeated="2"/>
          <table:table-cell table:formula="of:=IF(ISNUMBER([.BW549]);&quot;0x&quot;&amp;DEC2HEX([.BW549]+[.BW$2]))" office:value-type="string" office:string-value="0x1">
            <text:p>0x1</text:p>
          </table:table-cell>
          <table:table-cell table:formula="of:=IF(ISNUMBER([.BX549]);&quot;0x&quot;&amp;DEC2HEX([.BX549]+[.BX$2]))" office:value-type="string" office:string-value="0x87">
            <text:p>0x87</text:p>
          </table:table-cell>
          <table:table-cell table:formula="of:=IF(ISNUMBER([.BY549]);&quot;0x&quot;&amp;DEC2HEX([.BY549]+[.BY$2]);&quot;&quot;)">
            <text:p/>
          </table:table-cell>
          <table:table-cell table:formula="of:=IF(ISNUMBER([.BZ549]);&quot;0x&quot;&amp;DEC2HEX([.BZ549]+[.BZ$2]);&quot;&quot;)">
            <text:p/>
          </table:table-cell>
          <table:table-cell table:formula="of:=IF(ISNUMBER([.CB549]);&quot;0x&quot;&amp;DEC2HEX([.CB549]+[.CB$2]);&quot;&quot;)" office:value-type="string" office:string-value="0x3F">
            <text:p>0x3F</text:p>
          </table:table-cell>
          <table:table-cell table:formula="of:=HEX2DEC(MID([.CE549];3;2))-[.CE$2]" office:value-type="float" office:value="2">
            <text:p>2</text:p>
          </table:table-cell>
          <table:table-cell table:formula="of:=HEX2DEC(MID([.CF54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0:.BU550];0)-1" office:value-type="float" office:value="2">
            <text:p>2</text:p>
          </table:table-cell>
          <table:table-cell table:formula="of:=SUM([.A550:.BU550])" office:value-type="float" office:value="8">
            <text:p>8</text:p>
          </table:table-cell>
          <table:table-cell table:number-columns-repeated="2"/>
          <table:table-cell table:formula="of:=72-SUM([.BX550:.BZ550])-[.BW550]" office:value-type="float" office:value="62">
            <text:p>62</text:p>
          </table:table-cell>
          <table:table-cell table:formula="of:=[.BW551]+[.CA550]" office:value-type="float" office:value="64">
            <text:p>64</text:p>
          </table:table-cell>
          <table:table-cell table:number-columns-repeated="2"/>
          <table:table-cell table:formula="of:=IF(ISNUMBER([.BW550]);&quot;0x&quot;&amp;DEC2HEX([.BW550]+[.BW$2]))" office:value-type="string" office:string-value="0x1">
            <text:p>0x1</text:p>
          </table:table-cell>
          <table:table-cell table:formula="of:=IF(ISNUMBER([.BX550]);&quot;0x&quot;&amp;DEC2HEX([.BX550]+[.BX$2]))" office:value-type="string" office:string-value="0x87">
            <text:p>0x87</text:p>
          </table:table-cell>
          <table:table-cell table:formula="of:=IF(ISNUMBER([.BY550]);&quot;0x&quot;&amp;DEC2HEX([.BY550]+[.BY$2]);&quot;&quot;)">
            <text:p/>
          </table:table-cell>
          <table:table-cell table:formula="of:=IF(ISNUMBER([.BZ550]);&quot;0x&quot;&amp;DEC2HEX([.BZ550]+[.BZ$2]);&quot;&quot;)">
            <text:p/>
          </table:table-cell>
          <table:table-cell table:formula="of:=IF(ISNUMBER([.CB550]);&quot;0x&quot;&amp;DEC2HEX([.CB550]+[.CB$2]);&quot;&quot;)" office:value-type="string" office:string-value="0x3F">
            <text:p>0x3F</text:p>
          </table:table-cell>
          <table:table-cell table:formula="of:=HEX2DEC(MID([.CE550];3;2))-[.CE$2]" office:value-type="float" office:value="2">
            <text:p>2</text:p>
          </table:table-cell>
          <table:table-cell table:formula="of:=HEX2DEC(MID([.CF55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1:.BU551];0)-1" office:value-type="float" office:value="2">
            <text:p>2</text:p>
          </table:table-cell>
          <table:table-cell table:formula="of:=SUM([.A551:.BU551])" office:value-type="float" office:value="8">
            <text:p>8</text:p>
          </table:table-cell>
          <table:table-cell table:number-columns-repeated="2"/>
          <table:table-cell table:formula="of:=72-SUM([.BX551:.BZ551])-[.BW551]" office:value-type="float" office:value="62">
            <text:p>62</text:p>
          </table:table-cell>
          <table:table-cell table:formula="of:=[.BW552]+[.CA551]" office:value-type="float" office:value="64">
            <text:p>64</text:p>
          </table:table-cell>
          <table:table-cell table:number-columns-repeated="2"/>
          <table:table-cell table:formula="of:=IF(ISNUMBER([.BW551]);&quot;0x&quot;&amp;DEC2HEX([.BW551]+[.BW$2]))" office:value-type="string" office:string-value="0x1">
            <text:p>0x1</text:p>
          </table:table-cell>
          <table:table-cell table:formula="of:=IF(ISNUMBER([.BX551]);&quot;0x&quot;&amp;DEC2HEX([.BX551]+[.BX$2]))" office:value-type="string" office:string-value="0x87">
            <text:p>0x87</text:p>
          </table:table-cell>
          <table:table-cell table:formula="of:=IF(ISNUMBER([.BY551]);&quot;0x&quot;&amp;DEC2HEX([.BY551]+[.BY$2]);&quot;&quot;)">
            <text:p/>
          </table:table-cell>
          <table:table-cell table:formula="of:=IF(ISNUMBER([.BZ551]);&quot;0x&quot;&amp;DEC2HEX([.BZ551]+[.BZ$2]);&quot;&quot;)">
            <text:p/>
          </table:table-cell>
          <table:table-cell table:formula="of:=IF(ISNUMBER([.CB551]);&quot;0x&quot;&amp;DEC2HEX([.CB551]+[.CB$2]);&quot;&quot;)" office:value-type="string" office:string-value="0x3F">
            <text:p>0x3F</text:p>
          </table:table-cell>
          <table:table-cell table:formula="of:=HEX2DEC(MID([.CE551];3;2))-[.CE$2]" office:value-type="float" office:value="2">
            <text:p>2</text:p>
          </table:table-cell>
          <table:table-cell table:formula="of:=HEX2DEC(MID([.CF55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2:.BU552];0)-1" office:value-type="float" office:value="2">
            <text:p>2</text:p>
          </table:table-cell>
          <table:table-cell table:formula="of:=SUM([.A552:.BU552])" office:value-type="float" office:value="8">
            <text:p>8</text:p>
          </table:table-cell>
          <table:table-cell table:number-columns-repeated="2"/>
          <table:table-cell table:formula="of:=72-SUM([.BX552:.BZ552])-[.BW552]" office:value-type="float" office:value="62">
            <text:p>62</text:p>
          </table:table-cell>
          <table:table-cell table:formula="of:=[.BW553]+[.CA552]" office:value-type="float" office:value="64">
            <text:p>64</text:p>
          </table:table-cell>
          <table:table-cell table:number-columns-repeated="2"/>
          <table:table-cell table:formula="of:=IF(ISNUMBER([.BW552]);&quot;0x&quot;&amp;DEC2HEX([.BW552]+[.BW$2]))" office:value-type="string" office:string-value="0x1">
            <text:p>0x1</text:p>
          </table:table-cell>
          <table:table-cell table:formula="of:=IF(ISNUMBER([.BX552]);&quot;0x&quot;&amp;DEC2HEX([.BX552]+[.BX$2]))" office:value-type="string" office:string-value="0x87">
            <text:p>0x87</text:p>
          </table:table-cell>
          <table:table-cell table:formula="of:=IF(ISNUMBER([.BY552]);&quot;0x&quot;&amp;DEC2HEX([.BY552]+[.BY$2]);&quot;&quot;)">
            <text:p/>
          </table:table-cell>
          <table:table-cell table:formula="of:=IF(ISNUMBER([.BZ552]);&quot;0x&quot;&amp;DEC2HEX([.BZ552]+[.BZ$2]);&quot;&quot;)">
            <text:p/>
          </table:table-cell>
          <table:table-cell table:formula="of:=IF(ISNUMBER([.CB552]);&quot;0x&quot;&amp;DEC2HEX([.CB552]+[.CB$2]);&quot;&quot;)" office:value-type="string" office:string-value="0x3F">
            <text:p>0x3F</text:p>
          </table:table-cell>
          <table:table-cell table:formula="of:=HEX2DEC(MID([.CE552];3;2))-[.CE$2]" office:value-type="float" office:value="2">
            <text:p>2</text:p>
          </table:table-cell>
          <table:table-cell table:formula="of:=HEX2DEC(MID([.CF55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3:.BU553];0)-1" office:value-type="float" office:value="2">
            <text:p>2</text:p>
          </table:table-cell>
          <table:table-cell table:formula="of:=SUM([.A553:.BU553])" office:value-type="float" office:value="8">
            <text:p>8</text:p>
          </table:table-cell>
          <table:table-cell table:number-columns-repeated="2"/>
          <table:table-cell table:formula="of:=72-SUM([.BX553:.BZ553])-[.BW553]" office:value-type="float" office:value="62">
            <text:p>62</text:p>
          </table:table-cell>
          <table:table-cell table:formula="of:=[.BW554]+[.CA553]" office:value-type="float" office:value="64">
            <text:p>64</text:p>
          </table:table-cell>
          <table:table-cell table:number-columns-repeated="2"/>
          <table:table-cell table:formula="of:=IF(ISNUMBER([.BW553]);&quot;0x&quot;&amp;DEC2HEX([.BW553]+[.BW$2]))" office:value-type="string" office:string-value="0x1">
            <text:p>0x1</text:p>
          </table:table-cell>
          <table:table-cell table:formula="of:=IF(ISNUMBER([.BX553]);&quot;0x&quot;&amp;DEC2HEX([.BX553]+[.BX$2]))" office:value-type="string" office:string-value="0x87">
            <text:p>0x87</text:p>
          </table:table-cell>
          <table:table-cell table:formula="of:=IF(ISNUMBER([.BY553]);&quot;0x&quot;&amp;DEC2HEX([.BY553]+[.BY$2]);&quot;&quot;)">
            <text:p/>
          </table:table-cell>
          <table:table-cell table:formula="of:=IF(ISNUMBER([.BZ553]);&quot;0x&quot;&amp;DEC2HEX([.BZ553]+[.BZ$2]);&quot;&quot;)">
            <text:p/>
          </table:table-cell>
          <table:table-cell table:formula="of:=IF(ISNUMBER([.CB553]);&quot;0x&quot;&amp;DEC2HEX([.CB553]+[.CB$2]);&quot;&quot;)" office:value-type="string" office:string-value="0x3F">
            <text:p>0x3F</text:p>
          </table:table-cell>
          <table:table-cell table:formula="of:=HEX2DEC(MID([.CE553];3;2))-[.CE$2]" office:value-type="float" office:value="2">
            <text:p>2</text:p>
          </table:table-cell>
          <table:table-cell table:formula="of:=HEX2DEC(MID([.CF55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4:.BU554];0)-1" office:value-type="float" office:value="2">
            <text:p>2</text:p>
          </table:table-cell>
          <table:table-cell table:formula="of:=SUM([.A554:.BU554])" office:value-type="float" office:value="8">
            <text:p>8</text:p>
          </table:table-cell>
          <table:table-cell table:number-columns-repeated="2"/>
          <table:table-cell table:formula="of:=72-SUM([.BX554:.BZ554])-[.BW554]" office:value-type="float" office:value="62">
            <text:p>62</text:p>
          </table:table-cell>
          <table:table-cell table:formula="of:=[.BW555]+[.CA554]" office:value-type="float" office:value="64">
            <text:p>64</text:p>
          </table:table-cell>
          <table:table-cell table:number-columns-repeated="2"/>
          <table:table-cell table:formula="of:=IF(ISNUMBER([.BW554]);&quot;0x&quot;&amp;DEC2HEX([.BW554]+[.BW$2]))" office:value-type="string" office:string-value="0x1">
            <text:p>0x1</text:p>
          </table:table-cell>
          <table:table-cell table:formula="of:=IF(ISNUMBER([.BX554]);&quot;0x&quot;&amp;DEC2HEX([.BX554]+[.BX$2]))" office:value-type="string" office:string-value="0x87">
            <text:p>0x87</text:p>
          </table:table-cell>
          <table:table-cell table:formula="of:=IF(ISNUMBER([.BY554]);&quot;0x&quot;&amp;DEC2HEX([.BY554]+[.BY$2]);&quot;&quot;)">
            <text:p/>
          </table:table-cell>
          <table:table-cell table:formula="of:=IF(ISNUMBER([.BZ554]);&quot;0x&quot;&amp;DEC2HEX([.BZ554]+[.BZ$2]);&quot;&quot;)">
            <text:p/>
          </table:table-cell>
          <table:table-cell table:formula="of:=IF(ISNUMBER([.CB554]);&quot;0x&quot;&amp;DEC2HEX([.CB554]+[.CB$2]);&quot;&quot;)" office:value-type="string" office:string-value="0x3F">
            <text:p>0x3F</text:p>
          </table:table-cell>
          <table:table-cell table:formula="of:=HEX2DEC(MID([.CE554];3;2))-[.CE$2]" office:value-type="float" office:value="2">
            <text:p>2</text:p>
          </table:table-cell>
          <table:table-cell table:formula="of:=HEX2DEC(MID([.CF55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5:.BU555];0)-1" office:value-type="float" office:value="2">
            <text:p>2</text:p>
          </table:table-cell>
          <table:table-cell table:formula="of:=SUM([.A555:.BU555])" office:value-type="float" office:value="8">
            <text:p>8</text:p>
          </table:table-cell>
          <table:table-cell table:number-columns-repeated="2"/>
          <table:table-cell table:formula="of:=72-SUM([.BX555:.BZ555])-[.BW555]" office:value-type="float" office:value="62">
            <text:p>62</text:p>
          </table:table-cell>
          <table:table-cell table:formula="of:=[.BW556]+[.CA555]" office:value-type="float" office:value="64">
            <text:p>64</text:p>
          </table:table-cell>
          <table:table-cell table:number-columns-repeated="2"/>
          <table:table-cell table:formula="of:=IF(ISNUMBER([.BW555]);&quot;0x&quot;&amp;DEC2HEX([.BW555]+[.BW$2]))" office:value-type="string" office:string-value="0x1">
            <text:p>0x1</text:p>
          </table:table-cell>
          <table:table-cell table:formula="of:=IF(ISNUMBER([.BX555]);&quot;0x&quot;&amp;DEC2HEX([.BX555]+[.BX$2]))" office:value-type="string" office:string-value="0x87">
            <text:p>0x87</text:p>
          </table:table-cell>
          <table:table-cell table:formula="of:=IF(ISNUMBER([.BY555]);&quot;0x&quot;&amp;DEC2HEX([.BY555]+[.BY$2]);&quot;&quot;)">
            <text:p/>
          </table:table-cell>
          <table:table-cell table:formula="of:=IF(ISNUMBER([.BZ555]);&quot;0x&quot;&amp;DEC2HEX([.BZ555]+[.BZ$2]);&quot;&quot;)">
            <text:p/>
          </table:table-cell>
          <table:table-cell table:formula="of:=IF(ISNUMBER([.CB555]);&quot;0x&quot;&amp;DEC2HEX([.CB555]+[.CB$2]);&quot;&quot;)" office:value-type="string" office:string-value="0x3F">
            <text:p>0x3F</text:p>
          </table:table-cell>
          <table:table-cell table:formula="of:=HEX2DEC(MID([.CE555];3;2))-[.CE$2]" office:value-type="float" office:value="2">
            <text:p>2</text:p>
          </table:table-cell>
          <table:table-cell table:formula="of:=HEX2DEC(MID([.CF55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6:.BU556];0)-1" office:value-type="float" office:value="2">
            <text:p>2</text:p>
          </table:table-cell>
          <table:table-cell table:formula="of:=SUM([.A556:.BU556])" office:value-type="float" office:value="8">
            <text:p>8</text:p>
          </table:table-cell>
          <table:table-cell table:number-columns-repeated="2"/>
          <table:table-cell table:formula="of:=72-SUM([.BX556:.BZ556])-[.BW556]" office:value-type="float" office:value="62">
            <text:p>62</text:p>
          </table:table-cell>
          <table:table-cell table:formula="of:=[.BW557]+[.CA556]" office:value-type="float" office:value="64">
            <text:p>64</text:p>
          </table:table-cell>
          <table:table-cell table:number-columns-repeated="2"/>
          <table:table-cell table:formula="of:=IF(ISNUMBER([.BW556]);&quot;0x&quot;&amp;DEC2HEX([.BW556]+[.BW$2]))" office:value-type="string" office:string-value="0x1">
            <text:p>0x1</text:p>
          </table:table-cell>
          <table:table-cell table:formula="of:=IF(ISNUMBER([.BX556]);&quot;0x&quot;&amp;DEC2HEX([.BX556]+[.BX$2]))" office:value-type="string" office:string-value="0x87">
            <text:p>0x87</text:p>
          </table:table-cell>
          <table:table-cell table:formula="of:=IF(ISNUMBER([.BY556]);&quot;0x&quot;&amp;DEC2HEX([.BY556]+[.BY$2]);&quot;&quot;)">
            <text:p/>
          </table:table-cell>
          <table:table-cell table:formula="of:=IF(ISNUMBER([.BZ556]);&quot;0x&quot;&amp;DEC2HEX([.BZ556]+[.BZ$2]);&quot;&quot;)">
            <text:p/>
          </table:table-cell>
          <table:table-cell table:formula="of:=IF(ISNUMBER([.CB556]);&quot;0x&quot;&amp;DEC2HEX([.CB556]+[.CB$2]);&quot;&quot;)" office:value-type="string" office:string-value="0x3F">
            <text:p>0x3F</text:p>
          </table:table-cell>
          <table:table-cell table:formula="of:=HEX2DEC(MID([.CE556];3;2))-[.CE$2]" office:value-type="float" office:value="2">
            <text:p>2</text:p>
          </table:table-cell>
          <table:table-cell table:formula="of:=HEX2DEC(MID([.CF55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7:.BU557];0)-1" office:value-type="float" office:value="2">
            <text:p>2</text:p>
          </table:table-cell>
          <table:table-cell table:formula="of:=SUM([.A557:.BU557])" office:value-type="float" office:value="8">
            <text:p>8</text:p>
          </table:table-cell>
          <table:table-cell table:number-columns-repeated="2"/>
          <table:table-cell table:formula="of:=72-SUM([.BX557:.BZ557])-[.BW557]" office:value-type="float" office:value="62">
            <text:p>62</text:p>
          </table:table-cell>
          <table:table-cell table:formula="of:=[.BW558]+[.CA557]" office:value-type="float" office:value="64">
            <text:p>64</text:p>
          </table:table-cell>
          <table:table-cell table:number-columns-repeated="2"/>
          <table:table-cell table:formula="of:=IF(ISNUMBER([.BW557]);&quot;0x&quot;&amp;DEC2HEX([.BW557]+[.BW$2]))" office:value-type="string" office:string-value="0x1">
            <text:p>0x1</text:p>
          </table:table-cell>
          <table:table-cell table:formula="of:=IF(ISNUMBER([.BX557]);&quot;0x&quot;&amp;DEC2HEX([.BX557]+[.BX$2]))" office:value-type="string" office:string-value="0x87">
            <text:p>0x87</text:p>
          </table:table-cell>
          <table:table-cell table:formula="of:=IF(ISNUMBER([.BY557]);&quot;0x&quot;&amp;DEC2HEX([.BY557]+[.BY$2]);&quot;&quot;)">
            <text:p/>
          </table:table-cell>
          <table:table-cell table:formula="of:=IF(ISNUMBER([.BZ557]);&quot;0x&quot;&amp;DEC2HEX([.BZ557]+[.BZ$2]);&quot;&quot;)">
            <text:p/>
          </table:table-cell>
          <table:table-cell table:formula="of:=IF(ISNUMBER([.CB557]);&quot;0x&quot;&amp;DEC2HEX([.CB557]+[.CB$2]);&quot;&quot;)" office:value-type="string" office:string-value="0x3F">
            <text:p>0x3F</text:p>
          </table:table-cell>
          <table:table-cell table:formula="of:=HEX2DEC(MID([.CE557];3;2))-[.CE$2]" office:value-type="float" office:value="2">
            <text:p>2</text:p>
          </table:table-cell>
          <table:table-cell table:formula="of:=HEX2DEC(MID([.CF55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8:.BU558];0)-1" office:value-type="float" office:value="2">
            <text:p>2</text:p>
          </table:table-cell>
          <table:table-cell table:formula="of:=SUM([.A558:.BU558])" office:value-type="float" office:value="8">
            <text:p>8</text:p>
          </table:table-cell>
          <table:table-cell table:number-columns-repeated="2"/>
          <table:table-cell table:formula="of:=72-SUM([.BX558:.BZ558])-[.BW558]" office:value-type="float" office:value="62">
            <text:p>62</text:p>
          </table:table-cell>
          <table:table-cell table:formula="of:=[.BW559]+[.CA558]" office:value-type="float" office:value="64">
            <text:p>64</text:p>
          </table:table-cell>
          <table:table-cell table:number-columns-repeated="2"/>
          <table:table-cell table:formula="of:=IF(ISNUMBER([.BW558]);&quot;0x&quot;&amp;DEC2HEX([.BW558]+[.BW$2]))" office:value-type="string" office:string-value="0x1">
            <text:p>0x1</text:p>
          </table:table-cell>
          <table:table-cell table:formula="of:=IF(ISNUMBER([.BX558]);&quot;0x&quot;&amp;DEC2HEX([.BX558]+[.BX$2]))" office:value-type="string" office:string-value="0x87">
            <text:p>0x87</text:p>
          </table:table-cell>
          <table:table-cell table:formula="of:=IF(ISNUMBER([.BY558]);&quot;0x&quot;&amp;DEC2HEX([.BY558]+[.BY$2]);&quot;&quot;)">
            <text:p/>
          </table:table-cell>
          <table:table-cell table:formula="of:=IF(ISNUMBER([.BZ558]);&quot;0x&quot;&amp;DEC2HEX([.BZ558]+[.BZ$2]);&quot;&quot;)">
            <text:p/>
          </table:table-cell>
          <table:table-cell table:formula="of:=IF(ISNUMBER([.CB558]);&quot;0x&quot;&amp;DEC2HEX([.CB558]+[.CB$2]);&quot;&quot;)" office:value-type="string" office:string-value="0x3F">
            <text:p>0x3F</text:p>
          </table:table-cell>
          <table:table-cell table:formula="of:=HEX2DEC(MID([.CE558];3;2))-[.CE$2]" office:value-type="float" office:value="2">
            <text:p>2</text:p>
          </table:table-cell>
          <table:table-cell table:formula="of:=HEX2DEC(MID([.CF55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59:.BU559];0)-1" office:value-type="float" office:value="2">
            <text:p>2</text:p>
          </table:table-cell>
          <table:table-cell table:formula="of:=SUM([.A559:.BU559])" office:value-type="float" office:value="8">
            <text:p>8</text:p>
          </table:table-cell>
          <table:table-cell table:number-columns-repeated="2"/>
          <table:table-cell table:formula="of:=72-SUM([.BX559:.BZ559])-[.BW559]" office:value-type="float" office:value="62">
            <text:p>62</text:p>
          </table:table-cell>
          <table:table-cell table:formula="of:=[.BW560]+[.CA559]" office:value-type="float" office:value="64">
            <text:p>64</text:p>
          </table:table-cell>
          <table:table-cell table:number-columns-repeated="2"/>
          <table:table-cell table:formula="of:=IF(ISNUMBER([.BW559]);&quot;0x&quot;&amp;DEC2HEX([.BW559]+[.BW$2]))" office:value-type="string" office:string-value="0x1">
            <text:p>0x1</text:p>
          </table:table-cell>
          <table:table-cell table:formula="of:=IF(ISNUMBER([.BX559]);&quot;0x&quot;&amp;DEC2HEX([.BX559]+[.BX$2]))" office:value-type="string" office:string-value="0x87">
            <text:p>0x87</text:p>
          </table:table-cell>
          <table:table-cell table:formula="of:=IF(ISNUMBER([.BY559]);&quot;0x&quot;&amp;DEC2HEX([.BY559]+[.BY$2]);&quot;&quot;)">
            <text:p/>
          </table:table-cell>
          <table:table-cell table:formula="of:=IF(ISNUMBER([.BZ559]);&quot;0x&quot;&amp;DEC2HEX([.BZ559]+[.BZ$2]);&quot;&quot;)">
            <text:p/>
          </table:table-cell>
          <table:table-cell table:formula="of:=IF(ISNUMBER([.CB559]);&quot;0x&quot;&amp;DEC2HEX([.CB559]+[.CB$2]);&quot;&quot;)" office:value-type="string" office:string-value="0x3F">
            <text:p>0x3F</text:p>
          </table:table-cell>
          <table:table-cell table:formula="of:=HEX2DEC(MID([.CE559];3;2))-[.CE$2]" office:value-type="float" office:value="2">
            <text:p>2</text:p>
          </table:table-cell>
          <table:table-cell table:formula="of:=HEX2DEC(MID([.CF55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60:.BU560];0)-1" office:value-type="float" office:value="2">
            <text:p>2</text:p>
          </table:table-cell>
          <table:table-cell table:formula="of:=SUM([.A560:.BU560])" office:value-type="float" office:value="8">
            <text:p>8</text:p>
          </table:table-cell>
          <table:table-cell table:number-columns-repeated="2"/>
          <table:table-cell table:formula="of:=72-SUM([.BX560:.BZ560])-[.BW560]" office:value-type="float" office:value="62">
            <text:p>62</text:p>
          </table:table-cell>
          <table:table-cell table:formula="of:=[.BW561]+[.CA560]" office:value-type="float" office:value="64">
            <text:p>64</text:p>
          </table:table-cell>
          <table:table-cell table:number-columns-repeated="2"/>
          <table:table-cell table:formula="of:=IF(ISNUMBER([.BW560]);&quot;0x&quot;&amp;DEC2HEX([.BW560]+[.BW$2]))" office:value-type="string" office:string-value="0x1">
            <text:p>0x1</text:p>
          </table:table-cell>
          <table:table-cell table:formula="of:=IF(ISNUMBER([.BX560]);&quot;0x&quot;&amp;DEC2HEX([.BX560]+[.BX$2]))" office:value-type="string" office:string-value="0x87">
            <text:p>0x87</text:p>
          </table:table-cell>
          <table:table-cell table:formula="of:=IF(ISNUMBER([.BY560]);&quot;0x&quot;&amp;DEC2HEX([.BY560]+[.BY$2]);&quot;&quot;)">
            <text:p/>
          </table:table-cell>
          <table:table-cell table:formula="of:=IF(ISNUMBER([.BZ560]);&quot;0x&quot;&amp;DEC2HEX([.BZ560]+[.BZ$2]);&quot;&quot;)">
            <text:p/>
          </table:table-cell>
          <table:table-cell table:formula="of:=IF(ISNUMBER([.CB560]);&quot;0x&quot;&amp;DEC2HEX([.CB560]+[.CB$2]);&quot;&quot;)" office:value-type="string" office:string-value="0x3F">
            <text:p>0x3F</text:p>
          </table:table-cell>
          <table:table-cell table:formula="of:=HEX2DEC(MID([.CE560];3;2))-[.CE$2]" office:value-type="float" office:value="2">
            <text:p>2</text:p>
          </table:table-cell>
          <table:table-cell table:formula="of:=HEX2DEC(MID([.CF56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61:.BU561];0)-1" office:value-type="float" office:value="2">
            <text:p>2</text:p>
          </table:table-cell>
          <table:table-cell table:formula="of:=SUM([.A561:.BU561])" office:value-type="float" office:value="8">
            <text:p>8</text:p>
          </table:table-cell>
          <table:table-cell table:number-columns-repeated="2"/>
          <table:table-cell table:formula="of:=72-SUM([.BX561:.BZ561])-[.BW561]" office:value-type="float" office:value="62">
            <text:p>62</text:p>
          </table:table-cell>
          <table:table-cell table:formula="of:=[.BW562]+[.CA561]" office:value-type="float" office:value="64">
            <text:p>64</text:p>
          </table:table-cell>
          <table:table-cell table:number-columns-repeated="2"/>
          <table:table-cell table:formula="of:=IF(ISNUMBER([.BW561]);&quot;0x&quot;&amp;DEC2HEX([.BW561]+[.BW$2]))" office:value-type="string" office:string-value="0x1">
            <text:p>0x1</text:p>
          </table:table-cell>
          <table:table-cell table:formula="of:=IF(ISNUMBER([.BX561]);&quot;0x&quot;&amp;DEC2HEX([.BX561]+[.BX$2]))" office:value-type="string" office:string-value="0x87">
            <text:p>0x87</text:p>
          </table:table-cell>
          <table:table-cell table:formula="of:=IF(ISNUMBER([.BY561]);&quot;0x&quot;&amp;DEC2HEX([.BY561]+[.BY$2]);&quot;&quot;)">
            <text:p/>
          </table:table-cell>
          <table:table-cell table:formula="of:=IF(ISNUMBER([.BZ561]);&quot;0x&quot;&amp;DEC2HEX([.BZ561]+[.BZ$2]);&quot;&quot;)">
            <text:p/>
          </table:table-cell>
          <table:table-cell table:formula="of:=IF(ISNUMBER([.CB561]);&quot;0x&quot;&amp;DEC2HEX([.CB561]+[.CB$2]);&quot;&quot;)" office:value-type="string" office:string-value="0x3F">
            <text:p>0x3F</text:p>
          </table:table-cell>
          <table:table-cell table:formula="of:=HEX2DEC(MID([.CE561];3;2))-[.CE$2]" office:value-type="float" office:value="2">
            <text:p>2</text:p>
          </table:table-cell>
          <table:table-cell table:formula="of:=HEX2DEC(MID([.CF56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62:.BU562];0)-1" office:value-type="float" office:value="2">
            <text:p>2</text:p>
          </table:table-cell>
          <table:table-cell table:formula="of:=SUM([.A562:.BU562])" office:value-type="float" office:value="8">
            <text:p>8</text:p>
          </table:table-cell>
          <table:table-cell table:number-columns-repeated="2"/>
          <table:table-cell table:formula="of:=72-SUM([.BX562:.BZ562])-[.BW562]" office:value-type="float" office:value="62">
            <text:p>62</text:p>
          </table:table-cell>
          <table:table-cell table:formula="of:=[.BW563]+[.CA562]" office:value-type="float" office:value="64">
            <text:p>64</text:p>
          </table:table-cell>
          <table:table-cell table:number-columns-repeated="2"/>
          <table:table-cell table:formula="of:=IF(ISNUMBER([.BW562]);&quot;0x&quot;&amp;DEC2HEX([.BW562]+[.BW$2]))" office:value-type="string" office:string-value="0x1">
            <text:p>0x1</text:p>
          </table:table-cell>
          <table:table-cell table:formula="of:=IF(ISNUMBER([.BX562]);&quot;0x&quot;&amp;DEC2HEX([.BX562]+[.BX$2]))" office:value-type="string" office:string-value="0x87">
            <text:p>0x87</text:p>
          </table:table-cell>
          <table:table-cell table:formula="of:=IF(ISNUMBER([.BY562]);&quot;0x&quot;&amp;DEC2HEX([.BY562]+[.BY$2]);&quot;&quot;)">
            <text:p/>
          </table:table-cell>
          <table:table-cell table:formula="of:=IF(ISNUMBER([.BZ562]);&quot;0x&quot;&amp;DEC2HEX([.BZ562]+[.BZ$2]);&quot;&quot;)">
            <text:p/>
          </table:table-cell>
          <table:table-cell table:formula="of:=IF(ISNUMBER([.CB562]);&quot;0x&quot;&amp;DEC2HEX([.CB562]+[.CB$2]);&quot;&quot;)" office:value-type="string" office:string-value="0x3F">
            <text:p>0x3F</text:p>
          </table:table-cell>
          <table:table-cell table:formula="of:=HEX2DEC(MID([.CE562];3;2))-[.CE$2]" office:value-type="float" office:value="2">
            <text:p>2</text:p>
          </table:table-cell>
          <table:table-cell table:formula="of:=HEX2DEC(MID([.CF56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4"/>
          <table:table-cell table:formula="of:=MATCH(1;[.A563:.BU563];0)-1" office:value-type="float" office:value="2">
            <text:p>2</text:p>
          </table:table-cell>
          <table:table-cell table:formula="of:=SUM([.A563:.BU563])" office:value-type="float" office:value="8">
            <text:p>8</text:p>
          </table:table-cell>
          <table:table-cell table:number-columns-repeated="2"/>
          <table:table-cell table:formula="of:=72-SUM([.BX563:.BZ563])-[.BW563]" office:value-type="float" office:value="62">
            <text:p>62</text:p>
          </table:table-cell>
          <table:table-cell table:formula="of:=[.BW564]+[.CA563]" office:value-type="float" office:value="64">
            <text:p>64</text:p>
          </table:table-cell>
          <table:table-cell table:number-columns-repeated="2"/>
          <table:table-cell table:formula="of:=IF(ISNUMBER([.BW563]);&quot;0x&quot;&amp;DEC2HEX([.BW563]+[.BW$2]))" office:value-type="string" office:string-value="0x1">
            <text:p>0x1</text:p>
          </table:table-cell>
          <table:table-cell table:formula="of:=IF(ISNUMBER([.BX563]);&quot;0x&quot;&amp;DEC2HEX([.BX563]+[.BX$2]))" office:value-type="string" office:string-value="0x87">
            <text:p>0x87</text:p>
          </table:table-cell>
          <table:table-cell table:formula="of:=IF(ISNUMBER([.BY563]);&quot;0x&quot;&amp;DEC2HEX([.BY563]+[.BY$2]);&quot;&quot;)">
            <text:p/>
          </table:table-cell>
          <table:table-cell table:formula="of:=IF(ISNUMBER([.BZ563]);&quot;0x&quot;&amp;DEC2HEX([.BZ563]+[.BZ$2]);&quot;&quot;)">
            <text:p/>
          </table:table-cell>
          <table:table-cell table:formula="of:=IF(ISNUMBER([.CB563]);&quot;0x&quot;&amp;DEC2HEX([.CB563]+[.CB$2]);&quot;&quot;)" office:value-type="string" office:string-value="0x3F">
            <text:p>0x3F</text:p>
          </table:table-cell>
          <table:table-cell table:formula="of:=HEX2DEC(MID([.CE563];3;2))-[.CE$2]" office:value-type="float" office:value="2">
            <text:p>2</text:p>
          </table:table-cell>
          <table:table-cell table:formula="of:=HEX2DEC(MID([.CF56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43" office:value-type="float" office:value="1">
            <text:p>1</text:p>
          </table:table-cell>
          <table:table-cell table:number-columns-repeated="29"/>
          <table:table-cell table:formula="of:=MATCH(1;[.A564:.BU564];0)-1" office:value-type="float" office:value="2">
            <text:p>2</text:p>
          </table:table-cell>
          <table:table-cell table:formula="of:=SUM([.A564:.BU564])" office:value-type="float" office:value="43">
            <text:p>43</text:p>
          </table:table-cell>
          <table:table-cell table:number-columns-repeated="2"/>
          <table:table-cell table:formula="of:=72-SUM([.BX564:.BZ564])-[.BW564]" office:value-type="float" office:value="27">
            <text:p>27</text:p>
          </table:table-cell>
          <table:table-cell table:formula="of:=[.BW565]+[.CA564]" office:value-type="float" office:value="29">
            <text:p>29</text:p>
          </table:table-cell>
          <table:table-cell table:number-columns-repeated="2"/>
          <table:table-cell table:formula="of:=IF(ISNUMBER([.BW564]);&quot;0x&quot;&amp;DEC2HEX([.BW564]+[.BW$2]))" office:value-type="string" office:string-value="0x1">
            <text:p>0x1</text:p>
          </table:table-cell>
          <table:table-cell table:formula="of:=IF(ISNUMBER([.BX564]);&quot;0x&quot;&amp;DEC2HEX([.BX564]+[.BX$2]))" office:value-type="string" office:string-value="0xAA">
            <text:p>0xAA</text:p>
          </table:table-cell>
          <table:table-cell table:formula="of:=IF(ISNUMBER([.BY564]);&quot;0x&quot;&amp;DEC2HEX([.BY564]+[.BY$2]);&quot;&quot;)">
            <text:p/>
          </table:table-cell>
          <table:table-cell table:formula="of:=IF(ISNUMBER([.BZ564]);&quot;0x&quot;&amp;DEC2HEX([.BZ564]+[.BZ$2]);&quot;&quot;)">
            <text:p/>
          </table:table-cell>
          <table:table-cell table:formula="of:=IF(ISNUMBER([.CB564]);&quot;0x&quot;&amp;DEC2HEX([.CB564]+[.CB$2]);&quot;&quot;)" office:value-type="string" office:string-value="0x1C">
            <text:p>0x1C</text:p>
          </table:table-cell>
          <table:table-cell table:formula="of:=HEX2DEC(MID([.CE564];3;2))-[.CE$2]" office:value-type="float" office:value="2">
            <text:p>2</text:p>
          </table:table-cell>
          <table:table-cell table:formula="of:=HEX2DEC(MID([.CF564];3;2))-[.CF$2]" office:value-type="float" office:value="43">
            <text:p>43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45" office:value-type="float" office:value="1">
            <text:p>1</text:p>
          </table:table-cell>
          <table:table-cell table:number-columns-repeated="27"/>
          <table:table-cell table:formula="of:=MATCH(1;[.A565:.BU565];0)-1" office:value-type="float" office:value="2">
            <text:p>2</text:p>
          </table:table-cell>
          <table:table-cell table:formula="of:=SUM([.A565:.BU565])" office:value-type="float" office:value="45">
            <text:p>45</text:p>
          </table:table-cell>
          <table:table-cell table:number-columns-repeated="2"/>
          <table:table-cell table:formula="of:=72-SUM([.BX565:.BZ565])-[.BW565]" office:value-type="float" office:value="25">
            <text:p>25</text:p>
          </table:table-cell>
          <table:table-cell table:formula="of:=[.BW566]+[.CA565]" office:value-type="float" office:value="27">
            <text:p>27</text:p>
          </table:table-cell>
          <table:table-cell table:number-columns-repeated="2"/>
          <table:table-cell table:formula="of:=IF(ISNUMBER([.BW565]);&quot;0x&quot;&amp;DEC2HEX([.BW565]+[.BW$2]))" office:value-type="string" office:string-value="0x1">
            <text:p>0x1</text:p>
          </table:table-cell>
          <table:table-cell table:formula="of:=IF(ISNUMBER([.BX565]);&quot;0x&quot;&amp;DEC2HEX([.BX565]+[.BX$2]))" office:value-type="string" office:string-value="0xAC">
            <text:p>0xAC</text:p>
          </table:table-cell>
          <table:table-cell table:formula="of:=IF(ISNUMBER([.BY565]);&quot;0x&quot;&amp;DEC2HEX([.BY565]+[.BY$2]);&quot;&quot;)">
            <text:p/>
          </table:table-cell>
          <table:table-cell table:formula="of:=IF(ISNUMBER([.BZ565]);&quot;0x&quot;&amp;DEC2HEX([.BZ565]+[.BZ$2]);&quot;&quot;)">
            <text:p/>
          </table:table-cell>
          <table:table-cell table:formula="of:=IF(ISNUMBER([.CB565]);&quot;0x&quot;&amp;DEC2HEX([.CB565]+[.CB$2]);&quot;&quot;)" office:value-type="string" office:string-value="0x1A">
            <text:p>0x1A</text:p>
          </table:table-cell>
          <table:table-cell table:formula="of:=HEX2DEC(MID([.CE565];3;2))-[.CE$2]" office:value-type="float" office:value="2">
            <text:p>2</text:p>
          </table:table-cell>
          <table:table-cell table:formula="of:=HEX2DEC(MID([.CF565];3;2))-[.CF$2]" office:value-type="float" office:value="45">
            <text:p>45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48" office:value-type="float" office:value="1">
            <text:p>1</text:p>
          </table:table-cell>
          <table:table-cell table:number-columns-repeated="24"/>
          <table:table-cell table:formula="of:=MATCH(1;[.A566:.BU566];0)-1" office:value-type="float" office:value="2">
            <text:p>2</text:p>
          </table:table-cell>
          <table:table-cell table:formula="of:=SUM([.A566:.BU566])" office:value-type="float" office:value="48">
            <text:p>48</text:p>
          </table:table-cell>
          <table:table-cell table:number-columns-repeated="2"/>
          <table:table-cell table:formula="of:=72-SUM([.BX566:.BZ566])-[.BW566]" office:value-type="float" office:value="22">
            <text:p>22</text:p>
          </table:table-cell>
          <table:table-cell table:formula="of:=[.BW567]+[.CA566]" office:value-type="float" office:value="24">
            <text:p>24</text:p>
          </table:table-cell>
          <table:table-cell table:number-columns-repeated="2"/>
          <table:table-cell table:formula="of:=IF(ISNUMBER([.BW566]);&quot;0x&quot;&amp;DEC2HEX([.BW566]+[.BW$2]))" office:value-type="string" office:string-value="0x1">
            <text:p>0x1</text:p>
          </table:table-cell>
          <table:table-cell table:formula="of:=IF(ISNUMBER([.BX566]);&quot;0x&quot;&amp;DEC2HEX([.BX566]+[.BX$2]))" office:value-type="string" office:string-value="0xAF">
            <text:p>0xAF</text:p>
          </table:table-cell>
          <table:table-cell table:formula="of:=IF(ISNUMBER([.BY566]);&quot;0x&quot;&amp;DEC2HEX([.BY566]+[.BY$2]);&quot;&quot;)">
            <text:p/>
          </table:table-cell>
          <table:table-cell table:formula="of:=IF(ISNUMBER([.BZ566]);&quot;0x&quot;&amp;DEC2HEX([.BZ566]+[.BZ$2]);&quot;&quot;)">
            <text:p/>
          </table:table-cell>
          <table:table-cell table:formula="of:=IF(ISNUMBER([.CB566]);&quot;0x&quot;&amp;DEC2HEX([.CB566]+[.CB$2]);&quot;&quot;)" office:value-type="string" office:string-value="0x17">
            <text:p>0x17</text:p>
          </table:table-cell>
          <table:table-cell table:formula="of:=HEX2DEC(MID([.CE566];3;2))-[.CE$2]" office:value-type="float" office:value="2">
            <text:p>2</text:p>
          </table:table-cell>
          <table:table-cell table:formula="of:=HEX2DEC(MID([.CF566];3;2))-[.CF$2]" office:value-type="float" office:value="48">
            <text:p>4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51" office:value-type="float" office:value="1">
            <text:p>1</text:p>
          </table:table-cell>
          <table:table-cell table:number-columns-repeated="21"/>
          <table:table-cell table:formula="of:=MATCH(1;[.A567:.BU567];0)-1" office:value-type="float" office:value="2">
            <text:p>2</text:p>
          </table:table-cell>
          <table:table-cell table:formula="of:=SUM([.A567:.BU567])" office:value-type="float" office:value="51">
            <text:p>51</text:p>
          </table:table-cell>
          <table:table-cell table:number-columns-repeated="2"/>
          <table:table-cell table:formula="of:=72-SUM([.BX567:.BZ567])-[.BW567]" office:value-type="float" office:value="19">
            <text:p>19</text:p>
          </table:table-cell>
          <table:table-cell table:formula="of:=[.BW568]+[.CA567]" office:value-type="float" office:value="21">
            <text:p>21</text:p>
          </table:table-cell>
          <table:table-cell table:number-columns-repeated="2"/>
          <table:table-cell table:formula="of:=IF(ISNUMBER([.BW567]);&quot;0x&quot;&amp;DEC2HEX([.BW567]+[.BW$2]))" office:value-type="string" office:string-value="0x1">
            <text:p>0x1</text:p>
          </table:table-cell>
          <table:table-cell table:formula="of:=IF(ISNUMBER([.BX567]);&quot;0x&quot;&amp;DEC2HEX([.BX567]+[.BX$2]))" office:value-type="string" office:string-value="0xB2">
            <text:p>0xB2</text:p>
          </table:table-cell>
          <table:table-cell table:formula="of:=IF(ISNUMBER([.BY567]);&quot;0x&quot;&amp;DEC2HEX([.BY567]+[.BY$2]);&quot;&quot;)">
            <text:p/>
          </table:table-cell>
          <table:table-cell table:formula="of:=IF(ISNUMBER([.BZ567]);&quot;0x&quot;&amp;DEC2HEX([.BZ567]+[.BZ$2]);&quot;&quot;)">
            <text:p/>
          </table:table-cell>
          <table:table-cell table:formula="of:=IF(ISNUMBER([.CB567]);&quot;0x&quot;&amp;DEC2HEX([.CB567]+[.CB$2]);&quot;&quot;)" office:value-type="string" office:string-value="0x14">
            <text:p>0x14</text:p>
          </table:table-cell>
          <table:table-cell table:formula="of:=HEX2DEC(MID([.CE567];3;2))-[.CE$2]" office:value-type="float" office:value="2">
            <text:p>2</text:p>
          </table:table-cell>
          <table:table-cell table:formula="of:=HEX2DEC(MID([.CF567];3;2))-[.CF$2]" office:value-type="float" office:value="51">
            <text:p>51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54" office:value-type="float" office:value="1">
            <text:p>1</text:p>
          </table:table-cell>
          <table:table-cell table:number-columns-repeated="18"/>
          <table:table-cell table:formula="of:=MATCH(1;[.A568:.BU568];0)-1" office:value-type="float" office:value="2">
            <text:p>2</text:p>
          </table:table-cell>
          <table:table-cell table:formula="of:=SUM([.A568:.BU568])" office:value-type="float" office:value="54">
            <text:p>54</text:p>
          </table:table-cell>
          <table:table-cell table:number-columns-repeated="2"/>
          <table:table-cell table:formula="of:=72-SUM([.BX568:.BZ568])-[.BW568]" office:value-type="float" office:value="16">
            <text:p>16</text:p>
          </table:table-cell>
          <table:table-cell table:formula="of:=[.BW569]+[.CA568]" office:value-type="float" office:value="18">
            <text:p>18</text:p>
          </table:table-cell>
          <table:table-cell table:number-columns-repeated="2"/>
          <table:table-cell table:formula="of:=IF(ISNUMBER([.BW568]);&quot;0x&quot;&amp;DEC2HEX([.BW568]+[.BW$2]))" office:value-type="string" office:string-value="0x1">
            <text:p>0x1</text:p>
          </table:table-cell>
          <table:table-cell table:formula="of:=IF(ISNUMBER([.BX568]);&quot;0x&quot;&amp;DEC2HEX([.BX568]+[.BX$2]))" office:value-type="string" office:string-value="0xB5">
            <text:p>0xB5</text:p>
          </table:table-cell>
          <table:table-cell table:formula="of:=IF(ISNUMBER([.BY568]);&quot;0x&quot;&amp;DEC2HEX([.BY568]+[.BY$2]);&quot;&quot;)">
            <text:p/>
          </table:table-cell>
          <table:table-cell table:formula="of:=IF(ISNUMBER([.BZ568]);&quot;0x&quot;&amp;DEC2HEX([.BZ568]+[.BZ$2]);&quot;&quot;)">
            <text:p/>
          </table:table-cell>
          <table:table-cell table:formula="of:=IF(ISNUMBER([.CB568]);&quot;0x&quot;&amp;DEC2HEX([.CB568]+[.CB$2]);&quot;&quot;)" office:value-type="string" office:string-value="0x11">
            <text:p>0x11</text:p>
          </table:table-cell>
          <table:table-cell table:formula="of:=HEX2DEC(MID([.CE568];3;2))-[.CE$2]" office:value-type="float" office:value="2">
            <text:p>2</text:p>
          </table:table-cell>
          <table:table-cell table:formula="of:=HEX2DEC(MID([.CF568];3;2))-[.CF$2]" office:value-type="float" office:value="54">
            <text:p>54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56" office:value-type="float" office:value="1">
            <text:p>1</text:p>
          </table:table-cell>
          <table:table-cell table:number-columns-repeated="16"/>
          <table:table-cell table:formula="of:=MATCH(1;[.A569:.BU569];0)-1" office:value-type="float" office:value="2">
            <text:p>2</text:p>
          </table:table-cell>
          <table:table-cell table:formula="of:=SUM([.A569:.BU569])" office:value-type="float" office:value="56">
            <text:p>56</text:p>
          </table:table-cell>
          <table:table-cell table:number-columns-repeated="2"/>
          <table:table-cell table:formula="of:=72-SUM([.BX569:.BZ569])-[.BW569]" office:value-type="float" office:value="14">
            <text:p>14</text:p>
          </table:table-cell>
          <table:table-cell table:formula="of:=[.BW570]+[.CA569]" office:value-type="float" office:value="16">
            <text:p>16</text:p>
          </table:table-cell>
          <table:table-cell table:number-columns-repeated="2"/>
          <table:table-cell table:formula="of:=IF(ISNUMBER([.BW569]);&quot;0x&quot;&amp;DEC2HEX([.BW569]+[.BW$2]))" office:value-type="string" office:string-value="0x1">
            <text:p>0x1</text:p>
          </table:table-cell>
          <table:table-cell table:formula="of:=IF(ISNUMBER([.BX569]);&quot;0x&quot;&amp;DEC2HEX([.BX569]+[.BX$2]))" office:value-type="string" office:string-value="0xB7">
            <text:p>0xB7</text:p>
          </table:table-cell>
          <table:table-cell table:formula="of:=IF(ISNUMBER([.BY569]);&quot;0x&quot;&amp;DEC2HEX([.BY569]+[.BY$2]);&quot;&quot;)">
            <text:p/>
          </table:table-cell>
          <table:table-cell table:formula="of:=IF(ISNUMBER([.BZ569]);&quot;0x&quot;&amp;DEC2HEX([.BZ569]+[.BZ$2]);&quot;&quot;)">
            <text:p/>
          </table:table-cell>
          <table:table-cell table:formula="of:=IF(ISNUMBER([.CB569]);&quot;0x&quot;&amp;DEC2HEX([.CB569]+[.CB$2]);&quot;&quot;)" office:value-type="string" office:string-value="0xF">
            <text:p>0xF</text:p>
          </table:table-cell>
          <table:table-cell table:formula="of:=HEX2DEC(MID([.CE569];3;2))-[.CE$2]" office:value-type="float" office:value="2">
            <text:p>2</text:p>
          </table:table-cell>
          <table:table-cell table:formula="of:=HEX2DEC(MID([.CF569];3;2))-[.CF$2]" office:value-type="float" office:value="56">
            <text:p>5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59" office:value-type="float" office:value="1">
            <text:p>1</text:p>
          </table:table-cell>
          <table:table-cell table:number-columns-repeated="13"/>
          <table:table-cell table:formula="of:=MATCH(1;[.A570:.BU570];0)-1" office:value-type="float" office:value="2">
            <text:p>2</text:p>
          </table:table-cell>
          <table:table-cell table:formula="of:=SUM([.A570:.BU570])" office:value-type="float" office:value="59">
            <text:p>59</text:p>
          </table:table-cell>
          <table:table-cell table:number-columns-repeated="2"/>
          <table:table-cell table:formula="of:=72-SUM([.BX570:.BZ570])-[.BW570]" office:value-type="float" office:value="11">
            <text:p>11</text:p>
          </table:table-cell>
          <table:table-cell table:formula="of:=[.BW571]+[.CA570]" office:value-type="float" office:value="13">
            <text:p>13</text:p>
          </table:table-cell>
          <table:table-cell table:number-columns-repeated="2"/>
          <table:table-cell table:formula="of:=IF(ISNUMBER([.BW570]);&quot;0x&quot;&amp;DEC2HEX([.BW570]+[.BW$2]))" office:value-type="string" office:string-value="0x1">
            <text:p>0x1</text:p>
          </table:table-cell>
          <table:table-cell table:formula="of:=IF(ISNUMBER([.BX570]);&quot;0x&quot;&amp;DEC2HEX([.BX570]+[.BX$2]))" office:value-type="string" office:string-value="0xBA">
            <text:p>0xBA</text:p>
          </table:table-cell>
          <table:table-cell table:formula="of:=IF(ISNUMBER([.BY570]);&quot;0x&quot;&amp;DEC2HEX([.BY570]+[.BY$2]);&quot;&quot;)">
            <text:p/>
          </table:table-cell>
          <table:table-cell table:formula="of:=IF(ISNUMBER([.BZ570]);&quot;0x&quot;&amp;DEC2HEX([.BZ570]+[.BZ$2]);&quot;&quot;)">
            <text:p/>
          </table:table-cell>
          <table:table-cell table:formula="of:=IF(ISNUMBER([.CB570]);&quot;0x&quot;&amp;DEC2HEX([.CB570]+[.CB$2]);&quot;&quot;)" office:value-type="string" office:string-value="0xC">
            <text:p>0xC</text:p>
          </table:table-cell>
          <table:table-cell table:formula="of:=HEX2DEC(MID([.CE570];3;2))-[.CE$2]" office:value-type="float" office:value="2">
            <text:p>2</text:p>
          </table:table-cell>
          <table:table-cell table:formula="of:=HEX2DEC(MID([.CF570];3;2))-[.CF$2]" office:value-type="float" office:value="59">
            <text:p>5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2" office:value-type="float" office:value="1">
            <text:p>1</text:p>
          </table:table-cell>
          <table:table-cell table:number-columns-repeated="10"/>
          <table:table-cell table:formula="of:=MATCH(1;[.A571:.BU571];0)-1" office:value-type="float" office:value="2">
            <text:p>2</text:p>
          </table:table-cell>
          <table:table-cell table:formula="of:=SUM([.A571:.BU571])" office:value-type="float" office:value="62">
            <text:p>62</text:p>
          </table:table-cell>
          <table:table-cell table:number-columns-repeated="2"/>
          <table:table-cell table:formula="of:=72-SUM([.BX571:.BZ571])-[.BW571]" office:value-type="float" office:value="8">
            <text:p>8</text:p>
          </table:table-cell>
          <table:table-cell table:formula="of:=[.BW572]+[.CA571]" office:value-type="float" office:value="50">
            <text:p>50</text:p>
          </table:table-cell>
          <table:table-cell table:number-columns-repeated="2"/>
          <table:table-cell table:formula="of:=IF(ISNUMBER([.BW571]);&quot;0x&quot;&amp;DEC2HEX([.BW571]+[.BW$2]))" office:value-type="string" office:string-value="0x1">
            <text:p>0x1</text:p>
          </table:table-cell>
          <table:table-cell table:formula="of:=IF(ISNUMBER([.BX571]);&quot;0x&quot;&amp;DEC2HEX([.BX571]+[.BX$2]))" office:value-type="string" office:string-value="0xBD">
            <text:p>0xBD</text:p>
          </table:table-cell>
          <table:table-cell table:formula="of:=IF(ISNUMBER([.BY571]);&quot;0x&quot;&amp;DEC2HEX([.BY571]+[.BY$2]);&quot;&quot;)">
            <text:p/>
          </table:table-cell>
          <table:table-cell table:formula="of:=IF(ISNUMBER([.BZ571]);&quot;0x&quot;&amp;DEC2HEX([.BZ571]+[.BZ$2]);&quot;&quot;)">
            <text:p/>
          </table:table-cell>
          <table:table-cell table:formula="of:=IF(ISNUMBER([.CB571]);&quot;0x&quot;&amp;DEC2HEX([.CB571]+[.CB$2]);&quot;&quot;)" office:value-type="string" office:string-value="0x31">
            <text:p>0x31</text:p>
          </table:table-cell>
          <table:table-cell table:formula="of:=HEX2DEC(MID([.CE571];3;2))-[.CE$2]" office:value-type="float" office:value="2">
            <text:p>2</text:p>
          </table:table-cell>
          <table:table-cell table:formula="of:=HEX2DEC(MID([.CF571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42"/>
          <table:table-cell table:number-columns-repeated="24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"/>
          <table:table-cell table:formula="of:=MATCH(1;[.A572:.BU572];0)-1" office:value-type="float" office:value="42">
            <text:p>42</text:p>
          </table:table-cell>
          <table:table-cell table:formula="of:=SUM([.A572:.BU572])" office:value-type="float" office:value="24">
            <text:p>24</text:p>
          </table:table-cell>
          <table:table-cell table:number-columns-repeated="2"/>
          <table:table-cell table:formula="of:=72-SUM([.BX572:.BZ572])-[.BW572]" office:value-type="float" office:value="6">
            <text:p>6</text:p>
          </table:table-cell>
          <table:table-cell table:formula="of:=[.BW573]+[.CA572]" office:value-type="float" office:value="54">
            <text:p>54</text:p>
          </table:table-cell>
          <table:table-cell table:number-columns-repeated="2"/>
          <table:table-cell table:formula="of:=IF(ISNUMBER([.BW572]);&quot;0x&quot;&amp;DEC2HEX([.BW572]+[.BW$2]))" office:value-type="string" office:string-value="0x29">
            <text:p>0x29</text:p>
          </table:table-cell>
          <table:table-cell table:formula="of:=IF(ISNUMBER([.BX572]);&quot;0x&quot;&amp;DEC2HEX([.BX572]+[.BX$2]))" office:value-type="string" office:string-value="0x97">
            <text:p>0x97</text:p>
          </table:table-cell>
          <table:table-cell table:formula="of:=IF(ISNUMBER([.BY572]);&quot;0x&quot;&amp;DEC2HEX([.BY572]+[.BY$2]);&quot;&quot;)">
            <text:p/>
          </table:table-cell>
          <table:table-cell table:formula="of:=IF(ISNUMBER([.BZ572]);&quot;0x&quot;&amp;DEC2HEX([.BZ572]+[.BZ$2]);&quot;&quot;)">
            <text:p/>
          </table:table-cell>
          <table:table-cell table:formula="of:=IF(ISNUMBER([.CB572]);&quot;0x&quot;&amp;DEC2HEX([.CB572]+[.CB$2]);&quot;&quot;)" office:value-type="string" office:string-value="0x35">
            <text:p>0x35</text:p>
          </table:table-cell>
          <table:table-cell table:formula="of:=HEX2DEC(MID([.CE572];3;2))-[.CE$2]" office:value-type="float" office:value="42">
            <text:p>42</text:p>
          </table:table-cell>
          <table:table-cell table:formula="of:=HEX2DEC(MID([.CF572];3;2))-[.CF$2]" office:value-type="float" office:value="24">
            <text:p>24</text:p>
          </table:table-cell>
          <table:table-cell table:number-columns-repeated="12"/>
        </table:table-row>
        <table:table-row table:style-name="ro6">
          <table:table-cell table:number-columns-repeated="47"/>
          <table:table-cell office:value-type="string">
            <text:p><text:s/></text:p>
          </table:table-cell>
          <table:table-cell table:number-columns-repeated="20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"/>
          <table:table-cell table:formula="of:=MATCH(1;[.A573:.BU573];0)-1" office:value-type="float" office:value="48">
            <text:p>48</text:p>
          </table:table-cell>
          <table:table-cell table:formula="of:=SUM([.A573:.BU573])" office:value-type="float" office:value="20">
            <text:p>20</text:p>
          </table:table-cell>
          <table:table-cell table:number-columns-repeated="2"/>
          <table:table-cell table:formula="of:=72-SUM([.BX573:.BZ573])-[.BW573]" office:value-type="float" office:value="4">
            <text:p>4</text:p>
          </table:table-cell>
          <table:table-cell table:formula="of:=[.BW574]+[.CA573]" office:value-type="float" office:value="55">
            <text:p>55</text:p>
          </table:table-cell>
          <table:table-cell table:number-columns-repeated="2"/>
          <table:table-cell table:formula="of:=IF(ISNUMBER([.BW573]);&quot;0x&quot;&amp;DEC2HEX([.BW573]+[.BW$2]))" office:value-type="string" office:string-value="0x2F">
            <text:p>0x2F</text:p>
          </table:table-cell>
          <table:table-cell table:formula="of:=IF(ISNUMBER([.BX573]);&quot;0x&quot;&amp;DEC2HEX([.BX573]+[.BX$2]))" office:value-type="string" office:string-value="0x93">
            <text:p>0x93</text:p>
          </table:table-cell>
          <table:table-cell table:formula="of:=IF(ISNUMBER([.BY573]);&quot;0x&quot;&amp;DEC2HEX([.BY573]+[.BY$2]);&quot;&quot;)">
            <text:p/>
          </table:table-cell>
          <table:table-cell table:formula="of:=IF(ISNUMBER([.BZ573]);&quot;0x&quot;&amp;DEC2HEX([.BZ573]+[.BZ$2]);&quot;&quot;)">
            <text:p/>
          </table:table-cell>
          <table:table-cell table:formula="of:=IF(ISNUMBER([.CB573]);&quot;0x&quot;&amp;DEC2HEX([.CB573]+[.CB$2]);&quot;&quot;)" office:value-type="string" office:string-value="0x36">
            <text:p>0x36</text:p>
          </table:table-cell>
          <table:table-cell table:formula="of:=HEX2DEC(MID([.CE573];3;2))-[.CE$2]" office:value-type="float" office:value="48">
            <text:p>48</text:p>
          </table:table-cell>
          <table:table-cell table:formula="of:=HEX2DEC(MID([.CF573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51"/>
          <table:table-cell table:number-columns-repeated="1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574:.BU574];0)-1" office:value-type="float" office:value="51">
            <text:p>51</text:p>
          </table:table-cell>
          <table:table-cell table:formula="of:=SUM([.A574:.BU574])" office:value-type="float" office:value="18">
            <text:p>18</text:p>
          </table:table-cell>
          <table:table-cell table:number-columns-repeated="2"/>
          <table:table-cell table:formula="of:=72-SUM([.BX574:.BZ574])-[.BW574]" office:value-type="float" office:value="3">
            <text:p>3</text:p>
          </table:table-cell>
          <table:table-cell table:formula="of:=[.BW575]+[.CA574]" office:value-type="float" office:value="56">
            <text:p>56</text:p>
          </table:table-cell>
          <table:table-cell table:number-columns-repeated="2"/>
          <table:table-cell table:formula="of:=IF(ISNUMBER([.BW574]);&quot;0x&quot;&amp;DEC2HEX([.BW574]+[.BW$2]))" office:value-type="string" office:string-value="0x32">
            <text:p>0x32</text:p>
          </table:table-cell>
          <table:table-cell table:formula="of:=IF(ISNUMBER([.BX574]);&quot;0x&quot;&amp;DEC2HEX([.BX574]+[.BX$2]))" office:value-type="string" office:string-value="0x91">
            <text:p>0x91</text:p>
          </table:table-cell>
          <table:table-cell table:formula="of:=IF(ISNUMBER([.BY574]);&quot;0x&quot;&amp;DEC2HEX([.BY574]+[.BY$2]);&quot;&quot;)">
            <text:p/>
          </table:table-cell>
          <table:table-cell table:formula="of:=IF(ISNUMBER([.BZ574]);&quot;0x&quot;&amp;DEC2HEX([.BZ574]+[.BZ$2]);&quot;&quot;)">
            <text:p/>
          </table:table-cell>
          <table:table-cell table:formula="of:=IF(ISNUMBER([.CB574]);&quot;0x&quot;&amp;DEC2HEX([.CB574]+[.CB$2]);&quot;&quot;)" office:value-type="string" office:string-value="0x37">
            <text:p>0x37</text:p>
          </table:table-cell>
          <table:table-cell table:formula="of:=HEX2DEC(MID([.CE574];3;2))-[.CE$2]" office:value-type="float" office:value="51">
            <text:p>51</text:p>
          </table:table-cell>
          <table:table-cell table:formula="of:=HEX2DEC(MID([.CF574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49"/>
          <table:table-cell table:number-columns-repeated="4" office:value-type="string">
            <text:p><text:s/></text:p>
          </table:table-cell>
          <table:table-cell table:number-columns-repeated="17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575:.BU575];0)-1" office:value-type="float" office:value="53">
            <text:p>53</text:p>
          </table:table-cell>
          <table:table-cell table:formula="of:=SUM([.A575:.BU575])" office:value-type="float" office:value="17">
            <text:p>17</text:p>
          </table:table-cell>
          <table:table-cell table:number-columns-repeated="2"/>
          <table:table-cell table:formula="of:=72-SUM([.BX575:.BZ575])-[.BW575]" office:value-type="float" office:value="2">
            <text:p>2</text:p>
          </table:table-cell>
          <table:table-cell table:formula="of:=[.BW576]+[.CA575]" office:value-type="float" office:value="58">
            <text:p>58</text:p>
          </table:table-cell>
          <table:table-cell table:number-columns-repeated="2"/>
          <table:table-cell table:formula="of:=IF(ISNUMBER([.BW575]);&quot;0x&quot;&amp;DEC2HEX([.BW575]+[.BW$2]))" office:value-type="string" office:string-value="0x34">
            <text:p>0x34</text:p>
          </table:table-cell>
          <table:table-cell table:formula="of:=IF(ISNUMBER([.BX575]);&quot;0x&quot;&amp;DEC2HEX([.BX575]+[.BX$2]))" office:value-type="string" office:string-value="0x90">
            <text:p>0x90</text:p>
          </table:table-cell>
          <table:table-cell table:formula="of:=IF(ISNUMBER([.BY575]);&quot;0x&quot;&amp;DEC2HEX([.BY575]+[.BY$2]);&quot;&quot;)">
            <text:p/>
          </table:table-cell>
          <table:table-cell table:formula="of:=IF(ISNUMBER([.BZ575]);&quot;0x&quot;&amp;DEC2HEX([.BZ575]+[.BZ$2]);&quot;&quot;)">
            <text:p/>
          </table:table-cell>
          <table:table-cell table:formula="of:=IF(ISNUMBER([.CB575]);&quot;0x&quot;&amp;DEC2HEX([.CB575]+[.CB$2]);&quot;&quot;)" office:value-type="string" office:string-value="0x39">
            <text:p>0x39</text:p>
          </table:table-cell>
          <table:table-cell table:formula="of:=HEX2DEC(MID([.CE575];3;2))-[.CE$2]" office:value-type="float" office:value="53">
            <text:p>53</text:p>
          </table:table-cell>
          <table:table-cell table:formula="of:=HEX2DEC(MID([.CF575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49"/>
          <table:table-cell table:number-columns-repeated="7" office:value-type="string">
            <text:p><text:s/></text:p>
          </table:table-cell>
          <table:table-cell table:number-columns-repeated="14" office:value-type="float" office:value="1">
            <text:p>1</text:p>
          </table:table-cell>
          <table:table-cell table:number-columns-repeated="4"/>
          <table:table-cell table:formula="of:=MATCH(1;[.A576:.BU576];0)-1" office:value-type="float" office:value="56">
            <text:p>56</text:p>
          </table:table-cell>
          <table:table-cell table:formula="of:=SUM([.A576:.BU576])" office:value-type="float" office:value="14">
            <text:p>14</text:p>
          </table:table-cell>
          <table:table-cell table:number-columns-repeated="2"/>
          <table:table-cell table:formula="of:=72-SUM([.BX576:.BZ576])-[.BW576]" office:value-type="float" office:value="2">
            <text:p>2</text:p>
          </table:table-cell>
          <table:table-cell table:formula="of:=[.BW577]+[.CA576]" office:value-type="float" office:value="62">
            <text:p>62</text:p>
          </table:table-cell>
          <table:table-cell table:number-columns-repeated="2"/>
          <table:table-cell table:formula="of:=IF(ISNUMBER([.BW576]);&quot;0x&quot;&amp;DEC2HEX([.BW576]+[.BW$2]))" office:value-type="string" office:string-value="0x37">
            <text:p>0x37</text:p>
          </table:table-cell>
          <table:table-cell table:formula="of:=IF(ISNUMBER([.BX576]);&quot;0x&quot;&amp;DEC2HEX([.BX576]+[.BX$2]))" office:value-type="string" office:string-value="0x8D">
            <text:p>0x8D</text:p>
          </table:table-cell>
          <table:table-cell table:formula="of:=IF(ISNUMBER([.BY576]);&quot;0x&quot;&amp;DEC2HEX([.BY576]+[.BY$2]);&quot;&quot;)">
            <text:p/>
          </table:table-cell>
          <table:table-cell table:formula="of:=IF(ISNUMBER([.BZ576]);&quot;0x&quot;&amp;DEC2HEX([.BZ576]+[.BZ$2]);&quot;&quot;)">
            <text:p/>
          </table:table-cell>
          <table:table-cell table:formula="of:=IF(ISNUMBER([.CB576]);&quot;0x&quot;&amp;DEC2HEX([.CB576]+[.CB$2]);&quot;&quot;)" office:value-type="string" office:string-value="0x3D">
            <text:p>0x3D</text:p>
          </table:table-cell>
          <table:table-cell table:formula="of:=HEX2DEC(MID([.CE576];3;2))-[.CE$2]" office:value-type="float" office:value="56">
            <text:p>56</text:p>
          </table:table-cell>
          <table:table-cell table:formula="of:=HEX2DEC(MID([.CF576];3;2))-[.CF$2]" office:value-type="float" office:value="14">
            <text:p>14</text:p>
          </table:table-cell>
          <table:table-cell table:number-columns-repeated="12"/>
        </table:table-row>
        <table:table-row table:style-name="ro6">
          <table:table-cell table:number-columns-repeated="46"/>
          <table:table-cell table:number-columns-repeated="12" office:value-type="string">
            <text:p><text:s/></text:p>
          </table:table-cell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577:.BU577];0)-1" office:value-type="float" office:value="60">
            <text:p>60</text:p>
          </table:table-cell>
          <table:table-cell table:formula="of:=SUM([.A577:.BU577])" office:value-type="float" office:value="10">
            <text:p>10</text:p>
          </table:table-cell>
          <table:table-cell table:number-columns-repeated="2"/>
          <table:table-cell table:formula="of:=72-SUM([.BX577:.BZ577])-[.BW577]" office:value-type="float" office:value="2">
            <text:p>2</text:p>
          </table:table-cell>
          <table:table-cell table:formula="of:=[.BW578]+[.CA577]" office:value-type="float" office:value="63">
            <text:p>63</text:p>
          </table:table-cell>
          <table:table-cell table:number-columns-repeated="2"/>
          <table:table-cell table:formula="of:=IF(ISNUMBER([.BW577]);&quot;0x&quot;&amp;DEC2HEX([.BW577]+[.BW$2]))" office:value-type="string" office:string-value="0x3B">
            <text:p>0x3B</text:p>
          </table:table-cell>
          <table:table-cell table:formula="of:=IF(ISNUMBER([.BX577]);&quot;0x&quot;&amp;DEC2HEX([.BX577]+[.BX$2]))" office:value-type="string" office:string-value="0x89">
            <text:p>0x89</text:p>
          </table:table-cell>
          <table:table-cell table:formula="of:=IF(ISNUMBER([.BY577]);&quot;0x&quot;&amp;DEC2HEX([.BY577]+[.BY$2]);&quot;&quot;)">
            <text:p/>
          </table:table-cell>
          <table:table-cell table:formula="of:=IF(ISNUMBER([.BZ577]);&quot;0x&quot;&amp;DEC2HEX([.BZ577]+[.BZ$2]);&quot;&quot;)">
            <text:p/>
          </table:table-cell>
          <table:table-cell table:formula="of:=IF(ISNUMBER([.CB577]);&quot;0x&quot;&amp;DEC2HEX([.CB577]+[.CB$2]);&quot;&quot;)" office:value-type="string" office:string-value="0x3E">
            <text:p>0x3E</text:p>
          </table:table-cell>
          <table:table-cell table:formula="of:=HEX2DEC(MID([.CE577];3;2))-[.CE$2]" office:value-type="float" office:value="60">
            <text:p>60</text:p>
          </table:table-cell>
          <table:table-cell table:formula="of:=HEX2DEC(MID([.CF577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61"/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578:.BU578];0)-1" office:value-type="float" office:value="61">
            <text:p>61</text:p>
          </table:table-cell>
          <table:table-cell table:formula="of:=SUM([.A578:.BU578])" office:value-type="float" office:value="9">
            <text:p>9</text:p>
          </table:table-cell>
          <table:table-cell table:number-columns-repeated="2"/>
          <table:table-cell table:formula="of:=72-SUM([.BX578:.BZ578])-[.BW578]" office:value-type="float" office:value="2">
            <text:p>2</text:p>
          </table:table-cell>
          <table:table-cell table:formula="of:=[.BW579]+[.CA578]" office:value-type="float" office:value="64">
            <text:p>64</text:p>
          </table:table-cell>
          <table:table-cell table:number-columns-repeated="2"/>
          <table:table-cell table:formula="of:=IF(ISNUMBER([.BW578]);&quot;0x&quot;&amp;DEC2HEX([.BW578]+[.BW$2]))" office:value-type="string" office:string-value="0x3C">
            <text:p>0x3C</text:p>
          </table:table-cell>
          <table:table-cell table:formula="of:=IF(ISNUMBER([.BX578]);&quot;0x&quot;&amp;DEC2HEX([.BX578]+[.BX$2]))" office:value-type="string" office:string-value="0x88">
            <text:p>0x88</text:p>
          </table:table-cell>
          <table:table-cell table:formula="of:=IF(ISNUMBER([.BY578]);&quot;0x&quot;&amp;DEC2HEX([.BY578]+[.BY$2]);&quot;&quot;)">
            <text:p/>
          </table:table-cell>
          <table:table-cell table:formula="of:=IF(ISNUMBER([.BZ578]);&quot;0x&quot;&amp;DEC2HEX([.BZ578]+[.BZ$2]);&quot;&quot;)">
            <text:p/>
          </table:table-cell>
          <table:table-cell table:formula="of:=IF(ISNUMBER([.CB578]);&quot;0x&quot;&amp;DEC2HEX([.CB578]+[.CB$2]);&quot;&quot;)" office:value-type="string" office:string-value="0x3F">
            <text:p>0x3F</text:p>
          </table:table-cell>
          <table:table-cell table:formula="of:=HEX2DEC(MID([.CE578];3;2))-[.CE$2]" office:value-type="float" office:value="61">
            <text:p>61</text:p>
          </table:table-cell>
          <table:table-cell table:formula="of:=HEX2DEC(MID([.CF57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79:.BU579];0)-1" office:value-type="float" office:value="62">
            <text:p>62</text:p>
          </table:table-cell>
          <table:table-cell table:formula="of:=SUM([.A579:.BU579])" office:value-type="float" office:value="8">
            <text:p>8</text:p>
          </table:table-cell>
          <table:table-cell table:number-columns-repeated="2"/>
          <table:table-cell table:formula="of:=72-SUM([.BX579:.BZ579])-[.BW579]" office:value-type="float" office:value="2">
            <text:p>2</text:p>
          </table:table-cell>
          <table:table-cell table:formula="of:=[.BW580]+[.CA579]" office:value-type="float" office:value="64">
            <text:p>64</text:p>
          </table:table-cell>
          <table:table-cell table:number-columns-repeated="2"/>
          <table:table-cell table:formula="of:=IF(ISNUMBER([.BW579]);&quot;0x&quot;&amp;DEC2HEX([.BW579]+[.BW$2]))" office:value-type="string" office:string-value="0x3D">
            <text:p>0x3D</text:p>
          </table:table-cell>
          <table:table-cell table:formula="of:=IF(ISNUMBER([.BX579]);&quot;0x&quot;&amp;DEC2HEX([.BX579]+[.BX$2]))" office:value-type="string" office:string-value="0x87">
            <text:p>0x87</text:p>
          </table:table-cell>
          <table:table-cell table:formula="of:=IF(ISNUMBER([.BY579]);&quot;0x&quot;&amp;DEC2HEX([.BY579]+[.BY$2]);&quot;&quot;)">
            <text:p/>
          </table:table-cell>
          <table:table-cell table:formula="of:=IF(ISNUMBER([.BZ579]);&quot;0x&quot;&amp;DEC2HEX([.BZ579]+[.BZ$2]);&quot;&quot;)">
            <text:p/>
          </table:table-cell>
          <table:table-cell table:formula="of:=IF(ISNUMBER([.CB579]);&quot;0x&quot;&amp;DEC2HEX([.CB579]+[.CB$2]);&quot;&quot;)" office:value-type="string" office:string-value="0x3F">
            <text:p>0x3F</text:p>
          </table:table-cell>
          <table:table-cell table:formula="of:=HEX2DEC(MID([.CE579];3;2))-[.CE$2]" office:value-type="float" office:value="62">
            <text:p>62</text:p>
          </table:table-cell>
          <table:table-cell table:formula="of:=HEX2DEC(MID([.CF57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0:.BU580];0)-1" office:value-type="float" office:value="62">
            <text:p>62</text:p>
          </table:table-cell>
          <table:table-cell table:formula="of:=SUM([.A580:.BU580])" office:value-type="float" office:value="8">
            <text:p>8</text:p>
          </table:table-cell>
          <table:table-cell table:number-columns-repeated="2"/>
          <table:table-cell table:formula="of:=72-SUM([.BX580:.BZ580])-[.BW580]" office:value-type="float" office:value="2">
            <text:p>2</text:p>
          </table:table-cell>
          <table:table-cell table:formula="of:=[.BW581]+[.CA580]" office:value-type="float" office:value="64">
            <text:p>64</text:p>
          </table:table-cell>
          <table:table-cell table:number-columns-repeated="2"/>
          <table:table-cell table:formula="of:=IF(ISNUMBER([.BW580]);&quot;0x&quot;&amp;DEC2HEX([.BW580]+[.BW$2]))" office:value-type="string" office:string-value="0x3D">
            <text:p>0x3D</text:p>
          </table:table-cell>
          <table:table-cell table:formula="of:=IF(ISNUMBER([.BX580]);&quot;0x&quot;&amp;DEC2HEX([.BX580]+[.BX$2]))" office:value-type="string" office:string-value="0x87">
            <text:p>0x87</text:p>
          </table:table-cell>
          <table:table-cell table:formula="of:=IF(ISNUMBER([.BY580]);&quot;0x&quot;&amp;DEC2HEX([.BY580]+[.BY$2]);&quot;&quot;)">
            <text:p/>
          </table:table-cell>
          <table:table-cell table:formula="of:=IF(ISNUMBER([.BZ580]);&quot;0x&quot;&amp;DEC2HEX([.BZ580]+[.BZ$2]);&quot;&quot;)">
            <text:p/>
          </table:table-cell>
          <table:table-cell table:formula="of:=IF(ISNUMBER([.CB580]);&quot;0x&quot;&amp;DEC2HEX([.CB580]+[.CB$2]);&quot;&quot;)" office:value-type="string" office:string-value="0x3F">
            <text:p>0x3F</text:p>
          </table:table-cell>
          <table:table-cell table:formula="of:=HEX2DEC(MID([.CE580];3;2))-[.CE$2]" office:value-type="float" office:value="62">
            <text:p>62</text:p>
          </table:table-cell>
          <table:table-cell table:formula="of:=HEX2DEC(MID([.CF58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1:.BU581];0)-1" office:value-type="float" office:value="62">
            <text:p>62</text:p>
          </table:table-cell>
          <table:table-cell table:formula="of:=SUM([.A581:.BU581])" office:value-type="float" office:value="8">
            <text:p>8</text:p>
          </table:table-cell>
          <table:table-cell table:number-columns-repeated="2"/>
          <table:table-cell table:formula="of:=72-SUM([.BX581:.BZ581])-[.BW581]" office:value-type="float" office:value="2">
            <text:p>2</text:p>
          </table:table-cell>
          <table:table-cell table:formula="of:=[.BW582]+[.CA581]" office:value-type="float" office:value="64">
            <text:p>64</text:p>
          </table:table-cell>
          <table:table-cell table:number-columns-repeated="2"/>
          <table:table-cell table:formula="of:=IF(ISNUMBER([.BW581]);&quot;0x&quot;&amp;DEC2HEX([.BW581]+[.BW$2]))" office:value-type="string" office:string-value="0x3D">
            <text:p>0x3D</text:p>
          </table:table-cell>
          <table:table-cell table:formula="of:=IF(ISNUMBER([.BX581]);&quot;0x&quot;&amp;DEC2HEX([.BX581]+[.BX$2]))" office:value-type="string" office:string-value="0x87">
            <text:p>0x87</text:p>
          </table:table-cell>
          <table:table-cell table:formula="of:=IF(ISNUMBER([.BY581]);&quot;0x&quot;&amp;DEC2HEX([.BY581]+[.BY$2]);&quot;&quot;)">
            <text:p/>
          </table:table-cell>
          <table:table-cell table:formula="of:=IF(ISNUMBER([.BZ581]);&quot;0x&quot;&amp;DEC2HEX([.BZ581]+[.BZ$2]);&quot;&quot;)">
            <text:p/>
          </table:table-cell>
          <table:table-cell table:formula="of:=IF(ISNUMBER([.CB581]);&quot;0x&quot;&amp;DEC2HEX([.CB581]+[.CB$2]);&quot;&quot;)" office:value-type="string" office:string-value="0x3F">
            <text:p>0x3F</text:p>
          </table:table-cell>
          <table:table-cell table:formula="of:=HEX2DEC(MID([.CE581];3;2))-[.CE$2]" office:value-type="float" office:value="62">
            <text:p>62</text:p>
          </table:table-cell>
          <table:table-cell table:formula="of:=HEX2DEC(MID([.CF58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2:.BU582];0)-1" office:value-type="float" office:value="62">
            <text:p>62</text:p>
          </table:table-cell>
          <table:table-cell table:formula="of:=SUM([.A582:.BU582])" office:value-type="float" office:value="8">
            <text:p>8</text:p>
          </table:table-cell>
          <table:table-cell table:number-columns-repeated="2"/>
          <table:table-cell table:formula="of:=72-SUM([.BX582:.BZ582])-[.BW582]" office:value-type="float" office:value="2">
            <text:p>2</text:p>
          </table:table-cell>
          <table:table-cell table:formula="of:=[.BW583]+[.CA582]" office:value-type="float" office:value="64">
            <text:p>64</text:p>
          </table:table-cell>
          <table:table-cell table:number-columns-repeated="2"/>
          <table:table-cell table:formula="of:=IF(ISNUMBER([.BW582]);&quot;0x&quot;&amp;DEC2HEX([.BW582]+[.BW$2]))" office:value-type="string" office:string-value="0x3D">
            <text:p>0x3D</text:p>
          </table:table-cell>
          <table:table-cell table:formula="of:=IF(ISNUMBER([.BX582]);&quot;0x&quot;&amp;DEC2HEX([.BX582]+[.BX$2]))" office:value-type="string" office:string-value="0x87">
            <text:p>0x87</text:p>
          </table:table-cell>
          <table:table-cell table:formula="of:=IF(ISNUMBER([.BY582]);&quot;0x&quot;&amp;DEC2HEX([.BY582]+[.BY$2]);&quot;&quot;)">
            <text:p/>
          </table:table-cell>
          <table:table-cell table:formula="of:=IF(ISNUMBER([.BZ582]);&quot;0x&quot;&amp;DEC2HEX([.BZ582]+[.BZ$2]);&quot;&quot;)">
            <text:p/>
          </table:table-cell>
          <table:table-cell table:formula="of:=IF(ISNUMBER([.CB582]);&quot;0x&quot;&amp;DEC2HEX([.CB582]+[.CB$2]);&quot;&quot;)" office:value-type="string" office:string-value="0x3F">
            <text:p>0x3F</text:p>
          </table:table-cell>
          <table:table-cell table:formula="of:=HEX2DEC(MID([.CE582];3;2))-[.CE$2]" office:value-type="float" office:value="62">
            <text:p>62</text:p>
          </table:table-cell>
          <table:table-cell table:formula="of:=HEX2DEC(MID([.CF58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3:.BU583];0)-1" office:value-type="float" office:value="62">
            <text:p>62</text:p>
          </table:table-cell>
          <table:table-cell table:formula="of:=SUM([.A583:.BU583])" office:value-type="float" office:value="8">
            <text:p>8</text:p>
          </table:table-cell>
          <table:table-cell table:number-columns-repeated="2"/>
          <table:table-cell table:formula="of:=72-SUM([.BX583:.BZ583])-[.BW583]" office:value-type="float" office:value="2">
            <text:p>2</text:p>
          </table:table-cell>
          <table:table-cell table:formula="of:=[.BW584]+[.CA583]" office:value-type="float" office:value="64">
            <text:p>64</text:p>
          </table:table-cell>
          <table:table-cell table:number-columns-repeated="2"/>
          <table:table-cell table:formula="of:=IF(ISNUMBER([.BW583]);&quot;0x&quot;&amp;DEC2HEX([.BW583]+[.BW$2]))" office:value-type="string" office:string-value="0x3D">
            <text:p>0x3D</text:p>
          </table:table-cell>
          <table:table-cell table:formula="of:=IF(ISNUMBER([.BX583]);&quot;0x&quot;&amp;DEC2HEX([.BX583]+[.BX$2]))" office:value-type="string" office:string-value="0x87">
            <text:p>0x87</text:p>
          </table:table-cell>
          <table:table-cell table:formula="of:=IF(ISNUMBER([.BY583]);&quot;0x&quot;&amp;DEC2HEX([.BY583]+[.BY$2]);&quot;&quot;)">
            <text:p/>
          </table:table-cell>
          <table:table-cell table:formula="of:=IF(ISNUMBER([.BZ583]);&quot;0x&quot;&amp;DEC2HEX([.BZ583]+[.BZ$2]);&quot;&quot;)">
            <text:p/>
          </table:table-cell>
          <table:table-cell table:formula="of:=IF(ISNUMBER([.CB583]);&quot;0x&quot;&amp;DEC2HEX([.CB583]+[.CB$2]);&quot;&quot;)" office:value-type="string" office:string-value="0x3F">
            <text:p>0x3F</text:p>
          </table:table-cell>
          <table:table-cell table:formula="of:=HEX2DEC(MID([.CE583];3;2))-[.CE$2]" office:value-type="float" office:value="62">
            <text:p>62</text:p>
          </table:table-cell>
          <table:table-cell table:formula="of:=HEX2DEC(MID([.CF58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4:.BU584];0)-1" office:value-type="float" office:value="62">
            <text:p>62</text:p>
          </table:table-cell>
          <table:table-cell table:formula="of:=SUM([.A584:.BU584])" office:value-type="float" office:value="8">
            <text:p>8</text:p>
          </table:table-cell>
          <table:table-cell table:number-columns-repeated="2"/>
          <table:table-cell table:formula="of:=72-SUM([.BX584:.BZ584])-[.BW584]" office:value-type="float" office:value="2">
            <text:p>2</text:p>
          </table:table-cell>
          <table:table-cell table:formula="of:=[.BW585]+[.CA584]" office:value-type="float" office:value="64">
            <text:p>64</text:p>
          </table:table-cell>
          <table:table-cell table:number-columns-repeated="2"/>
          <table:table-cell table:formula="of:=IF(ISNUMBER([.BW584]);&quot;0x&quot;&amp;DEC2HEX([.BW584]+[.BW$2]))" office:value-type="string" office:string-value="0x3D">
            <text:p>0x3D</text:p>
          </table:table-cell>
          <table:table-cell table:formula="of:=IF(ISNUMBER([.BX584]);&quot;0x&quot;&amp;DEC2HEX([.BX584]+[.BX$2]))" office:value-type="string" office:string-value="0x87">
            <text:p>0x87</text:p>
          </table:table-cell>
          <table:table-cell table:formula="of:=IF(ISNUMBER([.BY584]);&quot;0x&quot;&amp;DEC2HEX([.BY584]+[.BY$2]);&quot;&quot;)">
            <text:p/>
          </table:table-cell>
          <table:table-cell table:formula="of:=IF(ISNUMBER([.BZ584]);&quot;0x&quot;&amp;DEC2HEX([.BZ584]+[.BZ$2]);&quot;&quot;)">
            <text:p/>
          </table:table-cell>
          <table:table-cell table:formula="of:=IF(ISNUMBER([.CB584]);&quot;0x&quot;&amp;DEC2HEX([.CB584]+[.CB$2]);&quot;&quot;)" office:value-type="string" office:string-value="0x3F">
            <text:p>0x3F</text:p>
          </table:table-cell>
          <table:table-cell table:formula="of:=HEX2DEC(MID([.CE584];3;2))-[.CE$2]" office:value-type="float" office:value="62">
            <text:p>62</text:p>
          </table:table-cell>
          <table:table-cell table:formula="of:=HEX2DEC(MID([.CF58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5:.BU585];0)-1" office:value-type="float" office:value="62">
            <text:p>62</text:p>
          </table:table-cell>
          <table:table-cell table:formula="of:=SUM([.A585:.BU585])" office:value-type="float" office:value="8">
            <text:p>8</text:p>
          </table:table-cell>
          <table:table-cell table:number-columns-repeated="2"/>
          <table:table-cell table:formula="of:=72-SUM([.BX585:.BZ585])-[.BW585]" office:value-type="float" office:value="2">
            <text:p>2</text:p>
          </table:table-cell>
          <table:table-cell table:formula="of:=[.BW586]+[.CA585]" office:value-type="float" office:value="64">
            <text:p>64</text:p>
          </table:table-cell>
          <table:table-cell table:number-columns-repeated="2"/>
          <table:table-cell table:formula="of:=IF(ISNUMBER([.BW585]);&quot;0x&quot;&amp;DEC2HEX([.BW585]+[.BW$2]))" office:value-type="string" office:string-value="0x3D">
            <text:p>0x3D</text:p>
          </table:table-cell>
          <table:table-cell table:formula="of:=IF(ISNUMBER([.BX585]);&quot;0x&quot;&amp;DEC2HEX([.BX585]+[.BX$2]))" office:value-type="string" office:string-value="0x87">
            <text:p>0x87</text:p>
          </table:table-cell>
          <table:table-cell table:formula="of:=IF(ISNUMBER([.BY585]);&quot;0x&quot;&amp;DEC2HEX([.BY585]+[.BY$2]);&quot;&quot;)">
            <text:p/>
          </table:table-cell>
          <table:table-cell table:formula="of:=IF(ISNUMBER([.BZ585]);&quot;0x&quot;&amp;DEC2HEX([.BZ585]+[.BZ$2]);&quot;&quot;)">
            <text:p/>
          </table:table-cell>
          <table:table-cell table:formula="of:=IF(ISNUMBER([.CB585]);&quot;0x&quot;&amp;DEC2HEX([.CB585]+[.CB$2]);&quot;&quot;)" office:value-type="string" office:string-value="0x3F">
            <text:p>0x3F</text:p>
          </table:table-cell>
          <table:table-cell table:formula="of:=HEX2DEC(MID([.CE585];3;2))-[.CE$2]" office:value-type="float" office:value="62">
            <text:p>62</text:p>
          </table:table-cell>
          <table:table-cell table:formula="of:=HEX2DEC(MID([.CF58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6:.BU586];0)-1" office:value-type="float" office:value="62">
            <text:p>62</text:p>
          </table:table-cell>
          <table:table-cell table:formula="of:=SUM([.A586:.BU586])" office:value-type="float" office:value="8">
            <text:p>8</text:p>
          </table:table-cell>
          <table:table-cell table:number-columns-repeated="2"/>
          <table:table-cell table:formula="of:=72-SUM([.BX586:.BZ586])-[.BW586]" office:value-type="float" office:value="2">
            <text:p>2</text:p>
          </table:table-cell>
          <table:table-cell table:formula="of:=[.BW587]+[.CA586]" office:value-type="float" office:value="64">
            <text:p>64</text:p>
          </table:table-cell>
          <table:table-cell table:number-columns-repeated="2"/>
          <table:table-cell table:formula="of:=IF(ISNUMBER([.BW586]);&quot;0x&quot;&amp;DEC2HEX([.BW586]+[.BW$2]))" office:value-type="string" office:string-value="0x3D">
            <text:p>0x3D</text:p>
          </table:table-cell>
          <table:table-cell table:formula="of:=IF(ISNUMBER([.BX586]);&quot;0x&quot;&amp;DEC2HEX([.BX586]+[.BX$2]))" office:value-type="string" office:string-value="0x87">
            <text:p>0x87</text:p>
          </table:table-cell>
          <table:table-cell table:formula="of:=IF(ISNUMBER([.BY586]);&quot;0x&quot;&amp;DEC2HEX([.BY586]+[.BY$2]);&quot;&quot;)">
            <text:p/>
          </table:table-cell>
          <table:table-cell table:formula="of:=IF(ISNUMBER([.BZ586]);&quot;0x&quot;&amp;DEC2HEX([.BZ586]+[.BZ$2]);&quot;&quot;)">
            <text:p/>
          </table:table-cell>
          <table:table-cell table:formula="of:=IF(ISNUMBER([.CB586]);&quot;0x&quot;&amp;DEC2HEX([.CB586]+[.CB$2]);&quot;&quot;)" office:value-type="string" office:string-value="0x3F">
            <text:p>0x3F</text:p>
          </table:table-cell>
          <table:table-cell table:formula="of:=HEX2DEC(MID([.CE586];3;2))-[.CE$2]" office:value-type="float" office:value="62">
            <text:p>62</text:p>
          </table:table-cell>
          <table:table-cell table:formula="of:=HEX2DEC(MID([.CF58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7:.BU587];0)-1" office:value-type="float" office:value="62">
            <text:p>62</text:p>
          </table:table-cell>
          <table:table-cell table:formula="of:=SUM([.A587:.BU587])" office:value-type="float" office:value="8">
            <text:p>8</text:p>
          </table:table-cell>
          <table:table-cell table:number-columns-repeated="2"/>
          <table:table-cell table:formula="of:=72-SUM([.BX587:.BZ587])-[.BW587]" office:value-type="float" office:value="2">
            <text:p>2</text:p>
          </table:table-cell>
          <table:table-cell table:formula="of:=[.BW588]+[.CA587]" office:value-type="float" office:value="64">
            <text:p>64</text:p>
          </table:table-cell>
          <table:table-cell table:number-columns-repeated="2"/>
          <table:table-cell table:formula="of:=IF(ISNUMBER([.BW587]);&quot;0x&quot;&amp;DEC2HEX([.BW587]+[.BW$2]))" office:value-type="string" office:string-value="0x3D">
            <text:p>0x3D</text:p>
          </table:table-cell>
          <table:table-cell table:formula="of:=IF(ISNUMBER([.BX587]);&quot;0x&quot;&amp;DEC2HEX([.BX587]+[.BX$2]))" office:value-type="string" office:string-value="0x87">
            <text:p>0x87</text:p>
          </table:table-cell>
          <table:table-cell table:formula="of:=IF(ISNUMBER([.BY587]);&quot;0x&quot;&amp;DEC2HEX([.BY587]+[.BY$2]);&quot;&quot;)">
            <text:p/>
          </table:table-cell>
          <table:table-cell table:formula="of:=IF(ISNUMBER([.BZ587]);&quot;0x&quot;&amp;DEC2HEX([.BZ587]+[.BZ$2]);&quot;&quot;)">
            <text:p/>
          </table:table-cell>
          <table:table-cell table:formula="of:=IF(ISNUMBER([.CB587]);&quot;0x&quot;&amp;DEC2HEX([.CB587]+[.CB$2]);&quot;&quot;)" office:value-type="string" office:string-value="0x3F">
            <text:p>0x3F</text:p>
          </table:table-cell>
          <table:table-cell table:formula="of:=HEX2DEC(MID([.CE587];3;2))-[.CE$2]" office:value-type="float" office:value="62">
            <text:p>62</text:p>
          </table:table-cell>
          <table:table-cell table:formula="of:=HEX2DEC(MID([.CF58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8:.BU588];0)-1" office:value-type="float" office:value="62">
            <text:p>62</text:p>
          </table:table-cell>
          <table:table-cell table:formula="of:=SUM([.A588:.BU588])" office:value-type="float" office:value="8">
            <text:p>8</text:p>
          </table:table-cell>
          <table:table-cell table:number-columns-repeated="2"/>
          <table:table-cell table:formula="of:=72-SUM([.BX588:.BZ588])-[.BW588]" office:value-type="float" office:value="2">
            <text:p>2</text:p>
          </table:table-cell>
          <table:table-cell table:formula="of:=[.BW589]+[.CA588]" office:value-type="float" office:value="64">
            <text:p>64</text:p>
          </table:table-cell>
          <table:table-cell table:number-columns-repeated="2"/>
          <table:table-cell table:formula="of:=IF(ISNUMBER([.BW588]);&quot;0x&quot;&amp;DEC2HEX([.BW588]+[.BW$2]))" office:value-type="string" office:string-value="0x3D">
            <text:p>0x3D</text:p>
          </table:table-cell>
          <table:table-cell table:formula="of:=IF(ISNUMBER([.BX588]);&quot;0x&quot;&amp;DEC2HEX([.BX588]+[.BX$2]))" office:value-type="string" office:string-value="0x87">
            <text:p>0x87</text:p>
          </table:table-cell>
          <table:table-cell table:formula="of:=IF(ISNUMBER([.BY588]);&quot;0x&quot;&amp;DEC2HEX([.BY588]+[.BY$2]);&quot;&quot;)">
            <text:p/>
          </table:table-cell>
          <table:table-cell table:formula="of:=IF(ISNUMBER([.BZ588]);&quot;0x&quot;&amp;DEC2HEX([.BZ588]+[.BZ$2]);&quot;&quot;)">
            <text:p/>
          </table:table-cell>
          <table:table-cell table:formula="of:=IF(ISNUMBER([.CB588]);&quot;0x&quot;&amp;DEC2HEX([.CB588]+[.CB$2]);&quot;&quot;)" office:value-type="string" office:string-value="0x3F">
            <text:p>0x3F</text:p>
          </table:table-cell>
          <table:table-cell table:formula="of:=HEX2DEC(MID([.CE588];3;2))-[.CE$2]" office:value-type="float" office:value="62">
            <text:p>62</text:p>
          </table:table-cell>
          <table:table-cell table:formula="of:=HEX2DEC(MID([.CF58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89:.BU589];0)-1" office:value-type="float" office:value="62">
            <text:p>62</text:p>
          </table:table-cell>
          <table:table-cell table:formula="of:=SUM([.A589:.BU589])" office:value-type="float" office:value="8">
            <text:p>8</text:p>
          </table:table-cell>
          <table:table-cell table:number-columns-repeated="2"/>
          <table:table-cell table:formula="of:=72-SUM([.BX589:.BZ589])-[.BW589]" office:value-type="float" office:value="2">
            <text:p>2</text:p>
          </table:table-cell>
          <table:table-cell table:formula="of:=[.BW590]+[.CA589]" office:value-type="float" office:value="64">
            <text:p>64</text:p>
          </table:table-cell>
          <table:table-cell table:number-columns-repeated="2"/>
          <table:table-cell table:formula="of:=IF(ISNUMBER([.BW589]);&quot;0x&quot;&amp;DEC2HEX([.BW589]+[.BW$2]))" office:value-type="string" office:string-value="0x3D">
            <text:p>0x3D</text:p>
          </table:table-cell>
          <table:table-cell table:formula="of:=IF(ISNUMBER([.BX589]);&quot;0x&quot;&amp;DEC2HEX([.BX589]+[.BX$2]))" office:value-type="string" office:string-value="0x87">
            <text:p>0x87</text:p>
          </table:table-cell>
          <table:table-cell table:formula="of:=IF(ISNUMBER([.BY589]);&quot;0x&quot;&amp;DEC2HEX([.BY589]+[.BY$2]);&quot;&quot;)">
            <text:p/>
          </table:table-cell>
          <table:table-cell table:formula="of:=IF(ISNUMBER([.BZ589]);&quot;0x&quot;&amp;DEC2HEX([.BZ589]+[.BZ$2]);&quot;&quot;)">
            <text:p/>
          </table:table-cell>
          <table:table-cell table:formula="of:=IF(ISNUMBER([.CB589]);&quot;0x&quot;&amp;DEC2HEX([.CB589]+[.CB$2]);&quot;&quot;)" office:value-type="string" office:string-value="0x3F">
            <text:p>0x3F</text:p>
          </table:table-cell>
          <table:table-cell table:formula="of:=HEX2DEC(MID([.CE589];3;2))-[.CE$2]" office:value-type="float" office:value="62">
            <text:p>62</text:p>
          </table:table-cell>
          <table:table-cell table:formula="of:=HEX2DEC(MID([.CF58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0:.BU590];0)-1" office:value-type="float" office:value="62">
            <text:p>62</text:p>
          </table:table-cell>
          <table:table-cell table:formula="of:=SUM([.A590:.BU590])" office:value-type="float" office:value="8">
            <text:p>8</text:p>
          </table:table-cell>
          <table:table-cell table:number-columns-repeated="2"/>
          <table:table-cell table:formula="of:=72-SUM([.BX590:.BZ590])-[.BW590]" office:value-type="float" office:value="2">
            <text:p>2</text:p>
          </table:table-cell>
          <table:table-cell table:formula="of:=[.BW591]+[.CA590]" office:value-type="float" office:value="64">
            <text:p>64</text:p>
          </table:table-cell>
          <table:table-cell table:number-columns-repeated="2"/>
          <table:table-cell table:formula="of:=IF(ISNUMBER([.BW590]);&quot;0x&quot;&amp;DEC2HEX([.BW590]+[.BW$2]))" office:value-type="string" office:string-value="0x3D">
            <text:p>0x3D</text:p>
          </table:table-cell>
          <table:table-cell table:formula="of:=IF(ISNUMBER([.BX590]);&quot;0x&quot;&amp;DEC2HEX([.BX590]+[.BX$2]))" office:value-type="string" office:string-value="0x87">
            <text:p>0x87</text:p>
          </table:table-cell>
          <table:table-cell table:formula="of:=IF(ISNUMBER([.BY590]);&quot;0x&quot;&amp;DEC2HEX([.BY590]+[.BY$2]);&quot;&quot;)">
            <text:p/>
          </table:table-cell>
          <table:table-cell table:formula="of:=IF(ISNUMBER([.BZ590]);&quot;0x&quot;&amp;DEC2HEX([.BZ590]+[.BZ$2]);&quot;&quot;)">
            <text:p/>
          </table:table-cell>
          <table:table-cell table:formula="of:=IF(ISNUMBER([.CB590]);&quot;0x&quot;&amp;DEC2HEX([.CB590]+[.CB$2]);&quot;&quot;)" office:value-type="string" office:string-value="0x3F">
            <text:p>0x3F</text:p>
          </table:table-cell>
          <table:table-cell table:formula="of:=HEX2DEC(MID([.CE590];3;2))-[.CE$2]" office:value-type="float" office:value="62">
            <text:p>62</text:p>
          </table:table-cell>
          <table:table-cell table:formula="of:=HEX2DEC(MID([.CF59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1:.BU591];0)-1" office:value-type="float" office:value="62">
            <text:p>62</text:p>
          </table:table-cell>
          <table:table-cell table:formula="of:=SUM([.A591:.BU591])" office:value-type="float" office:value="8">
            <text:p>8</text:p>
          </table:table-cell>
          <table:table-cell table:number-columns-repeated="2"/>
          <table:table-cell table:formula="of:=72-SUM([.BX591:.BZ591])-[.BW591]" office:value-type="float" office:value="2">
            <text:p>2</text:p>
          </table:table-cell>
          <table:table-cell table:formula="of:=[.BW592]+[.CA591]" office:value-type="float" office:value="64">
            <text:p>64</text:p>
          </table:table-cell>
          <table:table-cell table:number-columns-repeated="2"/>
          <table:table-cell table:formula="of:=IF(ISNUMBER([.BW591]);&quot;0x&quot;&amp;DEC2HEX([.BW591]+[.BW$2]))" office:value-type="string" office:string-value="0x3D">
            <text:p>0x3D</text:p>
          </table:table-cell>
          <table:table-cell table:formula="of:=IF(ISNUMBER([.BX591]);&quot;0x&quot;&amp;DEC2HEX([.BX591]+[.BX$2]))" office:value-type="string" office:string-value="0x87">
            <text:p>0x87</text:p>
          </table:table-cell>
          <table:table-cell table:formula="of:=IF(ISNUMBER([.BY591]);&quot;0x&quot;&amp;DEC2HEX([.BY591]+[.BY$2]);&quot;&quot;)">
            <text:p/>
          </table:table-cell>
          <table:table-cell table:formula="of:=IF(ISNUMBER([.BZ591]);&quot;0x&quot;&amp;DEC2HEX([.BZ591]+[.BZ$2]);&quot;&quot;)">
            <text:p/>
          </table:table-cell>
          <table:table-cell table:formula="of:=IF(ISNUMBER([.CB591]);&quot;0x&quot;&amp;DEC2HEX([.CB591]+[.CB$2]);&quot;&quot;)" office:value-type="string" office:string-value="0x3F">
            <text:p>0x3F</text:p>
          </table:table-cell>
          <table:table-cell table:formula="of:=HEX2DEC(MID([.CE591];3;2))-[.CE$2]" office:value-type="float" office:value="62">
            <text:p>62</text:p>
          </table:table-cell>
          <table:table-cell table:formula="of:=HEX2DEC(MID([.CF59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2:.BU592];0)-1" office:value-type="float" office:value="62">
            <text:p>62</text:p>
          </table:table-cell>
          <table:table-cell table:formula="of:=SUM([.A592:.BU592])" office:value-type="float" office:value="8">
            <text:p>8</text:p>
          </table:table-cell>
          <table:table-cell table:number-columns-repeated="2"/>
          <table:table-cell table:formula="of:=72-SUM([.BX592:.BZ592])-[.BW592]" office:value-type="float" office:value="2">
            <text:p>2</text:p>
          </table:table-cell>
          <table:table-cell table:formula="of:=[.BW593]+[.CA592]" office:value-type="float" office:value="64">
            <text:p>64</text:p>
          </table:table-cell>
          <table:table-cell table:number-columns-repeated="2"/>
          <table:table-cell table:formula="of:=IF(ISNUMBER([.BW592]);&quot;0x&quot;&amp;DEC2HEX([.BW592]+[.BW$2]))" office:value-type="string" office:string-value="0x3D">
            <text:p>0x3D</text:p>
          </table:table-cell>
          <table:table-cell table:formula="of:=IF(ISNUMBER([.BX592]);&quot;0x&quot;&amp;DEC2HEX([.BX592]+[.BX$2]))" office:value-type="string" office:string-value="0x87">
            <text:p>0x87</text:p>
          </table:table-cell>
          <table:table-cell table:formula="of:=IF(ISNUMBER([.BY592]);&quot;0x&quot;&amp;DEC2HEX([.BY592]+[.BY$2]);&quot;&quot;)">
            <text:p/>
          </table:table-cell>
          <table:table-cell table:formula="of:=IF(ISNUMBER([.BZ592]);&quot;0x&quot;&amp;DEC2HEX([.BZ592]+[.BZ$2]);&quot;&quot;)">
            <text:p/>
          </table:table-cell>
          <table:table-cell table:formula="of:=IF(ISNUMBER([.CB592]);&quot;0x&quot;&amp;DEC2HEX([.CB592]+[.CB$2]);&quot;&quot;)" office:value-type="string" office:string-value="0x3F">
            <text:p>0x3F</text:p>
          </table:table-cell>
          <table:table-cell table:formula="of:=HEX2DEC(MID([.CE592];3;2))-[.CE$2]" office:value-type="float" office:value="62">
            <text:p>62</text:p>
          </table:table-cell>
          <table:table-cell table:formula="of:=HEX2DEC(MID([.CF59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3:.BU593];0)-1" office:value-type="float" office:value="62">
            <text:p>62</text:p>
          </table:table-cell>
          <table:table-cell table:formula="of:=SUM([.A593:.BU593])" office:value-type="float" office:value="8">
            <text:p>8</text:p>
          </table:table-cell>
          <table:table-cell table:number-columns-repeated="2"/>
          <table:table-cell table:formula="of:=72-SUM([.BX593:.BZ593])-[.BW593]" office:value-type="float" office:value="2">
            <text:p>2</text:p>
          </table:table-cell>
          <table:table-cell table:formula="of:=[.BW594]+[.CA593]" office:value-type="float" office:value="64">
            <text:p>64</text:p>
          </table:table-cell>
          <table:table-cell table:number-columns-repeated="2"/>
          <table:table-cell table:formula="of:=IF(ISNUMBER([.BW593]);&quot;0x&quot;&amp;DEC2HEX([.BW593]+[.BW$2]))" office:value-type="string" office:string-value="0x3D">
            <text:p>0x3D</text:p>
          </table:table-cell>
          <table:table-cell table:formula="of:=IF(ISNUMBER([.BX593]);&quot;0x&quot;&amp;DEC2HEX([.BX593]+[.BX$2]))" office:value-type="string" office:string-value="0x87">
            <text:p>0x87</text:p>
          </table:table-cell>
          <table:table-cell table:formula="of:=IF(ISNUMBER([.BY593]);&quot;0x&quot;&amp;DEC2HEX([.BY593]+[.BY$2]);&quot;&quot;)">
            <text:p/>
          </table:table-cell>
          <table:table-cell table:formula="of:=IF(ISNUMBER([.BZ593]);&quot;0x&quot;&amp;DEC2HEX([.BZ593]+[.BZ$2]);&quot;&quot;)">
            <text:p/>
          </table:table-cell>
          <table:table-cell table:formula="of:=IF(ISNUMBER([.CB593]);&quot;0x&quot;&amp;DEC2HEX([.CB593]+[.CB$2]);&quot;&quot;)" office:value-type="string" office:string-value="0x3F">
            <text:p>0x3F</text:p>
          </table:table-cell>
          <table:table-cell table:formula="of:=HEX2DEC(MID([.CE593];3;2))-[.CE$2]" office:value-type="float" office:value="62">
            <text:p>62</text:p>
          </table:table-cell>
          <table:table-cell table:formula="of:=HEX2DEC(MID([.CF59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4:.BU594];0)-1" office:value-type="float" office:value="62">
            <text:p>62</text:p>
          </table:table-cell>
          <table:table-cell table:formula="of:=SUM([.A594:.BU594])" office:value-type="float" office:value="8">
            <text:p>8</text:p>
          </table:table-cell>
          <table:table-cell table:number-columns-repeated="2"/>
          <table:table-cell table:formula="of:=72-SUM([.BX594:.BZ594])-[.BW594]" office:value-type="float" office:value="2">
            <text:p>2</text:p>
          </table:table-cell>
          <table:table-cell table:formula="of:=[.BW595]+[.CA594]" office:value-type="float" office:value="64">
            <text:p>64</text:p>
          </table:table-cell>
          <table:table-cell table:number-columns-repeated="2"/>
          <table:table-cell table:formula="of:=IF(ISNUMBER([.BW594]);&quot;0x&quot;&amp;DEC2HEX([.BW594]+[.BW$2]))" office:value-type="string" office:string-value="0x3D">
            <text:p>0x3D</text:p>
          </table:table-cell>
          <table:table-cell table:formula="of:=IF(ISNUMBER([.BX594]);&quot;0x&quot;&amp;DEC2HEX([.BX594]+[.BX$2]))" office:value-type="string" office:string-value="0x87">
            <text:p>0x87</text:p>
          </table:table-cell>
          <table:table-cell table:formula="of:=IF(ISNUMBER([.BY594]);&quot;0x&quot;&amp;DEC2HEX([.BY594]+[.BY$2]);&quot;&quot;)">
            <text:p/>
          </table:table-cell>
          <table:table-cell table:formula="of:=IF(ISNUMBER([.BZ594]);&quot;0x&quot;&amp;DEC2HEX([.BZ594]+[.BZ$2]);&quot;&quot;)">
            <text:p/>
          </table:table-cell>
          <table:table-cell table:formula="of:=IF(ISNUMBER([.CB594]);&quot;0x&quot;&amp;DEC2HEX([.CB594]+[.CB$2]);&quot;&quot;)" office:value-type="string" office:string-value="0x3F">
            <text:p>0x3F</text:p>
          </table:table-cell>
          <table:table-cell table:formula="of:=HEX2DEC(MID([.CE594];3;2))-[.CE$2]" office:value-type="float" office:value="62">
            <text:p>62</text:p>
          </table:table-cell>
          <table:table-cell table:formula="of:=HEX2DEC(MID([.CF59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5:.BU595];0)-1" office:value-type="float" office:value="62">
            <text:p>62</text:p>
          </table:table-cell>
          <table:table-cell table:formula="of:=SUM([.A595:.BU595])" office:value-type="float" office:value="8">
            <text:p>8</text:p>
          </table:table-cell>
          <table:table-cell table:number-columns-repeated="2"/>
          <table:table-cell table:formula="of:=72-SUM([.BX595:.BZ595])-[.BW595]" office:value-type="float" office:value="2">
            <text:p>2</text:p>
          </table:table-cell>
          <table:table-cell table:formula="of:=[.BW596]+[.CA595]" office:value-type="float" office:value="64">
            <text:p>64</text:p>
          </table:table-cell>
          <table:table-cell table:number-columns-repeated="2"/>
          <table:table-cell table:formula="of:=IF(ISNUMBER([.BW595]);&quot;0x&quot;&amp;DEC2HEX([.BW595]+[.BW$2]))" office:value-type="string" office:string-value="0x3D">
            <text:p>0x3D</text:p>
          </table:table-cell>
          <table:table-cell table:formula="of:=IF(ISNUMBER([.BX595]);&quot;0x&quot;&amp;DEC2HEX([.BX595]+[.BX$2]))" office:value-type="string" office:string-value="0x87">
            <text:p>0x87</text:p>
          </table:table-cell>
          <table:table-cell table:formula="of:=IF(ISNUMBER([.BY595]);&quot;0x&quot;&amp;DEC2HEX([.BY595]+[.BY$2]);&quot;&quot;)">
            <text:p/>
          </table:table-cell>
          <table:table-cell table:formula="of:=IF(ISNUMBER([.BZ595]);&quot;0x&quot;&amp;DEC2HEX([.BZ595]+[.BZ$2]);&quot;&quot;)">
            <text:p/>
          </table:table-cell>
          <table:table-cell table:formula="of:=IF(ISNUMBER([.CB595]);&quot;0x&quot;&amp;DEC2HEX([.CB595]+[.CB$2]);&quot;&quot;)" office:value-type="string" office:string-value="0x3F">
            <text:p>0x3F</text:p>
          </table:table-cell>
          <table:table-cell table:formula="of:=HEX2DEC(MID([.CE595];3;2))-[.CE$2]" office:value-type="float" office:value="62">
            <text:p>62</text:p>
          </table:table-cell>
          <table:table-cell table:formula="of:=HEX2DEC(MID([.CF59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6:.BU596];0)-1" office:value-type="float" office:value="62">
            <text:p>62</text:p>
          </table:table-cell>
          <table:table-cell table:formula="of:=SUM([.A596:.BU596])" office:value-type="float" office:value="8">
            <text:p>8</text:p>
          </table:table-cell>
          <table:table-cell table:number-columns-repeated="2"/>
          <table:table-cell table:formula="of:=72-SUM([.BX596:.BZ596])-[.BW596]" office:value-type="float" office:value="2">
            <text:p>2</text:p>
          </table:table-cell>
          <table:table-cell table:formula="of:=[.BW597]+[.CA596]" office:value-type="float" office:value="64">
            <text:p>64</text:p>
          </table:table-cell>
          <table:table-cell table:number-columns-repeated="2"/>
          <table:table-cell table:formula="of:=IF(ISNUMBER([.BW596]);&quot;0x&quot;&amp;DEC2HEX([.BW596]+[.BW$2]))" office:value-type="string" office:string-value="0x3D">
            <text:p>0x3D</text:p>
          </table:table-cell>
          <table:table-cell table:formula="of:=IF(ISNUMBER([.BX596]);&quot;0x&quot;&amp;DEC2HEX([.BX596]+[.BX$2]))" office:value-type="string" office:string-value="0x87">
            <text:p>0x87</text:p>
          </table:table-cell>
          <table:table-cell table:formula="of:=IF(ISNUMBER([.BY596]);&quot;0x&quot;&amp;DEC2HEX([.BY596]+[.BY$2]);&quot;&quot;)">
            <text:p/>
          </table:table-cell>
          <table:table-cell table:formula="of:=IF(ISNUMBER([.BZ596]);&quot;0x&quot;&amp;DEC2HEX([.BZ596]+[.BZ$2]);&quot;&quot;)">
            <text:p/>
          </table:table-cell>
          <table:table-cell table:formula="of:=IF(ISNUMBER([.CB596]);&quot;0x&quot;&amp;DEC2HEX([.CB596]+[.CB$2]);&quot;&quot;)" office:value-type="string" office:string-value="0x3F">
            <text:p>0x3F</text:p>
          </table:table-cell>
          <table:table-cell table:formula="of:=HEX2DEC(MID([.CE596];3;2))-[.CE$2]" office:value-type="float" office:value="62">
            <text:p>62</text:p>
          </table:table-cell>
          <table:table-cell table:formula="of:=HEX2DEC(MID([.CF59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7:.BU597];0)-1" office:value-type="float" office:value="62">
            <text:p>62</text:p>
          </table:table-cell>
          <table:table-cell table:formula="of:=SUM([.A597:.BU597])" office:value-type="float" office:value="8">
            <text:p>8</text:p>
          </table:table-cell>
          <table:table-cell table:number-columns-repeated="2"/>
          <table:table-cell table:formula="of:=72-SUM([.BX597:.BZ597])-[.BW597]" office:value-type="float" office:value="2">
            <text:p>2</text:p>
          </table:table-cell>
          <table:table-cell table:formula="of:=[.BW598]+[.CA597]" office:value-type="float" office:value="64">
            <text:p>64</text:p>
          </table:table-cell>
          <table:table-cell table:number-columns-repeated="2"/>
          <table:table-cell table:formula="of:=IF(ISNUMBER([.BW597]);&quot;0x&quot;&amp;DEC2HEX([.BW597]+[.BW$2]))" office:value-type="string" office:string-value="0x3D">
            <text:p>0x3D</text:p>
          </table:table-cell>
          <table:table-cell table:formula="of:=IF(ISNUMBER([.BX597]);&quot;0x&quot;&amp;DEC2HEX([.BX597]+[.BX$2]))" office:value-type="string" office:string-value="0x87">
            <text:p>0x87</text:p>
          </table:table-cell>
          <table:table-cell table:formula="of:=IF(ISNUMBER([.BY597]);&quot;0x&quot;&amp;DEC2HEX([.BY597]+[.BY$2]);&quot;&quot;)">
            <text:p/>
          </table:table-cell>
          <table:table-cell table:formula="of:=IF(ISNUMBER([.BZ597]);&quot;0x&quot;&amp;DEC2HEX([.BZ597]+[.BZ$2]);&quot;&quot;)">
            <text:p/>
          </table:table-cell>
          <table:table-cell table:formula="of:=IF(ISNUMBER([.CB597]);&quot;0x&quot;&amp;DEC2HEX([.CB597]+[.CB$2]);&quot;&quot;)" office:value-type="string" office:string-value="0x3F">
            <text:p>0x3F</text:p>
          </table:table-cell>
          <table:table-cell table:formula="of:=HEX2DEC(MID([.CE597];3;2))-[.CE$2]" office:value-type="float" office:value="62">
            <text:p>62</text:p>
          </table:table-cell>
          <table:table-cell table:formula="of:=HEX2DEC(MID([.CF59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8:.BU598];0)-1" office:value-type="float" office:value="62">
            <text:p>62</text:p>
          </table:table-cell>
          <table:table-cell table:formula="of:=SUM([.A598:.BU598])" office:value-type="float" office:value="8">
            <text:p>8</text:p>
          </table:table-cell>
          <table:table-cell table:number-columns-repeated="2"/>
          <table:table-cell table:formula="of:=72-SUM([.BX598:.BZ598])-[.BW598]" office:value-type="float" office:value="2">
            <text:p>2</text:p>
          </table:table-cell>
          <table:table-cell table:formula="of:=[.BW599]+[.CA598]" office:value-type="float" office:value="64">
            <text:p>64</text:p>
          </table:table-cell>
          <table:table-cell table:number-columns-repeated="2"/>
          <table:table-cell table:formula="of:=IF(ISNUMBER([.BW598]);&quot;0x&quot;&amp;DEC2HEX([.BW598]+[.BW$2]))" office:value-type="string" office:string-value="0x3D">
            <text:p>0x3D</text:p>
          </table:table-cell>
          <table:table-cell table:formula="of:=IF(ISNUMBER([.BX598]);&quot;0x&quot;&amp;DEC2HEX([.BX598]+[.BX$2]))" office:value-type="string" office:string-value="0x87">
            <text:p>0x87</text:p>
          </table:table-cell>
          <table:table-cell table:formula="of:=IF(ISNUMBER([.BY598]);&quot;0x&quot;&amp;DEC2HEX([.BY598]+[.BY$2]);&quot;&quot;)">
            <text:p/>
          </table:table-cell>
          <table:table-cell table:formula="of:=IF(ISNUMBER([.BZ598]);&quot;0x&quot;&amp;DEC2HEX([.BZ598]+[.BZ$2]);&quot;&quot;)">
            <text:p/>
          </table:table-cell>
          <table:table-cell table:formula="of:=IF(ISNUMBER([.CB598]);&quot;0x&quot;&amp;DEC2HEX([.CB598]+[.CB$2]);&quot;&quot;)" office:value-type="string" office:string-value="0x3F">
            <text:p>0x3F</text:p>
          </table:table-cell>
          <table:table-cell table:formula="of:=HEX2DEC(MID([.CE598];3;2))-[.CE$2]" office:value-type="float" office:value="62">
            <text:p>62</text:p>
          </table:table-cell>
          <table:table-cell table:formula="of:=HEX2DEC(MID([.CF59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599:.BU599];0)-1" office:value-type="float" office:value="62">
            <text:p>62</text:p>
          </table:table-cell>
          <table:table-cell table:formula="of:=SUM([.A599:.BU599])" office:value-type="float" office:value="8">
            <text:p>8</text:p>
          </table:table-cell>
          <table:table-cell table:number-columns-repeated="2"/>
          <table:table-cell table:formula="of:=72-SUM([.BX599:.BZ599])-[.BW599]" office:value-type="float" office:value="2">
            <text:p>2</text:p>
          </table:table-cell>
          <table:table-cell table:formula="of:=[.BW600]+[.CA599]" office:value-type="float" office:value="64">
            <text:p>64</text:p>
          </table:table-cell>
          <table:table-cell table:number-columns-repeated="2"/>
          <table:table-cell table:formula="of:=IF(ISNUMBER([.BW599]);&quot;0x&quot;&amp;DEC2HEX([.BW599]+[.BW$2]))" office:value-type="string" office:string-value="0x3D">
            <text:p>0x3D</text:p>
          </table:table-cell>
          <table:table-cell table:formula="of:=IF(ISNUMBER([.BX599]);&quot;0x&quot;&amp;DEC2HEX([.BX599]+[.BX$2]))" office:value-type="string" office:string-value="0x87">
            <text:p>0x87</text:p>
          </table:table-cell>
          <table:table-cell table:formula="of:=IF(ISNUMBER([.BY599]);&quot;0x&quot;&amp;DEC2HEX([.BY599]+[.BY$2]);&quot;&quot;)">
            <text:p/>
          </table:table-cell>
          <table:table-cell table:formula="of:=IF(ISNUMBER([.BZ599]);&quot;0x&quot;&amp;DEC2HEX([.BZ599]+[.BZ$2]);&quot;&quot;)">
            <text:p/>
          </table:table-cell>
          <table:table-cell table:formula="of:=IF(ISNUMBER([.CB599]);&quot;0x&quot;&amp;DEC2HEX([.CB599]+[.CB$2]);&quot;&quot;)" office:value-type="string" office:string-value="0x3F">
            <text:p>0x3F</text:p>
          </table:table-cell>
          <table:table-cell table:formula="of:=HEX2DEC(MID([.CE599];3;2))-[.CE$2]" office:value-type="float" office:value="62">
            <text:p>62</text:p>
          </table:table-cell>
          <table:table-cell table:formula="of:=HEX2DEC(MID([.CF59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0:.BU600];0)-1" office:value-type="float" office:value="62">
            <text:p>62</text:p>
          </table:table-cell>
          <table:table-cell table:formula="of:=SUM([.A600:.BU600])" office:value-type="float" office:value="8">
            <text:p>8</text:p>
          </table:table-cell>
          <table:table-cell table:number-columns-repeated="2"/>
          <table:table-cell table:formula="of:=72-SUM([.BX600:.BZ600])-[.BW600]" office:value-type="float" office:value="2">
            <text:p>2</text:p>
          </table:table-cell>
          <table:table-cell table:formula="of:=[.BW601]+[.CA600]" office:value-type="float" office:value="64">
            <text:p>64</text:p>
          </table:table-cell>
          <table:table-cell table:number-columns-repeated="2"/>
          <table:table-cell table:formula="of:=IF(ISNUMBER([.BW600]);&quot;0x&quot;&amp;DEC2HEX([.BW600]+[.BW$2]))" office:value-type="string" office:string-value="0x3D">
            <text:p>0x3D</text:p>
          </table:table-cell>
          <table:table-cell table:formula="of:=IF(ISNUMBER([.BX600]);&quot;0x&quot;&amp;DEC2HEX([.BX600]+[.BX$2]))" office:value-type="string" office:string-value="0x87">
            <text:p>0x87</text:p>
          </table:table-cell>
          <table:table-cell table:formula="of:=IF(ISNUMBER([.BY600]);&quot;0x&quot;&amp;DEC2HEX([.BY600]+[.BY$2]);&quot;&quot;)">
            <text:p/>
          </table:table-cell>
          <table:table-cell table:formula="of:=IF(ISNUMBER([.BZ600]);&quot;0x&quot;&amp;DEC2HEX([.BZ600]+[.BZ$2]);&quot;&quot;)">
            <text:p/>
          </table:table-cell>
          <table:table-cell table:formula="of:=IF(ISNUMBER([.CB600]);&quot;0x&quot;&amp;DEC2HEX([.CB600]+[.CB$2]);&quot;&quot;)" office:value-type="string" office:string-value="0x3F">
            <text:p>0x3F</text:p>
          </table:table-cell>
          <table:table-cell table:formula="of:=HEX2DEC(MID([.CE600];3;2))-[.CE$2]" office:value-type="float" office:value="62">
            <text:p>62</text:p>
          </table:table-cell>
          <table:table-cell table:formula="of:=HEX2DEC(MID([.CF60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1:.BU601];0)-1" office:value-type="float" office:value="62">
            <text:p>62</text:p>
          </table:table-cell>
          <table:table-cell table:formula="of:=SUM([.A601:.BU601])" office:value-type="float" office:value="8">
            <text:p>8</text:p>
          </table:table-cell>
          <table:table-cell table:number-columns-repeated="2"/>
          <table:table-cell table:formula="of:=72-SUM([.BX601:.BZ601])-[.BW601]" office:value-type="float" office:value="2">
            <text:p>2</text:p>
          </table:table-cell>
          <table:table-cell table:formula="of:=[.BW602]+[.CA601]" office:value-type="float" office:value="64">
            <text:p>64</text:p>
          </table:table-cell>
          <table:table-cell table:number-columns-repeated="2"/>
          <table:table-cell table:formula="of:=IF(ISNUMBER([.BW601]);&quot;0x&quot;&amp;DEC2HEX([.BW601]+[.BW$2]))" office:value-type="string" office:string-value="0x3D">
            <text:p>0x3D</text:p>
          </table:table-cell>
          <table:table-cell table:formula="of:=IF(ISNUMBER([.BX601]);&quot;0x&quot;&amp;DEC2HEX([.BX601]+[.BX$2]))" office:value-type="string" office:string-value="0x87">
            <text:p>0x87</text:p>
          </table:table-cell>
          <table:table-cell table:formula="of:=IF(ISNUMBER([.BY601]);&quot;0x&quot;&amp;DEC2HEX([.BY601]+[.BY$2]);&quot;&quot;)">
            <text:p/>
          </table:table-cell>
          <table:table-cell table:formula="of:=IF(ISNUMBER([.BZ601]);&quot;0x&quot;&amp;DEC2HEX([.BZ601]+[.BZ$2]);&quot;&quot;)">
            <text:p/>
          </table:table-cell>
          <table:table-cell table:formula="of:=IF(ISNUMBER([.CB601]);&quot;0x&quot;&amp;DEC2HEX([.CB601]+[.CB$2]);&quot;&quot;)" office:value-type="string" office:string-value="0x3F">
            <text:p>0x3F</text:p>
          </table:table-cell>
          <table:table-cell table:formula="of:=HEX2DEC(MID([.CE601];3;2))-[.CE$2]" office:value-type="float" office:value="62">
            <text:p>62</text:p>
          </table:table-cell>
          <table:table-cell table:formula="of:=HEX2DEC(MID([.CF60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2:.BU602];0)-1" office:value-type="float" office:value="62">
            <text:p>62</text:p>
          </table:table-cell>
          <table:table-cell table:formula="of:=SUM([.A602:.BU602])" office:value-type="float" office:value="8">
            <text:p>8</text:p>
          </table:table-cell>
          <table:table-cell table:number-columns-repeated="2"/>
          <table:table-cell table:formula="of:=72-SUM([.BX602:.BZ602])-[.BW602]" office:value-type="float" office:value="2">
            <text:p>2</text:p>
          </table:table-cell>
          <table:table-cell table:formula="of:=[.BW603]+[.CA602]" office:value-type="float" office:value="64">
            <text:p>64</text:p>
          </table:table-cell>
          <table:table-cell table:number-columns-repeated="2"/>
          <table:table-cell table:formula="of:=IF(ISNUMBER([.BW602]);&quot;0x&quot;&amp;DEC2HEX([.BW602]+[.BW$2]))" office:value-type="string" office:string-value="0x3D">
            <text:p>0x3D</text:p>
          </table:table-cell>
          <table:table-cell table:formula="of:=IF(ISNUMBER([.BX602]);&quot;0x&quot;&amp;DEC2HEX([.BX602]+[.BX$2]))" office:value-type="string" office:string-value="0x87">
            <text:p>0x87</text:p>
          </table:table-cell>
          <table:table-cell table:formula="of:=IF(ISNUMBER([.BY602]);&quot;0x&quot;&amp;DEC2HEX([.BY602]+[.BY$2]);&quot;&quot;)">
            <text:p/>
          </table:table-cell>
          <table:table-cell table:formula="of:=IF(ISNUMBER([.BZ602]);&quot;0x&quot;&amp;DEC2HEX([.BZ602]+[.BZ$2]);&quot;&quot;)">
            <text:p/>
          </table:table-cell>
          <table:table-cell table:formula="of:=IF(ISNUMBER([.CB602]);&quot;0x&quot;&amp;DEC2HEX([.CB602]+[.CB$2]);&quot;&quot;)" office:value-type="string" office:string-value="0x3F">
            <text:p>0x3F</text:p>
          </table:table-cell>
          <table:table-cell table:formula="of:=HEX2DEC(MID([.CE602];3;2))-[.CE$2]" office:value-type="float" office:value="62">
            <text:p>62</text:p>
          </table:table-cell>
          <table:table-cell table:formula="of:=HEX2DEC(MID([.CF60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3:.BU603];0)-1" office:value-type="float" office:value="62">
            <text:p>62</text:p>
          </table:table-cell>
          <table:table-cell table:formula="of:=SUM([.A603:.BU603])" office:value-type="float" office:value="8">
            <text:p>8</text:p>
          </table:table-cell>
          <table:table-cell table:number-columns-repeated="2"/>
          <table:table-cell table:formula="of:=72-SUM([.BX603:.BZ603])-[.BW603]" office:value-type="float" office:value="2">
            <text:p>2</text:p>
          </table:table-cell>
          <table:table-cell table:formula="of:=[.BW604]+[.CA603]" office:value-type="float" office:value="64">
            <text:p>64</text:p>
          </table:table-cell>
          <table:table-cell table:number-columns-repeated="2"/>
          <table:table-cell table:formula="of:=IF(ISNUMBER([.BW603]);&quot;0x&quot;&amp;DEC2HEX([.BW603]+[.BW$2]))" office:value-type="string" office:string-value="0x3D">
            <text:p>0x3D</text:p>
          </table:table-cell>
          <table:table-cell table:formula="of:=IF(ISNUMBER([.BX603]);&quot;0x&quot;&amp;DEC2HEX([.BX603]+[.BX$2]))" office:value-type="string" office:string-value="0x87">
            <text:p>0x87</text:p>
          </table:table-cell>
          <table:table-cell table:formula="of:=IF(ISNUMBER([.BY603]);&quot;0x&quot;&amp;DEC2HEX([.BY603]+[.BY$2]);&quot;&quot;)">
            <text:p/>
          </table:table-cell>
          <table:table-cell table:formula="of:=IF(ISNUMBER([.BZ603]);&quot;0x&quot;&amp;DEC2HEX([.BZ603]+[.BZ$2]);&quot;&quot;)">
            <text:p/>
          </table:table-cell>
          <table:table-cell table:formula="of:=IF(ISNUMBER([.CB603]);&quot;0x&quot;&amp;DEC2HEX([.CB603]+[.CB$2]);&quot;&quot;)" office:value-type="string" office:string-value="0x3F">
            <text:p>0x3F</text:p>
          </table:table-cell>
          <table:table-cell table:formula="of:=HEX2DEC(MID([.CE603];3;2))-[.CE$2]" office:value-type="float" office:value="62">
            <text:p>62</text:p>
          </table:table-cell>
          <table:table-cell table:formula="of:=HEX2DEC(MID([.CF60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4:.BU604];0)-1" office:value-type="float" office:value="62">
            <text:p>62</text:p>
          </table:table-cell>
          <table:table-cell table:formula="of:=SUM([.A604:.BU604])" office:value-type="float" office:value="8">
            <text:p>8</text:p>
          </table:table-cell>
          <table:table-cell table:number-columns-repeated="2"/>
          <table:table-cell table:formula="of:=72-SUM([.BX604:.BZ604])-[.BW604]" office:value-type="float" office:value="2">
            <text:p>2</text:p>
          </table:table-cell>
          <table:table-cell table:formula="of:=[.BW605]+[.CA604]" office:value-type="float" office:value="64">
            <text:p>64</text:p>
          </table:table-cell>
          <table:table-cell table:number-columns-repeated="2"/>
          <table:table-cell table:formula="of:=IF(ISNUMBER([.BW604]);&quot;0x&quot;&amp;DEC2HEX([.BW604]+[.BW$2]))" office:value-type="string" office:string-value="0x3D">
            <text:p>0x3D</text:p>
          </table:table-cell>
          <table:table-cell table:formula="of:=IF(ISNUMBER([.BX604]);&quot;0x&quot;&amp;DEC2HEX([.BX604]+[.BX$2]))" office:value-type="string" office:string-value="0x87">
            <text:p>0x87</text:p>
          </table:table-cell>
          <table:table-cell table:formula="of:=IF(ISNUMBER([.BY604]);&quot;0x&quot;&amp;DEC2HEX([.BY604]+[.BY$2]);&quot;&quot;)">
            <text:p/>
          </table:table-cell>
          <table:table-cell table:formula="of:=IF(ISNUMBER([.BZ604]);&quot;0x&quot;&amp;DEC2HEX([.BZ604]+[.BZ$2]);&quot;&quot;)">
            <text:p/>
          </table:table-cell>
          <table:table-cell table:formula="of:=IF(ISNUMBER([.CB604]);&quot;0x&quot;&amp;DEC2HEX([.CB604]+[.CB$2]);&quot;&quot;)" office:value-type="string" office:string-value="0x3F">
            <text:p>0x3F</text:p>
          </table:table-cell>
          <table:table-cell table:formula="of:=HEX2DEC(MID([.CE604];3;2))-[.CE$2]" office:value-type="float" office:value="62">
            <text:p>62</text:p>
          </table:table-cell>
          <table:table-cell table:formula="of:=HEX2DEC(MID([.CF60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5:.BU605];0)-1" office:value-type="float" office:value="62">
            <text:p>62</text:p>
          </table:table-cell>
          <table:table-cell table:formula="of:=SUM([.A605:.BU605])" office:value-type="float" office:value="8">
            <text:p>8</text:p>
          </table:table-cell>
          <table:table-cell table:number-columns-repeated="2"/>
          <table:table-cell table:formula="of:=72-SUM([.BX605:.BZ605])-[.BW605]" office:value-type="float" office:value="2">
            <text:p>2</text:p>
          </table:table-cell>
          <table:table-cell table:formula="of:=[.BW606]+[.CA605]" office:value-type="float" office:value="64">
            <text:p>64</text:p>
          </table:table-cell>
          <table:table-cell table:number-columns-repeated="2"/>
          <table:table-cell table:formula="of:=IF(ISNUMBER([.BW605]);&quot;0x&quot;&amp;DEC2HEX([.BW605]+[.BW$2]))" office:value-type="string" office:string-value="0x3D">
            <text:p>0x3D</text:p>
          </table:table-cell>
          <table:table-cell table:formula="of:=IF(ISNUMBER([.BX605]);&quot;0x&quot;&amp;DEC2HEX([.BX605]+[.BX$2]))" office:value-type="string" office:string-value="0x87">
            <text:p>0x87</text:p>
          </table:table-cell>
          <table:table-cell table:formula="of:=IF(ISNUMBER([.BY605]);&quot;0x&quot;&amp;DEC2HEX([.BY605]+[.BY$2]);&quot;&quot;)">
            <text:p/>
          </table:table-cell>
          <table:table-cell table:formula="of:=IF(ISNUMBER([.BZ605]);&quot;0x&quot;&amp;DEC2HEX([.BZ605]+[.BZ$2]);&quot;&quot;)">
            <text:p/>
          </table:table-cell>
          <table:table-cell table:formula="of:=IF(ISNUMBER([.CB605]);&quot;0x&quot;&amp;DEC2HEX([.CB605]+[.CB$2]);&quot;&quot;)" office:value-type="string" office:string-value="0x3F">
            <text:p>0x3F</text:p>
          </table:table-cell>
          <table:table-cell table:formula="of:=HEX2DEC(MID([.CE605];3;2))-[.CE$2]" office:value-type="float" office:value="62">
            <text:p>62</text:p>
          </table:table-cell>
          <table:table-cell table:formula="of:=HEX2DEC(MID([.CF60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6:.BU606];0)-1" office:value-type="float" office:value="62">
            <text:p>62</text:p>
          </table:table-cell>
          <table:table-cell table:formula="of:=SUM([.A606:.BU606])" office:value-type="float" office:value="8">
            <text:p>8</text:p>
          </table:table-cell>
          <table:table-cell table:number-columns-repeated="2"/>
          <table:table-cell table:formula="of:=72-SUM([.BX606:.BZ606])-[.BW606]" office:value-type="float" office:value="2">
            <text:p>2</text:p>
          </table:table-cell>
          <table:table-cell table:formula="of:=[.BW607]+[.CA606]" office:value-type="float" office:value="64">
            <text:p>64</text:p>
          </table:table-cell>
          <table:table-cell table:number-columns-repeated="2"/>
          <table:table-cell table:formula="of:=IF(ISNUMBER([.BW606]);&quot;0x&quot;&amp;DEC2HEX([.BW606]+[.BW$2]))" office:value-type="string" office:string-value="0x3D">
            <text:p>0x3D</text:p>
          </table:table-cell>
          <table:table-cell table:formula="of:=IF(ISNUMBER([.BX606]);&quot;0x&quot;&amp;DEC2HEX([.BX606]+[.BX$2]))" office:value-type="string" office:string-value="0x87">
            <text:p>0x87</text:p>
          </table:table-cell>
          <table:table-cell table:formula="of:=IF(ISNUMBER([.BY606]);&quot;0x&quot;&amp;DEC2HEX([.BY606]+[.BY$2]);&quot;&quot;)">
            <text:p/>
          </table:table-cell>
          <table:table-cell table:formula="of:=IF(ISNUMBER([.BZ606]);&quot;0x&quot;&amp;DEC2HEX([.BZ606]+[.BZ$2]);&quot;&quot;)">
            <text:p/>
          </table:table-cell>
          <table:table-cell table:formula="of:=IF(ISNUMBER([.CB606]);&quot;0x&quot;&amp;DEC2HEX([.CB606]+[.CB$2]);&quot;&quot;)" office:value-type="string" office:string-value="0x3F">
            <text:p>0x3F</text:p>
          </table:table-cell>
          <table:table-cell table:formula="of:=HEX2DEC(MID([.CE606];3;2))-[.CE$2]" office:value-type="float" office:value="62">
            <text:p>62</text:p>
          </table:table-cell>
          <table:table-cell table:formula="of:=HEX2DEC(MID([.CF60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7:.BU607];0)-1" office:value-type="float" office:value="62">
            <text:p>62</text:p>
          </table:table-cell>
          <table:table-cell table:formula="of:=SUM([.A607:.BU607])" office:value-type="float" office:value="8">
            <text:p>8</text:p>
          </table:table-cell>
          <table:table-cell table:number-columns-repeated="2"/>
          <table:table-cell table:formula="of:=72-SUM([.BX607:.BZ607])-[.BW607]" office:value-type="float" office:value="2">
            <text:p>2</text:p>
          </table:table-cell>
          <table:table-cell table:formula="of:=[.BW608]+[.CA607]" office:value-type="float" office:value="64">
            <text:p>64</text:p>
          </table:table-cell>
          <table:table-cell table:number-columns-repeated="2"/>
          <table:table-cell table:formula="of:=IF(ISNUMBER([.BW607]);&quot;0x&quot;&amp;DEC2HEX([.BW607]+[.BW$2]))" office:value-type="string" office:string-value="0x3D">
            <text:p>0x3D</text:p>
          </table:table-cell>
          <table:table-cell table:formula="of:=IF(ISNUMBER([.BX607]);&quot;0x&quot;&amp;DEC2HEX([.BX607]+[.BX$2]))" office:value-type="string" office:string-value="0x87">
            <text:p>0x87</text:p>
          </table:table-cell>
          <table:table-cell table:formula="of:=IF(ISNUMBER([.BY607]);&quot;0x&quot;&amp;DEC2HEX([.BY607]+[.BY$2]);&quot;&quot;)">
            <text:p/>
          </table:table-cell>
          <table:table-cell table:formula="of:=IF(ISNUMBER([.BZ607]);&quot;0x&quot;&amp;DEC2HEX([.BZ607]+[.BZ$2]);&quot;&quot;)">
            <text:p/>
          </table:table-cell>
          <table:table-cell table:formula="of:=IF(ISNUMBER([.CB607]);&quot;0x&quot;&amp;DEC2HEX([.CB607]+[.CB$2]);&quot;&quot;)" office:value-type="string" office:string-value="0x3F">
            <text:p>0x3F</text:p>
          </table:table-cell>
          <table:table-cell table:formula="of:=HEX2DEC(MID([.CE607];3;2))-[.CE$2]" office:value-type="float" office:value="62">
            <text:p>62</text:p>
          </table:table-cell>
          <table:table-cell table:formula="of:=HEX2DEC(MID([.CF60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8:.BU608];0)-1" office:value-type="float" office:value="62">
            <text:p>62</text:p>
          </table:table-cell>
          <table:table-cell table:formula="of:=SUM([.A608:.BU608])" office:value-type="float" office:value="8">
            <text:p>8</text:p>
          </table:table-cell>
          <table:table-cell table:number-columns-repeated="2"/>
          <table:table-cell table:formula="of:=72-SUM([.BX608:.BZ608])-[.BW608]" office:value-type="float" office:value="2">
            <text:p>2</text:p>
          </table:table-cell>
          <table:table-cell table:formula="of:=[.BW609]+[.CA608]" office:value-type="float" office:value="64">
            <text:p>64</text:p>
          </table:table-cell>
          <table:table-cell table:number-columns-repeated="2"/>
          <table:table-cell table:formula="of:=IF(ISNUMBER([.BW608]);&quot;0x&quot;&amp;DEC2HEX([.BW608]+[.BW$2]))" office:value-type="string" office:string-value="0x3D">
            <text:p>0x3D</text:p>
          </table:table-cell>
          <table:table-cell table:formula="of:=IF(ISNUMBER([.BX608]);&quot;0x&quot;&amp;DEC2HEX([.BX608]+[.BX$2]))" office:value-type="string" office:string-value="0x87">
            <text:p>0x87</text:p>
          </table:table-cell>
          <table:table-cell table:formula="of:=IF(ISNUMBER([.BY608]);&quot;0x&quot;&amp;DEC2HEX([.BY608]+[.BY$2]);&quot;&quot;)">
            <text:p/>
          </table:table-cell>
          <table:table-cell table:formula="of:=IF(ISNUMBER([.BZ608]);&quot;0x&quot;&amp;DEC2HEX([.BZ608]+[.BZ$2]);&quot;&quot;)">
            <text:p/>
          </table:table-cell>
          <table:table-cell table:formula="of:=IF(ISNUMBER([.CB608]);&quot;0x&quot;&amp;DEC2HEX([.CB608]+[.CB$2]);&quot;&quot;)" office:value-type="string" office:string-value="0x3F">
            <text:p>0x3F</text:p>
          </table:table-cell>
          <table:table-cell table:formula="of:=HEX2DEC(MID([.CE608];3;2))-[.CE$2]" office:value-type="float" office:value="62">
            <text:p>62</text:p>
          </table:table-cell>
          <table:table-cell table:formula="of:=HEX2DEC(MID([.CF60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09:.BU609];0)-1" office:value-type="float" office:value="62">
            <text:p>62</text:p>
          </table:table-cell>
          <table:table-cell table:formula="of:=SUM([.A609:.BU609])" office:value-type="float" office:value="8">
            <text:p>8</text:p>
          </table:table-cell>
          <table:table-cell table:number-columns-repeated="2"/>
          <table:table-cell table:formula="of:=72-SUM([.BX609:.BZ609])-[.BW609]" office:value-type="float" office:value="2">
            <text:p>2</text:p>
          </table:table-cell>
          <table:table-cell table:formula="of:=[.BW610]+[.CA609]" office:value-type="float" office:value="64">
            <text:p>64</text:p>
          </table:table-cell>
          <table:table-cell table:number-columns-repeated="2"/>
          <table:table-cell table:formula="of:=IF(ISNUMBER([.BW609]);&quot;0x&quot;&amp;DEC2HEX([.BW609]+[.BW$2]))" office:value-type="string" office:string-value="0x3D">
            <text:p>0x3D</text:p>
          </table:table-cell>
          <table:table-cell table:formula="of:=IF(ISNUMBER([.BX609]);&quot;0x&quot;&amp;DEC2HEX([.BX609]+[.BX$2]))" office:value-type="string" office:string-value="0x87">
            <text:p>0x87</text:p>
          </table:table-cell>
          <table:table-cell table:formula="of:=IF(ISNUMBER([.BY609]);&quot;0x&quot;&amp;DEC2HEX([.BY609]+[.BY$2]);&quot;&quot;)">
            <text:p/>
          </table:table-cell>
          <table:table-cell table:formula="of:=IF(ISNUMBER([.BZ609]);&quot;0x&quot;&amp;DEC2HEX([.BZ609]+[.BZ$2]);&quot;&quot;)">
            <text:p/>
          </table:table-cell>
          <table:table-cell table:formula="of:=IF(ISNUMBER([.CB609]);&quot;0x&quot;&amp;DEC2HEX([.CB609]+[.CB$2]);&quot;&quot;)" office:value-type="string" office:string-value="0x3F">
            <text:p>0x3F</text:p>
          </table:table-cell>
          <table:table-cell table:formula="of:=HEX2DEC(MID([.CE609];3;2))-[.CE$2]" office:value-type="float" office:value="62">
            <text:p>62</text:p>
          </table:table-cell>
          <table:table-cell table:formula="of:=HEX2DEC(MID([.CF60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10:.BU610];0)-1" office:value-type="float" office:value="62">
            <text:p>62</text:p>
          </table:table-cell>
          <table:table-cell table:formula="of:=SUM([.A610:.BU610])" office:value-type="float" office:value="8">
            <text:p>8</text:p>
          </table:table-cell>
          <table:table-cell table:number-columns-repeated="2"/>
          <table:table-cell table:formula="of:=72-SUM([.BX610:.BZ610])-[.BW610]" office:value-type="float" office:value="2">
            <text:p>2</text:p>
          </table:table-cell>
          <table:table-cell table:formula="of:=[.BW611]+[.CA610]" office:value-type="float" office:value="63">
            <text:p>63</text:p>
          </table:table-cell>
          <table:table-cell table:number-columns-repeated="2"/>
          <table:table-cell table:formula="of:=IF(ISNUMBER([.BW610]);&quot;0x&quot;&amp;DEC2HEX([.BW610]+[.BW$2]))" office:value-type="string" office:string-value="0x3D">
            <text:p>0x3D</text:p>
          </table:table-cell>
          <table:table-cell table:formula="of:=IF(ISNUMBER([.BX610]);&quot;0x&quot;&amp;DEC2HEX([.BX610]+[.BX$2]))" office:value-type="string" office:string-value="0x87">
            <text:p>0x87</text:p>
          </table:table-cell>
          <table:table-cell table:formula="of:=IF(ISNUMBER([.BY610]);&quot;0x&quot;&amp;DEC2HEX([.BY610]+[.BY$2]);&quot;&quot;)">
            <text:p/>
          </table:table-cell>
          <table:table-cell table:formula="of:=IF(ISNUMBER([.BZ610]);&quot;0x&quot;&amp;DEC2HEX([.BZ610]+[.BZ$2]);&quot;&quot;)">
            <text:p/>
          </table:table-cell>
          <table:table-cell table:formula="of:=IF(ISNUMBER([.CB610]);&quot;0x&quot;&amp;DEC2HEX([.CB610]+[.CB$2]);&quot;&quot;)" office:value-type="string" office:string-value="0x3E">
            <text:p>0x3E</text:p>
          </table:table-cell>
          <table:table-cell table:formula="of:=HEX2DEC(MID([.CE610];3;2))-[.CE$2]" office:value-type="float" office:value="62">
            <text:p>62</text:p>
          </table:table-cell>
          <table:table-cell table:formula="of:=HEX2DEC(MID([.CF61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1"/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611:.BU611];0)-1" office:value-type="float" office:value="61">
            <text:p>61</text:p>
          </table:table-cell>
          <table:table-cell table:formula="of:=SUM([.A611:.BU611])" office:value-type="float" office:value="9">
            <text:p>9</text:p>
          </table:table-cell>
          <table:table-cell table:number-columns-repeated="2"/>
          <table:table-cell table:formula="of:=72-SUM([.BX611:.BZ611])-[.BW611]" office:value-type="float" office:value="2">
            <text:p>2</text:p>
          </table:table-cell>
          <table:table-cell table:formula="of:=[.BW612]+[.CA611]" office:value-type="float" office:value="4">
            <text:p>4</text:p>
          </table:table-cell>
          <table:table-cell table:number-columns-repeated="2"/>
          <table:table-cell table:formula="of:=IF(ISNUMBER([.BW611]);&quot;0x&quot;&amp;DEC2HEX([.BW611]+[.BW$2]))" office:value-type="string" office:string-value="0x3C">
            <text:p>0x3C</text:p>
          </table:table-cell>
          <table:table-cell table:formula="of:=IF(ISNUMBER([.BX611]);&quot;0x&quot;&amp;DEC2HEX([.BX611]+[.BX$2]))" office:value-type="string" office:string-value="0x88">
            <text:p>0x88</text:p>
          </table:table-cell>
          <table:table-cell table:formula="of:=IF(ISNUMBER([.BY611]);&quot;0x&quot;&amp;DEC2HEX([.BY611]+[.BY$2]);&quot;&quot;)">
            <text:p/>
          </table:table-cell>
          <table:table-cell table:formula="of:=IF(ISNUMBER([.BZ611]);&quot;0x&quot;&amp;DEC2HEX([.BZ611]+[.BZ$2]);&quot;&quot;)">
            <text:p/>
          </table:table-cell>
          <table:table-cell table:formula="of:=IF(ISNUMBER([.CB611]);&quot;0x&quot;&amp;DEC2HEX([.CB611]+[.CB$2]);&quot;&quot;)" office:value-type="string" office:string-value="0x3">
            <text:p>0x3</text:p>
          </table:table-cell>
          <table:table-cell table:formula="of:=HEX2DEC(MID([.CE611];3;2))-[.CE$2]" office:value-type="float" office:value="61">
            <text:p>61</text:p>
          </table:table-cell>
          <table:table-cell table:formula="of:=HEX2DEC(MID([.CF611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49"/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612:.BU612];0)-1" office:value-type="float" office:value="2">
            <text:p>2</text:p>
          </table:table-cell>
          <table:table-cell table:formula="of:=SUM([.A612:.BU612])" office:value-type="float" office:value="19">
            <text:p>19</text:p>
          </table:table-cell>
          <table:table-cell table:number-columns-repeated="2"/>
          <table:table-cell table:formula="of:=72-SUM([.BX612:.BZ612])-[.BW612]" office:value-type="float" office:value="51">
            <text:p>51</text:p>
          </table:table-cell>
          <table:table-cell table:formula="of:=[.BW613]+[.CA612]" office:value-type="float" office:value="53">
            <text:p>53</text:p>
          </table:table-cell>
          <table:table-cell table:number-columns-repeated="2"/>
          <table:table-cell table:formula="of:=IF(ISNUMBER([.BW612]);&quot;0x&quot;&amp;DEC2HEX([.BW612]+[.BW$2]))" office:value-type="string" office:string-value="0x1">
            <text:p>0x1</text:p>
          </table:table-cell>
          <table:table-cell table:formula="of:=IF(ISNUMBER([.BX612]);&quot;0x&quot;&amp;DEC2HEX([.BX612]+[.BX$2]))" office:value-type="string" office:string-value="0x92">
            <text:p>0x92</text:p>
          </table:table-cell>
          <table:table-cell table:formula="of:=IF(ISNUMBER([.BY612]);&quot;0x&quot;&amp;DEC2HEX([.BY612]+[.BY$2]);&quot;&quot;)">
            <text:p/>
          </table:table-cell>
          <table:table-cell table:formula="of:=IF(ISNUMBER([.BZ612]);&quot;0x&quot;&amp;DEC2HEX([.BZ612]+[.BZ$2]);&quot;&quot;)">
            <text:p/>
          </table:table-cell>
          <table:table-cell table:formula="of:=IF(ISNUMBER([.CB612]);&quot;0x&quot;&amp;DEC2HEX([.CB612]+[.CB$2]);&quot;&quot;)" office:value-type="string" office:string-value="0x34">
            <text:p>0x34</text:p>
          </table:table-cell>
          <table:table-cell table:formula="of:=HEX2DEC(MID([.CE612];3;2))-[.CE$2]" office:value-type="float" office:value="2">
            <text:p>2</text:p>
          </table:table-cell>
          <table:table-cell table:formula="of:=HEX2DEC(MID([.CF612];3;2))-[.CF$2]" office:value-type="float" office:value="19">
            <text:p>19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8"/>
          <table:table-cell table:number-columns-repeated="11" office:value-type="float" office:value="1">
            <text:p>1</text:p>
          </table:table-cell>
          <table:table-cell table:number-columns-repeated="4"/>
          <table:table-cell table:formula="of:=MATCH(1;[.A613:.BU613];0)-1" office:value-type="float" office:value="2">
            <text:p>2</text:p>
          </table:table-cell>
          <table:table-cell table:formula="of:=SUM([.A613:.BU613])" office:value-type="float" office:value="20">
            <text:p>20</text:p>
          </table:table-cell>
          <table:table-cell table:number-columns-repeated="2"/>
          <table:table-cell table:formula="of:=72-SUM([.BX613:.BZ613])-[.BW613]" office:value-type="float" office:value="50">
            <text:p>50</text:p>
          </table:table-cell>
          <table:table-cell table:formula="of:=[.BW614]+[.CA613]" office:value-type="float" office:value="52">
            <text:p>52</text:p>
          </table:table-cell>
          <table:table-cell table:number-columns-repeated="2"/>
          <table:table-cell table:formula="of:=IF(ISNUMBER([.BW613]);&quot;0x&quot;&amp;DEC2HEX([.BW613]+[.BW$2]))" office:value-type="string" office:string-value="0x1">
            <text:p>0x1</text:p>
          </table:table-cell>
          <table:table-cell table:formula="of:=IF(ISNUMBER([.BX613]);&quot;0x&quot;&amp;DEC2HEX([.BX613]+[.BX$2]))" office:value-type="string" office:string-value="0x93">
            <text:p>0x93</text:p>
          </table:table-cell>
          <table:table-cell table:formula="of:=IF(ISNUMBER([.BY613]);&quot;0x&quot;&amp;DEC2HEX([.BY613]+[.BY$2]);&quot;&quot;)">
            <text:p/>
          </table:table-cell>
          <table:table-cell table:formula="of:=IF(ISNUMBER([.BZ613]);&quot;0x&quot;&amp;DEC2HEX([.BZ613]+[.BZ$2]);&quot;&quot;)">
            <text:p/>
          </table:table-cell>
          <table:table-cell table:formula="of:=IF(ISNUMBER([.CB613]);&quot;0x&quot;&amp;DEC2HEX([.CB613]+[.CB$2]);&quot;&quot;)" office:value-type="string" office:string-value="0x33">
            <text:p>0x33</text:p>
          </table:table-cell>
          <table:table-cell table:formula="of:=HEX2DEC(MID([.CE613];3;2))-[.CE$2]" office:value-type="float" office:value="2">
            <text:p>2</text:p>
          </table:table-cell>
          <table:table-cell table:formula="of:=HEX2DEC(MID([.CF613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614:.BU614];0)-1" office:value-type="float" office:value="2">
            <text:p>2</text:p>
          </table:table-cell>
          <table:table-cell table:formula="of:=SUM([.A614:.BU614])" office:value-type="float" office:value="68">
            <text:p>68</text:p>
          </table:table-cell>
          <table:table-cell table:number-columns-repeated="2"/>
          <table:table-cell table:formula="of:=72-SUM([.BX614:.BZ614])-[.BW614]" office:value-type="float" office:value="2">
            <text:p>2</text:p>
          </table:table-cell>
          <table:table-cell table:formula="of:=[.BW615]+[.CA614]" office:value-type="float" office:value="4">
            <text:p>4</text:p>
          </table:table-cell>
          <table:table-cell table:number-columns-repeated="2"/>
          <table:table-cell table:formula="of:=IF(ISNUMBER([.BW614]);&quot;0x&quot;&amp;DEC2HEX([.BW614]+[.BW$2]))" office:value-type="string" office:string-value="0x1">
            <text:p>0x1</text:p>
          </table:table-cell>
          <table:table-cell table:formula="of:=IF(ISNUMBER([.BX614]);&quot;0x&quot;&amp;DEC2HEX([.BX614]+[.BX$2]))" office:value-type="string" office:string-value="0xC3">
            <text:p>0xC3</text:p>
          </table:table-cell>
          <table:table-cell table:formula="of:=IF(ISNUMBER([.BY614]);&quot;0x&quot;&amp;DEC2HEX([.BY614]+[.BY$2]);&quot;&quot;)">
            <text:p/>
          </table:table-cell>
          <table:table-cell table:formula="of:=IF(ISNUMBER([.BZ614]);&quot;0x&quot;&amp;DEC2HEX([.BZ614]+[.BZ$2]);&quot;&quot;)">
            <text:p/>
          </table:table-cell>
          <table:table-cell table:formula="of:=IF(ISNUMBER([.CB614]);&quot;0x&quot;&amp;DEC2HEX([.CB614]+[.CB$2]);&quot;&quot;)" office:value-type="string" office:string-value="0x3">
            <text:p>0x3</text:p>
          </table:table-cell>
          <table:table-cell table:formula="of:=HEX2DEC(MID([.CE614];3;2))-[.CE$2]" office:value-type="float" office:value="2">
            <text:p>2</text:p>
          </table:table-cell>
          <table:table-cell table:formula="of:=HEX2DEC(MID([.CF614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615:.BU615];0)-1" office:value-type="float" office:value="2">
            <text:p>2</text:p>
          </table:table-cell>
          <table:table-cell table:formula="of:=SUM([.A615:.BU615])" office:value-type="float" office:value="68">
            <text:p>68</text:p>
          </table:table-cell>
          <table:table-cell table:number-columns-repeated="2"/>
          <table:table-cell table:formula="of:=72-SUM([.BX615:.BZ615])-[.BW615]" office:value-type="float" office:value="2">
            <text:p>2</text:p>
          </table:table-cell>
          <table:table-cell table:formula="of:=[.BW616]+[.CA615]" office:value-type="float" office:value="4">
            <text:p>4</text:p>
          </table:table-cell>
          <table:table-cell table:number-columns-repeated="2"/>
          <table:table-cell table:formula="of:=IF(ISNUMBER([.BW615]);&quot;0x&quot;&amp;DEC2HEX([.BW615]+[.BW$2]))" office:value-type="string" office:string-value="0x1">
            <text:p>0x1</text:p>
          </table:table-cell>
          <table:table-cell table:formula="of:=IF(ISNUMBER([.BX615]);&quot;0x&quot;&amp;DEC2HEX([.BX615]+[.BX$2]))" office:value-type="string" office:string-value="0xC3">
            <text:p>0xC3</text:p>
          </table:table-cell>
          <table:table-cell table:formula="of:=IF(ISNUMBER([.BY615]);&quot;0x&quot;&amp;DEC2HEX([.BY615]+[.BY$2]);&quot;&quot;)">
            <text:p/>
          </table:table-cell>
          <table:table-cell table:formula="of:=IF(ISNUMBER([.BZ615]);&quot;0x&quot;&amp;DEC2HEX([.BZ615]+[.BZ$2]);&quot;&quot;)">
            <text:p/>
          </table:table-cell>
          <table:table-cell table:formula="of:=IF(ISNUMBER([.CB615]);&quot;0x&quot;&amp;DEC2HEX([.CB615]+[.CB$2]);&quot;&quot;)" office:value-type="string" office:string-value="0x3">
            <text:p>0x3</text:p>
          </table:table-cell>
          <table:table-cell table:formula="of:=HEX2DEC(MID([.CE615];3;2))-[.CE$2]" office:value-type="float" office:value="2">
            <text:p>2</text:p>
          </table:table-cell>
          <table:table-cell table:formula="of:=HEX2DEC(MID([.CF615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7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"/>
          <table:table-cell table:formula="of:=MATCH(1;[.A616:.BU616];0)-1" office:value-type="float" office:value="2">
            <text:p>2</text:p>
          </table:table-cell>
          <table:table-cell table:formula="of:=SUM([.A616:.BU616])" office:value-type="float" office:value="67">
            <text:p>67</text:p>
          </table:table-cell>
          <table:table-cell table:number-columns-repeated="2"/>
          <table:table-cell table:formula="of:=72-SUM([.BX616:.BZ616])-[.BW616]" office:value-type="float" office:value="3">
            <text:p>3</text:p>
          </table:table-cell>
          <table:table-cell table:formula="of:=[.BW617]+[.CA616]" office:value-type="float" office:value="6">
            <text:p>6</text:p>
          </table:table-cell>
          <table:table-cell table:number-columns-repeated="2"/>
          <table:table-cell table:formula="of:=IF(ISNUMBER([.BW616]);&quot;0x&quot;&amp;DEC2HEX([.BW616]+[.BW$2]))" office:value-type="string" office:string-value="0x1">
            <text:p>0x1</text:p>
          </table:table-cell>
          <table:table-cell table:formula="of:=IF(ISNUMBER([.BX616]);&quot;0x&quot;&amp;DEC2HEX([.BX616]+[.BX$2]))" office:value-type="string" office:string-value="0xC2">
            <text:p>0xC2</text:p>
          </table:table-cell>
          <table:table-cell table:formula="of:=IF(ISNUMBER([.BY616]);&quot;0x&quot;&amp;DEC2HEX([.BY616]+[.BY$2]);&quot;&quot;)">
            <text:p/>
          </table:table-cell>
          <table:table-cell table:formula="of:=IF(ISNUMBER([.BZ616]);&quot;0x&quot;&amp;DEC2HEX([.BZ616]+[.BZ$2]);&quot;&quot;)">
            <text:p/>
          </table:table-cell>
          <table:table-cell table:formula="of:=IF(ISNUMBER([.CB616]);&quot;0x&quot;&amp;DEC2HEX([.CB616]+[.CB$2]);&quot;&quot;)" office:value-type="string" office:string-value="0x5">
            <text:p>0x5</text:p>
          </table:table-cell>
          <table:table-cell table:formula="of:=HEX2DEC(MID([.CE616];3;2))-[.CE$2]" office:value-type="float" office:value="2">
            <text:p>2</text:p>
          </table:table-cell>
          <table:table-cell table:formula="of:=HEX2DEC(MID([.CF616];3;2))-[.CF$2]" office:value-type="float" office:value="67">
            <text:p>67</text:p>
          </table:table-cell>
          <table:table-cell table:number-columns-repeated="12"/>
        </table:table-row>
        <table:table-row table:style-name="ro6">
          <table:table-cell/>
          <table:table-cell table:number-columns-repeated="2" office:value-type="string">
            <text:p><text:s/></text:p>
          </table:table-cell>
          <table:table-cell table:number-columns-repeated="65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"/>
          <table:table-cell table:formula="of:=MATCH(1;[.A617:.BU617];0)-1" office:value-type="float" office:value="3">
            <text:p>3</text:p>
          </table:table-cell>
          <table:table-cell table:formula="of:=SUM([.A617:.BU617])" office:value-type="float" office:value="65">
            <text:p>65</text:p>
          </table:table-cell>
          <table:table-cell table:number-columns-repeated="2"/>
          <table:table-cell table:formula="of:=72-SUM([.BX617:.BZ617])-[.BW617]" office:value-type="float" office:value="4">
            <text:p>4</text:p>
          </table:table-cell>
          <table:table-cell table:formula="of:=[.BW618]+[.CA617]" office:value-type="float" office:value="8">
            <text:p>8</text:p>
          </table:table-cell>
          <table:table-cell table:number-columns-repeated="2"/>
          <table:table-cell table:formula="of:=IF(ISNUMBER([.BW617]);&quot;0x&quot;&amp;DEC2HEX([.BW617]+[.BW$2]))" office:value-type="string" office:string-value="0x2">
            <text:p>0x2</text:p>
          </table:table-cell>
          <table:table-cell table:formula="of:=IF(ISNUMBER([.BX617]);&quot;0x&quot;&amp;DEC2HEX([.BX617]+[.BX$2]))" office:value-type="string" office:string-value="0xC0">
            <text:p>0xC0</text:p>
          </table:table-cell>
          <table:table-cell table:formula="of:=IF(ISNUMBER([.BY617]);&quot;0x&quot;&amp;DEC2HEX([.BY617]+[.BY$2]);&quot;&quot;)">
            <text:p/>
          </table:table-cell>
          <table:table-cell table:formula="of:=IF(ISNUMBER([.BZ617]);&quot;0x&quot;&amp;DEC2HEX([.BZ617]+[.BZ$2]);&quot;&quot;)">
            <text:p/>
          </table:table-cell>
          <table:table-cell table:formula="of:=IF(ISNUMBER([.CB617]);&quot;0x&quot;&amp;DEC2HEX([.CB617]+[.CB$2]);&quot;&quot;)" office:value-type="string" office:string-value="0x7">
            <text:p>0x7</text:p>
          </table:table-cell>
          <table:table-cell table:formula="of:=HEX2DEC(MID([.CE617];3;2))-[.CE$2]" office:value-type="float" office:value="3">
            <text:p>3</text:p>
          </table:table-cell>
          <table:table-cell table:formula="of:=HEX2DEC(MID([.CF617];3;2))-[.CF$2]" office:value-type="float" office:value="65">
            <text:p>65</text:p>
          </table:table-cell>
          <table:table-cell table:number-columns-repeated="12"/>
        </table:table-row>
        <table:table-row table:style-name="ro6">
          <table:table-cell/>
          <table:table-cell table:number-columns-repeated="3" office:value-type="string">
            <text:p><text:s/></text:p>
          </table:table-cell>
          <table:table-cell table:number-columns-repeated="62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 table:number-columns-repeated="3"/>
          <table:table-cell table:formula="of:=MATCH(1;[.A618:.BU618];0)-1" office:value-type="float" office:value="4">
            <text:p>4</text:p>
          </table:table-cell>
          <table:table-cell table:formula="of:=SUM([.A618:.BU618])" office:value-type="float" office:value="62">
            <text:p>62</text:p>
          </table:table-cell>
          <table:table-cell table:number-columns-repeated="2"/>
          <table:table-cell table:formula="of:=72-SUM([.BX618:.BZ618])-[.BW618]" office:value-type="float" office:value="6">
            <text:p>6</text:p>
          </table:table-cell>
          <table:table-cell table:formula="of:=[.BW619]+[.CA618]" office:value-type="float" office:value="11">
            <text:p>11</text:p>
          </table:table-cell>
          <table:table-cell table:number-columns-repeated="2"/>
          <table:table-cell table:formula="of:=IF(ISNUMBER([.BW618]);&quot;0x&quot;&amp;DEC2HEX([.BW618]+[.BW$2]))" office:value-type="string" office:string-value="0x3">
            <text:p>0x3</text:p>
          </table:table-cell>
          <table:table-cell table:formula="of:=IF(ISNUMBER([.BX618]);&quot;0x&quot;&amp;DEC2HEX([.BX618]+[.BX$2]))" office:value-type="string" office:string-value="0xBD">
            <text:p>0xBD</text:p>
          </table:table-cell>
          <table:table-cell table:formula="of:=IF(ISNUMBER([.BY618]);&quot;0x&quot;&amp;DEC2HEX([.BY618]+[.BY$2]);&quot;&quot;)">
            <text:p/>
          </table:table-cell>
          <table:table-cell table:formula="of:=IF(ISNUMBER([.BZ618]);&quot;0x&quot;&amp;DEC2HEX([.BZ618]+[.BZ$2]);&quot;&quot;)">
            <text:p/>
          </table:table-cell>
          <table:table-cell table:formula="of:=IF(ISNUMBER([.CB618]);&quot;0x&quot;&amp;DEC2HEX([.CB618]+[.CB$2]);&quot;&quot;)" office:value-type="string" office:string-value="0xA">
            <text:p>0xA</text:p>
          </table:table-cell>
          <table:table-cell table:formula="of:=HEX2DEC(MID([.CE618];3;2))-[.CE$2]" office:value-type="float" office:value="4">
            <text:p>4</text:p>
          </table:table-cell>
          <table:table-cell table:formula="of:=HEX2DEC(MID([.CF618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/>
          <table:table-cell table:number-columns-repeated="4" office:value-type="string">
            <text:p><text:s/></text:p>
          </table:table-cell>
          <table:table-cell table:number-columns-repeated="60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3"/>
          <table:table-cell table:formula="of:=MATCH(1;[.A619:.BU619];0)-1" office:value-type="float" office:value="5">
            <text:p>5</text:p>
          </table:table-cell>
          <table:table-cell table:formula="of:=SUM([.A619:.BU619])" office:value-type="float" office:value="60">
            <text:p>60</text:p>
          </table:table-cell>
          <table:table-cell table:number-columns-repeated="2"/>
          <table:table-cell table:formula="of:=72-SUM([.BX619:.BZ619])-[.BW619]" office:value-type="float" office:value="7">
            <text:p>7</text:p>
          </table:table-cell>
          <table:table-cell table:formula="of:=[.BW620]+[.CA619]" office:value-type="float" office:value="15">
            <text:p>15</text:p>
          </table:table-cell>
          <table:table-cell table:number-columns-repeated="2"/>
          <table:table-cell table:formula="of:=IF(ISNUMBER([.BW619]);&quot;0x&quot;&amp;DEC2HEX([.BW619]+[.BW$2]))" office:value-type="string" office:string-value="0x4">
            <text:p>0x4</text:p>
          </table:table-cell>
          <table:table-cell table:formula="of:=IF(ISNUMBER([.BX619]);&quot;0x&quot;&amp;DEC2HEX([.BX619]+[.BX$2]))" office:value-type="string" office:string-value="0xBB">
            <text:p>0xBB</text:p>
          </table:table-cell>
          <table:table-cell table:formula="of:=IF(ISNUMBER([.BY619]);&quot;0x&quot;&amp;DEC2HEX([.BY619]+[.BY$2]);&quot;&quot;)">
            <text:p/>
          </table:table-cell>
          <table:table-cell table:formula="of:=IF(ISNUMBER([.BZ619]);&quot;0x&quot;&amp;DEC2HEX([.BZ619]+[.BZ$2]);&quot;&quot;)">
            <text:p/>
          </table:table-cell>
          <table:table-cell table:formula="of:=IF(ISNUMBER([.CB619]);&quot;0x&quot;&amp;DEC2HEX([.CB619]+[.CB$2]);&quot;&quot;)" office:value-type="string" office:string-value="0xE">
            <text:p>0xE</text:p>
          </table:table-cell>
          <table:table-cell table:formula="of:=HEX2DEC(MID([.CE619];3;2))-[.CE$2]" office:value-type="float" office:value="5">
            <text:p>5</text:p>
          </table:table-cell>
          <table:table-cell table:formula="of:=HEX2DEC(MID([.CF619];3;2))-[.CF$2]" office:value-type="float" office:value="60">
            <text:p>60</text:p>
          </table:table-cell>
          <table:table-cell table:number-columns-repeated="12"/>
        </table:table-row>
        <table:table-row table:style-name="ro6">
          <table:table-cell/>
          <table:table-cell table:number-columns-repeated="7" office:value-type="string">
            <text:p><text:s/></text:p>
          </table:table-cell>
          <table:table-cell table:number-columns-repeated="55" office:value-type="float" office:value="1">
            <text:p>1</text:p>
          </table:table-cell>
          <table:table-cell table:number-columns-repeated="8" office:value-type="string">
            <text:p><text:s/></text:p>
          </table:table-cell>
          <table:table-cell table:number-columns-repeated="3"/>
          <table:table-cell table:formula="of:=MATCH(1;[.A620:.BU620];0)-1" office:value-type="float" office:value="8">
            <text:p>8</text:p>
          </table:table-cell>
          <table:table-cell table:formula="of:=SUM([.A620:.BU620])" office:value-type="float" office:value="55">
            <text:p>55</text:p>
          </table:table-cell>
          <table:table-cell table:number-columns-repeated="2"/>
          <table:table-cell table:formula="of:=72-SUM([.BX620:.BZ620])-[.BW620]" office:value-type="float" office:value="9">
            <text:p>9</text:p>
          </table:table-cell>
          <table:table-cell table:formula="of:=[.BW621]+[.CA620]" office:value-type="float" office:value="22">
            <text:p>22</text:p>
          </table:table-cell>
          <table:table-cell table:number-columns-repeated="2"/>
          <table:table-cell table:formula="of:=IF(ISNUMBER([.BW620]);&quot;0x&quot;&amp;DEC2HEX([.BW620]+[.BW$2]))" office:value-type="string" office:string-value="0x7">
            <text:p>0x7</text:p>
          </table:table-cell>
          <table:table-cell table:formula="of:=IF(ISNUMBER([.BX620]);&quot;0x&quot;&amp;DEC2HEX([.BX620]+[.BX$2]))" office:value-type="string" office:string-value="0xB6">
            <text:p>0xB6</text:p>
          </table:table-cell>
          <table:table-cell table:formula="of:=IF(ISNUMBER([.BY620]);&quot;0x&quot;&amp;DEC2HEX([.BY620]+[.BY$2]);&quot;&quot;)">
            <text:p/>
          </table:table-cell>
          <table:table-cell table:formula="of:=IF(ISNUMBER([.BZ620]);&quot;0x&quot;&amp;DEC2HEX([.BZ620]+[.BZ$2]);&quot;&quot;)">
            <text:p/>
          </table:table-cell>
          <table:table-cell table:formula="of:=IF(ISNUMBER([.CB620]);&quot;0x&quot;&amp;DEC2HEX([.CB620]+[.CB$2]);&quot;&quot;)" office:value-type="string" office:string-value="0x15">
            <text:p>0x15</text:p>
          </table:table-cell>
          <table:table-cell table:formula="of:=HEX2DEC(MID([.CE620];3;2))-[.CE$2]" office:value-type="float" office:value="8">
            <text:p>8</text:p>
          </table:table-cell>
          <table:table-cell table:formula="of:=HEX2DEC(MID([.CF620];3;2))-[.CF$2]" office:value-type="float" office:value="55">
            <text:p>55</text:p>
          </table:table-cell>
          <table:table-cell table:number-columns-repeated="12"/>
        </table:table-row>
        <table:table-row table:style-name="ro6">
          <table:table-cell/>
          <table:table-cell table:number-columns-repeated="12" office:value-type="string">
            <text:p><text:s/></text:p>
          </table:table-cell>
          <table:table-cell table:number-columns-repeated="47" office:value-type="float" office:value="1">
            <text:p>1</text:p>
          </table:table-cell>
          <table:table-cell table:number-columns-repeated="11" office:value-type="string">
            <text:p><text:s/></text:p>
          </table:table-cell>
          <table:table-cell table:number-columns-repeated="3"/>
          <table:table-cell table:formula="of:=MATCH(1;[.A621:.BU621];0)-1" office:value-type="float" office:value="13">
            <text:p>13</text:p>
          </table:table-cell>
          <table:table-cell table:formula="of:=SUM([.A621:.BU621])" office:value-type="float" office:value="47">
            <text:p>47</text:p>
          </table:table-cell>
          <table:table-cell table:number-columns-repeated="2"/>
          <table:table-cell table:formula="of:=72-SUM([.BX621:.BZ621])-[.BW621]" office:value-type="float" office:value="12">
            <text:p>12</text:p>
          </table:table-cell>
          <table:table-cell table:formula="of:=[.BW622]+[.CA621]" office:value-type="float" office:value="12">
            <text:p>12</text:p>
          </table:table-cell>
          <table:table-cell table:number-columns-repeated="2"/>
          <table:table-cell table:formula="of:=IF(ISNUMBER([.BW621]);&quot;0x&quot;&amp;DEC2HEX([.BW621]+[.BW$2]))" office:value-type="string" office:string-value="0xC">
            <text:p>0xC</text:p>
          </table:table-cell>
          <table:table-cell table:formula="of:=IF(ISNUMBER([.BX621]);&quot;0x&quot;&amp;DEC2HEX([.BX621]+[.BX$2]))" office:value-type="string" office:string-value="0xAE">
            <text:p>0xAE</text:p>
          </table:table-cell>
          <table:table-cell table:formula="of:=IF(ISNUMBER([.BY621]);&quot;0x&quot;&amp;DEC2HEX([.BY621]+[.BY$2]);&quot;&quot;)">
            <text:p/>
          </table:table-cell>
          <table:table-cell table:formula="of:=IF(ISNUMBER([.BZ621]);&quot;0x&quot;&amp;DEC2HEX([.BZ621]+[.BZ$2]);&quot;&quot;)">
            <text:p/>
          </table:table-cell>
          <table:table-cell table:formula="of:=IF(ISNUMBER([.CB621]);&quot;0x&quot;&amp;DEC2HEX([.CB621]+[.CB$2]);&quot;&quot;)" office:value-type="string" office:string-value="0xB">
            <text:p>0xB</text:p>
          </table:table-cell>
          <table:table-cell table:formula="of:=HEX2DEC(MID([.CE621];3;2))-[.CE$2]" office:value-type="float" office:value="13">
            <text:p>13</text:p>
          </table:table-cell>
          <table:table-cell table:formula="of:=HEX2DEC(MID([.CF621];3;2))-[.CF$2]" office:value-type="float" office:value="47">
            <text:p>47</text:p>
          </table:table-cell>
          <table:table-cell table:formula="of:=SUM([.CI522:.CK621])" office:value-type="float" office:value="4701">
            <text:p>4701</text:p>
          </table:table-cell>
          <table:table-cell table:number-columns-repeated="11"/>
        </table:table-row>
        <table:table-row table:style-name="ro6">
          <table:table-cell table:number-columns-repeated="74"/>
          <table:table-cell/>
          <table:table-cell table:number-columns-repeated="2"/>
          <table:table-cell/>
          <table:table-cell/>
          <table:table-cell/>
          <table:table-cell table:number-columns-repeated="2"/>
          <table:table-cell table:number-columns-repeated="2"/>
          <table:table-cell/>
          <table:table-cell table:formula="of:=IF(ISNUMBER([.BZ622]);&quot;0x&quot;&amp;DEC2HEX([.BZ622]+[.BZ$2]);&quot;&quot;)">
            <text:p/>
          </table:table-cell>
          <table:table-cell table:formula="of:=IF(ISNUMBER([.CB622]);&quot;0x&quot;&amp;DEC2HEX([.CB622]+[.CB$2]);&quot;&quot;)">
            <text:p/>
          </table:table-cell>
          <table:table-cell table:formula="of:=HEX2DEC(MID([.CE622];3;2))-[.CE$2]" office:value-type="float" office:value="1">
            <text:p>1</text:p>
          </table:table-cell>
          <table:table-cell table:formula="of:=HEX2DEC(MID([.CF622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7"/>
          <table:table-cell/>
          <table:table-cell/>
          <table:table-cell/>
          <table:table-cell table:number-columns-repeated="2"/>
          <table:table-cell table:number-columns-repeated="2"/>
          <table:table-cell/>
          <table:table-cell table:formula="of:=IF(ISNUMBER([.BZ623]);&quot;0x&quot;&amp;DEC2HEX([.BZ623]+[.BZ$2]);&quot;&quot;)">
            <text:p/>
          </table:table-cell>
          <table:table-cell table:formula="of:=IF(ISNUMBER([.CB623]);&quot;0x&quot;&amp;DEC2HEX([.CB623]+[.CB$2]);&quot;&quot;)">
            <text:p/>
          </table:table-cell>
          <table:table-cell table:formula="of:=HEX2DEC(MID([.CE623];3;2))-[.CE$2]" office:value-type="float" office:value="1">
            <text:p>1</text:p>
          </table:table-cell>
          <table:table-cell table:formula="of:=HEX2DEC(MID([.CF623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7"/>
          <table:table-cell/>
          <table:table-cell/>
          <table:table-cell/>
          <table:table-cell table:number-columns-repeated="2"/>
          <table:table-cell table:number-columns-repeated="2"/>
          <table:table-cell/>
          <table:table-cell table:formula="of:=IF(ISNUMBER([.BZ624]);&quot;0x&quot;&amp;DEC2HEX([.BZ624]+[.BZ$2]);&quot;&quot;)">
            <text:p/>
          </table:table-cell>
          <table:table-cell table:formula="of:=IF(ISNUMBER([.CB624]);&quot;0x&quot;&amp;DEC2HEX([.CB624]+[.CB$2]);&quot;&quot;)">
            <text:p/>
          </table:table-cell>
          <table:table-cell table:formula="of:=HEX2DEC(MID([.CE624];3;2))-[.CE$2]" office:value-type="float" office:value="1">
            <text:p>1</text:p>
          </table:table-cell>
          <table:table-cell table:formula="of:=HEX2DEC(MID([.CF624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string">
            <text:p><text:s/></text:p>
          </table:table-cell>
          <table:table-cell office:value-type="string">
            <text:p><text:s text:c="2"/></text:p>
          </table:table-cell>
          <table:table-cell table:number-columns-repeated="5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25:.BU625];0)-1" office:value-type="float" office:value="11">
            <text:p>11</text:p>
          </table:table-cell>
          <table:table-cell table:formula="of:=SUM([.A625:.BU625])" office:value-type="float" office:value="59">
            <text:p>59</text:p>
          </table:table-cell>
          <table:table-cell table:number-columns-repeated="2"/>
          <table:table-cell table:formula="of:=72-SUM([.BX625:.BZ625])-[.BW625]" office:value-type="float" office:value="2">
            <text:p>2</text:p>
          </table:table-cell>
          <table:table-cell table:formula="of:=[.BW626]+[.CA625]" office:value-type="float" office:value="10">
            <text:p>10</text:p>
          </table:table-cell>
          <table:table-cell table:number-columns-repeated="2"/>
          <table:table-cell table:formula="of:=IF(ISNUMBER([.BW625]);&quot;0x&quot;&amp;DEC2HEX([.BW625]+[.BW$2]))" office:value-type="string" office:string-value="0xA">
            <text:p>0xA</text:p>
          </table:table-cell>
          <table:table-cell table:formula="of:=IF(ISNUMBER([.BX625]);&quot;0x&quot;&amp;DEC2HEX([.BX625]+[.BX$2]))" office:value-type="string" office:string-value="0xBA">
            <text:p>0xBA</text:p>
          </table:table-cell>
          <table:table-cell table:formula="of:=IF(ISNUMBER([.BY625]);&quot;0x&quot;&amp;DEC2HEX([.BY625]+[.BY$2]);&quot;&quot;)">
            <text:p/>
          </table:table-cell>
          <table:table-cell table:formula="of:=IF(ISNUMBER([.BZ625]);&quot;0x&quot;&amp;DEC2HEX([.BZ625]+[.BZ$2]);&quot;&quot;)">
            <text:p/>
          </table:table-cell>
          <table:table-cell table:formula="of:=IF(ISNUMBER([.CB625]);&quot;0x&quot;&amp;DEC2HEX([.CB625]+[.CB$2]);&quot;&quot;)" office:value-type="string" office:string-value="0x9">
            <text:p>0x9</text:p>
          </table:table-cell>
          <table:table-cell table:formula="of:=HEX2DEC(MID([.CE625];3;2))-[.CE$2]" office:value-type="float" office:value="11">
            <text:p>11</text:p>
          </table:table-cell>
          <table:table-cell table:formula="of:=HEX2DEC(MID([.CF625];3;2))-[.CF$2]" office:value-type="float" office:value="59">
            <text:p>5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6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26:.BU626];0)-1" office:value-type="float" office:value="8">
            <text:p>8</text:p>
          </table:table-cell>
          <table:table-cell table:formula="of:=SUM([.A626:.BU626])" office:value-type="float" office:value="62">
            <text:p>62</text:p>
          </table:table-cell>
          <table:table-cell table:number-columns-repeated="2"/>
          <table:table-cell table:formula="of:=72-SUM([.BX626:.BZ626])-[.BW626]" office:value-type="float" office:value="2">
            <text:p>2</text:p>
          </table:table-cell>
          <table:table-cell table:formula="of:=[.BW627]+[.CA626]" office:value-type="float" office:value="8">
            <text:p>8</text:p>
          </table:table-cell>
          <table:table-cell table:number-columns-repeated="2"/>
          <table:table-cell table:formula="of:=IF(ISNUMBER([.BW626]);&quot;0x&quot;&amp;DEC2HEX([.BW626]+[.BW$2]))" office:value-type="string" office:string-value="0x7">
            <text:p>0x7</text:p>
          </table:table-cell>
          <table:table-cell table:formula="of:=IF(ISNUMBER([.BX626]);&quot;0x&quot;&amp;DEC2HEX([.BX626]+[.BX$2]))" office:value-type="string" office:string-value="0xBD">
            <text:p>0xBD</text:p>
          </table:table-cell>
          <table:table-cell table:formula="of:=IF(ISNUMBER([.BY626]);&quot;0x&quot;&amp;DEC2HEX([.BY626]+[.BY$2]);&quot;&quot;)">
            <text:p/>
          </table:table-cell>
          <table:table-cell table:formula="of:=IF(ISNUMBER([.BZ626]);&quot;0x&quot;&amp;DEC2HEX([.BZ626]+[.BZ$2]);&quot;&quot;)">
            <text:p/>
          </table:table-cell>
          <table:table-cell table:formula="of:=IF(ISNUMBER([.CB626]);&quot;0x&quot;&amp;DEC2HEX([.CB626]+[.CB$2]);&quot;&quot;)" office:value-type="string" office:string-value="0x7">
            <text:p>0x7</text:p>
          </table:table-cell>
          <table:table-cell table:formula="of:=HEX2DEC(MID([.CE626];3;2))-[.CE$2]" office:value-type="float" office:value="8">
            <text:p>8</text:p>
          </table:table-cell>
          <table:table-cell table:formula="of:=HEX2DEC(MID([.CF626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4" office:value-type="string">
            <text:p><text:s/></text:p>
          </table:table-cell>
          <table:table-cell table:number-columns-repeated="64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27:.BU627];0)-1" office:value-type="float" office:value="6">
            <text:p>6</text:p>
          </table:table-cell>
          <table:table-cell table:formula="of:=SUM([.A627:.BU627])" office:value-type="float" office:value="64">
            <text:p>64</text:p>
          </table:table-cell>
          <table:table-cell table:number-columns-repeated="2"/>
          <table:table-cell table:formula="of:=72-SUM([.BX627:.BZ627])-[.BW627]" office:value-type="float" office:value="2">
            <text:p>2</text:p>
          </table:table-cell>
          <table:table-cell table:formula="of:=[.BW628]+[.CA627]" office:value-type="float" office:value="6">
            <text:p>6</text:p>
          </table:table-cell>
          <table:table-cell table:number-columns-repeated="2"/>
          <table:table-cell table:formula="of:=IF(ISNUMBER([.BW627]);&quot;0x&quot;&amp;DEC2HEX([.BW627]+[.BW$2]))" office:value-type="string" office:string-value="0x5">
            <text:p>0x5</text:p>
          </table:table-cell>
          <table:table-cell table:formula="of:=IF(ISNUMBER([.BX627]);&quot;0x&quot;&amp;DEC2HEX([.BX627]+[.BX$2]))" office:value-type="string" office:string-value="0xBF">
            <text:p>0xBF</text:p>
          </table:table-cell>
          <table:table-cell table:formula="of:=IF(ISNUMBER([.BY627]);&quot;0x&quot;&amp;DEC2HEX([.BY627]+[.BY$2]);&quot;&quot;)">
            <text:p/>
          </table:table-cell>
          <table:table-cell table:formula="of:=IF(ISNUMBER([.BZ627]);&quot;0x&quot;&amp;DEC2HEX([.BZ627]+[.BZ$2]);&quot;&quot;)">
            <text:p/>
          </table:table-cell>
          <table:table-cell table:formula="of:=IF(ISNUMBER([.CB627]);&quot;0x&quot;&amp;DEC2HEX([.CB627]+[.CB$2]);&quot;&quot;)" office:value-type="string" office:string-value="0x5">
            <text:p>0x5</text:p>
          </table:table-cell>
          <table:table-cell table:formula="of:=HEX2DEC(MID([.CE627];3;2))-[.CE$2]" office:value-type="float" office:value="6">
            <text:p>6</text:p>
          </table:table-cell>
          <table:table-cell table:formula="of:=HEX2DEC(MID([.CF627];3;2))-[.CF$2]" office:value-type="float" office:value="64">
            <text:p>64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2" office:value-type="string">
            <text:p><text:s/></text:p>
          </table:table-cell>
          <table:table-cell table:number-columns-repeated="66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28:.BU628];0)-1" office:value-type="float" office:value="4">
            <text:p>4</text:p>
          </table:table-cell>
          <table:table-cell table:formula="of:=SUM([.A628:.BU628])" office:value-type="float" office:value="66">
            <text:p>66</text:p>
          </table:table-cell>
          <table:table-cell table:number-columns-repeated="2"/>
          <table:table-cell table:formula="of:=72-SUM([.BX628:.BZ628])-[.BW628]" office:value-type="float" office:value="2">
            <text:p>2</text:p>
          </table:table-cell>
          <table:table-cell table:formula="of:=[.BW629]+[.CA628]" office:value-type="float" office:value="5">
            <text:p>5</text:p>
          </table:table-cell>
          <table:table-cell table:number-columns-repeated="2"/>
          <table:table-cell table:formula="of:=IF(ISNUMBER([.BW628]);&quot;0x&quot;&amp;DEC2HEX([.BW628]+[.BW$2]))" office:value-type="string" office:string-value="0x3">
            <text:p>0x3</text:p>
          </table:table-cell>
          <table:table-cell table:formula="of:=IF(ISNUMBER([.BX628]);&quot;0x&quot;&amp;DEC2HEX([.BX628]+[.BX$2]))" office:value-type="string" office:string-value="0xC1">
            <text:p>0xC1</text:p>
          </table:table-cell>
          <table:table-cell table:formula="of:=IF(ISNUMBER([.BY628]);&quot;0x&quot;&amp;DEC2HEX([.BY628]+[.BY$2]);&quot;&quot;)">
            <text:p/>
          </table:table-cell>
          <table:table-cell table:formula="of:=IF(ISNUMBER([.BZ628]);&quot;0x&quot;&amp;DEC2HEX([.BZ628]+[.BZ$2]);&quot;&quot;)">
            <text:p/>
          </table:table-cell>
          <table:table-cell table:formula="of:=IF(ISNUMBER([.CB628]);&quot;0x&quot;&amp;DEC2HEX([.CB628]+[.CB$2]);&quot;&quot;)" office:value-type="string" office:string-value="0x4">
            <text:p>0x4</text:p>
          </table:table-cell>
          <table:table-cell table:formula="of:=HEX2DEC(MID([.CE628];3;2))-[.CE$2]" office:value-type="float" office:value="4">
            <text:p>4</text:p>
          </table:table-cell>
          <table:table-cell table:formula="of:=HEX2DEC(MID([.CF628];3;2))-[.CF$2]" office:value-type="float" office:value="66">
            <text:p>66</text:p>
          </table:table-cell>
          <table:table-cell table:number-columns-repeated="12"/>
        </table:table-row>
        <table:table-row table:style-name="ro6">
          <table:table-cell table:number-columns-repeated="2"/>
          <table:table-cell office:value-type="string">
            <text:p><text:s/></text:p>
          </table:table-cell>
          <table:table-cell table:number-columns-repeated="67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29:.BU629];0)-1" office:value-type="float" office:value="3">
            <text:p>3</text:p>
          </table:table-cell>
          <table:table-cell table:formula="of:=SUM([.A629:.BU629])" office:value-type="float" office:value="67">
            <text:p>67</text:p>
          </table:table-cell>
          <table:table-cell table:number-columns-repeated="2"/>
          <table:table-cell table:formula="of:=72-SUM([.BX629:.BZ629])-[.BW629]" office:value-type="float" office:value="2">
            <text:p>2</text:p>
          </table:table-cell>
          <table:table-cell table:formula="of:=[.BW630]+[.CA629]" office:value-type="float" office:value="4">
            <text:p>4</text:p>
          </table:table-cell>
          <table:table-cell table:number-columns-repeated="2"/>
          <table:table-cell table:formula="of:=IF(ISNUMBER([.BW629]);&quot;0x&quot;&amp;DEC2HEX([.BW629]+[.BW$2]))" office:value-type="string" office:string-value="0x2">
            <text:p>0x2</text:p>
          </table:table-cell>
          <table:table-cell table:formula="of:=IF(ISNUMBER([.BX629]);&quot;0x&quot;&amp;DEC2HEX([.BX629]+[.BX$2]))" office:value-type="string" office:string-value="0xC2">
            <text:p>0xC2</text:p>
          </table:table-cell>
          <table:table-cell table:formula="of:=IF(ISNUMBER([.BY629]);&quot;0x&quot;&amp;DEC2HEX([.BY629]+[.BY$2]);&quot;&quot;)">
            <text:p/>
          </table:table-cell>
          <table:table-cell table:formula="of:=IF(ISNUMBER([.BZ629]);&quot;0x&quot;&amp;DEC2HEX([.BZ629]+[.BZ$2]);&quot;&quot;)">
            <text:p/>
          </table:table-cell>
          <table:table-cell table:formula="of:=IF(ISNUMBER([.CB629]);&quot;0x&quot;&amp;DEC2HEX([.CB629]+[.CB$2]);&quot;&quot;)" office:value-type="string" office:string-value="0x3">
            <text:p>0x3</text:p>
          </table:table-cell>
          <table:table-cell table:formula="of:=HEX2DEC(MID([.CE629];3;2))-[.CE$2]" office:value-type="float" office:value="3">
            <text:p>3</text:p>
          </table:table-cell>
          <table:table-cell table:formula="of:=HEX2DEC(MID([.CF629];3;2))-[.CF$2]" office:value-type="float" office:value="67">
            <text:p>6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30:.BU630];0)-1" office:value-type="float" office:value="2">
            <text:p>2</text:p>
          </table:table-cell>
          <table:table-cell table:formula="of:=SUM([.A630:.BU630])" office:value-type="float" office:value="68">
            <text:p>68</text:p>
          </table:table-cell>
          <table:table-cell table:number-columns-repeated="2"/>
          <table:table-cell table:formula="of:=72-SUM([.BX630:.BZ630])-[.BW630]" office:value-type="float" office:value="2">
            <text:p>2</text:p>
          </table:table-cell>
          <table:table-cell table:formula="of:=[.BW631]+[.CA630]" office:value-type="float" office:value="4">
            <text:p>4</text:p>
          </table:table-cell>
          <table:table-cell table:number-columns-repeated="2"/>
          <table:table-cell table:formula="of:=IF(ISNUMBER([.BW630]);&quot;0x&quot;&amp;DEC2HEX([.BW630]+[.BW$2]))" office:value-type="string" office:string-value="0x1">
            <text:p>0x1</text:p>
          </table:table-cell>
          <table:table-cell table:formula="of:=IF(ISNUMBER([.BX630]);&quot;0x&quot;&amp;DEC2HEX([.BX630]+[.BX$2]))" office:value-type="string" office:string-value="0xC3">
            <text:p>0xC3</text:p>
          </table:table-cell>
          <table:table-cell table:formula="of:=IF(ISNUMBER([.BY630]);&quot;0x&quot;&amp;DEC2HEX([.BY630]+[.BY$2]);&quot;&quot;)">
            <text:p/>
          </table:table-cell>
          <table:table-cell table:formula="of:=IF(ISNUMBER([.BZ630]);&quot;0x&quot;&amp;DEC2HEX([.BZ630]+[.BZ$2]);&quot;&quot;)">
            <text:p/>
          </table:table-cell>
          <table:table-cell table:formula="of:=IF(ISNUMBER([.CB630]);&quot;0x&quot;&amp;DEC2HEX([.CB630]+[.CB$2]);&quot;&quot;)" office:value-type="string" office:string-value="0x3">
            <text:p>0x3</text:p>
          </table:table-cell>
          <table:table-cell table:formula="of:=HEX2DEC(MID([.CE630];3;2))-[.CE$2]" office:value-type="float" office:value="2">
            <text:p>2</text:p>
          </table:table-cell>
          <table:table-cell table:formula="of:=HEX2DEC(MID([.CF630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31:.BU631];0)-1" office:value-type="float" office:value="2">
            <text:p>2</text:p>
          </table:table-cell>
          <table:table-cell table:formula="of:=SUM([.A631:.BU631])" office:value-type="float" office:value="68">
            <text:p>68</text:p>
          </table:table-cell>
          <table:table-cell table:number-columns-repeated="2"/>
          <table:table-cell table:formula="of:=72-SUM([.BX631:.BZ631])-[.BW631]" office:value-type="float" office:value="2">
            <text:p>2</text:p>
          </table:table-cell>
          <table:table-cell table:formula="of:=[.BW632]+[.CA631]" office:value-type="float" office:value="4">
            <text:p>4</text:p>
          </table:table-cell>
          <table:table-cell table:number-columns-repeated="2"/>
          <table:table-cell table:formula="of:=IF(ISNUMBER([.BW631]);&quot;0x&quot;&amp;DEC2HEX([.BW631]+[.BW$2]))" office:value-type="string" office:string-value="0x1">
            <text:p>0x1</text:p>
          </table:table-cell>
          <table:table-cell table:formula="of:=IF(ISNUMBER([.BX631]);&quot;0x&quot;&amp;DEC2HEX([.BX631]+[.BX$2]))" office:value-type="string" office:string-value="0xC3">
            <text:p>0xC3</text:p>
          </table:table-cell>
          <table:table-cell table:formula="of:=IF(ISNUMBER([.BY631]);&quot;0x&quot;&amp;DEC2HEX([.BY631]+[.BY$2]);&quot;&quot;)">
            <text:p/>
          </table:table-cell>
          <table:table-cell table:formula="of:=IF(ISNUMBER([.BZ631]);&quot;0x&quot;&amp;DEC2HEX([.BZ631]+[.BZ$2]);&quot;&quot;)">
            <text:p/>
          </table:table-cell>
          <table:table-cell table:formula="of:=IF(ISNUMBER([.CB631]);&quot;0x&quot;&amp;DEC2HEX([.CB631]+[.CB$2]);&quot;&quot;)" office:value-type="string" office:string-value="0x3">
            <text:p>0x3</text:p>
          </table:table-cell>
          <table:table-cell table:formula="of:=HEX2DEC(MID([.CE631];3;2))-[.CE$2]" office:value-type="float" office:value="2">
            <text:p>2</text:p>
          </table:table-cell>
          <table:table-cell table:formula="of:=HEX2DEC(MID([.CF631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32:.BU632];0)-1" office:value-type="float" office:value="2">
            <text:p>2</text:p>
          </table:table-cell>
          <table:table-cell table:formula="of:=SUM([.A632:.BU632])" office:value-type="float" office:value="68">
            <text:p>68</text:p>
          </table:table-cell>
          <table:table-cell table:number-columns-repeated="2"/>
          <table:table-cell table:formula="of:=72-SUM([.BX632:.BZ632])-[.BW632]" office:value-type="float" office:value="2">
            <text:p>2</text:p>
          </table:table-cell>
          <table:table-cell table:formula="of:=[.BW633]+[.CA632]" office:value-type="float" office:value="4">
            <text:p>4</text:p>
          </table:table-cell>
          <table:table-cell table:number-columns-repeated="2"/>
          <table:table-cell table:formula="of:=IF(ISNUMBER([.BW632]);&quot;0x&quot;&amp;DEC2HEX([.BW632]+[.BW$2]))" office:value-type="string" office:string-value="0x1">
            <text:p>0x1</text:p>
          </table:table-cell>
          <table:table-cell table:formula="of:=IF(ISNUMBER([.BX632]);&quot;0x&quot;&amp;DEC2HEX([.BX632]+[.BX$2]))" office:value-type="string" office:string-value="0xC3">
            <text:p>0xC3</text:p>
          </table:table-cell>
          <table:table-cell table:formula="of:=IF(ISNUMBER([.BY632]);&quot;0x&quot;&amp;DEC2HEX([.BY632]+[.BY$2]);&quot;&quot;)">
            <text:p/>
          </table:table-cell>
          <table:table-cell table:formula="of:=IF(ISNUMBER([.BZ632]);&quot;0x&quot;&amp;DEC2HEX([.BZ632]+[.BZ$2]);&quot;&quot;)">
            <text:p/>
          </table:table-cell>
          <table:table-cell table:formula="of:=IF(ISNUMBER([.CB632]);&quot;0x&quot;&amp;DEC2HEX([.CB632]+[.CB$2]);&quot;&quot;)" office:value-type="string" office:string-value="0x3">
            <text:p>0x3</text:p>
          </table:table-cell>
          <table:table-cell table:formula="of:=HEX2DEC(MID([.CE632];3;2))-[.CE$2]" office:value-type="float" office:value="2">
            <text:p>2</text:p>
          </table:table-cell>
          <table:table-cell table:formula="of:=HEX2DEC(MID([.CF632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2" office:value-type="float" office:value="1">
            <text:p>1</text:p>
          </table:table-cell>
          <table:table-cell table:number-columns-repeated="11" office:value-type="string">
            <text:p><text:s/></text:p>
          </table:table-cell>
          <table:table-cell table:number-columns-repeated="17"/>
          <table:table-cell table:number-columns-repeated="9" office:value-type="string">
            <text:p><text:s/></text:p>
          </table:table-cell>
          <table:table-cell table:number-columns-repeated="23"/>
          <table:table-cell table:formula="of:=MATCH(1;[.A633:.BU633];0)-1" office:value-type="float" office:value="2">
            <text:p>2</text:p>
          </table:table-cell>
          <table:table-cell table:formula="of:=SUM([.A633:.BU633])" office:value-type="float" office:value="12">
            <text:p>12</text:p>
          </table:table-cell>
          <table:table-cell table:number-columns-repeated="2"/>
          <table:table-cell table:formula="of:=72-SUM([.BX633:.BZ633])-[.BW633]" office:value-type="float" office:value="58">
            <text:p>58</text:p>
          </table:table-cell>
          <table:table-cell table:formula="of:=[.BW634]+[.CA633]" office:value-type="float" office:value="60">
            <text:p>60</text:p>
          </table:table-cell>
          <table:table-cell table:number-columns-repeated="2"/>
          <table:table-cell table:formula="of:=IF(ISNUMBER([.BW633]);&quot;0x&quot;&amp;DEC2HEX([.BW633]+[.BW$2]))" office:value-type="string" office:string-value="0x1">
            <text:p>0x1</text:p>
          </table:table-cell>
          <table:table-cell table:formula="of:=IF(ISNUMBER([.BX633]);&quot;0x&quot;&amp;DEC2HEX([.BX633]+[.BX$2]))" office:value-type="string" office:string-value="0x8B">
            <text:p>0x8B</text:p>
          </table:table-cell>
          <table:table-cell table:formula="of:=IF(ISNUMBER([.BY633]);&quot;0x&quot;&amp;DEC2HEX([.BY633]+[.BY$2]);&quot;&quot;)">
            <text:p/>
          </table:table-cell>
          <table:table-cell table:formula="of:=IF(ISNUMBER([.BZ633]);&quot;0x&quot;&amp;DEC2HEX([.BZ633]+[.BZ$2]);&quot;&quot;)">
            <text:p/>
          </table:table-cell>
          <table:table-cell table:formula="of:=IF(ISNUMBER([.CB633]);&quot;0x&quot;&amp;DEC2HEX([.CB633]+[.CB$2]);&quot;&quot;)" office:value-type="string" office:string-value="0x3B">
            <text:p>0x3B</text:p>
          </table:table-cell>
          <table:table-cell table:formula="of:=HEX2DEC(MID([.CE633];3;2))-[.CE$2]" office:value-type="float" office:value="2">
            <text:p>2</text:p>
          </table:table-cell>
          <table:table-cell table:formula="of:=HEX2DEC(MID([.CF633];3;2))-[.CF$2]" office:value-type="float" office:value="12">
            <text:p>12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19"/>
          <table:table-cell table:number-columns-repeated="9" office:value-type="string">
            <text:p><text:s/></text:p>
          </table:table-cell>
          <table:table-cell table:number-columns-repeated="23"/>
          <table:table-cell table:formula="of:=MATCH(1;[.A634:.BU634];0)-1" office:value-type="float" office:value="2">
            <text:p>2</text:p>
          </table:table-cell>
          <table:table-cell table:formula="of:=SUM([.A634:.BU634])" office:value-type="float" office:value="10">
            <text:p>10</text:p>
          </table:table-cell>
          <table:table-cell table:number-columns-repeated="2"/>
          <table:table-cell table:formula="of:=72-SUM([.BX634:.BZ634])-[.BW634]" office:value-type="float" office:value="60">
            <text:p>60</text:p>
          </table:table-cell>
          <table:table-cell table:formula="of:=[.BW635]+[.CA634]" office:value-type="float" office:value="62">
            <text:p>62</text:p>
          </table:table-cell>
          <table:table-cell table:number-columns-repeated="2"/>
          <table:table-cell table:formula="of:=IF(ISNUMBER([.BW634]);&quot;0x&quot;&amp;DEC2HEX([.BW634]+[.BW$2]))" office:value-type="string" office:string-value="0x1">
            <text:p>0x1</text:p>
          </table:table-cell>
          <table:table-cell table:formula="of:=IF(ISNUMBER([.BX634]);&quot;0x&quot;&amp;DEC2HEX([.BX634]+[.BX$2]))" office:value-type="string" office:string-value="0x89">
            <text:p>0x89</text:p>
          </table:table-cell>
          <table:table-cell table:formula="of:=IF(ISNUMBER([.BY634]);&quot;0x&quot;&amp;DEC2HEX([.BY634]+[.BY$2]);&quot;&quot;)">
            <text:p/>
          </table:table-cell>
          <table:table-cell table:formula="of:=IF(ISNUMBER([.BZ634]);&quot;0x&quot;&amp;DEC2HEX([.BZ634]+[.BZ$2]);&quot;&quot;)">
            <text:p/>
          </table:table-cell>
          <table:table-cell table:formula="of:=IF(ISNUMBER([.CB634]);&quot;0x&quot;&amp;DEC2HEX([.CB634]+[.CB$2]);&quot;&quot;)" office:value-type="string" office:string-value="0x3D">
            <text:p>0x3D</text:p>
          </table:table-cell>
          <table:table-cell table:formula="of:=HEX2DEC(MID([.CE634];3;2))-[.CE$2]" office:value-type="float" office:value="2">
            <text:p>2</text:p>
          </table:table-cell>
          <table:table-cell table:formula="of:=HEX2DEC(MID([.CF634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7" office:value-type="string">
            <text:p><text:s/></text:p>
          </table:table-cell>
          <table:table-cell table:number-columns-repeated="23"/>
          <table:table-cell table:formula="of:=MATCH(1;[.A635:.BU635];0)-1" office:value-type="float" office:value="2">
            <text:p>2</text:p>
          </table:table-cell>
          <table:table-cell table:formula="of:=SUM([.A635:.BU635])" office:value-type="float" office:value="9">
            <text:p>9</text:p>
          </table:table-cell>
          <table:table-cell table:number-columns-repeated="2"/>
          <table:table-cell table:formula="of:=72-SUM([.BX635:.BZ635])-[.BW635]" office:value-type="float" office:value="61">
            <text:p>61</text:p>
          </table:table-cell>
          <table:table-cell table:formula="of:=[.BW636]+[.CA635]" office:value-type="float" office:value="63">
            <text:p>63</text:p>
          </table:table-cell>
          <table:table-cell table:number-columns-repeated="2"/>
          <table:table-cell table:formula="of:=IF(ISNUMBER([.BW635]);&quot;0x&quot;&amp;DEC2HEX([.BW635]+[.BW$2]))" office:value-type="string" office:string-value="0x1">
            <text:p>0x1</text:p>
          </table:table-cell>
          <table:table-cell table:formula="of:=IF(ISNUMBER([.BX635]);&quot;0x&quot;&amp;DEC2HEX([.BX635]+[.BX$2]))" office:value-type="string" office:string-value="0x88">
            <text:p>0x88</text:p>
          </table:table-cell>
          <table:table-cell table:formula="of:=IF(ISNUMBER([.BY635]);&quot;0x&quot;&amp;DEC2HEX([.BY635]+[.BY$2]);&quot;&quot;)">
            <text:p/>
          </table:table-cell>
          <table:table-cell table:formula="of:=IF(ISNUMBER([.BZ635]);&quot;0x&quot;&amp;DEC2HEX([.BZ635]+[.BZ$2]);&quot;&quot;)">
            <text:p/>
          </table:table-cell>
          <table:table-cell table:formula="of:=IF(ISNUMBER([.CB635]);&quot;0x&quot;&amp;DEC2HEX([.CB635]+[.CB$2]);&quot;&quot;)" office:value-type="string" office:string-value="0x3E">
            <text:p>0x3E</text:p>
          </table:table-cell>
          <table:table-cell table:formula="of:=HEX2DEC(MID([.CE635];3;2))-[.CE$2]" office:value-type="float" office:value="2">
            <text:p>2</text:p>
          </table:table-cell>
          <table:table-cell table:formula="of:=HEX2DEC(MID([.CF635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24"/>
          <table:table-cell table:formula="of:=MATCH(1;[.A636:.BU636];0)-1" office:value-type="float" office:value="2">
            <text:p>2</text:p>
          </table:table-cell>
          <table:table-cell table:formula="of:=SUM([.A636:.BU636])" office:value-type="float" office:value="9">
            <text:p>9</text:p>
          </table:table-cell>
          <table:table-cell table:number-columns-repeated="2"/>
          <table:table-cell table:formula="of:=72-SUM([.BX636:.BZ636])-[.BW636]" office:value-type="float" office:value="61">
            <text:p>61</text:p>
          </table:table-cell>
          <table:table-cell table:formula="of:=[.BW637]+[.CA636]" office:value-type="float" office:value="63">
            <text:p>63</text:p>
          </table:table-cell>
          <table:table-cell table:number-columns-repeated="2"/>
          <table:table-cell table:formula="of:=IF(ISNUMBER([.BW636]);&quot;0x&quot;&amp;DEC2HEX([.BW636]+[.BW$2]))" office:value-type="string" office:string-value="0x1">
            <text:p>0x1</text:p>
          </table:table-cell>
          <table:table-cell table:formula="of:=IF(ISNUMBER([.BX636]);&quot;0x&quot;&amp;DEC2HEX([.BX636]+[.BX$2]))" office:value-type="string" office:string-value="0x88">
            <text:p>0x88</text:p>
          </table:table-cell>
          <table:table-cell table:formula="of:=IF(ISNUMBER([.BY636]);&quot;0x&quot;&amp;DEC2HEX([.BY636]+[.BY$2]);&quot;&quot;)">
            <text:p/>
          </table:table-cell>
          <table:table-cell table:formula="of:=IF(ISNUMBER([.BZ636]);&quot;0x&quot;&amp;DEC2HEX([.BZ636]+[.BZ$2]);&quot;&quot;)">
            <text:p/>
          </table:table-cell>
          <table:table-cell table:formula="of:=IF(ISNUMBER([.CB636]);&quot;0x&quot;&amp;DEC2HEX([.CB636]+[.CB$2]);&quot;&quot;)" office:value-type="string" office:string-value="0x3E">
            <text:p>0x3E</text:p>
          </table:table-cell>
          <table:table-cell table:formula="of:=HEX2DEC(MID([.CE636];3;2))-[.CE$2]" office:value-type="float" office:value="2">
            <text:p>2</text:p>
          </table:table-cell>
          <table:table-cell table:formula="of:=HEX2DEC(MID([.CF636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"/>
          <table:table-cell table:number-columns-repeated="5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24"/>
          <table:table-cell table:formula="of:=MATCH(1;[.A637:.BU637];0)-1" office:value-type="float" office:value="2">
            <text:p>2</text:p>
          </table:table-cell>
          <table:table-cell table:formula="of:=SUM([.A637:.BU637])" office:value-type="float" office:value="9">
            <text:p>9</text:p>
          </table:table-cell>
          <table:table-cell table:number-columns-repeated="2"/>
          <table:table-cell table:formula="of:=72-SUM([.BX637:.BZ637])-[.BW637]" office:value-type="float" office:value="61">
            <text:p>61</text:p>
          </table:table-cell>
          <table:table-cell table:formula="of:=[.BW638]+[.CA637]" office:value-type="float" office:value="63">
            <text:p>63</text:p>
          </table:table-cell>
          <table:table-cell table:number-columns-repeated="2"/>
          <table:table-cell table:formula="of:=IF(ISNUMBER([.BW637]);&quot;0x&quot;&amp;DEC2HEX([.BW637]+[.BW$2]))" office:value-type="string" office:string-value="0x1">
            <text:p>0x1</text:p>
          </table:table-cell>
          <table:table-cell table:formula="of:=IF(ISNUMBER([.BX637]);&quot;0x&quot;&amp;DEC2HEX([.BX637]+[.BX$2]))" office:value-type="string" office:string-value="0x88">
            <text:p>0x88</text:p>
          </table:table-cell>
          <table:table-cell table:formula="of:=IF(ISNUMBER([.BY637]);&quot;0x&quot;&amp;DEC2HEX([.BY637]+[.BY$2]);&quot;&quot;)">
            <text:p/>
          </table:table-cell>
          <table:table-cell table:formula="of:=IF(ISNUMBER([.BZ637]);&quot;0x&quot;&amp;DEC2HEX([.BZ637]+[.BZ$2]);&quot;&quot;)">
            <text:p/>
          </table:table-cell>
          <table:table-cell table:formula="of:=IF(ISNUMBER([.CB637]);&quot;0x&quot;&amp;DEC2HEX([.CB637]+[.CB$2]);&quot;&quot;)" office:value-type="string" office:string-value="0x3E">
            <text:p>0x3E</text:p>
          </table:table-cell>
          <table:table-cell table:formula="of:=HEX2DEC(MID([.CE637];3;2))-[.CE$2]" office:value-type="float" office:value="2">
            <text:p>2</text:p>
          </table:table-cell>
          <table:table-cell table:formula="of:=HEX2DEC(MID([.CF637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number-columns-repeated="6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24"/>
          <table:table-cell table:formula="of:=MATCH(1;[.A638:.BU638];0)-1" office:value-type="float" office:value="2">
            <text:p>2</text:p>
          </table:table-cell>
          <table:table-cell table:formula="of:=SUM([.A638:.BU638])" office:value-type="float" office:value="9">
            <text:p>9</text:p>
          </table:table-cell>
          <table:table-cell table:number-columns-repeated="2"/>
          <table:table-cell table:formula="of:=72-SUM([.BX638:.BZ638])-[.BW638]" office:value-type="float" office:value="61">
            <text:p>61</text:p>
          </table:table-cell>
          <table:table-cell table:formula="of:=[.BW639]+[.CA638]" office:value-type="float" office:value="63">
            <text:p>63</text:p>
          </table:table-cell>
          <table:table-cell table:number-columns-repeated="2"/>
          <table:table-cell table:formula="of:=IF(ISNUMBER([.BW638]);&quot;0x&quot;&amp;DEC2HEX([.BW638]+[.BW$2]))" office:value-type="string" office:string-value="0x1">
            <text:p>0x1</text:p>
          </table:table-cell>
          <table:table-cell table:formula="of:=IF(ISNUMBER([.BX638]);&quot;0x&quot;&amp;DEC2HEX([.BX638]+[.BX$2]))" office:value-type="string" office:string-value="0x88">
            <text:p>0x88</text:p>
          </table:table-cell>
          <table:table-cell table:formula="of:=IF(ISNUMBER([.BY638]);&quot;0x&quot;&amp;DEC2HEX([.BY638]+[.BY$2]);&quot;&quot;)">
            <text:p/>
          </table:table-cell>
          <table:table-cell table:formula="of:=IF(ISNUMBER([.BZ638]);&quot;0x&quot;&amp;DEC2HEX([.BZ638]+[.BZ$2]);&quot;&quot;)">
            <text:p/>
          </table:table-cell>
          <table:table-cell table:formula="of:=IF(ISNUMBER([.CB638]);&quot;0x&quot;&amp;DEC2HEX([.CB638]+[.CB$2]);&quot;&quot;)" office:value-type="string" office:string-value="0x3E">
            <text:p>0x3E</text:p>
          </table:table-cell>
          <table:table-cell table:formula="of:=HEX2DEC(MID([.CE638];3;2))-[.CE$2]" office:value-type="float" office:value="2">
            <text:p>2</text:p>
          </table:table-cell>
          <table:table-cell table:formula="of:=HEX2DEC(MID([.CF63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24"/>
          <table:table-cell table:formula="of:=MATCH(1;[.A639:.BU639];0)-1" office:value-type="float" office:value="2">
            <text:p>2</text:p>
          </table:table-cell>
          <table:table-cell table:formula="of:=SUM([.A639:.BU639])" office:value-type="float" office:value="9">
            <text:p>9</text:p>
          </table:table-cell>
          <table:table-cell table:number-columns-repeated="2"/>
          <table:table-cell table:formula="of:=72-SUM([.BX639:.BZ639])-[.BW639]" office:value-type="float" office:value="61">
            <text:p>61</text:p>
          </table:table-cell>
          <table:table-cell table:formula="of:=[.BW640]+[.CA639]" office:value-type="float" office:value="63">
            <text:p>63</text:p>
          </table:table-cell>
          <table:table-cell table:number-columns-repeated="2"/>
          <table:table-cell table:formula="of:=IF(ISNUMBER([.BW639]);&quot;0x&quot;&amp;DEC2HEX([.BW639]+[.BW$2]))" office:value-type="string" office:string-value="0x1">
            <text:p>0x1</text:p>
          </table:table-cell>
          <table:table-cell table:formula="of:=IF(ISNUMBER([.BX639]);&quot;0x&quot;&amp;DEC2HEX([.BX639]+[.BX$2]))" office:value-type="string" office:string-value="0x88">
            <text:p>0x88</text:p>
          </table:table-cell>
          <table:table-cell table:formula="of:=IF(ISNUMBER([.BY639]);&quot;0x&quot;&amp;DEC2HEX([.BY639]+[.BY$2]);&quot;&quot;)">
            <text:p/>
          </table:table-cell>
          <table:table-cell table:formula="of:=IF(ISNUMBER([.BZ639]);&quot;0x&quot;&amp;DEC2HEX([.BZ639]+[.BZ$2]);&quot;&quot;)">
            <text:p/>
          </table:table-cell>
          <table:table-cell table:formula="of:=IF(ISNUMBER([.CB639]);&quot;0x&quot;&amp;DEC2HEX([.CB639]+[.CB$2]);&quot;&quot;)" office:value-type="string" office:string-value="0x3E">
            <text:p>0x3E</text:p>
          </table:table-cell>
          <table:table-cell table:formula="of:=HEX2DEC(MID([.CE639];3;2))-[.CE$2]" office:value-type="float" office:value="2">
            <text:p>2</text:p>
          </table:table-cell>
          <table:table-cell table:formula="of:=HEX2DEC(MID([.CF639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24"/>
          <table:table-cell table:formula="of:=MATCH(1;[.A640:.BU640];0)-1" office:value-type="float" office:value="2">
            <text:p>2</text:p>
          </table:table-cell>
          <table:table-cell table:formula="of:=SUM([.A640:.BU640])" office:value-type="float" office:value="9">
            <text:p>9</text:p>
          </table:table-cell>
          <table:table-cell table:number-columns-repeated="2"/>
          <table:table-cell table:formula="of:=72-SUM([.BX640:.BZ640])-[.BW640]" office:value-type="float" office:value="61">
            <text:p>61</text:p>
          </table:table-cell>
          <table:table-cell table:formula="of:=[.BW641]+[.CA640]" office:value-type="float" office:value="63">
            <text:p>63</text:p>
          </table:table-cell>
          <table:table-cell table:number-columns-repeated="2"/>
          <table:table-cell table:formula="of:=IF(ISNUMBER([.BW640]);&quot;0x&quot;&amp;DEC2HEX([.BW640]+[.BW$2]))" office:value-type="string" office:string-value="0x1">
            <text:p>0x1</text:p>
          </table:table-cell>
          <table:table-cell table:formula="of:=IF(ISNUMBER([.BX640]);&quot;0x&quot;&amp;DEC2HEX([.BX640]+[.BX$2]))" office:value-type="string" office:string-value="0x88">
            <text:p>0x88</text:p>
          </table:table-cell>
          <table:table-cell table:formula="of:=IF(ISNUMBER([.BY640]);&quot;0x&quot;&amp;DEC2HEX([.BY640]+[.BY$2]);&quot;&quot;)">
            <text:p/>
          </table:table-cell>
          <table:table-cell table:formula="of:=IF(ISNUMBER([.BZ640]);&quot;0x&quot;&amp;DEC2HEX([.BZ640]+[.BZ$2]);&quot;&quot;)">
            <text:p/>
          </table:table-cell>
          <table:table-cell table:formula="of:=IF(ISNUMBER([.CB640]);&quot;0x&quot;&amp;DEC2HEX([.CB640]+[.CB$2]);&quot;&quot;)" office:value-type="string" office:string-value="0x3E">
            <text:p>0x3E</text:p>
          </table:table-cell>
          <table:table-cell table:formula="of:=HEX2DEC(MID([.CE640];3;2))-[.CE$2]" office:value-type="float" office:value="2">
            <text:p>2</text:p>
          </table:table-cell>
          <table:table-cell table:formula="of:=HEX2DEC(MID([.CF640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24"/>
          <table:table-cell table:formula="of:=MATCH(1;[.A641:.BU641];0)-1" office:value-type="float" office:value="2">
            <text:p>2</text:p>
          </table:table-cell>
          <table:table-cell table:formula="of:=SUM([.A641:.BU641])" office:value-type="float" office:value="9">
            <text:p>9</text:p>
          </table:table-cell>
          <table:table-cell table:number-columns-repeated="2"/>
          <table:table-cell table:formula="of:=72-SUM([.BX641:.BZ641])-[.BW641]" office:value-type="float" office:value="61">
            <text:p>61</text:p>
          </table:table-cell>
          <table:table-cell table:formula="of:=[.BW642]+[.CA641]" office:value-type="float" office:value="63">
            <text:p>63</text:p>
          </table:table-cell>
          <table:table-cell table:number-columns-repeated="2"/>
          <table:table-cell table:formula="of:=IF(ISNUMBER([.BW641]);&quot;0x&quot;&amp;DEC2HEX([.BW641]+[.BW$2]))" office:value-type="string" office:string-value="0x1">
            <text:p>0x1</text:p>
          </table:table-cell>
          <table:table-cell table:formula="of:=IF(ISNUMBER([.BX641]);&quot;0x&quot;&amp;DEC2HEX([.BX641]+[.BX$2]))" office:value-type="string" office:string-value="0x88">
            <text:p>0x88</text:p>
          </table:table-cell>
          <table:table-cell table:formula="of:=IF(ISNUMBER([.BY641]);&quot;0x&quot;&amp;DEC2HEX([.BY641]+[.BY$2]);&quot;&quot;)">
            <text:p/>
          </table:table-cell>
          <table:table-cell table:formula="of:=IF(ISNUMBER([.BZ641]);&quot;0x&quot;&amp;DEC2HEX([.BZ641]+[.BZ$2]);&quot;&quot;)">
            <text:p/>
          </table:table-cell>
          <table:table-cell table:formula="of:=IF(ISNUMBER([.CB641]);&quot;0x&quot;&amp;DEC2HEX([.CB641]+[.CB$2]);&quot;&quot;)" office:value-type="string" office:string-value="0x3E">
            <text:p>0x3E</text:p>
          </table:table-cell>
          <table:table-cell table:formula="of:=HEX2DEC(MID([.CE641];3;2))-[.CE$2]" office:value-type="float" office:value="2">
            <text:p>2</text:p>
          </table:table-cell>
          <table:table-cell table:formula="of:=HEX2DEC(MID([.CF641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1"/>
          <table:table-cell table:formula="of:=MATCH(1;[.A642:.BU642];0)-1" office:value-type="float" office:value="2">
            <text:p>2</text:p>
          </table:table-cell>
          <table:table-cell table:formula="of:=SUM([.A642:.BU642])" office:value-type="float" office:value="9">
            <text:p>9</text:p>
          </table:table-cell>
          <table:table-cell table:number-columns-repeated="2"/>
          <table:table-cell table:formula="of:=72-SUM([.BX642:.BZ642])-[.BW642]" office:value-type="float" office:value="61">
            <text:p>61</text:p>
          </table:table-cell>
          <table:table-cell table:formula="of:=[.BW643]+[.CA642]" office:value-type="float" office:value="63">
            <text:p>63</text:p>
          </table:table-cell>
          <table:table-cell table:number-columns-repeated="2"/>
          <table:table-cell table:formula="of:=IF(ISNUMBER([.BW642]);&quot;0x&quot;&amp;DEC2HEX([.BW642]+[.BW$2]))" office:value-type="string" office:string-value="0x1">
            <text:p>0x1</text:p>
          </table:table-cell>
          <table:table-cell table:formula="of:=IF(ISNUMBER([.BX642]);&quot;0x&quot;&amp;DEC2HEX([.BX642]+[.BX$2]))" office:value-type="string" office:string-value="0x88">
            <text:p>0x88</text:p>
          </table:table-cell>
          <table:table-cell table:formula="of:=IF(ISNUMBER([.BY642]);&quot;0x&quot;&amp;DEC2HEX([.BY642]+[.BY$2]);&quot;&quot;)">
            <text:p/>
          </table:table-cell>
          <table:table-cell table:formula="of:=IF(ISNUMBER([.BZ642]);&quot;0x&quot;&amp;DEC2HEX([.BZ642]+[.BZ$2]);&quot;&quot;)">
            <text:p/>
          </table:table-cell>
          <table:table-cell table:formula="of:=IF(ISNUMBER([.CB642]);&quot;0x&quot;&amp;DEC2HEX([.CB642]+[.CB$2]);&quot;&quot;)" office:value-type="string" office:string-value="0x3E">
            <text:p>0x3E</text:p>
          </table:table-cell>
          <table:table-cell table:formula="of:=HEX2DEC(MID([.CE642];3;2))-[.CE$2]" office:value-type="float" office:value="2">
            <text:p>2</text:p>
          </table:table-cell>
          <table:table-cell table:formula="of:=HEX2DEC(MID([.CF642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61"/>
          <table:table-cell table:formula="of:=MATCH(1;[.A643:.BU643];0)-1" office:value-type="float" office:value="2">
            <text:p>2</text:p>
          </table:table-cell>
          <table:table-cell table:formula="of:=SUM([.A643:.BU643])" office:value-type="float" office:value="9">
            <text:p>9</text:p>
          </table:table-cell>
          <table:table-cell table:number-columns-repeated="2"/>
          <table:table-cell table:formula="of:=72-SUM([.BX643:.BZ643])-[.BW643]" office:value-type="float" office:value="61">
            <text:p>61</text:p>
          </table:table-cell>
          <table:table-cell table:formula="of:=[.BW644]+[.CA643]" office:value-type="float" office:value="63">
            <text:p>63</text:p>
          </table:table-cell>
          <table:table-cell table:number-columns-repeated="2"/>
          <table:table-cell table:formula="of:=IF(ISNUMBER([.BW643]);&quot;0x&quot;&amp;DEC2HEX([.BW643]+[.BW$2]))" office:value-type="string" office:string-value="0x1">
            <text:p>0x1</text:p>
          </table:table-cell>
          <table:table-cell table:formula="of:=IF(ISNUMBER([.BX643]);&quot;0x&quot;&amp;DEC2HEX([.BX643]+[.BX$2]))" office:value-type="string" office:string-value="0x88">
            <text:p>0x88</text:p>
          </table:table-cell>
          <table:table-cell table:formula="of:=IF(ISNUMBER([.BY643]);&quot;0x&quot;&amp;DEC2HEX([.BY643]+[.BY$2]);&quot;&quot;)">
            <text:p/>
          </table:table-cell>
          <table:table-cell table:formula="of:=IF(ISNUMBER([.BZ643]);&quot;0x&quot;&amp;DEC2HEX([.BZ643]+[.BZ$2]);&quot;&quot;)">
            <text:p/>
          </table:table-cell>
          <table:table-cell table:formula="of:=IF(ISNUMBER([.CB643]);&quot;0x&quot;&amp;DEC2HEX([.CB643]+[.CB$2]);&quot;&quot;)" office:value-type="string" office:string-value="0x3E">
            <text:p>0x3E</text:p>
          </table:table-cell>
          <table:table-cell table:formula="of:=HEX2DEC(MID([.CE643];3;2))-[.CE$2]" office:value-type="float" office:value="2">
            <text:p>2</text:p>
          </table:table-cell>
          <table:table-cell table:formula="of:=HEX2DEC(MID([.CF643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62"/>
          <table:table-cell table:formula="of:=MATCH(1;[.A644:.BU644];0)-1" office:value-type="float" office:value="2">
            <text:p>2</text:p>
          </table:table-cell>
          <table:table-cell table:formula="of:=SUM([.A644:.BU644])" office:value-type="float" office:value="9">
            <text:p>9</text:p>
          </table:table-cell>
          <table:table-cell table:number-columns-repeated="2"/>
          <table:table-cell table:formula="of:=72-SUM([.BX644:.BZ644])-[.BW644]" office:value-type="float" office:value="61">
            <text:p>61</text:p>
          </table:table-cell>
          <table:table-cell table:formula="of:=[.BW645]+[.CA644]" office:value-type="float" office:value="63">
            <text:p>63</text:p>
          </table:table-cell>
          <table:table-cell table:number-columns-repeated="2"/>
          <table:table-cell table:formula="of:=IF(ISNUMBER([.BW644]);&quot;0x&quot;&amp;DEC2HEX([.BW644]+[.BW$2]))" office:value-type="string" office:string-value="0x1">
            <text:p>0x1</text:p>
          </table:table-cell>
          <table:table-cell table:formula="of:=IF(ISNUMBER([.BX644]);&quot;0x&quot;&amp;DEC2HEX([.BX644]+[.BX$2]))" office:value-type="string" office:string-value="0x88">
            <text:p>0x88</text:p>
          </table:table-cell>
          <table:table-cell table:formula="of:=IF(ISNUMBER([.BY644]);&quot;0x&quot;&amp;DEC2HEX([.BY644]+[.BY$2]);&quot;&quot;)">
            <text:p/>
          </table:table-cell>
          <table:table-cell table:formula="of:=IF(ISNUMBER([.BZ644]);&quot;0x&quot;&amp;DEC2HEX([.BZ644]+[.BZ$2]);&quot;&quot;)">
            <text:p/>
          </table:table-cell>
          <table:table-cell table:formula="of:=IF(ISNUMBER([.CB644]);&quot;0x&quot;&amp;DEC2HEX([.CB644]+[.CB$2]);&quot;&quot;)" office:value-type="string" office:string-value="0x3E">
            <text:p>0x3E</text:p>
          </table:table-cell>
          <table:table-cell table:formula="of:=HEX2DEC(MID([.CE644];3;2))-[.CE$2]" office:value-type="float" office:value="2">
            <text:p>2</text:p>
          </table:table-cell>
          <table:table-cell table:formula="of:=HEX2DEC(MID([.CF644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45:.BU645];0)-1" office:value-type="float" office:value="2">
            <text:p>2</text:p>
          </table:table-cell>
          <table:table-cell table:formula="of:=SUM([.A645:.BU645])" office:value-type="float" office:value="9">
            <text:p>9</text:p>
          </table:table-cell>
          <table:table-cell table:number-columns-repeated="2"/>
          <table:table-cell table:formula="of:=72-SUM([.BX645:.BZ645])-[.BW645]" office:value-type="float" office:value="61">
            <text:p>61</text:p>
          </table:table-cell>
          <table:table-cell table:formula="of:=[.BW646]+[.CA645]" office:value-type="float" office:value="63">
            <text:p>63</text:p>
          </table:table-cell>
          <table:table-cell table:number-columns-repeated="2"/>
          <table:table-cell table:formula="of:=IF(ISNUMBER([.BW645]);&quot;0x&quot;&amp;DEC2HEX([.BW645]+[.BW$2]))" office:value-type="string" office:string-value="0x1">
            <text:p>0x1</text:p>
          </table:table-cell>
          <table:table-cell table:formula="of:=IF(ISNUMBER([.BX645]);&quot;0x&quot;&amp;DEC2HEX([.BX645]+[.BX$2]))" office:value-type="string" office:string-value="0x88">
            <text:p>0x88</text:p>
          </table:table-cell>
          <table:table-cell table:formula="of:=IF(ISNUMBER([.BY645]);&quot;0x&quot;&amp;DEC2HEX([.BY645]+[.BY$2]);&quot;&quot;)">
            <text:p/>
          </table:table-cell>
          <table:table-cell table:formula="of:=IF(ISNUMBER([.BZ645]);&quot;0x&quot;&amp;DEC2HEX([.BZ645]+[.BZ$2]);&quot;&quot;)">
            <text:p/>
          </table:table-cell>
          <table:table-cell table:formula="of:=IF(ISNUMBER([.CB645]);&quot;0x&quot;&amp;DEC2HEX([.CB645]+[.CB$2]);&quot;&quot;)" office:value-type="string" office:string-value="0x3E">
            <text:p>0x3E</text:p>
          </table:table-cell>
          <table:table-cell table:formula="of:=HEX2DEC(MID([.CE645];3;2))-[.CE$2]" office:value-type="float" office:value="2">
            <text:p>2</text:p>
          </table:table-cell>
          <table:table-cell table:formula="of:=HEX2DEC(MID([.CF645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46:.BU646];0)-1" office:value-type="float" office:value="2">
            <text:p>2</text:p>
          </table:table-cell>
          <table:table-cell table:formula="of:=SUM([.A646:.BU646])" office:value-type="float" office:value="9">
            <text:p>9</text:p>
          </table:table-cell>
          <table:table-cell table:number-columns-repeated="2"/>
          <table:table-cell table:formula="of:=72-SUM([.BX646:.BZ646])-[.BW646]" office:value-type="float" office:value="61">
            <text:p>61</text:p>
          </table:table-cell>
          <table:table-cell table:formula="of:=[.BW647]+[.CA646]" office:value-type="float" office:value="63">
            <text:p>63</text:p>
          </table:table-cell>
          <table:table-cell table:number-columns-repeated="2"/>
          <table:table-cell table:formula="of:=IF(ISNUMBER([.BW646]);&quot;0x&quot;&amp;DEC2HEX([.BW646]+[.BW$2]))" office:value-type="string" office:string-value="0x1">
            <text:p>0x1</text:p>
          </table:table-cell>
          <table:table-cell table:formula="of:=IF(ISNUMBER([.BX646]);&quot;0x&quot;&amp;DEC2HEX([.BX646]+[.BX$2]))" office:value-type="string" office:string-value="0x88">
            <text:p>0x88</text:p>
          </table:table-cell>
          <table:table-cell table:formula="of:=IF(ISNUMBER([.BY646]);&quot;0x&quot;&amp;DEC2HEX([.BY646]+[.BY$2]);&quot;&quot;)">
            <text:p/>
          </table:table-cell>
          <table:table-cell table:formula="of:=IF(ISNUMBER([.BZ646]);&quot;0x&quot;&amp;DEC2HEX([.BZ646]+[.BZ$2]);&quot;&quot;)">
            <text:p/>
          </table:table-cell>
          <table:table-cell table:formula="of:=IF(ISNUMBER([.CB646]);&quot;0x&quot;&amp;DEC2HEX([.CB646]+[.CB$2]);&quot;&quot;)" office:value-type="string" office:string-value="0x3E">
            <text:p>0x3E</text:p>
          </table:table-cell>
          <table:table-cell table:formula="of:=HEX2DEC(MID([.CE646];3;2))-[.CE$2]" office:value-type="float" office:value="2">
            <text:p>2</text:p>
          </table:table-cell>
          <table:table-cell table:formula="of:=HEX2DEC(MID([.CF646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47:.BU647];0)-1" office:value-type="float" office:value="2">
            <text:p>2</text:p>
          </table:table-cell>
          <table:table-cell table:formula="of:=SUM([.A647:.BU647])" office:value-type="float" office:value="9">
            <text:p>9</text:p>
          </table:table-cell>
          <table:table-cell table:number-columns-repeated="2"/>
          <table:table-cell table:formula="of:=72-SUM([.BX647:.BZ647])-[.BW647]" office:value-type="float" office:value="61">
            <text:p>61</text:p>
          </table:table-cell>
          <table:table-cell table:formula="of:=[.BW648]+[.CA647]" office:value-type="float" office:value="63">
            <text:p>63</text:p>
          </table:table-cell>
          <table:table-cell table:number-columns-repeated="2"/>
          <table:table-cell table:formula="of:=IF(ISNUMBER([.BW647]);&quot;0x&quot;&amp;DEC2HEX([.BW647]+[.BW$2]))" office:value-type="string" office:string-value="0x1">
            <text:p>0x1</text:p>
          </table:table-cell>
          <table:table-cell table:formula="of:=IF(ISNUMBER([.BX647]);&quot;0x&quot;&amp;DEC2HEX([.BX647]+[.BX$2]))" office:value-type="string" office:string-value="0x88">
            <text:p>0x88</text:p>
          </table:table-cell>
          <table:table-cell table:formula="of:=IF(ISNUMBER([.BY647]);&quot;0x&quot;&amp;DEC2HEX([.BY647]+[.BY$2]);&quot;&quot;)">
            <text:p/>
          </table:table-cell>
          <table:table-cell table:formula="of:=IF(ISNUMBER([.BZ647]);&quot;0x&quot;&amp;DEC2HEX([.BZ647]+[.BZ$2]);&quot;&quot;)">
            <text:p/>
          </table:table-cell>
          <table:table-cell table:formula="of:=IF(ISNUMBER([.CB647]);&quot;0x&quot;&amp;DEC2HEX([.CB647]+[.CB$2]);&quot;&quot;)" office:value-type="string" office:string-value="0x3E">
            <text:p>0x3E</text:p>
          </table:table-cell>
          <table:table-cell table:formula="of:=HEX2DEC(MID([.CE647];3;2))-[.CE$2]" office:value-type="float" office:value="2">
            <text:p>2</text:p>
          </table:table-cell>
          <table:table-cell table:formula="of:=HEX2DEC(MID([.CF647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48:.BU648];0)-1" office:value-type="float" office:value="2">
            <text:p>2</text:p>
          </table:table-cell>
          <table:table-cell table:formula="of:=SUM([.A648:.BU648])" office:value-type="float" office:value="9">
            <text:p>9</text:p>
          </table:table-cell>
          <table:table-cell table:number-columns-repeated="2"/>
          <table:table-cell table:formula="of:=72-SUM([.BX648:.BZ648])-[.BW648]" office:value-type="float" office:value="61">
            <text:p>61</text:p>
          </table:table-cell>
          <table:table-cell table:formula="of:=[.BW649]+[.CA648]" office:value-type="float" office:value="63">
            <text:p>63</text:p>
          </table:table-cell>
          <table:table-cell table:number-columns-repeated="2"/>
          <table:table-cell table:formula="of:=IF(ISNUMBER([.BW648]);&quot;0x&quot;&amp;DEC2HEX([.BW648]+[.BW$2]))" office:value-type="string" office:string-value="0x1">
            <text:p>0x1</text:p>
          </table:table-cell>
          <table:table-cell table:formula="of:=IF(ISNUMBER([.BX648]);&quot;0x&quot;&amp;DEC2HEX([.BX648]+[.BX$2]))" office:value-type="string" office:string-value="0x88">
            <text:p>0x88</text:p>
          </table:table-cell>
          <table:table-cell table:formula="of:=IF(ISNUMBER([.BY648]);&quot;0x&quot;&amp;DEC2HEX([.BY648]+[.BY$2]);&quot;&quot;)">
            <text:p/>
          </table:table-cell>
          <table:table-cell table:formula="of:=IF(ISNUMBER([.BZ648]);&quot;0x&quot;&amp;DEC2HEX([.BZ648]+[.BZ$2]);&quot;&quot;)">
            <text:p/>
          </table:table-cell>
          <table:table-cell table:formula="of:=IF(ISNUMBER([.CB648]);&quot;0x&quot;&amp;DEC2HEX([.CB648]+[.CB$2]);&quot;&quot;)" office:value-type="string" office:string-value="0x3E">
            <text:p>0x3E</text:p>
          </table:table-cell>
          <table:table-cell table:formula="of:=HEX2DEC(MID([.CE648];3;2))-[.CE$2]" office:value-type="float" office:value="2">
            <text:p>2</text:p>
          </table:table-cell>
          <table:table-cell table:formula="of:=HEX2DEC(MID([.CF64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49:.BU649];0)-1" office:value-type="float" office:value="2">
            <text:p>2</text:p>
          </table:table-cell>
          <table:table-cell table:formula="of:=SUM([.A649:.BU649])" office:value-type="float" office:value="9">
            <text:p>9</text:p>
          </table:table-cell>
          <table:table-cell table:number-columns-repeated="2"/>
          <table:table-cell table:formula="of:=72-SUM([.BX649:.BZ649])-[.BW649]" office:value-type="float" office:value="61">
            <text:p>61</text:p>
          </table:table-cell>
          <table:table-cell table:formula="of:=[.BW650]+[.CA649]" office:value-type="float" office:value="63">
            <text:p>63</text:p>
          </table:table-cell>
          <table:table-cell table:number-columns-repeated="2"/>
          <table:table-cell table:formula="of:=IF(ISNUMBER([.BW649]);&quot;0x&quot;&amp;DEC2HEX([.BW649]+[.BW$2]))" office:value-type="string" office:string-value="0x1">
            <text:p>0x1</text:p>
          </table:table-cell>
          <table:table-cell table:formula="of:=IF(ISNUMBER([.BX649]);&quot;0x&quot;&amp;DEC2HEX([.BX649]+[.BX$2]))" office:value-type="string" office:string-value="0x88">
            <text:p>0x88</text:p>
          </table:table-cell>
          <table:table-cell table:formula="of:=IF(ISNUMBER([.BY649]);&quot;0x&quot;&amp;DEC2HEX([.BY649]+[.BY$2]);&quot;&quot;)">
            <text:p/>
          </table:table-cell>
          <table:table-cell table:formula="of:=IF(ISNUMBER([.BZ649]);&quot;0x&quot;&amp;DEC2HEX([.BZ649]+[.BZ$2]);&quot;&quot;)">
            <text:p/>
          </table:table-cell>
          <table:table-cell table:formula="of:=IF(ISNUMBER([.CB649]);&quot;0x&quot;&amp;DEC2HEX([.CB649]+[.CB$2]);&quot;&quot;)" office:value-type="string" office:string-value="0x3E">
            <text:p>0x3E</text:p>
          </table:table-cell>
          <table:table-cell table:formula="of:=HEX2DEC(MID([.CE649];3;2))-[.CE$2]" office:value-type="float" office:value="2">
            <text:p>2</text:p>
          </table:table-cell>
          <table:table-cell table:formula="of:=HEX2DEC(MID([.CF649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0:.BU650];0)-1" office:value-type="float" office:value="2">
            <text:p>2</text:p>
          </table:table-cell>
          <table:table-cell table:formula="of:=SUM([.A650:.BU650])" office:value-type="float" office:value="9">
            <text:p>9</text:p>
          </table:table-cell>
          <table:table-cell table:number-columns-repeated="2"/>
          <table:table-cell table:formula="of:=72-SUM([.BX650:.BZ650])-[.BW650]" office:value-type="float" office:value="61">
            <text:p>61</text:p>
          </table:table-cell>
          <table:table-cell table:formula="of:=[.BW651]+[.CA650]" office:value-type="float" office:value="63">
            <text:p>63</text:p>
          </table:table-cell>
          <table:table-cell table:number-columns-repeated="2"/>
          <table:table-cell table:formula="of:=IF(ISNUMBER([.BW650]);&quot;0x&quot;&amp;DEC2HEX([.BW650]+[.BW$2]))" office:value-type="string" office:string-value="0x1">
            <text:p>0x1</text:p>
          </table:table-cell>
          <table:table-cell table:formula="of:=IF(ISNUMBER([.BX650]);&quot;0x&quot;&amp;DEC2HEX([.BX650]+[.BX$2]))" office:value-type="string" office:string-value="0x88">
            <text:p>0x88</text:p>
          </table:table-cell>
          <table:table-cell table:formula="of:=IF(ISNUMBER([.BY650]);&quot;0x&quot;&amp;DEC2HEX([.BY650]+[.BY$2]);&quot;&quot;)">
            <text:p/>
          </table:table-cell>
          <table:table-cell table:formula="of:=IF(ISNUMBER([.BZ650]);&quot;0x&quot;&amp;DEC2HEX([.BZ650]+[.BZ$2]);&quot;&quot;)">
            <text:p/>
          </table:table-cell>
          <table:table-cell table:formula="of:=IF(ISNUMBER([.CB650]);&quot;0x&quot;&amp;DEC2HEX([.CB650]+[.CB$2]);&quot;&quot;)" office:value-type="string" office:string-value="0x3E">
            <text:p>0x3E</text:p>
          </table:table-cell>
          <table:table-cell table:formula="of:=HEX2DEC(MID([.CE650];3;2))-[.CE$2]" office:value-type="float" office:value="2">
            <text:p>2</text:p>
          </table:table-cell>
          <table:table-cell table:formula="of:=HEX2DEC(MID([.CF650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1:.BU651];0)-1" office:value-type="float" office:value="2">
            <text:p>2</text:p>
          </table:table-cell>
          <table:table-cell table:formula="of:=SUM([.A651:.BU651])" office:value-type="float" office:value="9">
            <text:p>9</text:p>
          </table:table-cell>
          <table:table-cell table:number-columns-repeated="2"/>
          <table:table-cell table:formula="of:=72-SUM([.BX651:.BZ651])-[.BW651]" office:value-type="float" office:value="61">
            <text:p>61</text:p>
          </table:table-cell>
          <table:table-cell table:formula="of:=[.BW652]+[.CA651]" office:value-type="float" office:value="63">
            <text:p>63</text:p>
          </table:table-cell>
          <table:table-cell table:number-columns-repeated="2"/>
          <table:table-cell table:formula="of:=IF(ISNUMBER([.BW651]);&quot;0x&quot;&amp;DEC2HEX([.BW651]+[.BW$2]))" office:value-type="string" office:string-value="0x1">
            <text:p>0x1</text:p>
          </table:table-cell>
          <table:table-cell table:formula="of:=IF(ISNUMBER([.BX651]);&quot;0x&quot;&amp;DEC2HEX([.BX651]+[.BX$2]))" office:value-type="string" office:string-value="0x88">
            <text:p>0x88</text:p>
          </table:table-cell>
          <table:table-cell table:formula="of:=IF(ISNUMBER([.BY651]);&quot;0x&quot;&amp;DEC2HEX([.BY651]+[.BY$2]);&quot;&quot;)">
            <text:p/>
          </table:table-cell>
          <table:table-cell table:formula="of:=IF(ISNUMBER([.BZ651]);&quot;0x&quot;&amp;DEC2HEX([.BZ651]+[.BZ$2]);&quot;&quot;)">
            <text:p/>
          </table:table-cell>
          <table:table-cell table:formula="of:=IF(ISNUMBER([.CB651]);&quot;0x&quot;&amp;DEC2HEX([.CB651]+[.CB$2]);&quot;&quot;)" office:value-type="string" office:string-value="0x3E">
            <text:p>0x3E</text:p>
          </table:table-cell>
          <table:table-cell table:formula="of:=HEX2DEC(MID([.CE651];3;2))-[.CE$2]" office:value-type="float" office:value="2">
            <text:p>2</text:p>
          </table:table-cell>
          <table:table-cell table:formula="of:=HEX2DEC(MID([.CF651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2:.BU652];0)-1" office:value-type="float" office:value="2">
            <text:p>2</text:p>
          </table:table-cell>
          <table:table-cell table:formula="of:=SUM([.A652:.BU652])" office:value-type="float" office:value="9">
            <text:p>9</text:p>
          </table:table-cell>
          <table:table-cell table:number-columns-repeated="2"/>
          <table:table-cell table:formula="of:=72-SUM([.BX652:.BZ652])-[.BW652]" office:value-type="float" office:value="61">
            <text:p>61</text:p>
          </table:table-cell>
          <table:table-cell table:formula="of:=[.BW653]+[.CA652]" office:value-type="float" office:value="63">
            <text:p>63</text:p>
          </table:table-cell>
          <table:table-cell table:number-columns-repeated="2"/>
          <table:table-cell table:formula="of:=IF(ISNUMBER([.BW652]);&quot;0x&quot;&amp;DEC2HEX([.BW652]+[.BW$2]))" office:value-type="string" office:string-value="0x1">
            <text:p>0x1</text:p>
          </table:table-cell>
          <table:table-cell table:formula="of:=IF(ISNUMBER([.BX652]);&quot;0x&quot;&amp;DEC2HEX([.BX652]+[.BX$2]))" office:value-type="string" office:string-value="0x88">
            <text:p>0x88</text:p>
          </table:table-cell>
          <table:table-cell table:formula="of:=IF(ISNUMBER([.BY652]);&quot;0x&quot;&amp;DEC2HEX([.BY652]+[.BY$2]);&quot;&quot;)">
            <text:p/>
          </table:table-cell>
          <table:table-cell table:formula="of:=IF(ISNUMBER([.BZ652]);&quot;0x&quot;&amp;DEC2HEX([.BZ652]+[.BZ$2]);&quot;&quot;)">
            <text:p/>
          </table:table-cell>
          <table:table-cell table:formula="of:=IF(ISNUMBER([.CB652]);&quot;0x&quot;&amp;DEC2HEX([.CB652]+[.CB$2]);&quot;&quot;)" office:value-type="string" office:string-value="0x3E">
            <text:p>0x3E</text:p>
          </table:table-cell>
          <table:table-cell table:formula="of:=HEX2DEC(MID([.CE652];3;2))-[.CE$2]" office:value-type="float" office:value="2">
            <text:p>2</text:p>
          </table:table-cell>
          <table:table-cell table:formula="of:=HEX2DEC(MID([.CF652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3:.BU653];0)-1" office:value-type="float" office:value="2">
            <text:p>2</text:p>
          </table:table-cell>
          <table:table-cell table:formula="of:=SUM([.A653:.BU653])" office:value-type="float" office:value="9">
            <text:p>9</text:p>
          </table:table-cell>
          <table:table-cell table:number-columns-repeated="2"/>
          <table:table-cell table:formula="of:=72-SUM([.BX653:.BZ653])-[.BW653]" office:value-type="float" office:value="61">
            <text:p>61</text:p>
          </table:table-cell>
          <table:table-cell table:formula="of:=[.BW654]+[.CA653]" office:value-type="float" office:value="63">
            <text:p>63</text:p>
          </table:table-cell>
          <table:table-cell table:number-columns-repeated="2"/>
          <table:table-cell table:formula="of:=IF(ISNUMBER([.BW653]);&quot;0x&quot;&amp;DEC2HEX([.BW653]+[.BW$2]))" office:value-type="string" office:string-value="0x1">
            <text:p>0x1</text:p>
          </table:table-cell>
          <table:table-cell table:formula="of:=IF(ISNUMBER([.BX653]);&quot;0x&quot;&amp;DEC2HEX([.BX653]+[.BX$2]))" office:value-type="string" office:string-value="0x88">
            <text:p>0x88</text:p>
          </table:table-cell>
          <table:table-cell table:formula="of:=IF(ISNUMBER([.BY653]);&quot;0x&quot;&amp;DEC2HEX([.BY653]+[.BY$2]);&quot;&quot;)">
            <text:p/>
          </table:table-cell>
          <table:table-cell table:formula="of:=IF(ISNUMBER([.BZ653]);&quot;0x&quot;&amp;DEC2HEX([.BZ653]+[.BZ$2]);&quot;&quot;)">
            <text:p/>
          </table:table-cell>
          <table:table-cell table:formula="of:=IF(ISNUMBER([.CB653]);&quot;0x&quot;&amp;DEC2HEX([.CB653]+[.CB$2]);&quot;&quot;)" office:value-type="string" office:string-value="0x3E">
            <text:p>0x3E</text:p>
          </table:table-cell>
          <table:table-cell table:formula="of:=HEX2DEC(MID([.CE653];3;2))-[.CE$2]" office:value-type="float" office:value="2">
            <text:p>2</text:p>
          </table:table-cell>
          <table:table-cell table:formula="of:=HEX2DEC(MID([.CF653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4:.BU654];0)-1" office:value-type="float" office:value="2">
            <text:p>2</text:p>
          </table:table-cell>
          <table:table-cell table:formula="of:=SUM([.A654:.BU654])" office:value-type="float" office:value="9">
            <text:p>9</text:p>
          </table:table-cell>
          <table:table-cell table:number-columns-repeated="2"/>
          <table:table-cell table:formula="of:=72-SUM([.BX654:.BZ654])-[.BW654]" office:value-type="float" office:value="61">
            <text:p>61</text:p>
          </table:table-cell>
          <table:table-cell table:formula="of:=[.BW655]+[.CA654]" office:value-type="float" office:value="63">
            <text:p>63</text:p>
          </table:table-cell>
          <table:table-cell table:number-columns-repeated="2"/>
          <table:table-cell table:formula="of:=IF(ISNUMBER([.BW654]);&quot;0x&quot;&amp;DEC2HEX([.BW654]+[.BW$2]))" office:value-type="string" office:string-value="0x1">
            <text:p>0x1</text:p>
          </table:table-cell>
          <table:table-cell table:formula="of:=IF(ISNUMBER([.BX654]);&quot;0x&quot;&amp;DEC2HEX([.BX654]+[.BX$2]))" office:value-type="string" office:string-value="0x88">
            <text:p>0x88</text:p>
          </table:table-cell>
          <table:table-cell table:formula="of:=IF(ISNUMBER([.BY654]);&quot;0x&quot;&amp;DEC2HEX([.BY654]+[.BY$2]);&quot;&quot;)">
            <text:p/>
          </table:table-cell>
          <table:table-cell table:formula="of:=IF(ISNUMBER([.BZ654]);&quot;0x&quot;&amp;DEC2HEX([.BZ654]+[.BZ$2]);&quot;&quot;)">
            <text:p/>
          </table:table-cell>
          <table:table-cell table:formula="of:=IF(ISNUMBER([.CB654]);&quot;0x&quot;&amp;DEC2HEX([.CB654]+[.CB$2]);&quot;&quot;)" office:value-type="string" office:string-value="0x3E">
            <text:p>0x3E</text:p>
          </table:table-cell>
          <table:table-cell table:formula="of:=HEX2DEC(MID([.CE654];3;2))-[.CE$2]" office:value-type="float" office:value="2">
            <text:p>2</text:p>
          </table:table-cell>
          <table:table-cell table:formula="of:=HEX2DEC(MID([.CF654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5:.BU655];0)-1" office:value-type="float" office:value="2">
            <text:p>2</text:p>
          </table:table-cell>
          <table:table-cell table:formula="of:=SUM([.A655:.BU655])" office:value-type="float" office:value="9">
            <text:p>9</text:p>
          </table:table-cell>
          <table:table-cell table:number-columns-repeated="2"/>
          <table:table-cell table:formula="of:=72-SUM([.BX655:.BZ655])-[.BW655]" office:value-type="float" office:value="61">
            <text:p>61</text:p>
          </table:table-cell>
          <table:table-cell table:formula="of:=[.BW656]+[.CA655]" office:value-type="float" office:value="63">
            <text:p>63</text:p>
          </table:table-cell>
          <table:table-cell table:number-columns-repeated="2"/>
          <table:table-cell table:formula="of:=IF(ISNUMBER([.BW655]);&quot;0x&quot;&amp;DEC2HEX([.BW655]+[.BW$2]))" office:value-type="string" office:string-value="0x1">
            <text:p>0x1</text:p>
          </table:table-cell>
          <table:table-cell table:formula="of:=IF(ISNUMBER([.BX655]);&quot;0x&quot;&amp;DEC2HEX([.BX655]+[.BX$2]))" office:value-type="string" office:string-value="0x88">
            <text:p>0x88</text:p>
          </table:table-cell>
          <table:table-cell table:formula="of:=IF(ISNUMBER([.BY655]);&quot;0x&quot;&amp;DEC2HEX([.BY655]+[.BY$2]);&quot;&quot;)">
            <text:p/>
          </table:table-cell>
          <table:table-cell table:formula="of:=IF(ISNUMBER([.BZ655]);&quot;0x&quot;&amp;DEC2HEX([.BZ655]+[.BZ$2]);&quot;&quot;)">
            <text:p/>
          </table:table-cell>
          <table:table-cell table:formula="of:=IF(ISNUMBER([.CB655]);&quot;0x&quot;&amp;DEC2HEX([.CB655]+[.CB$2]);&quot;&quot;)" office:value-type="string" office:string-value="0x3E">
            <text:p>0x3E</text:p>
          </table:table-cell>
          <table:table-cell table:formula="of:=HEX2DEC(MID([.CE655];3;2))-[.CE$2]" office:value-type="float" office:value="2">
            <text:p>2</text:p>
          </table:table-cell>
          <table:table-cell table:formula="of:=HEX2DEC(MID([.CF655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6:.BU656];0)-1" office:value-type="float" office:value="2">
            <text:p>2</text:p>
          </table:table-cell>
          <table:table-cell table:formula="of:=SUM([.A656:.BU656])" office:value-type="float" office:value="9">
            <text:p>9</text:p>
          </table:table-cell>
          <table:table-cell table:number-columns-repeated="2"/>
          <table:table-cell table:formula="of:=72-SUM([.BX656:.BZ656])-[.BW656]" office:value-type="float" office:value="61">
            <text:p>61</text:p>
          </table:table-cell>
          <table:table-cell table:formula="of:=[.BW657]+[.CA656]" office:value-type="float" office:value="63">
            <text:p>63</text:p>
          </table:table-cell>
          <table:table-cell table:number-columns-repeated="2"/>
          <table:table-cell table:formula="of:=IF(ISNUMBER([.BW656]);&quot;0x&quot;&amp;DEC2HEX([.BW656]+[.BW$2]))" office:value-type="string" office:string-value="0x1">
            <text:p>0x1</text:p>
          </table:table-cell>
          <table:table-cell table:formula="of:=IF(ISNUMBER([.BX656]);&quot;0x&quot;&amp;DEC2HEX([.BX656]+[.BX$2]))" office:value-type="string" office:string-value="0x88">
            <text:p>0x88</text:p>
          </table:table-cell>
          <table:table-cell table:formula="of:=IF(ISNUMBER([.BY656]);&quot;0x&quot;&amp;DEC2HEX([.BY656]+[.BY$2]);&quot;&quot;)">
            <text:p/>
          </table:table-cell>
          <table:table-cell table:formula="of:=IF(ISNUMBER([.BZ656]);&quot;0x&quot;&amp;DEC2HEX([.BZ656]+[.BZ$2]);&quot;&quot;)">
            <text:p/>
          </table:table-cell>
          <table:table-cell table:formula="of:=IF(ISNUMBER([.CB656]);&quot;0x&quot;&amp;DEC2HEX([.CB656]+[.CB$2]);&quot;&quot;)" office:value-type="string" office:string-value="0x3E">
            <text:p>0x3E</text:p>
          </table:table-cell>
          <table:table-cell table:formula="of:=HEX2DEC(MID([.CE656];3;2))-[.CE$2]" office:value-type="float" office:value="2">
            <text:p>2</text:p>
          </table:table-cell>
          <table:table-cell table:formula="of:=HEX2DEC(MID([.CF656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7:.BU657];0)-1" office:value-type="float" office:value="2">
            <text:p>2</text:p>
          </table:table-cell>
          <table:table-cell table:formula="of:=SUM([.A657:.BU657])" office:value-type="float" office:value="9">
            <text:p>9</text:p>
          </table:table-cell>
          <table:table-cell table:number-columns-repeated="2"/>
          <table:table-cell table:formula="of:=72-SUM([.BX657:.BZ657])-[.BW657]" office:value-type="float" office:value="61">
            <text:p>61</text:p>
          </table:table-cell>
          <table:table-cell table:formula="of:=[.BW658]+[.CA657]" office:value-type="float" office:value="63">
            <text:p>63</text:p>
          </table:table-cell>
          <table:table-cell table:number-columns-repeated="2"/>
          <table:table-cell table:formula="of:=IF(ISNUMBER([.BW657]);&quot;0x&quot;&amp;DEC2HEX([.BW657]+[.BW$2]))" office:value-type="string" office:string-value="0x1">
            <text:p>0x1</text:p>
          </table:table-cell>
          <table:table-cell table:formula="of:=IF(ISNUMBER([.BX657]);&quot;0x&quot;&amp;DEC2HEX([.BX657]+[.BX$2]))" office:value-type="string" office:string-value="0x88">
            <text:p>0x88</text:p>
          </table:table-cell>
          <table:table-cell table:formula="of:=IF(ISNUMBER([.BY657]);&quot;0x&quot;&amp;DEC2HEX([.BY657]+[.BY$2]);&quot;&quot;)">
            <text:p/>
          </table:table-cell>
          <table:table-cell table:formula="of:=IF(ISNUMBER([.BZ657]);&quot;0x&quot;&amp;DEC2HEX([.BZ657]+[.BZ$2]);&quot;&quot;)">
            <text:p/>
          </table:table-cell>
          <table:table-cell table:formula="of:=IF(ISNUMBER([.CB657]);&quot;0x&quot;&amp;DEC2HEX([.CB657]+[.CB$2]);&quot;&quot;)" office:value-type="string" office:string-value="0x3E">
            <text:p>0x3E</text:p>
          </table:table-cell>
          <table:table-cell table:formula="of:=HEX2DEC(MID([.CE657];3;2))-[.CE$2]" office:value-type="float" office:value="2">
            <text:p>2</text:p>
          </table:table-cell>
          <table:table-cell table:formula="of:=HEX2DEC(MID([.CF657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8:.BU658];0)-1" office:value-type="float" office:value="2">
            <text:p>2</text:p>
          </table:table-cell>
          <table:table-cell table:formula="of:=SUM([.A658:.BU658])" office:value-type="float" office:value="9">
            <text:p>9</text:p>
          </table:table-cell>
          <table:table-cell table:number-columns-repeated="2"/>
          <table:table-cell table:formula="of:=72-SUM([.BX658:.BZ658])-[.BW658]" office:value-type="float" office:value="61">
            <text:p>61</text:p>
          </table:table-cell>
          <table:table-cell table:formula="of:=[.BW659]+[.CA658]" office:value-type="float" office:value="63">
            <text:p>63</text:p>
          </table:table-cell>
          <table:table-cell table:number-columns-repeated="2"/>
          <table:table-cell table:formula="of:=IF(ISNUMBER([.BW658]);&quot;0x&quot;&amp;DEC2HEX([.BW658]+[.BW$2]))" office:value-type="string" office:string-value="0x1">
            <text:p>0x1</text:p>
          </table:table-cell>
          <table:table-cell table:formula="of:=IF(ISNUMBER([.BX658]);&quot;0x&quot;&amp;DEC2HEX([.BX658]+[.BX$2]))" office:value-type="string" office:string-value="0x88">
            <text:p>0x88</text:p>
          </table:table-cell>
          <table:table-cell table:formula="of:=IF(ISNUMBER([.BY658]);&quot;0x&quot;&amp;DEC2HEX([.BY658]+[.BY$2]);&quot;&quot;)">
            <text:p/>
          </table:table-cell>
          <table:table-cell table:formula="of:=IF(ISNUMBER([.BZ658]);&quot;0x&quot;&amp;DEC2HEX([.BZ658]+[.BZ$2]);&quot;&quot;)">
            <text:p/>
          </table:table-cell>
          <table:table-cell table:formula="of:=IF(ISNUMBER([.CB658]);&quot;0x&quot;&amp;DEC2HEX([.CB658]+[.CB$2]);&quot;&quot;)" office:value-type="string" office:string-value="0x3E">
            <text:p>0x3E</text:p>
          </table:table-cell>
          <table:table-cell table:formula="of:=HEX2DEC(MID([.CE658];3;2))-[.CE$2]" office:value-type="float" office:value="2">
            <text:p>2</text:p>
          </table:table-cell>
          <table:table-cell table:formula="of:=HEX2DEC(MID([.CF65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59:.BU659];0)-1" office:value-type="float" office:value="2">
            <text:p>2</text:p>
          </table:table-cell>
          <table:table-cell table:formula="of:=SUM([.A659:.BU659])" office:value-type="float" office:value="9">
            <text:p>9</text:p>
          </table:table-cell>
          <table:table-cell table:number-columns-repeated="2"/>
          <table:table-cell table:formula="of:=72-SUM([.BX659:.BZ659])-[.BW659]" office:value-type="float" office:value="61">
            <text:p>61</text:p>
          </table:table-cell>
          <table:table-cell table:formula="of:=[.BW660]+[.CA659]" office:value-type="float" office:value="63">
            <text:p>63</text:p>
          </table:table-cell>
          <table:table-cell table:number-columns-repeated="2"/>
          <table:table-cell table:formula="of:=IF(ISNUMBER([.BW659]);&quot;0x&quot;&amp;DEC2HEX([.BW659]+[.BW$2]))" office:value-type="string" office:string-value="0x1">
            <text:p>0x1</text:p>
          </table:table-cell>
          <table:table-cell table:formula="of:=IF(ISNUMBER([.BX659]);&quot;0x&quot;&amp;DEC2HEX([.BX659]+[.BX$2]))" office:value-type="string" office:string-value="0x88">
            <text:p>0x88</text:p>
          </table:table-cell>
          <table:table-cell table:formula="of:=IF(ISNUMBER([.BY659]);&quot;0x&quot;&amp;DEC2HEX([.BY659]+[.BY$2]);&quot;&quot;)">
            <text:p/>
          </table:table-cell>
          <table:table-cell table:formula="of:=IF(ISNUMBER([.BZ659]);&quot;0x&quot;&amp;DEC2HEX([.BZ659]+[.BZ$2]);&quot;&quot;)">
            <text:p/>
          </table:table-cell>
          <table:table-cell table:formula="of:=IF(ISNUMBER([.CB659]);&quot;0x&quot;&amp;DEC2HEX([.CB659]+[.CB$2]);&quot;&quot;)" office:value-type="string" office:string-value="0x3E">
            <text:p>0x3E</text:p>
          </table:table-cell>
          <table:table-cell table:formula="of:=HEX2DEC(MID([.CE659];3;2))-[.CE$2]" office:value-type="float" office:value="2">
            <text:p>2</text:p>
          </table:table-cell>
          <table:table-cell table:formula="of:=HEX2DEC(MID([.CF659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0:.BU660];0)-1" office:value-type="float" office:value="2">
            <text:p>2</text:p>
          </table:table-cell>
          <table:table-cell table:formula="of:=SUM([.A660:.BU660])" office:value-type="float" office:value="9">
            <text:p>9</text:p>
          </table:table-cell>
          <table:table-cell table:number-columns-repeated="2"/>
          <table:table-cell table:formula="of:=72-SUM([.BX660:.BZ660])-[.BW660]" office:value-type="float" office:value="61">
            <text:p>61</text:p>
          </table:table-cell>
          <table:table-cell table:formula="of:=[.BW661]+[.CA660]" office:value-type="float" office:value="63">
            <text:p>63</text:p>
          </table:table-cell>
          <table:table-cell table:number-columns-repeated="2"/>
          <table:table-cell table:formula="of:=IF(ISNUMBER([.BW660]);&quot;0x&quot;&amp;DEC2HEX([.BW660]+[.BW$2]))" office:value-type="string" office:string-value="0x1">
            <text:p>0x1</text:p>
          </table:table-cell>
          <table:table-cell table:formula="of:=IF(ISNUMBER([.BX660]);&quot;0x&quot;&amp;DEC2HEX([.BX660]+[.BX$2]))" office:value-type="string" office:string-value="0x88">
            <text:p>0x88</text:p>
          </table:table-cell>
          <table:table-cell table:formula="of:=IF(ISNUMBER([.BY660]);&quot;0x&quot;&amp;DEC2HEX([.BY660]+[.BY$2]);&quot;&quot;)">
            <text:p/>
          </table:table-cell>
          <table:table-cell table:formula="of:=IF(ISNUMBER([.BZ660]);&quot;0x&quot;&amp;DEC2HEX([.BZ660]+[.BZ$2]);&quot;&quot;)">
            <text:p/>
          </table:table-cell>
          <table:table-cell table:formula="of:=IF(ISNUMBER([.CB660]);&quot;0x&quot;&amp;DEC2HEX([.CB660]+[.CB$2]);&quot;&quot;)" office:value-type="string" office:string-value="0x3E">
            <text:p>0x3E</text:p>
          </table:table-cell>
          <table:table-cell table:formula="of:=HEX2DEC(MID([.CE660];3;2))-[.CE$2]" office:value-type="float" office:value="2">
            <text:p>2</text:p>
          </table:table-cell>
          <table:table-cell table:formula="of:=HEX2DEC(MID([.CF660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1:.BU661];0)-1" office:value-type="float" office:value="2">
            <text:p>2</text:p>
          </table:table-cell>
          <table:table-cell table:formula="of:=SUM([.A661:.BU661])" office:value-type="float" office:value="9">
            <text:p>9</text:p>
          </table:table-cell>
          <table:table-cell table:number-columns-repeated="2"/>
          <table:table-cell table:formula="of:=72-SUM([.BX661:.BZ661])-[.BW661]" office:value-type="float" office:value="61">
            <text:p>61</text:p>
          </table:table-cell>
          <table:table-cell table:formula="of:=[.BW662]+[.CA661]" office:value-type="float" office:value="63">
            <text:p>63</text:p>
          </table:table-cell>
          <table:table-cell table:number-columns-repeated="2"/>
          <table:table-cell table:formula="of:=IF(ISNUMBER([.BW661]);&quot;0x&quot;&amp;DEC2HEX([.BW661]+[.BW$2]))" office:value-type="string" office:string-value="0x1">
            <text:p>0x1</text:p>
          </table:table-cell>
          <table:table-cell table:formula="of:=IF(ISNUMBER([.BX661]);&quot;0x&quot;&amp;DEC2HEX([.BX661]+[.BX$2]))" office:value-type="string" office:string-value="0x88">
            <text:p>0x88</text:p>
          </table:table-cell>
          <table:table-cell table:formula="of:=IF(ISNUMBER([.BY661]);&quot;0x&quot;&amp;DEC2HEX([.BY661]+[.BY$2]);&quot;&quot;)">
            <text:p/>
          </table:table-cell>
          <table:table-cell table:formula="of:=IF(ISNUMBER([.BZ661]);&quot;0x&quot;&amp;DEC2HEX([.BZ661]+[.BZ$2]);&quot;&quot;)">
            <text:p/>
          </table:table-cell>
          <table:table-cell table:formula="of:=IF(ISNUMBER([.CB661]);&quot;0x&quot;&amp;DEC2HEX([.CB661]+[.CB$2]);&quot;&quot;)" office:value-type="string" office:string-value="0x3E">
            <text:p>0x3E</text:p>
          </table:table-cell>
          <table:table-cell table:formula="of:=HEX2DEC(MID([.CE661];3;2))-[.CE$2]" office:value-type="float" office:value="2">
            <text:p>2</text:p>
          </table:table-cell>
          <table:table-cell table:formula="of:=HEX2DEC(MID([.CF661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2:.BU662];0)-1" office:value-type="float" office:value="2">
            <text:p>2</text:p>
          </table:table-cell>
          <table:table-cell table:formula="of:=SUM([.A662:.BU662])" office:value-type="float" office:value="9">
            <text:p>9</text:p>
          </table:table-cell>
          <table:table-cell table:number-columns-repeated="2"/>
          <table:table-cell table:formula="of:=72-SUM([.BX662:.BZ662])-[.BW662]" office:value-type="float" office:value="61">
            <text:p>61</text:p>
          </table:table-cell>
          <table:table-cell table:formula="of:=[.BW663]+[.CA662]" office:value-type="float" office:value="63">
            <text:p>63</text:p>
          </table:table-cell>
          <table:table-cell table:number-columns-repeated="2"/>
          <table:table-cell table:formula="of:=IF(ISNUMBER([.BW662]);&quot;0x&quot;&amp;DEC2HEX([.BW662]+[.BW$2]))" office:value-type="string" office:string-value="0x1">
            <text:p>0x1</text:p>
          </table:table-cell>
          <table:table-cell table:formula="of:=IF(ISNUMBER([.BX662]);&quot;0x&quot;&amp;DEC2HEX([.BX662]+[.BX$2]))" office:value-type="string" office:string-value="0x88">
            <text:p>0x88</text:p>
          </table:table-cell>
          <table:table-cell table:formula="of:=IF(ISNUMBER([.BY662]);&quot;0x&quot;&amp;DEC2HEX([.BY662]+[.BY$2]);&quot;&quot;)">
            <text:p/>
          </table:table-cell>
          <table:table-cell table:formula="of:=IF(ISNUMBER([.BZ662]);&quot;0x&quot;&amp;DEC2HEX([.BZ662]+[.BZ$2]);&quot;&quot;)">
            <text:p/>
          </table:table-cell>
          <table:table-cell table:formula="of:=IF(ISNUMBER([.CB662]);&quot;0x&quot;&amp;DEC2HEX([.CB662]+[.CB$2]);&quot;&quot;)" office:value-type="string" office:string-value="0x3E">
            <text:p>0x3E</text:p>
          </table:table-cell>
          <table:table-cell table:formula="of:=HEX2DEC(MID([.CE662];3;2))-[.CE$2]" office:value-type="float" office:value="2">
            <text:p>2</text:p>
          </table:table-cell>
          <table:table-cell table:formula="of:=HEX2DEC(MID([.CF662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3:.BU663];0)-1" office:value-type="float" office:value="2">
            <text:p>2</text:p>
          </table:table-cell>
          <table:table-cell table:formula="of:=SUM([.A663:.BU663])" office:value-type="float" office:value="9">
            <text:p>9</text:p>
          </table:table-cell>
          <table:table-cell table:number-columns-repeated="2"/>
          <table:table-cell table:formula="of:=72-SUM([.BX663:.BZ663])-[.BW663]" office:value-type="float" office:value="61">
            <text:p>61</text:p>
          </table:table-cell>
          <table:table-cell table:formula="of:=[.BW664]+[.CA663]" office:value-type="float" office:value="63">
            <text:p>63</text:p>
          </table:table-cell>
          <table:table-cell table:number-columns-repeated="2"/>
          <table:table-cell table:formula="of:=IF(ISNUMBER([.BW663]);&quot;0x&quot;&amp;DEC2HEX([.BW663]+[.BW$2]))" office:value-type="string" office:string-value="0x1">
            <text:p>0x1</text:p>
          </table:table-cell>
          <table:table-cell table:formula="of:=IF(ISNUMBER([.BX663]);&quot;0x&quot;&amp;DEC2HEX([.BX663]+[.BX$2]))" office:value-type="string" office:string-value="0x88">
            <text:p>0x88</text:p>
          </table:table-cell>
          <table:table-cell table:formula="of:=IF(ISNUMBER([.BY663]);&quot;0x&quot;&amp;DEC2HEX([.BY663]+[.BY$2]);&quot;&quot;)">
            <text:p/>
          </table:table-cell>
          <table:table-cell table:formula="of:=IF(ISNUMBER([.BZ663]);&quot;0x&quot;&amp;DEC2HEX([.BZ663]+[.BZ$2]);&quot;&quot;)">
            <text:p/>
          </table:table-cell>
          <table:table-cell table:formula="of:=IF(ISNUMBER([.CB663]);&quot;0x&quot;&amp;DEC2HEX([.CB663]+[.CB$2]);&quot;&quot;)" office:value-type="string" office:string-value="0x3E">
            <text:p>0x3E</text:p>
          </table:table-cell>
          <table:table-cell table:formula="of:=HEX2DEC(MID([.CE663];3;2))-[.CE$2]" office:value-type="float" office:value="2">
            <text:p>2</text:p>
          </table:table-cell>
          <table:table-cell table:formula="of:=HEX2DEC(MID([.CF663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4:.BU664];0)-1" office:value-type="float" office:value="2">
            <text:p>2</text:p>
          </table:table-cell>
          <table:table-cell table:formula="of:=SUM([.A664:.BU664])" office:value-type="float" office:value="9">
            <text:p>9</text:p>
          </table:table-cell>
          <table:table-cell table:number-columns-repeated="2"/>
          <table:table-cell table:formula="of:=72-SUM([.BX664:.BZ664])-[.BW664]" office:value-type="float" office:value="61">
            <text:p>61</text:p>
          </table:table-cell>
          <table:table-cell table:formula="of:=[.BW665]+[.CA664]" office:value-type="float" office:value="63">
            <text:p>63</text:p>
          </table:table-cell>
          <table:table-cell table:number-columns-repeated="2"/>
          <table:table-cell table:formula="of:=IF(ISNUMBER([.BW664]);&quot;0x&quot;&amp;DEC2HEX([.BW664]+[.BW$2]))" office:value-type="string" office:string-value="0x1">
            <text:p>0x1</text:p>
          </table:table-cell>
          <table:table-cell table:formula="of:=IF(ISNUMBER([.BX664]);&quot;0x&quot;&amp;DEC2HEX([.BX664]+[.BX$2]))" office:value-type="string" office:string-value="0x88">
            <text:p>0x88</text:p>
          </table:table-cell>
          <table:table-cell table:formula="of:=IF(ISNUMBER([.BY664]);&quot;0x&quot;&amp;DEC2HEX([.BY664]+[.BY$2]);&quot;&quot;)">
            <text:p/>
          </table:table-cell>
          <table:table-cell table:formula="of:=IF(ISNUMBER([.BZ664]);&quot;0x&quot;&amp;DEC2HEX([.BZ664]+[.BZ$2]);&quot;&quot;)">
            <text:p/>
          </table:table-cell>
          <table:table-cell table:formula="of:=IF(ISNUMBER([.CB664]);&quot;0x&quot;&amp;DEC2HEX([.CB664]+[.CB$2]);&quot;&quot;)" office:value-type="string" office:string-value="0x3E">
            <text:p>0x3E</text:p>
          </table:table-cell>
          <table:table-cell table:formula="of:=HEX2DEC(MID([.CE664];3;2))-[.CE$2]" office:value-type="float" office:value="2">
            <text:p>2</text:p>
          </table:table-cell>
          <table:table-cell table:formula="of:=HEX2DEC(MID([.CF664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5:.BU665];0)-1" office:value-type="float" office:value="2">
            <text:p>2</text:p>
          </table:table-cell>
          <table:table-cell table:formula="of:=SUM([.A665:.BU665])" office:value-type="float" office:value="9">
            <text:p>9</text:p>
          </table:table-cell>
          <table:table-cell table:number-columns-repeated="2"/>
          <table:table-cell table:formula="of:=72-SUM([.BX665:.BZ665])-[.BW665]" office:value-type="float" office:value="61">
            <text:p>61</text:p>
          </table:table-cell>
          <table:table-cell table:formula="of:=[.BW666]+[.CA665]" office:value-type="float" office:value="63">
            <text:p>63</text:p>
          </table:table-cell>
          <table:table-cell table:number-columns-repeated="2"/>
          <table:table-cell table:formula="of:=IF(ISNUMBER([.BW665]);&quot;0x&quot;&amp;DEC2HEX([.BW665]+[.BW$2]))" office:value-type="string" office:string-value="0x1">
            <text:p>0x1</text:p>
          </table:table-cell>
          <table:table-cell table:formula="of:=IF(ISNUMBER([.BX665]);&quot;0x&quot;&amp;DEC2HEX([.BX665]+[.BX$2]))" office:value-type="string" office:string-value="0x88">
            <text:p>0x88</text:p>
          </table:table-cell>
          <table:table-cell table:formula="of:=IF(ISNUMBER([.BY665]);&quot;0x&quot;&amp;DEC2HEX([.BY665]+[.BY$2]);&quot;&quot;)">
            <text:p/>
          </table:table-cell>
          <table:table-cell table:formula="of:=IF(ISNUMBER([.BZ665]);&quot;0x&quot;&amp;DEC2HEX([.BZ665]+[.BZ$2]);&quot;&quot;)">
            <text:p/>
          </table:table-cell>
          <table:table-cell table:formula="of:=IF(ISNUMBER([.CB665]);&quot;0x&quot;&amp;DEC2HEX([.CB665]+[.CB$2]);&quot;&quot;)" office:value-type="string" office:string-value="0x3E">
            <text:p>0x3E</text:p>
          </table:table-cell>
          <table:table-cell table:formula="of:=HEX2DEC(MID([.CE665];3;2))-[.CE$2]" office:value-type="float" office:value="2">
            <text:p>2</text:p>
          </table:table-cell>
          <table:table-cell table:formula="of:=HEX2DEC(MID([.CF665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6:.BU666];0)-1" office:value-type="float" office:value="2">
            <text:p>2</text:p>
          </table:table-cell>
          <table:table-cell table:formula="of:=SUM([.A666:.BU666])" office:value-type="float" office:value="9">
            <text:p>9</text:p>
          </table:table-cell>
          <table:table-cell table:number-columns-repeated="2"/>
          <table:table-cell table:formula="of:=72-SUM([.BX666:.BZ666])-[.BW666]" office:value-type="float" office:value="61">
            <text:p>61</text:p>
          </table:table-cell>
          <table:table-cell table:formula="of:=[.BW667]+[.CA666]" office:value-type="float" office:value="63">
            <text:p>63</text:p>
          </table:table-cell>
          <table:table-cell table:number-columns-repeated="2"/>
          <table:table-cell table:formula="of:=IF(ISNUMBER([.BW666]);&quot;0x&quot;&amp;DEC2HEX([.BW666]+[.BW$2]))" office:value-type="string" office:string-value="0x1">
            <text:p>0x1</text:p>
          </table:table-cell>
          <table:table-cell table:formula="of:=IF(ISNUMBER([.BX666]);&quot;0x&quot;&amp;DEC2HEX([.BX666]+[.BX$2]))" office:value-type="string" office:string-value="0x88">
            <text:p>0x88</text:p>
          </table:table-cell>
          <table:table-cell table:formula="of:=IF(ISNUMBER([.BY666]);&quot;0x&quot;&amp;DEC2HEX([.BY666]+[.BY$2]);&quot;&quot;)">
            <text:p/>
          </table:table-cell>
          <table:table-cell table:formula="of:=IF(ISNUMBER([.BZ666]);&quot;0x&quot;&amp;DEC2HEX([.BZ666]+[.BZ$2]);&quot;&quot;)">
            <text:p/>
          </table:table-cell>
          <table:table-cell table:formula="of:=IF(ISNUMBER([.CB666]);&quot;0x&quot;&amp;DEC2HEX([.CB666]+[.CB$2]);&quot;&quot;)" office:value-type="string" office:string-value="0x3E">
            <text:p>0x3E</text:p>
          </table:table-cell>
          <table:table-cell table:formula="of:=HEX2DEC(MID([.CE666];3;2))-[.CE$2]" office:value-type="float" office:value="2">
            <text:p>2</text:p>
          </table:table-cell>
          <table:table-cell table:formula="of:=HEX2DEC(MID([.CF666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7:.BU667];0)-1" office:value-type="float" office:value="2">
            <text:p>2</text:p>
          </table:table-cell>
          <table:table-cell table:formula="of:=SUM([.A667:.BU667])" office:value-type="float" office:value="9">
            <text:p>9</text:p>
          </table:table-cell>
          <table:table-cell table:number-columns-repeated="2"/>
          <table:table-cell table:formula="of:=72-SUM([.BX667:.BZ667])-[.BW667]" office:value-type="float" office:value="61">
            <text:p>61</text:p>
          </table:table-cell>
          <table:table-cell table:formula="of:=[.BW668]+[.CA667]" office:value-type="float" office:value="63">
            <text:p>63</text:p>
          </table:table-cell>
          <table:table-cell table:number-columns-repeated="2"/>
          <table:table-cell table:formula="of:=IF(ISNUMBER([.BW667]);&quot;0x&quot;&amp;DEC2HEX([.BW667]+[.BW$2]))" office:value-type="string" office:string-value="0x1">
            <text:p>0x1</text:p>
          </table:table-cell>
          <table:table-cell table:formula="of:=IF(ISNUMBER([.BX667]);&quot;0x&quot;&amp;DEC2HEX([.BX667]+[.BX$2]))" office:value-type="string" office:string-value="0x88">
            <text:p>0x88</text:p>
          </table:table-cell>
          <table:table-cell table:formula="of:=IF(ISNUMBER([.BY667]);&quot;0x&quot;&amp;DEC2HEX([.BY667]+[.BY$2]);&quot;&quot;)">
            <text:p/>
          </table:table-cell>
          <table:table-cell table:formula="of:=IF(ISNUMBER([.BZ667]);&quot;0x&quot;&amp;DEC2HEX([.BZ667]+[.BZ$2]);&quot;&quot;)">
            <text:p/>
          </table:table-cell>
          <table:table-cell table:formula="of:=IF(ISNUMBER([.CB667]);&quot;0x&quot;&amp;DEC2HEX([.CB667]+[.CB$2]);&quot;&quot;)" office:value-type="string" office:string-value="0x3E">
            <text:p>0x3E</text:p>
          </table:table-cell>
          <table:table-cell table:formula="of:=HEX2DEC(MID([.CE667];3;2))-[.CE$2]" office:value-type="float" office:value="2">
            <text:p>2</text:p>
          </table:table-cell>
          <table:table-cell table:formula="of:=HEX2DEC(MID([.CF667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8:.BU668];0)-1" office:value-type="float" office:value="2">
            <text:p>2</text:p>
          </table:table-cell>
          <table:table-cell table:formula="of:=SUM([.A668:.BU668])" office:value-type="float" office:value="9">
            <text:p>9</text:p>
          </table:table-cell>
          <table:table-cell table:number-columns-repeated="2"/>
          <table:table-cell table:formula="of:=72-SUM([.BX668:.BZ668])-[.BW668]" office:value-type="float" office:value="61">
            <text:p>61</text:p>
          </table:table-cell>
          <table:table-cell table:formula="of:=[.BW669]+[.CA668]" office:value-type="float" office:value="63">
            <text:p>63</text:p>
          </table:table-cell>
          <table:table-cell table:number-columns-repeated="2"/>
          <table:table-cell table:formula="of:=IF(ISNUMBER([.BW668]);&quot;0x&quot;&amp;DEC2HEX([.BW668]+[.BW$2]))" office:value-type="string" office:string-value="0x1">
            <text:p>0x1</text:p>
          </table:table-cell>
          <table:table-cell table:formula="of:=IF(ISNUMBER([.BX668]);&quot;0x&quot;&amp;DEC2HEX([.BX668]+[.BX$2]))" office:value-type="string" office:string-value="0x88">
            <text:p>0x88</text:p>
          </table:table-cell>
          <table:table-cell table:formula="of:=IF(ISNUMBER([.BY668]);&quot;0x&quot;&amp;DEC2HEX([.BY668]+[.BY$2]);&quot;&quot;)">
            <text:p/>
          </table:table-cell>
          <table:table-cell table:formula="of:=IF(ISNUMBER([.BZ668]);&quot;0x&quot;&amp;DEC2HEX([.BZ668]+[.BZ$2]);&quot;&quot;)">
            <text:p/>
          </table:table-cell>
          <table:table-cell table:formula="of:=IF(ISNUMBER([.CB668]);&quot;0x&quot;&amp;DEC2HEX([.CB668]+[.CB$2]);&quot;&quot;)" office:value-type="string" office:string-value="0x3E">
            <text:p>0x3E</text:p>
          </table:table-cell>
          <table:table-cell table:formula="of:=HEX2DEC(MID([.CE668];3;2))-[.CE$2]" office:value-type="float" office:value="2">
            <text:p>2</text:p>
          </table:table-cell>
          <table:table-cell table:formula="of:=HEX2DEC(MID([.CF66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63"/>
          <table:table-cell table:formula="of:=MATCH(1;[.A669:.BU669];0)-1" office:value-type="float" office:value="2">
            <text:p>2</text:p>
          </table:table-cell>
          <table:table-cell table:formula="of:=SUM([.A669:.BU669])" office:value-type="float" office:value="9">
            <text:p>9</text:p>
          </table:table-cell>
          <table:table-cell table:number-columns-repeated="2"/>
          <table:table-cell table:formula="of:=72-SUM([.BX669:.BZ669])-[.BW669]" office:value-type="float" office:value="61">
            <text:p>61</text:p>
          </table:table-cell>
          <table:table-cell table:formula="of:=[.BW670]+[.CA669]" office:value-type="float" office:value="63">
            <text:p>63</text:p>
          </table:table-cell>
          <table:table-cell table:number-columns-repeated="2"/>
          <table:table-cell table:formula="of:=IF(ISNUMBER([.BW669]);&quot;0x&quot;&amp;DEC2HEX([.BW669]+[.BW$2]))" office:value-type="string" office:string-value="0x1">
            <text:p>0x1</text:p>
          </table:table-cell>
          <table:table-cell table:formula="of:=IF(ISNUMBER([.BX669]);&quot;0x&quot;&amp;DEC2HEX([.BX669]+[.BX$2]))" office:value-type="string" office:string-value="0x88">
            <text:p>0x88</text:p>
          </table:table-cell>
          <table:table-cell table:formula="of:=IF(ISNUMBER([.BY669]);&quot;0x&quot;&amp;DEC2HEX([.BY669]+[.BY$2]);&quot;&quot;)">
            <text:p/>
          </table:table-cell>
          <table:table-cell table:formula="of:=IF(ISNUMBER([.BZ669]);&quot;0x&quot;&amp;DEC2HEX([.BZ669]+[.BZ$2]);&quot;&quot;)">
            <text:p/>
          </table:table-cell>
          <table:table-cell table:formula="of:=IF(ISNUMBER([.CB669]);&quot;0x&quot;&amp;DEC2HEX([.CB669]+[.CB$2]);&quot;&quot;)" office:value-type="string" office:string-value="0x3E">
            <text:p>0x3E</text:p>
          </table:table-cell>
          <table:table-cell table:formula="of:=HEX2DEC(MID([.CE669];3;2))-[.CE$2]" office:value-type="float" office:value="2">
            <text:p>2</text:p>
          </table:table-cell>
          <table:table-cell table:formula="of:=HEX2DEC(MID([.CF669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40" office:value-type="float" office:value="1">
            <text:p>1</text:p>
          </table:table-cell>
          <table:table-cell table:number-columns-repeated="32"/>
          <table:table-cell table:formula="of:=MATCH(1;[.A670:.BU670];0)-1" office:value-type="float" office:value="2">
            <text:p>2</text:p>
          </table:table-cell>
          <table:table-cell table:formula="of:=SUM([.A670:.BU670])" office:value-type="float" office:value="40">
            <text:p>40</text:p>
          </table:table-cell>
          <table:table-cell table:number-columns-repeated="2"/>
          <table:table-cell table:formula="of:=72-SUM([.BX670:.BZ670])-[.BW670]" office:value-type="float" office:value="30">
            <text:p>30</text:p>
          </table:table-cell>
          <table:table-cell table:formula="of:=[.BW671]+[.CA670]" office:value-type="float" office:value="32">
            <text:p>32</text:p>
          </table:table-cell>
          <table:table-cell table:number-columns-repeated="2"/>
          <table:table-cell table:formula="of:=IF(ISNUMBER([.BW670]);&quot;0x&quot;&amp;DEC2HEX([.BW670]+[.BW$2]))" office:value-type="string" office:string-value="0x1">
            <text:p>0x1</text:p>
          </table:table-cell>
          <table:table-cell table:formula="of:=IF(ISNUMBER([.BX670]);&quot;0x&quot;&amp;DEC2HEX([.BX670]+[.BX$2]))" office:value-type="string" office:string-value="0xA7">
            <text:p>0xA7</text:p>
          </table:table-cell>
          <table:table-cell table:formula="of:=IF(ISNUMBER([.BY670]);&quot;0x&quot;&amp;DEC2HEX([.BY670]+[.BY$2]);&quot;&quot;)">
            <text:p/>
          </table:table-cell>
          <table:table-cell table:formula="of:=IF(ISNUMBER([.BZ670]);&quot;0x&quot;&amp;DEC2HEX([.BZ670]+[.BZ$2]);&quot;&quot;)">
            <text:p/>
          </table:table-cell>
          <table:table-cell table:formula="of:=IF(ISNUMBER([.CB670]);&quot;0x&quot;&amp;DEC2HEX([.CB670]+[.CB$2]);&quot;&quot;)" office:value-type="string" office:string-value="0x1F">
            <text:p>0x1F</text:p>
          </table:table-cell>
          <table:table-cell table:formula="of:=HEX2DEC(MID([.CE670];3;2))-[.CE$2]" office:value-type="float" office:value="2">
            <text:p>2</text:p>
          </table:table-cell>
          <table:table-cell table:formula="of:=HEX2DEC(MID([.CF670];3;2))-[.CF$2]" office:value-type="float" office:value="40">
            <text:p>4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46" office:value-type="float" office:value="1">
            <text:p>1</text:p>
          </table:table-cell>
          <table:table-cell table:number-columns-repeated="26"/>
          <table:table-cell table:formula="of:=MATCH(1;[.A671:.BU671];0)-1" office:value-type="float" office:value="2">
            <text:p>2</text:p>
          </table:table-cell>
          <table:table-cell table:formula="of:=SUM([.A671:.BU671])" office:value-type="float" office:value="46">
            <text:p>46</text:p>
          </table:table-cell>
          <table:table-cell table:number-columns-repeated="2"/>
          <table:table-cell table:formula="of:=72-SUM([.BX671:.BZ671])-[.BW671]" office:value-type="float" office:value="24">
            <text:p>24</text:p>
          </table:table-cell>
          <table:table-cell table:formula="of:=[.BW672]+[.CA671]" office:value-type="float" office:value="26">
            <text:p>26</text:p>
          </table:table-cell>
          <table:table-cell table:number-columns-repeated="2"/>
          <table:table-cell table:formula="of:=IF(ISNUMBER([.BW671]);&quot;0x&quot;&amp;DEC2HEX([.BW671]+[.BW$2]))" office:value-type="string" office:string-value="0x1">
            <text:p>0x1</text:p>
          </table:table-cell>
          <table:table-cell table:formula="of:=IF(ISNUMBER([.BX671]);&quot;0x&quot;&amp;DEC2HEX([.BX671]+[.BX$2]))" office:value-type="string" office:string-value="0xAD">
            <text:p>0xAD</text:p>
          </table:table-cell>
          <table:table-cell table:formula="of:=IF(ISNUMBER([.BY671]);&quot;0x&quot;&amp;DEC2HEX([.BY671]+[.BY$2]);&quot;&quot;)">
            <text:p/>
          </table:table-cell>
          <table:table-cell table:formula="of:=IF(ISNUMBER([.BZ671]);&quot;0x&quot;&amp;DEC2HEX([.BZ671]+[.BZ$2]);&quot;&quot;)">
            <text:p/>
          </table:table-cell>
          <table:table-cell table:formula="of:=IF(ISNUMBER([.CB671]);&quot;0x&quot;&amp;DEC2HEX([.CB671]+[.CB$2]);&quot;&quot;)" office:value-type="string" office:string-value="0x19">
            <text:p>0x19</text:p>
          </table:table-cell>
          <table:table-cell table:formula="of:=HEX2DEC(MID([.CE671];3;2))-[.CE$2]" office:value-type="float" office:value="2">
            <text:p>2</text:p>
          </table:table-cell>
          <table:table-cell table:formula="of:=HEX2DEC(MID([.CF671];3;2))-[.CF$2]" office:value-type="float" office:value="46">
            <text:p>4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52" office:value-type="float" office:value="1">
            <text:p>1</text:p>
          </table:table-cell>
          <table:table-cell table:number-columns-repeated="20"/>
          <table:table-cell table:formula="of:=MATCH(1;[.A672:.BU672];0)-1" office:value-type="float" office:value="2">
            <text:p>2</text:p>
          </table:table-cell>
          <table:table-cell table:formula="of:=SUM([.A672:.BU672])" office:value-type="float" office:value="52">
            <text:p>52</text:p>
          </table:table-cell>
          <table:table-cell table:number-columns-repeated="2"/>
          <table:table-cell table:formula="of:=72-SUM([.BX672:.BZ672])-[.BW672]" office:value-type="float" office:value="18">
            <text:p>18</text:p>
          </table:table-cell>
          <table:table-cell table:formula="of:=[.BW673]+[.CA672]" office:value-type="float" office:value="20">
            <text:p>20</text:p>
          </table:table-cell>
          <table:table-cell table:number-columns-repeated="2"/>
          <table:table-cell table:formula="of:=IF(ISNUMBER([.BW672]);&quot;0x&quot;&amp;DEC2HEX([.BW672]+[.BW$2]))" office:value-type="string" office:string-value="0x1">
            <text:p>0x1</text:p>
          </table:table-cell>
          <table:table-cell table:formula="of:=IF(ISNUMBER([.BX672]);&quot;0x&quot;&amp;DEC2HEX([.BX672]+[.BX$2]))" office:value-type="string" office:string-value="0xB3">
            <text:p>0xB3</text:p>
          </table:table-cell>
          <table:table-cell table:formula="of:=IF(ISNUMBER([.BY672]);&quot;0x&quot;&amp;DEC2HEX([.BY672]+[.BY$2]);&quot;&quot;)">
            <text:p/>
          </table:table-cell>
          <table:table-cell table:formula="of:=IF(ISNUMBER([.BZ672]);&quot;0x&quot;&amp;DEC2HEX([.BZ672]+[.BZ$2]);&quot;&quot;)">
            <text:p/>
          </table:table-cell>
          <table:table-cell table:formula="of:=IF(ISNUMBER([.CB672]);&quot;0x&quot;&amp;DEC2HEX([.CB672]+[.CB$2]);&quot;&quot;)" office:value-type="string" office:string-value="0x13">
            <text:p>0x13</text:p>
          </table:table-cell>
          <table:table-cell table:formula="of:=HEX2DEC(MID([.CE672];3;2))-[.CE$2]" office:value-type="float" office:value="2">
            <text:p>2</text:p>
          </table:table-cell>
          <table:table-cell table:formula="of:=HEX2DEC(MID([.CF672];3;2))-[.CF$2]" office:value-type="float" office:value="52">
            <text:p>52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57" office:value-type="float" office:value="1">
            <text:p>1</text:p>
          </table:table-cell>
          <table:table-cell table:number-columns-repeated="15"/>
          <table:table-cell table:formula="of:=MATCH(1;[.A673:.BU673];0)-1" office:value-type="float" office:value="2">
            <text:p>2</text:p>
          </table:table-cell>
          <table:table-cell table:formula="of:=SUM([.A673:.BU673])" office:value-type="float" office:value="57">
            <text:p>57</text:p>
          </table:table-cell>
          <table:table-cell table:number-columns-repeated="2"/>
          <table:table-cell table:formula="of:=72-SUM([.BX673:.BZ673])-[.BW673]" office:value-type="float" office:value="13">
            <text:p>13</text:p>
          </table:table-cell>
          <table:table-cell table:formula="of:=[.BW674]+[.CA673]" office:value-type="float" office:value="15">
            <text:p>15</text:p>
          </table:table-cell>
          <table:table-cell table:number-columns-repeated="2"/>
          <table:table-cell table:formula="of:=IF(ISNUMBER([.BW673]);&quot;0x&quot;&amp;DEC2HEX([.BW673]+[.BW$2]))" office:value-type="string" office:string-value="0x1">
            <text:p>0x1</text:p>
          </table:table-cell>
          <table:table-cell table:formula="of:=IF(ISNUMBER([.BX673]);&quot;0x&quot;&amp;DEC2HEX([.BX673]+[.BX$2]))" office:value-type="string" office:string-value="0xB8">
            <text:p>0xB8</text:p>
          </table:table-cell>
          <table:table-cell table:formula="of:=IF(ISNUMBER([.BY673]);&quot;0x&quot;&amp;DEC2HEX([.BY673]+[.BY$2]);&quot;&quot;)">
            <text:p/>
          </table:table-cell>
          <table:table-cell table:formula="of:=IF(ISNUMBER([.BZ673]);&quot;0x&quot;&amp;DEC2HEX([.BZ673]+[.BZ$2]);&quot;&quot;)">
            <text:p/>
          </table:table-cell>
          <table:table-cell table:formula="of:=IF(ISNUMBER([.CB673]);&quot;0x&quot;&amp;DEC2HEX([.CB673]+[.CB$2]);&quot;&quot;)" office:value-type="string" office:string-value="0xE">
            <text:p>0xE</text:p>
          </table:table-cell>
          <table:table-cell table:formula="of:=HEX2DEC(MID([.CE673];3;2))-[.CE$2]" office:value-type="float" office:value="2">
            <text:p>2</text:p>
          </table:table-cell>
          <table:table-cell table:formula="of:=HEX2DEC(MID([.CF673];3;2))-[.CF$2]" office:value-type="float" office:value="57">
            <text:p>5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1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0"/>
          <table:table-cell table:formula="of:=MATCH(1;[.A674:.BU674];0)-1" office:value-type="float" office:value="2">
            <text:p>2</text:p>
          </table:table-cell>
          <table:table-cell table:formula="of:=SUM([.A674:.BU674])" office:value-type="float" office:value="61">
            <text:p>61</text:p>
          </table:table-cell>
          <table:table-cell table:number-columns-repeated="2"/>
          <table:table-cell table:formula="of:=72-SUM([.BX674:.BZ674])-[.BW674]" office:value-type="float" office:value="9">
            <text:p>9</text:p>
          </table:table-cell>
          <table:table-cell table:formula="of:=[.BW675]+[.CA674]" office:value-type="float" office:value="11">
            <text:p>11</text:p>
          </table:table-cell>
          <table:table-cell table:number-columns-repeated="2"/>
          <table:table-cell table:formula="of:=IF(ISNUMBER([.BW674]);&quot;0x&quot;&amp;DEC2HEX([.BW674]+[.BW$2]))" office:value-type="string" office:string-value="0x1">
            <text:p>0x1</text:p>
          </table:table-cell>
          <table:table-cell table:formula="of:=IF(ISNUMBER([.BX674]);&quot;0x&quot;&amp;DEC2HEX([.BX674]+[.BX$2]))" office:value-type="string" office:string-value="0xBC">
            <text:p>0xBC</text:p>
          </table:table-cell>
          <table:table-cell table:formula="of:=IF(ISNUMBER([.BY674]);&quot;0x&quot;&amp;DEC2HEX([.BY674]+[.BY$2]);&quot;&quot;)">
            <text:p/>
          </table:table-cell>
          <table:table-cell table:formula="of:=IF(ISNUMBER([.BZ674]);&quot;0x&quot;&amp;DEC2HEX([.BZ674]+[.BZ$2]);&quot;&quot;)">
            <text:p/>
          </table:table-cell>
          <table:table-cell table:formula="of:=IF(ISNUMBER([.CB674]);&quot;0x&quot;&amp;DEC2HEX([.CB674]+[.CB$2]);&quot;&quot;)" office:value-type="string" office:string-value="0xA">
            <text:p>0xA</text:p>
          </table:table-cell>
          <table:table-cell table:formula="of:=HEX2DEC(MID([.CE674];3;2))-[.CE$2]" office:value-type="float" office:value="2">
            <text:p>2</text:p>
          </table:table-cell>
          <table:table-cell table:formula="of:=HEX2DEC(MID([.CF674];3;2))-[.CF$2]" office:value-type="float" office:value="61">
            <text:p>61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6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"/>
          <table:table-cell table:formula="of:=MATCH(1;[.A675:.BU675];0)-1" office:value-type="float" office:value="2">
            <text:p>2</text:p>
          </table:table-cell>
          <table:table-cell table:formula="of:=SUM([.A675:.BU675])" office:value-type="float" office:value="66">
            <text:p>66</text:p>
          </table:table-cell>
          <table:table-cell table:number-columns-repeated="2"/>
          <table:table-cell table:formula="of:=72-SUM([.BX675:.BZ675])-[.BW675]" office:value-type="float" office:value="4">
            <text:p>4</text:p>
          </table:table-cell>
          <table:table-cell table:formula="of:=[.BW676]+[.CA675]" office:value-type="float" office:value="6">
            <text:p>6</text:p>
          </table:table-cell>
          <table:table-cell table:number-columns-repeated="2"/>
          <table:table-cell table:formula="of:=IF(ISNUMBER([.BW675]);&quot;0x&quot;&amp;DEC2HEX([.BW675]+[.BW$2]))" office:value-type="string" office:string-value="0x1">
            <text:p>0x1</text:p>
          </table:table-cell>
          <table:table-cell table:formula="of:=IF(ISNUMBER([.BX675]);&quot;0x&quot;&amp;DEC2HEX([.BX675]+[.BX$2]))" office:value-type="string" office:string-value="0xC1">
            <text:p>0xC1</text:p>
          </table:table-cell>
          <table:table-cell table:formula="of:=IF(ISNUMBER([.BY675]);&quot;0x&quot;&amp;DEC2HEX([.BY675]+[.BY$2]);&quot;&quot;)">
            <text:p/>
          </table:table-cell>
          <table:table-cell table:formula="of:=IF(ISNUMBER([.BZ675]);&quot;0x&quot;&amp;DEC2HEX([.BZ675]+[.BZ$2]);&quot;&quot;)">
            <text:p/>
          </table:table-cell>
          <table:table-cell table:formula="of:=IF(ISNUMBER([.CB675]);&quot;0x&quot;&amp;DEC2HEX([.CB675]+[.CB$2]);&quot;&quot;)" office:value-type="string" office:string-value="0x5">
            <text:p>0x5</text:p>
          </table:table-cell>
          <table:table-cell table:formula="of:=HEX2DEC(MID([.CE675];3;2))-[.CE$2]" office:value-type="float" office:value="2">
            <text:p>2</text:p>
          </table:table-cell>
          <table:table-cell table:formula="of:=HEX2DEC(MID([.CF675];3;2))-[.CF$2]" office:value-type="float" office:value="66">
            <text:p>6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676:.BU676];0)-1" office:value-type="float" office:value="2">
            <text:p>2</text:p>
          </table:table-cell>
          <table:table-cell table:formula="of:=SUM([.A676:.BU676])" office:value-type="float" office:value="68">
            <text:p>68</text:p>
          </table:table-cell>
          <table:table-cell table:number-columns-repeated="2"/>
          <table:table-cell table:formula="of:=72-SUM([.BX676:.BZ676])-[.BW676]" office:value-type="float" office:value="2">
            <text:p>2</text:p>
          </table:table-cell>
          <table:table-cell table:formula="of:=[.BW677]+[.CA676]" office:value-type="float" office:value="4">
            <text:p>4</text:p>
          </table:table-cell>
          <table:table-cell table:number-columns-repeated="2"/>
          <table:table-cell table:formula="of:=IF(ISNUMBER([.BW676]);&quot;0x&quot;&amp;DEC2HEX([.BW676]+[.BW$2]))" office:value-type="string" office:string-value="0x1">
            <text:p>0x1</text:p>
          </table:table-cell>
          <table:table-cell table:formula="of:=IF(ISNUMBER([.BX676]);&quot;0x&quot;&amp;DEC2HEX([.BX676]+[.BX$2]))" office:value-type="string" office:string-value="0xC3">
            <text:p>0xC3</text:p>
          </table:table-cell>
          <table:table-cell table:formula="of:=IF(ISNUMBER([.BY676]);&quot;0x&quot;&amp;DEC2HEX([.BY676]+[.BY$2]);&quot;&quot;)">
            <text:p/>
          </table:table-cell>
          <table:table-cell table:formula="of:=IF(ISNUMBER([.BZ676]);&quot;0x&quot;&amp;DEC2HEX([.BZ676]+[.BZ$2]);&quot;&quot;)">
            <text:p/>
          </table:table-cell>
          <table:table-cell table:formula="of:=IF(ISNUMBER([.CB676]);&quot;0x&quot;&amp;DEC2HEX([.CB676]+[.CB$2]);&quot;&quot;)" office:value-type="string" office:string-value="0x3">
            <text:p>0x3</text:p>
          </table:table-cell>
          <table:table-cell table:formula="of:=HEX2DEC(MID([.CE676];3;2))-[.CE$2]" office:value-type="float" office:value="2">
            <text:p>2</text:p>
          </table:table-cell>
          <table:table-cell table:formula="of:=HEX2DEC(MID([.CF676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677:.BU677];0)-1" office:value-type="float" office:value="2">
            <text:p>2</text:p>
          </table:table-cell>
          <table:table-cell table:formula="of:=SUM([.A677:.BU677])" office:value-type="float" office:value="68">
            <text:p>68</text:p>
          </table:table-cell>
          <table:table-cell table:number-columns-repeated="2"/>
          <table:table-cell table:formula="of:=72-SUM([.BX677:.BZ677])-[.BW677]" office:value-type="float" office:value="2">
            <text:p>2</text:p>
          </table:table-cell>
          <table:table-cell table:formula="of:=[.BW678]+[.CA677]" office:value-type="float" office:value="4">
            <text:p>4</text:p>
          </table:table-cell>
          <table:table-cell table:number-columns-repeated="2"/>
          <table:table-cell table:formula="of:=IF(ISNUMBER([.BW677]);&quot;0x&quot;&amp;DEC2HEX([.BW677]+[.BW$2]))" office:value-type="string" office:string-value="0x1">
            <text:p>0x1</text:p>
          </table:table-cell>
          <table:table-cell table:formula="of:=IF(ISNUMBER([.BX677]);&quot;0x&quot;&amp;DEC2HEX([.BX677]+[.BX$2]))" office:value-type="string" office:string-value="0xC3">
            <text:p>0xC3</text:p>
          </table:table-cell>
          <table:table-cell table:formula="of:=IF(ISNUMBER([.BY677]);&quot;0x&quot;&amp;DEC2HEX([.BY677]+[.BY$2]);&quot;&quot;)">
            <text:p/>
          </table:table-cell>
          <table:table-cell table:formula="of:=IF(ISNUMBER([.BZ677]);&quot;0x&quot;&amp;DEC2HEX([.BZ677]+[.BZ$2]);&quot;&quot;)">
            <text:p/>
          </table:table-cell>
          <table:table-cell table:formula="of:=IF(ISNUMBER([.CB677]);&quot;0x&quot;&amp;DEC2HEX([.CB677]+[.CB$2]);&quot;&quot;)" office:value-type="string" office:string-value="0x3">
            <text:p>0x3</text:p>
          </table:table-cell>
          <table:table-cell table:formula="of:=HEX2DEC(MID([.CE677];3;2))-[.CE$2]" office:value-type="float" office:value="2">
            <text:p>2</text:p>
          </table:table-cell>
          <table:table-cell table:formula="of:=HEX2DEC(MID([.CF677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38"/>
          <table:table-cell table:number-columns-repeated="4" office:value-type="string">
            <text:p><text:s/></text:p>
          </table:table-cell>
          <table:table-cell table:number-columns-repeated="18" office:value-type="float" office:value="1">
            <text:p>1</text:p>
          </table:table-cell>
          <table:table-cell table:number-columns-repeated="4"/>
          <table:table-cell table:formula="of:=MATCH(1;[.A678:.BU678];0)-1" office:value-type="float" office:value="2">
            <text:p>2</text:p>
          </table:table-cell>
          <table:table-cell table:formula="of:=SUM([.A678:.BU678])" office:value-type="float" office:value="26">
            <text:p>26</text:p>
          </table:table-cell>
          <table:table-cell table:number-columns-repeated="2"/>
          <table:table-cell table:formula="of:=72-SUM([.BX678:.BZ678])-[.BW678]" office:value-type="float" office:value="44">
            <text:p>44</text:p>
          </table:table-cell>
          <table:table-cell table:formula="of:=[.BW679]+[.CA678]" office:value-type="float" office:value="46">
            <text:p>46</text:p>
          </table:table-cell>
          <table:table-cell table:number-columns-repeated="2"/>
          <table:table-cell table:formula="of:=IF(ISNUMBER([.BW678]);&quot;0x&quot;&amp;DEC2HEX([.BW678]+[.BW$2]))" office:value-type="string" office:string-value="0x1">
            <text:p>0x1</text:p>
          </table:table-cell>
          <table:table-cell table:formula="of:=IF(ISNUMBER([.BX678]);&quot;0x&quot;&amp;DEC2HEX([.BX678]+[.BX$2]))" office:value-type="string" office:string-value="0x99">
            <text:p>0x99</text:p>
          </table:table-cell>
          <table:table-cell table:formula="of:=IF(ISNUMBER([.BY678]);&quot;0x&quot;&amp;DEC2HEX([.BY678]+[.BY$2]);&quot;&quot;)">
            <text:p/>
          </table:table-cell>
          <table:table-cell table:formula="of:=IF(ISNUMBER([.BZ678]);&quot;0x&quot;&amp;DEC2HEX([.BZ678]+[.BZ$2]);&quot;&quot;)">
            <text:p/>
          </table:table-cell>
          <table:table-cell table:formula="of:=IF(ISNUMBER([.CB678]);&quot;0x&quot;&amp;DEC2HEX([.CB678]+[.CB$2]);&quot;&quot;)" office:value-type="string" office:string-value="0x2D">
            <text:p>0x2D</text:p>
          </table:table-cell>
          <table:table-cell table:formula="of:=HEX2DEC(MID([.CE678];3;2))-[.CE$2]" office:value-type="float" office:value="2">
            <text:p>2</text:p>
          </table:table-cell>
          <table:table-cell table:formula="of:=HEX2DEC(MID([.CF678];3;2))-[.CF$2]" office:value-type="float" office:value="26">
            <text:p>2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38"/>
          <table:table-cell table:number-columns-repeated="9" office:value-type="string">
            <text:p><text:s/></text:p>
          </table:table-cell>
          <table:table-cell table:number-columns-repeated="13" office:value-type="float" office:value="1">
            <text:p>1</text:p>
          </table:table-cell>
          <table:table-cell table:number-columns-repeated="4"/>
          <table:table-cell table:formula="of:=MATCH(1;[.A679:.BU679];0)-1" office:value-type="float" office:value="2">
            <text:p>2</text:p>
          </table:table-cell>
          <table:table-cell table:formula="of:=SUM([.A679:.BU679])" office:value-type="float" office:value="21">
            <text:p>21</text:p>
          </table:table-cell>
          <table:table-cell table:number-columns-repeated="2"/>
          <table:table-cell table:formula="of:=72-SUM([.BX679:.BZ679])-[.BW679]" office:value-type="float" office:value="49">
            <text:p>49</text:p>
          </table:table-cell>
          <table:table-cell table:formula="of:=[.BW680]+[.CA679]" office:value-type="float" office:value="51">
            <text:p>51</text:p>
          </table:table-cell>
          <table:table-cell table:number-columns-repeated="2"/>
          <table:table-cell table:formula="of:=IF(ISNUMBER([.BW679]);&quot;0x&quot;&amp;DEC2HEX([.BW679]+[.BW$2]))" office:value-type="string" office:string-value="0x1">
            <text:p>0x1</text:p>
          </table:table-cell>
          <table:table-cell table:formula="of:=IF(ISNUMBER([.BX679]);&quot;0x&quot;&amp;DEC2HEX([.BX679]+[.BX$2]))" office:value-type="string" office:string-value="0x94">
            <text:p>0x94</text:p>
          </table:table-cell>
          <table:table-cell table:formula="of:=IF(ISNUMBER([.BY679]);&quot;0x&quot;&amp;DEC2HEX([.BY679]+[.BY$2]);&quot;&quot;)">
            <text:p/>
          </table:table-cell>
          <table:table-cell table:formula="of:=IF(ISNUMBER([.BZ679]);&quot;0x&quot;&amp;DEC2HEX([.BZ679]+[.BZ$2]);&quot;&quot;)">
            <text:p/>
          </table:table-cell>
          <table:table-cell table:formula="of:=IF(ISNUMBER([.CB679]);&quot;0x&quot;&amp;DEC2HEX([.CB679]+[.CB$2]);&quot;&quot;)" office:value-type="string" office:string-value="0x32">
            <text:p>0x32</text:p>
          </table:table-cell>
          <table:table-cell table:formula="of:=HEX2DEC(MID([.CE679];3;2))-[.CE$2]" office:value-type="float" office:value="2">
            <text:p>2</text:p>
          </table:table-cell>
          <table:table-cell table:formula="of:=HEX2DEC(MID([.CF679];3;2))-[.CF$2]" office:value-type="float" office:value="21">
            <text:p>21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35"/>
          <table:table-cell table:number-columns-repeated="12" office:value-type="string">
            <text:p><text:s/></text:p>
          </table:table-cell>
          <table:table-cell table:number-columns-repeated="3"/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680:.BU680];0)-1" office:value-type="float" office:value="2">
            <text:p>2</text:p>
          </table:table-cell>
          <table:table-cell table:formula="of:=SUM([.A680:.BU680])" office:value-type="float" office:value="18">
            <text:p>18</text:p>
          </table:table-cell>
          <table:table-cell table:number-columns-repeated="2"/>
          <table:table-cell table:formula="of:=72-SUM([.BX680:.BZ680])-[.BW680]" office:value-type="float" office:value="52">
            <text:p>52</text:p>
          </table:table-cell>
          <table:table-cell table:formula="of:=[.BW681]+[.CA680]" office:value-type="float" office:value="54">
            <text:p>54</text:p>
          </table:table-cell>
          <table:table-cell table:number-columns-repeated="2"/>
          <table:table-cell table:formula="of:=IF(ISNUMBER([.BW680]);&quot;0x&quot;&amp;DEC2HEX([.BW680]+[.BW$2]))" office:value-type="string" office:string-value="0x1">
            <text:p>0x1</text:p>
          </table:table-cell>
          <table:table-cell table:formula="of:=IF(ISNUMBER([.BX680]);&quot;0x&quot;&amp;DEC2HEX([.BX680]+[.BX$2]))" office:value-type="string" office:string-value="0x91">
            <text:p>0x91</text:p>
          </table:table-cell>
          <table:table-cell table:formula="of:=IF(ISNUMBER([.BY680]);&quot;0x&quot;&amp;DEC2HEX([.BY680]+[.BY$2]);&quot;&quot;)">
            <text:p/>
          </table:table-cell>
          <table:table-cell table:formula="of:=IF(ISNUMBER([.BZ680]);&quot;0x&quot;&amp;DEC2HEX([.BZ680]+[.BZ$2]);&quot;&quot;)">
            <text:p/>
          </table:table-cell>
          <table:table-cell table:formula="of:=IF(ISNUMBER([.CB680]);&quot;0x&quot;&amp;DEC2HEX([.CB680]+[.CB$2]);&quot;&quot;)" office:value-type="string" office:string-value="0x35">
            <text:p>0x35</text:p>
          </table:table-cell>
          <table:table-cell table:formula="of:=HEX2DEC(MID([.CE680];3;2))-[.CE$2]" office:value-type="float" office:value="2">
            <text:p>2</text:p>
          </table:table-cell>
          <table:table-cell table:formula="of:=HEX2DEC(MID([.CF680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1:.BU681];0)-1" office:value-type="float" office:value="2">
            <text:p>2</text:p>
          </table:table-cell>
          <table:table-cell table:formula="of:=SUM([.A681:.BU681])" office:value-type="float" office:value="16">
            <text:p>16</text:p>
          </table:table-cell>
          <table:table-cell table:number-columns-repeated="2"/>
          <table:table-cell table:formula="of:=72-SUM([.BX681:.BZ681])-[.BW681]" office:value-type="float" office:value="54">
            <text:p>54</text:p>
          </table:table-cell>
          <table:table-cell table:formula="of:=[.BW682]+[.CA681]" office:value-type="float" office:value="56">
            <text:p>56</text:p>
          </table:table-cell>
          <table:table-cell table:number-columns-repeated="2"/>
          <table:table-cell table:formula="of:=IF(ISNUMBER([.BW681]);&quot;0x&quot;&amp;DEC2HEX([.BW681]+[.BW$2]))" office:value-type="string" office:string-value="0x1">
            <text:p>0x1</text:p>
          </table:table-cell>
          <table:table-cell table:formula="of:=IF(ISNUMBER([.BX681]);&quot;0x&quot;&amp;DEC2HEX([.BX681]+[.BX$2]))" office:value-type="string" office:string-value="0x8F">
            <text:p>0x8F</text:p>
          </table:table-cell>
          <table:table-cell table:formula="of:=IF(ISNUMBER([.BY681]);&quot;0x&quot;&amp;DEC2HEX([.BY681]+[.BY$2]);&quot;&quot;)">
            <text:p/>
          </table:table-cell>
          <table:table-cell table:formula="of:=IF(ISNUMBER([.BZ681]);&quot;0x&quot;&amp;DEC2HEX([.BZ681]+[.BZ$2]);&quot;&quot;)">
            <text:p/>
          </table:table-cell>
          <table:table-cell table:formula="of:=IF(ISNUMBER([.CB681]);&quot;0x&quot;&amp;DEC2HEX([.CB681]+[.CB$2]);&quot;&quot;)" office:value-type="string" office:string-value="0x37">
            <text:p>0x37</text:p>
          </table:table-cell>
          <table:table-cell table:formula="of:=HEX2DEC(MID([.CE681];3;2))-[.CE$2]" office:value-type="float" office:value="2">
            <text:p>2</text:p>
          </table:table-cell>
          <table:table-cell table:formula="of:=HEX2DEC(MID([.CF68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2:.BU682];0)-1" office:value-type="float" office:value="2">
            <text:p>2</text:p>
          </table:table-cell>
          <table:table-cell table:formula="of:=SUM([.A682:.BU682])" office:value-type="float" office:value="16">
            <text:p>16</text:p>
          </table:table-cell>
          <table:table-cell table:number-columns-repeated="2"/>
          <table:table-cell table:formula="of:=72-SUM([.BX682:.BZ682])-[.BW682]" office:value-type="float" office:value="54">
            <text:p>54</text:p>
          </table:table-cell>
          <table:table-cell table:formula="of:=[.BW683]+[.CA682]" office:value-type="float" office:value="56">
            <text:p>56</text:p>
          </table:table-cell>
          <table:table-cell table:number-columns-repeated="2"/>
          <table:table-cell table:formula="of:=IF(ISNUMBER([.BW682]);&quot;0x&quot;&amp;DEC2HEX([.BW682]+[.BW$2]))" office:value-type="string" office:string-value="0x1">
            <text:p>0x1</text:p>
          </table:table-cell>
          <table:table-cell table:formula="of:=IF(ISNUMBER([.BX682]);&quot;0x&quot;&amp;DEC2HEX([.BX682]+[.BX$2]))" office:value-type="string" office:string-value="0x8F">
            <text:p>0x8F</text:p>
          </table:table-cell>
          <table:table-cell table:formula="of:=IF(ISNUMBER([.BY682]);&quot;0x&quot;&amp;DEC2HEX([.BY682]+[.BY$2]);&quot;&quot;)">
            <text:p/>
          </table:table-cell>
          <table:table-cell table:formula="of:=IF(ISNUMBER([.BZ682]);&quot;0x&quot;&amp;DEC2HEX([.BZ682]+[.BZ$2]);&quot;&quot;)">
            <text:p/>
          </table:table-cell>
          <table:table-cell table:formula="of:=IF(ISNUMBER([.CB682]);&quot;0x&quot;&amp;DEC2HEX([.CB682]+[.CB$2]);&quot;&quot;)" office:value-type="string" office:string-value="0x37">
            <text:p>0x37</text:p>
          </table:table-cell>
          <table:table-cell table:formula="of:=HEX2DEC(MID([.CE682];3;2))-[.CE$2]" office:value-type="float" office:value="2">
            <text:p>2</text:p>
          </table:table-cell>
          <table:table-cell table:formula="of:=HEX2DEC(MID([.CF68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3:.BU683];0)-1" office:value-type="float" office:value="2">
            <text:p>2</text:p>
          </table:table-cell>
          <table:table-cell table:formula="of:=SUM([.A683:.BU683])" office:value-type="float" office:value="16">
            <text:p>16</text:p>
          </table:table-cell>
          <table:table-cell table:number-columns-repeated="2"/>
          <table:table-cell table:formula="of:=72-SUM([.BX683:.BZ683])-[.BW683]" office:value-type="float" office:value="54">
            <text:p>54</text:p>
          </table:table-cell>
          <table:table-cell table:formula="of:=[.BW684]+[.CA683]" office:value-type="float" office:value="56">
            <text:p>56</text:p>
          </table:table-cell>
          <table:table-cell table:number-columns-repeated="2"/>
          <table:table-cell table:formula="of:=IF(ISNUMBER([.BW683]);&quot;0x&quot;&amp;DEC2HEX([.BW683]+[.BW$2]))" office:value-type="string" office:string-value="0x1">
            <text:p>0x1</text:p>
          </table:table-cell>
          <table:table-cell table:formula="of:=IF(ISNUMBER([.BX683]);&quot;0x&quot;&amp;DEC2HEX([.BX683]+[.BX$2]))" office:value-type="string" office:string-value="0x8F">
            <text:p>0x8F</text:p>
          </table:table-cell>
          <table:table-cell table:formula="of:=IF(ISNUMBER([.BY683]);&quot;0x&quot;&amp;DEC2HEX([.BY683]+[.BY$2]);&quot;&quot;)">
            <text:p/>
          </table:table-cell>
          <table:table-cell table:formula="of:=IF(ISNUMBER([.BZ683]);&quot;0x&quot;&amp;DEC2HEX([.BZ683]+[.BZ$2]);&quot;&quot;)">
            <text:p/>
          </table:table-cell>
          <table:table-cell table:formula="of:=IF(ISNUMBER([.CB683]);&quot;0x&quot;&amp;DEC2HEX([.CB683]+[.CB$2]);&quot;&quot;)" office:value-type="string" office:string-value="0x37">
            <text:p>0x37</text:p>
          </table:table-cell>
          <table:table-cell table:formula="of:=HEX2DEC(MID([.CE683];3;2))-[.CE$2]" office:value-type="float" office:value="2">
            <text:p>2</text:p>
          </table:table-cell>
          <table:table-cell table:formula="of:=HEX2DEC(MID([.CF68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4:.BU684];0)-1" office:value-type="float" office:value="2">
            <text:p>2</text:p>
          </table:table-cell>
          <table:table-cell table:formula="of:=SUM([.A684:.BU684])" office:value-type="float" office:value="16">
            <text:p>16</text:p>
          </table:table-cell>
          <table:table-cell table:number-columns-repeated="2"/>
          <table:table-cell table:formula="of:=72-SUM([.BX684:.BZ684])-[.BW684]" office:value-type="float" office:value="54">
            <text:p>54</text:p>
          </table:table-cell>
          <table:table-cell table:formula="of:=[.BW685]+[.CA684]" office:value-type="float" office:value="56">
            <text:p>56</text:p>
          </table:table-cell>
          <table:table-cell table:number-columns-repeated="2"/>
          <table:table-cell table:formula="of:=IF(ISNUMBER([.BW684]);&quot;0x&quot;&amp;DEC2HEX([.BW684]+[.BW$2]))" office:value-type="string" office:string-value="0x1">
            <text:p>0x1</text:p>
          </table:table-cell>
          <table:table-cell table:formula="of:=IF(ISNUMBER([.BX684]);&quot;0x&quot;&amp;DEC2HEX([.BX684]+[.BX$2]))" office:value-type="string" office:string-value="0x8F">
            <text:p>0x8F</text:p>
          </table:table-cell>
          <table:table-cell table:formula="of:=IF(ISNUMBER([.BY684]);&quot;0x&quot;&amp;DEC2HEX([.BY684]+[.BY$2]);&quot;&quot;)">
            <text:p/>
          </table:table-cell>
          <table:table-cell table:formula="of:=IF(ISNUMBER([.BZ684]);&quot;0x&quot;&amp;DEC2HEX([.BZ684]+[.BZ$2]);&quot;&quot;)">
            <text:p/>
          </table:table-cell>
          <table:table-cell table:formula="of:=IF(ISNUMBER([.CB684]);&quot;0x&quot;&amp;DEC2HEX([.CB684]+[.CB$2]);&quot;&quot;)" office:value-type="string" office:string-value="0x37">
            <text:p>0x37</text:p>
          </table:table-cell>
          <table:table-cell table:formula="of:=HEX2DEC(MID([.CE684];3;2))-[.CE$2]" office:value-type="float" office:value="2">
            <text:p>2</text:p>
          </table:table-cell>
          <table:table-cell table:formula="of:=HEX2DEC(MID([.CF68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5:.BU685];0)-1" office:value-type="float" office:value="2">
            <text:p>2</text:p>
          </table:table-cell>
          <table:table-cell table:formula="of:=SUM([.A685:.BU685])" office:value-type="float" office:value="16">
            <text:p>16</text:p>
          </table:table-cell>
          <table:table-cell table:number-columns-repeated="2"/>
          <table:table-cell table:formula="of:=72-SUM([.BX685:.BZ685])-[.BW685]" office:value-type="float" office:value="54">
            <text:p>54</text:p>
          </table:table-cell>
          <table:table-cell table:formula="of:=[.BW686]+[.CA685]" office:value-type="float" office:value="56">
            <text:p>56</text:p>
          </table:table-cell>
          <table:table-cell table:number-columns-repeated="2"/>
          <table:table-cell table:formula="of:=IF(ISNUMBER([.BW685]);&quot;0x&quot;&amp;DEC2HEX([.BW685]+[.BW$2]))" office:value-type="string" office:string-value="0x1">
            <text:p>0x1</text:p>
          </table:table-cell>
          <table:table-cell table:formula="of:=IF(ISNUMBER([.BX685]);&quot;0x&quot;&amp;DEC2HEX([.BX685]+[.BX$2]))" office:value-type="string" office:string-value="0x8F">
            <text:p>0x8F</text:p>
          </table:table-cell>
          <table:table-cell table:formula="of:=IF(ISNUMBER([.BY685]);&quot;0x&quot;&amp;DEC2HEX([.BY685]+[.BY$2]);&quot;&quot;)">
            <text:p/>
          </table:table-cell>
          <table:table-cell table:formula="of:=IF(ISNUMBER([.BZ685]);&quot;0x&quot;&amp;DEC2HEX([.BZ685]+[.BZ$2]);&quot;&quot;)">
            <text:p/>
          </table:table-cell>
          <table:table-cell table:formula="of:=IF(ISNUMBER([.CB685]);&quot;0x&quot;&amp;DEC2HEX([.CB685]+[.CB$2]);&quot;&quot;)" office:value-type="string" office:string-value="0x37">
            <text:p>0x37</text:p>
          </table:table-cell>
          <table:table-cell table:formula="of:=HEX2DEC(MID([.CE685];3;2))-[.CE$2]" office:value-type="float" office:value="2">
            <text:p>2</text:p>
          </table:table-cell>
          <table:table-cell table:formula="of:=HEX2DEC(MID([.CF68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6:.BU686];0)-1" office:value-type="float" office:value="2">
            <text:p>2</text:p>
          </table:table-cell>
          <table:table-cell table:formula="of:=SUM([.A686:.BU686])" office:value-type="float" office:value="16">
            <text:p>16</text:p>
          </table:table-cell>
          <table:table-cell table:number-columns-repeated="2"/>
          <table:table-cell table:formula="of:=72-SUM([.BX686:.BZ686])-[.BW686]" office:value-type="float" office:value="54">
            <text:p>54</text:p>
          </table:table-cell>
          <table:table-cell table:formula="of:=[.BW687]+[.CA686]" office:value-type="float" office:value="56">
            <text:p>56</text:p>
          </table:table-cell>
          <table:table-cell table:number-columns-repeated="2"/>
          <table:table-cell table:formula="of:=IF(ISNUMBER([.BW686]);&quot;0x&quot;&amp;DEC2HEX([.BW686]+[.BW$2]))" office:value-type="string" office:string-value="0x1">
            <text:p>0x1</text:p>
          </table:table-cell>
          <table:table-cell table:formula="of:=IF(ISNUMBER([.BX686]);&quot;0x&quot;&amp;DEC2HEX([.BX686]+[.BX$2]))" office:value-type="string" office:string-value="0x8F">
            <text:p>0x8F</text:p>
          </table:table-cell>
          <table:table-cell table:formula="of:=IF(ISNUMBER([.BY686]);&quot;0x&quot;&amp;DEC2HEX([.BY686]+[.BY$2]);&quot;&quot;)">
            <text:p/>
          </table:table-cell>
          <table:table-cell table:formula="of:=IF(ISNUMBER([.BZ686]);&quot;0x&quot;&amp;DEC2HEX([.BZ686]+[.BZ$2]);&quot;&quot;)">
            <text:p/>
          </table:table-cell>
          <table:table-cell table:formula="of:=IF(ISNUMBER([.CB686]);&quot;0x&quot;&amp;DEC2HEX([.CB686]+[.CB$2]);&quot;&quot;)" office:value-type="string" office:string-value="0x37">
            <text:p>0x37</text:p>
          </table:table-cell>
          <table:table-cell table:formula="of:=HEX2DEC(MID([.CE686];3;2))-[.CE$2]" office:value-type="float" office:value="2">
            <text:p>2</text:p>
          </table:table-cell>
          <table:table-cell table:formula="of:=HEX2DEC(MID([.CF68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7:.BU687];0)-1" office:value-type="float" office:value="2">
            <text:p>2</text:p>
          </table:table-cell>
          <table:table-cell table:formula="of:=SUM([.A687:.BU687])" office:value-type="float" office:value="16">
            <text:p>16</text:p>
          </table:table-cell>
          <table:table-cell table:number-columns-repeated="2"/>
          <table:table-cell table:formula="of:=72-SUM([.BX687:.BZ687])-[.BW687]" office:value-type="float" office:value="54">
            <text:p>54</text:p>
          </table:table-cell>
          <table:table-cell table:formula="of:=[.BW688]+[.CA687]" office:value-type="float" office:value="56">
            <text:p>56</text:p>
          </table:table-cell>
          <table:table-cell table:number-columns-repeated="2"/>
          <table:table-cell table:formula="of:=IF(ISNUMBER([.BW687]);&quot;0x&quot;&amp;DEC2HEX([.BW687]+[.BW$2]))" office:value-type="string" office:string-value="0x1">
            <text:p>0x1</text:p>
          </table:table-cell>
          <table:table-cell table:formula="of:=IF(ISNUMBER([.BX687]);&quot;0x&quot;&amp;DEC2HEX([.BX687]+[.BX$2]))" office:value-type="string" office:string-value="0x8F">
            <text:p>0x8F</text:p>
          </table:table-cell>
          <table:table-cell table:formula="of:=IF(ISNUMBER([.BY687]);&quot;0x&quot;&amp;DEC2HEX([.BY687]+[.BY$2]);&quot;&quot;)">
            <text:p/>
          </table:table-cell>
          <table:table-cell table:formula="of:=IF(ISNUMBER([.BZ687]);&quot;0x&quot;&amp;DEC2HEX([.BZ687]+[.BZ$2]);&quot;&quot;)">
            <text:p/>
          </table:table-cell>
          <table:table-cell table:formula="of:=IF(ISNUMBER([.CB687]);&quot;0x&quot;&amp;DEC2HEX([.CB687]+[.CB$2]);&quot;&quot;)" office:value-type="string" office:string-value="0x37">
            <text:p>0x37</text:p>
          </table:table-cell>
          <table:table-cell table:formula="of:=HEX2DEC(MID([.CE687];3;2))-[.CE$2]" office:value-type="float" office:value="2">
            <text:p>2</text:p>
          </table:table-cell>
          <table:table-cell table:formula="of:=HEX2DEC(MID([.CF68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8:.BU688];0)-1" office:value-type="float" office:value="2">
            <text:p>2</text:p>
          </table:table-cell>
          <table:table-cell table:formula="of:=SUM([.A688:.BU688])" office:value-type="float" office:value="16">
            <text:p>16</text:p>
          </table:table-cell>
          <table:table-cell table:number-columns-repeated="2"/>
          <table:table-cell table:formula="of:=72-SUM([.BX688:.BZ688])-[.BW688]" office:value-type="float" office:value="54">
            <text:p>54</text:p>
          </table:table-cell>
          <table:table-cell table:formula="of:=[.BW689]+[.CA688]" office:value-type="float" office:value="56">
            <text:p>56</text:p>
          </table:table-cell>
          <table:table-cell table:number-columns-repeated="2"/>
          <table:table-cell table:formula="of:=IF(ISNUMBER([.BW688]);&quot;0x&quot;&amp;DEC2HEX([.BW688]+[.BW$2]))" office:value-type="string" office:string-value="0x1">
            <text:p>0x1</text:p>
          </table:table-cell>
          <table:table-cell table:formula="of:=IF(ISNUMBER([.BX688]);&quot;0x&quot;&amp;DEC2HEX([.BX688]+[.BX$2]))" office:value-type="string" office:string-value="0x8F">
            <text:p>0x8F</text:p>
          </table:table-cell>
          <table:table-cell table:formula="of:=IF(ISNUMBER([.BY688]);&quot;0x&quot;&amp;DEC2HEX([.BY688]+[.BY$2]);&quot;&quot;)">
            <text:p/>
          </table:table-cell>
          <table:table-cell table:formula="of:=IF(ISNUMBER([.BZ688]);&quot;0x&quot;&amp;DEC2HEX([.BZ688]+[.BZ$2]);&quot;&quot;)">
            <text:p/>
          </table:table-cell>
          <table:table-cell table:formula="of:=IF(ISNUMBER([.CB688]);&quot;0x&quot;&amp;DEC2HEX([.CB688]+[.CB$2]);&quot;&quot;)" office:value-type="string" office:string-value="0x37">
            <text:p>0x37</text:p>
          </table:table-cell>
          <table:table-cell table:formula="of:=HEX2DEC(MID([.CE688];3;2))-[.CE$2]" office:value-type="float" office:value="2">
            <text:p>2</text:p>
          </table:table-cell>
          <table:table-cell table:formula="of:=HEX2DEC(MID([.CF68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89:.BU689];0)-1" office:value-type="float" office:value="2">
            <text:p>2</text:p>
          </table:table-cell>
          <table:table-cell table:formula="of:=SUM([.A689:.BU689])" office:value-type="float" office:value="16">
            <text:p>16</text:p>
          </table:table-cell>
          <table:table-cell table:number-columns-repeated="2"/>
          <table:table-cell table:formula="of:=72-SUM([.BX689:.BZ689])-[.BW689]" office:value-type="float" office:value="54">
            <text:p>54</text:p>
          </table:table-cell>
          <table:table-cell table:formula="of:=[.BW690]+[.CA689]" office:value-type="float" office:value="56">
            <text:p>56</text:p>
          </table:table-cell>
          <table:table-cell table:number-columns-repeated="2"/>
          <table:table-cell table:formula="of:=IF(ISNUMBER([.BW689]);&quot;0x&quot;&amp;DEC2HEX([.BW689]+[.BW$2]))" office:value-type="string" office:string-value="0x1">
            <text:p>0x1</text:p>
          </table:table-cell>
          <table:table-cell table:formula="of:=IF(ISNUMBER([.BX689]);&quot;0x&quot;&amp;DEC2HEX([.BX689]+[.BX$2]))" office:value-type="string" office:string-value="0x8F">
            <text:p>0x8F</text:p>
          </table:table-cell>
          <table:table-cell table:formula="of:=IF(ISNUMBER([.BY689]);&quot;0x&quot;&amp;DEC2HEX([.BY689]+[.BY$2]);&quot;&quot;)">
            <text:p/>
          </table:table-cell>
          <table:table-cell table:formula="of:=IF(ISNUMBER([.BZ689]);&quot;0x&quot;&amp;DEC2HEX([.BZ689]+[.BZ$2]);&quot;&quot;)">
            <text:p/>
          </table:table-cell>
          <table:table-cell table:formula="of:=IF(ISNUMBER([.CB689]);&quot;0x&quot;&amp;DEC2HEX([.CB689]+[.CB$2]);&quot;&quot;)" office:value-type="string" office:string-value="0x37">
            <text:p>0x37</text:p>
          </table:table-cell>
          <table:table-cell table:formula="of:=HEX2DEC(MID([.CE689];3;2))-[.CE$2]" office:value-type="float" office:value="2">
            <text:p>2</text:p>
          </table:table-cell>
          <table:table-cell table:formula="of:=HEX2DEC(MID([.CF68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0:.BU690];0)-1" office:value-type="float" office:value="2">
            <text:p>2</text:p>
          </table:table-cell>
          <table:table-cell table:formula="of:=SUM([.A690:.BU690])" office:value-type="float" office:value="16">
            <text:p>16</text:p>
          </table:table-cell>
          <table:table-cell table:number-columns-repeated="2"/>
          <table:table-cell table:formula="of:=72-SUM([.BX690:.BZ690])-[.BW690]" office:value-type="float" office:value="54">
            <text:p>54</text:p>
          </table:table-cell>
          <table:table-cell table:formula="of:=[.BW691]+[.CA690]" office:value-type="float" office:value="56">
            <text:p>56</text:p>
          </table:table-cell>
          <table:table-cell table:number-columns-repeated="2"/>
          <table:table-cell table:formula="of:=IF(ISNUMBER([.BW690]);&quot;0x&quot;&amp;DEC2HEX([.BW690]+[.BW$2]))" office:value-type="string" office:string-value="0x1">
            <text:p>0x1</text:p>
          </table:table-cell>
          <table:table-cell table:formula="of:=IF(ISNUMBER([.BX690]);&quot;0x&quot;&amp;DEC2HEX([.BX690]+[.BX$2]))" office:value-type="string" office:string-value="0x8F">
            <text:p>0x8F</text:p>
          </table:table-cell>
          <table:table-cell table:formula="of:=IF(ISNUMBER([.BY690]);&quot;0x&quot;&amp;DEC2HEX([.BY690]+[.BY$2]);&quot;&quot;)">
            <text:p/>
          </table:table-cell>
          <table:table-cell table:formula="of:=IF(ISNUMBER([.BZ690]);&quot;0x&quot;&amp;DEC2HEX([.BZ690]+[.BZ$2]);&quot;&quot;)">
            <text:p/>
          </table:table-cell>
          <table:table-cell table:formula="of:=IF(ISNUMBER([.CB690]);&quot;0x&quot;&amp;DEC2HEX([.CB690]+[.CB$2]);&quot;&quot;)" office:value-type="string" office:string-value="0x37">
            <text:p>0x37</text:p>
          </table:table-cell>
          <table:table-cell table:formula="of:=HEX2DEC(MID([.CE690];3;2))-[.CE$2]" office:value-type="float" office:value="2">
            <text:p>2</text:p>
          </table:table-cell>
          <table:table-cell table:formula="of:=HEX2DEC(MID([.CF69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1:.BU691];0)-1" office:value-type="float" office:value="2">
            <text:p>2</text:p>
          </table:table-cell>
          <table:table-cell table:formula="of:=SUM([.A691:.BU691])" office:value-type="float" office:value="16">
            <text:p>16</text:p>
          </table:table-cell>
          <table:table-cell table:number-columns-repeated="2"/>
          <table:table-cell table:formula="of:=72-SUM([.BX691:.BZ691])-[.BW691]" office:value-type="float" office:value="54">
            <text:p>54</text:p>
          </table:table-cell>
          <table:table-cell table:formula="of:=[.BW692]+[.CA691]" office:value-type="float" office:value="56">
            <text:p>56</text:p>
          </table:table-cell>
          <table:table-cell table:number-columns-repeated="2"/>
          <table:table-cell table:formula="of:=IF(ISNUMBER([.BW691]);&quot;0x&quot;&amp;DEC2HEX([.BW691]+[.BW$2]))" office:value-type="string" office:string-value="0x1">
            <text:p>0x1</text:p>
          </table:table-cell>
          <table:table-cell table:formula="of:=IF(ISNUMBER([.BX691]);&quot;0x&quot;&amp;DEC2HEX([.BX691]+[.BX$2]))" office:value-type="string" office:string-value="0x8F">
            <text:p>0x8F</text:p>
          </table:table-cell>
          <table:table-cell table:formula="of:=IF(ISNUMBER([.BY691]);&quot;0x&quot;&amp;DEC2HEX([.BY691]+[.BY$2]);&quot;&quot;)">
            <text:p/>
          </table:table-cell>
          <table:table-cell table:formula="of:=IF(ISNUMBER([.BZ691]);&quot;0x&quot;&amp;DEC2HEX([.BZ691]+[.BZ$2]);&quot;&quot;)">
            <text:p/>
          </table:table-cell>
          <table:table-cell table:formula="of:=IF(ISNUMBER([.CB691]);&quot;0x&quot;&amp;DEC2HEX([.CB691]+[.CB$2]);&quot;&quot;)" office:value-type="string" office:string-value="0x37">
            <text:p>0x37</text:p>
          </table:table-cell>
          <table:table-cell table:formula="of:=HEX2DEC(MID([.CE691];3;2))-[.CE$2]" office:value-type="float" office:value="2">
            <text:p>2</text:p>
          </table:table-cell>
          <table:table-cell table:formula="of:=HEX2DEC(MID([.CF69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2:.BU692];0)-1" office:value-type="float" office:value="2">
            <text:p>2</text:p>
          </table:table-cell>
          <table:table-cell table:formula="of:=SUM([.A692:.BU692])" office:value-type="float" office:value="16">
            <text:p>16</text:p>
          </table:table-cell>
          <table:table-cell table:number-columns-repeated="2"/>
          <table:table-cell table:formula="of:=72-SUM([.BX692:.BZ692])-[.BW692]" office:value-type="float" office:value="54">
            <text:p>54</text:p>
          </table:table-cell>
          <table:table-cell table:formula="of:=[.BW693]+[.CA692]" office:value-type="float" office:value="56">
            <text:p>56</text:p>
          </table:table-cell>
          <table:table-cell table:number-columns-repeated="2"/>
          <table:table-cell table:formula="of:=IF(ISNUMBER([.BW692]);&quot;0x&quot;&amp;DEC2HEX([.BW692]+[.BW$2]))" office:value-type="string" office:string-value="0x1">
            <text:p>0x1</text:p>
          </table:table-cell>
          <table:table-cell table:formula="of:=IF(ISNUMBER([.BX692]);&quot;0x&quot;&amp;DEC2HEX([.BX692]+[.BX$2]))" office:value-type="string" office:string-value="0x8F">
            <text:p>0x8F</text:p>
          </table:table-cell>
          <table:table-cell table:formula="of:=IF(ISNUMBER([.BY692]);&quot;0x&quot;&amp;DEC2HEX([.BY692]+[.BY$2]);&quot;&quot;)">
            <text:p/>
          </table:table-cell>
          <table:table-cell table:formula="of:=IF(ISNUMBER([.BZ692]);&quot;0x&quot;&amp;DEC2HEX([.BZ692]+[.BZ$2]);&quot;&quot;)">
            <text:p/>
          </table:table-cell>
          <table:table-cell table:formula="of:=IF(ISNUMBER([.CB692]);&quot;0x&quot;&amp;DEC2HEX([.CB692]+[.CB$2]);&quot;&quot;)" office:value-type="string" office:string-value="0x37">
            <text:p>0x37</text:p>
          </table:table-cell>
          <table:table-cell table:formula="of:=HEX2DEC(MID([.CE692];3;2))-[.CE$2]" office:value-type="float" office:value="2">
            <text:p>2</text:p>
          </table:table-cell>
          <table:table-cell table:formula="of:=HEX2DEC(MID([.CF69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3:.BU693];0)-1" office:value-type="float" office:value="2">
            <text:p>2</text:p>
          </table:table-cell>
          <table:table-cell table:formula="of:=SUM([.A693:.BU693])" office:value-type="float" office:value="16">
            <text:p>16</text:p>
          </table:table-cell>
          <table:table-cell table:number-columns-repeated="2"/>
          <table:table-cell table:formula="of:=72-SUM([.BX693:.BZ693])-[.BW693]" office:value-type="float" office:value="54">
            <text:p>54</text:p>
          </table:table-cell>
          <table:table-cell table:formula="of:=[.BW694]+[.CA693]" office:value-type="float" office:value="56">
            <text:p>56</text:p>
          </table:table-cell>
          <table:table-cell table:number-columns-repeated="2"/>
          <table:table-cell table:formula="of:=IF(ISNUMBER([.BW693]);&quot;0x&quot;&amp;DEC2HEX([.BW693]+[.BW$2]))" office:value-type="string" office:string-value="0x1">
            <text:p>0x1</text:p>
          </table:table-cell>
          <table:table-cell table:formula="of:=IF(ISNUMBER([.BX693]);&quot;0x&quot;&amp;DEC2HEX([.BX693]+[.BX$2]))" office:value-type="string" office:string-value="0x8F">
            <text:p>0x8F</text:p>
          </table:table-cell>
          <table:table-cell table:formula="of:=IF(ISNUMBER([.BY693]);&quot;0x&quot;&amp;DEC2HEX([.BY693]+[.BY$2]);&quot;&quot;)">
            <text:p/>
          </table:table-cell>
          <table:table-cell table:formula="of:=IF(ISNUMBER([.BZ693]);&quot;0x&quot;&amp;DEC2HEX([.BZ693]+[.BZ$2]);&quot;&quot;)">
            <text:p/>
          </table:table-cell>
          <table:table-cell table:formula="of:=IF(ISNUMBER([.CB693]);&quot;0x&quot;&amp;DEC2HEX([.CB693]+[.CB$2]);&quot;&quot;)" office:value-type="string" office:string-value="0x37">
            <text:p>0x37</text:p>
          </table:table-cell>
          <table:table-cell table:formula="of:=HEX2DEC(MID([.CE693];3;2))-[.CE$2]" office:value-type="float" office:value="2">
            <text:p>2</text:p>
          </table:table-cell>
          <table:table-cell table:formula="of:=HEX2DEC(MID([.CF69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4:.BU694];0)-1" office:value-type="float" office:value="2">
            <text:p>2</text:p>
          </table:table-cell>
          <table:table-cell table:formula="of:=SUM([.A694:.BU694])" office:value-type="float" office:value="16">
            <text:p>16</text:p>
          </table:table-cell>
          <table:table-cell table:number-columns-repeated="2"/>
          <table:table-cell table:formula="of:=72-SUM([.BX694:.BZ694])-[.BW694]" office:value-type="float" office:value="54">
            <text:p>54</text:p>
          </table:table-cell>
          <table:table-cell table:formula="of:=[.BW695]+[.CA694]" office:value-type="float" office:value="56">
            <text:p>56</text:p>
          </table:table-cell>
          <table:table-cell table:number-columns-repeated="2"/>
          <table:table-cell table:formula="of:=IF(ISNUMBER([.BW694]);&quot;0x&quot;&amp;DEC2HEX([.BW694]+[.BW$2]))" office:value-type="string" office:string-value="0x1">
            <text:p>0x1</text:p>
          </table:table-cell>
          <table:table-cell table:formula="of:=IF(ISNUMBER([.BX694]);&quot;0x&quot;&amp;DEC2HEX([.BX694]+[.BX$2]))" office:value-type="string" office:string-value="0x8F">
            <text:p>0x8F</text:p>
          </table:table-cell>
          <table:table-cell table:formula="of:=IF(ISNUMBER([.BY694]);&quot;0x&quot;&amp;DEC2HEX([.BY694]+[.BY$2]);&quot;&quot;)">
            <text:p/>
          </table:table-cell>
          <table:table-cell table:formula="of:=IF(ISNUMBER([.BZ694]);&quot;0x&quot;&amp;DEC2HEX([.BZ694]+[.BZ$2]);&quot;&quot;)">
            <text:p/>
          </table:table-cell>
          <table:table-cell table:formula="of:=IF(ISNUMBER([.CB694]);&quot;0x&quot;&amp;DEC2HEX([.CB694]+[.CB$2]);&quot;&quot;)" office:value-type="string" office:string-value="0x37">
            <text:p>0x37</text:p>
          </table:table-cell>
          <table:table-cell table:formula="of:=HEX2DEC(MID([.CE694];3;2))-[.CE$2]" office:value-type="float" office:value="2">
            <text:p>2</text:p>
          </table:table-cell>
          <table:table-cell table:formula="of:=HEX2DEC(MID([.CF69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5:.BU695];0)-1" office:value-type="float" office:value="2">
            <text:p>2</text:p>
          </table:table-cell>
          <table:table-cell table:formula="of:=SUM([.A695:.BU695])" office:value-type="float" office:value="16">
            <text:p>16</text:p>
          </table:table-cell>
          <table:table-cell table:number-columns-repeated="2"/>
          <table:table-cell table:formula="of:=72-SUM([.BX695:.BZ695])-[.BW695]" office:value-type="float" office:value="54">
            <text:p>54</text:p>
          </table:table-cell>
          <table:table-cell table:formula="of:=[.BW696]+[.CA695]" office:value-type="float" office:value="56">
            <text:p>56</text:p>
          </table:table-cell>
          <table:table-cell table:number-columns-repeated="2"/>
          <table:table-cell table:formula="of:=IF(ISNUMBER([.BW695]);&quot;0x&quot;&amp;DEC2HEX([.BW695]+[.BW$2]))" office:value-type="string" office:string-value="0x1">
            <text:p>0x1</text:p>
          </table:table-cell>
          <table:table-cell table:formula="of:=IF(ISNUMBER([.BX695]);&quot;0x&quot;&amp;DEC2HEX([.BX695]+[.BX$2]))" office:value-type="string" office:string-value="0x8F">
            <text:p>0x8F</text:p>
          </table:table-cell>
          <table:table-cell table:formula="of:=IF(ISNUMBER([.BY695]);&quot;0x&quot;&amp;DEC2HEX([.BY695]+[.BY$2]);&quot;&quot;)">
            <text:p/>
          </table:table-cell>
          <table:table-cell table:formula="of:=IF(ISNUMBER([.BZ695]);&quot;0x&quot;&amp;DEC2HEX([.BZ695]+[.BZ$2]);&quot;&quot;)">
            <text:p/>
          </table:table-cell>
          <table:table-cell table:formula="of:=IF(ISNUMBER([.CB695]);&quot;0x&quot;&amp;DEC2HEX([.CB695]+[.CB$2]);&quot;&quot;)" office:value-type="string" office:string-value="0x37">
            <text:p>0x37</text:p>
          </table:table-cell>
          <table:table-cell table:formula="of:=HEX2DEC(MID([.CE695];3;2))-[.CE$2]" office:value-type="float" office:value="2">
            <text:p>2</text:p>
          </table:table-cell>
          <table:table-cell table:formula="of:=HEX2DEC(MID([.CF69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6:.BU696];0)-1" office:value-type="float" office:value="2">
            <text:p>2</text:p>
          </table:table-cell>
          <table:table-cell table:formula="of:=SUM([.A696:.BU696])" office:value-type="float" office:value="16">
            <text:p>16</text:p>
          </table:table-cell>
          <table:table-cell table:number-columns-repeated="2"/>
          <table:table-cell table:formula="of:=72-SUM([.BX696:.BZ696])-[.BW696]" office:value-type="float" office:value="54">
            <text:p>54</text:p>
          </table:table-cell>
          <table:table-cell table:formula="of:=[.BW697]+[.CA696]" office:value-type="float" office:value="56">
            <text:p>56</text:p>
          </table:table-cell>
          <table:table-cell table:number-columns-repeated="2"/>
          <table:table-cell table:formula="of:=IF(ISNUMBER([.BW696]);&quot;0x&quot;&amp;DEC2HEX([.BW696]+[.BW$2]))" office:value-type="string" office:string-value="0x1">
            <text:p>0x1</text:p>
          </table:table-cell>
          <table:table-cell table:formula="of:=IF(ISNUMBER([.BX696]);&quot;0x&quot;&amp;DEC2HEX([.BX696]+[.BX$2]))" office:value-type="string" office:string-value="0x8F">
            <text:p>0x8F</text:p>
          </table:table-cell>
          <table:table-cell table:formula="of:=IF(ISNUMBER([.BY696]);&quot;0x&quot;&amp;DEC2HEX([.BY696]+[.BY$2]);&quot;&quot;)">
            <text:p/>
          </table:table-cell>
          <table:table-cell table:formula="of:=IF(ISNUMBER([.BZ696]);&quot;0x&quot;&amp;DEC2HEX([.BZ696]+[.BZ$2]);&quot;&quot;)">
            <text:p/>
          </table:table-cell>
          <table:table-cell table:formula="of:=IF(ISNUMBER([.CB696]);&quot;0x&quot;&amp;DEC2HEX([.CB696]+[.CB$2]);&quot;&quot;)" office:value-type="string" office:string-value="0x37">
            <text:p>0x37</text:p>
          </table:table-cell>
          <table:table-cell table:formula="of:=HEX2DEC(MID([.CE696];3;2))-[.CE$2]" office:value-type="float" office:value="2">
            <text:p>2</text:p>
          </table:table-cell>
          <table:table-cell table:formula="of:=HEX2DEC(MID([.CF69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7:.BU697];0)-1" office:value-type="float" office:value="2">
            <text:p>2</text:p>
          </table:table-cell>
          <table:table-cell table:formula="of:=SUM([.A697:.BU697])" office:value-type="float" office:value="16">
            <text:p>16</text:p>
          </table:table-cell>
          <table:table-cell table:number-columns-repeated="2"/>
          <table:table-cell table:formula="of:=72-SUM([.BX697:.BZ697])-[.BW697]" office:value-type="float" office:value="54">
            <text:p>54</text:p>
          </table:table-cell>
          <table:table-cell table:formula="of:=[.BW698]+[.CA697]" office:value-type="float" office:value="56">
            <text:p>56</text:p>
          </table:table-cell>
          <table:table-cell table:number-columns-repeated="2"/>
          <table:table-cell table:formula="of:=IF(ISNUMBER([.BW697]);&quot;0x&quot;&amp;DEC2HEX([.BW697]+[.BW$2]))" office:value-type="string" office:string-value="0x1">
            <text:p>0x1</text:p>
          </table:table-cell>
          <table:table-cell table:formula="of:=IF(ISNUMBER([.BX697]);&quot;0x&quot;&amp;DEC2HEX([.BX697]+[.BX$2]))" office:value-type="string" office:string-value="0x8F">
            <text:p>0x8F</text:p>
          </table:table-cell>
          <table:table-cell table:formula="of:=IF(ISNUMBER([.BY697]);&quot;0x&quot;&amp;DEC2HEX([.BY697]+[.BY$2]);&quot;&quot;)">
            <text:p/>
          </table:table-cell>
          <table:table-cell table:formula="of:=IF(ISNUMBER([.BZ697]);&quot;0x&quot;&amp;DEC2HEX([.BZ697]+[.BZ$2]);&quot;&quot;)">
            <text:p/>
          </table:table-cell>
          <table:table-cell table:formula="of:=IF(ISNUMBER([.CB697]);&quot;0x&quot;&amp;DEC2HEX([.CB697]+[.CB$2]);&quot;&quot;)" office:value-type="string" office:string-value="0x37">
            <text:p>0x37</text:p>
          </table:table-cell>
          <table:table-cell table:formula="of:=HEX2DEC(MID([.CE697];3;2))-[.CE$2]" office:value-type="float" office:value="2">
            <text:p>2</text:p>
          </table:table-cell>
          <table:table-cell table:formula="of:=HEX2DEC(MID([.CF69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8:.BU698];0)-1" office:value-type="float" office:value="2">
            <text:p>2</text:p>
          </table:table-cell>
          <table:table-cell table:formula="of:=SUM([.A698:.BU698])" office:value-type="float" office:value="16">
            <text:p>16</text:p>
          </table:table-cell>
          <table:table-cell table:number-columns-repeated="2"/>
          <table:table-cell table:formula="of:=72-SUM([.BX698:.BZ698])-[.BW698]" office:value-type="float" office:value="54">
            <text:p>54</text:p>
          </table:table-cell>
          <table:table-cell table:formula="of:=[.BW699]+[.CA698]" office:value-type="float" office:value="56">
            <text:p>56</text:p>
          </table:table-cell>
          <table:table-cell table:number-columns-repeated="2"/>
          <table:table-cell table:formula="of:=IF(ISNUMBER([.BW698]);&quot;0x&quot;&amp;DEC2HEX([.BW698]+[.BW$2]))" office:value-type="string" office:string-value="0x1">
            <text:p>0x1</text:p>
          </table:table-cell>
          <table:table-cell table:formula="of:=IF(ISNUMBER([.BX698]);&quot;0x&quot;&amp;DEC2HEX([.BX698]+[.BX$2]))" office:value-type="string" office:string-value="0x8F">
            <text:p>0x8F</text:p>
          </table:table-cell>
          <table:table-cell table:formula="of:=IF(ISNUMBER([.BY698]);&quot;0x&quot;&amp;DEC2HEX([.BY698]+[.BY$2]);&quot;&quot;)">
            <text:p/>
          </table:table-cell>
          <table:table-cell table:formula="of:=IF(ISNUMBER([.BZ698]);&quot;0x&quot;&amp;DEC2HEX([.BZ698]+[.BZ$2]);&quot;&quot;)">
            <text:p/>
          </table:table-cell>
          <table:table-cell table:formula="of:=IF(ISNUMBER([.CB698]);&quot;0x&quot;&amp;DEC2HEX([.CB698]+[.CB$2]);&quot;&quot;)" office:value-type="string" office:string-value="0x37">
            <text:p>0x37</text:p>
          </table:table-cell>
          <table:table-cell table:formula="of:=HEX2DEC(MID([.CE698];3;2))-[.CE$2]" office:value-type="float" office:value="2">
            <text:p>2</text:p>
          </table:table-cell>
          <table:table-cell table:formula="of:=HEX2DEC(MID([.CF69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699:.BU699];0)-1" office:value-type="float" office:value="2">
            <text:p>2</text:p>
          </table:table-cell>
          <table:table-cell table:formula="of:=SUM([.A699:.BU699])" office:value-type="float" office:value="16">
            <text:p>16</text:p>
          </table:table-cell>
          <table:table-cell table:number-columns-repeated="2"/>
          <table:table-cell table:formula="of:=72-SUM([.BX699:.BZ699])-[.BW699]" office:value-type="float" office:value="54">
            <text:p>54</text:p>
          </table:table-cell>
          <table:table-cell table:formula="of:=[.BW700]+[.CA699]" office:value-type="float" office:value="56">
            <text:p>56</text:p>
          </table:table-cell>
          <table:table-cell table:number-columns-repeated="2"/>
          <table:table-cell table:formula="of:=IF(ISNUMBER([.BW699]);&quot;0x&quot;&amp;DEC2HEX([.BW699]+[.BW$2]))" office:value-type="string" office:string-value="0x1">
            <text:p>0x1</text:p>
          </table:table-cell>
          <table:table-cell table:formula="of:=IF(ISNUMBER([.BX699]);&quot;0x&quot;&amp;DEC2HEX([.BX699]+[.BX$2]))" office:value-type="string" office:string-value="0x8F">
            <text:p>0x8F</text:p>
          </table:table-cell>
          <table:table-cell table:formula="of:=IF(ISNUMBER([.BY699]);&quot;0x&quot;&amp;DEC2HEX([.BY699]+[.BY$2]);&quot;&quot;)">
            <text:p/>
          </table:table-cell>
          <table:table-cell table:formula="of:=IF(ISNUMBER([.BZ699]);&quot;0x&quot;&amp;DEC2HEX([.BZ699]+[.BZ$2]);&quot;&quot;)">
            <text:p/>
          </table:table-cell>
          <table:table-cell table:formula="of:=IF(ISNUMBER([.CB699]);&quot;0x&quot;&amp;DEC2HEX([.CB699]+[.CB$2]);&quot;&quot;)" office:value-type="string" office:string-value="0x37">
            <text:p>0x37</text:p>
          </table:table-cell>
          <table:table-cell table:formula="of:=HEX2DEC(MID([.CE699];3;2))-[.CE$2]" office:value-type="float" office:value="2">
            <text:p>2</text:p>
          </table:table-cell>
          <table:table-cell table:formula="of:=HEX2DEC(MID([.CF69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0:.BU700];0)-1" office:value-type="float" office:value="2">
            <text:p>2</text:p>
          </table:table-cell>
          <table:table-cell table:formula="of:=SUM([.A700:.BU700])" office:value-type="float" office:value="16">
            <text:p>16</text:p>
          </table:table-cell>
          <table:table-cell table:number-columns-repeated="2"/>
          <table:table-cell table:formula="of:=72-SUM([.BX700:.BZ700])-[.BW700]" office:value-type="float" office:value="54">
            <text:p>54</text:p>
          </table:table-cell>
          <table:table-cell table:formula="of:=[.BW701]+[.CA700]" office:value-type="float" office:value="56">
            <text:p>56</text:p>
          </table:table-cell>
          <table:table-cell table:number-columns-repeated="2"/>
          <table:table-cell table:formula="of:=IF(ISNUMBER([.BW700]);&quot;0x&quot;&amp;DEC2HEX([.BW700]+[.BW$2]))" office:value-type="string" office:string-value="0x1">
            <text:p>0x1</text:p>
          </table:table-cell>
          <table:table-cell table:formula="of:=IF(ISNUMBER([.BX700]);&quot;0x&quot;&amp;DEC2HEX([.BX700]+[.BX$2]))" office:value-type="string" office:string-value="0x8F">
            <text:p>0x8F</text:p>
          </table:table-cell>
          <table:table-cell table:formula="of:=IF(ISNUMBER([.BY700]);&quot;0x&quot;&amp;DEC2HEX([.BY700]+[.BY$2]);&quot;&quot;)">
            <text:p/>
          </table:table-cell>
          <table:table-cell table:formula="of:=IF(ISNUMBER([.BZ700]);&quot;0x&quot;&amp;DEC2HEX([.BZ700]+[.BZ$2]);&quot;&quot;)">
            <text:p/>
          </table:table-cell>
          <table:table-cell table:formula="of:=IF(ISNUMBER([.CB700]);&quot;0x&quot;&amp;DEC2HEX([.CB700]+[.CB$2]);&quot;&quot;)" office:value-type="string" office:string-value="0x37">
            <text:p>0x37</text:p>
          </table:table-cell>
          <table:table-cell table:formula="of:=HEX2DEC(MID([.CE700];3;2))-[.CE$2]" office:value-type="float" office:value="2">
            <text:p>2</text:p>
          </table:table-cell>
          <table:table-cell table:formula="of:=HEX2DEC(MID([.CF70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1:.BU701];0)-1" office:value-type="float" office:value="2">
            <text:p>2</text:p>
          </table:table-cell>
          <table:table-cell table:formula="of:=SUM([.A701:.BU701])" office:value-type="float" office:value="16">
            <text:p>16</text:p>
          </table:table-cell>
          <table:table-cell table:number-columns-repeated="2"/>
          <table:table-cell table:formula="of:=72-SUM([.BX701:.BZ701])-[.BW701]" office:value-type="float" office:value="54">
            <text:p>54</text:p>
          </table:table-cell>
          <table:table-cell table:formula="of:=[.BW702]+[.CA701]" office:value-type="float" office:value="56">
            <text:p>56</text:p>
          </table:table-cell>
          <table:table-cell table:number-columns-repeated="2"/>
          <table:table-cell table:formula="of:=IF(ISNUMBER([.BW701]);&quot;0x&quot;&amp;DEC2HEX([.BW701]+[.BW$2]))" office:value-type="string" office:string-value="0x1">
            <text:p>0x1</text:p>
          </table:table-cell>
          <table:table-cell table:formula="of:=IF(ISNUMBER([.BX701]);&quot;0x&quot;&amp;DEC2HEX([.BX701]+[.BX$2]))" office:value-type="string" office:string-value="0x8F">
            <text:p>0x8F</text:p>
          </table:table-cell>
          <table:table-cell table:formula="of:=IF(ISNUMBER([.BY701]);&quot;0x&quot;&amp;DEC2HEX([.BY701]+[.BY$2]);&quot;&quot;)">
            <text:p/>
          </table:table-cell>
          <table:table-cell table:formula="of:=IF(ISNUMBER([.BZ701]);&quot;0x&quot;&amp;DEC2HEX([.BZ701]+[.BZ$2]);&quot;&quot;)">
            <text:p/>
          </table:table-cell>
          <table:table-cell table:formula="of:=IF(ISNUMBER([.CB701]);&quot;0x&quot;&amp;DEC2HEX([.CB701]+[.CB$2]);&quot;&quot;)" office:value-type="string" office:string-value="0x37">
            <text:p>0x37</text:p>
          </table:table-cell>
          <table:table-cell table:formula="of:=HEX2DEC(MID([.CE701];3;2))-[.CE$2]" office:value-type="float" office:value="2">
            <text:p>2</text:p>
          </table:table-cell>
          <table:table-cell table:formula="of:=HEX2DEC(MID([.CF70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2:.BU702];0)-1" office:value-type="float" office:value="2">
            <text:p>2</text:p>
          </table:table-cell>
          <table:table-cell table:formula="of:=SUM([.A702:.BU702])" office:value-type="float" office:value="16">
            <text:p>16</text:p>
          </table:table-cell>
          <table:table-cell table:number-columns-repeated="2"/>
          <table:table-cell table:formula="of:=72-SUM([.BX702:.BZ702])-[.BW702]" office:value-type="float" office:value="54">
            <text:p>54</text:p>
          </table:table-cell>
          <table:table-cell table:formula="of:=[.BW703]+[.CA702]" office:value-type="float" office:value="56">
            <text:p>56</text:p>
          </table:table-cell>
          <table:table-cell table:number-columns-repeated="2"/>
          <table:table-cell table:formula="of:=IF(ISNUMBER([.BW702]);&quot;0x&quot;&amp;DEC2HEX([.BW702]+[.BW$2]))" office:value-type="string" office:string-value="0x1">
            <text:p>0x1</text:p>
          </table:table-cell>
          <table:table-cell table:formula="of:=IF(ISNUMBER([.BX702]);&quot;0x&quot;&amp;DEC2HEX([.BX702]+[.BX$2]))" office:value-type="string" office:string-value="0x8F">
            <text:p>0x8F</text:p>
          </table:table-cell>
          <table:table-cell table:formula="of:=IF(ISNUMBER([.BY702]);&quot;0x&quot;&amp;DEC2HEX([.BY702]+[.BY$2]);&quot;&quot;)">
            <text:p/>
          </table:table-cell>
          <table:table-cell table:formula="of:=IF(ISNUMBER([.BZ702]);&quot;0x&quot;&amp;DEC2HEX([.BZ702]+[.BZ$2]);&quot;&quot;)">
            <text:p/>
          </table:table-cell>
          <table:table-cell table:formula="of:=IF(ISNUMBER([.CB702]);&quot;0x&quot;&amp;DEC2HEX([.CB702]+[.CB$2]);&quot;&quot;)" office:value-type="string" office:string-value="0x37">
            <text:p>0x37</text:p>
          </table:table-cell>
          <table:table-cell table:formula="of:=HEX2DEC(MID([.CE702];3;2))-[.CE$2]" office:value-type="float" office:value="2">
            <text:p>2</text:p>
          </table:table-cell>
          <table:table-cell table:formula="of:=HEX2DEC(MID([.CF70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3:.BU703];0)-1" office:value-type="float" office:value="2">
            <text:p>2</text:p>
          </table:table-cell>
          <table:table-cell table:formula="of:=SUM([.A703:.BU703])" office:value-type="float" office:value="16">
            <text:p>16</text:p>
          </table:table-cell>
          <table:table-cell table:number-columns-repeated="2"/>
          <table:table-cell table:formula="of:=72-SUM([.BX703:.BZ703])-[.BW703]" office:value-type="float" office:value="54">
            <text:p>54</text:p>
          </table:table-cell>
          <table:table-cell table:formula="of:=[.BW704]+[.CA703]" office:value-type="float" office:value="56">
            <text:p>56</text:p>
          </table:table-cell>
          <table:table-cell table:number-columns-repeated="2"/>
          <table:table-cell table:formula="of:=IF(ISNUMBER([.BW703]);&quot;0x&quot;&amp;DEC2HEX([.BW703]+[.BW$2]))" office:value-type="string" office:string-value="0x1">
            <text:p>0x1</text:p>
          </table:table-cell>
          <table:table-cell table:formula="of:=IF(ISNUMBER([.BX703]);&quot;0x&quot;&amp;DEC2HEX([.BX703]+[.BX$2]))" office:value-type="string" office:string-value="0x8F">
            <text:p>0x8F</text:p>
          </table:table-cell>
          <table:table-cell table:formula="of:=IF(ISNUMBER([.BY703]);&quot;0x&quot;&amp;DEC2HEX([.BY703]+[.BY$2]);&quot;&quot;)">
            <text:p/>
          </table:table-cell>
          <table:table-cell table:formula="of:=IF(ISNUMBER([.BZ703]);&quot;0x&quot;&amp;DEC2HEX([.BZ703]+[.BZ$2]);&quot;&quot;)">
            <text:p/>
          </table:table-cell>
          <table:table-cell table:formula="of:=IF(ISNUMBER([.CB703]);&quot;0x&quot;&amp;DEC2HEX([.CB703]+[.CB$2]);&quot;&quot;)" office:value-type="string" office:string-value="0x37">
            <text:p>0x37</text:p>
          </table:table-cell>
          <table:table-cell table:formula="of:=HEX2DEC(MID([.CE703];3;2))-[.CE$2]" office:value-type="float" office:value="2">
            <text:p>2</text:p>
          </table:table-cell>
          <table:table-cell table:formula="of:=HEX2DEC(MID([.CF70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4:.BU704];0)-1" office:value-type="float" office:value="2">
            <text:p>2</text:p>
          </table:table-cell>
          <table:table-cell table:formula="of:=SUM([.A704:.BU704])" office:value-type="float" office:value="16">
            <text:p>16</text:p>
          </table:table-cell>
          <table:table-cell table:number-columns-repeated="2"/>
          <table:table-cell table:formula="of:=72-SUM([.BX704:.BZ704])-[.BW704]" office:value-type="float" office:value="54">
            <text:p>54</text:p>
          </table:table-cell>
          <table:table-cell table:formula="of:=[.BW705]+[.CA704]" office:value-type="float" office:value="56">
            <text:p>56</text:p>
          </table:table-cell>
          <table:table-cell table:number-columns-repeated="2"/>
          <table:table-cell table:formula="of:=IF(ISNUMBER([.BW704]);&quot;0x&quot;&amp;DEC2HEX([.BW704]+[.BW$2]))" office:value-type="string" office:string-value="0x1">
            <text:p>0x1</text:p>
          </table:table-cell>
          <table:table-cell table:formula="of:=IF(ISNUMBER([.BX704]);&quot;0x&quot;&amp;DEC2HEX([.BX704]+[.BX$2]))" office:value-type="string" office:string-value="0x8F">
            <text:p>0x8F</text:p>
          </table:table-cell>
          <table:table-cell table:formula="of:=IF(ISNUMBER([.BY704]);&quot;0x&quot;&amp;DEC2HEX([.BY704]+[.BY$2]);&quot;&quot;)">
            <text:p/>
          </table:table-cell>
          <table:table-cell table:formula="of:=IF(ISNUMBER([.BZ704]);&quot;0x&quot;&amp;DEC2HEX([.BZ704]+[.BZ$2]);&quot;&quot;)">
            <text:p/>
          </table:table-cell>
          <table:table-cell table:formula="of:=IF(ISNUMBER([.CB704]);&quot;0x&quot;&amp;DEC2HEX([.CB704]+[.CB$2]);&quot;&quot;)" office:value-type="string" office:string-value="0x37">
            <text:p>0x37</text:p>
          </table:table-cell>
          <table:table-cell table:formula="of:=HEX2DEC(MID([.CE704];3;2))-[.CE$2]" office:value-type="float" office:value="2">
            <text:p>2</text:p>
          </table:table-cell>
          <table:table-cell table:formula="of:=HEX2DEC(MID([.CF70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5:.BU705];0)-1" office:value-type="float" office:value="2">
            <text:p>2</text:p>
          </table:table-cell>
          <table:table-cell table:formula="of:=SUM([.A705:.BU705])" office:value-type="float" office:value="16">
            <text:p>16</text:p>
          </table:table-cell>
          <table:table-cell table:number-columns-repeated="2"/>
          <table:table-cell table:formula="of:=72-SUM([.BX705:.BZ705])-[.BW705]" office:value-type="float" office:value="54">
            <text:p>54</text:p>
          </table:table-cell>
          <table:table-cell table:formula="of:=[.BW706]+[.CA705]" office:value-type="float" office:value="56">
            <text:p>56</text:p>
          </table:table-cell>
          <table:table-cell table:number-columns-repeated="2"/>
          <table:table-cell table:formula="of:=IF(ISNUMBER([.BW705]);&quot;0x&quot;&amp;DEC2HEX([.BW705]+[.BW$2]))" office:value-type="string" office:string-value="0x1">
            <text:p>0x1</text:p>
          </table:table-cell>
          <table:table-cell table:formula="of:=IF(ISNUMBER([.BX705]);&quot;0x&quot;&amp;DEC2HEX([.BX705]+[.BX$2]))" office:value-type="string" office:string-value="0x8F">
            <text:p>0x8F</text:p>
          </table:table-cell>
          <table:table-cell table:formula="of:=IF(ISNUMBER([.BY705]);&quot;0x&quot;&amp;DEC2HEX([.BY705]+[.BY$2]);&quot;&quot;)">
            <text:p/>
          </table:table-cell>
          <table:table-cell table:formula="of:=IF(ISNUMBER([.BZ705]);&quot;0x&quot;&amp;DEC2HEX([.BZ705]+[.BZ$2]);&quot;&quot;)">
            <text:p/>
          </table:table-cell>
          <table:table-cell table:formula="of:=IF(ISNUMBER([.CB705]);&quot;0x&quot;&amp;DEC2HEX([.CB705]+[.CB$2]);&quot;&quot;)" office:value-type="string" office:string-value="0x37">
            <text:p>0x37</text:p>
          </table:table-cell>
          <table:table-cell table:formula="of:=HEX2DEC(MID([.CE705];3;2))-[.CE$2]" office:value-type="float" office:value="2">
            <text:p>2</text:p>
          </table:table-cell>
          <table:table-cell table:formula="of:=HEX2DEC(MID([.CF70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6:.BU706];0)-1" office:value-type="float" office:value="2">
            <text:p>2</text:p>
          </table:table-cell>
          <table:table-cell table:formula="of:=SUM([.A706:.BU706])" office:value-type="float" office:value="16">
            <text:p>16</text:p>
          </table:table-cell>
          <table:table-cell table:number-columns-repeated="2"/>
          <table:table-cell table:formula="of:=72-SUM([.BX706:.BZ706])-[.BW706]" office:value-type="float" office:value="54">
            <text:p>54</text:p>
          </table:table-cell>
          <table:table-cell table:formula="of:=[.BW707]+[.CA706]" office:value-type="float" office:value="56">
            <text:p>56</text:p>
          </table:table-cell>
          <table:table-cell table:number-columns-repeated="2"/>
          <table:table-cell table:formula="of:=IF(ISNUMBER([.BW706]);&quot;0x&quot;&amp;DEC2HEX([.BW706]+[.BW$2]))" office:value-type="string" office:string-value="0x1">
            <text:p>0x1</text:p>
          </table:table-cell>
          <table:table-cell table:formula="of:=IF(ISNUMBER([.BX706]);&quot;0x&quot;&amp;DEC2HEX([.BX706]+[.BX$2]))" office:value-type="string" office:string-value="0x8F">
            <text:p>0x8F</text:p>
          </table:table-cell>
          <table:table-cell table:formula="of:=IF(ISNUMBER([.BY706]);&quot;0x&quot;&amp;DEC2HEX([.BY706]+[.BY$2]);&quot;&quot;)">
            <text:p/>
          </table:table-cell>
          <table:table-cell table:formula="of:=IF(ISNUMBER([.BZ706]);&quot;0x&quot;&amp;DEC2HEX([.BZ706]+[.BZ$2]);&quot;&quot;)">
            <text:p/>
          </table:table-cell>
          <table:table-cell table:formula="of:=IF(ISNUMBER([.CB706]);&quot;0x&quot;&amp;DEC2HEX([.CB706]+[.CB$2]);&quot;&quot;)" office:value-type="string" office:string-value="0x37">
            <text:p>0x37</text:p>
          </table:table-cell>
          <table:table-cell table:formula="of:=HEX2DEC(MID([.CE706];3;2))-[.CE$2]" office:value-type="float" office:value="2">
            <text:p>2</text:p>
          </table:table-cell>
          <table:table-cell table:formula="of:=HEX2DEC(MID([.CF70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7:.BU707];0)-1" office:value-type="float" office:value="2">
            <text:p>2</text:p>
          </table:table-cell>
          <table:table-cell table:formula="of:=SUM([.A707:.BU707])" office:value-type="float" office:value="16">
            <text:p>16</text:p>
          </table:table-cell>
          <table:table-cell table:number-columns-repeated="2"/>
          <table:table-cell table:formula="of:=72-SUM([.BX707:.BZ707])-[.BW707]" office:value-type="float" office:value="54">
            <text:p>54</text:p>
          </table:table-cell>
          <table:table-cell table:formula="of:=[.BW708]+[.CA707]" office:value-type="float" office:value="56">
            <text:p>56</text:p>
          </table:table-cell>
          <table:table-cell table:number-columns-repeated="2"/>
          <table:table-cell table:formula="of:=IF(ISNUMBER([.BW707]);&quot;0x&quot;&amp;DEC2HEX([.BW707]+[.BW$2]))" office:value-type="string" office:string-value="0x1">
            <text:p>0x1</text:p>
          </table:table-cell>
          <table:table-cell table:formula="of:=IF(ISNUMBER([.BX707]);&quot;0x&quot;&amp;DEC2HEX([.BX707]+[.BX$2]))" office:value-type="string" office:string-value="0x8F">
            <text:p>0x8F</text:p>
          </table:table-cell>
          <table:table-cell table:formula="of:=IF(ISNUMBER([.BY707]);&quot;0x&quot;&amp;DEC2HEX([.BY707]+[.BY$2]);&quot;&quot;)">
            <text:p/>
          </table:table-cell>
          <table:table-cell table:formula="of:=IF(ISNUMBER([.BZ707]);&quot;0x&quot;&amp;DEC2HEX([.BZ707]+[.BZ$2]);&quot;&quot;)">
            <text:p/>
          </table:table-cell>
          <table:table-cell table:formula="of:=IF(ISNUMBER([.CB707]);&quot;0x&quot;&amp;DEC2HEX([.CB707]+[.CB$2]);&quot;&quot;)" office:value-type="string" office:string-value="0x37">
            <text:p>0x37</text:p>
          </table:table-cell>
          <table:table-cell table:formula="of:=HEX2DEC(MID([.CE707];3;2))-[.CE$2]" office:value-type="float" office:value="2">
            <text:p>2</text:p>
          </table:table-cell>
          <table:table-cell table:formula="of:=HEX2DEC(MID([.CF70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8:.BU708];0)-1" office:value-type="float" office:value="2">
            <text:p>2</text:p>
          </table:table-cell>
          <table:table-cell table:formula="of:=SUM([.A708:.BU708])" office:value-type="float" office:value="16">
            <text:p>16</text:p>
          </table:table-cell>
          <table:table-cell table:number-columns-repeated="2"/>
          <table:table-cell table:formula="of:=72-SUM([.BX708:.BZ708])-[.BW708]" office:value-type="float" office:value="54">
            <text:p>54</text:p>
          </table:table-cell>
          <table:table-cell table:formula="of:=[.BW709]+[.CA708]" office:value-type="float" office:value="56">
            <text:p>56</text:p>
          </table:table-cell>
          <table:table-cell table:number-columns-repeated="2"/>
          <table:table-cell table:formula="of:=IF(ISNUMBER([.BW708]);&quot;0x&quot;&amp;DEC2HEX([.BW708]+[.BW$2]))" office:value-type="string" office:string-value="0x1">
            <text:p>0x1</text:p>
          </table:table-cell>
          <table:table-cell table:formula="of:=IF(ISNUMBER([.BX708]);&quot;0x&quot;&amp;DEC2HEX([.BX708]+[.BX$2]))" office:value-type="string" office:string-value="0x8F">
            <text:p>0x8F</text:p>
          </table:table-cell>
          <table:table-cell table:formula="of:=IF(ISNUMBER([.BY708]);&quot;0x&quot;&amp;DEC2HEX([.BY708]+[.BY$2]);&quot;&quot;)">
            <text:p/>
          </table:table-cell>
          <table:table-cell table:formula="of:=IF(ISNUMBER([.BZ708]);&quot;0x&quot;&amp;DEC2HEX([.BZ708]+[.BZ$2]);&quot;&quot;)">
            <text:p/>
          </table:table-cell>
          <table:table-cell table:formula="of:=IF(ISNUMBER([.CB708]);&quot;0x&quot;&amp;DEC2HEX([.CB708]+[.CB$2]);&quot;&quot;)" office:value-type="string" office:string-value="0x37">
            <text:p>0x37</text:p>
          </table:table-cell>
          <table:table-cell table:formula="of:=HEX2DEC(MID([.CE708];3;2))-[.CE$2]" office:value-type="float" office:value="2">
            <text:p>2</text:p>
          </table:table-cell>
          <table:table-cell table:formula="of:=HEX2DEC(MID([.CF70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09:.BU709];0)-1" office:value-type="float" office:value="2">
            <text:p>2</text:p>
          </table:table-cell>
          <table:table-cell table:formula="of:=SUM([.A709:.BU709])" office:value-type="float" office:value="16">
            <text:p>16</text:p>
          </table:table-cell>
          <table:table-cell table:number-columns-repeated="2"/>
          <table:table-cell table:formula="of:=72-SUM([.BX709:.BZ709])-[.BW709]" office:value-type="float" office:value="54">
            <text:p>54</text:p>
          </table:table-cell>
          <table:table-cell table:formula="of:=[.BW710]+[.CA709]" office:value-type="float" office:value="56">
            <text:p>56</text:p>
          </table:table-cell>
          <table:table-cell table:number-columns-repeated="2"/>
          <table:table-cell table:formula="of:=IF(ISNUMBER([.BW709]);&quot;0x&quot;&amp;DEC2HEX([.BW709]+[.BW$2]))" office:value-type="string" office:string-value="0x1">
            <text:p>0x1</text:p>
          </table:table-cell>
          <table:table-cell table:formula="of:=IF(ISNUMBER([.BX709]);&quot;0x&quot;&amp;DEC2HEX([.BX709]+[.BX$2]))" office:value-type="string" office:string-value="0x8F">
            <text:p>0x8F</text:p>
          </table:table-cell>
          <table:table-cell table:formula="of:=IF(ISNUMBER([.BY709]);&quot;0x&quot;&amp;DEC2HEX([.BY709]+[.BY$2]);&quot;&quot;)">
            <text:p/>
          </table:table-cell>
          <table:table-cell table:formula="of:=IF(ISNUMBER([.BZ709]);&quot;0x&quot;&amp;DEC2HEX([.BZ709]+[.BZ$2]);&quot;&quot;)">
            <text:p/>
          </table:table-cell>
          <table:table-cell table:formula="of:=IF(ISNUMBER([.CB709]);&quot;0x&quot;&amp;DEC2HEX([.CB709]+[.CB$2]);&quot;&quot;)" office:value-type="string" office:string-value="0x37">
            <text:p>0x37</text:p>
          </table:table-cell>
          <table:table-cell table:formula="of:=HEX2DEC(MID([.CE709];3;2))-[.CE$2]" office:value-type="float" office:value="2">
            <text:p>2</text:p>
          </table:table-cell>
          <table:table-cell table:formula="of:=HEX2DEC(MID([.CF70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10:.BU710];0)-1" office:value-type="float" office:value="2">
            <text:p>2</text:p>
          </table:table-cell>
          <table:table-cell table:formula="of:=SUM([.A710:.BU710])" office:value-type="float" office:value="16">
            <text:p>16</text:p>
          </table:table-cell>
          <table:table-cell table:number-columns-repeated="2"/>
          <table:table-cell table:formula="of:=72-SUM([.BX710:.BZ710])-[.BW710]" office:value-type="float" office:value="54">
            <text:p>54</text:p>
          </table:table-cell>
          <table:table-cell table:formula="of:=[.BW711]+[.CA710]" office:value-type="float" office:value="56">
            <text:p>56</text:p>
          </table:table-cell>
          <table:table-cell table:number-columns-repeated="2"/>
          <table:table-cell table:formula="of:=IF(ISNUMBER([.BW710]);&quot;0x&quot;&amp;DEC2HEX([.BW710]+[.BW$2]))" office:value-type="string" office:string-value="0x1">
            <text:p>0x1</text:p>
          </table:table-cell>
          <table:table-cell table:formula="of:=IF(ISNUMBER([.BX710]);&quot;0x&quot;&amp;DEC2HEX([.BX710]+[.BX$2]))" office:value-type="string" office:string-value="0x8F">
            <text:p>0x8F</text:p>
          </table:table-cell>
          <table:table-cell table:formula="of:=IF(ISNUMBER([.BY710]);&quot;0x&quot;&amp;DEC2HEX([.BY710]+[.BY$2]);&quot;&quot;)">
            <text:p/>
          </table:table-cell>
          <table:table-cell table:formula="of:=IF(ISNUMBER([.BZ710]);&quot;0x&quot;&amp;DEC2HEX([.BZ710]+[.BZ$2]);&quot;&quot;)">
            <text:p/>
          </table:table-cell>
          <table:table-cell table:formula="of:=IF(ISNUMBER([.CB710]);&quot;0x&quot;&amp;DEC2HEX([.CB710]+[.CB$2]);&quot;&quot;)" office:value-type="string" office:string-value="0x37">
            <text:p>0x37</text:p>
          </table:table-cell>
          <table:table-cell table:formula="of:=HEX2DEC(MID([.CE710];3;2))-[.CE$2]" office:value-type="float" office:value="2">
            <text:p>2</text:p>
          </table:table-cell>
          <table:table-cell table:formula="of:=HEX2DEC(MID([.CF71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11:.BU711];0)-1" office:value-type="float" office:value="2">
            <text:p>2</text:p>
          </table:table-cell>
          <table:table-cell table:formula="of:=SUM([.A711:.BU711])" office:value-type="float" office:value="16">
            <text:p>16</text:p>
          </table:table-cell>
          <table:table-cell table:number-columns-repeated="2"/>
          <table:table-cell table:formula="of:=72-SUM([.BX711:.BZ711])-[.BW711]" office:value-type="float" office:value="54">
            <text:p>54</text:p>
          </table:table-cell>
          <table:table-cell table:formula="of:=[.BW712]+[.CA711]" office:value-type="float" office:value="56">
            <text:p>56</text:p>
          </table:table-cell>
          <table:table-cell table:number-columns-repeated="2"/>
          <table:table-cell table:formula="of:=IF(ISNUMBER([.BW711]);&quot;0x&quot;&amp;DEC2HEX([.BW711]+[.BW$2]))" office:value-type="string" office:string-value="0x1">
            <text:p>0x1</text:p>
          </table:table-cell>
          <table:table-cell table:formula="of:=IF(ISNUMBER([.BX711]);&quot;0x&quot;&amp;DEC2HEX([.BX711]+[.BX$2]))" office:value-type="string" office:string-value="0x8F">
            <text:p>0x8F</text:p>
          </table:table-cell>
          <table:table-cell table:formula="of:=IF(ISNUMBER([.BY711]);&quot;0x&quot;&amp;DEC2HEX([.BY711]+[.BY$2]);&quot;&quot;)">
            <text:p/>
          </table:table-cell>
          <table:table-cell table:formula="of:=IF(ISNUMBER([.BZ711]);&quot;0x&quot;&amp;DEC2HEX([.BZ711]+[.BZ$2]);&quot;&quot;)">
            <text:p/>
          </table:table-cell>
          <table:table-cell table:formula="of:=IF(ISNUMBER([.CB711]);&quot;0x&quot;&amp;DEC2HEX([.CB711]+[.CB$2]);&quot;&quot;)" office:value-type="string" office:string-value="0x37">
            <text:p>0x37</text:p>
          </table:table-cell>
          <table:table-cell table:formula="of:=HEX2DEC(MID([.CE711];3;2))-[.CE$2]" office:value-type="float" office:value="2">
            <text:p>2</text:p>
          </table:table-cell>
          <table:table-cell table:formula="of:=HEX2DEC(MID([.CF71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12:.BU712];0)-1" office:value-type="float" office:value="2">
            <text:p>2</text:p>
          </table:table-cell>
          <table:table-cell table:formula="of:=SUM([.A712:.BU712])" office:value-type="float" office:value="16">
            <text:p>16</text:p>
          </table:table-cell>
          <table:table-cell table:number-columns-repeated="2"/>
          <table:table-cell table:formula="of:=72-SUM([.BX712:.BZ712])-[.BW712]" office:value-type="float" office:value="54">
            <text:p>54</text:p>
          </table:table-cell>
          <table:table-cell table:formula="of:=[.BW713]+[.CA712]" office:value-type="float" office:value="56">
            <text:p>56</text:p>
          </table:table-cell>
          <table:table-cell table:number-columns-repeated="2"/>
          <table:table-cell table:formula="of:=IF(ISNUMBER([.BW712]);&quot;0x&quot;&amp;DEC2HEX([.BW712]+[.BW$2]))" office:value-type="string" office:string-value="0x1">
            <text:p>0x1</text:p>
          </table:table-cell>
          <table:table-cell table:formula="of:=IF(ISNUMBER([.BX712]);&quot;0x&quot;&amp;DEC2HEX([.BX712]+[.BX$2]))" office:value-type="string" office:string-value="0x8F">
            <text:p>0x8F</text:p>
          </table:table-cell>
          <table:table-cell table:formula="of:=IF(ISNUMBER([.BY712]);&quot;0x&quot;&amp;DEC2HEX([.BY712]+[.BY$2]);&quot;&quot;)">
            <text:p/>
          </table:table-cell>
          <table:table-cell table:formula="of:=IF(ISNUMBER([.BZ712]);&quot;0x&quot;&amp;DEC2HEX([.BZ712]+[.BZ$2]);&quot;&quot;)">
            <text:p/>
          </table:table-cell>
          <table:table-cell table:formula="of:=IF(ISNUMBER([.CB712]);&quot;0x&quot;&amp;DEC2HEX([.CB712]+[.CB$2]);&quot;&quot;)" office:value-type="string" office:string-value="0x37">
            <text:p>0x37</text:p>
          </table:table-cell>
          <table:table-cell table:formula="of:=HEX2DEC(MID([.CE712];3;2))-[.CE$2]" office:value-type="float" office:value="2">
            <text:p>2</text:p>
          </table:table-cell>
          <table:table-cell table:formula="of:=HEX2DEC(MID([.CF71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13:.BU713];0)-1" office:value-type="float" office:value="2">
            <text:p>2</text:p>
          </table:table-cell>
          <table:table-cell table:formula="of:=SUM([.A713:.BU713])" office:value-type="float" office:value="16">
            <text:p>16</text:p>
          </table:table-cell>
          <table:table-cell table:number-columns-repeated="2"/>
          <table:table-cell table:formula="of:=72-SUM([.BX713:.BZ713])-[.BW713]" office:value-type="float" office:value="54">
            <text:p>54</text:p>
          </table:table-cell>
          <table:table-cell table:formula="of:=[.BW714]+[.CA713]" office:value-type="float" office:value="56">
            <text:p>56</text:p>
          </table:table-cell>
          <table:table-cell table:number-columns-repeated="2"/>
          <table:table-cell table:formula="of:=IF(ISNUMBER([.BW713]);&quot;0x&quot;&amp;DEC2HEX([.BW713]+[.BW$2]))" office:value-type="string" office:string-value="0x1">
            <text:p>0x1</text:p>
          </table:table-cell>
          <table:table-cell table:formula="of:=IF(ISNUMBER([.BX713]);&quot;0x&quot;&amp;DEC2HEX([.BX713]+[.BX$2]))" office:value-type="string" office:string-value="0x8F">
            <text:p>0x8F</text:p>
          </table:table-cell>
          <table:table-cell table:formula="of:=IF(ISNUMBER([.BY713]);&quot;0x&quot;&amp;DEC2HEX([.BY713]+[.BY$2]);&quot;&quot;)">
            <text:p/>
          </table:table-cell>
          <table:table-cell table:formula="of:=IF(ISNUMBER([.BZ713]);&quot;0x&quot;&amp;DEC2HEX([.BZ713]+[.BZ$2]);&quot;&quot;)">
            <text:p/>
          </table:table-cell>
          <table:table-cell table:formula="of:=IF(ISNUMBER([.CB713]);&quot;0x&quot;&amp;DEC2HEX([.CB713]+[.CB$2]);&quot;&quot;)" office:value-type="string" office:string-value="0x37">
            <text:p>0x37</text:p>
          </table:table-cell>
          <table:table-cell table:formula="of:=HEX2DEC(MID([.CE713];3;2))-[.CE$2]" office:value-type="float" office:value="2">
            <text:p>2</text:p>
          </table:table-cell>
          <table:table-cell table:formula="of:=HEX2DEC(MID([.CF71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714:.BU714];0)-1" office:value-type="float" office:value="2">
            <text:p>2</text:p>
          </table:table-cell>
          <table:table-cell table:formula="of:=SUM([.A714:.BU714])" office:value-type="float" office:value="17">
            <text:p>17</text:p>
          </table:table-cell>
          <table:table-cell table:number-columns-repeated="2"/>
          <table:table-cell table:formula="of:=72-SUM([.BX714:.BZ714])-[.BW714]" office:value-type="float" office:value="53">
            <text:p>53</text:p>
          </table:table-cell>
          <table:table-cell table:formula="of:=[.BW715]+[.CA714]" office:value-type="float" office:value="55">
            <text:p>55</text:p>
          </table:table-cell>
          <table:table-cell table:number-columns-repeated="2"/>
          <table:table-cell table:formula="of:=IF(ISNUMBER([.BW714]);&quot;0x&quot;&amp;DEC2HEX([.BW714]+[.BW$2]))" office:value-type="string" office:string-value="0x1">
            <text:p>0x1</text:p>
          </table:table-cell>
          <table:table-cell table:formula="of:=IF(ISNUMBER([.BX714]);&quot;0x&quot;&amp;DEC2HEX([.BX714]+[.BX$2]))" office:value-type="string" office:string-value="0x90">
            <text:p>0x90</text:p>
          </table:table-cell>
          <table:table-cell table:formula="of:=IF(ISNUMBER([.BY714]);&quot;0x&quot;&amp;DEC2HEX([.BY714]+[.BY$2]);&quot;&quot;)">
            <text:p/>
          </table:table-cell>
          <table:table-cell table:formula="of:=IF(ISNUMBER([.BZ714]);&quot;0x&quot;&amp;DEC2HEX([.BZ714]+[.BZ$2]);&quot;&quot;)">
            <text:p/>
          </table:table-cell>
          <table:table-cell table:formula="of:=IF(ISNUMBER([.CB714]);&quot;0x&quot;&amp;DEC2HEX([.CB714]+[.CB$2]);&quot;&quot;)" office:value-type="string" office:string-value="0x36">
            <text:p>0x36</text:p>
          </table:table-cell>
          <table:table-cell table:formula="of:=HEX2DEC(MID([.CE714];3;2))-[.CE$2]" office:value-type="float" office:value="2">
            <text:p>2</text:p>
          </table:table-cell>
          <table:table-cell table:formula="of:=HEX2DEC(MID([.CF714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49"/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715:.BU715];0)-1" office:value-type="float" office:value="2">
            <text:p>2</text:p>
          </table:table-cell>
          <table:table-cell table:formula="of:=SUM([.A715:.BU715])" office:value-type="float" office:value="19">
            <text:p>19</text:p>
          </table:table-cell>
          <table:table-cell table:number-columns-repeated="2"/>
          <table:table-cell table:formula="of:=72-SUM([.BX715:.BZ715])-[.BW715]" office:value-type="float" office:value="51">
            <text:p>51</text:p>
          </table:table-cell>
          <table:table-cell table:formula="of:=[.BW716]+[.CA715]" office:value-type="float" office:value="53">
            <text:p>53</text:p>
          </table:table-cell>
          <table:table-cell table:number-columns-repeated="2"/>
          <table:table-cell table:formula="of:=IF(ISNUMBER([.BW715]);&quot;0x&quot;&amp;DEC2HEX([.BW715]+[.BW$2]))" office:value-type="string" office:string-value="0x1">
            <text:p>0x1</text:p>
          </table:table-cell>
          <table:table-cell table:formula="of:=IF(ISNUMBER([.BX715]);&quot;0x&quot;&amp;DEC2HEX([.BX715]+[.BX$2]))" office:value-type="string" office:string-value="0x92">
            <text:p>0x92</text:p>
          </table:table-cell>
          <table:table-cell table:formula="of:=IF(ISNUMBER([.BY715]);&quot;0x&quot;&amp;DEC2HEX([.BY715]+[.BY$2]);&quot;&quot;)">
            <text:p/>
          </table:table-cell>
          <table:table-cell table:formula="of:=IF(ISNUMBER([.BZ715]);&quot;0x&quot;&amp;DEC2HEX([.BZ715]+[.BZ$2]);&quot;&quot;)">
            <text:p/>
          </table:table-cell>
          <table:table-cell table:formula="of:=IF(ISNUMBER([.CB715]);&quot;0x&quot;&amp;DEC2HEX([.CB715]+[.CB$2]);&quot;&quot;)" office:value-type="string" office:string-value="0x34">
            <text:p>0x34</text:p>
          </table:table-cell>
          <table:table-cell table:formula="of:=HEX2DEC(MID([.CE715];3;2))-[.CE$2]" office:value-type="float" office:value="2">
            <text:p>2</text:p>
          </table:table-cell>
          <table:table-cell table:formula="of:=HEX2DEC(MID([.CF715];3;2))-[.CF$2]" office:value-type="float" office:value="19">
            <text:p>19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11" office:value-type="float" office:value="1">
            <text:p>1</text:p>
          </table:table-cell>
          <table:table-cell table:number-columns-repeated="46"/>
          <table:table-cell table:number-columns-repeated="11" office:value-type="float" office:value="1">
            <text:p>1</text:p>
          </table:table-cell>
          <table:table-cell table:number-columns-repeated="4"/>
          <table:table-cell table:formula="of:=MATCH(1;[.A716:.BU716];0)-1" office:value-type="float" office:value="2">
            <text:p>2</text:p>
          </table:table-cell>
          <table:table-cell table:formula="of:=SUM([.A716:.BU716])" office:value-type="float" office:value="22">
            <text:p>22</text:p>
          </table:table-cell>
          <table:table-cell table:number-columns-repeated="2"/>
          <table:table-cell table:formula="of:=72-SUM([.BX716:.BZ716])-[.BW716]" office:value-type="float" office:value="48">
            <text:p>48</text:p>
          </table:table-cell>
          <table:table-cell table:formula="of:=[.BW717]+[.CA716]" office:value-type="float" office:value="50">
            <text:p>50</text:p>
          </table:table-cell>
          <table:table-cell table:number-columns-repeated="2"/>
          <table:table-cell table:formula="of:=IF(ISNUMBER([.BW716]);&quot;0x&quot;&amp;DEC2HEX([.BW716]+[.BW$2]))" office:value-type="string" office:string-value="0x1">
            <text:p>0x1</text:p>
          </table:table-cell>
          <table:table-cell table:formula="of:=IF(ISNUMBER([.BX716]);&quot;0x&quot;&amp;DEC2HEX([.BX716]+[.BX$2]))" office:value-type="string" office:string-value="0x95">
            <text:p>0x95</text:p>
          </table:table-cell>
          <table:table-cell table:formula="of:=IF(ISNUMBER([.BY716]);&quot;0x&quot;&amp;DEC2HEX([.BY716]+[.BY$2]);&quot;&quot;)">
            <text:p/>
          </table:table-cell>
          <table:table-cell table:formula="of:=IF(ISNUMBER([.BZ716]);&quot;0x&quot;&amp;DEC2HEX([.BZ716]+[.BZ$2]);&quot;&quot;)">
            <text:p/>
          </table:table-cell>
          <table:table-cell table:formula="of:=IF(ISNUMBER([.CB716]);&quot;0x&quot;&amp;DEC2HEX([.CB716]+[.CB$2]);&quot;&quot;)" office:value-type="string" office:string-value="0x31">
            <text:p>0x31</text:p>
          </table:table-cell>
          <table:table-cell table:formula="of:=HEX2DEC(MID([.CE716];3;2))-[.CE$2]" office:value-type="float" office:value="2">
            <text:p>2</text:p>
          </table:table-cell>
          <table:table-cell table:formula="of:=HEX2DEC(MID([.CF716];3;2))-[.CF$2]" office:value-type="float" office:value="22">
            <text:p>22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717:.BU717];0)-1" office:value-type="float" office:value="2">
            <text:p>2</text:p>
          </table:table-cell>
          <table:table-cell table:formula="of:=SUM([.A717:.BU717])" office:value-type="float" office:value="68">
            <text:p>68</text:p>
          </table:table-cell>
          <table:table-cell table:number-columns-repeated="2"/>
          <table:table-cell table:formula="of:=72-SUM([.BX717:.BZ717])-[.BW717]" office:value-type="float" office:value="2">
            <text:p>2</text:p>
          </table:table-cell>
          <table:table-cell table:formula="of:=[.BW718]+[.CA717]" office:value-type="float" office:value="4">
            <text:p>4</text:p>
          </table:table-cell>
          <table:table-cell table:number-columns-repeated="2"/>
          <table:table-cell table:formula="of:=IF(ISNUMBER([.BW717]);&quot;0x&quot;&amp;DEC2HEX([.BW717]+[.BW$2]))" office:value-type="string" office:string-value="0x1">
            <text:p>0x1</text:p>
          </table:table-cell>
          <table:table-cell table:formula="of:=IF(ISNUMBER([.BX717]);&quot;0x&quot;&amp;DEC2HEX([.BX717]+[.BX$2]))" office:value-type="string" office:string-value="0xC3">
            <text:p>0xC3</text:p>
          </table:table-cell>
          <table:table-cell table:formula="of:=IF(ISNUMBER([.BY717]);&quot;0x&quot;&amp;DEC2HEX([.BY717]+[.BY$2]);&quot;&quot;)">
            <text:p/>
          </table:table-cell>
          <table:table-cell table:formula="of:=IF(ISNUMBER([.BZ717]);&quot;0x&quot;&amp;DEC2HEX([.BZ717]+[.BZ$2]);&quot;&quot;)">
            <text:p/>
          </table:table-cell>
          <table:table-cell table:formula="of:=IF(ISNUMBER([.CB717]);&quot;0x&quot;&amp;DEC2HEX([.CB717]+[.CB$2]);&quot;&quot;)" office:value-type="string" office:string-value="0x3">
            <text:p>0x3</text:p>
          </table:table-cell>
          <table:table-cell table:formula="of:=HEX2DEC(MID([.CE717];3;2))-[.CE$2]" office:value-type="float" office:value="2">
            <text:p>2</text:p>
          </table:table-cell>
          <table:table-cell table:formula="of:=HEX2DEC(MID([.CF717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718:.BU718];0)-1" office:value-type="float" office:value="2">
            <text:p>2</text:p>
          </table:table-cell>
          <table:table-cell table:formula="of:=SUM([.A718:.BU718])" office:value-type="float" office:value="68">
            <text:p>68</text:p>
          </table:table-cell>
          <table:table-cell table:number-columns-repeated="2"/>
          <table:table-cell table:formula="of:=72-SUM([.BX718:.BZ718])-[.BW718]" office:value-type="float" office:value="2">
            <text:p>2</text:p>
          </table:table-cell>
          <table:table-cell table:formula="of:=[.BW719]+[.CA718]" office:value-type="float" office:value="4">
            <text:p>4</text:p>
          </table:table-cell>
          <table:table-cell table:number-columns-repeated="2"/>
          <table:table-cell table:formula="of:=IF(ISNUMBER([.BW718]);&quot;0x&quot;&amp;DEC2HEX([.BW718]+[.BW$2]))" office:value-type="string" office:string-value="0x1">
            <text:p>0x1</text:p>
          </table:table-cell>
          <table:table-cell table:formula="of:=IF(ISNUMBER([.BX718]);&quot;0x&quot;&amp;DEC2HEX([.BX718]+[.BX$2]))" office:value-type="string" office:string-value="0xC3">
            <text:p>0xC3</text:p>
          </table:table-cell>
          <table:table-cell table:formula="of:=IF(ISNUMBER([.BY718]);&quot;0x&quot;&amp;DEC2HEX([.BY718]+[.BY$2]);&quot;&quot;)">
            <text:p/>
          </table:table-cell>
          <table:table-cell table:formula="of:=IF(ISNUMBER([.BZ718]);&quot;0x&quot;&amp;DEC2HEX([.BZ718]+[.BZ$2]);&quot;&quot;)">
            <text:p/>
          </table:table-cell>
          <table:table-cell table:formula="of:=IF(ISNUMBER([.CB718]);&quot;0x&quot;&amp;DEC2HEX([.CB718]+[.CB$2]);&quot;&quot;)" office:value-type="string" office:string-value="0x3">
            <text:p>0x3</text:p>
          </table:table-cell>
          <table:table-cell table:formula="of:=HEX2DEC(MID([.CE718];3;2))-[.CE$2]" office:value-type="float" office:value="2">
            <text:p>2</text:p>
          </table:table-cell>
          <table:table-cell table:formula="of:=HEX2DEC(MID([.CF718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67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719:.BU719];0)-1" office:value-type="float" office:value="2">
            <text:p>2</text:p>
          </table:table-cell>
          <table:table-cell table:formula="of:=SUM([.A719:.BU719])" office:value-type="float" office:value="67">
            <text:p>67</text:p>
          </table:table-cell>
          <table:table-cell table:number-columns-repeated="2"/>
          <table:table-cell table:formula="of:=72-SUM([.BX719:.BZ719])-[.BW719]" office:value-type="float" office:value="3">
            <text:p>3</text:p>
          </table:table-cell>
          <table:table-cell table:formula="of:=[.BW720]+[.CA719]" office:value-type="float" office:value="6">
            <text:p>6</text:p>
          </table:table-cell>
          <table:table-cell table:number-columns-repeated="2"/>
          <table:table-cell table:formula="of:=IF(ISNUMBER([.BW719]);&quot;0x&quot;&amp;DEC2HEX([.BW719]+[.BW$2]))" office:value-type="string" office:string-value="0x1">
            <text:p>0x1</text:p>
          </table:table-cell>
          <table:table-cell table:formula="of:=IF(ISNUMBER([.BX719]);&quot;0x&quot;&amp;DEC2HEX([.BX719]+[.BX$2]))" office:value-type="string" office:string-value="0xC2">
            <text:p>0xC2</text:p>
          </table:table-cell>
          <table:table-cell table:formula="of:=IF(ISNUMBER([.BY719]);&quot;0x&quot;&amp;DEC2HEX([.BY719]+[.BY$2]);&quot;&quot;)">
            <text:p/>
          </table:table-cell>
          <table:table-cell table:formula="of:=IF(ISNUMBER([.BZ719]);&quot;0x&quot;&amp;DEC2HEX([.BZ719]+[.BZ$2]);&quot;&quot;)">
            <text:p/>
          </table:table-cell>
          <table:table-cell table:formula="of:=IF(ISNUMBER([.CB719]);&quot;0x&quot;&amp;DEC2HEX([.CB719]+[.CB$2]);&quot;&quot;)" office:value-type="string" office:string-value="0x5">
            <text:p>0x5</text:p>
          </table:table-cell>
          <table:table-cell table:formula="of:=HEX2DEC(MID([.CE719];3;2))-[.CE$2]" office:value-type="float" office:value="2">
            <text:p>2</text:p>
          </table:table-cell>
          <table:table-cell table:formula="of:=HEX2DEC(MID([.CF719];3;2))-[.CF$2]" office:value-type="float" office:value="67">
            <text:p>67</text:p>
          </table:table-cell>
          <table:table-cell table:number-columns-repeated="12"/>
        </table:table-row>
        <table:table-row table:style-name="ro6">
          <table:table-cell/>
          <table:table-cell table:number-columns-repeated="2" office:value-type="string">
            <text:p><text:s/></text:p>
          </table:table-cell>
          <table:table-cell table:number-columns-repeated="64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4"/>
          <table:table-cell table:formula="of:=MATCH(1;[.A720:.BU720];0)-1" office:value-type="float" office:value="3">
            <text:p>3</text:p>
          </table:table-cell>
          <table:table-cell table:formula="of:=SUM([.A720:.BU720])" office:value-type="float" office:value="64">
            <text:p>64</text:p>
          </table:table-cell>
          <table:table-cell table:number-columns-repeated="2"/>
          <table:table-cell table:formula="of:=72-SUM([.BX720:.BZ720])-[.BW720]" office:value-type="float" office:value="5">
            <text:p>5</text:p>
          </table:table-cell>
          <table:table-cell table:formula="of:=[.BW721]+[.CA720]" office:value-type="float" office:value="9">
            <text:p>9</text:p>
          </table:table-cell>
          <table:table-cell table:number-columns-repeated="2"/>
          <table:table-cell table:formula="of:=IF(ISNUMBER([.BW720]);&quot;0x&quot;&amp;DEC2HEX([.BW720]+[.BW$2]))" office:value-type="string" office:string-value="0x2">
            <text:p>0x2</text:p>
          </table:table-cell>
          <table:table-cell table:formula="of:=IF(ISNUMBER([.BX720]);&quot;0x&quot;&amp;DEC2HEX([.BX720]+[.BX$2]))" office:value-type="string" office:string-value="0xBF">
            <text:p>0xBF</text:p>
          </table:table-cell>
          <table:table-cell table:formula="of:=IF(ISNUMBER([.BY720]);&quot;0x&quot;&amp;DEC2HEX([.BY720]+[.BY$2]);&quot;&quot;)">
            <text:p/>
          </table:table-cell>
          <table:table-cell table:formula="of:=IF(ISNUMBER([.BZ720]);&quot;0x&quot;&amp;DEC2HEX([.BZ720]+[.BZ$2]);&quot;&quot;)">
            <text:p/>
          </table:table-cell>
          <table:table-cell table:formula="of:=IF(ISNUMBER([.CB720]);&quot;0x&quot;&amp;DEC2HEX([.CB720]+[.CB$2]);&quot;&quot;)" office:value-type="string" office:string-value="0x8">
            <text:p>0x8</text:p>
          </table:table-cell>
          <table:table-cell table:formula="of:=HEX2DEC(MID([.CE720];3;2))-[.CE$2]" office:value-type="float" office:value="3">
            <text:p>3</text:p>
          </table:table-cell>
          <table:table-cell table:formula="of:=HEX2DEC(MID([.CF720];3;2))-[.CF$2]" office:value-type="float" office:value="64">
            <text:p>64</text:p>
          </table:table-cell>
          <table:table-cell table:number-columns-repeated="12"/>
        </table:table-row>
        <table:table-row table:style-name="ro6">
          <table:table-cell/>
          <table:table-cell table:number-columns-repeated="3" office:value-type="string">
            <text:p><text:s/></text:p>
          </table:table-cell>
          <table:table-cell table:number-columns-repeated="61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 table:number-columns-repeated="4"/>
          <table:table-cell table:formula="of:=MATCH(1;[.A721:.BU721];0)-1" office:value-type="float" office:value="4">
            <text:p>4</text:p>
          </table:table-cell>
          <table:table-cell table:formula="of:=SUM([.A721:.BU721])" office:value-type="float" office:value="61">
            <text:p>61</text:p>
          </table:table-cell>
          <table:table-cell table:number-columns-repeated="2"/>
          <table:table-cell table:formula="of:=72-SUM([.BX721:.BZ721])-[.BW721]" office:value-type="float" office:value="7">
            <text:p>7</text:p>
          </table:table-cell>
          <table:table-cell table:formula="of:=[.BW722]+[.CA721]" office:value-type="float" office:value="12">
            <text:p>12</text:p>
          </table:table-cell>
          <table:table-cell table:number-columns-repeated="2"/>
          <table:table-cell table:formula="of:=IF(ISNUMBER([.BW721]);&quot;0x&quot;&amp;DEC2HEX([.BW721]+[.BW$2]))" office:value-type="string" office:string-value="0x3">
            <text:p>0x3</text:p>
          </table:table-cell>
          <table:table-cell table:formula="of:=IF(ISNUMBER([.BX721]);&quot;0x&quot;&amp;DEC2HEX([.BX721]+[.BX$2]))" office:value-type="string" office:string-value="0xBC">
            <text:p>0xBC</text:p>
          </table:table-cell>
          <table:table-cell table:formula="of:=IF(ISNUMBER([.BY721]);&quot;0x&quot;&amp;DEC2HEX([.BY721]+[.BY$2]);&quot;&quot;)">
            <text:p/>
          </table:table-cell>
          <table:table-cell table:formula="of:=IF(ISNUMBER([.BZ721]);&quot;0x&quot;&amp;DEC2HEX([.BZ721]+[.BZ$2]);&quot;&quot;)">
            <text:p/>
          </table:table-cell>
          <table:table-cell table:formula="of:=IF(ISNUMBER([.CB721]);&quot;0x&quot;&amp;DEC2HEX([.CB721]+[.CB$2]);&quot;&quot;)" office:value-type="string" office:string-value="0xB">
            <text:p>0xB</text:p>
          </table:table-cell>
          <table:table-cell table:formula="of:=HEX2DEC(MID([.CE721];3;2))-[.CE$2]" office:value-type="float" office:value="4">
            <text:p>4</text:p>
          </table:table-cell>
          <table:table-cell table:formula="of:=HEX2DEC(MID([.CF721];3;2))-[.CF$2]" office:value-type="float" office:value="61">
            <text:p>61</text:p>
          </table:table-cell>
          <table:table-cell table:number-columns-repeated="12"/>
        </table:table-row>
        <table:table-row table:style-name="ro6">
          <table:table-cell/>
          <table:table-cell table:number-columns-repeated="4" office:value-type="string">
            <text:p><text:s/></text:p>
          </table:table-cell>
          <table:table-cell table:number-columns-repeated="59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4"/>
          <table:table-cell table:formula="of:=MATCH(1;[.A722:.BU722];0)-1" office:value-type="float" office:value="5">
            <text:p>5</text:p>
          </table:table-cell>
          <table:table-cell table:formula="of:=SUM([.A722:.BU722])" office:value-type="float" office:value="59">
            <text:p>59</text:p>
          </table:table-cell>
          <table:table-cell table:number-columns-repeated="2"/>
          <table:table-cell table:formula="of:=72-SUM([.BX722:.BZ722])-[.BW722]" office:value-type="float" office:value="8">
            <text:p>8</text:p>
          </table:table-cell>
          <table:table-cell table:formula="of:=[.BW723]+[.CA722]" office:value-type="float" office:value="16">
            <text:p>16</text:p>
          </table:table-cell>
          <table:table-cell table:number-columns-repeated="2"/>
          <table:table-cell table:formula="of:=IF(ISNUMBER([.BW722]);&quot;0x&quot;&amp;DEC2HEX([.BW722]+[.BW$2]))" office:value-type="string" office:string-value="0x4">
            <text:p>0x4</text:p>
          </table:table-cell>
          <table:table-cell table:formula="of:=IF(ISNUMBER([.BX722]);&quot;0x&quot;&amp;DEC2HEX([.BX722]+[.BX$2]))" office:value-type="string" office:string-value="0xBA">
            <text:p>0xBA</text:p>
          </table:table-cell>
          <table:table-cell table:formula="of:=IF(ISNUMBER([.BY722]);&quot;0x&quot;&amp;DEC2HEX([.BY722]+[.BY$2]);&quot;&quot;)">
            <text:p/>
          </table:table-cell>
          <table:table-cell table:formula="of:=IF(ISNUMBER([.BZ722]);&quot;0x&quot;&amp;DEC2HEX([.BZ722]+[.BZ$2]);&quot;&quot;)">
            <text:p/>
          </table:table-cell>
          <table:table-cell table:formula="of:=IF(ISNUMBER([.CB722]);&quot;0x&quot;&amp;DEC2HEX([.CB722]+[.CB$2]);&quot;&quot;)" office:value-type="string" office:string-value="0xF">
            <text:p>0xF</text:p>
          </table:table-cell>
          <table:table-cell table:formula="of:=HEX2DEC(MID([.CE722];3;2))-[.CE$2]" office:value-type="float" office:value="5">
            <text:p>5</text:p>
          </table:table-cell>
          <table:table-cell table:formula="of:=HEX2DEC(MID([.CF722];3;2))-[.CF$2]" office:value-type="float" office:value="59">
            <text:p>59</text:p>
          </table:table-cell>
          <table:table-cell table:number-columns-repeated="12"/>
        </table:table-row>
        <table:table-row table:style-name="ro6">
          <table:table-cell/>
          <table:table-cell table:number-columns-repeated="7" office:value-type="string">
            <text:p><text:s/></text:p>
          </table:table-cell>
          <table:table-cell table:number-columns-repeated="54" office:value-type="float" office:value="1">
            <text:p>1</text:p>
          </table:table-cell>
          <table:table-cell table:number-columns-repeated="8" office:value-type="string">
            <text:p><text:s/></text:p>
          </table:table-cell>
          <table:table-cell table:number-columns-repeated="4"/>
          <table:table-cell table:formula="of:=MATCH(1;[.A723:.BU723];0)-1" office:value-type="float" office:value="8">
            <text:p>8</text:p>
          </table:table-cell>
          <table:table-cell table:formula="of:=SUM([.A723:.BU723])" office:value-type="float" office:value="54">
            <text:p>54</text:p>
          </table:table-cell>
          <table:table-cell table:number-columns-repeated="2"/>
          <table:table-cell table:formula="of:=72-SUM([.BX723:.BZ723])-[.BW723]" office:value-type="float" office:value="10">
            <text:p>10</text:p>
          </table:table-cell>
          <table:table-cell table:formula="of:=[.BW724]+[.CA723]" office:value-type="float" office:value="21">
            <text:p>21</text:p>
          </table:table-cell>
          <table:table-cell table:number-columns-repeated="2"/>
          <table:table-cell table:formula="of:=IF(ISNUMBER([.BW723]);&quot;0x&quot;&amp;DEC2HEX([.BW723]+[.BW$2]))" office:value-type="string" office:string-value="0x7">
            <text:p>0x7</text:p>
          </table:table-cell>
          <table:table-cell table:formula="of:=IF(ISNUMBER([.BX723]);&quot;0x&quot;&amp;DEC2HEX([.BX723]+[.BX$2]))" office:value-type="string" office:string-value="0xB5">
            <text:p>0xB5</text:p>
          </table:table-cell>
          <table:table-cell table:formula="of:=IF(ISNUMBER([.BY723]);&quot;0x&quot;&amp;DEC2HEX([.BY723]+[.BY$2]);&quot;&quot;)">
            <text:p/>
          </table:table-cell>
          <table:table-cell table:formula="of:=IF(ISNUMBER([.BZ723]);&quot;0x&quot;&amp;DEC2HEX([.BZ723]+[.BZ$2]);&quot;&quot;)">
            <text:p/>
          </table:table-cell>
          <table:table-cell table:formula="of:=IF(ISNUMBER([.CB723]);&quot;0x&quot;&amp;DEC2HEX([.CB723]+[.CB$2]);&quot;&quot;)" office:value-type="string" office:string-value="0x14">
            <text:p>0x14</text:p>
          </table:table-cell>
          <table:table-cell table:formula="of:=HEX2DEC(MID([.CE723];3;2))-[.CE$2]" office:value-type="float" office:value="8">
            <text:p>8</text:p>
          </table:table-cell>
          <table:table-cell table:formula="of:=HEX2DEC(MID([.CF723];3;2))-[.CF$2]" office:value-type="float" office:value="54">
            <text:p>54</text:p>
          </table:table-cell>
          <table:table-cell table:number-columns-repeated="12"/>
        </table:table-row>
        <table:table-row table:style-name="ro6">
          <table:table-cell/>
          <table:table-cell table:number-columns-repeated="10" office:value-type="string">
            <text:p><text:s/></text:p>
          </table:table-cell>
          <table:table-cell table:number-columns-repeated="48" office:value-type="float" office:value="1">
            <text:p>1</text:p>
          </table:table-cell>
          <table:table-cell table:number-columns-repeated="11" office:value-type="string">
            <text:p><text:s/></text:p>
          </table:table-cell>
          <table:table-cell table:number-columns-repeated="4"/>
          <table:table-cell table:formula="of:=MATCH(1;[.A724:.BU724];0)-1" office:value-type="float" office:value="11">
            <text:p>11</text:p>
          </table:table-cell>
          <table:table-cell table:formula="of:=SUM([.A724:.BU724])" office:value-type="float" office:value="48">
            <text:p>48</text:p>
          </table:table-cell>
          <table:table-cell table:number-columns-repeated="2"/>
          <table:table-cell table:formula="of:=72-SUM([.BX724:.BZ724])-[.BW724]" office:value-type="float" office:value="13">
            <text:p>13</text:p>
          </table:table-cell>
          <table:table-cell table:formula="of:=[.BW725]+[.CA724]" office:value-type="float" office:value="13">
            <text:p>13</text:p>
          </table:table-cell>
          <table:table-cell table:number-columns-repeated="2"/>
          <table:table-cell table:formula="of:=IF(ISNUMBER([.BW724]);&quot;0x&quot;&amp;DEC2HEX([.BW724]+[.BW$2]))" office:value-type="string" office:string-value="0xA">
            <text:p>0xA</text:p>
          </table:table-cell>
          <table:table-cell table:formula="of:=IF(ISNUMBER([.BX724]);&quot;0x&quot;&amp;DEC2HEX([.BX724]+[.BX$2]))" office:value-type="string" office:string-value="0xAF">
            <text:p>0xAF</text:p>
          </table:table-cell>
          <table:table-cell table:formula="of:=IF(ISNUMBER([.BY724]);&quot;0x&quot;&amp;DEC2HEX([.BY724]+[.BY$2]);&quot;&quot;)">
            <text:p/>
          </table:table-cell>
          <table:table-cell table:formula="of:=IF(ISNUMBER([.BZ724]);&quot;0x&quot;&amp;DEC2HEX([.BZ724]+[.BZ$2]);&quot;&quot;)">
            <text:p/>
          </table:table-cell>
          <table:table-cell table:formula="of:=IF(ISNUMBER([.CB724]);&quot;0x&quot;&amp;DEC2HEX([.CB724]+[.CB$2]);&quot;&quot;)" office:value-type="string" office:string-value="0xC">
            <text:p>0xC</text:p>
          </table:table-cell>
          <table:table-cell table:formula="of:=HEX2DEC(MID([.CE724];3;2))-[.CE$2]" office:value-type="float" office:value="11">
            <text:p>11</text:p>
          </table:table-cell>
          <table:table-cell table:formula="of:=HEX2DEC(MID([.CF724];3;2))-[.CF$2]" office:value-type="float" office:value="48">
            <text:p>48</text:p>
          </table:table-cell>
          <table:table-cell table:formula="of:=SUM([.CI625:.CK724])" office:value-type="float" office:value="2700">
            <text:p>2700</text:p>
          </table:table-cell>
          <table:table-cell table:number-columns-repeated="11"/>
        </table:table-row>
        <table:table-row table:style-name="ro6">
          <table:table-cell table:number-columns-repeated="74"/>
          <table:table-cell/>
          <table:table-cell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725]);&quot;0x&quot;&amp;DEC2HEX([.BY725]+[.BY$2]);&quot;&quot;)">
            <text:p/>
          </table:table-cell>
          <table:table-cell table:formula="of:=IF(ISNUMBER([.BZ725]);&quot;0x&quot;&amp;DEC2HEX([.BZ725]+[.BZ$2]);&quot;&quot;)">
            <text:p/>
          </table:table-cell>
          <table:table-cell table:formula="of:=IF(ISNUMBER([.CB725]);&quot;0x&quot;&amp;DEC2HEX([.CB725]+[.CB$2]);&quot;&quot;)">
            <text:p/>
          </table:table-cell>
          <table:table-cell table:formula="of:=HEX2DEC(MID([.CE725];3;2))-[.CE$2]" office:value-type="float" office:value="1">
            <text:p>1</text:p>
          </table:table-cell>
          <table:table-cell table:formula="of:=HEX2DEC(MID([.CF725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726]);&quot;0x&quot;&amp;DEC2HEX([.BY726]+[.BY$2]);&quot;&quot;)">
            <text:p/>
          </table:table-cell>
          <table:table-cell table:formula="of:=IF(ISNUMBER([.BZ726]);&quot;0x&quot;&amp;DEC2HEX([.BZ726]+[.BZ$2]);&quot;&quot;)">
            <text:p/>
          </table:table-cell>
          <table:table-cell table:formula="of:=IF(ISNUMBER([.CB726]);&quot;0x&quot;&amp;DEC2HEX([.CB726]+[.CB$2]);&quot;&quot;)">
            <text:p/>
          </table:table-cell>
          <table:table-cell table:formula="of:=HEX2DEC(MID([.CE726];3;2))-[.CE$2]" office:value-type="float" office:value="1">
            <text:p>1</text:p>
          </table:table-cell>
          <table:table-cell table:formula="of:=HEX2DEC(MID([.CF726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727]);&quot;0x&quot;&amp;DEC2HEX([.BY727]+[.BY$2]);&quot;&quot;)">
            <text:p/>
          </table:table-cell>
          <table:table-cell table:formula="of:=IF(ISNUMBER([.BZ727]);&quot;0x&quot;&amp;DEC2HEX([.BZ727]+[.BZ$2]);&quot;&quot;)">
            <text:p/>
          </table:table-cell>
          <table:table-cell table:formula="of:=IF(ISNUMBER([.CB727]);&quot;0x&quot;&amp;DEC2HEX([.CB727]+[.CB$2]);&quot;&quot;)">
            <text:p/>
          </table:table-cell>
          <table:table-cell table:formula="of:=HEX2DEC(MID([.CE727];3;2))-[.CE$2]" office:value-type="float" office:value="1">
            <text:p>1</text:p>
          </table:table-cell>
          <table:table-cell table:formula="of:=HEX2DEC(MID([.CF727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76"/>
          <table:table-cell table:number-columns-repeated="2"/>
          <table:table-cell/>
          <table:table-cell/>
          <table:table-cell table:number-columns-repeated="2"/>
          <table:table-cell table:number-columns-repeated="2"/>
          <table:table-cell table:formula="of:=IF(ISNUMBER([.BY728]);&quot;0x&quot;&amp;DEC2HEX([.BY728]+[.BY$2]);&quot;&quot;)">
            <text:p/>
          </table:table-cell>
          <table:table-cell table:formula="of:=IF(ISNUMBER([.BZ728]);&quot;0x&quot;&amp;DEC2HEX([.BZ728]+[.BZ$2]);&quot;&quot;)">
            <text:p/>
          </table:table-cell>
          <table:table-cell table:formula="of:=IF(ISNUMBER([.CB728]);&quot;0x&quot;&amp;DEC2HEX([.CB728]+[.CB$2]);&quot;&quot;)">
            <text:p/>
          </table:table-cell>
          <table:table-cell table:formula="of:=HEX2DEC(MID([.CE728];3;2))-[.CE$2]" office:value-type="float" office:value="1">
            <text:p>1</text:p>
          </table:table-cell>
          <table:table-cell table:formula="of:=HEX2DEC(MID([.CF728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729:.BU729];0)-1" office:value-type="float" office:value="2">
            <text:p>2</text:p>
          </table:table-cell>
          <table:table-cell table:formula="of:=SUM([.A729:.BU729])" office:value-type="float" office:value="68">
            <text:p>68</text:p>
          </table:table-cell>
          <table:table-cell table:number-columns-repeated="2"/>
          <table:table-cell table:formula="of:=72-SUM([.BX729:.BZ729])-[.BW729]" office:value-type="float" office:value="2">
            <text:p>2</text:p>
          </table:table-cell>
          <table:table-cell table:formula="of:=[.BW730]+[.CA729]" office:value-type="float" office:value="4">
            <text:p>4</text:p>
          </table:table-cell>
          <table:table-cell table:number-columns-repeated="2"/>
          <table:table-cell table:formula="of:=IF(ISNUMBER([.BW729]);&quot;0x&quot;&amp;DEC2HEX([.BW729]+[.BW$2]))" office:value-type="string" office:string-value="0x1">
            <text:p>0x1</text:p>
          </table:table-cell>
          <table:table-cell table:formula="of:=IF(ISNUMBER([.BX729]);&quot;0x&quot;&amp;DEC2HEX([.BX729]+[.BX$2]))" office:value-type="string" office:string-value="0xC3">
            <text:p>0xC3</text:p>
          </table:table-cell>
          <table:table-cell table:formula="of:=IF(ISNUMBER([.BY729]);&quot;0x&quot;&amp;DEC2HEX([.BY729]+[.BY$2]);&quot;&quot;)">
            <text:p/>
          </table:table-cell>
          <table:table-cell table:formula="of:=IF(ISNUMBER([.BZ729]);&quot;0x&quot;&amp;DEC2HEX([.BZ729]+[.BZ$2]);&quot;&quot;)">
            <text:p/>
          </table:table-cell>
          <table:table-cell table:formula="of:=IF(ISNUMBER([.CB729]);&quot;0x&quot;&amp;DEC2HEX([.CB729]+[.CB$2]);&quot;&quot;)" office:value-type="string" office:string-value="0x3">
            <text:p>0x3</text:p>
          </table:table-cell>
          <table:table-cell table:formula="of:=HEX2DEC(MID([.CE729];3;2))-[.CE$2]" office:value-type="float" office:value="2">
            <text:p>2</text:p>
          </table:table-cell>
          <table:table-cell table:formula="of:=HEX2DEC(MID([.CF729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730:.BU730];0)-1" office:value-type="float" office:value="2">
            <text:p>2</text:p>
          </table:table-cell>
          <table:table-cell table:formula="of:=SUM([.A730:.BU730])" office:value-type="float" office:value="68">
            <text:p>68</text:p>
          </table:table-cell>
          <table:table-cell table:number-columns-repeated="2"/>
          <table:table-cell table:formula="of:=72-SUM([.BX730:.BZ730])-[.BW730]" office:value-type="float" office:value="2">
            <text:p>2</text:p>
          </table:table-cell>
          <table:table-cell table:formula="of:=[.BW731]+[.CA730]" office:value-type="float" office:value="4">
            <text:p>4</text:p>
          </table:table-cell>
          <table:table-cell table:number-columns-repeated="2"/>
          <table:table-cell table:formula="of:=IF(ISNUMBER([.BW730]);&quot;0x&quot;&amp;DEC2HEX([.BW730]+[.BW$2]))" office:value-type="string" office:string-value="0x1">
            <text:p>0x1</text:p>
          </table:table-cell>
          <table:table-cell table:formula="of:=IF(ISNUMBER([.BX730]);&quot;0x&quot;&amp;DEC2HEX([.BX730]+[.BX$2]))" office:value-type="string" office:string-value="0xC3">
            <text:p>0xC3</text:p>
          </table:table-cell>
          <table:table-cell table:formula="of:=IF(ISNUMBER([.BY730]);&quot;0x&quot;&amp;DEC2HEX([.BY730]+[.BY$2]);&quot;&quot;)">
            <text:p/>
          </table:table-cell>
          <table:table-cell table:formula="of:=IF(ISNUMBER([.BZ730]);&quot;0x&quot;&amp;DEC2HEX([.BZ730]+[.BZ$2]);&quot;&quot;)">
            <text:p/>
          </table:table-cell>
          <table:table-cell table:formula="of:=IF(ISNUMBER([.CB730]);&quot;0x&quot;&amp;DEC2HEX([.CB730]+[.CB$2]);&quot;&quot;)" office:value-type="string" office:string-value="0x3">
            <text:p>0x3</text:p>
          </table:table-cell>
          <table:table-cell table:formula="of:=HEX2DEC(MID([.CE730];3;2))-[.CE$2]" office:value-type="float" office:value="2">
            <text:p>2</text:p>
          </table:table-cell>
          <table:table-cell table:formula="of:=HEX2DEC(MID([.CF730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731:.BU731];0)-1" office:value-type="float" office:value="2">
            <text:p>2</text:p>
          </table:table-cell>
          <table:table-cell table:formula="of:=SUM([.A731:.BU731])" office:value-type="float" office:value="68">
            <text:p>68</text:p>
          </table:table-cell>
          <table:table-cell table:number-columns-repeated="2"/>
          <table:table-cell table:formula="of:=72-SUM([.BX731:.BZ731])-[.BW731]" office:value-type="float" office:value="2">
            <text:p>2</text:p>
          </table:table-cell>
          <table:table-cell table:formula="of:=[.BW732]+[.CA731]" office:value-type="float" office:value="4">
            <text:p>4</text:p>
          </table:table-cell>
          <table:table-cell table:number-columns-repeated="2"/>
          <table:table-cell table:formula="of:=IF(ISNUMBER([.BW731]);&quot;0x&quot;&amp;DEC2HEX([.BW731]+[.BW$2]))" office:value-type="string" office:string-value="0x1">
            <text:p>0x1</text:p>
          </table:table-cell>
          <table:table-cell table:formula="of:=IF(ISNUMBER([.BX731]);&quot;0x&quot;&amp;DEC2HEX([.BX731]+[.BX$2]))" office:value-type="string" office:string-value="0xC3">
            <text:p>0xC3</text:p>
          </table:table-cell>
          <table:table-cell table:formula="of:=IF(ISNUMBER([.BY731]);&quot;0x&quot;&amp;DEC2HEX([.BY731]+[.BY$2]);&quot;&quot;)">
            <text:p/>
          </table:table-cell>
          <table:table-cell table:formula="of:=IF(ISNUMBER([.BZ731]);&quot;0x&quot;&amp;DEC2HEX([.BZ731]+[.BZ$2]);&quot;&quot;)">
            <text:p/>
          </table:table-cell>
          <table:table-cell table:formula="of:=IF(ISNUMBER([.CB731]);&quot;0x&quot;&amp;DEC2HEX([.CB731]+[.CB$2]);&quot;&quot;)" office:value-type="string" office:string-value="0x3">
            <text:p>0x3</text:p>
          </table:table-cell>
          <table:table-cell table:formula="of:=HEX2DEC(MID([.CE731];3;2))-[.CE$2]" office:value-type="float" office:value="2">
            <text:p>2</text:p>
          </table:table-cell>
          <table:table-cell table:formula="of:=HEX2DEC(MID([.CF731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732:.BU732];0)-1" office:value-type="float" office:value="2">
            <text:p>2</text:p>
          </table:table-cell>
          <table:table-cell table:formula="of:=SUM([.A732:.BU732])" office:value-type="float" office:value="68">
            <text:p>68</text:p>
          </table:table-cell>
          <table:table-cell table:number-columns-repeated="2"/>
          <table:table-cell table:formula="of:=72-SUM([.BX732:.BZ732])-[.BW732]" office:value-type="float" office:value="2">
            <text:p>2</text:p>
          </table:table-cell>
          <table:table-cell table:formula="of:=[.BW733]+[.CA732]" office:value-type="float" office:value="4">
            <text:p>4</text:p>
          </table:table-cell>
          <table:table-cell table:number-columns-repeated="2"/>
          <table:table-cell table:formula="of:=IF(ISNUMBER([.BW732]);&quot;0x&quot;&amp;DEC2HEX([.BW732]+[.BW$2]))" office:value-type="string" office:string-value="0x1">
            <text:p>0x1</text:p>
          </table:table-cell>
          <table:table-cell table:formula="of:=IF(ISNUMBER([.BX732]);&quot;0x&quot;&amp;DEC2HEX([.BX732]+[.BX$2]))" office:value-type="string" office:string-value="0xC3">
            <text:p>0xC3</text:p>
          </table:table-cell>
          <table:table-cell table:formula="of:=IF(ISNUMBER([.BY732]);&quot;0x&quot;&amp;DEC2HEX([.BY732]+[.BY$2]);&quot;&quot;)">
            <text:p/>
          </table:table-cell>
          <table:table-cell table:formula="of:=IF(ISNUMBER([.BZ732]);&quot;0x&quot;&amp;DEC2HEX([.BZ732]+[.BZ$2]);&quot;&quot;)">
            <text:p/>
          </table:table-cell>
          <table:table-cell table:formula="of:=IF(ISNUMBER([.CB732]);&quot;0x&quot;&amp;DEC2HEX([.CB732]+[.CB$2]);&quot;&quot;)" office:value-type="string" office:string-value="0x3">
            <text:p>0x3</text:p>
          </table:table-cell>
          <table:table-cell table:formula="of:=HEX2DEC(MID([.CE732];3;2))-[.CE$2]" office:value-type="float" office:value="2">
            <text:p>2</text:p>
          </table:table-cell>
          <table:table-cell table:formula="of:=HEX2DEC(MID([.CF732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733:.BU733];0)-1" office:value-type="float" office:value="2">
            <text:p>2</text:p>
          </table:table-cell>
          <table:table-cell table:formula="of:=SUM([.A733:.BU733])" office:value-type="float" office:value="68">
            <text:p>68</text:p>
          </table:table-cell>
          <table:table-cell table:number-columns-repeated="2"/>
          <table:table-cell table:formula="of:=72-SUM([.BX733:.BZ733])-[.BW733]" office:value-type="float" office:value="2">
            <text:p>2</text:p>
          </table:table-cell>
          <table:table-cell table:formula="of:=[.BW734]+[.CA733]" office:value-type="float" office:value="4">
            <text:p>4</text:p>
          </table:table-cell>
          <table:table-cell table:number-columns-repeated="2"/>
          <table:table-cell table:formula="of:=IF(ISNUMBER([.BW733]);&quot;0x&quot;&amp;DEC2HEX([.BW733]+[.BW$2]))" office:value-type="string" office:string-value="0x1">
            <text:p>0x1</text:p>
          </table:table-cell>
          <table:table-cell table:formula="of:=IF(ISNUMBER([.BX733]);&quot;0x&quot;&amp;DEC2HEX([.BX733]+[.BX$2]))" office:value-type="string" office:string-value="0xC3">
            <text:p>0xC3</text:p>
          </table:table-cell>
          <table:table-cell table:formula="of:=IF(ISNUMBER([.BY733]);&quot;0x&quot;&amp;DEC2HEX([.BY733]+[.BY$2]);&quot;&quot;)">
            <text:p/>
          </table:table-cell>
          <table:table-cell table:formula="of:=IF(ISNUMBER([.BZ733]);&quot;0x&quot;&amp;DEC2HEX([.BZ733]+[.BZ$2]);&quot;&quot;)">
            <text:p/>
          </table:table-cell>
          <table:table-cell table:formula="of:=IF(ISNUMBER([.CB733]);&quot;0x&quot;&amp;DEC2HEX([.CB733]+[.CB$2]);&quot;&quot;)" office:value-type="string" office:string-value="0x3">
            <text:p>0x3</text:p>
          </table:table-cell>
          <table:table-cell table:formula="of:=HEX2DEC(MID([.CE733];3;2))-[.CE$2]" office:value-type="float" office:value="2">
            <text:p>2</text:p>
          </table:table-cell>
          <table:table-cell table:formula="of:=HEX2DEC(MID([.CF733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734:.BU734];0)-1" office:value-type="float" office:value="2">
            <text:p>2</text:p>
          </table:table-cell>
          <table:table-cell table:formula="of:=SUM([.A734:.BU734])" office:value-type="float" office:value="68">
            <text:p>68</text:p>
          </table:table-cell>
          <table:table-cell table:number-columns-repeated="2"/>
          <table:table-cell table:formula="of:=72-SUM([.BX734:.BZ734])-[.BW734]" office:value-type="float" office:value="2">
            <text:p>2</text:p>
          </table:table-cell>
          <table:table-cell table:formula="of:=[.BW735]+[.CA734]" office:value-type="float" office:value="4">
            <text:p>4</text:p>
          </table:table-cell>
          <table:table-cell table:number-columns-repeated="2"/>
          <table:table-cell table:formula="of:=IF(ISNUMBER([.BW734]);&quot;0x&quot;&amp;DEC2HEX([.BW734]+[.BW$2]))" office:value-type="string" office:string-value="0x1">
            <text:p>0x1</text:p>
          </table:table-cell>
          <table:table-cell table:formula="of:=IF(ISNUMBER([.BX734]);&quot;0x&quot;&amp;DEC2HEX([.BX734]+[.BX$2]))" office:value-type="string" office:string-value="0xC3">
            <text:p>0xC3</text:p>
          </table:table-cell>
          <table:table-cell table:formula="of:=IF(ISNUMBER([.BY734]);&quot;0x&quot;&amp;DEC2HEX([.BY734]+[.BY$2]);&quot;&quot;)">
            <text:p/>
          </table:table-cell>
          <table:table-cell table:formula="of:=IF(ISNUMBER([.BZ734]);&quot;0x&quot;&amp;DEC2HEX([.BZ734]+[.BZ$2]);&quot;&quot;)">
            <text:p/>
          </table:table-cell>
          <table:table-cell table:formula="of:=IF(ISNUMBER([.CB734]);&quot;0x&quot;&amp;DEC2HEX([.CB734]+[.CB$2]);&quot;&quot;)" office:value-type="string" office:string-value="0x3">
            <text:p>0x3</text:p>
          </table:table-cell>
          <table:table-cell table:formula="of:=HEX2DEC(MID([.CE734];3;2))-[.CE$2]" office:value-type="float" office:value="2">
            <text:p>2</text:p>
          </table:table-cell>
          <table:table-cell table:formula="of:=HEX2DEC(MID([.CF734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735:.BU735];0)-1" office:value-type="float" office:value="2">
            <text:p>2</text:p>
          </table:table-cell>
          <table:table-cell table:formula="of:=SUM([.A735:.BU735])" office:value-type="float" office:value="68">
            <text:p>68</text:p>
          </table:table-cell>
          <table:table-cell table:number-columns-repeated="2"/>
          <table:table-cell table:formula="of:=72-SUM([.BX735:.BZ735])-[.BW735]" office:value-type="float" office:value="2">
            <text:p>2</text:p>
          </table:table-cell>
          <table:table-cell table:formula="of:=[.BW736]+[.CA735]" office:value-type="float" office:value="4">
            <text:p>4</text:p>
          </table:table-cell>
          <table:table-cell table:number-columns-repeated="2"/>
          <table:table-cell table:formula="of:=IF(ISNUMBER([.BW735]);&quot;0x&quot;&amp;DEC2HEX([.BW735]+[.BW$2]))" office:value-type="string" office:string-value="0x1">
            <text:p>0x1</text:p>
          </table:table-cell>
          <table:table-cell table:formula="of:=IF(ISNUMBER([.BX735]);&quot;0x&quot;&amp;DEC2HEX([.BX735]+[.BX$2]))" office:value-type="string" office:string-value="0xC3">
            <text:p>0xC3</text:p>
          </table:table-cell>
          <table:table-cell table:formula="of:=IF(ISNUMBER([.BY735]);&quot;0x&quot;&amp;DEC2HEX([.BY735]+[.BY$2]);&quot;&quot;)">
            <text:p/>
          </table:table-cell>
          <table:table-cell table:formula="of:=IF(ISNUMBER([.BZ735]);&quot;0x&quot;&amp;DEC2HEX([.BZ735]+[.BZ$2]);&quot;&quot;)">
            <text:p/>
          </table:table-cell>
          <table:table-cell table:formula="of:=IF(ISNUMBER([.CB735]);&quot;0x&quot;&amp;DEC2HEX([.CB735]+[.CB$2]);&quot;&quot;)" office:value-type="string" office:string-value="0x3">
            <text:p>0x3</text:p>
          </table:table-cell>
          <table:table-cell table:formula="of:=HEX2DEC(MID([.CE735];3;2))-[.CE$2]" office:value-type="float" office:value="2">
            <text:p>2</text:p>
          </table:table-cell>
          <table:table-cell table:formula="of:=HEX2DEC(MID([.CF735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736:.BU736];0)-1" office:value-type="float" office:value="2">
            <text:p>2</text:p>
          </table:table-cell>
          <table:table-cell table:formula="of:=SUM([.A736:.BU736])" office:value-type="float" office:value="68">
            <text:p>68</text:p>
          </table:table-cell>
          <table:table-cell table:number-columns-repeated="2"/>
          <table:table-cell table:formula="of:=72-SUM([.BX736:.BZ736])-[.BW736]" office:value-type="float" office:value="2">
            <text:p>2</text:p>
          </table:table-cell>
          <table:table-cell table:formula="of:=[.BW737]+[.CA736]" office:value-type="float" office:value="62">
            <text:p>62</text:p>
          </table:table-cell>
          <table:table-cell table:number-columns-repeated="2"/>
          <table:table-cell table:formula="of:=IF(ISNUMBER([.BW736]);&quot;0x&quot;&amp;DEC2HEX([.BW736]+[.BW$2]))" office:value-type="string" office:string-value="0x1">
            <text:p>0x1</text:p>
          </table:table-cell>
          <table:table-cell table:formula="of:=IF(ISNUMBER([.BX736]);&quot;0x&quot;&amp;DEC2HEX([.BX736]+[.BX$2]))" office:value-type="string" office:string-value="0xC3">
            <text:p>0xC3</text:p>
          </table:table-cell>
          <table:table-cell table:formula="of:=IF(ISNUMBER([.BY736]);&quot;0x&quot;&amp;DEC2HEX([.BY736]+[.BY$2]);&quot;&quot;)">
            <text:p/>
          </table:table-cell>
          <table:table-cell table:formula="of:=IF(ISNUMBER([.BZ736]);&quot;0x&quot;&amp;DEC2HEX([.BZ736]+[.BZ$2]);&quot;&quot;)">
            <text:p/>
          </table:table-cell>
          <table:table-cell table:formula="of:=IF(ISNUMBER([.CB736]);&quot;0x&quot;&amp;DEC2HEX([.CB736]+[.CB$2]);&quot;&quot;)" office:value-type="string" office:string-value="0x3D">
            <text:p>0x3D</text:p>
          </table:table-cell>
          <table:table-cell table:formula="of:=HEX2DEC(MID([.CE736];3;2))-[.CE$2]" office:value-type="float" office:value="2">
            <text:p>2</text:p>
          </table:table-cell>
          <table:table-cell table:formula="of:=HEX2DEC(MID([.CF736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59"/>
          <table:table-cell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737:.BU737];0)-1" office:value-type="float" office:value="60">
            <text:p>60</text:p>
          </table:table-cell>
          <table:table-cell table:formula="of:=SUM([.A737:.BU737])" office:value-type="float" office:value="10">
            <text:p>10</text:p>
          </table:table-cell>
          <table:table-cell table:number-columns-repeated="2"/>
          <table:table-cell table:formula="of:=72-SUM([.BX737:.BZ737])-[.BW737]" office:value-type="float" office:value="2">
            <text:p>2</text:p>
          </table:table-cell>
          <table:table-cell table:formula="of:=[.BW738]+[.CA737]" office:value-type="float" office:value="62">
            <text:p>62</text:p>
          </table:table-cell>
          <table:table-cell table:number-columns-repeated="2"/>
          <table:table-cell table:formula="of:=IF(ISNUMBER([.BW737]);&quot;0x&quot;&amp;DEC2HEX([.BW737]+[.BW$2]))" office:value-type="string" office:string-value="0x3B">
            <text:p>0x3B</text:p>
          </table:table-cell>
          <table:table-cell table:formula="of:=IF(ISNUMBER([.BX737]);&quot;0x&quot;&amp;DEC2HEX([.BX737]+[.BX$2]))" office:value-type="string" office:string-value="0x89">
            <text:p>0x89</text:p>
          </table:table-cell>
          <table:table-cell table:formula="of:=IF(ISNUMBER([.BY737]);&quot;0x&quot;&amp;DEC2HEX([.BY737]+[.BY$2]);&quot;&quot;)">
            <text:p/>
          </table:table-cell>
          <table:table-cell table:formula="of:=IF(ISNUMBER([.BZ737]);&quot;0x&quot;&amp;DEC2HEX([.BZ737]+[.BZ$2]);&quot;&quot;)">
            <text:p/>
          </table:table-cell>
          <table:table-cell table:formula="of:=IF(ISNUMBER([.CB737]);&quot;0x&quot;&amp;DEC2HEX([.CB737]+[.CB$2]);&quot;&quot;)" office:value-type="string" office:string-value="0x3D">
            <text:p>0x3D</text:p>
          </table:table-cell>
          <table:table-cell table:formula="of:=HEX2DEC(MID([.CE737];3;2))-[.CE$2]" office:value-type="float" office:value="60">
            <text:p>60</text:p>
          </table:table-cell>
          <table:table-cell table:formula="of:=HEX2DEC(MID([.CF737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59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5"/>
          <table:table-cell table:formula="of:=MATCH(1;[.A738:.BU738];0)-1" office:value-type="float" office:value="60">
            <text:p>60</text:p>
          </table:table-cell>
          <table:table-cell table:formula="of:=SUM([.A738:.BU738])" office:value-type="float" office:value="9">
            <text:p>9</text:p>
          </table:table-cell>
          <table:table-cell table:number-columns-repeated="2"/>
          <table:table-cell table:formula="of:=72-SUM([.BX738:.BZ738])-[.BW738]" office:value-type="float" office:value="3">
            <text:p>3</text:p>
          </table:table-cell>
          <table:table-cell table:formula="of:=[.BW739]+[.CA738]" office:value-type="float" office:value="61">
            <text:p>61</text:p>
          </table:table-cell>
          <table:table-cell table:number-columns-repeated="2"/>
          <table:table-cell table:formula="of:=IF(ISNUMBER([.BW738]);&quot;0x&quot;&amp;DEC2HEX([.BW738]+[.BW$2]))" office:value-type="string" office:string-value="0x3B">
            <text:p>0x3B</text:p>
          </table:table-cell>
          <table:table-cell table:formula="of:=IF(ISNUMBER([.BX738]);&quot;0x&quot;&amp;DEC2HEX([.BX738]+[.BX$2]))" office:value-type="string" office:string-value="0x88">
            <text:p>0x88</text:p>
          </table:table-cell>
          <table:table-cell table:formula="of:=IF(ISNUMBER([.BY738]);&quot;0x&quot;&amp;DEC2HEX([.BY738]+[.BY$2]);&quot;&quot;)">
            <text:p/>
          </table:table-cell>
          <table:table-cell table:formula="of:=IF(ISNUMBER([.BZ738]);&quot;0x&quot;&amp;DEC2HEX([.BZ738]+[.BZ$2]);&quot;&quot;)">
            <text:p/>
          </table:table-cell>
          <table:table-cell table:formula="of:=IF(ISNUMBER([.CB738]);&quot;0x&quot;&amp;DEC2HEX([.CB738]+[.CB$2]);&quot;&quot;)" office:value-type="string" office:string-value="0x3C">
            <text:p>0x3C</text:p>
          </table:table-cell>
          <table:table-cell table:formula="of:=HEX2DEC(MID([.CE738];3;2))-[.CE$2]" office:value-type="float" office:value="60">
            <text:p>60</text:p>
          </table:table-cell>
          <table:table-cell table:formula="of:=HEX2DEC(MID([.CF73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58"/>
          <table:table-cell table:number-columns-repeated="10" office:value-type="float" office:value="1">
            <text:p>1</text:p>
          </table:table-cell>
          <table:table-cell table:number-columns-repeated="6"/>
          <table:table-cell table:formula="of:=MATCH(1;[.A739:.BU739];0)-1" office:value-type="float" office:value="58">
            <text:p>58</text:p>
          </table:table-cell>
          <table:table-cell table:formula="of:=SUM([.A739:.BU739])" office:value-type="float" office:value="10">
            <text:p>10</text:p>
          </table:table-cell>
          <table:table-cell table:number-columns-repeated="2"/>
          <table:table-cell table:formula="of:=72-SUM([.BX739:.BZ739])-[.BW739]" office:value-type="float" office:value="4">
            <text:p>4</text:p>
          </table:table-cell>
          <table:table-cell table:formula="of:=[.BW740]+[.CA739]" office:value-type="float" office:value="61">
            <text:p>61</text:p>
          </table:table-cell>
          <table:table-cell table:number-columns-repeated="2"/>
          <table:table-cell table:formula="of:=IF(ISNUMBER([.BW739]);&quot;0x&quot;&amp;DEC2HEX([.BW739]+[.BW$2]))" office:value-type="string" office:string-value="0x39">
            <text:p>0x39</text:p>
          </table:table-cell>
          <table:table-cell table:formula="of:=IF(ISNUMBER([.BX739]);&quot;0x&quot;&amp;DEC2HEX([.BX739]+[.BX$2]))" office:value-type="string" office:string-value="0x89">
            <text:p>0x89</text:p>
          </table:table-cell>
          <table:table-cell table:formula="of:=IF(ISNUMBER([.BY739]);&quot;0x&quot;&amp;DEC2HEX([.BY739]+[.BY$2]);&quot;&quot;)">
            <text:p/>
          </table:table-cell>
          <table:table-cell table:formula="of:=IF(ISNUMBER([.BZ739]);&quot;0x&quot;&amp;DEC2HEX([.BZ739]+[.BZ$2]);&quot;&quot;)">
            <text:p/>
          </table:table-cell>
          <table:table-cell table:formula="of:=IF(ISNUMBER([.CB739]);&quot;0x&quot;&amp;DEC2HEX([.CB739]+[.CB$2]);&quot;&quot;)" office:value-type="string" office:string-value="0x3C">
            <text:p>0x3C</text:p>
          </table:table-cell>
          <table:table-cell table:formula="of:=HEX2DEC(MID([.CE739];3;2))-[.CE$2]" office:value-type="float" office:value="58">
            <text:p>58</text:p>
          </table:table-cell>
          <table:table-cell table:formula="of:=HEX2DEC(MID([.CF739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57"/>
          <table:table-cell table:number-columns-repeated="9" office:value-type="float" office:value="1">
            <text:p>1</text:p>
          </table:table-cell>
          <table:table-cell table:number-columns-repeated="8"/>
          <table:table-cell table:formula="of:=MATCH(1;[.A740:.BU740];0)-1" office:value-type="float" office:value="57">
            <text:p>57</text:p>
          </table:table-cell>
          <table:table-cell table:formula="of:=SUM([.A740:.BU740])" office:value-type="float" office:value="9">
            <text:p>9</text:p>
          </table:table-cell>
          <table:table-cell table:number-columns-repeated="2"/>
          <table:table-cell table:formula="of:=72-SUM([.BX740:.BZ740])-[.BW740]" office:value-type="float" office:value="6">
            <text:p>6</text:p>
          </table:table-cell>
          <table:table-cell table:formula="of:=[.BW741]+[.CA740]" office:value-type="float" office:value="62">
            <text:p>62</text:p>
          </table:table-cell>
          <table:table-cell table:number-columns-repeated="2"/>
          <table:table-cell table:formula="of:=IF(ISNUMBER([.BW740]);&quot;0x&quot;&amp;DEC2HEX([.BW740]+[.BW$2]))" office:value-type="string" office:string-value="0x38">
            <text:p>0x38</text:p>
          </table:table-cell>
          <table:table-cell table:formula="of:=IF(ISNUMBER([.BX740]);&quot;0x&quot;&amp;DEC2HEX([.BX740]+[.BX$2]))" office:value-type="string" office:string-value="0x88">
            <text:p>0x88</text:p>
          </table:table-cell>
          <table:table-cell table:formula="of:=IF(ISNUMBER([.BY740]);&quot;0x&quot;&amp;DEC2HEX([.BY740]+[.BY$2]);&quot;&quot;)">
            <text:p/>
          </table:table-cell>
          <table:table-cell table:formula="of:=IF(ISNUMBER([.BZ740]);&quot;0x&quot;&amp;DEC2HEX([.BZ740]+[.BZ$2]);&quot;&quot;)">
            <text:p/>
          </table:table-cell>
          <table:table-cell table:formula="of:=IF(ISNUMBER([.CB740]);&quot;0x&quot;&amp;DEC2HEX([.CB740]+[.CB$2]);&quot;&quot;)" office:value-type="string" office:string-value="0x3D">
            <text:p>0x3D</text:p>
          </table:table-cell>
          <table:table-cell table:formula="of:=HEX2DEC(MID([.CE740];3;2))-[.CE$2]" office:value-type="float" office:value="57">
            <text:p>57</text:p>
          </table:table-cell>
          <table:table-cell table:formula="of:=HEX2DEC(MID([.CF740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56"/>
          <table:table-cell table:number-columns-repeated="9" office:value-type="float" office:value="1">
            <text:p>1</text:p>
          </table:table-cell>
          <table:table-cell table:number-columns-repeated="9"/>
          <table:table-cell table:formula="of:=MATCH(1;[.A741:.BU741];0)-1" office:value-type="float" office:value="56">
            <text:p>56</text:p>
          </table:table-cell>
          <table:table-cell table:formula="of:=SUM([.A741:.BU741])" office:value-type="float" office:value="9">
            <text:p>9</text:p>
          </table:table-cell>
          <table:table-cell table:number-columns-repeated="2"/>
          <table:table-cell table:formula="of:=72-SUM([.BX741:.BZ741])-[.BW741]" office:value-type="float" office:value="7">
            <text:p>7</text:p>
          </table:table-cell>
          <table:table-cell table:formula="of:=[.BW742]+[.CA741]" office:value-type="float" office:value="61">
            <text:p>61</text:p>
          </table:table-cell>
          <table:table-cell table:number-columns-repeated="2"/>
          <table:table-cell table:formula="of:=IF(ISNUMBER([.BW741]);&quot;0x&quot;&amp;DEC2HEX([.BW741]+[.BW$2]))" office:value-type="string" office:string-value="0x37">
            <text:p>0x37</text:p>
          </table:table-cell>
          <table:table-cell table:formula="of:=IF(ISNUMBER([.BX741]);&quot;0x&quot;&amp;DEC2HEX([.BX741]+[.BX$2]))" office:value-type="string" office:string-value="0x88">
            <text:p>0x88</text:p>
          </table:table-cell>
          <table:table-cell table:formula="of:=IF(ISNUMBER([.BY741]);&quot;0x&quot;&amp;DEC2HEX([.BY741]+[.BY$2]);&quot;&quot;)">
            <text:p/>
          </table:table-cell>
          <table:table-cell table:formula="of:=IF(ISNUMBER([.BZ741]);&quot;0x&quot;&amp;DEC2HEX([.BZ741]+[.BZ$2]);&quot;&quot;)">
            <text:p/>
          </table:table-cell>
          <table:table-cell table:formula="of:=IF(ISNUMBER([.CB741]);&quot;0x&quot;&amp;DEC2HEX([.CB741]+[.CB$2]);&quot;&quot;)" office:value-type="string" office:string-value="0x3C">
            <text:p>0x3C</text:p>
          </table:table-cell>
          <table:table-cell table:formula="of:=HEX2DEC(MID([.CE741];3;2))-[.CE$2]" office:value-type="float" office:value="56">
            <text:p>56</text:p>
          </table:table-cell>
          <table:table-cell table:formula="of:=HEX2DEC(MID([.CF741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54"/>
          <table:table-cell table:number-columns-repeated="9" office:value-type="float" office:value="1">
            <text:p>1</text:p>
          </table:table-cell>
          <table:table-cell table:number-columns-repeated="11"/>
          <table:table-cell table:formula="of:=MATCH(1;[.A742:.BU742];0)-1" office:value-type="float" office:value="54">
            <text:p>54</text:p>
          </table:table-cell>
          <table:table-cell table:formula="of:=SUM([.A742:.BU742])" office:value-type="float" office:value="9">
            <text:p>9</text:p>
          </table:table-cell>
          <table:table-cell table:number-columns-repeated="2"/>
          <table:table-cell table:formula="of:=72-SUM([.BX742:.BZ742])-[.BW742]" office:value-type="float" office:value="9">
            <text:p>9</text:p>
          </table:table-cell>
          <table:table-cell table:formula="of:=[.BW743]+[.CA742]" office:value-type="float" office:value="62">
            <text:p>62</text:p>
          </table:table-cell>
          <table:table-cell table:number-columns-repeated="2"/>
          <table:table-cell table:formula="of:=IF(ISNUMBER([.BW742]);&quot;0x&quot;&amp;DEC2HEX([.BW742]+[.BW$2]))" office:value-type="string" office:string-value="0x35">
            <text:p>0x35</text:p>
          </table:table-cell>
          <table:table-cell table:formula="of:=IF(ISNUMBER([.BX742]);&quot;0x&quot;&amp;DEC2HEX([.BX742]+[.BX$2]))" office:value-type="string" office:string-value="0x88">
            <text:p>0x88</text:p>
          </table:table-cell>
          <table:table-cell table:formula="of:=IF(ISNUMBER([.BY742]);&quot;0x&quot;&amp;DEC2HEX([.BY742]+[.BY$2]);&quot;&quot;)">
            <text:p/>
          </table:table-cell>
          <table:table-cell table:formula="of:=IF(ISNUMBER([.BZ742]);&quot;0x&quot;&amp;DEC2HEX([.BZ742]+[.BZ$2]);&quot;&quot;)">
            <text:p/>
          </table:table-cell>
          <table:table-cell table:formula="of:=IF(ISNUMBER([.CB742]);&quot;0x&quot;&amp;DEC2HEX([.CB742]+[.CB$2]);&quot;&quot;)" office:value-type="string" office:string-value="0x3D">
            <text:p>0x3D</text:p>
          </table:table-cell>
          <table:table-cell table:formula="of:=HEX2DEC(MID([.CE742];3;2))-[.CE$2]" office:value-type="float" office:value="54">
            <text:p>54</text:p>
          </table:table-cell>
          <table:table-cell table:formula="of:=HEX2DEC(MID([.CF742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53"/>
          <table:table-cell table:number-columns-repeated="9" office:value-type="float" office:value="1">
            <text:p>1</text:p>
          </table:table-cell>
          <table:table-cell table:number-columns-repeated="12"/>
          <table:table-cell table:formula="of:=MATCH(1;[.A743:.BU743];0)-1" office:value-type="float" office:value="53">
            <text:p>53</text:p>
          </table:table-cell>
          <table:table-cell table:formula="of:=SUM([.A743:.BU743])" office:value-type="float" office:value="9">
            <text:p>9</text:p>
          </table:table-cell>
          <table:table-cell table:number-columns-repeated="2"/>
          <table:table-cell table:formula="of:=72-SUM([.BX743:.BZ743])-[.BW743]" office:value-type="float" office:value="10">
            <text:p>10</text:p>
          </table:table-cell>
          <table:table-cell table:formula="of:=[.BW744]+[.CA743]" office:value-type="float" office:value="62">
            <text:p>62</text:p>
          </table:table-cell>
          <table:table-cell table:number-columns-repeated="2"/>
          <table:table-cell table:formula="of:=IF(ISNUMBER([.BW743]);&quot;0x&quot;&amp;DEC2HEX([.BW743]+[.BW$2]))" office:value-type="string" office:string-value="0x34">
            <text:p>0x34</text:p>
          </table:table-cell>
          <table:table-cell table:formula="of:=IF(ISNUMBER([.BX743]);&quot;0x&quot;&amp;DEC2HEX([.BX743]+[.BX$2]))" office:value-type="string" office:string-value="0x88">
            <text:p>0x88</text:p>
          </table:table-cell>
          <table:table-cell table:formula="of:=IF(ISNUMBER([.BY743]);&quot;0x&quot;&amp;DEC2HEX([.BY743]+[.BY$2]);&quot;&quot;)">
            <text:p/>
          </table:table-cell>
          <table:table-cell table:formula="of:=IF(ISNUMBER([.BZ743]);&quot;0x&quot;&amp;DEC2HEX([.BZ743]+[.BZ$2]);&quot;&quot;)">
            <text:p/>
          </table:table-cell>
          <table:table-cell table:formula="of:=IF(ISNUMBER([.CB743]);&quot;0x&quot;&amp;DEC2HEX([.CB743]+[.CB$2]);&quot;&quot;)" office:value-type="string" office:string-value="0x3D">
            <text:p>0x3D</text:p>
          </table:table-cell>
          <table:table-cell table:formula="of:=HEX2DEC(MID([.CE743];3;2))-[.CE$2]" office:value-type="float" office:value="53">
            <text:p>53</text:p>
          </table:table-cell>
          <table:table-cell table:formula="of:=HEX2DEC(MID([.CF743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51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3"/>
          <table:table-cell table:formula="of:=MATCH(1;[.A744:.BU744];0)-1" office:value-type="float" office:value="52">
            <text:p>52</text:p>
          </table:table-cell>
          <table:table-cell table:formula="of:=SUM([.A744:.BU744])" office:value-type="float" office:value="9">
            <text:p>9</text:p>
          </table:table-cell>
          <table:table-cell table:number-columns-repeated="2"/>
          <table:table-cell table:formula="of:=72-SUM([.BX744:.BZ744])-[.BW744]" office:value-type="float" office:value="11">
            <text:p>11</text:p>
          </table:table-cell>
          <table:table-cell table:formula="of:=[.BW745]+[.CA744]" office:value-type="float" office:value="61">
            <text:p>61</text:p>
          </table:table-cell>
          <table:table-cell table:number-columns-repeated="2"/>
          <table:table-cell table:formula="of:=IF(ISNUMBER([.BW744]);&quot;0x&quot;&amp;DEC2HEX([.BW744]+[.BW$2]))" office:value-type="string" office:string-value="0x33">
            <text:p>0x33</text:p>
          </table:table-cell>
          <table:table-cell table:formula="of:=IF(ISNUMBER([.BX744]);&quot;0x&quot;&amp;DEC2HEX([.BX744]+[.BX$2]))" office:value-type="string" office:string-value="0x88">
            <text:p>0x88</text:p>
          </table:table-cell>
          <table:table-cell table:formula="of:=IF(ISNUMBER([.BY744]);&quot;0x&quot;&amp;DEC2HEX([.BY744]+[.BY$2]);&quot;&quot;)">
            <text:p/>
          </table:table-cell>
          <table:table-cell table:formula="of:=IF(ISNUMBER([.BZ744]);&quot;0x&quot;&amp;DEC2HEX([.BZ744]+[.BZ$2]);&quot;&quot;)">
            <text:p/>
          </table:table-cell>
          <table:table-cell table:formula="of:=IF(ISNUMBER([.CB744]);&quot;0x&quot;&amp;DEC2HEX([.CB744]+[.CB$2]);&quot;&quot;)" office:value-type="string" office:string-value="0x3C">
            <text:p>0x3C</text:p>
          </table:table-cell>
          <table:table-cell table:formula="of:=HEX2DEC(MID([.CE744];3;2))-[.CE$2]" office:value-type="float" office:value="52">
            <text:p>52</text:p>
          </table:table-cell>
          <table:table-cell table:formula="of:=HEX2DEC(MID([.CF744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49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5"/>
          <table:table-cell table:formula="of:=MATCH(1;[.A745:.BU745];0)-1" office:value-type="float" office:value="50">
            <text:p>50</text:p>
          </table:table-cell>
          <table:table-cell table:formula="of:=SUM([.A745:.BU745])" office:value-type="float" office:value="9">
            <text:p>9</text:p>
          </table:table-cell>
          <table:table-cell table:number-columns-repeated="2"/>
          <table:table-cell table:formula="of:=72-SUM([.BX745:.BZ745])-[.BW745]" office:value-type="float" office:value="13">
            <text:p>13</text:p>
          </table:table-cell>
          <table:table-cell table:formula="of:=[.BW746]+[.CA745]" office:value-type="float" office:value="62">
            <text:p>62</text:p>
          </table:table-cell>
          <table:table-cell table:number-columns-repeated="2"/>
          <table:table-cell table:formula="of:=IF(ISNUMBER([.BW745]);&quot;0x&quot;&amp;DEC2HEX([.BW745]+[.BW$2]))" office:value-type="string" office:string-value="0x31">
            <text:p>0x31</text:p>
          </table:table-cell>
          <table:table-cell table:formula="of:=IF(ISNUMBER([.BX745]);&quot;0x&quot;&amp;DEC2HEX([.BX745]+[.BX$2]))" office:value-type="string" office:string-value="0x88">
            <text:p>0x88</text:p>
          </table:table-cell>
          <table:table-cell table:formula="of:=IF(ISNUMBER([.BY745]);&quot;0x&quot;&amp;DEC2HEX([.BY745]+[.BY$2]);&quot;&quot;)">
            <text:p/>
          </table:table-cell>
          <table:table-cell table:formula="of:=IF(ISNUMBER([.BZ745]);&quot;0x&quot;&amp;DEC2HEX([.BZ745]+[.BZ$2]);&quot;&quot;)">
            <text:p/>
          </table:table-cell>
          <table:table-cell table:formula="of:=IF(ISNUMBER([.CB745]);&quot;0x&quot;&amp;DEC2HEX([.CB745]+[.CB$2]);&quot;&quot;)" office:value-type="string" office:string-value="0x3D">
            <text:p>0x3D</text:p>
          </table:table-cell>
          <table:table-cell table:formula="of:=HEX2DEC(MID([.CE745];3;2))-[.CE$2]" office:value-type="float" office:value="50">
            <text:p>50</text:p>
          </table:table-cell>
          <table:table-cell table:formula="of:=HEX2DEC(MID([.CF745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47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6"/>
          <table:table-cell table:formula="of:=MATCH(1;[.A746:.BU746];0)-1" office:value-type="float" office:value="49">
            <text:p>49</text:p>
          </table:table-cell>
          <table:table-cell table:formula="of:=SUM([.A746:.BU746])" office:value-type="float" office:value="9">
            <text:p>9</text:p>
          </table:table-cell>
          <table:table-cell table:number-columns-repeated="2"/>
          <table:table-cell table:formula="of:=72-SUM([.BX746:.BZ746])-[.BW746]" office:value-type="float" office:value="14">
            <text:p>14</text:p>
          </table:table-cell>
          <table:table-cell table:formula="of:=[.BW747]+[.CA746]" office:value-type="float" office:value="62">
            <text:p>62</text:p>
          </table:table-cell>
          <table:table-cell table:number-columns-repeated="2"/>
          <table:table-cell table:formula="of:=IF(ISNUMBER([.BW746]);&quot;0x&quot;&amp;DEC2HEX([.BW746]+[.BW$2]))" office:value-type="string" office:string-value="0x30">
            <text:p>0x30</text:p>
          </table:table-cell>
          <table:table-cell table:formula="of:=IF(ISNUMBER([.BX746]);&quot;0x&quot;&amp;DEC2HEX([.BX746]+[.BX$2]))" office:value-type="string" office:string-value="0x88">
            <text:p>0x88</text:p>
          </table:table-cell>
          <table:table-cell table:formula="of:=IF(ISNUMBER([.BY746]);&quot;0x&quot;&amp;DEC2HEX([.BY746]+[.BY$2]);&quot;&quot;)">
            <text:p/>
          </table:table-cell>
          <table:table-cell table:formula="of:=IF(ISNUMBER([.BZ746]);&quot;0x&quot;&amp;DEC2HEX([.BZ746]+[.BZ$2]);&quot;&quot;)">
            <text:p/>
          </table:table-cell>
          <table:table-cell table:formula="of:=IF(ISNUMBER([.CB746]);&quot;0x&quot;&amp;DEC2HEX([.CB746]+[.CB$2]);&quot;&quot;)" office:value-type="string" office:string-value="0x3D">
            <text:p>0x3D</text:p>
          </table:table-cell>
          <table:table-cell table:formula="of:=HEX2DEC(MID([.CE746];3;2))-[.CE$2]" office:value-type="float" office:value="49">
            <text:p>49</text:p>
          </table:table-cell>
          <table:table-cell table:formula="of:=HEX2DEC(MID([.CF746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46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7"/>
          <table:table-cell table:formula="of:=MATCH(1;[.A747:.BU747];0)-1" office:value-type="float" office:value="48">
            <text:p>48</text:p>
          </table:table-cell>
          <table:table-cell table:formula="of:=SUM([.A747:.BU747])" office:value-type="float" office:value="9">
            <text:p>9</text:p>
          </table:table-cell>
          <table:table-cell table:number-columns-repeated="2"/>
          <table:table-cell table:formula="of:=72-SUM([.BX747:.BZ747])-[.BW747]" office:value-type="float" office:value="15">
            <text:p>15</text:p>
          </table:table-cell>
          <table:table-cell table:formula="of:=[.BW748]+[.CA747]" office:value-type="float" office:value="61">
            <text:p>61</text:p>
          </table:table-cell>
          <table:table-cell table:number-columns-repeated="2"/>
          <table:table-cell table:formula="of:=IF(ISNUMBER([.BW747]);&quot;0x&quot;&amp;DEC2HEX([.BW747]+[.BW$2]))" office:value-type="string" office:string-value="0x2F">
            <text:p>0x2F</text:p>
          </table:table-cell>
          <table:table-cell table:formula="of:=IF(ISNUMBER([.BX747]);&quot;0x&quot;&amp;DEC2HEX([.BX747]+[.BX$2]))" office:value-type="string" office:string-value="0x88">
            <text:p>0x88</text:p>
          </table:table-cell>
          <table:table-cell table:formula="of:=IF(ISNUMBER([.BY747]);&quot;0x&quot;&amp;DEC2HEX([.BY747]+[.BY$2]);&quot;&quot;)">
            <text:p/>
          </table:table-cell>
          <table:table-cell table:formula="of:=IF(ISNUMBER([.BZ747]);&quot;0x&quot;&amp;DEC2HEX([.BZ747]+[.BZ$2]);&quot;&quot;)">
            <text:p/>
          </table:table-cell>
          <table:table-cell table:formula="of:=IF(ISNUMBER([.CB747]);&quot;0x&quot;&amp;DEC2HEX([.CB747]+[.CB$2]);&quot;&quot;)" office:value-type="string" office:string-value="0x3C">
            <text:p>0x3C</text:p>
          </table:table-cell>
          <table:table-cell table:formula="of:=HEX2DEC(MID([.CE747];3;2))-[.CE$2]" office:value-type="float" office:value="48">
            <text:p>48</text:p>
          </table:table-cell>
          <table:table-cell table:formula="of:=HEX2DEC(MID([.CF747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45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19"/>
          <table:table-cell table:formula="of:=MATCH(1;[.A748:.BU748];0)-1" office:value-type="float" office:value="46">
            <text:p>46</text:p>
          </table:table-cell>
          <table:table-cell table:formula="of:=SUM([.A748:.BU748])" office:value-type="float" office:value="9">
            <text:p>9</text:p>
          </table:table-cell>
          <table:table-cell table:number-columns-repeated="2"/>
          <table:table-cell table:formula="of:=72-SUM([.BX748:.BZ748])-[.BW748]" office:value-type="float" office:value="17">
            <text:p>17</text:p>
          </table:table-cell>
          <table:table-cell table:formula="of:=[.BW749]+[.CA748]" office:value-type="float" office:value="62">
            <text:p>62</text:p>
          </table:table-cell>
          <table:table-cell table:number-columns-repeated="2"/>
          <table:table-cell table:formula="of:=IF(ISNUMBER([.BW748]);&quot;0x&quot;&amp;DEC2HEX([.BW748]+[.BW$2]))" office:value-type="string" office:string-value="0x2D">
            <text:p>0x2D</text:p>
          </table:table-cell>
          <table:table-cell table:formula="of:=IF(ISNUMBER([.BX748]);&quot;0x&quot;&amp;DEC2HEX([.BX748]+[.BX$2]))" office:value-type="string" office:string-value="0x88">
            <text:p>0x88</text:p>
          </table:table-cell>
          <table:table-cell table:formula="of:=IF(ISNUMBER([.BY748]);&quot;0x&quot;&amp;DEC2HEX([.BY748]+[.BY$2]);&quot;&quot;)">
            <text:p/>
          </table:table-cell>
          <table:table-cell table:formula="of:=IF(ISNUMBER([.BZ748]);&quot;0x&quot;&amp;DEC2HEX([.BZ748]+[.BZ$2]);&quot;&quot;)">
            <text:p/>
          </table:table-cell>
          <table:table-cell table:formula="of:=IF(ISNUMBER([.CB748]);&quot;0x&quot;&amp;DEC2HEX([.CB748]+[.CB$2]);&quot;&quot;)" office:value-type="string" office:string-value="0x3D">
            <text:p>0x3D</text:p>
          </table:table-cell>
          <table:table-cell table:formula="of:=HEX2DEC(MID([.CE748];3;2))-[.CE$2]" office:value-type="float" office:value="46">
            <text:p>46</text:p>
          </table:table-cell>
          <table:table-cell table:formula="of:=HEX2DEC(MID([.CF74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44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0"/>
          <table:table-cell table:formula="of:=MATCH(1;[.A749:.BU749];0)-1" office:value-type="float" office:value="45">
            <text:p>45</text:p>
          </table:table-cell>
          <table:table-cell table:formula="of:=SUM([.A749:.BU749])" office:value-type="float" office:value="9">
            <text:p>9</text:p>
          </table:table-cell>
          <table:table-cell table:number-columns-repeated="2"/>
          <table:table-cell table:formula="of:=72-SUM([.BX749:.BZ749])-[.BW749]" office:value-type="float" office:value="18">
            <text:p>18</text:p>
          </table:table-cell>
          <table:table-cell table:formula="of:=[.BW750]+[.CA749]" office:value-type="float" office:value="62">
            <text:p>62</text:p>
          </table:table-cell>
          <table:table-cell table:number-columns-repeated="2"/>
          <table:table-cell table:formula="of:=IF(ISNUMBER([.BW749]);&quot;0x&quot;&amp;DEC2HEX([.BW749]+[.BW$2]))" office:value-type="string" office:string-value="0x2C">
            <text:p>0x2C</text:p>
          </table:table-cell>
          <table:table-cell table:formula="of:=IF(ISNUMBER([.BX749]);&quot;0x&quot;&amp;DEC2HEX([.BX749]+[.BX$2]))" office:value-type="string" office:string-value="0x88">
            <text:p>0x88</text:p>
          </table:table-cell>
          <table:table-cell table:formula="of:=IF(ISNUMBER([.BY749]);&quot;0x&quot;&amp;DEC2HEX([.BY749]+[.BY$2]);&quot;&quot;)">
            <text:p/>
          </table:table-cell>
          <table:table-cell table:formula="of:=IF(ISNUMBER([.BZ749]);&quot;0x&quot;&amp;DEC2HEX([.BZ749]+[.BZ$2]);&quot;&quot;)">
            <text:p/>
          </table:table-cell>
          <table:table-cell table:formula="of:=IF(ISNUMBER([.CB749]);&quot;0x&quot;&amp;DEC2HEX([.CB749]+[.CB$2]);&quot;&quot;)" office:value-type="string" office:string-value="0x3D">
            <text:p>0x3D</text:p>
          </table:table-cell>
          <table:table-cell table:formula="of:=HEX2DEC(MID([.CE749];3;2))-[.CE$2]" office:value-type="float" office:value="45">
            <text:p>45</text:p>
          </table:table-cell>
          <table:table-cell table:formula="of:=HEX2DEC(MID([.CF749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42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1"/>
          <table:table-cell table:formula="of:=MATCH(1;[.A750:.BU750];0)-1" office:value-type="float" office:value="44">
            <text:p>44</text:p>
          </table:table-cell>
          <table:table-cell table:formula="of:=SUM([.A750:.BU750])" office:value-type="float" office:value="9">
            <text:p>9</text:p>
          </table:table-cell>
          <table:table-cell table:number-columns-repeated="2"/>
          <table:table-cell table:formula="of:=72-SUM([.BX750:.BZ750])-[.BW750]" office:value-type="float" office:value="19">
            <text:p>19</text:p>
          </table:table-cell>
          <table:table-cell table:formula="of:=[.BW751]+[.CA750]" office:value-type="float" office:value="61">
            <text:p>61</text:p>
          </table:table-cell>
          <table:table-cell table:number-columns-repeated="2"/>
          <table:table-cell table:formula="of:=IF(ISNUMBER([.BW750]);&quot;0x&quot;&amp;DEC2HEX([.BW750]+[.BW$2]))" office:value-type="string" office:string-value="0x2B">
            <text:p>0x2B</text:p>
          </table:table-cell>
          <table:table-cell table:formula="of:=IF(ISNUMBER([.BX750]);&quot;0x&quot;&amp;DEC2HEX([.BX750]+[.BX$2]))" office:value-type="string" office:string-value="0x88">
            <text:p>0x88</text:p>
          </table:table-cell>
          <table:table-cell table:formula="of:=IF(ISNUMBER([.BY750]);&quot;0x&quot;&amp;DEC2HEX([.BY750]+[.BY$2]);&quot;&quot;)">
            <text:p/>
          </table:table-cell>
          <table:table-cell table:formula="of:=IF(ISNUMBER([.BZ750]);&quot;0x&quot;&amp;DEC2HEX([.BZ750]+[.BZ$2]);&quot;&quot;)">
            <text:p/>
          </table:table-cell>
          <table:table-cell table:formula="of:=IF(ISNUMBER([.CB750]);&quot;0x&quot;&amp;DEC2HEX([.CB750]+[.CB$2]);&quot;&quot;)" office:value-type="string" office:string-value="0x3C">
            <text:p>0x3C</text:p>
          </table:table-cell>
          <table:table-cell table:formula="of:=HEX2DEC(MID([.CE750];3;2))-[.CE$2]" office:value-type="float" office:value="44">
            <text:p>44</text:p>
          </table:table-cell>
          <table:table-cell table:formula="of:=HEX2DEC(MID([.CF750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41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3"/>
          <table:table-cell table:formula="of:=MATCH(1;[.A751:.BU751];0)-1" office:value-type="float" office:value="42">
            <text:p>42</text:p>
          </table:table-cell>
          <table:table-cell table:formula="of:=SUM([.A751:.BU751])" office:value-type="float" office:value="9">
            <text:p>9</text:p>
          </table:table-cell>
          <table:table-cell table:number-columns-repeated="2"/>
          <table:table-cell table:formula="of:=72-SUM([.BX751:.BZ751])-[.BW751]" office:value-type="float" office:value="21">
            <text:p>21</text:p>
          </table:table-cell>
          <table:table-cell table:formula="of:=[.BW752]+[.CA751]" office:value-type="float" office:value="62">
            <text:p>62</text:p>
          </table:table-cell>
          <table:table-cell table:number-columns-repeated="2"/>
          <table:table-cell table:formula="of:=IF(ISNUMBER([.BW751]);&quot;0x&quot;&amp;DEC2HEX([.BW751]+[.BW$2]))" office:value-type="string" office:string-value="0x29">
            <text:p>0x29</text:p>
          </table:table-cell>
          <table:table-cell table:formula="of:=IF(ISNUMBER([.BX751]);&quot;0x&quot;&amp;DEC2HEX([.BX751]+[.BX$2]))" office:value-type="string" office:string-value="0x88">
            <text:p>0x88</text:p>
          </table:table-cell>
          <table:table-cell table:formula="of:=IF(ISNUMBER([.BY751]);&quot;0x&quot;&amp;DEC2HEX([.BY751]+[.BY$2]);&quot;&quot;)">
            <text:p/>
          </table:table-cell>
          <table:table-cell table:formula="of:=IF(ISNUMBER([.BZ751]);&quot;0x&quot;&amp;DEC2HEX([.BZ751]+[.BZ$2]);&quot;&quot;)">
            <text:p/>
          </table:table-cell>
          <table:table-cell table:formula="of:=IF(ISNUMBER([.CB751]);&quot;0x&quot;&amp;DEC2HEX([.CB751]+[.CB$2]);&quot;&quot;)" office:value-type="string" office:string-value="0x3D">
            <text:p>0x3D</text:p>
          </table:table-cell>
          <table:table-cell table:formula="of:=HEX2DEC(MID([.CE751];3;2))-[.CE$2]" office:value-type="float" office:value="42">
            <text:p>42</text:p>
          </table:table-cell>
          <table:table-cell table:formula="of:=HEX2DEC(MID([.CF751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9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4"/>
          <table:table-cell table:formula="of:=MATCH(1;[.A752:.BU752];0)-1" office:value-type="float" office:value="41">
            <text:p>41</text:p>
          </table:table-cell>
          <table:table-cell table:formula="of:=SUM([.A752:.BU752])" office:value-type="float" office:value="9">
            <text:p>9</text:p>
          </table:table-cell>
          <table:table-cell table:number-columns-repeated="2"/>
          <table:table-cell table:formula="of:=72-SUM([.BX752:.BZ752])-[.BW752]" office:value-type="float" office:value="22">
            <text:p>22</text:p>
          </table:table-cell>
          <table:table-cell table:formula="of:=[.BW753]+[.CA752]" office:value-type="float" office:value="62">
            <text:p>62</text:p>
          </table:table-cell>
          <table:table-cell table:number-columns-repeated="2"/>
          <table:table-cell table:formula="of:=IF(ISNUMBER([.BW752]);&quot;0x&quot;&amp;DEC2HEX([.BW752]+[.BW$2]))" office:value-type="string" office:string-value="0x28">
            <text:p>0x28</text:p>
          </table:table-cell>
          <table:table-cell table:formula="of:=IF(ISNUMBER([.BX752]);&quot;0x&quot;&amp;DEC2HEX([.BX752]+[.BX$2]))" office:value-type="string" office:string-value="0x88">
            <text:p>0x88</text:p>
          </table:table-cell>
          <table:table-cell table:formula="of:=IF(ISNUMBER([.BY752]);&quot;0x&quot;&amp;DEC2HEX([.BY752]+[.BY$2]);&quot;&quot;)">
            <text:p/>
          </table:table-cell>
          <table:table-cell table:formula="of:=IF(ISNUMBER([.BZ752]);&quot;0x&quot;&amp;DEC2HEX([.BZ752]+[.BZ$2]);&quot;&quot;)">
            <text:p/>
          </table:table-cell>
          <table:table-cell table:formula="of:=IF(ISNUMBER([.CB752]);&quot;0x&quot;&amp;DEC2HEX([.CB752]+[.CB$2]);&quot;&quot;)" office:value-type="string" office:string-value="0x3D">
            <text:p>0x3D</text:p>
          </table:table-cell>
          <table:table-cell table:formula="of:=HEX2DEC(MID([.CE752];3;2))-[.CE$2]" office:value-type="float" office:value="41">
            <text:p>41</text:p>
          </table:table-cell>
          <table:table-cell table:formula="of:=HEX2DEC(MID([.CF752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4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5"/>
          <table:table-cell table:formula="of:=MATCH(1;[.A753:.BU753];0)-1" office:value-type="float" office:value="40">
            <text:p>40</text:p>
          </table:table-cell>
          <table:table-cell table:formula="of:=SUM([.A753:.BU753])" office:value-type="float" office:value="9">
            <text:p>9</text:p>
          </table:table-cell>
          <table:table-cell table:number-columns-repeated="2"/>
          <table:table-cell table:formula="of:=72-SUM([.BX753:.BZ753])-[.BW753]" office:value-type="float" office:value="23">
            <text:p>23</text:p>
          </table:table-cell>
          <table:table-cell table:formula="of:=[.BW754]+[.CA753]" office:value-type="float" office:value="61">
            <text:p>61</text:p>
          </table:table-cell>
          <table:table-cell table:number-columns-repeated="2"/>
          <table:table-cell table:formula="of:=IF(ISNUMBER([.BW753]);&quot;0x&quot;&amp;DEC2HEX([.BW753]+[.BW$2]))" office:value-type="string" office:string-value="0x27">
            <text:p>0x27</text:p>
          </table:table-cell>
          <table:table-cell table:formula="of:=IF(ISNUMBER([.BX753]);&quot;0x&quot;&amp;DEC2HEX([.BX753]+[.BX$2]))" office:value-type="string" office:string-value="0x88">
            <text:p>0x88</text:p>
          </table:table-cell>
          <table:table-cell table:formula="of:=IF(ISNUMBER([.BY753]);&quot;0x&quot;&amp;DEC2HEX([.BY753]+[.BY$2]);&quot;&quot;)">
            <text:p/>
          </table:table-cell>
          <table:table-cell table:formula="of:=IF(ISNUMBER([.BZ753]);&quot;0x&quot;&amp;DEC2HEX([.BZ753]+[.BZ$2]);&quot;&quot;)">
            <text:p/>
          </table:table-cell>
          <table:table-cell table:formula="of:=IF(ISNUMBER([.CB753]);&quot;0x&quot;&amp;DEC2HEX([.CB753]+[.CB$2]);&quot;&quot;)" office:value-type="string" office:string-value="0x3C">
            <text:p>0x3C</text:p>
          </table:table-cell>
          <table:table-cell table:formula="of:=HEX2DEC(MID([.CE753];3;2))-[.CE$2]" office:value-type="float" office:value="40">
            <text:p>40</text:p>
          </table:table-cell>
          <table:table-cell table:formula="of:=HEX2DEC(MID([.CF753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6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7"/>
          <table:table-cell table:formula="of:=MATCH(1;[.A754:.BU754];0)-1" office:value-type="float" office:value="38">
            <text:p>38</text:p>
          </table:table-cell>
          <table:table-cell table:formula="of:=SUM([.A754:.BU754])" office:value-type="float" office:value="9">
            <text:p>9</text:p>
          </table:table-cell>
          <table:table-cell table:number-columns-repeated="2"/>
          <table:table-cell table:formula="of:=72-SUM([.BX754:.BZ754])-[.BW754]" office:value-type="float" office:value="25">
            <text:p>25</text:p>
          </table:table-cell>
          <table:table-cell table:formula="of:=[.BW755]+[.CA754]" office:value-type="float" office:value="62">
            <text:p>62</text:p>
          </table:table-cell>
          <table:table-cell table:number-columns-repeated="2"/>
          <table:table-cell table:formula="of:=IF(ISNUMBER([.BW754]);&quot;0x&quot;&amp;DEC2HEX([.BW754]+[.BW$2]))" office:value-type="string" office:string-value="0x25">
            <text:p>0x25</text:p>
          </table:table-cell>
          <table:table-cell table:formula="of:=IF(ISNUMBER([.BX754]);&quot;0x&quot;&amp;DEC2HEX([.BX754]+[.BX$2]))" office:value-type="string" office:string-value="0x88">
            <text:p>0x88</text:p>
          </table:table-cell>
          <table:table-cell table:formula="of:=IF(ISNUMBER([.BY754]);&quot;0x&quot;&amp;DEC2HEX([.BY754]+[.BY$2]);&quot;&quot;)">
            <text:p/>
          </table:table-cell>
          <table:table-cell table:formula="of:=IF(ISNUMBER([.BZ754]);&quot;0x&quot;&amp;DEC2HEX([.BZ754]+[.BZ$2]);&quot;&quot;)">
            <text:p/>
          </table:table-cell>
          <table:table-cell table:formula="of:=IF(ISNUMBER([.CB754]);&quot;0x&quot;&amp;DEC2HEX([.CB754]+[.CB$2]);&quot;&quot;)" office:value-type="string" office:string-value="0x3D">
            <text:p>0x3D</text:p>
          </table:table-cell>
          <table:table-cell table:formula="of:=HEX2DEC(MID([.CE754];3;2))-[.CE$2]" office:value-type="float" office:value="38">
            <text:p>38</text:p>
          </table:table-cell>
          <table:table-cell table:formula="of:=HEX2DEC(MID([.CF754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5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8"/>
          <table:table-cell table:formula="of:=MATCH(1;[.A755:.BU755];0)-1" office:value-type="float" office:value="37">
            <text:p>37</text:p>
          </table:table-cell>
          <table:table-cell table:formula="of:=SUM([.A755:.BU755])" office:value-type="float" office:value="9">
            <text:p>9</text:p>
          </table:table-cell>
          <table:table-cell table:number-columns-repeated="2"/>
          <table:table-cell table:formula="of:=72-SUM([.BX755:.BZ755])-[.BW755]" office:value-type="float" office:value="26">
            <text:p>26</text:p>
          </table:table-cell>
          <table:table-cell table:formula="of:=[.BW756]+[.CA755]" office:value-type="float" office:value="62">
            <text:p>62</text:p>
          </table:table-cell>
          <table:table-cell table:number-columns-repeated="2"/>
          <table:table-cell table:formula="of:=IF(ISNUMBER([.BW755]);&quot;0x&quot;&amp;DEC2HEX([.BW755]+[.BW$2]))" office:value-type="string" office:string-value="0x24">
            <text:p>0x24</text:p>
          </table:table-cell>
          <table:table-cell table:formula="of:=IF(ISNUMBER([.BX755]);&quot;0x&quot;&amp;DEC2HEX([.BX755]+[.BX$2]))" office:value-type="string" office:string-value="0x88">
            <text:p>0x88</text:p>
          </table:table-cell>
          <table:table-cell table:formula="of:=IF(ISNUMBER([.BY755]);&quot;0x&quot;&amp;DEC2HEX([.BY755]+[.BY$2]);&quot;&quot;)">
            <text:p/>
          </table:table-cell>
          <table:table-cell table:formula="of:=IF(ISNUMBER([.BZ755]);&quot;0x&quot;&amp;DEC2HEX([.BZ755]+[.BZ$2]);&quot;&quot;)">
            <text:p/>
          </table:table-cell>
          <table:table-cell table:formula="of:=IF(ISNUMBER([.CB755]);&quot;0x&quot;&amp;DEC2HEX([.CB755]+[.CB$2]);&quot;&quot;)" office:value-type="string" office:string-value="0x3D">
            <text:p>0x3D</text:p>
          </table:table-cell>
          <table:table-cell table:formula="of:=HEX2DEC(MID([.CE755];3;2))-[.CE$2]" office:value-type="float" office:value="37">
            <text:p>37</text:p>
          </table:table-cell>
          <table:table-cell table:formula="of:=HEX2DEC(MID([.CF755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3"/>
          <table:table-cell table:number-columns-repeated="3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9"/>
          <table:table-cell table:formula="of:=MATCH(1;[.A756:.BU756];0)-1" office:value-type="float" office:value="36">
            <text:p>36</text:p>
          </table:table-cell>
          <table:table-cell table:formula="of:=SUM([.A756:.BU756])" office:value-type="float" office:value="9">
            <text:p>9</text:p>
          </table:table-cell>
          <table:table-cell table:number-columns-repeated="2"/>
          <table:table-cell table:formula="of:=72-SUM([.BX756:.BZ756])-[.BW756]" office:value-type="float" office:value="27">
            <text:p>27</text:p>
          </table:table-cell>
          <table:table-cell table:formula="of:=[.BW757]+[.CA756]" office:value-type="float" office:value="61">
            <text:p>61</text:p>
          </table:table-cell>
          <table:table-cell table:number-columns-repeated="2"/>
          <table:table-cell table:formula="of:=IF(ISNUMBER([.BW756]);&quot;0x&quot;&amp;DEC2HEX([.BW756]+[.BW$2]))" office:value-type="string" office:string-value="0x23">
            <text:p>0x23</text:p>
          </table:table-cell>
          <table:table-cell table:formula="of:=IF(ISNUMBER([.BX756]);&quot;0x&quot;&amp;DEC2HEX([.BX756]+[.BX$2]))" office:value-type="string" office:string-value="0x88">
            <text:p>0x88</text:p>
          </table:table-cell>
          <table:table-cell table:formula="of:=IF(ISNUMBER([.BY756]);&quot;0x&quot;&amp;DEC2HEX([.BY756]+[.BY$2]);&quot;&quot;)">
            <text:p/>
          </table:table-cell>
          <table:table-cell table:formula="of:=IF(ISNUMBER([.BZ756]);&quot;0x&quot;&amp;DEC2HEX([.BZ756]+[.BZ$2]);&quot;&quot;)">
            <text:p/>
          </table:table-cell>
          <table:table-cell table:formula="of:=IF(ISNUMBER([.CB756]);&quot;0x&quot;&amp;DEC2HEX([.CB756]+[.CB$2]);&quot;&quot;)" office:value-type="string" office:string-value="0x3C">
            <text:p>0x3C</text:p>
          </table:table-cell>
          <table:table-cell table:formula="of:=HEX2DEC(MID([.CE756];3;2))-[.CE$2]" office:value-type="float" office:value="36">
            <text:p>36</text:p>
          </table:table-cell>
          <table:table-cell table:formula="of:=HEX2DEC(MID([.CF756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2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0"/>
          <table:table-cell table:formula="of:=MATCH(1;[.A757:.BU757];0)-1" office:value-type="float" office:value="34">
            <text:p>34</text:p>
          </table:table-cell>
          <table:table-cell table:formula="of:=SUM([.A757:.BU757])" office:value-type="float" office:value="9">
            <text:p>9</text:p>
          </table:table-cell>
          <table:table-cell table:number-columns-repeated="2"/>
          <table:table-cell table:formula="of:=72-SUM([.BX757:.BZ757])-[.BW757]" office:value-type="float" office:value="29">
            <text:p>29</text:p>
          </table:table-cell>
          <table:table-cell table:formula="of:=[.BW758]+[.CA757]" office:value-type="float" office:value="62">
            <text:p>62</text:p>
          </table:table-cell>
          <table:table-cell table:number-columns-repeated="2"/>
          <table:table-cell table:formula="of:=IF(ISNUMBER([.BW757]);&quot;0x&quot;&amp;DEC2HEX([.BW757]+[.BW$2]))" office:value-type="string" office:string-value="0x21">
            <text:p>0x21</text:p>
          </table:table-cell>
          <table:table-cell table:formula="of:=IF(ISNUMBER([.BX757]);&quot;0x&quot;&amp;DEC2HEX([.BX757]+[.BX$2]))" office:value-type="string" office:string-value="0x88">
            <text:p>0x88</text:p>
          </table:table-cell>
          <table:table-cell table:formula="of:=IF(ISNUMBER([.BY757]);&quot;0x&quot;&amp;DEC2HEX([.BY757]+[.BY$2]);&quot;&quot;)">
            <text:p/>
          </table:table-cell>
          <table:table-cell table:formula="of:=IF(ISNUMBER([.BZ757]);&quot;0x&quot;&amp;DEC2HEX([.BZ757]+[.BZ$2]);&quot;&quot;)">
            <text:p/>
          </table:table-cell>
          <table:table-cell table:formula="of:=IF(ISNUMBER([.CB757]);&quot;0x&quot;&amp;DEC2HEX([.CB757]+[.CB$2]);&quot;&quot;)" office:value-type="string" office:string-value="0x3D">
            <text:p>0x3D</text:p>
          </table:table-cell>
          <table:table-cell table:formula="of:=HEX2DEC(MID([.CE757];3;2))-[.CE$2]" office:value-type="float" office:value="34">
            <text:p>34</text:p>
          </table:table-cell>
          <table:table-cell table:formula="of:=HEX2DEC(MID([.CF757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1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0"/>
          <table:table-cell table:formula="of:=MATCH(1;[.A758:.BU758];0)-1" office:value-type="float" office:value="33">
            <text:p>33</text:p>
          </table:table-cell>
          <table:table-cell table:formula="of:=SUM([.A758:.BU758])" office:value-type="float" office:value="9">
            <text:p>9</text:p>
          </table:table-cell>
          <table:table-cell table:number-columns-repeated="2"/>
          <table:table-cell table:formula="of:=72-SUM([.BX758:.BZ758])-[.BW758]" office:value-type="float" office:value="30">
            <text:p>30</text:p>
          </table:table-cell>
          <table:table-cell table:formula="of:=[.BW759]+[.CA758]" office:value-type="float" office:value="62">
            <text:p>62</text:p>
          </table:table-cell>
          <table:table-cell table:number-columns-repeated="2"/>
          <table:table-cell table:formula="of:=IF(ISNUMBER([.BW758]);&quot;0x&quot;&amp;DEC2HEX([.BW758]+[.BW$2]))" office:value-type="string" office:string-value="0x20">
            <text:p>0x20</text:p>
          </table:table-cell>
          <table:table-cell table:formula="of:=IF(ISNUMBER([.BX758]);&quot;0x&quot;&amp;DEC2HEX([.BX758]+[.BX$2]))" office:value-type="string" office:string-value="0x88">
            <text:p>0x88</text:p>
          </table:table-cell>
          <table:table-cell table:formula="of:=IF(ISNUMBER([.BY758]);&quot;0x&quot;&amp;DEC2HEX([.BY758]+[.BY$2]);&quot;&quot;)">
            <text:p/>
          </table:table-cell>
          <table:table-cell table:formula="of:=IF(ISNUMBER([.BZ758]);&quot;0x&quot;&amp;DEC2HEX([.BZ758]+[.BZ$2]);&quot;&quot;)">
            <text:p/>
          </table:table-cell>
          <table:table-cell table:formula="of:=IF(ISNUMBER([.CB758]);&quot;0x&quot;&amp;DEC2HEX([.CB758]+[.CB$2]);&quot;&quot;)" office:value-type="string" office:string-value="0x3D">
            <text:p>0x3D</text:p>
          </table:table-cell>
          <table:table-cell table:formula="of:=HEX2DEC(MID([.CE758];3;2))-[.CE$2]" office:value-type="float" office:value="33">
            <text:p>33</text:p>
          </table:table-cell>
          <table:table-cell table:formula="of:=HEX2DEC(MID([.CF75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30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0"/>
          <table:table-cell table:formula="of:=MATCH(1;[.A759:.BU759];0)-1" office:value-type="float" office:value="32">
            <text:p>32</text:p>
          </table:table-cell>
          <table:table-cell table:formula="of:=SUM([.A759:.BU759])" office:value-type="float" office:value="9">
            <text:p>9</text:p>
          </table:table-cell>
          <table:table-cell table:number-columns-repeated="2"/>
          <table:table-cell table:formula="of:=72-SUM([.BX759:.BZ759])-[.BW759]" office:value-type="float" office:value="31">
            <text:p>31</text:p>
          </table:table-cell>
          <table:table-cell table:formula="of:=[.BW760]+[.CA759]" office:value-type="float" office:value="61">
            <text:p>61</text:p>
          </table:table-cell>
          <table:table-cell table:number-columns-repeated="2"/>
          <table:table-cell table:formula="of:=IF(ISNUMBER([.BW759]);&quot;0x&quot;&amp;DEC2HEX([.BW759]+[.BW$2]))" office:value-type="string" office:string-value="0x1F">
            <text:p>0x1F</text:p>
          </table:table-cell>
          <table:table-cell table:formula="of:=IF(ISNUMBER([.BX759]);&quot;0x&quot;&amp;DEC2HEX([.BX759]+[.BX$2]))" office:value-type="string" office:string-value="0x88">
            <text:p>0x88</text:p>
          </table:table-cell>
          <table:table-cell table:formula="of:=IF(ISNUMBER([.BY759]);&quot;0x&quot;&amp;DEC2HEX([.BY759]+[.BY$2]);&quot;&quot;)">
            <text:p/>
          </table:table-cell>
          <table:table-cell table:formula="of:=IF(ISNUMBER([.BZ759]);&quot;0x&quot;&amp;DEC2HEX([.BZ759]+[.BZ$2]);&quot;&quot;)">
            <text:p/>
          </table:table-cell>
          <table:table-cell table:formula="of:=IF(ISNUMBER([.CB759]);&quot;0x&quot;&amp;DEC2HEX([.CB759]+[.CB$2]);&quot;&quot;)" office:value-type="string" office:string-value="0x3C">
            <text:p>0x3C</text:p>
          </table:table-cell>
          <table:table-cell table:formula="of:=HEX2DEC(MID([.CE759];3;2))-[.CE$2]" office:value-type="float" office:value="32">
            <text:p>32</text:p>
          </table:table-cell>
          <table:table-cell table:formula="of:=HEX2DEC(MID([.CF759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9"/>
          <table:table-cell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30"/>
          <table:table-cell table:formula="of:=MATCH(1;[.A760:.BU760];0)-1" office:value-type="float" office:value="30">
            <text:p>30</text:p>
          </table:table-cell>
          <table:table-cell table:formula="of:=SUM([.A760:.BU760])" office:value-type="float" office:value="10">
            <text:p>10</text:p>
          </table:table-cell>
          <table:table-cell table:number-columns-repeated="2"/>
          <table:table-cell table:formula="of:=72-SUM([.BX760:.BZ760])-[.BW760]" office:value-type="float" office:value="32">
            <text:p>32</text:p>
          </table:table-cell>
          <table:table-cell table:formula="of:=[.BW761]+[.CA760]" office:value-type="float" office:value="61">
            <text:p>61</text:p>
          </table:table-cell>
          <table:table-cell table:number-columns-repeated="2"/>
          <table:table-cell table:formula="of:=IF(ISNUMBER([.BW760]);&quot;0x&quot;&amp;DEC2HEX([.BW760]+[.BW$2]))" office:value-type="string" office:string-value="0x1D">
            <text:p>0x1D</text:p>
          </table:table-cell>
          <table:table-cell table:formula="of:=IF(ISNUMBER([.BX760]);&quot;0x&quot;&amp;DEC2HEX([.BX760]+[.BX$2]))" office:value-type="string" office:string-value="0x89">
            <text:p>0x89</text:p>
          </table:table-cell>
          <table:table-cell table:formula="of:=IF(ISNUMBER([.BY760]);&quot;0x&quot;&amp;DEC2HEX([.BY760]+[.BY$2]);&quot;&quot;)">
            <text:p/>
          </table:table-cell>
          <table:table-cell table:formula="of:=IF(ISNUMBER([.BZ760]);&quot;0x&quot;&amp;DEC2HEX([.BZ760]+[.BZ$2]);&quot;&quot;)">
            <text:p/>
          </table:table-cell>
          <table:table-cell table:formula="of:=IF(ISNUMBER([.CB760]);&quot;0x&quot;&amp;DEC2HEX([.CB760]+[.CB$2]);&quot;&quot;)" office:value-type="string" office:string-value="0x3C">
            <text:p>0x3C</text:p>
          </table:table-cell>
          <table:table-cell table:formula="of:=HEX2DEC(MID([.CE760];3;2))-[.CE$2]" office:value-type="float" office:value="30">
            <text:p>30</text:p>
          </table:table-cell>
          <table:table-cell table:formula="of:=HEX2DEC(MID([.CF760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28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30"/>
          <table:table-cell table:formula="of:=MATCH(1;[.A761:.BU761];0)-1" office:value-type="float" office:value="29">
            <text:p>29</text:p>
          </table:table-cell>
          <table:table-cell table:formula="of:=SUM([.A761:.BU761])" office:value-type="float" office:value="9">
            <text:p>9</text:p>
          </table:table-cell>
          <table:table-cell table:number-columns-repeated="2"/>
          <table:table-cell table:formula="of:=72-SUM([.BX761:.BZ761])-[.BW761]" office:value-type="float" office:value="34">
            <text:p>34</text:p>
          </table:table-cell>
          <table:table-cell table:formula="of:=[.BW762]+[.CA761]" office:value-type="float" office:value="62">
            <text:p>62</text:p>
          </table:table-cell>
          <table:table-cell table:number-columns-repeated="2"/>
          <table:table-cell table:formula="of:=IF(ISNUMBER([.BW761]);&quot;0x&quot;&amp;DEC2HEX([.BW761]+[.BW$2]))" office:value-type="string" office:string-value="0x1C">
            <text:p>0x1C</text:p>
          </table:table-cell>
          <table:table-cell table:formula="of:=IF(ISNUMBER([.BX761]);&quot;0x&quot;&amp;DEC2HEX([.BX761]+[.BX$2]))" office:value-type="string" office:string-value="0x88">
            <text:p>0x88</text:p>
          </table:table-cell>
          <table:table-cell table:formula="of:=IF(ISNUMBER([.BY761]);&quot;0x&quot;&amp;DEC2HEX([.BY761]+[.BY$2]);&quot;&quot;)">
            <text:p/>
          </table:table-cell>
          <table:table-cell table:formula="of:=IF(ISNUMBER([.BZ761]);&quot;0x&quot;&amp;DEC2HEX([.BZ761]+[.BZ$2]);&quot;&quot;)">
            <text:p/>
          </table:table-cell>
          <table:table-cell table:formula="of:=IF(ISNUMBER([.CB761]);&quot;0x&quot;&amp;DEC2HEX([.CB761]+[.CB$2]);&quot;&quot;)" office:value-type="string" office:string-value="0x3D">
            <text:p>0x3D</text:p>
          </table:table-cell>
          <table:table-cell table:formula="of:=HEX2DEC(MID([.CE761];3;2))-[.CE$2]" office:value-type="float" office:value="29">
            <text:p>29</text:p>
          </table:table-cell>
          <table:table-cell table:formula="of:=HEX2DEC(MID([.CF761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7"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0"/>
          <table:table-cell table:formula="of:=MATCH(1;[.A762:.BU762];0)-1" office:value-type="float" office:value="28">
            <text:p>28</text:p>
          </table:table-cell>
          <table:table-cell table:formula="of:=SUM([.A762:.BU762])" office:value-type="float" office:value="8">
            <text:p>8</text:p>
          </table:table-cell>
          <table:table-cell table:number-columns-repeated="2"/>
          <table:table-cell table:formula="of:=72-SUM([.BX762:.BZ762])-[.BW762]" office:value-type="float" office:value="36">
            <text:p>36</text:p>
          </table:table-cell>
          <table:table-cell table:formula="of:=[.BW763]+[.CA762]" office:value-type="float" office:value="63">
            <text:p>63</text:p>
          </table:table-cell>
          <table:table-cell table:number-columns-repeated="2"/>
          <table:table-cell table:formula="of:=IF(ISNUMBER([.BW762]);&quot;0x&quot;&amp;DEC2HEX([.BW762]+[.BW$2]))" office:value-type="string" office:string-value="0x1B">
            <text:p>0x1B</text:p>
          </table:table-cell>
          <table:table-cell table:formula="of:=IF(ISNUMBER([.BX762]);&quot;0x&quot;&amp;DEC2HEX([.BX762]+[.BX$2]))" office:value-type="string" office:string-value="0x87">
            <text:p>0x87</text:p>
          </table:table-cell>
          <table:table-cell table:formula="of:=IF(ISNUMBER([.BY762]);&quot;0x&quot;&amp;DEC2HEX([.BY762]+[.BY$2]);&quot;&quot;)">
            <text:p/>
          </table:table-cell>
          <table:table-cell table:formula="of:=IF(ISNUMBER([.BZ762]);&quot;0x&quot;&amp;DEC2HEX([.BZ762]+[.BZ$2]);&quot;&quot;)">
            <text:p/>
          </table:table-cell>
          <table:table-cell table:formula="of:=IF(ISNUMBER([.CB762]);&quot;0x&quot;&amp;DEC2HEX([.CB762]+[.CB$2]);&quot;&quot;)" office:value-type="string" office:string-value="0x3E">
            <text:p>0x3E</text:p>
          </table:table-cell>
          <table:table-cell table:formula="of:=HEX2DEC(MID([.CE762];3;2))-[.CE$2]" office:value-type="float" office:value="28">
            <text:p>28</text:p>
          </table:table-cell>
          <table:table-cell table:formula="of:=HEX2DEC(MID([.CF76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26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7"/>
          <table:table-cell office:value-type="string">
            <text:p><text:s/></text:p>
          </table:table-cell>
          <table:table-cell table:number-columns-repeated="30"/>
          <table:table-cell table:formula="of:=MATCH(1;[.A763:.BU763];0)-1" office:value-type="float" office:value="27">
            <text:p>27</text:p>
          </table:table-cell>
          <table:table-cell table:formula="of:=SUM([.A763:.BU763])" office:value-type="float" office:value="9">
            <text:p>9</text:p>
          </table:table-cell>
          <table:table-cell table:number-columns-repeated="2"/>
          <table:table-cell table:formula="of:=72-SUM([.BX763:.BZ763])-[.BW763]" office:value-type="float" office:value="36">
            <text:p>36</text:p>
          </table:table-cell>
          <table:table-cell table:formula="of:=[.BW764]+[.CA763]" office:value-type="float" office:value="61">
            <text:p>61</text:p>
          </table:table-cell>
          <table:table-cell table:number-columns-repeated="2"/>
          <table:table-cell table:formula="of:=IF(ISNUMBER([.BW763]);&quot;0x&quot;&amp;DEC2HEX([.BW763]+[.BW$2]))" office:value-type="string" office:string-value="0x1A">
            <text:p>0x1A</text:p>
          </table:table-cell>
          <table:table-cell table:formula="of:=IF(ISNUMBER([.BX763]);&quot;0x&quot;&amp;DEC2HEX([.BX763]+[.BX$2]))" office:value-type="string" office:string-value="0x88">
            <text:p>0x88</text:p>
          </table:table-cell>
          <table:table-cell table:formula="of:=IF(ISNUMBER([.BY763]);&quot;0x&quot;&amp;DEC2HEX([.BY763]+[.BY$2]);&quot;&quot;)">
            <text:p/>
          </table:table-cell>
          <table:table-cell table:formula="of:=IF(ISNUMBER([.BZ763]);&quot;0x&quot;&amp;DEC2HEX([.BZ763]+[.BZ$2]);&quot;&quot;)">
            <text:p/>
          </table:table-cell>
          <table:table-cell table:formula="of:=IF(ISNUMBER([.CB763]);&quot;0x&quot;&amp;DEC2HEX([.CB763]+[.CB$2]);&quot;&quot;)" office:value-type="string" office:string-value="0x3C">
            <text:p>0x3C</text:p>
          </table:table-cell>
          <table:table-cell table:formula="of:=HEX2DEC(MID([.CE763];3;2))-[.CE$2]" office:value-type="float" office:value="27">
            <text:p>27</text:p>
          </table:table-cell>
          <table:table-cell table:formula="of:=HEX2DEC(MID([.CF763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5"/>
          <table:table-cell table:number-columns-repeated="9" office:value-type="float" office:value="1">
            <text:p>1</text:p>
          </table:table-cell>
          <table:table-cell table:number-columns-repeated="9"/>
          <table:table-cell office:value-type="string">
            <text:p><text:s/></text:p>
          </table:table-cell>
          <table:table-cell table:number-columns-repeated="30"/>
          <table:table-cell table:formula="of:=MATCH(1;[.A764:.BU764];0)-1" office:value-type="float" office:value="25">
            <text:p>25</text:p>
          </table:table-cell>
          <table:table-cell table:formula="of:=SUM([.A764:.BU764])" office:value-type="float" office:value="9">
            <text:p>9</text:p>
          </table:table-cell>
          <table:table-cell table:number-columns-repeated="2"/>
          <table:table-cell table:formula="of:=72-SUM([.BX764:.BZ764])-[.BW764]" office:value-type="float" office:value="38">
            <text:p>38</text:p>
          </table:table-cell>
          <table:table-cell table:formula="of:=[.BW765]+[.CA764]" office:value-type="float" office:value="62">
            <text:p>62</text:p>
          </table:table-cell>
          <table:table-cell table:number-columns-repeated="2"/>
          <table:table-cell table:formula="of:=IF(ISNUMBER([.BW764]);&quot;0x&quot;&amp;DEC2HEX([.BW764]+[.BW$2]))" office:value-type="string" office:string-value="0x18">
            <text:p>0x18</text:p>
          </table:table-cell>
          <table:table-cell table:formula="of:=IF(ISNUMBER([.BX764]);&quot;0x&quot;&amp;DEC2HEX([.BX764]+[.BX$2]))" office:value-type="string" office:string-value="0x88">
            <text:p>0x88</text:p>
          </table:table-cell>
          <table:table-cell table:formula="of:=IF(ISNUMBER([.BY764]);&quot;0x&quot;&amp;DEC2HEX([.BY764]+[.BY$2]);&quot;&quot;)">
            <text:p/>
          </table:table-cell>
          <table:table-cell table:formula="of:=IF(ISNUMBER([.BZ764]);&quot;0x&quot;&amp;DEC2HEX([.BZ764]+[.BZ$2]);&quot;&quot;)">
            <text:p/>
          </table:table-cell>
          <table:table-cell table:formula="of:=IF(ISNUMBER([.CB764]);&quot;0x&quot;&amp;DEC2HEX([.CB764]+[.CB$2]);&quot;&quot;)" office:value-type="string" office:string-value="0x3D">
            <text:p>0x3D</text:p>
          </table:table-cell>
          <table:table-cell table:formula="of:=HEX2DEC(MID([.CE764];3;2))-[.CE$2]" office:value-type="float" office:value="25">
            <text:p>25</text:p>
          </table:table-cell>
          <table:table-cell table:formula="of:=HEX2DEC(MID([.CF764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4"/>
          <table:table-cell table:number-columns-repeated="9" office:value-type="float" office:value="1">
            <text:p>1</text:p>
          </table:table-cell>
          <table:table-cell table:number-columns-repeated="10"/>
          <table:table-cell office:value-type="string">
            <text:p><text:s/></text:p>
          </table:table-cell>
          <table:table-cell table:number-columns-repeated="30"/>
          <table:table-cell table:formula="of:=MATCH(1;[.A765:.BU765];0)-1" office:value-type="float" office:value="24">
            <text:p>24</text:p>
          </table:table-cell>
          <table:table-cell table:formula="of:=SUM([.A765:.BU765])" office:value-type="float" office:value="9">
            <text:p>9</text:p>
          </table:table-cell>
          <table:table-cell table:number-columns-repeated="2"/>
          <table:table-cell table:formula="of:=72-SUM([.BX765:.BZ765])-[.BW765]" office:value-type="float" office:value="39">
            <text:p>39</text:p>
          </table:table-cell>
          <table:table-cell table:formula="of:=[.BW766]+[.CA765]" office:value-type="float" office:value="62">
            <text:p>62</text:p>
          </table:table-cell>
          <table:table-cell table:number-columns-repeated="2"/>
          <table:table-cell table:formula="of:=IF(ISNUMBER([.BW765]);&quot;0x&quot;&amp;DEC2HEX([.BW765]+[.BW$2]))" office:value-type="string" office:string-value="0x17">
            <text:p>0x17</text:p>
          </table:table-cell>
          <table:table-cell table:formula="of:=IF(ISNUMBER([.BX765]);&quot;0x&quot;&amp;DEC2HEX([.BX765]+[.BX$2]))" office:value-type="string" office:string-value="0x88">
            <text:p>0x88</text:p>
          </table:table-cell>
          <table:table-cell table:formula="of:=IF(ISNUMBER([.BY765]);&quot;0x&quot;&amp;DEC2HEX([.BY765]+[.BY$2]);&quot;&quot;)">
            <text:p/>
          </table:table-cell>
          <table:table-cell table:formula="of:=IF(ISNUMBER([.BZ765]);&quot;0x&quot;&amp;DEC2HEX([.BZ765]+[.BZ$2]);&quot;&quot;)">
            <text:p/>
          </table:table-cell>
          <table:table-cell table:formula="of:=IF(ISNUMBER([.CB765]);&quot;0x&quot;&amp;DEC2HEX([.CB765]+[.CB$2]);&quot;&quot;)" office:value-type="string" office:string-value="0x3D">
            <text:p>0x3D</text:p>
          </table:table-cell>
          <table:table-cell table:formula="of:=HEX2DEC(MID([.CE765];3;2))-[.CE$2]" office:value-type="float" office:value="24">
            <text:p>24</text:p>
          </table:table-cell>
          <table:table-cell table:formula="of:=HEX2DEC(MID([.CF765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22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"/>
          <table:table-cell table:number-columns-repeated="8" office:value-type="string">
            <text:p><text:s/></text:p>
          </table:table-cell>
          <table:table-cell table:number-columns-repeated="30"/>
          <table:table-cell table:formula="of:=MATCH(1;[.A766:.BU766];0)-1" office:value-type="float" office:value="23">
            <text:p>23</text:p>
          </table:table-cell>
          <table:table-cell table:formula="of:=SUM([.A766:.BU766])" office:value-type="float" office:value="9">
            <text:p>9</text:p>
          </table:table-cell>
          <table:table-cell table:number-columns-repeated="2"/>
          <table:table-cell table:formula="of:=72-SUM([.BX766:.BZ766])-[.BW766]" office:value-type="float" office:value="40">
            <text:p>40</text:p>
          </table:table-cell>
          <table:table-cell table:formula="of:=[.BW767]+[.CA766]" office:value-type="float" office:value="61">
            <text:p>61</text:p>
          </table:table-cell>
          <table:table-cell table:number-columns-repeated="2"/>
          <table:table-cell table:formula="of:=IF(ISNUMBER([.BW766]);&quot;0x&quot;&amp;DEC2HEX([.BW766]+[.BW$2]))" office:value-type="string" office:string-value="0x16">
            <text:p>0x16</text:p>
          </table:table-cell>
          <table:table-cell table:formula="of:=IF(ISNUMBER([.BX766]);&quot;0x&quot;&amp;DEC2HEX([.BX766]+[.BX$2]))" office:value-type="string" office:string-value="0x88">
            <text:p>0x88</text:p>
          </table:table-cell>
          <table:table-cell table:formula="of:=IF(ISNUMBER([.BY766]);&quot;0x&quot;&amp;DEC2HEX([.BY766]+[.BY$2]);&quot;&quot;)">
            <text:p/>
          </table:table-cell>
          <table:table-cell table:formula="of:=IF(ISNUMBER([.BZ766]);&quot;0x&quot;&amp;DEC2HEX([.BZ766]+[.BZ$2]);&quot;&quot;)">
            <text:p/>
          </table:table-cell>
          <table:table-cell table:formula="of:=IF(ISNUMBER([.CB766]);&quot;0x&quot;&amp;DEC2HEX([.CB766]+[.CB$2]);&quot;&quot;)" office:value-type="string" office:string-value="0x3C">
            <text:p>0x3C</text:p>
          </table:table-cell>
          <table:table-cell table:formula="of:=HEX2DEC(MID([.CE766];3;2))-[.CE$2]" office:value-type="float" office:value="23">
            <text:p>23</text:p>
          </table:table-cell>
          <table:table-cell table:formula="of:=HEX2DEC(MID([.CF766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3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4"/>
          <table:table-cell table:formula="of:=MATCH(1;[.A767:.BU767];0)-1" office:value-type="float" office:value="21">
            <text:p>21</text:p>
          </table:table-cell>
          <table:table-cell table:formula="of:=SUM([.A767:.BU767])" office:value-type="float" office:value="9">
            <text:p>9</text:p>
          </table:table-cell>
          <table:table-cell table:number-columns-repeated="2"/>
          <table:table-cell table:formula="of:=72-SUM([.BX767:.BZ767])-[.BW767]" office:value-type="float" office:value="42">
            <text:p>42</text:p>
          </table:table-cell>
          <table:table-cell table:formula="of:=[.BW768]+[.CA767]" office:value-type="float" office:value="62">
            <text:p>62</text:p>
          </table:table-cell>
          <table:table-cell table:number-columns-repeated="2"/>
          <table:table-cell table:formula="of:=IF(ISNUMBER([.BW767]);&quot;0x&quot;&amp;DEC2HEX([.BW767]+[.BW$2]))" office:value-type="string" office:string-value="0x14">
            <text:p>0x14</text:p>
          </table:table-cell>
          <table:table-cell table:formula="of:=IF(ISNUMBER([.BX767]);&quot;0x&quot;&amp;DEC2HEX([.BX767]+[.BX$2]))" office:value-type="string" office:string-value="0x88">
            <text:p>0x88</text:p>
          </table:table-cell>
          <table:table-cell table:formula="of:=IF(ISNUMBER([.BY767]);&quot;0x&quot;&amp;DEC2HEX([.BY767]+[.BY$2]);&quot;&quot;)">
            <text:p/>
          </table:table-cell>
          <table:table-cell table:formula="of:=IF(ISNUMBER([.BZ767]);&quot;0x&quot;&amp;DEC2HEX([.BZ767]+[.BZ$2]);&quot;&quot;)">
            <text:p/>
          </table:table-cell>
          <table:table-cell table:formula="of:=IF(ISNUMBER([.CB767]);&quot;0x&quot;&amp;DEC2HEX([.CB767]+[.CB$2]);&quot;&quot;)" office:value-type="string" office:string-value="0x3D">
            <text:p>0x3D</text:p>
          </table:table-cell>
          <table:table-cell table:formula="of:=HEX2DEC(MID([.CE767];3;2))-[.CE$2]" office:value-type="float" office:value="21">
            <text:p>21</text:p>
          </table:table-cell>
          <table:table-cell table:formula="of:=HEX2DEC(MID([.CF767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5"/>
          <table:table-cell table:formula="of:=MATCH(1;[.A768:.BU768];0)-1" office:value-type="float" office:value="20">
            <text:p>20</text:p>
          </table:table-cell>
          <table:table-cell table:formula="of:=SUM([.A768:.BU768])" office:value-type="float" office:value="9">
            <text:p>9</text:p>
          </table:table-cell>
          <table:table-cell table:number-columns-repeated="2"/>
          <table:table-cell table:formula="of:=72-SUM([.BX768:.BZ768])-[.BW768]" office:value-type="float" office:value="43">
            <text:p>43</text:p>
          </table:table-cell>
          <table:table-cell table:formula="of:=[.BW769]+[.CA768]" office:value-type="float" office:value="62">
            <text:p>62</text:p>
          </table:table-cell>
          <table:table-cell table:number-columns-repeated="2"/>
          <table:table-cell table:formula="of:=IF(ISNUMBER([.BW768]);&quot;0x&quot;&amp;DEC2HEX([.BW768]+[.BW$2]))" office:value-type="string" office:string-value="0x13">
            <text:p>0x13</text:p>
          </table:table-cell>
          <table:table-cell table:formula="of:=IF(ISNUMBER([.BX768]);&quot;0x&quot;&amp;DEC2HEX([.BX768]+[.BX$2]))" office:value-type="string" office:string-value="0x88">
            <text:p>0x88</text:p>
          </table:table-cell>
          <table:table-cell table:formula="of:=IF(ISNUMBER([.BY768]);&quot;0x&quot;&amp;DEC2HEX([.BY768]+[.BY$2]);&quot;&quot;)">
            <text:p/>
          </table:table-cell>
          <table:table-cell table:formula="of:=IF(ISNUMBER([.BZ768]);&quot;0x&quot;&amp;DEC2HEX([.BZ768]+[.BZ$2]);&quot;&quot;)">
            <text:p/>
          </table:table-cell>
          <table:table-cell table:formula="of:=IF(ISNUMBER([.CB768]);&quot;0x&quot;&amp;DEC2HEX([.CB768]+[.CB$2]);&quot;&quot;)" office:value-type="string" office:string-value="0x3D">
            <text:p>0x3D</text:p>
          </table:table-cell>
          <table:table-cell table:formula="of:=HEX2DEC(MID([.CE768];3;2))-[.CE$2]" office:value-type="float" office:value="20">
            <text:p>20</text:p>
          </table:table-cell>
          <table:table-cell table:formula="of:=HEX2DEC(MID([.CF768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18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6"/>
          <table:table-cell table:formula="of:=MATCH(1;[.A769:.BU769];0)-1" office:value-type="float" office:value="19">
            <text:p>19</text:p>
          </table:table-cell>
          <table:table-cell table:formula="of:=SUM([.A769:.BU769])" office:value-type="float" office:value="9">
            <text:p>9</text:p>
          </table:table-cell>
          <table:table-cell table:number-columns-repeated="2"/>
          <table:table-cell table:formula="of:=72-SUM([.BX769:.BZ769])-[.BW769]" office:value-type="float" office:value="44">
            <text:p>44</text:p>
          </table:table-cell>
          <table:table-cell table:formula="of:=[.BW770]+[.CA769]" office:value-type="float" office:value="62">
            <text:p>62</text:p>
          </table:table-cell>
          <table:table-cell table:number-columns-repeated="2"/>
          <table:table-cell table:formula="of:=IF(ISNUMBER([.BW769]);&quot;0x&quot;&amp;DEC2HEX([.BW769]+[.BW$2]))" office:value-type="string" office:string-value="0x12">
            <text:p>0x12</text:p>
          </table:table-cell>
          <table:table-cell table:formula="of:=IF(ISNUMBER([.BX769]);&quot;0x&quot;&amp;DEC2HEX([.BX769]+[.BX$2]))" office:value-type="string" office:string-value="0x88">
            <text:p>0x88</text:p>
          </table:table-cell>
          <table:table-cell table:formula="of:=IF(ISNUMBER([.BY769]);&quot;0x&quot;&amp;DEC2HEX([.BY769]+[.BY$2]);&quot;&quot;)">
            <text:p/>
          </table:table-cell>
          <table:table-cell table:formula="of:=IF(ISNUMBER([.BZ769]);&quot;0x&quot;&amp;DEC2HEX([.BZ769]+[.BZ$2]);&quot;&quot;)">
            <text:p/>
          </table:table-cell>
          <table:table-cell table:formula="of:=IF(ISNUMBER([.CB769]);&quot;0x&quot;&amp;DEC2HEX([.CB769]+[.CB$2]);&quot;&quot;)" office:value-type="string" office:string-value="0x3D">
            <text:p>0x3D</text:p>
          </table:table-cell>
          <table:table-cell table:formula="of:=HEX2DEC(MID([.CE769];3;2))-[.CE$2]" office:value-type="float" office:value="19">
            <text:p>19</text:p>
          </table:table-cell>
          <table:table-cell table:formula="of:=HEX2DEC(MID([.CF769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9" office:value-type="float" office:value="1">
            <text:p>1</text:p>
          </table:table-cell>
          <table:table-cell table:number-columns-repeated="47"/>
          <table:table-cell table:formula="of:=MATCH(1;[.A770:.BU770];0)-1" office:value-type="float" office:value="18">
            <text:p>18</text:p>
          </table:table-cell>
          <table:table-cell table:formula="of:=SUM([.A770:.BU770])" office:value-type="float" office:value="9">
            <text:p>9</text:p>
          </table:table-cell>
          <table:table-cell table:number-columns-repeated="2"/>
          <table:table-cell table:formula="of:=72-SUM([.BX770:.BZ770])-[.BW770]" office:value-type="float" office:value="45">
            <text:p>45</text:p>
          </table:table-cell>
          <table:table-cell table:formula="of:=[.BW771]+[.CA770]" office:value-type="float" office:value="63">
            <text:p>63</text:p>
          </table:table-cell>
          <table:table-cell table:number-columns-repeated="2"/>
          <table:table-cell table:formula="of:=IF(ISNUMBER([.BW770]);&quot;0x&quot;&amp;DEC2HEX([.BW770]+[.BW$2]))" office:value-type="string" office:string-value="0x11">
            <text:p>0x11</text:p>
          </table:table-cell>
          <table:table-cell table:formula="of:=IF(ISNUMBER([.BX770]);&quot;0x&quot;&amp;DEC2HEX([.BX770]+[.BX$2]))" office:value-type="string" office:string-value="0x88">
            <text:p>0x88</text:p>
          </table:table-cell>
          <table:table-cell table:formula="of:=IF(ISNUMBER([.BY770]);&quot;0x&quot;&amp;DEC2HEX([.BY770]+[.BY$2]);&quot;&quot;)">
            <text:p/>
          </table:table-cell>
          <table:table-cell table:formula="of:=IF(ISNUMBER([.BZ770]);&quot;0x&quot;&amp;DEC2HEX([.BZ770]+[.BZ$2]);&quot;&quot;)">
            <text:p/>
          </table:table-cell>
          <table:table-cell table:formula="of:=IF(ISNUMBER([.CB770]);&quot;0x&quot;&amp;DEC2HEX([.CB770]+[.CB$2]);&quot;&quot;)" office:value-type="string" office:string-value="0x3E">
            <text:p>0x3E</text:p>
          </table:table-cell>
          <table:table-cell table:formula="of:=HEX2DEC(MID([.CE770];3;2))-[.CE$2]" office:value-type="float" office:value="18">
            <text:p>18</text:p>
          </table:table-cell>
          <table:table-cell table:formula="of:=HEX2DEC(MID([.CF770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1:.BU771];0)-1" office:value-type="float" office:value="18">
            <text:p>18</text:p>
          </table:table-cell>
          <table:table-cell table:formula="of:=SUM([.A771:.BU771])" office:value-type="float" office:value="8">
            <text:p>8</text:p>
          </table:table-cell>
          <table:table-cell table:number-columns-repeated="2"/>
          <table:table-cell table:formula="of:=72-SUM([.BX771:.BZ771])-[.BW771]" office:value-type="float" office:value="46">
            <text:p>46</text:p>
          </table:table-cell>
          <table:table-cell table:formula="of:=[.BW772]+[.CA771]" office:value-type="float" office:value="64">
            <text:p>64</text:p>
          </table:table-cell>
          <table:table-cell table:number-columns-repeated="2"/>
          <table:table-cell table:formula="of:=IF(ISNUMBER([.BW771]);&quot;0x&quot;&amp;DEC2HEX([.BW771]+[.BW$2]))" office:value-type="string" office:string-value="0x11">
            <text:p>0x11</text:p>
          </table:table-cell>
          <table:table-cell table:formula="of:=IF(ISNUMBER([.BX771]);&quot;0x&quot;&amp;DEC2HEX([.BX771]+[.BX$2]))" office:value-type="string" office:string-value="0x87">
            <text:p>0x87</text:p>
          </table:table-cell>
          <table:table-cell table:formula="of:=IF(ISNUMBER([.BY771]);&quot;0x&quot;&amp;DEC2HEX([.BY771]+[.BY$2]);&quot;&quot;)">
            <text:p/>
          </table:table-cell>
          <table:table-cell table:formula="of:=IF(ISNUMBER([.BZ771]);&quot;0x&quot;&amp;DEC2HEX([.BZ771]+[.BZ$2]);&quot;&quot;)">
            <text:p/>
          </table:table-cell>
          <table:table-cell table:formula="of:=IF(ISNUMBER([.CB771]);&quot;0x&quot;&amp;DEC2HEX([.CB771]+[.CB$2]);&quot;&quot;)" office:value-type="string" office:string-value="0x3F">
            <text:p>0x3F</text:p>
          </table:table-cell>
          <table:table-cell table:formula="of:=HEX2DEC(MID([.CE771];3;2))-[.CE$2]" office:value-type="float" office:value="18">
            <text:p>18</text:p>
          </table:table-cell>
          <table:table-cell table:formula="of:=HEX2DEC(MID([.CF77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2:.BU772];0)-1" office:value-type="float" office:value="18">
            <text:p>18</text:p>
          </table:table-cell>
          <table:table-cell table:formula="of:=SUM([.A772:.BU772])" office:value-type="float" office:value="8">
            <text:p>8</text:p>
          </table:table-cell>
          <table:table-cell table:number-columns-repeated="2"/>
          <table:table-cell table:formula="of:=72-SUM([.BX772:.BZ772])-[.BW772]" office:value-type="float" office:value="46">
            <text:p>46</text:p>
          </table:table-cell>
          <table:table-cell table:formula="of:=[.BW773]+[.CA772]" office:value-type="float" office:value="64">
            <text:p>64</text:p>
          </table:table-cell>
          <table:table-cell table:number-columns-repeated="2"/>
          <table:table-cell table:formula="of:=IF(ISNUMBER([.BW772]);&quot;0x&quot;&amp;DEC2HEX([.BW772]+[.BW$2]))" office:value-type="string" office:string-value="0x11">
            <text:p>0x11</text:p>
          </table:table-cell>
          <table:table-cell table:formula="of:=IF(ISNUMBER([.BX772]);&quot;0x&quot;&amp;DEC2HEX([.BX772]+[.BX$2]))" office:value-type="string" office:string-value="0x87">
            <text:p>0x87</text:p>
          </table:table-cell>
          <table:table-cell table:formula="of:=IF(ISNUMBER([.BY772]);&quot;0x&quot;&amp;DEC2HEX([.BY772]+[.BY$2]);&quot;&quot;)">
            <text:p/>
          </table:table-cell>
          <table:table-cell table:formula="of:=IF(ISNUMBER([.BZ772]);&quot;0x&quot;&amp;DEC2HEX([.BZ772]+[.BZ$2]);&quot;&quot;)">
            <text:p/>
          </table:table-cell>
          <table:table-cell table:formula="of:=IF(ISNUMBER([.CB772]);&quot;0x&quot;&amp;DEC2HEX([.CB772]+[.CB$2]);&quot;&quot;)" office:value-type="string" office:string-value="0x3F">
            <text:p>0x3F</text:p>
          </table:table-cell>
          <table:table-cell table:formula="of:=HEX2DEC(MID([.CE772];3;2))-[.CE$2]" office:value-type="float" office:value="18">
            <text:p>18</text:p>
          </table:table-cell>
          <table:table-cell table:formula="of:=HEX2DEC(MID([.CF77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3:.BU773];0)-1" office:value-type="float" office:value="18">
            <text:p>18</text:p>
          </table:table-cell>
          <table:table-cell table:formula="of:=SUM([.A773:.BU773])" office:value-type="float" office:value="8">
            <text:p>8</text:p>
          </table:table-cell>
          <table:table-cell table:number-columns-repeated="2"/>
          <table:table-cell table:formula="of:=72-SUM([.BX773:.BZ773])-[.BW773]" office:value-type="float" office:value="46">
            <text:p>46</text:p>
          </table:table-cell>
          <table:table-cell table:formula="of:=[.BW774]+[.CA773]" office:value-type="float" office:value="64">
            <text:p>64</text:p>
          </table:table-cell>
          <table:table-cell table:number-columns-repeated="2"/>
          <table:table-cell table:formula="of:=IF(ISNUMBER([.BW773]);&quot;0x&quot;&amp;DEC2HEX([.BW773]+[.BW$2]))" office:value-type="string" office:string-value="0x11">
            <text:p>0x11</text:p>
          </table:table-cell>
          <table:table-cell table:formula="of:=IF(ISNUMBER([.BX773]);&quot;0x&quot;&amp;DEC2HEX([.BX773]+[.BX$2]))" office:value-type="string" office:string-value="0x87">
            <text:p>0x87</text:p>
          </table:table-cell>
          <table:table-cell table:formula="of:=IF(ISNUMBER([.BY773]);&quot;0x&quot;&amp;DEC2HEX([.BY773]+[.BY$2]);&quot;&quot;)">
            <text:p/>
          </table:table-cell>
          <table:table-cell table:formula="of:=IF(ISNUMBER([.BZ773]);&quot;0x&quot;&amp;DEC2HEX([.BZ773]+[.BZ$2]);&quot;&quot;)">
            <text:p/>
          </table:table-cell>
          <table:table-cell table:formula="of:=IF(ISNUMBER([.CB773]);&quot;0x&quot;&amp;DEC2HEX([.CB773]+[.CB$2]);&quot;&quot;)" office:value-type="string" office:string-value="0x3F">
            <text:p>0x3F</text:p>
          </table:table-cell>
          <table:table-cell table:formula="of:=HEX2DEC(MID([.CE773];3;2))-[.CE$2]" office:value-type="float" office:value="18">
            <text:p>18</text:p>
          </table:table-cell>
          <table:table-cell table:formula="of:=HEX2DEC(MID([.CF77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4:.BU774];0)-1" office:value-type="float" office:value="18">
            <text:p>18</text:p>
          </table:table-cell>
          <table:table-cell table:formula="of:=SUM([.A774:.BU774])" office:value-type="float" office:value="8">
            <text:p>8</text:p>
          </table:table-cell>
          <table:table-cell table:number-columns-repeated="2"/>
          <table:table-cell table:formula="of:=72-SUM([.BX774:.BZ774])-[.BW774]" office:value-type="float" office:value="46">
            <text:p>46</text:p>
          </table:table-cell>
          <table:table-cell table:formula="of:=[.BW775]+[.CA774]" office:value-type="float" office:value="64">
            <text:p>64</text:p>
          </table:table-cell>
          <table:table-cell table:number-columns-repeated="2"/>
          <table:table-cell table:formula="of:=IF(ISNUMBER([.BW774]);&quot;0x&quot;&amp;DEC2HEX([.BW774]+[.BW$2]))" office:value-type="string" office:string-value="0x11">
            <text:p>0x11</text:p>
          </table:table-cell>
          <table:table-cell table:formula="of:=IF(ISNUMBER([.BX774]);&quot;0x&quot;&amp;DEC2HEX([.BX774]+[.BX$2]))" office:value-type="string" office:string-value="0x87">
            <text:p>0x87</text:p>
          </table:table-cell>
          <table:table-cell table:formula="of:=IF(ISNUMBER([.BY774]);&quot;0x&quot;&amp;DEC2HEX([.BY774]+[.BY$2]);&quot;&quot;)">
            <text:p/>
          </table:table-cell>
          <table:table-cell table:formula="of:=IF(ISNUMBER([.BZ774]);&quot;0x&quot;&amp;DEC2HEX([.BZ774]+[.BZ$2]);&quot;&quot;)">
            <text:p/>
          </table:table-cell>
          <table:table-cell table:formula="of:=IF(ISNUMBER([.CB774]);&quot;0x&quot;&amp;DEC2HEX([.CB774]+[.CB$2]);&quot;&quot;)" office:value-type="string" office:string-value="0x3F">
            <text:p>0x3F</text:p>
          </table:table-cell>
          <table:table-cell table:formula="of:=HEX2DEC(MID([.CE774];3;2))-[.CE$2]" office:value-type="float" office:value="18">
            <text:p>18</text:p>
          </table:table-cell>
          <table:table-cell table:formula="of:=HEX2DEC(MID([.CF77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5:.BU775];0)-1" office:value-type="float" office:value="18">
            <text:p>18</text:p>
          </table:table-cell>
          <table:table-cell table:formula="of:=SUM([.A775:.BU775])" office:value-type="float" office:value="8">
            <text:p>8</text:p>
          </table:table-cell>
          <table:table-cell table:number-columns-repeated="2"/>
          <table:table-cell table:formula="of:=72-SUM([.BX775:.BZ775])-[.BW775]" office:value-type="float" office:value="46">
            <text:p>46</text:p>
          </table:table-cell>
          <table:table-cell table:formula="of:=[.BW776]+[.CA775]" office:value-type="float" office:value="64">
            <text:p>64</text:p>
          </table:table-cell>
          <table:table-cell table:number-columns-repeated="2"/>
          <table:table-cell table:formula="of:=IF(ISNUMBER([.BW775]);&quot;0x&quot;&amp;DEC2HEX([.BW775]+[.BW$2]))" office:value-type="string" office:string-value="0x11">
            <text:p>0x11</text:p>
          </table:table-cell>
          <table:table-cell table:formula="of:=IF(ISNUMBER([.BX775]);&quot;0x&quot;&amp;DEC2HEX([.BX775]+[.BX$2]))" office:value-type="string" office:string-value="0x87">
            <text:p>0x87</text:p>
          </table:table-cell>
          <table:table-cell table:formula="of:=IF(ISNUMBER([.BY775]);&quot;0x&quot;&amp;DEC2HEX([.BY775]+[.BY$2]);&quot;&quot;)">
            <text:p/>
          </table:table-cell>
          <table:table-cell table:formula="of:=IF(ISNUMBER([.BZ775]);&quot;0x&quot;&amp;DEC2HEX([.BZ775]+[.BZ$2]);&quot;&quot;)">
            <text:p/>
          </table:table-cell>
          <table:table-cell table:formula="of:=IF(ISNUMBER([.CB775]);&quot;0x&quot;&amp;DEC2HEX([.CB775]+[.CB$2]);&quot;&quot;)" office:value-type="string" office:string-value="0x3F">
            <text:p>0x3F</text:p>
          </table:table-cell>
          <table:table-cell table:formula="of:=HEX2DEC(MID([.CE775];3;2))-[.CE$2]" office:value-type="float" office:value="18">
            <text:p>18</text:p>
          </table:table-cell>
          <table:table-cell table:formula="of:=HEX2DEC(MID([.CF77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6:.BU776];0)-1" office:value-type="float" office:value="18">
            <text:p>18</text:p>
          </table:table-cell>
          <table:table-cell table:formula="of:=SUM([.A776:.BU776])" office:value-type="float" office:value="8">
            <text:p>8</text:p>
          </table:table-cell>
          <table:table-cell table:number-columns-repeated="2"/>
          <table:table-cell table:formula="of:=72-SUM([.BX776:.BZ776])-[.BW776]" office:value-type="float" office:value="46">
            <text:p>46</text:p>
          </table:table-cell>
          <table:table-cell table:formula="of:=[.BW777]+[.CA776]" office:value-type="float" office:value="64">
            <text:p>64</text:p>
          </table:table-cell>
          <table:table-cell table:number-columns-repeated="2"/>
          <table:table-cell table:formula="of:=IF(ISNUMBER([.BW776]);&quot;0x&quot;&amp;DEC2HEX([.BW776]+[.BW$2]))" office:value-type="string" office:string-value="0x11">
            <text:p>0x11</text:p>
          </table:table-cell>
          <table:table-cell table:formula="of:=IF(ISNUMBER([.BX776]);&quot;0x&quot;&amp;DEC2HEX([.BX776]+[.BX$2]))" office:value-type="string" office:string-value="0x87">
            <text:p>0x87</text:p>
          </table:table-cell>
          <table:table-cell table:formula="of:=IF(ISNUMBER([.BY776]);&quot;0x&quot;&amp;DEC2HEX([.BY776]+[.BY$2]);&quot;&quot;)">
            <text:p/>
          </table:table-cell>
          <table:table-cell table:formula="of:=IF(ISNUMBER([.BZ776]);&quot;0x&quot;&amp;DEC2HEX([.BZ776]+[.BZ$2]);&quot;&quot;)">
            <text:p/>
          </table:table-cell>
          <table:table-cell table:formula="of:=IF(ISNUMBER([.CB776]);&quot;0x&quot;&amp;DEC2HEX([.CB776]+[.CB$2]);&quot;&quot;)" office:value-type="string" office:string-value="0x3F">
            <text:p>0x3F</text:p>
          </table:table-cell>
          <table:table-cell table:formula="of:=HEX2DEC(MID([.CE776];3;2))-[.CE$2]" office:value-type="float" office:value="18">
            <text:p>18</text:p>
          </table:table-cell>
          <table:table-cell table:formula="of:=HEX2DEC(MID([.CF77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7:.BU777];0)-1" office:value-type="float" office:value="18">
            <text:p>18</text:p>
          </table:table-cell>
          <table:table-cell table:formula="of:=SUM([.A777:.BU777])" office:value-type="float" office:value="8">
            <text:p>8</text:p>
          </table:table-cell>
          <table:table-cell table:number-columns-repeated="2"/>
          <table:table-cell table:formula="of:=72-SUM([.BX777:.BZ777])-[.BW777]" office:value-type="float" office:value="46">
            <text:p>46</text:p>
          </table:table-cell>
          <table:table-cell table:formula="of:=[.BW778]+[.CA777]" office:value-type="float" office:value="64">
            <text:p>64</text:p>
          </table:table-cell>
          <table:table-cell table:number-columns-repeated="2"/>
          <table:table-cell table:formula="of:=IF(ISNUMBER([.BW777]);&quot;0x&quot;&amp;DEC2HEX([.BW777]+[.BW$2]))" office:value-type="string" office:string-value="0x11">
            <text:p>0x11</text:p>
          </table:table-cell>
          <table:table-cell table:formula="of:=IF(ISNUMBER([.BX777]);&quot;0x&quot;&amp;DEC2HEX([.BX777]+[.BX$2]))" office:value-type="string" office:string-value="0x87">
            <text:p>0x87</text:p>
          </table:table-cell>
          <table:table-cell table:formula="of:=IF(ISNUMBER([.BY777]);&quot;0x&quot;&amp;DEC2HEX([.BY777]+[.BY$2]);&quot;&quot;)">
            <text:p/>
          </table:table-cell>
          <table:table-cell table:formula="of:=IF(ISNUMBER([.BZ777]);&quot;0x&quot;&amp;DEC2HEX([.BZ777]+[.BZ$2]);&quot;&quot;)">
            <text:p/>
          </table:table-cell>
          <table:table-cell table:formula="of:=IF(ISNUMBER([.CB777]);&quot;0x&quot;&amp;DEC2HEX([.CB777]+[.CB$2]);&quot;&quot;)" office:value-type="string" office:string-value="0x3F">
            <text:p>0x3F</text:p>
          </table:table-cell>
          <table:table-cell table:formula="of:=HEX2DEC(MID([.CE777];3;2))-[.CE$2]" office:value-type="float" office:value="18">
            <text:p>18</text:p>
          </table:table-cell>
          <table:table-cell table:formula="of:=HEX2DEC(MID([.CF77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8:.BU778];0)-1" office:value-type="float" office:value="18">
            <text:p>18</text:p>
          </table:table-cell>
          <table:table-cell table:formula="of:=SUM([.A778:.BU778])" office:value-type="float" office:value="8">
            <text:p>8</text:p>
          </table:table-cell>
          <table:table-cell table:number-columns-repeated="2"/>
          <table:table-cell table:formula="of:=72-SUM([.BX778:.BZ778])-[.BW778]" office:value-type="float" office:value="46">
            <text:p>46</text:p>
          </table:table-cell>
          <table:table-cell table:formula="of:=[.BW779]+[.CA778]" office:value-type="float" office:value="64">
            <text:p>64</text:p>
          </table:table-cell>
          <table:table-cell table:number-columns-repeated="2"/>
          <table:table-cell table:formula="of:=IF(ISNUMBER([.BW778]);&quot;0x&quot;&amp;DEC2HEX([.BW778]+[.BW$2]))" office:value-type="string" office:string-value="0x11">
            <text:p>0x11</text:p>
          </table:table-cell>
          <table:table-cell table:formula="of:=IF(ISNUMBER([.BX778]);&quot;0x&quot;&amp;DEC2HEX([.BX778]+[.BX$2]))" office:value-type="string" office:string-value="0x87">
            <text:p>0x87</text:p>
          </table:table-cell>
          <table:table-cell table:formula="of:=IF(ISNUMBER([.BY778]);&quot;0x&quot;&amp;DEC2HEX([.BY778]+[.BY$2]);&quot;&quot;)">
            <text:p/>
          </table:table-cell>
          <table:table-cell table:formula="of:=IF(ISNUMBER([.BZ778]);&quot;0x&quot;&amp;DEC2HEX([.BZ778]+[.BZ$2]);&quot;&quot;)">
            <text:p/>
          </table:table-cell>
          <table:table-cell table:formula="of:=IF(ISNUMBER([.CB778]);&quot;0x&quot;&amp;DEC2HEX([.CB778]+[.CB$2]);&quot;&quot;)" office:value-type="string" office:string-value="0x3F">
            <text:p>0x3F</text:p>
          </table:table-cell>
          <table:table-cell table:formula="of:=HEX2DEC(MID([.CE778];3;2))-[.CE$2]" office:value-type="float" office:value="18">
            <text:p>18</text:p>
          </table:table-cell>
          <table:table-cell table:formula="of:=HEX2DEC(MID([.CF77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79:.BU779];0)-1" office:value-type="float" office:value="18">
            <text:p>18</text:p>
          </table:table-cell>
          <table:table-cell table:formula="of:=SUM([.A779:.BU779])" office:value-type="float" office:value="8">
            <text:p>8</text:p>
          </table:table-cell>
          <table:table-cell table:number-columns-repeated="2"/>
          <table:table-cell table:formula="of:=72-SUM([.BX779:.BZ779])-[.BW779]" office:value-type="float" office:value="46">
            <text:p>46</text:p>
          </table:table-cell>
          <table:table-cell table:formula="of:=[.BW780]+[.CA779]" office:value-type="float" office:value="64">
            <text:p>64</text:p>
          </table:table-cell>
          <table:table-cell table:number-columns-repeated="2"/>
          <table:table-cell table:formula="of:=IF(ISNUMBER([.BW779]);&quot;0x&quot;&amp;DEC2HEX([.BW779]+[.BW$2]))" office:value-type="string" office:string-value="0x11">
            <text:p>0x11</text:p>
          </table:table-cell>
          <table:table-cell table:formula="of:=IF(ISNUMBER([.BX779]);&quot;0x&quot;&amp;DEC2HEX([.BX779]+[.BX$2]))" office:value-type="string" office:string-value="0x87">
            <text:p>0x87</text:p>
          </table:table-cell>
          <table:table-cell table:formula="of:=IF(ISNUMBER([.BY779]);&quot;0x&quot;&amp;DEC2HEX([.BY779]+[.BY$2]);&quot;&quot;)">
            <text:p/>
          </table:table-cell>
          <table:table-cell table:formula="of:=IF(ISNUMBER([.BZ779]);&quot;0x&quot;&amp;DEC2HEX([.BZ779]+[.BZ$2]);&quot;&quot;)">
            <text:p/>
          </table:table-cell>
          <table:table-cell table:formula="of:=IF(ISNUMBER([.CB779]);&quot;0x&quot;&amp;DEC2HEX([.CB779]+[.CB$2]);&quot;&quot;)" office:value-type="string" office:string-value="0x3F">
            <text:p>0x3F</text:p>
          </table:table-cell>
          <table:table-cell table:formula="of:=HEX2DEC(MID([.CE779];3;2))-[.CE$2]" office:value-type="float" office:value="18">
            <text:p>18</text:p>
          </table:table-cell>
          <table:table-cell table:formula="of:=HEX2DEC(MID([.CF77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0:.BU780];0)-1" office:value-type="float" office:value="18">
            <text:p>18</text:p>
          </table:table-cell>
          <table:table-cell table:formula="of:=SUM([.A780:.BU780])" office:value-type="float" office:value="8">
            <text:p>8</text:p>
          </table:table-cell>
          <table:table-cell table:number-columns-repeated="2"/>
          <table:table-cell table:formula="of:=72-SUM([.BX780:.BZ780])-[.BW780]" office:value-type="float" office:value="46">
            <text:p>46</text:p>
          </table:table-cell>
          <table:table-cell table:formula="of:=[.BW781]+[.CA780]" office:value-type="float" office:value="64">
            <text:p>64</text:p>
          </table:table-cell>
          <table:table-cell table:number-columns-repeated="2"/>
          <table:table-cell table:formula="of:=IF(ISNUMBER([.BW780]);&quot;0x&quot;&amp;DEC2HEX([.BW780]+[.BW$2]))" office:value-type="string" office:string-value="0x11">
            <text:p>0x11</text:p>
          </table:table-cell>
          <table:table-cell table:formula="of:=IF(ISNUMBER([.BX780]);&quot;0x&quot;&amp;DEC2HEX([.BX780]+[.BX$2]))" office:value-type="string" office:string-value="0x87">
            <text:p>0x87</text:p>
          </table:table-cell>
          <table:table-cell table:formula="of:=IF(ISNUMBER([.BY780]);&quot;0x&quot;&amp;DEC2HEX([.BY780]+[.BY$2]);&quot;&quot;)">
            <text:p/>
          </table:table-cell>
          <table:table-cell table:formula="of:=IF(ISNUMBER([.BZ780]);&quot;0x&quot;&amp;DEC2HEX([.BZ780]+[.BZ$2]);&quot;&quot;)">
            <text:p/>
          </table:table-cell>
          <table:table-cell table:formula="of:=IF(ISNUMBER([.CB780]);&quot;0x&quot;&amp;DEC2HEX([.CB780]+[.CB$2]);&quot;&quot;)" office:value-type="string" office:string-value="0x3F">
            <text:p>0x3F</text:p>
          </table:table-cell>
          <table:table-cell table:formula="of:=HEX2DEC(MID([.CE780];3;2))-[.CE$2]" office:value-type="float" office:value="18">
            <text:p>18</text:p>
          </table:table-cell>
          <table:table-cell table:formula="of:=HEX2DEC(MID([.CF78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1:.BU781];0)-1" office:value-type="float" office:value="18">
            <text:p>18</text:p>
          </table:table-cell>
          <table:table-cell table:formula="of:=SUM([.A781:.BU781])" office:value-type="float" office:value="8">
            <text:p>8</text:p>
          </table:table-cell>
          <table:table-cell table:number-columns-repeated="2"/>
          <table:table-cell table:formula="of:=72-SUM([.BX781:.BZ781])-[.BW781]" office:value-type="float" office:value="46">
            <text:p>46</text:p>
          </table:table-cell>
          <table:table-cell table:formula="of:=[.BW782]+[.CA781]" office:value-type="float" office:value="64">
            <text:p>64</text:p>
          </table:table-cell>
          <table:table-cell table:number-columns-repeated="2"/>
          <table:table-cell table:formula="of:=IF(ISNUMBER([.BW781]);&quot;0x&quot;&amp;DEC2HEX([.BW781]+[.BW$2]))" office:value-type="string" office:string-value="0x11">
            <text:p>0x11</text:p>
          </table:table-cell>
          <table:table-cell table:formula="of:=IF(ISNUMBER([.BX781]);&quot;0x&quot;&amp;DEC2HEX([.BX781]+[.BX$2]))" office:value-type="string" office:string-value="0x87">
            <text:p>0x87</text:p>
          </table:table-cell>
          <table:table-cell table:formula="of:=IF(ISNUMBER([.BY781]);&quot;0x&quot;&amp;DEC2HEX([.BY781]+[.BY$2]);&quot;&quot;)">
            <text:p/>
          </table:table-cell>
          <table:table-cell table:formula="of:=IF(ISNUMBER([.BZ781]);&quot;0x&quot;&amp;DEC2HEX([.BZ781]+[.BZ$2]);&quot;&quot;)">
            <text:p/>
          </table:table-cell>
          <table:table-cell table:formula="of:=IF(ISNUMBER([.CB781]);&quot;0x&quot;&amp;DEC2HEX([.CB781]+[.CB$2]);&quot;&quot;)" office:value-type="string" office:string-value="0x3F">
            <text:p>0x3F</text:p>
          </table:table-cell>
          <table:table-cell table:formula="of:=HEX2DEC(MID([.CE781];3;2))-[.CE$2]" office:value-type="float" office:value="18">
            <text:p>18</text:p>
          </table:table-cell>
          <table:table-cell table:formula="of:=HEX2DEC(MID([.CF78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2:.BU782];0)-1" office:value-type="float" office:value="18">
            <text:p>18</text:p>
          </table:table-cell>
          <table:table-cell table:formula="of:=SUM([.A782:.BU782])" office:value-type="float" office:value="8">
            <text:p>8</text:p>
          </table:table-cell>
          <table:table-cell table:number-columns-repeated="2"/>
          <table:table-cell table:formula="of:=72-SUM([.BX782:.BZ782])-[.BW782]" office:value-type="float" office:value="46">
            <text:p>46</text:p>
          </table:table-cell>
          <table:table-cell table:formula="of:=[.BW783]+[.CA782]" office:value-type="float" office:value="64">
            <text:p>64</text:p>
          </table:table-cell>
          <table:table-cell table:number-columns-repeated="2"/>
          <table:table-cell table:formula="of:=IF(ISNUMBER([.BW782]);&quot;0x&quot;&amp;DEC2HEX([.BW782]+[.BW$2]))" office:value-type="string" office:string-value="0x11">
            <text:p>0x11</text:p>
          </table:table-cell>
          <table:table-cell table:formula="of:=IF(ISNUMBER([.BX782]);&quot;0x&quot;&amp;DEC2HEX([.BX782]+[.BX$2]))" office:value-type="string" office:string-value="0x87">
            <text:p>0x87</text:p>
          </table:table-cell>
          <table:table-cell table:formula="of:=IF(ISNUMBER([.BY782]);&quot;0x&quot;&amp;DEC2HEX([.BY782]+[.BY$2]);&quot;&quot;)">
            <text:p/>
          </table:table-cell>
          <table:table-cell table:formula="of:=IF(ISNUMBER([.BZ782]);&quot;0x&quot;&amp;DEC2HEX([.BZ782]+[.BZ$2]);&quot;&quot;)">
            <text:p/>
          </table:table-cell>
          <table:table-cell table:formula="of:=IF(ISNUMBER([.CB782]);&quot;0x&quot;&amp;DEC2HEX([.CB782]+[.CB$2]);&quot;&quot;)" office:value-type="string" office:string-value="0x3F">
            <text:p>0x3F</text:p>
          </table:table-cell>
          <table:table-cell table:formula="of:=HEX2DEC(MID([.CE782];3;2))-[.CE$2]" office:value-type="float" office:value="18">
            <text:p>18</text:p>
          </table:table-cell>
          <table:table-cell table:formula="of:=HEX2DEC(MID([.CF78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3:.BU783];0)-1" office:value-type="float" office:value="18">
            <text:p>18</text:p>
          </table:table-cell>
          <table:table-cell table:formula="of:=SUM([.A783:.BU783])" office:value-type="float" office:value="8">
            <text:p>8</text:p>
          </table:table-cell>
          <table:table-cell table:number-columns-repeated="2"/>
          <table:table-cell table:formula="of:=72-SUM([.BX783:.BZ783])-[.BW783]" office:value-type="float" office:value="46">
            <text:p>46</text:p>
          </table:table-cell>
          <table:table-cell table:formula="of:=[.BW784]+[.CA783]" office:value-type="float" office:value="64">
            <text:p>64</text:p>
          </table:table-cell>
          <table:table-cell table:number-columns-repeated="2"/>
          <table:table-cell table:formula="of:=IF(ISNUMBER([.BW783]);&quot;0x&quot;&amp;DEC2HEX([.BW783]+[.BW$2]))" office:value-type="string" office:string-value="0x11">
            <text:p>0x11</text:p>
          </table:table-cell>
          <table:table-cell table:formula="of:=IF(ISNUMBER([.BX783]);&quot;0x&quot;&amp;DEC2HEX([.BX783]+[.BX$2]))" office:value-type="string" office:string-value="0x87">
            <text:p>0x87</text:p>
          </table:table-cell>
          <table:table-cell table:formula="of:=IF(ISNUMBER([.BY783]);&quot;0x&quot;&amp;DEC2HEX([.BY783]+[.BY$2]);&quot;&quot;)">
            <text:p/>
          </table:table-cell>
          <table:table-cell table:formula="of:=IF(ISNUMBER([.BZ783]);&quot;0x&quot;&amp;DEC2HEX([.BZ783]+[.BZ$2]);&quot;&quot;)">
            <text:p/>
          </table:table-cell>
          <table:table-cell table:formula="of:=IF(ISNUMBER([.CB783]);&quot;0x&quot;&amp;DEC2HEX([.CB783]+[.CB$2]);&quot;&quot;)" office:value-type="string" office:string-value="0x3F">
            <text:p>0x3F</text:p>
          </table:table-cell>
          <table:table-cell table:formula="of:=HEX2DEC(MID([.CE783];3;2))-[.CE$2]" office:value-type="float" office:value="18">
            <text:p>18</text:p>
          </table:table-cell>
          <table:table-cell table:formula="of:=HEX2DEC(MID([.CF78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4:.BU784];0)-1" office:value-type="float" office:value="18">
            <text:p>18</text:p>
          </table:table-cell>
          <table:table-cell table:formula="of:=SUM([.A784:.BU784])" office:value-type="float" office:value="8">
            <text:p>8</text:p>
          </table:table-cell>
          <table:table-cell table:number-columns-repeated="2"/>
          <table:table-cell table:formula="of:=72-SUM([.BX784:.BZ784])-[.BW784]" office:value-type="float" office:value="46">
            <text:p>46</text:p>
          </table:table-cell>
          <table:table-cell table:formula="of:=[.BW785]+[.CA784]" office:value-type="float" office:value="64">
            <text:p>64</text:p>
          </table:table-cell>
          <table:table-cell table:number-columns-repeated="2"/>
          <table:table-cell table:formula="of:=IF(ISNUMBER([.BW784]);&quot;0x&quot;&amp;DEC2HEX([.BW784]+[.BW$2]))" office:value-type="string" office:string-value="0x11">
            <text:p>0x11</text:p>
          </table:table-cell>
          <table:table-cell table:formula="of:=IF(ISNUMBER([.BX784]);&quot;0x&quot;&amp;DEC2HEX([.BX784]+[.BX$2]))" office:value-type="string" office:string-value="0x87">
            <text:p>0x87</text:p>
          </table:table-cell>
          <table:table-cell table:formula="of:=IF(ISNUMBER([.BY784]);&quot;0x&quot;&amp;DEC2HEX([.BY784]+[.BY$2]);&quot;&quot;)">
            <text:p/>
          </table:table-cell>
          <table:table-cell table:formula="of:=IF(ISNUMBER([.BZ784]);&quot;0x&quot;&amp;DEC2HEX([.BZ784]+[.BZ$2]);&quot;&quot;)">
            <text:p/>
          </table:table-cell>
          <table:table-cell table:formula="of:=IF(ISNUMBER([.CB784]);&quot;0x&quot;&amp;DEC2HEX([.CB784]+[.CB$2]);&quot;&quot;)" office:value-type="string" office:string-value="0x3F">
            <text:p>0x3F</text:p>
          </table:table-cell>
          <table:table-cell table:formula="of:=HEX2DEC(MID([.CE784];3;2))-[.CE$2]" office:value-type="float" office:value="18">
            <text:p>18</text:p>
          </table:table-cell>
          <table:table-cell table:formula="of:=HEX2DEC(MID([.CF78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5:.BU785];0)-1" office:value-type="float" office:value="18">
            <text:p>18</text:p>
          </table:table-cell>
          <table:table-cell table:formula="of:=SUM([.A785:.BU785])" office:value-type="float" office:value="8">
            <text:p>8</text:p>
          </table:table-cell>
          <table:table-cell table:number-columns-repeated="2"/>
          <table:table-cell table:formula="of:=72-SUM([.BX785:.BZ785])-[.BW785]" office:value-type="float" office:value="46">
            <text:p>46</text:p>
          </table:table-cell>
          <table:table-cell table:formula="of:=[.BW786]+[.CA785]" office:value-type="float" office:value="64">
            <text:p>64</text:p>
          </table:table-cell>
          <table:table-cell table:number-columns-repeated="2"/>
          <table:table-cell table:formula="of:=IF(ISNUMBER([.BW785]);&quot;0x&quot;&amp;DEC2HEX([.BW785]+[.BW$2]))" office:value-type="string" office:string-value="0x11">
            <text:p>0x11</text:p>
          </table:table-cell>
          <table:table-cell table:formula="of:=IF(ISNUMBER([.BX785]);&quot;0x&quot;&amp;DEC2HEX([.BX785]+[.BX$2]))" office:value-type="string" office:string-value="0x87">
            <text:p>0x87</text:p>
          </table:table-cell>
          <table:table-cell table:formula="of:=IF(ISNUMBER([.BY785]);&quot;0x&quot;&amp;DEC2HEX([.BY785]+[.BY$2]);&quot;&quot;)">
            <text:p/>
          </table:table-cell>
          <table:table-cell table:formula="of:=IF(ISNUMBER([.BZ785]);&quot;0x&quot;&amp;DEC2HEX([.BZ785]+[.BZ$2]);&quot;&quot;)">
            <text:p/>
          </table:table-cell>
          <table:table-cell table:formula="of:=IF(ISNUMBER([.CB785]);&quot;0x&quot;&amp;DEC2HEX([.CB785]+[.CB$2]);&quot;&quot;)" office:value-type="string" office:string-value="0x3F">
            <text:p>0x3F</text:p>
          </table:table-cell>
          <table:table-cell table:formula="of:=HEX2DEC(MID([.CE785];3;2))-[.CE$2]" office:value-type="float" office:value="18">
            <text:p>18</text:p>
          </table:table-cell>
          <table:table-cell table:formula="of:=HEX2DEC(MID([.CF78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6:.BU786];0)-1" office:value-type="float" office:value="18">
            <text:p>18</text:p>
          </table:table-cell>
          <table:table-cell table:formula="of:=SUM([.A786:.BU786])" office:value-type="float" office:value="8">
            <text:p>8</text:p>
          </table:table-cell>
          <table:table-cell table:number-columns-repeated="2"/>
          <table:table-cell table:formula="of:=72-SUM([.BX786:.BZ786])-[.BW786]" office:value-type="float" office:value="46">
            <text:p>46</text:p>
          </table:table-cell>
          <table:table-cell table:formula="of:=[.BW787]+[.CA786]" office:value-type="float" office:value="64">
            <text:p>64</text:p>
          </table:table-cell>
          <table:table-cell table:number-columns-repeated="2"/>
          <table:table-cell table:formula="of:=IF(ISNUMBER([.BW786]);&quot;0x&quot;&amp;DEC2HEX([.BW786]+[.BW$2]))" office:value-type="string" office:string-value="0x11">
            <text:p>0x11</text:p>
          </table:table-cell>
          <table:table-cell table:formula="of:=IF(ISNUMBER([.BX786]);&quot;0x&quot;&amp;DEC2HEX([.BX786]+[.BX$2]))" office:value-type="string" office:string-value="0x87">
            <text:p>0x87</text:p>
          </table:table-cell>
          <table:table-cell table:formula="of:=IF(ISNUMBER([.BY786]);&quot;0x&quot;&amp;DEC2HEX([.BY786]+[.BY$2]);&quot;&quot;)">
            <text:p/>
          </table:table-cell>
          <table:table-cell table:formula="of:=IF(ISNUMBER([.BZ786]);&quot;0x&quot;&amp;DEC2HEX([.BZ786]+[.BZ$2]);&quot;&quot;)">
            <text:p/>
          </table:table-cell>
          <table:table-cell table:formula="of:=IF(ISNUMBER([.CB786]);&quot;0x&quot;&amp;DEC2HEX([.CB786]+[.CB$2]);&quot;&quot;)" office:value-type="string" office:string-value="0x3F">
            <text:p>0x3F</text:p>
          </table:table-cell>
          <table:table-cell table:formula="of:=HEX2DEC(MID([.CE786];3;2))-[.CE$2]" office:value-type="float" office:value="18">
            <text:p>18</text:p>
          </table:table-cell>
          <table:table-cell table:formula="of:=HEX2DEC(MID([.CF78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7:.BU787];0)-1" office:value-type="float" office:value="18">
            <text:p>18</text:p>
          </table:table-cell>
          <table:table-cell table:formula="of:=SUM([.A787:.BU787])" office:value-type="float" office:value="8">
            <text:p>8</text:p>
          </table:table-cell>
          <table:table-cell table:number-columns-repeated="2"/>
          <table:table-cell table:formula="of:=72-SUM([.BX787:.BZ787])-[.BW787]" office:value-type="float" office:value="46">
            <text:p>46</text:p>
          </table:table-cell>
          <table:table-cell table:formula="of:=[.BW788]+[.CA787]" office:value-type="float" office:value="64">
            <text:p>64</text:p>
          </table:table-cell>
          <table:table-cell table:number-columns-repeated="2"/>
          <table:table-cell table:formula="of:=IF(ISNUMBER([.BW787]);&quot;0x&quot;&amp;DEC2HEX([.BW787]+[.BW$2]))" office:value-type="string" office:string-value="0x11">
            <text:p>0x11</text:p>
          </table:table-cell>
          <table:table-cell table:formula="of:=IF(ISNUMBER([.BX787]);&quot;0x&quot;&amp;DEC2HEX([.BX787]+[.BX$2]))" office:value-type="string" office:string-value="0x87">
            <text:p>0x87</text:p>
          </table:table-cell>
          <table:table-cell table:formula="of:=IF(ISNUMBER([.BY787]);&quot;0x&quot;&amp;DEC2HEX([.BY787]+[.BY$2]);&quot;&quot;)">
            <text:p/>
          </table:table-cell>
          <table:table-cell table:formula="of:=IF(ISNUMBER([.BZ787]);&quot;0x&quot;&amp;DEC2HEX([.BZ787]+[.BZ$2]);&quot;&quot;)">
            <text:p/>
          </table:table-cell>
          <table:table-cell table:formula="of:=IF(ISNUMBER([.CB787]);&quot;0x&quot;&amp;DEC2HEX([.CB787]+[.CB$2]);&quot;&quot;)" office:value-type="string" office:string-value="0x3F">
            <text:p>0x3F</text:p>
          </table:table-cell>
          <table:table-cell table:formula="of:=HEX2DEC(MID([.CE787];3;2))-[.CE$2]" office:value-type="float" office:value="18">
            <text:p>18</text:p>
          </table:table-cell>
          <table:table-cell table:formula="of:=HEX2DEC(MID([.CF78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8:.BU788];0)-1" office:value-type="float" office:value="18">
            <text:p>18</text:p>
          </table:table-cell>
          <table:table-cell table:formula="of:=SUM([.A788:.BU788])" office:value-type="float" office:value="8">
            <text:p>8</text:p>
          </table:table-cell>
          <table:table-cell table:number-columns-repeated="2"/>
          <table:table-cell table:formula="of:=72-SUM([.BX788:.BZ788])-[.BW788]" office:value-type="float" office:value="46">
            <text:p>46</text:p>
          </table:table-cell>
          <table:table-cell table:formula="of:=[.BW789]+[.CA788]" office:value-type="float" office:value="64">
            <text:p>64</text:p>
          </table:table-cell>
          <table:table-cell table:number-columns-repeated="2"/>
          <table:table-cell table:formula="of:=IF(ISNUMBER([.BW788]);&quot;0x&quot;&amp;DEC2HEX([.BW788]+[.BW$2]))" office:value-type="string" office:string-value="0x11">
            <text:p>0x11</text:p>
          </table:table-cell>
          <table:table-cell table:formula="of:=IF(ISNUMBER([.BX788]);&quot;0x&quot;&amp;DEC2HEX([.BX788]+[.BX$2]))" office:value-type="string" office:string-value="0x87">
            <text:p>0x87</text:p>
          </table:table-cell>
          <table:table-cell table:formula="of:=IF(ISNUMBER([.BY788]);&quot;0x&quot;&amp;DEC2HEX([.BY788]+[.BY$2]);&quot;&quot;)">
            <text:p/>
          </table:table-cell>
          <table:table-cell table:formula="of:=IF(ISNUMBER([.BZ788]);&quot;0x&quot;&amp;DEC2HEX([.BZ788]+[.BZ$2]);&quot;&quot;)">
            <text:p/>
          </table:table-cell>
          <table:table-cell table:formula="of:=IF(ISNUMBER([.CB788]);&quot;0x&quot;&amp;DEC2HEX([.CB788]+[.CB$2]);&quot;&quot;)" office:value-type="string" office:string-value="0x3F">
            <text:p>0x3F</text:p>
          </table:table-cell>
          <table:table-cell table:formula="of:=HEX2DEC(MID([.CE788];3;2))-[.CE$2]" office:value-type="float" office:value="18">
            <text:p>18</text:p>
          </table:table-cell>
          <table:table-cell table:formula="of:=HEX2DEC(MID([.CF78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89:.BU789];0)-1" office:value-type="float" office:value="18">
            <text:p>18</text:p>
          </table:table-cell>
          <table:table-cell table:formula="of:=SUM([.A789:.BU789])" office:value-type="float" office:value="8">
            <text:p>8</text:p>
          </table:table-cell>
          <table:table-cell table:number-columns-repeated="2"/>
          <table:table-cell table:formula="of:=72-SUM([.BX789:.BZ789])-[.BW789]" office:value-type="float" office:value="46">
            <text:p>46</text:p>
          </table:table-cell>
          <table:table-cell table:formula="of:=[.BW790]+[.CA789]" office:value-type="float" office:value="64">
            <text:p>64</text:p>
          </table:table-cell>
          <table:table-cell table:number-columns-repeated="2"/>
          <table:table-cell table:formula="of:=IF(ISNUMBER([.BW789]);&quot;0x&quot;&amp;DEC2HEX([.BW789]+[.BW$2]))" office:value-type="string" office:string-value="0x11">
            <text:p>0x11</text:p>
          </table:table-cell>
          <table:table-cell table:formula="of:=IF(ISNUMBER([.BX789]);&quot;0x&quot;&amp;DEC2HEX([.BX789]+[.BX$2]))" office:value-type="string" office:string-value="0x87">
            <text:p>0x87</text:p>
          </table:table-cell>
          <table:table-cell table:formula="of:=IF(ISNUMBER([.BY789]);&quot;0x&quot;&amp;DEC2HEX([.BY789]+[.BY$2]);&quot;&quot;)">
            <text:p/>
          </table:table-cell>
          <table:table-cell table:formula="of:=IF(ISNUMBER([.BZ789]);&quot;0x&quot;&amp;DEC2HEX([.BZ789]+[.BZ$2]);&quot;&quot;)">
            <text:p/>
          </table:table-cell>
          <table:table-cell table:formula="of:=IF(ISNUMBER([.CB789]);&quot;0x&quot;&amp;DEC2HEX([.CB789]+[.CB$2]);&quot;&quot;)" office:value-type="string" office:string-value="0x3F">
            <text:p>0x3F</text:p>
          </table:table-cell>
          <table:table-cell table:formula="of:=HEX2DEC(MID([.CE789];3;2))-[.CE$2]" office:value-type="float" office:value="18">
            <text:p>18</text:p>
          </table:table-cell>
          <table:table-cell table:formula="of:=HEX2DEC(MID([.CF78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0:.BU790];0)-1" office:value-type="float" office:value="18">
            <text:p>18</text:p>
          </table:table-cell>
          <table:table-cell table:formula="of:=SUM([.A790:.BU790])" office:value-type="float" office:value="8">
            <text:p>8</text:p>
          </table:table-cell>
          <table:table-cell table:number-columns-repeated="2"/>
          <table:table-cell table:formula="of:=72-SUM([.BX790:.BZ790])-[.BW790]" office:value-type="float" office:value="46">
            <text:p>46</text:p>
          </table:table-cell>
          <table:table-cell table:formula="of:=[.BW791]+[.CA790]" office:value-type="float" office:value="64">
            <text:p>64</text:p>
          </table:table-cell>
          <table:table-cell table:number-columns-repeated="2"/>
          <table:table-cell table:formula="of:=IF(ISNUMBER([.BW790]);&quot;0x&quot;&amp;DEC2HEX([.BW790]+[.BW$2]))" office:value-type="string" office:string-value="0x11">
            <text:p>0x11</text:p>
          </table:table-cell>
          <table:table-cell table:formula="of:=IF(ISNUMBER([.BX790]);&quot;0x&quot;&amp;DEC2HEX([.BX790]+[.BX$2]))" office:value-type="string" office:string-value="0x87">
            <text:p>0x87</text:p>
          </table:table-cell>
          <table:table-cell table:formula="of:=IF(ISNUMBER([.BY790]);&quot;0x&quot;&amp;DEC2HEX([.BY790]+[.BY$2]);&quot;&quot;)">
            <text:p/>
          </table:table-cell>
          <table:table-cell table:formula="of:=IF(ISNUMBER([.BZ790]);&quot;0x&quot;&amp;DEC2HEX([.BZ790]+[.BZ$2]);&quot;&quot;)">
            <text:p/>
          </table:table-cell>
          <table:table-cell table:formula="of:=IF(ISNUMBER([.CB790]);&quot;0x&quot;&amp;DEC2HEX([.CB790]+[.CB$2]);&quot;&quot;)" office:value-type="string" office:string-value="0x3F">
            <text:p>0x3F</text:p>
          </table:table-cell>
          <table:table-cell table:formula="of:=HEX2DEC(MID([.CE790];3;2))-[.CE$2]" office:value-type="float" office:value="18">
            <text:p>18</text:p>
          </table:table-cell>
          <table:table-cell table:formula="of:=HEX2DEC(MID([.CF79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1:.BU791];0)-1" office:value-type="float" office:value="18">
            <text:p>18</text:p>
          </table:table-cell>
          <table:table-cell table:formula="of:=SUM([.A791:.BU791])" office:value-type="float" office:value="8">
            <text:p>8</text:p>
          </table:table-cell>
          <table:table-cell table:number-columns-repeated="2"/>
          <table:table-cell table:formula="of:=72-SUM([.BX791:.BZ791])-[.BW791]" office:value-type="float" office:value="46">
            <text:p>46</text:p>
          </table:table-cell>
          <table:table-cell table:formula="of:=[.BW792]+[.CA791]" office:value-type="float" office:value="64">
            <text:p>64</text:p>
          </table:table-cell>
          <table:table-cell table:number-columns-repeated="2"/>
          <table:table-cell table:formula="of:=IF(ISNUMBER([.BW791]);&quot;0x&quot;&amp;DEC2HEX([.BW791]+[.BW$2]))" office:value-type="string" office:string-value="0x11">
            <text:p>0x11</text:p>
          </table:table-cell>
          <table:table-cell table:formula="of:=IF(ISNUMBER([.BX791]);&quot;0x&quot;&amp;DEC2HEX([.BX791]+[.BX$2]))" office:value-type="string" office:string-value="0x87">
            <text:p>0x87</text:p>
          </table:table-cell>
          <table:table-cell table:formula="of:=IF(ISNUMBER([.BY791]);&quot;0x&quot;&amp;DEC2HEX([.BY791]+[.BY$2]);&quot;&quot;)">
            <text:p/>
          </table:table-cell>
          <table:table-cell table:formula="of:=IF(ISNUMBER([.BZ791]);&quot;0x&quot;&amp;DEC2HEX([.BZ791]+[.BZ$2]);&quot;&quot;)">
            <text:p/>
          </table:table-cell>
          <table:table-cell table:formula="of:=IF(ISNUMBER([.CB791]);&quot;0x&quot;&amp;DEC2HEX([.CB791]+[.CB$2]);&quot;&quot;)" office:value-type="string" office:string-value="0x3F">
            <text:p>0x3F</text:p>
          </table:table-cell>
          <table:table-cell table:formula="of:=HEX2DEC(MID([.CE791];3;2))-[.CE$2]" office:value-type="float" office:value="18">
            <text:p>18</text:p>
          </table:table-cell>
          <table:table-cell table:formula="of:=HEX2DEC(MID([.CF79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2:.BU792];0)-1" office:value-type="float" office:value="18">
            <text:p>18</text:p>
          </table:table-cell>
          <table:table-cell table:formula="of:=SUM([.A792:.BU792])" office:value-type="float" office:value="8">
            <text:p>8</text:p>
          </table:table-cell>
          <table:table-cell table:number-columns-repeated="2"/>
          <table:table-cell table:formula="of:=72-SUM([.BX792:.BZ792])-[.BW792]" office:value-type="float" office:value="46">
            <text:p>46</text:p>
          </table:table-cell>
          <table:table-cell table:formula="of:=[.BW793]+[.CA792]" office:value-type="float" office:value="64">
            <text:p>64</text:p>
          </table:table-cell>
          <table:table-cell table:number-columns-repeated="2"/>
          <table:table-cell table:formula="of:=IF(ISNUMBER([.BW792]);&quot;0x&quot;&amp;DEC2HEX([.BW792]+[.BW$2]))" office:value-type="string" office:string-value="0x11">
            <text:p>0x11</text:p>
          </table:table-cell>
          <table:table-cell table:formula="of:=IF(ISNUMBER([.BX792]);&quot;0x&quot;&amp;DEC2HEX([.BX792]+[.BX$2]))" office:value-type="string" office:string-value="0x87">
            <text:p>0x87</text:p>
          </table:table-cell>
          <table:table-cell table:formula="of:=IF(ISNUMBER([.BY792]);&quot;0x&quot;&amp;DEC2HEX([.BY792]+[.BY$2]);&quot;&quot;)">
            <text:p/>
          </table:table-cell>
          <table:table-cell table:formula="of:=IF(ISNUMBER([.BZ792]);&quot;0x&quot;&amp;DEC2HEX([.BZ792]+[.BZ$2]);&quot;&quot;)">
            <text:p/>
          </table:table-cell>
          <table:table-cell table:formula="of:=IF(ISNUMBER([.CB792]);&quot;0x&quot;&amp;DEC2HEX([.CB792]+[.CB$2]);&quot;&quot;)" office:value-type="string" office:string-value="0x3F">
            <text:p>0x3F</text:p>
          </table:table-cell>
          <table:table-cell table:formula="of:=HEX2DEC(MID([.CE792];3;2))-[.CE$2]" office:value-type="float" office:value="18">
            <text:p>18</text:p>
          </table:table-cell>
          <table:table-cell table:formula="of:=HEX2DEC(MID([.CF79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3:.BU793];0)-1" office:value-type="float" office:value="18">
            <text:p>18</text:p>
          </table:table-cell>
          <table:table-cell table:formula="of:=SUM([.A793:.BU793])" office:value-type="float" office:value="8">
            <text:p>8</text:p>
          </table:table-cell>
          <table:table-cell table:number-columns-repeated="2"/>
          <table:table-cell table:formula="of:=72-SUM([.BX793:.BZ793])-[.BW793]" office:value-type="float" office:value="46">
            <text:p>46</text:p>
          </table:table-cell>
          <table:table-cell table:formula="of:=[.BW794]+[.CA793]" office:value-type="float" office:value="64">
            <text:p>64</text:p>
          </table:table-cell>
          <table:table-cell table:number-columns-repeated="2"/>
          <table:table-cell table:formula="of:=IF(ISNUMBER([.BW793]);&quot;0x&quot;&amp;DEC2HEX([.BW793]+[.BW$2]))" office:value-type="string" office:string-value="0x11">
            <text:p>0x11</text:p>
          </table:table-cell>
          <table:table-cell table:formula="of:=IF(ISNUMBER([.BX793]);&quot;0x&quot;&amp;DEC2HEX([.BX793]+[.BX$2]))" office:value-type="string" office:string-value="0x87">
            <text:p>0x87</text:p>
          </table:table-cell>
          <table:table-cell table:formula="of:=IF(ISNUMBER([.BY793]);&quot;0x&quot;&amp;DEC2HEX([.BY793]+[.BY$2]);&quot;&quot;)">
            <text:p/>
          </table:table-cell>
          <table:table-cell table:formula="of:=IF(ISNUMBER([.BZ793]);&quot;0x&quot;&amp;DEC2HEX([.BZ793]+[.BZ$2]);&quot;&quot;)">
            <text:p/>
          </table:table-cell>
          <table:table-cell table:formula="of:=IF(ISNUMBER([.CB793]);&quot;0x&quot;&amp;DEC2HEX([.CB793]+[.CB$2]);&quot;&quot;)" office:value-type="string" office:string-value="0x3F">
            <text:p>0x3F</text:p>
          </table:table-cell>
          <table:table-cell table:formula="of:=HEX2DEC(MID([.CE793];3;2))-[.CE$2]" office:value-type="float" office:value="18">
            <text:p>18</text:p>
          </table:table-cell>
          <table:table-cell table:formula="of:=HEX2DEC(MID([.CF79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4:.BU794];0)-1" office:value-type="float" office:value="18">
            <text:p>18</text:p>
          </table:table-cell>
          <table:table-cell table:formula="of:=SUM([.A794:.BU794])" office:value-type="float" office:value="8">
            <text:p>8</text:p>
          </table:table-cell>
          <table:table-cell table:number-columns-repeated="2"/>
          <table:table-cell table:formula="of:=72-SUM([.BX794:.BZ794])-[.BW794]" office:value-type="float" office:value="46">
            <text:p>46</text:p>
          </table:table-cell>
          <table:table-cell table:formula="of:=[.BW795]+[.CA794]" office:value-type="float" office:value="64">
            <text:p>64</text:p>
          </table:table-cell>
          <table:table-cell table:number-columns-repeated="2"/>
          <table:table-cell table:formula="of:=IF(ISNUMBER([.BW794]);&quot;0x&quot;&amp;DEC2HEX([.BW794]+[.BW$2]))" office:value-type="string" office:string-value="0x11">
            <text:p>0x11</text:p>
          </table:table-cell>
          <table:table-cell table:formula="of:=IF(ISNUMBER([.BX794]);&quot;0x&quot;&amp;DEC2HEX([.BX794]+[.BX$2]))" office:value-type="string" office:string-value="0x87">
            <text:p>0x87</text:p>
          </table:table-cell>
          <table:table-cell table:formula="of:=IF(ISNUMBER([.BY794]);&quot;0x&quot;&amp;DEC2HEX([.BY794]+[.BY$2]);&quot;&quot;)">
            <text:p/>
          </table:table-cell>
          <table:table-cell table:formula="of:=IF(ISNUMBER([.BZ794]);&quot;0x&quot;&amp;DEC2HEX([.BZ794]+[.BZ$2]);&quot;&quot;)">
            <text:p/>
          </table:table-cell>
          <table:table-cell table:formula="of:=IF(ISNUMBER([.CB794]);&quot;0x&quot;&amp;DEC2HEX([.CB794]+[.CB$2]);&quot;&quot;)" office:value-type="string" office:string-value="0x3F">
            <text:p>0x3F</text:p>
          </table:table-cell>
          <table:table-cell table:formula="of:=HEX2DEC(MID([.CE794];3;2))-[.CE$2]" office:value-type="float" office:value="18">
            <text:p>18</text:p>
          </table:table-cell>
          <table:table-cell table:formula="of:=HEX2DEC(MID([.CF79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5:.BU795];0)-1" office:value-type="float" office:value="18">
            <text:p>18</text:p>
          </table:table-cell>
          <table:table-cell table:formula="of:=SUM([.A795:.BU795])" office:value-type="float" office:value="8">
            <text:p>8</text:p>
          </table:table-cell>
          <table:table-cell table:number-columns-repeated="2"/>
          <table:table-cell table:formula="of:=72-SUM([.BX795:.BZ795])-[.BW795]" office:value-type="float" office:value="46">
            <text:p>46</text:p>
          </table:table-cell>
          <table:table-cell table:formula="of:=[.BW796]+[.CA795]" office:value-type="float" office:value="64">
            <text:p>64</text:p>
          </table:table-cell>
          <table:table-cell table:number-columns-repeated="2"/>
          <table:table-cell table:formula="of:=IF(ISNUMBER([.BW795]);&quot;0x&quot;&amp;DEC2HEX([.BW795]+[.BW$2]))" office:value-type="string" office:string-value="0x11">
            <text:p>0x11</text:p>
          </table:table-cell>
          <table:table-cell table:formula="of:=IF(ISNUMBER([.BX795]);&quot;0x&quot;&amp;DEC2HEX([.BX795]+[.BX$2]))" office:value-type="string" office:string-value="0x87">
            <text:p>0x87</text:p>
          </table:table-cell>
          <table:table-cell table:formula="of:=IF(ISNUMBER([.BY795]);&quot;0x&quot;&amp;DEC2HEX([.BY795]+[.BY$2]);&quot;&quot;)">
            <text:p/>
          </table:table-cell>
          <table:table-cell table:formula="of:=IF(ISNUMBER([.BZ795]);&quot;0x&quot;&amp;DEC2HEX([.BZ795]+[.BZ$2]);&quot;&quot;)">
            <text:p/>
          </table:table-cell>
          <table:table-cell table:formula="of:=IF(ISNUMBER([.CB795]);&quot;0x&quot;&amp;DEC2HEX([.CB795]+[.CB$2]);&quot;&quot;)" office:value-type="string" office:string-value="0x3F">
            <text:p>0x3F</text:p>
          </table:table-cell>
          <table:table-cell table:formula="of:=HEX2DEC(MID([.CE795];3;2))-[.CE$2]" office:value-type="float" office:value="18">
            <text:p>18</text:p>
          </table:table-cell>
          <table:table-cell table:formula="of:=HEX2DEC(MID([.CF79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6:.BU796];0)-1" office:value-type="float" office:value="18">
            <text:p>18</text:p>
          </table:table-cell>
          <table:table-cell table:formula="of:=SUM([.A796:.BU796])" office:value-type="float" office:value="8">
            <text:p>8</text:p>
          </table:table-cell>
          <table:table-cell table:number-columns-repeated="2"/>
          <table:table-cell table:formula="of:=72-SUM([.BX796:.BZ796])-[.BW796]" office:value-type="float" office:value="46">
            <text:p>46</text:p>
          </table:table-cell>
          <table:table-cell table:formula="of:=[.BW797]+[.CA796]" office:value-type="float" office:value="64">
            <text:p>64</text:p>
          </table:table-cell>
          <table:table-cell table:number-columns-repeated="2"/>
          <table:table-cell table:formula="of:=IF(ISNUMBER([.BW796]);&quot;0x&quot;&amp;DEC2HEX([.BW796]+[.BW$2]))" office:value-type="string" office:string-value="0x11">
            <text:p>0x11</text:p>
          </table:table-cell>
          <table:table-cell table:formula="of:=IF(ISNUMBER([.BX796]);&quot;0x&quot;&amp;DEC2HEX([.BX796]+[.BX$2]))" office:value-type="string" office:string-value="0x87">
            <text:p>0x87</text:p>
          </table:table-cell>
          <table:table-cell table:formula="of:=IF(ISNUMBER([.BY796]);&quot;0x&quot;&amp;DEC2HEX([.BY796]+[.BY$2]);&quot;&quot;)">
            <text:p/>
          </table:table-cell>
          <table:table-cell table:formula="of:=IF(ISNUMBER([.BZ796]);&quot;0x&quot;&amp;DEC2HEX([.BZ796]+[.BZ$2]);&quot;&quot;)">
            <text:p/>
          </table:table-cell>
          <table:table-cell table:formula="of:=IF(ISNUMBER([.CB796]);&quot;0x&quot;&amp;DEC2HEX([.CB796]+[.CB$2]);&quot;&quot;)" office:value-type="string" office:string-value="0x3F">
            <text:p>0x3F</text:p>
          </table:table-cell>
          <table:table-cell table:formula="of:=HEX2DEC(MID([.CE796];3;2))-[.CE$2]" office:value-type="float" office:value="18">
            <text:p>18</text:p>
          </table:table-cell>
          <table:table-cell table:formula="of:=HEX2DEC(MID([.CF79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7:.BU797];0)-1" office:value-type="float" office:value="18">
            <text:p>18</text:p>
          </table:table-cell>
          <table:table-cell table:formula="of:=SUM([.A797:.BU797])" office:value-type="float" office:value="8">
            <text:p>8</text:p>
          </table:table-cell>
          <table:table-cell table:number-columns-repeated="2"/>
          <table:table-cell table:formula="of:=72-SUM([.BX797:.BZ797])-[.BW797]" office:value-type="float" office:value="46">
            <text:p>46</text:p>
          </table:table-cell>
          <table:table-cell table:formula="of:=[.BW798]+[.CA797]" office:value-type="float" office:value="64">
            <text:p>64</text:p>
          </table:table-cell>
          <table:table-cell table:number-columns-repeated="2"/>
          <table:table-cell table:formula="of:=IF(ISNUMBER([.BW797]);&quot;0x&quot;&amp;DEC2HEX([.BW797]+[.BW$2]))" office:value-type="string" office:string-value="0x11">
            <text:p>0x11</text:p>
          </table:table-cell>
          <table:table-cell table:formula="of:=IF(ISNUMBER([.BX797]);&quot;0x&quot;&amp;DEC2HEX([.BX797]+[.BX$2]))" office:value-type="string" office:string-value="0x87">
            <text:p>0x87</text:p>
          </table:table-cell>
          <table:table-cell table:formula="of:=IF(ISNUMBER([.BY797]);&quot;0x&quot;&amp;DEC2HEX([.BY797]+[.BY$2]);&quot;&quot;)">
            <text:p/>
          </table:table-cell>
          <table:table-cell table:formula="of:=IF(ISNUMBER([.BZ797]);&quot;0x&quot;&amp;DEC2HEX([.BZ797]+[.BZ$2]);&quot;&quot;)">
            <text:p/>
          </table:table-cell>
          <table:table-cell table:formula="of:=IF(ISNUMBER([.CB797]);&quot;0x&quot;&amp;DEC2HEX([.CB797]+[.CB$2]);&quot;&quot;)" office:value-type="string" office:string-value="0x3F">
            <text:p>0x3F</text:p>
          </table:table-cell>
          <table:table-cell table:formula="of:=HEX2DEC(MID([.CE797];3;2))-[.CE$2]" office:value-type="float" office:value="18">
            <text:p>18</text:p>
          </table:table-cell>
          <table:table-cell table:formula="of:=HEX2DEC(MID([.CF79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8:.BU798];0)-1" office:value-type="float" office:value="18">
            <text:p>18</text:p>
          </table:table-cell>
          <table:table-cell table:formula="of:=SUM([.A798:.BU798])" office:value-type="float" office:value="8">
            <text:p>8</text:p>
          </table:table-cell>
          <table:table-cell table:number-columns-repeated="2"/>
          <table:table-cell table:formula="of:=72-SUM([.BX798:.BZ798])-[.BW798]" office:value-type="float" office:value="46">
            <text:p>46</text:p>
          </table:table-cell>
          <table:table-cell table:formula="of:=[.BW799]+[.CA798]" office:value-type="float" office:value="64">
            <text:p>64</text:p>
          </table:table-cell>
          <table:table-cell table:number-columns-repeated="2"/>
          <table:table-cell table:formula="of:=IF(ISNUMBER([.BW798]);&quot;0x&quot;&amp;DEC2HEX([.BW798]+[.BW$2]))" office:value-type="string" office:string-value="0x11">
            <text:p>0x11</text:p>
          </table:table-cell>
          <table:table-cell table:formula="of:=IF(ISNUMBER([.BX798]);&quot;0x&quot;&amp;DEC2HEX([.BX798]+[.BX$2]))" office:value-type="string" office:string-value="0x87">
            <text:p>0x87</text:p>
          </table:table-cell>
          <table:table-cell table:formula="of:=IF(ISNUMBER([.BY798]);&quot;0x&quot;&amp;DEC2HEX([.BY798]+[.BY$2]);&quot;&quot;)">
            <text:p/>
          </table:table-cell>
          <table:table-cell table:formula="of:=IF(ISNUMBER([.BZ798]);&quot;0x&quot;&amp;DEC2HEX([.BZ798]+[.BZ$2]);&quot;&quot;)">
            <text:p/>
          </table:table-cell>
          <table:table-cell table:formula="of:=IF(ISNUMBER([.CB798]);&quot;0x&quot;&amp;DEC2HEX([.CB798]+[.CB$2]);&quot;&quot;)" office:value-type="string" office:string-value="0x3F">
            <text:p>0x3F</text:p>
          </table:table-cell>
          <table:table-cell table:formula="of:=HEX2DEC(MID([.CE798];3;2))-[.CE$2]" office:value-type="float" office:value="18">
            <text:p>18</text:p>
          </table:table-cell>
          <table:table-cell table:formula="of:=HEX2DEC(MID([.CF79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799:.BU799];0)-1" office:value-type="float" office:value="18">
            <text:p>18</text:p>
          </table:table-cell>
          <table:table-cell table:formula="of:=SUM([.A799:.BU799])" office:value-type="float" office:value="8">
            <text:p>8</text:p>
          </table:table-cell>
          <table:table-cell table:number-columns-repeated="2"/>
          <table:table-cell table:formula="of:=72-SUM([.BX799:.BZ799])-[.BW799]" office:value-type="float" office:value="46">
            <text:p>46</text:p>
          </table:table-cell>
          <table:table-cell table:formula="of:=[.BW800]+[.CA799]" office:value-type="float" office:value="64">
            <text:p>64</text:p>
          </table:table-cell>
          <table:table-cell table:number-columns-repeated="2"/>
          <table:table-cell table:formula="of:=IF(ISNUMBER([.BW799]);&quot;0x&quot;&amp;DEC2HEX([.BW799]+[.BW$2]))" office:value-type="string" office:string-value="0x11">
            <text:p>0x11</text:p>
          </table:table-cell>
          <table:table-cell table:formula="of:=IF(ISNUMBER([.BX799]);&quot;0x&quot;&amp;DEC2HEX([.BX799]+[.BX$2]))" office:value-type="string" office:string-value="0x87">
            <text:p>0x87</text:p>
          </table:table-cell>
          <table:table-cell table:formula="of:=IF(ISNUMBER([.BY799]);&quot;0x&quot;&amp;DEC2HEX([.BY799]+[.BY$2]);&quot;&quot;)">
            <text:p/>
          </table:table-cell>
          <table:table-cell table:formula="of:=IF(ISNUMBER([.BZ799]);&quot;0x&quot;&amp;DEC2HEX([.BZ799]+[.BZ$2]);&quot;&quot;)">
            <text:p/>
          </table:table-cell>
          <table:table-cell table:formula="of:=IF(ISNUMBER([.CB799]);&quot;0x&quot;&amp;DEC2HEX([.CB799]+[.CB$2]);&quot;&quot;)" office:value-type="string" office:string-value="0x3F">
            <text:p>0x3F</text:p>
          </table:table-cell>
          <table:table-cell table:formula="of:=HEX2DEC(MID([.CE799];3;2))-[.CE$2]" office:value-type="float" office:value="18">
            <text:p>18</text:p>
          </table:table-cell>
          <table:table-cell table:formula="of:=HEX2DEC(MID([.CF79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0:.BU800];0)-1" office:value-type="float" office:value="18">
            <text:p>18</text:p>
          </table:table-cell>
          <table:table-cell table:formula="of:=SUM([.A800:.BU800])" office:value-type="float" office:value="8">
            <text:p>8</text:p>
          </table:table-cell>
          <table:table-cell table:number-columns-repeated="2"/>
          <table:table-cell table:formula="of:=72-SUM([.BX800:.BZ800])-[.BW800]" office:value-type="float" office:value="46">
            <text:p>46</text:p>
          </table:table-cell>
          <table:table-cell table:formula="of:=[.BW801]+[.CA800]" office:value-type="float" office:value="64">
            <text:p>64</text:p>
          </table:table-cell>
          <table:table-cell table:number-columns-repeated="2"/>
          <table:table-cell table:formula="of:=IF(ISNUMBER([.BW800]);&quot;0x&quot;&amp;DEC2HEX([.BW800]+[.BW$2]))" office:value-type="string" office:string-value="0x11">
            <text:p>0x11</text:p>
          </table:table-cell>
          <table:table-cell table:formula="of:=IF(ISNUMBER([.BX800]);&quot;0x&quot;&amp;DEC2HEX([.BX800]+[.BX$2]))" office:value-type="string" office:string-value="0x87">
            <text:p>0x87</text:p>
          </table:table-cell>
          <table:table-cell table:formula="of:=IF(ISNUMBER([.BY800]);&quot;0x&quot;&amp;DEC2HEX([.BY800]+[.BY$2]);&quot;&quot;)">
            <text:p/>
          </table:table-cell>
          <table:table-cell table:formula="of:=IF(ISNUMBER([.BZ800]);&quot;0x&quot;&amp;DEC2HEX([.BZ800]+[.BZ$2]);&quot;&quot;)">
            <text:p/>
          </table:table-cell>
          <table:table-cell table:formula="of:=IF(ISNUMBER([.CB800]);&quot;0x&quot;&amp;DEC2HEX([.CB800]+[.CB$2]);&quot;&quot;)" office:value-type="string" office:string-value="0x3F">
            <text:p>0x3F</text:p>
          </table:table-cell>
          <table:table-cell table:formula="of:=HEX2DEC(MID([.CE800];3;2))-[.CE$2]" office:value-type="float" office:value="18">
            <text:p>18</text:p>
          </table:table-cell>
          <table:table-cell table:formula="of:=HEX2DEC(MID([.CF80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1:.BU801];0)-1" office:value-type="float" office:value="18">
            <text:p>18</text:p>
          </table:table-cell>
          <table:table-cell table:formula="of:=SUM([.A801:.BU801])" office:value-type="float" office:value="8">
            <text:p>8</text:p>
          </table:table-cell>
          <table:table-cell table:number-columns-repeated="2"/>
          <table:table-cell table:formula="of:=72-SUM([.BX801:.BZ801])-[.BW801]" office:value-type="float" office:value="46">
            <text:p>46</text:p>
          </table:table-cell>
          <table:table-cell table:formula="of:=[.BW802]+[.CA801]" office:value-type="float" office:value="64">
            <text:p>64</text:p>
          </table:table-cell>
          <table:table-cell table:number-columns-repeated="2"/>
          <table:table-cell table:formula="of:=IF(ISNUMBER([.BW801]);&quot;0x&quot;&amp;DEC2HEX([.BW801]+[.BW$2]))" office:value-type="string" office:string-value="0x11">
            <text:p>0x11</text:p>
          </table:table-cell>
          <table:table-cell table:formula="of:=IF(ISNUMBER([.BX801]);&quot;0x&quot;&amp;DEC2HEX([.BX801]+[.BX$2]))" office:value-type="string" office:string-value="0x87">
            <text:p>0x87</text:p>
          </table:table-cell>
          <table:table-cell table:formula="of:=IF(ISNUMBER([.BY801]);&quot;0x&quot;&amp;DEC2HEX([.BY801]+[.BY$2]);&quot;&quot;)">
            <text:p/>
          </table:table-cell>
          <table:table-cell table:formula="of:=IF(ISNUMBER([.BZ801]);&quot;0x&quot;&amp;DEC2HEX([.BZ801]+[.BZ$2]);&quot;&quot;)">
            <text:p/>
          </table:table-cell>
          <table:table-cell table:formula="of:=IF(ISNUMBER([.CB801]);&quot;0x&quot;&amp;DEC2HEX([.CB801]+[.CB$2]);&quot;&quot;)" office:value-type="string" office:string-value="0x3F">
            <text:p>0x3F</text:p>
          </table:table-cell>
          <table:table-cell table:formula="of:=HEX2DEC(MID([.CE801];3;2))-[.CE$2]" office:value-type="float" office:value="18">
            <text:p>18</text:p>
          </table:table-cell>
          <table:table-cell table:formula="of:=HEX2DEC(MID([.CF80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2:.BU802];0)-1" office:value-type="float" office:value="18">
            <text:p>18</text:p>
          </table:table-cell>
          <table:table-cell table:formula="of:=SUM([.A802:.BU802])" office:value-type="float" office:value="8">
            <text:p>8</text:p>
          </table:table-cell>
          <table:table-cell table:number-columns-repeated="2"/>
          <table:table-cell table:formula="of:=72-SUM([.BX802:.BZ802])-[.BW802]" office:value-type="float" office:value="46">
            <text:p>46</text:p>
          </table:table-cell>
          <table:table-cell table:formula="of:=[.BW803]+[.CA802]" office:value-type="float" office:value="64">
            <text:p>64</text:p>
          </table:table-cell>
          <table:table-cell table:number-columns-repeated="2"/>
          <table:table-cell table:formula="of:=IF(ISNUMBER([.BW802]);&quot;0x&quot;&amp;DEC2HEX([.BW802]+[.BW$2]))" office:value-type="string" office:string-value="0x11">
            <text:p>0x11</text:p>
          </table:table-cell>
          <table:table-cell table:formula="of:=IF(ISNUMBER([.BX802]);&quot;0x&quot;&amp;DEC2HEX([.BX802]+[.BX$2]))" office:value-type="string" office:string-value="0x87">
            <text:p>0x87</text:p>
          </table:table-cell>
          <table:table-cell table:formula="of:=IF(ISNUMBER([.BY802]);&quot;0x&quot;&amp;DEC2HEX([.BY802]+[.BY$2]);&quot;&quot;)">
            <text:p/>
          </table:table-cell>
          <table:table-cell table:formula="of:=IF(ISNUMBER([.BZ802]);&quot;0x&quot;&amp;DEC2HEX([.BZ802]+[.BZ$2]);&quot;&quot;)">
            <text:p/>
          </table:table-cell>
          <table:table-cell table:formula="of:=IF(ISNUMBER([.CB802]);&quot;0x&quot;&amp;DEC2HEX([.CB802]+[.CB$2]);&quot;&quot;)" office:value-type="string" office:string-value="0x3F">
            <text:p>0x3F</text:p>
          </table:table-cell>
          <table:table-cell table:formula="of:=HEX2DEC(MID([.CE802];3;2))-[.CE$2]" office:value-type="float" office:value="18">
            <text:p>18</text:p>
          </table:table-cell>
          <table:table-cell table:formula="of:=HEX2DEC(MID([.CF80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3:.BU803];0)-1" office:value-type="float" office:value="18">
            <text:p>18</text:p>
          </table:table-cell>
          <table:table-cell table:formula="of:=SUM([.A803:.BU803])" office:value-type="float" office:value="8">
            <text:p>8</text:p>
          </table:table-cell>
          <table:table-cell table:number-columns-repeated="2"/>
          <table:table-cell table:formula="of:=72-SUM([.BX803:.BZ803])-[.BW803]" office:value-type="float" office:value="46">
            <text:p>46</text:p>
          </table:table-cell>
          <table:table-cell table:formula="of:=[.BW804]+[.CA803]" office:value-type="float" office:value="64">
            <text:p>64</text:p>
          </table:table-cell>
          <table:table-cell table:number-columns-repeated="2"/>
          <table:table-cell table:formula="of:=IF(ISNUMBER([.BW803]);&quot;0x&quot;&amp;DEC2HEX([.BW803]+[.BW$2]))" office:value-type="string" office:string-value="0x11">
            <text:p>0x11</text:p>
          </table:table-cell>
          <table:table-cell table:formula="of:=IF(ISNUMBER([.BX803]);&quot;0x&quot;&amp;DEC2HEX([.BX803]+[.BX$2]))" office:value-type="string" office:string-value="0x87">
            <text:p>0x87</text:p>
          </table:table-cell>
          <table:table-cell table:formula="of:=IF(ISNUMBER([.BY803]);&quot;0x&quot;&amp;DEC2HEX([.BY803]+[.BY$2]);&quot;&quot;)">
            <text:p/>
          </table:table-cell>
          <table:table-cell table:formula="of:=IF(ISNUMBER([.BZ803]);&quot;0x&quot;&amp;DEC2HEX([.BZ803]+[.BZ$2]);&quot;&quot;)">
            <text:p/>
          </table:table-cell>
          <table:table-cell table:formula="of:=IF(ISNUMBER([.CB803]);&quot;0x&quot;&amp;DEC2HEX([.CB803]+[.CB$2]);&quot;&quot;)" office:value-type="string" office:string-value="0x3F">
            <text:p>0x3F</text:p>
          </table:table-cell>
          <table:table-cell table:formula="of:=HEX2DEC(MID([.CE803];3;2))-[.CE$2]" office:value-type="float" office:value="18">
            <text:p>18</text:p>
          </table:table-cell>
          <table:table-cell table:formula="of:=HEX2DEC(MID([.CF80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4:.BU804];0)-1" office:value-type="float" office:value="18">
            <text:p>18</text:p>
          </table:table-cell>
          <table:table-cell table:formula="of:=SUM([.A804:.BU804])" office:value-type="float" office:value="8">
            <text:p>8</text:p>
          </table:table-cell>
          <table:table-cell table:number-columns-repeated="2"/>
          <table:table-cell table:formula="of:=72-SUM([.BX804:.BZ804])-[.BW804]" office:value-type="float" office:value="46">
            <text:p>46</text:p>
          </table:table-cell>
          <table:table-cell table:formula="of:=[.BW805]+[.CA804]" office:value-type="float" office:value="64">
            <text:p>64</text:p>
          </table:table-cell>
          <table:table-cell table:number-columns-repeated="2"/>
          <table:table-cell table:formula="of:=IF(ISNUMBER([.BW804]);&quot;0x&quot;&amp;DEC2HEX([.BW804]+[.BW$2]))" office:value-type="string" office:string-value="0x11">
            <text:p>0x11</text:p>
          </table:table-cell>
          <table:table-cell table:formula="of:=IF(ISNUMBER([.BX804]);&quot;0x&quot;&amp;DEC2HEX([.BX804]+[.BX$2]))" office:value-type="string" office:string-value="0x87">
            <text:p>0x87</text:p>
          </table:table-cell>
          <table:table-cell table:formula="of:=IF(ISNUMBER([.BY804]);&quot;0x&quot;&amp;DEC2HEX([.BY804]+[.BY$2]);&quot;&quot;)">
            <text:p/>
          </table:table-cell>
          <table:table-cell table:formula="of:=IF(ISNUMBER([.BZ804]);&quot;0x&quot;&amp;DEC2HEX([.BZ804]+[.BZ$2]);&quot;&quot;)">
            <text:p/>
          </table:table-cell>
          <table:table-cell table:formula="of:=IF(ISNUMBER([.CB804]);&quot;0x&quot;&amp;DEC2HEX([.CB804]+[.CB$2]);&quot;&quot;)" office:value-type="string" office:string-value="0x3F">
            <text:p>0x3F</text:p>
          </table:table-cell>
          <table:table-cell table:formula="of:=HEX2DEC(MID([.CE804];3;2))-[.CE$2]" office:value-type="float" office:value="18">
            <text:p>18</text:p>
          </table:table-cell>
          <table:table-cell table:formula="of:=HEX2DEC(MID([.CF80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5:.BU805];0)-1" office:value-type="float" office:value="18">
            <text:p>18</text:p>
          </table:table-cell>
          <table:table-cell table:formula="of:=SUM([.A805:.BU805])" office:value-type="float" office:value="8">
            <text:p>8</text:p>
          </table:table-cell>
          <table:table-cell table:number-columns-repeated="2"/>
          <table:table-cell table:formula="of:=72-SUM([.BX805:.BZ805])-[.BW805]" office:value-type="float" office:value="46">
            <text:p>46</text:p>
          </table:table-cell>
          <table:table-cell table:formula="of:=[.BW806]+[.CA805]" office:value-type="float" office:value="64">
            <text:p>64</text:p>
          </table:table-cell>
          <table:table-cell table:number-columns-repeated="2"/>
          <table:table-cell table:formula="of:=IF(ISNUMBER([.BW805]);&quot;0x&quot;&amp;DEC2HEX([.BW805]+[.BW$2]))" office:value-type="string" office:string-value="0x11">
            <text:p>0x11</text:p>
          </table:table-cell>
          <table:table-cell table:formula="of:=IF(ISNUMBER([.BX805]);&quot;0x&quot;&amp;DEC2HEX([.BX805]+[.BX$2]))" office:value-type="string" office:string-value="0x87">
            <text:p>0x87</text:p>
          </table:table-cell>
          <table:table-cell table:formula="of:=IF(ISNUMBER([.BY805]);&quot;0x&quot;&amp;DEC2HEX([.BY805]+[.BY$2]);&quot;&quot;)">
            <text:p/>
          </table:table-cell>
          <table:table-cell table:formula="of:=IF(ISNUMBER([.BZ805]);&quot;0x&quot;&amp;DEC2HEX([.BZ805]+[.BZ$2]);&quot;&quot;)">
            <text:p/>
          </table:table-cell>
          <table:table-cell table:formula="of:=IF(ISNUMBER([.CB805]);&quot;0x&quot;&amp;DEC2HEX([.CB805]+[.CB$2]);&quot;&quot;)" office:value-type="string" office:string-value="0x3F">
            <text:p>0x3F</text:p>
          </table:table-cell>
          <table:table-cell table:formula="of:=HEX2DEC(MID([.CE805];3;2))-[.CE$2]" office:value-type="float" office:value="18">
            <text:p>18</text:p>
          </table:table-cell>
          <table:table-cell table:formula="of:=HEX2DEC(MID([.CF80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6:.BU806];0)-1" office:value-type="float" office:value="18">
            <text:p>18</text:p>
          </table:table-cell>
          <table:table-cell table:formula="of:=SUM([.A806:.BU806])" office:value-type="float" office:value="8">
            <text:p>8</text:p>
          </table:table-cell>
          <table:table-cell table:number-columns-repeated="2"/>
          <table:table-cell table:formula="of:=72-SUM([.BX806:.BZ806])-[.BW806]" office:value-type="float" office:value="46">
            <text:p>46</text:p>
          </table:table-cell>
          <table:table-cell table:formula="of:=[.BW807]+[.CA806]" office:value-type="float" office:value="64">
            <text:p>64</text:p>
          </table:table-cell>
          <table:table-cell table:number-columns-repeated="2"/>
          <table:table-cell table:formula="of:=IF(ISNUMBER([.BW806]);&quot;0x&quot;&amp;DEC2HEX([.BW806]+[.BW$2]))" office:value-type="string" office:string-value="0x11">
            <text:p>0x11</text:p>
          </table:table-cell>
          <table:table-cell table:formula="of:=IF(ISNUMBER([.BX806]);&quot;0x&quot;&amp;DEC2HEX([.BX806]+[.BX$2]))" office:value-type="string" office:string-value="0x87">
            <text:p>0x87</text:p>
          </table:table-cell>
          <table:table-cell table:formula="of:=IF(ISNUMBER([.BY806]);&quot;0x&quot;&amp;DEC2HEX([.BY806]+[.BY$2]);&quot;&quot;)">
            <text:p/>
          </table:table-cell>
          <table:table-cell table:formula="of:=IF(ISNUMBER([.BZ806]);&quot;0x&quot;&amp;DEC2HEX([.BZ806]+[.BZ$2]);&quot;&quot;)">
            <text:p/>
          </table:table-cell>
          <table:table-cell table:formula="of:=IF(ISNUMBER([.CB806]);&quot;0x&quot;&amp;DEC2HEX([.CB806]+[.CB$2]);&quot;&quot;)" office:value-type="string" office:string-value="0x3F">
            <text:p>0x3F</text:p>
          </table:table-cell>
          <table:table-cell table:formula="of:=HEX2DEC(MID([.CE806];3;2))-[.CE$2]" office:value-type="float" office:value="18">
            <text:p>18</text:p>
          </table:table-cell>
          <table:table-cell table:formula="of:=HEX2DEC(MID([.CF80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7:.BU807];0)-1" office:value-type="float" office:value="18">
            <text:p>18</text:p>
          </table:table-cell>
          <table:table-cell table:formula="of:=SUM([.A807:.BU807])" office:value-type="float" office:value="8">
            <text:p>8</text:p>
          </table:table-cell>
          <table:table-cell table:number-columns-repeated="2"/>
          <table:table-cell table:formula="of:=72-SUM([.BX807:.BZ807])-[.BW807]" office:value-type="float" office:value="46">
            <text:p>46</text:p>
          </table:table-cell>
          <table:table-cell table:formula="of:=[.BW808]+[.CA807]" office:value-type="float" office:value="64">
            <text:p>64</text:p>
          </table:table-cell>
          <table:table-cell table:number-columns-repeated="2"/>
          <table:table-cell table:formula="of:=IF(ISNUMBER([.BW807]);&quot;0x&quot;&amp;DEC2HEX([.BW807]+[.BW$2]))" office:value-type="string" office:string-value="0x11">
            <text:p>0x11</text:p>
          </table:table-cell>
          <table:table-cell table:formula="of:=IF(ISNUMBER([.BX807]);&quot;0x&quot;&amp;DEC2HEX([.BX807]+[.BX$2]))" office:value-type="string" office:string-value="0x87">
            <text:p>0x87</text:p>
          </table:table-cell>
          <table:table-cell table:formula="of:=IF(ISNUMBER([.BY807]);&quot;0x&quot;&amp;DEC2HEX([.BY807]+[.BY$2]);&quot;&quot;)">
            <text:p/>
          </table:table-cell>
          <table:table-cell table:formula="of:=IF(ISNUMBER([.BZ807]);&quot;0x&quot;&amp;DEC2HEX([.BZ807]+[.BZ$2]);&quot;&quot;)">
            <text:p/>
          </table:table-cell>
          <table:table-cell table:formula="of:=IF(ISNUMBER([.CB807]);&quot;0x&quot;&amp;DEC2HEX([.CB807]+[.CB$2]);&quot;&quot;)" office:value-type="string" office:string-value="0x3F">
            <text:p>0x3F</text:p>
          </table:table-cell>
          <table:table-cell table:formula="of:=HEX2DEC(MID([.CE807];3;2))-[.CE$2]" office:value-type="float" office:value="18">
            <text:p>18</text:p>
          </table:table-cell>
          <table:table-cell table:formula="of:=HEX2DEC(MID([.CF80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8:.BU808];0)-1" office:value-type="float" office:value="18">
            <text:p>18</text:p>
          </table:table-cell>
          <table:table-cell table:formula="of:=SUM([.A808:.BU808])" office:value-type="float" office:value="8">
            <text:p>8</text:p>
          </table:table-cell>
          <table:table-cell table:number-columns-repeated="2"/>
          <table:table-cell table:formula="of:=72-SUM([.BX808:.BZ808])-[.BW808]" office:value-type="float" office:value="46">
            <text:p>46</text:p>
          </table:table-cell>
          <table:table-cell table:formula="of:=[.BW809]+[.CA808]" office:value-type="float" office:value="64">
            <text:p>64</text:p>
          </table:table-cell>
          <table:table-cell table:number-columns-repeated="2"/>
          <table:table-cell table:formula="of:=IF(ISNUMBER([.BW808]);&quot;0x&quot;&amp;DEC2HEX([.BW808]+[.BW$2]))" office:value-type="string" office:string-value="0x11">
            <text:p>0x11</text:p>
          </table:table-cell>
          <table:table-cell table:formula="of:=IF(ISNUMBER([.BX808]);&quot;0x&quot;&amp;DEC2HEX([.BX808]+[.BX$2]))" office:value-type="string" office:string-value="0x87">
            <text:p>0x87</text:p>
          </table:table-cell>
          <table:table-cell table:formula="of:=IF(ISNUMBER([.BY808]);&quot;0x&quot;&amp;DEC2HEX([.BY808]+[.BY$2]);&quot;&quot;)">
            <text:p/>
          </table:table-cell>
          <table:table-cell table:formula="of:=IF(ISNUMBER([.BZ808]);&quot;0x&quot;&amp;DEC2HEX([.BZ808]+[.BZ$2]);&quot;&quot;)">
            <text:p/>
          </table:table-cell>
          <table:table-cell table:formula="of:=IF(ISNUMBER([.CB808]);&quot;0x&quot;&amp;DEC2HEX([.CB808]+[.CB$2]);&quot;&quot;)" office:value-type="string" office:string-value="0x3F">
            <text:p>0x3F</text:p>
          </table:table-cell>
          <table:table-cell table:formula="of:=HEX2DEC(MID([.CE808];3;2))-[.CE$2]" office:value-type="float" office:value="18">
            <text:p>18</text:p>
          </table:table-cell>
          <table:table-cell table:formula="of:=HEX2DEC(MID([.CF80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09:.BU809];0)-1" office:value-type="float" office:value="18">
            <text:p>18</text:p>
          </table:table-cell>
          <table:table-cell table:formula="of:=SUM([.A809:.BU809])" office:value-type="float" office:value="8">
            <text:p>8</text:p>
          </table:table-cell>
          <table:table-cell table:number-columns-repeated="2"/>
          <table:table-cell table:formula="of:=72-SUM([.BX809:.BZ809])-[.BW809]" office:value-type="float" office:value="46">
            <text:p>46</text:p>
          </table:table-cell>
          <table:table-cell table:formula="of:=[.BW810]+[.CA809]" office:value-type="float" office:value="64">
            <text:p>64</text:p>
          </table:table-cell>
          <table:table-cell table:number-columns-repeated="2"/>
          <table:table-cell table:formula="of:=IF(ISNUMBER([.BW809]);&quot;0x&quot;&amp;DEC2HEX([.BW809]+[.BW$2]))" office:value-type="string" office:string-value="0x11">
            <text:p>0x11</text:p>
          </table:table-cell>
          <table:table-cell table:formula="of:=IF(ISNUMBER([.BX809]);&quot;0x&quot;&amp;DEC2HEX([.BX809]+[.BX$2]))" office:value-type="string" office:string-value="0x87">
            <text:p>0x87</text:p>
          </table:table-cell>
          <table:table-cell table:formula="of:=IF(ISNUMBER([.BY809]);&quot;0x&quot;&amp;DEC2HEX([.BY809]+[.BY$2]);&quot;&quot;)">
            <text:p/>
          </table:table-cell>
          <table:table-cell table:formula="of:=IF(ISNUMBER([.BZ809]);&quot;0x&quot;&amp;DEC2HEX([.BZ809]+[.BZ$2]);&quot;&quot;)">
            <text:p/>
          </table:table-cell>
          <table:table-cell table:formula="of:=IF(ISNUMBER([.CB809]);&quot;0x&quot;&amp;DEC2HEX([.CB809]+[.CB$2]);&quot;&quot;)" office:value-type="string" office:string-value="0x3F">
            <text:p>0x3F</text:p>
          </table:table-cell>
          <table:table-cell table:formula="of:=HEX2DEC(MID([.CE809];3;2))-[.CE$2]" office:value-type="float" office:value="18">
            <text:p>18</text:p>
          </table:table-cell>
          <table:table-cell table:formula="of:=HEX2DEC(MID([.CF80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0:.BU810];0)-1" office:value-type="float" office:value="18">
            <text:p>18</text:p>
          </table:table-cell>
          <table:table-cell table:formula="of:=SUM([.A810:.BU810])" office:value-type="float" office:value="8">
            <text:p>8</text:p>
          </table:table-cell>
          <table:table-cell table:number-columns-repeated="2"/>
          <table:table-cell table:formula="of:=72-SUM([.BX810:.BZ810])-[.BW810]" office:value-type="float" office:value="46">
            <text:p>46</text:p>
          </table:table-cell>
          <table:table-cell table:formula="of:=[.BW811]+[.CA810]" office:value-type="float" office:value="64">
            <text:p>64</text:p>
          </table:table-cell>
          <table:table-cell table:number-columns-repeated="2"/>
          <table:table-cell table:formula="of:=IF(ISNUMBER([.BW810]);&quot;0x&quot;&amp;DEC2HEX([.BW810]+[.BW$2]))" office:value-type="string" office:string-value="0x11">
            <text:p>0x11</text:p>
          </table:table-cell>
          <table:table-cell table:formula="of:=IF(ISNUMBER([.BX810]);&quot;0x&quot;&amp;DEC2HEX([.BX810]+[.BX$2]))" office:value-type="string" office:string-value="0x87">
            <text:p>0x87</text:p>
          </table:table-cell>
          <table:table-cell table:formula="of:=IF(ISNUMBER([.BY810]);&quot;0x&quot;&amp;DEC2HEX([.BY810]+[.BY$2]);&quot;&quot;)">
            <text:p/>
          </table:table-cell>
          <table:table-cell table:formula="of:=IF(ISNUMBER([.BZ810]);&quot;0x&quot;&amp;DEC2HEX([.BZ810]+[.BZ$2]);&quot;&quot;)">
            <text:p/>
          </table:table-cell>
          <table:table-cell table:formula="of:=IF(ISNUMBER([.CB810]);&quot;0x&quot;&amp;DEC2HEX([.CB810]+[.CB$2]);&quot;&quot;)" office:value-type="string" office:string-value="0x3F">
            <text:p>0x3F</text:p>
          </table:table-cell>
          <table:table-cell table:formula="of:=HEX2DEC(MID([.CE810];3;2))-[.CE$2]" office:value-type="float" office:value="18">
            <text:p>18</text:p>
          </table:table-cell>
          <table:table-cell table:formula="of:=HEX2DEC(MID([.CF81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1:.BU811];0)-1" office:value-type="float" office:value="18">
            <text:p>18</text:p>
          </table:table-cell>
          <table:table-cell table:formula="of:=SUM([.A811:.BU811])" office:value-type="float" office:value="8">
            <text:p>8</text:p>
          </table:table-cell>
          <table:table-cell table:number-columns-repeated="2"/>
          <table:table-cell table:formula="of:=72-SUM([.BX811:.BZ811])-[.BW811]" office:value-type="float" office:value="46">
            <text:p>46</text:p>
          </table:table-cell>
          <table:table-cell table:formula="of:=[.BW812]+[.CA811]" office:value-type="float" office:value="64">
            <text:p>64</text:p>
          </table:table-cell>
          <table:table-cell table:number-columns-repeated="2"/>
          <table:table-cell table:formula="of:=IF(ISNUMBER([.BW811]);&quot;0x&quot;&amp;DEC2HEX([.BW811]+[.BW$2]))" office:value-type="string" office:string-value="0x11">
            <text:p>0x11</text:p>
          </table:table-cell>
          <table:table-cell table:formula="of:=IF(ISNUMBER([.BX811]);&quot;0x&quot;&amp;DEC2HEX([.BX811]+[.BX$2]))" office:value-type="string" office:string-value="0x87">
            <text:p>0x87</text:p>
          </table:table-cell>
          <table:table-cell table:formula="of:=IF(ISNUMBER([.BY811]);&quot;0x&quot;&amp;DEC2HEX([.BY811]+[.BY$2]);&quot;&quot;)">
            <text:p/>
          </table:table-cell>
          <table:table-cell table:formula="of:=IF(ISNUMBER([.BZ811]);&quot;0x&quot;&amp;DEC2HEX([.BZ811]+[.BZ$2]);&quot;&quot;)">
            <text:p/>
          </table:table-cell>
          <table:table-cell table:formula="of:=IF(ISNUMBER([.CB811]);&quot;0x&quot;&amp;DEC2HEX([.CB811]+[.CB$2]);&quot;&quot;)" office:value-type="string" office:string-value="0x3F">
            <text:p>0x3F</text:p>
          </table:table-cell>
          <table:table-cell table:formula="of:=HEX2DEC(MID([.CE811];3;2))-[.CE$2]" office:value-type="float" office:value="18">
            <text:p>18</text:p>
          </table:table-cell>
          <table:table-cell table:formula="of:=HEX2DEC(MID([.CF81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2:.BU812];0)-1" office:value-type="float" office:value="18">
            <text:p>18</text:p>
          </table:table-cell>
          <table:table-cell table:formula="of:=SUM([.A812:.BU812])" office:value-type="float" office:value="8">
            <text:p>8</text:p>
          </table:table-cell>
          <table:table-cell table:number-columns-repeated="2"/>
          <table:table-cell table:formula="of:=72-SUM([.BX812:.BZ812])-[.BW812]" office:value-type="float" office:value="46">
            <text:p>46</text:p>
          </table:table-cell>
          <table:table-cell table:formula="of:=[.BW813]+[.CA812]" office:value-type="float" office:value="64">
            <text:p>64</text:p>
          </table:table-cell>
          <table:table-cell table:number-columns-repeated="2"/>
          <table:table-cell table:formula="of:=IF(ISNUMBER([.BW812]);&quot;0x&quot;&amp;DEC2HEX([.BW812]+[.BW$2]))" office:value-type="string" office:string-value="0x11">
            <text:p>0x11</text:p>
          </table:table-cell>
          <table:table-cell table:formula="of:=IF(ISNUMBER([.BX812]);&quot;0x&quot;&amp;DEC2HEX([.BX812]+[.BX$2]))" office:value-type="string" office:string-value="0x87">
            <text:p>0x87</text:p>
          </table:table-cell>
          <table:table-cell table:formula="of:=IF(ISNUMBER([.BY812]);&quot;0x&quot;&amp;DEC2HEX([.BY812]+[.BY$2]);&quot;&quot;)">
            <text:p/>
          </table:table-cell>
          <table:table-cell table:formula="of:=IF(ISNUMBER([.BZ812]);&quot;0x&quot;&amp;DEC2HEX([.BZ812]+[.BZ$2]);&quot;&quot;)">
            <text:p/>
          </table:table-cell>
          <table:table-cell table:formula="of:=IF(ISNUMBER([.CB812]);&quot;0x&quot;&amp;DEC2HEX([.CB812]+[.CB$2]);&quot;&quot;)" office:value-type="string" office:string-value="0x3F">
            <text:p>0x3F</text:p>
          </table:table-cell>
          <table:table-cell table:formula="of:=HEX2DEC(MID([.CE812];3;2))-[.CE$2]" office:value-type="float" office:value="18">
            <text:p>18</text:p>
          </table:table-cell>
          <table:table-cell table:formula="of:=HEX2DEC(MID([.CF81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3:.BU813];0)-1" office:value-type="float" office:value="18">
            <text:p>18</text:p>
          </table:table-cell>
          <table:table-cell table:formula="of:=SUM([.A813:.BU813])" office:value-type="float" office:value="8">
            <text:p>8</text:p>
          </table:table-cell>
          <table:table-cell table:number-columns-repeated="2"/>
          <table:table-cell table:formula="of:=72-SUM([.BX813:.BZ813])-[.BW813]" office:value-type="float" office:value="46">
            <text:p>46</text:p>
          </table:table-cell>
          <table:table-cell table:formula="of:=[.BW814]+[.CA813]" office:value-type="float" office:value="64">
            <text:p>64</text:p>
          </table:table-cell>
          <table:table-cell table:number-columns-repeated="2"/>
          <table:table-cell table:formula="of:=IF(ISNUMBER([.BW813]);&quot;0x&quot;&amp;DEC2HEX([.BW813]+[.BW$2]))" office:value-type="string" office:string-value="0x11">
            <text:p>0x11</text:p>
          </table:table-cell>
          <table:table-cell table:formula="of:=IF(ISNUMBER([.BX813]);&quot;0x&quot;&amp;DEC2HEX([.BX813]+[.BX$2]))" office:value-type="string" office:string-value="0x87">
            <text:p>0x87</text:p>
          </table:table-cell>
          <table:table-cell table:formula="of:=IF(ISNUMBER([.BY813]);&quot;0x&quot;&amp;DEC2HEX([.BY813]+[.BY$2]);&quot;&quot;)">
            <text:p/>
          </table:table-cell>
          <table:table-cell table:formula="of:=IF(ISNUMBER([.BZ813]);&quot;0x&quot;&amp;DEC2HEX([.BZ813]+[.BZ$2]);&quot;&quot;)">
            <text:p/>
          </table:table-cell>
          <table:table-cell table:formula="of:=IF(ISNUMBER([.CB813]);&quot;0x&quot;&amp;DEC2HEX([.CB813]+[.CB$2]);&quot;&quot;)" office:value-type="string" office:string-value="0x3F">
            <text:p>0x3F</text:p>
          </table:table-cell>
          <table:table-cell table:formula="of:=HEX2DEC(MID([.CE813];3;2))-[.CE$2]" office:value-type="float" office:value="18">
            <text:p>18</text:p>
          </table:table-cell>
          <table:table-cell table:formula="of:=HEX2DEC(MID([.CF81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4:.BU814];0)-1" office:value-type="float" office:value="18">
            <text:p>18</text:p>
          </table:table-cell>
          <table:table-cell table:formula="of:=SUM([.A814:.BU814])" office:value-type="float" office:value="8">
            <text:p>8</text:p>
          </table:table-cell>
          <table:table-cell table:number-columns-repeated="2"/>
          <table:table-cell table:formula="of:=72-SUM([.BX814:.BZ814])-[.BW814]" office:value-type="float" office:value="46">
            <text:p>46</text:p>
          </table:table-cell>
          <table:table-cell table:formula="of:=[.BW815]+[.CA814]" office:value-type="float" office:value="64">
            <text:p>64</text:p>
          </table:table-cell>
          <table:table-cell table:number-columns-repeated="2"/>
          <table:table-cell table:formula="of:=IF(ISNUMBER([.BW814]);&quot;0x&quot;&amp;DEC2HEX([.BW814]+[.BW$2]))" office:value-type="string" office:string-value="0x11">
            <text:p>0x11</text:p>
          </table:table-cell>
          <table:table-cell table:formula="of:=IF(ISNUMBER([.BX814]);&quot;0x&quot;&amp;DEC2HEX([.BX814]+[.BX$2]))" office:value-type="string" office:string-value="0x87">
            <text:p>0x87</text:p>
          </table:table-cell>
          <table:table-cell table:formula="of:=IF(ISNUMBER([.BY814]);&quot;0x&quot;&amp;DEC2HEX([.BY814]+[.BY$2]);&quot;&quot;)">
            <text:p/>
          </table:table-cell>
          <table:table-cell table:formula="of:=IF(ISNUMBER([.BZ814]);&quot;0x&quot;&amp;DEC2HEX([.BZ814]+[.BZ$2]);&quot;&quot;)">
            <text:p/>
          </table:table-cell>
          <table:table-cell table:formula="of:=IF(ISNUMBER([.CB814]);&quot;0x&quot;&amp;DEC2HEX([.CB814]+[.CB$2]);&quot;&quot;)" office:value-type="string" office:string-value="0x3F">
            <text:p>0x3F</text:p>
          </table:table-cell>
          <table:table-cell table:formula="of:=HEX2DEC(MID([.CE814];3;2))-[.CE$2]" office:value-type="float" office:value="18">
            <text:p>18</text:p>
          </table:table-cell>
          <table:table-cell table:formula="of:=HEX2DEC(MID([.CF81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5:.BU815];0)-1" office:value-type="float" office:value="18">
            <text:p>18</text:p>
          </table:table-cell>
          <table:table-cell table:formula="of:=SUM([.A815:.BU815])" office:value-type="float" office:value="8">
            <text:p>8</text:p>
          </table:table-cell>
          <table:table-cell table:number-columns-repeated="2"/>
          <table:table-cell table:formula="of:=72-SUM([.BX815:.BZ815])-[.BW815]" office:value-type="float" office:value="46">
            <text:p>46</text:p>
          </table:table-cell>
          <table:table-cell table:formula="of:=[.BW816]+[.CA815]" office:value-type="float" office:value="64">
            <text:p>64</text:p>
          </table:table-cell>
          <table:table-cell table:number-columns-repeated="2"/>
          <table:table-cell table:formula="of:=IF(ISNUMBER([.BW815]);&quot;0x&quot;&amp;DEC2HEX([.BW815]+[.BW$2]))" office:value-type="string" office:string-value="0x11">
            <text:p>0x11</text:p>
          </table:table-cell>
          <table:table-cell table:formula="of:=IF(ISNUMBER([.BX815]);&quot;0x&quot;&amp;DEC2HEX([.BX815]+[.BX$2]))" office:value-type="string" office:string-value="0x87">
            <text:p>0x87</text:p>
          </table:table-cell>
          <table:table-cell table:formula="of:=IF(ISNUMBER([.BY815]);&quot;0x&quot;&amp;DEC2HEX([.BY815]+[.BY$2]);&quot;&quot;)">
            <text:p/>
          </table:table-cell>
          <table:table-cell table:formula="of:=IF(ISNUMBER([.BZ815]);&quot;0x&quot;&amp;DEC2HEX([.BZ815]+[.BZ$2]);&quot;&quot;)">
            <text:p/>
          </table:table-cell>
          <table:table-cell table:formula="of:=IF(ISNUMBER([.CB815]);&quot;0x&quot;&amp;DEC2HEX([.CB815]+[.CB$2]);&quot;&quot;)" office:value-type="string" office:string-value="0x3F">
            <text:p>0x3F</text:p>
          </table:table-cell>
          <table:table-cell table:formula="of:=HEX2DEC(MID([.CE815];3;2))-[.CE$2]" office:value-type="float" office:value="18">
            <text:p>18</text:p>
          </table:table-cell>
          <table:table-cell table:formula="of:=HEX2DEC(MID([.CF81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6:.BU816];0)-1" office:value-type="float" office:value="18">
            <text:p>18</text:p>
          </table:table-cell>
          <table:table-cell table:formula="of:=SUM([.A816:.BU816])" office:value-type="float" office:value="8">
            <text:p>8</text:p>
          </table:table-cell>
          <table:table-cell table:number-columns-repeated="2"/>
          <table:table-cell table:formula="of:=72-SUM([.BX816:.BZ816])-[.BW816]" office:value-type="float" office:value="46">
            <text:p>46</text:p>
          </table:table-cell>
          <table:table-cell table:formula="of:=[.BW817]+[.CA816]" office:value-type="float" office:value="64">
            <text:p>64</text:p>
          </table:table-cell>
          <table:table-cell table:number-columns-repeated="2"/>
          <table:table-cell table:formula="of:=IF(ISNUMBER([.BW816]);&quot;0x&quot;&amp;DEC2HEX([.BW816]+[.BW$2]))" office:value-type="string" office:string-value="0x11">
            <text:p>0x11</text:p>
          </table:table-cell>
          <table:table-cell table:formula="of:=IF(ISNUMBER([.BX816]);&quot;0x&quot;&amp;DEC2HEX([.BX816]+[.BX$2]))" office:value-type="string" office:string-value="0x87">
            <text:p>0x87</text:p>
          </table:table-cell>
          <table:table-cell table:formula="of:=IF(ISNUMBER([.BY816]);&quot;0x&quot;&amp;DEC2HEX([.BY816]+[.BY$2]);&quot;&quot;)">
            <text:p/>
          </table:table-cell>
          <table:table-cell table:formula="of:=IF(ISNUMBER([.BZ816]);&quot;0x&quot;&amp;DEC2HEX([.BZ816]+[.BZ$2]);&quot;&quot;)">
            <text:p/>
          </table:table-cell>
          <table:table-cell table:formula="of:=IF(ISNUMBER([.CB816]);&quot;0x&quot;&amp;DEC2HEX([.CB816]+[.CB$2]);&quot;&quot;)" office:value-type="string" office:string-value="0x3F">
            <text:p>0x3F</text:p>
          </table:table-cell>
          <table:table-cell table:formula="of:=HEX2DEC(MID([.CE816];3;2))-[.CE$2]" office:value-type="float" office:value="18">
            <text:p>18</text:p>
          </table:table-cell>
          <table:table-cell table:formula="of:=HEX2DEC(MID([.CF81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7:.BU817];0)-1" office:value-type="float" office:value="18">
            <text:p>18</text:p>
          </table:table-cell>
          <table:table-cell table:formula="of:=SUM([.A817:.BU817])" office:value-type="float" office:value="8">
            <text:p>8</text:p>
          </table:table-cell>
          <table:table-cell table:number-columns-repeated="2"/>
          <table:table-cell table:formula="of:=72-SUM([.BX817:.BZ817])-[.BW817]" office:value-type="float" office:value="46">
            <text:p>46</text:p>
          </table:table-cell>
          <table:table-cell table:formula="of:=[.BW818]+[.CA817]" office:value-type="float" office:value="64">
            <text:p>64</text:p>
          </table:table-cell>
          <table:table-cell table:number-columns-repeated="2"/>
          <table:table-cell table:formula="of:=IF(ISNUMBER([.BW817]);&quot;0x&quot;&amp;DEC2HEX([.BW817]+[.BW$2]))" office:value-type="string" office:string-value="0x11">
            <text:p>0x11</text:p>
          </table:table-cell>
          <table:table-cell table:formula="of:=IF(ISNUMBER([.BX817]);&quot;0x&quot;&amp;DEC2HEX([.BX817]+[.BX$2]))" office:value-type="string" office:string-value="0x87">
            <text:p>0x87</text:p>
          </table:table-cell>
          <table:table-cell table:formula="of:=IF(ISNUMBER([.BY817]);&quot;0x&quot;&amp;DEC2HEX([.BY817]+[.BY$2]);&quot;&quot;)">
            <text:p/>
          </table:table-cell>
          <table:table-cell table:formula="of:=IF(ISNUMBER([.BZ817]);&quot;0x&quot;&amp;DEC2HEX([.BZ817]+[.BZ$2]);&quot;&quot;)">
            <text:p/>
          </table:table-cell>
          <table:table-cell table:formula="of:=IF(ISNUMBER([.CB817]);&quot;0x&quot;&amp;DEC2HEX([.CB817]+[.CB$2]);&quot;&quot;)" office:value-type="string" office:string-value="0x3F">
            <text:p>0x3F</text:p>
          </table:table-cell>
          <table:table-cell table:formula="of:=HEX2DEC(MID([.CE817];3;2))-[.CE$2]" office:value-type="float" office:value="18">
            <text:p>18</text:p>
          </table:table-cell>
          <table:table-cell table:formula="of:=HEX2DEC(MID([.CF81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8:.BU818];0)-1" office:value-type="float" office:value="18">
            <text:p>18</text:p>
          </table:table-cell>
          <table:table-cell table:formula="of:=SUM([.A818:.BU818])" office:value-type="float" office:value="8">
            <text:p>8</text:p>
          </table:table-cell>
          <table:table-cell table:number-columns-repeated="2"/>
          <table:table-cell table:formula="of:=72-SUM([.BX818:.BZ818])-[.BW818]" office:value-type="float" office:value="46">
            <text:p>46</text:p>
          </table:table-cell>
          <table:table-cell table:formula="of:=[.BW819]+[.CA818]" office:value-type="float" office:value="64">
            <text:p>64</text:p>
          </table:table-cell>
          <table:table-cell table:number-columns-repeated="2"/>
          <table:table-cell table:formula="of:=IF(ISNUMBER([.BW818]);&quot;0x&quot;&amp;DEC2HEX([.BW818]+[.BW$2]))" office:value-type="string" office:string-value="0x11">
            <text:p>0x11</text:p>
          </table:table-cell>
          <table:table-cell table:formula="of:=IF(ISNUMBER([.BX818]);&quot;0x&quot;&amp;DEC2HEX([.BX818]+[.BX$2]))" office:value-type="string" office:string-value="0x87">
            <text:p>0x87</text:p>
          </table:table-cell>
          <table:table-cell table:formula="of:=IF(ISNUMBER([.BY818]);&quot;0x&quot;&amp;DEC2HEX([.BY818]+[.BY$2]);&quot;&quot;)">
            <text:p/>
          </table:table-cell>
          <table:table-cell table:formula="of:=IF(ISNUMBER([.BZ818]);&quot;0x&quot;&amp;DEC2HEX([.BZ818]+[.BZ$2]);&quot;&quot;)">
            <text:p/>
          </table:table-cell>
          <table:table-cell table:formula="of:=IF(ISNUMBER([.CB818]);&quot;0x&quot;&amp;DEC2HEX([.CB818]+[.CB$2]);&quot;&quot;)" office:value-type="string" office:string-value="0x3F">
            <text:p>0x3F</text:p>
          </table:table-cell>
          <table:table-cell table:formula="of:=HEX2DEC(MID([.CE818];3;2))-[.CE$2]" office:value-type="float" office:value="18">
            <text:p>18</text:p>
          </table:table-cell>
          <table:table-cell table:formula="of:=HEX2DEC(MID([.CF81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19:.BU819];0)-1" office:value-type="float" office:value="18">
            <text:p>18</text:p>
          </table:table-cell>
          <table:table-cell table:formula="of:=SUM([.A819:.BU819])" office:value-type="float" office:value="8">
            <text:p>8</text:p>
          </table:table-cell>
          <table:table-cell table:number-columns-repeated="2"/>
          <table:table-cell table:formula="of:=72-SUM([.BX819:.BZ819])-[.BW819]" office:value-type="float" office:value="46">
            <text:p>46</text:p>
          </table:table-cell>
          <table:table-cell table:formula="of:=[.BW820]+[.CA819]" office:value-type="float" office:value="64">
            <text:p>64</text:p>
          </table:table-cell>
          <table:table-cell table:number-columns-repeated="2"/>
          <table:table-cell table:formula="of:=IF(ISNUMBER([.BW819]);&quot;0x&quot;&amp;DEC2HEX([.BW819]+[.BW$2]))" office:value-type="string" office:string-value="0x11">
            <text:p>0x11</text:p>
          </table:table-cell>
          <table:table-cell table:formula="of:=IF(ISNUMBER([.BX819]);&quot;0x&quot;&amp;DEC2HEX([.BX819]+[.BX$2]))" office:value-type="string" office:string-value="0x87">
            <text:p>0x87</text:p>
          </table:table-cell>
          <table:table-cell table:formula="of:=IF(ISNUMBER([.BY819]);&quot;0x&quot;&amp;DEC2HEX([.BY819]+[.BY$2]);&quot;&quot;)">
            <text:p/>
          </table:table-cell>
          <table:table-cell table:formula="of:=IF(ISNUMBER([.BZ819]);&quot;0x&quot;&amp;DEC2HEX([.BZ819]+[.BZ$2]);&quot;&quot;)">
            <text:p/>
          </table:table-cell>
          <table:table-cell table:formula="of:=IF(ISNUMBER([.CB819]);&quot;0x&quot;&amp;DEC2HEX([.CB819]+[.CB$2]);&quot;&quot;)" office:value-type="string" office:string-value="0x3F">
            <text:p>0x3F</text:p>
          </table:table-cell>
          <table:table-cell table:formula="of:=HEX2DEC(MID([.CE819];3;2))-[.CE$2]" office:value-type="float" office:value="18">
            <text:p>18</text:p>
          </table:table-cell>
          <table:table-cell table:formula="of:=HEX2DEC(MID([.CF81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48"/>
          <table:table-cell table:formula="of:=MATCH(1;[.A820:.BU820];0)-1" office:value-type="float" office:value="18">
            <text:p>18</text:p>
          </table:table-cell>
          <table:table-cell table:formula="of:=SUM([.A820:.BU820])" office:value-type="float" office:value="8">
            <text:p>8</text:p>
          </table:table-cell>
          <table:table-cell table:number-columns-repeated="2"/>
          <table:table-cell table:formula="of:=72-SUM([.BX820:.BZ820])-[.BW820]" office:value-type="float" office:value="46">
            <text:p>46</text:p>
          </table:table-cell>
          <table:table-cell table:formula="of:=[.BW821]+[.CA820]" office:value-type="float" office:value="64">
            <text:p>64</text:p>
          </table:table-cell>
          <table:table-cell table:number-columns-repeated="2"/>
          <table:table-cell table:formula="of:=IF(ISNUMBER([.BW820]);&quot;0x&quot;&amp;DEC2HEX([.BW820]+[.BW$2]))" office:value-type="string" office:string-value="0x11">
            <text:p>0x11</text:p>
          </table:table-cell>
          <table:table-cell table:formula="of:=IF(ISNUMBER([.BX820]);&quot;0x&quot;&amp;DEC2HEX([.BX820]+[.BX$2]))" office:value-type="string" office:string-value="0x87">
            <text:p>0x87</text:p>
          </table:table-cell>
          <table:table-cell table:formula="of:=IF(ISNUMBER([.BY820]);&quot;0x&quot;&amp;DEC2HEX([.BY820]+[.BY$2]);&quot;&quot;)">
            <text:p/>
          </table:table-cell>
          <table:table-cell table:formula="of:=IF(ISNUMBER([.BZ820]);&quot;0x&quot;&amp;DEC2HEX([.BZ820]+[.BZ$2]);&quot;&quot;)">
            <text:p/>
          </table:table-cell>
          <table:table-cell table:formula="of:=IF(ISNUMBER([.CB820]);&quot;0x&quot;&amp;DEC2HEX([.CB820]+[.CB$2]);&quot;&quot;)" office:value-type="string" office:string-value="0x3F">
            <text:p>0x3F</text:p>
          </table:table-cell>
          <table:table-cell table:formula="of:=HEX2DEC(MID([.CE820];3;2))-[.CE$2]" office:value-type="float" office:value="18">
            <text:p>18</text:p>
          </table:table-cell>
          <table:table-cell table:formula="of:=HEX2DEC(MID([.CF82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30"/>
          <table:table-cell table:number-columns-repeated="12" office:value-type="string">
            <text:p><text:s/></text:p>
          </table:table-cell>
          <table:table-cell table:number-columns-repeated="6"/>
          <table:table-cell table:formula="of:=MATCH(1;[.A821:.BU821];0)-1" office:value-type="float" office:value="18">
            <text:p>18</text:p>
          </table:table-cell>
          <table:table-cell table:formula="of:=SUM([.A821:.BU821])" office:value-type="float" office:value="8">
            <text:p>8</text:p>
          </table:table-cell>
          <table:table-cell table:number-columns-repeated="2"/>
          <table:table-cell table:formula="of:=72-SUM([.BX821:.BZ821])-[.BW821]" office:value-type="float" office:value="46">
            <text:p>46</text:p>
          </table:table-cell>
          <table:table-cell table:formula="of:=[.BW822]+[.CA821]" office:value-type="float" office:value="64">
            <text:p>64</text:p>
          </table:table-cell>
          <table:table-cell table:number-columns-repeated="2"/>
          <table:table-cell table:formula="of:=IF(ISNUMBER([.BW821]);&quot;0x&quot;&amp;DEC2HEX([.BW821]+[.BW$2]))" office:value-type="string" office:string-value="0x11">
            <text:p>0x11</text:p>
          </table:table-cell>
          <table:table-cell table:formula="of:=IF(ISNUMBER([.BX821]);&quot;0x&quot;&amp;DEC2HEX([.BX821]+[.BX$2]))" office:value-type="string" office:string-value="0x87">
            <text:p>0x87</text:p>
          </table:table-cell>
          <table:table-cell table:formula="of:=IF(ISNUMBER([.BY821]);&quot;0x&quot;&amp;DEC2HEX([.BY821]+[.BY$2]);&quot;&quot;)">
            <text:p/>
          </table:table-cell>
          <table:table-cell table:formula="of:=IF(ISNUMBER([.BZ821]);&quot;0x&quot;&amp;DEC2HEX([.BZ821]+[.BZ$2]);&quot;&quot;)">
            <text:p/>
          </table:table-cell>
          <table:table-cell table:formula="of:=IF(ISNUMBER([.CB821]);&quot;0x&quot;&amp;DEC2HEX([.CB821]+[.CB$2]);&quot;&quot;)" office:value-type="string" office:string-value="0x3F">
            <text:p>0x3F</text:p>
          </table:table-cell>
          <table:table-cell table:formula="of:=HEX2DEC(MID([.CE821];3;2))-[.CE$2]" office:value-type="float" office:value="18">
            <text:p>18</text:p>
          </table:table-cell>
          <table:table-cell table:formula="of:=HEX2DEC(MID([.CF82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30"/>
          <table:table-cell table:number-columns-repeated="12" office:value-type="string">
            <text:p><text:s/></text:p>
          </table:table-cell>
          <table:table-cell table:number-columns-repeated="6"/>
          <table:table-cell table:formula="of:=MATCH(1;[.A822:.BU822];0)-1" office:value-type="float" office:value="18">
            <text:p>18</text:p>
          </table:table-cell>
          <table:table-cell table:formula="of:=SUM([.A822:.BU822])" office:value-type="float" office:value="8">
            <text:p>8</text:p>
          </table:table-cell>
          <table:table-cell table:number-columns-repeated="2"/>
          <table:table-cell table:formula="of:=72-SUM([.BX822:.BZ822])-[.BW822]" office:value-type="float" office:value="46">
            <text:p>46</text:p>
          </table:table-cell>
          <table:table-cell table:formula="of:=[.BW823]+[.CA822]" office:value-type="float" office:value="64">
            <text:p>64</text:p>
          </table:table-cell>
          <table:table-cell table:number-columns-repeated="2"/>
          <table:table-cell table:formula="of:=IF(ISNUMBER([.BW822]);&quot;0x&quot;&amp;DEC2HEX([.BW822]+[.BW$2]))" office:value-type="string" office:string-value="0x11">
            <text:p>0x11</text:p>
          </table:table-cell>
          <table:table-cell table:formula="of:=IF(ISNUMBER([.BX822]);&quot;0x&quot;&amp;DEC2HEX([.BX822]+[.BX$2]))" office:value-type="string" office:string-value="0x87">
            <text:p>0x87</text:p>
          </table:table-cell>
          <table:table-cell table:formula="of:=IF(ISNUMBER([.BY822]);&quot;0x&quot;&amp;DEC2HEX([.BY822]+[.BY$2]);&quot;&quot;)">
            <text:p/>
          </table:table-cell>
          <table:table-cell table:formula="of:=IF(ISNUMBER([.BZ822]);&quot;0x&quot;&amp;DEC2HEX([.BZ822]+[.BZ$2]);&quot;&quot;)">
            <text:p/>
          </table:table-cell>
          <table:table-cell table:formula="of:=IF(ISNUMBER([.CB822]);&quot;0x&quot;&amp;DEC2HEX([.CB822]+[.CB$2]);&quot;&quot;)" office:value-type="string" office:string-value="0x3F">
            <text:p>0x3F</text:p>
          </table:table-cell>
          <table:table-cell table:formula="of:=HEX2DEC(MID([.CE822];3;2))-[.CE$2]" office:value-type="float" office:value="18">
            <text:p>18</text:p>
          </table:table-cell>
          <table:table-cell table:formula="of:=HEX2DEC(MID([.CF82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30"/>
          <table:table-cell table:number-columns-repeated="10" office:value-type="string">
            <text:p><text:s/></text:p>
          </table:table-cell>
          <table:table-cell table:number-columns-repeated="8"/>
          <table:table-cell table:formula="of:=MATCH(1;[.A823:.BU823];0)-1" office:value-type="float" office:value="18">
            <text:p>18</text:p>
          </table:table-cell>
          <table:table-cell table:formula="of:=SUM([.A823:.BU823])" office:value-type="float" office:value="8">
            <text:p>8</text:p>
          </table:table-cell>
          <table:table-cell table:number-columns-repeated="2"/>
          <table:table-cell table:formula="of:=72-SUM([.BX823:.BZ823])-[.BW823]" office:value-type="float" office:value="46">
            <text:p>46</text:p>
          </table:table-cell>
          <table:table-cell table:formula="of:=[.BW824]+[.CA823]" office:value-type="float" office:value="64">
            <text:p>64</text:p>
          </table:table-cell>
          <table:table-cell table:number-columns-repeated="2"/>
          <table:table-cell table:formula="of:=IF(ISNUMBER([.BW823]);&quot;0x&quot;&amp;DEC2HEX([.BW823]+[.BW$2]))" office:value-type="string" office:string-value="0x11">
            <text:p>0x11</text:p>
          </table:table-cell>
          <table:table-cell table:formula="of:=IF(ISNUMBER([.BX823]);&quot;0x&quot;&amp;DEC2HEX([.BX823]+[.BX$2]))" office:value-type="string" office:string-value="0x87">
            <text:p>0x87</text:p>
          </table:table-cell>
          <table:table-cell table:formula="of:=IF(ISNUMBER([.BY823]);&quot;0x&quot;&amp;DEC2HEX([.BY823]+[.BY$2]);&quot;&quot;)">
            <text:p/>
          </table:table-cell>
          <table:table-cell table:formula="of:=IF(ISNUMBER([.BZ823]);&quot;0x&quot;&amp;DEC2HEX([.BZ823]+[.BZ$2]);&quot;&quot;)">
            <text:p/>
          </table:table-cell>
          <table:table-cell table:formula="of:=IF(ISNUMBER([.CB823]);&quot;0x&quot;&amp;DEC2HEX([.CB823]+[.CB$2]);&quot;&quot;)" office:value-type="string" office:string-value="0x3F">
            <text:p>0x3F</text:p>
          </table:table-cell>
          <table:table-cell table:formula="of:=HEX2DEC(MID([.CE823];3;2))-[.CE$2]" office:value-type="float" office:value="18">
            <text:p>18</text:p>
          </table:table-cell>
          <table:table-cell table:formula="of:=HEX2DEC(MID([.CF82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29"/>
          <table:table-cell table:number-columns-repeated="10" office:value-type="string">
            <text:p><text:s/></text:p>
          </table:table-cell>
          <table:table-cell table:number-columns-repeated="9"/>
          <table:table-cell table:formula="of:=MATCH(1;[.A824:.BU824];0)-1" office:value-type="float" office:value="18">
            <text:p>18</text:p>
          </table:table-cell>
          <table:table-cell table:formula="of:=SUM([.A824:.BU824])" office:value-type="float" office:value="8">
            <text:p>8</text:p>
          </table:table-cell>
          <table:table-cell table:number-columns-repeated="2"/>
          <table:table-cell table:formula="of:=72-SUM([.BX824:.BZ824])-[.BW824]" office:value-type="float" office:value="46">
            <text:p>46</text:p>
          </table:table-cell>
          <table:table-cell table:formula="of:=[.BW825]+[.CA824]" office:value-type="float" office:value="64">
            <text:p>64</text:p>
          </table:table-cell>
          <table:table-cell table:number-columns-repeated="2"/>
          <table:table-cell table:formula="of:=IF(ISNUMBER([.BW824]);&quot;0x&quot;&amp;DEC2HEX([.BW824]+[.BW$2]))" office:value-type="string" office:string-value="0x11">
            <text:p>0x11</text:p>
          </table:table-cell>
          <table:table-cell table:formula="of:=IF(ISNUMBER([.BX824]);&quot;0x&quot;&amp;DEC2HEX([.BX824]+[.BX$2]))" office:value-type="string" office:string-value="0x87">
            <text:p>0x87</text:p>
          </table:table-cell>
          <table:table-cell table:formula="of:=IF(ISNUMBER([.BY824]);&quot;0x&quot;&amp;DEC2HEX([.BY824]+[.BY$2]);&quot;&quot;)">
            <text:p/>
          </table:table-cell>
          <table:table-cell table:formula="of:=IF(ISNUMBER([.BZ824]);&quot;0x&quot;&amp;DEC2HEX([.BZ824]+[.BZ$2]);&quot;&quot;)">
            <text:p/>
          </table:table-cell>
          <table:table-cell table:formula="of:=IF(ISNUMBER([.CB824]);&quot;0x&quot;&amp;DEC2HEX([.CB824]+[.CB$2]);&quot;&quot;)" office:value-type="string" office:string-value="0x3F">
            <text:p>0x3F</text:p>
          </table:table-cell>
          <table:table-cell table:formula="of:=HEX2DEC(MID([.CE824];3;2))-[.CE$2]" office:value-type="float" office:value="18">
            <text:p>18</text:p>
          </table:table-cell>
          <table:table-cell table:formula="of:=HEX2DEC(MID([.CF82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29"/>
          <table:table-cell table:number-columns-repeated="8" office:value-type="string">
            <text:p><text:s/></text:p>
          </table:table-cell>
          <table:table-cell table:number-columns-repeated="11"/>
          <table:table-cell table:formula="of:=MATCH(1;[.A825:.BU825];0)-1" office:value-type="float" office:value="18">
            <text:p>18</text:p>
          </table:table-cell>
          <table:table-cell table:formula="of:=SUM([.A825:.BU825])" office:value-type="float" office:value="8">
            <text:p>8</text:p>
          </table:table-cell>
          <table:table-cell table:number-columns-repeated="2"/>
          <table:table-cell table:formula="of:=72-SUM([.BX825:.BZ825])-[.BW825]" office:value-type="float" office:value="46">
            <text:p>46</text:p>
          </table:table-cell>
          <table:table-cell table:formula="of:=[.BW826]+[.CA825]" office:value-type="float" office:value="64">
            <text:p>64</text:p>
          </table:table-cell>
          <table:table-cell table:number-columns-repeated="2"/>
          <table:table-cell table:formula="of:=IF(ISNUMBER([.BW825]);&quot;0x&quot;&amp;DEC2HEX([.BW825]+[.BW$2]))" office:value-type="string" office:string-value="0x11">
            <text:p>0x11</text:p>
          </table:table-cell>
          <table:table-cell table:formula="of:=IF(ISNUMBER([.BX825]);&quot;0x&quot;&amp;DEC2HEX([.BX825]+[.BX$2]))" office:value-type="string" office:string-value="0x87">
            <text:p>0x87</text:p>
          </table:table-cell>
          <table:table-cell table:formula="of:=IF(ISNUMBER([.BY825]);&quot;0x&quot;&amp;DEC2HEX([.BY825]+[.BY$2]);&quot;&quot;)">
            <text:p/>
          </table:table-cell>
          <table:table-cell table:formula="of:=IF(ISNUMBER([.BZ825]);&quot;0x&quot;&amp;DEC2HEX([.BZ825]+[.BZ$2]);&quot;&quot;)">
            <text:p/>
          </table:table-cell>
          <table:table-cell table:formula="of:=IF(ISNUMBER([.CB825]);&quot;0x&quot;&amp;DEC2HEX([.CB825]+[.CB$2]);&quot;&quot;)" office:value-type="string" office:string-value="0x3F">
            <text:p>0x3F</text:p>
          </table:table-cell>
          <table:table-cell table:formula="of:=HEX2DEC(MID([.CE825];3;2))-[.CE$2]" office:value-type="float" office:value="18">
            <text:p>18</text:p>
          </table:table-cell>
          <table:table-cell table:formula="of:=HEX2DEC(MID([.CF82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29"/>
          <table:table-cell table:number-columns-repeated="8" office:value-type="string">
            <text:p><text:s/></text:p>
          </table:table-cell>
          <table:table-cell table:number-columns-repeated="11"/>
          <table:table-cell table:formula="of:=MATCH(1;[.A826:.BU826];0)-1" office:value-type="float" office:value="18">
            <text:p>18</text:p>
          </table:table-cell>
          <table:table-cell table:formula="of:=SUM([.A826:.BU826])" office:value-type="float" office:value="8">
            <text:p>8</text:p>
          </table:table-cell>
          <table:table-cell table:number-columns-repeated="2"/>
          <table:table-cell table:formula="of:=72-SUM([.BX826:.BZ826])-[.BW826]" office:value-type="float" office:value="46">
            <text:p>46</text:p>
          </table:table-cell>
          <table:table-cell table:formula="of:=[.BW827]+[.CA826]" office:value-type="float" office:value="64">
            <text:p>64</text:p>
          </table:table-cell>
          <table:table-cell table:number-columns-repeated="2"/>
          <table:table-cell table:formula="of:=IF(ISNUMBER([.BW826]);&quot;0x&quot;&amp;DEC2HEX([.BW826]+[.BW$2]))" office:value-type="string" office:string-value="0x11">
            <text:p>0x11</text:p>
          </table:table-cell>
          <table:table-cell table:formula="of:=IF(ISNUMBER([.BX826]);&quot;0x&quot;&amp;DEC2HEX([.BX826]+[.BX$2]))" office:value-type="string" office:string-value="0x87">
            <text:p>0x87</text:p>
          </table:table-cell>
          <table:table-cell table:formula="of:=IF(ISNUMBER([.BY826]);&quot;0x&quot;&amp;DEC2HEX([.BY826]+[.BY$2]);&quot;&quot;)">
            <text:p/>
          </table:table-cell>
          <table:table-cell table:formula="of:=IF(ISNUMBER([.BZ826]);&quot;0x&quot;&amp;DEC2HEX([.BZ826]+[.BZ$2]);&quot;&quot;)">
            <text:p/>
          </table:table-cell>
          <table:table-cell table:formula="of:=IF(ISNUMBER([.CB826]);&quot;0x&quot;&amp;DEC2HEX([.CB826]+[.CB$2]);&quot;&quot;)" office:value-type="string" office:string-value="0x3F">
            <text:p>0x3F</text:p>
          </table:table-cell>
          <table:table-cell table:formula="of:=HEX2DEC(MID([.CE826];3;2))-[.CE$2]" office:value-type="float" office:value="18">
            <text:p>18</text:p>
          </table:table-cell>
          <table:table-cell table:formula="of:=HEX2DEC(MID([.CF82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29"/>
          <table:table-cell table:number-columns-repeated="5" office:value-type="string">
            <text:p><text:s/></text:p>
          </table:table-cell>
          <table:table-cell table:number-columns-repeated="14"/>
          <table:table-cell table:formula="of:=MATCH(1;[.A827:.BU827];0)-1" office:value-type="float" office:value="18">
            <text:p>18</text:p>
          </table:table-cell>
          <table:table-cell table:formula="of:=SUM([.A827:.BU827])" office:value-type="float" office:value="8">
            <text:p>8</text:p>
          </table:table-cell>
          <table:table-cell table:number-columns-repeated="2"/>
          <table:table-cell table:formula="of:=72-SUM([.BX827:.BZ827])-[.BW827]" office:value-type="float" office:value="46">
            <text:p>46</text:p>
          </table:table-cell>
          <table:table-cell table:formula="of:=[.BW828]+[.CA827]" office:value-type="float" office:value="64">
            <text:p>64</text:p>
          </table:table-cell>
          <table:table-cell table:number-columns-repeated="2"/>
          <table:table-cell table:formula="of:=IF(ISNUMBER([.BW827]);&quot;0x&quot;&amp;DEC2HEX([.BW827]+[.BW$2]))" office:value-type="string" office:string-value="0x11">
            <text:p>0x11</text:p>
          </table:table-cell>
          <table:table-cell table:formula="of:=IF(ISNUMBER([.BX827]);&quot;0x&quot;&amp;DEC2HEX([.BX827]+[.BX$2]))" office:value-type="string" office:string-value="0x87">
            <text:p>0x87</text:p>
          </table:table-cell>
          <table:table-cell table:formula="of:=IF(ISNUMBER([.BY827]);&quot;0x&quot;&amp;DEC2HEX([.BY827]+[.BY$2]);&quot;&quot;)">
            <text:p/>
          </table:table-cell>
          <table:table-cell table:formula="of:=IF(ISNUMBER([.BZ827]);&quot;0x&quot;&amp;DEC2HEX([.BZ827]+[.BZ$2]);&quot;&quot;)">
            <text:p/>
          </table:table-cell>
          <table:table-cell table:formula="of:=IF(ISNUMBER([.CB827]);&quot;0x&quot;&amp;DEC2HEX([.CB827]+[.CB$2]);&quot;&quot;)" office:value-type="string" office:string-value="0x3F">
            <text:p>0x3F</text:p>
          </table:table-cell>
          <table:table-cell table:formula="of:=HEX2DEC(MID([.CE827];3;2))-[.CE$2]" office:value-type="float" office:value="18">
            <text:p>18</text:p>
          </table:table-cell>
          <table:table-cell table:formula="of:=HEX2DEC(MID([.CF82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18"/>
          <table:table-cell table:number-columns-repeated="8" office:value-type="float" office:value="1">
            <text:p>1</text:p>
          </table:table-cell>
          <table:table-cell table:number-columns-repeated="29"/>
          <table:table-cell office:value-type="string">
            <text:p><text:s/></text:p>
          </table:table-cell>
          <table:table-cell table:number-columns-repeated="18"/>
          <table:table-cell table:formula="of:=MATCH(1;[.A828:.BU828];0)-1" office:value-type="float" office:value="18">
            <text:p>18</text:p>
          </table:table-cell>
          <table:table-cell table:formula="of:=SUM([.A828:.BU828])" office:value-type="float" office:value="8">
            <text:p>8</text:p>
          </table:table-cell>
          <table:table-cell table:number-columns-repeated="2"/>
          <table:table-cell table:formula="of:=72-SUM([.BX828:.BZ828])-[.BW828]" office:value-type="float" office:value="46">
            <text:p>46</text:p>
          </table:table-cell>
          <table:table-cell table:formula="of:=[.BW829]+[.CA828]" office:value-type="float" office:value="46">
            <text:p>46</text:p>
          </table:table-cell>
          <table:table-cell table:number-columns-repeated="2"/>
          <table:table-cell table:formula="of:=IF(ISNUMBER([.BW828]);&quot;0x&quot;&amp;DEC2HEX([.BW828]+[.BW$2]))" office:value-type="string" office:string-value="0x11">
            <text:p>0x11</text:p>
          </table:table-cell>
          <table:table-cell table:formula="of:=IF(ISNUMBER([.BX828]);&quot;0x&quot;&amp;DEC2HEX([.BX828]+[.BX$2]))" office:value-type="string" office:string-value="0x87">
            <text:p>0x87</text:p>
          </table:table-cell>
          <table:table-cell table:formula="of:=IF(ISNUMBER([.BY828]);&quot;0x&quot;&amp;DEC2HEX([.BY828]+[.BY$2]);&quot;&quot;)">
            <text:p/>
          </table:table-cell>
          <table:table-cell table:formula="of:=IF(ISNUMBER([.BZ828]);&quot;0x&quot;&amp;DEC2HEX([.BZ828]+[.BZ$2]);&quot;&quot;)">
            <text:p/>
          </table:table-cell>
          <table:table-cell table:formula="of:=IF(ISNUMBER([.CB828]);&quot;0x&quot;&amp;DEC2HEX([.CB828]+[.CB$2]);&quot;&quot;)" office:value-type="string" office:string-value="0x2D">
            <text:p>0x2D</text:p>
          </table:table-cell>
          <table:table-cell table:formula="of:=HEX2DEC(MID([.CE828];3;2))-[.CE$2]" office:value-type="float" office:value="18">
            <text:p>18</text:p>
          </table:table-cell>
          <table:table-cell table:formula="of:=HEX2DEC(MID([.CF828];3;2))-[.CF$2]" office:value-type="float" office:value="8">
            <text:p>8</text:p>
          </table:table-cell>
          <table:table-cell table:formula="of:=SUM([.CI729:.CK828])" office:value-type="float" office:value="3705">
            <text:p>3705</text:p>
          </table:table-cell>
          <table:table-cell table:number-columns-repeated="11"/>
        </table:table-row>
        <table:table-row table:style-name="ro6">
          <table:table-cell table:number-columns-repeated="74"/>
          <table:table-cell/>
          <table:table-cell table:number-columns-repeated="7"/>
          <table:table-cell table:number-columns-repeated="2"/>
          <table:table-cell table:number-columns-repeated="3"/>
          <table:table-cell table:formula="of:=HEX2DEC(MID([.CE829];3;2))-[.CE$2]" office:value-type="float" office:value="1">
            <text:p>1</text:p>
          </table:table-cell>
          <table:table-cell table:formula="of:=HEX2DEC(MID([.CF829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82"/>
          <table:table-cell table:number-columns-repeated="2"/>
          <table:table-cell table:number-columns-repeated="3"/>
          <table:table-cell table:formula="of:=HEX2DEC(MID([.CE830];3;2))-[.CE$2]" office:value-type="float" office:value="1">
            <text:p>1</text:p>
          </table:table-cell>
          <table:table-cell table:formula="of:=HEX2DEC(MID([.CF830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82"/>
          <table:table-cell table:number-columns-repeated="2"/>
          <table:table-cell table:number-columns-repeated="3"/>
          <table:table-cell table:formula="of:=HEX2DEC(MID([.CE831];3;2))-[.CE$2]" office:value-type="float" office:value="1">
            <text:p>1</text:p>
          </table:table-cell>
          <table:table-cell table:formula="of:=HEX2DEC(MID([.CF831];3;2))-[.CF$2]" office:value-type="float" office:value="-127">
            <text:p>-127</text:p>
          </table:table-cell>
          <table:table-cell table:number-columns-repeated="12"/>
        </table:table-row>
        <table:table-row table:style-name="ro6">
          <table:table-cell table:number-columns-repeated="13"/>
          <table:table-cell table:number-columns-repeated="6" office:value-type="string">
            <text:p><text:s/></text:p>
          </table:table-cell>
          <table:table-cell table:number-columns-repeated="36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15"/>
          <table:table-cell table:formula="of:=MATCH(1;[.A832:.BU832];0)-1" office:value-type="float" office:value="19">
            <text:p>19</text:p>
          </table:table-cell>
          <table:table-cell table:formula="of:=SUM([.A832:.BU832])" office:value-type="float" office:value="36">
            <text:p>36</text:p>
          </table:table-cell>
          <table:table-cell table:number-columns-repeated="2"/>
          <table:table-cell table:formula="of:=72-SUM([.BX832:.BZ832])-[.BW832]" office:value-type="float" office:value="17">
            <text:p>17</text:p>
          </table:table-cell>
          <table:table-cell table:formula="of:=[.BW833]+[.CA832]" office:value-type="float" office:value="31">
            <text:p>31</text:p>
          </table:table-cell>
          <table:table-cell table:number-columns-repeated="2"/>
          <table:table-cell table:formula="of:=IF(ISNUMBER([.BW832]);&quot;0x&quot;&amp;DEC2HEX([.BW832]+[.BW$2]))" office:value-type="string" office:string-value="0x12">
            <text:p>0x12</text:p>
          </table:table-cell>
          <table:table-cell table:formula="of:=IF(ISNUMBER([.BX832]);&quot;0x&quot;&amp;DEC2HEX([.BX832]+[.BX$2]))" office:value-type="string" office:string-value="0xA3">
            <text:p>0xA3</text:p>
          </table:table-cell>
          <table:table-cell table:formula="of:=IF(ISNUMBER([.BY832]);&quot;0x&quot;&amp;DEC2HEX([.BY832]+[.BY$2]);&quot;&quot;)">
            <text:p/>
          </table:table-cell>
          <table:table-cell table:formula="of:=IF(ISNUMBER([.BZ832]);&quot;0x&quot;&amp;DEC2HEX([.BZ832]+[.BZ$2]);&quot;&quot;)">
            <text:p/>
          </table:table-cell>
          <table:table-cell table:formula="of:=IF(ISNUMBER([.CB832]);&quot;0x&quot;&amp;DEC2HEX([.CB832]+[.CB$2]);&quot;&quot;)" office:value-type="string" office:string-value="0x1E">
            <text:p>0x1E</text:p>
          </table:table-cell>
          <table:table-cell table:formula="of:=HEX2DEC(MID([.CE832];3;2))-[.CE$2]" office:value-type="float" office:value="19">
            <text:p>19</text:p>
          </table:table-cell>
          <table:table-cell table:formula="of:=HEX2DEC(MID([.CF832];3;2))-[.CF$2]" office:value-type="float" office:value="36">
            <text:p>36</text:p>
          </table:table-cell>
          <table:table-cell table:number-columns-repeated="12"/>
        </table:table-row>
        <table:table-row table:style-name="ro6">
          <table:table-cell table:number-columns-repeated="9"/>
          <table:table-cell table:number-columns-repeated="2"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45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4"/>
          <table:table-cell table:formula="of:=MATCH(1;[.A833:.BU833];0)-1" office:value-type="float" office:value="14">
            <text:p>14</text:p>
          </table:table-cell>
          <table:table-cell table:formula="of:=SUM([.A833:.BU833])" office:value-type="float" office:value="45">
            <text:p>45</text:p>
          </table:table-cell>
          <table:table-cell table:number-columns-repeated="2"/>
          <table:table-cell table:formula="of:=72-SUM([.BX833:.BZ833])-[.BW833]" office:value-type="float" office:value="13">
            <text:p>13</text:p>
          </table:table-cell>
          <table:table-cell table:formula="of:=[.BW834]+[.CA833]" office:value-type="float" office:value="24">
            <text:p>24</text:p>
          </table:table-cell>
          <table:table-cell table:number-columns-repeated="2"/>
          <table:table-cell table:formula="of:=IF(ISNUMBER([.BW833]);&quot;0x&quot;&amp;DEC2HEX([.BW833]+[.BW$2]))" office:value-type="string" office:string-value="0xD">
            <text:p>0xD</text:p>
          </table:table-cell>
          <table:table-cell table:formula="of:=IF(ISNUMBER([.BX833]);&quot;0x&quot;&amp;DEC2HEX([.BX833]+[.BX$2]))" office:value-type="string" office:string-value="0xAC">
            <text:p>0xAC</text:p>
          </table:table-cell>
          <table:table-cell table:formula="of:=IF(ISNUMBER([.BY833]);&quot;0x&quot;&amp;DEC2HEX([.BY833]+[.BY$2]);&quot;&quot;)">
            <text:p/>
          </table:table-cell>
          <table:table-cell table:formula="of:=IF(ISNUMBER([.BZ833]);&quot;0x&quot;&amp;DEC2HEX([.BZ833]+[.BZ$2]);&quot;&quot;)">
            <text:p/>
          </table:table-cell>
          <table:table-cell table:formula="of:=IF(ISNUMBER([.CB833]);&quot;0x&quot;&amp;DEC2HEX([.CB833]+[.CB$2]);&quot;&quot;)" office:value-type="string" office:string-value="0x17">
            <text:p>0x17</text:p>
          </table:table-cell>
          <table:table-cell table:formula="of:=HEX2DEC(MID([.CE833];3;2))-[.CE$2]" office:value-type="float" office:value="14">
            <text:p>14</text:p>
          </table:table-cell>
          <table:table-cell table:formula="of:=HEX2DEC(MID([.CF833];3;2))-[.CF$2]" office:value-type="float" office:value="45">
            <text:p>45</text:p>
          </table:table-cell>
          <table:table-cell table:number-columns-repeated="12"/>
        </table:table-row>
        <table:table-row table:style-name="ro6"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5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2"/>
          <table:table-cell table:formula="of:=MATCH(1;[.A834:.BU834];0)-1" office:value-type="float" office:value="11">
            <text:p>11</text:p>
          </table:table-cell>
          <table:table-cell table:formula="of:=SUM([.A834:.BU834])" office:value-type="float" office:value="50">
            <text:p>50</text:p>
          </table:table-cell>
          <table:table-cell table:number-columns-repeated="2"/>
          <table:table-cell table:formula="of:=72-SUM([.BX834:.BZ834])-[.BW834]" office:value-type="float" office:value="11">
            <text:p>11</text:p>
          </table:table-cell>
          <table:table-cell table:formula="of:=[.BW835]+[.CA834]" office:value-type="float" office:value="21">
            <text:p>21</text:p>
          </table:table-cell>
          <table:table-cell table:number-columns-repeated="2"/>
          <table:table-cell table:formula="of:=IF(ISNUMBER([.BW834]);&quot;0x&quot;&amp;DEC2HEX([.BW834]+[.BW$2]))" office:value-type="string" office:string-value="0xA">
            <text:p>0xA</text:p>
          </table:table-cell>
          <table:table-cell table:formula="of:=IF(ISNUMBER([.BX834]);&quot;0x&quot;&amp;DEC2HEX([.BX834]+[.BX$2]))" office:value-type="string" office:string-value="0xB1">
            <text:p>0xB1</text:p>
          </table:table-cell>
          <table:table-cell table:formula="of:=IF(ISNUMBER([.BY834]);&quot;0x&quot;&amp;DEC2HEX([.BY834]+[.BY$2]);&quot;&quot;)">
            <text:p/>
          </table:table-cell>
          <table:table-cell table:formula="of:=IF(ISNUMBER([.BZ834]);&quot;0x&quot;&amp;DEC2HEX([.BZ834]+[.BZ$2]);&quot;&quot;)">
            <text:p/>
          </table:table-cell>
          <table:table-cell table:formula="of:=IF(ISNUMBER([.CB834]);&quot;0x&quot;&amp;DEC2HEX([.CB834]+[.CB$2]);&quot;&quot;)" office:value-type="string" office:string-value="0x14">
            <text:p>0x14</text:p>
          </table:table-cell>
          <table:table-cell table:formula="of:=HEX2DEC(MID([.CE834];3;2))-[.CE$2]" office:value-type="float" office:value="11">
            <text:p>11</text:p>
          </table:table-cell>
          <table:table-cell table:formula="of:=HEX2DEC(MID([.CF834];3;2))-[.CF$2]" office:value-type="float" office:value="50">
            <text:p>50</text:p>
          </table:table-cell>
          <table:table-cell table:number-columns-repeated="12"/>
        </table:table-row>
        <table:table-row table:style-name="ro6">
          <table:table-cell table:number-columns-repeated="8"/>
          <table:table-cell office:value-type="string">
            <text:p><text:s/></text:p>
          </table:table-cell>
          <table:table-cell/>
          <table:table-cell table:number-columns-repeated="5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1"/>
          <table:table-cell table:formula="of:=MATCH(1;[.A835:.BU835];0)-1" office:value-type="float" office:value="10">
            <text:p>10</text:p>
          </table:table-cell>
          <table:table-cell table:formula="of:=SUM([.A835:.BU835])" office:value-type="float" office:value="52">
            <text:p>52</text:p>
          </table:table-cell>
          <table:table-cell table:number-columns-repeated="2"/>
          <table:table-cell table:formula="of:=72-SUM([.BX835:.BZ835])-[.BW835]" office:value-type="float" office:value="10">
            <text:p>10</text:p>
          </table:table-cell>
          <table:table-cell table:formula="of:=[.BW836]+[.CA835]" office:value-type="float" office:value="19">
            <text:p>19</text:p>
          </table:table-cell>
          <table:table-cell table:number-columns-repeated="2"/>
          <table:table-cell table:formula="of:=IF(ISNUMBER([.BW835]);&quot;0x&quot;&amp;DEC2HEX([.BW835]+[.BW$2]))" office:value-type="string" office:string-value="0x9">
            <text:p>0x9</text:p>
          </table:table-cell>
          <table:table-cell table:formula="of:=IF(ISNUMBER([.BX835]);&quot;0x&quot;&amp;DEC2HEX([.BX835]+[.BX$2]))" office:value-type="string" office:string-value="0xB3">
            <text:p>0xB3</text:p>
          </table:table-cell>
          <table:table-cell table:formula="of:=IF(ISNUMBER([.BY835]);&quot;0x&quot;&amp;DEC2HEX([.BY835]+[.BY$2]);&quot;&quot;)">
            <text:p/>
          </table:table-cell>
          <table:table-cell table:formula="of:=IF(ISNUMBER([.BZ835]);&quot;0x&quot;&amp;DEC2HEX([.BZ835]+[.BZ$2]);&quot;&quot;)">
            <text:p/>
          </table:table-cell>
          <table:table-cell table:formula="of:=IF(ISNUMBER([.CB835]);&quot;0x&quot;&amp;DEC2HEX([.CB835]+[.CB$2]);&quot;&quot;)" office:value-type="string" office:string-value="0x12">
            <text:p>0x12</text:p>
          </table:table-cell>
          <table:table-cell table:formula="of:=HEX2DEC(MID([.CE835];3;2))-[.CE$2]" office:value-type="float" office:value="10">
            <text:p>10</text:p>
          </table:table-cell>
          <table:table-cell table:formula="of:=HEX2DEC(MID([.CF835];3;2))-[.CF$2]" office:value-type="float" office:value="52">
            <text:p>52</text:p>
          </table:table-cell>
          <table:table-cell table:number-columns-repeated="12"/>
        </table:table-row>
        <table:table-row table:style-name="ro6">
          <table:table-cell table:number-columns-repeated="7"/>
          <table:table-cell office:value-type="string">
            <text:p><text:s/></text:p>
          </table:table-cell>
          <table:table-cell/>
          <table:table-cell table:number-columns-repeated="54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0"/>
          <table:table-cell table:formula="of:=MATCH(1;[.A836:.BU836];0)-1" office:value-type="float" office:value="9">
            <text:p>9</text:p>
          </table:table-cell>
          <table:table-cell table:formula="of:=SUM([.A836:.BU836])" office:value-type="float" office:value="54">
            <text:p>54</text:p>
          </table:table-cell>
          <table:table-cell table:number-columns-repeated="2"/>
          <table:table-cell table:formula="of:=72-SUM([.BX836:.BZ836])-[.BW836]" office:value-type="float" office:value="9">
            <text:p>9</text:p>
          </table:table-cell>
          <table:table-cell table:formula="of:=[.BW837]+[.CA836]" office:value-type="float" office:value="17">
            <text:p>17</text:p>
          </table:table-cell>
          <table:table-cell table:number-columns-repeated="2"/>
          <table:table-cell table:formula="of:=IF(ISNUMBER([.BW836]);&quot;0x&quot;&amp;DEC2HEX([.BW836]+[.BW$2]))" office:value-type="string" office:string-value="0x8">
            <text:p>0x8</text:p>
          </table:table-cell>
          <table:table-cell table:formula="of:=IF(ISNUMBER([.BX836]);&quot;0x&quot;&amp;DEC2HEX([.BX836]+[.BX$2]))" office:value-type="string" office:string-value="0xB5">
            <text:p>0xB5</text:p>
          </table:table-cell>
          <table:table-cell table:formula="of:=IF(ISNUMBER([.BY836]);&quot;0x&quot;&amp;DEC2HEX([.BY836]+[.BY$2]);&quot;&quot;)">
            <text:p/>
          </table:table-cell>
          <table:table-cell table:formula="of:=IF(ISNUMBER([.BZ836]);&quot;0x&quot;&amp;DEC2HEX([.BZ836]+[.BZ$2]);&quot;&quot;)">
            <text:p/>
          </table:table-cell>
          <table:table-cell table:formula="of:=IF(ISNUMBER([.CB836]);&quot;0x&quot;&amp;DEC2HEX([.CB836]+[.CB$2]);&quot;&quot;)" office:value-type="string" office:string-value="0x10">
            <text:p>0x10</text:p>
          </table:table-cell>
          <table:table-cell table:formula="of:=HEX2DEC(MID([.CE836];3;2))-[.CE$2]" office:value-type="float" office:value="9">
            <text:p>9</text:p>
          </table:table-cell>
          <table:table-cell table:formula="of:=HEX2DEC(MID([.CF836];3;2))-[.CF$2]" office:value-type="float" office:value="54">
            <text:p>54</text:p>
          </table:table-cell>
          <table:table-cell table:number-columns-repeated="12"/>
        </table:table-row>
        <table:table-row table:style-name="ro6">
          <table:table-cell table:number-columns-repeated="8"/>
          <table:table-cell table:number-columns-repeated="57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8"/>
          <table:table-cell table:formula="of:=MATCH(1;[.A837:.BU837];0)-1" office:value-type="float" office:value="8">
            <text:p>8</text:p>
          </table:table-cell>
          <table:table-cell table:formula="of:=SUM([.A837:.BU837])" office:value-type="float" office:value="57">
            <text:p>57</text:p>
          </table:table-cell>
          <table:table-cell table:number-columns-repeated="2"/>
          <table:table-cell table:formula="of:=72-SUM([.BX837:.BZ837])-[.BW837]" office:value-type="float" office:value="7">
            <text:p>7</text:p>
          </table:table-cell>
          <table:table-cell table:formula="of:=[.BW838]+[.CA837]" office:value-type="float" office:value="13">
            <text:p>13</text:p>
          </table:table-cell>
          <table:table-cell table:number-columns-repeated="2"/>
          <table:table-cell table:formula="of:=IF(ISNUMBER([.BW837]);&quot;0x&quot;&amp;DEC2HEX([.BW837]+[.BW$2]))" office:value-type="string" office:string-value="0x7">
            <text:p>0x7</text:p>
          </table:table-cell>
          <table:table-cell table:formula="of:=IF(ISNUMBER([.BX837]);&quot;0x&quot;&amp;DEC2HEX([.BX837]+[.BX$2]))" office:value-type="string" office:string-value="0xB8">
            <text:p>0xB8</text:p>
          </table:table-cell>
          <table:table-cell table:formula="of:=IF(ISNUMBER([.BY837]);&quot;0x&quot;&amp;DEC2HEX([.BY837]+[.BY$2]);&quot;&quot;)">
            <text:p/>
          </table:table-cell>
          <table:table-cell table:formula="of:=IF(ISNUMBER([.BZ837]);&quot;0x&quot;&amp;DEC2HEX([.BZ837]+[.BZ$2]);&quot;&quot;)">
            <text:p/>
          </table:table-cell>
          <table:table-cell table:formula="of:=IF(ISNUMBER([.CB837]);&quot;0x&quot;&amp;DEC2HEX([.CB837]+[.CB$2]);&quot;&quot;)" office:value-type="string" office:string-value="0xC">
            <text:p>0xC</text:p>
          </table:table-cell>
          <table:table-cell table:formula="of:=HEX2DEC(MID([.CE837];3;2))-[.CE$2]" office:value-type="float" office:value="8">
            <text:p>8</text:p>
          </table:table-cell>
          <table:table-cell table:formula="of:=HEX2DEC(MID([.CF837];3;2))-[.CF$2]" office:value-type="float" office:value="57">
            <text:p>57</text:p>
          </table:table-cell>
          <table:table-cell table:number-columns-repeated="12"/>
        </table:table-row>
        <table:table-row table:style-name="ro6">
          <table:table-cell table:number-columns-repeated="6"/>
          <table:table-cell table:number-columns-repeated="61" office:value-type="float" office:value="1">
            <text:p>1</text:p>
          </table:table-cell>
          <table:table-cell table:number-columns-repeated="7"/>
          <table:table-cell table:formula="of:=MATCH(1;[.A838:.BU838];0)-1" office:value-type="float" office:value="6">
            <text:p>6</text:p>
          </table:table-cell>
          <table:table-cell table:formula="of:=SUM([.A838:.BU838])" office:value-type="float" office:value="61">
            <text:p>61</text:p>
          </table:table-cell>
          <table:table-cell table:number-columns-repeated="2"/>
          <table:table-cell table:formula="of:=72-SUM([.BX838:.BZ838])-[.BW838]" office:value-type="float" office:value="5">
            <text:p>5</text:p>
          </table:table-cell>
          <table:table-cell table:formula="of:=[.BW839]+[.CA838]" office:value-type="float" office:value="10">
            <text:p>10</text:p>
          </table:table-cell>
          <table:table-cell table:number-columns-repeated="2"/>
          <table:table-cell table:formula="of:=IF(ISNUMBER([.BW838]);&quot;0x&quot;&amp;DEC2HEX([.BW838]+[.BW$2]))" office:value-type="string" office:string-value="0x5">
            <text:p>0x5</text:p>
          </table:table-cell>
          <table:table-cell table:formula="of:=IF(ISNUMBER([.BX838]);&quot;0x&quot;&amp;DEC2HEX([.BX838]+[.BX$2]))" office:value-type="string" office:string-value="0xBC">
            <text:p>0xBC</text:p>
          </table:table-cell>
          <table:table-cell table:formula="of:=IF(ISNUMBER([.BY838]);&quot;0x&quot;&amp;DEC2HEX([.BY838]+[.BY$2]);&quot;&quot;)">
            <text:p/>
          </table:table-cell>
          <table:table-cell table:formula="of:=IF(ISNUMBER([.BZ838]);&quot;0x&quot;&amp;DEC2HEX([.BZ838]+[.BZ$2]);&quot;&quot;)">
            <text:p/>
          </table:table-cell>
          <table:table-cell table:formula="of:=IF(ISNUMBER([.CB838]);&quot;0x&quot;&amp;DEC2HEX([.CB838]+[.CB$2]);&quot;&quot;)" office:value-type="string" office:string-value="0x9">
            <text:p>0x9</text:p>
          </table:table-cell>
          <table:table-cell table:formula="of:=HEX2DEC(MID([.CE838];3;2))-[.CE$2]" office:value-type="float" office:value="6">
            <text:p>6</text:p>
          </table:table-cell>
          <table:table-cell table:formula="of:=HEX2DEC(MID([.CF838];3;2))-[.CF$2]" office:value-type="float" office:value="61">
            <text:p>61</text:p>
          </table:table-cell>
          <table:table-cell table:number-columns-repeated="12"/>
        </table:table-row>
        <table:table-row table:style-name="ro6">
          <table:table-cell table:number-columns-repeated="5"/>
          <table:table-cell table:number-columns-repeated="6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formula="of:=MATCH(1;[.A839:.BU839];0)-1" office:value-type="float" office:value="5">
            <text:p>5</text:p>
          </table:table-cell>
          <table:table-cell table:formula="of:=SUM([.A839:.BU839])" office:value-type="float" office:value="63">
            <text:p>63</text:p>
          </table:table-cell>
          <table:table-cell table:number-columns-repeated="2"/>
          <table:table-cell table:formula="of:=72-SUM([.BX839:.BZ839])-[.BW839]" office:value-type="float" office:value="4">
            <text:p>4</text:p>
          </table:table-cell>
          <table:table-cell table:formula="of:=[.BW840]+[.CA839]" office:value-type="float" office:value="8">
            <text:p>8</text:p>
          </table:table-cell>
          <table:table-cell table:number-columns-repeated="2"/>
          <table:table-cell table:formula="of:=IF(ISNUMBER([.BW839]);&quot;0x&quot;&amp;DEC2HEX([.BW839]+[.BW$2]))" office:value-type="string" office:string-value="0x4">
            <text:p>0x4</text:p>
          </table:table-cell>
          <table:table-cell table:formula="of:=IF(ISNUMBER([.BX839]);&quot;0x&quot;&amp;DEC2HEX([.BX839]+[.BX$2]))" office:value-type="string" office:string-value="0xBE">
            <text:p>0xBE</text:p>
          </table:table-cell>
          <table:table-cell table:formula="of:=IF(ISNUMBER([.BY839]);&quot;0x&quot;&amp;DEC2HEX([.BY839]+[.BY$2]);&quot;&quot;)">
            <text:p/>
          </table:table-cell>
          <table:table-cell table:formula="of:=IF(ISNUMBER([.BZ839]);&quot;0x&quot;&amp;DEC2HEX([.BZ839]+[.BZ$2]);&quot;&quot;)">
            <text:p/>
          </table:table-cell>
          <table:table-cell table:formula="of:=IF(ISNUMBER([.CB839]);&quot;0x&quot;&amp;DEC2HEX([.CB839]+[.CB$2]);&quot;&quot;)" office:value-type="string" office:string-value="0x7">
            <text:p>0x7</text:p>
          </table:table-cell>
          <table:table-cell table:formula="of:=HEX2DEC(MID([.CE839];3;2))-[.CE$2]" office:value-type="float" office:value="5">
            <text:p>5</text:p>
          </table:table-cell>
          <table:table-cell table:formula="of:=HEX2DEC(MID([.CF839];3;2))-[.CF$2]" office:value-type="float" office:value="63">
            <text:p>63</text:p>
          </table:table-cell>
          <table:table-cell table:number-columns-repeated="12"/>
        </table:table-row>
        <table:table-row table:style-name="ro6">
          <table:table-cell table:number-columns-repeated="4"/>
          <table:table-cell table:number-columns-repeated="12" office:value-type="float" office:value="1">
            <text:p>1</text:p>
          </table:table-cell>
          <table:table-cell table:number-columns-repeated="10" office:value-type="string">
            <text:p><text:s/></text:p>
          </table:table-cell>
          <table:table-cell table:number-columns-repeated="17"/>
          <table:table-cell table:number-columns-repeated="11"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11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"/>
          <table:table-cell table:formula="of:=MATCH(1;[.A840:.BU840];0)-1" office:value-type="float" office:value="4">
            <text:p>4</text:p>
          </table:table-cell>
          <table:table-cell table:formula="of:=SUM([.A840:.BU840])" office:value-type="float" office:value="23">
            <text:p>23</text:p>
          </table:table-cell>
          <table:table-cell table:number-columns-repeated="2"/>
          <table:table-cell table:formula="of:=72-SUM([.BX840:.BZ840])-[.BW840]" office:value-type="float" office:value="45">
            <text:p>45</text:p>
          </table:table-cell>
          <table:table-cell table:formula="of:=[.BW841]+[.CA840]" office:value-type="float" office:value="48">
            <text:p>48</text:p>
          </table:table-cell>
          <table:table-cell table:number-columns-repeated="2"/>
          <table:table-cell table:formula="of:=IF(ISNUMBER([.BW840]);&quot;0x&quot;&amp;DEC2HEX([.BW840]+[.BW$2]))" office:value-type="string" office:string-value="0x3">
            <text:p>0x3</text:p>
          </table:table-cell>
          <table:table-cell table:formula="of:=IF(ISNUMBER([.BX840]);&quot;0x&quot;&amp;DEC2HEX([.BX840]+[.BX$2]))" office:value-type="string" office:string-value="0x96">
            <text:p>0x96</text:p>
          </table:table-cell>
          <table:table-cell table:formula="of:=IF(ISNUMBER([.BY840]);&quot;0x&quot;&amp;DEC2HEX([.BY840]+[.BY$2]);&quot;&quot;)">
            <text:p/>
          </table:table-cell>
          <table:table-cell table:formula="of:=IF(ISNUMBER([.BZ840]);&quot;0x&quot;&amp;DEC2HEX([.BZ840]+[.BZ$2]);&quot;&quot;)">
            <text:p/>
          </table:table-cell>
          <table:table-cell table:formula="of:=IF(ISNUMBER([.CB840]);&quot;0x&quot;&amp;DEC2HEX([.CB840]+[.CB$2]);&quot;&quot;)" office:value-type="string" office:string-value="0x2F">
            <text:p>0x2F</text:p>
          </table:table-cell>
          <table:table-cell table:formula="of:=HEX2DEC(MID([.CE840];3;2))-[.CE$2]" office:value-type="float" office:value="4">
            <text:p>4</text:p>
          </table:table-cell>
          <table:table-cell table:formula="of:=HEX2DEC(MID([.CF840];3;2))-[.CF$2]" office:value-type="float" office:value="23">
            <text:p>23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11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19"/>
          <table:table-cell table:number-columns-repeated="12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841:.BU841];0)-1" office:value-type="float" office:value="3">
            <text:p>3</text:p>
          </table:table-cell>
          <table:table-cell table:formula="of:=SUM([.A841:.BU841])" office:value-type="float" office:value="21">
            <text:p>21</text:p>
          </table:table-cell>
          <table:table-cell table:number-columns-repeated="2"/>
          <table:table-cell table:formula="of:=72-SUM([.BX841:.BZ841])-[.BW841]" office:value-type="float" office:value="48">
            <text:p>48</text:p>
          </table:table-cell>
          <table:table-cell table:formula="of:=[.BW842]+[.CA841]" office:value-type="float" office:value="51">
            <text:p>51</text:p>
          </table:table-cell>
          <table:table-cell table:number-columns-repeated="2"/>
          <table:table-cell table:formula="of:=IF(ISNUMBER([.BW841]);&quot;0x&quot;&amp;DEC2HEX([.BW841]+[.BW$2]))" office:value-type="string" office:string-value="0x2">
            <text:p>0x2</text:p>
          </table:table-cell>
          <table:table-cell table:formula="of:=IF(ISNUMBER([.BX841]);&quot;0x&quot;&amp;DEC2HEX([.BX841]+[.BX$2]))" office:value-type="string" office:string-value="0x94">
            <text:p>0x94</text:p>
          </table:table-cell>
          <table:table-cell table:formula="of:=IF(ISNUMBER([.BY841]);&quot;0x&quot;&amp;DEC2HEX([.BY841]+[.BY$2]);&quot;&quot;)">
            <text:p/>
          </table:table-cell>
          <table:table-cell table:formula="of:=IF(ISNUMBER([.BZ841]);&quot;0x&quot;&amp;DEC2HEX([.BZ841]+[.BZ$2]);&quot;&quot;)">
            <text:p/>
          </table:table-cell>
          <table:table-cell table:formula="of:=IF(ISNUMBER([.CB841]);&quot;0x&quot;&amp;DEC2HEX([.CB841]+[.CB$2]);&quot;&quot;)" office:value-type="string" office:string-value="0x32">
            <text:p>0x32</text:p>
          </table:table-cell>
          <table:table-cell table:formula="of:=HEX2DEC(MID([.CE841];3;2))-[.CE$2]" office:value-type="float" office:value="3">
            <text:p>3</text:p>
          </table:table-cell>
          <table:table-cell table:formula="of:=HEX2DEC(MID([.CF841];3;2))-[.CF$2]" office:value-type="float" office:value="21">
            <text:p>21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10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11" office:value-type="string">
            <text:p><text:s/></text:p>
          </table:table-cell>
          <table:table-cell table:number-columns-repeated="2"/>
          <table:table-cell table:number-columns-repeated="2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42:.BU842];0)-1" office:value-type="float" office:value="3">
            <text:p>3</text:p>
          </table:table-cell>
          <table:table-cell table:formula="of:=SUM([.A842:.BU842])" office:value-type="float" office:value="20">
            <text:p>20</text:p>
          </table:table-cell>
          <table:table-cell table:number-columns-repeated="2"/>
          <table:table-cell table:formula="of:=72-SUM([.BX842:.BZ842])-[.BW842]" office:value-type="float" office:value="49">
            <text:p>49</text:p>
          </table:table-cell>
          <table:table-cell table:formula="of:=[.BW843]+[.CA842]" office:value-type="float" office:value="51">
            <text:p>51</text:p>
          </table:table-cell>
          <table:table-cell table:number-columns-repeated="2"/>
          <table:table-cell table:formula="of:=IF(ISNUMBER([.BW842]);&quot;0x&quot;&amp;DEC2HEX([.BW842]+[.BW$2]))" office:value-type="string" office:string-value="0x2">
            <text:p>0x2</text:p>
          </table:table-cell>
          <table:table-cell table:formula="of:=IF(ISNUMBER([.BX842]);&quot;0x&quot;&amp;DEC2HEX([.BX842]+[.BX$2]))" office:value-type="string" office:string-value="0x93">
            <text:p>0x93</text:p>
          </table:table-cell>
          <table:table-cell table:formula="of:=IF(ISNUMBER([.BY842]);&quot;0x&quot;&amp;DEC2HEX([.BY842]+[.BY$2]);&quot;&quot;)">
            <text:p/>
          </table:table-cell>
          <table:table-cell table:formula="of:=IF(ISNUMBER([.BZ842]);&quot;0x&quot;&amp;DEC2HEX([.BZ842]+[.BZ$2]);&quot;&quot;)">
            <text:p/>
          </table:table-cell>
          <table:table-cell table:formula="of:=IF(ISNUMBER([.CB842]);&quot;0x&quot;&amp;DEC2HEX([.CB842]+[.CB$2]);&quot;&quot;)" office:value-type="string" office:string-value="0x32">
            <text:p>0x32</text:p>
          </table:table-cell>
          <table:table-cell table:formula="of:=HEX2DEC(MID([.CE842];3;2))-[.CE$2]" office:value-type="float" office:value="3">
            <text:p>3</text:p>
          </table:table-cell>
          <table:table-cell table:formula="of:=HEX2DEC(MID([.CF842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1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8"/>
          <table:table-cell table:number-columns-repeated="3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/>
          <table:table-cell table:formula="of:=MATCH(1;[.A843:.BU843];0)-1" office:value-type="float" office:value="2">
            <text:p>2</text:p>
          </table:table-cell>
          <table:table-cell table:formula="of:=SUM([.A843:.BU843])" office:value-type="float" office:value="19">
            <text:p>19</text:p>
          </table:table-cell>
          <table:table-cell table:number-columns-repeated="2"/>
          <table:table-cell table:formula="of:=72-SUM([.BX843:.BZ843])-[.BW843]" office:value-type="float" office:value="51">
            <text:p>51</text:p>
          </table:table-cell>
          <table:table-cell table:formula="of:=[.BW844]+[.CA843]" office:value-type="float" office:value="53">
            <text:p>53</text:p>
          </table:table-cell>
          <table:table-cell table:number-columns-repeated="2"/>
          <table:table-cell table:formula="of:=IF(ISNUMBER([.BW843]);&quot;0x&quot;&amp;DEC2HEX([.BW843]+[.BW$2]))" office:value-type="string" office:string-value="0x1">
            <text:p>0x1</text:p>
          </table:table-cell>
          <table:table-cell table:formula="of:=IF(ISNUMBER([.BX843]);&quot;0x&quot;&amp;DEC2HEX([.BX843]+[.BX$2]))" office:value-type="string" office:string-value="0x92">
            <text:p>0x92</text:p>
          </table:table-cell>
          <table:table-cell table:formula="of:=IF(ISNUMBER([.BY843]);&quot;0x&quot;&amp;DEC2HEX([.BY843]+[.BY$2]);&quot;&quot;)">
            <text:p/>
          </table:table-cell>
          <table:table-cell table:formula="of:=IF(ISNUMBER([.BZ843]);&quot;0x&quot;&amp;DEC2HEX([.BZ843]+[.BZ$2]);&quot;&quot;)">
            <text:p/>
          </table:table-cell>
          <table:table-cell table:formula="of:=IF(ISNUMBER([.CB843]);&quot;0x&quot;&amp;DEC2HEX([.CB843]+[.CB$2]);&quot;&quot;)" office:value-type="string" office:string-value="0x34">
            <text:p>0x34</text:p>
          </table:table-cell>
          <table:table-cell table:formula="of:=HEX2DEC(MID([.CE843];3;2))-[.CE$2]" office:value-type="float" office:value="2">
            <text:p>2</text:p>
          </table:table-cell>
          <table:table-cell table:formula="of:=HEX2DEC(MID([.CF843];3;2))-[.CF$2]" office:value-type="float" office:value="19">
            <text:p>1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"/>
          <table:table-cell table:number-columns-repeated="5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/>
          <table:table-cell table:formula="of:=MATCH(1;[.A844:.BU844];0)-1" office:value-type="float" office:value="2">
            <text:p>2</text:p>
          </table:table-cell>
          <table:table-cell table:formula="of:=SUM([.A844:.BU844])" office:value-type="float" office:value="18">
            <text:p>18</text:p>
          </table:table-cell>
          <table:table-cell table:number-columns-repeated="2"/>
          <table:table-cell table:formula="of:=72-SUM([.BX844:.BZ844])-[.BW844]" office:value-type="float" office:value="52">
            <text:p>52</text:p>
          </table:table-cell>
          <table:table-cell table:formula="of:=[.BW845]+[.CA844]" office:value-type="float" office:value="54">
            <text:p>54</text:p>
          </table:table-cell>
          <table:table-cell table:number-columns-repeated="2"/>
          <table:table-cell table:formula="of:=IF(ISNUMBER([.BW844]);&quot;0x&quot;&amp;DEC2HEX([.BW844]+[.BW$2]))" office:value-type="string" office:string-value="0x1">
            <text:p>0x1</text:p>
          </table:table-cell>
          <table:table-cell table:formula="of:=IF(ISNUMBER([.BX844]);&quot;0x&quot;&amp;DEC2HEX([.BX844]+[.BX$2]))" office:value-type="string" office:string-value="0x91">
            <text:p>0x91</text:p>
          </table:table-cell>
          <table:table-cell table:formula="of:=IF(ISNUMBER([.BY844]);&quot;0x&quot;&amp;DEC2HEX([.BY844]+[.BY$2]);&quot;&quot;)">
            <text:p/>
          </table:table-cell>
          <table:table-cell table:formula="of:=IF(ISNUMBER([.BZ844]);&quot;0x&quot;&amp;DEC2HEX([.BZ844]+[.BZ$2]);&quot;&quot;)">
            <text:p/>
          </table:table-cell>
          <table:table-cell table:formula="of:=IF(ISNUMBER([.CB844]);&quot;0x&quot;&amp;DEC2HEX([.CB844]+[.CB$2]);&quot;&quot;)" office:value-type="string" office:string-value="0x35">
            <text:p>0x35</text:p>
          </table:table-cell>
          <table:table-cell table:formula="of:=HEX2DEC(MID([.CE844];3;2))-[.CE$2]" office:value-type="float" office:value="2">
            <text:p>2</text:p>
          </table:table-cell>
          <table:table-cell table:formula="of:=HEX2DEC(MID([.CF844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"/>
          <table:table-cell table:number-columns-repeated="6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45:.BU845];0)-1" office:value-type="float" office:value="2">
            <text:p>2</text:p>
          </table:table-cell>
          <table:table-cell table:formula="of:=SUM([.A845:.BU845])" office:value-type="float" office:value="17">
            <text:p>17</text:p>
          </table:table-cell>
          <table:table-cell table:number-columns-repeated="2"/>
          <table:table-cell table:formula="of:=72-SUM([.BX845:.BZ845])-[.BW845]" office:value-type="float" office:value="53">
            <text:p>53</text:p>
          </table:table-cell>
          <table:table-cell table:formula="of:=[.BW846]+[.CA845]" office:value-type="float" office:value="55">
            <text:p>55</text:p>
          </table:table-cell>
          <table:table-cell table:number-columns-repeated="2"/>
          <table:table-cell table:formula="of:=IF(ISNUMBER([.BW845]);&quot;0x&quot;&amp;DEC2HEX([.BW845]+[.BW$2]))" office:value-type="string" office:string-value="0x1">
            <text:p>0x1</text:p>
          </table:table-cell>
          <table:table-cell table:formula="of:=IF(ISNUMBER([.BX845]);&quot;0x&quot;&amp;DEC2HEX([.BX845]+[.BX$2]))" office:value-type="string" office:string-value="0x90">
            <text:p>0x90</text:p>
          </table:table-cell>
          <table:table-cell table:formula="of:=IF(ISNUMBER([.BY845]);&quot;0x&quot;&amp;DEC2HEX([.BY845]+[.BY$2]);&quot;&quot;)">
            <text:p/>
          </table:table-cell>
          <table:table-cell table:formula="of:=IF(ISNUMBER([.BZ845]);&quot;0x&quot;&amp;DEC2HEX([.BZ845]+[.BZ$2]);&quot;&quot;)">
            <text:p/>
          </table:table-cell>
          <table:table-cell table:formula="of:=IF(ISNUMBER([.CB845]);&quot;0x&quot;&amp;DEC2HEX([.CB845]+[.CB$2]);&quot;&quot;)" office:value-type="string" office:string-value="0x36">
            <text:p>0x36</text:p>
          </table:table-cell>
          <table:table-cell table:formula="of:=HEX2DEC(MID([.CE845];3;2))-[.CE$2]" office:value-type="float" office:value="2">
            <text:p>2</text:p>
          </table:table-cell>
          <table:table-cell table:formula="of:=HEX2DEC(MID([.CF845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5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1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46:.BU846];0)-1" office:value-type="float" office:value="2">
            <text:p>2</text:p>
          </table:table-cell>
          <table:table-cell table:formula="of:=SUM([.A846:.BU846])" office:value-type="float" office:value="16">
            <text:p>16</text:p>
          </table:table-cell>
          <table:table-cell table:number-columns-repeated="2"/>
          <table:table-cell table:formula="of:=72-SUM([.BX846:.BZ846])-[.BW846]" office:value-type="float" office:value="54">
            <text:p>54</text:p>
          </table:table-cell>
          <table:table-cell table:formula="of:=[.BW847]+[.CA846]" office:value-type="float" office:value="56">
            <text:p>56</text:p>
          </table:table-cell>
          <table:table-cell table:number-columns-repeated="2"/>
          <table:table-cell table:formula="of:=IF(ISNUMBER([.BW846]);&quot;0x&quot;&amp;DEC2HEX([.BW846]+[.BW$2]))" office:value-type="string" office:string-value="0x1">
            <text:p>0x1</text:p>
          </table:table-cell>
          <table:table-cell table:formula="of:=IF(ISNUMBER([.BX846]);&quot;0x&quot;&amp;DEC2HEX([.BX846]+[.BX$2]))" office:value-type="string" office:string-value="0x8F">
            <text:p>0x8F</text:p>
          </table:table-cell>
          <table:table-cell table:formula="of:=IF(ISNUMBER([.BY846]);&quot;0x&quot;&amp;DEC2HEX([.BY846]+[.BY$2]);&quot;&quot;)">
            <text:p/>
          </table:table-cell>
          <table:table-cell table:formula="of:=IF(ISNUMBER([.BZ846]);&quot;0x&quot;&amp;DEC2HEX([.BZ846]+[.BZ$2]);&quot;&quot;)">
            <text:p/>
          </table:table-cell>
          <table:table-cell table:formula="of:=IF(ISNUMBER([.CB846]);&quot;0x&quot;&amp;DEC2HEX([.CB846]+[.CB$2]);&quot;&quot;)" office:value-type="string" office:string-value="0x37">
            <text:p>0x37</text:p>
          </table:table-cell>
          <table:table-cell table:formula="of:=HEX2DEC(MID([.CE846];3;2))-[.CE$2]" office:value-type="float" office:value="2">
            <text:p>2</text:p>
          </table:table-cell>
          <table:table-cell table:formula="of:=HEX2DEC(MID([.CF84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5"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11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47:.BU847];0)-1" office:value-type="float" office:value="2">
            <text:p>2</text:p>
          </table:table-cell>
          <table:table-cell table:formula="of:=SUM([.A847:.BU847])" office:value-type="float" office:value="16">
            <text:p>16</text:p>
          </table:table-cell>
          <table:table-cell table:number-columns-repeated="2"/>
          <table:table-cell table:formula="of:=72-SUM([.BX847:.BZ847])-[.BW847]" office:value-type="float" office:value="54">
            <text:p>54</text:p>
          </table:table-cell>
          <table:table-cell table:formula="of:=[.BW848]+[.CA847]" office:value-type="float" office:value="56">
            <text:p>56</text:p>
          </table:table-cell>
          <table:table-cell table:number-columns-repeated="2"/>
          <table:table-cell table:formula="of:=IF(ISNUMBER([.BW847]);&quot;0x&quot;&amp;DEC2HEX([.BW847]+[.BW$2]))" office:value-type="string" office:string-value="0x1">
            <text:p>0x1</text:p>
          </table:table-cell>
          <table:table-cell table:formula="of:=IF(ISNUMBER([.BX847]);&quot;0x&quot;&amp;DEC2HEX([.BX847]+[.BX$2]))" office:value-type="string" office:string-value="0x8F">
            <text:p>0x8F</text:p>
          </table:table-cell>
          <table:table-cell table:formula="of:=IF(ISNUMBER([.BY847]);&quot;0x&quot;&amp;DEC2HEX([.BY847]+[.BY$2]);&quot;&quot;)">
            <text:p/>
          </table:table-cell>
          <table:table-cell table:formula="of:=IF(ISNUMBER([.BZ847]);&quot;0x&quot;&amp;DEC2HEX([.BZ847]+[.BZ$2]);&quot;&quot;)">
            <text:p/>
          </table:table-cell>
          <table:table-cell table:formula="of:=IF(ISNUMBER([.CB847]);&quot;0x&quot;&amp;DEC2HEX([.CB847]+[.CB$2]);&quot;&quot;)" office:value-type="string" office:string-value="0x37">
            <text:p>0x37</text:p>
          </table:table-cell>
          <table:table-cell table:formula="of:=HEX2DEC(MID([.CE847];3;2))-[.CE$2]" office:value-type="float" office:value="2">
            <text:p>2</text:p>
          </table:table-cell>
          <table:table-cell table:formula="of:=HEX2DEC(MID([.CF84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1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48:.BU848];0)-1" office:value-type="float" office:value="2">
            <text:p>2</text:p>
          </table:table-cell>
          <table:table-cell table:formula="of:=SUM([.A848:.BU848])" office:value-type="float" office:value="16">
            <text:p>16</text:p>
          </table:table-cell>
          <table:table-cell table:number-columns-repeated="2"/>
          <table:table-cell table:formula="of:=72-SUM([.BX848:.BZ848])-[.BW848]" office:value-type="float" office:value="54">
            <text:p>54</text:p>
          </table:table-cell>
          <table:table-cell table:formula="of:=[.BW849]+[.CA848]" office:value-type="float" office:value="56">
            <text:p>56</text:p>
          </table:table-cell>
          <table:table-cell table:number-columns-repeated="2"/>
          <table:table-cell table:formula="of:=IF(ISNUMBER([.BW848]);&quot;0x&quot;&amp;DEC2HEX([.BW848]+[.BW$2]))" office:value-type="string" office:string-value="0x1">
            <text:p>0x1</text:p>
          </table:table-cell>
          <table:table-cell table:formula="of:=IF(ISNUMBER([.BX848]);&quot;0x&quot;&amp;DEC2HEX([.BX848]+[.BX$2]))" office:value-type="string" office:string-value="0x8F">
            <text:p>0x8F</text:p>
          </table:table-cell>
          <table:table-cell table:formula="of:=IF(ISNUMBER([.BY848]);&quot;0x&quot;&amp;DEC2HEX([.BY848]+[.BY$2]);&quot;&quot;)">
            <text:p/>
          </table:table-cell>
          <table:table-cell table:formula="of:=IF(ISNUMBER([.BZ848]);&quot;0x&quot;&amp;DEC2HEX([.BZ848]+[.BZ$2]);&quot;&quot;)">
            <text:p/>
          </table:table-cell>
          <table:table-cell table:formula="of:=IF(ISNUMBER([.CB848]);&quot;0x&quot;&amp;DEC2HEX([.CB848]+[.CB$2]);&quot;&quot;)" office:value-type="string" office:string-value="0x37">
            <text:p>0x37</text:p>
          </table:table-cell>
          <table:table-cell table:formula="of:=HEX2DEC(MID([.CE848];3;2))-[.CE$2]" office:value-type="float" office:value="2">
            <text:p>2</text:p>
          </table:table-cell>
          <table:table-cell table:formula="of:=HEX2DEC(MID([.CF84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48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49:.BU849];0)-1" office:value-type="float" office:value="2">
            <text:p>2</text:p>
          </table:table-cell>
          <table:table-cell table:formula="of:=SUM([.A849:.BU849])" office:value-type="float" office:value="16">
            <text:p>16</text:p>
          </table:table-cell>
          <table:table-cell table:number-columns-repeated="2"/>
          <table:table-cell table:formula="of:=72-SUM([.BX849:.BZ849])-[.BW849]" office:value-type="float" office:value="54">
            <text:p>54</text:p>
          </table:table-cell>
          <table:table-cell table:formula="of:=[.BW850]+[.CA849]" office:value-type="float" office:value="56">
            <text:p>56</text:p>
          </table:table-cell>
          <table:table-cell table:number-columns-repeated="2"/>
          <table:table-cell table:formula="of:=IF(ISNUMBER([.BW849]);&quot;0x&quot;&amp;DEC2HEX([.BW849]+[.BW$2]))" office:value-type="string" office:string-value="0x1">
            <text:p>0x1</text:p>
          </table:table-cell>
          <table:table-cell table:formula="of:=IF(ISNUMBER([.BX849]);&quot;0x&quot;&amp;DEC2HEX([.BX849]+[.BX$2]))" office:value-type="string" office:string-value="0x8F">
            <text:p>0x8F</text:p>
          </table:table-cell>
          <table:table-cell table:formula="of:=IF(ISNUMBER([.BY849]);&quot;0x&quot;&amp;DEC2HEX([.BY849]+[.BY$2]);&quot;&quot;)">
            <text:p/>
          </table:table-cell>
          <table:table-cell table:formula="of:=IF(ISNUMBER([.BZ849]);&quot;0x&quot;&amp;DEC2HEX([.BZ849]+[.BZ$2]);&quot;&quot;)">
            <text:p/>
          </table:table-cell>
          <table:table-cell table:formula="of:=IF(ISNUMBER([.CB849]);&quot;0x&quot;&amp;DEC2HEX([.CB849]+[.CB$2]);&quot;&quot;)" office:value-type="string" office:string-value="0x37">
            <text:p>0x37</text:p>
          </table:table-cell>
          <table:table-cell table:formula="of:=HEX2DEC(MID([.CE849];3;2))-[.CE$2]" office:value-type="float" office:value="2">
            <text:p>2</text:p>
          </table:table-cell>
          <table:table-cell table:formula="of:=HEX2DEC(MID([.CF84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48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0:.BU850];0)-1" office:value-type="float" office:value="2">
            <text:p>2</text:p>
          </table:table-cell>
          <table:table-cell table:formula="of:=SUM([.A850:.BU850])" office:value-type="float" office:value="16">
            <text:p>16</text:p>
          </table:table-cell>
          <table:table-cell table:number-columns-repeated="2"/>
          <table:table-cell table:formula="of:=72-SUM([.BX850:.BZ850])-[.BW850]" office:value-type="float" office:value="54">
            <text:p>54</text:p>
          </table:table-cell>
          <table:table-cell table:formula="of:=[.BW851]+[.CA850]" office:value-type="float" office:value="56">
            <text:p>56</text:p>
          </table:table-cell>
          <table:table-cell table:number-columns-repeated="2"/>
          <table:table-cell table:formula="of:=IF(ISNUMBER([.BW850]);&quot;0x&quot;&amp;DEC2HEX([.BW850]+[.BW$2]))" office:value-type="string" office:string-value="0x1">
            <text:p>0x1</text:p>
          </table:table-cell>
          <table:table-cell table:formula="of:=IF(ISNUMBER([.BX850]);&quot;0x&quot;&amp;DEC2HEX([.BX850]+[.BX$2]))" office:value-type="string" office:string-value="0x8F">
            <text:p>0x8F</text:p>
          </table:table-cell>
          <table:table-cell table:formula="of:=IF(ISNUMBER([.BY850]);&quot;0x&quot;&amp;DEC2HEX([.BY850]+[.BY$2]);&quot;&quot;)">
            <text:p/>
          </table:table-cell>
          <table:table-cell table:formula="of:=IF(ISNUMBER([.BZ850]);&quot;0x&quot;&amp;DEC2HEX([.BZ850]+[.BZ$2]);&quot;&quot;)">
            <text:p/>
          </table:table-cell>
          <table:table-cell table:formula="of:=IF(ISNUMBER([.CB850]);&quot;0x&quot;&amp;DEC2HEX([.CB850]+[.CB$2]);&quot;&quot;)" office:value-type="string" office:string-value="0x37">
            <text:p>0x37</text:p>
          </table:table-cell>
          <table:table-cell table:formula="of:=HEX2DEC(MID([.CE850];3;2))-[.CE$2]" office:value-type="float" office:value="2">
            <text:p>2</text:p>
          </table:table-cell>
          <table:table-cell table:formula="of:=HEX2DEC(MID([.CF85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49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1:.BU851];0)-1" office:value-type="float" office:value="2">
            <text:p>2</text:p>
          </table:table-cell>
          <table:table-cell table:formula="of:=SUM([.A851:.BU851])" office:value-type="float" office:value="16">
            <text:p>16</text:p>
          </table:table-cell>
          <table:table-cell table:number-columns-repeated="2"/>
          <table:table-cell table:formula="of:=72-SUM([.BX851:.BZ851])-[.BW851]" office:value-type="float" office:value="54">
            <text:p>54</text:p>
          </table:table-cell>
          <table:table-cell table:formula="of:=[.BW852]+[.CA851]" office:value-type="float" office:value="56">
            <text:p>56</text:p>
          </table:table-cell>
          <table:table-cell table:number-columns-repeated="2"/>
          <table:table-cell table:formula="of:=IF(ISNUMBER([.BW851]);&quot;0x&quot;&amp;DEC2HEX([.BW851]+[.BW$2]))" office:value-type="string" office:string-value="0x1">
            <text:p>0x1</text:p>
          </table:table-cell>
          <table:table-cell table:formula="of:=IF(ISNUMBER([.BX851]);&quot;0x&quot;&amp;DEC2HEX([.BX851]+[.BX$2]))" office:value-type="string" office:string-value="0x8F">
            <text:p>0x8F</text:p>
          </table:table-cell>
          <table:table-cell table:formula="of:=IF(ISNUMBER([.BY851]);&quot;0x&quot;&amp;DEC2HEX([.BY851]+[.BY$2]);&quot;&quot;)">
            <text:p/>
          </table:table-cell>
          <table:table-cell table:formula="of:=IF(ISNUMBER([.BZ851]);&quot;0x&quot;&amp;DEC2HEX([.BZ851]+[.BZ$2]);&quot;&quot;)">
            <text:p/>
          </table:table-cell>
          <table:table-cell table:formula="of:=IF(ISNUMBER([.CB851]);&quot;0x&quot;&amp;DEC2HEX([.CB851]+[.CB$2]);&quot;&quot;)" office:value-type="string" office:string-value="0x37">
            <text:p>0x37</text:p>
          </table:table-cell>
          <table:table-cell table:formula="of:=HEX2DEC(MID([.CE851];3;2))-[.CE$2]" office:value-type="float" office:value="2">
            <text:p>2</text:p>
          </table:table-cell>
          <table:table-cell table:formula="of:=HEX2DEC(MID([.CF85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0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2:.BU852];0)-1" office:value-type="float" office:value="2">
            <text:p>2</text:p>
          </table:table-cell>
          <table:table-cell table:formula="of:=SUM([.A852:.BU852])" office:value-type="float" office:value="16">
            <text:p>16</text:p>
          </table:table-cell>
          <table:table-cell table:number-columns-repeated="2"/>
          <table:table-cell table:formula="of:=72-SUM([.BX852:.BZ852])-[.BW852]" office:value-type="float" office:value="54">
            <text:p>54</text:p>
          </table:table-cell>
          <table:table-cell table:formula="of:=[.BW853]+[.CA852]" office:value-type="float" office:value="56">
            <text:p>56</text:p>
          </table:table-cell>
          <table:table-cell table:number-columns-repeated="2"/>
          <table:table-cell table:formula="of:=IF(ISNUMBER([.BW852]);&quot;0x&quot;&amp;DEC2HEX([.BW852]+[.BW$2]))" office:value-type="string" office:string-value="0x1">
            <text:p>0x1</text:p>
          </table:table-cell>
          <table:table-cell table:formula="of:=IF(ISNUMBER([.BX852]);&quot;0x&quot;&amp;DEC2HEX([.BX852]+[.BX$2]))" office:value-type="string" office:string-value="0x8F">
            <text:p>0x8F</text:p>
          </table:table-cell>
          <table:table-cell table:formula="of:=IF(ISNUMBER([.BY852]);&quot;0x&quot;&amp;DEC2HEX([.BY852]+[.BY$2]);&quot;&quot;)">
            <text:p/>
          </table:table-cell>
          <table:table-cell table:formula="of:=IF(ISNUMBER([.BZ852]);&quot;0x&quot;&amp;DEC2HEX([.BZ852]+[.BZ$2]);&quot;&quot;)">
            <text:p/>
          </table:table-cell>
          <table:table-cell table:formula="of:=IF(ISNUMBER([.CB852]);&quot;0x&quot;&amp;DEC2HEX([.CB852]+[.CB$2]);&quot;&quot;)" office:value-type="string" office:string-value="0x37">
            <text:p>0x37</text:p>
          </table:table-cell>
          <table:table-cell table:formula="of:=HEX2DEC(MID([.CE852];3;2))-[.CE$2]" office:value-type="float" office:value="2">
            <text:p>2</text:p>
          </table:table-cell>
          <table:table-cell table:formula="of:=HEX2DEC(MID([.CF85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0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3:.BU853];0)-1" office:value-type="float" office:value="2">
            <text:p>2</text:p>
          </table:table-cell>
          <table:table-cell table:formula="of:=SUM([.A853:.BU853])" office:value-type="float" office:value="16">
            <text:p>16</text:p>
          </table:table-cell>
          <table:table-cell table:number-columns-repeated="2"/>
          <table:table-cell table:formula="of:=72-SUM([.BX853:.BZ853])-[.BW853]" office:value-type="float" office:value="54">
            <text:p>54</text:p>
          </table:table-cell>
          <table:table-cell table:formula="of:=[.BW854]+[.CA853]" office:value-type="float" office:value="56">
            <text:p>56</text:p>
          </table:table-cell>
          <table:table-cell table:number-columns-repeated="2"/>
          <table:table-cell table:formula="of:=IF(ISNUMBER([.BW853]);&quot;0x&quot;&amp;DEC2HEX([.BW853]+[.BW$2]))" office:value-type="string" office:string-value="0x1">
            <text:p>0x1</text:p>
          </table:table-cell>
          <table:table-cell table:formula="of:=IF(ISNUMBER([.BX853]);&quot;0x&quot;&amp;DEC2HEX([.BX853]+[.BX$2]))" office:value-type="string" office:string-value="0x8F">
            <text:p>0x8F</text:p>
          </table:table-cell>
          <table:table-cell table:formula="of:=IF(ISNUMBER([.BY853]);&quot;0x&quot;&amp;DEC2HEX([.BY853]+[.BY$2]);&quot;&quot;)">
            <text:p/>
          </table:table-cell>
          <table:table-cell table:formula="of:=IF(ISNUMBER([.BZ853]);&quot;0x&quot;&amp;DEC2HEX([.BZ853]+[.BZ$2]);&quot;&quot;)">
            <text:p/>
          </table:table-cell>
          <table:table-cell table:formula="of:=IF(ISNUMBER([.CB853]);&quot;0x&quot;&amp;DEC2HEX([.CB853]+[.CB$2]);&quot;&quot;)" office:value-type="string" office:string-value="0x37">
            <text:p>0x37</text:p>
          </table:table-cell>
          <table:table-cell table:formula="of:=HEX2DEC(MID([.CE853];3;2))-[.CE$2]" office:value-type="float" office:value="2">
            <text:p>2</text:p>
          </table:table-cell>
          <table:table-cell table:formula="of:=HEX2DEC(MID([.CF85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4:.BU854];0)-1" office:value-type="float" office:value="2">
            <text:p>2</text:p>
          </table:table-cell>
          <table:table-cell table:formula="of:=SUM([.A854:.BU854])" office:value-type="float" office:value="16">
            <text:p>16</text:p>
          </table:table-cell>
          <table:table-cell table:number-columns-repeated="2"/>
          <table:table-cell table:formula="of:=72-SUM([.BX854:.BZ854])-[.BW854]" office:value-type="float" office:value="54">
            <text:p>54</text:p>
          </table:table-cell>
          <table:table-cell table:formula="of:=[.BW855]+[.CA854]" office:value-type="float" office:value="56">
            <text:p>56</text:p>
          </table:table-cell>
          <table:table-cell table:number-columns-repeated="2"/>
          <table:table-cell table:formula="of:=IF(ISNUMBER([.BW854]);&quot;0x&quot;&amp;DEC2HEX([.BW854]+[.BW$2]))" office:value-type="string" office:string-value="0x1">
            <text:p>0x1</text:p>
          </table:table-cell>
          <table:table-cell table:formula="of:=IF(ISNUMBER([.BX854]);&quot;0x&quot;&amp;DEC2HEX([.BX854]+[.BX$2]))" office:value-type="string" office:string-value="0x8F">
            <text:p>0x8F</text:p>
          </table:table-cell>
          <table:table-cell table:formula="of:=IF(ISNUMBER([.BY854]);&quot;0x&quot;&amp;DEC2HEX([.BY854]+[.BY$2]);&quot;&quot;)">
            <text:p/>
          </table:table-cell>
          <table:table-cell table:formula="of:=IF(ISNUMBER([.BZ854]);&quot;0x&quot;&amp;DEC2HEX([.BZ854]+[.BZ$2]);&quot;&quot;)">
            <text:p/>
          </table:table-cell>
          <table:table-cell table:formula="of:=IF(ISNUMBER([.CB854]);&quot;0x&quot;&amp;DEC2HEX([.CB854]+[.CB$2]);&quot;&quot;)" office:value-type="string" office:string-value="0x37">
            <text:p>0x37</text:p>
          </table:table-cell>
          <table:table-cell table:formula="of:=HEX2DEC(MID([.CE854];3;2))-[.CE$2]" office:value-type="float" office:value="2">
            <text:p>2</text:p>
          </table:table-cell>
          <table:table-cell table:formula="of:=HEX2DEC(MID([.CF85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5:.BU855];0)-1" office:value-type="float" office:value="2">
            <text:p>2</text:p>
          </table:table-cell>
          <table:table-cell table:formula="of:=SUM([.A855:.BU855])" office:value-type="float" office:value="16">
            <text:p>16</text:p>
          </table:table-cell>
          <table:table-cell table:number-columns-repeated="2"/>
          <table:table-cell table:formula="of:=72-SUM([.BX855:.BZ855])-[.BW855]" office:value-type="float" office:value="54">
            <text:p>54</text:p>
          </table:table-cell>
          <table:table-cell table:formula="of:=[.BW856]+[.CA855]" office:value-type="float" office:value="56">
            <text:p>56</text:p>
          </table:table-cell>
          <table:table-cell table:number-columns-repeated="2"/>
          <table:table-cell table:formula="of:=IF(ISNUMBER([.BW855]);&quot;0x&quot;&amp;DEC2HEX([.BW855]+[.BW$2]))" office:value-type="string" office:string-value="0x1">
            <text:p>0x1</text:p>
          </table:table-cell>
          <table:table-cell table:formula="of:=IF(ISNUMBER([.BX855]);&quot;0x&quot;&amp;DEC2HEX([.BX855]+[.BX$2]))" office:value-type="string" office:string-value="0x8F">
            <text:p>0x8F</text:p>
          </table:table-cell>
          <table:table-cell table:formula="of:=IF(ISNUMBER([.BY855]);&quot;0x&quot;&amp;DEC2HEX([.BY855]+[.BY$2]);&quot;&quot;)">
            <text:p/>
          </table:table-cell>
          <table:table-cell table:formula="of:=IF(ISNUMBER([.BZ855]);&quot;0x&quot;&amp;DEC2HEX([.BZ855]+[.BZ$2]);&quot;&quot;)">
            <text:p/>
          </table:table-cell>
          <table:table-cell table:formula="of:=IF(ISNUMBER([.CB855]);&quot;0x&quot;&amp;DEC2HEX([.CB855]+[.CB$2]);&quot;&quot;)" office:value-type="string" office:string-value="0x37">
            <text:p>0x37</text:p>
          </table:table-cell>
          <table:table-cell table:formula="of:=HEX2DEC(MID([.CE855];3;2))-[.CE$2]" office:value-type="float" office:value="2">
            <text:p>2</text:p>
          </table:table-cell>
          <table:table-cell table:formula="of:=HEX2DEC(MID([.CF85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6:.BU856];0)-1" office:value-type="float" office:value="2">
            <text:p>2</text:p>
          </table:table-cell>
          <table:table-cell table:formula="of:=SUM([.A856:.BU856])" office:value-type="float" office:value="16">
            <text:p>16</text:p>
          </table:table-cell>
          <table:table-cell table:number-columns-repeated="2"/>
          <table:table-cell table:formula="of:=72-SUM([.BX856:.BZ856])-[.BW856]" office:value-type="float" office:value="54">
            <text:p>54</text:p>
          </table:table-cell>
          <table:table-cell table:formula="of:=[.BW857]+[.CA856]" office:value-type="float" office:value="56">
            <text:p>56</text:p>
          </table:table-cell>
          <table:table-cell table:number-columns-repeated="2"/>
          <table:table-cell table:formula="of:=IF(ISNUMBER([.BW856]);&quot;0x&quot;&amp;DEC2HEX([.BW856]+[.BW$2]))" office:value-type="string" office:string-value="0x1">
            <text:p>0x1</text:p>
          </table:table-cell>
          <table:table-cell table:formula="of:=IF(ISNUMBER([.BX856]);&quot;0x&quot;&amp;DEC2HEX([.BX856]+[.BX$2]))" office:value-type="string" office:string-value="0x8F">
            <text:p>0x8F</text:p>
          </table:table-cell>
          <table:table-cell table:formula="of:=IF(ISNUMBER([.BY856]);&quot;0x&quot;&amp;DEC2HEX([.BY856]+[.BY$2]);&quot;&quot;)">
            <text:p/>
          </table:table-cell>
          <table:table-cell table:formula="of:=IF(ISNUMBER([.BZ856]);&quot;0x&quot;&amp;DEC2HEX([.BZ856]+[.BZ$2]);&quot;&quot;)">
            <text:p/>
          </table:table-cell>
          <table:table-cell table:formula="of:=IF(ISNUMBER([.CB856]);&quot;0x&quot;&amp;DEC2HEX([.CB856]+[.CB$2]);&quot;&quot;)" office:value-type="string" office:string-value="0x37">
            <text:p>0x37</text:p>
          </table:table-cell>
          <table:table-cell table:formula="of:=HEX2DEC(MID([.CE856];3;2))-[.CE$2]" office:value-type="float" office:value="2">
            <text:p>2</text:p>
          </table:table-cell>
          <table:table-cell table:formula="of:=HEX2DEC(MID([.CF85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7:.BU857];0)-1" office:value-type="float" office:value="2">
            <text:p>2</text:p>
          </table:table-cell>
          <table:table-cell table:formula="of:=SUM([.A857:.BU857])" office:value-type="float" office:value="16">
            <text:p>16</text:p>
          </table:table-cell>
          <table:table-cell table:number-columns-repeated="2"/>
          <table:table-cell table:formula="of:=72-SUM([.BX857:.BZ857])-[.BW857]" office:value-type="float" office:value="54">
            <text:p>54</text:p>
          </table:table-cell>
          <table:table-cell table:formula="of:=[.BW858]+[.CA857]" office:value-type="float" office:value="56">
            <text:p>56</text:p>
          </table:table-cell>
          <table:table-cell table:number-columns-repeated="2"/>
          <table:table-cell table:formula="of:=IF(ISNUMBER([.BW857]);&quot;0x&quot;&amp;DEC2HEX([.BW857]+[.BW$2]))" office:value-type="string" office:string-value="0x1">
            <text:p>0x1</text:p>
          </table:table-cell>
          <table:table-cell table:formula="of:=IF(ISNUMBER([.BX857]);&quot;0x&quot;&amp;DEC2HEX([.BX857]+[.BX$2]))" office:value-type="string" office:string-value="0x8F">
            <text:p>0x8F</text:p>
          </table:table-cell>
          <table:table-cell table:formula="of:=IF(ISNUMBER([.BY857]);&quot;0x&quot;&amp;DEC2HEX([.BY857]+[.BY$2]);&quot;&quot;)">
            <text:p/>
          </table:table-cell>
          <table:table-cell table:formula="of:=IF(ISNUMBER([.BZ857]);&quot;0x&quot;&amp;DEC2HEX([.BZ857]+[.BZ$2]);&quot;&quot;)">
            <text:p/>
          </table:table-cell>
          <table:table-cell table:formula="of:=IF(ISNUMBER([.CB857]);&quot;0x&quot;&amp;DEC2HEX([.CB857]+[.CB$2]);&quot;&quot;)" office:value-type="string" office:string-value="0x37">
            <text:p>0x37</text:p>
          </table:table-cell>
          <table:table-cell table:formula="of:=HEX2DEC(MID([.CE857];3;2))-[.CE$2]" office:value-type="float" office:value="2">
            <text:p>2</text:p>
          </table:table-cell>
          <table:table-cell table:formula="of:=HEX2DEC(MID([.CF85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8:.BU858];0)-1" office:value-type="float" office:value="2">
            <text:p>2</text:p>
          </table:table-cell>
          <table:table-cell table:formula="of:=SUM([.A858:.BU858])" office:value-type="float" office:value="16">
            <text:p>16</text:p>
          </table:table-cell>
          <table:table-cell table:number-columns-repeated="2"/>
          <table:table-cell table:formula="of:=72-SUM([.BX858:.BZ858])-[.BW858]" office:value-type="float" office:value="54">
            <text:p>54</text:p>
          </table:table-cell>
          <table:table-cell table:formula="of:=[.BW859]+[.CA858]" office:value-type="float" office:value="56">
            <text:p>56</text:p>
          </table:table-cell>
          <table:table-cell table:number-columns-repeated="2"/>
          <table:table-cell table:formula="of:=IF(ISNUMBER([.BW858]);&quot;0x&quot;&amp;DEC2HEX([.BW858]+[.BW$2]))" office:value-type="string" office:string-value="0x1">
            <text:p>0x1</text:p>
          </table:table-cell>
          <table:table-cell table:formula="of:=IF(ISNUMBER([.BX858]);&quot;0x&quot;&amp;DEC2HEX([.BX858]+[.BX$2]))" office:value-type="string" office:string-value="0x8F">
            <text:p>0x8F</text:p>
          </table:table-cell>
          <table:table-cell table:formula="of:=IF(ISNUMBER([.BY858]);&quot;0x&quot;&amp;DEC2HEX([.BY858]+[.BY$2]);&quot;&quot;)">
            <text:p/>
          </table:table-cell>
          <table:table-cell table:formula="of:=IF(ISNUMBER([.BZ858]);&quot;0x&quot;&amp;DEC2HEX([.BZ858]+[.BZ$2]);&quot;&quot;)">
            <text:p/>
          </table:table-cell>
          <table:table-cell table:formula="of:=IF(ISNUMBER([.CB858]);&quot;0x&quot;&amp;DEC2HEX([.CB858]+[.CB$2]);&quot;&quot;)" office:value-type="string" office:string-value="0x37">
            <text:p>0x37</text:p>
          </table:table-cell>
          <table:table-cell table:formula="of:=HEX2DEC(MID([.CE858];3;2))-[.CE$2]" office:value-type="float" office:value="2">
            <text:p>2</text:p>
          </table:table-cell>
          <table:table-cell table:formula="of:=HEX2DEC(MID([.CF85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859:.BU859];0)-1" office:value-type="float" office:value="2">
            <text:p>2</text:p>
          </table:table-cell>
          <table:table-cell table:formula="of:=SUM([.A859:.BU859])" office:value-type="float" office:value="16">
            <text:p>16</text:p>
          </table:table-cell>
          <table:table-cell table:number-columns-repeated="2"/>
          <table:table-cell table:formula="of:=72-SUM([.BX859:.BZ859])-[.BW859]" office:value-type="float" office:value="54">
            <text:p>54</text:p>
          </table:table-cell>
          <table:table-cell table:formula="of:=[.BW860]+[.CA859]" office:value-type="float" office:value="56">
            <text:p>56</text:p>
          </table:table-cell>
          <table:table-cell table:number-columns-repeated="2"/>
          <table:table-cell table:formula="of:=IF(ISNUMBER([.BW859]);&quot;0x&quot;&amp;DEC2HEX([.BW859]+[.BW$2]))" office:value-type="string" office:string-value="0x1">
            <text:p>0x1</text:p>
          </table:table-cell>
          <table:table-cell table:formula="of:=IF(ISNUMBER([.BX859]);&quot;0x&quot;&amp;DEC2HEX([.BX859]+[.BX$2]))" office:value-type="string" office:string-value="0x8F">
            <text:p>0x8F</text:p>
          </table:table-cell>
          <table:table-cell table:formula="of:=IF(ISNUMBER([.BY859]);&quot;0x&quot;&amp;DEC2HEX([.BY859]+[.BY$2]);&quot;&quot;)">
            <text:p/>
          </table:table-cell>
          <table:table-cell table:formula="of:=IF(ISNUMBER([.BZ859]);&quot;0x&quot;&amp;DEC2HEX([.BZ859]+[.BZ$2]);&quot;&quot;)">
            <text:p/>
          </table:table-cell>
          <table:table-cell table:formula="of:=IF(ISNUMBER([.CB859]);&quot;0x&quot;&amp;DEC2HEX([.CB859]+[.CB$2]);&quot;&quot;)" office:value-type="string" office:string-value="0x37">
            <text:p>0x37</text:p>
          </table:table-cell>
          <table:table-cell table:formula="of:=HEX2DEC(MID([.CE859];3;2))-[.CE$2]" office:value-type="float" office:value="2">
            <text:p>2</text:p>
          </table:table-cell>
          <table:table-cell table:formula="of:=HEX2DEC(MID([.CF85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60:.BU860];0)-1" office:value-type="float" office:value="2">
            <text:p>2</text:p>
          </table:table-cell>
          <table:table-cell table:formula="of:=SUM([.A860:.BU860])" office:value-type="float" office:value="16">
            <text:p>16</text:p>
          </table:table-cell>
          <table:table-cell table:number-columns-repeated="2"/>
          <table:table-cell table:formula="of:=72-SUM([.BX860:.BZ860])-[.BW860]" office:value-type="float" office:value="54">
            <text:p>54</text:p>
          </table:table-cell>
          <table:table-cell table:formula="of:=[.BW861]+[.CA860]" office:value-type="float" office:value="56">
            <text:p>56</text:p>
          </table:table-cell>
          <table:table-cell table:number-columns-repeated="2"/>
          <table:table-cell table:formula="of:=IF(ISNUMBER([.BW860]);&quot;0x&quot;&amp;DEC2HEX([.BW860]+[.BW$2]))" office:value-type="string" office:string-value="0x1">
            <text:p>0x1</text:p>
          </table:table-cell>
          <table:table-cell table:formula="of:=IF(ISNUMBER([.BX860]);&quot;0x&quot;&amp;DEC2HEX([.BX860]+[.BX$2]))" office:value-type="string" office:string-value="0x8F">
            <text:p>0x8F</text:p>
          </table:table-cell>
          <table:table-cell table:formula="of:=IF(ISNUMBER([.BY860]);&quot;0x&quot;&amp;DEC2HEX([.BY860]+[.BY$2]);&quot;&quot;)">
            <text:p/>
          </table:table-cell>
          <table:table-cell table:formula="of:=IF(ISNUMBER([.BZ860]);&quot;0x&quot;&amp;DEC2HEX([.BZ860]+[.BZ$2]);&quot;&quot;)">
            <text:p/>
          </table:table-cell>
          <table:table-cell table:formula="of:=IF(ISNUMBER([.CB860]);&quot;0x&quot;&amp;DEC2HEX([.CB860]+[.CB$2]);&quot;&quot;)" office:value-type="string" office:string-value="0x37">
            <text:p>0x37</text:p>
          </table:table-cell>
          <table:table-cell table:formula="of:=HEX2DEC(MID([.CE860];3;2))-[.CE$2]" office:value-type="float" office:value="2">
            <text:p>2</text:p>
          </table:table-cell>
          <table:table-cell table:formula="of:=HEX2DEC(MID([.CF86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61:.BU861];0)-1" office:value-type="float" office:value="2">
            <text:p>2</text:p>
          </table:table-cell>
          <table:table-cell table:formula="of:=SUM([.A861:.BU861])" office:value-type="float" office:value="16">
            <text:p>16</text:p>
          </table:table-cell>
          <table:table-cell table:number-columns-repeated="2"/>
          <table:table-cell table:formula="of:=72-SUM([.BX861:.BZ861])-[.BW861]" office:value-type="float" office:value="54">
            <text:p>54</text:p>
          </table:table-cell>
          <table:table-cell table:formula="of:=[.BW862]+[.CA861]" office:value-type="float" office:value="56">
            <text:p>56</text:p>
          </table:table-cell>
          <table:table-cell table:number-columns-repeated="2"/>
          <table:table-cell table:formula="of:=IF(ISNUMBER([.BW861]);&quot;0x&quot;&amp;DEC2HEX([.BW861]+[.BW$2]))" office:value-type="string" office:string-value="0x1">
            <text:p>0x1</text:p>
          </table:table-cell>
          <table:table-cell table:formula="of:=IF(ISNUMBER([.BX861]);&quot;0x&quot;&amp;DEC2HEX([.BX861]+[.BX$2]))" office:value-type="string" office:string-value="0x8F">
            <text:p>0x8F</text:p>
          </table:table-cell>
          <table:table-cell table:formula="of:=IF(ISNUMBER([.BY861]);&quot;0x&quot;&amp;DEC2HEX([.BY861]+[.BY$2]);&quot;&quot;)">
            <text:p/>
          </table:table-cell>
          <table:table-cell table:formula="of:=IF(ISNUMBER([.BZ861]);&quot;0x&quot;&amp;DEC2HEX([.BZ861]+[.BZ$2]);&quot;&quot;)">
            <text:p/>
          </table:table-cell>
          <table:table-cell table:formula="of:=IF(ISNUMBER([.CB861]);&quot;0x&quot;&amp;DEC2HEX([.CB861]+[.CB$2]);&quot;&quot;)" office:value-type="string" office:string-value="0x37">
            <text:p>0x37</text:p>
          </table:table-cell>
          <table:table-cell table:formula="of:=HEX2DEC(MID([.CE861];3;2))-[.CE$2]" office:value-type="float" office:value="2">
            <text:p>2</text:p>
          </table:table-cell>
          <table:table-cell table:formula="of:=HEX2DEC(MID([.CF86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62:.BU862];0)-1" office:value-type="float" office:value="2">
            <text:p>2</text:p>
          </table:table-cell>
          <table:table-cell table:formula="of:=SUM([.A862:.BU862])" office:value-type="float" office:value="16">
            <text:p>16</text:p>
          </table:table-cell>
          <table:table-cell table:number-columns-repeated="2"/>
          <table:table-cell table:formula="of:=72-SUM([.BX862:.BZ862])-[.BW862]" office:value-type="float" office:value="54">
            <text:p>54</text:p>
          </table:table-cell>
          <table:table-cell table:formula="of:=[.BW863]+[.CA862]" office:value-type="float" office:value="56">
            <text:p>56</text:p>
          </table:table-cell>
          <table:table-cell table:number-columns-repeated="2"/>
          <table:table-cell table:formula="of:=IF(ISNUMBER([.BW862]);&quot;0x&quot;&amp;DEC2HEX([.BW862]+[.BW$2]))" office:value-type="string" office:string-value="0x1">
            <text:p>0x1</text:p>
          </table:table-cell>
          <table:table-cell table:formula="of:=IF(ISNUMBER([.BX862]);&quot;0x&quot;&amp;DEC2HEX([.BX862]+[.BX$2]))" office:value-type="string" office:string-value="0x8F">
            <text:p>0x8F</text:p>
          </table:table-cell>
          <table:table-cell table:formula="of:=IF(ISNUMBER([.BY862]);&quot;0x&quot;&amp;DEC2HEX([.BY862]+[.BY$2]);&quot;&quot;)">
            <text:p/>
          </table:table-cell>
          <table:table-cell table:formula="of:=IF(ISNUMBER([.BZ862]);&quot;0x&quot;&amp;DEC2HEX([.BZ862]+[.BZ$2]);&quot;&quot;)">
            <text:p/>
          </table:table-cell>
          <table:table-cell table:formula="of:=IF(ISNUMBER([.CB862]);&quot;0x&quot;&amp;DEC2HEX([.CB862]+[.CB$2]);&quot;&quot;)" office:value-type="string" office:string-value="0x37">
            <text:p>0x37</text:p>
          </table:table-cell>
          <table:table-cell table:formula="of:=HEX2DEC(MID([.CE862];3;2))-[.CE$2]" office:value-type="float" office:value="2">
            <text:p>2</text:p>
          </table:table-cell>
          <table:table-cell table:formula="of:=HEX2DEC(MID([.CF86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63:.BU863];0)-1" office:value-type="float" office:value="2">
            <text:p>2</text:p>
          </table:table-cell>
          <table:table-cell table:formula="of:=SUM([.A863:.BU863])" office:value-type="float" office:value="16">
            <text:p>16</text:p>
          </table:table-cell>
          <table:table-cell table:number-columns-repeated="2"/>
          <table:table-cell table:formula="of:=72-SUM([.BX863:.BZ863])-[.BW863]" office:value-type="float" office:value="54">
            <text:p>54</text:p>
          </table:table-cell>
          <table:table-cell table:formula="of:=[.BW864]+[.CA863]" office:value-type="float" office:value="56">
            <text:p>56</text:p>
          </table:table-cell>
          <table:table-cell table:number-columns-repeated="2"/>
          <table:table-cell table:formula="of:=IF(ISNUMBER([.BW863]);&quot;0x&quot;&amp;DEC2HEX([.BW863]+[.BW$2]))" office:value-type="string" office:string-value="0x1">
            <text:p>0x1</text:p>
          </table:table-cell>
          <table:table-cell table:formula="of:=IF(ISNUMBER([.BX863]);&quot;0x&quot;&amp;DEC2HEX([.BX863]+[.BX$2]))" office:value-type="string" office:string-value="0x8F">
            <text:p>0x8F</text:p>
          </table:table-cell>
          <table:table-cell table:formula="of:=IF(ISNUMBER([.BY863]);&quot;0x&quot;&amp;DEC2HEX([.BY863]+[.BY$2]);&quot;&quot;)">
            <text:p/>
          </table:table-cell>
          <table:table-cell table:formula="of:=IF(ISNUMBER([.BZ863]);&quot;0x&quot;&amp;DEC2HEX([.BZ863]+[.BZ$2]);&quot;&quot;)">
            <text:p/>
          </table:table-cell>
          <table:table-cell table:formula="of:=IF(ISNUMBER([.CB863]);&quot;0x&quot;&amp;DEC2HEX([.CB863]+[.CB$2]);&quot;&quot;)" office:value-type="string" office:string-value="0x37">
            <text:p>0x37</text:p>
          </table:table-cell>
          <table:table-cell table:formula="of:=HEX2DEC(MID([.CE863];3;2))-[.CE$2]" office:value-type="float" office:value="2">
            <text:p>2</text:p>
          </table:table-cell>
          <table:table-cell table:formula="of:=HEX2DEC(MID([.CF86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64:.BU864];0)-1" office:value-type="float" office:value="2">
            <text:p>2</text:p>
          </table:table-cell>
          <table:table-cell table:formula="of:=SUM([.A864:.BU864])" office:value-type="float" office:value="16">
            <text:p>16</text:p>
          </table:table-cell>
          <table:table-cell table:number-columns-repeated="2"/>
          <table:table-cell table:formula="of:=72-SUM([.BX864:.BZ864])-[.BW864]" office:value-type="float" office:value="54">
            <text:p>54</text:p>
          </table:table-cell>
          <table:table-cell table:formula="of:=[.BW865]+[.CA864]" office:value-type="float" office:value="56">
            <text:p>56</text:p>
          </table:table-cell>
          <table:table-cell table:number-columns-repeated="2"/>
          <table:table-cell table:formula="of:=IF(ISNUMBER([.BW864]);&quot;0x&quot;&amp;DEC2HEX([.BW864]+[.BW$2]))" office:value-type="string" office:string-value="0x1">
            <text:p>0x1</text:p>
          </table:table-cell>
          <table:table-cell table:formula="of:=IF(ISNUMBER([.BX864]);&quot;0x&quot;&amp;DEC2HEX([.BX864]+[.BX$2]))" office:value-type="string" office:string-value="0x8F">
            <text:p>0x8F</text:p>
          </table:table-cell>
          <table:table-cell table:formula="of:=IF(ISNUMBER([.BY864]);&quot;0x&quot;&amp;DEC2HEX([.BY864]+[.BY$2]);&quot;&quot;)">
            <text:p/>
          </table:table-cell>
          <table:table-cell table:formula="of:=IF(ISNUMBER([.BZ864]);&quot;0x&quot;&amp;DEC2HEX([.BZ864]+[.BZ$2]);&quot;&quot;)">
            <text:p/>
          </table:table-cell>
          <table:table-cell table:formula="of:=IF(ISNUMBER([.CB864]);&quot;0x&quot;&amp;DEC2HEX([.CB864]+[.CB$2]);&quot;&quot;)" office:value-type="string" office:string-value="0x37">
            <text:p>0x37</text:p>
          </table:table-cell>
          <table:table-cell table:formula="of:=HEX2DEC(MID([.CE864];3;2))-[.CE$2]" office:value-type="float" office:value="2">
            <text:p>2</text:p>
          </table:table-cell>
          <table:table-cell table:formula="of:=HEX2DEC(MID([.CF86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65:.BU865];0)-1" office:value-type="float" office:value="2">
            <text:p>2</text:p>
          </table:table-cell>
          <table:table-cell table:formula="of:=SUM([.A865:.BU865])" office:value-type="float" office:value="16">
            <text:p>16</text:p>
          </table:table-cell>
          <table:table-cell table:number-columns-repeated="2"/>
          <table:table-cell table:formula="of:=72-SUM([.BX865:.BZ865])-[.BW865]" office:value-type="float" office:value="54">
            <text:p>54</text:p>
          </table:table-cell>
          <table:table-cell table:formula="of:=[.BW866]+[.CA865]" office:value-type="float" office:value="56">
            <text:p>56</text:p>
          </table:table-cell>
          <table:table-cell table:number-columns-repeated="2"/>
          <table:table-cell table:formula="of:=IF(ISNUMBER([.BW865]);&quot;0x&quot;&amp;DEC2HEX([.BW865]+[.BW$2]))" office:value-type="string" office:string-value="0x1">
            <text:p>0x1</text:p>
          </table:table-cell>
          <table:table-cell table:formula="of:=IF(ISNUMBER([.BX865]);&quot;0x&quot;&amp;DEC2HEX([.BX865]+[.BX$2]))" office:value-type="string" office:string-value="0x8F">
            <text:p>0x8F</text:p>
          </table:table-cell>
          <table:table-cell table:formula="of:=IF(ISNUMBER([.BY865]);&quot;0x&quot;&amp;DEC2HEX([.BY865]+[.BY$2]);&quot;&quot;)">
            <text:p/>
          </table:table-cell>
          <table:table-cell table:formula="of:=IF(ISNUMBER([.BZ865]);&quot;0x&quot;&amp;DEC2HEX([.BZ865]+[.BZ$2]);&quot;&quot;)">
            <text:p/>
          </table:table-cell>
          <table:table-cell table:formula="of:=IF(ISNUMBER([.CB865]);&quot;0x&quot;&amp;DEC2HEX([.CB865]+[.CB$2]);&quot;&quot;)" office:value-type="string" office:string-value="0x37">
            <text:p>0x37</text:p>
          </table:table-cell>
          <table:table-cell table:formula="of:=HEX2DEC(MID([.CE865];3;2))-[.CE$2]" office:value-type="float" office:value="2">
            <text:p>2</text:p>
          </table:table-cell>
          <table:table-cell table:formula="of:=HEX2DEC(MID([.CF86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9"/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866:.BU866];0)-1" office:value-type="float" office:value="2">
            <text:p>2</text:p>
          </table:table-cell>
          <table:table-cell table:formula="of:=SUM([.A866:.BU866])" office:value-type="float" office:value="18">
            <text:p>18</text:p>
          </table:table-cell>
          <table:table-cell table:number-columns-repeated="2"/>
          <table:table-cell table:formula="of:=72-SUM([.BX866:.BZ866])-[.BW866]" office:value-type="float" office:value="52">
            <text:p>52</text:p>
          </table:table-cell>
          <table:table-cell table:formula="of:=[.BW867]+[.CA866]" office:value-type="float" office:value="54">
            <text:p>54</text:p>
          </table:table-cell>
          <table:table-cell table:number-columns-repeated="2"/>
          <table:table-cell table:formula="of:=IF(ISNUMBER([.BW866]);&quot;0x&quot;&amp;DEC2HEX([.BW866]+[.BW$2]))" office:value-type="string" office:string-value="0x1">
            <text:p>0x1</text:p>
          </table:table-cell>
          <table:table-cell table:formula="of:=IF(ISNUMBER([.BX866]);&quot;0x&quot;&amp;DEC2HEX([.BX866]+[.BX$2]))" office:value-type="string" office:string-value="0x91">
            <text:p>0x91</text:p>
          </table:table-cell>
          <table:table-cell table:formula="of:=IF(ISNUMBER([.BY866]);&quot;0x&quot;&amp;DEC2HEX([.BY866]+[.BY$2]);&quot;&quot;)">
            <text:p/>
          </table:table-cell>
          <table:table-cell table:formula="of:=IF(ISNUMBER([.BZ866]);&quot;0x&quot;&amp;DEC2HEX([.BZ866]+[.BZ$2]);&quot;&quot;)">
            <text:p/>
          </table:table-cell>
          <table:table-cell table:formula="of:=IF(ISNUMBER([.CB866]);&quot;0x&quot;&amp;DEC2HEX([.CB866]+[.CB$2]);&quot;&quot;)" office:value-type="string" office:string-value="0x35">
            <text:p>0x35</text:p>
          </table:table-cell>
          <table:table-cell table:formula="of:=HEX2DEC(MID([.CE866];3;2))-[.CE$2]" office:value-type="float" office:value="2">
            <text:p>2</text:p>
          </table:table-cell>
          <table:table-cell table:formula="of:=HEX2DEC(MID([.CF866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6"/>
          <table:table-cell table:number-columns-repeated="12" office:value-type="float" office:value="1">
            <text:p>1</text:p>
          </table:table-cell>
          <table:table-cell table:number-columns-repeated="4"/>
          <table:table-cell table:formula="of:=MATCH(1;[.A867:.BU867];0)-1" office:value-type="float" office:value="2">
            <text:p>2</text:p>
          </table:table-cell>
          <table:table-cell table:formula="of:=SUM([.A867:.BU867])" office:value-type="float" office:value="21">
            <text:p>21</text:p>
          </table:table-cell>
          <table:table-cell table:number-columns-repeated="2"/>
          <table:table-cell table:formula="of:=72-SUM([.BX867:.BZ867])-[.BW867]" office:value-type="float" office:value="49">
            <text:p>49</text:p>
          </table:table-cell>
          <table:table-cell table:formula="of:=[.BW868]+[.CA867]" office:value-type="float" office:value="52">
            <text:p>52</text:p>
          </table:table-cell>
          <table:table-cell table:number-columns-repeated="2"/>
          <table:table-cell table:formula="of:=IF(ISNUMBER([.BW867]);&quot;0x&quot;&amp;DEC2HEX([.BW867]+[.BW$2]))" office:value-type="string" office:string-value="0x1">
            <text:p>0x1</text:p>
          </table:table-cell>
          <table:table-cell table:formula="of:=IF(ISNUMBER([.BX867]);&quot;0x&quot;&amp;DEC2HEX([.BX867]+[.BX$2]))" office:value-type="string" office:string-value="0x94">
            <text:p>0x94</text:p>
          </table:table-cell>
          <table:table-cell table:formula="of:=IF(ISNUMBER([.BY867]);&quot;0x&quot;&amp;DEC2HEX([.BY867]+[.BY$2]);&quot;&quot;)">
            <text:p/>
          </table:table-cell>
          <table:table-cell table:formula="of:=IF(ISNUMBER([.BZ867]);&quot;0x&quot;&amp;DEC2HEX([.BZ867]+[.BZ$2]);&quot;&quot;)">
            <text:p/>
          </table:table-cell>
          <table:table-cell table:formula="of:=IF(ISNUMBER([.CB867]);&quot;0x&quot;&amp;DEC2HEX([.CB867]+[.CB$2]);&quot;&quot;)" office:value-type="string" office:string-value="0x33">
            <text:p>0x33</text:p>
          </table:table-cell>
          <table:table-cell table:formula="of:=HEX2DEC(MID([.CE867];3;2))-[.CE$2]" office:value-type="float" office:value="2">
            <text:p>2</text:p>
          </table:table-cell>
          <table:table-cell table:formula="of:=HEX2DEC(MID([.CF867];3;2))-[.CF$2]" office:value-type="float" office:value="21">
            <text:p>21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67" office:value-type="float" office:value="1">
            <text:p>1</text:p>
          </table:table-cell>
          <table:table-cell table:number-columns-repeated="4"/>
          <table:table-cell table:formula="of:=MATCH(1;[.A868:.BU868];0)-1" office:value-type="float" office:value="3">
            <text:p>3</text:p>
          </table:table-cell>
          <table:table-cell table:formula="of:=SUM([.A868:.BU868])" office:value-type="float" office:value="67">
            <text:p>67</text:p>
          </table:table-cell>
          <table:table-cell table:number-columns-repeated="2"/>
          <table:table-cell table:formula="of:=72-SUM([.BX868:.BZ868])-[.BW868]" office:value-type="float" office:value="2">
            <text:p>2</text:p>
          </table:table-cell>
          <table:table-cell table:formula="of:=[.BW869]+[.CA868]" office:value-type="float" office:value="6">
            <text:p>6</text:p>
          </table:table-cell>
          <table:table-cell table:number-columns-repeated="2"/>
          <table:table-cell table:formula="of:=IF(ISNUMBER([.BW868]);&quot;0x&quot;&amp;DEC2HEX([.BW868]+[.BW$2]))" office:value-type="string" office:string-value="0x2">
            <text:p>0x2</text:p>
          </table:table-cell>
          <table:table-cell table:formula="of:=IF(ISNUMBER([.BX868]);&quot;0x&quot;&amp;DEC2HEX([.BX868]+[.BX$2]))" office:value-type="string" office:string-value="0xC2">
            <text:p>0xC2</text:p>
          </table:table-cell>
          <table:table-cell table:formula="of:=IF(ISNUMBER([.BY868]);&quot;0x&quot;&amp;DEC2HEX([.BY868]+[.BY$2]);&quot;&quot;)">
            <text:p/>
          </table:table-cell>
          <table:table-cell table:formula="of:=IF(ISNUMBER([.BZ868]);&quot;0x&quot;&amp;DEC2HEX([.BZ868]+[.BZ$2]);&quot;&quot;)">
            <text:p/>
          </table:table-cell>
          <table:table-cell table:formula="of:=IF(ISNUMBER([.CB868]);&quot;0x&quot;&amp;DEC2HEX([.CB868]+[.CB$2]);&quot;&quot;)" office:value-type="string" office:string-value="0x5">
            <text:p>0x5</text:p>
          </table:table-cell>
          <table:table-cell table:formula="of:=HEX2DEC(MID([.CE868];3;2))-[.CE$2]" office:value-type="float" office:value="3">
            <text:p>3</text:p>
          </table:table-cell>
          <table:table-cell table:formula="of:=HEX2DEC(MID([.CF868];3;2))-[.CF$2]" office:value-type="float" office:value="67">
            <text:p>67</text:p>
          </table:table-cell>
          <table:table-cell table:number-columns-repeated="12"/>
        </table:table-row>
        <table:table-row table:style-name="ro6">
          <table:table-cell table:number-columns-repeated="3"/>
          <table:table-cell office:value-type="string">
            <text:p><text:s/></text:p>
          </table:table-cell>
          <table:table-cell table:number-columns-repeated="65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"/>
          <table:table-cell table:formula="of:=MATCH(1;[.A869:.BU869];0)-1" office:value-type="float" office:value="4">
            <text:p>4</text:p>
          </table:table-cell>
          <table:table-cell table:formula="of:=SUM([.A869:.BU869])" office:value-type="float" office:value="65">
            <text:p>65</text:p>
          </table:table-cell>
          <table:table-cell table:number-columns-repeated="2"/>
          <table:table-cell table:formula="of:=72-SUM([.BX869:.BZ869])-[.BW869]" office:value-type="float" office:value="3">
            <text:p>3</text:p>
          </table:table-cell>
          <table:table-cell table:formula="of:=[.BW870]+[.CA869]" office:value-type="float" office:value="8">
            <text:p>8</text:p>
          </table:table-cell>
          <table:table-cell table:number-columns-repeated="2"/>
          <table:table-cell table:formula="of:=IF(ISNUMBER([.BW869]);&quot;0x&quot;&amp;DEC2HEX([.BW869]+[.BW$2]))" office:value-type="string" office:string-value="0x3">
            <text:p>0x3</text:p>
          </table:table-cell>
          <table:table-cell table:formula="of:=IF(ISNUMBER([.BX869]);&quot;0x&quot;&amp;DEC2HEX([.BX869]+[.BX$2]))" office:value-type="string" office:string-value="0xC0">
            <text:p>0xC0</text:p>
          </table:table-cell>
          <table:table-cell table:formula="of:=IF(ISNUMBER([.BY869]);&quot;0x&quot;&amp;DEC2HEX([.BY869]+[.BY$2]);&quot;&quot;)">
            <text:p/>
          </table:table-cell>
          <table:table-cell table:formula="of:=IF(ISNUMBER([.BZ869]);&quot;0x&quot;&amp;DEC2HEX([.BZ869]+[.BZ$2]);&quot;&quot;)">
            <text:p/>
          </table:table-cell>
          <table:table-cell table:formula="of:=IF(ISNUMBER([.CB869]);&quot;0x&quot;&amp;DEC2HEX([.CB869]+[.CB$2]);&quot;&quot;)" office:value-type="string" office:string-value="0x7">
            <text:p>0x7</text:p>
          </table:table-cell>
          <table:table-cell table:formula="of:=HEX2DEC(MID([.CE869];3;2))-[.CE$2]" office:value-type="float" office:value="4">
            <text:p>4</text:p>
          </table:table-cell>
          <table:table-cell table:formula="of:=HEX2DEC(MID([.CF869];3;2))-[.CF$2]" office:value-type="float" office:value="65">
            <text:p>65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62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4"/>
          <table:table-cell table:formula="of:=MATCH(1;[.A870:.BU870];0)-1" office:value-type="float" office:value="5">
            <text:p>5</text:p>
          </table:table-cell>
          <table:table-cell table:formula="of:=SUM([.A870:.BU870])" office:value-type="float" office:value="62">
            <text:p>62</text:p>
          </table:table-cell>
          <table:table-cell table:number-columns-repeated="2"/>
          <table:table-cell table:formula="of:=72-SUM([.BX870:.BZ870])-[.BW870]" office:value-type="float" office:value="5">
            <text:p>5</text:p>
          </table:table-cell>
          <table:table-cell table:formula="of:=[.BW871]+[.CA870]" office:value-type="float" office:value="11">
            <text:p>11</text:p>
          </table:table-cell>
          <table:table-cell table:number-columns-repeated="2"/>
          <table:table-cell table:formula="of:=IF(ISNUMBER([.BW870]);&quot;0x&quot;&amp;DEC2HEX([.BW870]+[.BW$2]))" office:value-type="string" office:string-value="0x4">
            <text:p>0x4</text:p>
          </table:table-cell>
          <table:table-cell table:formula="of:=IF(ISNUMBER([.BX870]);&quot;0x&quot;&amp;DEC2HEX([.BX870]+[.BX$2]))" office:value-type="string" office:string-value="0xBD">
            <text:p>0xBD</text:p>
          </table:table-cell>
          <table:table-cell table:formula="of:=IF(ISNUMBER([.BY870]);&quot;0x&quot;&amp;DEC2HEX([.BY870]+[.BY$2]);&quot;&quot;)">
            <text:p/>
          </table:table-cell>
          <table:table-cell table:formula="of:=IF(ISNUMBER([.BZ870]);&quot;0x&quot;&amp;DEC2HEX([.BZ870]+[.BZ$2]);&quot;&quot;)">
            <text:p/>
          </table:table-cell>
          <table:table-cell table:formula="of:=IF(ISNUMBER([.CB870]);&quot;0x&quot;&amp;DEC2HEX([.CB870]+[.CB$2]);&quot;&quot;)" office:value-type="string" office:string-value="0xA">
            <text:p>0xA</text:p>
          </table:table-cell>
          <table:table-cell table:formula="of:=HEX2DEC(MID([.CE870];3;2))-[.CE$2]" office:value-type="float" office:value="5">
            <text:p>5</text:p>
          </table:table-cell>
          <table:table-cell table:formula="of:=HEX2DEC(MID([.CF870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3" office:value-type="string">
            <text:p><text:s/></text:p>
          </table:table-cell>
          <table:table-cell table:number-columns-repeated="59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 table:number-columns-repeated="4"/>
          <table:table-cell table:formula="of:=MATCH(1;[.A871:.BU871];0)-1" office:value-type="float" office:value="6">
            <text:p>6</text:p>
          </table:table-cell>
          <table:table-cell table:formula="of:=SUM([.A871:.BU871])" office:value-type="float" office:value="59">
            <text:p>59</text:p>
          </table:table-cell>
          <table:table-cell table:number-columns-repeated="2"/>
          <table:table-cell table:formula="of:=72-SUM([.BX871:.BZ871])-[.BW871]" office:value-type="float" office:value="7">
            <text:p>7</text:p>
          </table:table-cell>
          <table:table-cell table:formula="of:=[.BW872]+[.CA871]" office:value-type="float" office:value="15">
            <text:p>15</text:p>
          </table:table-cell>
          <table:table-cell table:number-columns-repeated="2"/>
          <table:table-cell table:formula="of:=IF(ISNUMBER([.BW871]);&quot;0x&quot;&amp;DEC2HEX([.BW871]+[.BW$2]))" office:value-type="string" office:string-value="0x5">
            <text:p>0x5</text:p>
          </table:table-cell>
          <table:table-cell table:formula="of:=IF(ISNUMBER([.BX871]);&quot;0x&quot;&amp;DEC2HEX([.BX871]+[.BX$2]))" office:value-type="string" office:string-value="0xBA">
            <text:p>0xBA</text:p>
          </table:table-cell>
          <table:table-cell table:formula="of:=IF(ISNUMBER([.BY871]);&quot;0x&quot;&amp;DEC2HEX([.BY871]+[.BY$2]);&quot;&quot;)">
            <text:p/>
          </table:table-cell>
          <table:table-cell table:formula="of:=IF(ISNUMBER([.BZ871]);&quot;0x&quot;&amp;DEC2HEX([.BZ871]+[.BZ$2]);&quot;&quot;)">
            <text:p/>
          </table:table-cell>
          <table:table-cell table:formula="of:=IF(ISNUMBER([.CB871]);&quot;0x&quot;&amp;DEC2HEX([.CB871]+[.CB$2]);&quot;&quot;)" office:value-type="string" office:string-value="0xE">
            <text:p>0xE</text:p>
          </table:table-cell>
          <table:table-cell table:formula="of:=HEX2DEC(MID([.CE871];3;2))-[.CE$2]" office:value-type="float" office:value="6">
            <text:p>6</text:p>
          </table:table-cell>
          <table:table-cell table:formula="of:=HEX2DEC(MID([.CF871];3;2))-[.CF$2]" office:value-type="float" office:value="59">
            <text:p>59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5" office:value-type="string">
            <text:p><text:s/></text:p>
          </table:table-cell>
          <table:table-cell table:number-columns-repeated="56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4"/>
          <table:table-cell table:formula="of:=MATCH(1;[.A872:.BU872];0)-1" office:value-type="float" office:value="8">
            <text:p>8</text:p>
          </table:table-cell>
          <table:table-cell table:formula="of:=SUM([.A872:.BU872])" office:value-type="float" office:value="56">
            <text:p>56</text:p>
          </table:table-cell>
          <table:table-cell table:number-columns-repeated="2"/>
          <table:table-cell table:formula="of:=72-SUM([.BX872:.BZ872])-[.BW872]" office:value-type="float" office:value="8">
            <text:p>8</text:p>
          </table:table-cell>
          <table:table-cell table:formula="of:=[.BW873]+[.CA872]" office:value-type="float" office:value="16">
            <text:p>16</text:p>
          </table:table-cell>
          <table:table-cell table:number-columns-repeated="2"/>
          <table:table-cell table:formula="of:=IF(ISNUMBER([.BW872]);&quot;0x&quot;&amp;DEC2HEX([.BW872]+[.BW$2]))" office:value-type="string" office:string-value="0x7">
            <text:p>0x7</text:p>
          </table:table-cell>
          <table:table-cell table:formula="of:=IF(ISNUMBER([.BX872]);&quot;0x&quot;&amp;DEC2HEX([.BX872]+[.BX$2]))" office:value-type="string" office:string-value="0xB7">
            <text:p>0xB7</text:p>
          </table:table-cell>
          <table:table-cell table:formula="of:=IF(ISNUMBER([.BY872]);&quot;0x&quot;&amp;DEC2HEX([.BY872]+[.BY$2]);&quot;&quot;)">
            <text:p/>
          </table:table-cell>
          <table:table-cell table:formula="of:=IF(ISNUMBER([.BZ872]);&quot;0x&quot;&amp;DEC2HEX([.BZ872]+[.BZ$2]);&quot;&quot;)">
            <text:p/>
          </table:table-cell>
          <table:table-cell table:formula="of:=IF(ISNUMBER([.CB872]);&quot;0x&quot;&amp;DEC2HEX([.CB872]+[.CB$2]);&quot;&quot;)" office:value-type="string" office:string-value="0xF">
            <text:p>0xF</text:p>
          </table:table-cell>
          <table:table-cell table:formula="of:=HEX2DEC(MID([.CE872];3;2))-[.CE$2]" office:value-type="float" office:value="8">
            <text:p>8</text:p>
          </table:table-cell>
          <table:table-cell table:formula="of:=HEX2DEC(MID([.CF872];3;2))-[.CF$2]" office:value-type="float" office:value="56">
            <text:p>56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5" office:value-type="string">
            <text:p><text:s/></text:p>
          </table:table-cell>
          <table:table-cell table:number-columns-repeated="58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4"/>
          <table:table-cell table:formula="of:=MATCH(1;[.A873:.BU873];0)-1" office:value-type="float" office:value="8">
            <text:p>8</text:p>
          </table:table-cell>
          <table:table-cell table:formula="of:=SUM([.A873:.BU873])" office:value-type="float" office:value="58">
            <text:p>58</text:p>
          </table:table-cell>
          <table:table-cell table:number-columns-repeated="2"/>
          <table:table-cell table:formula="of:=72-SUM([.BX873:.BZ873])-[.BW873]" office:value-type="float" office:value="6">
            <text:p>6</text:p>
          </table:table-cell>
          <table:table-cell table:formula="of:=[.BW874]+[.CA873]" office:value-type="float" office:value="14">
            <text:p>14</text:p>
          </table:table-cell>
          <table:table-cell table:number-columns-repeated="2"/>
          <table:table-cell table:formula="of:=IF(ISNUMBER([.BW873]);&quot;0x&quot;&amp;DEC2HEX([.BW873]+[.BW$2]))" office:value-type="string" office:string-value="0x7">
            <text:p>0x7</text:p>
          </table:table-cell>
          <table:table-cell table:formula="of:=IF(ISNUMBER([.BX873]);&quot;0x&quot;&amp;DEC2HEX([.BX873]+[.BX$2]))" office:value-type="string" office:string-value="0xB9">
            <text:p>0xB9</text:p>
          </table:table-cell>
          <table:table-cell table:formula="of:=IF(ISNUMBER([.BY873]);&quot;0x&quot;&amp;DEC2HEX([.BY873]+[.BY$2]);&quot;&quot;)">
            <text:p/>
          </table:table-cell>
          <table:table-cell table:formula="of:=IF(ISNUMBER([.BZ873]);&quot;0x&quot;&amp;DEC2HEX([.BZ873]+[.BZ$2]);&quot;&quot;)">
            <text:p/>
          </table:table-cell>
          <table:table-cell table:formula="of:=IF(ISNUMBER([.CB873]);&quot;0x&quot;&amp;DEC2HEX([.CB873]+[.CB$2]);&quot;&quot;)" office:value-type="string" office:string-value="0xD">
            <text:p>0xD</text:p>
          </table:table-cell>
          <table:table-cell table:formula="of:=HEX2DEC(MID([.CE873];3;2))-[.CE$2]" office:value-type="float" office:value="8">
            <text:p>8</text:p>
          </table:table-cell>
          <table:table-cell table:formula="of:=HEX2DEC(MID([.CF873];3;2))-[.CF$2]" office:value-type="float" office:value="58">
            <text:p>58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5" office:value-type="string">
            <text:p><text:s/></text:p>
          </table:table-cell>
          <table:table-cell table:number-columns-repeated="6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"/>
          <table:table-cell table:formula="of:=MATCH(1;[.A874:.BU874];0)-1" office:value-type="float" office:value="8">
            <text:p>8</text:p>
          </table:table-cell>
          <table:table-cell table:formula="of:=SUM([.A874:.BU874])" office:value-type="float" office:value="60">
            <text:p>60</text:p>
          </table:table-cell>
          <table:table-cell table:number-columns-repeated="2"/>
          <table:table-cell table:formula="of:=72-SUM([.BX874:.BZ874])-[.BW874]" office:value-type="float" office:value="4">
            <text:p>4</text:p>
          </table:table-cell>
          <table:table-cell table:formula="of:=[.BW875]+[.CA874]" office:value-type="float" office:value="11">
            <text:p>11</text:p>
          </table:table-cell>
          <table:table-cell table:number-columns-repeated="2"/>
          <table:table-cell table:formula="of:=IF(ISNUMBER([.BW874]);&quot;0x&quot;&amp;DEC2HEX([.BW874]+[.BW$2]))" office:value-type="string" office:string-value="0x7">
            <text:p>0x7</text:p>
          </table:table-cell>
          <table:table-cell table:formula="of:=IF(ISNUMBER([.BX874]);&quot;0x&quot;&amp;DEC2HEX([.BX874]+[.BX$2]))" office:value-type="string" office:string-value="0xBB">
            <text:p>0xBB</text:p>
          </table:table-cell>
          <table:table-cell table:formula="of:=IF(ISNUMBER([.BY874]);&quot;0x&quot;&amp;DEC2HEX([.BY874]+[.BY$2]);&quot;&quot;)">
            <text:p/>
          </table:table-cell>
          <table:table-cell table:formula="of:=IF(ISNUMBER([.BZ874]);&quot;0x&quot;&amp;DEC2HEX([.BZ874]+[.BZ$2]);&quot;&quot;)">
            <text:p/>
          </table:table-cell>
          <table:table-cell table:formula="of:=IF(ISNUMBER([.CB874]);&quot;0x&quot;&amp;DEC2HEX([.CB874]+[.CB$2]);&quot;&quot;)" office:value-type="string" office:string-value="0xA">
            <text:p>0xA</text:p>
          </table:table-cell>
          <table:table-cell table:formula="of:=HEX2DEC(MID([.CE874];3;2))-[.CE$2]" office:value-type="float" office:value="8">
            <text:p>8</text:p>
          </table:table-cell>
          <table:table-cell table:formula="of:=HEX2DEC(MID([.CF874];3;2))-[.CF$2]" office:value-type="float" office:value="60">
            <text:p>60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4" office:value-type="string">
            <text:p><text:s/></text:p>
          </table:table-cell>
          <table:table-cell table:number-columns-repeated="6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"/>
          <table:table-cell table:formula="of:=MATCH(1;[.A875:.BU875];0)-1" office:value-type="float" office:value="7">
            <text:p>7</text:p>
          </table:table-cell>
          <table:table-cell table:formula="of:=SUM([.A875:.BU875])" office:value-type="float" office:value="62">
            <text:p>62</text:p>
          </table:table-cell>
          <table:table-cell table:number-columns-repeated="2"/>
          <table:table-cell table:formula="of:=72-SUM([.BX875:.BZ875])-[.BW875]" office:value-type="float" office:value="3">
            <text:p>3</text:p>
          </table:table-cell>
          <table:table-cell table:formula="of:=[.BW876]+[.CA875]" office:value-type="float" office:value="8">
            <text:p>8</text:p>
          </table:table-cell>
          <table:table-cell table:number-columns-repeated="2"/>
          <table:table-cell table:formula="of:=IF(ISNUMBER([.BW875]);&quot;0x&quot;&amp;DEC2HEX([.BW875]+[.BW$2]))" office:value-type="string" office:string-value="0x6">
            <text:p>0x6</text:p>
          </table:table-cell>
          <table:table-cell table:formula="of:=IF(ISNUMBER([.BX875]);&quot;0x&quot;&amp;DEC2HEX([.BX875]+[.BX$2]))" office:value-type="string" office:string-value="0xBD">
            <text:p>0xBD</text:p>
          </table:table-cell>
          <table:table-cell table:formula="of:=IF(ISNUMBER([.BY875]);&quot;0x&quot;&amp;DEC2HEX([.BY875]+[.BY$2]);&quot;&quot;)">
            <text:p/>
          </table:table-cell>
          <table:table-cell table:formula="of:=IF(ISNUMBER([.BZ875]);&quot;0x&quot;&amp;DEC2HEX([.BZ875]+[.BZ$2]);&quot;&quot;)">
            <text:p/>
          </table:table-cell>
          <table:table-cell table:formula="of:=IF(ISNUMBER([.CB875]);&quot;0x&quot;&amp;DEC2HEX([.CB875]+[.CB$2]);&quot;&quot;)" office:value-type="string" office:string-value="0x7">
            <text:p>0x7</text:p>
          </table:table-cell>
          <table:table-cell table:formula="of:=HEX2DEC(MID([.CE875];3;2))-[.CE$2]" office:value-type="float" office:value="7">
            <text:p>7</text:p>
          </table:table-cell>
          <table:table-cell table:formula="of:=HEX2DEC(MID([.CF875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2"/>
          <table:table-cell table:number-columns-repeated="2" office:value-type="string">
            <text:p><text:s/></text:p>
          </table:table-cell>
          <table:table-cell table:number-columns-repeated="12" office:value-type="float" office:value="1">
            <text:p>1</text:p>
          </table:table-cell>
          <table:table-cell table:number-columns-repeated="4"/>
          <table:table-cell table:formula="of:=MATCH(1;[.A876:.BU876];0)-1" office:value-type="float" office:value="5">
            <text:p>5</text:p>
          </table:table-cell>
          <table:table-cell table:formula="of:=SUM([.A876:.BU876])" office:value-type="float" office:value="21">
            <text:p>21</text:p>
          </table:table-cell>
          <table:table-cell table:number-columns-repeated="2"/>
          <table:table-cell table:formula="of:=72-SUM([.BX876:.BZ876])-[.BW876]" office:value-type="float" office:value="46">
            <text:p>46</text:p>
          </table:table-cell>
          <table:table-cell table:formula="of:=[.BW877]+[.CA876]" office:value-type="float" office:value="50">
            <text:p>50</text:p>
          </table:table-cell>
          <table:table-cell table:number-columns-repeated="2"/>
          <table:table-cell table:formula="of:=IF(ISNUMBER([.BW876]);&quot;0x&quot;&amp;DEC2HEX([.BW876]+[.BW$2]))" office:value-type="string" office:string-value="0x4">
            <text:p>0x4</text:p>
          </table:table-cell>
          <table:table-cell table:formula="of:=IF(ISNUMBER([.BX876]);&quot;0x&quot;&amp;DEC2HEX([.BX876]+[.BX$2]))" office:value-type="string" office:string-value="0x94">
            <text:p>0x94</text:p>
          </table:table-cell>
          <table:table-cell table:formula="of:=IF(ISNUMBER([.BY876]);&quot;0x&quot;&amp;DEC2HEX([.BY876]+[.BY$2]);&quot;&quot;)">
            <text:p/>
          </table:table-cell>
          <table:table-cell table:formula="of:=IF(ISNUMBER([.BZ876]);&quot;0x&quot;&amp;DEC2HEX([.BZ876]+[.BZ$2]);&quot;&quot;)">
            <text:p/>
          </table:table-cell>
          <table:table-cell table:formula="of:=IF(ISNUMBER([.CB876]);&quot;0x&quot;&amp;DEC2HEX([.CB876]+[.CB$2]);&quot;&quot;)" office:value-type="string" office:string-value="0x31">
            <text:p>0x31</text:p>
          </table:table-cell>
          <table:table-cell table:formula="of:=HEX2DEC(MID([.CE876];3;2))-[.CE$2]" office:value-type="float" office:value="5">
            <text:p>5</text:p>
          </table:table-cell>
          <table:table-cell table:formula="of:=HEX2DEC(MID([.CF876];3;2))-[.CF$2]" office:value-type="float" office:value="21">
            <text:p>21</text:p>
          </table:table-cell>
          <table:table-cell table:number-columns-repeated="12"/>
        </table:table-row>
        <table:table-row table:style-name="ro6">
          <table:table-cell table:number-columns-repeated="3"/>
          <table:table-cell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5"/>
          <table:table-cell table:number-columns-repeated="2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877:.BU877];0)-1" office:value-type="float" office:value="4">
            <text:p>4</text:p>
          </table:table-cell>
          <table:table-cell table:formula="of:=SUM([.A877:.BU877])" office:value-type="float" office:value="19">
            <text:p>19</text:p>
          </table:table-cell>
          <table:table-cell table:number-columns-repeated="2"/>
          <table:table-cell table:formula="of:=72-SUM([.BX877:.BZ877])-[.BW877]" office:value-type="float" office:value="49">
            <text:p>49</text:p>
          </table:table-cell>
          <table:table-cell table:formula="of:=[.BW878]+[.CA877]" office:value-type="float" office:value="51">
            <text:p>51</text:p>
          </table:table-cell>
          <table:table-cell table:number-columns-repeated="2"/>
          <table:table-cell table:formula="of:=IF(ISNUMBER([.BW877]);&quot;0x&quot;&amp;DEC2HEX([.BW877]+[.BW$2]))" office:value-type="string" office:string-value="0x3">
            <text:p>0x3</text:p>
          </table:table-cell>
          <table:table-cell table:formula="of:=IF(ISNUMBER([.BX877]);&quot;0x&quot;&amp;DEC2HEX([.BX877]+[.BX$2]))" office:value-type="string" office:string-value="0x92">
            <text:p>0x92</text:p>
          </table:table-cell>
          <table:table-cell table:formula="of:=IF(ISNUMBER([.BY877]);&quot;0x&quot;&amp;DEC2HEX([.BY877]+[.BY$2]);&quot;&quot;)">
            <text:p/>
          </table:table-cell>
          <table:table-cell table:formula="of:=IF(ISNUMBER([.BZ877]);&quot;0x&quot;&amp;DEC2HEX([.BZ877]+[.BZ$2]);&quot;&quot;)">
            <text:p/>
          </table:table-cell>
          <table:table-cell table:formula="of:=IF(ISNUMBER([.CB877]);&quot;0x&quot;&amp;DEC2HEX([.CB877]+[.CB$2]);&quot;&quot;)" office:value-type="string" office:string-value="0x32">
            <text:p>0x32</text:p>
          </table:table-cell>
          <table:table-cell table:formula="of:=HEX2DEC(MID([.CE877];3;2))-[.CE$2]" office:value-type="float" office:value="4">
            <text:p>4</text:p>
          </table:table-cell>
          <table:table-cell table:formula="of:=HEX2DEC(MID([.CF877];3;2))-[.CF$2]" office:value-type="float" office:value="19">
            <text:p>1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49"/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878:.BU878];0)-1" office:value-type="float" office:value="2">
            <text:p>2</text:p>
          </table:table-cell>
          <table:table-cell table:formula="of:=SUM([.A878:.BU878])" office:value-type="float" office:value="19">
            <text:p>19</text:p>
          </table:table-cell>
          <table:table-cell table:number-columns-repeated="2"/>
          <table:table-cell table:formula="of:=72-SUM([.BX878:.BZ878])-[.BW878]" office:value-type="float" office:value="51">
            <text:p>51</text:p>
          </table:table-cell>
          <table:table-cell table:formula="of:=[.BW879]+[.CA878]" office:value-type="float" office:value="53">
            <text:p>53</text:p>
          </table:table-cell>
          <table:table-cell table:number-columns-repeated="2"/>
          <table:table-cell table:formula="of:=IF(ISNUMBER([.BW878]);&quot;0x&quot;&amp;DEC2HEX([.BW878]+[.BW$2]))" office:value-type="string" office:string-value="0x1">
            <text:p>0x1</text:p>
          </table:table-cell>
          <table:table-cell table:formula="of:=IF(ISNUMBER([.BX878]);&quot;0x&quot;&amp;DEC2HEX([.BX878]+[.BX$2]))" office:value-type="string" office:string-value="0x92">
            <text:p>0x92</text:p>
          </table:table-cell>
          <table:table-cell table:formula="of:=IF(ISNUMBER([.BY878]);&quot;0x&quot;&amp;DEC2HEX([.BY878]+[.BY$2]);&quot;&quot;)">
            <text:p/>
          </table:table-cell>
          <table:table-cell table:formula="of:=IF(ISNUMBER([.BZ878]);&quot;0x&quot;&amp;DEC2HEX([.BZ878]+[.BZ$2]);&quot;&quot;)">
            <text:p/>
          </table:table-cell>
          <table:table-cell table:formula="of:=IF(ISNUMBER([.CB878]);&quot;0x&quot;&amp;DEC2HEX([.CB878]+[.CB$2]);&quot;&quot;)" office:value-type="string" office:string-value="0x34">
            <text:p>0x34</text:p>
          </table:table-cell>
          <table:table-cell table:formula="of:=HEX2DEC(MID([.CE878];3;2))-[.CE$2]" office:value-type="float" office:value="2">
            <text:p>2</text:p>
          </table:table-cell>
          <table:table-cell table:formula="of:=HEX2DEC(MID([.CF878];3;2))-[.CF$2]" office:value-type="float" office:value="19">
            <text:p>1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0"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79:.BU879];0)-1" office:value-type="float" office:value="2">
            <text:p>2</text:p>
          </table:table-cell>
          <table:table-cell table:formula="of:=SUM([.A879:.BU879])" office:value-type="float" office:value="17">
            <text:p>17</text:p>
          </table:table-cell>
          <table:table-cell table:number-columns-repeated="2"/>
          <table:table-cell table:formula="of:=72-SUM([.BX879:.BZ879])-[.BW879]" office:value-type="float" office:value="53">
            <text:p>53</text:p>
          </table:table-cell>
          <table:table-cell table:formula="of:=[.BW880]+[.CA879]" office:value-type="float" office:value="55">
            <text:p>55</text:p>
          </table:table-cell>
          <table:table-cell table:number-columns-repeated="2"/>
          <table:table-cell table:formula="of:=IF(ISNUMBER([.BW879]);&quot;0x&quot;&amp;DEC2HEX([.BW879]+[.BW$2]))" office:value-type="string" office:string-value="0x1">
            <text:p>0x1</text:p>
          </table:table-cell>
          <table:table-cell table:formula="of:=IF(ISNUMBER([.BX879]);&quot;0x&quot;&amp;DEC2HEX([.BX879]+[.BX$2]))" office:value-type="string" office:string-value="0x90">
            <text:p>0x90</text:p>
          </table:table-cell>
          <table:table-cell table:formula="of:=IF(ISNUMBER([.BY879]);&quot;0x&quot;&amp;DEC2HEX([.BY879]+[.BY$2]);&quot;&quot;)">
            <text:p/>
          </table:table-cell>
          <table:table-cell table:formula="of:=IF(ISNUMBER([.BZ879]);&quot;0x&quot;&amp;DEC2HEX([.BZ879]+[.BZ$2]);&quot;&quot;)">
            <text:p/>
          </table:table-cell>
          <table:table-cell table:formula="of:=IF(ISNUMBER([.CB879]);&quot;0x&quot;&amp;DEC2HEX([.CB879]+[.CB$2]);&quot;&quot;)" office:value-type="string" office:string-value="0x36">
            <text:p>0x36</text:p>
          </table:table-cell>
          <table:table-cell table:formula="of:=HEX2DEC(MID([.CE879];3;2))-[.CE$2]" office:value-type="float" office:value="2">
            <text:p>2</text:p>
          </table:table-cell>
          <table:table-cell table:formula="of:=HEX2DEC(MID([.CF879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0:.BU880];0)-1" office:value-type="float" office:value="2">
            <text:p>2</text:p>
          </table:table-cell>
          <table:table-cell table:formula="of:=SUM([.A880:.BU880])" office:value-type="float" office:value="16">
            <text:p>16</text:p>
          </table:table-cell>
          <table:table-cell table:number-columns-repeated="2"/>
          <table:table-cell table:formula="of:=72-SUM([.BX880:.BZ880])-[.BW880]" office:value-type="float" office:value="54">
            <text:p>54</text:p>
          </table:table-cell>
          <table:table-cell table:formula="of:=[.BW881]+[.CA880]" office:value-type="float" office:value="56">
            <text:p>56</text:p>
          </table:table-cell>
          <table:table-cell table:number-columns-repeated="2"/>
          <table:table-cell table:formula="of:=IF(ISNUMBER([.BW880]);&quot;0x&quot;&amp;DEC2HEX([.BW880]+[.BW$2]))" office:value-type="string" office:string-value="0x1">
            <text:p>0x1</text:p>
          </table:table-cell>
          <table:table-cell table:formula="of:=IF(ISNUMBER([.BX880]);&quot;0x&quot;&amp;DEC2HEX([.BX880]+[.BX$2]))" office:value-type="string" office:string-value="0x8F">
            <text:p>0x8F</text:p>
          </table:table-cell>
          <table:table-cell table:formula="of:=IF(ISNUMBER([.BY880]);&quot;0x&quot;&amp;DEC2HEX([.BY880]+[.BY$2]);&quot;&quot;)">
            <text:p/>
          </table:table-cell>
          <table:table-cell table:formula="of:=IF(ISNUMBER([.BZ880]);&quot;0x&quot;&amp;DEC2HEX([.BZ880]+[.BZ$2]);&quot;&quot;)">
            <text:p/>
          </table:table-cell>
          <table:table-cell table:formula="of:=IF(ISNUMBER([.CB880]);&quot;0x&quot;&amp;DEC2HEX([.CB880]+[.CB$2]);&quot;&quot;)" office:value-type="string" office:string-value="0x37">
            <text:p>0x37</text:p>
          </table:table-cell>
          <table:table-cell table:formula="of:=HEX2DEC(MID([.CE880];3;2))-[.CE$2]" office:value-type="float" office:value="2">
            <text:p>2</text:p>
          </table:table-cell>
          <table:table-cell table:formula="of:=HEX2DEC(MID([.CF88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1:.BU881];0)-1" office:value-type="float" office:value="2">
            <text:p>2</text:p>
          </table:table-cell>
          <table:table-cell table:formula="of:=SUM([.A881:.BU881])" office:value-type="float" office:value="16">
            <text:p>16</text:p>
          </table:table-cell>
          <table:table-cell table:number-columns-repeated="2"/>
          <table:table-cell table:formula="of:=72-SUM([.BX881:.BZ881])-[.BW881]" office:value-type="float" office:value="54">
            <text:p>54</text:p>
          </table:table-cell>
          <table:table-cell table:formula="of:=[.BW882]+[.CA881]" office:value-type="float" office:value="56">
            <text:p>56</text:p>
          </table:table-cell>
          <table:table-cell table:number-columns-repeated="2"/>
          <table:table-cell table:formula="of:=IF(ISNUMBER([.BW881]);&quot;0x&quot;&amp;DEC2HEX([.BW881]+[.BW$2]))" office:value-type="string" office:string-value="0x1">
            <text:p>0x1</text:p>
          </table:table-cell>
          <table:table-cell table:formula="of:=IF(ISNUMBER([.BX881]);&quot;0x&quot;&amp;DEC2HEX([.BX881]+[.BX$2]))" office:value-type="string" office:string-value="0x8F">
            <text:p>0x8F</text:p>
          </table:table-cell>
          <table:table-cell table:formula="of:=IF(ISNUMBER([.BY881]);&quot;0x&quot;&amp;DEC2HEX([.BY881]+[.BY$2]);&quot;&quot;)">
            <text:p/>
          </table:table-cell>
          <table:table-cell table:formula="of:=IF(ISNUMBER([.BZ881]);&quot;0x&quot;&amp;DEC2HEX([.BZ881]+[.BZ$2]);&quot;&quot;)">
            <text:p/>
          </table:table-cell>
          <table:table-cell table:formula="of:=IF(ISNUMBER([.CB881]);&quot;0x&quot;&amp;DEC2HEX([.CB881]+[.CB$2]);&quot;&quot;)" office:value-type="string" office:string-value="0x37">
            <text:p>0x37</text:p>
          </table:table-cell>
          <table:table-cell table:formula="of:=HEX2DEC(MID([.CE881];3;2))-[.CE$2]" office:value-type="float" office:value="2">
            <text:p>2</text:p>
          </table:table-cell>
          <table:table-cell table:formula="of:=HEX2DEC(MID([.CF88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2:.BU882];0)-1" office:value-type="float" office:value="2">
            <text:p>2</text:p>
          </table:table-cell>
          <table:table-cell table:formula="of:=SUM([.A882:.BU882])" office:value-type="float" office:value="16">
            <text:p>16</text:p>
          </table:table-cell>
          <table:table-cell table:number-columns-repeated="2"/>
          <table:table-cell table:formula="of:=72-SUM([.BX882:.BZ882])-[.BW882]" office:value-type="float" office:value="54">
            <text:p>54</text:p>
          </table:table-cell>
          <table:table-cell table:formula="of:=[.BW883]+[.CA882]" office:value-type="float" office:value="56">
            <text:p>56</text:p>
          </table:table-cell>
          <table:table-cell table:number-columns-repeated="2"/>
          <table:table-cell table:formula="of:=IF(ISNUMBER([.BW882]);&quot;0x&quot;&amp;DEC2HEX([.BW882]+[.BW$2]))" office:value-type="string" office:string-value="0x1">
            <text:p>0x1</text:p>
          </table:table-cell>
          <table:table-cell table:formula="of:=IF(ISNUMBER([.BX882]);&quot;0x&quot;&amp;DEC2HEX([.BX882]+[.BX$2]))" office:value-type="string" office:string-value="0x8F">
            <text:p>0x8F</text:p>
          </table:table-cell>
          <table:table-cell table:formula="of:=IF(ISNUMBER([.BY882]);&quot;0x&quot;&amp;DEC2HEX([.BY882]+[.BY$2]);&quot;&quot;)">
            <text:p/>
          </table:table-cell>
          <table:table-cell table:formula="of:=IF(ISNUMBER([.BZ882]);&quot;0x&quot;&amp;DEC2HEX([.BZ882]+[.BZ$2]);&quot;&quot;)">
            <text:p/>
          </table:table-cell>
          <table:table-cell table:formula="of:=IF(ISNUMBER([.CB882]);&quot;0x&quot;&amp;DEC2HEX([.CB882]+[.CB$2]);&quot;&quot;)" office:value-type="string" office:string-value="0x37">
            <text:p>0x37</text:p>
          </table:table-cell>
          <table:table-cell table:formula="of:=HEX2DEC(MID([.CE882];3;2))-[.CE$2]" office:value-type="float" office:value="2">
            <text:p>2</text:p>
          </table:table-cell>
          <table:table-cell table:formula="of:=HEX2DEC(MID([.CF88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3:.BU883];0)-1" office:value-type="float" office:value="2">
            <text:p>2</text:p>
          </table:table-cell>
          <table:table-cell table:formula="of:=SUM([.A883:.BU883])" office:value-type="float" office:value="16">
            <text:p>16</text:p>
          </table:table-cell>
          <table:table-cell table:number-columns-repeated="2"/>
          <table:table-cell table:formula="of:=72-SUM([.BX883:.BZ883])-[.BW883]" office:value-type="float" office:value="54">
            <text:p>54</text:p>
          </table:table-cell>
          <table:table-cell table:formula="of:=[.BW884]+[.CA883]" office:value-type="float" office:value="56">
            <text:p>56</text:p>
          </table:table-cell>
          <table:table-cell table:number-columns-repeated="2"/>
          <table:table-cell table:formula="of:=IF(ISNUMBER([.BW883]);&quot;0x&quot;&amp;DEC2HEX([.BW883]+[.BW$2]))" office:value-type="string" office:string-value="0x1">
            <text:p>0x1</text:p>
          </table:table-cell>
          <table:table-cell table:formula="of:=IF(ISNUMBER([.BX883]);&quot;0x&quot;&amp;DEC2HEX([.BX883]+[.BX$2]))" office:value-type="string" office:string-value="0x8F">
            <text:p>0x8F</text:p>
          </table:table-cell>
          <table:table-cell table:formula="of:=IF(ISNUMBER([.BY883]);&quot;0x&quot;&amp;DEC2HEX([.BY883]+[.BY$2]);&quot;&quot;)">
            <text:p/>
          </table:table-cell>
          <table:table-cell table:formula="of:=IF(ISNUMBER([.BZ883]);&quot;0x&quot;&amp;DEC2HEX([.BZ883]+[.BZ$2]);&quot;&quot;)">
            <text:p/>
          </table:table-cell>
          <table:table-cell table:formula="of:=IF(ISNUMBER([.CB883]);&quot;0x&quot;&amp;DEC2HEX([.CB883]+[.CB$2]);&quot;&quot;)" office:value-type="string" office:string-value="0x37">
            <text:p>0x37</text:p>
          </table:table-cell>
          <table:table-cell table:formula="of:=HEX2DEC(MID([.CE883];3;2))-[.CE$2]" office:value-type="float" office:value="2">
            <text:p>2</text:p>
          </table:table-cell>
          <table:table-cell table:formula="of:=HEX2DEC(MID([.CF88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4:.BU884];0)-1" office:value-type="float" office:value="2">
            <text:p>2</text:p>
          </table:table-cell>
          <table:table-cell table:formula="of:=SUM([.A884:.BU884])" office:value-type="float" office:value="16">
            <text:p>16</text:p>
          </table:table-cell>
          <table:table-cell table:number-columns-repeated="2"/>
          <table:table-cell table:formula="of:=72-SUM([.BX884:.BZ884])-[.BW884]" office:value-type="float" office:value="54">
            <text:p>54</text:p>
          </table:table-cell>
          <table:table-cell table:formula="of:=[.BW885]+[.CA884]" office:value-type="float" office:value="56">
            <text:p>56</text:p>
          </table:table-cell>
          <table:table-cell table:number-columns-repeated="2"/>
          <table:table-cell table:formula="of:=IF(ISNUMBER([.BW884]);&quot;0x&quot;&amp;DEC2HEX([.BW884]+[.BW$2]))" office:value-type="string" office:string-value="0x1">
            <text:p>0x1</text:p>
          </table:table-cell>
          <table:table-cell table:formula="of:=IF(ISNUMBER([.BX884]);&quot;0x&quot;&amp;DEC2HEX([.BX884]+[.BX$2]))" office:value-type="string" office:string-value="0x8F">
            <text:p>0x8F</text:p>
          </table:table-cell>
          <table:table-cell table:formula="of:=IF(ISNUMBER([.BY884]);&quot;0x&quot;&amp;DEC2HEX([.BY884]+[.BY$2]);&quot;&quot;)">
            <text:p/>
          </table:table-cell>
          <table:table-cell table:formula="of:=IF(ISNUMBER([.BZ884]);&quot;0x&quot;&amp;DEC2HEX([.BZ884]+[.BZ$2]);&quot;&quot;)">
            <text:p/>
          </table:table-cell>
          <table:table-cell table:formula="of:=IF(ISNUMBER([.CB884]);&quot;0x&quot;&amp;DEC2HEX([.CB884]+[.CB$2]);&quot;&quot;)" office:value-type="string" office:string-value="0x37">
            <text:p>0x37</text:p>
          </table:table-cell>
          <table:table-cell table:formula="of:=HEX2DEC(MID([.CE884];3;2))-[.CE$2]" office:value-type="float" office:value="2">
            <text:p>2</text:p>
          </table:table-cell>
          <table:table-cell table:formula="of:=HEX2DEC(MID([.CF88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5:.BU885];0)-1" office:value-type="float" office:value="2">
            <text:p>2</text:p>
          </table:table-cell>
          <table:table-cell table:formula="of:=SUM([.A885:.BU885])" office:value-type="float" office:value="16">
            <text:p>16</text:p>
          </table:table-cell>
          <table:table-cell table:number-columns-repeated="2"/>
          <table:table-cell table:formula="of:=72-SUM([.BX885:.BZ885])-[.BW885]" office:value-type="float" office:value="54">
            <text:p>54</text:p>
          </table:table-cell>
          <table:table-cell table:formula="of:=[.BW886]+[.CA885]" office:value-type="float" office:value="56">
            <text:p>56</text:p>
          </table:table-cell>
          <table:table-cell table:number-columns-repeated="2"/>
          <table:table-cell table:formula="of:=IF(ISNUMBER([.BW885]);&quot;0x&quot;&amp;DEC2HEX([.BW885]+[.BW$2]))" office:value-type="string" office:string-value="0x1">
            <text:p>0x1</text:p>
          </table:table-cell>
          <table:table-cell table:formula="of:=IF(ISNUMBER([.BX885]);&quot;0x&quot;&amp;DEC2HEX([.BX885]+[.BX$2]))" office:value-type="string" office:string-value="0x8F">
            <text:p>0x8F</text:p>
          </table:table-cell>
          <table:table-cell table:formula="of:=IF(ISNUMBER([.BY885]);&quot;0x&quot;&amp;DEC2HEX([.BY885]+[.BY$2]);&quot;&quot;)">
            <text:p/>
          </table:table-cell>
          <table:table-cell table:formula="of:=IF(ISNUMBER([.BZ885]);&quot;0x&quot;&amp;DEC2HEX([.BZ885]+[.BZ$2]);&quot;&quot;)">
            <text:p/>
          </table:table-cell>
          <table:table-cell table:formula="of:=IF(ISNUMBER([.CB885]);&quot;0x&quot;&amp;DEC2HEX([.CB885]+[.CB$2]);&quot;&quot;)" office:value-type="string" office:string-value="0x37">
            <text:p>0x37</text:p>
          </table:table-cell>
          <table:table-cell table:formula="of:=HEX2DEC(MID([.CE885];3;2))-[.CE$2]" office:value-type="float" office:value="2">
            <text:p>2</text:p>
          </table:table-cell>
          <table:table-cell table:formula="of:=HEX2DEC(MID([.CF88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6:.BU886];0)-1" office:value-type="float" office:value="2">
            <text:p>2</text:p>
          </table:table-cell>
          <table:table-cell table:formula="of:=SUM([.A886:.BU886])" office:value-type="float" office:value="16">
            <text:p>16</text:p>
          </table:table-cell>
          <table:table-cell table:number-columns-repeated="2"/>
          <table:table-cell table:formula="of:=72-SUM([.BX886:.BZ886])-[.BW886]" office:value-type="float" office:value="54">
            <text:p>54</text:p>
          </table:table-cell>
          <table:table-cell table:formula="of:=[.BW887]+[.CA886]" office:value-type="float" office:value="56">
            <text:p>56</text:p>
          </table:table-cell>
          <table:table-cell table:number-columns-repeated="2"/>
          <table:table-cell table:formula="of:=IF(ISNUMBER([.BW886]);&quot;0x&quot;&amp;DEC2HEX([.BW886]+[.BW$2]))" office:value-type="string" office:string-value="0x1">
            <text:p>0x1</text:p>
          </table:table-cell>
          <table:table-cell table:formula="of:=IF(ISNUMBER([.BX886]);&quot;0x&quot;&amp;DEC2HEX([.BX886]+[.BX$2]))" office:value-type="string" office:string-value="0x8F">
            <text:p>0x8F</text:p>
          </table:table-cell>
          <table:table-cell table:formula="of:=IF(ISNUMBER([.BY886]);&quot;0x&quot;&amp;DEC2HEX([.BY886]+[.BY$2]);&quot;&quot;)">
            <text:p/>
          </table:table-cell>
          <table:table-cell table:formula="of:=IF(ISNUMBER([.BZ886]);&quot;0x&quot;&amp;DEC2HEX([.BZ886]+[.BZ$2]);&quot;&quot;)">
            <text:p/>
          </table:table-cell>
          <table:table-cell table:formula="of:=IF(ISNUMBER([.CB886]);&quot;0x&quot;&amp;DEC2HEX([.CB886]+[.CB$2]);&quot;&quot;)" office:value-type="string" office:string-value="0x37">
            <text:p>0x37</text:p>
          </table:table-cell>
          <table:table-cell table:formula="of:=HEX2DEC(MID([.CE886];3;2))-[.CE$2]" office:value-type="float" office:value="2">
            <text:p>2</text:p>
          </table:table-cell>
          <table:table-cell table:formula="of:=HEX2DEC(MID([.CF88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7:.BU887];0)-1" office:value-type="float" office:value="2">
            <text:p>2</text:p>
          </table:table-cell>
          <table:table-cell table:formula="of:=SUM([.A887:.BU887])" office:value-type="float" office:value="16">
            <text:p>16</text:p>
          </table:table-cell>
          <table:table-cell table:number-columns-repeated="2"/>
          <table:table-cell table:formula="of:=72-SUM([.BX887:.BZ887])-[.BW887]" office:value-type="float" office:value="54">
            <text:p>54</text:p>
          </table:table-cell>
          <table:table-cell table:formula="of:=[.BW888]+[.CA887]" office:value-type="float" office:value="56">
            <text:p>56</text:p>
          </table:table-cell>
          <table:table-cell table:number-columns-repeated="2"/>
          <table:table-cell table:formula="of:=IF(ISNUMBER([.BW887]);&quot;0x&quot;&amp;DEC2HEX([.BW887]+[.BW$2]))" office:value-type="string" office:string-value="0x1">
            <text:p>0x1</text:p>
          </table:table-cell>
          <table:table-cell table:formula="of:=IF(ISNUMBER([.BX887]);&quot;0x&quot;&amp;DEC2HEX([.BX887]+[.BX$2]))" office:value-type="string" office:string-value="0x8F">
            <text:p>0x8F</text:p>
          </table:table-cell>
          <table:table-cell table:formula="of:=IF(ISNUMBER([.BY887]);&quot;0x&quot;&amp;DEC2HEX([.BY887]+[.BY$2]);&quot;&quot;)">
            <text:p/>
          </table:table-cell>
          <table:table-cell table:formula="of:=IF(ISNUMBER([.BZ887]);&quot;0x&quot;&amp;DEC2HEX([.BZ887]+[.BZ$2]);&quot;&quot;)">
            <text:p/>
          </table:table-cell>
          <table:table-cell table:formula="of:=IF(ISNUMBER([.CB887]);&quot;0x&quot;&amp;DEC2HEX([.CB887]+[.CB$2]);&quot;&quot;)" office:value-type="string" office:string-value="0x37">
            <text:p>0x37</text:p>
          </table:table-cell>
          <table:table-cell table:formula="of:=HEX2DEC(MID([.CE887];3;2))-[.CE$2]" office:value-type="float" office:value="2">
            <text:p>2</text:p>
          </table:table-cell>
          <table:table-cell table:formula="of:=HEX2DEC(MID([.CF88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8:.BU888];0)-1" office:value-type="float" office:value="2">
            <text:p>2</text:p>
          </table:table-cell>
          <table:table-cell table:formula="of:=SUM([.A888:.BU888])" office:value-type="float" office:value="16">
            <text:p>16</text:p>
          </table:table-cell>
          <table:table-cell table:number-columns-repeated="2"/>
          <table:table-cell table:formula="of:=72-SUM([.BX888:.BZ888])-[.BW888]" office:value-type="float" office:value="54">
            <text:p>54</text:p>
          </table:table-cell>
          <table:table-cell table:formula="of:=[.BW889]+[.CA888]" office:value-type="float" office:value="56">
            <text:p>56</text:p>
          </table:table-cell>
          <table:table-cell table:number-columns-repeated="2"/>
          <table:table-cell table:formula="of:=IF(ISNUMBER([.BW888]);&quot;0x&quot;&amp;DEC2HEX([.BW888]+[.BW$2]))" office:value-type="string" office:string-value="0x1">
            <text:p>0x1</text:p>
          </table:table-cell>
          <table:table-cell table:formula="of:=IF(ISNUMBER([.BX888]);&quot;0x&quot;&amp;DEC2HEX([.BX888]+[.BX$2]))" office:value-type="string" office:string-value="0x8F">
            <text:p>0x8F</text:p>
          </table:table-cell>
          <table:table-cell table:formula="of:=IF(ISNUMBER([.BY888]);&quot;0x&quot;&amp;DEC2HEX([.BY888]+[.BY$2]);&quot;&quot;)">
            <text:p/>
          </table:table-cell>
          <table:table-cell table:formula="of:=IF(ISNUMBER([.BZ888]);&quot;0x&quot;&amp;DEC2HEX([.BZ888]+[.BZ$2]);&quot;&quot;)">
            <text:p/>
          </table:table-cell>
          <table:table-cell table:formula="of:=IF(ISNUMBER([.CB888]);&quot;0x&quot;&amp;DEC2HEX([.CB888]+[.CB$2]);&quot;&quot;)" office:value-type="string" office:string-value="0x37">
            <text:p>0x37</text:p>
          </table:table-cell>
          <table:table-cell table:formula="of:=HEX2DEC(MID([.CE888];3;2))-[.CE$2]" office:value-type="float" office:value="2">
            <text:p>2</text:p>
          </table:table-cell>
          <table:table-cell table:formula="of:=HEX2DEC(MID([.CF88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89:.BU889];0)-1" office:value-type="float" office:value="2">
            <text:p>2</text:p>
          </table:table-cell>
          <table:table-cell table:formula="of:=SUM([.A889:.BU889])" office:value-type="float" office:value="16">
            <text:p>16</text:p>
          </table:table-cell>
          <table:table-cell table:number-columns-repeated="2"/>
          <table:table-cell table:formula="of:=72-SUM([.BX889:.BZ889])-[.BW889]" office:value-type="float" office:value="54">
            <text:p>54</text:p>
          </table:table-cell>
          <table:table-cell table:formula="of:=[.BW890]+[.CA889]" office:value-type="float" office:value="56">
            <text:p>56</text:p>
          </table:table-cell>
          <table:table-cell table:number-columns-repeated="2"/>
          <table:table-cell table:formula="of:=IF(ISNUMBER([.BW889]);&quot;0x&quot;&amp;DEC2HEX([.BW889]+[.BW$2]))" office:value-type="string" office:string-value="0x1">
            <text:p>0x1</text:p>
          </table:table-cell>
          <table:table-cell table:formula="of:=IF(ISNUMBER([.BX889]);&quot;0x&quot;&amp;DEC2HEX([.BX889]+[.BX$2]))" office:value-type="string" office:string-value="0x8F">
            <text:p>0x8F</text:p>
          </table:table-cell>
          <table:table-cell table:formula="of:=IF(ISNUMBER([.BY889]);&quot;0x&quot;&amp;DEC2HEX([.BY889]+[.BY$2]);&quot;&quot;)">
            <text:p/>
          </table:table-cell>
          <table:table-cell table:formula="of:=IF(ISNUMBER([.BZ889]);&quot;0x&quot;&amp;DEC2HEX([.BZ889]+[.BZ$2]);&quot;&quot;)">
            <text:p/>
          </table:table-cell>
          <table:table-cell table:formula="of:=IF(ISNUMBER([.CB889]);&quot;0x&quot;&amp;DEC2HEX([.CB889]+[.CB$2]);&quot;&quot;)" office:value-type="string" office:string-value="0x37">
            <text:p>0x37</text:p>
          </table:table-cell>
          <table:table-cell table:formula="of:=HEX2DEC(MID([.CE889];3;2))-[.CE$2]" office:value-type="float" office:value="2">
            <text:p>2</text:p>
          </table:table-cell>
          <table:table-cell table:formula="of:=HEX2DEC(MID([.CF88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0:.BU890];0)-1" office:value-type="float" office:value="2">
            <text:p>2</text:p>
          </table:table-cell>
          <table:table-cell table:formula="of:=SUM([.A890:.BU890])" office:value-type="float" office:value="16">
            <text:p>16</text:p>
          </table:table-cell>
          <table:table-cell table:number-columns-repeated="2"/>
          <table:table-cell table:formula="of:=72-SUM([.BX890:.BZ890])-[.BW890]" office:value-type="float" office:value="54">
            <text:p>54</text:p>
          </table:table-cell>
          <table:table-cell table:formula="of:=[.BW891]+[.CA890]" office:value-type="float" office:value="56">
            <text:p>56</text:p>
          </table:table-cell>
          <table:table-cell table:number-columns-repeated="2"/>
          <table:table-cell table:formula="of:=IF(ISNUMBER([.BW890]);&quot;0x&quot;&amp;DEC2HEX([.BW890]+[.BW$2]))" office:value-type="string" office:string-value="0x1">
            <text:p>0x1</text:p>
          </table:table-cell>
          <table:table-cell table:formula="of:=IF(ISNUMBER([.BX890]);&quot;0x&quot;&amp;DEC2HEX([.BX890]+[.BX$2]))" office:value-type="string" office:string-value="0x8F">
            <text:p>0x8F</text:p>
          </table:table-cell>
          <table:table-cell table:formula="of:=IF(ISNUMBER([.BY890]);&quot;0x&quot;&amp;DEC2HEX([.BY890]+[.BY$2]);&quot;&quot;)">
            <text:p/>
          </table:table-cell>
          <table:table-cell table:formula="of:=IF(ISNUMBER([.BZ890]);&quot;0x&quot;&amp;DEC2HEX([.BZ890]+[.BZ$2]);&quot;&quot;)">
            <text:p/>
          </table:table-cell>
          <table:table-cell table:formula="of:=IF(ISNUMBER([.CB890]);&quot;0x&quot;&amp;DEC2HEX([.CB890]+[.CB$2]);&quot;&quot;)" office:value-type="string" office:string-value="0x37">
            <text:p>0x37</text:p>
          </table:table-cell>
          <table:table-cell table:formula="of:=HEX2DEC(MID([.CE890];3;2))-[.CE$2]" office:value-type="float" office:value="2">
            <text:p>2</text:p>
          </table:table-cell>
          <table:table-cell table:formula="of:=HEX2DEC(MID([.CF89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1:.BU891];0)-1" office:value-type="float" office:value="2">
            <text:p>2</text:p>
          </table:table-cell>
          <table:table-cell table:formula="of:=SUM([.A891:.BU891])" office:value-type="float" office:value="16">
            <text:p>16</text:p>
          </table:table-cell>
          <table:table-cell table:number-columns-repeated="2"/>
          <table:table-cell table:formula="of:=72-SUM([.BX891:.BZ891])-[.BW891]" office:value-type="float" office:value="54">
            <text:p>54</text:p>
          </table:table-cell>
          <table:table-cell table:formula="of:=[.BW892]+[.CA891]" office:value-type="float" office:value="56">
            <text:p>56</text:p>
          </table:table-cell>
          <table:table-cell table:number-columns-repeated="2"/>
          <table:table-cell table:formula="of:=IF(ISNUMBER([.BW891]);&quot;0x&quot;&amp;DEC2HEX([.BW891]+[.BW$2]))" office:value-type="string" office:string-value="0x1">
            <text:p>0x1</text:p>
          </table:table-cell>
          <table:table-cell table:formula="of:=IF(ISNUMBER([.BX891]);&quot;0x&quot;&amp;DEC2HEX([.BX891]+[.BX$2]))" office:value-type="string" office:string-value="0x8F">
            <text:p>0x8F</text:p>
          </table:table-cell>
          <table:table-cell table:formula="of:=IF(ISNUMBER([.BY891]);&quot;0x&quot;&amp;DEC2HEX([.BY891]+[.BY$2]);&quot;&quot;)">
            <text:p/>
          </table:table-cell>
          <table:table-cell table:formula="of:=IF(ISNUMBER([.BZ891]);&quot;0x&quot;&amp;DEC2HEX([.BZ891]+[.BZ$2]);&quot;&quot;)">
            <text:p/>
          </table:table-cell>
          <table:table-cell table:formula="of:=IF(ISNUMBER([.CB891]);&quot;0x&quot;&amp;DEC2HEX([.CB891]+[.CB$2]);&quot;&quot;)" office:value-type="string" office:string-value="0x37">
            <text:p>0x37</text:p>
          </table:table-cell>
          <table:table-cell table:formula="of:=HEX2DEC(MID([.CE891];3;2))-[.CE$2]" office:value-type="float" office:value="2">
            <text:p>2</text:p>
          </table:table-cell>
          <table:table-cell table:formula="of:=HEX2DEC(MID([.CF89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2:.BU892];0)-1" office:value-type="float" office:value="2">
            <text:p>2</text:p>
          </table:table-cell>
          <table:table-cell table:formula="of:=SUM([.A892:.BU892])" office:value-type="float" office:value="16">
            <text:p>16</text:p>
          </table:table-cell>
          <table:table-cell table:number-columns-repeated="2"/>
          <table:table-cell table:formula="of:=72-SUM([.BX892:.BZ892])-[.BW892]" office:value-type="float" office:value="54">
            <text:p>54</text:p>
          </table:table-cell>
          <table:table-cell table:formula="of:=[.BW893]+[.CA892]" office:value-type="float" office:value="56">
            <text:p>56</text:p>
          </table:table-cell>
          <table:table-cell table:number-columns-repeated="2"/>
          <table:table-cell table:formula="of:=IF(ISNUMBER([.BW892]);&quot;0x&quot;&amp;DEC2HEX([.BW892]+[.BW$2]))" office:value-type="string" office:string-value="0x1">
            <text:p>0x1</text:p>
          </table:table-cell>
          <table:table-cell table:formula="of:=IF(ISNUMBER([.BX892]);&quot;0x&quot;&amp;DEC2HEX([.BX892]+[.BX$2]))" office:value-type="string" office:string-value="0x8F">
            <text:p>0x8F</text:p>
          </table:table-cell>
          <table:table-cell table:formula="of:=IF(ISNUMBER([.BY892]);&quot;0x&quot;&amp;DEC2HEX([.BY892]+[.BY$2]);&quot;&quot;)">
            <text:p/>
          </table:table-cell>
          <table:table-cell table:formula="of:=IF(ISNUMBER([.BZ892]);&quot;0x&quot;&amp;DEC2HEX([.BZ892]+[.BZ$2]);&quot;&quot;)">
            <text:p/>
          </table:table-cell>
          <table:table-cell table:formula="of:=IF(ISNUMBER([.CB892]);&quot;0x&quot;&amp;DEC2HEX([.CB892]+[.CB$2]);&quot;&quot;)" office:value-type="string" office:string-value="0x37">
            <text:p>0x37</text:p>
          </table:table-cell>
          <table:table-cell table:formula="of:=HEX2DEC(MID([.CE892];3;2))-[.CE$2]" office:value-type="float" office:value="2">
            <text:p>2</text:p>
          </table:table-cell>
          <table:table-cell table:formula="of:=HEX2DEC(MID([.CF89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3:.BU893];0)-1" office:value-type="float" office:value="2">
            <text:p>2</text:p>
          </table:table-cell>
          <table:table-cell table:formula="of:=SUM([.A893:.BU893])" office:value-type="float" office:value="16">
            <text:p>16</text:p>
          </table:table-cell>
          <table:table-cell table:number-columns-repeated="2"/>
          <table:table-cell table:formula="of:=72-SUM([.BX893:.BZ893])-[.BW893]" office:value-type="float" office:value="54">
            <text:p>54</text:p>
          </table:table-cell>
          <table:table-cell table:formula="of:=[.BW894]+[.CA893]" office:value-type="float" office:value="56">
            <text:p>56</text:p>
          </table:table-cell>
          <table:table-cell table:number-columns-repeated="2"/>
          <table:table-cell table:formula="of:=IF(ISNUMBER([.BW893]);&quot;0x&quot;&amp;DEC2HEX([.BW893]+[.BW$2]))" office:value-type="string" office:string-value="0x1">
            <text:p>0x1</text:p>
          </table:table-cell>
          <table:table-cell table:formula="of:=IF(ISNUMBER([.BX893]);&quot;0x&quot;&amp;DEC2HEX([.BX893]+[.BX$2]))" office:value-type="string" office:string-value="0x8F">
            <text:p>0x8F</text:p>
          </table:table-cell>
          <table:table-cell table:formula="of:=IF(ISNUMBER([.BY893]);&quot;0x&quot;&amp;DEC2HEX([.BY893]+[.BY$2]);&quot;&quot;)">
            <text:p/>
          </table:table-cell>
          <table:table-cell table:formula="of:=IF(ISNUMBER([.BZ893]);&quot;0x&quot;&amp;DEC2HEX([.BZ893]+[.BZ$2]);&quot;&quot;)">
            <text:p/>
          </table:table-cell>
          <table:table-cell table:formula="of:=IF(ISNUMBER([.CB893]);&quot;0x&quot;&amp;DEC2HEX([.CB893]+[.CB$2]);&quot;&quot;)" office:value-type="string" office:string-value="0x37">
            <text:p>0x37</text:p>
          </table:table-cell>
          <table:table-cell table:formula="of:=HEX2DEC(MID([.CE893];3;2))-[.CE$2]" office:value-type="float" office:value="2">
            <text:p>2</text:p>
          </table:table-cell>
          <table:table-cell table:formula="of:=HEX2DEC(MID([.CF89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4:.BU894];0)-1" office:value-type="float" office:value="2">
            <text:p>2</text:p>
          </table:table-cell>
          <table:table-cell table:formula="of:=SUM([.A894:.BU894])" office:value-type="float" office:value="16">
            <text:p>16</text:p>
          </table:table-cell>
          <table:table-cell table:number-columns-repeated="2"/>
          <table:table-cell table:formula="of:=72-SUM([.BX894:.BZ894])-[.BW894]" office:value-type="float" office:value="54">
            <text:p>54</text:p>
          </table:table-cell>
          <table:table-cell table:formula="of:=[.BW895]+[.CA894]" office:value-type="float" office:value="56">
            <text:p>56</text:p>
          </table:table-cell>
          <table:table-cell table:number-columns-repeated="2"/>
          <table:table-cell table:formula="of:=IF(ISNUMBER([.BW894]);&quot;0x&quot;&amp;DEC2HEX([.BW894]+[.BW$2]))" office:value-type="string" office:string-value="0x1">
            <text:p>0x1</text:p>
          </table:table-cell>
          <table:table-cell table:formula="of:=IF(ISNUMBER([.BX894]);&quot;0x&quot;&amp;DEC2HEX([.BX894]+[.BX$2]))" office:value-type="string" office:string-value="0x8F">
            <text:p>0x8F</text:p>
          </table:table-cell>
          <table:table-cell table:formula="of:=IF(ISNUMBER([.BY894]);&quot;0x&quot;&amp;DEC2HEX([.BY894]+[.BY$2]);&quot;&quot;)">
            <text:p/>
          </table:table-cell>
          <table:table-cell table:formula="of:=IF(ISNUMBER([.BZ894]);&quot;0x&quot;&amp;DEC2HEX([.BZ894]+[.BZ$2]);&quot;&quot;)">
            <text:p/>
          </table:table-cell>
          <table:table-cell table:formula="of:=IF(ISNUMBER([.CB894]);&quot;0x&quot;&amp;DEC2HEX([.CB894]+[.CB$2]);&quot;&quot;)" office:value-type="string" office:string-value="0x37">
            <text:p>0x37</text:p>
          </table:table-cell>
          <table:table-cell table:formula="of:=HEX2DEC(MID([.CE894];3;2))-[.CE$2]" office:value-type="float" office:value="2">
            <text:p>2</text:p>
          </table:table-cell>
          <table:table-cell table:formula="of:=HEX2DEC(MID([.CF89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5:.BU895];0)-1" office:value-type="float" office:value="2">
            <text:p>2</text:p>
          </table:table-cell>
          <table:table-cell table:formula="of:=SUM([.A895:.BU895])" office:value-type="float" office:value="16">
            <text:p>16</text:p>
          </table:table-cell>
          <table:table-cell table:number-columns-repeated="2"/>
          <table:table-cell table:formula="of:=72-SUM([.BX895:.BZ895])-[.BW895]" office:value-type="float" office:value="54">
            <text:p>54</text:p>
          </table:table-cell>
          <table:table-cell table:formula="of:=[.BW896]+[.CA895]" office:value-type="float" office:value="56">
            <text:p>56</text:p>
          </table:table-cell>
          <table:table-cell table:number-columns-repeated="2"/>
          <table:table-cell table:formula="of:=IF(ISNUMBER([.BW895]);&quot;0x&quot;&amp;DEC2HEX([.BW895]+[.BW$2]))" office:value-type="string" office:string-value="0x1">
            <text:p>0x1</text:p>
          </table:table-cell>
          <table:table-cell table:formula="of:=IF(ISNUMBER([.BX895]);&quot;0x&quot;&amp;DEC2HEX([.BX895]+[.BX$2]))" office:value-type="string" office:string-value="0x8F">
            <text:p>0x8F</text:p>
          </table:table-cell>
          <table:table-cell table:formula="of:=IF(ISNUMBER([.BY895]);&quot;0x&quot;&amp;DEC2HEX([.BY895]+[.BY$2]);&quot;&quot;)">
            <text:p/>
          </table:table-cell>
          <table:table-cell table:formula="of:=IF(ISNUMBER([.BZ895]);&quot;0x&quot;&amp;DEC2HEX([.BZ895]+[.BZ$2]);&quot;&quot;)">
            <text:p/>
          </table:table-cell>
          <table:table-cell table:formula="of:=IF(ISNUMBER([.CB895]);&quot;0x&quot;&amp;DEC2HEX([.CB895]+[.CB$2]);&quot;&quot;)" office:value-type="string" office:string-value="0x37">
            <text:p>0x37</text:p>
          </table:table-cell>
          <table:table-cell table:formula="of:=HEX2DEC(MID([.CE895];3;2))-[.CE$2]" office:value-type="float" office:value="2">
            <text:p>2</text:p>
          </table:table-cell>
          <table:table-cell table:formula="of:=HEX2DEC(MID([.CF89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6:.BU896];0)-1" office:value-type="float" office:value="2">
            <text:p>2</text:p>
          </table:table-cell>
          <table:table-cell table:formula="of:=SUM([.A896:.BU896])" office:value-type="float" office:value="16">
            <text:p>16</text:p>
          </table:table-cell>
          <table:table-cell table:number-columns-repeated="2"/>
          <table:table-cell table:formula="of:=72-SUM([.BX896:.BZ896])-[.BW896]" office:value-type="float" office:value="54">
            <text:p>54</text:p>
          </table:table-cell>
          <table:table-cell table:formula="of:=[.BW897]+[.CA896]" office:value-type="float" office:value="56">
            <text:p>56</text:p>
          </table:table-cell>
          <table:table-cell table:number-columns-repeated="2"/>
          <table:table-cell table:formula="of:=IF(ISNUMBER([.BW896]);&quot;0x&quot;&amp;DEC2HEX([.BW896]+[.BW$2]))" office:value-type="string" office:string-value="0x1">
            <text:p>0x1</text:p>
          </table:table-cell>
          <table:table-cell table:formula="of:=IF(ISNUMBER([.BX896]);&quot;0x&quot;&amp;DEC2HEX([.BX896]+[.BX$2]))" office:value-type="string" office:string-value="0x8F">
            <text:p>0x8F</text:p>
          </table:table-cell>
          <table:table-cell table:formula="of:=IF(ISNUMBER([.BY896]);&quot;0x&quot;&amp;DEC2HEX([.BY896]+[.BY$2]);&quot;&quot;)">
            <text:p/>
          </table:table-cell>
          <table:table-cell table:formula="of:=IF(ISNUMBER([.BZ896]);&quot;0x&quot;&amp;DEC2HEX([.BZ896]+[.BZ$2]);&quot;&quot;)">
            <text:p/>
          </table:table-cell>
          <table:table-cell table:formula="of:=IF(ISNUMBER([.CB896]);&quot;0x&quot;&amp;DEC2HEX([.CB896]+[.CB$2]);&quot;&quot;)" office:value-type="string" office:string-value="0x37">
            <text:p>0x37</text:p>
          </table:table-cell>
          <table:table-cell table:formula="of:=HEX2DEC(MID([.CE896];3;2))-[.CE$2]" office:value-type="float" office:value="2">
            <text:p>2</text:p>
          </table:table-cell>
          <table:table-cell table:formula="of:=HEX2DEC(MID([.CF89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7:.BU897];0)-1" office:value-type="float" office:value="2">
            <text:p>2</text:p>
          </table:table-cell>
          <table:table-cell table:formula="of:=SUM([.A897:.BU897])" office:value-type="float" office:value="16">
            <text:p>16</text:p>
          </table:table-cell>
          <table:table-cell table:number-columns-repeated="2"/>
          <table:table-cell table:formula="of:=72-SUM([.BX897:.BZ897])-[.BW897]" office:value-type="float" office:value="54">
            <text:p>54</text:p>
          </table:table-cell>
          <table:table-cell table:formula="of:=[.BW898]+[.CA897]" office:value-type="float" office:value="56">
            <text:p>56</text:p>
          </table:table-cell>
          <table:table-cell table:number-columns-repeated="2"/>
          <table:table-cell table:formula="of:=IF(ISNUMBER([.BW897]);&quot;0x&quot;&amp;DEC2HEX([.BW897]+[.BW$2]))" office:value-type="string" office:string-value="0x1">
            <text:p>0x1</text:p>
          </table:table-cell>
          <table:table-cell table:formula="of:=IF(ISNUMBER([.BX897]);&quot;0x&quot;&amp;DEC2HEX([.BX897]+[.BX$2]))" office:value-type="string" office:string-value="0x8F">
            <text:p>0x8F</text:p>
          </table:table-cell>
          <table:table-cell table:formula="of:=IF(ISNUMBER([.BY897]);&quot;0x&quot;&amp;DEC2HEX([.BY897]+[.BY$2]);&quot;&quot;)">
            <text:p/>
          </table:table-cell>
          <table:table-cell table:formula="of:=IF(ISNUMBER([.BZ897]);&quot;0x&quot;&amp;DEC2HEX([.BZ897]+[.BZ$2]);&quot;&quot;)">
            <text:p/>
          </table:table-cell>
          <table:table-cell table:formula="of:=IF(ISNUMBER([.CB897]);&quot;0x&quot;&amp;DEC2HEX([.CB897]+[.CB$2]);&quot;&quot;)" office:value-type="string" office:string-value="0x37">
            <text:p>0x37</text:p>
          </table:table-cell>
          <table:table-cell table:formula="of:=HEX2DEC(MID([.CE897];3;2))-[.CE$2]" office:value-type="float" office:value="2">
            <text:p>2</text:p>
          </table:table-cell>
          <table:table-cell table:formula="of:=HEX2DEC(MID([.CF89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8:.BU898];0)-1" office:value-type="float" office:value="2">
            <text:p>2</text:p>
          </table:table-cell>
          <table:table-cell table:formula="of:=SUM([.A898:.BU898])" office:value-type="float" office:value="16">
            <text:p>16</text:p>
          </table:table-cell>
          <table:table-cell table:number-columns-repeated="2"/>
          <table:table-cell table:formula="of:=72-SUM([.BX898:.BZ898])-[.BW898]" office:value-type="float" office:value="54">
            <text:p>54</text:p>
          </table:table-cell>
          <table:table-cell table:formula="of:=[.BW899]+[.CA898]" office:value-type="float" office:value="56">
            <text:p>56</text:p>
          </table:table-cell>
          <table:table-cell table:number-columns-repeated="2"/>
          <table:table-cell table:formula="of:=IF(ISNUMBER([.BW898]);&quot;0x&quot;&amp;DEC2HEX([.BW898]+[.BW$2]))" office:value-type="string" office:string-value="0x1">
            <text:p>0x1</text:p>
          </table:table-cell>
          <table:table-cell table:formula="of:=IF(ISNUMBER([.BX898]);&quot;0x&quot;&amp;DEC2HEX([.BX898]+[.BX$2]))" office:value-type="string" office:string-value="0x8F">
            <text:p>0x8F</text:p>
          </table:table-cell>
          <table:table-cell table:formula="of:=IF(ISNUMBER([.BY898]);&quot;0x&quot;&amp;DEC2HEX([.BY898]+[.BY$2]);&quot;&quot;)">
            <text:p/>
          </table:table-cell>
          <table:table-cell table:formula="of:=IF(ISNUMBER([.BZ898]);&quot;0x&quot;&amp;DEC2HEX([.BZ898]+[.BZ$2]);&quot;&quot;)">
            <text:p/>
          </table:table-cell>
          <table:table-cell table:formula="of:=IF(ISNUMBER([.CB898]);&quot;0x&quot;&amp;DEC2HEX([.CB898]+[.CB$2]);&quot;&quot;)" office:value-type="string" office:string-value="0x37">
            <text:p>0x37</text:p>
          </table:table-cell>
          <table:table-cell table:formula="of:=HEX2DEC(MID([.CE898];3;2))-[.CE$2]" office:value-type="float" office:value="2">
            <text:p>2</text:p>
          </table:table-cell>
          <table:table-cell table:formula="of:=HEX2DEC(MID([.CF89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899:.BU899];0)-1" office:value-type="float" office:value="2">
            <text:p>2</text:p>
          </table:table-cell>
          <table:table-cell table:formula="of:=SUM([.A899:.BU899])" office:value-type="float" office:value="16">
            <text:p>16</text:p>
          </table:table-cell>
          <table:table-cell table:number-columns-repeated="2"/>
          <table:table-cell table:formula="of:=72-SUM([.BX899:.BZ899])-[.BW899]" office:value-type="float" office:value="54">
            <text:p>54</text:p>
          </table:table-cell>
          <table:table-cell table:formula="of:=[.BW900]+[.CA899]" office:value-type="float" office:value="56">
            <text:p>56</text:p>
          </table:table-cell>
          <table:table-cell table:number-columns-repeated="2"/>
          <table:table-cell table:formula="of:=IF(ISNUMBER([.BW899]);&quot;0x&quot;&amp;DEC2HEX([.BW899]+[.BW$2]))" office:value-type="string" office:string-value="0x1">
            <text:p>0x1</text:p>
          </table:table-cell>
          <table:table-cell table:formula="of:=IF(ISNUMBER([.BX899]);&quot;0x&quot;&amp;DEC2HEX([.BX899]+[.BX$2]))" office:value-type="string" office:string-value="0x8F">
            <text:p>0x8F</text:p>
          </table:table-cell>
          <table:table-cell table:formula="of:=IF(ISNUMBER([.BY899]);&quot;0x&quot;&amp;DEC2HEX([.BY899]+[.BY$2]);&quot;&quot;)">
            <text:p/>
          </table:table-cell>
          <table:table-cell table:formula="of:=IF(ISNUMBER([.BZ899]);&quot;0x&quot;&amp;DEC2HEX([.BZ899]+[.BZ$2]);&quot;&quot;)">
            <text:p/>
          </table:table-cell>
          <table:table-cell table:formula="of:=IF(ISNUMBER([.CB899]);&quot;0x&quot;&amp;DEC2HEX([.CB899]+[.CB$2]);&quot;&quot;)" office:value-type="string" office:string-value="0x37">
            <text:p>0x37</text:p>
          </table:table-cell>
          <table:table-cell table:formula="of:=HEX2DEC(MID([.CE899];3;2))-[.CE$2]" office:value-type="float" office:value="2">
            <text:p>2</text:p>
          </table:table-cell>
          <table:table-cell table:formula="of:=HEX2DEC(MID([.CF89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0:.BU900];0)-1" office:value-type="float" office:value="2">
            <text:p>2</text:p>
          </table:table-cell>
          <table:table-cell table:formula="of:=SUM([.A900:.BU900])" office:value-type="float" office:value="16">
            <text:p>16</text:p>
          </table:table-cell>
          <table:table-cell table:number-columns-repeated="2"/>
          <table:table-cell table:formula="of:=72-SUM([.BX900:.BZ900])-[.BW900]" office:value-type="float" office:value="54">
            <text:p>54</text:p>
          </table:table-cell>
          <table:table-cell table:formula="of:=[.BW901]+[.CA900]" office:value-type="float" office:value="56">
            <text:p>56</text:p>
          </table:table-cell>
          <table:table-cell table:number-columns-repeated="2"/>
          <table:table-cell table:formula="of:=IF(ISNUMBER([.BW900]);&quot;0x&quot;&amp;DEC2HEX([.BW900]+[.BW$2]))" office:value-type="string" office:string-value="0x1">
            <text:p>0x1</text:p>
          </table:table-cell>
          <table:table-cell table:formula="of:=IF(ISNUMBER([.BX900]);&quot;0x&quot;&amp;DEC2HEX([.BX900]+[.BX$2]))" office:value-type="string" office:string-value="0x8F">
            <text:p>0x8F</text:p>
          </table:table-cell>
          <table:table-cell table:formula="of:=IF(ISNUMBER([.BY900]);&quot;0x&quot;&amp;DEC2HEX([.BY900]+[.BY$2]);&quot;&quot;)">
            <text:p/>
          </table:table-cell>
          <table:table-cell table:formula="of:=IF(ISNUMBER([.BZ900]);&quot;0x&quot;&amp;DEC2HEX([.BZ900]+[.BZ$2]);&quot;&quot;)">
            <text:p/>
          </table:table-cell>
          <table:table-cell table:formula="of:=IF(ISNUMBER([.CB900]);&quot;0x&quot;&amp;DEC2HEX([.CB900]+[.CB$2]);&quot;&quot;)" office:value-type="string" office:string-value="0x37">
            <text:p>0x37</text:p>
          </table:table-cell>
          <table:table-cell table:formula="of:=HEX2DEC(MID([.CE900];3;2))-[.CE$2]" office:value-type="float" office:value="2">
            <text:p>2</text:p>
          </table:table-cell>
          <table:table-cell table:formula="of:=HEX2DEC(MID([.CF90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1:.BU901];0)-1" office:value-type="float" office:value="2">
            <text:p>2</text:p>
          </table:table-cell>
          <table:table-cell table:formula="of:=SUM([.A901:.BU901])" office:value-type="float" office:value="16">
            <text:p>16</text:p>
          </table:table-cell>
          <table:table-cell table:number-columns-repeated="2"/>
          <table:table-cell table:formula="of:=72-SUM([.BX901:.BZ901])-[.BW901]" office:value-type="float" office:value="54">
            <text:p>54</text:p>
          </table:table-cell>
          <table:table-cell table:formula="of:=[.BW902]+[.CA901]" office:value-type="float" office:value="56">
            <text:p>56</text:p>
          </table:table-cell>
          <table:table-cell table:number-columns-repeated="2"/>
          <table:table-cell table:formula="of:=IF(ISNUMBER([.BW901]);&quot;0x&quot;&amp;DEC2HEX([.BW901]+[.BW$2]))" office:value-type="string" office:string-value="0x1">
            <text:p>0x1</text:p>
          </table:table-cell>
          <table:table-cell table:formula="of:=IF(ISNUMBER([.BX901]);&quot;0x&quot;&amp;DEC2HEX([.BX901]+[.BX$2]))" office:value-type="string" office:string-value="0x8F">
            <text:p>0x8F</text:p>
          </table:table-cell>
          <table:table-cell table:formula="of:=IF(ISNUMBER([.BY901]);&quot;0x&quot;&amp;DEC2HEX([.BY901]+[.BY$2]);&quot;&quot;)">
            <text:p/>
          </table:table-cell>
          <table:table-cell table:formula="of:=IF(ISNUMBER([.BZ901]);&quot;0x&quot;&amp;DEC2HEX([.BZ901]+[.BZ$2]);&quot;&quot;)">
            <text:p/>
          </table:table-cell>
          <table:table-cell table:formula="of:=IF(ISNUMBER([.CB901]);&quot;0x&quot;&amp;DEC2HEX([.CB901]+[.CB$2]);&quot;&quot;)" office:value-type="string" office:string-value="0x37">
            <text:p>0x37</text:p>
          </table:table-cell>
          <table:table-cell table:formula="of:=HEX2DEC(MID([.CE901];3;2))-[.CE$2]" office:value-type="float" office:value="2">
            <text:p>2</text:p>
          </table:table-cell>
          <table:table-cell table:formula="of:=HEX2DEC(MID([.CF90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2:.BU902];0)-1" office:value-type="float" office:value="2">
            <text:p>2</text:p>
          </table:table-cell>
          <table:table-cell table:formula="of:=SUM([.A902:.BU902])" office:value-type="float" office:value="16">
            <text:p>16</text:p>
          </table:table-cell>
          <table:table-cell table:number-columns-repeated="2"/>
          <table:table-cell table:formula="of:=72-SUM([.BX902:.BZ902])-[.BW902]" office:value-type="float" office:value="54">
            <text:p>54</text:p>
          </table:table-cell>
          <table:table-cell table:formula="of:=[.BW903]+[.CA902]" office:value-type="float" office:value="56">
            <text:p>56</text:p>
          </table:table-cell>
          <table:table-cell table:number-columns-repeated="2"/>
          <table:table-cell table:formula="of:=IF(ISNUMBER([.BW902]);&quot;0x&quot;&amp;DEC2HEX([.BW902]+[.BW$2]))" office:value-type="string" office:string-value="0x1">
            <text:p>0x1</text:p>
          </table:table-cell>
          <table:table-cell table:formula="of:=IF(ISNUMBER([.BX902]);&quot;0x&quot;&amp;DEC2HEX([.BX902]+[.BX$2]))" office:value-type="string" office:string-value="0x8F">
            <text:p>0x8F</text:p>
          </table:table-cell>
          <table:table-cell table:formula="of:=IF(ISNUMBER([.BY902]);&quot;0x&quot;&amp;DEC2HEX([.BY902]+[.BY$2]);&quot;&quot;)">
            <text:p/>
          </table:table-cell>
          <table:table-cell table:formula="of:=IF(ISNUMBER([.BZ902]);&quot;0x&quot;&amp;DEC2HEX([.BZ902]+[.BZ$2]);&quot;&quot;)">
            <text:p/>
          </table:table-cell>
          <table:table-cell table:formula="of:=IF(ISNUMBER([.CB902]);&quot;0x&quot;&amp;DEC2HEX([.CB902]+[.CB$2]);&quot;&quot;)" office:value-type="string" office:string-value="0x37">
            <text:p>0x37</text:p>
          </table:table-cell>
          <table:table-cell table:formula="of:=HEX2DEC(MID([.CE902];3;2))-[.CE$2]" office:value-type="float" office:value="2">
            <text:p>2</text:p>
          </table:table-cell>
          <table:table-cell table:formula="of:=HEX2DEC(MID([.CF90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3:.BU903];0)-1" office:value-type="float" office:value="2">
            <text:p>2</text:p>
          </table:table-cell>
          <table:table-cell table:formula="of:=SUM([.A903:.BU903])" office:value-type="float" office:value="16">
            <text:p>16</text:p>
          </table:table-cell>
          <table:table-cell table:number-columns-repeated="2"/>
          <table:table-cell table:formula="of:=72-SUM([.BX903:.BZ903])-[.BW903]" office:value-type="float" office:value="54">
            <text:p>54</text:p>
          </table:table-cell>
          <table:table-cell table:formula="of:=[.BW904]+[.CA903]" office:value-type="float" office:value="56">
            <text:p>56</text:p>
          </table:table-cell>
          <table:table-cell table:number-columns-repeated="2"/>
          <table:table-cell table:formula="of:=IF(ISNUMBER([.BW903]);&quot;0x&quot;&amp;DEC2HEX([.BW903]+[.BW$2]))" office:value-type="string" office:string-value="0x1">
            <text:p>0x1</text:p>
          </table:table-cell>
          <table:table-cell table:formula="of:=IF(ISNUMBER([.BX903]);&quot;0x&quot;&amp;DEC2HEX([.BX903]+[.BX$2]))" office:value-type="string" office:string-value="0x8F">
            <text:p>0x8F</text:p>
          </table:table-cell>
          <table:table-cell table:formula="of:=IF(ISNUMBER([.BY903]);&quot;0x&quot;&amp;DEC2HEX([.BY903]+[.BY$2]);&quot;&quot;)">
            <text:p/>
          </table:table-cell>
          <table:table-cell table:formula="of:=IF(ISNUMBER([.BZ903]);&quot;0x&quot;&amp;DEC2HEX([.BZ903]+[.BZ$2]);&quot;&quot;)">
            <text:p/>
          </table:table-cell>
          <table:table-cell table:formula="of:=IF(ISNUMBER([.CB903]);&quot;0x&quot;&amp;DEC2HEX([.CB903]+[.CB$2]);&quot;&quot;)" office:value-type="string" office:string-value="0x37">
            <text:p>0x37</text:p>
          </table:table-cell>
          <table:table-cell table:formula="of:=HEX2DEC(MID([.CE903];3;2))-[.CE$2]" office:value-type="float" office:value="2">
            <text:p>2</text:p>
          </table:table-cell>
          <table:table-cell table:formula="of:=HEX2DEC(MID([.CF90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4:.BU904];0)-1" office:value-type="float" office:value="2">
            <text:p>2</text:p>
          </table:table-cell>
          <table:table-cell table:formula="of:=SUM([.A904:.BU904])" office:value-type="float" office:value="16">
            <text:p>16</text:p>
          </table:table-cell>
          <table:table-cell table:number-columns-repeated="2"/>
          <table:table-cell table:formula="of:=72-SUM([.BX904:.BZ904])-[.BW904]" office:value-type="float" office:value="54">
            <text:p>54</text:p>
          </table:table-cell>
          <table:table-cell table:formula="of:=[.BW905]+[.CA904]" office:value-type="float" office:value="56">
            <text:p>56</text:p>
          </table:table-cell>
          <table:table-cell table:number-columns-repeated="2"/>
          <table:table-cell table:formula="of:=IF(ISNUMBER([.BW904]);&quot;0x&quot;&amp;DEC2HEX([.BW904]+[.BW$2]))" office:value-type="string" office:string-value="0x1">
            <text:p>0x1</text:p>
          </table:table-cell>
          <table:table-cell table:formula="of:=IF(ISNUMBER([.BX904]);&quot;0x&quot;&amp;DEC2HEX([.BX904]+[.BX$2]))" office:value-type="string" office:string-value="0x8F">
            <text:p>0x8F</text:p>
          </table:table-cell>
          <table:table-cell table:formula="of:=IF(ISNUMBER([.BY904]);&quot;0x&quot;&amp;DEC2HEX([.BY904]+[.BY$2]);&quot;&quot;)">
            <text:p/>
          </table:table-cell>
          <table:table-cell table:formula="of:=IF(ISNUMBER([.BZ904]);&quot;0x&quot;&amp;DEC2HEX([.BZ904]+[.BZ$2]);&quot;&quot;)">
            <text:p/>
          </table:table-cell>
          <table:table-cell table:formula="of:=IF(ISNUMBER([.CB904]);&quot;0x&quot;&amp;DEC2HEX([.CB904]+[.CB$2]);&quot;&quot;)" office:value-type="string" office:string-value="0x37">
            <text:p>0x37</text:p>
          </table:table-cell>
          <table:table-cell table:formula="of:=HEX2DEC(MID([.CE904];3;2))-[.CE$2]" office:value-type="float" office:value="2">
            <text:p>2</text:p>
          </table:table-cell>
          <table:table-cell table:formula="of:=HEX2DEC(MID([.CF90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5:.BU905];0)-1" office:value-type="float" office:value="2">
            <text:p>2</text:p>
          </table:table-cell>
          <table:table-cell table:formula="of:=SUM([.A905:.BU905])" office:value-type="float" office:value="16">
            <text:p>16</text:p>
          </table:table-cell>
          <table:table-cell table:number-columns-repeated="2"/>
          <table:table-cell table:formula="of:=72-SUM([.BX905:.BZ905])-[.BW905]" office:value-type="float" office:value="54">
            <text:p>54</text:p>
          </table:table-cell>
          <table:table-cell table:formula="of:=[.BW906]+[.CA905]" office:value-type="float" office:value="56">
            <text:p>56</text:p>
          </table:table-cell>
          <table:table-cell table:number-columns-repeated="2"/>
          <table:table-cell table:formula="of:=IF(ISNUMBER([.BW905]);&quot;0x&quot;&amp;DEC2HEX([.BW905]+[.BW$2]))" office:value-type="string" office:string-value="0x1">
            <text:p>0x1</text:p>
          </table:table-cell>
          <table:table-cell table:formula="of:=IF(ISNUMBER([.BX905]);&quot;0x&quot;&amp;DEC2HEX([.BX905]+[.BX$2]))" office:value-type="string" office:string-value="0x8F">
            <text:p>0x8F</text:p>
          </table:table-cell>
          <table:table-cell table:formula="of:=IF(ISNUMBER([.BY905]);&quot;0x&quot;&amp;DEC2HEX([.BY905]+[.BY$2]);&quot;&quot;)">
            <text:p/>
          </table:table-cell>
          <table:table-cell table:formula="of:=IF(ISNUMBER([.BZ905]);&quot;0x&quot;&amp;DEC2HEX([.BZ905]+[.BZ$2]);&quot;&quot;)">
            <text:p/>
          </table:table-cell>
          <table:table-cell table:formula="of:=IF(ISNUMBER([.CB905]);&quot;0x&quot;&amp;DEC2HEX([.CB905]+[.CB$2]);&quot;&quot;)" office:value-type="string" office:string-value="0x37">
            <text:p>0x37</text:p>
          </table:table-cell>
          <table:table-cell table:formula="of:=HEX2DEC(MID([.CE905];3;2))-[.CE$2]" office:value-type="float" office:value="2">
            <text:p>2</text:p>
          </table:table-cell>
          <table:table-cell table:formula="of:=HEX2DEC(MID([.CF90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6:.BU906];0)-1" office:value-type="float" office:value="2">
            <text:p>2</text:p>
          </table:table-cell>
          <table:table-cell table:formula="of:=SUM([.A906:.BU906])" office:value-type="float" office:value="16">
            <text:p>16</text:p>
          </table:table-cell>
          <table:table-cell table:number-columns-repeated="2"/>
          <table:table-cell table:formula="of:=72-SUM([.BX906:.BZ906])-[.BW906]" office:value-type="float" office:value="54">
            <text:p>54</text:p>
          </table:table-cell>
          <table:table-cell table:formula="of:=[.BW907]+[.CA906]" office:value-type="float" office:value="56">
            <text:p>56</text:p>
          </table:table-cell>
          <table:table-cell table:number-columns-repeated="2"/>
          <table:table-cell table:formula="of:=IF(ISNUMBER([.BW906]);&quot;0x&quot;&amp;DEC2HEX([.BW906]+[.BW$2]))" office:value-type="string" office:string-value="0x1">
            <text:p>0x1</text:p>
          </table:table-cell>
          <table:table-cell table:formula="of:=IF(ISNUMBER([.BX906]);&quot;0x&quot;&amp;DEC2HEX([.BX906]+[.BX$2]))" office:value-type="string" office:string-value="0x8F">
            <text:p>0x8F</text:p>
          </table:table-cell>
          <table:table-cell table:formula="of:=IF(ISNUMBER([.BY906]);&quot;0x&quot;&amp;DEC2HEX([.BY906]+[.BY$2]);&quot;&quot;)">
            <text:p/>
          </table:table-cell>
          <table:table-cell table:formula="of:=IF(ISNUMBER([.BZ906]);&quot;0x&quot;&amp;DEC2HEX([.BZ906]+[.BZ$2]);&quot;&quot;)">
            <text:p/>
          </table:table-cell>
          <table:table-cell table:formula="of:=IF(ISNUMBER([.CB906]);&quot;0x&quot;&amp;DEC2HEX([.CB906]+[.CB$2]);&quot;&quot;)" office:value-type="string" office:string-value="0x37">
            <text:p>0x37</text:p>
          </table:table-cell>
          <table:table-cell table:formula="of:=HEX2DEC(MID([.CE906];3;2))-[.CE$2]" office:value-type="float" office:value="2">
            <text:p>2</text:p>
          </table:table-cell>
          <table:table-cell table:formula="of:=HEX2DEC(MID([.CF90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7:.BU907];0)-1" office:value-type="float" office:value="2">
            <text:p>2</text:p>
          </table:table-cell>
          <table:table-cell table:formula="of:=SUM([.A907:.BU907])" office:value-type="float" office:value="16">
            <text:p>16</text:p>
          </table:table-cell>
          <table:table-cell table:number-columns-repeated="2"/>
          <table:table-cell table:formula="of:=72-SUM([.BX907:.BZ907])-[.BW907]" office:value-type="float" office:value="54">
            <text:p>54</text:p>
          </table:table-cell>
          <table:table-cell table:formula="of:=[.BW908]+[.CA907]" office:value-type="float" office:value="56">
            <text:p>56</text:p>
          </table:table-cell>
          <table:table-cell table:number-columns-repeated="2"/>
          <table:table-cell table:formula="of:=IF(ISNUMBER([.BW907]);&quot;0x&quot;&amp;DEC2HEX([.BW907]+[.BW$2]))" office:value-type="string" office:string-value="0x1">
            <text:p>0x1</text:p>
          </table:table-cell>
          <table:table-cell table:formula="of:=IF(ISNUMBER([.BX907]);&quot;0x&quot;&amp;DEC2HEX([.BX907]+[.BX$2]))" office:value-type="string" office:string-value="0x8F">
            <text:p>0x8F</text:p>
          </table:table-cell>
          <table:table-cell table:formula="of:=IF(ISNUMBER([.BY907]);&quot;0x&quot;&amp;DEC2HEX([.BY907]+[.BY$2]);&quot;&quot;)">
            <text:p/>
          </table:table-cell>
          <table:table-cell table:formula="of:=IF(ISNUMBER([.BZ907]);&quot;0x&quot;&amp;DEC2HEX([.BZ907]+[.BZ$2]);&quot;&quot;)">
            <text:p/>
          </table:table-cell>
          <table:table-cell table:formula="of:=IF(ISNUMBER([.CB907]);&quot;0x&quot;&amp;DEC2HEX([.CB907]+[.CB$2]);&quot;&quot;)" office:value-type="string" office:string-value="0x37">
            <text:p>0x37</text:p>
          </table:table-cell>
          <table:table-cell table:formula="of:=HEX2DEC(MID([.CE907];3;2))-[.CE$2]" office:value-type="float" office:value="2">
            <text:p>2</text:p>
          </table:table-cell>
          <table:table-cell table:formula="of:=HEX2DEC(MID([.CF90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8:.BU908];0)-1" office:value-type="float" office:value="2">
            <text:p>2</text:p>
          </table:table-cell>
          <table:table-cell table:formula="of:=SUM([.A908:.BU908])" office:value-type="float" office:value="16">
            <text:p>16</text:p>
          </table:table-cell>
          <table:table-cell table:number-columns-repeated="2"/>
          <table:table-cell table:formula="of:=72-SUM([.BX908:.BZ908])-[.BW908]" office:value-type="float" office:value="54">
            <text:p>54</text:p>
          </table:table-cell>
          <table:table-cell table:formula="of:=[.BW909]+[.CA908]" office:value-type="float" office:value="56">
            <text:p>56</text:p>
          </table:table-cell>
          <table:table-cell table:number-columns-repeated="2"/>
          <table:table-cell table:formula="of:=IF(ISNUMBER([.BW908]);&quot;0x&quot;&amp;DEC2HEX([.BW908]+[.BW$2]))" office:value-type="string" office:string-value="0x1">
            <text:p>0x1</text:p>
          </table:table-cell>
          <table:table-cell table:formula="of:=IF(ISNUMBER([.BX908]);&quot;0x&quot;&amp;DEC2HEX([.BX908]+[.BX$2]))" office:value-type="string" office:string-value="0x8F">
            <text:p>0x8F</text:p>
          </table:table-cell>
          <table:table-cell table:formula="of:=IF(ISNUMBER([.BY908]);&quot;0x&quot;&amp;DEC2HEX([.BY908]+[.BY$2]);&quot;&quot;)">
            <text:p/>
          </table:table-cell>
          <table:table-cell table:formula="of:=IF(ISNUMBER([.BZ908]);&quot;0x&quot;&amp;DEC2HEX([.BZ908]+[.BZ$2]);&quot;&quot;)">
            <text:p/>
          </table:table-cell>
          <table:table-cell table:formula="of:=IF(ISNUMBER([.CB908]);&quot;0x&quot;&amp;DEC2HEX([.CB908]+[.CB$2]);&quot;&quot;)" office:value-type="string" office:string-value="0x37">
            <text:p>0x37</text:p>
          </table:table-cell>
          <table:table-cell table:formula="of:=HEX2DEC(MID([.CE908];3;2))-[.CE$2]" office:value-type="float" office:value="2">
            <text:p>2</text:p>
          </table:table-cell>
          <table:table-cell table:formula="of:=HEX2DEC(MID([.CF90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09:.BU909];0)-1" office:value-type="float" office:value="2">
            <text:p>2</text:p>
          </table:table-cell>
          <table:table-cell table:formula="of:=SUM([.A909:.BU909])" office:value-type="float" office:value="16">
            <text:p>16</text:p>
          </table:table-cell>
          <table:table-cell table:number-columns-repeated="2"/>
          <table:table-cell table:formula="of:=72-SUM([.BX909:.BZ909])-[.BW909]" office:value-type="float" office:value="54">
            <text:p>54</text:p>
          </table:table-cell>
          <table:table-cell table:formula="of:=[.BW910]+[.CA909]" office:value-type="float" office:value="56">
            <text:p>56</text:p>
          </table:table-cell>
          <table:table-cell table:number-columns-repeated="2"/>
          <table:table-cell table:formula="of:=IF(ISNUMBER([.BW909]);&quot;0x&quot;&amp;DEC2HEX([.BW909]+[.BW$2]))" office:value-type="string" office:string-value="0x1">
            <text:p>0x1</text:p>
          </table:table-cell>
          <table:table-cell table:formula="of:=IF(ISNUMBER([.BX909]);&quot;0x&quot;&amp;DEC2HEX([.BX909]+[.BX$2]))" office:value-type="string" office:string-value="0x8F">
            <text:p>0x8F</text:p>
          </table:table-cell>
          <table:table-cell table:formula="of:=IF(ISNUMBER([.BY909]);&quot;0x&quot;&amp;DEC2HEX([.BY909]+[.BY$2]);&quot;&quot;)">
            <text:p/>
          </table:table-cell>
          <table:table-cell table:formula="of:=IF(ISNUMBER([.BZ909]);&quot;0x&quot;&amp;DEC2HEX([.BZ909]+[.BZ$2]);&quot;&quot;)">
            <text:p/>
          </table:table-cell>
          <table:table-cell table:formula="of:=IF(ISNUMBER([.CB909]);&quot;0x&quot;&amp;DEC2HEX([.CB909]+[.CB$2]);&quot;&quot;)" office:value-type="string" office:string-value="0x37">
            <text:p>0x37</text:p>
          </table:table-cell>
          <table:table-cell table:formula="of:=HEX2DEC(MID([.CE909];3;2))-[.CE$2]" office:value-type="float" office:value="2">
            <text:p>2</text:p>
          </table:table-cell>
          <table:table-cell table:formula="of:=HEX2DEC(MID([.CF90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0:.BU910];0)-1" office:value-type="float" office:value="2">
            <text:p>2</text:p>
          </table:table-cell>
          <table:table-cell table:formula="of:=SUM([.A910:.BU910])" office:value-type="float" office:value="16">
            <text:p>16</text:p>
          </table:table-cell>
          <table:table-cell table:number-columns-repeated="2"/>
          <table:table-cell table:formula="of:=72-SUM([.BX910:.BZ910])-[.BW910]" office:value-type="float" office:value="54">
            <text:p>54</text:p>
          </table:table-cell>
          <table:table-cell table:formula="of:=[.BW911]+[.CA910]" office:value-type="float" office:value="56">
            <text:p>56</text:p>
          </table:table-cell>
          <table:table-cell table:number-columns-repeated="2"/>
          <table:table-cell table:formula="of:=IF(ISNUMBER([.BW910]);&quot;0x&quot;&amp;DEC2HEX([.BW910]+[.BW$2]))" office:value-type="string" office:string-value="0x1">
            <text:p>0x1</text:p>
          </table:table-cell>
          <table:table-cell table:formula="of:=IF(ISNUMBER([.BX910]);&quot;0x&quot;&amp;DEC2HEX([.BX910]+[.BX$2]))" office:value-type="string" office:string-value="0x8F">
            <text:p>0x8F</text:p>
          </table:table-cell>
          <table:table-cell table:formula="of:=IF(ISNUMBER([.BY910]);&quot;0x&quot;&amp;DEC2HEX([.BY910]+[.BY$2]);&quot;&quot;)">
            <text:p/>
          </table:table-cell>
          <table:table-cell table:formula="of:=IF(ISNUMBER([.BZ910]);&quot;0x&quot;&amp;DEC2HEX([.BZ910]+[.BZ$2]);&quot;&quot;)">
            <text:p/>
          </table:table-cell>
          <table:table-cell table:formula="of:=IF(ISNUMBER([.CB910]);&quot;0x&quot;&amp;DEC2HEX([.CB910]+[.CB$2]);&quot;&quot;)" office:value-type="string" office:string-value="0x37">
            <text:p>0x37</text:p>
          </table:table-cell>
          <table:table-cell table:formula="of:=HEX2DEC(MID([.CE910];3;2))-[.CE$2]" office:value-type="float" office:value="2">
            <text:p>2</text:p>
          </table:table-cell>
          <table:table-cell table:formula="of:=HEX2DEC(MID([.CF910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1:.BU911];0)-1" office:value-type="float" office:value="2">
            <text:p>2</text:p>
          </table:table-cell>
          <table:table-cell table:formula="of:=SUM([.A911:.BU911])" office:value-type="float" office:value="16">
            <text:p>16</text:p>
          </table:table-cell>
          <table:table-cell table:number-columns-repeated="2"/>
          <table:table-cell table:formula="of:=72-SUM([.BX911:.BZ911])-[.BW911]" office:value-type="float" office:value="54">
            <text:p>54</text:p>
          </table:table-cell>
          <table:table-cell table:formula="of:=[.BW912]+[.CA911]" office:value-type="float" office:value="56">
            <text:p>56</text:p>
          </table:table-cell>
          <table:table-cell table:number-columns-repeated="2"/>
          <table:table-cell table:formula="of:=IF(ISNUMBER([.BW911]);&quot;0x&quot;&amp;DEC2HEX([.BW911]+[.BW$2]))" office:value-type="string" office:string-value="0x1">
            <text:p>0x1</text:p>
          </table:table-cell>
          <table:table-cell table:formula="of:=IF(ISNUMBER([.BX911]);&quot;0x&quot;&amp;DEC2HEX([.BX911]+[.BX$2]))" office:value-type="string" office:string-value="0x8F">
            <text:p>0x8F</text:p>
          </table:table-cell>
          <table:table-cell table:formula="of:=IF(ISNUMBER([.BY911]);&quot;0x&quot;&amp;DEC2HEX([.BY911]+[.BY$2]);&quot;&quot;)">
            <text:p/>
          </table:table-cell>
          <table:table-cell table:formula="of:=IF(ISNUMBER([.BZ911]);&quot;0x&quot;&amp;DEC2HEX([.BZ911]+[.BZ$2]);&quot;&quot;)">
            <text:p/>
          </table:table-cell>
          <table:table-cell table:formula="of:=IF(ISNUMBER([.CB911]);&quot;0x&quot;&amp;DEC2HEX([.CB911]+[.CB$2]);&quot;&quot;)" office:value-type="string" office:string-value="0x37">
            <text:p>0x37</text:p>
          </table:table-cell>
          <table:table-cell table:formula="of:=HEX2DEC(MID([.CE911];3;2))-[.CE$2]" office:value-type="float" office:value="2">
            <text:p>2</text:p>
          </table:table-cell>
          <table:table-cell table:formula="of:=HEX2DEC(MID([.CF911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2:.BU912];0)-1" office:value-type="float" office:value="2">
            <text:p>2</text:p>
          </table:table-cell>
          <table:table-cell table:formula="of:=SUM([.A912:.BU912])" office:value-type="float" office:value="16">
            <text:p>16</text:p>
          </table:table-cell>
          <table:table-cell table:number-columns-repeated="2"/>
          <table:table-cell table:formula="of:=72-SUM([.BX912:.BZ912])-[.BW912]" office:value-type="float" office:value="54">
            <text:p>54</text:p>
          </table:table-cell>
          <table:table-cell table:formula="of:=[.BW913]+[.CA912]" office:value-type="float" office:value="56">
            <text:p>56</text:p>
          </table:table-cell>
          <table:table-cell table:number-columns-repeated="2"/>
          <table:table-cell table:formula="of:=IF(ISNUMBER([.BW912]);&quot;0x&quot;&amp;DEC2HEX([.BW912]+[.BW$2]))" office:value-type="string" office:string-value="0x1">
            <text:p>0x1</text:p>
          </table:table-cell>
          <table:table-cell table:formula="of:=IF(ISNUMBER([.BX912]);&quot;0x&quot;&amp;DEC2HEX([.BX912]+[.BX$2]))" office:value-type="string" office:string-value="0x8F">
            <text:p>0x8F</text:p>
          </table:table-cell>
          <table:table-cell table:formula="of:=IF(ISNUMBER([.BY912]);&quot;0x&quot;&amp;DEC2HEX([.BY912]+[.BY$2]);&quot;&quot;)">
            <text:p/>
          </table:table-cell>
          <table:table-cell table:formula="of:=IF(ISNUMBER([.BZ912]);&quot;0x&quot;&amp;DEC2HEX([.BZ912]+[.BZ$2]);&quot;&quot;)">
            <text:p/>
          </table:table-cell>
          <table:table-cell table:formula="of:=IF(ISNUMBER([.CB912]);&quot;0x&quot;&amp;DEC2HEX([.CB912]+[.CB$2]);&quot;&quot;)" office:value-type="string" office:string-value="0x37">
            <text:p>0x37</text:p>
          </table:table-cell>
          <table:table-cell table:formula="of:=HEX2DEC(MID([.CE912];3;2))-[.CE$2]" office:value-type="float" office:value="2">
            <text:p>2</text:p>
          </table:table-cell>
          <table:table-cell table:formula="of:=HEX2DEC(MID([.CF912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3:.BU913];0)-1" office:value-type="float" office:value="2">
            <text:p>2</text:p>
          </table:table-cell>
          <table:table-cell table:formula="of:=SUM([.A913:.BU913])" office:value-type="float" office:value="16">
            <text:p>16</text:p>
          </table:table-cell>
          <table:table-cell table:number-columns-repeated="2"/>
          <table:table-cell table:formula="of:=72-SUM([.BX913:.BZ913])-[.BW913]" office:value-type="float" office:value="54">
            <text:p>54</text:p>
          </table:table-cell>
          <table:table-cell table:formula="of:=[.BW914]+[.CA913]" office:value-type="float" office:value="56">
            <text:p>56</text:p>
          </table:table-cell>
          <table:table-cell table:number-columns-repeated="2"/>
          <table:table-cell table:formula="of:=IF(ISNUMBER([.BW913]);&quot;0x&quot;&amp;DEC2HEX([.BW913]+[.BW$2]))" office:value-type="string" office:string-value="0x1">
            <text:p>0x1</text:p>
          </table:table-cell>
          <table:table-cell table:formula="of:=IF(ISNUMBER([.BX913]);&quot;0x&quot;&amp;DEC2HEX([.BX913]+[.BX$2]))" office:value-type="string" office:string-value="0x8F">
            <text:p>0x8F</text:p>
          </table:table-cell>
          <table:table-cell table:formula="of:=IF(ISNUMBER([.BY913]);&quot;0x&quot;&amp;DEC2HEX([.BY913]+[.BY$2]);&quot;&quot;)">
            <text:p/>
          </table:table-cell>
          <table:table-cell table:formula="of:=IF(ISNUMBER([.BZ913]);&quot;0x&quot;&amp;DEC2HEX([.BZ913]+[.BZ$2]);&quot;&quot;)">
            <text:p/>
          </table:table-cell>
          <table:table-cell table:formula="of:=IF(ISNUMBER([.CB913]);&quot;0x&quot;&amp;DEC2HEX([.CB913]+[.CB$2]);&quot;&quot;)" office:value-type="string" office:string-value="0x37">
            <text:p>0x37</text:p>
          </table:table-cell>
          <table:table-cell table:formula="of:=HEX2DEC(MID([.CE913];3;2))-[.CE$2]" office:value-type="float" office:value="2">
            <text:p>2</text:p>
          </table:table-cell>
          <table:table-cell table:formula="of:=HEX2DEC(MID([.CF913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4:.BU914];0)-1" office:value-type="float" office:value="2">
            <text:p>2</text:p>
          </table:table-cell>
          <table:table-cell table:formula="of:=SUM([.A914:.BU914])" office:value-type="float" office:value="16">
            <text:p>16</text:p>
          </table:table-cell>
          <table:table-cell table:number-columns-repeated="2"/>
          <table:table-cell table:formula="of:=72-SUM([.BX914:.BZ914])-[.BW914]" office:value-type="float" office:value="54">
            <text:p>54</text:p>
          </table:table-cell>
          <table:table-cell table:formula="of:=[.BW915]+[.CA914]" office:value-type="float" office:value="56">
            <text:p>56</text:p>
          </table:table-cell>
          <table:table-cell table:number-columns-repeated="2"/>
          <table:table-cell table:formula="of:=IF(ISNUMBER([.BW914]);&quot;0x&quot;&amp;DEC2HEX([.BW914]+[.BW$2]))" office:value-type="string" office:string-value="0x1">
            <text:p>0x1</text:p>
          </table:table-cell>
          <table:table-cell table:formula="of:=IF(ISNUMBER([.BX914]);&quot;0x&quot;&amp;DEC2HEX([.BX914]+[.BX$2]))" office:value-type="string" office:string-value="0x8F">
            <text:p>0x8F</text:p>
          </table:table-cell>
          <table:table-cell table:formula="of:=IF(ISNUMBER([.BY914]);&quot;0x&quot;&amp;DEC2HEX([.BY914]+[.BY$2]);&quot;&quot;)">
            <text:p/>
          </table:table-cell>
          <table:table-cell table:formula="of:=IF(ISNUMBER([.BZ914]);&quot;0x&quot;&amp;DEC2HEX([.BZ914]+[.BZ$2]);&quot;&quot;)">
            <text:p/>
          </table:table-cell>
          <table:table-cell table:formula="of:=IF(ISNUMBER([.CB914]);&quot;0x&quot;&amp;DEC2HEX([.CB914]+[.CB$2]);&quot;&quot;)" office:value-type="string" office:string-value="0x37">
            <text:p>0x37</text:p>
          </table:table-cell>
          <table:table-cell table:formula="of:=HEX2DEC(MID([.CE914];3;2))-[.CE$2]" office:value-type="float" office:value="2">
            <text:p>2</text:p>
          </table:table-cell>
          <table:table-cell table:formula="of:=HEX2DEC(MID([.CF914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5:.BU915];0)-1" office:value-type="float" office:value="2">
            <text:p>2</text:p>
          </table:table-cell>
          <table:table-cell table:formula="of:=SUM([.A915:.BU915])" office:value-type="float" office:value="16">
            <text:p>16</text:p>
          </table:table-cell>
          <table:table-cell table:number-columns-repeated="2"/>
          <table:table-cell table:formula="of:=72-SUM([.BX915:.BZ915])-[.BW915]" office:value-type="float" office:value="54">
            <text:p>54</text:p>
          </table:table-cell>
          <table:table-cell table:formula="of:=[.BW916]+[.CA915]" office:value-type="float" office:value="56">
            <text:p>56</text:p>
          </table:table-cell>
          <table:table-cell table:number-columns-repeated="2"/>
          <table:table-cell table:formula="of:=IF(ISNUMBER([.BW915]);&quot;0x&quot;&amp;DEC2HEX([.BW915]+[.BW$2]))" office:value-type="string" office:string-value="0x1">
            <text:p>0x1</text:p>
          </table:table-cell>
          <table:table-cell table:formula="of:=IF(ISNUMBER([.BX915]);&quot;0x&quot;&amp;DEC2HEX([.BX915]+[.BX$2]))" office:value-type="string" office:string-value="0x8F">
            <text:p>0x8F</text:p>
          </table:table-cell>
          <table:table-cell table:formula="of:=IF(ISNUMBER([.BY915]);&quot;0x&quot;&amp;DEC2HEX([.BY915]+[.BY$2]);&quot;&quot;)">
            <text:p/>
          </table:table-cell>
          <table:table-cell table:formula="of:=IF(ISNUMBER([.BZ915]);&quot;0x&quot;&amp;DEC2HEX([.BZ915]+[.BZ$2]);&quot;&quot;)">
            <text:p/>
          </table:table-cell>
          <table:table-cell table:formula="of:=IF(ISNUMBER([.CB915]);&quot;0x&quot;&amp;DEC2HEX([.CB915]+[.CB$2]);&quot;&quot;)" office:value-type="string" office:string-value="0x37">
            <text:p>0x37</text:p>
          </table:table-cell>
          <table:table-cell table:formula="of:=HEX2DEC(MID([.CE915];3;2))-[.CE$2]" office:value-type="float" office:value="2">
            <text:p>2</text:p>
          </table:table-cell>
          <table:table-cell table:formula="of:=HEX2DEC(MID([.CF91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6:.BU916];0)-1" office:value-type="float" office:value="2">
            <text:p>2</text:p>
          </table:table-cell>
          <table:table-cell table:formula="of:=SUM([.A916:.BU916])" office:value-type="float" office:value="16">
            <text:p>16</text:p>
          </table:table-cell>
          <table:table-cell table:number-columns-repeated="2"/>
          <table:table-cell table:formula="of:=72-SUM([.BX916:.BZ916])-[.BW916]" office:value-type="float" office:value="54">
            <text:p>54</text:p>
          </table:table-cell>
          <table:table-cell table:formula="of:=[.BW917]+[.CA916]" office:value-type="float" office:value="56">
            <text:p>56</text:p>
          </table:table-cell>
          <table:table-cell table:number-columns-repeated="2"/>
          <table:table-cell table:formula="of:=IF(ISNUMBER([.BW916]);&quot;0x&quot;&amp;DEC2HEX([.BW916]+[.BW$2]))" office:value-type="string" office:string-value="0x1">
            <text:p>0x1</text:p>
          </table:table-cell>
          <table:table-cell table:formula="of:=IF(ISNUMBER([.BX916]);&quot;0x&quot;&amp;DEC2HEX([.BX916]+[.BX$2]))" office:value-type="string" office:string-value="0x8F">
            <text:p>0x8F</text:p>
          </table:table-cell>
          <table:table-cell table:formula="of:=IF(ISNUMBER([.BY916]);&quot;0x&quot;&amp;DEC2HEX([.BY916]+[.BY$2]);&quot;&quot;)">
            <text:p/>
          </table:table-cell>
          <table:table-cell table:formula="of:=IF(ISNUMBER([.BZ916]);&quot;0x&quot;&amp;DEC2HEX([.BZ916]+[.BZ$2]);&quot;&quot;)">
            <text:p/>
          </table:table-cell>
          <table:table-cell table:formula="of:=IF(ISNUMBER([.CB916]);&quot;0x&quot;&amp;DEC2HEX([.CB916]+[.CB$2]);&quot;&quot;)" office:value-type="string" office:string-value="0x37">
            <text:p>0x37</text:p>
          </table:table-cell>
          <table:table-cell table:formula="of:=HEX2DEC(MID([.CE916];3;2))-[.CE$2]" office:value-type="float" office:value="2">
            <text:p>2</text:p>
          </table:table-cell>
          <table:table-cell table:formula="of:=HEX2DEC(MID([.CF916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7:.BU917];0)-1" office:value-type="float" office:value="2">
            <text:p>2</text:p>
          </table:table-cell>
          <table:table-cell table:formula="of:=SUM([.A917:.BU917])" office:value-type="float" office:value="16">
            <text:p>16</text:p>
          </table:table-cell>
          <table:table-cell table:number-columns-repeated="2"/>
          <table:table-cell table:formula="of:=72-SUM([.BX917:.BZ917])-[.BW917]" office:value-type="float" office:value="54">
            <text:p>54</text:p>
          </table:table-cell>
          <table:table-cell table:formula="of:=[.BW918]+[.CA917]" office:value-type="float" office:value="56">
            <text:p>56</text:p>
          </table:table-cell>
          <table:table-cell table:number-columns-repeated="2"/>
          <table:table-cell table:formula="of:=IF(ISNUMBER([.BW917]);&quot;0x&quot;&amp;DEC2HEX([.BW917]+[.BW$2]))" office:value-type="string" office:string-value="0x1">
            <text:p>0x1</text:p>
          </table:table-cell>
          <table:table-cell table:formula="of:=IF(ISNUMBER([.BX917]);&quot;0x&quot;&amp;DEC2HEX([.BX917]+[.BX$2]))" office:value-type="string" office:string-value="0x8F">
            <text:p>0x8F</text:p>
          </table:table-cell>
          <table:table-cell table:formula="of:=IF(ISNUMBER([.BY917]);&quot;0x&quot;&amp;DEC2HEX([.BY917]+[.BY$2]);&quot;&quot;)">
            <text:p/>
          </table:table-cell>
          <table:table-cell table:formula="of:=IF(ISNUMBER([.BZ917]);&quot;0x&quot;&amp;DEC2HEX([.BZ917]+[.BZ$2]);&quot;&quot;)">
            <text:p/>
          </table:table-cell>
          <table:table-cell table:formula="of:=IF(ISNUMBER([.CB917]);&quot;0x&quot;&amp;DEC2HEX([.CB917]+[.CB$2]);&quot;&quot;)" office:value-type="string" office:string-value="0x37">
            <text:p>0x37</text:p>
          </table:table-cell>
          <table:table-cell table:formula="of:=HEX2DEC(MID([.CE917];3;2))-[.CE$2]" office:value-type="float" office:value="2">
            <text:p>2</text:p>
          </table:table-cell>
          <table:table-cell table:formula="of:=HEX2DEC(MID([.CF917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1"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8:.BU918];0)-1" office:value-type="float" office:value="2">
            <text:p>2</text:p>
          </table:table-cell>
          <table:table-cell table:formula="of:=SUM([.A918:.BU918])" office:value-type="float" office:value="16">
            <text:p>16</text:p>
          </table:table-cell>
          <table:table-cell table:number-columns-repeated="2"/>
          <table:table-cell table:formula="of:=72-SUM([.BX918:.BZ918])-[.BW918]" office:value-type="float" office:value="54">
            <text:p>54</text:p>
          </table:table-cell>
          <table:table-cell table:formula="of:=[.BW919]+[.CA918]" office:value-type="float" office:value="56">
            <text:p>56</text:p>
          </table:table-cell>
          <table:table-cell table:number-columns-repeated="2"/>
          <table:table-cell table:formula="of:=IF(ISNUMBER([.BW918]);&quot;0x&quot;&amp;DEC2HEX([.BW918]+[.BW$2]))" office:value-type="string" office:string-value="0x1">
            <text:p>0x1</text:p>
          </table:table-cell>
          <table:table-cell table:formula="of:=IF(ISNUMBER([.BX918]);&quot;0x&quot;&amp;DEC2HEX([.BX918]+[.BX$2]))" office:value-type="string" office:string-value="0x8F">
            <text:p>0x8F</text:p>
          </table:table-cell>
          <table:table-cell table:formula="of:=IF(ISNUMBER([.BY918]);&quot;0x&quot;&amp;DEC2HEX([.BY918]+[.BY$2]);&quot;&quot;)">
            <text:p/>
          </table:table-cell>
          <table:table-cell table:formula="of:=IF(ISNUMBER([.BZ918]);&quot;0x&quot;&amp;DEC2HEX([.BZ918]+[.BZ$2]);&quot;&quot;)">
            <text:p/>
          </table:table-cell>
          <table:table-cell table:formula="of:=IF(ISNUMBER([.CB918]);&quot;0x&quot;&amp;DEC2HEX([.CB918]+[.CB$2]);&quot;&quot;)" office:value-type="string" office:string-value="0x37">
            <text:p>0x37</text:p>
          </table:table-cell>
          <table:table-cell table:formula="of:=HEX2DEC(MID([.CE918];3;2))-[.CE$2]" office:value-type="float" office:value="2">
            <text:p>2</text:p>
          </table:table-cell>
          <table:table-cell table:formula="of:=HEX2DEC(MID([.CF918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8" office:value-type="float" office:value="1">
            <text:p>1</text:p>
          </table:table-cell>
          <table:table-cell table:number-columns-repeated="50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19:.BU919];0)-1" office:value-type="float" office:value="2">
            <text:p>2</text:p>
          </table:table-cell>
          <table:table-cell table:formula="of:=SUM([.A919:.BU919])" office:value-type="float" office:value="16">
            <text:p>16</text:p>
          </table:table-cell>
          <table:table-cell table:number-columns-repeated="2"/>
          <table:table-cell table:formula="of:=72-SUM([.BX919:.BZ919])-[.BW919]" office:value-type="float" office:value="54">
            <text:p>54</text:p>
          </table:table-cell>
          <table:table-cell table:formula="of:=[.BW920]+[.CA919]" office:value-type="float" office:value="56">
            <text:p>56</text:p>
          </table:table-cell>
          <table:table-cell table:number-columns-repeated="2"/>
          <table:table-cell table:formula="of:=IF(ISNUMBER([.BW919]);&quot;0x&quot;&amp;DEC2HEX([.BW919]+[.BW$2]))" office:value-type="string" office:string-value="0x1">
            <text:p>0x1</text:p>
          </table:table-cell>
          <table:table-cell table:formula="of:=IF(ISNUMBER([.BX919]);&quot;0x&quot;&amp;DEC2HEX([.BX919]+[.BX$2]))" office:value-type="string" office:string-value="0x8F">
            <text:p>0x8F</text:p>
          </table:table-cell>
          <table:table-cell table:formula="of:=IF(ISNUMBER([.BY919]);&quot;0x&quot;&amp;DEC2HEX([.BY919]+[.BY$2]);&quot;&quot;)">
            <text:p/>
          </table:table-cell>
          <table:table-cell table:formula="of:=IF(ISNUMBER([.BZ919]);&quot;0x&quot;&amp;DEC2HEX([.BZ919]+[.BZ$2]);&quot;&quot;)">
            <text:p/>
          </table:table-cell>
          <table:table-cell table:formula="of:=IF(ISNUMBER([.CB919]);&quot;0x&quot;&amp;DEC2HEX([.CB919]+[.CB$2]);&quot;&quot;)" office:value-type="string" office:string-value="0x37">
            <text:p>0x37</text:p>
          </table:table-cell>
          <table:table-cell table:formula="of:=HEX2DEC(MID([.CE919];3;2))-[.CE$2]" office:value-type="float" office:value="2">
            <text:p>2</text:p>
          </table:table-cell>
          <table:table-cell table:formula="of:=HEX2DEC(MID([.CF919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7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920:.BU920];0)-1" office:value-type="float" office:value="2">
            <text:p>2</text:p>
          </table:table-cell>
          <table:table-cell table:formula="of:=SUM([.A920:.BU920])" office:value-type="float" office:value="18">
            <text:p>18</text:p>
          </table:table-cell>
          <table:table-cell table:number-columns-repeated="2"/>
          <table:table-cell table:formula="of:=72-SUM([.BX920:.BZ920])-[.BW920]" office:value-type="float" office:value="52">
            <text:p>52</text:p>
          </table:table-cell>
          <table:table-cell table:formula="of:=[.BW921]+[.CA920]" office:value-type="float" office:value="54">
            <text:p>54</text:p>
          </table:table-cell>
          <table:table-cell table:number-columns-repeated="2"/>
          <table:table-cell table:formula="of:=IF(ISNUMBER([.BW920]);&quot;0x&quot;&amp;DEC2HEX([.BW920]+[.BW$2]))" office:value-type="string" office:string-value="0x1">
            <text:p>0x1</text:p>
          </table:table-cell>
          <table:table-cell table:formula="of:=IF(ISNUMBER([.BX920]);&quot;0x&quot;&amp;DEC2HEX([.BX920]+[.BX$2]))" office:value-type="string" office:string-value="0x91">
            <text:p>0x91</text:p>
          </table:table-cell>
          <table:table-cell table:formula="of:=IF(ISNUMBER([.BY920]);&quot;0x&quot;&amp;DEC2HEX([.BY920]+[.BY$2]);&quot;&quot;)">
            <text:p/>
          </table:table-cell>
          <table:table-cell table:formula="of:=IF(ISNUMBER([.BZ920]);&quot;0x&quot;&amp;DEC2HEX([.BZ920]+[.BZ$2]);&quot;&quot;)">
            <text:p/>
          </table:table-cell>
          <table:table-cell table:formula="of:=IF(ISNUMBER([.CB920]);&quot;0x&quot;&amp;DEC2HEX([.CB920]+[.CB$2]);&quot;&quot;)" office:value-type="string" office:string-value="0x35">
            <text:p>0x35</text:p>
          </table:table-cell>
          <table:table-cell table:formula="of:=HEX2DEC(MID([.CE920];3;2))-[.CE$2]" office:value-type="float" office:value="2">
            <text:p>2</text:p>
          </table:table-cell>
          <table:table-cell table:formula="of:=HEX2DEC(MID([.CF920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44"/>
          <table:table-cell table:number-columns-repeated="3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921:.BU921];0)-1" office:value-type="float" office:value="2">
            <text:p>2</text:p>
          </table:table-cell>
          <table:table-cell table:formula="of:=SUM([.A921:.BU921])" office:value-type="float" office:value="20">
            <text:p>20</text:p>
          </table:table-cell>
          <table:table-cell table:number-columns-repeated="2"/>
          <table:table-cell table:formula="of:=72-SUM([.BX921:.BZ921])-[.BW921]" office:value-type="float" office:value="50">
            <text:p>50</text:p>
          </table:table-cell>
          <table:table-cell table:formula="of:=[.BW922]+[.CA921]" office:value-type="float" office:value="52">
            <text:p>52</text:p>
          </table:table-cell>
          <table:table-cell table:number-columns-repeated="2"/>
          <table:table-cell table:formula="of:=IF(ISNUMBER([.BW921]);&quot;0x&quot;&amp;DEC2HEX([.BW921]+[.BW$2]))" office:value-type="string" office:string-value="0x1">
            <text:p>0x1</text:p>
          </table:table-cell>
          <table:table-cell table:formula="of:=IF(ISNUMBER([.BX921]);&quot;0x&quot;&amp;DEC2HEX([.BX921]+[.BX$2]))" office:value-type="string" office:string-value="0x93">
            <text:p>0x93</text:p>
          </table:table-cell>
          <table:table-cell table:formula="of:=IF(ISNUMBER([.BY921]);&quot;0x&quot;&amp;DEC2HEX([.BY921]+[.BY$2]);&quot;&quot;)">
            <text:p/>
          </table:table-cell>
          <table:table-cell table:formula="of:=IF(ISNUMBER([.BZ921]);&quot;0x&quot;&amp;DEC2HEX([.BZ921]+[.BZ$2]);&quot;&quot;)">
            <text:p/>
          </table:table-cell>
          <table:table-cell table:formula="of:=IF(ISNUMBER([.CB921]);&quot;0x&quot;&amp;DEC2HEX([.CB921]+[.CB$2]);&quot;&quot;)" office:value-type="string" office:string-value="0x33">
            <text:p>0x33</text:p>
          </table:table-cell>
          <table:table-cell table:formula="of:=HEX2DEC(MID([.CE921];3;2))-[.CE$2]" office:value-type="float" office:value="2">
            <text:p>2</text:p>
          </table:table-cell>
          <table:table-cell table:formula="of:=HEX2DEC(MID([.CF921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1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0"/>
          <table:table-cell table:number-columns-repeated="4" office:value-type="string">
            <text:p><text:s/></text:p>
          </table:table-cell>
          <table:table-cell table:number-columns-repeated="11" office:value-type="float" office:value="1">
            <text:p>1</text:p>
          </table:table-cell>
          <table:table-cell table:number-columns-repeated="4"/>
          <table:table-cell table:formula="of:=MATCH(1;[.A922:.BU922];0)-1" office:value-type="float" office:value="2">
            <text:p>2</text:p>
          </table:table-cell>
          <table:table-cell table:formula="of:=SUM([.A922:.BU922])" office:value-type="float" office:value="22">
            <text:p>22</text:p>
          </table:table-cell>
          <table:table-cell table:number-columns-repeated="2"/>
          <table:table-cell table:formula="of:=72-SUM([.BX922:.BZ922])-[.BW922]" office:value-type="float" office:value="48">
            <text:p>48</text:p>
          </table:table-cell>
          <table:table-cell table:formula="of:=[.BW923]+[.CA922]" office:value-type="float" office:value="51">
            <text:p>51</text:p>
          </table:table-cell>
          <table:table-cell table:number-columns-repeated="2"/>
          <table:table-cell table:formula="of:=IF(ISNUMBER([.BW922]);&quot;0x&quot;&amp;DEC2HEX([.BW922]+[.BW$2]))" office:value-type="string" office:string-value="0x1">
            <text:p>0x1</text:p>
          </table:table-cell>
          <table:table-cell table:formula="of:=IF(ISNUMBER([.BX922]);&quot;0x&quot;&amp;DEC2HEX([.BX922]+[.BX$2]))" office:value-type="string" office:string-value="0x95">
            <text:p>0x95</text:p>
          </table:table-cell>
          <table:table-cell table:formula="of:=IF(ISNUMBER([.BY922]);&quot;0x&quot;&amp;DEC2HEX([.BY922]+[.BY$2]);&quot;&quot;)">
            <text:p/>
          </table:table-cell>
          <table:table-cell table:formula="of:=IF(ISNUMBER([.BZ922]);&quot;0x&quot;&amp;DEC2HEX([.BZ922]+[.BZ$2]);&quot;&quot;)">
            <text:p/>
          </table:table-cell>
          <table:table-cell table:formula="of:=IF(ISNUMBER([.CB922]);&quot;0x&quot;&amp;DEC2HEX([.CB922]+[.CB$2]);&quot;&quot;)" office:value-type="string" office:string-value="0x32">
            <text:p>0x32</text:p>
          </table:table-cell>
          <table:table-cell table:formula="of:=HEX2DEC(MID([.CE922];3;2))-[.CE$2]" office:value-type="float" office:value="2">
            <text:p>2</text:p>
          </table:table-cell>
          <table:table-cell table:formula="of:=HEX2DEC(MID([.CF922];3;2))-[.CF$2]" office:value-type="float" office:value="22">
            <text:p>22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11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8"/>
          <table:table-cell table:number-columns-repeated="4" office:value-type="string">
            <text:p><text:s/></text:p>
          </table:table-cell>
          <table:table-cell table:number-columns-repeated="12" office:value-type="float" office:value="1">
            <text:p>1</text:p>
          </table:table-cell>
          <table:table-cell table:number-columns-repeated="4"/>
          <table:table-cell table:formula="of:=MATCH(1;[.A923:.BU923];0)-1" office:value-type="float" office:value="3">
            <text:p>3</text:p>
          </table:table-cell>
          <table:table-cell table:formula="of:=SUM([.A923:.BU923])" office:value-type="float" office:value="23">
            <text:p>23</text:p>
          </table:table-cell>
          <table:table-cell table:number-columns-repeated="2"/>
          <table:table-cell table:formula="of:=72-SUM([.BX923:.BZ923])-[.BW923]" office:value-type="float" office:value="46">
            <text:p>46</text:p>
          </table:table-cell>
          <table:table-cell table:formula="of:=[.BW924]+[.CA923]" office:value-type="float" office:value="50">
            <text:p>50</text:p>
          </table:table-cell>
          <table:table-cell table:number-columns-repeated="2"/>
          <table:table-cell table:formula="of:=IF(ISNUMBER([.BW923]);&quot;0x&quot;&amp;DEC2HEX([.BW923]+[.BW$2]))" office:value-type="string" office:string-value="0x2">
            <text:p>0x2</text:p>
          </table:table-cell>
          <table:table-cell table:formula="of:=IF(ISNUMBER([.BX923]);&quot;0x&quot;&amp;DEC2HEX([.BX923]+[.BX$2]))" office:value-type="string" office:string-value="0x96">
            <text:p>0x96</text:p>
          </table:table-cell>
          <table:table-cell table:formula="of:=IF(ISNUMBER([.BY923]);&quot;0x&quot;&amp;DEC2HEX([.BY923]+[.BY$2]);&quot;&quot;)">
            <text:p/>
          </table:table-cell>
          <table:table-cell table:formula="of:=IF(ISNUMBER([.BZ923]);&quot;0x&quot;&amp;DEC2HEX([.BZ923]+[.BZ$2]);&quot;&quot;)">
            <text:p/>
          </table:table-cell>
          <table:table-cell table:formula="of:=IF(ISNUMBER([.CB923]);&quot;0x&quot;&amp;DEC2HEX([.CB923]+[.CB$2]);&quot;&quot;)" office:value-type="string" office:string-value="0x31">
            <text:p>0x31</text:p>
          </table:table-cell>
          <table:table-cell table:formula="of:=HEX2DEC(MID([.CE923];3;2))-[.CE$2]" office:value-type="float" office:value="3">
            <text:p>3</text:p>
          </table:table-cell>
          <table:table-cell table:formula="of:=HEX2DEC(MID([.CF923];3;2))-[.CF$2]" office:value-type="float" office:value="23">
            <text:p>23</text:p>
          </table:table-cell>
          <table:table-cell table:number-columns-repeated="12"/>
        </table:table-row>
        <table:table-row table:style-name="ro6">
          <table:table-cell table:number-columns-repeated="4"/>
          <table:table-cell table:number-columns-repeated="65" office:value-type="float" office:value="1">
            <text:p>1</text:p>
          </table:table-cell>
          <table:table-cell table:number-columns-repeated="5"/>
          <table:table-cell table:formula="of:=MATCH(1;[.A924:.BU924];0)-1" office:value-type="float" office:value="4">
            <text:p>4</text:p>
          </table:table-cell>
          <table:table-cell table:formula="of:=SUM([.A924:.BU924])" office:value-type="float" office:value="65">
            <text:p>65</text:p>
          </table:table-cell>
          <table:table-cell table:number-columns-repeated="2"/>
          <table:table-cell table:formula="of:=72-SUM([.BX924:.BZ924])-[.BW924]" office:value-type="float" office:value="3">
            <text:p>3</text:p>
          </table:table-cell>
          <table:table-cell table:formula="of:=[.BW925]+[.CA924]" office:value-type="float" office:value="8">
            <text:p>8</text:p>
          </table:table-cell>
          <table:table-cell table:number-columns-repeated="2"/>
          <table:table-cell table:formula="of:=IF(ISNUMBER([.BW924]);&quot;0x&quot;&amp;DEC2HEX([.BW924]+[.BW$2]))" office:value-type="string" office:string-value="0x3">
            <text:p>0x3</text:p>
          </table:table-cell>
          <table:table-cell table:formula="of:=IF(ISNUMBER([.BX924]);&quot;0x&quot;&amp;DEC2HEX([.BX924]+[.BX$2]))" office:value-type="string" office:string-value="0xC0">
            <text:p>0xC0</text:p>
          </table:table-cell>
          <table:table-cell table:formula="of:=IF(ISNUMBER([.BY924]);&quot;0x&quot;&amp;DEC2HEX([.BY924]+[.BY$2]);&quot;&quot;)">
            <text:p/>
          </table:table-cell>
          <table:table-cell table:formula="of:=IF(ISNUMBER([.BZ924]);&quot;0x&quot;&amp;DEC2HEX([.BZ924]+[.BZ$2]);&quot;&quot;)">
            <text:p/>
          </table:table-cell>
          <table:table-cell table:formula="of:=IF(ISNUMBER([.CB924]);&quot;0x&quot;&amp;DEC2HEX([.CB924]+[.CB$2]);&quot;&quot;)" office:value-type="string" office:string-value="0x7">
            <text:p>0x7</text:p>
          </table:table-cell>
          <table:table-cell table:formula="of:=HEX2DEC(MID([.CE924];3;2))-[.CE$2]" office:value-type="float" office:value="4">
            <text:p>4</text:p>
          </table:table-cell>
          <table:table-cell table:formula="of:=HEX2DEC(MID([.CF924];3;2))-[.CF$2]" office:value-type="float" office:value="65">
            <text:p>65</text:p>
          </table:table-cell>
          <table:table-cell table:number-columns-repeated="12"/>
        </table:table-row>
        <table:table-row table:style-name="ro6">
          <table:table-cell table:number-columns-repeated="5"/>
          <table:table-cell table:number-columns-repeated="64" office:value-type="float" office:value="1">
            <text:p>1</text:p>
          </table:table-cell>
          <table:table-cell table:number-columns-repeated="5"/>
          <table:table-cell table:formula="of:=MATCH(1;[.A925:.BU925];0)-1" office:value-type="float" office:value="5">
            <text:p>5</text:p>
          </table:table-cell>
          <table:table-cell table:formula="of:=SUM([.A925:.BU925])" office:value-type="float" office:value="64">
            <text:p>64</text:p>
          </table:table-cell>
          <table:table-cell table:number-columns-repeated="2"/>
          <table:table-cell table:formula="of:=72-SUM([.BX925:.BZ925])-[.BW925]" office:value-type="float" office:value="3">
            <text:p>3</text:p>
          </table:table-cell>
          <table:table-cell table:formula="of:=[.BW926]+[.CA925]" office:value-type="float" office:value="8">
            <text:p>8</text:p>
          </table:table-cell>
          <table:table-cell table:number-columns-repeated="2"/>
          <table:table-cell table:formula="of:=IF(ISNUMBER([.BW925]);&quot;0x&quot;&amp;DEC2HEX([.BW925]+[.BW$2]))" office:value-type="string" office:string-value="0x4">
            <text:p>0x4</text:p>
          </table:table-cell>
          <table:table-cell table:formula="of:=IF(ISNUMBER([.BX925]);&quot;0x&quot;&amp;DEC2HEX([.BX925]+[.BX$2]))" office:value-type="string" office:string-value="0xBF">
            <text:p>0xBF</text:p>
          </table:table-cell>
          <table:table-cell table:formula="of:=IF(ISNUMBER([.BY925]);&quot;0x&quot;&amp;DEC2HEX([.BY925]+[.BY$2]);&quot;&quot;)">
            <text:p/>
          </table:table-cell>
          <table:table-cell table:formula="of:=IF(ISNUMBER([.BZ925]);&quot;0x&quot;&amp;DEC2HEX([.BZ925]+[.BZ$2]);&quot;&quot;)">
            <text:p/>
          </table:table-cell>
          <table:table-cell table:formula="of:=IF(ISNUMBER([.CB925]);&quot;0x&quot;&amp;DEC2HEX([.CB925]+[.CB$2]);&quot;&quot;)" office:value-type="string" office:string-value="0x7">
            <text:p>0x7</text:p>
          </table:table-cell>
          <table:table-cell table:formula="of:=HEX2DEC(MID([.CE925];3;2))-[.CE$2]" office:value-type="float" office:value="5">
            <text:p>5</text:p>
          </table:table-cell>
          <table:table-cell table:formula="of:=HEX2DEC(MID([.CF925];3;2))-[.CF$2]" office:value-type="float" office:value="64">
            <text:p>64</text:p>
          </table:table-cell>
          <table:table-cell table:number-columns-repeated="12"/>
        </table:table-row>
        <table:table-row table:style-name="ro6">
          <table:table-cell table:number-columns-repeated="5"/>
          <table:table-cell table:number-columns-repeated="62" office:value-type="float" office:value="1">
            <text:p>1</text:p>
          </table:table-cell>
          <table:table-cell table:number-columns-repeated="7"/>
          <table:table-cell table:formula="of:=MATCH(1;[.A926:.BU926];0)-1" office:value-type="float" office:value="5">
            <text:p>5</text:p>
          </table:table-cell>
          <table:table-cell table:formula="of:=SUM([.A926:.BU926])" office:value-type="float" office:value="62">
            <text:p>62</text:p>
          </table:table-cell>
          <table:table-cell table:number-columns-repeated="2"/>
          <table:table-cell table:formula="of:=72-SUM([.BX926:.BZ926])-[.BW926]" office:value-type="float" office:value="5">
            <text:p>5</text:p>
          </table:table-cell>
          <table:table-cell table:formula="of:=[.BW927]+[.CA926]" office:value-type="float" office:value="11">
            <text:p>11</text:p>
          </table:table-cell>
          <table:table-cell table:number-columns-repeated="2"/>
          <table:table-cell table:formula="of:=IF(ISNUMBER([.BW926]);&quot;0x&quot;&amp;DEC2HEX([.BW926]+[.BW$2]))" office:value-type="string" office:string-value="0x4">
            <text:p>0x4</text:p>
          </table:table-cell>
          <table:table-cell table:formula="of:=IF(ISNUMBER([.BX926]);&quot;0x&quot;&amp;DEC2HEX([.BX926]+[.BX$2]))" office:value-type="string" office:string-value="0xBD">
            <text:p>0xBD</text:p>
          </table:table-cell>
          <table:table-cell table:formula="of:=IF(ISNUMBER([.BY926]);&quot;0x&quot;&amp;DEC2HEX([.BY926]+[.BY$2]);&quot;&quot;)">
            <text:p/>
          </table:table-cell>
          <table:table-cell table:formula="of:=IF(ISNUMBER([.BZ926]);&quot;0x&quot;&amp;DEC2HEX([.BZ926]+[.BZ$2]);&quot;&quot;)">
            <text:p/>
          </table:table-cell>
          <table:table-cell table:formula="of:=IF(ISNUMBER([.CB926]);&quot;0x&quot;&amp;DEC2HEX([.CB926]+[.CB$2]);&quot;&quot;)" office:value-type="string" office:string-value="0xA">
            <text:p>0xA</text:p>
          </table:table-cell>
          <table:table-cell table:formula="of:=HEX2DEC(MID([.CE926];3;2))-[.CE$2]" office:value-type="float" office:value="5">
            <text:p>5</text:p>
          </table:table-cell>
          <table:table-cell table:formula="of:=HEX2DEC(MID([.CF926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6"/>
          <table:table-cell table:number-columns-repeated="60" office:value-type="float" office:value="1">
            <text:p>1</text:p>
          </table:table-cell>
          <table:table-cell table:number-columns-repeated="8"/>
          <table:table-cell table:formula="of:=MATCH(1;[.A927:.BU927];0)-1" office:value-type="float" office:value="6">
            <text:p>6</text:p>
          </table:table-cell>
          <table:table-cell table:formula="of:=SUM([.A927:.BU927])" office:value-type="float" office:value="60">
            <text:p>60</text:p>
          </table:table-cell>
          <table:table-cell table:number-columns-repeated="2"/>
          <table:table-cell table:formula="of:=72-SUM([.BX927:.BZ927])-[.BW927]" office:value-type="float" office:value="6">
            <text:p>6</text:p>
          </table:table-cell>
          <table:table-cell table:formula="of:=[.BW928]+[.CA927]" office:value-type="float" office:value="13">
            <text:p>13</text:p>
          </table:table-cell>
          <table:table-cell table:number-columns-repeated="2"/>
          <table:table-cell table:formula="of:=IF(ISNUMBER([.BW927]);&quot;0x&quot;&amp;DEC2HEX([.BW927]+[.BW$2]))" office:value-type="string" office:string-value="0x5">
            <text:p>0x5</text:p>
          </table:table-cell>
          <table:table-cell table:formula="of:=IF(ISNUMBER([.BX927]);&quot;0x&quot;&amp;DEC2HEX([.BX927]+[.BX$2]))" office:value-type="string" office:string-value="0xBB">
            <text:p>0xBB</text:p>
          </table:table-cell>
          <table:table-cell table:formula="of:=IF(ISNUMBER([.BY927]);&quot;0x&quot;&amp;DEC2HEX([.BY927]+[.BY$2]);&quot;&quot;)">
            <text:p/>
          </table:table-cell>
          <table:table-cell table:formula="of:=IF(ISNUMBER([.BZ927]);&quot;0x&quot;&amp;DEC2HEX([.BZ927]+[.BZ$2]);&quot;&quot;)">
            <text:p/>
          </table:table-cell>
          <table:table-cell table:formula="of:=IF(ISNUMBER([.CB927]);&quot;0x&quot;&amp;DEC2HEX([.CB927]+[.CB$2]);&quot;&quot;)" office:value-type="string" office:string-value="0xC">
            <text:p>0xC</text:p>
          </table:table-cell>
          <table:table-cell table:formula="of:=HEX2DEC(MID([.CE927];3;2))-[.CE$2]" office:value-type="float" office:value="6">
            <text:p>6</text:p>
          </table:table-cell>
          <table:table-cell table:formula="of:=HEX2DEC(MID([.CF927];3;2))-[.CF$2]" office:value-type="float" office:value="60">
            <text:p>60</text:p>
          </table:table-cell>
          <table:table-cell table:number-columns-repeated="12"/>
        </table:table-row>
        <table:table-row table:style-name="ro6">
          <table:table-cell table:number-columns-repeated="7"/>
          <table:table-cell table:number-columns-repeated="57" office:value-type="float" office:value="1">
            <text:p>1</text:p>
          </table:table-cell>
          <table:table-cell table:number-columns-repeated="10"/>
          <table:table-cell table:formula="of:=MATCH(1;[.A928:.BU928];0)-1" office:value-type="float" office:value="7">
            <text:p>7</text:p>
          </table:table-cell>
          <table:table-cell table:formula="of:=SUM([.A928:.BU928])" office:value-type="float" office:value="57">
            <text:p>57</text:p>
          </table:table-cell>
          <table:table-cell table:number-columns-repeated="2"/>
          <table:table-cell table:formula="of:=72-SUM([.BX928:.BZ928])-[.BW928]" office:value-type="float" office:value="8">
            <text:p>8</text:p>
          </table:table-cell>
          <table:table-cell table:formula="of:=[.BW929]+[.CA928]" office:value-type="float" office:value="17">
            <text:p>17</text:p>
          </table:table-cell>
          <table:table-cell table:number-columns-repeated="2"/>
          <table:table-cell table:formula="of:=IF(ISNUMBER([.BW928]);&quot;0x&quot;&amp;DEC2HEX([.BW928]+[.BW$2]))" office:value-type="string" office:string-value="0x6">
            <text:p>0x6</text:p>
          </table:table-cell>
          <table:table-cell table:formula="of:=IF(ISNUMBER([.BX928]);&quot;0x&quot;&amp;DEC2HEX([.BX928]+[.BX$2]))" office:value-type="string" office:string-value="0xB8">
            <text:p>0xB8</text:p>
          </table:table-cell>
          <table:table-cell table:formula="of:=IF(ISNUMBER([.BY928]);&quot;0x&quot;&amp;DEC2HEX([.BY928]+[.BY$2]);&quot;&quot;)">
            <text:p/>
          </table:table-cell>
          <table:table-cell table:formula="of:=IF(ISNUMBER([.BZ928]);&quot;0x&quot;&amp;DEC2HEX([.BZ928]+[.BZ$2]);&quot;&quot;)">
            <text:p/>
          </table:table-cell>
          <table:table-cell table:formula="of:=IF(ISNUMBER([.CB928]);&quot;0x&quot;&amp;DEC2HEX([.CB928]+[.CB$2]);&quot;&quot;)" office:value-type="string" office:string-value="0x10">
            <text:p>0x10</text:p>
          </table:table-cell>
          <table:table-cell table:formula="of:=HEX2DEC(MID([.CE928];3;2))-[.CE$2]" office:value-type="float" office:value="7">
            <text:p>7</text:p>
          </table:table-cell>
          <table:table-cell table:formula="of:=HEX2DEC(MID([.CF928];3;2))-[.CF$2]" office:value-type="float" office:value="57">
            <text:p>57</text:p>
          </table:table-cell>
          <table:table-cell table:number-columns-repeated="12"/>
        </table:table-row>
        <table:table-row table:style-name="ro6">
          <table:table-cell table:number-columns-repeated="9"/>
          <table:table-cell table:number-columns-repeated="55" office:value-type="float" office:value="1">
            <text:p>1</text:p>
          </table:table-cell>
          <table:table-cell table:number-columns-repeated="10"/>
          <table:table-cell table:formula="of:=MATCH(1;[.A929:.BU929];0)-1" office:value-type="float" office:value="9">
            <text:p>9</text:p>
          </table:table-cell>
          <table:table-cell table:formula="of:=SUM([.A929:.BU929])" office:value-type="float" office:value="55">
            <text:p>55</text:p>
          </table:table-cell>
          <table:table-cell table:number-columns-repeated="2"/>
          <table:table-cell table:formula="of:=72-SUM([.BX929:.BZ929])-[.BW929]" office:value-type="float" office:value="8">
            <text:p>8</text:p>
          </table:table-cell>
          <table:table-cell table:formula="of:=[.BW930]+[.CA929]" office:value-type="float" office:value="19">
            <text:p>19</text:p>
          </table:table-cell>
          <table:table-cell table:number-columns-repeated="2"/>
          <table:table-cell table:formula="of:=IF(ISNUMBER([.BW929]);&quot;0x&quot;&amp;DEC2HEX([.BW929]+[.BW$2]))" office:value-type="string" office:string-value="0x8">
            <text:p>0x8</text:p>
          </table:table-cell>
          <table:table-cell table:formula="of:=IF(ISNUMBER([.BX929]);&quot;0x&quot;&amp;DEC2HEX([.BX929]+[.BX$2]))" office:value-type="string" office:string-value="0xB6">
            <text:p>0xB6</text:p>
          </table:table-cell>
          <table:table-cell table:formula="of:=IF(ISNUMBER([.BY929]);&quot;0x&quot;&amp;DEC2HEX([.BY929]+[.BY$2]);&quot;&quot;)">
            <text:p/>
          </table:table-cell>
          <table:table-cell table:formula="of:=IF(ISNUMBER([.BZ929]);&quot;0x&quot;&amp;DEC2HEX([.BZ929]+[.BZ$2]);&quot;&quot;)">
            <text:p/>
          </table:table-cell>
          <table:table-cell table:formula="of:=IF(ISNUMBER([.CB929]);&quot;0x&quot;&amp;DEC2HEX([.CB929]+[.CB$2]);&quot;&quot;)" office:value-type="string" office:string-value="0x12">
            <text:p>0x12</text:p>
          </table:table-cell>
          <table:table-cell table:formula="of:=HEX2DEC(MID([.CE929];3;2))-[.CE$2]" office:value-type="float" office:value="9">
            <text:p>9</text:p>
          </table:table-cell>
          <table:table-cell table:formula="of:=HEX2DEC(MID([.CF929];3;2))-[.CF$2]" office:value-type="float" office:value="55">
            <text:p>55</text:p>
          </table:table-cell>
          <table:table-cell table:number-columns-repeated="12"/>
        </table:table-row>
        <table:table-row table:style-name="ro6">
          <table:table-cell table:number-columns-repeated="11"/>
          <table:table-cell table:number-columns-repeated="50" office:value-type="float" office:value="1">
            <text:p>1</text:p>
          </table:table-cell>
          <table:table-cell table:number-columns-repeated="13"/>
          <table:table-cell table:formula="of:=MATCH(1;[.A930:.BU930];0)-1" office:value-type="float" office:value="11">
            <text:p>11</text:p>
          </table:table-cell>
          <table:table-cell table:formula="of:=SUM([.A930:.BU930])" office:value-type="float" office:value="50">
            <text:p>50</text:p>
          </table:table-cell>
          <table:table-cell table:number-columns-repeated="2"/>
          <table:table-cell table:formula="of:=72-SUM([.BX930:.BZ930])-[.BW930]" office:value-type="float" office:value="11">
            <text:p>11</text:p>
          </table:table-cell>
          <table:table-cell table:formula="of:=[.BW931]+[.CA930]" office:value-type="float" office:value="24">
            <text:p>24</text:p>
          </table:table-cell>
          <table:table-cell table:number-columns-repeated="2"/>
          <table:table-cell table:formula="of:=IF(ISNUMBER([.BW930]);&quot;0x&quot;&amp;DEC2HEX([.BW930]+[.BW$2]))" office:value-type="string" office:string-value="0xA">
            <text:p>0xA</text:p>
          </table:table-cell>
          <table:table-cell table:formula="of:=IF(ISNUMBER([.BX930]);&quot;0x&quot;&amp;DEC2HEX([.BX930]+[.BX$2]))" office:value-type="string" office:string-value="0xB1">
            <text:p>0xB1</text:p>
          </table:table-cell>
          <table:table-cell table:formula="of:=IF(ISNUMBER([.BY930]);&quot;0x&quot;&amp;DEC2HEX([.BY930]+[.BY$2]);&quot;&quot;)">
            <text:p/>
          </table:table-cell>
          <table:table-cell table:formula="of:=IF(ISNUMBER([.BZ930]);&quot;0x&quot;&amp;DEC2HEX([.BZ930]+[.BZ$2]);&quot;&quot;)">
            <text:p/>
          </table:table-cell>
          <table:table-cell table:formula="of:=IF(ISNUMBER([.CB930]);&quot;0x&quot;&amp;DEC2HEX([.CB930]+[.CB$2]);&quot;&quot;)" office:value-type="string" office:string-value="0x17">
            <text:p>0x17</text:p>
          </table:table-cell>
          <table:table-cell table:formula="of:=HEX2DEC(MID([.CE930];3;2))-[.CE$2]" office:value-type="float" office:value="11">
            <text:p>11</text:p>
          </table:table-cell>
          <table:table-cell table:formula="of:=HEX2DEC(MID([.CF930];3;2))-[.CF$2]" office:value-type="float" office:value="50">
            <text:p>50</text:p>
          </table:table-cell>
          <table:table-cell table:number-columns-repeated="12"/>
        </table:table-row>
        <table:table-row table:style-name="ro6">
          <table:table-cell table:number-columns-repeated="13"/>
          <table:table-cell table:number-columns-repeated="44" office:value-type="float" office:value="1">
            <text:p>1</text:p>
          </table:table-cell>
          <table:table-cell table:number-columns-repeated="17"/>
          <table:table-cell table:formula="of:=MATCH(1;[.A931:.BU931];0)-1" office:value-type="float" office:value="13">
            <text:p>13</text:p>
          </table:table-cell>
          <table:table-cell table:formula="of:=SUM([.A931:.BU931])" office:value-type="float" office:value="44">
            <text:p>44</text:p>
          </table:table-cell>
          <table:table-cell table:number-columns-repeated="2"/>
          <table:table-cell table:formula="of:=72-SUM([.BX931:.BZ931])-[.BW931]" office:value-type="float" office:value="15">
            <text:p>15</text:p>
          </table:table-cell>
          <table:table-cell table:formula="of:=[.BW932]+[.CA931]" office:value-type="float" office:value="15">
            <text:p>15</text:p>
          </table:table-cell>
          <table:table-cell table:number-columns-repeated="2"/>
          <table:table-cell table:formula="of:=IF(ISNUMBER([.BW931]);&quot;0x&quot;&amp;DEC2HEX([.BW931]+[.BW$2]))" office:value-type="string" office:string-value="0xC">
            <text:p>0xC</text:p>
          </table:table-cell>
          <table:table-cell table:formula="of:=IF(ISNUMBER([.BX931]);&quot;0x&quot;&amp;DEC2HEX([.BX931]+[.BX$2]))" office:value-type="string" office:string-value="0xAB">
            <text:p>0xAB</text:p>
          </table:table-cell>
          <table:table-cell table:formula="of:=IF(ISNUMBER([.BY931]);&quot;0x&quot;&amp;DEC2HEX([.BY931]+[.BY$2]);&quot;&quot;)">
            <text:p/>
          </table:table-cell>
          <table:table-cell table:formula="of:=IF(ISNUMBER([.BZ931]);&quot;0x&quot;&amp;DEC2HEX([.BZ931]+[.BZ$2]);&quot;&quot;)">
            <text:p/>
          </table:table-cell>
          <table:table-cell table:formula="of:=IF(ISNUMBER([.CB931]);&quot;0x&quot;&amp;DEC2HEX([.CB931]+[.CB$2]);&quot;&quot;)" office:value-type="string" office:string-value="0xE">
            <text:p>0xE</text:p>
          </table:table-cell>
          <table:table-cell table:formula="of:=HEX2DEC(MID([.CE931];3;2))-[.CE$2]" office:value-type="float" office:value="13">
            <text:p>13</text:p>
          </table:table-cell>
          <table:table-cell table:formula="of:=HEX2DEC(MID([.CF931];3;2))-[.CF$2]" office:value-type="float" office:value="44">
            <text:p>44</text:p>
          </table:table-cell>
          <table:table-cell table:formula="of:=SUM([.CI832:.CK931])" office:value-type="float" office:value="2993">
            <text:p>2993</text:p>
          </table:table-cell>
          <table:table-cell table:number-columns-repeated="11"/>
        </table:table-row>
        <table:table-row table:style-name="ro6">
          <table:table-cell table:number-columns-repeated="74"/>
          <table:table-cell/>
          <table:table-cell table:number-columns-repeated="26"/>
        </table:table-row>
        <table:table-row table:style-name="ro6">
          <table:table-cell table:number-columns-repeated="101"/>
        </table:table-row>
        <table:table-row table:style-name="ro6">
          <table:table-cell table:number-columns-repeated="13"/>
          <table:table-cell table:number-columns-repeated="6" office:value-type="string">
            <text:p><text:s/></text:p>
          </table:table-cell>
          <table:table-cell table:number-columns-repeated="36"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table:number-columns-repeated="15"/>
          <table:table-cell table:formula="of:=MATCH(1;[.A934:.BU934];0)-1" office:value-type="float" office:value="19">
            <text:p>19</text:p>
          </table:table-cell>
          <table:table-cell table:formula="of:=SUM([.A934:.BU934])" office:value-type="float" office:value="36">
            <text:p>36</text:p>
          </table:table-cell>
          <table:table-cell table:number-columns-repeated="2"/>
          <table:table-cell table:formula="of:=72-SUM([.BX934:.BZ934])-[.BW934]" office:value-type="float" office:value="17">
            <text:p>17</text:p>
          </table:table-cell>
          <table:table-cell table:formula="of:=[.BW935]+[.CA934]" office:value-type="float" office:value="31">
            <text:p>31</text:p>
          </table:table-cell>
          <table:table-cell table:number-columns-repeated="2"/>
          <table:table-cell table:formula="of:=IF(ISNUMBER([.BW934]);&quot;0x&quot;&amp;DEC2HEX([.BW934]+[.BW$2]))" office:value-type="string" office:string-value="0x12">
            <text:p>0x12</text:p>
          </table:table-cell>
          <table:table-cell table:formula="of:=IF(ISNUMBER([.BX934]);&quot;0x&quot;&amp;DEC2HEX([.BX934]+[.BX$2]))" office:value-type="string" office:string-value="0xA3">
            <text:p>0xA3</text:p>
          </table:table-cell>
          <table:table-cell table:formula="of:=IF(ISNUMBER([.BY934]);&quot;0x&quot;&amp;DEC2HEX([.BY934]+[.BY$2]);&quot;&quot;)">
            <text:p/>
          </table:table-cell>
          <table:table-cell table:formula="of:=IF(ISNUMBER([.BZ934]);&quot;0x&quot;&amp;DEC2HEX([.BZ934]+[.BZ$2]);&quot;&quot;)">
            <text:p/>
          </table:table-cell>
          <table:table-cell table:formula="of:=IF(ISNUMBER([.CB934]);&quot;0x&quot;&amp;DEC2HEX([.CB934]+[.CB$2]);&quot;&quot;)" office:value-type="string" office:string-value="0x1E">
            <text:p>0x1E</text:p>
          </table:table-cell>
          <table:table-cell table:formula="of:=HEX2DEC(MID([.CE934];3;2))-[.CE$2]" office:value-type="float" office:value="19">
            <text:p>19</text:p>
          </table:table-cell>
          <table:table-cell table:formula="of:=HEX2DEC(MID([.CF934];3;2))-[.CF$2]" office:value-type="float" office:value="36">
            <text:p>36</text:p>
          </table:table-cell>
          <table:table-cell table:number-columns-repeated="12"/>
        </table:table-row>
        <table:table-row table:style-name="ro6">
          <table:table-cell table:number-columns-repeated="9"/>
          <table:table-cell table:number-columns-repeated="2"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45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4"/>
          <table:table-cell table:formula="of:=MATCH(1;[.A935:.BU935];0)-1" office:value-type="float" office:value="14">
            <text:p>14</text:p>
          </table:table-cell>
          <table:table-cell table:formula="of:=SUM([.A935:.BU935])" office:value-type="float" office:value="45">
            <text:p>45</text:p>
          </table:table-cell>
          <table:table-cell table:number-columns-repeated="2"/>
          <table:table-cell table:formula="of:=72-SUM([.BX935:.BZ935])-[.BW935]" office:value-type="float" office:value="13">
            <text:p>13</text:p>
          </table:table-cell>
          <table:table-cell table:formula="of:=[.BW936]+[.CA935]" office:value-type="float" office:value="24">
            <text:p>24</text:p>
          </table:table-cell>
          <table:table-cell table:number-columns-repeated="2"/>
          <table:table-cell table:formula="of:=IF(ISNUMBER([.BW935]);&quot;0x&quot;&amp;DEC2HEX([.BW935]+[.BW$2]))" office:value-type="string" office:string-value="0xD">
            <text:p>0xD</text:p>
          </table:table-cell>
          <table:table-cell table:formula="of:=IF(ISNUMBER([.BX935]);&quot;0x&quot;&amp;DEC2HEX([.BX935]+[.BX$2]))" office:value-type="string" office:string-value="0xAC">
            <text:p>0xAC</text:p>
          </table:table-cell>
          <table:table-cell table:formula="of:=IF(ISNUMBER([.BY935]);&quot;0x&quot;&amp;DEC2HEX([.BY935]+[.BY$2]);&quot;&quot;)">
            <text:p/>
          </table:table-cell>
          <table:table-cell table:formula="of:=IF(ISNUMBER([.BZ935]);&quot;0x&quot;&amp;DEC2HEX([.BZ935]+[.BZ$2]);&quot;&quot;)">
            <text:p/>
          </table:table-cell>
          <table:table-cell table:formula="of:=IF(ISNUMBER([.CB935]);&quot;0x&quot;&amp;DEC2HEX([.CB935]+[.CB$2]);&quot;&quot;)" office:value-type="string" office:string-value="0x17">
            <text:p>0x17</text:p>
          </table:table-cell>
          <table:table-cell table:formula="of:=HEX2DEC(MID([.CE935];3;2))-[.CE$2]" office:value-type="float" office:value="14">
            <text:p>14</text:p>
          </table:table-cell>
          <table:table-cell table:formula="of:=HEX2DEC(MID([.CF935];3;2))-[.CF$2]" office:value-type="float" office:value="45">
            <text:p>45</text:p>
          </table:table-cell>
          <table:table-cell table:number-columns-repeated="12"/>
        </table:table-row>
        <table:table-row table:style-name="ro6">
          <table:table-cell table:number-columns-repeated="9"/>
          <table:table-cell office:value-type="string">
            <text:p><text:s/></text:p>
          </table:table-cell>
          <table:table-cell/>
          <table:table-cell table:number-columns-repeated="5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2"/>
          <table:table-cell table:formula="of:=MATCH(1;[.A936:.BU936];0)-1" office:value-type="float" office:value="11">
            <text:p>11</text:p>
          </table:table-cell>
          <table:table-cell table:formula="of:=SUM([.A936:.BU936])" office:value-type="float" office:value="50">
            <text:p>50</text:p>
          </table:table-cell>
          <table:table-cell table:number-columns-repeated="2"/>
          <table:table-cell table:formula="of:=72-SUM([.BX936:.BZ936])-[.BW936]" office:value-type="float" office:value="11">
            <text:p>11</text:p>
          </table:table-cell>
          <table:table-cell table:formula="of:=[.BW937]+[.CA936]" office:value-type="float" office:value="21">
            <text:p>21</text:p>
          </table:table-cell>
          <table:table-cell table:number-columns-repeated="2"/>
          <table:table-cell table:formula="of:=IF(ISNUMBER([.BW936]);&quot;0x&quot;&amp;DEC2HEX([.BW936]+[.BW$2]))" office:value-type="string" office:string-value="0xA">
            <text:p>0xA</text:p>
          </table:table-cell>
          <table:table-cell table:formula="of:=IF(ISNUMBER([.BX936]);&quot;0x&quot;&amp;DEC2HEX([.BX936]+[.BX$2]))" office:value-type="string" office:string-value="0xB1">
            <text:p>0xB1</text:p>
          </table:table-cell>
          <table:table-cell table:formula="of:=IF(ISNUMBER([.BY936]);&quot;0x&quot;&amp;DEC2HEX([.BY936]+[.BY$2]);&quot;&quot;)">
            <text:p/>
          </table:table-cell>
          <table:table-cell table:formula="of:=IF(ISNUMBER([.BZ936]);&quot;0x&quot;&amp;DEC2HEX([.BZ936]+[.BZ$2]);&quot;&quot;)">
            <text:p/>
          </table:table-cell>
          <table:table-cell table:formula="of:=IF(ISNUMBER([.CB936]);&quot;0x&quot;&amp;DEC2HEX([.CB936]+[.CB$2]);&quot;&quot;)" office:value-type="string" office:string-value="0x14">
            <text:p>0x14</text:p>
          </table:table-cell>
          <table:table-cell table:formula="of:=HEX2DEC(MID([.CE936];3;2))-[.CE$2]" office:value-type="float" office:value="11">
            <text:p>11</text:p>
          </table:table-cell>
          <table:table-cell table:formula="of:=HEX2DEC(MID([.CF936];3;2))-[.CF$2]" office:value-type="float" office:value="50">
            <text:p>50</text:p>
          </table:table-cell>
          <table:table-cell table:number-columns-repeated="12"/>
        </table:table-row>
        <table:table-row table:style-name="ro6">
          <table:table-cell table:number-columns-repeated="8"/>
          <table:table-cell office:value-type="string">
            <text:p><text:s/></text:p>
          </table:table-cell>
          <table:table-cell/>
          <table:table-cell table:number-columns-repeated="5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1"/>
          <table:table-cell table:formula="of:=MATCH(1;[.A937:.BU937];0)-1" office:value-type="float" office:value="10">
            <text:p>10</text:p>
          </table:table-cell>
          <table:table-cell table:formula="of:=SUM([.A937:.BU937])" office:value-type="float" office:value="52">
            <text:p>52</text:p>
          </table:table-cell>
          <table:table-cell table:number-columns-repeated="2"/>
          <table:table-cell table:formula="of:=72-SUM([.BX937:.BZ937])-[.BW937]" office:value-type="float" office:value="10">
            <text:p>10</text:p>
          </table:table-cell>
          <table:table-cell table:formula="of:=[.BW938]+[.CA937]" office:value-type="float" office:value="19">
            <text:p>19</text:p>
          </table:table-cell>
          <table:table-cell table:number-columns-repeated="2"/>
          <table:table-cell table:formula="of:=IF(ISNUMBER([.BW937]);&quot;0x&quot;&amp;DEC2HEX([.BW937]+[.BW$2]))" office:value-type="string" office:string-value="0x9">
            <text:p>0x9</text:p>
          </table:table-cell>
          <table:table-cell table:formula="of:=IF(ISNUMBER([.BX937]);&quot;0x&quot;&amp;DEC2HEX([.BX937]+[.BX$2]))" office:value-type="string" office:string-value="0xB3">
            <text:p>0xB3</text:p>
          </table:table-cell>
          <table:table-cell table:formula="of:=IF(ISNUMBER([.BY937]);&quot;0x&quot;&amp;DEC2HEX([.BY937]+[.BY$2]);&quot;&quot;)">
            <text:p/>
          </table:table-cell>
          <table:table-cell table:formula="of:=IF(ISNUMBER([.BZ937]);&quot;0x&quot;&amp;DEC2HEX([.BZ937]+[.BZ$2]);&quot;&quot;)">
            <text:p/>
          </table:table-cell>
          <table:table-cell table:formula="of:=IF(ISNUMBER([.CB937]);&quot;0x&quot;&amp;DEC2HEX([.CB937]+[.CB$2]);&quot;&quot;)" office:value-type="string" office:string-value="0x12">
            <text:p>0x12</text:p>
          </table:table-cell>
          <table:table-cell table:formula="of:=HEX2DEC(MID([.CE937];3;2))-[.CE$2]" office:value-type="float" office:value="10">
            <text:p>10</text:p>
          </table:table-cell>
          <table:table-cell table:formula="of:=HEX2DEC(MID([.CF937];3;2))-[.CF$2]" office:value-type="float" office:value="52">
            <text:p>52</text:p>
          </table:table-cell>
          <table:table-cell table:number-columns-repeated="12"/>
        </table:table-row>
        <table:table-row table:style-name="ro6">
          <table:table-cell table:number-columns-repeated="7"/>
          <table:table-cell office:value-type="string">
            <text:p><text:s/></text:p>
          </table:table-cell>
          <table:table-cell/>
          <table:table-cell table:number-columns-repeated="54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10"/>
          <table:table-cell table:formula="of:=MATCH(1;[.A938:.BU938];0)-1" office:value-type="float" office:value="9">
            <text:p>9</text:p>
          </table:table-cell>
          <table:table-cell table:formula="of:=SUM([.A938:.BU938])" office:value-type="float" office:value="54">
            <text:p>54</text:p>
          </table:table-cell>
          <table:table-cell table:number-columns-repeated="2"/>
          <table:table-cell table:formula="of:=72-SUM([.BX938:.BZ938])-[.BW938]" office:value-type="float" office:value="9">
            <text:p>9</text:p>
          </table:table-cell>
          <table:table-cell table:formula="of:=[.BW939]+[.CA938]" office:value-type="float" office:value="17">
            <text:p>17</text:p>
          </table:table-cell>
          <table:table-cell table:number-columns-repeated="2"/>
          <table:table-cell table:formula="of:=IF(ISNUMBER([.BW938]);&quot;0x&quot;&amp;DEC2HEX([.BW938]+[.BW$2]))" office:value-type="string" office:string-value="0x8">
            <text:p>0x8</text:p>
          </table:table-cell>
          <table:table-cell table:formula="of:=IF(ISNUMBER([.BX938]);&quot;0x&quot;&amp;DEC2HEX([.BX938]+[.BX$2]))" office:value-type="string" office:string-value="0xB5">
            <text:p>0xB5</text:p>
          </table:table-cell>
          <table:table-cell table:formula="of:=IF(ISNUMBER([.BY938]);&quot;0x&quot;&amp;DEC2HEX([.BY938]+[.BY$2]);&quot;&quot;)">
            <text:p/>
          </table:table-cell>
          <table:table-cell table:formula="of:=IF(ISNUMBER([.BZ938]);&quot;0x&quot;&amp;DEC2HEX([.BZ938]+[.BZ$2]);&quot;&quot;)">
            <text:p/>
          </table:table-cell>
          <table:table-cell table:formula="of:=IF(ISNUMBER([.CB938]);&quot;0x&quot;&amp;DEC2HEX([.CB938]+[.CB$2]);&quot;&quot;)" office:value-type="string" office:string-value="0x10">
            <text:p>0x10</text:p>
          </table:table-cell>
          <table:table-cell table:formula="of:=HEX2DEC(MID([.CE938];3;2))-[.CE$2]" office:value-type="float" office:value="9">
            <text:p>9</text:p>
          </table:table-cell>
          <table:table-cell table:formula="of:=HEX2DEC(MID([.CF938];3;2))-[.CF$2]" office:value-type="float" office:value="54">
            <text:p>54</text:p>
          </table:table-cell>
          <table:table-cell table:number-columns-repeated="12"/>
        </table:table-row>
        <table:table-row table:style-name="ro6">
          <table:table-cell table:number-columns-repeated="8"/>
          <table:table-cell table:number-columns-repeated="57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8"/>
          <table:table-cell table:formula="of:=MATCH(1;[.A939:.BU939];0)-1" office:value-type="float" office:value="8">
            <text:p>8</text:p>
          </table:table-cell>
          <table:table-cell table:formula="of:=SUM([.A939:.BU939])" office:value-type="float" office:value="57">
            <text:p>57</text:p>
          </table:table-cell>
          <table:table-cell table:number-columns-repeated="2"/>
          <table:table-cell table:formula="of:=72-SUM([.BX939:.BZ939])-[.BW939]" office:value-type="float" office:value="7">
            <text:p>7</text:p>
          </table:table-cell>
          <table:table-cell table:formula="of:=[.BW940]+[.CA939]" office:value-type="float" office:value="13">
            <text:p>13</text:p>
          </table:table-cell>
          <table:table-cell table:number-columns-repeated="2"/>
          <table:table-cell table:formula="of:=IF(ISNUMBER([.BW939]);&quot;0x&quot;&amp;DEC2HEX([.BW939]+[.BW$2]))" office:value-type="string" office:string-value="0x7">
            <text:p>0x7</text:p>
          </table:table-cell>
          <table:table-cell table:formula="of:=IF(ISNUMBER([.BX939]);&quot;0x&quot;&amp;DEC2HEX([.BX939]+[.BX$2]))" office:value-type="string" office:string-value="0xB8">
            <text:p>0xB8</text:p>
          </table:table-cell>
          <table:table-cell table:formula="of:=IF(ISNUMBER([.BY939]);&quot;0x&quot;&amp;DEC2HEX([.BY939]+[.BY$2]);&quot;&quot;)">
            <text:p/>
          </table:table-cell>
          <table:table-cell table:formula="of:=IF(ISNUMBER([.BZ939]);&quot;0x&quot;&amp;DEC2HEX([.BZ939]+[.BZ$2]);&quot;&quot;)">
            <text:p/>
          </table:table-cell>
          <table:table-cell table:formula="of:=IF(ISNUMBER([.CB939]);&quot;0x&quot;&amp;DEC2HEX([.CB939]+[.CB$2]);&quot;&quot;)" office:value-type="string" office:string-value="0xC">
            <text:p>0xC</text:p>
          </table:table-cell>
          <table:table-cell table:formula="of:=HEX2DEC(MID([.CE939];3;2))-[.CE$2]" office:value-type="float" office:value="8">
            <text:p>8</text:p>
          </table:table-cell>
          <table:table-cell table:formula="of:=HEX2DEC(MID([.CF939];3;2))-[.CF$2]" office:value-type="float" office:value="57">
            <text:p>57</text:p>
          </table:table-cell>
          <table:table-cell table:number-columns-repeated="12"/>
        </table:table-row>
        <table:table-row table:style-name="ro6">
          <table:table-cell table:number-columns-repeated="6"/>
          <table:table-cell table:number-columns-repeated="61" office:value-type="float" office:value="1">
            <text:p>1</text:p>
          </table:table-cell>
          <table:table-cell table:number-columns-repeated="7"/>
          <table:table-cell table:formula="of:=MATCH(1;[.A940:.BU940];0)-1" office:value-type="float" office:value="6">
            <text:p>6</text:p>
          </table:table-cell>
          <table:table-cell table:formula="of:=SUM([.A940:.BU940])" office:value-type="float" office:value="61">
            <text:p>61</text:p>
          </table:table-cell>
          <table:table-cell table:number-columns-repeated="2"/>
          <table:table-cell table:formula="of:=72-SUM([.BX940:.BZ940])-[.BW940]" office:value-type="float" office:value="5">
            <text:p>5</text:p>
          </table:table-cell>
          <table:table-cell table:formula="of:=[.BW941]+[.CA940]" office:value-type="float" office:value="10">
            <text:p>10</text:p>
          </table:table-cell>
          <table:table-cell table:number-columns-repeated="2"/>
          <table:table-cell table:formula="of:=IF(ISNUMBER([.BW940]);&quot;0x&quot;&amp;DEC2HEX([.BW940]+[.BW$2]))" office:value-type="string" office:string-value="0x5">
            <text:p>0x5</text:p>
          </table:table-cell>
          <table:table-cell table:formula="of:=IF(ISNUMBER([.BX940]);&quot;0x&quot;&amp;DEC2HEX([.BX940]+[.BX$2]))" office:value-type="string" office:string-value="0xBC">
            <text:p>0xBC</text:p>
          </table:table-cell>
          <table:table-cell table:formula="of:=IF(ISNUMBER([.BY940]);&quot;0x&quot;&amp;DEC2HEX([.BY940]+[.BY$2]);&quot;&quot;)">
            <text:p/>
          </table:table-cell>
          <table:table-cell table:formula="of:=IF(ISNUMBER([.BZ940]);&quot;0x&quot;&amp;DEC2HEX([.BZ940]+[.BZ$2]);&quot;&quot;)">
            <text:p/>
          </table:table-cell>
          <table:table-cell table:formula="of:=IF(ISNUMBER([.CB940]);&quot;0x&quot;&amp;DEC2HEX([.CB940]+[.CB$2]);&quot;&quot;)" office:value-type="string" office:string-value="0x9">
            <text:p>0x9</text:p>
          </table:table-cell>
          <table:table-cell table:formula="of:=HEX2DEC(MID([.CE940];3;2))-[.CE$2]" office:value-type="float" office:value="6">
            <text:p>6</text:p>
          </table:table-cell>
          <table:table-cell table:formula="of:=HEX2DEC(MID([.CF940];3;2))-[.CF$2]" office:value-type="float" office:value="61">
            <text:p>61</text:p>
          </table:table-cell>
          <table:table-cell table:number-columns-repeated="12"/>
        </table:table-row>
        <table:table-row table:style-name="ro6">
          <table:table-cell table:number-columns-repeated="5"/>
          <table:table-cell table:number-columns-repeated="63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formula="of:=MATCH(1;[.A941:.BU941];0)-1" office:value-type="float" office:value="5">
            <text:p>5</text:p>
          </table:table-cell>
          <table:table-cell table:formula="of:=SUM([.A941:.BU941])" office:value-type="float" office:value="63">
            <text:p>63</text:p>
          </table:table-cell>
          <table:table-cell table:number-columns-repeated="2"/>
          <table:table-cell table:formula="of:=72-SUM([.BX941:.BZ941])-[.BW941]" office:value-type="float" office:value="4">
            <text:p>4</text:p>
          </table:table-cell>
          <table:table-cell table:formula="of:=[.BW942]+[.CA941]" office:value-type="float" office:value="8">
            <text:p>8</text:p>
          </table:table-cell>
          <table:table-cell table:number-columns-repeated="2"/>
          <table:table-cell table:formula="of:=IF(ISNUMBER([.BW941]);&quot;0x&quot;&amp;DEC2HEX([.BW941]+[.BW$2]))" office:value-type="string" office:string-value="0x4">
            <text:p>0x4</text:p>
          </table:table-cell>
          <table:table-cell table:formula="of:=IF(ISNUMBER([.BX941]);&quot;0x&quot;&amp;DEC2HEX([.BX941]+[.BX$2]))" office:value-type="string" office:string-value="0xBE">
            <text:p>0xBE</text:p>
          </table:table-cell>
          <table:table-cell table:formula="of:=IF(ISNUMBER([.BY941]);&quot;0x&quot;&amp;DEC2HEX([.BY941]+[.BY$2]);&quot;&quot;)">
            <text:p/>
          </table:table-cell>
          <table:table-cell table:formula="of:=IF(ISNUMBER([.BZ941]);&quot;0x&quot;&amp;DEC2HEX([.BZ941]+[.BZ$2]);&quot;&quot;)">
            <text:p/>
          </table:table-cell>
          <table:table-cell table:formula="of:=IF(ISNUMBER([.CB941]);&quot;0x&quot;&amp;DEC2HEX([.CB941]+[.CB$2]);&quot;&quot;)" office:value-type="string" office:string-value="0x7">
            <text:p>0x7</text:p>
          </table:table-cell>
          <table:table-cell table:formula="of:=HEX2DEC(MID([.CE941];3;2))-[.CE$2]" office:value-type="float" office:value="5">
            <text:p>5</text:p>
          </table:table-cell>
          <table:table-cell table:formula="of:=HEX2DEC(MID([.CF941];3;2))-[.CF$2]" office:value-type="float" office:value="63">
            <text:p>63</text:p>
          </table:table-cell>
          <table:table-cell table:number-columns-repeated="12"/>
        </table:table-row>
        <table:table-row table:style-name="ro6">
          <table:table-cell table:number-columns-repeated="4"/>
          <table:table-cell table:number-columns-repeated="64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"/>
          <table:table-cell table:formula="of:=MATCH(1;[.A942:.BU942];0)-1" office:value-type="float" office:value="4">
            <text:p>4</text:p>
          </table:table-cell>
          <table:table-cell table:formula="of:=SUM([.A942:.BU942])" office:value-type="float" office:value="64">
            <text:p>64</text:p>
          </table:table-cell>
          <table:table-cell table:number-columns-repeated="2"/>
          <table:table-cell table:formula="of:=72-SUM([.BX942:.BZ942])-[.BW942]" office:value-type="float" office:value="4">
            <text:p>4</text:p>
          </table:table-cell>
          <table:table-cell table:formula="of:=[.BW943]+[.CA942]" office:value-type="float" office:value="7">
            <text:p>7</text:p>
          </table:table-cell>
          <table:table-cell table:number-columns-repeated="2"/>
          <table:table-cell table:formula="of:=IF(ISNUMBER([.BW942]);&quot;0x&quot;&amp;DEC2HEX([.BW942]+[.BW$2]))" office:value-type="string" office:string-value="0x3">
            <text:p>0x3</text:p>
          </table:table-cell>
          <table:table-cell table:formula="of:=IF(ISNUMBER([.BX942]);&quot;0x&quot;&amp;DEC2HEX([.BX942]+[.BX$2]))" office:value-type="string" office:string-value="0xBF">
            <text:p>0xBF</text:p>
          </table:table-cell>
          <table:table-cell table:formula="of:=IF(ISNUMBER([.BY942]);&quot;0x&quot;&amp;DEC2HEX([.BY942]+[.BY$2]);&quot;&quot;)">
            <text:p/>
          </table:table-cell>
          <table:table-cell table:formula="of:=IF(ISNUMBER([.BZ942]);&quot;0x&quot;&amp;DEC2HEX([.BZ942]+[.BZ$2]);&quot;&quot;)">
            <text:p/>
          </table:table-cell>
          <table:table-cell table:formula="of:=IF(ISNUMBER([.CB942]);&quot;0x&quot;&amp;DEC2HEX([.CB942]+[.CB$2]);&quot;&quot;)" office:value-type="string" office:string-value="0x6">
            <text:p>0x6</text:p>
          </table:table-cell>
          <table:table-cell table:formula="of:=HEX2DEC(MID([.CE942];3;2))-[.CE$2]" office:value-type="float" office:value="4">
            <text:p>4</text:p>
          </table:table-cell>
          <table:table-cell table:formula="of:=HEX2DEC(MID([.CF942];3;2))-[.CF$2]" office:value-type="float" office:value="64">
            <text:p>64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10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19"/>
          <table:table-cell table:number-columns-repeated="12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formula="of:=MATCH(1;[.A943:.BU943];0)-1" office:value-type="float" office:value="3">
            <text:p>3</text:p>
          </table:table-cell>
          <table:table-cell table:formula="of:=SUM([.A943:.BU943])" office:value-type="float" office:value="20">
            <text:p>20</text:p>
          </table:table-cell>
          <table:table-cell table:number-columns-repeated="2"/>
          <table:table-cell table:formula="of:=72-SUM([.BX943:.BZ943])-[.BW943]" office:value-type="float" office:value="49">
            <text:p>49</text:p>
          </table:table-cell>
          <table:table-cell table:formula="of:=[.BW944]+[.CA943]" office:value-type="float" office:value="51">
            <text:p>51</text:p>
          </table:table-cell>
          <table:table-cell table:number-columns-repeated="2"/>
          <table:table-cell table:formula="of:=IF(ISNUMBER([.BW943]);&quot;0x&quot;&amp;DEC2HEX([.BW943]+[.BW$2]))" office:value-type="string" office:string-value="0x2">
            <text:p>0x2</text:p>
          </table:table-cell>
          <table:table-cell table:formula="of:=IF(ISNUMBER([.BX943]);&quot;0x&quot;&amp;DEC2HEX([.BX943]+[.BX$2]))" office:value-type="string" office:string-value="0x93">
            <text:p>0x93</text:p>
          </table:table-cell>
          <table:table-cell table:formula="of:=IF(ISNUMBER([.BY943]);&quot;0x&quot;&amp;DEC2HEX([.BY943]+[.BY$2]);&quot;&quot;)">
            <text:p/>
          </table:table-cell>
          <table:table-cell table:formula="of:=IF(ISNUMBER([.BZ943]);&quot;0x&quot;&amp;DEC2HEX([.BZ943]+[.BZ$2]);&quot;&quot;)">
            <text:p/>
          </table:table-cell>
          <table:table-cell table:formula="of:=IF(ISNUMBER([.CB943]);&quot;0x&quot;&amp;DEC2HEX([.CB943]+[.CB$2]);&quot;&quot;)" office:value-type="string" office:string-value="0x32">
            <text:p>0x32</text:p>
          </table:table-cell>
          <table:table-cell table:formula="of:=HEX2DEC(MID([.CE943];3;2))-[.CE$2]" office:value-type="float" office:value="3">
            <text:p>3</text:p>
          </table:table-cell>
          <table:table-cell table:formula="of:=HEX2DEC(MID([.CF943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11" office:value-type="string">
            <text:p><text:s/></text:p>
          </table:table-cell>
          <table:table-cell table:number-columns-repeated="2"/>
          <table:table-cell table:number-columns-repeated="2" office:value-type="string">
            <text:p><text:s/>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"/>
          <table:table-cell table:formula="of:=MATCH(1;[.A944:.BU944];0)-1" office:value-type="float" office:value="2">
            <text:p>2</text:p>
          </table:table-cell>
          <table:table-cell table:formula="of:=SUM([.A944:.BU944])" office:value-type="float" office:value="20">
            <text:p>20</text:p>
          </table:table-cell>
          <table:table-cell table:number-columns-repeated="2"/>
          <table:table-cell table:formula="of:=72-SUM([.BX944:.BZ944])-[.BW944]" office:value-type="float" office:value="50">
            <text:p>50</text:p>
          </table:table-cell>
          <table:table-cell table:formula="of:=[.BW945]+[.CA944]" office:value-type="float" office:value="52">
            <text:p>52</text:p>
          </table:table-cell>
          <table:table-cell table:number-columns-repeated="2"/>
          <table:table-cell table:formula="of:=IF(ISNUMBER([.BW944]);&quot;0x&quot;&amp;DEC2HEX([.BW944]+[.BW$2]))" office:value-type="string" office:string-value="0x1">
            <text:p>0x1</text:p>
          </table:table-cell>
          <table:table-cell table:formula="of:=IF(ISNUMBER([.BX944]);&quot;0x&quot;&amp;DEC2HEX([.BX944]+[.BX$2]))" office:value-type="string" office:string-value="0x93">
            <text:p>0x93</text:p>
          </table:table-cell>
          <table:table-cell table:formula="of:=IF(ISNUMBER([.BY944]);&quot;0x&quot;&amp;DEC2HEX([.BY944]+[.BY$2]);&quot;&quot;)">
            <text:p/>
          </table:table-cell>
          <table:table-cell table:formula="of:=IF(ISNUMBER([.BZ944]);&quot;0x&quot;&amp;DEC2HEX([.BZ944]+[.BZ$2]);&quot;&quot;)">
            <text:p/>
          </table:table-cell>
          <table:table-cell table:formula="of:=IF(ISNUMBER([.CB944]);&quot;0x&quot;&amp;DEC2HEX([.CB944]+[.CB$2]);&quot;&quot;)" office:value-type="string" office:string-value="0x33">
            <text:p>0x33</text:p>
          </table:table-cell>
          <table:table-cell table:formula="of:=HEX2DEC(MID([.CE944];3;2))-[.CE$2]" office:value-type="float" office:value="2">
            <text:p>2</text:p>
          </table:table-cell>
          <table:table-cell table:formula="of:=HEX2DEC(MID([.CF944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8"/>
          <table:table-cell table:number-columns-repeated="2" office:value-type="string">
            <text:p><text:s/>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/>
          <table:table-cell table:formula="of:=MATCH(1;[.A945:.BU945];0)-1" office:value-type="float" office:value="2">
            <text:p>2</text:p>
          </table:table-cell>
          <table:table-cell table:formula="of:=SUM([.A945:.BU945])" office:value-type="float" office:value="19">
            <text:p>19</text:p>
          </table:table-cell>
          <table:table-cell table:number-columns-repeated="2"/>
          <table:table-cell table:formula="of:=72-SUM([.BX945:.BZ945])-[.BW945]" office:value-type="float" office:value="51">
            <text:p>51</text:p>
          </table:table-cell>
          <table:table-cell table:formula="of:=[.BW946]+[.CA945]" office:value-type="float" office:value="53">
            <text:p>53</text:p>
          </table:table-cell>
          <table:table-cell table:number-columns-repeated="2"/>
          <table:table-cell table:formula="of:=IF(ISNUMBER([.BW945]);&quot;0x&quot;&amp;DEC2HEX([.BW945]+[.BW$2]))" office:value-type="string" office:string-value="0x1">
            <text:p>0x1</text:p>
          </table:table-cell>
          <table:table-cell table:formula="of:=IF(ISNUMBER([.BX945]);&quot;0x&quot;&amp;DEC2HEX([.BX945]+[.BX$2]))" office:value-type="string" office:string-value="0x92">
            <text:p>0x92</text:p>
          </table:table-cell>
          <table:table-cell table:formula="of:=IF(ISNUMBER([.BY945]);&quot;0x&quot;&amp;DEC2HEX([.BY945]+[.BY$2]);&quot;&quot;)">
            <text:p/>
          </table:table-cell>
          <table:table-cell table:formula="of:=IF(ISNUMBER([.BZ945]);&quot;0x&quot;&amp;DEC2HEX([.BZ945]+[.BZ$2]);&quot;&quot;)">
            <text:p/>
          </table:table-cell>
          <table:table-cell table:formula="of:=IF(ISNUMBER([.CB945]);&quot;0x&quot;&amp;DEC2HEX([.CB945]+[.CB$2]);&quot;&quot;)" office:value-type="string" office:string-value="0x34">
            <text:p>0x34</text:p>
          </table:table-cell>
          <table:table-cell table:formula="of:=HEX2DEC(MID([.CE945];3;2))-[.CE$2]" office:value-type="float" office:value="2">
            <text:p>2</text:p>
          </table:table-cell>
          <table:table-cell table:formula="of:=HEX2DEC(MID([.CF945];3;2))-[.CF$2]" office:value-type="float" office:value="19">
            <text:p>1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"/>
          <table:table-cell table:number-columns-repeated="5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46:.BU946];0)-1" office:value-type="float" office:value="2">
            <text:p>2</text:p>
          </table:table-cell>
          <table:table-cell table:formula="of:=SUM([.A946:.BU946])" office:value-type="float" office:value="18">
            <text:p>18</text:p>
          </table:table-cell>
          <table:table-cell table:number-columns-repeated="2"/>
          <table:table-cell table:formula="of:=72-SUM([.BX946:.BZ946])-[.BW946]" office:value-type="float" office:value="52">
            <text:p>52</text:p>
          </table:table-cell>
          <table:table-cell table:formula="of:=[.BW947]+[.CA946]" office:value-type="float" office:value="54">
            <text:p>54</text:p>
          </table:table-cell>
          <table:table-cell table:number-columns-repeated="2"/>
          <table:table-cell table:formula="of:=IF(ISNUMBER([.BW946]);&quot;0x&quot;&amp;DEC2HEX([.BW946]+[.BW$2]))" office:value-type="string" office:string-value="0x1">
            <text:p>0x1</text:p>
          </table:table-cell>
          <table:table-cell table:formula="of:=IF(ISNUMBER([.BX946]);&quot;0x&quot;&amp;DEC2HEX([.BX946]+[.BX$2]))" office:value-type="string" office:string-value="0x91">
            <text:p>0x91</text:p>
          </table:table-cell>
          <table:table-cell table:formula="of:=IF(ISNUMBER([.BY946]);&quot;0x&quot;&amp;DEC2HEX([.BY946]+[.BY$2]);&quot;&quot;)">
            <text:p/>
          </table:table-cell>
          <table:table-cell table:formula="of:=IF(ISNUMBER([.BZ946]);&quot;0x&quot;&amp;DEC2HEX([.BZ946]+[.BZ$2]);&quot;&quot;)">
            <text:p/>
          </table:table-cell>
          <table:table-cell table:formula="of:=IF(ISNUMBER([.CB946]);&quot;0x&quot;&amp;DEC2HEX([.CB946]+[.CB$2]);&quot;&quot;)" office:value-type="string" office:string-value="0x35">
            <text:p>0x35</text:p>
          </table:table-cell>
          <table:table-cell table:formula="of:=HEX2DEC(MID([.CE946];3;2))-[.CE$2]" office:value-type="float" office:value="2">
            <text:p>2</text:p>
          </table:table-cell>
          <table:table-cell table:formula="of:=HEX2DEC(MID([.CF946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3"/>
          <table:table-cell table:number-columns-repeated="6" office:value-type="string">
            <text:p><text:s/></text:p>
          </table:table-cell>
          <table:table-cell table:number-columns-repeated="23"/>
          <table:table-cell table:number-columns-repeated="5" office:value-type="string">
            <text:p><text:s/></text:p>
          </table:table-cell>
          <table:table-cell table:number-columns-repeated="9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47:.BU947];0)-1" office:value-type="float" office:value="2">
            <text:p>2</text:p>
          </table:table-cell>
          <table:table-cell table:formula="of:=SUM([.A947:.BU947])" office:value-type="float" office:value="17">
            <text:p>17</text:p>
          </table:table-cell>
          <table:table-cell table:number-columns-repeated="2"/>
          <table:table-cell table:formula="of:=72-SUM([.BX947:.BZ947])-[.BW947]" office:value-type="float" office:value="53">
            <text:p>53</text:p>
          </table:table-cell>
          <table:table-cell table:formula="of:=[.BW948]+[.CA947]" office:value-type="float" office:value="55">
            <text:p>55</text:p>
          </table:table-cell>
          <table:table-cell table:number-columns-repeated="2"/>
          <table:table-cell table:formula="of:=IF(ISNUMBER([.BW947]);&quot;0x&quot;&amp;DEC2HEX([.BW947]+[.BW$2]))" office:value-type="string" office:string-value="0x1">
            <text:p>0x1</text:p>
          </table:table-cell>
          <table:table-cell table:formula="of:=IF(ISNUMBER([.BX947]);&quot;0x&quot;&amp;DEC2HEX([.BX947]+[.BX$2]))" office:value-type="string" office:string-value="0x90">
            <text:p>0x90</text:p>
          </table:table-cell>
          <table:table-cell table:formula="of:=IF(ISNUMBER([.BY947]);&quot;0x&quot;&amp;DEC2HEX([.BY947]+[.BY$2]);&quot;&quot;)">
            <text:p/>
          </table:table-cell>
          <table:table-cell table:formula="of:=IF(ISNUMBER([.BZ947]);&quot;0x&quot;&amp;DEC2HEX([.BZ947]+[.BZ$2]);&quot;&quot;)">
            <text:p/>
          </table:table-cell>
          <table:table-cell table:formula="of:=IF(ISNUMBER([.CB947]);&quot;0x&quot;&amp;DEC2HEX([.CB947]+[.CB$2]);&quot;&quot;)" office:value-type="string" office:string-value="0x36">
            <text:p>0x36</text:p>
          </table:table-cell>
          <table:table-cell table:formula="of:=HEX2DEC(MID([.CE947];3;2))-[.CE$2]" office:value-type="float" office:value="2">
            <text:p>2</text:p>
          </table:table-cell>
          <table:table-cell table:formula="of:=HEX2DEC(MID([.CF947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48:.BU948];0)-1" office:value-type="float" office:value="2">
            <text:p>2</text:p>
          </table:table-cell>
          <table:table-cell table:formula="of:=SUM([.A948:.BU948])" office:value-type="float" office:value="17">
            <text:p>17</text:p>
          </table:table-cell>
          <table:table-cell table:number-columns-repeated="2"/>
          <table:table-cell table:formula="of:=72-SUM([.BX948:.BZ948])-[.BW948]" office:value-type="float" office:value="53">
            <text:p>53</text:p>
          </table:table-cell>
          <table:table-cell table:formula="of:=[.BW949]+[.CA948]" office:value-type="float" office:value="55">
            <text:p>55</text:p>
          </table:table-cell>
          <table:table-cell table:number-columns-repeated="2"/>
          <table:table-cell table:formula="of:=IF(ISNUMBER([.BW948]);&quot;0x&quot;&amp;DEC2HEX([.BW948]+[.BW$2]))" office:value-type="string" office:string-value="0x1">
            <text:p>0x1</text:p>
          </table:table-cell>
          <table:table-cell table:formula="of:=IF(ISNUMBER([.BX948]);&quot;0x&quot;&amp;DEC2HEX([.BX948]+[.BX$2]))" office:value-type="string" office:string-value="0x90">
            <text:p>0x90</text:p>
          </table:table-cell>
          <table:table-cell table:formula="of:=IF(ISNUMBER([.BY948]);&quot;0x&quot;&amp;DEC2HEX([.BY948]+[.BY$2]);&quot;&quot;)">
            <text:p/>
          </table:table-cell>
          <table:table-cell table:formula="of:=IF(ISNUMBER([.BZ948]);&quot;0x&quot;&amp;DEC2HEX([.BZ948]+[.BZ$2]);&quot;&quot;)">
            <text:p/>
          </table:table-cell>
          <table:table-cell table:formula="of:=IF(ISNUMBER([.CB948]);&quot;0x&quot;&amp;DEC2HEX([.CB948]+[.CB$2]);&quot;&quot;)" office:value-type="string" office:string-value="0x36">
            <text:p>0x36</text:p>
          </table:table-cell>
          <table:table-cell table:formula="of:=HEX2DEC(MID([.CE948];3;2))-[.CE$2]" office:value-type="float" office:value="2">
            <text:p>2</text:p>
          </table:table-cell>
          <table:table-cell table:formula="of:=HEX2DEC(MID([.CF948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5"/>
          <table:table-cell table:number-columns-repeated="5" office:value-type="string">
            <text:p><text:s/></text:p>
          </table:table-cell>
          <table:table-cell table:number-columns-repeated="22"/>
          <table:table-cell table:number-columns-repeated="6" office:value-type="string">
            <text:p><text:s/></text:p>
          </table:table-cell>
          <table:table-cell table:number-columns-repeated="1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49:.BU949];0)-1" office:value-type="float" office:value="2">
            <text:p>2</text:p>
          </table:table-cell>
          <table:table-cell table:formula="of:=SUM([.A949:.BU949])" office:value-type="float" office:value="17">
            <text:p>17</text:p>
          </table:table-cell>
          <table:table-cell table:number-columns-repeated="2"/>
          <table:table-cell table:formula="of:=72-SUM([.BX949:.BZ949])-[.BW949]" office:value-type="float" office:value="53">
            <text:p>53</text:p>
          </table:table-cell>
          <table:table-cell table:formula="of:=[.BW950]+[.CA949]" office:value-type="float" office:value="55">
            <text:p>55</text:p>
          </table:table-cell>
          <table:table-cell table:number-columns-repeated="2"/>
          <table:table-cell table:formula="of:=IF(ISNUMBER([.BW949]);&quot;0x&quot;&amp;DEC2HEX([.BW949]+[.BW$2]))" office:value-type="string" office:string-value="0x1">
            <text:p>0x1</text:p>
          </table:table-cell>
          <table:table-cell table:formula="of:=IF(ISNUMBER([.BX949]);&quot;0x&quot;&amp;DEC2HEX([.BX949]+[.BX$2]))" office:value-type="string" office:string-value="0x90">
            <text:p>0x90</text:p>
          </table:table-cell>
          <table:table-cell table:formula="of:=IF(ISNUMBER([.BY949]);&quot;0x&quot;&amp;DEC2HEX([.BY949]+[.BY$2]);&quot;&quot;)">
            <text:p/>
          </table:table-cell>
          <table:table-cell table:formula="of:=IF(ISNUMBER([.BZ949]);&quot;0x&quot;&amp;DEC2HEX([.BZ949]+[.BZ$2]);&quot;&quot;)">
            <text:p/>
          </table:table-cell>
          <table:table-cell table:formula="of:=IF(ISNUMBER([.CB949]);&quot;0x&quot;&amp;DEC2HEX([.CB949]+[.CB$2]);&quot;&quot;)" office:value-type="string" office:string-value="0x36">
            <text:p>0x36</text:p>
          </table:table-cell>
          <table:table-cell table:formula="of:=HEX2DEC(MID([.CE949];3;2))-[.CE$2]" office:value-type="float" office:value="2">
            <text:p>2</text:p>
          </table:table-cell>
          <table:table-cell table:formula="of:=HEX2DEC(MID([.CF949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" office:value-type="string">
            <text:p><text:s/></text:p>
          </table:table-cell>
          <table:table-cell table:number-columns-repeated="2"/>
          <table:table-cell table:number-columns-repeated="6" office:value-type="string">
            <text:p><text:s/></text:p>
          </table:table-cell>
          <table:table-cell table:number-columns-repeated="22"/>
          <table:table-cell table:number-columns-repeated="5" office:value-type="string">
            <text:p><text:s/></text:p>
          </table:table-cell>
          <table:table-cell table:number-columns-repeated="1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0:.BU950];0)-1" office:value-type="float" office:value="2">
            <text:p>2</text:p>
          </table:table-cell>
          <table:table-cell table:formula="of:=SUM([.A950:.BU950])" office:value-type="float" office:value="17">
            <text:p>17</text:p>
          </table:table-cell>
          <table:table-cell table:number-columns-repeated="2"/>
          <table:table-cell table:formula="of:=72-SUM([.BX950:.BZ950])-[.BW950]" office:value-type="float" office:value="53">
            <text:p>53</text:p>
          </table:table-cell>
          <table:table-cell table:formula="of:=[.BW951]+[.CA950]" office:value-type="float" office:value="55">
            <text:p>55</text:p>
          </table:table-cell>
          <table:table-cell table:number-columns-repeated="2"/>
          <table:table-cell table:formula="of:=IF(ISNUMBER([.BW950]);&quot;0x&quot;&amp;DEC2HEX([.BW950]+[.BW$2]))" office:value-type="string" office:string-value="0x1">
            <text:p>0x1</text:p>
          </table:table-cell>
          <table:table-cell table:formula="of:=IF(ISNUMBER([.BX950]);&quot;0x&quot;&amp;DEC2HEX([.BX950]+[.BX$2]))" office:value-type="string" office:string-value="0x90">
            <text:p>0x90</text:p>
          </table:table-cell>
          <table:table-cell table:formula="of:=IF(ISNUMBER([.BY950]);&quot;0x&quot;&amp;DEC2HEX([.BY950]+[.BY$2]);&quot;&quot;)">
            <text:p/>
          </table:table-cell>
          <table:table-cell table:formula="of:=IF(ISNUMBER([.BZ950]);&quot;0x&quot;&amp;DEC2HEX([.BZ950]+[.BZ$2]);&quot;&quot;)">
            <text:p/>
          </table:table-cell>
          <table:table-cell table:formula="of:=IF(ISNUMBER([.CB950]);&quot;0x&quot;&amp;DEC2HEX([.CB950]+[.CB$2]);&quot;&quot;)" office:value-type="string" office:string-value="0x36">
            <text:p>0x36</text:p>
          </table:table-cell>
          <table:table-cell table:formula="of:=HEX2DEC(MID([.CE950];3;2))-[.CE$2]" office:value-type="float" office:value="2">
            <text:p>2</text:p>
          </table:table-cell>
          <table:table-cell table:formula="of:=HEX2DEC(MID([.CF950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48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1:.BU951];0)-1" office:value-type="float" office:value="2">
            <text:p>2</text:p>
          </table:table-cell>
          <table:table-cell table:formula="of:=SUM([.A951:.BU951])" office:value-type="float" office:value="17">
            <text:p>17</text:p>
          </table:table-cell>
          <table:table-cell table:number-columns-repeated="2"/>
          <table:table-cell table:formula="of:=72-SUM([.BX951:.BZ951])-[.BW951]" office:value-type="float" office:value="53">
            <text:p>53</text:p>
          </table:table-cell>
          <table:table-cell table:formula="of:=[.BW952]+[.CA951]" office:value-type="float" office:value="55">
            <text:p>55</text:p>
          </table:table-cell>
          <table:table-cell table:number-columns-repeated="2"/>
          <table:table-cell table:formula="of:=IF(ISNUMBER([.BW951]);&quot;0x&quot;&amp;DEC2HEX([.BW951]+[.BW$2]))" office:value-type="string" office:string-value="0x1">
            <text:p>0x1</text:p>
          </table:table-cell>
          <table:table-cell table:formula="of:=IF(ISNUMBER([.BX951]);&quot;0x&quot;&amp;DEC2HEX([.BX951]+[.BX$2]))" office:value-type="string" office:string-value="0x90">
            <text:p>0x90</text:p>
          </table:table-cell>
          <table:table-cell table:formula="of:=IF(ISNUMBER([.BY951]);&quot;0x&quot;&amp;DEC2HEX([.BY951]+[.BY$2]);&quot;&quot;)">
            <text:p/>
          </table:table-cell>
          <table:table-cell table:formula="of:=IF(ISNUMBER([.BZ951]);&quot;0x&quot;&amp;DEC2HEX([.BZ951]+[.BZ$2]);&quot;&quot;)">
            <text:p/>
          </table:table-cell>
          <table:table-cell table:formula="of:=IF(ISNUMBER([.CB951]);&quot;0x&quot;&amp;DEC2HEX([.CB951]+[.CB$2]);&quot;&quot;)" office:value-type="string" office:string-value="0x36">
            <text:p>0x36</text:p>
          </table:table-cell>
          <table:table-cell table:formula="of:=HEX2DEC(MID([.CE951];3;2))-[.CE$2]" office:value-type="float" office:value="2">
            <text:p>2</text:p>
          </table:table-cell>
          <table:table-cell table:formula="of:=HEX2DEC(MID([.CF951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number-columns-repeated="48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2:.BU952];0)-1" office:value-type="float" office:value="2">
            <text:p>2</text:p>
          </table:table-cell>
          <table:table-cell table:formula="of:=SUM([.A952:.BU952])" office:value-type="float" office:value="17">
            <text:p>17</text:p>
          </table:table-cell>
          <table:table-cell table:number-columns-repeated="2"/>
          <table:table-cell table:formula="of:=72-SUM([.BX952:.BZ952])-[.BW952]" office:value-type="float" office:value="53">
            <text:p>53</text:p>
          </table:table-cell>
          <table:table-cell table:formula="of:=[.BW953]+[.CA952]" office:value-type="float" office:value="55">
            <text:p>55</text:p>
          </table:table-cell>
          <table:table-cell table:number-columns-repeated="2"/>
          <table:table-cell table:formula="of:=IF(ISNUMBER([.BW952]);&quot;0x&quot;&amp;DEC2HEX([.BW952]+[.BW$2]))" office:value-type="string" office:string-value="0x1">
            <text:p>0x1</text:p>
          </table:table-cell>
          <table:table-cell table:formula="of:=IF(ISNUMBER([.BX952]);&quot;0x&quot;&amp;DEC2HEX([.BX952]+[.BX$2]))" office:value-type="string" office:string-value="0x90">
            <text:p>0x90</text:p>
          </table:table-cell>
          <table:table-cell table:formula="of:=IF(ISNUMBER([.BY952]);&quot;0x&quot;&amp;DEC2HEX([.BY952]+[.BY$2]);&quot;&quot;)">
            <text:p/>
          </table:table-cell>
          <table:table-cell table:formula="of:=IF(ISNUMBER([.BZ952]);&quot;0x&quot;&amp;DEC2HEX([.BZ952]+[.BZ$2]);&quot;&quot;)">
            <text:p/>
          </table:table-cell>
          <table:table-cell table:formula="of:=IF(ISNUMBER([.CB952]);&quot;0x&quot;&amp;DEC2HEX([.CB952]+[.CB$2]);&quot;&quot;)" office:value-type="string" office:string-value="0x36">
            <text:p>0x36</text:p>
          </table:table-cell>
          <table:table-cell table:formula="of:=HEX2DEC(MID([.CE952];3;2))-[.CE$2]" office:value-type="float" office:value="2">
            <text:p>2</text:p>
          </table:table-cell>
          <table:table-cell table:formula="of:=HEX2DEC(MID([.CF952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49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3:.BU953];0)-1" office:value-type="float" office:value="2">
            <text:p>2</text:p>
          </table:table-cell>
          <table:table-cell table:formula="of:=SUM([.A953:.BU953])" office:value-type="float" office:value="17">
            <text:p>17</text:p>
          </table:table-cell>
          <table:table-cell table:number-columns-repeated="2"/>
          <table:table-cell table:formula="of:=72-SUM([.BX953:.BZ953])-[.BW953]" office:value-type="float" office:value="53">
            <text:p>53</text:p>
          </table:table-cell>
          <table:table-cell table:formula="of:=[.BW954]+[.CA953]" office:value-type="float" office:value="55">
            <text:p>55</text:p>
          </table:table-cell>
          <table:table-cell table:number-columns-repeated="2"/>
          <table:table-cell table:formula="of:=IF(ISNUMBER([.BW953]);&quot;0x&quot;&amp;DEC2HEX([.BW953]+[.BW$2]))" office:value-type="string" office:string-value="0x1">
            <text:p>0x1</text:p>
          </table:table-cell>
          <table:table-cell table:formula="of:=IF(ISNUMBER([.BX953]);&quot;0x&quot;&amp;DEC2HEX([.BX953]+[.BX$2]))" office:value-type="string" office:string-value="0x90">
            <text:p>0x90</text:p>
          </table:table-cell>
          <table:table-cell table:formula="of:=IF(ISNUMBER([.BY953]);&quot;0x&quot;&amp;DEC2HEX([.BY953]+[.BY$2]);&quot;&quot;)">
            <text:p/>
          </table:table-cell>
          <table:table-cell table:formula="of:=IF(ISNUMBER([.BZ953]);&quot;0x&quot;&amp;DEC2HEX([.BZ953]+[.BZ$2]);&quot;&quot;)">
            <text:p/>
          </table:table-cell>
          <table:table-cell table:formula="of:=IF(ISNUMBER([.CB953]);&quot;0x&quot;&amp;DEC2HEX([.CB953]+[.CB$2]);&quot;&quot;)" office:value-type="string" office:string-value="0x36">
            <text:p>0x36</text:p>
          </table:table-cell>
          <table:table-cell table:formula="of:=HEX2DEC(MID([.CE953];3;2))-[.CE$2]" office:value-type="float" office:value="2">
            <text:p>2</text:p>
          </table:table-cell>
          <table:table-cell table:formula="of:=HEX2DEC(MID([.CF953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0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4:.BU954];0)-1" office:value-type="float" office:value="2">
            <text:p>2</text:p>
          </table:table-cell>
          <table:table-cell table:formula="of:=SUM([.A954:.BU954])" office:value-type="float" office:value="17">
            <text:p>17</text:p>
          </table:table-cell>
          <table:table-cell table:number-columns-repeated="2"/>
          <table:table-cell table:formula="of:=72-SUM([.BX954:.BZ954])-[.BW954]" office:value-type="float" office:value="53">
            <text:p>53</text:p>
          </table:table-cell>
          <table:table-cell table:formula="of:=[.BW955]+[.CA954]" office:value-type="float" office:value="55">
            <text:p>55</text:p>
          </table:table-cell>
          <table:table-cell table:number-columns-repeated="2"/>
          <table:table-cell table:formula="of:=IF(ISNUMBER([.BW954]);&quot;0x&quot;&amp;DEC2HEX([.BW954]+[.BW$2]))" office:value-type="string" office:string-value="0x1">
            <text:p>0x1</text:p>
          </table:table-cell>
          <table:table-cell table:formula="of:=IF(ISNUMBER([.BX954]);&quot;0x&quot;&amp;DEC2HEX([.BX954]+[.BX$2]))" office:value-type="string" office:string-value="0x90">
            <text:p>0x90</text:p>
          </table:table-cell>
          <table:table-cell table:formula="of:=IF(ISNUMBER([.BY954]);&quot;0x&quot;&amp;DEC2HEX([.BY954]+[.BY$2]);&quot;&quot;)">
            <text:p/>
          </table:table-cell>
          <table:table-cell table:formula="of:=IF(ISNUMBER([.BZ954]);&quot;0x&quot;&amp;DEC2HEX([.BZ954]+[.BZ$2]);&quot;&quot;)">
            <text:p/>
          </table:table-cell>
          <table:table-cell table:formula="of:=IF(ISNUMBER([.CB954]);&quot;0x&quot;&amp;DEC2HEX([.CB954]+[.CB$2]);&quot;&quot;)" office:value-type="string" office:string-value="0x36">
            <text:p>0x36</text:p>
          </table:table-cell>
          <table:table-cell table:formula="of:=HEX2DEC(MID([.CE954];3;2))-[.CE$2]" office:value-type="float" office:value="2">
            <text:p>2</text:p>
          </table:table-cell>
          <table:table-cell table:formula="of:=HEX2DEC(MID([.CF954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0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5:.BU955];0)-1" office:value-type="float" office:value="2">
            <text:p>2</text:p>
          </table:table-cell>
          <table:table-cell table:formula="of:=SUM([.A955:.BU955])" office:value-type="float" office:value="17">
            <text:p>17</text:p>
          </table:table-cell>
          <table:table-cell table:number-columns-repeated="2"/>
          <table:table-cell table:formula="of:=72-SUM([.BX955:.BZ955])-[.BW955]" office:value-type="float" office:value="53">
            <text:p>53</text:p>
          </table:table-cell>
          <table:table-cell table:formula="of:=[.BW956]+[.CA955]" office:value-type="float" office:value="55">
            <text:p>55</text:p>
          </table:table-cell>
          <table:table-cell table:number-columns-repeated="2"/>
          <table:table-cell table:formula="of:=IF(ISNUMBER([.BW955]);&quot;0x&quot;&amp;DEC2HEX([.BW955]+[.BW$2]))" office:value-type="string" office:string-value="0x1">
            <text:p>0x1</text:p>
          </table:table-cell>
          <table:table-cell table:formula="of:=IF(ISNUMBER([.BX955]);&quot;0x&quot;&amp;DEC2HEX([.BX955]+[.BX$2]))" office:value-type="string" office:string-value="0x90">
            <text:p>0x90</text:p>
          </table:table-cell>
          <table:table-cell table:formula="of:=IF(ISNUMBER([.BY955]);&quot;0x&quot;&amp;DEC2HEX([.BY955]+[.BY$2]);&quot;&quot;)">
            <text:p/>
          </table:table-cell>
          <table:table-cell table:formula="of:=IF(ISNUMBER([.BZ955]);&quot;0x&quot;&amp;DEC2HEX([.BZ955]+[.BZ$2]);&quot;&quot;)">
            <text:p/>
          </table:table-cell>
          <table:table-cell table:formula="of:=IF(ISNUMBER([.CB955]);&quot;0x&quot;&amp;DEC2HEX([.CB955]+[.CB$2]);&quot;&quot;)" office:value-type="string" office:string-value="0x36">
            <text:p>0x36</text:p>
          </table:table-cell>
          <table:table-cell table:formula="of:=HEX2DEC(MID([.CE955];3;2))-[.CE$2]" office:value-type="float" office:value="2">
            <text:p>2</text:p>
          </table:table-cell>
          <table:table-cell table:formula="of:=HEX2DEC(MID([.CF955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6:.BU956];0)-1" office:value-type="float" office:value="2">
            <text:p>2</text:p>
          </table:table-cell>
          <table:table-cell table:formula="of:=SUM([.A956:.BU956])" office:value-type="float" office:value="17">
            <text:p>17</text:p>
          </table:table-cell>
          <table:table-cell table:number-columns-repeated="2"/>
          <table:table-cell table:formula="of:=72-SUM([.BX956:.BZ956])-[.BW956]" office:value-type="float" office:value="53">
            <text:p>53</text:p>
          </table:table-cell>
          <table:table-cell table:formula="of:=[.BW957]+[.CA956]" office:value-type="float" office:value="55">
            <text:p>55</text:p>
          </table:table-cell>
          <table:table-cell table:number-columns-repeated="2"/>
          <table:table-cell table:formula="of:=IF(ISNUMBER([.BW956]);&quot;0x&quot;&amp;DEC2HEX([.BW956]+[.BW$2]))" office:value-type="string" office:string-value="0x1">
            <text:p>0x1</text:p>
          </table:table-cell>
          <table:table-cell table:formula="of:=IF(ISNUMBER([.BX956]);&quot;0x&quot;&amp;DEC2HEX([.BX956]+[.BX$2]))" office:value-type="string" office:string-value="0x90">
            <text:p>0x90</text:p>
          </table:table-cell>
          <table:table-cell table:formula="of:=IF(ISNUMBER([.BY956]);&quot;0x&quot;&amp;DEC2HEX([.BY956]+[.BY$2]);&quot;&quot;)">
            <text:p/>
          </table:table-cell>
          <table:table-cell table:formula="of:=IF(ISNUMBER([.BZ956]);&quot;0x&quot;&amp;DEC2HEX([.BZ956]+[.BZ$2]);&quot;&quot;)">
            <text:p/>
          </table:table-cell>
          <table:table-cell table:formula="of:=IF(ISNUMBER([.CB956]);&quot;0x&quot;&amp;DEC2HEX([.CB956]+[.CB$2]);&quot;&quot;)" office:value-type="string" office:string-value="0x36">
            <text:p>0x36</text:p>
          </table:table-cell>
          <table:table-cell table:formula="of:=HEX2DEC(MID([.CE956];3;2))-[.CE$2]" office:value-type="float" office:value="2">
            <text:p>2</text:p>
          </table:table-cell>
          <table:table-cell table:formula="of:=HEX2DEC(MID([.CF956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7:.BU957];0)-1" office:value-type="float" office:value="2">
            <text:p>2</text:p>
          </table:table-cell>
          <table:table-cell table:formula="of:=SUM([.A957:.BU957])" office:value-type="float" office:value="17">
            <text:p>17</text:p>
          </table:table-cell>
          <table:table-cell table:number-columns-repeated="2"/>
          <table:table-cell table:formula="of:=72-SUM([.BX957:.BZ957])-[.BW957]" office:value-type="float" office:value="53">
            <text:p>53</text:p>
          </table:table-cell>
          <table:table-cell table:formula="of:=[.BW958]+[.CA957]" office:value-type="float" office:value="55">
            <text:p>55</text:p>
          </table:table-cell>
          <table:table-cell table:number-columns-repeated="2"/>
          <table:table-cell table:formula="of:=IF(ISNUMBER([.BW957]);&quot;0x&quot;&amp;DEC2HEX([.BW957]+[.BW$2]))" office:value-type="string" office:string-value="0x1">
            <text:p>0x1</text:p>
          </table:table-cell>
          <table:table-cell table:formula="of:=IF(ISNUMBER([.BX957]);&quot;0x&quot;&amp;DEC2HEX([.BX957]+[.BX$2]))" office:value-type="string" office:string-value="0x90">
            <text:p>0x90</text:p>
          </table:table-cell>
          <table:table-cell table:formula="of:=IF(ISNUMBER([.BY957]);&quot;0x&quot;&amp;DEC2HEX([.BY957]+[.BY$2]);&quot;&quot;)">
            <text:p/>
          </table:table-cell>
          <table:table-cell table:formula="of:=IF(ISNUMBER([.BZ957]);&quot;0x&quot;&amp;DEC2HEX([.BZ957]+[.BZ$2]);&quot;&quot;)">
            <text:p/>
          </table:table-cell>
          <table:table-cell table:formula="of:=IF(ISNUMBER([.CB957]);&quot;0x&quot;&amp;DEC2HEX([.CB957]+[.CB$2]);&quot;&quot;)" office:value-type="string" office:string-value="0x36">
            <text:p>0x36</text:p>
          </table:table-cell>
          <table:table-cell table:formula="of:=HEX2DEC(MID([.CE957];3;2))-[.CE$2]" office:value-type="float" office:value="2">
            <text:p>2</text:p>
          </table:table-cell>
          <table:table-cell table:formula="of:=HEX2DEC(MID([.CF957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8:.BU958];0)-1" office:value-type="float" office:value="2">
            <text:p>2</text:p>
          </table:table-cell>
          <table:table-cell table:formula="of:=SUM([.A958:.BU958])" office:value-type="float" office:value="17">
            <text:p>17</text:p>
          </table:table-cell>
          <table:table-cell table:number-columns-repeated="2"/>
          <table:table-cell table:formula="of:=72-SUM([.BX958:.BZ958])-[.BW958]" office:value-type="float" office:value="53">
            <text:p>53</text:p>
          </table:table-cell>
          <table:table-cell table:formula="of:=[.BW959]+[.CA958]" office:value-type="float" office:value="55">
            <text:p>55</text:p>
          </table:table-cell>
          <table:table-cell table:number-columns-repeated="2"/>
          <table:table-cell table:formula="of:=IF(ISNUMBER([.BW958]);&quot;0x&quot;&amp;DEC2HEX([.BW958]+[.BW$2]))" office:value-type="string" office:string-value="0x1">
            <text:p>0x1</text:p>
          </table:table-cell>
          <table:table-cell table:formula="of:=IF(ISNUMBER([.BX958]);&quot;0x&quot;&amp;DEC2HEX([.BX958]+[.BX$2]))" office:value-type="string" office:string-value="0x90">
            <text:p>0x90</text:p>
          </table:table-cell>
          <table:table-cell table:formula="of:=IF(ISNUMBER([.BY958]);&quot;0x&quot;&amp;DEC2HEX([.BY958]+[.BY$2]);&quot;&quot;)">
            <text:p/>
          </table:table-cell>
          <table:table-cell table:formula="of:=IF(ISNUMBER([.BZ958]);&quot;0x&quot;&amp;DEC2HEX([.BZ958]+[.BZ$2]);&quot;&quot;)">
            <text:p/>
          </table:table-cell>
          <table:table-cell table:formula="of:=IF(ISNUMBER([.CB958]);&quot;0x&quot;&amp;DEC2HEX([.CB958]+[.CB$2]);&quot;&quot;)" office:value-type="string" office:string-value="0x36">
            <text:p>0x36</text:p>
          </table:table-cell>
          <table:table-cell table:formula="of:=HEX2DEC(MID([.CE958];3;2))-[.CE$2]" office:value-type="float" office:value="2">
            <text:p>2</text:p>
          </table:table-cell>
          <table:table-cell table:formula="of:=HEX2DEC(MID([.CF958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59:.BU959];0)-1" office:value-type="float" office:value="2">
            <text:p>2</text:p>
          </table:table-cell>
          <table:table-cell table:formula="of:=SUM([.A959:.BU959])" office:value-type="float" office:value="17">
            <text:p>17</text:p>
          </table:table-cell>
          <table:table-cell table:number-columns-repeated="2"/>
          <table:table-cell table:formula="of:=72-SUM([.BX959:.BZ959])-[.BW959]" office:value-type="float" office:value="53">
            <text:p>53</text:p>
          </table:table-cell>
          <table:table-cell table:formula="of:=[.BW960]+[.CA959]" office:value-type="float" office:value="55">
            <text:p>55</text:p>
          </table:table-cell>
          <table:table-cell table:number-columns-repeated="2"/>
          <table:table-cell table:formula="of:=IF(ISNUMBER([.BW959]);&quot;0x&quot;&amp;DEC2HEX([.BW959]+[.BW$2]))" office:value-type="string" office:string-value="0x1">
            <text:p>0x1</text:p>
          </table:table-cell>
          <table:table-cell table:formula="of:=IF(ISNUMBER([.BX959]);&quot;0x&quot;&amp;DEC2HEX([.BX959]+[.BX$2]))" office:value-type="string" office:string-value="0x90">
            <text:p>0x90</text:p>
          </table:table-cell>
          <table:table-cell table:formula="of:=IF(ISNUMBER([.BY959]);&quot;0x&quot;&amp;DEC2HEX([.BY959]+[.BY$2]);&quot;&quot;)">
            <text:p/>
          </table:table-cell>
          <table:table-cell table:formula="of:=IF(ISNUMBER([.BZ959]);&quot;0x&quot;&amp;DEC2HEX([.BZ959]+[.BZ$2]);&quot;&quot;)">
            <text:p/>
          </table:table-cell>
          <table:table-cell table:formula="of:=IF(ISNUMBER([.CB959]);&quot;0x&quot;&amp;DEC2HEX([.CB959]+[.CB$2]);&quot;&quot;)" office:value-type="string" office:string-value="0x36">
            <text:p>0x36</text:p>
          </table:table-cell>
          <table:table-cell table:formula="of:=HEX2DEC(MID([.CE959];3;2))-[.CE$2]" office:value-type="float" office:value="2">
            <text:p>2</text:p>
          </table:table-cell>
          <table:table-cell table:formula="of:=HEX2DEC(MID([.CF959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60:.BU960];0)-1" office:value-type="float" office:value="2">
            <text:p>2</text:p>
          </table:table-cell>
          <table:table-cell table:formula="of:=SUM([.A960:.BU960])" office:value-type="float" office:value="17">
            <text:p>17</text:p>
          </table:table-cell>
          <table:table-cell table:number-columns-repeated="2"/>
          <table:table-cell table:formula="of:=72-SUM([.BX960:.BZ960])-[.BW960]" office:value-type="float" office:value="53">
            <text:p>53</text:p>
          </table:table-cell>
          <table:table-cell table:formula="of:=[.BW961]+[.CA960]" office:value-type="float" office:value="55">
            <text:p>55</text:p>
          </table:table-cell>
          <table:table-cell table:number-columns-repeated="2"/>
          <table:table-cell table:formula="of:=IF(ISNUMBER([.BW960]);&quot;0x&quot;&amp;DEC2HEX([.BW960]+[.BW$2]))" office:value-type="string" office:string-value="0x1">
            <text:p>0x1</text:p>
          </table:table-cell>
          <table:table-cell table:formula="of:=IF(ISNUMBER([.BX960]);&quot;0x&quot;&amp;DEC2HEX([.BX960]+[.BX$2]))" office:value-type="string" office:string-value="0x90">
            <text:p>0x90</text:p>
          </table:table-cell>
          <table:table-cell table:formula="of:=IF(ISNUMBER([.BY960]);&quot;0x&quot;&amp;DEC2HEX([.BY960]+[.BY$2]);&quot;&quot;)">
            <text:p/>
          </table:table-cell>
          <table:table-cell table:formula="of:=IF(ISNUMBER([.BZ960]);&quot;0x&quot;&amp;DEC2HEX([.BZ960]+[.BZ$2]);&quot;&quot;)">
            <text:p/>
          </table:table-cell>
          <table:table-cell table:formula="of:=IF(ISNUMBER([.CB960]);&quot;0x&quot;&amp;DEC2HEX([.CB960]+[.CB$2]);&quot;&quot;)" office:value-type="string" office:string-value="0x36">
            <text:p>0x36</text:p>
          </table:table-cell>
          <table:table-cell table:formula="of:=HEX2DEC(MID([.CE960];3;2))-[.CE$2]" office:value-type="float" office:value="2">
            <text:p>2</text:p>
          </table:table-cell>
          <table:table-cell table:formula="of:=HEX2DEC(MID([.CF960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61:.BU961];0)-1" office:value-type="float" office:value="2">
            <text:p>2</text:p>
          </table:table-cell>
          <table:table-cell table:formula="of:=SUM([.A961:.BU961])" office:value-type="float" office:value="17">
            <text:p>17</text:p>
          </table:table-cell>
          <table:table-cell table:number-columns-repeated="2"/>
          <table:table-cell table:formula="of:=72-SUM([.BX961:.BZ961])-[.BW961]" office:value-type="float" office:value="53">
            <text:p>53</text:p>
          </table:table-cell>
          <table:table-cell table:formula="of:=[.BW962]+[.CA961]" office:value-type="float" office:value="55">
            <text:p>55</text:p>
          </table:table-cell>
          <table:table-cell table:number-columns-repeated="2"/>
          <table:table-cell table:formula="of:=IF(ISNUMBER([.BW961]);&quot;0x&quot;&amp;DEC2HEX([.BW961]+[.BW$2]))" office:value-type="string" office:string-value="0x1">
            <text:p>0x1</text:p>
          </table:table-cell>
          <table:table-cell table:formula="of:=IF(ISNUMBER([.BX961]);&quot;0x&quot;&amp;DEC2HEX([.BX961]+[.BX$2]))" office:value-type="string" office:string-value="0x90">
            <text:p>0x90</text:p>
          </table:table-cell>
          <table:table-cell table:formula="of:=IF(ISNUMBER([.BY961]);&quot;0x&quot;&amp;DEC2HEX([.BY961]+[.BY$2]);&quot;&quot;)">
            <text:p/>
          </table:table-cell>
          <table:table-cell table:formula="of:=IF(ISNUMBER([.BZ961]);&quot;0x&quot;&amp;DEC2HEX([.BZ961]+[.BZ$2]);&quot;&quot;)">
            <text:p/>
          </table:table-cell>
          <table:table-cell table:formula="of:=IF(ISNUMBER([.CB961]);&quot;0x&quot;&amp;DEC2HEX([.CB961]+[.CB$2]);&quot;&quot;)" office:value-type="string" office:string-value="0x36">
            <text:p>0x36</text:p>
          </table:table-cell>
          <table:table-cell table:formula="of:=HEX2DEC(MID([.CE961];3;2))-[.CE$2]" office:value-type="float" office:value="2">
            <text:p>2</text:p>
          </table:table-cell>
          <table:table-cell table:formula="of:=HEX2DEC(MID([.CF961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62:.BU962];0)-1" office:value-type="float" office:value="2">
            <text:p>2</text:p>
          </table:table-cell>
          <table:table-cell table:formula="of:=SUM([.A962:.BU962])" office:value-type="float" office:value="17">
            <text:p>17</text:p>
          </table:table-cell>
          <table:table-cell table:number-columns-repeated="2"/>
          <table:table-cell table:formula="of:=72-SUM([.BX962:.BZ962])-[.BW962]" office:value-type="float" office:value="53">
            <text:p>53</text:p>
          </table:table-cell>
          <table:table-cell table:formula="of:=[.BW963]+[.CA962]" office:value-type="float" office:value="55">
            <text:p>55</text:p>
          </table:table-cell>
          <table:table-cell table:number-columns-repeated="2"/>
          <table:table-cell table:formula="of:=IF(ISNUMBER([.BW962]);&quot;0x&quot;&amp;DEC2HEX([.BW962]+[.BW$2]))" office:value-type="string" office:string-value="0x1">
            <text:p>0x1</text:p>
          </table:table-cell>
          <table:table-cell table:formula="of:=IF(ISNUMBER([.BX962]);&quot;0x&quot;&amp;DEC2HEX([.BX962]+[.BX$2]))" office:value-type="string" office:string-value="0x90">
            <text:p>0x90</text:p>
          </table:table-cell>
          <table:table-cell table:formula="of:=IF(ISNUMBER([.BY962]);&quot;0x&quot;&amp;DEC2HEX([.BY962]+[.BY$2]);&quot;&quot;)">
            <text:p/>
          </table:table-cell>
          <table:table-cell table:formula="of:=IF(ISNUMBER([.BZ962]);&quot;0x&quot;&amp;DEC2HEX([.BZ962]+[.BZ$2]);&quot;&quot;)">
            <text:p/>
          </table:table-cell>
          <table:table-cell table:formula="of:=IF(ISNUMBER([.CB962]);&quot;0x&quot;&amp;DEC2HEX([.CB962]+[.CB$2]);&quot;&quot;)" office:value-type="string" office:string-value="0x36">
            <text:p>0x36</text:p>
          </table:table-cell>
          <table:table-cell table:formula="of:=HEX2DEC(MID([.CE962];3;2))-[.CE$2]" office:value-type="float" office:value="2">
            <text:p>2</text:p>
          </table:table-cell>
          <table:table-cell table:formula="of:=HEX2DEC(MID([.CF962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63:.BU963];0)-1" office:value-type="float" office:value="2">
            <text:p>2</text:p>
          </table:table-cell>
          <table:table-cell table:formula="of:=SUM([.A963:.BU963])" office:value-type="float" office:value="17">
            <text:p>17</text:p>
          </table:table-cell>
          <table:table-cell table:number-columns-repeated="2"/>
          <table:table-cell table:formula="of:=72-SUM([.BX963:.BZ963])-[.BW963]" office:value-type="float" office:value="53">
            <text:p>53</text:p>
          </table:table-cell>
          <table:table-cell table:formula="of:=[.BW964]+[.CA963]" office:value-type="float" office:value="55">
            <text:p>55</text:p>
          </table:table-cell>
          <table:table-cell table:number-columns-repeated="2"/>
          <table:table-cell table:formula="of:=IF(ISNUMBER([.BW963]);&quot;0x&quot;&amp;DEC2HEX([.BW963]+[.BW$2]))" office:value-type="string" office:string-value="0x1">
            <text:p>0x1</text:p>
          </table:table-cell>
          <table:table-cell table:formula="of:=IF(ISNUMBER([.BX963]);&quot;0x&quot;&amp;DEC2HEX([.BX963]+[.BX$2]))" office:value-type="string" office:string-value="0x90">
            <text:p>0x90</text:p>
          </table:table-cell>
          <table:table-cell table:formula="of:=IF(ISNUMBER([.BY963]);&quot;0x&quot;&amp;DEC2HEX([.BY963]+[.BY$2]);&quot;&quot;)">
            <text:p/>
          </table:table-cell>
          <table:table-cell table:formula="of:=IF(ISNUMBER([.BZ963]);&quot;0x&quot;&amp;DEC2HEX([.BZ963]+[.BZ$2]);&quot;&quot;)">
            <text:p/>
          </table:table-cell>
          <table:table-cell table:formula="of:=IF(ISNUMBER([.CB963]);&quot;0x&quot;&amp;DEC2HEX([.CB963]+[.CB$2]);&quot;&quot;)" office:value-type="string" office:string-value="0x36">
            <text:p>0x36</text:p>
          </table:table-cell>
          <table:table-cell table:formula="of:=HEX2DEC(MID([.CE963];3;2))-[.CE$2]" office:value-type="float" office:value="2">
            <text:p>2</text:p>
          </table:table-cell>
          <table:table-cell table:formula="of:=HEX2DEC(MID([.CF963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64:.BU964];0)-1" office:value-type="float" office:value="2">
            <text:p>2</text:p>
          </table:table-cell>
          <table:table-cell table:formula="of:=SUM([.A964:.BU964])" office:value-type="float" office:value="17">
            <text:p>17</text:p>
          </table:table-cell>
          <table:table-cell table:number-columns-repeated="2"/>
          <table:table-cell table:formula="of:=72-SUM([.BX964:.BZ964])-[.BW964]" office:value-type="float" office:value="53">
            <text:p>53</text:p>
          </table:table-cell>
          <table:table-cell table:formula="of:=[.BW965]+[.CA964]" office:value-type="float" office:value="55">
            <text:p>55</text:p>
          </table:table-cell>
          <table:table-cell table:number-columns-repeated="2"/>
          <table:table-cell table:formula="of:=IF(ISNUMBER([.BW964]);&quot;0x&quot;&amp;DEC2HEX([.BW964]+[.BW$2]))" office:value-type="string" office:string-value="0x1">
            <text:p>0x1</text:p>
          </table:table-cell>
          <table:table-cell table:formula="of:=IF(ISNUMBER([.BX964]);&quot;0x&quot;&amp;DEC2HEX([.BX964]+[.BX$2]))" office:value-type="string" office:string-value="0x90">
            <text:p>0x90</text:p>
          </table:table-cell>
          <table:table-cell table:formula="of:=IF(ISNUMBER([.BY964]);&quot;0x&quot;&amp;DEC2HEX([.BY964]+[.BY$2]);&quot;&quot;)">
            <text:p/>
          </table:table-cell>
          <table:table-cell table:formula="of:=IF(ISNUMBER([.BZ964]);&quot;0x&quot;&amp;DEC2HEX([.BZ964]+[.BZ$2]);&quot;&quot;)">
            <text:p/>
          </table:table-cell>
          <table:table-cell table:formula="of:=IF(ISNUMBER([.CB964]);&quot;0x&quot;&amp;DEC2HEX([.CB964]+[.CB$2]);&quot;&quot;)" office:value-type="string" office:string-value="0x36">
            <text:p>0x36</text:p>
          </table:table-cell>
          <table:table-cell table:formula="of:=HEX2DEC(MID([.CE964];3;2))-[.CE$2]" office:value-type="float" office:value="2">
            <text:p>2</text:p>
          </table:table-cell>
          <table:table-cell table:formula="of:=HEX2DEC(MID([.CF964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65:.BU965];0)-1" office:value-type="float" office:value="2">
            <text:p>2</text:p>
          </table:table-cell>
          <table:table-cell table:formula="of:=SUM([.A965:.BU965])" office:value-type="float" office:value="17">
            <text:p>17</text:p>
          </table:table-cell>
          <table:table-cell table:number-columns-repeated="2"/>
          <table:table-cell table:formula="of:=72-SUM([.BX965:.BZ965])-[.BW965]" office:value-type="float" office:value="53">
            <text:p>53</text:p>
          </table:table-cell>
          <table:table-cell table:formula="of:=[.BW966]+[.CA965]" office:value-type="float" office:value="55">
            <text:p>55</text:p>
          </table:table-cell>
          <table:table-cell table:number-columns-repeated="2"/>
          <table:table-cell table:formula="of:=IF(ISNUMBER([.BW965]);&quot;0x&quot;&amp;DEC2HEX([.BW965]+[.BW$2]))" office:value-type="string" office:string-value="0x1">
            <text:p>0x1</text:p>
          </table:table-cell>
          <table:table-cell table:formula="of:=IF(ISNUMBER([.BX965]);&quot;0x&quot;&amp;DEC2HEX([.BX965]+[.BX$2]))" office:value-type="string" office:string-value="0x90">
            <text:p>0x90</text:p>
          </table:table-cell>
          <table:table-cell table:formula="of:=IF(ISNUMBER([.BY965]);&quot;0x&quot;&amp;DEC2HEX([.BY965]+[.BY$2]);&quot;&quot;)">
            <text:p/>
          </table:table-cell>
          <table:table-cell table:formula="of:=IF(ISNUMBER([.BZ965]);&quot;0x&quot;&amp;DEC2HEX([.BZ965]+[.BZ$2]);&quot;&quot;)">
            <text:p/>
          </table:table-cell>
          <table:table-cell table:formula="of:=IF(ISNUMBER([.CB965]);&quot;0x&quot;&amp;DEC2HEX([.CB965]+[.CB$2]);&quot;&quot;)" office:value-type="string" office:string-value="0x36">
            <text:p>0x36</text:p>
          </table:table-cell>
          <table:table-cell table:formula="of:=HEX2DEC(MID([.CE965];3;2))-[.CE$2]" office:value-type="float" office:value="2">
            <text:p>2</text:p>
          </table:table-cell>
          <table:table-cell table:formula="of:=HEX2DEC(MID([.CF965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1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66:.BU966];0)-1" office:value-type="float" office:value="2">
            <text:p>2</text:p>
          </table:table-cell>
          <table:table-cell table:formula="of:=SUM([.A966:.BU966])" office:value-type="float" office:value="17">
            <text:p>17</text:p>
          </table:table-cell>
          <table:table-cell table:number-columns-repeated="2"/>
          <table:table-cell table:formula="of:=72-SUM([.BX966:.BZ966])-[.BW966]" office:value-type="float" office:value="53">
            <text:p>53</text:p>
          </table:table-cell>
          <table:table-cell table:formula="of:=[.BW967]+[.CA966]" office:value-type="float" office:value="55">
            <text:p>55</text:p>
          </table:table-cell>
          <table:table-cell table:number-columns-repeated="2"/>
          <table:table-cell table:formula="of:=IF(ISNUMBER([.BW966]);&quot;0x&quot;&amp;DEC2HEX([.BW966]+[.BW$2]))" office:value-type="string" office:string-value="0x1">
            <text:p>0x1</text:p>
          </table:table-cell>
          <table:table-cell table:formula="of:=IF(ISNUMBER([.BX966]);&quot;0x&quot;&amp;DEC2HEX([.BX966]+[.BX$2]))" office:value-type="string" office:string-value="0x90">
            <text:p>0x90</text:p>
          </table:table-cell>
          <table:table-cell table:formula="of:=IF(ISNUMBER([.BY966]);&quot;0x&quot;&amp;DEC2HEX([.BY966]+[.BY$2]);&quot;&quot;)">
            <text:p/>
          </table:table-cell>
          <table:table-cell table:formula="of:=IF(ISNUMBER([.BZ966]);&quot;0x&quot;&amp;DEC2HEX([.BZ966]+[.BZ$2]);&quot;&quot;)">
            <text:p/>
          </table:table-cell>
          <table:table-cell table:formula="of:=IF(ISNUMBER([.CB966]);&quot;0x&quot;&amp;DEC2HEX([.CB966]+[.CB$2]);&quot;&quot;)" office:value-type="string" office:string-value="0x36">
            <text:p>0x36</text:p>
          </table:table-cell>
          <table:table-cell table:formula="of:=HEX2DEC(MID([.CE966];3;2))-[.CE$2]" office:value-type="float" office:value="2">
            <text:p>2</text:p>
          </table:table-cell>
          <table:table-cell table:formula="of:=HEX2DEC(MID([.CF966];3;2))-[.CF$2]" office:value-type="float" office:value="17">
            <text:p>1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9" office:value-type="float" office:value="1">
            <text:p>1</text:p>
          </table:table-cell>
          <table:table-cell table:number-columns-repeated="50"/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967:.BU967];0)-1" office:value-type="float" office:value="2">
            <text:p>2</text:p>
          </table:table-cell>
          <table:table-cell table:formula="of:=SUM([.A967:.BU967])" office:value-type="float" office:value="18">
            <text:p>18</text:p>
          </table:table-cell>
          <table:table-cell table:number-columns-repeated="2"/>
          <table:table-cell table:formula="of:=72-SUM([.BX967:.BZ967])-[.BW967]" office:value-type="float" office:value="52">
            <text:p>52</text:p>
          </table:table-cell>
          <table:table-cell table:formula="of:=[.BW968]+[.CA967]" office:value-type="float" office:value="54">
            <text:p>54</text:p>
          </table:table-cell>
          <table:table-cell table:number-columns-repeated="2"/>
          <table:table-cell table:formula="of:=IF(ISNUMBER([.BW967]);&quot;0x&quot;&amp;DEC2HEX([.BW967]+[.BW$2]))" office:value-type="string" office:string-value="0x1">
            <text:p>0x1</text:p>
          </table:table-cell>
          <table:table-cell table:formula="of:=IF(ISNUMBER([.BX967]);&quot;0x&quot;&amp;DEC2HEX([.BX967]+[.BX$2]))" office:value-type="string" office:string-value="0x91">
            <text:p>0x91</text:p>
          </table:table-cell>
          <table:table-cell table:formula="of:=IF(ISNUMBER([.BY967]);&quot;0x&quot;&amp;DEC2HEX([.BY967]+[.BY$2]);&quot;&quot;)">
            <text:p/>
          </table:table-cell>
          <table:table-cell table:formula="of:=IF(ISNUMBER([.BZ967]);&quot;0x&quot;&amp;DEC2HEX([.BZ967]+[.BZ$2]);&quot;&quot;)">
            <text:p/>
          </table:table-cell>
          <table:table-cell table:formula="of:=IF(ISNUMBER([.CB967]);&quot;0x&quot;&amp;DEC2HEX([.CB967]+[.CB$2]);&quot;&quot;)" office:value-type="string" office:string-value="0x35">
            <text:p>0x35</text:p>
          </table:table-cell>
          <table:table-cell table:formula="of:=HEX2DEC(MID([.CE967];3;2))-[.CE$2]" office:value-type="float" office:value="2">
            <text:p>2</text:p>
          </table:table-cell>
          <table:table-cell table:formula="of:=HEX2DEC(MID([.CF967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10" office:value-type="float" office:value="1">
            <text:p>1</text:p>
          </table:table-cell>
          <table:table-cell table:number-columns-repeated="48"/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968:.BU968];0)-1" office:value-type="float" office:value="2">
            <text:p>2</text:p>
          </table:table-cell>
          <table:table-cell table:formula="of:=SUM([.A968:.BU968])" office:value-type="float" office:value="20">
            <text:p>20</text:p>
          </table:table-cell>
          <table:table-cell table:number-columns-repeated="2"/>
          <table:table-cell table:formula="of:=72-SUM([.BX968:.BZ968])-[.BW968]" office:value-type="float" office:value="50">
            <text:p>50</text:p>
          </table:table-cell>
          <table:table-cell table:formula="of:=[.BW969]+[.CA968]" office:value-type="float" office:value="52">
            <text:p>52</text:p>
          </table:table-cell>
          <table:table-cell table:number-columns-repeated="2"/>
          <table:table-cell table:formula="of:=IF(ISNUMBER([.BW968]);&quot;0x&quot;&amp;DEC2HEX([.BW968]+[.BW$2]))" office:value-type="string" office:string-value="0x1">
            <text:p>0x1</text:p>
          </table:table-cell>
          <table:table-cell table:formula="of:=IF(ISNUMBER([.BX968]);&quot;0x&quot;&amp;DEC2HEX([.BX968]+[.BX$2]))" office:value-type="string" office:string-value="0x93">
            <text:p>0x93</text:p>
          </table:table-cell>
          <table:table-cell table:formula="of:=IF(ISNUMBER([.BY968]);&quot;0x&quot;&amp;DEC2HEX([.BY968]+[.BY$2]);&quot;&quot;)">
            <text:p/>
          </table:table-cell>
          <table:table-cell table:formula="of:=IF(ISNUMBER([.BZ968]);&quot;0x&quot;&amp;DEC2HEX([.BZ968]+[.BZ$2]);&quot;&quot;)">
            <text:p/>
          </table:table-cell>
          <table:table-cell table:formula="of:=IF(ISNUMBER([.CB968]);&quot;0x&quot;&amp;DEC2HEX([.CB968]+[.CB$2]);&quot;&quot;)" office:value-type="string" office:string-value="0x33">
            <text:p>0x33</text:p>
          </table:table-cell>
          <table:table-cell table:formula="of:=HEX2DEC(MID([.CE968];3;2))-[.CE$2]" office:value-type="float" office:value="2">
            <text:p>2</text:p>
          </table:table-cell>
          <table:table-cell table:formula="of:=HEX2DEC(MID([.CF968];3;2))-[.CF$2]" office:value-type="float" office:value="20">
            <text:p>2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8" office:value-type="float" office:value="1">
            <text:p>1</text:p>
          </table:table-cell>
          <table:table-cell table:number-columns-repeated="4"/>
          <table:table-cell table:formula="of:=MATCH(1;[.A969:.BU969];0)-1" office:value-type="float" office:value="2">
            <text:p>2</text:p>
          </table:table-cell>
          <table:table-cell table:formula="of:=SUM([.A969:.BU969])" office:value-type="float" office:value="68">
            <text:p>68</text:p>
          </table:table-cell>
          <table:table-cell table:number-columns-repeated="2"/>
          <table:table-cell table:formula="of:=72-SUM([.BX969:.BZ969])-[.BW969]" office:value-type="float" office:value="2">
            <text:p>2</text:p>
          </table:table-cell>
          <table:table-cell table:formula="of:=[.BW970]+[.CA969]" office:value-type="float" office:value="5">
            <text:p>5</text:p>
          </table:table-cell>
          <table:table-cell table:number-columns-repeated="2"/>
          <table:table-cell table:formula="of:=IF(ISNUMBER([.BW969]);&quot;0x&quot;&amp;DEC2HEX([.BW969]+[.BW$2]))" office:value-type="string" office:string-value="0x1">
            <text:p>0x1</text:p>
          </table:table-cell>
          <table:table-cell table:formula="of:=IF(ISNUMBER([.BX969]);&quot;0x&quot;&amp;DEC2HEX([.BX969]+[.BX$2]))" office:value-type="string" office:string-value="0xC3">
            <text:p>0xC3</text:p>
          </table:table-cell>
          <table:table-cell table:formula="of:=IF(ISNUMBER([.BY969]);&quot;0x&quot;&amp;DEC2HEX([.BY969]+[.BY$2]);&quot;&quot;)">
            <text:p/>
          </table:table-cell>
          <table:table-cell table:formula="of:=IF(ISNUMBER([.BZ969]);&quot;0x&quot;&amp;DEC2HEX([.BZ969]+[.BZ$2]);&quot;&quot;)">
            <text:p/>
          </table:table-cell>
          <table:table-cell table:formula="of:=IF(ISNUMBER([.CB969]);&quot;0x&quot;&amp;DEC2HEX([.CB969]+[.CB$2]);&quot;&quot;)" office:value-type="string" office:string-value="0x4">
            <text:p>0x4</text:p>
          </table:table-cell>
          <table:table-cell table:formula="of:=HEX2DEC(MID([.CE969];3;2))-[.CE$2]" office:value-type="float" office:value="2">
            <text:p>2</text:p>
          </table:table-cell>
          <table:table-cell table:formula="of:=HEX2DEC(MID([.CF969];3;2))-[.CF$2]" office:value-type="float" office:value="68">
            <text:p>68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67" office:value-type="float" office:value="1">
            <text:p>1</text:p>
          </table:table-cell>
          <table:table-cell table:number-columns-repeated="4"/>
          <table:table-cell table:formula="of:=MATCH(1;[.A970:.BU970];0)-1" office:value-type="float" office:value="3">
            <text:p>3</text:p>
          </table:table-cell>
          <table:table-cell table:formula="of:=SUM([.A970:.BU970])" office:value-type="float" office:value="67">
            <text:p>67</text:p>
          </table:table-cell>
          <table:table-cell table:number-columns-repeated="2"/>
          <table:table-cell table:formula="of:=72-SUM([.BX970:.BZ970])-[.BW970]" office:value-type="float" office:value="2">
            <text:p>2</text:p>
          </table:table-cell>
          <table:table-cell table:formula="of:=[.BW971]+[.CA970]" office:value-type="float" office:value="6">
            <text:p>6</text:p>
          </table:table-cell>
          <table:table-cell table:number-columns-repeated="2"/>
          <table:table-cell table:formula="of:=IF(ISNUMBER([.BW970]);&quot;0x&quot;&amp;DEC2HEX([.BW970]+[.BW$2]))" office:value-type="string" office:string-value="0x2">
            <text:p>0x2</text:p>
          </table:table-cell>
          <table:table-cell table:formula="of:=IF(ISNUMBER([.BX970]);&quot;0x&quot;&amp;DEC2HEX([.BX970]+[.BX$2]))" office:value-type="string" office:string-value="0xC2">
            <text:p>0xC2</text:p>
          </table:table-cell>
          <table:table-cell table:formula="of:=IF(ISNUMBER([.BY970]);&quot;0x&quot;&amp;DEC2HEX([.BY970]+[.BY$2]);&quot;&quot;)">
            <text:p/>
          </table:table-cell>
          <table:table-cell table:formula="of:=IF(ISNUMBER([.BZ970]);&quot;0x&quot;&amp;DEC2HEX([.BZ970]+[.BZ$2]);&quot;&quot;)">
            <text:p/>
          </table:table-cell>
          <table:table-cell table:formula="of:=IF(ISNUMBER([.CB970]);&quot;0x&quot;&amp;DEC2HEX([.CB970]+[.CB$2]);&quot;&quot;)" office:value-type="string" office:string-value="0x5">
            <text:p>0x5</text:p>
          </table:table-cell>
          <table:table-cell table:formula="of:=HEX2DEC(MID([.CE970];3;2))-[.CE$2]" office:value-type="float" office:value="3">
            <text:p>3</text:p>
          </table:table-cell>
          <table:table-cell table:formula="of:=HEX2DEC(MID([.CF970];3;2))-[.CF$2]" office:value-type="float" office:value="67">
            <text:p>67</text:p>
          </table:table-cell>
          <table:table-cell table:number-columns-repeated="12"/>
        </table:table-row>
        <table:table-row table:style-name="ro6">
          <table:table-cell table:number-columns-repeated="3"/>
          <table:table-cell office:value-type="string">
            <text:p><text:s/></text:p>
          </table:table-cell>
          <table:table-cell table:number-columns-repeated="66" office:value-type="float" office:value="1">
            <text:p>1</text:p>
          </table:table-cell>
          <table:table-cell table:number-columns-repeated="4"/>
          <table:table-cell table:formula="of:=MATCH(1;[.A971:.BU971];0)-1" office:value-type="float" office:value="4">
            <text:p>4</text:p>
          </table:table-cell>
          <table:table-cell table:formula="of:=SUM([.A971:.BU971])" office:value-type="float" office:value="66">
            <text:p>66</text:p>
          </table:table-cell>
          <table:table-cell table:number-columns-repeated="2"/>
          <table:table-cell table:formula="of:=72-SUM([.BX971:.BZ971])-[.BW971]" office:value-type="float" office:value="2">
            <text:p>2</text:p>
          </table:table-cell>
          <table:table-cell table:formula="of:=[.BW972]+[.CA971]" office:value-type="float" office:value="7">
            <text:p>7</text:p>
          </table:table-cell>
          <table:table-cell table:number-columns-repeated="2"/>
          <table:table-cell table:formula="of:=IF(ISNUMBER([.BW971]);&quot;0x&quot;&amp;DEC2HEX([.BW971]+[.BW$2]))" office:value-type="string" office:string-value="0x3">
            <text:p>0x3</text:p>
          </table:table-cell>
          <table:table-cell table:formula="of:=IF(ISNUMBER([.BX971]);&quot;0x&quot;&amp;DEC2HEX([.BX971]+[.BX$2]))" office:value-type="string" office:string-value="0xC1">
            <text:p>0xC1</text:p>
          </table:table-cell>
          <table:table-cell table:formula="of:=IF(ISNUMBER([.BY971]);&quot;0x&quot;&amp;DEC2HEX([.BY971]+[.BY$2]);&quot;&quot;)">
            <text:p/>
          </table:table-cell>
          <table:table-cell table:formula="of:=IF(ISNUMBER([.BZ971]);&quot;0x&quot;&amp;DEC2HEX([.BZ971]+[.BZ$2]);&quot;&quot;)">
            <text:p/>
          </table:table-cell>
          <table:table-cell table:formula="of:=IF(ISNUMBER([.CB971]);&quot;0x&quot;&amp;DEC2HEX([.CB971]+[.CB$2]);&quot;&quot;)" office:value-type="string" office:string-value="0x6">
            <text:p>0x6</text:p>
          </table:table-cell>
          <table:table-cell table:formula="of:=HEX2DEC(MID([.CE971];3;2))-[.CE$2]" office:value-type="float" office:value="4">
            <text:p>4</text:p>
          </table:table-cell>
          <table:table-cell table:formula="of:=HEX2DEC(MID([.CF971];3;2))-[.CF$2]" office:value-type="float" office:value="66">
            <text:p>66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65" office:value-type="float" office:value="1">
            <text:p>1</text:p>
          </table:table-cell>
          <table:table-cell table:number-columns-repeated="4"/>
          <table:table-cell table:formula="of:=MATCH(1;[.A972:.BU972];0)-1" office:value-type="float" office:value="5">
            <text:p>5</text:p>
          </table:table-cell>
          <table:table-cell table:formula="of:=SUM([.A972:.BU972])" office:value-type="float" office:value="65">
            <text:p>65</text:p>
          </table:table-cell>
          <table:table-cell table:number-columns-repeated="2"/>
          <table:table-cell table:formula="of:=72-SUM([.BX972:.BZ972])-[.BW972]" office:value-type="float" office:value="2">
            <text:p>2</text:p>
          </table:table-cell>
          <table:table-cell table:formula="of:=[.BW973]+[.CA972]" office:value-type="float" office:value="8">
            <text:p>8</text:p>
          </table:table-cell>
          <table:table-cell table:number-columns-repeated="2"/>
          <table:table-cell table:formula="of:=IF(ISNUMBER([.BW972]);&quot;0x&quot;&amp;DEC2HEX([.BW972]+[.BW$2]))" office:value-type="string" office:string-value="0x4">
            <text:p>0x4</text:p>
          </table:table-cell>
          <table:table-cell table:formula="of:=IF(ISNUMBER([.BX972]);&quot;0x&quot;&amp;DEC2HEX([.BX972]+[.BX$2]))" office:value-type="string" office:string-value="0xC0">
            <text:p>0xC0</text:p>
          </table:table-cell>
          <table:table-cell table:formula="of:=IF(ISNUMBER([.BY972]);&quot;0x&quot;&amp;DEC2HEX([.BY972]+[.BY$2]);&quot;&quot;)">
            <text:p/>
          </table:table-cell>
          <table:table-cell table:formula="of:=IF(ISNUMBER([.BZ972]);&quot;0x&quot;&amp;DEC2HEX([.BZ972]+[.BZ$2]);&quot;&quot;)">
            <text:p/>
          </table:table-cell>
          <table:table-cell table:formula="of:=IF(ISNUMBER([.CB972]);&quot;0x&quot;&amp;DEC2HEX([.CB972]+[.CB$2]);&quot;&quot;)" office:value-type="string" office:string-value="0x7">
            <text:p>0x7</text:p>
          </table:table-cell>
          <table:table-cell table:formula="of:=HEX2DEC(MID([.CE972];3;2))-[.CE$2]" office:value-type="float" office:value="5">
            <text:p>5</text:p>
          </table:table-cell>
          <table:table-cell table:formula="of:=HEX2DEC(MID([.CF972];3;2))-[.CF$2]" office:value-type="float" office:value="65">
            <text:p>65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3" office:value-type="string">
            <text:p><text:s/></text:p>
          </table:table-cell>
          <table:table-cell table:number-columns-repeated="64" office:value-type="float" office:value="1">
            <text:p>1</text:p>
          </table:table-cell>
          <table:table-cell table:number-columns-repeated="4"/>
          <table:table-cell table:formula="of:=MATCH(1;[.A973:.BU973];0)-1" office:value-type="float" office:value="6">
            <text:p>6</text:p>
          </table:table-cell>
          <table:table-cell table:formula="of:=SUM([.A973:.BU973])" office:value-type="float" office:value="64">
            <text:p>64</text:p>
          </table:table-cell>
          <table:table-cell table:number-columns-repeated="2"/>
          <table:table-cell table:formula="of:=72-SUM([.BX973:.BZ973])-[.BW973]" office:value-type="float" office:value="2">
            <text:p>2</text:p>
          </table:table-cell>
          <table:table-cell table:formula="of:=[.BW974]+[.CA973]" office:value-type="float" office:value="10">
            <text:p>10</text:p>
          </table:table-cell>
          <table:table-cell table:number-columns-repeated="2"/>
          <table:table-cell table:formula="of:=IF(ISNUMBER([.BW973]);&quot;0x&quot;&amp;DEC2HEX([.BW973]+[.BW$2]))" office:value-type="string" office:string-value="0x5">
            <text:p>0x5</text:p>
          </table:table-cell>
          <table:table-cell table:formula="of:=IF(ISNUMBER([.BX973]);&quot;0x&quot;&amp;DEC2HEX([.BX973]+[.BX$2]))" office:value-type="string" office:string-value="0xBF">
            <text:p>0xBF</text:p>
          </table:table-cell>
          <table:table-cell table:formula="of:=IF(ISNUMBER([.BY973]);&quot;0x&quot;&amp;DEC2HEX([.BY973]+[.BY$2]);&quot;&quot;)">
            <text:p/>
          </table:table-cell>
          <table:table-cell table:formula="of:=IF(ISNUMBER([.BZ973]);&quot;0x&quot;&amp;DEC2HEX([.BZ973]+[.BZ$2]);&quot;&quot;)">
            <text:p/>
          </table:table-cell>
          <table:table-cell table:formula="of:=IF(ISNUMBER([.CB973]);&quot;0x&quot;&amp;DEC2HEX([.CB973]+[.CB$2]);&quot;&quot;)" office:value-type="string" office:string-value="0x9">
            <text:p>0x9</text:p>
          </table:table-cell>
          <table:table-cell table:formula="of:=HEX2DEC(MID([.CE973];3;2))-[.CE$2]" office:value-type="float" office:value="6">
            <text:p>6</text:p>
          </table:table-cell>
          <table:table-cell table:formula="of:=HEX2DEC(MID([.CF973];3;2))-[.CF$2]" office:value-type="float" office:value="64">
            <text:p>64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5" office:value-type="string">
            <text:p><text:s/></text:p>
          </table:table-cell>
          <table:table-cell table:number-columns-repeated="62" office:value-type="float" office:value="1">
            <text:p>1</text:p>
          </table:table-cell>
          <table:table-cell table:number-columns-repeated="4"/>
          <table:table-cell table:formula="of:=MATCH(1;[.A974:.BU974];0)-1" office:value-type="float" office:value="8">
            <text:p>8</text:p>
          </table:table-cell>
          <table:table-cell table:formula="of:=SUM([.A974:.BU974])" office:value-type="float" office:value="62">
            <text:p>62</text:p>
          </table:table-cell>
          <table:table-cell table:number-columns-repeated="2"/>
          <table:table-cell table:formula="of:=72-SUM([.BX974:.BZ974])-[.BW974]" office:value-type="float" office:value="2">
            <text:p>2</text:p>
          </table:table-cell>
          <table:table-cell table:formula="of:=[.BW975]+[.CA974]" office:value-type="float" office:value="11">
            <text:p>11</text:p>
          </table:table-cell>
          <table:table-cell table:number-columns-repeated="2"/>
          <table:table-cell table:formula="of:=IF(ISNUMBER([.BW974]);&quot;0x&quot;&amp;DEC2HEX([.BW974]+[.BW$2]))" office:value-type="string" office:string-value="0x7">
            <text:p>0x7</text:p>
          </table:table-cell>
          <table:table-cell table:formula="of:=IF(ISNUMBER([.BX974]);&quot;0x&quot;&amp;DEC2HEX([.BX974]+[.BX$2]))" office:value-type="string" office:string-value="0xBD">
            <text:p>0xBD</text:p>
          </table:table-cell>
          <table:table-cell table:formula="of:=IF(ISNUMBER([.BY974]);&quot;0x&quot;&amp;DEC2HEX([.BY974]+[.BY$2]);&quot;&quot;)">
            <text:p/>
          </table:table-cell>
          <table:table-cell table:formula="of:=IF(ISNUMBER([.BZ974]);&quot;0x&quot;&amp;DEC2HEX([.BZ974]+[.BZ$2]);&quot;&quot;)">
            <text:p/>
          </table:table-cell>
          <table:table-cell table:formula="of:=IF(ISNUMBER([.CB974]);&quot;0x&quot;&amp;DEC2HEX([.CB974]+[.CB$2]);&quot;&quot;)" office:value-type="string" office:string-value="0xA">
            <text:p>0xA</text:p>
          </table:table-cell>
          <table:table-cell table:formula="of:=HEX2DEC(MID([.CE974];3;2))-[.CE$2]" office:value-type="float" office:value="8">
            <text:p>8</text:p>
          </table:table-cell>
          <table:table-cell table:formula="of:=HEX2DEC(MID([.CF974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6" office:value-type="string">
            <text:p><text:s/></text:p>
          </table:table-cell>
          <table:table-cell table:number-columns-repeated="61" office:value-type="float" office:value="1">
            <text:p>1</text:p>
          </table:table-cell>
          <table:table-cell table:number-columns-repeated="4"/>
          <table:table-cell table:formula="of:=MATCH(1;[.A975:.BU975];0)-1" office:value-type="float" office:value="9">
            <text:p>9</text:p>
          </table:table-cell>
          <table:table-cell table:formula="of:=SUM([.A975:.BU975])" office:value-type="float" office:value="61">
            <text:p>61</text:p>
          </table:table-cell>
          <table:table-cell table:number-columns-repeated="2"/>
          <table:table-cell table:formula="of:=72-SUM([.BX975:.BZ975])-[.BW975]" office:value-type="float" office:value="2">
            <text:p>2</text:p>
          </table:table-cell>
          <table:table-cell table:formula="of:=[.BW976]+[.CA975]" office:value-type="float" office:value="14">
            <text:p>14</text:p>
          </table:table-cell>
          <table:table-cell table:number-columns-repeated="2"/>
          <table:table-cell table:formula="of:=IF(ISNUMBER([.BW975]);&quot;0x&quot;&amp;DEC2HEX([.BW975]+[.BW$2]))" office:value-type="string" office:string-value="0x8">
            <text:p>0x8</text:p>
          </table:table-cell>
          <table:table-cell table:formula="of:=IF(ISNUMBER([.BX975]);&quot;0x&quot;&amp;DEC2HEX([.BX975]+[.BX$2]))" office:value-type="string" office:string-value="0xBC">
            <text:p>0xBC</text:p>
          </table:table-cell>
          <table:table-cell table:formula="of:=IF(ISNUMBER([.BY975]);&quot;0x&quot;&amp;DEC2HEX([.BY975]+[.BY$2]);&quot;&quot;)">
            <text:p/>
          </table:table-cell>
          <table:table-cell table:formula="of:=IF(ISNUMBER([.BZ975]);&quot;0x&quot;&amp;DEC2HEX([.BZ975]+[.BZ$2]);&quot;&quot;)">
            <text:p/>
          </table:table-cell>
          <table:table-cell table:formula="of:=IF(ISNUMBER([.CB975]);&quot;0x&quot;&amp;DEC2HEX([.CB975]+[.CB$2]);&quot;&quot;)" office:value-type="string" office:string-value="0xD">
            <text:p>0xD</text:p>
          </table:table-cell>
          <table:table-cell table:formula="of:=HEX2DEC(MID([.CE975];3;2))-[.CE$2]" office:value-type="float" office:value="9">
            <text:p>9</text:p>
          </table:table-cell>
          <table:table-cell table:formula="of:=HEX2DEC(MID([.CF975];3;2))-[.CF$2]" office:value-type="float" office:value="61">
            <text:p>61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9" office:value-type="string">
            <text:p><text:s/></text:p>
          </table:table-cell>
          <table:table-cell table:number-columns-repeated="58" office:value-type="float" office:value="1">
            <text:p>1</text:p>
          </table:table-cell>
          <table:table-cell table:number-columns-repeated="4"/>
          <table:table-cell table:formula="of:=MATCH(1;[.A976:.BU976];0)-1" office:value-type="float" office:value="12">
            <text:p>12</text:p>
          </table:table-cell>
          <table:table-cell table:formula="of:=SUM([.A976:.BU976])" office:value-type="float" office:value="58">
            <text:p>58</text:p>
          </table:table-cell>
          <table:table-cell table:number-columns-repeated="2"/>
          <table:table-cell table:formula="of:=72-SUM([.BX976:.BZ976])-[.BW976]" office:value-type="float" office:value="2">
            <text:p>2</text:p>
          </table:table-cell>
          <table:table-cell table:formula="of:=[.BW977]+[.CA976]" office:value-type="float" office:value="64">
            <text:p>64</text:p>
          </table:table-cell>
          <table:table-cell table:number-columns-repeated="2"/>
          <table:table-cell table:formula="of:=IF(ISNUMBER([.BW976]);&quot;0x&quot;&amp;DEC2HEX([.BW976]+[.BW$2]))" office:value-type="string" office:string-value="0xB">
            <text:p>0xB</text:p>
          </table:table-cell>
          <table:table-cell table:formula="of:=IF(ISNUMBER([.BX976]);&quot;0x&quot;&amp;DEC2HEX([.BX976]+[.BX$2]))" office:value-type="string" office:string-value="0xB9">
            <text:p>0xB9</text:p>
          </table:table-cell>
          <table:table-cell table:formula="of:=IF(ISNUMBER([.BY976]);&quot;0x&quot;&amp;DEC2HEX([.BY976]+[.BY$2]);&quot;&quot;)">
            <text:p/>
          </table:table-cell>
          <table:table-cell table:formula="of:=IF(ISNUMBER([.BZ976]);&quot;0x&quot;&amp;DEC2HEX([.BZ976]+[.BZ$2]);&quot;&quot;)">
            <text:p/>
          </table:table-cell>
          <table:table-cell table:formula="of:=IF(ISNUMBER([.CB976]);&quot;0x&quot;&amp;DEC2HEX([.CB976]+[.CB$2]);&quot;&quot;)" office:value-type="string" office:string-value="0x3F">
            <text:p>0x3F</text:p>
          </table:table-cell>
          <table:table-cell table:formula="of:=HEX2DEC(MID([.CE976];3;2))-[.CE$2]" office:value-type="float" office:value="12">
            <text:p>12</text:p>
          </table:table-cell>
          <table:table-cell table:formula="of:=HEX2DEC(MID([.CF976];3;2))-[.CF$2]" office:value-type="float" office:value="58">
            <text:p>58</text:p>
          </table:table-cell>
          <table:table-cell table:number-columns-repeated="12"/>
        </table:table-row>
        <table:table-row table:style-name="ro6"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50"/>
          <table:table-cell table:number-columns-repeated="7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77:.BU977];0)-1" office:value-type="float" office:value="62">
            <text:p>62</text:p>
          </table:table-cell>
          <table:table-cell table:formula="of:=SUM([.A977:.BU977])" office:value-type="float" office:value="8">
            <text:p>8</text:p>
          </table:table-cell>
          <table:table-cell table:number-columns-repeated="2"/>
          <table:table-cell table:formula="of:=72-SUM([.BX977:.BZ977])-[.BW977]" office:value-type="float" office:value="2">
            <text:p>2</text:p>
          </table:table-cell>
          <table:table-cell table:formula="of:=[.BW978]+[.CA977]" office:value-type="float" office:value="64">
            <text:p>64</text:p>
          </table:table-cell>
          <table:table-cell table:number-columns-repeated="2"/>
          <table:table-cell table:formula="of:=IF(ISNUMBER([.BW977]);&quot;0x&quot;&amp;DEC2HEX([.BW977]+[.BW$2]))" office:value-type="string" office:string-value="0x3D">
            <text:p>0x3D</text:p>
          </table:table-cell>
          <table:table-cell table:formula="of:=IF(ISNUMBER([.BX977]);&quot;0x&quot;&amp;DEC2HEX([.BX977]+[.BX$2]))" office:value-type="string" office:string-value="0x87">
            <text:p>0x87</text:p>
          </table:table-cell>
          <table:table-cell table:formula="of:=IF(ISNUMBER([.BY977]);&quot;0x&quot;&amp;DEC2HEX([.BY977]+[.BY$2]);&quot;&quot;)">
            <text:p/>
          </table:table-cell>
          <table:table-cell table:formula="of:=IF(ISNUMBER([.BZ977]);&quot;0x&quot;&amp;DEC2HEX([.BZ977]+[.BZ$2]);&quot;&quot;)">
            <text:p/>
          </table:table-cell>
          <table:table-cell table:formula="of:=IF(ISNUMBER([.CB977]);&quot;0x&quot;&amp;DEC2HEX([.CB977]+[.CB$2]);&quot;&quot;)" office:value-type="string" office:string-value="0x3F">
            <text:p>0x3F</text:p>
          </table:table-cell>
          <table:table-cell table:formula="of:=HEX2DEC(MID([.CE977];3;2))-[.CE$2]" office:value-type="float" office:value="62">
            <text:p>62</text:p>
          </table:table-cell>
          <table:table-cell table:formula="of:=HEX2DEC(MID([.CF97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56"/>
          <table:table-cell table:number-columns-repeated="6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78:.BU978];0)-1" office:value-type="float" office:value="62">
            <text:p>62</text:p>
          </table:table-cell>
          <table:table-cell table:formula="of:=SUM([.A978:.BU978])" office:value-type="float" office:value="8">
            <text:p>8</text:p>
          </table:table-cell>
          <table:table-cell table:number-columns-repeated="2"/>
          <table:table-cell table:formula="of:=72-SUM([.BX978:.BZ978])-[.BW978]" office:value-type="float" office:value="2">
            <text:p>2</text:p>
          </table:table-cell>
          <table:table-cell table:formula="of:=[.BW979]+[.CA978]" office:value-type="float" office:value="64">
            <text:p>64</text:p>
          </table:table-cell>
          <table:table-cell table:number-columns-repeated="2"/>
          <table:table-cell table:formula="of:=IF(ISNUMBER([.BW978]);&quot;0x&quot;&amp;DEC2HEX([.BW978]+[.BW$2]))" office:value-type="string" office:string-value="0x3D">
            <text:p>0x3D</text:p>
          </table:table-cell>
          <table:table-cell table:formula="of:=IF(ISNUMBER([.BX978]);&quot;0x&quot;&amp;DEC2HEX([.BX978]+[.BX$2]))" office:value-type="string" office:string-value="0x87">
            <text:p>0x87</text:p>
          </table:table-cell>
          <table:table-cell table:formula="of:=IF(ISNUMBER([.BY978]);&quot;0x&quot;&amp;DEC2HEX([.BY978]+[.BY$2]);&quot;&quot;)">
            <text:p/>
          </table:table-cell>
          <table:table-cell table:formula="of:=IF(ISNUMBER([.BZ978]);&quot;0x&quot;&amp;DEC2HEX([.BZ978]+[.BZ$2]);&quot;&quot;)">
            <text:p/>
          </table:table-cell>
          <table:table-cell table:formula="of:=IF(ISNUMBER([.CB978]);&quot;0x&quot;&amp;DEC2HEX([.CB978]+[.CB$2]);&quot;&quot;)" office:value-type="string" office:string-value="0x3F">
            <text:p>0x3F</text:p>
          </table:table-cell>
          <table:table-cell table:formula="of:=HEX2DEC(MID([.CE978];3;2))-[.CE$2]" office:value-type="float" office:value="62">
            <text:p>62</text:p>
          </table:table-cell>
          <table:table-cell table:formula="of:=HEX2DEC(MID([.CF97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57"/>
          <table:table-cell table:number-columns-repeated="5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79:.BU979];0)-1" office:value-type="float" office:value="62">
            <text:p>62</text:p>
          </table:table-cell>
          <table:table-cell table:formula="of:=SUM([.A979:.BU979])" office:value-type="float" office:value="8">
            <text:p>8</text:p>
          </table:table-cell>
          <table:table-cell table:number-columns-repeated="2"/>
          <table:table-cell table:formula="of:=72-SUM([.BX979:.BZ979])-[.BW979]" office:value-type="float" office:value="2">
            <text:p>2</text:p>
          </table:table-cell>
          <table:table-cell table:formula="of:=[.BW980]+[.CA979]" office:value-type="float" office:value="64">
            <text:p>64</text:p>
          </table:table-cell>
          <table:table-cell table:number-columns-repeated="2"/>
          <table:table-cell table:formula="of:=IF(ISNUMBER([.BW979]);&quot;0x&quot;&amp;DEC2HEX([.BW979]+[.BW$2]))" office:value-type="string" office:string-value="0x3D">
            <text:p>0x3D</text:p>
          </table:table-cell>
          <table:table-cell table:formula="of:=IF(ISNUMBER([.BX979]);&quot;0x&quot;&amp;DEC2HEX([.BX979]+[.BX$2]))" office:value-type="string" office:string-value="0x87">
            <text:p>0x87</text:p>
          </table:table-cell>
          <table:table-cell table:formula="of:=IF(ISNUMBER([.BY979]);&quot;0x&quot;&amp;DEC2HEX([.BY979]+[.BY$2]);&quot;&quot;)">
            <text:p/>
          </table:table-cell>
          <table:table-cell table:formula="of:=IF(ISNUMBER([.BZ979]);&quot;0x&quot;&amp;DEC2HEX([.BZ979]+[.BZ$2]);&quot;&quot;)">
            <text:p/>
          </table:table-cell>
          <table:table-cell table:formula="of:=IF(ISNUMBER([.CB979]);&quot;0x&quot;&amp;DEC2HEX([.CB979]+[.CB$2]);&quot;&quot;)" office:value-type="string" office:string-value="0x3F">
            <text:p>0x3F</text:p>
          </table:table-cell>
          <table:table-cell table:formula="of:=HEX2DEC(MID([.CE979];3;2))-[.CE$2]" office:value-type="float" office:value="62">
            <text:p>62</text:p>
          </table:table-cell>
          <table:table-cell table:formula="of:=HEX2DEC(MID([.CF97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0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0:.BU980];0)-1" office:value-type="float" office:value="62">
            <text:p>62</text:p>
          </table:table-cell>
          <table:table-cell table:formula="of:=SUM([.A980:.BU980])" office:value-type="float" office:value="8">
            <text:p>8</text:p>
          </table:table-cell>
          <table:table-cell table:number-columns-repeated="2"/>
          <table:table-cell table:formula="of:=72-SUM([.BX980:.BZ980])-[.BW980]" office:value-type="float" office:value="2">
            <text:p>2</text:p>
          </table:table-cell>
          <table:table-cell table:formula="of:=[.BW981]+[.CA980]" office:value-type="float" office:value="64">
            <text:p>64</text:p>
          </table:table-cell>
          <table:table-cell table:number-columns-repeated="2"/>
          <table:table-cell table:formula="of:=IF(ISNUMBER([.BW980]);&quot;0x&quot;&amp;DEC2HEX([.BW980]+[.BW$2]))" office:value-type="string" office:string-value="0x3D">
            <text:p>0x3D</text:p>
          </table:table-cell>
          <table:table-cell table:formula="of:=IF(ISNUMBER([.BX980]);&quot;0x&quot;&amp;DEC2HEX([.BX980]+[.BX$2]))" office:value-type="string" office:string-value="0x87">
            <text:p>0x87</text:p>
          </table:table-cell>
          <table:table-cell table:formula="of:=IF(ISNUMBER([.BY980]);&quot;0x&quot;&amp;DEC2HEX([.BY980]+[.BY$2]);&quot;&quot;)">
            <text:p/>
          </table:table-cell>
          <table:table-cell table:formula="of:=IF(ISNUMBER([.BZ980]);&quot;0x&quot;&amp;DEC2HEX([.BZ980]+[.BZ$2]);&quot;&quot;)">
            <text:p/>
          </table:table-cell>
          <table:table-cell table:formula="of:=IF(ISNUMBER([.CB980]);&quot;0x&quot;&amp;DEC2HEX([.CB980]+[.CB$2]);&quot;&quot;)" office:value-type="string" office:string-value="0x3F">
            <text:p>0x3F</text:p>
          </table:table-cell>
          <table:table-cell table:formula="of:=HEX2DEC(MID([.CE980];3;2))-[.CE$2]" office:value-type="float" office:value="62">
            <text:p>62</text:p>
          </table:table-cell>
          <table:table-cell table:formula="of:=HEX2DEC(MID([.CF98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0"/>
          <table:table-cell table:number-columns-repeated="2"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1:.BU981];0)-1" office:value-type="float" office:value="62">
            <text:p>62</text:p>
          </table:table-cell>
          <table:table-cell table:formula="of:=SUM([.A981:.BU981])" office:value-type="float" office:value="8">
            <text:p>8</text:p>
          </table:table-cell>
          <table:table-cell table:number-columns-repeated="2"/>
          <table:table-cell table:formula="of:=72-SUM([.BX981:.BZ981])-[.BW981]" office:value-type="float" office:value="2">
            <text:p>2</text:p>
          </table:table-cell>
          <table:table-cell table:formula="of:=[.BW982]+[.CA981]" office:value-type="float" office:value="64">
            <text:p>64</text:p>
          </table:table-cell>
          <table:table-cell table:number-columns-repeated="2"/>
          <table:table-cell table:formula="of:=IF(ISNUMBER([.BW981]);&quot;0x&quot;&amp;DEC2HEX([.BW981]+[.BW$2]))" office:value-type="string" office:string-value="0x3D">
            <text:p>0x3D</text:p>
          </table:table-cell>
          <table:table-cell table:formula="of:=IF(ISNUMBER([.BX981]);&quot;0x&quot;&amp;DEC2HEX([.BX981]+[.BX$2]))" office:value-type="string" office:string-value="0x87">
            <text:p>0x87</text:p>
          </table:table-cell>
          <table:table-cell table:formula="of:=IF(ISNUMBER([.BY981]);&quot;0x&quot;&amp;DEC2HEX([.BY981]+[.BY$2]);&quot;&quot;)">
            <text:p/>
          </table:table-cell>
          <table:table-cell table:formula="of:=IF(ISNUMBER([.BZ981]);&quot;0x&quot;&amp;DEC2HEX([.BZ981]+[.BZ$2]);&quot;&quot;)">
            <text:p/>
          </table:table-cell>
          <table:table-cell table:formula="of:=IF(ISNUMBER([.CB981]);&quot;0x&quot;&amp;DEC2HEX([.CB981]+[.CB$2]);&quot;&quot;)" office:value-type="string" office:string-value="0x3F">
            <text:p>0x3F</text:p>
          </table:table-cell>
          <table:table-cell table:formula="of:=HEX2DEC(MID([.CE981];3;2))-[.CE$2]" office:value-type="float" office:value="62">
            <text:p>62</text:p>
          </table:table-cell>
          <table:table-cell table:formula="of:=HEX2DEC(MID([.CF98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1"/>
          <table:table-cell office:value-type="string">
            <text:p><text:s/></text:p>
          </table:table-cell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2:.BU982];0)-1" office:value-type="float" office:value="62">
            <text:p>62</text:p>
          </table:table-cell>
          <table:table-cell table:formula="of:=SUM([.A982:.BU982])" office:value-type="float" office:value="8">
            <text:p>8</text:p>
          </table:table-cell>
          <table:table-cell table:number-columns-repeated="2"/>
          <table:table-cell table:formula="of:=72-SUM([.BX982:.BZ982])-[.BW982]" office:value-type="float" office:value="2">
            <text:p>2</text:p>
          </table:table-cell>
          <table:table-cell table:formula="of:=[.BW983]+[.CA982]" office:value-type="float" office:value="64">
            <text:p>64</text:p>
          </table:table-cell>
          <table:table-cell table:number-columns-repeated="2"/>
          <table:table-cell table:formula="of:=IF(ISNUMBER([.BW982]);&quot;0x&quot;&amp;DEC2HEX([.BW982]+[.BW$2]))" office:value-type="string" office:string-value="0x3D">
            <text:p>0x3D</text:p>
          </table:table-cell>
          <table:table-cell table:formula="of:=IF(ISNUMBER([.BX982]);&quot;0x&quot;&amp;DEC2HEX([.BX982]+[.BX$2]))" office:value-type="string" office:string-value="0x87">
            <text:p>0x87</text:p>
          </table:table-cell>
          <table:table-cell table:formula="of:=IF(ISNUMBER([.BY982]);&quot;0x&quot;&amp;DEC2HEX([.BY982]+[.BY$2]);&quot;&quot;)">
            <text:p/>
          </table:table-cell>
          <table:table-cell table:formula="of:=IF(ISNUMBER([.BZ982]);&quot;0x&quot;&amp;DEC2HEX([.BZ982]+[.BZ$2]);&quot;&quot;)">
            <text:p/>
          </table:table-cell>
          <table:table-cell table:formula="of:=IF(ISNUMBER([.CB982]);&quot;0x&quot;&amp;DEC2HEX([.CB982]+[.CB$2]);&quot;&quot;)" office:value-type="string" office:string-value="0x3F">
            <text:p>0x3F</text:p>
          </table:table-cell>
          <table:table-cell table:formula="of:=HEX2DEC(MID([.CE982];3;2))-[.CE$2]" office:value-type="float" office:value="62">
            <text:p>62</text:p>
          </table:table-cell>
          <table:table-cell table:formula="of:=HEX2DEC(MID([.CF98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3:.BU983];0)-1" office:value-type="float" office:value="62">
            <text:p>62</text:p>
          </table:table-cell>
          <table:table-cell table:formula="of:=SUM([.A983:.BU983])" office:value-type="float" office:value="8">
            <text:p>8</text:p>
          </table:table-cell>
          <table:table-cell table:number-columns-repeated="2"/>
          <table:table-cell table:formula="of:=72-SUM([.BX983:.BZ983])-[.BW983]" office:value-type="float" office:value="2">
            <text:p>2</text:p>
          </table:table-cell>
          <table:table-cell table:formula="of:=[.BW984]+[.CA983]" office:value-type="float" office:value="64">
            <text:p>64</text:p>
          </table:table-cell>
          <table:table-cell table:number-columns-repeated="2"/>
          <table:table-cell table:formula="of:=IF(ISNUMBER([.BW983]);&quot;0x&quot;&amp;DEC2HEX([.BW983]+[.BW$2]))" office:value-type="string" office:string-value="0x3D">
            <text:p>0x3D</text:p>
          </table:table-cell>
          <table:table-cell table:formula="of:=IF(ISNUMBER([.BX983]);&quot;0x&quot;&amp;DEC2HEX([.BX983]+[.BX$2]))" office:value-type="string" office:string-value="0x87">
            <text:p>0x87</text:p>
          </table:table-cell>
          <table:table-cell table:formula="of:=IF(ISNUMBER([.BY983]);&quot;0x&quot;&amp;DEC2HEX([.BY983]+[.BY$2]);&quot;&quot;)">
            <text:p/>
          </table:table-cell>
          <table:table-cell table:formula="of:=IF(ISNUMBER([.BZ983]);&quot;0x&quot;&amp;DEC2HEX([.BZ983]+[.BZ$2]);&quot;&quot;)">
            <text:p/>
          </table:table-cell>
          <table:table-cell table:formula="of:=IF(ISNUMBER([.CB983]);&quot;0x&quot;&amp;DEC2HEX([.CB983]+[.CB$2]);&quot;&quot;)" office:value-type="string" office:string-value="0x3F">
            <text:p>0x3F</text:p>
          </table:table-cell>
          <table:table-cell table:formula="of:=HEX2DEC(MID([.CE983];3;2))-[.CE$2]" office:value-type="float" office:value="62">
            <text:p>62</text:p>
          </table:table-cell>
          <table:table-cell table:formula="of:=HEX2DEC(MID([.CF98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4:.BU984];0)-1" office:value-type="float" office:value="62">
            <text:p>62</text:p>
          </table:table-cell>
          <table:table-cell table:formula="of:=SUM([.A984:.BU984])" office:value-type="float" office:value="8">
            <text:p>8</text:p>
          </table:table-cell>
          <table:table-cell table:number-columns-repeated="2"/>
          <table:table-cell table:formula="of:=72-SUM([.BX984:.BZ984])-[.BW984]" office:value-type="float" office:value="2">
            <text:p>2</text:p>
          </table:table-cell>
          <table:table-cell table:formula="of:=[.BW985]+[.CA984]" office:value-type="float" office:value="64">
            <text:p>64</text:p>
          </table:table-cell>
          <table:table-cell table:number-columns-repeated="2"/>
          <table:table-cell table:formula="of:=IF(ISNUMBER([.BW984]);&quot;0x&quot;&amp;DEC2HEX([.BW984]+[.BW$2]))" office:value-type="string" office:string-value="0x3D">
            <text:p>0x3D</text:p>
          </table:table-cell>
          <table:table-cell table:formula="of:=IF(ISNUMBER([.BX984]);&quot;0x&quot;&amp;DEC2HEX([.BX984]+[.BX$2]))" office:value-type="string" office:string-value="0x87">
            <text:p>0x87</text:p>
          </table:table-cell>
          <table:table-cell table:formula="of:=IF(ISNUMBER([.BY984]);&quot;0x&quot;&amp;DEC2HEX([.BY984]+[.BY$2]);&quot;&quot;)">
            <text:p/>
          </table:table-cell>
          <table:table-cell table:formula="of:=IF(ISNUMBER([.BZ984]);&quot;0x&quot;&amp;DEC2HEX([.BZ984]+[.BZ$2]);&quot;&quot;)">
            <text:p/>
          </table:table-cell>
          <table:table-cell table:formula="of:=IF(ISNUMBER([.CB984]);&quot;0x&quot;&amp;DEC2HEX([.CB984]+[.CB$2]);&quot;&quot;)" office:value-type="string" office:string-value="0x3F">
            <text:p>0x3F</text:p>
          </table:table-cell>
          <table:table-cell table:formula="of:=HEX2DEC(MID([.CE984];3;2))-[.CE$2]" office:value-type="float" office:value="62">
            <text:p>62</text:p>
          </table:table-cell>
          <table:table-cell table:formula="of:=HEX2DEC(MID([.CF98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5:.BU985];0)-1" office:value-type="float" office:value="62">
            <text:p>62</text:p>
          </table:table-cell>
          <table:table-cell table:formula="of:=SUM([.A985:.BU985])" office:value-type="float" office:value="8">
            <text:p>8</text:p>
          </table:table-cell>
          <table:table-cell table:number-columns-repeated="2"/>
          <table:table-cell table:formula="of:=72-SUM([.BX985:.BZ985])-[.BW985]" office:value-type="float" office:value="2">
            <text:p>2</text:p>
          </table:table-cell>
          <table:table-cell table:formula="of:=[.BW986]+[.CA985]" office:value-type="float" office:value="64">
            <text:p>64</text:p>
          </table:table-cell>
          <table:table-cell table:number-columns-repeated="2"/>
          <table:table-cell table:formula="of:=IF(ISNUMBER([.BW985]);&quot;0x&quot;&amp;DEC2HEX([.BW985]+[.BW$2]))" office:value-type="string" office:string-value="0x3D">
            <text:p>0x3D</text:p>
          </table:table-cell>
          <table:table-cell table:formula="of:=IF(ISNUMBER([.BX985]);&quot;0x&quot;&amp;DEC2HEX([.BX985]+[.BX$2]))" office:value-type="string" office:string-value="0x87">
            <text:p>0x87</text:p>
          </table:table-cell>
          <table:table-cell table:formula="of:=IF(ISNUMBER([.BY985]);&quot;0x&quot;&amp;DEC2HEX([.BY985]+[.BY$2]);&quot;&quot;)">
            <text:p/>
          </table:table-cell>
          <table:table-cell table:formula="of:=IF(ISNUMBER([.BZ985]);&quot;0x&quot;&amp;DEC2HEX([.BZ985]+[.BZ$2]);&quot;&quot;)">
            <text:p/>
          </table:table-cell>
          <table:table-cell table:formula="of:=IF(ISNUMBER([.CB985]);&quot;0x&quot;&amp;DEC2HEX([.CB985]+[.CB$2]);&quot;&quot;)" office:value-type="string" office:string-value="0x3F">
            <text:p>0x3F</text:p>
          </table:table-cell>
          <table:table-cell table:formula="of:=HEX2DEC(MID([.CE985];3;2))-[.CE$2]" office:value-type="float" office:value="62">
            <text:p>62</text:p>
          </table:table-cell>
          <table:table-cell table:formula="of:=HEX2DEC(MID([.CF98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6:.BU986];0)-1" office:value-type="float" office:value="62">
            <text:p>62</text:p>
          </table:table-cell>
          <table:table-cell table:formula="of:=SUM([.A986:.BU986])" office:value-type="float" office:value="8">
            <text:p>8</text:p>
          </table:table-cell>
          <table:table-cell table:number-columns-repeated="2"/>
          <table:table-cell table:formula="of:=72-SUM([.BX986:.BZ986])-[.BW986]" office:value-type="float" office:value="2">
            <text:p>2</text:p>
          </table:table-cell>
          <table:table-cell table:formula="of:=[.BW987]+[.CA986]" office:value-type="float" office:value="64">
            <text:p>64</text:p>
          </table:table-cell>
          <table:table-cell table:number-columns-repeated="2"/>
          <table:table-cell table:formula="of:=IF(ISNUMBER([.BW986]);&quot;0x&quot;&amp;DEC2HEX([.BW986]+[.BW$2]))" office:value-type="string" office:string-value="0x3D">
            <text:p>0x3D</text:p>
          </table:table-cell>
          <table:table-cell table:formula="of:=IF(ISNUMBER([.BX986]);&quot;0x&quot;&amp;DEC2HEX([.BX986]+[.BX$2]))" office:value-type="string" office:string-value="0x87">
            <text:p>0x87</text:p>
          </table:table-cell>
          <table:table-cell table:formula="of:=IF(ISNUMBER([.BY986]);&quot;0x&quot;&amp;DEC2HEX([.BY986]+[.BY$2]);&quot;&quot;)">
            <text:p/>
          </table:table-cell>
          <table:table-cell table:formula="of:=IF(ISNUMBER([.BZ986]);&quot;0x&quot;&amp;DEC2HEX([.BZ986]+[.BZ$2]);&quot;&quot;)">
            <text:p/>
          </table:table-cell>
          <table:table-cell table:formula="of:=IF(ISNUMBER([.CB986]);&quot;0x&quot;&amp;DEC2HEX([.CB986]+[.CB$2]);&quot;&quot;)" office:value-type="string" office:string-value="0x3F">
            <text:p>0x3F</text:p>
          </table:table-cell>
          <table:table-cell table:formula="of:=HEX2DEC(MID([.CE986];3;2))-[.CE$2]" office:value-type="float" office:value="62">
            <text:p>62</text:p>
          </table:table-cell>
          <table:table-cell table:formula="of:=HEX2DEC(MID([.CF98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7:.BU987];0)-1" office:value-type="float" office:value="62">
            <text:p>62</text:p>
          </table:table-cell>
          <table:table-cell table:formula="of:=SUM([.A987:.BU987])" office:value-type="float" office:value="8">
            <text:p>8</text:p>
          </table:table-cell>
          <table:table-cell table:number-columns-repeated="2"/>
          <table:table-cell table:formula="of:=72-SUM([.BX987:.BZ987])-[.BW987]" office:value-type="float" office:value="2">
            <text:p>2</text:p>
          </table:table-cell>
          <table:table-cell table:formula="of:=[.BW988]+[.CA987]" office:value-type="float" office:value="64">
            <text:p>64</text:p>
          </table:table-cell>
          <table:table-cell table:number-columns-repeated="2"/>
          <table:table-cell table:formula="of:=IF(ISNUMBER([.BW987]);&quot;0x&quot;&amp;DEC2HEX([.BW987]+[.BW$2]))" office:value-type="string" office:string-value="0x3D">
            <text:p>0x3D</text:p>
          </table:table-cell>
          <table:table-cell table:formula="of:=IF(ISNUMBER([.BX987]);&quot;0x&quot;&amp;DEC2HEX([.BX987]+[.BX$2]))" office:value-type="string" office:string-value="0x87">
            <text:p>0x87</text:p>
          </table:table-cell>
          <table:table-cell table:formula="of:=IF(ISNUMBER([.BY987]);&quot;0x&quot;&amp;DEC2HEX([.BY987]+[.BY$2]);&quot;&quot;)">
            <text:p/>
          </table:table-cell>
          <table:table-cell table:formula="of:=IF(ISNUMBER([.BZ987]);&quot;0x&quot;&amp;DEC2HEX([.BZ987]+[.BZ$2]);&quot;&quot;)">
            <text:p/>
          </table:table-cell>
          <table:table-cell table:formula="of:=IF(ISNUMBER([.CB987]);&quot;0x&quot;&amp;DEC2HEX([.CB987]+[.CB$2]);&quot;&quot;)" office:value-type="string" office:string-value="0x3F">
            <text:p>0x3F</text:p>
          </table:table-cell>
          <table:table-cell table:formula="of:=HEX2DEC(MID([.CE987];3;2))-[.CE$2]" office:value-type="float" office:value="62">
            <text:p>62</text:p>
          </table:table-cell>
          <table:table-cell table:formula="of:=HEX2DEC(MID([.CF98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8:.BU988];0)-1" office:value-type="float" office:value="62">
            <text:p>62</text:p>
          </table:table-cell>
          <table:table-cell table:formula="of:=SUM([.A988:.BU988])" office:value-type="float" office:value="8">
            <text:p>8</text:p>
          </table:table-cell>
          <table:table-cell table:number-columns-repeated="2"/>
          <table:table-cell table:formula="of:=72-SUM([.BX988:.BZ988])-[.BW988]" office:value-type="float" office:value="2">
            <text:p>2</text:p>
          </table:table-cell>
          <table:table-cell table:formula="of:=[.BW989]+[.CA988]" office:value-type="float" office:value="64">
            <text:p>64</text:p>
          </table:table-cell>
          <table:table-cell table:number-columns-repeated="2"/>
          <table:table-cell table:formula="of:=IF(ISNUMBER([.BW988]);&quot;0x&quot;&amp;DEC2HEX([.BW988]+[.BW$2]))" office:value-type="string" office:string-value="0x3D">
            <text:p>0x3D</text:p>
          </table:table-cell>
          <table:table-cell table:formula="of:=IF(ISNUMBER([.BX988]);&quot;0x&quot;&amp;DEC2HEX([.BX988]+[.BX$2]))" office:value-type="string" office:string-value="0x87">
            <text:p>0x87</text:p>
          </table:table-cell>
          <table:table-cell table:formula="of:=IF(ISNUMBER([.BY988]);&quot;0x&quot;&amp;DEC2HEX([.BY988]+[.BY$2]);&quot;&quot;)">
            <text:p/>
          </table:table-cell>
          <table:table-cell table:formula="of:=IF(ISNUMBER([.BZ988]);&quot;0x&quot;&amp;DEC2HEX([.BZ988]+[.BZ$2]);&quot;&quot;)">
            <text:p/>
          </table:table-cell>
          <table:table-cell table:formula="of:=IF(ISNUMBER([.CB988]);&quot;0x&quot;&amp;DEC2HEX([.CB988]+[.CB$2]);&quot;&quot;)" office:value-type="string" office:string-value="0x3F">
            <text:p>0x3F</text:p>
          </table:table-cell>
          <table:table-cell table:formula="of:=HEX2DEC(MID([.CE988];3;2))-[.CE$2]" office:value-type="float" office:value="62">
            <text:p>62</text:p>
          </table:table-cell>
          <table:table-cell table:formula="of:=HEX2DEC(MID([.CF98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89:.BU989];0)-1" office:value-type="float" office:value="62">
            <text:p>62</text:p>
          </table:table-cell>
          <table:table-cell table:formula="of:=SUM([.A989:.BU989])" office:value-type="float" office:value="8">
            <text:p>8</text:p>
          </table:table-cell>
          <table:table-cell table:number-columns-repeated="2"/>
          <table:table-cell table:formula="of:=72-SUM([.BX989:.BZ989])-[.BW989]" office:value-type="float" office:value="2">
            <text:p>2</text:p>
          </table:table-cell>
          <table:table-cell table:formula="of:=[.BW990]+[.CA989]" office:value-type="float" office:value="64">
            <text:p>64</text:p>
          </table:table-cell>
          <table:table-cell table:number-columns-repeated="2"/>
          <table:table-cell table:formula="of:=IF(ISNUMBER([.BW989]);&quot;0x&quot;&amp;DEC2HEX([.BW989]+[.BW$2]))" office:value-type="string" office:string-value="0x3D">
            <text:p>0x3D</text:p>
          </table:table-cell>
          <table:table-cell table:formula="of:=IF(ISNUMBER([.BX989]);&quot;0x&quot;&amp;DEC2HEX([.BX989]+[.BX$2]))" office:value-type="string" office:string-value="0x87">
            <text:p>0x87</text:p>
          </table:table-cell>
          <table:table-cell table:formula="of:=IF(ISNUMBER([.BY989]);&quot;0x&quot;&amp;DEC2HEX([.BY989]+[.BY$2]);&quot;&quot;)">
            <text:p/>
          </table:table-cell>
          <table:table-cell table:formula="of:=IF(ISNUMBER([.BZ989]);&quot;0x&quot;&amp;DEC2HEX([.BZ989]+[.BZ$2]);&quot;&quot;)">
            <text:p/>
          </table:table-cell>
          <table:table-cell table:formula="of:=IF(ISNUMBER([.CB989]);&quot;0x&quot;&amp;DEC2HEX([.CB989]+[.CB$2]);&quot;&quot;)" office:value-type="string" office:string-value="0x3F">
            <text:p>0x3F</text:p>
          </table:table-cell>
          <table:table-cell table:formula="of:=HEX2DEC(MID([.CE989];3;2))-[.CE$2]" office:value-type="float" office:value="62">
            <text:p>62</text:p>
          </table:table-cell>
          <table:table-cell table:formula="of:=HEX2DEC(MID([.CF98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0:.BU990];0)-1" office:value-type="float" office:value="62">
            <text:p>62</text:p>
          </table:table-cell>
          <table:table-cell table:formula="of:=SUM([.A990:.BU990])" office:value-type="float" office:value="8">
            <text:p>8</text:p>
          </table:table-cell>
          <table:table-cell table:number-columns-repeated="2"/>
          <table:table-cell table:formula="of:=72-SUM([.BX990:.BZ990])-[.BW990]" office:value-type="float" office:value="2">
            <text:p>2</text:p>
          </table:table-cell>
          <table:table-cell table:formula="of:=[.BW991]+[.CA990]" office:value-type="float" office:value="64">
            <text:p>64</text:p>
          </table:table-cell>
          <table:table-cell table:number-columns-repeated="2"/>
          <table:table-cell table:formula="of:=IF(ISNUMBER([.BW990]);&quot;0x&quot;&amp;DEC2HEX([.BW990]+[.BW$2]))" office:value-type="string" office:string-value="0x3D">
            <text:p>0x3D</text:p>
          </table:table-cell>
          <table:table-cell table:formula="of:=IF(ISNUMBER([.BX990]);&quot;0x&quot;&amp;DEC2HEX([.BX990]+[.BX$2]))" office:value-type="string" office:string-value="0x87">
            <text:p>0x87</text:p>
          </table:table-cell>
          <table:table-cell table:formula="of:=IF(ISNUMBER([.BY990]);&quot;0x&quot;&amp;DEC2HEX([.BY990]+[.BY$2]);&quot;&quot;)">
            <text:p/>
          </table:table-cell>
          <table:table-cell table:formula="of:=IF(ISNUMBER([.BZ990]);&quot;0x&quot;&amp;DEC2HEX([.BZ990]+[.BZ$2]);&quot;&quot;)">
            <text:p/>
          </table:table-cell>
          <table:table-cell table:formula="of:=IF(ISNUMBER([.CB990]);&quot;0x&quot;&amp;DEC2HEX([.CB990]+[.CB$2]);&quot;&quot;)" office:value-type="string" office:string-value="0x3F">
            <text:p>0x3F</text:p>
          </table:table-cell>
          <table:table-cell table:formula="of:=HEX2DEC(MID([.CE990];3;2))-[.CE$2]" office:value-type="float" office:value="62">
            <text:p>62</text:p>
          </table:table-cell>
          <table:table-cell table:formula="of:=HEX2DEC(MID([.CF99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1:.BU991];0)-1" office:value-type="float" office:value="62">
            <text:p>62</text:p>
          </table:table-cell>
          <table:table-cell table:formula="of:=SUM([.A991:.BU991])" office:value-type="float" office:value="8">
            <text:p>8</text:p>
          </table:table-cell>
          <table:table-cell table:number-columns-repeated="2"/>
          <table:table-cell table:formula="of:=72-SUM([.BX991:.BZ991])-[.BW991]" office:value-type="float" office:value="2">
            <text:p>2</text:p>
          </table:table-cell>
          <table:table-cell table:formula="of:=[.BW992]+[.CA991]" office:value-type="float" office:value="64">
            <text:p>64</text:p>
          </table:table-cell>
          <table:table-cell table:number-columns-repeated="2"/>
          <table:table-cell table:formula="of:=IF(ISNUMBER([.BW991]);&quot;0x&quot;&amp;DEC2HEX([.BW991]+[.BW$2]))" office:value-type="string" office:string-value="0x3D">
            <text:p>0x3D</text:p>
          </table:table-cell>
          <table:table-cell table:formula="of:=IF(ISNUMBER([.BX991]);&quot;0x&quot;&amp;DEC2HEX([.BX991]+[.BX$2]))" office:value-type="string" office:string-value="0x87">
            <text:p>0x87</text:p>
          </table:table-cell>
          <table:table-cell table:formula="of:=IF(ISNUMBER([.BY991]);&quot;0x&quot;&amp;DEC2HEX([.BY991]+[.BY$2]);&quot;&quot;)">
            <text:p/>
          </table:table-cell>
          <table:table-cell table:formula="of:=IF(ISNUMBER([.BZ991]);&quot;0x&quot;&amp;DEC2HEX([.BZ991]+[.BZ$2]);&quot;&quot;)">
            <text:p/>
          </table:table-cell>
          <table:table-cell table:formula="of:=IF(ISNUMBER([.CB991]);&quot;0x&quot;&amp;DEC2HEX([.CB991]+[.CB$2]);&quot;&quot;)" office:value-type="string" office:string-value="0x3F">
            <text:p>0x3F</text:p>
          </table:table-cell>
          <table:table-cell table:formula="of:=HEX2DEC(MID([.CE991];3;2))-[.CE$2]" office:value-type="float" office:value="62">
            <text:p>62</text:p>
          </table:table-cell>
          <table:table-cell table:formula="of:=HEX2DEC(MID([.CF99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2:.BU992];0)-1" office:value-type="float" office:value="62">
            <text:p>62</text:p>
          </table:table-cell>
          <table:table-cell table:formula="of:=SUM([.A992:.BU992])" office:value-type="float" office:value="8">
            <text:p>8</text:p>
          </table:table-cell>
          <table:table-cell table:number-columns-repeated="2"/>
          <table:table-cell table:formula="of:=72-SUM([.BX992:.BZ992])-[.BW992]" office:value-type="float" office:value="2">
            <text:p>2</text:p>
          </table:table-cell>
          <table:table-cell table:formula="of:=[.BW993]+[.CA992]" office:value-type="float" office:value="64">
            <text:p>64</text:p>
          </table:table-cell>
          <table:table-cell table:number-columns-repeated="2"/>
          <table:table-cell table:formula="of:=IF(ISNUMBER([.BW992]);&quot;0x&quot;&amp;DEC2HEX([.BW992]+[.BW$2]))" office:value-type="string" office:string-value="0x3D">
            <text:p>0x3D</text:p>
          </table:table-cell>
          <table:table-cell table:formula="of:=IF(ISNUMBER([.BX992]);&quot;0x&quot;&amp;DEC2HEX([.BX992]+[.BX$2]))" office:value-type="string" office:string-value="0x87">
            <text:p>0x87</text:p>
          </table:table-cell>
          <table:table-cell table:formula="of:=IF(ISNUMBER([.BY992]);&quot;0x&quot;&amp;DEC2HEX([.BY992]+[.BY$2]);&quot;&quot;)">
            <text:p/>
          </table:table-cell>
          <table:table-cell table:formula="of:=IF(ISNUMBER([.BZ992]);&quot;0x&quot;&amp;DEC2HEX([.BZ992]+[.BZ$2]);&quot;&quot;)">
            <text:p/>
          </table:table-cell>
          <table:table-cell table:formula="of:=IF(ISNUMBER([.CB992]);&quot;0x&quot;&amp;DEC2HEX([.CB992]+[.CB$2]);&quot;&quot;)" office:value-type="string" office:string-value="0x3F">
            <text:p>0x3F</text:p>
          </table:table-cell>
          <table:table-cell table:formula="of:=HEX2DEC(MID([.CE992];3;2))-[.CE$2]" office:value-type="float" office:value="62">
            <text:p>62</text:p>
          </table:table-cell>
          <table:table-cell table:formula="of:=HEX2DEC(MID([.CF99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3:.BU993];0)-1" office:value-type="float" office:value="62">
            <text:p>62</text:p>
          </table:table-cell>
          <table:table-cell table:formula="of:=SUM([.A993:.BU993])" office:value-type="float" office:value="8">
            <text:p>8</text:p>
          </table:table-cell>
          <table:table-cell table:number-columns-repeated="2"/>
          <table:table-cell table:formula="of:=72-SUM([.BX993:.BZ993])-[.BW993]" office:value-type="float" office:value="2">
            <text:p>2</text:p>
          </table:table-cell>
          <table:table-cell table:formula="of:=[.BW994]+[.CA993]" office:value-type="float" office:value="64">
            <text:p>64</text:p>
          </table:table-cell>
          <table:table-cell table:number-columns-repeated="2"/>
          <table:table-cell table:formula="of:=IF(ISNUMBER([.BW993]);&quot;0x&quot;&amp;DEC2HEX([.BW993]+[.BW$2]))" office:value-type="string" office:string-value="0x3D">
            <text:p>0x3D</text:p>
          </table:table-cell>
          <table:table-cell table:formula="of:=IF(ISNUMBER([.BX993]);&quot;0x&quot;&amp;DEC2HEX([.BX993]+[.BX$2]))" office:value-type="string" office:string-value="0x87">
            <text:p>0x87</text:p>
          </table:table-cell>
          <table:table-cell table:formula="of:=IF(ISNUMBER([.BY993]);&quot;0x&quot;&amp;DEC2HEX([.BY993]+[.BY$2]);&quot;&quot;)">
            <text:p/>
          </table:table-cell>
          <table:table-cell table:formula="of:=IF(ISNUMBER([.BZ993]);&quot;0x&quot;&amp;DEC2HEX([.BZ993]+[.BZ$2]);&quot;&quot;)">
            <text:p/>
          </table:table-cell>
          <table:table-cell table:formula="of:=IF(ISNUMBER([.CB993]);&quot;0x&quot;&amp;DEC2HEX([.CB993]+[.CB$2]);&quot;&quot;)" office:value-type="string" office:string-value="0x3F">
            <text:p>0x3F</text:p>
          </table:table-cell>
          <table:table-cell table:formula="of:=HEX2DEC(MID([.CE993];3;2))-[.CE$2]" office:value-type="float" office:value="62">
            <text:p>62</text:p>
          </table:table-cell>
          <table:table-cell table:formula="of:=HEX2DEC(MID([.CF99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4:.BU994];0)-1" office:value-type="float" office:value="62">
            <text:p>62</text:p>
          </table:table-cell>
          <table:table-cell table:formula="of:=SUM([.A994:.BU994])" office:value-type="float" office:value="8">
            <text:p>8</text:p>
          </table:table-cell>
          <table:table-cell table:number-columns-repeated="2"/>
          <table:table-cell table:formula="of:=72-SUM([.BX994:.BZ994])-[.BW994]" office:value-type="float" office:value="2">
            <text:p>2</text:p>
          </table:table-cell>
          <table:table-cell table:formula="of:=[.BW995]+[.CA994]" office:value-type="float" office:value="64">
            <text:p>64</text:p>
          </table:table-cell>
          <table:table-cell table:number-columns-repeated="2"/>
          <table:table-cell table:formula="of:=IF(ISNUMBER([.BW994]);&quot;0x&quot;&amp;DEC2HEX([.BW994]+[.BW$2]))" office:value-type="string" office:string-value="0x3D">
            <text:p>0x3D</text:p>
          </table:table-cell>
          <table:table-cell table:formula="of:=IF(ISNUMBER([.BX994]);&quot;0x&quot;&amp;DEC2HEX([.BX994]+[.BX$2]))" office:value-type="string" office:string-value="0x87">
            <text:p>0x87</text:p>
          </table:table-cell>
          <table:table-cell table:formula="of:=IF(ISNUMBER([.BY994]);&quot;0x&quot;&amp;DEC2HEX([.BY994]+[.BY$2]);&quot;&quot;)">
            <text:p/>
          </table:table-cell>
          <table:table-cell table:formula="of:=IF(ISNUMBER([.BZ994]);&quot;0x&quot;&amp;DEC2HEX([.BZ994]+[.BZ$2]);&quot;&quot;)">
            <text:p/>
          </table:table-cell>
          <table:table-cell table:formula="of:=IF(ISNUMBER([.CB994]);&quot;0x&quot;&amp;DEC2HEX([.CB994]+[.CB$2]);&quot;&quot;)" office:value-type="string" office:string-value="0x3F">
            <text:p>0x3F</text:p>
          </table:table-cell>
          <table:table-cell table:formula="of:=HEX2DEC(MID([.CE994];3;2))-[.CE$2]" office:value-type="float" office:value="62">
            <text:p>62</text:p>
          </table:table-cell>
          <table:table-cell table:formula="of:=HEX2DEC(MID([.CF99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5:.BU995];0)-1" office:value-type="float" office:value="62">
            <text:p>62</text:p>
          </table:table-cell>
          <table:table-cell table:formula="of:=SUM([.A995:.BU995])" office:value-type="float" office:value="8">
            <text:p>8</text:p>
          </table:table-cell>
          <table:table-cell table:number-columns-repeated="2"/>
          <table:table-cell table:formula="of:=72-SUM([.BX995:.BZ995])-[.BW995]" office:value-type="float" office:value="2">
            <text:p>2</text:p>
          </table:table-cell>
          <table:table-cell table:formula="of:=[.BW996]+[.CA995]" office:value-type="float" office:value="64">
            <text:p>64</text:p>
          </table:table-cell>
          <table:table-cell table:number-columns-repeated="2"/>
          <table:table-cell table:formula="of:=IF(ISNUMBER([.BW995]);&quot;0x&quot;&amp;DEC2HEX([.BW995]+[.BW$2]))" office:value-type="string" office:string-value="0x3D">
            <text:p>0x3D</text:p>
          </table:table-cell>
          <table:table-cell table:formula="of:=IF(ISNUMBER([.BX995]);&quot;0x&quot;&amp;DEC2HEX([.BX995]+[.BX$2]))" office:value-type="string" office:string-value="0x87">
            <text:p>0x87</text:p>
          </table:table-cell>
          <table:table-cell table:formula="of:=IF(ISNUMBER([.BY995]);&quot;0x&quot;&amp;DEC2HEX([.BY995]+[.BY$2]);&quot;&quot;)">
            <text:p/>
          </table:table-cell>
          <table:table-cell table:formula="of:=IF(ISNUMBER([.BZ995]);&quot;0x&quot;&amp;DEC2HEX([.BZ995]+[.BZ$2]);&quot;&quot;)">
            <text:p/>
          </table:table-cell>
          <table:table-cell table:formula="of:=IF(ISNUMBER([.CB995]);&quot;0x&quot;&amp;DEC2HEX([.CB995]+[.CB$2]);&quot;&quot;)" office:value-type="string" office:string-value="0x3F">
            <text:p>0x3F</text:p>
          </table:table-cell>
          <table:table-cell table:formula="of:=HEX2DEC(MID([.CE995];3;2))-[.CE$2]" office:value-type="float" office:value="62">
            <text:p>62</text:p>
          </table:table-cell>
          <table:table-cell table:formula="of:=HEX2DEC(MID([.CF99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6:.BU996];0)-1" office:value-type="float" office:value="62">
            <text:p>62</text:p>
          </table:table-cell>
          <table:table-cell table:formula="of:=SUM([.A996:.BU996])" office:value-type="float" office:value="8">
            <text:p>8</text:p>
          </table:table-cell>
          <table:table-cell table:number-columns-repeated="2"/>
          <table:table-cell table:formula="of:=72-SUM([.BX996:.BZ996])-[.BW996]" office:value-type="float" office:value="2">
            <text:p>2</text:p>
          </table:table-cell>
          <table:table-cell table:formula="of:=[.BW997]+[.CA996]" office:value-type="float" office:value="64">
            <text:p>64</text:p>
          </table:table-cell>
          <table:table-cell table:number-columns-repeated="2"/>
          <table:table-cell table:formula="of:=IF(ISNUMBER([.BW996]);&quot;0x&quot;&amp;DEC2HEX([.BW996]+[.BW$2]))" office:value-type="string" office:string-value="0x3D">
            <text:p>0x3D</text:p>
          </table:table-cell>
          <table:table-cell table:formula="of:=IF(ISNUMBER([.BX996]);&quot;0x&quot;&amp;DEC2HEX([.BX996]+[.BX$2]))" office:value-type="string" office:string-value="0x87">
            <text:p>0x87</text:p>
          </table:table-cell>
          <table:table-cell table:formula="of:=IF(ISNUMBER([.BY996]);&quot;0x&quot;&amp;DEC2HEX([.BY996]+[.BY$2]);&quot;&quot;)">
            <text:p/>
          </table:table-cell>
          <table:table-cell table:formula="of:=IF(ISNUMBER([.BZ996]);&quot;0x&quot;&amp;DEC2HEX([.BZ996]+[.BZ$2]);&quot;&quot;)">
            <text:p/>
          </table:table-cell>
          <table:table-cell table:formula="of:=IF(ISNUMBER([.CB996]);&quot;0x&quot;&amp;DEC2HEX([.CB996]+[.CB$2]);&quot;&quot;)" office:value-type="string" office:string-value="0x3F">
            <text:p>0x3F</text:p>
          </table:table-cell>
          <table:table-cell table:formula="of:=HEX2DEC(MID([.CE996];3;2))-[.CE$2]" office:value-type="float" office:value="62">
            <text:p>62</text:p>
          </table:table-cell>
          <table:table-cell table:formula="of:=HEX2DEC(MID([.CF99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7:.BU997];0)-1" office:value-type="float" office:value="62">
            <text:p>62</text:p>
          </table:table-cell>
          <table:table-cell table:formula="of:=SUM([.A997:.BU997])" office:value-type="float" office:value="8">
            <text:p>8</text:p>
          </table:table-cell>
          <table:table-cell table:number-columns-repeated="2"/>
          <table:table-cell table:formula="of:=72-SUM([.BX997:.BZ997])-[.BW997]" office:value-type="float" office:value="2">
            <text:p>2</text:p>
          </table:table-cell>
          <table:table-cell table:formula="of:=[.BW998]+[.CA997]" office:value-type="float" office:value="64">
            <text:p>64</text:p>
          </table:table-cell>
          <table:table-cell table:number-columns-repeated="2"/>
          <table:table-cell table:formula="of:=IF(ISNUMBER([.BW997]);&quot;0x&quot;&amp;DEC2HEX([.BW997]+[.BW$2]))" office:value-type="string" office:string-value="0x3D">
            <text:p>0x3D</text:p>
          </table:table-cell>
          <table:table-cell table:formula="of:=IF(ISNUMBER([.BX997]);&quot;0x&quot;&amp;DEC2HEX([.BX997]+[.BX$2]))" office:value-type="string" office:string-value="0x87">
            <text:p>0x87</text:p>
          </table:table-cell>
          <table:table-cell table:formula="of:=IF(ISNUMBER([.BY997]);&quot;0x&quot;&amp;DEC2HEX([.BY997]+[.BY$2]);&quot;&quot;)">
            <text:p/>
          </table:table-cell>
          <table:table-cell table:formula="of:=IF(ISNUMBER([.BZ997]);&quot;0x&quot;&amp;DEC2HEX([.BZ997]+[.BZ$2]);&quot;&quot;)">
            <text:p/>
          </table:table-cell>
          <table:table-cell table:formula="of:=IF(ISNUMBER([.CB997]);&quot;0x&quot;&amp;DEC2HEX([.CB997]+[.CB$2]);&quot;&quot;)" office:value-type="string" office:string-value="0x3F">
            <text:p>0x3F</text:p>
          </table:table-cell>
          <table:table-cell table:formula="of:=HEX2DEC(MID([.CE997];3;2))-[.CE$2]" office:value-type="float" office:value="62">
            <text:p>62</text:p>
          </table:table-cell>
          <table:table-cell table:formula="of:=HEX2DEC(MID([.CF99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8:.BU998];0)-1" office:value-type="float" office:value="62">
            <text:p>62</text:p>
          </table:table-cell>
          <table:table-cell table:formula="of:=SUM([.A998:.BU998])" office:value-type="float" office:value="8">
            <text:p>8</text:p>
          </table:table-cell>
          <table:table-cell table:number-columns-repeated="2"/>
          <table:table-cell table:formula="of:=72-SUM([.BX998:.BZ998])-[.BW998]" office:value-type="float" office:value="2">
            <text:p>2</text:p>
          </table:table-cell>
          <table:table-cell table:formula="of:=[.BW999]+[.CA998]" office:value-type="float" office:value="64">
            <text:p>64</text:p>
          </table:table-cell>
          <table:table-cell table:number-columns-repeated="2"/>
          <table:table-cell table:formula="of:=IF(ISNUMBER([.BW998]);&quot;0x&quot;&amp;DEC2HEX([.BW998]+[.BW$2]))" office:value-type="string" office:string-value="0x3D">
            <text:p>0x3D</text:p>
          </table:table-cell>
          <table:table-cell table:formula="of:=IF(ISNUMBER([.BX998]);&quot;0x&quot;&amp;DEC2HEX([.BX998]+[.BX$2]))" office:value-type="string" office:string-value="0x87">
            <text:p>0x87</text:p>
          </table:table-cell>
          <table:table-cell table:formula="of:=IF(ISNUMBER([.BY998]);&quot;0x&quot;&amp;DEC2HEX([.BY998]+[.BY$2]);&quot;&quot;)">
            <text:p/>
          </table:table-cell>
          <table:table-cell table:formula="of:=IF(ISNUMBER([.BZ998]);&quot;0x&quot;&amp;DEC2HEX([.BZ998]+[.BZ$2]);&quot;&quot;)">
            <text:p/>
          </table:table-cell>
          <table:table-cell table:formula="of:=IF(ISNUMBER([.CB998]);&quot;0x&quot;&amp;DEC2HEX([.CB998]+[.CB$2]);&quot;&quot;)" office:value-type="string" office:string-value="0x3F">
            <text:p>0x3F</text:p>
          </table:table-cell>
          <table:table-cell table:formula="of:=HEX2DEC(MID([.CE998];3;2))-[.CE$2]" office:value-type="float" office:value="62">
            <text:p>62</text:p>
          </table:table-cell>
          <table:table-cell table:formula="of:=HEX2DEC(MID([.CF99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999:.BU999];0)-1" office:value-type="float" office:value="62">
            <text:p>62</text:p>
          </table:table-cell>
          <table:table-cell table:formula="of:=SUM([.A999:.BU999])" office:value-type="float" office:value="8">
            <text:p>8</text:p>
          </table:table-cell>
          <table:table-cell table:number-columns-repeated="2"/>
          <table:table-cell table:formula="of:=72-SUM([.BX999:.BZ999])-[.BW999]" office:value-type="float" office:value="2">
            <text:p>2</text:p>
          </table:table-cell>
          <table:table-cell table:formula="of:=[.BW1000]+[.CA999]" office:value-type="float" office:value="64">
            <text:p>64</text:p>
          </table:table-cell>
          <table:table-cell table:number-columns-repeated="2"/>
          <table:table-cell table:formula="of:=IF(ISNUMBER([.BW999]);&quot;0x&quot;&amp;DEC2HEX([.BW999]+[.BW$2]))" office:value-type="string" office:string-value="0x3D">
            <text:p>0x3D</text:p>
          </table:table-cell>
          <table:table-cell table:formula="of:=IF(ISNUMBER([.BX999]);&quot;0x&quot;&amp;DEC2HEX([.BX999]+[.BX$2]))" office:value-type="string" office:string-value="0x87">
            <text:p>0x87</text:p>
          </table:table-cell>
          <table:table-cell table:formula="of:=IF(ISNUMBER([.BY999]);&quot;0x&quot;&amp;DEC2HEX([.BY999]+[.BY$2]);&quot;&quot;)">
            <text:p/>
          </table:table-cell>
          <table:table-cell table:formula="of:=IF(ISNUMBER([.BZ999]);&quot;0x&quot;&amp;DEC2HEX([.BZ999]+[.BZ$2]);&quot;&quot;)">
            <text:p/>
          </table:table-cell>
          <table:table-cell table:formula="of:=IF(ISNUMBER([.CB999]);&quot;0x&quot;&amp;DEC2HEX([.CB999]+[.CB$2]);&quot;&quot;)" office:value-type="string" office:string-value="0x3F">
            <text:p>0x3F</text:p>
          </table:table-cell>
          <table:table-cell table:formula="of:=HEX2DEC(MID([.CE999];3;2))-[.CE$2]" office:value-type="float" office:value="62">
            <text:p>62</text:p>
          </table:table-cell>
          <table:table-cell table:formula="of:=HEX2DEC(MID([.CF99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0:.BU1000];0)-1" office:value-type="float" office:value="62">
            <text:p>62</text:p>
          </table:table-cell>
          <table:table-cell table:formula="of:=SUM([.A1000:.BU1000])" office:value-type="float" office:value="8">
            <text:p>8</text:p>
          </table:table-cell>
          <table:table-cell table:number-columns-repeated="2"/>
          <table:table-cell table:formula="of:=72-SUM([.BX1000:.BZ1000])-[.BW1000]" office:value-type="float" office:value="2">
            <text:p>2</text:p>
          </table:table-cell>
          <table:table-cell table:formula="of:=[.BW1001]+[.CA1000]" office:value-type="float" office:value="64">
            <text:p>64</text:p>
          </table:table-cell>
          <table:table-cell table:number-columns-repeated="2"/>
          <table:table-cell table:formula="of:=IF(ISNUMBER([.BW1000]);&quot;0x&quot;&amp;DEC2HEX([.BW1000]+[.BW$2]))" office:value-type="string" office:string-value="0x3D">
            <text:p>0x3D</text:p>
          </table:table-cell>
          <table:table-cell table:formula="of:=IF(ISNUMBER([.BX1000]);&quot;0x&quot;&amp;DEC2HEX([.BX1000]+[.BX$2]))" office:value-type="string" office:string-value="0x87">
            <text:p>0x87</text:p>
          </table:table-cell>
          <table:table-cell table:formula="of:=IF(ISNUMBER([.BY1000]);&quot;0x&quot;&amp;DEC2HEX([.BY1000]+[.BY$2]);&quot;&quot;)">
            <text:p/>
          </table:table-cell>
          <table:table-cell table:formula="of:=IF(ISNUMBER([.BZ1000]);&quot;0x&quot;&amp;DEC2HEX([.BZ1000]+[.BZ$2]);&quot;&quot;)">
            <text:p/>
          </table:table-cell>
          <table:table-cell table:formula="of:=IF(ISNUMBER([.CB1000]);&quot;0x&quot;&amp;DEC2HEX([.CB1000]+[.CB$2]);&quot;&quot;)" office:value-type="string" office:string-value="0x3F">
            <text:p>0x3F</text:p>
          </table:table-cell>
          <table:table-cell table:formula="of:=HEX2DEC(MID([.CE1000];3;2))-[.CE$2]" office:value-type="float" office:value="62">
            <text:p>62</text:p>
          </table:table-cell>
          <table:table-cell table:formula="of:=HEX2DEC(MID([.CF100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1:.BU1001];0)-1" office:value-type="float" office:value="62">
            <text:p>62</text:p>
          </table:table-cell>
          <table:table-cell table:formula="of:=SUM([.A1001:.BU1001])" office:value-type="float" office:value="8">
            <text:p>8</text:p>
          </table:table-cell>
          <table:table-cell table:number-columns-repeated="2"/>
          <table:table-cell table:formula="of:=72-SUM([.BX1001:.BZ1001])-[.BW1001]" office:value-type="float" office:value="2">
            <text:p>2</text:p>
          </table:table-cell>
          <table:table-cell table:formula="of:=[.BW1002]+[.CA1001]" office:value-type="float" office:value="64">
            <text:p>64</text:p>
          </table:table-cell>
          <table:table-cell table:number-columns-repeated="2"/>
          <table:table-cell table:formula="of:=IF(ISNUMBER([.BW1001]);&quot;0x&quot;&amp;DEC2HEX([.BW1001]+[.BW$2]))" office:value-type="string" office:string-value="0x3D">
            <text:p>0x3D</text:p>
          </table:table-cell>
          <table:table-cell table:formula="of:=IF(ISNUMBER([.BX1001]);&quot;0x&quot;&amp;DEC2HEX([.BX1001]+[.BX$2]))" office:value-type="string" office:string-value="0x87">
            <text:p>0x87</text:p>
          </table:table-cell>
          <table:table-cell table:formula="of:=IF(ISNUMBER([.BY1001]);&quot;0x&quot;&amp;DEC2HEX([.BY1001]+[.BY$2]);&quot;&quot;)">
            <text:p/>
          </table:table-cell>
          <table:table-cell table:formula="of:=IF(ISNUMBER([.BZ1001]);&quot;0x&quot;&amp;DEC2HEX([.BZ1001]+[.BZ$2]);&quot;&quot;)">
            <text:p/>
          </table:table-cell>
          <table:table-cell table:formula="of:=IF(ISNUMBER([.CB1001]);&quot;0x&quot;&amp;DEC2HEX([.CB1001]+[.CB$2]);&quot;&quot;)" office:value-type="string" office:string-value="0x3F">
            <text:p>0x3F</text:p>
          </table:table-cell>
          <table:table-cell table:formula="of:=HEX2DEC(MID([.CE1001];3;2))-[.CE$2]" office:value-type="float" office:value="62">
            <text:p>62</text:p>
          </table:table-cell>
          <table:table-cell table:formula="of:=HEX2DEC(MID([.CF100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2:.BU1002];0)-1" office:value-type="float" office:value="62">
            <text:p>62</text:p>
          </table:table-cell>
          <table:table-cell table:formula="of:=SUM([.A1002:.BU1002])" office:value-type="float" office:value="8">
            <text:p>8</text:p>
          </table:table-cell>
          <table:table-cell table:number-columns-repeated="2"/>
          <table:table-cell table:formula="of:=72-SUM([.BX1002:.BZ1002])-[.BW1002]" office:value-type="float" office:value="2">
            <text:p>2</text:p>
          </table:table-cell>
          <table:table-cell table:formula="of:=[.BW1003]+[.CA1002]" office:value-type="float" office:value="64">
            <text:p>64</text:p>
          </table:table-cell>
          <table:table-cell table:number-columns-repeated="2"/>
          <table:table-cell table:formula="of:=IF(ISNUMBER([.BW1002]);&quot;0x&quot;&amp;DEC2HEX([.BW1002]+[.BW$2]))" office:value-type="string" office:string-value="0x3D">
            <text:p>0x3D</text:p>
          </table:table-cell>
          <table:table-cell table:formula="of:=IF(ISNUMBER([.BX1002]);&quot;0x&quot;&amp;DEC2HEX([.BX1002]+[.BX$2]))" office:value-type="string" office:string-value="0x87">
            <text:p>0x87</text:p>
          </table:table-cell>
          <table:table-cell table:formula="of:=IF(ISNUMBER([.BY1002]);&quot;0x&quot;&amp;DEC2HEX([.BY1002]+[.BY$2]);&quot;&quot;)">
            <text:p/>
          </table:table-cell>
          <table:table-cell table:formula="of:=IF(ISNUMBER([.BZ1002]);&quot;0x&quot;&amp;DEC2HEX([.BZ1002]+[.BZ$2]);&quot;&quot;)">
            <text:p/>
          </table:table-cell>
          <table:table-cell table:formula="of:=IF(ISNUMBER([.CB1002]);&quot;0x&quot;&amp;DEC2HEX([.CB1002]+[.CB$2]);&quot;&quot;)" office:value-type="string" office:string-value="0x3F">
            <text:p>0x3F</text:p>
          </table:table-cell>
          <table:table-cell table:formula="of:=HEX2DEC(MID([.CE1002];3;2))-[.CE$2]" office:value-type="float" office:value="62">
            <text:p>62</text:p>
          </table:table-cell>
          <table:table-cell table:formula="of:=HEX2DEC(MID([.CF100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3:.BU1003];0)-1" office:value-type="float" office:value="62">
            <text:p>62</text:p>
          </table:table-cell>
          <table:table-cell table:formula="of:=SUM([.A1003:.BU1003])" office:value-type="float" office:value="8">
            <text:p>8</text:p>
          </table:table-cell>
          <table:table-cell table:number-columns-repeated="2"/>
          <table:table-cell table:formula="of:=72-SUM([.BX1003:.BZ1003])-[.BW1003]" office:value-type="float" office:value="2">
            <text:p>2</text:p>
          </table:table-cell>
          <table:table-cell table:formula="of:=[.BW1004]+[.CA1003]" office:value-type="float" office:value="64">
            <text:p>64</text:p>
          </table:table-cell>
          <table:table-cell table:number-columns-repeated="2"/>
          <table:table-cell table:formula="of:=IF(ISNUMBER([.BW1003]);&quot;0x&quot;&amp;DEC2HEX([.BW1003]+[.BW$2]))" office:value-type="string" office:string-value="0x3D">
            <text:p>0x3D</text:p>
          </table:table-cell>
          <table:table-cell table:formula="of:=IF(ISNUMBER([.BX1003]);&quot;0x&quot;&amp;DEC2HEX([.BX1003]+[.BX$2]))" office:value-type="string" office:string-value="0x87">
            <text:p>0x87</text:p>
          </table:table-cell>
          <table:table-cell table:formula="of:=IF(ISNUMBER([.BY1003]);&quot;0x&quot;&amp;DEC2HEX([.BY1003]+[.BY$2]);&quot;&quot;)">
            <text:p/>
          </table:table-cell>
          <table:table-cell table:formula="of:=IF(ISNUMBER([.BZ1003]);&quot;0x&quot;&amp;DEC2HEX([.BZ1003]+[.BZ$2]);&quot;&quot;)">
            <text:p/>
          </table:table-cell>
          <table:table-cell table:formula="of:=IF(ISNUMBER([.CB1003]);&quot;0x&quot;&amp;DEC2HEX([.CB1003]+[.CB$2]);&quot;&quot;)" office:value-type="string" office:string-value="0x3F">
            <text:p>0x3F</text:p>
          </table:table-cell>
          <table:table-cell table:formula="of:=HEX2DEC(MID([.CE1003];3;2))-[.CE$2]" office:value-type="float" office:value="62">
            <text:p>62</text:p>
          </table:table-cell>
          <table:table-cell table:formula="of:=HEX2DEC(MID([.CF100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4:.BU1004];0)-1" office:value-type="float" office:value="62">
            <text:p>62</text:p>
          </table:table-cell>
          <table:table-cell table:formula="of:=SUM([.A1004:.BU1004])" office:value-type="float" office:value="8">
            <text:p>8</text:p>
          </table:table-cell>
          <table:table-cell table:number-columns-repeated="2"/>
          <table:table-cell table:formula="of:=72-SUM([.BX1004:.BZ1004])-[.BW1004]" office:value-type="float" office:value="2">
            <text:p>2</text:p>
          </table:table-cell>
          <table:table-cell table:formula="of:=[.BW1005]+[.CA1004]" office:value-type="float" office:value="64">
            <text:p>64</text:p>
          </table:table-cell>
          <table:table-cell table:number-columns-repeated="2"/>
          <table:table-cell table:formula="of:=IF(ISNUMBER([.BW1004]);&quot;0x&quot;&amp;DEC2HEX([.BW1004]+[.BW$2]))" office:value-type="string" office:string-value="0x3D">
            <text:p>0x3D</text:p>
          </table:table-cell>
          <table:table-cell table:formula="of:=IF(ISNUMBER([.BX1004]);&quot;0x&quot;&amp;DEC2HEX([.BX1004]+[.BX$2]))" office:value-type="string" office:string-value="0x87">
            <text:p>0x87</text:p>
          </table:table-cell>
          <table:table-cell table:formula="of:=IF(ISNUMBER([.BY1004]);&quot;0x&quot;&amp;DEC2HEX([.BY1004]+[.BY$2]);&quot;&quot;)">
            <text:p/>
          </table:table-cell>
          <table:table-cell table:formula="of:=IF(ISNUMBER([.BZ1004]);&quot;0x&quot;&amp;DEC2HEX([.BZ1004]+[.BZ$2]);&quot;&quot;)">
            <text:p/>
          </table:table-cell>
          <table:table-cell table:formula="of:=IF(ISNUMBER([.CB1004]);&quot;0x&quot;&amp;DEC2HEX([.CB1004]+[.CB$2]);&quot;&quot;)" office:value-type="string" office:string-value="0x3F">
            <text:p>0x3F</text:p>
          </table:table-cell>
          <table:table-cell table:formula="of:=HEX2DEC(MID([.CE1004];3;2))-[.CE$2]" office:value-type="float" office:value="62">
            <text:p>62</text:p>
          </table:table-cell>
          <table:table-cell table:formula="of:=HEX2DEC(MID([.CF100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5:.BU1005];0)-1" office:value-type="float" office:value="62">
            <text:p>62</text:p>
          </table:table-cell>
          <table:table-cell table:formula="of:=SUM([.A1005:.BU1005])" office:value-type="float" office:value="8">
            <text:p>8</text:p>
          </table:table-cell>
          <table:table-cell table:number-columns-repeated="2"/>
          <table:table-cell table:formula="of:=72-SUM([.BX1005:.BZ1005])-[.BW1005]" office:value-type="float" office:value="2">
            <text:p>2</text:p>
          </table:table-cell>
          <table:table-cell table:formula="of:=[.BW1006]+[.CA1005]" office:value-type="float" office:value="64">
            <text:p>64</text:p>
          </table:table-cell>
          <table:table-cell table:number-columns-repeated="2"/>
          <table:table-cell table:formula="of:=IF(ISNUMBER([.BW1005]);&quot;0x&quot;&amp;DEC2HEX([.BW1005]+[.BW$2]))" office:value-type="string" office:string-value="0x3D">
            <text:p>0x3D</text:p>
          </table:table-cell>
          <table:table-cell table:formula="of:=IF(ISNUMBER([.BX1005]);&quot;0x&quot;&amp;DEC2HEX([.BX1005]+[.BX$2]))" office:value-type="string" office:string-value="0x87">
            <text:p>0x87</text:p>
          </table:table-cell>
          <table:table-cell table:formula="of:=IF(ISNUMBER([.BY1005]);&quot;0x&quot;&amp;DEC2HEX([.BY1005]+[.BY$2]);&quot;&quot;)">
            <text:p/>
          </table:table-cell>
          <table:table-cell table:formula="of:=IF(ISNUMBER([.BZ1005]);&quot;0x&quot;&amp;DEC2HEX([.BZ1005]+[.BZ$2]);&quot;&quot;)">
            <text:p/>
          </table:table-cell>
          <table:table-cell table:formula="of:=IF(ISNUMBER([.CB1005]);&quot;0x&quot;&amp;DEC2HEX([.CB1005]+[.CB$2]);&quot;&quot;)" office:value-type="string" office:string-value="0x3F">
            <text:p>0x3F</text:p>
          </table:table-cell>
          <table:table-cell table:formula="of:=HEX2DEC(MID([.CE1005];3;2))-[.CE$2]" office:value-type="float" office:value="62">
            <text:p>62</text:p>
          </table:table-cell>
          <table:table-cell table:formula="of:=HEX2DEC(MID([.CF100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6:.BU1006];0)-1" office:value-type="float" office:value="62">
            <text:p>62</text:p>
          </table:table-cell>
          <table:table-cell table:formula="of:=SUM([.A1006:.BU1006])" office:value-type="float" office:value="8">
            <text:p>8</text:p>
          </table:table-cell>
          <table:table-cell table:number-columns-repeated="2"/>
          <table:table-cell table:formula="of:=72-SUM([.BX1006:.BZ1006])-[.BW1006]" office:value-type="float" office:value="2">
            <text:p>2</text:p>
          </table:table-cell>
          <table:table-cell table:formula="of:=[.BW1007]+[.CA1006]" office:value-type="float" office:value="64">
            <text:p>64</text:p>
          </table:table-cell>
          <table:table-cell table:number-columns-repeated="2"/>
          <table:table-cell table:formula="of:=IF(ISNUMBER([.BW1006]);&quot;0x&quot;&amp;DEC2HEX([.BW1006]+[.BW$2]))" office:value-type="string" office:string-value="0x3D">
            <text:p>0x3D</text:p>
          </table:table-cell>
          <table:table-cell table:formula="of:=IF(ISNUMBER([.BX1006]);&quot;0x&quot;&amp;DEC2HEX([.BX1006]+[.BX$2]))" office:value-type="string" office:string-value="0x87">
            <text:p>0x87</text:p>
          </table:table-cell>
          <table:table-cell table:formula="of:=IF(ISNUMBER([.BY1006]);&quot;0x&quot;&amp;DEC2HEX([.BY1006]+[.BY$2]);&quot;&quot;)">
            <text:p/>
          </table:table-cell>
          <table:table-cell table:formula="of:=IF(ISNUMBER([.BZ1006]);&quot;0x&quot;&amp;DEC2HEX([.BZ1006]+[.BZ$2]);&quot;&quot;)">
            <text:p/>
          </table:table-cell>
          <table:table-cell table:formula="of:=IF(ISNUMBER([.CB1006]);&quot;0x&quot;&amp;DEC2HEX([.CB1006]+[.CB$2]);&quot;&quot;)" office:value-type="string" office:string-value="0x3F">
            <text:p>0x3F</text:p>
          </table:table-cell>
          <table:table-cell table:formula="of:=HEX2DEC(MID([.CE1006];3;2))-[.CE$2]" office:value-type="float" office:value="62">
            <text:p>62</text:p>
          </table:table-cell>
          <table:table-cell table:formula="of:=HEX2DEC(MID([.CF100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7:.BU1007];0)-1" office:value-type="float" office:value="62">
            <text:p>62</text:p>
          </table:table-cell>
          <table:table-cell table:formula="of:=SUM([.A1007:.BU1007])" office:value-type="float" office:value="8">
            <text:p>8</text:p>
          </table:table-cell>
          <table:table-cell table:number-columns-repeated="2"/>
          <table:table-cell table:formula="of:=72-SUM([.BX1007:.BZ1007])-[.BW1007]" office:value-type="float" office:value="2">
            <text:p>2</text:p>
          </table:table-cell>
          <table:table-cell table:formula="of:=[.BW1008]+[.CA1007]" office:value-type="float" office:value="64">
            <text:p>64</text:p>
          </table:table-cell>
          <table:table-cell table:number-columns-repeated="2"/>
          <table:table-cell table:formula="of:=IF(ISNUMBER([.BW1007]);&quot;0x&quot;&amp;DEC2HEX([.BW1007]+[.BW$2]))" office:value-type="string" office:string-value="0x3D">
            <text:p>0x3D</text:p>
          </table:table-cell>
          <table:table-cell table:formula="of:=IF(ISNUMBER([.BX1007]);&quot;0x&quot;&amp;DEC2HEX([.BX1007]+[.BX$2]))" office:value-type="string" office:string-value="0x87">
            <text:p>0x87</text:p>
          </table:table-cell>
          <table:table-cell table:formula="of:=IF(ISNUMBER([.BY1007]);&quot;0x&quot;&amp;DEC2HEX([.BY1007]+[.BY$2]);&quot;&quot;)">
            <text:p/>
          </table:table-cell>
          <table:table-cell table:formula="of:=IF(ISNUMBER([.BZ1007]);&quot;0x&quot;&amp;DEC2HEX([.BZ1007]+[.BZ$2]);&quot;&quot;)">
            <text:p/>
          </table:table-cell>
          <table:table-cell table:formula="of:=IF(ISNUMBER([.CB1007]);&quot;0x&quot;&amp;DEC2HEX([.CB1007]+[.CB$2]);&quot;&quot;)" office:value-type="string" office:string-value="0x3F">
            <text:p>0x3F</text:p>
          </table:table-cell>
          <table:table-cell table:formula="of:=HEX2DEC(MID([.CE1007];3;2))-[.CE$2]" office:value-type="float" office:value="62">
            <text:p>62</text:p>
          </table:table-cell>
          <table:table-cell table:formula="of:=HEX2DEC(MID([.CF100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8:.BU1008];0)-1" office:value-type="float" office:value="62">
            <text:p>62</text:p>
          </table:table-cell>
          <table:table-cell table:formula="of:=SUM([.A1008:.BU1008])" office:value-type="float" office:value="8">
            <text:p>8</text:p>
          </table:table-cell>
          <table:table-cell table:number-columns-repeated="2"/>
          <table:table-cell table:formula="of:=72-SUM([.BX1008:.BZ1008])-[.BW1008]" office:value-type="float" office:value="2">
            <text:p>2</text:p>
          </table:table-cell>
          <table:table-cell table:formula="of:=[.BW1009]+[.CA1008]" office:value-type="float" office:value="64">
            <text:p>64</text:p>
          </table:table-cell>
          <table:table-cell table:number-columns-repeated="2"/>
          <table:table-cell table:formula="of:=IF(ISNUMBER([.BW1008]);&quot;0x&quot;&amp;DEC2HEX([.BW1008]+[.BW$2]))" office:value-type="string" office:string-value="0x3D">
            <text:p>0x3D</text:p>
          </table:table-cell>
          <table:table-cell table:formula="of:=IF(ISNUMBER([.BX1008]);&quot;0x&quot;&amp;DEC2HEX([.BX1008]+[.BX$2]))" office:value-type="string" office:string-value="0x87">
            <text:p>0x87</text:p>
          </table:table-cell>
          <table:table-cell table:formula="of:=IF(ISNUMBER([.BY1008]);&quot;0x&quot;&amp;DEC2HEX([.BY1008]+[.BY$2]);&quot;&quot;)">
            <text:p/>
          </table:table-cell>
          <table:table-cell table:formula="of:=IF(ISNUMBER([.BZ1008]);&quot;0x&quot;&amp;DEC2HEX([.BZ1008]+[.BZ$2]);&quot;&quot;)">
            <text:p/>
          </table:table-cell>
          <table:table-cell table:formula="of:=IF(ISNUMBER([.CB1008]);&quot;0x&quot;&amp;DEC2HEX([.CB1008]+[.CB$2]);&quot;&quot;)" office:value-type="string" office:string-value="0x3F">
            <text:p>0x3F</text:p>
          </table:table-cell>
          <table:table-cell table:formula="of:=HEX2DEC(MID([.CE1008];3;2))-[.CE$2]" office:value-type="float" office:value="62">
            <text:p>62</text:p>
          </table:table-cell>
          <table:table-cell table:formula="of:=HEX2DEC(MID([.CF100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09:.BU1009];0)-1" office:value-type="float" office:value="62">
            <text:p>62</text:p>
          </table:table-cell>
          <table:table-cell table:formula="of:=SUM([.A1009:.BU1009])" office:value-type="float" office:value="8">
            <text:p>8</text:p>
          </table:table-cell>
          <table:table-cell table:number-columns-repeated="2"/>
          <table:table-cell table:formula="of:=72-SUM([.BX1009:.BZ1009])-[.BW1009]" office:value-type="float" office:value="2">
            <text:p>2</text:p>
          </table:table-cell>
          <table:table-cell table:formula="of:=[.BW1010]+[.CA1009]" office:value-type="float" office:value="64">
            <text:p>64</text:p>
          </table:table-cell>
          <table:table-cell table:number-columns-repeated="2"/>
          <table:table-cell table:formula="of:=IF(ISNUMBER([.BW1009]);&quot;0x&quot;&amp;DEC2HEX([.BW1009]+[.BW$2]))" office:value-type="string" office:string-value="0x3D">
            <text:p>0x3D</text:p>
          </table:table-cell>
          <table:table-cell table:formula="of:=IF(ISNUMBER([.BX1009]);&quot;0x&quot;&amp;DEC2HEX([.BX1009]+[.BX$2]))" office:value-type="string" office:string-value="0x87">
            <text:p>0x87</text:p>
          </table:table-cell>
          <table:table-cell table:formula="of:=IF(ISNUMBER([.BY1009]);&quot;0x&quot;&amp;DEC2HEX([.BY1009]+[.BY$2]);&quot;&quot;)">
            <text:p/>
          </table:table-cell>
          <table:table-cell table:formula="of:=IF(ISNUMBER([.BZ1009]);&quot;0x&quot;&amp;DEC2HEX([.BZ1009]+[.BZ$2]);&quot;&quot;)">
            <text:p/>
          </table:table-cell>
          <table:table-cell table:formula="of:=IF(ISNUMBER([.CB1009]);&quot;0x&quot;&amp;DEC2HEX([.CB1009]+[.CB$2]);&quot;&quot;)" office:value-type="string" office:string-value="0x3F">
            <text:p>0x3F</text:p>
          </table:table-cell>
          <table:table-cell table:formula="of:=HEX2DEC(MID([.CE1009];3;2))-[.CE$2]" office:value-type="float" office:value="62">
            <text:p>62</text:p>
          </table:table-cell>
          <table:table-cell table:formula="of:=HEX2DEC(MID([.CF100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0:.BU1010];0)-1" office:value-type="float" office:value="62">
            <text:p>62</text:p>
          </table:table-cell>
          <table:table-cell table:formula="of:=SUM([.A1010:.BU1010])" office:value-type="float" office:value="8">
            <text:p>8</text:p>
          </table:table-cell>
          <table:table-cell table:number-columns-repeated="2"/>
          <table:table-cell table:formula="of:=72-SUM([.BX1010:.BZ1010])-[.BW1010]" office:value-type="float" office:value="2">
            <text:p>2</text:p>
          </table:table-cell>
          <table:table-cell table:formula="of:=[.BW1011]+[.CA1010]" office:value-type="float" office:value="64">
            <text:p>64</text:p>
          </table:table-cell>
          <table:table-cell table:number-columns-repeated="2"/>
          <table:table-cell table:formula="of:=IF(ISNUMBER([.BW1010]);&quot;0x&quot;&amp;DEC2HEX([.BW1010]+[.BW$2]))" office:value-type="string" office:string-value="0x3D">
            <text:p>0x3D</text:p>
          </table:table-cell>
          <table:table-cell table:formula="of:=IF(ISNUMBER([.BX1010]);&quot;0x&quot;&amp;DEC2HEX([.BX1010]+[.BX$2]))" office:value-type="string" office:string-value="0x87">
            <text:p>0x87</text:p>
          </table:table-cell>
          <table:table-cell table:formula="of:=IF(ISNUMBER([.BY1010]);&quot;0x&quot;&amp;DEC2HEX([.BY1010]+[.BY$2]);&quot;&quot;)">
            <text:p/>
          </table:table-cell>
          <table:table-cell table:formula="of:=IF(ISNUMBER([.BZ1010]);&quot;0x&quot;&amp;DEC2HEX([.BZ1010]+[.BZ$2]);&quot;&quot;)">
            <text:p/>
          </table:table-cell>
          <table:table-cell table:formula="of:=IF(ISNUMBER([.CB1010]);&quot;0x&quot;&amp;DEC2HEX([.CB1010]+[.CB$2]);&quot;&quot;)" office:value-type="string" office:string-value="0x3F">
            <text:p>0x3F</text:p>
          </table:table-cell>
          <table:table-cell table:formula="of:=HEX2DEC(MID([.CE1010];3;2))-[.CE$2]" office:value-type="float" office:value="62">
            <text:p>62</text:p>
          </table:table-cell>
          <table:table-cell table:formula="of:=HEX2DEC(MID([.CF1010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1:.BU1011];0)-1" office:value-type="float" office:value="62">
            <text:p>62</text:p>
          </table:table-cell>
          <table:table-cell table:formula="of:=SUM([.A1011:.BU1011])" office:value-type="float" office:value="8">
            <text:p>8</text:p>
          </table:table-cell>
          <table:table-cell table:number-columns-repeated="2"/>
          <table:table-cell table:formula="of:=72-SUM([.BX1011:.BZ1011])-[.BW1011]" office:value-type="float" office:value="2">
            <text:p>2</text:p>
          </table:table-cell>
          <table:table-cell table:formula="of:=[.BW1012]+[.CA1011]" office:value-type="float" office:value="64">
            <text:p>64</text:p>
          </table:table-cell>
          <table:table-cell table:number-columns-repeated="2"/>
          <table:table-cell table:formula="of:=IF(ISNUMBER([.BW1011]);&quot;0x&quot;&amp;DEC2HEX([.BW1011]+[.BW$2]))" office:value-type="string" office:string-value="0x3D">
            <text:p>0x3D</text:p>
          </table:table-cell>
          <table:table-cell table:formula="of:=IF(ISNUMBER([.BX1011]);&quot;0x&quot;&amp;DEC2HEX([.BX1011]+[.BX$2]))" office:value-type="string" office:string-value="0x87">
            <text:p>0x87</text:p>
          </table:table-cell>
          <table:table-cell table:formula="of:=IF(ISNUMBER([.BY1011]);&quot;0x&quot;&amp;DEC2HEX([.BY1011]+[.BY$2]);&quot;&quot;)">
            <text:p/>
          </table:table-cell>
          <table:table-cell table:formula="of:=IF(ISNUMBER([.BZ1011]);&quot;0x&quot;&amp;DEC2HEX([.BZ1011]+[.BZ$2]);&quot;&quot;)">
            <text:p/>
          </table:table-cell>
          <table:table-cell table:formula="of:=IF(ISNUMBER([.CB1011]);&quot;0x&quot;&amp;DEC2HEX([.CB1011]+[.CB$2]);&quot;&quot;)" office:value-type="string" office:string-value="0x3F">
            <text:p>0x3F</text:p>
          </table:table-cell>
          <table:table-cell table:formula="of:=HEX2DEC(MID([.CE1011];3;2))-[.CE$2]" office:value-type="float" office:value="62">
            <text:p>62</text:p>
          </table:table-cell>
          <table:table-cell table:formula="of:=HEX2DEC(MID([.CF1011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2:.BU1012];0)-1" office:value-type="float" office:value="62">
            <text:p>62</text:p>
          </table:table-cell>
          <table:table-cell table:formula="of:=SUM([.A1012:.BU1012])" office:value-type="float" office:value="8">
            <text:p>8</text:p>
          </table:table-cell>
          <table:table-cell table:number-columns-repeated="2"/>
          <table:table-cell table:formula="of:=72-SUM([.BX1012:.BZ1012])-[.BW1012]" office:value-type="float" office:value="2">
            <text:p>2</text:p>
          </table:table-cell>
          <table:table-cell table:formula="of:=[.BW1013]+[.CA1012]" office:value-type="float" office:value="64">
            <text:p>64</text:p>
          </table:table-cell>
          <table:table-cell table:number-columns-repeated="2"/>
          <table:table-cell table:formula="of:=IF(ISNUMBER([.BW1012]);&quot;0x&quot;&amp;DEC2HEX([.BW1012]+[.BW$2]))" office:value-type="string" office:string-value="0x3D">
            <text:p>0x3D</text:p>
          </table:table-cell>
          <table:table-cell table:formula="of:=IF(ISNUMBER([.BX1012]);&quot;0x&quot;&amp;DEC2HEX([.BX1012]+[.BX$2]))" office:value-type="string" office:string-value="0x87">
            <text:p>0x87</text:p>
          </table:table-cell>
          <table:table-cell table:formula="of:=IF(ISNUMBER([.BY1012]);&quot;0x&quot;&amp;DEC2HEX([.BY1012]+[.BY$2]);&quot;&quot;)">
            <text:p/>
          </table:table-cell>
          <table:table-cell table:formula="of:=IF(ISNUMBER([.BZ1012]);&quot;0x&quot;&amp;DEC2HEX([.BZ1012]+[.BZ$2]);&quot;&quot;)">
            <text:p/>
          </table:table-cell>
          <table:table-cell table:formula="of:=IF(ISNUMBER([.CB1012]);&quot;0x&quot;&amp;DEC2HEX([.CB1012]+[.CB$2]);&quot;&quot;)" office:value-type="string" office:string-value="0x3F">
            <text:p>0x3F</text:p>
          </table:table-cell>
          <table:table-cell table:formula="of:=HEX2DEC(MID([.CE1012];3;2))-[.CE$2]" office:value-type="float" office:value="62">
            <text:p>62</text:p>
          </table:table-cell>
          <table:table-cell table:formula="of:=HEX2DEC(MID([.CF1012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3:.BU1013];0)-1" office:value-type="float" office:value="62">
            <text:p>62</text:p>
          </table:table-cell>
          <table:table-cell table:formula="of:=SUM([.A1013:.BU1013])" office:value-type="float" office:value="8">
            <text:p>8</text:p>
          </table:table-cell>
          <table:table-cell table:number-columns-repeated="2"/>
          <table:table-cell table:formula="of:=72-SUM([.BX1013:.BZ1013])-[.BW1013]" office:value-type="float" office:value="2">
            <text:p>2</text:p>
          </table:table-cell>
          <table:table-cell table:formula="of:=[.BW1014]+[.CA1013]" office:value-type="float" office:value="64">
            <text:p>64</text:p>
          </table:table-cell>
          <table:table-cell table:number-columns-repeated="2"/>
          <table:table-cell table:formula="of:=IF(ISNUMBER([.BW1013]);&quot;0x&quot;&amp;DEC2HEX([.BW1013]+[.BW$2]))" office:value-type="string" office:string-value="0x3D">
            <text:p>0x3D</text:p>
          </table:table-cell>
          <table:table-cell table:formula="of:=IF(ISNUMBER([.BX1013]);&quot;0x&quot;&amp;DEC2HEX([.BX1013]+[.BX$2]))" office:value-type="string" office:string-value="0x87">
            <text:p>0x87</text:p>
          </table:table-cell>
          <table:table-cell table:formula="of:=IF(ISNUMBER([.BY1013]);&quot;0x&quot;&amp;DEC2HEX([.BY1013]+[.BY$2]);&quot;&quot;)">
            <text:p/>
          </table:table-cell>
          <table:table-cell table:formula="of:=IF(ISNUMBER([.BZ1013]);&quot;0x&quot;&amp;DEC2HEX([.BZ1013]+[.BZ$2]);&quot;&quot;)">
            <text:p/>
          </table:table-cell>
          <table:table-cell table:formula="of:=IF(ISNUMBER([.CB1013]);&quot;0x&quot;&amp;DEC2HEX([.CB1013]+[.CB$2]);&quot;&quot;)" office:value-type="string" office:string-value="0x3F">
            <text:p>0x3F</text:p>
          </table:table-cell>
          <table:table-cell table:formula="of:=HEX2DEC(MID([.CE1013];3;2))-[.CE$2]" office:value-type="float" office:value="62">
            <text:p>62</text:p>
          </table:table-cell>
          <table:table-cell table:formula="of:=HEX2DEC(MID([.CF1013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4:.BU1014];0)-1" office:value-type="float" office:value="62">
            <text:p>62</text:p>
          </table:table-cell>
          <table:table-cell table:formula="of:=SUM([.A1014:.BU1014])" office:value-type="float" office:value="8">
            <text:p>8</text:p>
          </table:table-cell>
          <table:table-cell table:number-columns-repeated="2"/>
          <table:table-cell table:formula="of:=72-SUM([.BX1014:.BZ1014])-[.BW1014]" office:value-type="float" office:value="2">
            <text:p>2</text:p>
          </table:table-cell>
          <table:table-cell table:formula="of:=[.BW1015]+[.CA1014]" office:value-type="float" office:value="64">
            <text:p>64</text:p>
          </table:table-cell>
          <table:table-cell table:number-columns-repeated="2"/>
          <table:table-cell table:formula="of:=IF(ISNUMBER([.BW1014]);&quot;0x&quot;&amp;DEC2HEX([.BW1014]+[.BW$2]))" office:value-type="string" office:string-value="0x3D">
            <text:p>0x3D</text:p>
          </table:table-cell>
          <table:table-cell table:formula="of:=IF(ISNUMBER([.BX1014]);&quot;0x&quot;&amp;DEC2HEX([.BX1014]+[.BX$2]))" office:value-type="string" office:string-value="0x87">
            <text:p>0x87</text:p>
          </table:table-cell>
          <table:table-cell table:formula="of:=IF(ISNUMBER([.BY1014]);&quot;0x&quot;&amp;DEC2HEX([.BY1014]+[.BY$2]);&quot;&quot;)">
            <text:p/>
          </table:table-cell>
          <table:table-cell table:formula="of:=IF(ISNUMBER([.BZ1014]);&quot;0x&quot;&amp;DEC2HEX([.BZ1014]+[.BZ$2]);&quot;&quot;)">
            <text:p/>
          </table:table-cell>
          <table:table-cell table:formula="of:=IF(ISNUMBER([.CB1014]);&quot;0x&quot;&amp;DEC2HEX([.CB1014]+[.CB$2]);&quot;&quot;)" office:value-type="string" office:string-value="0x3F">
            <text:p>0x3F</text:p>
          </table:table-cell>
          <table:table-cell table:formula="of:=HEX2DEC(MID([.CE1014];3;2))-[.CE$2]" office:value-type="float" office:value="62">
            <text:p>62</text:p>
          </table:table-cell>
          <table:table-cell table:formula="of:=HEX2DEC(MID([.CF1014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5:.BU1015];0)-1" office:value-type="float" office:value="62">
            <text:p>62</text:p>
          </table:table-cell>
          <table:table-cell table:formula="of:=SUM([.A1015:.BU1015])" office:value-type="float" office:value="8">
            <text:p>8</text:p>
          </table:table-cell>
          <table:table-cell table:number-columns-repeated="2"/>
          <table:table-cell table:formula="of:=72-SUM([.BX1015:.BZ1015])-[.BW1015]" office:value-type="float" office:value="2">
            <text:p>2</text:p>
          </table:table-cell>
          <table:table-cell table:formula="of:=[.BW1016]+[.CA1015]" office:value-type="float" office:value="64">
            <text:p>64</text:p>
          </table:table-cell>
          <table:table-cell table:number-columns-repeated="2"/>
          <table:table-cell table:formula="of:=IF(ISNUMBER([.BW1015]);&quot;0x&quot;&amp;DEC2HEX([.BW1015]+[.BW$2]))" office:value-type="string" office:string-value="0x3D">
            <text:p>0x3D</text:p>
          </table:table-cell>
          <table:table-cell table:formula="of:=IF(ISNUMBER([.BX1015]);&quot;0x&quot;&amp;DEC2HEX([.BX1015]+[.BX$2]))" office:value-type="string" office:string-value="0x87">
            <text:p>0x87</text:p>
          </table:table-cell>
          <table:table-cell table:formula="of:=IF(ISNUMBER([.BY1015]);&quot;0x&quot;&amp;DEC2HEX([.BY1015]+[.BY$2]);&quot;&quot;)">
            <text:p/>
          </table:table-cell>
          <table:table-cell table:formula="of:=IF(ISNUMBER([.BZ1015]);&quot;0x&quot;&amp;DEC2HEX([.BZ1015]+[.BZ$2]);&quot;&quot;)">
            <text:p/>
          </table:table-cell>
          <table:table-cell table:formula="of:=IF(ISNUMBER([.CB1015]);&quot;0x&quot;&amp;DEC2HEX([.CB1015]+[.CB$2]);&quot;&quot;)" office:value-type="string" office:string-value="0x3F">
            <text:p>0x3F</text:p>
          </table:table-cell>
          <table:table-cell table:formula="of:=HEX2DEC(MID([.CE1015];3;2))-[.CE$2]" office:value-type="float" office:value="62">
            <text:p>62</text:p>
          </table:table-cell>
          <table:table-cell table:formula="of:=HEX2DEC(MID([.CF1015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6:.BU1016];0)-1" office:value-type="float" office:value="62">
            <text:p>62</text:p>
          </table:table-cell>
          <table:table-cell table:formula="of:=SUM([.A1016:.BU1016])" office:value-type="float" office:value="8">
            <text:p>8</text:p>
          </table:table-cell>
          <table:table-cell table:number-columns-repeated="2"/>
          <table:table-cell table:formula="of:=72-SUM([.BX1016:.BZ1016])-[.BW1016]" office:value-type="float" office:value="2">
            <text:p>2</text:p>
          </table:table-cell>
          <table:table-cell table:formula="of:=[.BW1017]+[.CA1016]" office:value-type="float" office:value="64">
            <text:p>64</text:p>
          </table:table-cell>
          <table:table-cell table:number-columns-repeated="2"/>
          <table:table-cell table:formula="of:=IF(ISNUMBER([.BW1016]);&quot;0x&quot;&amp;DEC2HEX([.BW1016]+[.BW$2]))" office:value-type="string" office:string-value="0x3D">
            <text:p>0x3D</text:p>
          </table:table-cell>
          <table:table-cell table:formula="of:=IF(ISNUMBER([.BX1016]);&quot;0x&quot;&amp;DEC2HEX([.BX1016]+[.BX$2]))" office:value-type="string" office:string-value="0x87">
            <text:p>0x87</text:p>
          </table:table-cell>
          <table:table-cell table:formula="of:=IF(ISNUMBER([.BY1016]);&quot;0x&quot;&amp;DEC2HEX([.BY1016]+[.BY$2]);&quot;&quot;)">
            <text:p/>
          </table:table-cell>
          <table:table-cell table:formula="of:=IF(ISNUMBER([.BZ1016]);&quot;0x&quot;&amp;DEC2HEX([.BZ1016]+[.BZ$2]);&quot;&quot;)">
            <text:p/>
          </table:table-cell>
          <table:table-cell table:formula="of:=IF(ISNUMBER([.CB1016]);&quot;0x&quot;&amp;DEC2HEX([.CB1016]+[.CB$2]);&quot;&quot;)" office:value-type="string" office:string-value="0x3F">
            <text:p>0x3F</text:p>
          </table:table-cell>
          <table:table-cell table:formula="of:=HEX2DEC(MID([.CE1016];3;2))-[.CE$2]" office:value-type="float" office:value="62">
            <text:p>62</text:p>
          </table:table-cell>
          <table:table-cell table:formula="of:=HEX2DEC(MID([.CF1016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7:.BU1017];0)-1" office:value-type="float" office:value="62">
            <text:p>62</text:p>
          </table:table-cell>
          <table:table-cell table:formula="of:=SUM([.A1017:.BU1017])" office:value-type="float" office:value="8">
            <text:p>8</text:p>
          </table:table-cell>
          <table:table-cell table:number-columns-repeated="2"/>
          <table:table-cell table:formula="of:=72-SUM([.BX1017:.BZ1017])-[.BW1017]" office:value-type="float" office:value="2">
            <text:p>2</text:p>
          </table:table-cell>
          <table:table-cell table:formula="of:=[.BW1018]+[.CA1017]" office:value-type="float" office:value="64">
            <text:p>64</text:p>
          </table:table-cell>
          <table:table-cell table:number-columns-repeated="2"/>
          <table:table-cell table:formula="of:=IF(ISNUMBER([.BW1017]);&quot;0x&quot;&amp;DEC2HEX([.BW1017]+[.BW$2]))" office:value-type="string" office:string-value="0x3D">
            <text:p>0x3D</text:p>
          </table:table-cell>
          <table:table-cell table:formula="of:=IF(ISNUMBER([.BX1017]);&quot;0x&quot;&amp;DEC2HEX([.BX1017]+[.BX$2]))" office:value-type="string" office:string-value="0x87">
            <text:p>0x87</text:p>
          </table:table-cell>
          <table:table-cell table:formula="of:=IF(ISNUMBER([.BY1017]);&quot;0x&quot;&amp;DEC2HEX([.BY1017]+[.BY$2]);&quot;&quot;)">
            <text:p/>
          </table:table-cell>
          <table:table-cell table:formula="of:=IF(ISNUMBER([.BZ1017]);&quot;0x&quot;&amp;DEC2HEX([.BZ1017]+[.BZ$2]);&quot;&quot;)">
            <text:p/>
          </table:table-cell>
          <table:table-cell table:formula="of:=IF(ISNUMBER([.CB1017]);&quot;0x&quot;&amp;DEC2HEX([.CB1017]+[.CB$2]);&quot;&quot;)" office:value-type="string" office:string-value="0x3F">
            <text:p>0x3F</text:p>
          </table:table-cell>
          <table:table-cell table:formula="of:=HEX2DEC(MID([.CE1017];3;2))-[.CE$2]" office:value-type="float" office:value="62">
            <text:p>62</text:p>
          </table:table-cell>
          <table:table-cell table:formula="of:=HEX2DEC(MID([.CF1017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8:.BU1018];0)-1" office:value-type="float" office:value="62">
            <text:p>62</text:p>
          </table:table-cell>
          <table:table-cell table:formula="of:=SUM([.A1018:.BU1018])" office:value-type="float" office:value="8">
            <text:p>8</text:p>
          </table:table-cell>
          <table:table-cell table:number-columns-repeated="2"/>
          <table:table-cell table:formula="of:=72-SUM([.BX1018:.BZ1018])-[.BW1018]" office:value-type="float" office:value="2">
            <text:p>2</text:p>
          </table:table-cell>
          <table:table-cell table:formula="of:=[.BW1019]+[.CA1018]" office:value-type="float" office:value="64">
            <text:p>64</text:p>
          </table:table-cell>
          <table:table-cell table:number-columns-repeated="2"/>
          <table:table-cell table:formula="of:=IF(ISNUMBER([.BW1018]);&quot;0x&quot;&amp;DEC2HEX([.BW1018]+[.BW$2]))" office:value-type="string" office:string-value="0x3D">
            <text:p>0x3D</text:p>
          </table:table-cell>
          <table:table-cell table:formula="of:=IF(ISNUMBER([.BX1018]);&quot;0x&quot;&amp;DEC2HEX([.BX1018]+[.BX$2]))" office:value-type="string" office:string-value="0x87">
            <text:p>0x87</text:p>
          </table:table-cell>
          <table:table-cell table:formula="of:=IF(ISNUMBER([.BY1018]);&quot;0x&quot;&amp;DEC2HEX([.BY1018]+[.BY$2]);&quot;&quot;)">
            <text:p/>
          </table:table-cell>
          <table:table-cell table:formula="of:=IF(ISNUMBER([.BZ1018]);&quot;0x&quot;&amp;DEC2HEX([.BZ1018]+[.BZ$2]);&quot;&quot;)">
            <text:p/>
          </table:table-cell>
          <table:table-cell table:formula="of:=IF(ISNUMBER([.CB1018]);&quot;0x&quot;&amp;DEC2HEX([.CB1018]+[.CB$2]);&quot;&quot;)" office:value-type="string" office:string-value="0x3F">
            <text:p>0x3F</text:p>
          </table:table-cell>
          <table:table-cell table:formula="of:=HEX2DEC(MID([.CE1018];3;2))-[.CE$2]" office:value-type="float" office:value="62">
            <text:p>62</text:p>
          </table:table-cell>
          <table:table-cell table:formula="of:=HEX2DEC(MID([.CF1018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2"/>
          <table:table-cell table:number-columns-repeated="8" office:value-type="float" office:value="1">
            <text:p>1</text:p>
          </table:table-cell>
          <table:table-cell table:number-columns-repeated="4"/>
          <table:table-cell table:formula="of:=MATCH(1;[.A1019:.BU1019];0)-1" office:value-type="float" office:value="62">
            <text:p>62</text:p>
          </table:table-cell>
          <table:table-cell table:formula="of:=SUM([.A1019:.BU1019])" office:value-type="float" office:value="8">
            <text:p>8</text:p>
          </table:table-cell>
          <table:table-cell table:number-columns-repeated="2"/>
          <table:table-cell table:formula="of:=72-SUM([.BX1019:.BZ1019])-[.BW1019]" office:value-type="float" office:value="2">
            <text:p>2</text:p>
          </table:table-cell>
          <table:table-cell table:formula="of:=[.BW1020]+[.CA1019]" office:value-type="float" office:value="63">
            <text:p>63</text:p>
          </table:table-cell>
          <table:table-cell table:number-columns-repeated="2"/>
          <table:table-cell table:formula="of:=IF(ISNUMBER([.BW1019]);&quot;0x&quot;&amp;DEC2HEX([.BW1019]+[.BW$2]))" office:value-type="string" office:string-value="0x3D">
            <text:p>0x3D</text:p>
          </table:table-cell>
          <table:table-cell table:formula="of:=IF(ISNUMBER([.BX1019]);&quot;0x&quot;&amp;DEC2HEX([.BX1019]+[.BX$2]))" office:value-type="string" office:string-value="0x87">
            <text:p>0x87</text:p>
          </table:table-cell>
          <table:table-cell table:formula="of:=IF(ISNUMBER([.BY1019]);&quot;0x&quot;&amp;DEC2HEX([.BY1019]+[.BY$2]);&quot;&quot;)">
            <text:p/>
          </table:table-cell>
          <table:table-cell table:formula="of:=IF(ISNUMBER([.BZ1019]);&quot;0x&quot;&amp;DEC2HEX([.BZ1019]+[.BZ$2]);&quot;&quot;)">
            <text:p/>
          </table:table-cell>
          <table:table-cell table:formula="of:=IF(ISNUMBER([.CB1019]);&quot;0x&quot;&amp;DEC2HEX([.CB1019]+[.CB$2]);&quot;&quot;)" office:value-type="string" office:string-value="0x3E">
            <text:p>0x3E</text:p>
          </table:table-cell>
          <table:table-cell table:formula="of:=HEX2DEC(MID([.CE1019];3;2))-[.CE$2]" office:value-type="float" office:value="62">
            <text:p>62</text:p>
          </table:table-cell>
          <table:table-cell table:formula="of:=HEX2DEC(MID([.CF1019];3;2))-[.CF$2]" office:value-type="float" office:value="8">
            <text:p>8</text:p>
          </table:table-cell>
          <table:table-cell table:number-columns-repeated="12"/>
        </table:table-row>
        <table:table-row table:style-name="ro6">
          <table:table-cell table:number-columns-repeated="61"/>
          <table:table-cell table:number-columns-repeated="9" office:value-type="float" office:value="1">
            <text:p>1</text:p>
          </table:table-cell>
          <table:table-cell table:number-columns-repeated="4"/>
          <table:table-cell table:formula="of:=MATCH(1;[.A1020:.BU1020];0)-1" office:value-type="float" office:value="61">
            <text:p>61</text:p>
          </table:table-cell>
          <table:table-cell table:formula="of:=SUM([.A1020:.BU1020])" office:value-type="float" office:value="9">
            <text:p>9</text:p>
          </table:table-cell>
          <table:table-cell table:number-columns-repeated="2"/>
          <table:table-cell table:formula="of:=72-SUM([.BX1020:.BZ1020])-[.BW1020]" office:value-type="float" office:value="2">
            <text:p>2</text:p>
          </table:table-cell>
          <table:table-cell table:formula="of:=[.BW1021]+[.CA1020]" office:value-type="float" office:value="62">
            <text:p>62</text:p>
          </table:table-cell>
          <table:table-cell table:number-columns-repeated="2"/>
          <table:table-cell table:formula="of:=IF(ISNUMBER([.BW1020]);&quot;0x&quot;&amp;DEC2HEX([.BW1020]+[.BW$2]))" office:value-type="string" office:string-value="0x3C">
            <text:p>0x3C</text:p>
          </table:table-cell>
          <table:table-cell table:formula="of:=IF(ISNUMBER([.BX1020]);&quot;0x&quot;&amp;DEC2HEX([.BX1020]+[.BX$2]))" office:value-type="string" office:string-value="0x88">
            <text:p>0x88</text:p>
          </table:table-cell>
          <table:table-cell table:formula="of:=IF(ISNUMBER([.BY1020]);&quot;0x&quot;&amp;DEC2HEX([.BY1020]+[.BY$2]);&quot;&quot;)">
            <text:p/>
          </table:table-cell>
          <table:table-cell table:formula="of:=IF(ISNUMBER([.BZ1020]);&quot;0x&quot;&amp;DEC2HEX([.BZ1020]+[.BZ$2]);&quot;&quot;)">
            <text:p/>
          </table:table-cell>
          <table:table-cell table:formula="of:=IF(ISNUMBER([.CB1020]);&quot;0x&quot;&amp;DEC2HEX([.CB1020]+[.CB$2]);&quot;&quot;)" office:value-type="string" office:string-value="0x3D">
            <text:p>0x3D</text:p>
          </table:table-cell>
          <table:table-cell table:formula="of:=HEX2DEC(MID([.CE1020];3;2))-[.CE$2]" office:value-type="float" office:value="61">
            <text:p>61</text:p>
          </table:table-cell>
          <table:table-cell table:formula="of:=HEX2DEC(MID([.CF1020];3;2))-[.CF$2]" office:value-type="float" office:value="9">
            <text:p>9</text:p>
          </table:table-cell>
          <table:table-cell table:number-columns-repeated="12"/>
        </table:table-row>
        <table:table-row table:style-name="ro6">
          <table:table-cell table:number-columns-repeated="60"/>
          <table:table-cell table:number-columns-repeated="10" office:value-type="float" office:value="1">
            <text:p>1</text:p>
          </table:table-cell>
          <table:table-cell table:number-columns-repeated="4"/>
          <table:table-cell table:formula="of:=MATCH(1;[.A1021:.BU1021];0)-1" office:value-type="float" office:value="60">
            <text:p>60</text:p>
          </table:table-cell>
          <table:table-cell table:formula="of:=SUM([.A1021:.BU1021])" office:value-type="float" office:value="10">
            <text:p>10</text:p>
          </table:table-cell>
          <table:table-cell table:number-columns-repeated="2"/>
          <table:table-cell table:formula="of:=72-SUM([.BX1021:.BZ1021])-[.BW1021]" office:value-type="float" office:value="2">
            <text:p>2</text:p>
          </table:table-cell>
          <table:table-cell table:formula="of:=[.BW1022]+[.CA1021]" office:value-type="float" office:value="61">
            <text:p>61</text:p>
          </table:table-cell>
          <table:table-cell table:number-columns-repeated="2"/>
          <table:table-cell table:formula="of:=IF(ISNUMBER([.BW1021]);&quot;0x&quot;&amp;DEC2HEX([.BW1021]+[.BW$2]))" office:value-type="string" office:string-value="0x3B">
            <text:p>0x3B</text:p>
          </table:table-cell>
          <table:table-cell table:formula="of:=IF(ISNUMBER([.BX1021]);&quot;0x&quot;&amp;DEC2HEX([.BX1021]+[.BX$2]))" office:value-type="string" office:string-value="0x89">
            <text:p>0x89</text:p>
          </table:table-cell>
          <table:table-cell table:formula="of:=IF(ISNUMBER([.BY1021]);&quot;0x&quot;&amp;DEC2HEX([.BY1021]+[.BY$2]);&quot;&quot;)">
            <text:p/>
          </table:table-cell>
          <table:table-cell table:formula="of:=IF(ISNUMBER([.BZ1021]);&quot;0x&quot;&amp;DEC2HEX([.BZ1021]+[.BZ$2]);&quot;&quot;)">
            <text:p/>
          </table:table-cell>
          <table:table-cell table:formula="of:=IF(ISNUMBER([.CB1021]);&quot;0x&quot;&amp;DEC2HEX([.CB1021]+[.CB$2]);&quot;&quot;)" office:value-type="string" office:string-value="0x3C">
            <text:p>0x3C</text:p>
          </table:table-cell>
          <table:table-cell table:formula="of:=HEX2DEC(MID([.CE1021];3;2))-[.CE$2]" office:value-type="float" office:value="60">
            <text:p>60</text:p>
          </table:table-cell>
          <table:table-cell table:formula="of:=HEX2DEC(MID([.CF1021];3;2))-[.CF$2]" office:value-type="float" office:value="10">
            <text:p>10</text:p>
          </table:table-cell>
          <table:table-cell table:number-columns-repeated="12"/>
        </table:table-row>
        <table:table-row table:style-name="ro6">
          <table:table-cell table:number-columns-repeated="59"/>
          <table:table-cell table:number-columns-repeated="11" office:value-type="float" office:value="1">
            <text:p>1</text:p>
          </table:table-cell>
          <table:table-cell table:number-columns-repeated="4"/>
          <table:table-cell table:formula="of:=MATCH(1;[.A1022:.BU1022];0)-1" office:value-type="float" office:value="59">
            <text:p>59</text:p>
          </table:table-cell>
          <table:table-cell table:formula="of:=SUM([.A1022:.BU1022])" office:value-type="float" office:value="11">
            <text:p>11</text:p>
          </table:table-cell>
          <table:table-cell table:number-columns-repeated="2"/>
          <table:table-cell table:formula="of:=72-SUM([.BX1022:.BZ1022])-[.BW1022]" office:value-type="float" office:value="2">
            <text:p>2</text:p>
          </table:table-cell>
          <table:table-cell table:formula="of:=[.BW1023]+[.CA1022]" office:value-type="float" office:value="59">
            <text:p>59</text:p>
          </table:table-cell>
          <table:table-cell table:number-columns-repeated="2"/>
          <table:table-cell table:formula="of:=IF(ISNUMBER([.BW1022]);&quot;0x&quot;&amp;DEC2HEX([.BW1022]+[.BW$2]))" office:value-type="string" office:string-value="0x3A">
            <text:p>0x3A</text:p>
          </table:table-cell>
          <table:table-cell table:formula="of:=IF(ISNUMBER([.BX1022]);&quot;0x&quot;&amp;DEC2HEX([.BX1022]+[.BX$2]))" office:value-type="string" office:string-value="0x8A">
            <text:p>0x8A</text:p>
          </table:table-cell>
          <table:table-cell table:formula="of:=IF(ISNUMBER([.BY1022]);&quot;0x&quot;&amp;DEC2HEX([.BY1022]+[.BY$2]);&quot;&quot;)">
            <text:p/>
          </table:table-cell>
          <table:table-cell table:formula="of:=IF(ISNUMBER([.BZ1022]);&quot;0x&quot;&amp;DEC2HEX([.BZ1022]+[.BZ$2]);&quot;&quot;)">
            <text:p/>
          </table:table-cell>
          <table:table-cell table:formula="of:=IF(ISNUMBER([.CB1022]);&quot;0x&quot;&amp;DEC2HEX([.CB1022]+[.CB$2]);&quot;&quot;)" office:value-type="string" office:string-value="0x3A">
            <text:p>0x3A</text:p>
          </table:table-cell>
          <table:table-cell table:formula="of:=HEX2DEC(MID([.CE1022];3;2))-[.CE$2]" office:value-type="float" office:value="59">
            <text:p>59</text:p>
          </table:table-cell>
          <table:table-cell table:formula="of:=HEX2DEC(MID([.CF1022];3;2))-[.CF$2]" office:value-type="float" office:value="11">
            <text:p>11</text:p>
          </table:table-cell>
          <table:table-cell table:number-columns-repeated="12"/>
        </table:table-row>
        <table:table-row table:style-name="ro6">
          <table:table-cell table:number-columns-repeated="57"/>
          <table:table-cell table:number-columns-repeated="13" office:value-type="float" office:value="1">
            <text:p>1</text:p>
          </table:table-cell>
          <table:table-cell table:number-columns-repeated="4"/>
          <table:table-cell table:formula="of:=MATCH(1;[.A1023:.BU1023];0)-1" office:value-type="float" office:value="57">
            <text:p>57</text:p>
          </table:table-cell>
          <table:table-cell table:formula="of:=SUM([.A1023:.BU1023])" office:value-type="float" office:value="13">
            <text:p>13</text:p>
          </table:table-cell>
          <table:table-cell table:number-columns-repeated="2"/>
          <table:table-cell table:formula="of:=72-SUM([.BX1023:.BZ1023])-[.BW1023]" office:value-type="float" office:value="2">
            <text:p>2</text:p>
          </table:table-cell>
          <table:table-cell table:formula="of:=[.BW1024]+[.CA1023]" office:value-type="float" office:value="57">
            <text:p>57</text:p>
          </table:table-cell>
          <table:table-cell table:number-columns-repeated="2"/>
          <table:table-cell table:formula="of:=IF(ISNUMBER([.BW1023]);&quot;0x&quot;&amp;DEC2HEX([.BW1023]+[.BW$2]))" office:value-type="string" office:string-value="0x38">
            <text:p>0x38</text:p>
          </table:table-cell>
          <table:table-cell table:formula="of:=IF(ISNUMBER([.BX1023]);&quot;0x&quot;&amp;DEC2HEX([.BX1023]+[.BX$2]))" office:value-type="string" office:string-value="0x8C">
            <text:p>0x8C</text:p>
          </table:table-cell>
          <table:table-cell table:formula="of:=IF(ISNUMBER([.BY1023]);&quot;0x&quot;&amp;DEC2HEX([.BY1023]+[.BY$2]);&quot;&quot;)">
            <text:p/>
          </table:table-cell>
          <table:table-cell table:formula="of:=IF(ISNUMBER([.BZ1023]);&quot;0x&quot;&amp;DEC2HEX([.BZ1023]+[.BZ$2]);&quot;&quot;)">
            <text:p/>
          </table:table-cell>
          <table:table-cell table:formula="of:=IF(ISNUMBER([.CB1023]);&quot;0x&quot;&amp;DEC2HEX([.CB1023]+[.CB$2]);&quot;&quot;)" office:value-type="string" office:string-value="0x38">
            <text:p>0x38</text:p>
          </table:table-cell>
          <table:table-cell table:formula="of:=HEX2DEC(MID([.CE1023];3;2))-[.CE$2]" office:value-type="float" office:value="57">
            <text:p>57</text:p>
          </table:table-cell>
          <table:table-cell table:formula="of:=HEX2DEC(MID([.CF1023];3;2))-[.CF$2]" office:value-type="float" office:value="13">
            <text:p>13</text:p>
          </table:table-cell>
          <table:table-cell table:number-columns-repeated="12"/>
        </table:table-row>
        <table:table-row table:style-name="ro6">
          <table:table-cell table:number-columns-repeated="55"/>
          <table:table-cell table:number-columns-repeated="15" office:value-type="float" office:value="1">
            <text:p>1</text:p>
          </table:table-cell>
          <table:table-cell table:number-columns-repeated="4"/>
          <table:table-cell table:formula="of:=MATCH(1;[.A1024:.BU1024];0)-1" office:value-type="float" office:value="55">
            <text:p>55</text:p>
          </table:table-cell>
          <table:table-cell table:formula="of:=SUM([.A1024:.BU1024])" office:value-type="float" office:value="15">
            <text:p>15</text:p>
          </table:table-cell>
          <table:table-cell table:number-columns-repeated="2"/>
          <table:table-cell table:formula="of:=72-SUM([.BX1024:.BZ1024])-[.BW1024]" office:value-type="float" office:value="2">
            <text:p>2</text:p>
          </table:table-cell>
          <table:table-cell table:formula="of:=[.BW1025]+[.CA1024]" office:value-type="float" office:value="56">
            <text:p>56</text:p>
          </table:table-cell>
          <table:table-cell table:number-columns-repeated="2"/>
          <table:table-cell table:formula="of:=IF(ISNUMBER([.BW1024]);&quot;0x&quot;&amp;DEC2HEX([.BW1024]+[.BW$2]))" office:value-type="string" office:string-value="0x36">
            <text:p>0x36</text:p>
          </table:table-cell>
          <table:table-cell table:formula="of:=IF(ISNUMBER([.BX1024]);&quot;0x&quot;&amp;DEC2HEX([.BX1024]+[.BX$2]))" office:value-type="string" office:string-value="0x8E">
            <text:p>0x8E</text:p>
          </table:table-cell>
          <table:table-cell table:formula="of:=IF(ISNUMBER([.BY1024]);&quot;0x&quot;&amp;DEC2HEX([.BY1024]+[.BY$2]);&quot;&quot;)">
            <text:p/>
          </table:table-cell>
          <table:table-cell table:formula="of:=IF(ISNUMBER([.BZ1024]);&quot;0x&quot;&amp;DEC2HEX([.BZ1024]+[.BZ$2]);&quot;&quot;)">
            <text:p/>
          </table:table-cell>
          <table:table-cell table:formula="of:=IF(ISNUMBER([.CB1024]);&quot;0x&quot;&amp;DEC2HEX([.CB1024]+[.CB$2]);&quot;&quot;)" office:value-type="string" office:string-value="0x37">
            <text:p>0x37</text:p>
          </table:table-cell>
          <table:table-cell table:formula="of:=HEX2DEC(MID([.CE1024];3;2))-[.CE$2]" office:value-type="float" office:value="55">
            <text:p>55</text:p>
          </table:table-cell>
          <table:table-cell table:formula="of:=HEX2DEC(MID([.CF1024];3;2))-[.CF$2]" office:value-type="float" office:value="15">
            <text:p>15</text:p>
          </table:table-cell>
          <table:table-cell table:number-columns-repeated="12"/>
        </table:table-row>
        <table:table-row table:style-name="ro6">
          <table:table-cell table:number-columns-repeated="15"/>
          <table:table-cell office:value-type="string">
            <text:p><text:s/></text:p>
          </table:table-cell>
          <table:table-cell table:number-columns-repeated="38"/>
          <table:table-cell table:number-columns-repeated="16" office:value-type="float" office:value="1">
            <text:p>1</text:p>
          </table:table-cell>
          <table:table-cell table:number-columns-repeated="4"/>
          <table:table-cell table:formula="of:=MATCH(1;[.A1025:.BU1025];0)-1" office:value-type="float" office:value="54">
            <text:p>54</text:p>
          </table:table-cell>
          <table:table-cell table:formula="of:=SUM([.A1025:.BU1025])" office:value-type="float" office:value="16">
            <text:p>16</text:p>
          </table:table-cell>
          <table:table-cell table:number-columns-repeated="2"/>
          <table:table-cell table:formula="of:=72-SUM([.BX1025:.BZ1025])-[.BW1025]" office:value-type="float" office:value="2">
            <text:p>2</text:p>
          </table:table-cell>
          <table:table-cell table:formula="of:=[.BW1026]+[.CA1025]" office:value-type="float" office:value="53">
            <text:p>53</text:p>
          </table:table-cell>
          <table:table-cell table:number-columns-repeated="2"/>
          <table:table-cell table:formula="of:=IF(ISNUMBER([.BW1025]);&quot;0x&quot;&amp;DEC2HEX([.BW1025]+[.BW$2]))" office:value-type="string" office:string-value="0x35">
            <text:p>0x35</text:p>
          </table:table-cell>
          <table:table-cell table:formula="of:=IF(ISNUMBER([.BX1025]);&quot;0x&quot;&amp;DEC2HEX([.BX1025]+[.BX$2]))" office:value-type="string" office:string-value="0x8F">
            <text:p>0x8F</text:p>
          </table:table-cell>
          <table:table-cell table:formula="of:=IF(ISNUMBER([.BY1025]);&quot;0x&quot;&amp;DEC2HEX([.BY1025]+[.BY$2]);&quot;&quot;)">
            <text:p/>
          </table:table-cell>
          <table:table-cell table:formula="of:=IF(ISNUMBER([.BZ1025]);&quot;0x&quot;&amp;DEC2HEX([.BZ1025]+[.BZ$2]);&quot;&quot;)">
            <text:p/>
          </table:table-cell>
          <table:table-cell table:formula="of:=IF(ISNUMBER([.CB1025]);&quot;0x&quot;&amp;DEC2HEX([.CB1025]+[.CB$2]);&quot;&quot;)" office:value-type="string" office:string-value="0x34">
            <text:p>0x34</text:p>
          </table:table-cell>
          <table:table-cell table:formula="of:=HEX2DEC(MID([.CE1025];3;2))-[.CE$2]" office:value-type="float" office:value="54">
            <text:p>54</text:p>
          </table:table-cell>
          <table:table-cell table:formula="of:=HEX2DEC(MID([.CF1025];3;2))-[.CF$2]" office:value-type="float" office:value="16">
            <text:p>16</text:p>
          </table:table-cell>
          <table:table-cell table:number-columns-repeated="12"/>
        </table:table-row>
        <table:table-row table:style-name="ro6">
          <table:table-cell table:number-columns-repeated="51"/>
          <table:table-cell table:number-columns-repeated="18" office:value-type="float" office:value="1">
            <text:p>1</text:p>
          </table:table-cell>
          <table:table-cell table:number-columns-repeated="5"/>
          <table:table-cell table:formula="of:=MATCH(1;[.A1026:.BU1026];0)-1" office:value-type="float" office:value="51">
            <text:p>51</text:p>
          </table:table-cell>
          <table:table-cell table:formula="of:=SUM([.A1026:.BU1026])" office:value-type="float" office:value="18">
            <text:p>18</text:p>
          </table:table-cell>
          <table:table-cell table:number-columns-repeated="2"/>
          <table:table-cell table:formula="of:=72-SUM([.BX1026:.BZ1026])-[.BW1026]" office:value-type="float" office:value="3">
            <text:p>3</text:p>
          </table:table-cell>
          <table:table-cell table:formula="of:=[.BW1027]+[.CA1026]" office:value-type="float" office:value="5">
            <text:p>5</text:p>
          </table:table-cell>
          <table:table-cell table:number-columns-repeated="2"/>
          <table:table-cell table:formula="of:=IF(ISNUMBER([.BW1026]);&quot;0x&quot;&amp;DEC2HEX([.BW1026]+[.BW$2]))" office:value-type="string" office:string-value="0x32">
            <text:p>0x32</text:p>
          </table:table-cell>
          <table:table-cell table:formula="of:=IF(ISNUMBER([.BX1026]);&quot;0x&quot;&amp;DEC2HEX([.BX1026]+[.BX$2]))" office:value-type="string" office:string-value="0x91">
            <text:p>0x91</text:p>
          </table:table-cell>
          <table:table-cell table:formula="of:=IF(ISNUMBER([.BY1026]);&quot;0x&quot;&amp;DEC2HEX([.BY1026]+[.BY$2]);&quot;&quot;)">
            <text:p/>
          </table:table-cell>
          <table:table-cell table:formula="of:=IF(ISNUMBER([.BZ1026]);&quot;0x&quot;&amp;DEC2HEX([.BZ1026]+[.BZ$2]);&quot;&quot;)">
            <text:p/>
          </table:table-cell>
          <table:table-cell table:formula="of:=IF(ISNUMBER([.CB1026]);&quot;0x&quot;&amp;DEC2HEX([.CB1026]+[.CB$2]);&quot;&quot;)" office:value-type="string" office:string-value="0x4">
            <text:p>0x4</text:p>
          </table:table-cell>
          <table:table-cell table:formula="of:=HEX2DEC(MID([.CE1026];3;2))-[.CE$2]" office:value-type="float" office:value="51">
            <text:p>51</text:p>
          </table:table-cell>
          <table:table-cell table:formula="of:=HEX2DEC(MID([.CF1026];3;2))-[.CF$2]" office:value-type="float" office:value="18">
            <text:p>18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7" office:value-type="float" office:value="1">
            <text:p>1</text:p>
          </table:table-cell>
          <table:table-cell table:number-columns-repeated="5"/>
          <table:table-cell table:formula="of:=MATCH(1;[.A1027:.BU1027];0)-1" office:value-type="float" office:value="2">
            <text:p>2</text:p>
          </table:table-cell>
          <table:table-cell table:formula="of:=SUM([.A1027:.BU1027])" office:value-type="float" office:value="67">
            <text:p>67</text:p>
          </table:table-cell>
          <table:table-cell table:number-columns-repeated="2"/>
          <table:table-cell table:formula="of:=72-SUM([.BX1027:.BZ1027])-[.BW1027]" office:value-type="float" office:value="3">
            <text:p>3</text:p>
          </table:table-cell>
          <table:table-cell table:formula="of:=[.BW1028]+[.CA1027]" office:value-type="float" office:value="5">
            <text:p>5</text:p>
          </table:table-cell>
          <table:table-cell table:number-columns-repeated="2"/>
          <table:table-cell table:formula="of:=IF(ISNUMBER([.BW1027]);&quot;0x&quot;&amp;DEC2HEX([.BW1027]+[.BW$2]))" office:value-type="string" office:string-value="0x1">
            <text:p>0x1</text:p>
          </table:table-cell>
          <table:table-cell table:formula="of:=IF(ISNUMBER([.BX1027]);&quot;0x&quot;&amp;DEC2HEX([.BX1027]+[.BX$2]))" office:value-type="string" office:string-value="0xC2">
            <text:p>0xC2</text:p>
          </table:table-cell>
          <table:table-cell table:formula="of:=IF(ISNUMBER([.BY1027]);&quot;0x&quot;&amp;DEC2HEX([.BY1027]+[.BY$2]);&quot;&quot;)">
            <text:p/>
          </table:table-cell>
          <table:table-cell table:formula="of:=IF(ISNUMBER([.BZ1027]);&quot;0x&quot;&amp;DEC2HEX([.BZ1027]+[.BZ$2]);&quot;&quot;)">
            <text:p/>
          </table:table-cell>
          <table:table-cell table:formula="of:=IF(ISNUMBER([.CB1027]);&quot;0x&quot;&amp;DEC2HEX([.CB1027]+[.CB$2]);&quot;&quot;)" office:value-type="string" office:string-value="0x4">
            <text:p>0x4</text:p>
          </table:table-cell>
          <table:table-cell table:formula="of:=HEX2DEC(MID([.CE1027];3;2))-[.CE$2]" office:value-type="float" office:value="2">
            <text:p>2</text:p>
          </table:table-cell>
          <table:table-cell table:formula="of:=HEX2DEC(MID([.CF1027];3;2))-[.CF$2]" office:value-type="float" office:value="67">
            <text:p>67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5" office:value-type="float" office:value="1">
            <text:p>1</text:p>
          </table:table-cell>
          <table:table-cell table:number-columns-repeated="7"/>
          <table:table-cell table:formula="of:=MATCH(1;[.A1028:.BU1028];0)-1" office:value-type="float" office:value="2">
            <text:p>2</text:p>
          </table:table-cell>
          <table:table-cell table:formula="of:=SUM([.A1028:.BU1028])" office:value-type="float" office:value="65">
            <text:p>65</text:p>
          </table:table-cell>
          <table:table-cell table:number-columns-repeated="2"/>
          <table:table-cell table:formula="of:=72-SUM([.BX1028:.BZ1028])-[.BW1028]" office:value-type="float" office:value="5">
            <text:p>5</text:p>
          </table:table-cell>
          <table:table-cell table:formula="of:=[.BW1029]+[.CA1028]" office:value-type="float" office:value="7">
            <text:p>7</text:p>
          </table:table-cell>
          <table:table-cell table:number-columns-repeated="2"/>
          <table:table-cell table:formula="of:=IF(ISNUMBER([.BW1028]);&quot;0x&quot;&amp;DEC2HEX([.BW1028]+[.BW$2]))" office:value-type="string" office:string-value="0x1">
            <text:p>0x1</text:p>
          </table:table-cell>
          <table:table-cell table:formula="of:=IF(ISNUMBER([.BX1028]);&quot;0x&quot;&amp;DEC2HEX([.BX1028]+[.BX$2]))" office:value-type="string" office:string-value="0xC0">
            <text:p>0xC0</text:p>
          </table:table-cell>
          <table:table-cell table:formula="of:=IF(ISNUMBER([.BY1028]);&quot;0x&quot;&amp;DEC2HEX([.BY1028]+[.BY$2]);&quot;&quot;)">
            <text:p/>
          </table:table-cell>
          <table:table-cell table:formula="of:=IF(ISNUMBER([.BZ1028]);&quot;0x&quot;&amp;DEC2HEX([.BZ1028]+[.BZ$2]);&quot;&quot;)">
            <text:p/>
          </table:table-cell>
          <table:table-cell table:formula="of:=IF(ISNUMBER([.CB1028]);&quot;0x&quot;&amp;DEC2HEX([.CB1028]+[.CB$2]);&quot;&quot;)" office:value-type="string" office:string-value="0x6">
            <text:p>0x6</text:p>
          </table:table-cell>
          <table:table-cell table:formula="of:=HEX2DEC(MID([.CE1028];3;2))-[.CE$2]" office:value-type="float" office:value="2">
            <text:p>2</text:p>
          </table:table-cell>
          <table:table-cell table:formula="of:=HEX2DEC(MID([.CF1028];3;2))-[.CF$2]" office:value-type="float" office:value="65">
            <text:p>65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4" office:value-type="float" office:value="1">
            <text:p>1</text:p>
          </table:table-cell>
          <table:table-cell table:number-columns-repeated="8"/>
          <table:table-cell table:formula="of:=MATCH(1;[.A1029:.BU1029];0)-1" office:value-type="float" office:value="2">
            <text:p>2</text:p>
          </table:table-cell>
          <table:table-cell table:formula="of:=SUM([.A1029:.BU1029])" office:value-type="float" office:value="64">
            <text:p>64</text:p>
          </table:table-cell>
          <table:table-cell table:number-columns-repeated="2"/>
          <table:table-cell table:formula="of:=72-SUM([.BX1029:.BZ1029])-[.BW1029]" office:value-type="float" office:value="6">
            <text:p>6</text:p>
          </table:table-cell>
          <table:table-cell table:formula="of:=[.BW1030]+[.CA1029]" office:value-type="float" office:value="8">
            <text:p>8</text:p>
          </table:table-cell>
          <table:table-cell table:number-columns-repeated="2"/>
          <table:table-cell table:formula="of:=IF(ISNUMBER([.BW1029]);&quot;0x&quot;&amp;DEC2HEX([.BW1029]+[.BW$2]))" office:value-type="string" office:string-value="0x1">
            <text:p>0x1</text:p>
          </table:table-cell>
          <table:table-cell table:formula="of:=IF(ISNUMBER([.BX1029]);&quot;0x&quot;&amp;DEC2HEX([.BX1029]+[.BX$2]))" office:value-type="string" office:string-value="0xBF">
            <text:p>0xBF</text:p>
          </table:table-cell>
          <table:table-cell table:formula="of:=IF(ISNUMBER([.BY1029]);&quot;0x&quot;&amp;DEC2HEX([.BY1029]+[.BY$2]);&quot;&quot;)">
            <text:p/>
          </table:table-cell>
          <table:table-cell table:formula="of:=IF(ISNUMBER([.BZ1029]);&quot;0x&quot;&amp;DEC2HEX([.BZ1029]+[.BZ$2]);&quot;&quot;)">
            <text:p/>
          </table:table-cell>
          <table:table-cell table:formula="of:=IF(ISNUMBER([.CB1029]);&quot;0x&quot;&amp;DEC2HEX([.CB1029]+[.CB$2]);&quot;&quot;)" office:value-type="string" office:string-value="0x7">
            <text:p>0x7</text:p>
          </table:table-cell>
          <table:table-cell table:formula="of:=HEX2DEC(MID([.CE1029];3;2))-[.CE$2]" office:value-type="float" office:value="2">
            <text:p>2</text:p>
          </table:table-cell>
          <table:table-cell table:formula="of:=HEX2DEC(MID([.CF1029];3;2))-[.CF$2]" office:value-type="float" office:value="64">
            <text:p>64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2" office:value-type="float" office:value="1">
            <text:p>1</text:p>
          </table:table-cell>
          <table:table-cell table:number-columns-repeated="10"/>
          <table:table-cell table:formula="of:=MATCH(1;[.A1030:.BU1030];0)-1" office:value-type="float" office:value="2">
            <text:p>2</text:p>
          </table:table-cell>
          <table:table-cell table:formula="of:=SUM([.A1030:.BU1030])" office:value-type="float" office:value="62">
            <text:p>62</text:p>
          </table:table-cell>
          <table:table-cell table:number-columns-repeated="2"/>
          <table:table-cell table:formula="of:=72-SUM([.BX1030:.BZ1030])-[.BW1030]" office:value-type="float" office:value="8">
            <text:p>8</text:p>
          </table:table-cell>
          <table:table-cell table:formula="of:=[.BW1031]+[.CA1030]" office:value-type="float" office:value="10">
            <text:p>10</text:p>
          </table:table-cell>
          <table:table-cell table:number-columns-repeated="2"/>
          <table:table-cell table:formula="of:=IF(ISNUMBER([.BW1030]);&quot;0x&quot;&amp;DEC2HEX([.BW1030]+[.BW$2]))" office:value-type="string" office:string-value="0x1">
            <text:p>0x1</text:p>
          </table:table-cell>
          <table:table-cell table:formula="of:=IF(ISNUMBER([.BX1030]);&quot;0x&quot;&amp;DEC2HEX([.BX1030]+[.BX$2]))" office:value-type="string" office:string-value="0xBD">
            <text:p>0xBD</text:p>
          </table:table-cell>
          <table:table-cell table:formula="of:=IF(ISNUMBER([.BY1030]);&quot;0x&quot;&amp;DEC2HEX([.BY1030]+[.BY$2]);&quot;&quot;)">
            <text:p/>
          </table:table-cell>
          <table:table-cell table:formula="of:=IF(ISNUMBER([.BZ1030]);&quot;0x&quot;&amp;DEC2HEX([.BZ1030]+[.BZ$2]);&quot;&quot;)">
            <text:p/>
          </table:table-cell>
          <table:table-cell table:formula="of:=IF(ISNUMBER([.CB1030]);&quot;0x&quot;&amp;DEC2HEX([.CB1030]+[.CB$2]);&quot;&quot;)" office:value-type="string" office:string-value="0x9">
            <text:p>0x9</text:p>
          </table:table-cell>
          <table:table-cell table:formula="of:=HEX2DEC(MID([.CE1030];3;2))-[.CE$2]" office:value-type="float" office:value="2">
            <text:p>2</text:p>
          </table:table-cell>
          <table:table-cell table:formula="of:=HEX2DEC(MID([.CF1030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62" office:value-type="float" office:value="1">
            <text:p>1</text:p>
          </table:table-cell>
          <table:table-cell table:number-columns-repeated="10"/>
          <table:table-cell table:formula="of:=MATCH(1;[.A1031:.BU1031];0)-1" office:value-type="float" office:value="2">
            <text:p>2</text:p>
          </table:table-cell>
          <table:table-cell table:formula="of:=SUM([.A1031:.BU1031])" office:value-type="float" office:value="62">
            <text:p>62</text:p>
          </table:table-cell>
          <table:table-cell table:number-columns-repeated="2"/>
          <table:table-cell table:formula="of:=72-SUM([.BX1031:.BZ1031])-[.BW1031]" office:value-type="float" office:value="8">
            <text:p>8</text:p>
          </table:table-cell>
          <table:table-cell table:formula="of:=[.BW1032]+[.CA1031]" office:value-type="float" office:value="10">
            <text:p>10</text:p>
          </table:table-cell>
          <table:table-cell table:number-columns-repeated="2"/>
          <table:table-cell table:formula="of:=IF(ISNUMBER([.BW1031]);&quot;0x&quot;&amp;DEC2HEX([.BW1031]+[.BW$2]))" office:value-type="string" office:string-value="0x1">
            <text:p>0x1</text:p>
          </table:table-cell>
          <table:table-cell table:formula="of:=IF(ISNUMBER([.BX1031]);&quot;0x&quot;&amp;DEC2HEX([.BX1031]+[.BX$2]))" office:value-type="string" office:string-value="0xBD">
            <text:p>0xBD</text:p>
          </table:table-cell>
          <table:table-cell table:formula="of:=IF(ISNUMBER([.BY1031]);&quot;0x&quot;&amp;DEC2HEX([.BY1031]+[.BY$2]);&quot;&quot;)">
            <text:p/>
          </table:table-cell>
          <table:table-cell table:formula="of:=IF(ISNUMBER([.BZ1031]);&quot;0x&quot;&amp;DEC2HEX([.BZ1031]+[.BZ$2]);&quot;&quot;)">
            <text:p/>
          </table:table-cell>
          <table:table-cell table:formula="of:=IF(ISNUMBER([.CB1031]);&quot;0x&quot;&amp;DEC2HEX([.CB1031]+[.CB$2]);&quot;&quot;)" office:value-type="string" office:string-value="0x9">
            <text:p>0x9</text:p>
          </table:table-cell>
          <table:table-cell table:formula="of:=HEX2DEC(MID([.CE1031];3;2))-[.CE$2]" office:value-type="float" office:value="2">
            <text:p>2</text:p>
          </table:table-cell>
          <table:table-cell table:formula="of:=HEX2DEC(MID([.CF1031];3;2))-[.CF$2]" office:value-type="float" office:value="62">
            <text:p>62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59" office:value-type="float" office:value="1">
            <text:p>1</text:p>
          </table:table-cell>
          <table:table-cell table:number-columns-repeated="13"/>
          <table:table-cell table:formula="of:=MATCH(1;[.A1032:.BU1032];0)-1" office:value-type="float" office:value="2">
            <text:p>2</text:p>
          </table:table-cell>
          <table:table-cell table:formula="of:=SUM([.A1032:.BU1032])" office:value-type="float" office:value="59">
            <text:p>59</text:p>
          </table:table-cell>
          <table:table-cell table:number-columns-repeated="2"/>
          <table:table-cell table:formula="of:=72-SUM([.BX1032:.BZ1032])-[.BW1032]" office:value-type="float" office:value="11">
            <text:p>11</text:p>
          </table:table-cell>
          <table:table-cell table:formula="of:=[.BW1033]+[.CA1032]" office:value-type="float" office:value="13">
            <text:p>13</text:p>
          </table:table-cell>
          <table:table-cell table:number-columns-repeated="2"/>
          <table:table-cell table:formula="of:=IF(ISNUMBER([.BW1032]);&quot;0x&quot;&amp;DEC2HEX([.BW1032]+[.BW$2]))" office:value-type="string" office:string-value="0x1">
            <text:p>0x1</text:p>
          </table:table-cell>
          <table:table-cell table:formula="of:=IF(ISNUMBER([.BX1032]);&quot;0x&quot;&amp;DEC2HEX([.BX1032]+[.BX$2]))" office:value-type="string" office:string-value="0xBA">
            <text:p>0xBA</text:p>
          </table:table-cell>
          <table:table-cell table:formula="of:=IF(ISNUMBER([.BY1032]);&quot;0x&quot;&amp;DEC2HEX([.BY1032]+[.BY$2]);&quot;&quot;)">
            <text:p/>
          </table:table-cell>
          <table:table-cell table:formula="of:=IF(ISNUMBER([.BZ1032]);&quot;0x&quot;&amp;DEC2HEX([.BZ1032]+[.BZ$2]);&quot;&quot;)">
            <text:p/>
          </table:table-cell>
          <table:table-cell table:formula="of:=IF(ISNUMBER([.CB1032]);&quot;0x&quot;&amp;DEC2HEX([.CB1032]+[.CB$2]);&quot;&quot;)" office:value-type="string" office:string-value="0xC">
            <text:p>0xC</text:p>
          </table:table-cell>
          <table:table-cell table:formula="of:=HEX2DEC(MID([.CE1032];3;2))-[.CE$2]" office:value-type="float" office:value="2">
            <text:p>2</text:p>
          </table:table-cell>
          <table:table-cell table:formula="of:=HEX2DEC(MID([.CF1032];3;2))-[.CF$2]" office:value-type="float" office:value="59">
            <text:p>59</text:p>
          </table:table-cell>
          <table:table-cell table:number-columns-repeated="12"/>
        </table:table-row>
        <table:table-row table:style-name="ro6">
          <table:table-cell table:number-columns-repeated="2"/>
          <table:table-cell table:number-columns-repeated="55" office:value-type="float" office:value="1">
            <text:p>1</text:p>
          </table:table-cell>
          <table:table-cell table:number-columns-repeated="17"/>
          <table:table-cell table:formula="of:=MATCH(1;[.A1033:.BU1033];0)-1" office:value-type="float" office:value="2">
            <text:p>2</text:p>
          </table:table-cell>
          <table:table-cell table:formula="of:=SUM([.A1033:.BU1033])" office:value-type="float" office:value="55">
            <text:p>55</text:p>
          </table:table-cell>
          <table:table-cell table:number-columns-repeated="2"/>
          <table:table-cell table:formula="of:=72-SUM([.BX1033:.BZ1033])-[.BW1033]" office:value-type="float" office:value="15">
            <text:p>15</text:p>
          </table:table-cell>
          <table:table-cell table:formula="of:=[.BW1034]+[.CA1033]" office:value-type="float" office:value="15">
            <text:p>15</text:p>
          </table:table-cell>
          <table:table-cell table:number-columns-repeated="2"/>
          <table:table-cell table:formula="of:=IF(ISNUMBER([.BW1033]);&quot;0x&quot;&amp;DEC2HEX([.BW1033]+[.BW$2]))" office:value-type="string" office:string-value="0x1">
            <text:p>0x1</text:p>
          </table:table-cell>
          <table:table-cell table:formula="of:=IF(ISNUMBER([.BX1033]);&quot;0x&quot;&amp;DEC2HEX([.BX1033]+[.BX$2]))" office:value-type="string" office:string-value="0xB6">
            <text:p>0xB6</text:p>
          </table:table-cell>
          <table:table-cell table:formula="of:=IF(ISNUMBER([.BY1033]);&quot;0x&quot;&amp;DEC2HEX([.BY1033]+[.BY$2]);&quot;&quot;)">
            <text:p/>
          </table:table-cell>
          <table:table-cell table:formula="of:=IF(ISNUMBER([.BZ1033]);&quot;0x&quot;&amp;DEC2HEX([.BZ1033]+[.BZ$2]);&quot;&quot;)">
            <text:p/>
          </table:table-cell>
          <table:table-cell table:formula="of:=IF(ISNUMBER([.CB1033]);&quot;0x&quot;&amp;DEC2HEX([.CB1033]+[.CB$2]);&quot;&quot;)" office:value-type="string" office:string-value="0xE">
            <text:p>0xE</text:p>
          </table:table-cell>
          <table:table-cell table:formula="of:=HEX2DEC(MID([.CE1033];3;2))-[.CE$2]" office:value-type="float" office:value="2">
            <text:p>2</text:p>
          </table:table-cell>
          <table:table-cell table:formula="of:=HEX2DEC(MID([.CF1033];3;2))-[.CF$2]" office:value-type="float" office:value="55">
            <text:p>55</text:p>
          </table:table-cell>
          <table:table-cell table:formula="of:=SUM([.CI934:.CK1033])" office:value-type="float" office:value="5583">
            <text:p>5583</text:p>
          </table:table-cell>
          <table:table-cell table:number-columns-repeated="11"/>
        </table:table-row>
        <table:table-row table:style-name="ro6">
          <table:table-cell table:number-columns-repeated="74"/>
          <table:table-cell/>
          <table:table-cell table:number-columns-repeated="4"/>
          <table:table-cell table:style-name="ce2"/>
          <table:table-cell table:number-columns-repeated="21"/>
        </table:table-row>
        <table:table-row table:style-name="ro6" table:number-rows-repeated="4">
          <table:table-cell table:number-columns-repeated="79"/>
          <table:table-cell table:style-name="ce2"/>
          <table:table-cell table:number-columns-repeated="21"/>
        </table:table-row>
        <table:table-row table:style-name="ro6">
          <table:table-cell table:number-columns-repeated="5"/>
          <table:table-cell table:number-columns-repeated="7" office:value-type="float" office:value="1">
            <text:p>1</text:p>
          </table:table-cell>
          <table:table-cell table:number-columns-repeated="7"/>
          <table:table-cell table:number-columns-repeated="4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9"/>
          <table:table-cell table:number-columns-repeated="7" office:value-type="float" office:value="1">
            <text:p>1</text:p>
          </table:table-cell>
          <table:table-cell table:number-columns-repeated="10"/>
          <table:table-cell table:number-columns-repeated="8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9"/>
          <table:table-cell table:style-name="ce2"/>
          <table:table-cell table:style-name="ce2" table:formula="of:=IF([.V1039]-&quot;&quot;;&quot; &quot;;&quot;*&quot;)" office:value-type="string" office:string-value=" ">
            <text:p><text:s/></text:p>
          </table:table-cell>
          <table:table-cell table:style-name="ce2"/>
          <table:table-cell table:number-columns-repeated="9"/>
        </table:table-row>
        <table:table-row table:style-name="ro6" table:number-rows-repeated="2">
          <table:table-cell table:number-columns-repeated="79"/>
          <table:table-cell table:style-name="ce2"/>
          <table:table-cell table:number-columns-repeated="21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7"/>
          <table:table-cell table:style-name="ce2"/>
          <table:table-cell table:number-columns-repeated="21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7"/>
          <table:table-cell table:style-name="ce2"/>
          <table:table-cell table:number-columns-repeated="21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7"/>
          <table:table-cell table:style-name="ce2"/>
          <table:table-cell table:number-columns-repeated="21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7"/>
          <table:table-cell table:style-name="ce2"/>
          <table:table-cell table:number-columns-repeated="21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7"/>
          <table:table-cell table:style-name="ce2"/>
          <table:table-cell table:number-columns-repeated="21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7"/>
          <table:table-cell table:style-name="ce2"/>
          <table:table-cell table:number-columns-repeated="21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2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2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2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2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8"/>
        </table:table-row>
        <table:table-row table:style-name="ro6">
          <table:table-cell table:number-columns-repeated="74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8"/>
        </table:table-row>
        <table:table-row table:style-name="ro6">
          <table:table-cell/>
          <table:table-cell office:value-type="string">
            <text:p><text:s/></text:p>
          </table:table-cell>
          <table:table-cell table:number-columns-repeated="72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8"/>
        </table:table-row>
        <table:table-row table:style-name="ro6" table:number-rows-repeated="4">
          <table:table-cell table:number-columns-repeated="74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8"/>
        </table:table-row>
        <table:table-row table:style-name="ro6">
          <table:table-cell table:number-columns-repeated="74"/>
          <table:table-cell table:style-name="Default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18"/>
        </table:table-row>
      </table:table>
      <table:table table:name="Sheet2" table:style-name="ta1" table:print="false">
        <table:table-column table:style-name="co5" table:number-columns-repeated="5" table:default-cell-style-name="Default"/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2</text:p>
          </table:table-cell>
          <table:table-cell office:value-type="string">
            <text:p>0x88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1</text:p>
          </table:table-cell>
          <table:table-cell office:value-type="string">
            <text:p>0x89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0</text:p>
          </table:table-cell>
          <table:table-cell office:value-type="string">
            <text:p>0x8A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F</text:p>
          </table:table-cell>
          <table:table-cell office:value-type="string">
            <text:p>0x8B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E</text:p>
          </table:table-cell>
          <table:table-cell office:value-type="string">
            <text:p>0x8C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D</text:p>
          </table:table-cell>
          <table:table-cell office:value-type="string">
            <text:p>0x8D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C</text:p>
          </table:table-cell>
          <table:table-cell office:value-type="string">
            <text:p>0x8E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B</text:p>
          </table:table-cell>
          <table:table-cell office:value-type="string">
            <text:p>0x8F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A</text:p>
          </table:table-cell>
          <table:table-cell office:value-type="string">
            <text:p>0x90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9</text:p>
          </table:table-cell>
          <table:table-cell office:value-type="string">
            <text:p>0x91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8</text:p>
          </table:table-cell>
          <table:table-cell office:value-type="string">
            <text:p>0x92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7</text:p>
          </table:table-cell>
          <table:table-cell office:value-type="string">
            <text:p>0x93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94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3</text:p>
          </table:table-cell>
          <table:table-cell table:number-columns-repeated="2"/>
          <table:table-cell office:value-type="string">
            <text:p>0x1F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table:number-columns-repeated="2"/>
          <table:table-cell office:value-type="string">
            <text:p>0x1B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A1</text:p>
          </table:table-cell>
          <table:table-cell table:number-columns-repeated="2"/>
          <table:table-cell office:value-type="string">
            <text:p>0xE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A1</text:p>
          </table:table-cell>
          <table:table-cell table:number-columns-repeated="2"/>
          <table:table-cell office:value-type="string">
            <text:p>0xE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A1</text:p>
          </table:table-cell>
          <table:table-cell table:number-columns-repeated="2"/>
          <table:table-cell office:value-type="string">
            <text:p>0xE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A1</text:p>
          </table:table-cell>
          <table:table-cell table:number-columns-repeated="2"/>
          <table:table-cell office:value-type="string">
            <text:p>0xE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A1</text:p>
          </table:table-cell>
          <table:table-cell table:number-columns-repeated="2"/>
          <table:table-cell office:value-type="string">
            <text:p>0xE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A1</text:p>
          </table:table-cell>
          <table:table-cell table:number-columns-repeated="2"/>
          <table:table-cell office:value-type="string">
            <text:p>0xE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A1</text:p>
          </table:table-cell>
          <table:table-cell table:number-columns-repeated="2"/>
          <table:table-cell office:value-type="string">
            <text:p>0xE</text:p>
          </table:table-cell>
        </table:table-row>
        <table:table-row table:style-name="ro2">
          <table:table-cell office:value-type="string">
            <text:p>0x16</text:p>
          </table:table-cell>
          <table:table-cell office:value-type="string">
            <text:p>0xA1</text:p>
          </table:table-cell>
          <table:table-cell table:number-columns-repeated="2"/>
          <table:table-cell office:value-type="string">
            <text:p>0x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1"/>
          <table:table-cell table:number-columns-repeated="4"/>
        </table:table-row>
        <table:table-row table:style-name="ro2" table:number-rows-repeated="103">
          <table:table-cell table:number-columns-repeated="5"/>
        </table:table-row>
        <table:table-row table:style-name="ro3">
          <table:table-cell/>
          <table:table-cell table:style-name="ce1"/>
          <table:table-cell table:number-columns-repeated="3"/>
        </table:table-row>
        <table:table-row table:style-name="ro2" table:number-rows-repeated="102">
          <table:table-cell table:number-columns-repeated="5"/>
        </table:table-row>
        <table:table-row table:style-name="ro3">
          <table:table-cell/>
          <table:table-cell table:style-name="ce1"/>
          <table:table-cell table:number-columns-repeated="3"/>
        </table:table-row>
        <table:table-row table:style-name="ro2" table:number-rows-repeated="103">
          <table:table-cell table:number-columns-repeated="5"/>
        </table:table-row>
        <table:table-row table:style-name="ro3">
          <table:table-cell/>
          <table:table-cell table:style-name="ce1"/>
          <table:table-cell table:number-columns-repeated="3"/>
        </table:table-row>
        <table:table-row table:style-name="ro2" table:number-rows-repeated="103">
          <table:table-cell table:number-columns-repeated="5"/>
        </table:table-row>
        <table:table-row table:style-name="ro3">
          <table:table-cell/>
          <table:table-cell table:style-name="ce1"/>
          <table:table-cell table:number-columns-repeated="3"/>
        </table:table-row>
        <table:table-row table:style-name="ro2" table:number-rows-repeated="206">
          <table:table-cell table:number-columns-repeated="5"/>
        </table:table-row>
        <table:table-row table:style-name="ro3">
          <table:table-cell/>
          <table:table-cell table:style-name="ce1"/>
          <table:table-cell table:number-columns-repeated="3"/>
        </table:table-row>
        <table:table-row table:style-name="ro2" table:number-rows-repeated="102">
          <table:table-cell table:number-columns-repeated="5"/>
        </table:table-row>
        <table:table-row table:style-name="ro3">
          <table:table-cell table:number-columns-repeated="2"/>
          <table:table-cell table:style-name="ce1"/>
          <table:table-cell table:number-columns-repeated="2"/>
        </table:table-row>
      </table:table>
      <table:table table:name="Sheet3" table:style-name="ta1" table:print="false">
        <table:table-column table:style-name="co5" table:number-columns-repeated="4" table:default-cell-style-name="Default"/>
        <table:table-row table:style-name="ro2">
          <table:table-cell office:value-type="string">
            <text:p>0x10</text:p>
          </table:table-cell>
          <table:table-cell office:value-type="string">
            <text:p>0xA8</text:p>
          </table:table-cell>
          <table:table-cell office:value-type="string">
            <text:p>0x1B</text:p>
          </table:table-cell>
          <table:table-cell/>
        </table:table-row>
        <table:table-row table:style-name="ro2">
          <table:table-cell office:value-type="string">
            <text:p>0xAD</text:p>
          </table:table-cell>
          <table:table-cell office:value-type="string">
            <text:p>0x16</text:p>
          </table:table-cell>
          <table:table-cell table:number-columns-repeated="2"/>
        </table:table-row>
        <table:table-row table:style-name="ro2">
          <table:table-cell office:value-type="string">
            <text:p>0xB3</text:p>
          </table:table-cell>
          <table:table-cell office:value-type="string">
            <text:p>0x12</text:p>
          </table:table-cell>
          <table:table-cell table:number-columns-repeated="2"/>
        </table:table-row>
        <table:table-row table:style-name="ro2">
          <table:table-cell office:value-type="string">
            <text:p>0xB5</text:p>
          </table:table-cell>
          <table:table-cell office:value-type="string">
            <text:p>0x10</text:p>
          </table:table-cell>
          <table:table-cell table:number-columns-repeated="2"/>
        </table:table-row>
        <table:table-row table:style-name="ro2">
          <table:table-cell office:value-type="string">
            <text:p>0xB7</text:p>
          </table:table-cell>
          <table:table-cell office:value-type="string">
            <text:p>0xE</text:p>
          </table:table-cell>
          <table:table-cell table:number-columns-repeated="2"/>
        </table:table-row>
        <table:table-row table:style-name="ro2">
          <table:table-cell office:value-type="string">
            <text:p>0xB9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>
          <table:table-cell office:value-type="string">
            <text:p>0xBB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8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2B</text:p>
          </table:table-cell>
          <table:table-cell office:value-type="string">
            <text:p>0x88</text:p>
          </table:table-cell>
          <table:table-cell office:value-type="string">
            <text:p>0x8</text:p>
          </table:table-cell>
        </table:table-row>
        <table:table-row table:style-name="ro2">
          <table:table-cell office:value-type="string">
            <text:p>0x88</text:p>
          </table:table-cell>
          <table:table-cell office:value-type="string">
            <text:p>0x2D</text:p>
          </table:table-cell>
          <table:table-cell office:value-type="string">
            <text:p>0x88</text:p>
          </table:table-cell>
          <table:table-cell office:value-type="string">
            <text:p>0x7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2F</text:p>
          </table:table-cell>
          <table:table-cell office:value-type="string">
            <text:p>0x87</text:p>
          </table:table-cell>
          <table:table-cell office:value-type="string">
            <text:p>0x6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1</text:p>
          </table:table-cell>
          <table:table-cell office:value-type="string">
            <text:p>0x87</text:p>
          </table:table-cell>
          <table:table-cell office:value-type="string">
            <text:p>0x5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1</text:p>
          </table:table-cell>
          <table:table-cell office:value-type="string">
            <text:p>0x87</text:p>
          </table:table-cell>
          <table:table-cell office:value-type="string">
            <text:p>0x5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1</text:p>
          </table:table-cell>
          <table:table-cell office:value-type="string">
            <text:p>0x87</text:p>
          </table:table-cell>
          <table:table-cell office:value-type="string">
            <text:p>0x4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6</text:p>
          </table:table-cell>
          <table:table-cell office:value-type="string">
            <text:p>0x35</text:p>
          </table:table-cell>
          <table:table-cell office:value-type="string">
            <text:p>0x86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4</text:p>
          </table:table-cell>
        </table:table-row>
        <table:table-row table:style-name="ro2">
          <table:table-cell office:value-type="string">
            <text:p>0xC1</text:p>
          </table:table-cell>
          <table:table-cell office:value-type="string">
            <text:p>0x6</text:p>
          </table:table-cell>
          <table:table-cell table:number-columns-repeated="2"/>
        </table:table-row>
        <table:table-row table:style-name="ro2">
          <table:table-cell office:value-type="string">
            <text:p>0xC0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BB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>
          <table:table-cell office:value-type="string">
            <text:p>0xB8</text:p>
          </table:table-cell>
          <table:table-cell office:value-type="string">
            <text:p>0x10</text:p>
          </table:table-cell>
          <table:table-cell table:number-columns-repeated="2"/>
        </table:table-row>
        <table:table-row table:style-name="ro2">
          <table:table-cell office:value-type="string">
            <text:p>0xB6</text:p>
          </table:table-cell>
          <table:table-cell office:value-type="string">
            <text:p>0x12</text:p>
          </table:table-cell>
          <table:table-cell table:number-columns-repeated="2"/>
        </table:table-row>
        <table:table-row table:style-name="ro2">
          <table:table-cell office:value-type="string">
            <text:p>0xB1</text:p>
          </table:table-cell>
          <table:table-cell office:value-type="string">
            <text:p>0x18</text:p>
          </table:table-cell>
          <table:table-cell table:number-columns-repeated="2"/>
        </table:table-row>
        <table:table-row table:style-name="ro2">
          <table:table-cell office:value-type="string">
            <text:p>0xAA</text:p>
          </table:table-cell>
          <table:table-cell office:value-type="string">
            <text:p>0xE</text:p>
          </table:table-cell>
          <table:table-cell table:number-columns-repeated="2"/>
        </table:table-row>
        <table:table-row table:style-name="ro2"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string">
            <text:p><text:s/>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0x23</text:p>
          </table:table-cell>
          <table:table-cell office:value-type="string">
            <text:p>0x87</text:p>
          </table:table-cell>
          <table:table-cell office:value-type="string">
            <text:p>0x3E</text:p>
          </table:table-cell>
          <table:table-cell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A</text:p>
          </table:table-cell>
          <table:table-cell office:value-type="string">
            <text:p>0x3B</text:p>
          </table:table-cell>
          <table:table-cell table:number-columns-repeated="2"/>
        </table:table-row>
        <table:table-row table:style-name="ro2">
          <table:table-cell office:value-type="string">
            <text:p>0x8B</text:p>
          </table:table-cell>
          <table:table-cell office:value-type="string">
            <text:p>0x3A</text:p>
          </table:table-cell>
          <table:table-cell table:number-columns-repeated="2"/>
        </table:table-row>
        <table:table-row table:style-name="ro2">
          <table:table-cell office:value-type="string">
            <text:p>0x8C</text:p>
          </table:table-cell>
          <table:table-cell office:value-type="string">
            <text:p>0x39</text:p>
          </table:table-cell>
          <table:table-cell table:number-columns-repeated="2"/>
        </table:table-row>
        <table:table-row table:style-name="ro2">
          <table:table-cell office:value-type="string">
            <text:p>0x8D</text:p>
          </table:table-cell>
          <table:table-cell office:value-type="string">
            <text:p>0x38</text:p>
          </table:table-cell>
          <table:table-cell table:number-columns-repeated="2"/>
        </table:table-row>
        <table:table-row table:style-name="ro2">
          <table:table-cell office:value-type="string">
            <text:p>0x8E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94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3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A1</text:p>
          </table:table-cell>
          <table:table-cell office:value-type="string">
            <text:p>0x25</text:p>
          </table:table-cell>
          <table:table-cell table:number-columns-repeated="2"/>
        </table:table-row>
        <table:table-row table:style-name="ro2">
          <table:table-cell office:value-type="string">
            <text:p>0xA1</text:p>
          </table:table-cell>
          <table:table-cell office:value-type="string">
            <text:p>0x25</text:p>
          </table:table-cell>
          <table:table-cell table:number-columns-repeated="2"/>
        </table:table-row>
        <table:table-row table:style-name="ro2">
          <table:table-cell office:value-type="string">
            <text:p>0xA1</text:p>
          </table:table-cell>
          <table:table-cell office:value-type="string">
            <text:p>0x25</text:p>
          </table:table-cell>
          <table:table-cell table:number-columns-repeated="2"/>
        </table:table-row>
        <table:table-row table:style-name="ro2">
          <table:table-cell office:value-type="string">
            <text:p>0xA1</text:p>
          </table:table-cell>
          <table:table-cell office:value-type="string">
            <text:p>0x25</text:p>
          </table:table-cell>
          <table:table-cell table:number-columns-repeated="2"/>
        </table:table-row>
        <table:table-row table:style-name="ro2">
          <table:table-cell office:value-type="string">
            <text:p>0xA1</text:p>
          </table:table-cell>
          <table:table-cell office:value-type="string">
            <text:p>0x25</text:p>
          </table:table-cell>
          <table:table-cell table:number-columns-repeated="2"/>
        </table:table-row>
        <table:table-row table:style-name="ro2">
          <table:table-cell office:value-type="string">
            <text:p>0xA1</text:p>
          </table:table-cell>
          <table:table-cell office:value-type="string">
            <text:p>0x25</text:p>
          </table:table-cell>
          <table:table-cell table:number-columns-repeated="2"/>
        </table:table-row>
        <table:table-row table:style-name="ro2">
          <table:table-cell office:value-type="string">
            <text:p>0xA1</text:p>
          </table:table-cell>
          <table:table-cell office:value-type="string">
            <text:p>0x25</text:p>
          </table:table-cell>
          <table:table-cell table:number-columns-repeated="2"/>
        </table:table-row>
        <table:table-row table:style-name="ro2">
          <table:table-cell office:value-type="string">
            <text:p>0xA1</text:p>
          </table:table-cell>
          <table:table-cell office:value-type="string">
            <text:p>0xE</text:p>
          </table:table-cell>
          <table:table-cell table:number-columns-repeated="2"/>
        </table:table-row>
        <table:table-row table:style-name="ro2">
          <table:table-cell office:value-type="string">
            <text:p><text:s/>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0x11</text:p>
          </table:table-cell>
          <table:table-cell office:value-type="string">
            <text:p>0xA3</text:p>
          </table:table-cell>
          <table:table-cell office:value-type="string">
            <text:p>0x1D</text:p>
          </table:table-cell>
          <table:table-cell/>
        </table:table-row>
        <table:table-row table:style-name="ro2">
          <table:table-cell office:value-type="string">
            <text:p>0xAD</text:p>
          </table:table-cell>
          <table:table-cell office:value-type="string">
            <text:p>0x16</text:p>
          </table:table-cell>
          <table:table-cell table:number-columns-repeated="2"/>
        </table:table-row>
        <table:table-row table:style-name="ro2">
          <table:table-cell office:value-type="string">
            <text:p>0xB2</text:p>
          </table:table-cell>
          <table:table-cell office:value-type="string">
            <text:p>0x13</text:p>
          </table:table-cell>
          <table:table-cell table:number-columns-repeated="2"/>
        </table:table-row>
        <table:table-row table:style-name="ro2">
          <table:table-cell office:value-type="string">
            <text:p>0xB4</text:p>
          </table:table-cell>
          <table:table-cell office:value-type="string">
            <text:p>0x11</text:p>
          </table:table-cell>
          <table:table-cell table:number-columns-repeated="2"/>
        </table:table-row>
        <table:table-row table:style-name="ro2">
          <table:table-cell office:value-type="string">
            <text:p>0xB6</text:p>
          </table:table-cell>
          <table:table-cell office:value-type="string">
            <text:p>0xF</text:p>
          </table:table-cell>
          <table:table-cell table:number-columns-repeated="2"/>
        </table:table-row>
        <table:table-row table:style-name="ro2">
          <table:table-cell office:value-type="string">
            <text:p>0xB9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>
          <table:table-cell office:value-type="string">
            <text:p>0xBC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1</text:p>
          </table:table-cell>
          <table:table-cell office:value-type="string">
            <text:p>0x87</text:p>
          </table:table-cell>
          <table:table-cell office:value-type="string">
            <text:p>0x4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 office:value-type="string">
            <text:p>0x87</text:p>
          </table:table-cell>
          <table:table-cell office:value-type="string">
            <text:p>0x3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9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4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4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4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4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3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7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0x46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2F</text:p>
          </table:table-cell>
          <table:table-cell/>
          <table:table-cell office:value-type="string">
            <text:p>0xD</text:p>
          </table:table-cell>
        </table:table-row>
        <table:table-row table:style-name="ro2">
          <table:table-cell office:value-type="string">
            <text:p>0x88</text:p>
          </table:table-cell>
          <table:table-cell office:value-type="string">
            <text:p>0x31</text:p>
          </table:table-cell>
          <table:table-cell/>
          <table:table-cell office:value-type="string">
            <text:p>0xC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87</text:p>
          </table:table-cell>
          <table:table-cell office:value-type="string">
            <text:p>0x33</text:p>
          </table:table-cell>
          <table:table-cell/>
          <table:table-cell office:value-type="string">
            <text:p>0xB</text:p>
          </table:table-cell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1</text:p>
          </table:table-cell>
          <table:table-cell table:number-columns-repeated="2"/>
        </table:table-row>
        <table:table-row table:style-name="ro2">
          <table:table-cell office:value-type="string">
            <text:p><text:s/>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0x11</text:p>
          </table:table-cell>
          <table:table-cell office:value-type="string">
            <text:p>0xA3</text:p>
          </table:table-cell>
          <table:table-cell office:value-type="string">
            <text:p>0x1D</text:p>
          </table:table-cell>
          <table:table-cell/>
        </table:table-row>
        <table:table-row table:style-name="ro2">
          <table:table-cell office:value-type="string">
            <text:p>0xAD</text:p>
          </table:table-cell>
          <table:table-cell office:value-type="string">
            <text:p>0x16</text:p>
          </table:table-cell>
          <table:table-cell table:number-columns-repeated="2"/>
        </table:table-row>
        <table:table-row table:style-name="ro2">
          <table:table-cell office:value-type="string">
            <text:p>0xB2</text:p>
          </table:table-cell>
          <table:table-cell office:value-type="string">
            <text:p>0x13</text:p>
          </table:table-cell>
          <table:table-cell table:number-columns-repeated="2"/>
        </table:table-row>
        <table:table-row table:style-name="ro2">
          <table:table-cell office:value-type="string">
            <text:p>0xB4</text:p>
          </table:table-cell>
          <table:table-cell office:value-type="string">
            <text:p>0x10</text:p>
          </table:table-cell>
          <table:table-cell table:number-columns-repeated="2"/>
        </table:table-row>
        <table:table-row table:style-name="ro2">
          <table:table-cell office:value-type="string">
            <text:p>0xB7</text:p>
          </table:table-cell>
          <table:table-cell office:value-type="string">
            <text:p>0xE</text:p>
          </table:table-cell>
          <table:table-cell table:number-columns-repeated="2"/>
        </table:table-row>
        <table:table-row table:style-name="ro2">
          <table:table-cell office:value-type="string">
            <text:p>0xBA</text:p>
          </table:table-cell>
          <table:table-cell office:value-type="string">
            <text:p>0xB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9</text:p>
          </table:table-cell>
          <table:table-cell table:number-columns-repeated="2"/>
        </table:table-row>
        <table:table-row table:style-name="ro2">
          <table:table-cell office:value-type="string">
            <text:p>0xBE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94</text:p>
          </table:table-cell>
          <table:table-cell office:value-type="string">
            <text:p>0x31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70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A</text:p>
          </table:table-cell>
          <table:table-cell table:number-columns-repeated="2"/>
        </table:table-row>
        <table:table-row table:style-name="ro2">
          <table:table-cell office:value-type="string">
            <text:p>0x8B</text:p>
          </table:table-cell>
          <table:table-cell office:value-type="string">
            <text:p>0x38</text:p>
          </table:table-cell>
          <table:table-cell table:number-columns-repeated="2"/>
        </table:table-row>
        <table:table-row table:style-name="ro2">
          <table:table-cell office:value-type="string">
            <text:p>0x8E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0</text:p>
          </table:table-cell>
          <table:table-cell table:number-columns-repeated="2"/>
        </table:table-row>
        <table:table-row table:style-name="ro2">
          <table:table-cell office:value-type="string">
            <text:p>0x94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B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40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40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4</text:p>
          </table:table-cell>
          <table:table-cell table:number-columns-repeated="2"/>
        </table:table-row>
        <table:table-row table:style-name="ro2">
          <table:table-cell office:value-type="string">
            <text:p>0xC2</text:p>
          </table:table-cell>
          <table:table-cell office:value-type="string">
            <text:p>0x4</text:p>
          </table:table-cell>
          <table:table-cell table:number-columns-repeated="2"/>
        </table:table-row>
        <table:table-row table:style-name="ro2">
          <table:table-cell office:value-type="string">
            <text:p>0xC2</text:p>
          </table:table-cell>
          <table:table-cell office:value-type="string">
            <text:p>0x5</text:p>
          </table:table-cell>
          <table:table-cell table:number-columns-repeated="2"/>
        </table:table-row>
        <table:table-row table:style-name="ro2">
          <table:table-cell office:value-type="string">
            <text:p>0xC1</text:p>
          </table:table-cell>
          <table:table-cell office:value-type="string">
            <text:p>0x6</text:p>
          </table:table-cell>
          <table:table-cell table:number-columns-repeated="2"/>
        </table:table-row>
        <table:table-row table:style-name="ro2">
          <table:table-cell office:value-type="string">
            <text:p>0xBF</text:p>
          </table:table-cell>
          <table:table-cell office:value-type="string">
            <text:p>0x8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B</text:p>
          </table:table-cell>
          <table:table-cell table:number-columns-repeated="2"/>
        </table:table-row>
        <table:table-row table:style-name="ro2">
          <table:table-cell office:value-type="string">
            <text:p>0xB9</text:p>
          </table:table-cell>
          <table:table-cell office:value-type="string">
            <text:p>0xF</text:p>
          </table:table-cell>
          <table:table-cell table:number-columns-repeated="2"/>
        </table:table-row>
        <table:table-row table:style-name="ro2">
          <table:table-cell office:value-type="string">
            <text:p>0xB5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0x22</text:p>
          </table:table-cell>
          <table:table-cell office:value-type="string">
            <text:p>0x88</text:p>
          </table:table-cell>
          <table:table-cell office:value-type="string">
            <text:p>0x3E</text:p>
          </table:table-cell>
          <table:table-cell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A</text:p>
          </table:table-cell>
          <table:table-cell office:value-type="string">
            <text:p>0x3B</text:p>
          </table:table-cell>
          <table:table-cell table:number-columns-repeated="2"/>
        </table:table-row>
        <table:table-row table:style-name="ro2">
          <table:table-cell office:value-type="string">
            <text:p>0x8B</text:p>
          </table:table-cell>
          <table:table-cell office:value-type="string">
            <text:p>0x3B</text:p>
          </table:table-cell>
          <table:table-cell table:number-columns-repeated="2"/>
        </table:table-row>
        <table:table-row table:style-name="ro2">
          <table:table-cell office:value-type="string">
            <text:p>0x8B</text:p>
          </table:table-cell>
          <table:table-cell office:value-type="string">
            <text:p>0x3A</text:p>
          </table:table-cell>
          <table:table-cell table:number-columns-repeated="2"/>
        </table:table-row>
        <table:table-row table:style-name="ro2">
          <table:table-cell office:value-type="string">
            <text:p>0x8C</text:p>
          </table:table-cell>
          <table:table-cell office:value-type="string">
            <text:p>0x39</text:p>
          </table:table-cell>
          <table:table-cell table:number-columns-repeated="2"/>
        </table:table-row>
        <table:table-row table:style-name="ro2">
          <table:table-cell office:value-type="string">
            <text:p>0x8D</text:p>
          </table:table-cell>
          <table:table-cell office:value-type="string">
            <text:p>0x39</text:p>
          </table:table-cell>
          <table:table-cell table:number-columns-repeated="2"/>
        </table:table-row>
        <table:table-row table:style-name="ro2">
          <table:table-cell office:value-type="string">
            <text:p>0x8D</text:p>
          </table:table-cell>
          <table:table-cell office:value-type="string">
            <text:p>0x38</text:p>
          </table:table-cell>
          <table:table-cell table:number-columns-repeated="2"/>
        </table:table-row>
        <table:table-row table:style-name="ro2">
          <table:table-cell office:value-type="string">
            <text:p>0x8E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E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E</text:p>
          </table:table-cell>
          <table:table-cell office:value-type="string">
            <text:p>0x38</text:p>
          </table:table-cell>
          <table:table-cell table:number-columns-repeated="2"/>
        </table:table-row>
        <table:table-row table:style-name="ro2">
          <table:table-cell office:value-type="string">
            <text:p>0x8E</text:p>
          </table:table-cell>
          <table:table-cell office:value-type="string">
            <text:p>0x38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25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1B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0x1</text:p>
          </table:table-cell>
          <table:table-cell office:value-type="string">
            <text:p>0xC3</text:p>
          </table:table-cell>
          <table:table-cell office:value-type="string">
            <text:p>0x3</text:p>
          </table:table-cell>
          <table:table-cell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AA</text:p>
          </table:table-cell>
          <table:table-cell office:value-type="string">
            <text:p>0x1C</text:p>
          </table:table-cell>
          <table:table-cell table:number-columns-repeated="2"/>
        </table:table-row>
        <table:table-row table:style-name="ro2">
          <table:table-cell office:value-type="string">
            <text:p>0xAC</text:p>
          </table:table-cell>
          <table:table-cell office:value-type="string">
            <text:p>0x1A</text:p>
          </table:table-cell>
          <table:table-cell table:number-columns-repeated="2"/>
        </table:table-row>
        <table:table-row table:style-name="ro2">
          <table:table-cell office:value-type="string">
            <text:p>0xAF</text:p>
          </table:table-cell>
          <table:table-cell office:value-type="string">
            <text:p>0x17</text:p>
          </table:table-cell>
          <table:table-cell table:number-columns-repeated="2"/>
        </table:table-row>
        <table:table-row table:style-name="ro2">
          <table:table-cell office:value-type="string">
            <text:p>0xB2</text:p>
          </table:table-cell>
          <table:table-cell office:value-type="string">
            <text:p>0x14</text:p>
          </table:table-cell>
          <table:table-cell table:number-columns-repeated="2"/>
        </table:table-row>
        <table:table-row table:style-name="ro2">
          <table:table-cell office:value-type="string">
            <text:p>0xB5</text:p>
          </table:table-cell>
          <table:table-cell office:value-type="string">
            <text:p>0x11</text:p>
          </table:table-cell>
          <table:table-cell table:number-columns-repeated="2"/>
        </table:table-row>
        <table:table-row table:style-name="ro2">
          <table:table-cell office:value-type="string">
            <text:p>0xB7</text:p>
          </table:table-cell>
          <table:table-cell office:value-type="string">
            <text:p>0xF</text:p>
          </table:table-cell>
          <table:table-cell table:number-columns-repeated="2"/>
        </table:table-row>
        <table:table-row table:style-name="ro2">
          <table:table-cell office:value-type="string">
            <text:p>0xBA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31</text:p>
          </table:table-cell>
          <table:table-cell table:number-columns-repeated="2"/>
        </table:table-row>
        <table:table-row table:style-name="ro2">
          <table:table-cell office:value-type="string">
            <text:p>0x97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9</text:p>
          </table:table-cell>
          <table:table-cell table:number-columns-repeated="2"/>
        </table:table-row>
        <table:table-row table:style-name="ro2">
          <table:table-cell office:value-type="string">
            <text:p>0x8D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2</text:p>
          </table:table-cell>
          <table:table-cell office:value-type="string">
            <text:p>0x5</text:p>
          </table:table-cell>
          <table:table-cell table:number-columns-repeated="2"/>
        </table:table-row>
        <table:table-row table:style-name="ro2">
          <table:table-cell office:value-type="string">
            <text:p>0xC0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BB</text:p>
          </table:table-cell>
          <table:table-cell office:value-type="string">
            <text:p>0xE</text:p>
          </table:table-cell>
          <table:table-cell table:number-columns-repeated="2"/>
        </table:table-row>
        <table:table-row table:style-name="ro2">
          <table:table-cell office:value-type="string">
            <text:p>0xB6</text:p>
          </table:table-cell>
          <table:table-cell office:value-type="string">
            <text:p>0x15</text:p>
          </table:table-cell>
          <table:table-cell table:number-columns-repeated="2"/>
        </table:table-row>
        <table:table-row table:style-name="ro2">
          <table:table-cell office:value-type="string">
            <text:p>0xAE</text:p>
          </table:table-cell>
          <table:table-cell office:value-type="string">
            <text:p>0xB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0xA</text:p>
          </table:table-cell>
          <table:table-cell office:value-type="string">
            <text:p>0xBA</text:p>
          </table:table-cell>
          <table:table-cell office:value-type="string">
            <text:p>0x9</text:p>
          </table:table-cell>
          <table:table-cell/>
        </table:table-row>
        <table:table-row table:style-name="ro2">
          <table:table-cell office:value-type="string">
            <text:p>0xBD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F</text:p>
          </table:table-cell>
          <table:table-cell office:value-type="string">
            <text:p>0x5</text:p>
          </table:table-cell>
          <table:table-cell table:number-columns-repeated="2"/>
        </table:table-row>
        <table:table-row table:style-name="ro2">
          <table:table-cell office:value-type="string">
            <text:p>0xC1</text:p>
          </table:table-cell>
          <table:table-cell office:value-type="string">
            <text:p>0x4</text:p>
          </table:table-cell>
          <table:table-cell table:number-columns-repeated="2"/>
        </table:table-row>
        <table:table-row table:style-name="ro2">
          <table:table-cell office:value-type="string">
            <text:p>0xC2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8B</text:p>
          </table:table-cell>
          <table:table-cell office:value-type="string">
            <text:p>0x3B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A7</text:p>
          </table:table-cell>
          <table:table-cell office:value-type="string">
            <text:p>0x1F</text:p>
          </table:table-cell>
          <table:table-cell table:number-columns-repeated="2"/>
        </table:table-row>
        <table:table-row table:style-name="ro2">
          <table:table-cell office:value-type="string">
            <text:p>0xAD</text:p>
          </table:table-cell>
          <table:table-cell office:value-type="string">
            <text:p>0x19</text:p>
          </table:table-cell>
          <table:table-cell table:number-columns-repeated="2"/>
        </table:table-row>
        <table:table-row table:style-name="ro2">
          <table:table-cell office:value-type="string">
            <text:p>0xB3</text:p>
          </table:table-cell>
          <table:table-cell office:value-type="string">
            <text:p>0x13</text:p>
          </table:table-cell>
          <table:table-cell table:number-columns-repeated="2"/>
        </table:table-row>
        <table:table-row table:style-name="ro2">
          <table:table-cell office:value-type="string">
            <text:p>0xB8</text:p>
          </table:table-cell>
          <table:table-cell office:value-type="string">
            <text:p>0xE</text:p>
          </table:table-cell>
          <table:table-cell table:number-columns-repeated="2"/>
        </table:table-row>
        <table:table-row table:style-name="ro2">
          <table:table-cell office:value-type="string">
            <text:p>0xBC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C1</text:p>
          </table:table-cell>
          <table:table-cell office:value-type="string">
            <text:p>0x5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99</text:p>
          </table:table-cell>
          <table:table-cell office:value-type="string">
            <text:p>0x2D</text:p>
          </table:table-cell>
          <table:table-cell table:number-columns-repeated="2"/>
        </table:table-row>
        <table:table-row table:style-name="ro2">
          <table:table-cell office:value-type="string">
            <text:p>0x94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5</text:p>
          </table:table-cell>
          <table:table-cell office:value-type="string">
            <text:p>0x31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2</text:p>
          </table:table-cell>
          <table:table-cell office:value-type="string">
            <text:p>0x5</text:p>
          </table:table-cell>
          <table:table-cell table:number-columns-repeated="2"/>
        </table:table-row>
        <table:table-row table:style-name="ro2">
          <table:table-cell office:value-type="string">
            <text:p>0xBF</text:p>
          </table:table-cell>
          <table:table-cell office:value-type="string">
            <text:p>0x8</text:p>
          </table:table-cell>
          <table:table-cell table:number-columns-repeated="2"/>
        </table:table-row>
        <table:table-row table:style-name="ro2">
          <table:table-cell office:value-type="string">
            <text:p>0xBC</text:p>
          </table:table-cell>
          <table:table-cell office:value-type="string">
            <text:p>0xB</text:p>
          </table:table-cell>
          <table:table-cell table:number-columns-repeated="2"/>
        </table:table-row>
        <table:table-row table:style-name="ro2">
          <table:table-cell office:value-type="string">
            <text:p>0xBA</text:p>
          </table:table-cell>
          <table:table-cell office:value-type="string">
            <text:p>0xF</text:p>
          </table:table-cell>
          <table:table-cell table:number-columns-repeated="2"/>
        </table:table-row>
        <table:table-row table:style-name="ro2">
          <table:table-cell office:value-type="string">
            <text:p>0xB5</text:p>
          </table:table-cell>
          <table:table-cell office:value-type="string">
            <text:p>0x14</text:p>
          </table:table-cell>
          <table:table-cell table:number-columns-repeated="2"/>
        </table:table-row>
        <table:table-row table:style-name="ro2">
          <table:table-cell office:value-type="string">
            <text:p>0xAF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>
            <text:p>0x1</text:p>
          </table:table-cell>
          <table:table-cell office:value-type="string">
            <text:p>0xC3</text:p>
          </table:table-cell>
          <table:table-cell office:value-type="string">
            <text:p>0x3</text:p>
          </table:table-cell>
          <table:table-cell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2D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0x12</text:p>
          </table:table-cell>
          <table:table-cell office:value-type="string">
            <text:p>0xA3</text:p>
          </table:table-cell>
          <table:table-cell office:value-type="string">
            <text:p>0x1E</text:p>
          </table:table-cell>
          <table:table-cell/>
        </table:table-row>
        <table:table-row table:style-name="ro2">
          <table:table-cell office:value-type="string">
            <text:p>0xAC</text:p>
          </table:table-cell>
          <table:table-cell office:value-type="string">
            <text:p>0x17</text:p>
          </table:table-cell>
          <table:table-cell table:number-columns-repeated="2"/>
        </table:table-row>
        <table:table-row table:style-name="ro2">
          <table:table-cell office:value-type="string">
            <text:p>0xB1</text:p>
          </table:table-cell>
          <table:table-cell office:value-type="string">
            <text:p>0x14</text:p>
          </table:table-cell>
          <table:table-cell table:number-columns-repeated="2"/>
        </table:table-row>
        <table:table-row table:style-name="ro2">
          <table:table-cell office:value-type="string">
            <text:p>0xB3</text:p>
          </table:table-cell>
          <table:table-cell office:value-type="string">
            <text:p>0x12</text:p>
          </table:table-cell>
          <table:table-cell table:number-columns-repeated="2"/>
        </table:table-row>
        <table:table-row table:style-name="ro2">
          <table:table-cell office:value-type="string">
            <text:p>0xB5</text:p>
          </table:table-cell>
          <table:table-cell office:value-type="string">
            <text:p>0x10</text:p>
          </table:table-cell>
          <table:table-cell table:number-columns-repeated="2"/>
        </table:table-row>
        <table:table-row table:style-name="ro2">
          <table:table-cell office:value-type="string">
            <text:p>0xB8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>
          <table:table-cell office:value-type="string">
            <text:p>0xBC</text:p>
          </table:table-cell>
          <table:table-cell office:value-type="string">
            <text:p>0x9</text:p>
          </table:table-cell>
          <table:table-cell table:number-columns-repeated="2"/>
        </table:table-row>
        <table:table-row table:style-name="ro2">
          <table:table-cell office:value-type="string">
            <text:p>0xBE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96</text:p>
          </table:table-cell>
          <table:table-cell office:value-type="string">
            <text:p>0x2F</text:p>
          </table:table-cell>
          <table:table-cell table:number-columns-repeated="2"/>
        </table:table-row>
        <table:table-row table:style-name="ro2">
          <table:table-cell office:value-type="string">
            <text:p>0x94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4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C2</text:p>
          </table:table-cell>
          <table:table-cell office:value-type="string">
            <text:p>0x5</text:p>
          </table:table-cell>
          <table:table-cell table:number-columns-repeated="2"/>
        </table:table-row>
        <table:table-row table:style-name="ro2">
          <table:table-cell office:value-type="string">
            <text:p>0xC0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BA</text:p>
          </table:table-cell>
          <table:table-cell office:value-type="string">
            <text:p>0xE</text:p>
          </table:table-cell>
          <table:table-cell table:number-columns-repeated="2"/>
        </table:table-row>
        <table:table-row table:style-name="ro2">
          <table:table-cell office:value-type="string">
            <text:p>0xB7</text:p>
          </table:table-cell>
          <table:table-cell office:value-type="string">
            <text:p>0xF</text:p>
          </table:table-cell>
          <table:table-cell table:number-columns-repeated="2"/>
        </table:table-row>
        <table:table-row table:style-name="ro2">
          <table:table-cell office:value-type="string">
            <text:p>0xB9</text:p>
          </table:table-cell>
          <table:table-cell office:value-type="string">
            <text:p>0xD</text:p>
          </table:table-cell>
          <table:table-cell table:number-columns-repeated="2"/>
        </table:table-row>
        <table:table-row table:style-name="ro2">
          <table:table-cell office:value-type="string">
            <text:p>0xBB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94</text:p>
          </table:table-cell>
          <table:table-cell office:value-type="string">
            <text:p>0x31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95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96</text:p>
          </table:table-cell>
          <table:table-cell office:value-type="string">
            <text:p>0x31</text:p>
          </table:table-cell>
          <table:table-cell table:number-columns-repeated="2"/>
        </table:table-row>
        <table:table-row table:style-name="ro2">
          <table:table-cell office:value-type="string">
            <text:p>0xC0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F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BB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>
          <table:table-cell office:value-type="string">
            <text:p>0xB8</text:p>
          </table:table-cell>
          <table:table-cell office:value-type="string">
            <text:p>0x10</text:p>
          </table:table-cell>
          <table:table-cell table:number-columns-repeated="2"/>
        </table:table-row>
        <table:table-row table:style-name="ro2">
          <table:table-cell office:value-type="string">
            <text:p>0xB6</text:p>
          </table:table-cell>
          <table:table-cell office:value-type="string">
            <text:p>0x12</text:p>
          </table:table-cell>
          <table:table-cell table:number-columns-repeated="2"/>
        </table:table-row>
        <table:table-row table:style-name="ro2">
          <table:table-cell office:value-type="string">
            <text:p>0xB1</text:p>
          </table:table-cell>
          <table:table-cell office:value-type="string">
            <text:p>0x17</text:p>
          </table:table-cell>
          <table:table-cell table:number-columns-repeated="2"/>
        </table:table-row>
        <table:table-row table:style-name="ro2">
          <table:table-cell office:value-type="string">
            <text:p>0xAB</text:p>
          </table:table-cell>
          <table:table-cell office:value-type="string">
            <text:p>0xE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0x12</text:p>
          </table:table-cell>
          <table:table-cell office:value-type="string">
            <text:p>0xA3</text:p>
          </table:table-cell>
          <table:table-cell office:value-type="string">
            <text:p>0x1E</text:p>
          </table:table-cell>
          <table:table-cell/>
        </table:table-row>
        <table:table-row table:style-name="ro2">
          <table:table-cell office:value-type="string">
            <text:p>0xAC</text:p>
          </table:table-cell>
          <table:table-cell office:value-type="string">
            <text:p>0x17</text:p>
          </table:table-cell>
          <table:table-cell table:number-columns-repeated="2"/>
        </table:table-row>
        <table:table-row table:style-name="ro2">
          <table:table-cell office:value-type="string">
            <text:p>0xB1</text:p>
          </table:table-cell>
          <table:table-cell office:value-type="string">
            <text:p>0x14</text:p>
          </table:table-cell>
          <table:table-cell table:number-columns-repeated="2"/>
        </table:table-row>
        <table:table-row table:style-name="ro2">
          <table:table-cell office:value-type="string">
            <text:p>0xB3</text:p>
          </table:table-cell>
          <table:table-cell office:value-type="string">
            <text:p>0x12</text:p>
          </table:table-cell>
          <table:table-cell table:number-columns-repeated="2"/>
        </table:table-row>
        <table:table-row table:style-name="ro2">
          <table:table-cell office:value-type="string">
            <text:p>0xB5</text:p>
          </table:table-cell>
          <table:table-cell office:value-type="string">
            <text:p>0x10</text:p>
          </table:table-cell>
          <table:table-cell table:number-columns-repeated="2"/>
        </table:table-row>
        <table:table-row table:style-name="ro2">
          <table:table-cell office:value-type="string">
            <text:p>0xB8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>
          <table:table-cell office:value-type="string">
            <text:p>0xBC</text:p>
          </table:table-cell>
          <table:table-cell office:value-type="string">
            <text:p>0x9</text:p>
          </table:table-cell>
          <table:table-cell table:number-columns-repeated="2"/>
        </table:table-row>
        <table:table-row table:style-name="ro2">
          <table:table-cell office:value-type="string">
            <text:p>0xBE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F</text:p>
          </table:table-cell>
          <table:table-cell office:value-type="string">
            <text:p>0x6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2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92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0</text:p>
          </table:table-cell>
          <table:table-cell office:value-type="string">
            <text:p>0x36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35</text:p>
          </table:table-cell>
          <table:table-cell table:number-columns-repeated="2"/>
        </table:table-row>
        <table:table-row table:style-name="ro2">
          <table:table-cell office:value-type="string">
            <text:p>0x93</text:p>
          </table:table-cell>
          <table:table-cell office:value-type="string">
            <text:p>0x33</text:p>
          </table:table-cell>
          <table:table-cell table:number-columns-repeated="2"/>
        </table:table-row>
        <table:table-row table:style-name="ro2">
          <table:table-cell office:value-type="string">
            <text:p>0xC3</text:p>
          </table:table-cell>
          <table:table-cell office:value-type="string">
            <text:p>0x4</text:p>
          </table:table-cell>
          <table:table-cell table:number-columns-repeated="2"/>
        </table:table-row>
        <table:table-row table:style-name="ro2">
          <table:table-cell office:value-type="string">
            <text:p>0xC2</text:p>
          </table:table-cell>
          <table:table-cell office:value-type="string">
            <text:p>0x5</text:p>
          </table:table-cell>
          <table:table-cell table:number-columns-repeated="2"/>
        </table:table-row>
        <table:table-row table:style-name="ro2">
          <table:table-cell office:value-type="string">
            <text:p>0xC1</text:p>
          </table:table-cell>
          <table:table-cell office:value-type="string">
            <text:p>0x6</text:p>
          </table:table-cell>
          <table:table-cell table:number-columns-repeated="2"/>
        </table:table-row>
        <table:table-row table:style-name="ro2">
          <table:table-cell office:value-type="string">
            <text:p>0xC0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F</text:p>
          </table:table-cell>
          <table:table-cell office:value-type="string">
            <text:p>0x9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A</text:p>
          </table:table-cell>
          <table:table-cell table:number-columns-repeated="2"/>
        </table:table-row>
        <table:table-row table:style-name="ro2">
          <table:table-cell office:value-type="string">
            <text:p>0xBC</text:p>
          </table:table-cell>
          <table:table-cell office:value-type="string">
            <text:p>0xD</text:p>
          </table:table-cell>
          <table:table-cell table:number-columns-repeated="2"/>
        </table:table-row>
        <table:table-row table:style-name="ro2">
          <table:table-cell office:value-type="string">
            <text:p>0xB9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F</text:p>
          </table:table-cell>
          <table:table-cell table:number-columns-repeated="2"/>
        </table:table-row>
        <table:table-row table:style-name="ro2">
          <table:table-cell office:value-type="string">
            <text:p>0x87</text:p>
          </table:table-cell>
          <table:table-cell office:value-type="string">
            <text:p>0x3E</text:p>
          </table:table-cell>
          <table:table-cell table:number-columns-repeated="2"/>
        </table:table-row>
        <table:table-row table:style-name="ro2">
          <table:table-cell office:value-type="string">
            <text:p>0x88</text:p>
          </table:table-cell>
          <table:table-cell office:value-type="string">
            <text:p>0x3D</text:p>
          </table:table-cell>
          <table:table-cell table:number-columns-repeated="2"/>
        </table:table-row>
        <table:table-row table:style-name="ro2">
          <table:table-cell office:value-type="string">
            <text:p>0x89</text:p>
          </table:table-cell>
          <table:table-cell office:value-type="string">
            <text:p>0x3C</text:p>
          </table:table-cell>
          <table:table-cell table:number-columns-repeated="2"/>
        </table:table-row>
        <table:table-row table:style-name="ro2">
          <table:table-cell office:value-type="string">
            <text:p>0x8A</text:p>
          </table:table-cell>
          <table:table-cell office:value-type="string">
            <text:p>0x3A</text:p>
          </table:table-cell>
          <table:table-cell table:number-columns-repeated="2"/>
        </table:table-row>
        <table:table-row table:style-name="ro2">
          <table:table-cell office:value-type="string">
            <text:p>0x8C</text:p>
          </table:table-cell>
          <table:table-cell office:value-type="string">
            <text:p>0x38</text:p>
          </table:table-cell>
          <table:table-cell table:number-columns-repeated="2"/>
        </table:table-row>
        <table:table-row table:style-name="ro2">
          <table:table-cell office:value-type="string">
            <text:p>0x8E</text:p>
          </table:table-cell>
          <table:table-cell office:value-type="string">
            <text:p>0x37</text:p>
          </table:table-cell>
          <table:table-cell table:number-columns-repeated="2"/>
        </table:table-row>
        <table:table-row table:style-name="ro2">
          <table:table-cell office:value-type="string">
            <text:p>0x8F</text:p>
          </table:table-cell>
          <table:table-cell office:value-type="string">
            <text:p>0x34</text:p>
          </table:table-cell>
          <table:table-cell table:number-columns-repeated="2"/>
        </table:table-row>
        <table:table-row table:style-name="ro2">
          <table:table-cell office:value-type="string">
            <text:p>0x91</text:p>
          </table:table-cell>
          <table:table-cell office:value-type="string">
            <text:p>0x4</text:p>
          </table:table-cell>
          <table:table-cell table:number-columns-repeated="2"/>
        </table:table-row>
        <table:table-row table:style-name="ro2">
          <table:table-cell office:value-type="string">
            <text:p>0xC2</text:p>
          </table:table-cell>
          <table:table-cell office:value-type="string">
            <text:p>0x4</text:p>
          </table:table-cell>
          <table:table-cell table:number-columns-repeated="2"/>
        </table:table-row>
        <table:table-row table:style-name="ro2">
          <table:table-cell office:value-type="string">
            <text:p>0xC0</text:p>
          </table:table-cell>
          <table:table-cell office:value-type="string">
            <text:p>0x6</text:p>
          </table:table-cell>
          <table:table-cell table:number-columns-repeated="2"/>
        </table:table-row>
        <table:table-row table:style-name="ro2">
          <table:table-cell office:value-type="string">
            <text:p>0xBF</text:p>
          </table:table-cell>
          <table:table-cell office:value-type="string">
            <text:p>0x7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9</text:p>
          </table:table-cell>
          <table:table-cell table:number-columns-repeated="2"/>
        </table:table-row>
        <table:table-row table:style-name="ro2">
          <table:table-cell office:value-type="string">
            <text:p>0xBD</text:p>
          </table:table-cell>
          <table:table-cell office:value-type="string">
            <text:p>0x9</text:p>
          </table:table-cell>
          <table:table-cell table:number-columns-repeated="2"/>
        </table:table-row>
        <table:table-row table:style-name="ro2">
          <table:table-cell office:value-type="string">
            <text:p>0xBA</text:p>
          </table:table-cell>
          <table:table-cell office:value-type="string">
            <text:p>0xC</text:p>
          </table:table-cell>
          <table:table-cell table:number-columns-repeated="2"/>
        </table:table-row>
        <table:table-row table:style-name="ro2">
          <table:table-cell office:value-type="string">
            <text:p>0xB6</text:p>
          </table:table-cell>
          <table:table-cell office:value-type="string">
            <text:p>0x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13/08/2023</text:date>, <text:time>18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30T18:39:49</meta:creation-date>
    <dc:date>2023-08-13T18:32:18</dc:date>
    <meta:editing-duration>P9DT6H13M14S</meta:editing-duration>
    <meta:editing-cycles>64</meta:editing-cycles>
    <meta:generator>OpenOffice/4.1.11$Unix OpenOffice.org_project/4111m1$Build-9808</meta:generator>
    <meta:document-statistic meta:table-count="3" meta:cell-count="38213" meta:object-count="0"/>
  </office:meta>
</office:document-meta>
</file>